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31cm"/>
    </style:style>
    <style:style style:name="co2" style:family="table-column">
      <style:table-column-properties fo:break-before="auto" style:column-width="10.257cm"/>
    </style:style>
    <style:style style:name="co3" style:family="table-column">
      <style:table-column-properties fo:break-before="auto" style:column-width="10.252cm"/>
    </style:style>
    <style:style style:name="co4" style:family="table-column">
      <style:table-column-properties fo:break-before="auto" style:column-width="2.267cm"/>
    </style:style>
    <style:style style:name="co5" style:family="table-column">
      <style:table-column-properties fo:break-before="auto" style:column-width="4.463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4.663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3.605cm" fo:break-before="auto" style:use-optimal-row-height="true"/>
    </style:style>
    <style:style style:name="ro9" style:family="table-row">
      <style:table-row-properties style:row-height="0.863cm" fo:break-before="auto" style:use-optimal-row-height="false"/>
    </style:style>
    <style:style style:name="ro10" style:family="table-row">
      <style:table-row-properties style:row-height="0.833cm" fo:break-before="auto" style:use-optimal-row-height="false"/>
    </style:style>
    <style:style style:name="ro11" style:family="table-row">
      <style:table-row-properties style:row-height="0.672cm" fo:break-before="auto" style:use-optimal-row-height="false"/>
    </style:style>
    <style:style style:name="ro12" style:family="table-row">
      <style:table-row-properties style:row-height="0.891cm" fo:break-before="auto" style:use-optimal-row-height="false"/>
    </style:style>
    <style:style style:name="ro13" style:family="table-row">
      <style:table-row-properties style:row-height="2.953cm" fo:break-before="auto" style:use-optimal-row-height="false"/>
    </style:style>
    <style:style style:name="ro14" style:family="table-row">
      <style:table-row-properties style:row-height="2.817cm" fo:break-before="auto" style:use-optimal-row-height="true"/>
    </style:style>
    <style:style style:name="ro15" style:family="table-row">
      <style:table-row-properties style:row-height="5.186cm" fo:break-before="auto" style:use-optimal-row-height="true"/>
    </style:style>
    <style:style style:name="ro16" style:family="table-row">
      <style:table-row-properties style:row-height="0.788cm" fo:break-before="auto" style:use-optimal-row-height="false"/>
    </style:style>
    <style:style style:name="ro17" style:family="table-row">
      <style:table-row-properties style:row-height="2.422cm" fo:break-before="auto" style:use-optimal-row-height="true"/>
    </style:style>
    <style:style style:name="ro18" style:family="table-row">
      <style:table-row-properties style:row-height="0.716cm" fo:break-before="auto" style:use-optimal-row-height="false"/>
    </style:style>
    <style:style style:name="ro19" style:family="table-row">
      <style:table-row-properties style:row-height="0.774cm" fo:break-before="auto" style:use-optimal-row-height="false"/>
    </style:style>
    <style:style style:name="ro20" style:family="table-row">
      <style:table-row-properties style:row-height="2.032cm" fo:break-before="auto" style:use-optimal-row-height="true"/>
    </style:style>
    <style:style style:name="ro21" style:family="table-row">
      <style:table-row-properties style:row-height="2.427cm" fo:break-before="auto" style:use-optimal-row-height="true"/>
    </style:style>
    <style:style style:name="ro22" style:family="table-row">
      <style:table-row-properties style:row-height="3.538cm" fo:break-before="auto" style:use-optimal-row-height="false"/>
    </style:style>
    <style:style style:name="ro23" style:family="table-row">
      <style:table-row-properties style:row-height="3.071cm" fo:break-before="auto" style:use-optimal-row-height="false"/>
    </style:style>
    <style:style style:name="ro24" style:family="table-row">
      <style:table-row-properties style:row-height="0.993cm" fo:break-before="auto" style:use-optimal-row-height="false"/>
    </style:style>
    <style:style style:name="ro25" style:family="table-row">
      <style:table-row-properties style:row-height="0.907cm" fo:break-before="auto" style:use-optimal-row-height="false"/>
    </style:style>
    <style:style style:name="ro26" style:family="table-row">
      <style:table-row-properties style:row-height="0.965cm" fo:break-before="auto" style:use-optimal-row-height="false"/>
    </style:style>
    <style:style style:name="ro27" style:family="table-row">
      <style:table-row-properties style:row-height="1.272cm" fo:break-before="auto" style:use-optimal-row-height="false"/>
    </style:style>
    <style:style style:name="ro28" style:family="table-row">
      <style:table-row-properties style:row-height="1.3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office:automatic-styles>
  <office:body>
    <office:spreadsheet>
      <table:calculation-settings table:automatic-find-labels="false" table:use-regular-expressions="false"/>
      <table:table table:name="Translations" table:style-name="ta1">
        <office:forms form:automatic-focus="false" form:apply-design-mode="false"/>
        <table:table-column table:style-name="co1" table:default-cell-style-name="Default"/>
        <table:table-column table:style-name="co2" table:default-cell-style-name="ce2"/>
        <table:table-column table:style-name="co3" table:default-cell-style-name="ce4"/>
        <table:table-row table:style-name="ro1">
          <table:table-cell table:style-name="ce1" office:value-type="string">
            <text:p>Key</text:p>
          </table:table-cell>
          <table:table-cell table:style-name="ce1" office:value-type="string">
            <text:p>Source</text:p>
          </table:table-cell>
          <table:table-cell table:style-name="ce3" office:value-type="string">
            <text:p>Target</text:p>
          </table:table-cell>
        </table:table-row>
        <table:table-row table:style-name="ro1">
          <table:table-cell office:value-type="string">
            <text:p>PGManagement--0bc80a04</text:p>
          </table:table-cell>
          <table:table-cell office:value-type="string">
            <text:p>Senza nome</text:p>
          </table:table-cell>
          <table:table-cell office:value-type="string">
            <text:p>NoName</text:p>
          </table:table-cell>
        </table:table-row>
        <table:table-row table:style-name="ro2">
          <table:table-cell office:value-type="string">
            <text:p>PGManagement-gender-3542a0c7</text:p>
          </table:table-cell>
          <table:table-cell office:value-type="string">
            <text:p>Mi trovo a mio agio con i pronomi {pronouns has him: maschili|{pronouns has her: femminili|neutri}}.</text:p>
          </table:table-cell>
          <table:table-cell office:value-type="string">
            <text:p>I'm more comfortable with {pronouns has him: male |{pronouns has her: female |neutral}} pronouns.</text:p>
          </table:table-cell>
        </table:table-row>
        <table:table-row table:style-name="ro1">
          <table:table-cell office:value-type="string">
            <text:p>PGManagement-gender-3017895e</text:p>
          </table:table-cell>
          <table:table-cell office:value-type="string">
            <text:p>Qualcosa è cambiato, questi non sono più i miei pronomi.</text:p>
          </table:table-cell>
          <table:table-cell office:value-type="string">
            <text:p>Something has changed, these are no longer my pronouns.</text:p>
          </table:table-cell>
        </table:table-row>
        <table:table-row table:style-name="ro1">
          <table:table-cell office:value-type="string">
            <text:p>PGManagement-gender-5d11fdad</text:p>
          </table:table-cell>
          <table:table-cell office:value-type="string">
            <text:p>Mi trovo a mio agio col maschile.</text:p>
          </table:table-cell>
          <table:table-cell office:value-type="string">
            <text:p>I am at home with male pronouns.</text:p>
          </table:table-cell>
        </table:table-row>
        <table:table-row table:style-name="ro1">
          <table:table-cell office:value-type="string">
            <text:p>PGManagement-gender-aeaa7164</text:p>
          </table:table-cell>
          <table:table-cell office:value-type="string">
            <text:p>Preferisco i pronomi femminili.</text:p>
          </table:table-cell>
          <table:table-cell office:value-type="string">
            <text:p>I prefer feminine pronouns.</text:p>
          </table:table-cell>
        </table:table-row>
        <table:table-row table:style-name="ro1">
          <table:table-cell office:value-type="string">
            <text:p>PGManagement-gender-d8ec3d98</text:p>
          </table:table-cell>
          <table:table-cell office:value-type="string">
            <text:p>Vai di neutro.</text:p>
          </table:table-cell>
          <table:table-cell office:value-type="string">
            <text:p>Let's go with neutral pronouns!</text:p>
          </table:table-cell>
        </table:table-row>
        <table:table-row table:style-name="ro1">
          <table:table-cell office:value-type="string">
            <text:p>PGManagement-name_choice-176ae5e6</text:p>
          </table:table-cell>
          <table:table-cell office:value-type="string">
            <text:p>&lt;i&gt;C'è qualcosa che vuoi dirci sul tuo nome?&lt;/i&gt;</text:p>
          </table:table-cell>
          <table:table-cell office:value-type="string">
            <text:p>Is there something you want to share about your name?</text:p>
          </table:table-cell>
        </table:table-row>
        <table:table-row table:style-name="ro1">
          <table:table-cell office:value-type="string">
            <text:p>PGManagement-name_choice-de3dadbb</text:p>
          </table:table-cell>
          <table:table-cell office:value-type="string">
            <text:p>Il mio nome è {name}.</text:p>
          </table:table-cell>
          <table:table-cell office:value-type="string">
            <text:p>My name is {name}.</text:p>
          </table:table-cell>
        </table:table-row>
        <table:table-row table:style-name="ro1">
          <table:table-cell office:value-type="string">
            <text:p>PGManagement-name_choice-02494eba</text:p>
          </table:table-cell>
          <table:table-cell office:value-type="string">
            <text:p>Non sento più questo nome come mio.</text:p>
          </table:table-cell>
          <table:table-cell office:value-type="string">
            <text:p>No, this is not my name anymore.</text:p>
          </table:table-cell>
        </table:table-row>
        <table:table-row table:style-name="ro1">
          <table:table-cell office:value-type="string">
            <text:p>PGManagement-name_choice-67e9009f</text:p>
          </table:table-cell>
          <table:table-cell office:value-type="string">
            <text:p>Il mio nome è...</text:p>
          </table:table-cell>
          <table:table-cell office:value-type="string">
            <text:p>My name is...</text:p>
          </table:table-cell>
        </table:table-row>
        <table:table-row table:style-name="ro3">
          <table:table-cell office:value-type="string">
            <text:p>PGManagement-name_choice-208db55b</text:p>
          </table:table-cell>
          <table:table-cell office:value-type="string">
            <text:p> 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cell office:value-type="string">
            <text:p>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row>
        <table:table-row table:style-name="ro1">
          <table:table-cell office:value-type="string">
            <text:p>PGManagement-name_choice-2b4e6568</text:p>
          </table:table-cell>
          <table:table-cell office:value-type="string">
            <text:p>&lt;b&gt;{name}&lt;/b&gt;</text:p>
          </table:table-cell>
          <table:table-cell office:value-type="string">
            <text:p>&lt;b&gt;{name}&lt;/b&gt;</text:p>
          </table:table-cell>
        </table:table-row>
        <table:table-row table:style-name="ro1">
          <table:table-cell office:value-type="string">
            <text:p>PGManagement-name_choice-045a9110</text:p>
          </table:table-cell>
          <table:table-cell office:value-type="string">
            <text:p>No, non è questo il mio nome.</text:p>
          </table:table-cell>
          <table:table-cell office:value-type="string">
            <text:p>No, this is not my name.</text:p>
          </table:table-cell>
        </table:table-row>
        <table:table-row table:style-name="ro1">
          <table:table-cell office:value-type="string">
            <text:p>PGManagement-PG_advace_management-4ccc384e</text:p>
          </table:table-cell>
          <table:table-cell office:value-type="string">
            <text:p> Il valore di PlayerRed è</text:p>
          </table:table-cell>
          <table:table-cell office:value-type="string">
            <text:p>The value of playerRed is</text:p>
          </table:table-cell>
        </table:table-row>
        <table:table-row table:style-name="ro1">
          <table:table-cell office:value-type="string">
            <text:p>PGManagement-PG_advace_management-32325917</text:p>
          </table:table-cell>
          <table:table-cell office:value-type="string">
            <text:p> Il valore di playerPurple è</text:p>
          </table:table-cell>
          <table:table-cell office:value-type="string">
            <text:p>The value of playerPurple is</text:p>
          </table:table-cell>
        </table:table-row>
        <table:table-row table:style-name="ro1">
          <table:table-cell office:value-type="string">
            <text:p>PGManagement-PG_advace_management-b0516890</text:p>
          </table:table-cell>
          <table:table-cell office:value-type="string">
            <text:p> Il valore di playerGreen è</text:p>
          </table:table-cell>
          <table:table-cell office:value-type="string">
            <text:p>The value of playerGreen is</text:p>
          </table:table-cell>
        </table:table-row>
        <table:table-row table:style-name="ro1">
          <table:table-cell office:value-type="string">
            <text:p>PGManagement-PG_advace_management-81ac386c</text:p>
          </table:table-cell>
          <table:table-cell office:value-type="string">
            <text:p> Il valore di playerYellow è</text:p>
          </table:table-cell>
          <table:table-cell office:value-type="string">
            <text:p>The value of playerYellow is</text:p>
          </table:table-cell>
        </table:table-row>
        <table:table-row table:style-name="ro1">
          <table:table-cell office:value-type="string">
            <text:p>PGManagement-PG_advace_management-42cc475e</text:p>
          </table:table-cell>
          <table:table-cell office:value-type="string">
            <text:p> Il valore di playerBlue è</text:p>
          </table:table-cell>
          <table:table-cell office:value-type="string">
            <text:p>The value of playerBlue is</text:p>
          </table:table-cell>
        </table:table-row>
        <table:table-row table:style-name="ro1">
          <table:table-cell office:value-type="string">
            <text:p>PGManagement-PG_advace_management-1e3ef508</text:p>
          </table:table-cell>
          <table:table-cell office:value-type="string">
            <text:p> Lo status di playerFirstStory è</text:p>
          </table:table-cell>
          <table:table-cell office:value-type="string">
            <text:p>The status of playerFirstStory is</text:p>
          </table:table-cell>
        </table:table-row>
        <table:table-row table:style-name="ro1">
          <table:table-cell office:value-type="string">
            <text:p>PGManagement-PG_advace_management-60deeadf</text:p>
          </table:table-cell>
          <table:table-cell office:value-type="string">
            <text:p>ERRORE</text:p>
          </table:table-cell>
          <table:table-cell office:value-type="string">
            <text:p>ERROR</text:p>
          </table:table-cell>
        </table:table-row>
        <table:table-row table:style-name="ro1">
          <table:table-cell office:value-type="string">
            <text:p>Spaces-entity_location-57dcaa44</text:p>
          </table:table-cell>
          <table:table-cell office:value-type="string">
            <text:p>DEBUG: error, cannot find {entity} anywhere!</text:p>
          </table:table-cell>
          <table:table-cell office:value-type="string">
            <text:p>DEBUG: error, cannot find {entity} anywhere!</text:p>
          </table:table-cell>
        </table:table-row>
        <table:table-row table:style-name="ro2">
          <table:table-cell office:value-type="string">
            <text:p>Spaces-move_entity-97d11efa</text:p>
          </table:table-cell>
          <table:table-cell office:value-type="string">
            <text:p>DEBUG: error, cannot understand location {CurrentLocation} while trying to move {entity} out.</text:p>
          </table:table-cell>
          <table:table-cell office:value-type="string">
            <text:p>DEBUG: error, cannot understand location {CurrentLocation} while trying to move {entity} out.</text:p>
          </table:table-cell>
        </table:table-row>
        <table:table-row table:style-name="ro2">
          <table:table-cell office:value-type="string">
            <text:p>Spaces-move_entity-e4dab23d</text:p>
          </table:table-cell>
          <table:table-cell office:value-type="string">
            <text:p>DEBUG: error, cannot understand location {destination} while trying to move {entity} in.</text:p>
          </table:table-cell>
          <table:table-cell office:value-type="string">
            <text:p>DEBUG: error, cannot understand location {destination} while trying to move {entity} in.</text:p>
          </table:table-cell>
        </table:table-row>
        <table:table-row table:style-name="ro1">
          <table:table-cell office:value-type="string">
            <text:p>ChangePlaces-move_between_rooms-dd31a922</text:p>
          </table:table-cell>
          <table:table-cell office:value-type="string">
            <text:p>FromBusStopToBedroom</text:p>
          </table:table-cell>
          <table:table-cell office:value-type="string">
            <text:p>FromBusStopToBedroom</text:p>
          </table:table-cell>
        </table:table-row>
        <table:table-row table:style-name="ro1">
          <table:table-cell office:value-type="string">
            <text:p>ChangePlaces-move_between_rooms-1d6b664d</text:p>
          </table:table-cell>
          <table:table-cell office:value-type="string">
            <text:p>RoomExit</text:p>
          </table:table-cell>
          <table:table-cell office:value-type="string">
            <text:p>RoomExit</text:p>
          </table:table-cell>
        </table:table-row>
        <table:table-row table:style-name="ro1">
          <table:table-cell office:value-type="string">
            <text:p>ChangePlaces-move_between_rooms-25dd8640</text:p>
          </table:table-cell>
          <table:table-cell office:value-type="string">
            <text:p>RoomLoad</text:p>
          </table:table-cell>
          <table:table-cell office:value-type="string">
            <text:p>RoomLoad</text:p>
          </table:table-cell>
        </table:table-row>
        <table:table-row table:style-name="ro1">
          <table:table-cell office:value-type="string">
            <text:p>ChangePlaces-move_between_rooms-73ca6b4b</text:p>
          </table:table-cell>
          <table:table-cell office:value-type="string">
            <text:p>FromForestToBusStop</text:p>
          </table:table-cell>
          <table:table-cell office:value-type="string">
            <text:p>FromForestToBusStop</text:p>
          </table:table-cell>
        </table:table-row>
        <table:table-row table:style-name="ro1">
          <table:table-cell office:value-type="string">
            <text:p>ChangePlaces-move_between_rooms-9a8d3a30</text:p>
          </table:table-cell>
          <table:table-cell office:value-type="string">
            <text:p>FromBusStopToForest</text:p>
          </table:table-cell>
          <table:table-cell office:value-type="string">
            <text:p>FromBusStopToForest</text:p>
          </table:table-cell>
        </table:table-row>
        <table:table-row table:style-name="ro1">
          <table:table-cell office:value-type="string">
            <text:p>ChangePlaces-move_between_rooms-c664683d</text:p>
          </table:table-cell>
          <table:table-cell office:value-type="string">
            <text:p>FromGreenhouseMiddlePathToForest</text:p>
          </table:table-cell>
          <table:table-cell office:value-type="string">
            <text:p>FromGreenhouseMiddlePathToForest</text:p>
          </table:table-cell>
        </table:table-row>
        <table:table-row table:style-name="ro1">
          <table:table-cell office:value-type="string">
            <text:p>ChangePlaces-move_between_rooms-df078c7f</text:p>
          </table:table-cell>
          <table:table-cell office:value-type="string">
            <text:p>FromLibraryToForest</text:p>
          </table:table-cell>
          <table:table-cell office:value-type="string">
            <text:p>FromLibraryToForest</text:p>
          </table:table-cell>
        </table:table-row>
        <table:table-row table:style-name="ro1">
          <table:table-cell office:value-type="string">
            <text:p>ChangePlaces-move_between_rooms-d13d187f</text:p>
          </table:table-cell>
          <table:table-cell office:value-type="string">
            <text:p>FromGreenhouseToGreenhouseMiddlePath</text:p>
          </table:table-cell>
          <table:table-cell office:value-type="string">
            <text:p>FromGreenhouseToGreenhouseMiddlePath</text:p>
          </table:table-cell>
        </table:table-row>
        <table:table-row table:style-name="ro1">
          <table:table-cell office:value-type="string">
            <text:p>ChangePlaces-move_between_rooms-45be00a4</text:p>
          </table:table-cell>
          <table:table-cell office:value-type="string">
            <text:p>FromForestToGreenhouseMiddlePath</text:p>
          </table:table-cell>
          <table:table-cell office:value-type="string">
            <text:p>FromForestToGreenhouseMiddlePath</text:p>
          </table:table-cell>
        </table:table-row>
        <table:table-row table:style-name="ro1">
          <table:table-cell office:value-type="string">
            <text:p>ChangePlaces-move_between_rooms-83faeddc</text:p>
          </table:table-cell>
          <table:table-cell office:value-type="string">
            <text:p>FromGreenhouseMiddlePathToGreenhouse</text:p>
          </table:table-cell>
          <table:table-cell office:value-type="string">
            <text:p>FromGreenhouseMiddlePathToGreenhouse</text:p>
          </table:table-cell>
        </table:table-row>
        <table:table-row table:style-name="ro1">
          <table:table-cell office:value-type="string">
            <text:p>ChangePlaces-move_between_rooms-6e5df95d</text:p>
          </table:table-cell>
          <table:table-cell office:value-type="string">
            <text:p>FromForestToLibraryDesat</text:p>
          </table:table-cell>
          <table:table-cell office:value-type="string">
            <text:p>FromForestToLibraryDesat</text:p>
          </table:table-cell>
        </table:table-row>
        <table:table-row table:style-name="ro1">
          <table:table-cell office:value-type="string">
            <text:p>ChangePlaces-move_between_rooms-539e0a2b</text:p>
          </table:table-cell>
          <table:table-cell office:value-type="string">
            <text:p>&lt;i&gt;Questa strada risulta bloccata, per ora.&lt;/i&gt;</text:p>
          </table:table-cell>
          <table:table-cell/>
        </table:table-row>
        <table:table-row table:style-name="ro1">
          <table:table-cell office:value-type="string">
            <text:p>ChangePlaces-move_between_rooms-140359d2</text:p>
          </table:table-cell>
          <table:table-cell office:value-type="string">
            <text:p>FromForestToLibrary</text:p>
          </table:table-cell>
          <table:table-cell office:value-type="string">
            <text:p>FromForestToLibraryDesat</text:p>
          </table:table-cell>
        </table:table-row>
        <table:table-row table:style-name="ro1">
          <table:table-cell office:value-type="string">
            <text:p>ChangePlaces-move_between_rooms-accf1d3a</text:p>
          </table:table-cell>
          <table:table-cell office:value-type="string">
            <text:p>FromGreenhouseMiddlePathToNest</text:p>
          </table:table-cell>
          <table:table-cell office:value-type="string">
            <text:p>FromGreenhouseMiddlePathToNest</text:p>
          </table:table-cell>
        </table:table-row>
        <table:table-row table:style-name="ro1">
          <table:table-cell office:value-type="string">
            <text:p>ChangePlaces-move_between_rooms-4878a1c5</text:p>
          </table:table-cell>
          <table:table-cell office:value-type="string">
            <text:p>&lt;i&gt;Questa strada risulta bloccata.&lt;/i&gt;</text:p>
          </table:table-cell>
          <table:table-cell/>
        </table:table-row>
        <table:table-row table:style-name="ro1">
          <table:table-cell office:value-type="string">
            <text:p>ChangePlaces-move_between_rooms-1e7fec7f</text:p>
          </table:table-cell>
          <table:table-cell office:value-type="string">
            <text:p>FromLibraryToLaboratory</text:p>
          </table:table-cell>
          <table:table-cell office:value-type="string">
            <text:p>FromLibraryToLaboratory</text:p>
          </table:table-cell>
        </table:table-row>
        <table:table-row table:style-name="ro1">
          <table:table-cell office:value-type="string">
            <text:p>Other-tag_background-642471e5</text:p>
          </table:table-cell>
          <table:table-cell office:value-type="string">
            <text:p>bedroomThree</text:p>
          </table:table-cell>
          <table:table-cell office:value-type="string">
            <text:p>bedroomThree</text:p>
          </table:table-cell>
        </table:table-row>
        <table:table-row table:style-name="ro1">
          <table:table-cell office:value-type="string">
            <text:p>Other-tag_background-e56d7ad3</text:p>
          </table:table-cell>
          <table:table-cell office:value-type="string">
            <text:p>bedroomTwo</text:p>
          </table:table-cell>
          <table:table-cell office:value-type="string">
            <text:p>bedroomTwo</text:p>
          </table:table-cell>
        </table:table-row>
        <table:table-row table:style-name="ro1">
          <table:table-cell office:value-type="string">
            <text:p>Other-tag_background-98dce953</text:p>
          </table:table-cell>
          <table:table-cell office:value-type="string">
            <text:p>bedroomOne</text:p>
          </table:table-cell>
          <table:table-cell office:value-type="string">
            <text:p>bedroomOne</text:p>
          </table:table-cell>
        </table:table-row>
        <table:table-row table:style-name="ro1">
          <table:table-cell office:value-type="string">
            <text:p>Other-tag_background-50a4b51e</text:p>
          </table:table-cell>
          <table:table-cell office:value-type="string">
            <text:p>bedroomZero</text:p>
          </table:table-cell>
          <table:table-cell office:value-type="string">
            <text:p>bedroomZero</text:p>
          </table:table-cell>
        </table:table-row>
        <table:table-row table:style-name="ro1">
          <table:table-cell office:value-type="string">
            <text:p>Other-tag_background-71c35158</text:p>
          </table:table-cell>
          <table:table-cell office:value-type="string">
            <text:p>backForest</text:p>
          </table:table-cell>
          <table:table-cell office:value-type="string">
            <text:p>backForest</text:p>
          </table:table-cell>
        </table:table-row>
        <table:table-row table:style-name="ro1">
          <table:table-cell office:value-type="string">
            <text:p>Other-tag_background-6a8abd5b</text:p>
          </table:table-cell>
          <table:table-cell office:value-type="string">
            <text:p>backBusStop</text:p>
          </table:table-cell>
          <table:table-cell office:value-type="string">
            <text:p>backBusStop</text:p>
          </table:table-cell>
        </table:table-row>
        <table:table-row table:style-name="ro1">
          <table:table-cell office:value-type="string">
            <text:p>Other-tag_background-f0ab2d41</text:p>
          </table:table-cell>
          <table:table-cell office:value-type="string">
            <text:p>backGreenhouseMiddlePath</text:p>
          </table:table-cell>
          <table:table-cell office:value-type="string">
            <text:p>backGreenhouseMiddlePath</text:p>
          </table:table-cell>
        </table:table-row>
        <table:table-row table:style-name="ro1">
          <table:table-cell office:value-type="string">
            <text:p>Other-tag_background-aeca07d1</text:p>
          </table:table-cell>
          <table:table-cell office:value-type="string">
            <text:p>backGreenhouse</text:p>
          </table:table-cell>
          <table:table-cell office:value-type="string">
            <text:p>backGreenhouse</text:p>
          </table:table-cell>
        </table:table-row>
        <table:table-row table:style-name="ro1">
          <table:table-cell office:value-type="string">
            <text:p>Other-tag_background-f921c858</text:p>
          </table:table-cell>
          <table:table-cell office:value-type="string">
            <text:p>backNest</text:p>
          </table:table-cell>
          <table:table-cell office:value-type="string">
            <text:p>backNest</text:p>
          </table:table-cell>
        </table:table-row>
        <table:table-row table:style-name="ro1">
          <table:table-cell office:value-type="string">
            <text:p>Other-tag_background-ad64ad84</text:p>
          </table:table-cell>
          <table:table-cell office:value-type="string">
            <text:p>backLibrary</text:p>
          </table:table-cell>
          <table:table-cell office:value-type="string">
            <text:p>backLibrary</text:p>
          </table:table-cell>
        </table:table-row>
        <table:table-row table:style-name="ro1">
          <table:table-cell office:value-type="string">
            <text:p>Other-tag_background-688a6f86</text:p>
          </table:table-cell>
          <table:table-cell office:value-type="string">
            <text:p>backLaboratory</text:p>
          </table:table-cell>
          <table:table-cell office:value-type="string">
            <text:p>backLaboratory</text:p>
          </table:table-cell>
        </table:table-row>
        <table:table-row table:style-name="ro1">
          <table:table-cell office:value-type="string">
            <text:p>Other-tag_ambientSounds-e8888ad0</text:p>
          </table:table-cell>
          <table:table-cell office:value-type="string">
            <text:p>bedroomSounds</text:p>
          </table:table-cell>
          <table:table-cell office:value-type="string">
            <text:p>bedroomSounds</text:p>
          </table:table-cell>
        </table:table-row>
        <table:table-row table:style-name="ro1">
          <table:table-cell office:value-type="string">
            <text:p>Other-tag_ambientSounds-42a8f5c1</text:p>
          </table:table-cell>
          <table:table-cell office:value-type="string">
            <text:p>forestSounds</text:p>
          </table:table-cell>
          <table:table-cell office:value-type="string">
            <text:p>forestSounds</text:p>
          </table:table-cell>
        </table:table-row>
        <table:table-row table:style-name="ro1">
          <table:table-cell office:value-type="string">
            <text:p>Other-tag_ambientSounds-28a145c3</text:p>
          </table:table-cell>
          <table:table-cell office:value-type="string">
            <text:p>busstopSounds</text:p>
          </table:table-cell>
          <table:table-cell office:value-type="string">
            <text:p>busstopSounds</text:p>
          </table:table-cell>
        </table:table-row>
        <table:table-row table:style-name="ro1">
          <table:table-cell office:value-type="string">
            <text:p>Other-tag_ambientSounds-fc5280bc</text:p>
          </table:table-cell>
          <table:table-cell office:value-type="string">
            <text:p>greenhouseMiddlePathSounds</text:p>
          </table:table-cell>
          <table:table-cell office:value-type="string">
            <text:p>greenhouseMiddlePathSounds</text:p>
          </table:table-cell>
        </table:table-row>
        <table:table-row table:style-name="ro1">
          <table:table-cell office:value-type="string">
            <text:p>Other-tag_ambientSounds-fe36f477</text:p>
          </table:table-cell>
          <table:table-cell office:value-type="string">
            <text:p>greenhouseSounds</text:p>
          </table:table-cell>
          <table:table-cell office:value-type="string">
            <text:p>greenhouseSounds</text:p>
          </table:table-cell>
        </table:table-row>
        <table:table-row table:style-name="ro1">
          <table:table-cell office:value-type="string">
            <text:p>Other-tag_ambientSounds-935f211c</text:p>
          </table:table-cell>
          <table:table-cell office:value-type="string">
            <text:p>nestSounds</text:p>
          </table:table-cell>
          <table:table-cell office:value-type="string">
            <text:p>nestSounds</text:p>
          </table:table-cell>
        </table:table-row>
        <table:table-row table:style-name="ro1">
          <table:table-cell office:value-type="string">
            <text:p>Other-tag_ambientSounds-0d1d3e6d</text:p>
          </table:table-cell>
          <table:table-cell office:value-type="string">
            <text:p>librarySounds</text:p>
          </table:table-cell>
          <table:table-cell office:value-type="string">
            <text:p>librarySounds</text:p>
          </table:table-cell>
        </table:table-row>
        <table:table-row table:style-name="ro1">
          <table:table-cell office:value-type="string">
            <text:p>Other-tag_ambientSounds-f0caa19f</text:p>
          </table:table-cell>
          <table:table-cell office:value-type="string">
            <text:p>laboratorySounds</text:p>
          </table:table-cell>
          <table:table-cell office:value-type="string">
            <text:p>laboratorySounds</text:p>
          </table:table-cell>
        </table:table-row>
        <table:table-row table:style-name="ro2">
          <table:table-cell office:value-type="string">
            <text:p>Other-on_movement_events-859bba63</text:p>
          </table:table-cell>
          <table:table-cell office:value-type="string">
            <text:p> Ho messo la nota della prima personaggia alla fermata del bus.</text:p>
          </table:table-cell>
          <table:table-cell office:value-type="string">
            <text:p>I put the note of the first character at the bus stop.</text:p>
          </table:table-cell>
        </table:table-row>
        <table:table-row table:style-name="ro2">
          <table:table-cell office:value-type="string">
            <text:p>Other-on_movement_events-03f4c4cc</text:p>
          </table:table-cell>
          <table:table-cell office:value-type="string">
            <text:p> Ho messo la nota del secondo personaggio alla fermata del bus.</text:p>
          </table:table-cell>
          <table:table-cell office:value-type="string">
            <text:p>I put the note of the second character at the bus stop.</text:p>
          </table:table-cell>
        </table:table-row>
        <table:table-row table:style-name="ro1">
          <table:table-cell office:value-type="string">
            <text:p>Other-on_movement_events-e3008a56</text:p>
          </table:table-cell>
          <table:table-cell office:value-type="string">
            <text:p> Ho spostato la rana allo stagno.</text:p>
          </table:table-cell>
          <table:table-cell office:value-type="string">
            <text:p>I moved the frog to the pond.</text:p>
          </table:table-cell>
        </table:table-row>
        <table:table-row table:style-name="ro1">
          <table:table-cell office:value-type="string">
            <text:p>Other-on_movement_events-476833ec</text:p>
          </table:table-cell>
          <table:table-cell office:value-type="string">
            <text:p> Ho spostato la rana nel Safekeeping.</text:p>
          </table:table-cell>
          <table:table-cell office:value-type="string">
            <text:p>I moved the frog to Safekeeping.</text:p>
          </table:table-cell>
        </table:table-row>
        <table:table-row table:style-name="ro1">
          <table:table-cell office:value-type="string">
            <text:p>Other-characters_speaking-d3ff1030</text:p>
          </table:table-cell>
          <table:table-cell office:value-type="string">
            <text:p> Il valore di firstPauseTalking è</text:p>
          </table:table-cell>
          <table:table-cell office:value-type="string">
            <text:p>The value of firstPauseTalking is</text:p>
          </table:table-cell>
        </table:table-row>
        <table:table-row table:style-name="ro1">
          <table:table-cell office:value-type="string">
            <text:p>main-main-189212fe</text:p>
          </table:table-cell>
          <table:table-cell office:value-type="string">
            <text:p>@interact</text:p>
          </table:table-cell>
          <table:table-cell office:value-type="string">
            <text:p>@interact</text:p>
          </table:table-cell>
        </table:table-row>
        <table:table-row table:style-name="ro2">
          <table:table-cell office:value-type="string">
            <text:p>CommonCharactersFunctions-randomizer_png_location-6a1d170f</text:p>
          </table:table-cell>
          <table:table-cell office:value-type="string">
            <text:p> &lt;i&gt; Il valore del Timer è {changeLocationTimer} e quindi randomizzo il luogo.</text:p>
          </table:table-cell>
          <table:table-cell office:value-type="string">
            <text:p>&lt;i&gt; The value of the Timer is {changeLocationTimer} and so I randomize the location.</text:p>
          </table:table-cell>
        </table:table-row>
        <table:table-row table:style-name="ro2">
          <table:table-cell office:value-type="string">
            <text:p>CommonCharactersFunctions-randomizer_png_location-a925c878</text:p>
          </table:table-cell>
          <table:table-cell office:value-type="string">
            <text:p> &lt;i&gt;il valore del Timer è {changeLocationTimer} e quindi lo aumento.</text:p>
          </table:table-cell>
          <table:table-cell office:value-type="string">
            <text:p>&lt;i&gt;the value of the Timer is {changeLocationTimer} and so I increase it.</text:p>
          </table:table-cell>
        </table:table-row>
        <table:table-row table:style-name="ro1">
          <table:table-cell office:value-type="string">
            <text:p>CommonCharactersFunctions-randomizer_first_tier-fe065bc3</text:p>
          </table:table-cell>
          <table:table-cell office:value-type="string">
            <text:p> &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irst_tier-27651939</text:p>
          </table:table-cell>
          <table:table-cell office:value-type="string">
            <text:p>&lt;i&gt; {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second_tier-bf9c4ef3</text:p>
          </table:table-cell>
          <table:table-cell office:value-type="string">
            <text:p> &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second_tier-e7f6ef37</text:p>
          </table:table-cell>
          <table:table-cell office:value-type="string">
            <text:p> &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third_tier-bf9c4ef3</text:p>
          </table:table-cell>
          <table:table-cell office:value-type="string">
            <text:p> &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third_tier-e7f6ef37</text:p>
          </table:table-cell>
          <table:table-cell office:value-type="string">
            <text:p> &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fourth_tier-fe065bc3</text:p>
          </table:table-cell>
          <table:table-cell office:value-type="string">
            <text:p> &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ourth_tier-27651939</text:p>
          </table:table-cell>
          <table:table-cell office:value-type="string">
            <text:p>&lt;i&gt; {character} è stato spostato in {location}.</text:p>
          </table:table-cell>
          <table:table-cell/>
        </table:table-row>
        <table:table-row table:style-name="ro1">
          <table:table-cell office:value-type="string">
            <text:p>CommonCharactersFunctions-secondAffinityCheckCalc-e1cbc43d</text:p>
          </table:table-cell>
          <table:table-cell office:value-type="string">
            <text:p>: Sai? Mi sembri una persona che dice sempre le cose giuste.</text:p>
          </table:table-cell>
          <table:table-cell/>
        </table:table-row>
        <table:table-row table:style-name="ro1">
          <table:table-cell office:value-type="string">
            <text:p>CommonCharactersFunctions-secondAffinityCheckCalc-660cd9fb</text:p>
          </table:table-cell>
          <table:table-cell office:value-type="string">
            <text:p>: Non giuste giuste tipo per me.</text:p>
          </table:table-cell>
          <table:table-cell/>
        </table:table-row>
        <table:table-row table:style-name="ro1">
          <table:table-cell office:value-type="string">
            <text:p>CommonCharactersFunctions-secondAffinityCheckCalc-736c6f49</text:p>
          </table:table-cell>
          <table:table-cell office:value-type="string">
            <text:p>: Ma che si assomigliano tutte.</text:p>
          </table:table-cell>
          <table:table-cell/>
        </table:table-row>
        <table:table-row table:style-name="ro2">
          <table:table-cell office:value-type="string">
            <text:p>CommonCharactersFunctions-secondAffinityCheckCalc-f9decc27</text:p>
          </table:table-cell>
          <table:table-cell office:value-type="string">
            <text:p>: Non mi dici mica prima mele e poi pere come fanno gli altri adulti.</text:p>
          </table:table-cell>
          <table:table-cell/>
        </table:table-row>
        <table:table-row table:style-name="ro1">
          <table:table-cell office:value-type="string">
            <text:p>CommonCharactersFunctions-secondAffinityCheckCalc-85922dbb</text:p>
          </table:table-cell>
          <table:table-cell office:value-type="string">
            <text:p>: Questo mi piace.</text:p>
          </table:table-cell>
          <table:table-cell/>
        </table:table-row>
        <table:table-row table:style-name="ro1">
          <table:table-cell office:value-type="string">
            <text:p>CommonCharactersFunctions-secondAffinityCheckCalc-575e5f1f</text:p>
          </table:table-cell>
          <table:table-cell office:value-type="string">
            <text:p>: Non sono scemo.</text:p>
          </table:table-cell>
          <table:table-cell/>
        </table:table-row>
        <table:table-row table:style-name="ro1">
          <table:table-cell office:value-type="string">
            <text:p>CommonCharactersFunctions-secondAffinityCheckCalc-7e181392</text:p>
          </table:table-cell>
          <table:table-cell office:value-type="string">
            <text:p>: Ho visto che cambi sempre idea.</text:p>
          </table:table-cell>
          <table:table-cell/>
        </table:table-row>
        <table:table-row table:style-name="ro1">
          <table:table-cell office:value-type="string">
            <text:p>CommonCharactersFunctions-secondAffinityCheckCalc-e776e8c4</text:p>
          </table:table-cell>
          <table:table-cell office:value-type="string">
            <text:p>: Mi rispondi sempre cose diverse.</text:p>
          </table:table-cell>
          <table:table-cell/>
        </table:table-row>
        <table:table-row table:style-name="ro1">
          <table:table-cell office:value-type="string">
            <text:p>CommonCharactersFunctions-secondAffinityCheckCalc-af08fc6c</text:p>
          </table:table-cell>
          <table:table-cell office:value-type="string">
            <text:p>: Non mi piace.</text:p>
          </table:table-cell>
          <table:table-cell/>
        </table:table-row>
        <table:table-row table:style-name="ro1">
          <table:table-cell office:value-type="string">
            <text:p>CommonCharactersFunctions-secondAffinityCheckCalc-77df5519</text:p>
          </table:table-cell>
          <table:table-cell office:value-type="string">
            <text:p>: Gli adulti fanno così quando voglio avere ragione.</text:p>
          </table:table-cell>
          <table:table-cell/>
        </table:table-row>
        <table:table-row table:style-name="ro1">
          <table:table-cell office:value-type="string">
            <text:p>CommonCharactersFunctions-secondAffinityCheckCalc-90160919</text:p>
          </table:table-cell>
          <table:table-cell office:value-type="string">
            <text:p>: E io mica sono un bambino.</text:p>
          </table:table-cell>
          <table:table-cell/>
        </table:table-row>
        <table:table-row table:style-name="ro1">
          <table:table-cell office:value-type="string">
            <text:p>CommonCharactersFunctions-secondColourCheck-8a7cd0c3</text:p>
          </table:table-cell>
          <table:table-cell office:value-type="string">
            <text:p> Passo per secondColourCheck.</text:p>
          </table:table-cell>
          <table:table-cell office:value-type="string">
            <text:p>I pass for secondColourCheck.</text:p>
          </table:table-cell>
        </table:table-row>
        <table:table-row table:style-name="ro1">
          <table:table-cell office:value-type="string">
            <text:p>CommonCharactersFunctions-secondColourCheck-de6ff60c</text:p>
          </table:table-cell>
          <table:table-cell office:value-type="string">
            <text:p> Il valore di secondRedMax è {secondRedMax}.</text:p>
          </table:table-cell>
          <table:table-cell office:value-type="string">
            <text:p>The value of secondRedMax is {secondRedMax}.</text:p>
          </table:table-cell>
        </table:table-row>
        <table:table-row table:style-name="ro1">
          <table:table-cell office:value-type="string">
            <text:p>CommonCharactersFunctions-secondColourCheck-44a2a5e1</text:p>
          </table:table-cell>
          <table:table-cell office:value-type="string">
            <text:p> Il valore di secondBlueMax è {secondBlueMax}.</text:p>
          </table:table-cell>
          <table:table-cell office:value-type="string">
            <text:p>The value of secondBlueMax is {secondBlueMax}.</text:p>
          </table:table-cell>
        </table:table-row>
        <table:table-row table:style-name="ro1">
          <table:table-cell office:value-type="string">
            <text:p>CommonCharactersFunctions-secondColourCheck-bfb197d5</text:p>
          </table:table-cell>
          <table:table-cell office:value-type="string">
            <text:p> Il valore di secondGreenMax è {secondGreenMax}.</text:p>
          </table:table-cell>
          <table:table-cell office:value-type="string">
            <text:p>The value of secondGreenMax is {secondGreenMax}.</text:p>
          </table:table-cell>
        </table:table-row>
        <table:table-row table:style-name="ro1">
          <table:table-cell office:value-type="string">
            <text:p>CommonCharactersFunctions-secondColourCheck-e23f217d</text:p>
          </table:table-cell>
          <table:table-cell office:value-type="string">
            <text:p> Il valore di secondPurpleMax è {secondPurpleMax}.</text:p>
          </table:table-cell>
          <table:table-cell office:value-type="string">
            <text:p>The value of secondPurpleMax is {secondPurpleMax}.</text:p>
          </table:table-cell>
        </table:table-row>
        <table:table-row table:style-name="ro1">
          <table:table-cell office:value-type="string">
            <text:p>CommonCharactersFunctions-secondStatementVariation-4a94c8db</text:p>
          </table:table-cell>
          <table:table-cell office:value-type="string">
            <text:p> Passo per function secondStatementVariation.</text:p>
          </table:table-cell>
          <table:table-cell office:value-type="string">
            <text:p>I step by function secondStatementVariation.</text:p>
          </table:table-cell>
        </table:table-row>
        <table:table-row table:style-name="ro1">
          <table:table-cell office:value-type="string">
            <text:p>CommonCharactersFunctions-secondStatementVariation-597072e6</text:p>
          </table:table-cell>
          <table:table-cell office:value-type="string">
            <text:p> Il valore di secondCheckColor è {secondCheckColor}.</text:p>
          </table:table-cell>
          <table:table-cell office:value-type="string">
            <text:p>The value of secondCheckColor is {secondCheckColor}.</text:p>
          </table:table-cell>
        </table:table-row>
        <table:table-row table:style-name="ro1">
          <table:table-cell office:value-type="string">
            <text:p>CommonCharactersFunctions-secondStatementVariation-6d5746cc</text:p>
          </table:table-cell>
          <table:table-cell office:value-type="string">
            <text:p> Aumento lo stato del secondo personaggio, che ora è</text:p>
          </table:table-cell>
          <table:table-cell office:value-type="string">
            <text:p>I increase the status of the second character, which is now</text:p>
          </table:table-cell>
        </table:table-row>
        <table:table-row table:style-name="ro1">
          <table:table-cell office:value-type="string">
            <text:p>CommonCharactersFunctions-secondStatementVariation-d583664e</text:p>
          </table:table-cell>
          <table:table-cell office:value-type="string">
            <text:p> Diminuisco lo stato del secondo personaggio, che ora è</text:p>
          </table:table-cell>
          <table:table-cell office:value-type="string">
            <text:p>I decrease the status of the second character, which is now</text:p>
          </table:table-cell>
        </table:table-row>
        <table:table-row table:style-name="ro1">
          <table:table-cell office:value-type="string">
            <text:p>MentorStorylets-mentor_and_first_char_storylets-3ea499b0</text:p>
          </table:table-cell>
          <table:table-cell office:value-type="string">
            <text:p>: Hai parlato con la nuova persona?</text:p>
          </table:table-cell>
          <table:table-cell/>
        </table:table-row>
        <table:table-row table:style-name="ro2">
          <table:table-cell office:value-type="string">
            <text:p>MentorStorylets-mentor_and_first_char_storylets-5029a8e9</text:p>
          </table:table-cell>
          <table:table-cell office:value-type="string">
            <text:p>: Sembra che {charNameOne} ti abbia raccontato qualcosa di sè!</text:p>
          </table:table-cell>
          <table:table-cell/>
        </table:table-row>
        <table:table-row table:style-name="ro1">
          <table:table-cell office:value-type="string">
            <text:p>MentorStorylets-mentor_and_first_char_storylets-8259d3d1</text:p>
          </table:table-cell>
          <table:table-cell office:value-type="string">
            <text:p>: Ed è arrivato il momento di continuare con le spiegazioni!</text:p>
          </table:table-cell>
          <table:table-cell/>
        </table:table-row>
        <table:table-row table:style-name="ro1">
          <table:table-cell office:value-type="string">
            <text:p>MentorStorylets-mentor_and_first_char_storylets-54716bdf</text:p>
          </table:table-cell>
          <table:table-cell office:value-type="string">
            <text:p>: Hai fatto il tuo dono a {charNameOne}?</text:p>
          </table:table-cell>
          <table:table-cell/>
        </table:table-row>
        <table:table-row table:style-name="ro2">
          <table:table-cell office:value-type="string">
            <text:p>MentorStorylets-mentor_and_first_char_storylets-86081889</text:p>
          </table:table-cell>
          <table:table-cell office:value-type="string">
            <text:p>: Hai bisogno di parlare ancora molto con {charNameOne}, prima di poterle fare il dono.</text:p>
          </table:table-cell>
          <table:table-cell/>
        </table:table-row>
        <table:table-row table:style-name="ro2">
          <table:table-cell office:value-type="string">
            <text:p>MentorStorylets-mentor_and_first_char_storylets-72cf521a</text:p>
          </table:table-cell>
          <table:table-cell office:value-type="string">
            <text:p>: Secondo me sei circa a metà strada prima di poter convincere {charNameOne} a ricevere il tuo dono.</text:p>
          </table:table-cell>
          <table:table-cell/>
        </table:table-row>
        <table:table-row table:style-name="ro2">
          <table:table-cell office:value-type="string">
            <text:p>MentorStorylets-mentor_and_first_char_storylets-8088361b</text:p>
          </table:table-cell>
          <table:table-cell office:value-type="string">
            <text:p>: Ormai ci sei: pochissimi scambi e sento che {charNameOne} sarà pronta ad aprirsi a te.</text:p>
          </table:table-cell>
          <table:table-cell/>
        </table:table-row>
        <table:table-row table:style-name="ro2">
          <table:table-cell office:value-type="string">
            <text:p>MentorStorylets-mentor_and_first_char_storylets-4da2d628</text:p>
          </table:table-cell>
          <table:table-cell office:value-type="string">
            <text:p>: Prenditi il tuo tempo, ma ricordati che presto o tardi dovrai aiutare {charNameOne} a trovare il suo nuovo nome.</text:p>
          </table:table-cell>
          <table:table-cell/>
        </table:table-row>
        <table:table-row table:style-name="ro1">
          <table:table-cell office:value-type="string">
            <text:p>MentorStorylets-welcome-d1d2920a</text:p>
          </table:table-cell>
          <table:table-cell office:value-type="string">
            <text:p>???: Sapevo che sarebbe arrivata una nuova persona!</text:p>
          </table:table-cell>
          <table:table-cell/>
        </table:table-row>
        <table:table-row table:style-name="ro1">
          <table:table-cell office:value-type="string">
            <text:p>MentorStorylets-welcome-3585d772</text:p>
          </table:table-cell>
          <table:table-cell office:value-type="string">
            <text:p>???: Immagino tu abbia un milione di domande, vero?</text:p>
          </table:table-cell>
          <table:table-cell/>
        </table:table-row>
        <table:table-row table:style-name="ro1">
          <table:table-cell office:value-type="string">
            <text:p>MentorStorylets-welcome-ddb9f147</text:p>
          </table:table-cell>
          <table:table-cell office:value-type="string">
            <text:p>Dove sono?</text:p>
          </table:table-cell>
          <table:table-cell/>
        </table:table-row>
        <table:table-row table:style-name="ro1">
          <table:table-cell office:value-type="string">
            <text:p>MentorStorylets-welcome-43cfff85</text:p>
          </table:table-cell>
          <table:table-cell office:value-type="string">
            <text:p>{charNameFive}|???}: Questo luogo non ha un nome.</text:p>
          </table:table-cell>
          <table:table-cell/>
        </table:table-row>
        <table:table-row table:style-name="ro2">
          <table:table-cell office:value-type="string">
            <text:p>MentorStorylets-welcome-e3ab6c02</text:p>
          </table:table-cell>
          <table:table-cell office:value-type="string">
            <text:p>{charNameFive}|???}: Per me è il giardino, ma vedrai anche tu che è anche molto altre cose.</text:p>
          </table:table-cell>
          <table:table-cell/>
        </table:table-row>
        <table:table-row table:style-name="ro2">
          <table:table-cell office:value-type="string">
            <text:p>MentorStorylets-welcome-af9756f8</text:p>
          </table:table-cell>
          <table:table-cell office:value-type="string">
            <text:p>{charNameFive}|???}: La cosa che posso dirti con certezza è che faccio di tutto per renderlo un posto sicuro.</text:p>
          </table:table-cell>
          <table:table-cell/>
        </table:table-row>
        <table:table-row table:style-name="ro1">
          <table:table-cell office:value-type="string">
            <text:p>MentorStorylets-welcome-63d8b08a</text:p>
          </table:table-cell>
          <table:table-cell office:value-type="string">
            <text:p>{charNameFive}|???}: Un posto dove prenderti cura di te.</text:p>
          </table:table-cell>
          <table:table-cell/>
        </table:table-row>
        <table:table-row table:style-name="ro1">
          <table:table-cell office:value-type="string">
            <text:p>MentorStorylets-welcome-7a904661</text:p>
          </table:table-cell>
          <table:table-cell office:value-type="string">
            <text:p>{charNameFive}|???}: Non male, no?</text:p>
          </table:table-cell>
          <table:table-cell/>
        </table:table-row>
        <table:table-row table:style-name="ro2">
          <table:table-cell office:value-type="string">
            <text:p>MentorStorylets-welcome-a6abaa19</text:p>
          </table:table-cell>
          <table:table-cell office:value-type="string">
            <text:p>{charNameFive}|???}: Soprattutto quando fuori da qui è difficile trovare un senso.</text:p>
          </table:table-cell>
          <table:table-cell/>
        </table:table-row>
        <table:table-row table:style-name="ro1">
          <table:table-cell office:value-type="string">
            <text:p>MentorStorylets-welcome-c59aff8c</text:p>
          </table:table-cell>
          <table:table-cell office:value-type="string">
            <text:p>Chi sei?</text:p>
          </table:table-cell>
          <table:table-cell/>
        </table:table-row>
        <table:table-row table:style-name="ro1">
          <table:table-cell office:value-type="string">
            <text:p>MentorStorylets-welcome-30c745db</text:p>
          </table:table-cell>
          <table:table-cell office:value-type="string">
            <text:p>???: La persona che tiene in piedi questo luogo.</text:p>
          </table:table-cell>
          <table:table-cell/>
        </table:table-row>
        <table:table-row table:style-name="ro2">
          <table:table-cell office:value-type="string">
            <text:p>MentorStorylets-welcome-ae5ec410</text:p>
          </table:table-cell>
          <table:table-cell office:value-type="string">
            <text:p>???: Ma tu puoi chiamarmi &lt;b&gt;{lowercaseTranslator(fifthCharacterState)}&lt;/b&gt;.</text:p>
          </table:table-cell>
          <table:table-cell/>
        </table:table-row>
        <table:table-row table:style-name="ro1">
          <table:table-cell office:value-type="string">
            <text:p>MentorStorylets-welcome-f2e45a7c</text:p>
          </table:table-cell>
          <table:table-cell office:value-type="string">
            <text:p>: Così puoi ricordarti con facilità a cosa servo.</text:p>
          </table:table-cell>
          <table:table-cell/>
        </table:table-row>
        <table:table-row table:style-name="ro1">
          <table:table-cell office:value-type="string">
            <text:p>MentorStorylets-welcome-8c9cac71</text:p>
          </table:table-cell>
          <table:table-cell office:value-type="string">
            <text:p>Come me ne vado da qui?</text:p>
          </table:table-cell>
          <table:table-cell/>
        </table:table-row>
        <table:table-row table:style-name="ro1">
          <table:table-cell office:value-type="string">
            <text:p>MentorStorylets-welcome-e9f8c202</text:p>
          </table:table-cell>
          <table:table-cell office:value-type="string">
            <text:p>{charNameFive}|???}: Vuoi già andartene?</text:p>
          </table:table-cell>
          <table:table-cell/>
        </table:table-row>
        <table:table-row table:style-name="ro1">
          <table:table-cell office:value-type="string">
            <text:p>MentorStorylets-welcome-8e7e894d</text:p>
          </table:table-cell>
          <table:table-cell office:value-type="string">
            <text:p>{charNameFive}|???}: Forse devo rivedere il mio benvenuto.</text:p>
          </table:table-cell>
          <table:table-cell/>
        </table:table-row>
        <table:table-row table:style-name="ro1">
          <table:table-cell office:value-type="string">
            <text:p>MentorStorylets-welcome-989e3041</text:p>
          </table:table-cell>
          <table:table-cell office:value-type="string">
            <text:p>{charNameFive}|???}: Forse sono stata troppo formale?</text:p>
          </table:table-cell>
          <table:table-cell/>
        </table:table-row>
        <table:table-row table:style-name="ro1">
          <table:table-cell office:value-type="string">
            <text:p>MentorStorylets-welcome-73d22754</text:p>
          </table:table-cell>
          <table:table-cell office:value-type="string">
            <text:p>{charNameFive}|???}: O dovrei essere più autorevole?</text:p>
          </table:table-cell>
          <table:table-cell/>
        </table:table-row>
        <table:table-row table:style-name="ro1">
          <table:table-cell office:value-type="string">
            <text:p>MentorStorylets-welcome-02ce7036</text:p>
          </table:table-cell>
          <table:table-cell office:value-type="string">
            <text:p>{charNameFive}|???}: Ma non devo essere scortese ora.</text:p>
          </table:table-cell>
          <table:table-cell/>
        </table:table-row>
        <table:table-row table:style-name="ro2">
          <table:table-cell office:value-type="string">
            <text:p>MentorStorylets-welcome-772f3969</text:p>
          </table:table-cell>
          <table:table-cell office:value-type="string">
            <text:p>{charNameFive}|???}: Mi hai fatto una domanda, e vedrò di rispondere.</text:p>
          </table:table-cell>
          <table:table-cell/>
        </table:table-row>
        <table:table-row table:style-name="ro2">
          <table:table-cell office:value-type="string">
            <text:p>MentorStorylets-welcome-0416c51c</text:p>
          </table:table-cell>
          <table:table-cell office:value-type="string">
            <text:p>{charNameFive}|???}: A est della stazione troverai un sentiero che ti riporterà a casa.</text:p>
          </table:table-cell>
          <table:table-cell/>
        </table:table-row>
        <table:table-row table:style-name="ro2">
          <table:table-cell office:value-type="string">
            <text:p>MentorStorylets-welcome-9b50e131</text:p>
          </table:table-cell>
          <table:table-cell office:value-type="string">
            <text:p>{charNameFive}|???}: E se deciderai di tornare, troverai tutto nello stato in cui l'hai lasciato.</text:p>
          </table:table-cell>
          <table:table-cell/>
        </table:table-row>
        <table:table-row table:style-name="ro1">
          <table:table-cell office:value-type="string">
            <text:p>MentorStorylets-welcome-a0809514</text:p>
          </table:table-cell>
          <table:table-cell office:value-type="string">
            <text:p>Non ho più voglia di parlare.</text:p>
          </table:table-cell>
          <table:table-cell/>
        </table:table-row>
        <table:table-row table:style-name="ro1">
          <table:table-cell office:value-type="string">
            <text:p>MentorStorylets-welcome-4d710ecd</text:p>
          </table:table-cell>
          <table:table-cell office:value-type="string">
            <text:p>{charNameFive}|???}: Lascia che ti rubi giusto un secondo!</text:p>
          </table:table-cell>
          <table:table-cell/>
        </table:table-row>
        <table:table-row table:style-name="ro1">
          <table:table-cell office:value-type="string">
            <text:p>MentorStorylets-welcome-9c18da09</text:p>
          </table:table-cell>
          <table:table-cell office:value-type="string">
            <text:p>Ma perché sono qui?</text:p>
          </table:table-cell>
          <table:table-cell/>
        </table:table-row>
        <table:table-row table:style-name="ro1">
          <table:table-cell office:value-type="string">
            <text:p>MentorStorylets-welcome-72caaefc</text:p>
          </table:table-cell>
          <table:table-cell office:value-type="string">
            <text:p>{charNameFive}|???}: Ora tocca a me farti una domanda.</text:p>
          </table:table-cell>
          <table:table-cell/>
        </table:table-row>
        <table:table-row table:style-name="ro1">
          <table:table-cell office:value-type="string">
            <text:p>MentorStorylets-welcome-f12c9f0e</text:p>
          </table:table-cell>
          <table:table-cell office:value-type="string">
            <text:p>{charNameFive}|???}: Come ti devo chiamare?</text:p>
          </table:table-cell>
          <table:table-cell/>
        </table:table-row>
        <table:table-row table:style-name="ro2">
          <table:table-cell office:value-type="string">
            <text:p>MentorStorylets-welcome-7d083a96</text:p>
          </table:table-cell>
          <table:table-cell office:value-type="string">
            <text:p>{charNameFive}|???}: Puoi usare un nome qualsiasi: prendi questa occasione come un nuovo inizio.</text:p>
          </table:table-cell>
          <table:table-cell/>
        </table:table-row>
        <table:table-row table:style-name="ro1">
          <table:table-cell office:value-type="string">
            <text:p>MentorStorylets-welcome-460481eb</text:p>
          </table:table-cell>
          <table:table-cell office:value-type="string">
            <text:p>{charNameFive}|???}: E quali sono i tuoi pronomi?</text:p>
          </table:table-cell>
          <table:table-cell/>
        </table:table-row>
        <table:table-row table:style-name="ro1">
          <table:table-cell office:value-type="string">
            <text:p>MentorStorylets-welcome-e2340889</text:p>
          </table:table-cell>
          <table:table-cell office:value-type="string">
            <text:p>{charNameFive}|???}: Piacere di conoscerti, {name}.</text:p>
          </table:table-cell>
          <table:table-cell/>
        </table:table-row>
        <table:table-row table:style-name="ro2">
          <table:table-cell office:value-type="string">
            <text:p>MentorStorylets-welcome-dacc5a00</text:p>
          </table:table-cell>
          <table:table-cell office:value-type="string">
            <text:p>{charNameFive}|???}: E {pronouns has him: benvenuto|{pronouns has her: benvenuta|benvenutə}}.</text:p>
          </table:table-cell>
          <table:table-cell/>
        </table:table-row>
        <table:table-row table:style-name="ro1">
          <table:table-cell office:value-type="string">
            <text:p>MentorStorylets-welcome-ffbe511f</text:p>
          </table:table-cell>
          <table:table-cell office:value-type="string">
            <text:p>{charNameFive}|???}: Con me usa pure i pronomi femminili.</text:p>
          </table:table-cell>
          <table:table-cell/>
        </table:table-row>
        <table:table-row table:style-name="ro2">
          <table:table-cell office:value-type="string">
            <text:p>MentorStorylets-welcome-ea819237</text:p>
          </table:table-cell>
          <table:table-cell office:value-type="string">
            <text:p> ???: Ah, che sbadata. Mi chiamo &lt;b&gt;{charNameFive}&lt;/b&gt;.|{charNameFive}: È mio dovere farti stare bene.</text:p>
          </table:table-cell>
          <table:table-cell/>
        </table:table-row>
        <table:table-row table:style-name="ro1">
          <table:table-cell office:value-type="string">
            <text:p>MentorStorylets-welcome-cdd342fc</text:p>
          </table:table-cell>
          <table:table-cell office:value-type="string">
            <text:p>: Un'altra domanda importante, {name}.</text:p>
          </table:table-cell>
          <table:table-cell/>
        </table:table-row>
        <table:table-row table:style-name="ro2">
          <table:table-cell office:value-type="string">
            <text:p>MentorStorylets-welcome-30e85d9c</text:p>
          </table:table-cell>
          <table:table-cell office:value-type="string">
            <text:p>: Nel tuo soggiorno in questo luogo potrebbe accadere che incontrerai qualche situazione complessa.</text:p>
          </table:table-cell>
          <table:table-cell/>
        </table:table-row>
        <table:table-row table:style-name="ro2">
          <table:table-cell office:value-type="string">
            <text:p>MentorStorylets-welcome-fdd2da8f</text:p>
          </table:table-cell>
          <table:table-cell office:value-type="string">
            <text:p>: Se ti va di dirmi quali sono le cose che ti creano disagio, farò il possibile per non fartele incontrare.</text:p>
          </table:table-cell>
          <table:table-cell/>
        </table:table-row>
        <table:table-row table:style-name="ro1">
          <table:table-cell office:value-type="string">
            <text:p>MentorStorylets-welcome-4da8a8c0</text:p>
          </table:table-cell>
          <table:table-cell office:value-type="string">
            <text:p>: Ma in tutto questo non ti ho detto cosa devi fare!</text:p>
          </table:table-cell>
          <table:table-cell/>
        </table:table-row>
        <table:table-row table:style-name="ro4">
          <table:table-cell office:value-type="string">
            <text:p>MentorStorylets-welcome-b1cf4964</text:p>
          </table:table-cell>
          <table:table-cell office:value-type="string">
            <text:p>: Facciamo così: prova a parlare con la persona{entity_location(PG) == BusStop: al nostro fianco.| che troverai alla &lt;b&gt;stazione del treno&lt;/b&gt;.}</text:p>
          </table:table-cell>
          <table:table-cell/>
        </table:table-row>
        <table:table-row table:style-name="ro1">
          <table:table-cell office:value-type="string">
            <text:p>MentorStorylets-welcome-e65e4bc6</text:p>
          </table:table-cell>
          <table:table-cell office:value-type="string">
            <text:p>: E poi torna da me.</text:p>
          </table:table-cell>
          <table:table-cell/>
        </table:table-row>
        <table:table-row table:style-name="ro1">
          <table:table-cell office:value-type="string">
            <text:p>MentorStorylets-welcome-d9deda65</text:p>
          </table:table-cell>
          <table:table-cell office:value-type="string">
            <text:p>: Nel frattempo raccolgo le foglie del giardino.</text:p>
          </table:table-cell>
          <table:table-cell/>
        </table:table-row>
        <table:table-row table:style-name="ro2">
          <table:table-cell office:value-type="string">
            <text:p>MentorStorylets-welcome-151352c4</text:p>
          </table:table-cell>
          <table:table-cell office:value-type="string">
            <text:p>: Ma sei super sul pezzo! Sembra che {charNameOne} ti abbia già raccontato qualcosa di sè!</text:p>
          </table:table-cell>
          <table:table-cell/>
        </table:table-row>
        <table:table-row table:style-name="ro1">
          <table:table-cell office:value-type="string">
            <text:p>MentorStorylets-welcome-8b828ca0</text:p>
          </table:table-cell>
          <table:table-cell office:value-type="string">
            <text:p>: Cavolo, sei qui da pochissimo e già mi rendi orgogliosa di te!</text:p>
          </table:table-cell>
          <table:table-cell/>
        </table:table-row>
        <table:table-row table:style-name="ro1">
          <table:table-cell office:value-type="string">
            <text:p>MentorStorylets-gifts_and_ink-aed3c732</text:p>
          </table:table-cell>
          <table:table-cell office:value-type="string">
            <text:p>: Parliamo di doveri, {name}.</text:p>
          </table:table-cell>
          <table:table-cell/>
        </table:table-row>
        <table:table-row table:style-name="ro1">
          <table:table-cell office:value-type="string">
            <text:p>MentorStorylets-gifts_and_ink-9b06be6c</text:p>
          </table:table-cell>
          <table:table-cell office:value-type="string">
            <text:p>: Ogni tanto compariranno delle persone nuove.</text:p>
          </table:table-cell>
          <table:table-cell/>
        </table:table-row>
        <table:table-row table:style-name="ro2">
          <table:table-cell office:value-type="string">
            <text:p>MentorStorylets-gifts_and_ink-11af238f</text:p>
          </table:table-cell>
          <table:table-cell office:value-type="string">
            <text:p>: Sono persone rimaste bloccate in qualcosa: rimpianti, rimorsi, traumi.</text:p>
          </table:table-cell>
          <table:table-cell/>
        </table:table-row>
        <table:table-row table:style-name="ro1">
          <table:table-cell office:value-type="string">
            <text:p>MentorStorylets-gifts_and_ink-2a335c32</text:p>
          </table:table-cell>
          <table:table-cell office:value-type="string">
            <text:p>: E qui arrivi tu, {name}.</text:p>
          </table:table-cell>
          <table:table-cell/>
        </table:table-row>
        <table:table-row table:style-name="ro2">
          <table:table-cell office:value-type="string">
            <text:p>MentorStorylets-gifts_and_ink-33bfb949</text:p>
          </table:table-cell>
          <table:table-cell office:value-type="string">
            <text:p>: Passa del tempo per ascoltarle, capirle, cerca di capire quale sia la cosa giusta da dire.</text:p>
          </table:table-cell>
          <table:table-cell/>
        </table:table-row>
        <table:table-row table:style-name="ro1">
          <table:table-cell office:value-type="string">
            <text:p>MentorStorylets-gifts_and_ink-c712722b</text:p>
          </table:table-cell>
          <table:table-cell office:value-type="string">
            <text:p>: Conquista la loro fiducia.</text:p>
          </table:table-cell>
          <table:table-cell/>
        </table:table-row>
        <table:table-row table:style-name="ro2">
          <table:table-cell office:value-type="string">
            <text:p>MentorStorylets-gifts_and_ink-49d63de3</text:p>
          </table:table-cell>
          <table:table-cell office:value-type="string">
            <text:p>: Parlare con {charNameOne} dei violini e dei tamburi è stato un ottimo inizio!</text:p>
          </table:table-cell>
          <table:table-cell/>
        </table:table-row>
        <table:table-row table:style-name="ro4">
          <table:table-cell office:value-type="string">
            <text:p>MentorStorylets-gifts_and_ink-ec50740b</text:p>
          </table:table-cell>
          <table:table-cell office:value-type="string">
            <text:p>: Suggerire di cercare Talco con l'olfatto per esempio è stata un'idea originale, ma non ho percepito {charNameOne} particolarmente entusiasta. Forse dovevo darti più dritte.</text:p>
          </table:table-cell>
          <table:table-cell/>
        </table:table-row>
        <table:table-row table:style-name="ro4">
          <table:table-cell office:value-type="string">
            <text:p>MentorStorylets-gifts_and_ink-1561c2d3</text:p>
          </table:table-cell>
          <table:table-cell office:value-type="string">
            <text:p>: In questo senso, un atteggiamento concreto con {charNameOne} non è un buon inizio, ma è colpa mia, è mio dovere darti le giuste indicazioni.</text:p>
          </table:table-cell>
          <table:table-cell/>
        </table:table-row>
        <table:table-row table:style-name="ro4">
          <table:table-cell office:value-type="string">
            <text:p>MentorStorylets-gifts_and_ink-f4127bab</text:p>
          </table:table-cell>
          <table:table-cell office:value-type="string">
            <text:p>: La tua proposta di ascoltare {charNameOne} per esempio è stata molto tenera, ma non sono sicura che sia molto nelle sue corde.</text:p>
          </table:table-cell>
          <table:table-cell/>
        </table:table-row>
        <table:table-row table:style-name="ro2">
          <table:table-cell office:value-type="string">
            <text:p>MentorStorylets-gifts_and_ink-7c9ab589</text:p>
          </table:table-cell>
          <table:table-cell office:value-type="string">
            <text:p>: Dire a {charNameOne} che Talco sarà sempre con lei ti ha fatto partire col piede giusto. Sono orgogliosa di te!</text:p>
          </table:table-cell>
          <table:table-cell/>
        </table:table-row>
        <table:table-row table:style-name="ro1">
          <table:table-cell office:value-type="string">
            <text:p>MentorStorylets-gifts_and_ink-34ac6fd4</text:p>
          </table:table-cell>
          <table:table-cell office:value-type="string">
            <text:p>: Ma perché vogliamo la loro fiducia?</text:p>
          </table:table-cell>
          <table:table-cell/>
        </table:table-row>
        <table:table-row table:style-name="ro2">
          <table:table-cell office:value-type="string">
            <text:p>MentorStorylets-gifts_and_ink-8df9ab8b</text:p>
          </table:table-cell>
          <table:table-cell office:value-type="string">
            <text:p>: Perché quando si saranno aperte con te, ti verrà offerta l'occasione di dare loro un &lt;/b&gt;dono&lt;b&gt;.</text:p>
          </table:table-cell>
          <table:table-cell/>
        </table:table-row>
        <table:table-row table:style-name="ro1">
          <table:table-cell office:value-type="string">
            <text:p>MentorStorylets-gifts_and_ink-bbd32322</text:p>
          </table:table-cell>
          <table:table-cell office:value-type="string">
            <text:p>: I doni sono oggetti che offri a una persona in difficoltà.</text:p>
          </table:table-cell>
          <table:table-cell/>
        </table:table-row>
        <table:table-row table:style-name="ro2">
          <table:table-cell office:value-type="string">
            <text:p>MentorStorylets-gifts_and_ink-a97e8f27</text:p>
          </table:table-cell>
          <table:table-cell office:value-type="string">
            <text:p>: Può capitare che li troverai in giro, ma il più delle volte dovrai crearli da te.</text:p>
          </table:table-cell>
          <table:table-cell/>
        </table:table-row>
        <table:table-row table:style-name="ro1">
          <table:table-cell office:value-type="string">
            <text:p>MentorStorylets-gifts_and_ink-626cf01c</text:p>
          </table:table-cell>
          <table:table-cell office:value-type="string">
            <text:p>: Ad esempio, coltivando qualcosa &lt;b&gt;alla serra&lt;/b&gt;.</text:p>
          </table:table-cell>
          <table:table-cell/>
        </table:table-row>
        <table:table-row table:style-name="ro2">
          <table:table-cell office:value-type="string">
            <text:p>MentorStorylets-gifts_and_ink-b0939079</text:p>
          </table:table-cell>
          <table:table-cell office:value-type="string">
            <text:p>: Il dono è una cosa che puoi fare una sola volta, ed è il tuo modo di dimostrare a una persona che l'hai ascoltata.</text:p>
          </table:table-cell>
          <table:table-cell/>
        </table:table-row>
        <table:table-row table:style-name="ro1">
          <table:table-cell office:value-type="string">
            <text:p>MentorStorylets-gifts_and_ink-91dd9d1d</text:p>
          </table:table-cell>
          <table:table-cell office:value-type="string">
            <text:p>Matematico: ascolto, analizzo, scelgo il dono.</text:p>
          </table:table-cell>
          <table:table-cell/>
        </table:table-row>
        <table:table-row table:style-name="ro1">
          <table:table-cell office:value-type="string">
            <text:p>MentorStorylets-gifts_and_ink-2423437d</text:p>
          </table:table-cell>
          <table:table-cell office:value-type="string">
            <text:p>: Esatto!</text:p>
          </table:table-cell>
          <table:table-cell/>
        </table:table-row>
        <table:table-row table:style-name="ro1">
          <table:table-cell office:value-type="string">
            <text:p>MentorStorylets-gifts_and_ink-dfe550d9</text:p>
          </table:table-cell>
          <table:table-cell office:value-type="string">
            <text:p>: Siamo sulla stessa lunghezza d'onda noi due!</text:p>
          </table:table-cell>
          <table:table-cell/>
        </table:table-row>
        <table:table-row table:style-name="ro1">
          <table:table-cell office:value-type="string">
            <text:p>MentorStorylets-gifts_and_ink-4eadd610</text:p>
          </table:table-cell>
          <table:table-cell office:value-type="string">
            <text:p>Come un gioco: comprendi il loop, dai il meglio di te.</text:p>
          </table:table-cell>
          <table:table-cell/>
        </table:table-row>
        <table:table-row table:style-name="ro2">
          <table:table-cell office:value-type="string">
            <text:p>MentorStorylets-gifts_and_ink-d6cf44d7</text:p>
          </table:table-cell>
          <table:table-cell office:value-type="string">
            <text:p>: Sono troppo vecchia per giocare, ma credo tu abbia centrato il punto.</text:p>
          </table:table-cell>
          <table:table-cell/>
        </table:table-row>
        <table:table-row table:style-name="ro1">
          <table:table-cell office:value-type="string">
            <text:p>MentorStorylets-gifts_and_ink-df89efd7</text:p>
          </table:table-cell>
          <table:table-cell office:value-type="string">
            <text:p>Quindi devo lavorare senza ricevere mezzo soldo.</text:p>
          </table:table-cell>
          <table:table-cell/>
        </table:table-row>
        <table:table-row table:style-name="ro1">
          <table:table-cell office:value-type="string">
            <text:p>MentorStorylets-gifts_and_ink-24ee7e8d</text:p>
          </table:table-cell>
          <table:table-cell office:value-type="string">
            <text:p>: Non è un lavoro.</text:p>
          </table:table-cell>
          <table:table-cell/>
        </table:table-row>
        <table:table-row table:style-name="ro1">
          <table:table-cell office:value-type="string">
            <text:p>MentorStorylets-gifts_and_ink-a5130c24</text:p>
          </table:table-cell>
          <table:table-cell office:value-type="string">
            <text:p>: E qui non c'è denaro.</text:p>
          </table:table-cell>
          <table:table-cell/>
        </table:table-row>
        <table:table-row table:style-name="ro1">
          <table:table-cell office:value-type="string">
            <text:p>MentorStorylets-gifts_and_ink-1e117740</text:p>
          </table:table-cell>
          <table:table-cell office:value-type="string">
            <text:p>: Ma è colpa mia, sto dando troppe cose per scontato.</text:p>
          </table:table-cell>
          <table:table-cell/>
        </table:table-row>
        <table:table-row table:style-name="ro1">
          <table:table-cell office:value-type="string">
            <text:p>MentorStorylets-gifts_and_ink-ea4c0970</text:p>
          </table:table-cell>
          <table:table-cell office:value-type="string">
            <text:p>Mi piace l'idea di creare una relazione con queste persone.</text:p>
          </table:table-cell>
          <table:table-cell/>
        </table:table-row>
        <table:table-row table:style-name="ro1">
          <table:table-cell office:value-type="string">
            <text:p>MentorStorylets-gifts_and_ink-c69f9544</text:p>
          </table:table-cell>
          <table:table-cell office:value-type="string">
            <text:p>: Un po' di distacco è utile, per non farti ferire.</text:p>
          </table:table-cell>
          <table:table-cell/>
        </table:table-row>
        <table:table-row table:style-name="ro4">
          <table:table-cell office:value-type="string">
            <text:p>MentorStorylets-gifts_and_ink-7cbcb308</text:p>
          </table:table-cell>
          <table:table-cell office:value-type="string">
            <text:p>: Vediti più come {pronouns has him: un amico|{pronouns has her: un'amica|unə amicə}}, che aiuta una persona a vedersi in modo diverso.</text:p>
          </table:table-cell>
          <table:table-cell/>
        </table:table-row>
        <table:table-row table:style-name="ro1">
          <table:table-cell office:value-type="string">
            <text:p>MentorStorylets-gifts_and_ink-3b63c1c3</text:p>
          </table:table-cell>
          <table:table-cell office:value-type="string">
            <text:p>La fiducia non si conquista, la fiducia è un dono.</text:p>
          </table:table-cell>
          <table:table-cell/>
        </table:table-row>
        <table:table-row table:style-name="ro1">
          <table:table-cell office:value-type="string">
            <text:p>MentorStorylets-gifts_and_ink-0ec58ae6</text:p>
          </table:table-cell>
          <table:table-cell office:value-type="string">
            <text:p>: Ho usato delle parole frettolose, scusa.</text:p>
          </table:table-cell>
          <table:table-cell/>
        </table:table-row>
        <table:table-row table:style-name="ro2">
          <table:table-cell office:value-type="string">
            <text:p>MentorStorylets-gifts_and_ink-9f9808a3</text:p>
          </table:table-cell>
          <table:table-cell office:value-type="string">
            <text:p>: Ma sì: tu doni loro tempo e ascolto, e loro ti donano la propria fiducia.</text:p>
          </table:table-cell>
          <table:table-cell/>
        </table:table-row>
        <table:table-row table:style-name="ro1">
          <table:table-cell office:value-type="string">
            <text:p>MentorStorylets-gifts_and_ink-1be7b0cf</text:p>
          </table:table-cell>
          <table:table-cell office:value-type="string">
            <text:p>: Il dono è importante non solo per guadagnare fiducia.</text:p>
          </table:table-cell>
          <table:table-cell/>
        </table:table-row>
        <table:table-row table:style-name="ro2">
          <table:table-cell office:value-type="string">
            <text:p>MentorStorylets-gifts_and_ink-02fc50f1</text:p>
          </table:table-cell>
          <table:table-cell office:value-type="string">
            <text:p>: Il giusto dono può anche aumentare la tua quantità di &lt;b&gt;inchiostro&lt;/b&gt;.</text:p>
          </table:table-cell>
          <table:table-cell/>
        </table:table-row>
        <table:table-row table:style-name="ro4">
          <table:table-cell office:value-type="string">
            <text:p>MentorStorylets-gifts_and_ink-cc507c8f</text:p>
          </table:table-cell>
          <table:table-cell office:value-type="string">
            <text:p>: Perché tu{pronouns has him: amico mio|{pronouns has her: amica mia|amicə miə}} sei&lt;b&gt;{pronouns has him: un riscrittore|{pronouns has her: una riscrittora|unə riscrittorə}}&lt;/b&gt;!</text:p>
          </table:table-cell>
          <table:table-cell/>
        </table:table-row>
        <table:table-row table:style-name="ro2">
          <table:table-cell office:value-type="string">
            <text:p>MentorStorylets-gifts_and_ink-93bd1128</text:p>
          </table:table-cell>
          <table:table-cell office:value-type="string">
            <text:p>: Aiuti queste persone bloccate a guardare la loro storia in modo diverso, e a scegliersi un nuovo nome.</text:p>
          </table:table-cell>
          <table:table-cell/>
        </table:table-row>
        <table:table-row table:style-name="ro1">
          <table:table-cell office:value-type="string">
            <text:p>MentorStorylets-gifts_and_ink-f6809004</text:p>
          </table:table-cell>
          <table:table-cell office:value-type="string">
            <text:p>E tu hai bisogno di un nuovo nome?</text:p>
          </table:table-cell>
          <table:table-cell/>
        </table:table-row>
        <table:table-row table:style-name="ro1">
          <table:table-cell office:value-type="string">
            <text:p>MentorStorylets-gifts_and_ink-66fbc1d7</text:p>
          </table:table-cell>
          <table:table-cell office:value-type="string">
            <text:p>: Io?</text:p>
          </table:table-cell>
          <table:table-cell/>
        </table:table-row>
        <table:table-row table:style-name="ro1">
          <table:table-cell office:value-type="string">
            <text:p>MentorStorylets-gifts_and_ink-1ec812ae</text:p>
          </table:table-cell>
          <table:table-cell office:value-type="string">
            <text:p>: No!</text:p>
          </table:table-cell>
          <table:table-cell/>
        </table:table-row>
        <table:table-row table:style-name="ro1">
          <table:table-cell office:value-type="string">
            <text:p>MentorStorylets-gifts_and_ink-9bd4a7f6</text:p>
          </table:table-cell>
          <table:table-cell office:value-type="string">
            <text:p>: Questo è stato, è e sarà sempre il mio nome.</text:p>
          </table:table-cell>
          <table:table-cell/>
        </table:table-row>
        <table:table-row table:style-name="ro1">
          <table:table-cell office:value-type="string">
            <text:p>MentorStorylets-gifts_and_ink-4fbc11d4</text:p>
          </table:table-cell>
          <table:table-cell office:value-type="string">
            <text:p>Con l'inchiostro ci posso disegnare?</text:p>
          </table:table-cell>
          <table:table-cell/>
        </table:table-row>
        <table:table-row table:style-name="ro1">
          <table:table-cell office:value-type="string">
            <text:p>MentorStorylets-gifts_and_ink-6d0dfb19</text:p>
          </table:table-cell>
          <table:table-cell office:value-type="string">
            <text:p>: Apprezzo la tua creatività, {name}.</text:p>
          </table:table-cell>
          <table:table-cell/>
        </table:table-row>
        <table:table-row table:style-name="ro5">
          <table:table-cell office:value-type="string">
            <text:p>MentorStorylets-gifts_and_ink-244abe8b</text:p>
          </table:table-cell>
          <table:table-cell office:value-type="string">
            <text:p>: Ma tu sei {pronouns has him: un riscrittore|{pronouns has her: una riscrittora|unə riscrittorə}}, non {pronouns has him: un disegnatore|{pronouns has her: una disegnatrice|unə disegnatricə}}.</text:p>
          </table:table-cell>
          <table:table-cell/>
        </table:table-row>
        <table:table-row table:style-name="ro1">
          <table:table-cell office:value-type="string">
            <text:p>MentorStorylets-gifts_and_ink-e0791e0f</text:p>
          </table:table-cell>
          <table:table-cell office:value-type="string">
            <text:p>Solo le persone care ci fanno vedere in modo diverso.</text:p>
          </table:table-cell>
          <table:table-cell/>
        </table:table-row>
        <table:table-row table:style-name="ro1">
          <table:table-cell office:value-type="string">
            <text:p>MentorStorylets-gifts_and_ink-cef2a1dc</text:p>
          </table:table-cell>
          <table:table-cell office:value-type="string">
            <text:p>: A volte è più facile aprirsi a chi non si conosce.</text:p>
          </table:table-cell>
          <table:table-cell/>
        </table:table-row>
        <table:table-row table:style-name="ro2">
          <table:table-cell office:value-type="string">
            <text:p>MentorStorylets-gifts_and_ink-0ed5dd01</text:p>
          </table:table-cell>
          <table:table-cell office:value-type="string">
            <text:p>: E mentre noi riflettiamo sulle loro difficoltà, impariamo anche qualcosa su di noi.</text:p>
          </table:table-cell>
          <table:table-cell/>
        </table:table-row>
        <table:table-row table:style-name="ro1">
          <table:table-cell office:value-type="string">
            <text:p>MentorStorylets-gifts_and_ink-4eb4cfdd</text:p>
          </table:table-cell>
          <table:table-cell office:value-type="string">
            <text:p>Tipo gaslighting?</text:p>
          </table:table-cell>
          <table:table-cell/>
        </table:table-row>
        <table:table-row table:style-name="ro1">
          <table:table-cell office:value-type="string">
            <text:p>MentorStorylets-gifts_and_ink-95778c80</text:p>
          </table:table-cell>
          <table:table-cell office:value-type="string">
            <text:p>: No no no assolutamente no.</text:p>
          </table:table-cell>
          <table:table-cell/>
        </table:table-row>
        <table:table-row table:style-name="ro1">
          <table:table-cell office:value-type="string">
            <text:p>MentorStorylets-gifts_and_ink-071e4b13</text:p>
          </table:table-cell>
          <table:table-cell office:value-type="string">
            <text:p>: Cavolo, devo essere più chiara.</text:p>
          </table:table-cell>
          <table:table-cell/>
        </table:table-row>
        <table:table-row table:style-name="ro2">
          <table:table-cell office:value-type="string">
            <text:p>MentorStorylets-gifts_and_ink-d286a9c1</text:p>
          </table:table-cell>
          <table:table-cell office:value-type="string">
            <text:p>: Ma se una persona si sente presa in giro, non si fiderà mai di te.</text:p>
          </table:table-cell>
          <table:table-cell/>
        </table:table-row>
        <table:table-row table:style-name="ro1">
          <table:table-cell office:value-type="string">
            <text:p>MentorStorylets-gifts_and_ink-28f72f58</text:p>
          </table:table-cell>
          <table:table-cell office:value-type="string">
            <text:p>Un nome è un nome. Che se ne fanno di uno nuovo?</text:p>
          </table:table-cell>
          <table:table-cell/>
        </table:table-row>
        <table:table-row table:style-name="ro1">
          <table:table-cell office:value-type="string">
            <text:p>MentorStorylets-gifts_and_ink-6c4f5900</text:p>
          </table:table-cell>
          <table:table-cell office:value-type="string">
            <text:p>: Un nome è come una magia.</text:p>
          </table:table-cell>
          <table:table-cell/>
        </table:table-row>
        <table:table-row table:style-name="ro1">
          <table:table-cell office:value-type="string">
            <text:p>MentorStorylets-gifts_and_ink-917ea606</text:p>
          </table:table-cell>
          <table:table-cell office:value-type="string">
            <text:p>: Lo carichiamo di volta in volta di significato.</text:p>
          </table:table-cell>
          <table:table-cell/>
        </table:table-row>
        <table:table-row table:style-name="ro1">
          <table:table-cell office:value-type="string">
            <text:p>MentorStorylets-gifts_and_ink-606dd8bd</text:p>
          </table:table-cell>
          <table:table-cell office:value-type="string">
            <text:p>: E quando lo usiamo, ci dice chi siamo.</text:p>
          </table:table-cell>
          <table:table-cell/>
        </table:table-row>
        <table:table-row table:style-name="ro2">
          <table:table-cell office:value-type="string">
            <text:p>MentorStorylets-gifts_and_ink-885a115c</text:p>
          </table:table-cell>
          <table:table-cell office:value-type="string">
            <text:p>: A volte quella magia non va più bene, e dobbiamo cercare una nuova formula. Un nuovo nome.</text:p>
          </table:table-cell>
          <table:table-cell/>
        </table:table-row>
        <table:table-row table:style-name="ro1">
          <table:table-cell office:value-type="string">
            <text:p>MentorStorylets-gifts_and_ink-d07d3005</text:p>
          </table:table-cell>
          <table:table-cell office:value-type="string">
            <text:p>: Ora devo continuare a sbloccare un vecchio sentiero.</text:p>
          </table:table-cell>
          <table:table-cell/>
        </table:table-row>
        <table:table-row table:style-name="ro1">
          <table:table-cell office:value-type="string">
            <text:p>MentorStorylets-gifts_and_ink-a97965cc</text:p>
          </table:table-cell>
          <table:table-cell office:value-type="string">
            <text:p>: Questo posto morirebbe senza me.</text:p>
          </table:table-cell>
          <table:table-cell/>
        </table:table-row>
        <table:table-row table:style-name="ro2">
          <table:table-cell office:value-type="string">
            <text:p>MentorStorylets-gifts_and_ink-de6fbcaa</text:p>
          </table:table-cell>
          <table:table-cell office:value-type="string">
            <text:p>: Quando avrai conquistato la fiducia di {charNameOne} e le avrai donato qualcosa, torna da me per le ultime istruzioni.</text:p>
          </table:table-cell>
          <table:table-cell/>
        </table:table-row>
        <table:table-row table:style-name="ro4">
          <table:table-cell office:value-type="string">
            <text:p>MentorStorylets-questions-d5dc24dc</text:p>
          </table:table-cell>
          <table:table-cell office:value-type="string">
            <text:p>: Non hai ottenuto molto inchiostro. Ma come si dice: se {pronouns has him: l'alunno|{pronouns has her: la alunna|l'alunnə}} sbaglia, la colpa è del maestro.</text:p>
          </table:table-cell>
          <table:table-cell/>
        </table:table-row>
        <table:table-row table:style-name="ro5">
          <table:table-cell office:value-type="string">
            <text:p>MentorStorylets-questions-71b263d2</text:p>
          </table:table-cell>
          <table:table-cell office:value-type="string">
            <text:p>: Bel colpo! Ti sei {pronouns has him: guadagnato|{pronouns has her: guadagnata|guadagnatə}} subito una bella dose di inchiostro! Avessi fatto meglio il mio lavoro, sarebbe stato il massimo!</text:p>
          </table:table-cell>
          <table:table-cell/>
        </table:table-row>
        <table:table-row table:style-name="ro2">
          <table:table-cell office:value-type="string">
            <text:p>MentorStorylets-questions-d52cd908</text:p>
          </table:table-cell>
          <table:table-cell office:value-type="string">
            <text:p>: {name}, hai dato alla persona il suo dono preferito! Riempi questo cuore di orgoglio!</text:p>
          </table:table-cell>
          <table:table-cell/>
        </table:table-row>
        <table:table-row table:style-name="ro1">
          <table:table-cell office:value-type="string">
            <text:p>MentorStorylets-questions-3ab06134</text:p>
          </table:table-cell>
          <table:table-cell office:value-type="string">
            <text:p>: E adesso, l'ultima lezione: a cosa serve l'inchiostro?</text:p>
          </table:table-cell>
          <table:table-cell/>
        </table:table-row>
        <table:table-row table:style-name="ro2">
          <table:table-cell office:value-type="string">
            <text:p>MentorStorylets-questions-4145fbb1</text:p>
          </table:table-cell>
          <table:table-cell office:value-type="string">
            <text:p>: Sostanzialmente più alto è il suo valore, più &lt;b&gt;interventi&lt;/b&gt; puoi fare.</text:p>
          </table:table-cell>
          <table:table-cell/>
        </table:table-row>
        <table:table-row table:style-name="ro2">
          <table:table-cell office:value-type="string">
            <text:p>MentorStorylets-questions-b1e24968</text:p>
          </table:table-cell>
          <table:table-cell office:value-type="string">
            <text:p>: Gli interventi sono domande o commenti che puoi fare su cose diverse che preoccupano la persona.</text:p>
          </table:table-cell>
          <table:table-cell/>
        </table:table-row>
        <table:table-row table:style-name="ro2">
          <table:table-cell office:value-type="string">
            <text:p>MentorStorylets-questions-04d61d1e</text:p>
          </table:table-cell>
          <table:table-cell office:value-type="string">
            <text:p>: Un intervento ti è sempre garantito, per provare a cambiare le cose, ma gli altri te li dovrai meritare.</text:p>
          </table:table-cell>
          <table:table-cell/>
        </table:table-row>
        <table:table-row table:style-name="ro2">
          <table:table-cell office:value-type="string">
            <text:p>MentorStorylets-questions-0015b87e</text:p>
          </table:table-cell>
          <table:table-cell office:value-type="string">
            <text:p>: E più interventi hai a disposizione, più sarà facile convincere la persona a vedere le cose diversamente.</text:p>
          </table:table-cell>
          <table:table-cell/>
        </table:table-row>
        <table:table-row table:style-name="ro1">
          <table:table-cell office:value-type="string">
            <text:p>MentorStorylets-questions-2ff99475</text:p>
          </table:table-cell>
          <table:table-cell office:value-type="string">
            <text:p>: A raggiungere il tuo obiettivo:</text:p>
          </table:table-cell>
          <table:table-cell/>
        </table:table-row>
        <table:table-row table:style-name="ro1">
          <table:table-cell office:value-type="string">
            <text:p>MentorStorylets-questions-912aab34</text:p>
          </table:table-cell>
          <table:table-cell office:value-type="string">
            <text:p>: riscrivere la sua storia.</text:p>
          </table:table-cell>
          <table:table-cell/>
        </table:table-row>
        <table:table-row table:style-name="ro1">
          <table:table-cell office:value-type="string">
            <text:p>MentorStorylets-questions-bd40110d</text:p>
          </table:table-cell>
          <table:table-cell office:value-type="string">
            <text:p>Hai un consiglio da darmi Mentore?</text:p>
          </table:table-cell>
          <table:table-cell/>
        </table:table-row>
        <table:table-row table:style-name="ro1">
          <table:table-cell office:value-type="string">
            <text:p>MentorStorylets-questions-bebb8efa</text:p>
          </table:table-cell>
          <table:table-cell office:value-type="string">
            <text:p>: Sii chi sei.</text:p>
          </table:table-cell>
          <table:table-cell/>
        </table:table-row>
        <table:table-row table:style-name="ro1">
          <table:table-cell office:value-type="string">
            <text:p>MentorStorylets-questions-a1da3f38</text:p>
          </table:table-cell>
          <table:table-cell office:value-type="string">
            <text:p>: Segui i miei consigli.</text:p>
          </table:table-cell>
          <table:table-cell/>
        </table:table-row>
        <table:table-row table:style-name="ro2">
          <table:table-cell office:value-type="string">
            <text:p>MentorStorylets-questions-7fc371d9</text:p>
          </table:table-cell>
          <table:table-cell office:value-type="string">
            <text:p>: E non chiedere all'altra persona di diventare qualcosa che non è.</text:p>
          </table:table-cell>
          <table:table-cell/>
        </table:table-row>
        <table:table-row table:style-name="ro1">
          <table:table-cell office:value-type="string">
            <text:p>MentorStorylets-questions-4911dba5</text:p>
          </table:table-cell>
          <table:table-cell office:value-type="string">
            <text:p>Ma non posso dirle: chiamati così e cosà, addio!?</text:p>
          </table:table-cell>
          <table:table-cell/>
        </table:table-row>
        <table:table-row table:style-name="ro1">
          <table:table-cell office:value-type="string">
            <text:p>MentorStorylets-questions-fe8d7191</text:p>
          </table:table-cell>
          <table:table-cell office:value-type="string">
            <text:p>: Un nuovo nome è una nuova esperienza.</text:p>
          </table:table-cell>
          <table:table-cell/>
        </table:table-row>
        <table:table-row table:style-name="ro1">
          <table:table-cell office:value-type="string">
            <text:p>MentorStorylets-questions-dd337cb7</text:p>
          </table:table-cell>
          <table:table-cell office:value-type="string">
            <text:p>: E l'esperienza viene dal percorso.</text:p>
          </table:table-cell>
          <table:table-cell/>
        </table:table-row>
        <table:table-row table:style-name="ro1">
          <table:table-cell office:value-type="string">
            <text:p>MentorStorylets-questions-579dd5eb</text:p>
          </table:table-cell>
          <table:table-cell office:value-type="string">
            <text:p>: Se non c'è percorso, non c'è cambiamento.</text:p>
          </table:table-cell>
          <table:table-cell/>
        </table:table-row>
        <table:table-row table:style-name="ro1">
          <table:table-cell office:value-type="string">
            <text:p>MentorStorylets-questions-d3a2bf81</text:p>
          </table:table-cell>
          <table:table-cell office:value-type="string">
            <text:p>Non è una persona razionale. Può farcela?</text:p>
          </table:table-cell>
          <table:table-cell/>
        </table:table-row>
        <table:table-row table:style-name="ro2">
          <table:table-cell office:value-type="string">
            <text:p>MentorStorylets-questions-1efa7c56</text:p>
          </table:table-cell>
          <table:table-cell office:value-type="string">
            <text:p>: {name}, capisco la tua perplessità, ma con la giusta guida, ce la può fare.</text:p>
          </table:table-cell>
          <table:table-cell/>
        </table:table-row>
        <table:table-row table:style-name="ro1">
          <table:table-cell office:value-type="string">
            <text:p>MentorStorylets-questions-1d067dba</text:p>
          </table:table-cell>
          <table:table-cell office:value-type="string">
            <text:p>: E assieme noi non possiamo di certo sbagliare!</text:p>
          </table:table-cell>
          <table:table-cell/>
        </table:table-row>
        <table:table-row table:style-name="ro1">
          <table:table-cell office:value-type="string">
            <text:p>MentorStorylets-questions-c6ebc4ac</text:p>
          </table:table-cell>
          <table:table-cell office:value-type="string">
            <text:p>Gli scoiattoli non hanno bisogno di riscriverla, invece?</text:p>
          </table:table-cell>
          <table:table-cell/>
        </table:table-row>
        <table:table-row table:style-name="ro2">
          <table:table-cell office:value-type="string">
            <text:p>MentorStorylets-questions-ed34b950</text:p>
          </table:table-cell>
          <table:table-cell office:value-type="string">
            <text:p>: {name}, apprezzo la tua creatività, ma mantieni l'attenzione sull'obiettivo.</text:p>
          </table:table-cell>
          <table:table-cell/>
        </table:table-row>
        <table:table-row table:style-name="ro1">
          <table:table-cell office:value-type="string">
            <text:p>MentorStorylets-questions-3dc1873c</text:p>
          </table:table-cell>
          <table:table-cell office:value-type="string">
            <text:p>: E gli scoiattoli non si fanno queste domande.</text:p>
          </table:table-cell>
          <table:table-cell/>
        </table:table-row>
        <table:table-row table:style-name="ro1">
          <table:table-cell office:value-type="string">
            <text:p>MentorStorylets-questions-4f6b76de</text:p>
          </table:table-cell>
          <table:table-cell office:value-type="string">
            <text:p>: Gli scoiattoli &lt;i&gt;sono&lt;/i&gt; e basta.</text:p>
          </table:table-cell>
          <table:table-cell/>
        </table:table-row>
        <table:table-row table:style-name="ro1">
          <table:table-cell office:value-type="string">
            <text:p>MentorStorylets-questions-1379d2e0</text:p>
          </table:table-cell>
          <table:table-cell office:value-type="string">
            <text:p>Non dovrei essere io a decidere il mio obiettivo?</text:p>
          </table:table-cell>
          <table:table-cell/>
        </table:table-row>
        <table:table-row table:style-name="ro1">
          <table:table-cell office:value-type="string">
            <text:p>MentorStorylets-questions-5fd429e4</text:p>
          </table:table-cell>
          <table:table-cell office:value-type="string">
            <text:p>: Il tuo obiettivo &lt;i&gt;qui&lt;/i&gt;, perdonami.</text:p>
          </table:table-cell>
          <table:table-cell/>
        </table:table-row>
        <table:table-row table:style-name="ro2">
          <table:table-cell office:value-type="string">
            <text:p>MentorStorylets-questions-d74253c3</text:p>
          </table:table-cell>
          <table:table-cell office:value-type="string">
            <text:p>: Non avendo altri luoghi in cui andare, mi dimentico che possono esserci sono altre vite, altri obiettivi da raggiungere.</text:p>
          </table:table-cell>
          <table:table-cell/>
        </table:table-row>
        <table:table-row table:style-name="ro2">
          <table:table-cell office:value-type="string">
            <text:p>MentorStorylets-questions-287c8b45</text:p>
          </table:table-cell>
          <table:table-cell office:value-type="string">
            <text:p>: Ricorda {name}: sei una guida, ma sta alla persona decidere alla fine chi è, e di cosa ha bisogno.</text:p>
          </table:table-cell>
          <table:table-cell/>
        </table:table-row>
        <table:table-row table:style-name="ro2">
          <table:table-cell office:value-type="string">
            <text:p>MentorStorylets-questions-0c27ba38</text:p>
          </table:table-cell>
          <table:table-cell office:value-type="string">
            <text:p>: Quando te la senti, affronta questo ultimo passaggio e poi torna da me.</text:p>
          </table:table-cell>
          <table:table-cell/>
        </table:table-row>
        <table:table-row table:style-name="ro1">
          <table:table-cell office:value-type="string">
            <text:p>MentorStorylets-little_storylets-4b6900df</text:p>
          </table:table-cell>
          <table:table-cell office:value-type="string">
            <text:p>: Vorrei raccontarti una cosa strana.</text:p>
          </table:table-cell>
          <table:table-cell/>
        </table:table-row>
        <table:table-row table:style-name="ro1">
          <table:table-cell office:value-type="string">
            <text:p>MentorStorylets-little_storylets-61e0620b</text:p>
          </table:table-cell>
          <table:table-cell office:value-type="string">
            <text:p>C'è una voce che mi racconta cose.</text:p>
          </table:table-cell>
          <table:table-cell/>
        </table:table-row>
        <table:table-row table:style-name="ro1">
          <table:table-cell office:value-type="string">
            <text:p>MentorStorylets-little_storylets-cc12cf47</text:p>
          </table:table-cell>
          <table:table-cell office:value-type="string">
            <text:p>: Voce?</text:p>
          </table:table-cell>
          <table:table-cell/>
        </table:table-row>
        <table:table-row table:style-name="ro1">
          <table:table-cell office:value-type="string">
            <text:p>MentorStorylets-little_storylets-ce9f813d</text:p>
          </table:table-cell>
          <table:table-cell office:value-type="string">
            <text:p>: Sì.</text:p>
          </table:table-cell>
          <table:table-cell/>
        </table:table-row>
        <table:table-row table:style-name="ro1">
          <table:table-cell office:value-type="string">
            <text:p>MentorStorylets-little_storylets-23a271ca</text:p>
          </table:table-cell>
          <table:table-cell office:value-type="string">
            <text:p>: Ad esempio mi descrive le piante della serra.</text:p>
          </table:table-cell>
          <table:table-cell/>
        </table:table-row>
        <table:table-row table:style-name="ro1">
          <table:table-cell office:value-type="string">
            <text:p>MentorStorylets-little_storylets-addfb7ec</text:p>
          </table:table-cell>
          <table:table-cell office:value-type="string">
            <text:p>: O i luoghi in cui entro.</text:p>
          </table:table-cell>
          <table:table-cell/>
        </table:table-row>
        <table:table-row table:style-name="ro1">
          <table:table-cell office:value-type="string">
            <text:p>MentorStorylets-little_storylets-57bbcb67</text:p>
          </table:table-cell>
          <table:table-cell office:value-type="string">
            <text:p>: Riscrivere la storie di altre persone richiede una forte empatia.</text:p>
          </table:table-cell>
          <table:table-cell/>
        </table:table-row>
        <table:table-row table:style-name="ro1">
          <table:table-cell office:value-type="string">
            <text:p>MentorStorylets-little_storylets-fae11e9b</text:p>
          </table:table-cell>
          <table:table-cell office:value-type="string">
            <text:p>: Sicuramente quella voce è il tuo modo di capire questo luogo.</text:p>
          </table:table-cell>
          <table:table-cell/>
        </table:table-row>
        <table:table-row table:style-name="ro1">
          <table:table-cell office:value-type="string">
            <text:p>MentorStorylets-little_storylets-6235292a</text:p>
          </table:table-cell>
          <table:table-cell office:value-type="string">
            <text:p>: Un intuito latente che ora è più forte.</text:p>
          </table:table-cell>
          <table:table-cell/>
        </table:table-row>
        <table:table-row table:style-name="ro1">
          <table:table-cell office:value-type="string">
            <text:p>MentorStorylets-little_storylets-0e354fe9</text:p>
          </table:table-cell>
          <table:table-cell office:value-type="string">
            <text:p>: Meglio della stanchezza dell'essere mentore, fidati.</text:p>
          </table:table-cell>
          <table:table-cell/>
        </table:table-row>
        <table:table-row table:style-name="ro1">
          <table:table-cell office:value-type="string">
            <text:p>MentorStorylets-little_storylets-bcc1498d</text:p>
          </table:table-cell>
          <table:table-cell office:value-type="string">
            <text:p>Quali informazioni importanti hanno le personagge?</text:p>
          </table:table-cell>
          <table:table-cell/>
        </table:table-row>
        <table:table-row table:style-name="ro1">
          <table:table-cell office:value-type="string">
            <text:p>MentorStorylets-little_storylets-5081a0fd</text:p>
          </table:table-cell>
          <table:table-cell office:value-type="string">
            <text:p>: Dove l'hai sentita questa cosa, stellina?</text:p>
          </table:table-cell>
          <table:table-cell/>
        </table:table-row>
        <table:table-row table:style-name="ro4">
          <table:table-cell office:value-type="string">
            <text:p>MentorStorylets-little_storylets-cb0db0ec</text:p>
          </table:table-cell>
          <table:table-cell office:value-type="string">
            <text:p>: Quando stavo per fare le ultime domande a {charNameOne}, {voices: la|una} voce mi ha detto quanto inchiostro avevo e che avrei ricevuto una informazione importante.</text:p>
          </table:table-cell>
          <table:table-cell/>
        </table:table-row>
        <table:table-row table:style-name="ro4">
          <table:table-cell office:value-type="string">
            <text:p>MentorStorylets-little_storylets-87cea96a</text:p>
          </table:table-cell>
          <table:table-cell office:value-type="string">
            <text:p>: Per la voce sarà la stanchezza, questo lavoro è faticoso.|{charNameFive}: Come ti dicevo, vedrai che è solo la tua empatia che parla.</text:p>
          </table:table-cell>
          <table:table-cell/>
        </table:table-row>
        <table:table-row table:style-name="ro1">
          <table:table-cell office:value-type="string">
            <text:p>MentorStorylets-little_storylets-3a852c43</text:p>
          </table:table-cell>
          <table:table-cell office:value-type="string">
            <text:p>: Comunque ogni cosa qui è importante, {name}.</text:p>
          </table:table-cell>
          <table:table-cell/>
        </table:table-row>
        <table:table-row table:style-name="ro1">
          <table:table-cell office:value-type="string">
            <text:p>MentorStorylets-little_storylets-31a097b5</text:p>
          </table:table-cell>
          <table:table-cell office:value-type="string">
            <text:p>: Soprattutto se ti aiuta a raggiungere il tuo obiettivo.</text:p>
          </table:table-cell>
          <table:table-cell/>
        </table:table-row>
        <table:table-row table:style-name="ro1">
          <table:table-cell office:value-type="string">
            <text:p>MentorStorylets-little_storylets-58fc2e9b</text:p>
          </table:table-cell>
          <table:table-cell office:value-type="string">
            <text:p>Prima ho parlato con il tronco.</text:p>
          </table:table-cell>
          <table:table-cell/>
        </table:table-row>
        <table:table-row table:style-name="ro2">
          <table:table-cell office:value-type="string">
            <text:p>MentorStorylets-little_storylets-21f697f5</text:p>
          </table:table-cell>
          <table:table-cell office:value-type="string">
            <text:p>: E mi ha chiesto come stavo dopo aver aiutato {charNameOne}.</text:p>
          </table:table-cell>
          <table:table-cell/>
        </table:table-row>
        <table:table-row table:style-name="ro2">
          <table:table-cell office:value-type="string">
            <text:p>MentorStorylets-little_storylets-0775794e</text:p>
          </table:table-cell>
          <table:table-cell office:value-type="string">
            <text:p>: Stellina, di nuovo con questa voce?|{charNameFive}: Senti le voci, stellina?</text:p>
          </table:table-cell>
          <table:table-cell/>
        </table:table-row>
        <table:table-row table:style-name="ro2">
          <table:table-cell office:value-type="string">
            <text:p>MentorStorylets-little_storylets-98cba264</text:p>
          </table:table-cell>
          <table:table-cell office:value-type="string">
            <text:p>: Sono in questo posto da non so quanto e non ho mai parlato con tronchi o rami o radici.</text:p>
          </table:table-cell>
          <table:table-cell/>
        </table:table-row>
        <table:table-row table:style-name="ro2">
          <table:table-cell office:value-type="string">
            <text:p>MentorStorylets-little_storylets-e8650ba3</text:p>
          </table:table-cell>
          <table:table-cell office:value-type="string">
            <text:p>: L'unica cosa che ha voce sono le persone che arrivano per chiedere il nostro aiuto.</text:p>
          </table:table-cell>
          <table:table-cell/>
        </table:table-row>
        <table:table-row table:style-name="ro1">
          <table:table-cell office:value-type="string">
            <text:p>MentorStorylets-little_storylets-aa9cfcd2</text:p>
          </table:table-cell>
          <table:table-cell office:value-type="string">
            <text:p>: Il tuo aiuto.</text:p>
          </table:table-cell>
          <table:table-cell/>
        </table:table-row>
        <table:table-row table:style-name="ro1">
          <table:table-cell office:value-type="string">
            <text:p>MentorStorylets-little_storylets-9624eea6</text:p>
          </table:table-cell>
          <table:table-cell office:value-type="string">
            <text:p>: Se senti ancora una volte delle voci, prenditi un po' di riposo.</text:p>
          </table:table-cell>
          <table:table-cell/>
        </table:table-row>
        <table:table-row table:style-name="ro1">
          <table:table-cell office:value-type="string">
            <text:p>MentorStorylets-little_storylets-3538529b</text:p>
          </table:table-cell>
          <table:table-cell office:value-type="string">
            <text:p>C'è una rana blu parlante.</text:p>
          </table:table-cell>
          <table:table-cell/>
        </table:table-row>
        <table:table-row table:style-name="ro1">
          <table:table-cell office:value-type="string">
            <text:p>MentorStorylets-little_storylets-bfead5bb</text:p>
          </table:table-cell>
          <table:table-cell office:value-type="string">
            <text:p>: Una rana. E dove?</text:p>
          </table:table-cell>
          <table:table-cell/>
        </table:table-row>
        <table:table-row table:style-name="ro1">
          <table:table-cell office:value-type="string">
            <text:p>MentorStorylets-little_storylets-9af540d2</text:p>
          </table:table-cell>
          <table:table-cell office:value-type="string">
            <text:p>: Qui nello stagno.|{name}: Allo stagno.</text:p>
          </table:table-cell>
          <table:table-cell/>
        </table:table-row>
        <table:table-row table:style-name="ro1">
          <table:table-cell office:value-type="string">
            <text:p>MentorStorylets-little_storylets-c11b1d2d</text:p>
          </table:table-cell>
          <table:table-cell office:value-type="string">
            <text:p>: Da che sono qui non ho mai visto rane parlanti, {name}.</text:p>
          </table:table-cell>
          <table:table-cell/>
        </table:table-row>
        <table:table-row table:style-name="ro1">
          <table:table-cell office:value-type="string">
            <text:p>MentorStorylets-little_storylets-85436fb4</text:p>
          </table:table-cell>
          <table:table-cell office:value-type="string">
            <text:p>: E nemmeno rane e basta.</text:p>
          </table:table-cell>
          <table:table-cell/>
        </table:table-row>
        <table:table-row table:style-name="ro1">
          <table:table-cell office:value-type="string">
            <text:p>MentorStorylets-little_storylets-a80eab37</text:p>
          </table:table-cell>
          <table:table-cell office:value-type="string">
            <text:p>: Forse è il caso che ti riposi un poco, davvero.</text:p>
          </table:table-cell>
          <table:table-cell/>
        </table:table-row>
        <table:table-row table:style-name="ro1">
          <table:table-cell office:value-type="string">
            <text:p>MentorStorylets-little_storylets-2db3c509</text:p>
          </table:table-cell>
          <table:table-cell office:value-type="string">
            <text:p>: Lascia fare a me il resto.</text:p>
          </table:table-cell>
          <table:table-cell/>
        </table:table-row>
        <table:table-row table:style-name="ro1">
          <table:table-cell office:value-type="string">
            <text:p>MentorStorylets-little_storylets-cbf1616b</text:p>
          </table:table-cell>
          <table:table-cell office:value-type="string">
            <text:p>Ripensadonci, non ho nulla di nuovo da dire.</text:p>
          </table:table-cell>
          <table:table-cell/>
        </table:table-row>
        <table:table-row table:style-name="ro1">
          <table:table-cell office:value-type="string">
            <text:p>MentorStorylets-first_character_feedback-20d8ea1b</text:p>
          </table:table-cell>
          <table:table-cell office:value-type="string">
            <text:p>: Hai concluso la tua prima riscrittura, {name}!</text:p>
          </table:table-cell>
          <table:table-cell/>
        </table:table-row>
        <table:table-row table:style-name="ro1">
          <table:table-cell office:value-type="string">
            <text:p>MentorStorylets-first_character_feedback-8170b63a</text:p>
          </table:table-cell>
          <table:table-cell office:value-type="string">
            <text:p>: Mmm, sembra l'ora della pagella. Me ne vado.</text:p>
          </table:table-cell>
          <table:table-cell/>
        </table:table-row>
        <table:table-row table:style-name="ro2">
          <table:table-cell office:value-type="string">
            <text:p>MentorStorylets-first_character_feedback-e510a877</text:p>
          </table:table-cell>
          <table:table-cell office:value-type="string">
            <text:p>: Hai aiutato {charNameOne} a riscoprire il suo lato più pratico, razionale.</text:p>
          </table:table-cell>
          <table:table-cell/>
        </table:table-row>
        <table:table-row table:style-name="ro1">
          <table:table-cell office:value-type="string">
            <text:p>MentorStorylets-first_character_feedback-3a15d64e</text:p>
          </table:table-cell>
          <table:table-cell office:value-type="string">
            <text:p>: Non quello di cui aveva bisogno, temo.</text:p>
          </table:table-cell>
          <table:table-cell/>
        </table:table-row>
        <table:table-row table:style-name="ro2">
          <table:table-cell office:value-type="string">
            <text:p>MentorStorylets-first_character_feedback-0e6f871e</text:p>
          </table:table-cell>
          <table:table-cell office:value-type="string">
            <text:p>: Ma per essere la tua prima riscrittura hai dato davvero il massimo.</text:p>
          </table:table-cell>
          <table:table-cell/>
        </table:table-row>
        <table:table-row table:style-name="ro1">
          <table:table-cell office:value-type="string">
            <text:p>MentorStorylets-first_character_feedback-a275897e</text:p>
          </table:table-cell>
          <table:table-cell office:value-type="string">
            <text:p>: Il resto, è colpa dei miei consigli imperfetti.</text:p>
          </table:table-cell>
          <table:table-cell/>
        </table:table-row>
        <table:table-row table:style-name="ro1">
          <table:table-cell office:value-type="string">
            <text:p>MentorStorylets-first_character_feedback-08406bc0</text:p>
          </table:table-cell>
          <table:table-cell office:value-type="string">
            <text:p>: Spero mi concederai il tempo di migliorarmi.</text:p>
          </table:table-cell>
          <table:table-cell/>
        </table:table-row>
        <table:table-row table:style-name="ro2">
          <table:table-cell office:value-type="string">
            <text:p>MentorStorylets-first_character_feedback-e49a8fda</text:p>
          </table:table-cell>
          <table:table-cell office:value-type="string">
            <text:p>: {charNameOne} ora sa di possedere un'idole più attiva, e anche oppositiva se serve.</text:p>
          </table:table-cell>
          <table:table-cell/>
        </table:table-row>
        <table:table-row table:style-name="ro2">
          <table:table-cell office:value-type="string">
            <text:p>MentorStorylets-first_character_feedback-8034bfd0</text:p>
          </table:table-cell>
          <table:table-cell office:value-type="string">
            <text:p>: Forse avrei potuto guidarti meglio, non sono sicura che sia la natura più vicina al suo cuore.</text:p>
          </table:table-cell>
          <table:table-cell/>
        </table:table-row>
        <table:table-row table:style-name="ro1">
          <table:table-cell office:value-type="string">
            <text:p>MentorStorylets-first_character_feedback-a9ef8b57</text:p>
          </table:table-cell>
          <table:table-cell office:value-type="string">
            <text:p>: Ma faremo meglio la prossima volta.</text:p>
          </table:table-cell>
          <table:table-cell/>
        </table:table-row>
        <table:table-row table:style-name="ro2">
          <table:table-cell office:value-type="string">
            <text:p>MentorStorylets-first_character_feedback-028556ad</text:p>
          </table:table-cell>
          <table:table-cell office:value-type="string">
            <text:p>: Grazie al tuo lavoro, {charNameOne} ha scoperto che gli affetti sono la cosa per lei fondamentale.</text:p>
          </table:table-cell>
          <table:table-cell/>
        </table:table-row>
        <table:table-row table:style-name="ro1">
          <table:table-cell office:value-type="string">
            <text:p>MentorStorylets-first_character_feedback-be0503e1</text:p>
          </table:table-cell>
          <table:table-cell office:value-type="string">
            <text:p>: Forse qualcosa che sapeva già.</text:p>
          </table:table-cell>
          <table:table-cell/>
        </table:table-row>
        <table:table-row table:style-name="ro1">
          <table:table-cell office:value-type="string">
            <text:p>MentorStorylets-first_character_feedback-05a0c128</text:p>
          </table:table-cell>
          <table:table-cell office:value-type="string">
            <text:p>: Forse ora sta meglio, giusto?</text:p>
          </table:table-cell>
          <table:table-cell/>
        </table:table-row>
        <table:table-row table:style-name="ro1">
          <table:table-cell office:value-type="string">
            <text:p>MentorStorylets-first_character_feedback-53acaf9a</text:p>
          </table:table-cell>
          <table:table-cell office:value-type="string">
            <text:p>: Questo è il massimo che potevamo fare per lei, vero?</text:p>
          </table:table-cell>
          <table:table-cell/>
        </table:table-row>
        <table:table-row table:style-name="ro2">
          <table:table-cell office:value-type="string">
            <text:p>MentorStorylets-first_character_feedback-05859655</text:p>
          </table:table-cell>
          <table:table-cell office:value-type="string">
            <text:p>: {charNameOne} ha trovato nella giocosità uno sblocco, ed è pronta ad abbandonarsi alla sua creatività.</text:p>
          </table:table-cell>
          <table:table-cell/>
        </table:table-row>
        <table:table-row table:style-name="ro2">
          <table:table-cell office:value-type="string">
            <text:p>MentorStorylets-first_character_feedback-a2969b8f</text:p>
          </table:table-cell>
          <table:table-cell office:value-type="string">
            <text:p>: E chi sono io per giudicare cosa fa star bene un'altra persona?</text:p>
          </table:table-cell>
          <table:table-cell/>
        </table:table-row>
        <table:table-row table:style-name="ro1">
          <table:table-cell office:value-type="string">
            <text:p>MentorStorylets-first_character_feedback-e460de25</text:p>
          </table:table-cell>
          <table:table-cell office:value-type="string">
            <text:p>: E indubbiamente sembra molto più felice di quando è arrivata.</text:p>
          </table:table-cell>
          <table:table-cell/>
        </table:table-row>
        <table:table-row table:style-name="ro4">
          <table:table-cell office:value-type="string">
            <text:p>MentorStorylets-first_character_feedback-7d5da1a9</text:p>
          </table:table-cell>
          <table:table-cell office:value-type="string">
            <text:p>: {charNameOne} aveva bisogno di riconoscere che per lei la vita ha senso solo con uno scopo più grande, e grazie a te, ce l'ha fatta.</text:p>
          </table:table-cell>
          <table:table-cell/>
        </table:table-row>
        <table:table-row table:style-name="ro1">
          <table:table-cell office:value-type="string">
            <text:p>MentorStorylets-first_character_feedback-82c12575</text:p>
          </table:table-cell>
          <table:table-cell office:value-type="string">
            <text:p>: Abbiamo fatto un grande lavoro assieme, {name}.</text:p>
          </table:table-cell>
          <table:table-cell/>
        </table:table-row>
        <table:table-row table:style-name="ro1">
          <table:table-cell office:value-type="string">
            <text:p>MentorStorylets-first_character_feedback-a4c5dad7</text:p>
          </table:table-cell>
          <table:table-cell office:value-type="string">
            <text:p>: Non vedo l'ora di aiutare la prossima persona con te!</text:p>
          </table:table-cell>
          <table:table-cell/>
        </table:table-row>
        <table:table-row table:style-name="ro2">
          <table:table-cell office:value-type="string">
            <text:p>MentorStorylets-first_character_feedback-f455c7de</text:p>
          </table:table-cell>
          <table:table-cell office:value-type="string">
            <text:p>: Non tutte le persone sono disposte a cambiare, ma questa non è una tua colpa.</text:p>
          </table:table-cell>
          <table:table-cell/>
        </table:table-row>
        <table:table-row table:style-name="ro2">
          <table:table-cell office:value-type="string">
            <text:p>MentorStorylets-first_character_feedback-2c09d0cb</text:p>
          </table:table-cell>
          <table:table-cell office:value-type="string">
            <text:p>: Questa è mia. Il mio compito è renderti {pronouns has him: pronto|{pronouns has her: pronta|prontə}} per ogni evenienza.</text:p>
          </table:table-cell>
          <table:table-cell/>
        </table:table-row>
        <table:table-row table:style-name="ro1">
          <table:table-cell office:value-type="string">
            <text:p>MentorStorylets-first_character_feedback-e2e179d5</text:p>
          </table:table-cell>
          <table:table-cell office:value-type="string">
            <text:p>: A qualunque costo.</text:p>
          </table:table-cell>
          <table:table-cell/>
        </table:table-row>
        <table:table-row table:style-name="ro4">
          <table:table-cell office:value-type="string">
            <text:p>MentorStorylets-first_character_feedback-959f9b24</text:p>
          </table:table-cell>
          <table:table-cell office:value-type="string">
            <text:p>: Non ti conosco ancora abbastanza, ma ci tengo a dirtelo: sentiti {pronouns has him: soddisfatto|{pronouns has her: soddisfatta|soddisfattə}}!</text:p>
          </table:table-cell>
          <table:table-cell/>
        </table:table-row>
        <table:table-row table:style-name="ro2">
          <table:table-cell office:value-type="string">
            <text:p>MentorStorylets-first_character_feedback-a0a864b5</text:p>
          </table:table-cell>
          <table:table-cell office:value-type="string">
            <text:p>: Questo è un lavoro complesso, ma vedrai che col tempo sarà tutto più facile.</text:p>
          </table:table-cell>
          <table:table-cell/>
        </table:table-row>
        <table:table-row table:style-name="ro2">
          <table:table-cell office:value-type="string">
            <text:p>MentorStorylets-first_character_feedback-9321c3dc</text:p>
          </table:table-cell>
          <table:table-cell office:value-type="string">
            <text:p>: Comunque sia, direi che ti ho dato tutti gli strumenti per far sì che tu possa riscrivere storie in autonomia.</text:p>
          </table:table-cell>
          <table:table-cell/>
        </table:table-row>
        <table:table-row table:style-name="ro2">
          <table:table-cell office:value-type="string">
            <text:p>MentorStorylets-first_character_feedback-390ed1e7</text:p>
          </table:table-cell>
          <table:table-cell office:value-type="string">
            <text:p>: Ma se avrai bisogno di aiuto per i luoghi del giardino, o un po' di supporto personale, sono qui.</text:p>
          </table:table-cell>
          <table:table-cell/>
        </table:table-row>
        <table:table-row table:style-name="ro1">
          <table:table-cell office:value-type="string">
            <text:p>MentorStorylets-first_character_feedback-320c3983</text:p>
          </table:table-cell>
          <table:table-cell office:value-type="string">
            <text:p>: O anche solo per due chiacchiere.</text:p>
          </table:table-cell>
          <table:table-cell/>
        </table:table-row>
        <table:table-row table:style-name="ro2">
          <table:table-cell office:value-type="string">
            <text:p>MentorStorylets-first_character_feedback-756a1256</text:p>
          </table:table-cell>
          <table:table-cell office:value-type="string">
            <text:p>: Ora vado a sistemare quel disastro che è la biblioteca, che già ci ho messo ore per sbloccare la porta.</text:p>
          </table:table-cell>
          <table:table-cell/>
        </table:table-row>
        <table:table-row table:style-name="ro1">
          <table:table-cell office:value-type="string">
            <text:p>MentorStorylets-second_character_feedback-780840c8</text:p>
          </table:table-cell>
          <table:table-cell office:value-type="string">
            <text:p>: Hai finito il percorso con {charNameTwo}, {name}!</text:p>
          </table:table-cell>
          <table:table-cell/>
        </table:table-row>
        <table:table-row table:style-name="ro2">
          <table:table-cell office:value-type="string">
            <text:p>MentorStorylets-second_character_feedback-d2046362</text:p>
          </table:table-cell>
          <table:table-cell office:value-type="string">
            <text:p>: Ed entrambi mi avete stupita: non pensavo davvero che un bambino avrebbe avuto bisogno di questo luogo.</text:p>
          </table:table-cell>
          <table:table-cell/>
        </table:table-row>
        <table:table-row table:style-name="ro2">
          <table:table-cell office:value-type="string">
            <text:p>MentorStorylets-second_character_feedback-946bef36</text:p>
          </table:table-cell>
          <table:table-cell office:value-type="string">
            <text:p>: Devi imparare tante cose sui bambini, tu. Vado a farmi due passi.</text:p>
          </table:table-cell>
          <table:table-cell/>
        </table:table-row>
        <table:table-row table:style-name="ro1">
          <table:table-cell office:value-type="string">
            <text:p>MentorStorylets-second_character_feedback-42369642</text:p>
          </table:table-cell>
          <table:table-cell office:value-type="string">
            <text:p>: Mi spiace che non si sia liberato delle sue paure.</text:p>
          </table:table-cell>
          <table:table-cell/>
        </table:table-row>
        <table:table-row table:style-name="ro1">
          <table:table-cell office:value-type="string">
            <text:p>MentorStorylets-second_character_feedback-9fe95adb</text:p>
          </table:table-cell>
          <table:table-cell office:value-type="string">
            <text:p>: E di quell'atteggiamento violento e fastidioso.</text:p>
          </table:table-cell>
          <table:table-cell/>
        </table:table-row>
        <table:table-row table:style-name="ro1">
          <table:table-cell office:value-type="string">
            <text:p>MentorStorylets-second_character_feedback-f513b2b6</text:p>
          </table:table-cell>
          <table:table-cell office:value-type="string">
            <text:p>: Forse avrei dovuto darti più aiuto.</text:p>
          </table:table-cell>
          <table:table-cell/>
        </table:table-row>
        <table:table-row table:style-name="ro1">
          <table:table-cell office:value-type="string">
            <text:p>MentorStorylets-second_character_feedback-5cdb73a8</text:p>
          </table:table-cell>
          <table:table-cell office:value-type="string">
            <text:p>: O forse devi imparare meglio ad ascoltare gli altri?</text:p>
          </table:table-cell>
          <table:table-cell/>
        </table:table-row>
        <table:table-row table:style-name="ro2">
          <table:table-cell office:value-type="string">
            <text:p>MentorStorylets-second_character_feedback-d29e9d7e</text:p>
          </table:table-cell>
          <table:table-cell office:value-type="string">
            <text:p>: A quanto pare il nostro bambino ha abbracciato il suo lato rabbioso.</text:p>
          </table:table-cell>
          <table:table-cell/>
        </table:table-row>
        <table:table-row table:style-name="ro1">
          <table:table-cell office:value-type="string">
            <text:p>MentorStorylets-second_character_feedback-e90f3699</text:p>
          </table:table-cell>
          <table:table-cell office:value-type="string">
            <text:p>: E invece di combatterlo, l'ha fatto proprio.</text:p>
          </table:table-cell>
          <table:table-cell/>
        </table:table-row>
        <table:table-row table:style-name="ro1">
          <table:table-cell office:value-type="string">
            <text:p>MentorStorylets-second_character_feedback-4d15b3b0</text:p>
          </table:table-cell>
          <table:table-cell office:value-type="string">
            <text:p>: Personalmente, la rabbia non mi convince mai molto.</text:p>
          </table:table-cell>
          <table:table-cell/>
        </table:table-row>
        <table:table-row table:style-name="ro1">
          <table:table-cell office:value-type="string">
            <text:p>MentorStorylets-second_character_feedback-823f4ff7</text:p>
          </table:table-cell>
          <table:table-cell office:value-type="string">
            <text:p>: Porta solo disordine e dolore.</text:p>
          </table:table-cell>
          <table:table-cell/>
        </table:table-row>
        <table:table-row table:style-name="ro1">
          <table:table-cell office:value-type="string">
            <text:p>MentorStorylets-second_character_feedback-613fe3e8</text:p>
          </table:table-cell>
          <table:table-cell office:value-type="string">
            <text:p>: Ma immagino tu sappia quello che stai facendo, no?</text:p>
          </table:table-cell>
          <table:table-cell/>
        </table:table-row>
        <table:table-row table:style-name="ro1">
          <table:table-cell office:value-type="string">
            <text:p>MentorStorylets-second_character_feedback-0660ac73</text:p>
          </table:table-cell>
          <table:table-cell office:value-type="string">
            <text:p>: La famiglia è qualcosa di importante, {name}.</text:p>
          </table:table-cell>
          <table:table-cell/>
        </table:table-row>
        <table:table-row table:style-name="ro2">
          <table:table-cell office:value-type="string">
            <text:p>MentorStorylets-second_character_feedback-d8473378</text:p>
          </table:table-cell>
          <table:table-cell office:value-type="string">
            <text:p>: E sono contenta che {charNameTwo} abbia scoperto in sé la voglia di prendersene cura.</text:p>
          </table:table-cell>
          <table:table-cell/>
        </table:table-row>
        <table:table-row table:style-name="ro2">
          <table:table-cell office:value-type="string">
            <text:p>MentorStorylets-second_character_feedback-c90147d0</text:p>
          </table:table-cell>
          <table:table-cell office:value-type="string">
            <text:p>: E magari un giorno la sua nonna e suo fratello torneranno sotto il tetto dei genitori.</text:p>
          </table:table-cell>
          <table:table-cell/>
        </table:table-row>
        <table:table-row table:style-name="ro1">
          <table:table-cell office:value-type="string">
            <text:p>MentorStorylets-second_character_feedback-868dba5e</text:p>
          </table:table-cell>
          <table:table-cell office:value-type="string">
            <text:p>: Per me sarebbe un finale davvero felice.</text:p>
          </table:table-cell>
          <table:table-cell/>
        </table:table-row>
        <table:table-row table:style-name="ro2">
          <table:table-cell office:value-type="string">
            <text:p>MentorStorylets-second_character_feedback-fc379792</text:p>
          </table:table-cell>
          <table:table-cell office:value-type="string">
            <text:p>: Sono perplessa: non pensavo l'avresti spinto ad abbracciare il suo lato più infantile.</text:p>
          </table:table-cell>
          <table:table-cell/>
        </table:table-row>
        <table:table-row table:style-name="ro1">
          <table:table-cell office:value-type="string">
            <text:p>MentorStorylets-second_character_feedback-f2bef54c</text:p>
          </table:table-cell>
          <table:table-cell office:value-type="string">
            <text:p>: Giocoso.</text:p>
          </table:table-cell>
          <table:table-cell/>
        </table:table-row>
        <table:table-row table:style-name="ro1">
          <table:table-cell office:value-type="string">
            <text:p>MentorStorylets-second_character_feedback-81407788</text:p>
          </table:table-cell>
          <table:table-cell office:value-type="string">
            <text:p>: So che il tuo lavoro è fare uscire queste persone dal blocco.</text:p>
          </table:table-cell>
          <table:table-cell/>
        </table:table-row>
        <table:table-row table:style-name="ro1">
          <table:table-cell office:value-type="string">
            <text:p>MentorStorylets-second_character_feedback-2f8ac7e9</text:p>
          </table:table-cell>
          <table:table-cell office:value-type="string">
            <text:p>: Ma l'unica soluzione era quella di renderlo un giullare?</text:p>
          </table:table-cell>
          <table:table-cell/>
        </table:table-row>
        <table:table-row table:style-name="ro2">
          <table:table-cell office:value-type="string">
            <text:p>MentorStorylets-second_character_feedback-6d5f7a5a</text:p>
          </table:table-cell>
          <table:table-cell office:value-type="string">
            <text:p>: A volte forse devo solo dirmi: non tutto il mondo può essere come vorrei.</text:p>
          </table:table-cell>
          <table:table-cell/>
        </table:table-row>
        <table:table-row table:style-name="ro2">
          <table:table-cell office:value-type="string">
            <text:p>MentorStorylets-second_character_feedback-39297167</text:p>
          </table:table-cell>
          <table:table-cell office:value-type="string">
            <text:p>: Il fatto che il nostro piccolo amico ora si senta un {charNameTwo} mi lascia perplessa.</text:p>
          </table:table-cell>
          <table:table-cell/>
        </table:table-row>
        <table:table-row table:style-name="ro1">
          <table:table-cell office:value-type="string">
            <text:p>MentorStorylets-second_character_feedback-9e344e03</text:p>
          </table:table-cell>
          <table:table-cell office:value-type="string">
            <text:p>: Non sono mai stata una grande fan de "l'unione fa la forza".</text:p>
          </table:table-cell>
          <table:table-cell/>
        </table:table-row>
        <table:table-row table:style-name="ro2">
          <table:table-cell office:value-type="string">
            <text:p>MentorStorylets-second_character_feedback-1650375f</text:p>
          </table:table-cell>
          <table:table-cell office:value-type="string">
            <text:p>: Ma forse tu hai visto qualcosa in quel bimbo che a me sfuggiva.</text:p>
          </table:table-cell>
          <table:table-cell/>
        </table:table-row>
        <table:table-row table:style-name="ro1">
          <table:table-cell office:value-type="string">
            <text:p>MentorStorylets-second_character_feedback-bef75bf0</text:p>
          </table:table-cell>
          <table:table-cell office:value-type="string">
            <text:p>: E un giorno diventerà un uomo responsabile.</text:p>
          </table:table-cell>
          <table:table-cell/>
        </table:table-row>
        <table:table-row table:style-name="ro1">
          <table:table-cell office:value-type="string">
            <text:p>MentorStorylets-second_character_feedback-5767346c</text:p>
          </table:table-cell>
          <table:table-cell office:value-type="string">
            <text:p>: Spero.</text:p>
          </table:table-cell>
          <table:table-cell/>
        </table:table-row>
        <table:table-row table:style-name="ro1">
          <table:table-cell office:value-type="string">
            <text:p>MentorStorylets-second_character_feedback-14f3d7f6</text:p>
          </table:table-cell>
          <table:table-cell office:value-type="string">
            <text:p>: Non credo avresti potuto ottenere un esito migliore.</text:p>
          </table:table-cell>
          <table:table-cell/>
        </table:table-row>
        <table:table-row table:style-name="ro2">
          <table:table-cell office:value-type="string">
            <text:p>MentorStorylets-second_character_feedback-36c1733d</text:p>
          </table:table-cell>
          <table:table-cell office:value-type="string">
            <text:p>: La sua curiosità, la sua intelligenza indirizzate verso qualcosa di concreto, utile.</text:p>
          </table:table-cell>
          <table:table-cell/>
        </table:table-row>
        <table:table-row table:style-name="ro1">
          <table:table-cell office:value-type="string">
            <text:p>MentorStorylets-second_character_feedback-173e594e</text:p>
          </table:table-cell>
          <table:table-cell office:value-type="string">
            <text:p>: Ce lo vedo a studiare nuovi modi per curare le persone.</text:p>
          </table:table-cell>
          <table:table-cell/>
        </table:table-row>
        <table:table-row table:style-name="ro1">
          <table:table-cell office:value-type="string">
            <text:p>MentorStorylets-second_character_feedback-8d877223</text:p>
          </table:table-cell>
          <table:table-cell office:value-type="string">
            <text:p>: Per ridurre la fame nel mondo.</text:p>
          </table:table-cell>
          <table:table-cell/>
        </table:table-row>
        <table:table-row table:style-name="ro2">
          <table:table-cell office:value-type="string">
            <text:p>MentorStorylets-second_character_feedback-b36a44dc</text:p>
          </table:table-cell>
          <table:table-cell office:value-type="string">
            <text:p>: O anche solo per inventare una variante di begonia che sia completamente nera.</text:p>
          </table:table-cell>
          <table:table-cell/>
        </table:table-row>
        <table:table-row table:style-name="ro1">
          <table:table-cell office:value-type="string">
            <text:p>MentorStorylets-second_character_feedback-5d127139</text:p>
          </table:table-cell>
          <table:table-cell office:value-type="string">
            <text:p>: Ottimo lavoro, {name}!</text:p>
          </table:table-cell>
          <table:table-cell/>
        </table:table-row>
        <table:table-row table:style-name="ro2">
          <table:table-cell office:value-type="string">
            <text:p>MentorStorylets-second_character_feedback-5b3b35f6</text:p>
          </table:table-cell>
          <table:table-cell office:value-type="string">
            <text:p>: Dopo la tua seconda riscrittura, spero di cuore che tu sia felice di quello che stai facendo.</text:p>
          </table:table-cell>
          <table:table-cell/>
        </table:table-row>
        <table:table-row table:style-name="ro1">
          <table:table-cell office:value-type="string">
            <text:p>MentorStorylets-second_character_feedback-08f1ec85</text:p>
          </table:table-cell>
          <table:table-cell office:value-type="string">
            <text:p>: A prescindere dal risultato.</text:p>
          </table:table-cell>
          <table:table-cell/>
        </table:table-row>
        <table:table-row table:style-name="ro2">
          <table:table-cell office:value-type="string">
            <text:p>MentorStorylets-second_character_feedback-0626dfec</text:p>
          </table:table-cell>
          <table:table-cell office:value-type="string">
            <text:p>: E un giorno potrai fare questo lavoro da {pronouns has him: solo|{pronouns has her: sola|solə}}.</text:p>
          </table:table-cell>
          <table:table-cell/>
        </table:table-row>
        <table:table-row table:style-name="ro1">
          <table:table-cell office:value-type="string">
            <text:p>MentorStorylets-second_character_feedback-44127324</text:p>
          </table:table-cell>
          <table:table-cell office:value-type="string">
            <text:p>: E a quel punto forse anche io potrò un poco riposare.</text:p>
          </table:table-cell>
          <table:table-cell/>
        </table:table-row>
        <table:table-row table:style-name="ro1">
          <table:table-cell office:value-type="string">
            <text:p>MentorStorylets-third_character_feedback-db7bd3b4</text:p>
          </table:table-cell>
          <table:table-cell office:value-type="string">
            <text:p>third_character_feedback</text:p>
          </table:table-cell>
          <table:table-cell office:value-type="string">
            <text:p>third_character_feedback</text:p>
          </table:table-cell>
        </table:table-row>
        <table:table-row table:style-name="ro1">
          <table:table-cell office:value-type="string">
            <text:p>MentorStorylets-fourth_character_feedback-33f268b2</text:p>
          </table:table-cell>
          <table:table-cell office:value-type="string">
            <text:p>fourth_character_feedback</text:p>
          </table:table-cell>
          <table:table-cell office:value-type="string">
            <text:p>fourth_character_feedback</text:p>
          </table:table-cell>
        </table:table-row>
        <table:table-row table:style-name="ro1">
          <table:table-cell office:value-type="string">
            <text:p>MentorStorylets-fifth_character_feedback-c425da2b</text:p>
          </table:table-cell>
          <table:table-cell office:value-type="string">
            <text:p>fifth_character_feedback</text:p>
          </table:table-cell>
          <table:table-cell office:value-type="string">
            <text:p>fifth_character_feedback</text:p>
          </table:table-cell>
        </table:table-row>
        <table:table-row table:style-name="ro1">
          <table:table-cell office:value-type="string">
            <text:p>MentorStorylets-growing_fungus_storylet-b26498ff</text:p>
          </table:table-cell>
          <table:table-cell office:value-type="string">
            <text:p>: Quella pianta mezza morta.</text:p>
          </table:table-cell>
          <table:table-cell/>
        </table:table-row>
        <table:table-row table:style-name="ro1">
          <table:table-cell office:value-type="string">
            <text:p>MentorStorylets-growing_fungus_storylet-80d81eb8</text:p>
          </table:table-cell>
          <table:table-cell office:value-type="string">
            <text:p>: Alla fine qualcosa è cambiato, ma non ho capito cosa.</text:p>
          </table:table-cell>
          <table:table-cell/>
        </table:table-row>
        <table:table-row table:style-name="ro1">
          <table:table-cell office:value-type="string">
            <text:p>MentorStorylets-growing_fungus_storylet-0f7bd411</text:p>
          </table:table-cell>
          <table:table-cell office:value-type="string">
            <text:p>: Ma ora sta crescendo.</text:p>
          </table:table-cell>
          <table:table-cell/>
        </table:table-row>
        <table:table-row table:style-name="ro2">
          <table:table-cell office:value-type="string">
            <text:p>MentorStorylets-growing_fungus_storylet-5c350fb3</text:p>
          </table:table-cell>
          <table:table-cell office:value-type="string">
            <text:p>: Sono comparse in un batter d'occhio queste radici solide, colorate.</text:p>
          </table:table-cell>
          <table:table-cell/>
        </table:table-row>
        <table:table-row table:style-name="ro1">
          <table:table-cell office:value-type="string">
            <text:p>MentorStorylets-growing_fungus_storylet-0ee4f026</text:p>
          </table:table-cell>
          <table:table-cell office:value-type="string">
            <text:p>: Non pensavo che questo luogo mi avrebbe stupita.</text:p>
          </table:table-cell>
          <table:table-cell/>
        </table:table-row>
        <table:table-row table:style-name="ro1">
          <table:table-cell office:value-type="string">
            <text:p>MentorStorylets-growing_fungus_storylet-21567f99</text:p>
          </table:table-cell>
          <table:table-cell office:value-type="string">
            <text:p>: Da quando sei qui, {name}, sono cambiate molte cose.</text:p>
          </table:table-cell>
          <table:table-cell/>
        </table:table-row>
        <table:table-row table:style-name="ro1">
          <table:table-cell office:value-type="string">
            <text:p>MentorStorylets-growing_fungus_storylet-dd91a1c2</text:p>
          </table:table-cell>
          <table:table-cell office:value-type="string">
            <text:p>: Spero solo sia un segno positivo.</text:p>
          </table:table-cell>
          <table:table-cell/>
        </table:table-row>
        <table:table-row table:style-name="ro1">
          <table:table-cell office:value-type="string">
            <text:p>MentorStorylets-growing_fungus_storylet-d81755a0</text:p>
          </table:table-cell>
          <table:table-cell office:value-type="string">
            <text:p>: Poi provo a dare un po' di concime a quel brutto albero.</text:p>
          </table:table-cell>
          <table:table-cell/>
        </table:table-row>
        <table:table-row table:style-name="ro2">
          <table:table-cell office:value-type="string">
            <text:p>MentorStorylets-growing_fungus_storylet-688b8a41</text:p>
          </table:table-cell>
          <table:table-cell office:value-type="string">
            <text:p> &lt;i&gt;Noi preferiamo crescere senza concime. Chiederemo alle formiche di forare il sacco.&lt;/i&gt;</text:p>
          </table:table-cell>
          <table:table-cell/>
        </table:table-row>
        <table:table-row table:style-name="ro2">
          <table:table-cell office:value-type="string">
            <text:p>MentorStorylets-that_little_liar_storylet-22109ff9</text:p>
          </table:table-cell>
          <table:table-cell office:value-type="string">
            <text:p>: {name}, sei {pronouns has him: riuscito|{pronouns has her: riuscita|riuscitə}} a rimandare quel bambino a casa?</text:p>
          </table:table-cell>
          <table:table-cell/>
        </table:table-row>
        <table:table-row table:style-name="ro1">
          <table:table-cell office:value-type="string">
            <text:p>MentorStorylets-that_little_liar_storylet-7f956363</text:p>
          </table:table-cell>
          <table:table-cell office:value-type="string">
            <text:p>: Da quanto vedo, no.</text:p>
          </table:table-cell>
          <table:table-cell/>
        </table:table-row>
        <table:table-row table:style-name="ro1">
          <table:table-cell office:value-type="string">
            <text:p>MentorStorylets-that_little_liar_storylet-17308410</text:p>
          </table:table-cell>
          <table:table-cell office:value-type="string">
            <text:p>{charNameTwo}|???}: Antipatica.</text:p>
          </table:table-cell>
          <table:table-cell/>
        </table:table-row>
        <table:table-row table:style-name="ro1">
          <table:table-cell office:value-type="string">
            <text:p>MentorStorylets-that_little_liar_storylet-6c2b1f13</text:p>
          </table:table-cell>
          <table:table-cell office:value-type="string">
            <text:p>: Non è mai successo che qui arrivassero dei bambini.</text:p>
          </table:table-cell>
          <table:table-cell/>
        </table:table-row>
        <table:table-row table:style-name="ro1">
          <table:table-cell office:value-type="string">
            <text:p>MentorStorylets-that_little_liar_storylet-80694272</text:p>
          </table:table-cell>
          <table:table-cell office:value-type="string">
            <text:p>: Non è un posto adatto a un bambino.</text:p>
          </table:table-cell>
          <table:table-cell/>
        </table:table-row>
        <table:table-row table:style-name="ro1">
          <table:table-cell office:value-type="string">
            <text:p>MentorStorylets-that_little_liar_storylet-84bfa516</text:p>
          </table:table-cell>
          <table:table-cell office:value-type="string">
            <text:p>: E mi ha tirato un calcio!</text:p>
          </table:table-cell>
          <table:table-cell/>
        </table:table-row>
        <table:table-row table:style-name="ro1">
          <table:table-cell office:value-type="string">
            <text:p>MentorStorylets-that_little_liar_storylet-2e544c91</text:p>
          </table:table-cell>
          <table:table-cell office:value-type="string">
            <text:p>: Lui dice che gli hai fatto male.</text:p>
          </table:table-cell>
          <table:table-cell/>
        </table:table-row>
        <table:table-row table:style-name="ro1">
          <table:table-cell office:value-type="string">
            <text:p>MentorStorylets-that_little_liar_storylet-a40d3cd4</text:p>
          </table:table-cell>
          <table:table-cell office:value-type="string">
            <text:p>: L'ho solo fermato perché cercava di scappare.</text:p>
          </table:table-cell>
          <table:table-cell/>
        </table:table-row>
        <table:table-row table:style-name="ro1">
          <table:table-cell office:value-type="string">
            <text:p>MentorStorylets-that_little_liar_storylet-edb81905</text:p>
          </table:table-cell>
          <table:table-cell office:value-type="string">
            <text:p>: Mi fa tenerezza, sai?</text:p>
          </table:table-cell>
          <table:table-cell/>
        </table:table-row>
        <table:table-row table:style-name="ro1">
          <table:table-cell office:value-type="string">
            <text:p>MentorStorylets-that_little_liar_storylet-89f193eb</text:p>
          </table:table-cell>
          <table:table-cell office:value-type="string">
            <text:p>: Mi sembra un riccio.</text:p>
          </table:table-cell>
          <table:table-cell/>
        </table:table-row>
        <table:table-row table:style-name="ro1">
          <table:table-cell office:value-type="string">
            <text:p>MentorStorylets-that_little_liar_storylet-90e90ebb</text:p>
          </table:table-cell>
          <table:table-cell office:value-type="string">
            <text:p>: Così carino, tenero.</text:p>
          </table:table-cell>
          <table:table-cell/>
        </table:table-row>
        <table:table-row table:style-name="ro1">
          <table:table-cell office:value-type="string">
            <text:p>MentorStorylets-that_little_liar_storylet-e701ce48</text:p>
          </table:table-cell>
          <table:table-cell office:value-type="string">
            <text:p>: Ma poi come ti avvicini ti fa male.</text:p>
          </table:table-cell>
          <table:table-cell/>
        </table:table-row>
        <table:table-row table:style-name="ro1">
          <table:table-cell office:value-type="string">
            <text:p>MentorStorylets-that_little_liar_storylet-9ccbc22b</text:p>
          </table:table-cell>
          <table:table-cell office:value-type="string">
            <text:p>: Mi spiace aver perso la pazienza con lui.</text:p>
          </table:table-cell>
          <table:table-cell/>
        </table:table-row>
        <table:table-row table:style-name="ro1">
          <table:table-cell office:value-type="string">
            <text:p>MentorStorylets-that_little_liar_storylet-f7c95004</text:p>
          </table:table-cell>
          <table:table-cell office:value-type="string">
            <text:p>: Ma ci sono rimasta male per quel calcio.</text:p>
          </table:table-cell>
          <table:table-cell/>
        </table:table-row>
        <table:table-row table:style-name="ro2">
          <table:table-cell office:value-type="string">
            <text:p>MentorStorylets-that_little_liar_storylet-fbc29117</text:p>
          </table:table-cell>
          <table:table-cell office:value-type="string">
            <text:p>: Io non ho tempo ora, ma sono sicura che troverai una soluzione.</text:p>
          </table:table-cell>
          <table:table-cell/>
        </table:table-row>
        <table:table-row table:style-name="ro1">
          <table:table-cell office:value-type="string">
            <text:p>MentorStorylets-that_little_liar_storylet-1ea23f7e</text:p>
          </table:table-cell>
          <table:table-cell office:value-type="string">
            <text:p>: Trova un modo per allontanarlo.</text:p>
          </table:table-cell>
          <table:table-cell/>
        </table:table-row>
        <table:table-row table:style-name="ro1">
          <table:table-cell office:value-type="string">
            <text:p>MentorStorylets-that_little_liar_storylet-c04f2eea</text:p>
          </table:table-cell>
          <table:table-cell office:value-type="string">
            <text:p>: Ma non metterci troppo, per favore.</text:p>
          </table:table-cell>
          <table:table-cell/>
        </table:table-row>
        <table:table-row table:style-name="ro1">
          <table:table-cell office:value-type="string">
            <text:p>MentorStorylets-watering_can_storylet-f1b40d39</text:p>
          </table:table-cell>
          <table:table-cell office:value-type="string">
            <text:p>: L'annaffiatoio!</text:p>
          </table:table-cell>
          <table:table-cell/>
        </table:table-row>
        <table:table-row table:style-name="ro1">
          <table:table-cell office:value-type="string">
            <text:p>MentorStorylets-watering_can_storylet-d4fafc6d</text:p>
          </table:table-cell>
          <table:table-cell office:value-type="string">
            <text:p>: L'annaffiatoio è scomparso dalla serra.</text:p>
          </table:table-cell>
          <table:table-cell/>
        </table:table-row>
        <table:table-row table:style-name="ro1">
          <table:table-cell office:value-type="string">
            <text:p>MentorStorylets-watering_can_storylet-f6cd0dd6</text:p>
          </table:table-cell>
          <table:table-cell office:value-type="string">
            <text:p>: E sono sicura, sicura che è stato quel bambino dispettoso!</text:p>
          </table:table-cell>
          <table:table-cell/>
        </table:table-row>
        <table:table-row table:style-name="ro1">
          <table:table-cell office:value-type="string">
            <text:p>MentorStorylets-watering_can_storylet-ddaed481</text:p>
          </table:table-cell>
          <table:table-cell office:value-type="string">
            <text:p>: Dispettosa sarai tu, vecchia biscia!</text:p>
          </table:table-cell>
          <table:table-cell/>
        </table:table-row>
        <table:table-row table:style-name="ro1">
          <table:table-cell office:value-type="string">
            <text:p>MentorStorylets-watering_can_storylet-177c8663</text:p>
          </table:table-cell>
          <table:table-cell office:value-type="string">
            <text:p>: Giuro che sto cercando di essere paziente, {name}.</text:p>
          </table:table-cell>
          <table:table-cell/>
        </table:table-row>
        <table:table-row table:style-name="ro1">
          <table:table-cell office:value-type="string">
            <text:p>MentorStorylets-watering_can_storylet-976655e0</text:p>
          </table:table-cell>
          <table:table-cell office:value-type="string">
            <text:p>: Giuro!</text:p>
          </table:table-cell>
          <table:table-cell/>
        </table:table-row>
        <table:table-row table:style-name="ro2">
          <table:table-cell office:value-type="string">
            <text:p>MentorStorylets-watering_can_storylet-e931c9f2</text:p>
          </table:table-cell>
          <table:table-cell office:value-type="string">
            <text:p>: Ma senza l'annaffiatoio non si possono coltivare le piante della serra.</text:p>
          </table:table-cell>
          <table:table-cell/>
        </table:table-row>
        <table:table-row table:style-name="ro2">
          <table:table-cell office:value-type="string">
            <text:p>MentorStorylets-watering_can_storylet-5c70a8eb</text:p>
          </table:table-cell>
          <table:table-cell office:value-type="string">
            <text:p>: Senza piante della serra non ci sono molti doni per le persone che ne hanno bisogno.</text:p>
          </table:table-cell>
          <table:table-cell/>
        </table:table-row>
        <table:table-row table:style-name="ro1">
          <table:table-cell office:value-type="string">
            <text:p>MentorStorylets-watering_can_storylet-6f32a4c1</text:p>
          </table:table-cell>
          <table:table-cell office:value-type="string">
            <text:p>: E l'equilibrio delicato di questo posto verrà meno.</text:p>
          </table:table-cell>
          <table:table-cell/>
        </table:table-row>
        <table:table-row table:style-name="ro1">
          <table:table-cell office:value-type="string">
            <text:p>MentorStorylets-watering_can_storylet-b369af52</text:p>
          </table:table-cell>
          <table:table-cell office:value-type="string">
            <text:p>: Ti prego, digli di ridarcelo!</text:p>
          </table:table-cell>
          <table:table-cell/>
        </table:table-row>
        <table:table-row table:style-name="ro1">
          <table:table-cell office:value-type="string">
            <text:p>MentorStorylets-watering_can_storylet-26a16a96</text:p>
          </table:table-cell>
          <table:table-cell office:value-type="string">
            <text:p>: E caricalo di peso sul prossimo treno.</text:p>
          </table:table-cell>
          <table:table-cell/>
        </table:table-row>
        <table:table-row table:style-name="ro1">
          <table:table-cell office:value-type="string">
            <text:p>MentorStorylets-watering_can_storylet-0d8be2d1</text:p>
          </table:table-cell>
          <table:table-cell office:value-type="string">
            <text:p>: No, non devo essere così severa.</text:p>
          </table:table-cell>
          <table:table-cell/>
        </table:table-row>
        <table:table-row table:style-name="ro1">
          <table:table-cell office:value-type="string">
            <text:p>MentorStorylets-watering_can_storylet-7aa63f49</text:p>
          </table:table-cell>
          <table:table-cell office:value-type="string">
            <text:p>: Ma ti prego, tienimelo lontano.</text:p>
          </table:table-cell>
          <table:table-cell/>
        </table:table-row>
        <table:table-row table:style-name="ro1">
          <table:table-cell office:value-type="string">
            <text:p>MentorStorylets-ending_demo-0eff096a</text:p>
          </table:table-cell>
          <table:table-cell office:value-type="string">
            <text:p>: Sembra che la demo sia finita qui, {name}.</text:p>
          </table:table-cell>
          <table:table-cell/>
        </table:table-row>
        <table:table-row table:style-name="ro1">
          <table:table-cell office:value-type="string">
            <text:p>MentorStorylets-ending_demo-16a9fd20</text:p>
          </table:table-cell>
          <table:table-cell office:value-type="string">
            <text:p>: Potrai girare ancora per gli spazi aperti.</text:p>
          </table:table-cell>
          <table:table-cell/>
        </table:table-row>
        <table:table-row table:style-name="ro1">
          <table:table-cell office:value-type="string">
            <text:p>MentorStorylets-ending_demo-503aab5c</text:p>
          </table:table-cell>
          <table:table-cell office:value-type="string">
            <text:p>: Continuare a leggere le storie della &lt;b&gt;biblioteca&lt;/b&gt;.</text:p>
          </table:table-cell>
          <table:table-cell/>
        </table:table-row>
        <table:table-row table:style-name="ro1">
          <table:table-cell office:value-type="string">
            <text:p>MentorStorylets-ending_demo-0af8bc1c</text:p>
          </table:table-cell>
          <table:table-cell office:value-type="string">
            <text:p>: E coltivare cosa rimane da coltivare nella &lt;b&gt;serra&lt;/b&gt;.</text:p>
          </table:table-cell>
          <table:table-cell/>
        </table:table-row>
        <table:table-row table:style-name="ro1">
          <table:table-cell office:value-type="string">
            <text:p>MentorStorylets-ending_demo-f28194c1</text:p>
          </table:table-cell>
          <table:table-cell office:value-type="string">
            <text:p>: Ma non compariranno nuove persone bisognose.</text:p>
          </table:table-cell>
          <table:table-cell/>
        </table:table-row>
        <table:table-row table:style-name="ro1">
          <table:table-cell office:value-type="string">
            <text:p>MentorStorylets-ending_demo-198fdf55</text:p>
          </table:table-cell>
          <table:table-cell office:value-type="string">
            <text:p>: Ti chiedo un favore prima di salutarci, {name}.</text:p>
          </table:table-cell>
          <table:table-cell/>
        </table:table-row>
        <table:table-row table:style-name="ro2">
          <table:table-cell office:value-type="string">
            <text:p>MentorStorylets-ending_demo-73f800e3</text:p>
          </table:table-cell>
          <table:table-cell office:value-type="string">
            <text:p>: Salvati questo codice, e inseriscilo poi nel documento del testing.</text:p>
          </table:table-cell>
          <table:table-cell/>
        </table:table-row>
        <table:table-row table:style-name="ro2">
          <table:table-cell office:value-type="string">
            <text:p>MentorStorylets-ending_demo-7efd9611</text:p>
          </table:table-cell>
          <table:table-cell office:value-type="string">
            <text:p>: O se non hai voglia di rispondere alle domande mandamelo attraverso Queerginia: faresti molto felice entrambe.</text:p>
          </table:table-cell>
          <table:table-cell/>
        </table:table-row>
        <table:table-row table:style-name="ro1">
          <table:table-cell office:value-type="string">
            <text:p>MentorStorylets-ending_demo-3359d3d1</text:p>
          </table:table-cell>
          <table:table-cell office:value-type="string">
            <text:p>: Il codice è</text:p>
          </table:table-cell>
          <table:table-cell/>
        </table:table-row>
        <table:table-row table:style-name="ro1">
          <table:table-cell office:value-type="string">
            <text:p>MentorStorylets-ending_demo-ae388629</text:p>
          </table:table-cell>
          <table:table-cell office:value-type="string">
            <text:p>: Grazie di cuore.</text:p>
          </table:table-cell>
          <table:table-cell/>
        </table:table-row>
        <table:table-row table:style-name="ro1">
          <table:table-cell office:value-type="string">
            <text:p>HelpfulMentor-support-9fd91e23</text:p>
          </table:table-cell>
          <table:table-cell office:value-type="string">
            <text:p>: Hai bisogno dei miei consigli?</text:p>
          </table:table-cell>
          <table:table-cell/>
        </table:table-row>
        <table:table-row table:style-name="ro1">
          <table:table-cell office:value-type="string">
            <text:p>HelpfulMentor-support-d1be2224</text:p>
          </table:table-cell>
          <table:table-cell office:value-type="string">
            <text:p>Mi ripeteresti cosa devo fare?</text:p>
          </table:table-cell>
          <table:table-cell/>
        </table:table-row>
        <table:table-row table:style-name="ro1">
          <table:table-cell office:value-type="string">
            <text:p>HelpfulMentor-support-4f89d6c6</text:p>
          </table:table-cell>
          <table:table-cell office:value-type="string">
            <text:p>Ho una domanda su un luogo.</text:p>
          </table:table-cell>
          <table:table-cell/>
        </table:table-row>
        <table:table-row table:style-name="ro1">
          <table:table-cell office:value-type="string">
            <text:p>HelpfulMentor-support-f76286e2</text:p>
          </table:table-cell>
          <table:table-cell office:value-type="string">
            <text:p>Ho una domanda sulle piante della serra.</text:p>
          </table:table-cell>
          <table:table-cell/>
        </table:table-row>
        <table:table-row table:style-name="ro1">
          <table:table-cell office:value-type="string">
            <text:p>HelpfulMentor-support-8dd7b758</text:p>
          </table:table-cell>
          <table:table-cell office:value-type="string">
            <text:p>C'è una cosa che mi riguarda.</text:p>
          </table:table-cell>
          <table:table-cell/>
        </table:table-row>
        <table:table-row table:style-name="ro1">
          <table:table-cell office:value-type="string">
            <text:p>HelpfulMentor-support-5dff9f46</text:p>
          </table:table-cell>
          <table:table-cell office:value-type="string">
            <text:p>Vorrei parlare d'altro.</text:p>
          </table:table-cell>
          <table:table-cell/>
        </table:table-row>
        <table:table-row table:style-name="ro1">
          <table:table-cell office:value-type="string">
            <text:p>HelpfulMentor-support-25b654ac</text:p>
          </table:table-cell>
          <table:table-cell office:value-type="string">
            <text:p>: C'è qualcosa che posso fare per aiutarti?</text:p>
          </table:table-cell>
          <table:table-cell/>
        </table:table-row>
        <table:table-row table:style-name="ro1">
          <table:table-cell office:value-type="string">
            <text:p>HelpfulMentor-support-664565e5</text:p>
          </table:table-cell>
          <table:table-cell office:value-type="string">
            <text:p>Vorrei cambiare il mio nome.</text:p>
          </table:table-cell>
          <table:table-cell/>
        </table:table-row>
        <table:table-row table:style-name="ro1">
          <table:table-cell office:value-type="string">
            <text:p>HelpfulMentor-support-32299d0b</text:p>
          </table:table-cell>
          <table:table-cell office:value-type="string">
            <text:p>Vorrei cambiare i miei pronomi.</text:p>
          </table:table-cell>
          <table:table-cell/>
        </table:table-row>
        <table:table-row table:style-name="ro1">
          <table:table-cell office:value-type="string">
            <text:p>HelpfulMentor-support-2a06c022</text:p>
          </table:table-cell>
          <table:table-cell office:value-type="string">
            <text:p>Vorrei consigli su come stare meglio.</text:p>
          </table:table-cell>
          <table:table-cell/>
        </table:table-row>
        <table:table-row table:style-name="ro1">
          <table:table-cell office:value-type="string">
            <text:p>HelpfulMentor-support-6052fd57</text:p>
          </table:table-cell>
          <table:table-cell office:value-type="string">
            <text:p>Vorrei aggiornare la lista dei miei temi delicati.</text:p>
          </table:table-cell>
          <table:table-cell/>
        </table:table-row>
        <table:table-row table:style-name="ro1">
          <table:table-cell office:value-type="string">
            <text:p>HelpfulMentor-support-87a404b2</text:p>
          </table:table-cell>
          <table:table-cell office:value-type="string">
            <text:p>Sono a posto così, grazie.</text:p>
          </table:table-cell>
          <table:table-cell/>
        </table:table-row>
        <table:table-row table:style-name="ro1">
          <table:table-cell office:value-type="string">
            <text:p>HelpfulMentor-tutorial-4d36b892</text:p>
          </table:table-cell>
          <table:table-cell office:value-type="string">
            <text:p>: Ecco i luoghi che puoi visitare in questo momento.</text:p>
          </table:table-cell>
          <table:table-cell/>
        </table:table-row>
        <table:table-row table:style-name="ro1">
          <table:table-cell office:value-type="string">
            <text:p>HelpfulMentor-tutorial-ae3190c6</text:p>
          </table:table-cell>
          <table:table-cell office:value-type="string">
            <text:p>: Su quali vorresti avere informazioni?</text:p>
          </table:table-cell>
          <table:table-cell/>
        </table:table-row>
        <table:table-row table:style-name="ro1">
          <table:table-cell office:value-type="string">
            <text:p>HelpfulMentor-tutorial-3adc59ee</text:p>
          </table:table-cell>
          <table:table-cell office:value-type="string">
            <text:p>Sulla stazione.</text:p>
          </table:table-cell>
          <table:table-cell/>
        </table:table-row>
        <table:table-row table:style-name="ro1">
          <table:table-cell office:value-type="string">
            <text:p>HelpfulMentor-tutorial-fe34d7c1</text:p>
          </table:table-cell>
          <table:table-cell office:value-type="string">
            <text:p>: Intendi il luogo dove passo ore a spalare neve?</text:p>
          </table:table-cell>
          <table:table-cell/>
        </table:table-row>
        <table:table-row table:style-name="ro2">
          <table:table-cell office:value-type="string">
            <text:p>HelpfulMentor-tutorial-4e3da57d</text:p>
          </table:table-cell>
          <table:table-cell office:value-type="string">
            <text:p>: La stazione, ad est del Giardino, è il posto dove approdano le nuove persone.</text:p>
          </table:table-cell>
          <table:table-cell/>
        </table:table-row>
        <table:table-row table:style-name="ro1">
          <table:table-cell office:value-type="string">
            <text:p>HelpfulMentor-tutorial-5a2a1a7b</text:p>
          </table:table-cell>
          <table:table-cell office:value-type="string">
            <text:p>: È anche il luogo attraverso cui potrai raggiungerci.</text:p>
          </table:table-cell>
          <table:table-cell/>
        </table:table-row>
        <table:table-row table:style-name="ro1">
          <table:table-cell office:value-type="string">
            <text:p>HelpfulMentor-tutorial-6b31a86d</text:p>
          </table:table-cell>
          <table:table-cell office:value-type="string">
            <text:p>: O da cui andartene, quando vorrai.</text:p>
          </table:table-cell>
          <table:table-cell/>
        </table:table-row>
        <table:table-row table:style-name="ro1">
          <table:table-cell office:value-type="string">
            <text:p>HelpfulMentor-tutorial-dbb57a1e</text:p>
          </table:table-cell>
          <table:table-cell office:value-type="string">
            <text:p>Sulla serra.</text:p>
          </table:table-cell>
          <table:table-cell/>
        </table:table-row>
        <table:table-row table:style-name="ro2">
          <table:table-cell office:value-type="string">
            <text:p>HelpfulMentor-tutorial-eb6d02bc</text:p>
          </table:table-cell>
          <table:table-cell office:value-type="string">
            <text:p>: La serra è il mio posto preferito: ho sempre amato coltivare fiori e piante!</text:p>
          </table:table-cell>
          <table:table-cell/>
        </table:table-row>
        <table:table-row table:style-name="ro1">
          <table:table-cell office:value-type="string">
            <text:p>HelpfulMentor-tutorial-977c853d</text:p>
          </table:table-cell>
          <table:table-cell office:value-type="string">
            <text:p>: Anche se lì dentro cresce della roba molto strana.</text:p>
          </table:table-cell>
          <table:table-cell/>
        </table:table-row>
        <table:table-row table:style-name="ro1">
          <table:table-cell office:value-type="string">
            <text:p>HelpfulMentor-tutorial-6c0809fc</text:p>
          </table:table-cell>
          <table:table-cell office:value-type="string">
            <text:p>: La serra è un piccolo posto di meditazione.</text:p>
          </table:table-cell>
          <table:table-cell/>
        </table:table-row>
        <table:table-row table:style-name="ro2">
          <table:table-cell office:value-type="string">
            <text:p>HelpfulMentor-tutorial-8297a3a8</text:p>
          </table:table-cell>
          <table:table-cell office:value-type="string">
            <text:p>: Se non sta crescendo nulla, puoi provare a seguire le sue suggestioni.</text:p>
          </table:table-cell>
          <table:table-cell/>
        </table:table-row>
        <table:table-row table:style-name="ro4">
          <table:table-cell office:value-type="string">
            <text:p>HelpfulMentor-tutorial-f5e8eb4c</text:p>
          </table:table-cell>
          <table:table-cell office:value-type="string">
            <text:p>: Col tempo qualcosa crescerà, e a quel punto forse avrai anche una risposta a una domanda che non sapevi di doverti fare.</text:p>
          </table:table-cell>
          <table:table-cell/>
        </table:table-row>
        <table:table-row table:style-name="ro2">
          <table:table-cell office:value-type="string">
            <text:p>HelpfulMentor-tutorial-95534ad4</text:p>
          </table:table-cell>
          <table:table-cell office:value-type="string">
            <text:p>: Tipo: come fa {charNameFive} a tenere i vetri sempre così puliti?</text:p>
          </table:table-cell>
          <table:table-cell/>
        </table:table-row>
        <table:table-row table:style-name="ro1">
          <table:table-cell office:value-type="string">
            <text:p>HelpfulMentor-tutorial-2ffaf4d6</text:p>
          </table:table-cell>
          <table:table-cell office:value-type="string">
            <text:p>Sulla foresta.</text:p>
          </table:table-cell>
          <table:table-cell/>
        </table:table-row>
        <table:table-row table:style-name="ro1">
          <table:table-cell office:value-type="string">
            <text:p>HelpfulMentor-tutorial-8a873f8c</text:p>
          </table:table-cell>
          <table:table-cell office:value-type="string">
            <text:p>: La foresta è un po' il nostro posto di passaggio.</text:p>
          </table:table-cell>
          <table:table-cell/>
        </table:table-row>
        <table:table-row table:style-name="ro1">
          <table:table-cell office:value-type="string">
            <text:p>HelpfulMentor-tutorial-69581b7c</text:p>
          </table:table-cell>
          <table:table-cell office:value-type="string">
            <text:p>: Non ho idea di chi abbia messo la panchina, sinceramente.</text:p>
          </table:table-cell>
          <table:table-cell/>
        </table:table-row>
        <table:table-row table:style-name="ro1">
          <table:table-cell office:value-type="string">
            <text:p>HelpfulMentor-tutorial-74f74eb0</text:p>
          </table:table-cell>
          <table:table-cell office:value-type="string">
            <text:p>: E tenerla pulita tutti i giorni è una gran fatica.</text:p>
          </table:table-cell>
          <table:table-cell/>
        </table:table-row>
        <table:table-row table:style-name="ro2">
          <table:table-cell office:value-type="string">
            <text:p>HelpfulMentor-tutorial-7f9b0b78</text:p>
          </table:table-cell>
          <table:table-cell office:value-type="string">
            <text:p>: E quella pianta, fungo, quella cosa che è nel mezzo, non ho ancora capito come farla rifiorire.</text:p>
          </table:table-cell>
          <table:table-cell/>
        </table:table-row>
        <table:table-row table:style-name="ro1">
          <table:table-cell office:value-type="string">
            <text:p>HelpfulMentor-tutorial-9b5b2ca3</text:p>
          </table:table-cell>
          <table:table-cell office:value-type="string">
            <text:p>: E questo mi lascia molto frustrata.</text:p>
          </table:table-cell>
          <table:table-cell/>
        </table:table-row>
        <table:table-row table:style-name="ro1">
          <table:table-cell office:value-type="string">
            <text:p>HelpfulMentor-tutorial-faf8ded2</text:p>
          </table:table-cell>
          <table:table-cell office:value-type="string">
            <text:p>Sono altri i luoghi di cui vorrei parlare.</text:p>
          </table:table-cell>
          <table:table-cell/>
        </table:table-row>
        <table:table-row table:style-name="ro1">
          <table:table-cell office:value-type="string">
            <text:p>HelpfulMentor-tutorial-1d9312e9</text:p>
          </table:table-cell>
          <table:table-cell office:value-type="string">
            <text:p>Voglio parlare d'altro.</text:p>
          </table:table-cell>
          <table:table-cell/>
        </table:table-row>
        <table:table-row table:style-name="ro1">
          <table:table-cell office:value-type="string">
            <text:p>HelpfulMentor-tutorial-d9e3ada2</text:p>
          </table:table-cell>
          <table:table-cell office:value-type="string">
            <text:p>Sulla biblioteca.</text:p>
          </table:table-cell>
          <table:table-cell/>
        </table:table-row>
        <table:table-row table:style-name="ro1">
          <table:table-cell office:value-type="string">
            <text:p>HelpfulMentor-tutorial-f298596e</text:p>
          </table:table-cell>
          <table:table-cell office:value-type="string">
            <text:p>: La biblioteca è un posto... un posto.</text:p>
          </table:table-cell>
          <table:table-cell/>
        </table:table-row>
        <table:table-row table:style-name="ro1">
          <table:table-cell office:value-type="string">
            <text:p>HelpfulMentor-tutorial-dee82033</text:p>
          </table:table-cell>
          <table:table-cell office:value-type="string">
            <text:p>: Ci sono molti racconti, ma chi ha il tempo di leggerli?</text:p>
          </table:table-cell>
          <table:table-cell/>
        </table:table-row>
        <table:table-row table:style-name="ro1">
          <table:table-cell office:value-type="string">
            <text:p>HelpfulMentor-tutorial-06008a3a</text:p>
          </table:table-cell>
          <table:table-cell office:value-type="string">
            <text:p>: Con tutta quella polvere che raccolgono, poi.</text:p>
          </table:table-cell>
          <table:table-cell/>
        </table:table-row>
        <table:table-row table:style-name="ro2">
          <table:table-cell office:value-type="string">
            <text:p>HelpfulMentor-tutorial-944c7247</text:p>
          </table:table-cell>
          <table:table-cell office:value-type="string">
            <text:p>: Però un paio di volte ho usato la poltrona per fare del body scan, e non è stato male.</text:p>
          </table:table-cell>
          <table:table-cell/>
        </table:table-row>
        <table:table-row table:style-name="ro1">
          <table:table-cell office:value-type="string">
            <text:p>HelpfulMentor-tutorial-8cb6f316</text:p>
          </table:table-cell>
          <table:table-cell office:value-type="string">
            <text:p>: Mi sono quasi addormentata.</text:p>
          </table:table-cell>
          <table:table-cell/>
        </table:table-row>
        <table:table-row table:style-name="ro1">
          <table:table-cell office:value-type="string">
            <text:p>HelpfulMentor-tutorial-4abf3361</text:p>
          </table:table-cell>
          <table:table-cell office:value-type="string">
            <text:p>: Quasi.</text:p>
          </table:table-cell>
          <table:table-cell/>
        </table:table-row>
        <table:table-row table:style-name="ro1">
          <table:table-cell office:value-type="string">
            <text:p>HelpfulMentor-tutorial-13bf8c1f</text:p>
          </table:table-cell>
          <table:table-cell office:value-type="string">
            <text:p>Sul laboratorio.</text:p>
          </table:table-cell>
          <table:table-cell/>
        </table:table-row>
        <table:table-row table:style-name="ro1">
          <table:table-cell office:value-type="string">
            <text:p>HelpfulMentor-tutorial-80860595</text:p>
          </table:table-cell>
          <table:table-cell office:value-type="string">
            <text:p>Informazioni</text:p>
          </table:table-cell>
          <table:table-cell/>
        </table:table-row>
        <table:table-row table:style-name="ro1">
          <table:table-cell office:value-type="string">
            <text:p>HelpfulMentor-tutorial-8cd5a058</text:p>
          </table:table-cell>
          <table:table-cell office:value-type="string">
            <text:p>Sul nido.</text:p>
          </table:table-cell>
          <table:table-cell/>
        </table:table-row>
        <table:table-row table:style-name="ro1">
          <table:table-cell office:value-type="string">
            <text:p>HelpfulMentor-tutorial-15a70750</text:p>
          </table:table-cell>
          <table:table-cell office:value-type="string">
            <text:p>Vorrei parlare di un altro luogo.</text:p>
          </table:table-cell>
          <table:table-cell/>
        </table:table-row>
        <table:table-row table:style-name="ro1">
          <table:table-cell office:value-type="string">
            <text:p>HelpfulMentor-tutorial-5f11b02a</text:p>
          </table:table-cell>
          <table:table-cell office:value-type="string">
            <text:p>Vorrei parlare di qualcosa di diverso.</text:p>
          </table:table-cell>
          <table:table-cell/>
        </table:table-row>
        <table:table-row table:style-name="ro2">
          <table:table-cell office:value-type="string">
            <text:p>HelpfulMentor-to_do-ef29b26b</text:p>
          </table:table-cell>
          <table:table-cell office:value-type="string">
            <text:p>: La prima cosa da fare è: conquistare la &lt;b&gt;fiducia&lt;/b&gt; della persona che devi aiutare.</text:p>
          </table:table-cell>
          <table:table-cell/>
        </table:table-row>
        <table:table-row table:style-name="ro2">
          <table:table-cell office:value-type="string">
            <text:p>HelpfulMentor-to_do-df41956e</text:p>
          </table:table-cell>
          <table:table-cell office:value-type="string">
            <text:p>: Ci &lt;b&gt;parli&lt;/b&gt;, cerchi di capire di cosa ha bisogno e quali sono le risposte che le piacciono.</text:p>
          </table:table-cell>
          <table:table-cell/>
        </table:table-row>
        <table:table-row table:style-name="ro1">
          <table:table-cell office:value-type="string">
            <text:p>HelpfulMentor-to_do-0c9df57e</text:p>
          </table:table-cell>
          <table:table-cell office:value-type="string">
            <text:p>: Poi, le fai un &lt;b&gt;dono&lt;/b&gt;.</text:p>
          </table:table-cell>
          <table:table-cell/>
        </table:table-row>
        <table:table-row table:style-name="ro2">
          <table:table-cell office:value-type="string">
            <text:p>HelpfulMentor-to_do-c7975eda</text:p>
          </table:table-cell>
          <table:table-cell office:value-type="string">
            <text:p>: Più il dono è qualcosa che le dimostra che l'hai ascoltata, più avrai &lt;b&gt;inchiostro&lt;/b&gt; per aiutarla a riscrivere la sua storia.</text:p>
          </table:table-cell>
          <table:table-cell/>
        </table:table-row>
        <table:table-row table:style-name="ro2">
          <table:table-cell office:value-type="string">
            <text:p>HelpfulMentor-to_do-9c9f6a8a</text:p>
          </table:table-cell>
          <table:table-cell office:value-type="string">
            <text:p>: A quel punto inizi i tuoi &lt;b&gt;interventi&lt;/b&gt;: riprendi eventi della sua storia e la aiuti a guardarli sotto una luce diversa.</text:p>
          </table:table-cell>
          <table:table-cell/>
        </table:table-row>
        <table:table-row table:style-name="ro1">
          <table:table-cell office:value-type="string">
            <text:p>HelpfulMentor-to_do-439da3a0</text:p>
          </table:table-cell>
          <table:table-cell office:value-type="string">
            <text:p>: Più inchiostro hai, più interventi puoi fare.</text:p>
          </table:table-cell>
          <table:table-cell/>
        </table:table-row>
        <table:table-row table:style-name="ro2">
          <table:table-cell office:value-type="string">
            <text:p>HelpfulMentor-to_do-e31d9e83</text:p>
          </table:table-cell>
          <table:table-cell office:value-type="string">
            <text:p>: Infine: in base alle cose che avrai detto, la persona sceglierà il suo &lt;b&gt;nuovo nome&lt;/b&gt;.</text:p>
          </table:table-cell>
          <table:table-cell/>
        </table:table-row>
        <table:table-row table:style-name="ro1">
          <table:table-cell office:value-type="string">
            <text:p>HelpfulMentor-to_do-8854fc65</text:p>
          </table:table-cell>
          <table:table-cell office:value-type="string">
            <text:p>: E poi si ricomincia.</text:p>
          </table:table-cell>
          <table:table-cell/>
        </table:table-row>
        <table:table-row table:style-name="ro2">
          <table:table-cell office:value-type="string">
            <text:p>HelpfulMentor-trigger_warning-74a53f57</text:p>
          </table:table-cell>
          <table:table-cell office:value-type="string">
            <text:p>: Questi sono i principali temi delicati che potresti incontrare durante le tue chiacchierate.</text:p>
          </table:table-cell>
          <table:table-cell/>
        </table:table-row>
        <table:table-row table:style-name="ro2">
          <table:table-cell office:value-type="string">
            <text:p>HelpfulMentor-trigger_warning-f29e0b8e</text:p>
          </table:table-cell>
          <table:table-cell office:value-type="string">
            <text:p>: I miei poteri si limitano all'ambiente: oggetti, storie e cose che incontrerai non parleranno di quello che vuoi evitare.</text:p>
          </table:table-cell>
          <table:table-cell/>
        </table:table-row>
        <table:table-row table:style-name="ro2">
          <table:table-cell office:value-type="string">
            <text:p>HelpfulMentor-trigger_warning-c6013172</text:p>
          </table:table-cell>
          <table:table-cell office:value-type="string">
            <text:p>: Non ho invece modo, per ora, di impedire alle persone giunte fino a qui di non affrontarli.</text:p>
          </table:table-cell>
          <table:table-cell/>
        </table:table-row>
        <table:table-row table:style-name="ro2">
          <table:table-cell office:value-type="string">
            <text:p>HelpfulMentor-trigger_warning-943c9eba</text:p>
          </table:table-cell>
          <table:table-cell office:value-type="string">
            <text:p>: Spesso quei temi sono il motivo per cui sono arrivate da noi, per chiedere il nostro aiuto.</text:p>
          </table:table-cell>
          <table:table-cell/>
        </table:table-row>
        <table:table-row table:style-name="ro1">
          <table:table-cell office:value-type="string">
            <text:p>HelpfulMentor-trigger_warning-731dabf8</text:p>
          </table:table-cell>
          <table:table-cell office:value-type="string">
            <text:p>: In futuro le cose potranno comunque migliorare, promesso.</text:p>
          </table:table-cell>
          <table:table-cell/>
        </table:table-row>
        <table:table-row table:style-name="ro1">
          <table:table-cell office:value-type="string">
            <text:p>HelpfulMentor-trigger_warning-4beeeaed</text:p>
          </table:table-cell>
          <table:table-cell office:value-type="string">
            <text:p>: Cosa vorresti evitare?</text:p>
          </table:table-cell>
          <table:table-cell/>
        </table:table-row>
        <table:table-row table:style-name="ro1">
          <table:table-cell office:value-type="string">
            <text:p>HelpfulMentor-trigger_warning-4ebe0514</text:p>
          </table:table-cell>
          <table:table-cell office:value-type="string">
            <text:p>Non voglio che si parli di &lt;b&gt;dipendenza da sostanze&lt;/b&gt;.</text:p>
          </table:table-cell>
          <table:table-cell/>
        </table:table-row>
        <table:table-row table:style-name="ro1">
          <table:table-cell office:value-type="string">
            <text:p>HelpfulMentor-trigger_warning-f78479c4</text:p>
          </table:table-cell>
          <table:table-cell office:value-type="string">
            <text:p>: Perfetto.</text:p>
          </table:table-cell>
          <table:table-cell/>
        </table:table-row>
        <table:table-row table:style-name="ro1">
          <table:table-cell office:value-type="string">
            <text:p>HelpfulMentor-trigger_warning-e92da053</text:p>
          </table:table-cell>
          <table:table-cell office:value-type="string">
            <text:p>Lascia che il tema della dipendenza da sostanze sia presente.</text:p>
          </table:table-cell>
          <table:table-cell/>
        </table:table-row>
        <table:table-row table:style-name="ro1">
          <table:table-cell office:value-type="string">
            <text:p>HelpfulMentor-trigger_warning-bd323491</text:p>
          </table:table-cell>
          <table:table-cell office:value-type="string">
            <text:p>: Ottimo.</text:p>
          </table:table-cell>
          <table:table-cell/>
        </table:table-row>
        <table:table-row table:style-name="ro2">
          <table:table-cell office:value-type="string">
            <text:p>HelpfulMentor-trigger_warning-a545bdc7</text:p>
          </table:table-cell>
          <table:table-cell office:value-type="string">
            <text:p>Evitiamo storie su &lt;b&gt;violenza psicologica subita, inflitta o autoinflitta&lt;/b&gt;.</text:p>
          </table:table-cell>
          <table:table-cell/>
        </table:table-row>
        <table:table-row table:style-name="ro1">
          <table:table-cell office:value-type="string">
            <text:p>HelpfulMentor-trigger_warning-9e1a85de</text:p>
          </table:table-cell>
          <table:table-cell office:value-type="string">
            <text:p>: Hai il mio appoggio.</text:p>
          </table:table-cell>
          <table:table-cell/>
        </table:table-row>
        <table:table-row table:style-name="ro2">
          <table:table-cell office:value-type="string">
            <text:p>HelpfulMentor-trigger_warning-877b1f39</text:p>
          </table:table-cell>
          <table:table-cell office:value-type="string">
            <text:p>Vorrei sentire anche storie su violenza psicologica subita, inflitta o autoinflitta.</text:p>
          </table:table-cell>
          <table:table-cell/>
        </table:table-row>
        <table:table-row table:style-name="ro2">
          <table:table-cell office:value-type="string">
            <text:p>HelpfulMentor-trigger_warning-1fdeb1ce</text:p>
          </table:table-cell>
          <table:table-cell office:value-type="string">
            <text:p>Tienimi {pronouns has him:lontano|{pronouns has her:lontana|lontanə}} da &lt;b&gt;morte e lutto&lt;/b&gt;.</text:p>
          </table:table-cell>
          <table:table-cell/>
        </table:table-row>
        <table:table-row table:style-name="ro1">
          <table:table-cell office:value-type="string">
            <text:p>HelpfulMentor-trigger_warning-cfa0a901</text:p>
          </table:table-cell>
          <table:table-cell office:value-type="string">
            <text:p>: Non li incontrerai nel tuo viaggio.</text:p>
          </table:table-cell>
          <table:table-cell/>
        </table:table-row>
        <table:table-row table:style-name="ro1">
          <table:table-cell office:value-type="string">
            <text:p>HelpfulMentor-trigger_warning-7523858b</text:p>
          </table:table-cell>
          <table:table-cell office:value-type="string">
            <text:p>Ho cambiato idea: me la sento di parlare di lutto e morte.</text:p>
          </table:table-cell>
          <table:table-cell/>
        </table:table-row>
        <table:table-row table:style-name="ro1">
          <table:table-cell office:value-type="string">
            <text:p>HelpfulMentor-trigger_warning-09d45268</text:p>
          </table:table-cell>
          <table:table-cell office:value-type="string">
            <text:p>: Grandioso.</text:p>
          </table:table-cell>
          <table:table-cell/>
        </table:table-row>
        <table:table-row table:style-name="ro2">
          <table:table-cell office:value-type="string">
            <text:p>HelpfulMentor-trigger_warning-88d4097d</text:p>
          </table:table-cell>
          <table:table-cell office:value-type="string">
            <text:p>Non voglio sentire parlare di &lt;b&gt;abusi fisici subiti, inflitti o autoinflitti&lt;/b&gt;.</text:p>
          </table:table-cell>
          <table:table-cell/>
        </table:table-row>
        <table:table-row table:style-name="ro1">
          <table:table-cell office:value-type="string">
            <text:p>HelpfulMentor-trigger_warning-e7ce533a</text:p>
          </table:table-cell>
          <table:table-cell office:value-type="string">
            <text:p>: Fatto.</text:p>
          </table:table-cell>
          <table:table-cell/>
        </table:table-row>
        <table:table-row table:style-name="ro1">
          <table:table-cell office:value-type="string">
            <text:p>HelpfulMentor-trigger_warning-0da7636e</text:p>
          </table:table-cell>
          <table:table-cell office:value-type="string">
            <text:p>Ora posso sentire parlare di abusi fisici subiti o autoinflitti.</text:p>
          </table:table-cell>
          <table:table-cell/>
        </table:table-row>
        <table:table-row table:style-name="ro1">
          <table:table-cell office:value-type="string">
            <text:p>HelpfulMentor-trigger_warning-e125723d</text:p>
          </table:table-cell>
          <table:table-cell office:value-type="string">
            <text:p>I temi che voglio evitare sono altri.</text:p>
          </table:table-cell>
          <table:table-cell/>
        </table:table-row>
        <table:table-row table:style-name="ro1">
          <table:table-cell office:value-type="string">
            <text:p>HelpfulMentor-trigger_warning-d78c3d5f</text:p>
          </table:table-cell>
          <table:table-cell office:value-type="string">
            <text:p>Sono a posto così.</text:p>
          </table:table-cell>
          <table:table-cell/>
        </table:table-row>
        <table:table-row table:style-name="ro2">
          <table:table-cell office:value-type="string">
            <text:p>HelpfulMentor-trigger_warning-68040b2a</text:p>
          </table:table-cell>
          <table:table-cell office:value-type="string">
            <text:p>Non mi sento a mio agio a parlare di &lt;b&gt;disforia e dismorfia&lt;/b&gt;.</text:p>
          </table:table-cell>
          <table:table-cell/>
        </table:table-row>
        <table:table-row table:style-name="ro1">
          <table:table-cell office:value-type="string">
            <text:p>HelpfulMentor-trigger_warning-464b1582</text:p>
          </table:table-cell>
          <table:table-cell office:value-type="string">
            <text:p>: Capisco benissimo.</text:p>
          </table:table-cell>
          <table:table-cell/>
        </table:table-row>
        <table:table-row table:style-name="ro2">
          <table:table-cell office:value-type="string">
            <text:p>HelpfulMentor-trigger_warning-9e5d7778</text:p>
          </table:table-cell>
          <table:table-cell office:value-type="string">
            <text:p>Ho cambiato idea: affrontiamo storie legate alla disforia e alla dismorfia.</text:p>
          </table:table-cell>
          <table:table-cell/>
        </table:table-row>
        <table:table-row table:style-name="ro1">
          <table:table-cell office:value-type="string">
            <text:p>HelpfulMentor-trigger_warning-39a01236</text:p>
          </table:table-cell>
          <table:table-cell office:value-type="string">
            <text:p>: Sarà fatto.</text:p>
          </table:table-cell>
          <table:table-cell/>
        </table:table-row>
        <table:table-row table:style-name="ro1">
          <table:table-cell office:value-type="string">
            <text:p>HelpfulMentor-trigger_warning-32937ddb</text:p>
          </table:table-cell>
          <table:table-cell office:value-type="string">
            <text:p>Non parliamo di &lt;b&gt;sesso e sessualità&lt;/b&gt;.</text:p>
          </table:table-cell>
          <table:table-cell/>
        </table:table-row>
        <table:table-row table:style-name="ro1">
          <table:table-cell office:value-type="string">
            <text:p>HelpfulMentor-trigger_warning-f5cbb199</text:p>
          </table:table-cell>
          <table:table-cell office:value-type="string">
            <text:p>Introduci anche storie legate al sesso.</text:p>
          </table:table-cell>
          <table:table-cell/>
        </table:table-row>
        <table:table-row table:style-name="ro2">
          <table:table-cell office:value-type="string">
            <text:p>HelpfulMentor-trigger_warning-87a64922</text:p>
          </table:table-cell>
          <table:table-cell office:value-type="string">
            <text:p>Non voglio si parli di &lt;b&gt;depressione, ansia, pensieri intrusivi&lt;/b&gt;.</text:p>
          </table:table-cell>
          <table:table-cell/>
        </table:table-row>
        <table:table-row table:style-name="ro1">
          <table:table-cell office:value-type="string">
            <text:p>HelpfulMentor-trigger_warning-fae8e3f4</text:p>
          </table:table-cell>
          <table:table-cell office:value-type="string">
            <text:p>Introduci storie legate a depressione, ansia, pensieri intrusivi.</text:p>
          </table:table-cell>
          <table:table-cell/>
        </table:table-row>
        <table:table-row table:style-name="ro1">
          <table:table-cell office:value-type="string">
            <text:p>HelpfulMentor-trigger_warning-1c6c8fcf</text:p>
          </table:table-cell>
          <table:table-cell office:value-type="string">
            <text:p>Non parliamo di &lt;b&gt;educazione religiosa severa&lt;/b&gt;.</text:p>
          </table:table-cell>
          <table:table-cell/>
        </table:table-row>
        <table:table-row table:style-name="ro1">
          <table:table-cell office:value-type="string">
            <text:p>HelpfulMentor-trigger_warning-a589c36d</text:p>
          </table:table-cell>
          <table:table-cell office:value-type="string">
            <text:p>Introduci anche storie sull'educazione religiosa severa.</text:p>
          </table:table-cell>
          <table:table-cell/>
        </table:table-row>
        <table:table-row table:style-name="ro1">
          <table:table-cell office:value-type="string">
            <text:p>HelpfulMentor-trigger_warning-9fcaf717</text:p>
          </table:table-cell>
          <table:table-cell office:value-type="string">
            <text:p>I temi che voglio cambiare sono altri.</text:p>
          </table:table-cell>
          <table:table-cell/>
        </table:table-row>
        <table:table-row table:style-name="ro1">
          <table:table-cell office:value-type="string">
            <text:p>HelpfulMentor-trigger_warning-9cb93bb0</text:p>
          </table:table-cell>
          <table:table-cell office:value-type="string">
            <text:p>Non voglio storie che parlino di &lt;b&gt;razzismo&lt;/b&gt;.</text:p>
          </table:table-cell>
          <table:table-cell/>
        </table:table-row>
        <table:table-row table:style-name="ro2">
          <table:table-cell office:value-type="string">
            <text:p>HelpfulMentor-trigger_warning-bf358850</text:p>
          </table:table-cell>
          <table:table-cell office:value-type="string">
            <text:p>Ho cambiato idea: introduci anche storie che parlino di razzismo.</text:p>
          </table:table-cell>
          <table:table-cell/>
        </table:table-row>
        <table:table-row table:style-name="ro1">
          <table:table-cell office:value-type="string">
            <text:p>HelpfulMentor-trigger_warning-6737e9c7</text:p>
          </table:table-cell>
          <table:table-cell office:value-type="string">
            <text:p>: Subito.</text:p>
          </table:table-cell>
          <table:table-cell/>
        </table:table-row>
        <table:table-row table:style-name="ro1">
          <table:table-cell office:value-type="string">
            <text:p>HelpfulMentor-trigger_warning-6ddc166c</text:p>
          </table:table-cell>
          <table:table-cell office:value-type="string">
            <text:p>Non parliamo di &lt;b&gt;misoginia&lt;/b&gt;.</text:p>
          </table:table-cell>
          <table:table-cell/>
        </table:table-row>
        <table:table-row table:style-name="ro1">
          <table:table-cell office:value-type="string">
            <text:p>HelpfulMentor-trigger_warning-4aac7181</text:p>
          </table:table-cell>
          <table:table-cell office:value-type="string">
            <text:p>Introduci anche storie che parlano di misoginia.</text:p>
          </table:table-cell>
          <table:table-cell/>
        </table:table-row>
        <table:table-row table:style-name="ro1">
          <table:table-cell office:value-type="string">
            <text:p>HelpfulMentor-trigger_warning-206c9b66</text:p>
          </table:table-cell>
          <table:table-cell office:value-type="string">
            <text:p>Non voglio si parli di &lt;b&gt;abilismo&lt;/b&gt;.</text:p>
          </table:table-cell>
          <table:table-cell/>
        </table:table-row>
        <table:table-row table:style-name="ro1">
          <table:table-cell office:value-type="string">
            <text:p>HelpfulMentor-trigger_warning-8ac329d5</text:p>
          </table:table-cell>
          <table:table-cell office:value-type="string">
            <text:p>Introduci storie legate all'abilismo.</text:p>
          </table:table-cell>
          <table:table-cell/>
        </table:table-row>
        <table:table-row table:style-name="ro1">
          <table:table-cell office:value-type="string">
            <text:p>HelpfulMentor-trigger_warning-a2d4a5a0</text:p>
          </table:table-cell>
          <table:table-cell office:value-type="string">
            <text:p>Non parliamo di &lt;b&gt;odio verso le persone LGBTQIA+&lt;/b&gt;.</text:p>
          </table:table-cell>
          <table:table-cell/>
        </table:table-row>
        <table:table-row table:style-name="ro2">
          <table:table-cell office:value-type="string">
            <text:p>HelpfulMentor-trigger_warning-323ea300</text:p>
          </table:table-cell>
          <table:table-cell office:value-type="string">
            <text:p>Introduci anche storie che trattano di odio verso le persone LGBTQIA+.</text:p>
          </table:table-cell>
          <table:table-cell/>
        </table:table-row>
        <table:table-row table:style-name="ro1">
          <table:table-cell office:value-type="string">
            <text:p>HelpfulMentor-trigger_warning-4779df17</text:p>
          </table:table-cell>
          <table:table-cell office:value-type="string">
            <text:p>Non voglio storie che parlino di &lt;b&gt;grassofobia&lt;/b&gt;.</text:p>
          </table:table-cell>
          <table:table-cell/>
        </table:table-row>
        <table:table-row table:style-name="ro2">
          <table:table-cell office:value-type="string">
            <text:p>HelpfulMentor-trigger_warning-252762b5</text:p>
          </table:table-cell>
          <table:table-cell office:value-type="string">
            <text:p>Ho cambiato idea: introduci anche storie che parlano di grassofobia.</text:p>
          </table:table-cell>
          <table:table-cell/>
        </table:table-row>
        <table:table-row table:style-name="ro1">
          <table:table-cell office:value-type="string">
            <text:p>HelpfulMentor-trigger_warning-64cd4c47</text:p>
          </table:table-cell>
          <table:table-cell office:value-type="string">
            <text:p>Non voglio storie che parlino di &lt;b&gt;ageismo&lt;/b&gt;.</text:p>
          </table:table-cell>
          <table:table-cell/>
        </table:table-row>
        <table:table-row table:style-name="ro2">
          <table:table-cell office:value-type="string">
            <text:p>HelpfulMentor-trigger_warning-e3e3bdbc</text:p>
          </table:table-cell>
          <table:table-cell office:value-type="string">
            <text:p>Ho cambiato idea: introduci anche storie che parlano di ageismo.</text:p>
          </table:table-cell>
          <table:table-cell/>
        </table:table-row>
        <table:table-row table:style-name="ro1">
          <table:table-cell office:value-type="string">
            <text:p>HelpfulMentor-trigger_warning-15750bfb</text:p>
          </table:table-cell>
          <table:table-cell office:value-type="string">
            <text:p>Voglio rivedere i primi temi.</text:p>
          </table:table-cell>
          <table:table-cell/>
        </table:table-row>
        <table:table-row table:style-name="ro1">
          <table:table-cell office:value-type="string">
            <text:p>HelpfulMentor-elementi_serra-ca922b86</text:p>
          </table:table-cell>
          <table:table-cell office:value-type="string">
            <text:p>: Come posso aiutarti, {name}?</text:p>
          </table:table-cell>
          <table:table-cell/>
        </table:table-row>
        <table:table-row table:style-name="ro1">
          <table:table-cell office:value-type="string">
            <text:p>HelpfulMentor-elementi_serra-5d180f04</text:p>
          </table:table-cell>
          <table:table-cell office:value-type="string">
            <text:p>A cosa serve il &lt;b&gt;Lichene degli Abissi&lt;/b&gt;?</text:p>
          </table:table-cell>
          <table:table-cell/>
        </table:table-row>
        <table:table-row table:style-name="ro1">
          <table:table-cell office:value-type="string">
            <text:p>HelpfulMentor-elementi_serra-e647693d</text:p>
          </table:table-cell>
          <table:table-cell office:value-type="string">
            <text:p>: Il Lichene degli abissi parla di relazioni permeate di dolore.</text:p>
          </table:table-cell>
          <table:table-cell/>
        </table:table-row>
        <table:table-row table:style-name="ro2">
          <table:table-cell office:value-type="string">
            <text:p>HelpfulMentor-elementi_serra-c2f79916</text:p>
          </table:table-cell>
          <table:table-cell office:value-type="string">
            <text:p>: Di cose o persone che si inseguono, che possono pure volersi bene.</text:p>
          </table:table-cell>
          <table:table-cell/>
        </table:table-row>
        <table:table-row table:style-name="ro1">
          <table:table-cell office:value-type="string">
            <text:p>HelpfulMentor-elementi_serra-3505c2cd</text:p>
          </table:table-cell>
          <table:table-cell office:value-type="string">
            <text:p>: Ma finiscono per farci del male.</text:p>
          </table:table-cell>
          <table:table-cell/>
        </table:table-row>
        <table:table-row table:style-name="ro1">
          <table:table-cell office:value-type="string">
            <text:p>HelpfulMentor-elementi_serra-e5ae3219</text:p>
          </table:table-cell>
          <table:table-cell office:value-type="string">
            <text:p>: Capaci solo di distruggersi.</text:p>
          </table:table-cell>
          <table:table-cell/>
        </table:table-row>
        <table:table-row table:style-name="ro1">
          <table:table-cell office:value-type="string">
            <text:p>HelpfulMentor-elementi_serra-fa077aa5</text:p>
          </table:table-cell>
          <table:table-cell office:value-type="string">
            <text:p>: Piene di fragilità.</text:p>
          </table:table-cell>
          <table:table-cell/>
        </table:table-row>
        <table:table-row table:style-name="ro1">
          <table:table-cell office:value-type="string">
            <text:p>HelpfulMentor-elementi_serra-5ab30f22</text:p>
          </table:table-cell>
          <table:table-cell office:value-type="string">
            <text:p>Quali proprietà ha l'&lt;b&gt;Edera delle Amanti&lt;/b&gt;?</text:p>
          </table:table-cell>
          <table:table-cell/>
        </table:table-row>
        <table:table-row table:style-name="ro1">
          <table:table-cell office:value-type="string">
            <text:p>HelpfulMentor-elementi_serra-a45839ff</text:p>
          </table:table-cell>
          <table:table-cell office:value-type="string">
            <text:p>: Tradizionalmente è associata al piacere fisico.</text:p>
          </table:table-cell>
          <table:table-cell/>
        </table:table-row>
        <table:table-row table:style-name="ro2">
          <table:table-cell office:value-type="string">
            <text:p>HelpfulMentor-elementi_serra-4da9492a</text:p>
          </table:table-cell>
          <table:table-cell office:value-type="string">
            <text:p>: Da queste parti si racconta che l'universo intero sia fatto d'edera.</text:p>
          </table:table-cell>
          <table:table-cell/>
        </table:table-row>
        <table:table-row table:style-name="ro2">
          <table:table-cell office:value-type="string">
            <text:p>HelpfulMentor-elementi_serra-d6838bdd</text:p>
          </table:table-cell>
          <table:table-cell office:value-type="string">
            <text:p>: E che l'edera rimarrà in vita fino a quando le amanti saranno capaci di darsi amore e piacere.</text:p>
          </table:table-cell>
          <table:table-cell/>
        </table:table-row>
        <table:table-row table:style-name="ro1">
          <table:table-cell office:value-type="string">
            <text:p>HelpfulMentor-elementi_serra-63b43722</text:p>
          </table:table-cell>
          <table:table-cell office:value-type="string">
            <text:p>: Io lo vedo invece come un invito al piacere.</text:p>
          </table:table-cell>
          <table:table-cell/>
        </table:table-row>
        <table:table-row table:style-name="ro1">
          <table:table-cell office:value-type="string">
            <text:p>HelpfulMentor-elementi_serra-e4cfea53</text:p>
          </table:table-cell>
          <table:table-cell office:value-type="string">
            <text:p>: A godere anche del cibo, di una camminata.</text:p>
          </table:table-cell>
          <table:table-cell/>
        </table:table-row>
        <table:table-row table:style-name="ro1">
          <table:table-cell office:value-type="string">
            <text:p>HelpfulMentor-elementi_serra-14f27a58</text:p>
          </table:table-cell>
          <table:table-cell office:value-type="string">
            <text:p>: Di una giornata di sole.</text:p>
          </table:table-cell>
          <table:table-cell/>
        </table:table-row>
        <table:table-row table:style-name="ro1">
          <table:table-cell office:value-type="string">
            <text:p>HelpfulMentor-elementi_serra-7122448b</text:p>
          </table:table-cell>
          <table:table-cell office:value-type="string">
            <text:p>: Il mondo non esisterebbe senza piacere.</text:p>
          </table:table-cell>
          <table:table-cell/>
        </table:table-row>
        <table:table-row table:style-name="ro1">
          <table:table-cell office:value-type="string">
            <text:p>HelpfulMentor-elementi_serra-bbc8cce2</text:p>
          </table:table-cell>
          <table:table-cell office:value-type="string">
            <text:p>: O non merita la nostra attenzione.</text:p>
          </table:table-cell>
          <table:table-cell/>
        </table:table-row>
        <table:table-row table:style-name="ro1">
          <table:table-cell office:value-type="string">
            <text:p>HelpfulMentor-elementi_serra-9282884b</text:p>
          </table:table-cell>
          <table:table-cell office:value-type="string">
            <text:p>Cos'è la &lt;b&gt;Canto delle Compagne&lt;/b&gt;?</text:p>
          </table:table-cell>
          <table:table-cell/>
        </table:table-row>
        <table:table-row table:style-name="ro1">
          <table:table-cell office:value-type="string">
            <text:p>HelpfulMentor-elementi_serra-fd80e59c</text:p>
          </table:table-cell>
          <table:table-cell office:value-type="string">
            <text:p>: Credo sia la pianta della festa.</text:p>
          </table:table-cell>
          <table:table-cell/>
        </table:table-row>
        <table:table-row table:style-name="ro1">
          <table:table-cell office:value-type="string">
            <text:p>HelpfulMentor-elementi_serra-be126f1f</text:p>
          </table:table-cell>
          <table:table-cell office:value-type="string">
            <text:p>: Dello stare tutte assieme e ballare, cantare.</text:p>
          </table:table-cell>
          <table:table-cell/>
        </table:table-row>
        <table:table-row table:style-name="ro2">
          <table:table-cell office:value-type="string">
            <text:p>HelpfulMentor-elementi_serra-ae77742e</text:p>
          </table:table-cell>
          <table:table-cell office:value-type="string">
            <text:p>: Accogliendo la forza liberatoria che viene dalla risata in compagnia.</text:p>
          </table:table-cell>
          <table:table-cell/>
        </table:table-row>
        <table:table-row table:style-name="ro2">
          <table:table-cell office:value-type="string">
            <text:p>HelpfulMentor-elementi_serra-c78644f7</text:p>
          </table:table-cell>
          <table:table-cell office:value-type="string">
            <text:p>: Amo quella pianta, ma in passato veniva chiamata "Canto delle streghe".</text:p>
          </table:table-cell>
          <table:table-cell/>
        </table:table-row>
        <table:table-row table:style-name="ro1">
          <table:table-cell office:value-type="string">
            <text:p>HelpfulMentor-elementi_serra-49a7ce75</text:p>
          </table:table-cell>
          <table:table-cell office:value-type="string">
            <text:p>: Le donne unite fanno sempre paura.</text:p>
          </table:table-cell>
          <table:table-cell/>
        </table:table-row>
        <table:table-row table:style-name="ro1">
          <table:table-cell office:value-type="string">
            <text:p>HelpfulMentor-elementi_serra-4d4762c9</text:p>
          </table:table-cell>
          <table:table-cell office:value-type="string">
            <text:p>Cosa sai dirmi de &lt;b&gt;La Spazzata&lt;/b&gt;?</text:p>
          </table:table-cell>
          <table:table-cell/>
        </table:table-row>
        <table:table-row table:style-name="ro1">
          <table:table-cell office:value-type="string">
            <text:p>HelpfulMentor-elementi_serra-b5516b56</text:p>
          </table:table-cell>
          <table:table-cell office:value-type="string">
            <text:p>: Credo sia la cosa più spaventosa della serra, almeno per me.</text:p>
          </table:table-cell>
          <table:table-cell/>
        </table:table-row>
        <table:table-row table:style-name="ro1">
          <table:table-cell office:value-type="string">
            <text:p>HelpfulMentor-elementi_serra-67d36c84</text:p>
          </table:table-cell>
          <table:table-cell office:value-type="string">
            <text:p>: Parla di quel momento in cui qualcosa è insostenibile.</text:p>
          </table:table-cell>
          <table:table-cell/>
        </table:table-row>
        <table:table-row table:style-name="ro1">
          <table:table-cell office:value-type="string">
            <text:p>HelpfulMentor-elementi_serra-209ef1cd</text:p>
          </table:table-cell>
          <table:table-cell office:value-type="string">
            <text:p>: E sei sul confine tra l'affrontarlo o meno.</text:p>
          </table:table-cell>
          <table:table-cell/>
        </table:table-row>
        <table:table-row table:style-name="ro2">
          <table:table-cell office:value-type="string">
            <text:p>HelpfulMentor-elementi_serra-1446f828</text:p>
          </table:table-cell>
          <table:table-cell office:value-type="string">
            <text:p>: Riempita da una paura terribile che tutto possa andare storto, puoi decidere di non fare alcun passo.</text:p>
          </table:table-cell>
          <table:table-cell/>
        </table:table-row>
        <table:table-row table:style-name="ro1">
          <table:table-cell office:value-type="string">
            <text:p>HelpfulMentor-elementi_serra-33fccb4f</text:p>
          </table:table-cell>
          <table:table-cell office:value-type="string">
            <text:p>: Col rischio di esplodere, e spazzare tutto.</text:p>
          </table:table-cell>
          <table:table-cell/>
        </table:table-row>
        <table:table-row table:style-name="ro2">
          <table:table-cell office:value-type="string">
            <text:p>HelpfulMentor-elementi_serra-6ae47a65</text:p>
          </table:table-cell>
          <table:table-cell office:value-type="string">
            <text:p>: Di contro spesso, se affronti queste situazioni, finiscono per essere meno gravi di quel che pensavi.</text:p>
          </table:table-cell>
          <table:table-cell/>
        </table:table-row>
        <table:table-row table:style-name="ro1">
          <table:table-cell office:value-type="string">
            <text:p>HelpfulMentor-elementi_serra-0d337749</text:p>
          </table:table-cell>
          <table:table-cell office:value-type="string">
            <text:p>No, vorrei parlare di altre piante.</text:p>
          </table:table-cell>
          <table:table-cell/>
        </table:table-row>
        <table:table-row table:style-name="ro1">
          <table:table-cell office:value-type="string">
            <text:p>HelpfulMentor-elementi_serra-5dff9f46</text:p>
          </table:table-cell>
          <table:table-cell office:value-type="string">
            <text:p>Vorrei parlare d'altro.</text:p>
          </table:table-cell>
          <table:table-cell/>
        </table:table-row>
        <table:table-row table:style-name="ro1">
          <table:table-cell office:value-type="string">
            <text:p>HelpfulMentor-elementi_serra-645c546e</text:p>
          </table:table-cell>
          <table:table-cell office:value-type="string">
            <text:p>Non ricordo a cosa serva la &lt;b&gt;Bacca della Addolorata&lt;/b&gt;.</text:p>
          </table:table-cell>
          <table:table-cell/>
        </table:table-row>
        <table:table-row table:style-name="ro2">
          <table:table-cell office:value-type="string">
            <text:p>HelpfulMentor-elementi_serra-4ae03aa2</text:p>
          </table:table-cell>
          <table:table-cell office:value-type="string">
            <text:p>: Tanto brutta quanto liberatoria, personalmente, è una pianta potente.</text:p>
          </table:table-cell>
          <table:table-cell/>
        </table:table-row>
        <table:table-row table:style-name="ro1">
          <table:table-cell office:value-type="string">
            <text:p>HelpfulMentor-elementi_serra-66e6f982</text:p>
          </table:table-cell>
          <table:table-cell office:value-type="string">
            <text:p>: Donala a chi ha visto qual è la sua strada ma ha solo paura.</text:p>
          </table:table-cell>
          <table:table-cell/>
        </table:table-row>
        <table:table-row table:style-name="ro1">
          <table:table-cell office:value-type="string">
            <text:p>HelpfulMentor-elementi_serra-d0f50293</text:p>
          </table:table-cell>
          <table:table-cell office:value-type="string">
            <text:p>: Paura di avanzare, di cambiare.</text:p>
          </table:table-cell>
          <table:table-cell/>
        </table:table-row>
        <table:table-row table:style-name="ro1">
          <table:table-cell office:value-type="string">
            <text:p>HelpfulMentor-elementi_serra-70bd463f</text:p>
          </table:table-cell>
          <table:table-cell office:value-type="string">
            <text:p>: Sembra una cosa piccola, eppure è rivoluzionaria.</text:p>
          </table:table-cell>
          <table:table-cell/>
        </table:table-row>
        <table:table-row table:style-name="ro1">
          <table:table-cell office:value-type="string">
            <text:p>HelpfulMentor-elementi_serra-feeca740</text:p>
          </table:table-cell>
          <table:table-cell office:value-type="string">
            <text:p>Sai dirmi chi apprezzerebbe il &lt;b&gt;Non ti scordar di te&lt;/b&gt;?</text:p>
          </table:table-cell>
          <table:table-cell/>
        </table:table-row>
        <table:table-row table:style-name="ro2">
          <table:table-cell office:value-type="string">
            <text:p>HelpfulMentor-elementi_serra-c18dc4e9</text:p>
          </table:table-cell>
          <table:table-cell office:value-type="string">
            <text:p>: Una persona che ha perso qualcuno, e ne sente ancora la mancanza.</text:p>
          </table:table-cell>
          <table:table-cell/>
        </table:table-row>
        <table:table-row table:style-name="ro1">
          <table:table-cell office:value-type="string">
            <text:p>HelpfulMentor-elementi_serra-947a960d</text:p>
          </table:table-cell>
          <table:table-cell office:value-type="string">
            <text:p>: Quella pianticina delicata ti dice: "Ehi, chi ami è parte di te."</text:p>
          </table:table-cell>
          <table:table-cell/>
        </table:table-row>
        <table:table-row table:style-name="ro1">
          <table:table-cell office:value-type="string">
            <text:p>HelpfulMentor-elementi_serra-6f502037</text:p>
          </table:table-cell>
          <table:table-cell office:value-type="string">
            <text:p>: Quando la vedo, non mi sento mai sola.</text:p>
          </table:table-cell>
          <table:table-cell/>
        </table:table-row>
        <table:table-row table:style-name="ro1">
          <table:table-cell office:value-type="string">
            <text:p>HelpfulMentor-elementi_serra-d3d78932</text:p>
          </table:table-cell>
          <table:table-cell office:value-type="string">
            <text:p>A chi serve la &lt;b&gt;Brina dell'Impossibile?&lt;/b&gt;</text:p>
          </table:table-cell>
          <table:table-cell/>
        </table:table-row>
        <table:table-row table:style-name="ro1">
          <table:table-cell office:value-type="string">
            <text:p>HelpfulMentor-elementi_serra-b88b27ce</text:p>
          </table:table-cell>
          <table:table-cell office:value-type="string">
            <text:p>: Credo sia la pianta del trauma.</text:p>
          </table:table-cell>
          <table:table-cell/>
        </table:table-row>
        <table:table-row table:style-name="ro1">
          <table:table-cell office:value-type="string">
            <text:p>HelpfulMentor-elementi_serra-62ddae32</text:p>
          </table:table-cell>
          <table:table-cell office:value-type="string">
            <text:p>: E chi non ha traumi?</text:p>
          </table:table-cell>
          <table:table-cell/>
        </table:table-row>
        <table:table-row table:style-name="ro1">
          <table:table-cell office:value-type="string">
            <text:p>HelpfulMentor-elementi_serra-e5b8e0fb</text:p>
          </table:table-cell>
          <table:table-cell office:value-type="string">
            <text:p>: Ma forse la Brina è più adatta a chi non fa pace col passato.</text:p>
          </table:table-cell>
          <table:table-cell/>
        </table:table-row>
        <table:table-row table:style-name="ro1">
          <table:table-cell office:value-type="string">
            <text:p>HelpfulMentor-elementi_serra-ce9f7b9b</text:p>
          </table:table-cell>
          <table:table-cell office:value-type="string">
            <text:p>: A chi ha una ferita così profonda, da sentirsi divisa in due.</text:p>
          </table:table-cell>
          <table:table-cell/>
        </table:table-row>
        <table:table-row table:style-name="ro2">
          <table:table-cell office:value-type="string">
            <text:p>HelpfulMentor-elementi_serra-97ffc9bb</text:p>
          </table:table-cell>
          <table:table-cell office:value-type="string">
            <text:p>: A molte persone la Brina fa paura perché pensano che ti ferisca.</text:p>
          </table:table-cell>
          <table:table-cell/>
        </table:table-row>
        <table:table-row table:style-name="ro2">
          <table:table-cell office:value-type="string">
            <text:p>HelpfulMentor-elementi_serra-5cd88165</text:p>
          </table:table-cell>
          <table:table-cell office:value-type="string">
            <text:p>: Ma in realtà quello che fa è mostrarti ferite che prima non vedevi.</text:p>
          </table:table-cell>
          <table:table-cell/>
        </table:table-row>
        <table:table-row table:style-name="ro1">
          <table:table-cell office:value-type="string">
            <text:p>HelpfulMentor-elementi_serra-08352733</text:p>
          </table:table-cell>
          <table:table-cell office:value-type="string">
            <text:p>: E per questo è una pianta che aiuta a ripartire.</text:p>
          </table:table-cell>
          <table:table-cell/>
        </table:table-row>
        <table:table-row table:style-name="ro1">
          <table:table-cell office:value-type="string">
            <text:p>HelpfulMentor-elementi_serra-990beb83</text:p>
          </table:table-cell>
          <table:table-cell office:value-type="string">
            <text:p>: A fare pace col passato.</text:p>
          </table:table-cell>
          <table:table-cell/>
        </table:table-row>
        <table:table-row table:style-name="ro1">
          <table:table-cell office:value-type="string">
            <text:p>HelpfulMentor-elementi_serra-310f8fc7</text:p>
          </table:table-cell>
          <table:table-cell office:value-type="string">
            <text:p>Vorrei informazioni su altre piante.</text:p>
          </table:table-cell>
          <table:table-cell/>
        </table:table-row>
        <table:table-row table:style-name="ro2">
          <table:table-cell office:value-type="string">
            <text:p>HelpfulMentor-mindfulness-80b368dc</text:p>
          </table:table-cell>
          <table:table-cell office:value-type="string">
            <text:p>: Quando inizio a pensare molto, ma molto molto, una cosa che mi aiuta è concentrarmi su quello che mi circonda.</text:p>
          </table:table-cell>
          <table:table-cell/>
        </table:table-row>
        <table:table-row table:style-name="ro2">
          <table:table-cell office:value-type="string">
            <text:p>HelpfulMentor-mindfulness-33a9ed84</text:p>
          </table:table-cell>
          <table:table-cell office:value-type="string">
            <text:p>: Inizio ad osservare un oggetto e a dirmi dentro la testa cosa è.</text:p>
          </table:table-cell>
          <table:table-cell/>
        </table:table-row>
        <table:table-row table:style-name="ro2">
          <table:table-cell office:value-type="string">
            <text:p>HelpfulMentor-mindfulness-e716efd1</text:p>
          </table:table-cell>
          <table:table-cell office:value-type="string">
            <text:p>: Una sedia, uno sgabello, un frigorifero, un tostapane, una lavatrice.</text:p>
          </table:table-cell>
          <table:table-cell/>
        </table:table-row>
        <table:table-row table:style-name="ro4">
          <table:table-cell office:value-type="string">
            <text:p>HelpfulMentor-mindfulness-f51dd9c6</text:p>
          </table:table-cell>
          <table:table-cell office:value-type="string">
            <text:p>: Se la confusione è molta, cerco di partire con il generico, come &lt;i&gt;elettrodomestico&lt;/i&gt;, e poi man mano che divento più concentrata inizio a scendere nel dettaglio.</text:p>
          </table:table-cell>
          <table:table-cell/>
        </table:table-row>
        <table:table-row table:style-name="ro2">
          <table:table-cell office:value-type="string">
            <text:p>HelpfulMentor-mindfulness-7d13e652</text:p>
          </table:table-cell>
          <table:table-cell office:value-type="string">
            <text:p>: Se ci sono poche cose, provo a descrivere le parti di un oggetto.</text:p>
          </table:table-cell>
          <table:table-cell/>
        </table:table-row>
        <table:table-row table:style-name="ro1">
          <table:table-cell office:value-type="string">
            <text:p>HelpfulMentor-mindfulness-03e0a1a6</text:p>
          </table:table-cell>
          <table:table-cell office:value-type="string">
            <text:p>: O del mio corpo.</text:p>
          </table:table-cell>
          <table:table-cell/>
        </table:table-row>
        <table:table-row table:style-name="ro1">
          <table:table-cell office:value-type="string">
            <text:p>HelpfulMentor-mindfulness-a0124543</text:p>
          </table:table-cell>
          <table:table-cell office:value-type="string">
            <text:p>: Cosa che evito nei giorni in cui non mi piaccio.</text:p>
          </table:table-cell>
          <table:table-cell/>
        </table:table-row>
        <table:table-row table:style-name="ro2">
          <table:table-cell office:value-type="string">
            <text:p>HelpfulMentor-mindfulness-ad83d9df</text:p>
          </table:table-cell>
          <table:table-cell office:value-type="string">
            <text:p>: Questa cosa funziona benissimo anche con gli odori, o i suoni, o il tatto, o persino il gusto.</text:p>
          </table:table-cell>
          <table:table-cell/>
        </table:table-row>
        <table:table-row table:style-name="ro1">
          <table:table-cell office:value-type="string">
            <text:p>HelpfulMentor-mindfulness-d503bec1</text:p>
          </table:table-cell>
          <table:table-cell office:value-type="string">
            <text:p>: Ti aiuta a tornare coi piedi per terra.</text:p>
          </table:table-cell>
          <table:table-cell/>
        </table:table-row>
        <table:table-row table:style-name="ro2">
          <table:table-cell office:value-type="string">
            <text:p>HelpfulMentor-mindfulness-10754df8</text:p>
          </table:table-cell>
          <table:table-cell office:value-type="string">
            <text:p>: Ci sono volte in cui mi focalizzo solo sulle cose che non vanno.</text:p>
          </table:table-cell>
          <table:table-cell/>
        </table:table-row>
        <table:table-row table:style-name="ro2">
          <table:table-cell office:value-type="string">
            <text:p>HelpfulMentor-mindfulness-24cbe26a</text:p>
          </table:table-cell>
          <table:table-cell office:value-type="string">
            <text:p>: Una cosa che mi aiuta in queste situazioni è puntare una sveglia ogni due ore.</text:p>
          </table:table-cell>
          <table:table-cell/>
        </table:table-row>
        <table:table-row table:style-name="ro1">
          <table:table-cell office:value-type="string">
            <text:p>HelpfulMentor-mindfulness-cb61ff87</text:p>
          </table:table-cell>
          <table:table-cell office:value-type="string">
            <text:p>: E quando la sveglia suona provo a chiedermi:</text:p>
          </table:table-cell>
          <table:table-cell/>
        </table:table-row>
        <table:table-row table:style-name="ro1">
          <table:table-cell office:value-type="string">
            <text:p>HelpfulMentor-mindfulness-165fdf7d</text:p>
          </table:table-cell>
          <table:table-cell office:value-type="string">
            <text:p>: Come mi sto sentendo?</text:p>
          </table:table-cell>
          <table:table-cell/>
        </table:table-row>
        <table:table-row table:style-name="ro1">
          <table:table-cell office:value-type="string">
            <text:p>HelpfulMentor-mindfulness-14162c94</text:p>
          </table:table-cell>
          <table:table-cell office:value-type="string">
            <text:p>: Cosa sto facendo?</text:p>
          </table:table-cell>
          <table:table-cell/>
        </table:table-row>
        <table:table-row table:style-name="ro1">
          <table:table-cell office:value-type="string">
            <text:p>HelpfulMentor-mindfulness-c267c284</text:p>
          </table:table-cell>
          <table:table-cell office:value-type="string">
            <text:p>: Perché mi fa sentire così?</text:p>
          </table:table-cell>
          <table:table-cell/>
        </table:table-row>
        <table:table-row table:style-name="ro2">
          <table:table-cell office:value-type="string">
            <text:p>HelpfulMentor-mindfulness-5a97e6c9</text:p>
          </table:table-cell>
          <table:table-cell office:value-type="string">
            <text:p>: Se mi rendo conto di star provando una emozione negativa, posso capire meglio cosa l'ha scatenata.</text:p>
          </table:table-cell>
          <table:table-cell/>
        </table:table-row>
        <table:table-row table:style-name="ro2">
          <table:table-cell office:value-type="string">
            <text:p>HelpfulMentor-mindfulness-2a1a855b</text:p>
          </table:table-cell>
          <table:table-cell office:value-type="string">
            <text:p>: Ma spesso mi rendo conto di essere serena in quel momento, o per lo meno tranquilla.</text:p>
          </table:table-cell>
          <table:table-cell/>
        </table:table-row>
        <table:table-row table:style-name="ro4">
          <table:table-cell office:value-type="string">
            <text:p>HelpfulMentor-mindfulness-e04286fe</text:p>
          </table:table-cell>
          <table:table-cell office:value-type="string">
            <text:p>: E a quel punto capisco che non è vero che sto male tutto il giorno, ma che ci sono delle cose che non mi fanno stare bene.</text:p>
          </table:table-cell>
          <table:table-cell/>
        </table:table-row>
        <table:table-row table:style-name="ro2">
          <table:table-cell office:value-type="string">
            <text:p>HelpfulMentor-mindfulness-9ff51cb3</text:p>
          </table:table-cell>
          <table:table-cell office:value-type="string">
            <text:p>: Un tempo conoscevo una ragazza che soffriva di attacchi d'ansia e che mi ha dato una dritta che puoi applicare ovunque.</text:p>
          </table:table-cell>
          <table:table-cell/>
        </table:table-row>
        <table:table-row table:style-name="ro2">
          <table:table-cell office:value-type="string">
            <text:p>HelpfulMentor-mindfulness-a16f41c1</text:p>
          </table:table-cell>
          <table:table-cell office:value-type="string">
            <text:p>: Se il pensiero si inceppa su qualcosa, prova a stringere con forza degli oggetti che hai vicino.</text:p>
          </table:table-cell>
          <table:table-cell/>
        </table:table-row>
        <table:table-row table:style-name="ro1">
          <table:table-cell office:value-type="string">
            <text:p>HelpfulMentor-mindfulness-18f1459b</text:p>
          </table:table-cell>
          <table:table-cell office:value-type="string">
            <text:p>: Può essere il bracciolo di una sedia.</text:p>
          </table:table-cell>
          <table:table-cell/>
        </table:table-row>
        <table:table-row table:style-name="ro1">
          <table:table-cell office:value-type="string">
            <text:p>HelpfulMentor-mindfulness-adc130e7</text:p>
          </table:table-cell>
          <table:table-cell office:value-type="string">
            <text:p>: Il tavolo.</text:p>
          </table:table-cell>
          <table:table-cell/>
        </table:table-row>
        <table:table-row table:style-name="ro1">
          <table:table-cell office:value-type="string">
            <text:p>HelpfulMentor-mindfulness-50aa4316</text:p>
          </table:table-cell>
          <table:table-cell office:value-type="string">
            <text:p>: Il palo sull'autobus.</text:p>
          </table:table-cell>
          <table:table-cell/>
        </table:table-row>
        <table:table-row table:style-name="ro1">
          <table:table-cell office:value-type="string">
            <text:p>HelpfulMentor-mindfulness-79969288</text:p>
          </table:table-cell>
          <table:table-cell office:value-type="string">
            <text:p>: Stringi e concentrati sulla sensazione.</text:p>
          </table:table-cell>
          <table:table-cell/>
        </table:table-row>
        <table:table-row table:style-name="ro1">
          <table:table-cell office:value-type="string">
            <text:p>HelpfulMentor-mindfulness-7cb2d8d6</text:p>
          </table:table-cell>
          <table:table-cell office:value-type="string">
            <text:p>: Il mio migliore amico è il body scan.</text:p>
          </table:table-cell>
          <table:table-cell/>
        </table:table-row>
        <table:table-row table:style-name="ro1">
          <table:table-cell office:value-type="string">
            <text:p>HelpfulMentor-mindfulness-86e69453</text:p>
          </table:table-cell>
          <table:table-cell office:value-type="string">
            <text:p>: Lo faccio al risveglio tra gli arbusti della foresta.</text:p>
          </table:table-cell>
          <table:table-cell/>
        </table:table-row>
        <table:table-row table:style-name="ro2">
          <table:table-cell office:value-type="string">
            <text:p>HelpfulMentor-mindfulness-bbdf113c</text:p>
          </table:table-cell>
          <table:table-cell office:value-type="string">
            <text:p>: Prima di tutto mi stendo, comoda, e faccio qualche respiro profondo.</text:p>
          </table:table-cell>
          <table:table-cell/>
        </table:table-row>
        <table:table-row table:style-name="ro4">
          <table:table-cell office:value-type="string">
            <text:p>HelpfulMentor-mindfulness-1570c422</text:p>
          </table:table-cell>
          <table:table-cell office:value-type="string">
            <text:p>: Poi inizio a concentrarmi sulla punta di uno dei piedi, e da lì sposto la concentrazione lungo tutto il piede, la caviglia, il polpaccio, il ginocchio, il quadricipite.</text:p>
          </table:table-cell>
          <table:table-cell/>
        </table:table-row>
        <table:table-row table:style-name="ro1">
          <table:table-cell office:value-type="string">
            <text:p>HelpfulMentor-mindfulness-4b19721c</text:p>
          </table:table-cell>
          <table:table-cell office:value-type="string">
            <text:p>: Poi faccio la stessa cosa con l'altra gamba.</text:p>
          </table:table-cell>
          <table:table-cell/>
        </table:table-row>
        <table:table-row table:style-name="ro2">
          <table:table-cell office:value-type="string">
            <text:p>HelpfulMentor-mindfulness-5b8c87e8</text:p>
          </table:table-cell>
          <table:table-cell office:value-type="string">
            <text:p>: E a quel punto mi sposto sul ventre, i glutei, i muscoli lombari, i dorsali, le spalle e via di seguito fino alla testa.</text:p>
          </table:table-cell>
          <table:table-cell/>
        </table:table-row>
        <table:table-row table:style-name="ro2">
          <table:table-cell office:value-type="string">
            <text:p>HelpfulMentor-mindfulness-5a6c9ffe</text:p>
          </table:table-cell>
          <table:table-cell office:value-type="string">
            <text:p>: Anche se conosco persone che preferiscono partire dalla testa e arrivare ai piedi.</text:p>
          </table:table-cell>
          <table:table-cell/>
        </table:table-row>
        <table:table-row table:style-name="ro2">
          <table:table-cell office:value-type="string">
            <text:p>HelpfulMentor-mindfulness-c60ba94e</text:p>
          </table:table-cell>
          <table:table-cell office:value-type="string">
            <text:p>: L'importante è che per tutto il processo ascolti quella parte del corpo senza giudicare, senza cercare di cambiarla.</text:p>
          </table:table-cell>
          <table:table-cell/>
        </table:table-row>
        <table:table-row table:style-name="ro2">
          <table:table-cell office:value-type="string">
            <text:p>HelpfulMentor-mindfulness-62820519</text:p>
          </table:table-cell>
          <table:table-cell office:value-type="string">
            <text:p>: Respiri, accogli dolori e morbidezze, e quando te la senti, cambi area.</text:p>
          </table:table-cell>
          <table:table-cell/>
        </table:table-row>
        <table:table-row table:style-name="ro1">
          <table:table-cell office:value-type="string">
            <text:p>HelpfulMentor-mindfulness-0f900a6e</text:p>
          </table:table-cell>
          <table:table-cell office:value-type="string">
            <text:p>: Anche solo a parlarne mi sento già più rilassata.</text:p>
          </table:table-cell>
          <table:table-cell/>
        </table:table-row>
        <table:table-row table:style-name="ro1">
          <table:table-cell office:value-type="string">
            <text:p>HelpfulMentor-mindfulness-917bc727</text:p>
          </table:table-cell>
          <table:table-cell office:value-type="string">
            <text:p>: Non so se ti capita di avere l'addome contratto.</text:p>
          </table:table-cell>
          <table:table-cell/>
        </table:table-row>
        <table:table-row table:style-name="ro2">
          <table:table-cell office:value-type="string">
            <text:p>HelpfulMentor-mindfulness-f25edab7</text:p>
          </table:table-cell>
          <table:table-cell office:value-type="string">
            <text:p>: Per molte persone quell'area, e il diaframma in particolare, accumula un sacco di tensione e preoccupazione.</text:p>
          </table:table-cell>
          <table:table-cell/>
        </table:table-row>
        <table:table-row table:style-name="ro4">
          <table:table-cell office:value-type="string">
            <text:p>HelpfulMentor-mindfulness-1104adce</text:p>
          </table:table-cell>
          <table:table-cell office:value-type="string">
            <text:p>: Un modo per allentarla è prendere un suono che ti piace, una vocale, un &lt;i&gt;Aum&lt;/i&gt;, tutte le vocali, e iniziare a ripeterle, con calma.</text:p>
          </table:table-cell>
          <table:table-cell/>
        </table:table-row>
        <table:table-row table:style-name="ro2">
          <table:table-cell office:value-type="string">
            <text:p>HelpfulMentor-mindfulness-86dabcbf</text:p>
          </table:table-cell>
          <table:table-cell office:value-type="string">
            <text:p>: Lasciando che quel suono scenda e scenda e scenda dalla gola al petto, dal petto al diaframma.</text:p>
          </table:table-cell>
          <table:table-cell/>
        </table:table-row>
        <table:table-row table:style-name="ro1">
          <table:table-cell office:value-type="string">
            <text:p>HelpfulMentor-mindfulness-72309b6b</text:p>
          </table:table-cell>
          <table:table-cell office:value-type="string">
            <text:p>: Aiutandoti così a rilassare l'area.</text:p>
          </table:table-cell>
          <table:table-cell/>
        </table:table-row>
        <table:table-row table:style-name="ro1">
          <table:table-cell office:value-type="string">
            <text:p>HelpfulMentor-mindfulness-eb27774a</text:p>
          </table:table-cell>
          <table:table-cell office:value-type="string">
            <text:p>: E a respirare meglio.</text:p>
          </table:table-cell>
          <table:table-cell/>
        </table:table-row>
        <table:table-row table:style-name="ro1">
          <table:table-cell office:value-type="string">
            <text:p>StoryManagement-lowercaseTranslator-26edc60b</text:p>
          </table:table-cell>
          <table:table-cell office:value-type="string">
            <text:p>Chitarra</text:p>
          </table:table-cell>
          <table:table-cell office:value-type="string">
            <text:p>Guitar</text:p>
          </table:table-cell>
        </table:table-row>
        <table:table-row table:style-name="ro1">
          <table:table-cell office:value-type="string">
            <text:p>StoryManagement-lowercaseTranslator-f37052ec</text:p>
          </table:table-cell>
          <table:table-cell office:value-type="string">
            <text:p>Triangolo</text:p>
          </table:table-cell>
          <table:table-cell office:value-type="string">
            <text:p>Triangle</text:p>
          </table:table-cell>
        </table:table-row>
        <table:table-row table:style-name="ro1">
          <table:table-cell office:value-type="string">
            <text:p>StoryManagement-lowercaseTranslator-6d244675</text:p>
          </table:table-cell>
          <table:table-cell office:value-type="string">
            <text:p>Orchestra</text:p>
          </table:table-cell>
          <table:table-cell office:value-type="string">
            <text:p>Orchestra</text:p>
          </table:table-cell>
        </table:table-row>
        <table:table-row table:style-name="ro1">
          <table:table-cell office:value-type="string">
            <text:p>StoryManagement-lowercaseTranslator-407a4cfb</text:p>
          </table:table-cell>
          <table:table-cell office:value-type="string">
            <text:p>Flauto Dolce</text:p>
          </table:table-cell>
          <table:table-cell office:value-type="string">
            <text:p>Vertical Flute</text:p>
          </table:table-cell>
        </table:table-row>
        <table:table-row table:style-name="ro1">
          <table:table-cell office:value-type="string">
            <text:p>StoryManagement-lowercaseTranslator-00c5e744</text:p>
          </table:table-cell>
          <table:table-cell office:value-type="string">
            <text:p>Ocarina</text:p>
          </table:table-cell>
          <table:table-cell office:value-type="string">
            <text:p>Ocarina</text:p>
          </table:table-cell>
        </table:table-row>
        <table:table-row table:style-name="ro1">
          <table:table-cell office:value-type="string">
            <text:p>StoryManagement-lowercaseTranslator-b1e2a5be</text:p>
          </table:table-cell>
          <table:table-cell office:value-type="string">
            <text:p>Violino</text:p>
          </table:table-cell>
          <table:table-cell office:value-type="string">
            <text:p>Violino</text:p>
          </table:table-cell>
        </table:table-row>
        <table:table-row table:style-name="ro1">
          <table:table-cell office:value-type="string">
            <text:p>StoryManagement-lowercaseTranslator-3387cabf</text:p>
          </table:table-cell>
          <table:table-cell office:value-type="string">
            <text:p>il Riccio</text:p>
          </table:table-cell>
          <table:table-cell office:value-type="string">
            <text:p>Hedgehog</text:p>
          </table:table-cell>
        </table:table-row>
        <table:table-row table:style-name="ro1">
          <table:table-cell office:value-type="string">
            <text:p>StoryManagement-lowercaseTranslator-ac7af1b6</text:p>
          </table:table-cell>
          <table:table-cell office:value-type="string">
            <text:p>il Grizzly</text:p>
          </table:table-cell>
          <table:table-cell office:value-type="string">
            <text:p>Grizzly</text:p>
          </table:table-cell>
        </table:table-row>
        <table:table-row table:style-name="ro1">
          <table:table-cell office:value-type="string">
            <text:p>StoryManagement-lowercaseTranslator-32c094df</text:p>
          </table:table-cell>
          <table:table-cell office:value-type="string">
            <text:p>il Lupo</text:p>
          </table:table-cell>
          <table:table-cell office:value-type="string">
            <text:p>Wolf</text:p>
          </table:table-cell>
        </table:table-row>
        <table:table-row table:style-name="ro1">
          <table:table-cell office:value-type="string">
            <text:p>StoryManagement-lowercaseTranslator-cba863ef</text:p>
          </table:table-cell>
          <table:table-cell office:value-type="string">
            <text:p>il Delfino</text:p>
          </table:table-cell>
          <table:table-cell office:value-type="string">
            <text:p>Dolphin</text:p>
          </table:table-cell>
        </table:table-row>
        <table:table-row table:style-name="ro1">
          <table:table-cell office:value-type="string">
            <text:p>StoryManagement-lowercaseTranslator-794ae4c6</text:p>
          </table:table-cell>
          <table:table-cell office:value-type="string">
            <text:p>il Capibara</text:p>
          </table:table-cell>
          <table:table-cell office:value-type="string">
            <text:p>Capybara</text:p>
          </table:table-cell>
        </table:table-row>
        <table:table-row table:style-name="ro1">
          <table:table-cell office:value-type="string">
            <text:p>StoryManagement-lowercaseTranslator-f8857a9c</text:p>
          </table:table-cell>
          <table:table-cell office:value-type="string">
            <text:p>il Corvo</text:p>
          </table:table-cell>
          <table:table-cell office:value-type="string">
            <text:p>Crow</text:p>
          </table:table-cell>
        </table:table-row>
        <table:table-row table:style-name="ro1">
          <table:table-cell office:value-type="string">
            <text:p>StoryManagement-lowercaseTranslator-f9e32643</text:p>
          </table:table-cell>
          <table:table-cell office:value-type="string">
            <text:p>il Empty</text:p>
          </table:table-cell>
          <table:table-cell office:value-type="string">
            <text:p>Placeholder</text:p>
          </table:table-cell>
        </table:table-row>
        <table:table-row table:style-name="ro1">
          <table:table-cell office:value-type="string">
            <text:p>StoryManagement-lowercaseTranslator-c0caa782</text:p>
          </table:table-cell>
          <table:table-cell office:value-type="string">
            <text:p>il Consapevole</text:p>
          </table:table-cell>
          <table:table-cell office:value-type="string">
            <text:p>Placeholder</text:p>
          </table:table-cell>
        </table:table-row>
        <table:table-row table:style-name="ro1">
          <table:table-cell office:value-type="string">
            <text:p>StoryManagement-lowercaseTranslator-a3c57ef7</text:p>
          </table:table-cell>
          <table:table-cell office:value-type="string">
            <text:p>il Guarente</text:p>
          </table:table-cell>
          <table:table-cell office:value-type="string">
            <text:p>Placeholder</text:p>
          </table:table-cell>
        </table:table-row>
        <table:table-row table:style-name="ro1">
          <table:table-cell office:value-type="string">
            <text:p>StoryManagement-lowercaseTranslator-8cc46814</text:p>
          </table:table-cell>
          <table:table-cell office:value-type="string">
            <text:p>il Socievole</text:p>
          </table:table-cell>
          <table:table-cell office:value-type="string">
            <text:p>Placeholder</text:p>
          </table:table-cell>
        </table:table-row>
        <table:table-row table:style-name="ro1">
          <table:table-cell office:value-type="string">
            <text:p>StoryManagement-lowercaseTranslator-aa497733</text:p>
          </table:table-cell>
          <table:table-cell office:value-type="string">
            <text:p>il Terrorizzato</text:p>
          </table:table-cell>
          <table:table-cell office:value-type="string">
            <text:p>Placeholder</text:p>
          </table:table-cell>
        </table:table-row>
        <table:table-row table:style-name="ro1">
          <table:table-cell office:value-type="string">
            <text:p>StoryManagement-lowercaseTranslator-2d991415</text:p>
          </table:table-cell>
          <table:table-cell office:value-type="string">
            <text:p>l'Abbandonato</text:p>
          </table:table-cell>
          <table:table-cell office:value-type="string">
            <text:p>Placeholder</text:p>
          </table:table-cell>
        </table:table-row>
        <table:table-row table:style-name="ro1">
          <table:table-cell office:value-type="string">
            <text:p>StoryManagement-lowercaseTranslator-94c05b89</text:p>
          </table:table-cell>
          <table:table-cell office:value-type="string">
            <text:p>l'Arrabbiato</text:p>
          </table:table-cell>
          <table:table-cell office:value-type="string">
            <text:p>Placeholder</text:p>
          </table:table-cell>
        </table:table-row>
        <table:table-row table:style-name="ro1">
          <table:table-cell office:value-type="string">
            <text:p>StoryManagement-lowercaseTranslator-02d088b6</text:p>
          </table:table-cell>
          <table:table-cell office:value-type="string">
            <text:p>la Mondatrice</text:p>
          </table:table-cell>
          <table:table-cell office:value-type="string">
            <text:p>Placeholder</text:p>
          </table:table-cell>
        </table:table-row>
        <table:table-row table:style-name="ro1">
          <table:table-cell office:value-type="string">
            <text:p>StoryManagement-lowercaseTranslator-121ccf4e</text:p>
          </table:table-cell>
          <table:table-cell office:value-type="string">
            <text:p>la Mentore</text:p>
          </table:table-cell>
          <table:table-cell office:value-type="string">
            <text:p>Mentor</text:p>
          </table:table-cell>
        </table:table-row>
        <table:table-row table:style-name="ro1">
          <table:table-cell office:value-type="string">
            <text:p>StoryManagement-uppercaseTranslator-26edc60b</text:p>
          </table:table-cell>
          <table:table-cell office:value-type="string">
            <text:p>Chitarra</text:p>
          </table:table-cell>
          <table:table-cell office:value-type="string">
            <text:p>Guitar</text:p>
          </table:table-cell>
        </table:table-row>
        <table:table-row table:style-name="ro1">
          <table:table-cell office:value-type="string">
            <text:p>StoryManagement-uppercaseTranslator-f37052ec</text:p>
          </table:table-cell>
          <table:table-cell office:value-type="string">
            <text:p>Triangolo</text:p>
          </table:table-cell>
          <table:table-cell office:value-type="string">
            <text:p>Triangle</text:p>
          </table:table-cell>
        </table:table-row>
        <table:table-row table:style-name="ro1">
          <table:table-cell office:value-type="string">
            <text:p>StoryManagement-uppercaseTranslator-6d244675</text:p>
          </table:table-cell>
          <table:table-cell office:value-type="string">
            <text:p>Orchestra</text:p>
          </table:table-cell>
          <table:table-cell office:value-type="string">
            <text:p>Orchestra</text:p>
          </table:table-cell>
        </table:table-row>
        <table:table-row table:style-name="ro1">
          <table:table-cell office:value-type="string">
            <text:p>StoryManagement-uppercaseTranslator-407a4cfb</text:p>
          </table:table-cell>
          <table:table-cell office:value-type="string">
            <text:p>Flauto Dolce</text:p>
          </table:table-cell>
          <table:table-cell office:value-type="string">
            <text:p>Vertical Flute</text:p>
          </table:table-cell>
        </table:table-row>
        <table:table-row table:style-name="ro1">
          <table:table-cell office:value-type="string">
            <text:p>StoryManagement-uppercaseTranslator-00c5e744</text:p>
          </table:table-cell>
          <table:table-cell office:value-type="string">
            <text:p>Ocarina</text:p>
          </table:table-cell>
          <table:table-cell office:value-type="string">
            <text:p>Ocarina</text:p>
          </table:table-cell>
        </table:table-row>
        <table:table-row table:style-name="ro1">
          <table:table-cell office:value-type="string">
            <text:p>StoryManagement-uppercaseTranslator-b1e2a5be</text:p>
          </table:table-cell>
          <table:table-cell office:value-type="string">
            <text:p>Violino</text:p>
          </table:table-cell>
          <table:table-cell office:value-type="string">
            <text:p>Violin</text:p>
          </table:table-cell>
        </table:table-row>
        <table:table-row table:style-name="ro1">
          <table:table-cell office:value-type="string">
            <text:p>StoryManagement-uppercaseTranslator-87da377e</text:p>
          </table:table-cell>
          <table:table-cell office:value-type="string">
            <text:p>Riccio</text:p>
          </table:table-cell>
          <table:table-cell office:value-type="string">
            <text:p>Hedgehog</text:p>
          </table:table-cell>
        </table:table-row>
        <table:table-row table:style-name="ro1">
          <table:table-cell office:value-type="string">
            <text:p>StoryManagement-uppercaseTranslator-aab193b7</text:p>
          </table:table-cell>
          <table:table-cell office:value-type="string">
            <text:p>Grizzly</text:p>
          </table:table-cell>
          <table:table-cell office:value-type="string">
            <text:p>Grizzly</text:p>
          </table:table-cell>
        </table:table-row>
        <table:table-row table:style-name="ro1">
          <table:table-cell office:value-type="string">
            <text:p>StoryManagement-uppercaseTranslator-47a22850</text:p>
          </table:table-cell>
          <table:table-cell office:value-type="string">
            <text:p>Lupo</text:p>
          </table:table-cell>
          <table:table-cell office:value-type="string">
            <text:p>Wolf</text:p>
          </table:table-cell>
        </table:table-row>
        <table:table-row table:style-name="ro1">
          <table:table-cell office:value-type="string">
            <text:p>StoryManagement-uppercaseTranslator-c981a73e</text:p>
          </table:table-cell>
          <table:table-cell office:value-type="string">
            <text:p>Delfino</text:p>
          </table:table-cell>
          <table:table-cell office:value-type="string">
            <text:p>Dolphin</text:p>
          </table:table-cell>
        </table:table-row>
        <table:table-row table:style-name="ro1">
          <table:table-cell office:value-type="string">
            <text:p>StoryManagement-uppercaseTranslator-25bad7a4</text:p>
          </table:table-cell>
          <table:table-cell office:value-type="string">
            <text:p>Capibara</text:p>
          </table:table-cell>
          <table:table-cell office:value-type="string">
            <text:p>Capybara</text:p>
          </table:table-cell>
        </table:table-row>
        <table:table-row table:style-name="ro1">
          <table:table-cell office:value-type="string">
            <text:p>StoryManagement-uppercaseTranslator-0eaef5e4</text:p>
          </table:table-cell>
          <table:table-cell office:value-type="string">
            <text:p>Corvo</text:p>
          </table:table-cell>
          <table:table-cell office:value-type="string">
            <text:p>Placeholder</text:p>
          </table:table-cell>
        </table:table-row>
        <table:table-row table:style-name="ro1">
          <table:table-cell office:value-type="string">
            <text:p>StoryManagement-uppercaseTranslator-440d161c</text:p>
          </table:table-cell>
          <table:table-cell office:value-type="string">
            <text:p>Il Empty</text:p>
          </table:table-cell>
          <table:table-cell office:value-type="string">
            <text:p>Placeholder</text:p>
          </table:table-cell>
        </table:table-row>
        <table:table-row table:style-name="ro1">
          <table:table-cell office:value-type="string">
            <text:p>StoryManagement-uppercaseTranslator-11a7e664</text:p>
          </table:table-cell>
          <table:table-cell office:value-type="string">
            <text:p>Il Consapevole</text:p>
          </table:table-cell>
          <table:table-cell office:value-type="string">
            <text:p>Placeholder</text:p>
          </table:table-cell>
        </table:table-row>
        <table:table-row table:style-name="ro1">
          <table:table-cell office:value-type="string">
            <text:p>StoryManagement-uppercaseTranslator-7ce2a03f</text:p>
          </table:table-cell>
          <table:table-cell office:value-type="string">
            <text:p>Il Guarente</text:p>
          </table:table-cell>
          <table:table-cell office:value-type="string">
            <text:p>Placeholder</text:p>
          </table:table-cell>
        </table:table-row>
        <table:table-row table:style-name="ro1">
          <table:table-cell office:value-type="string">
            <text:p>StoryManagement-uppercaseTranslator-73ba45b0</text:p>
          </table:table-cell>
          <table:table-cell office:value-type="string">
            <text:p>Il Socievole</text:p>
          </table:table-cell>
          <table:table-cell office:value-type="string">
            <text:p>Placeholder</text:p>
          </table:table-cell>
        </table:table-row>
        <table:table-row table:style-name="ro1">
          <table:table-cell office:value-type="string">
            <text:p>StoryManagement-uppercaseTranslator-ce6f59a2</text:p>
          </table:table-cell>
          <table:table-cell office:value-type="string">
            <text:p>Il Terrorizzato</text:p>
          </table:table-cell>
          <table:table-cell office:value-type="string">
            <text:p>Placeholder</text:p>
          </table:table-cell>
        </table:table-row>
        <table:table-row table:style-name="ro1">
          <table:table-cell office:value-type="string">
            <text:p>StoryManagement-uppercaseTranslator-a659e68c</text:p>
          </table:table-cell>
          <table:table-cell office:value-type="string">
            <text:p>L'Abbandonato</text:p>
          </table:table-cell>
          <table:table-cell office:value-type="string">
            <text:p>Placeholder</text:p>
          </table:table-cell>
        </table:table-row>
        <table:table-row table:style-name="ro1">
          <table:table-cell office:value-type="string">
            <text:p>StoryManagement-uppercaseTranslator-72c50337</text:p>
          </table:table-cell>
          <table:table-cell office:value-type="string">
            <text:p>L'Arrabbiato</text:p>
          </table:table-cell>
          <table:table-cell office:value-type="string">
            <text:p>Placeholder</text:p>
          </table:table-cell>
        </table:table-row>
        <table:table-row table:style-name="ro1">
          <table:table-cell office:value-type="string">
            <text:p>StoryManagement-uppercaseTranslator-74350097</text:p>
          </table:table-cell>
          <table:table-cell office:value-type="string">
            <text:p>La Mondatrice</text:p>
          </table:table-cell>
          <table:table-cell office:value-type="string">
            <text:p>Placeholder</text:p>
          </table:table-cell>
        </table:table-row>
        <table:table-row table:style-name="ro1">
          <table:table-cell office:value-type="string">
            <text:p>StoryManagement-uppercaseTranslator-72a850c7</text:p>
          </table:table-cell>
          <table:table-cell office:value-type="string">
            <text:p>Mentore</text:p>
          </table:table-cell>
          <table:table-cell office:value-type="string">
            <text:p>Mentor</text:p>
          </table:table-cell>
        </table:table-row>
        <table:table-row table:style-name="ro4">
          <table:table-cell office:value-type="string">
            <text:p>Gifts-inkLevel-21f4fdfb</text:p>
          </table:table-cell>
          <table:table-cell office:value-type="string">
            <text:p>&lt;i&gt;Dopo il dono consegnato e il rapporto creato, {name} si ritrova senza inchiostro. Potrà fare solo l'intervento garantito.&lt;/i&gt;</text:p>
          </table:table-cell>
          <table:table-cell/>
        </table:table-row>
        <table:table-row table:style-name="ro4">
          <table:table-cell office:value-type="string">
            <text:p>Gifts-inkLevel-b1b4fd6b</text:p>
          </table:table-cell>
          <table:table-cell office:value-type="string">
            <text:p>&lt;i&gt;Dopo il dono consegnato e il rapporto creato, {name} ha una goccia di inchiostro a disposizione. Potrà fare l'intervento garantito e un intervento extra.&lt;/i&gt;</text:p>
          </table:table-cell>
          <table:table-cell/>
        </table:table-row>
        <table:table-row table:style-name="ro4">
          <table:table-cell office:value-type="string">
            <text:p>Gifts-inkLevel-8f2542ae</text:p>
          </table:table-cell>
          <table:table-cell office:value-type="string">
            <text:p>&lt;i&gt;Dopo il dono consegnato e il rapporto creato, {name} ha due goccie di inchiostro a disposizione. Potrà fare l'intervento garantito e altri due interventi extra.&lt;/i&gt;</text:p>
          </table:table-cell>
          <table:table-cell/>
        </table:table-row>
        <table:table-row table:style-name="ro4">
          <table:table-cell office:value-type="string">
            <text:p>Gifts-inkLevel-14225e8c</text:p>
          </table:table-cell>
          <table:table-cell office:value-type="string">
            <text:p>&lt;i&gt;Dopo il dono consegnato e il rapporto creato, {name} ha tre goccie di inchiostro a disposizione. Potrà fare l'intervento garantito e altri tre interventi extra.&lt;/i&gt;</text:p>
          </table:table-cell>
          <table:table-cell/>
        </table:table-row>
        <table:table-row table:style-name="ro5">
          <table:table-cell office:value-type="string">
            <text:p>Gifts-inkLevel-34d59348</text:p>
          </table:table-cell>
          <table:table-cell office:value-type="string">
            <text:p>&lt;i&gt;Dopo il dono consegnato e il rapporto creato, {name} ha quattro goccie di inchiostro a disposizione. Potrà fare l'intervento garantito e altri tre interventi extra. E riceverà un'informazione importante.&lt;/i&gt;</text:p>
          </table:table-cell>
          <table:table-cell/>
        </table:table-row>
        <table:table-row table:style-name="ro2">
          <table:table-cell office:value-type="string">
            <text:p>Gifts-inkLevel-8e1c0456</text:p>
          </table:table-cell>
          <table:table-cell office:value-type="string">
            <text:p>&lt;i&gt;Errore: non riesco a capire quante azioni hai a disposizione.&lt;/i&gt;</text:p>
          </table:table-cell>
          <table:table-cell/>
        </table:table-row>
        <table:table-row table:style-name="ro1">
          <table:table-cell office:value-type="string">
            <text:p>Gifts-inkTranslator-ebe06452</text:p>
          </table:table-cell>
          <table:table-cell office:value-type="string">
            <text:p>non hai guadagnato alcuna goccia di inchiostro</text:p>
          </table:table-cell>
          <table:table-cell/>
        </table:table-row>
        <table:table-row table:style-name="ro1">
          <table:table-cell office:value-type="string">
            <text:p>Gifts-inkTranslator-5d841206</text:p>
          </table:table-cell>
          <table:table-cell office:value-type="string">
            <text:p>hai guadagnato una goccia di inchiostro</text:p>
          </table:table-cell>
          <table:table-cell/>
        </table:table-row>
        <table:table-row table:style-name="ro1">
          <table:table-cell office:value-type="string">
            <text:p>Gifts-inkTranslator-2516a9e3</text:p>
          </table:table-cell>
          <table:table-cell office:value-type="string">
            <text:p>hai guadagnato due goccie di inchiostro</text:p>
          </table:table-cell>
          <table:table-cell/>
        </table:table-row>
        <table:table-row table:style-name="ro1">
          <table:table-cell office:value-type="string">
            <text:p>Gifts-inkTranslator-5f994746</text:p>
          </table:table-cell>
          <table:table-cell office:value-type="string">
            <text:p>hai guadagnato tre goccie di inchiostro a disposizione</text:p>
          </table:table-cell>
          <table:table-cell/>
        </table:table-row>
        <table:table-row table:style-name="ro2">
          <table:table-cell office:value-type="string">
            <text:p>Gifts-inkTranslator-43bd43b7</text:p>
          </table:table-cell>
          <table:table-cell office:value-type="string">
            <text:p>hai guadagnato tre goccie di inchiostro a disposizione, e la personaggia ti darà una informazione importante</text:p>
          </table:table-cell>
          <table:table-cell/>
        </table:table-row>
        <table:table-row table:style-name="ro6">
          <table:table-cell office:value-type="string">
            <text:p>Gifts-inkTranslator-8e1c0456</text:p>
          </table:table-cell>
          <table:table-cell office:value-type="string">
            <text:p>&lt;i&gt;Errore: non riesco a capire quante azioni hai a disposizione.&lt;/i&gt;</text:p>
          </table:table-cell>
          <table:table-cell office:value-type="string">
            <text:p>&lt;i&gt;Errore: non riesco a capire quante azioni hai a disposizione.&lt;/i&gt;</text:p>
          </table:table-cell>
        </table:table-row>
        <table:table-row table:style-name="ro1">
          <table:table-cell office:value-type="string">
            <text:p>Gifts-inkTranslator-f3112cb8</text:p>
          </table:table-cell>
          <table:table-cell office:value-type="string">
            <text:p> &lt;i&gt;Il livello di inchiostro per la prima personaggia è</text:p>
          </table:table-cell>
          <table:table-cell/>
        </table:table-row>
        <table:table-row table:style-name="ro1">
          <table:table-cell office:value-type="string">
            <text:p>FirstCharacter-first_character-f102d228</text:p>
          </table:table-cell>
          <table:table-cell office:value-type="string">
            <text:p>FirstCharacter</text:p>
          </table:table-cell>
          <table:table-cell office:value-type="string">
            <text:p>FirstCharacter</text:p>
          </table:table-cell>
        </table:table-row>
        <table:table-row table:style-name="ro2">
          <table:table-cell office:value-type="string">
            <text:p>FirstCharacter-talk_with_first_character-28f1f23c</text:p>
          </table:table-cell>
          <table:table-cell office:value-type="string">
            <text:p>: {~ Ho bisogno di tempo da sola.|Torna tra un po'.|Mi serve un po' di silenzio ora.}</text:p>
          </table:table-cell>
          <table:table-cell/>
        </table:table-row>
        <table:table-row table:style-name="ro4">
          <table:table-cell office:value-type="string">
            <text:p>FirstCharacter-talk_with_first_character-8e21c42e</text:p>
          </table:table-cell>
          <table:table-cell office:value-type="string">
            <text:p>: {~ Le farfalle qui giocano per ore!|No dai. Ma hai visto quanto sono carini gli scoiattoli?!|Con il rumore dell'acqua dello stagno ci posso fare una base niente male.}</text:p>
          </table:table-cell>
          <table:table-cell/>
        </table:table-row>
        <table:table-row table:style-name="ro1">
          <table:table-cell office:value-type="string">
            <text:p>FirstCharacter-talk_with_first_character-371d26f2</text:p>
          </table:table-cell>
          <table:table-cell office:value-type="string">
            <text:p>Ti va di raccontarmi qualcosa di te?</text:p>
          </table:table-cell>
          <table:table-cell/>
        </table:table-row>
        <table:table-row table:style-name="ro1">
          <table:table-cell office:value-type="string">
            <text:p>FirstCharacter-talk_with_first_character-5e34dc43</text:p>
          </table:table-cell>
          <table:table-cell office:value-type="string">
            <text:p>Ho trovato questa cosa e vorrei donartela.</text:p>
          </table:table-cell>
          <table:table-cell/>
        </table:table-row>
        <table:table-row table:style-name="ro2">
          <table:table-cell office:value-type="string">
            <text:p>FirstCharacter-talk_with_first_character-6f1bb26e</text:p>
          </table:table-cell>
          <table:table-cell office:value-type="string">
            <text:p>: Non voglio snitchare, ma non hai ancora chiesto alla mentore a cosa servono.</text:p>
          </table:table-cell>
          <table:table-cell/>
        </table:table-row>
        <table:table-row table:style-name="ro1">
          <table:table-cell office:value-type="string">
            <text:p>FirstCharacter-talk_with_first_character-96c2776e</text:p>
          </table:table-cell>
          <table:table-cell office:value-type="string">
            <text:p>: Se non parli con lei prima poi minimo ci rimane male.</text:p>
          </table:table-cell>
          <table:table-cell/>
        </table:table-row>
        <table:table-row table:style-name="ro1">
          <table:table-cell office:value-type="string">
            <text:p>FirstCharacter-talk_with_first_character-6b2a305a</text:p>
          </table:table-cell>
          <table:table-cell office:value-type="string">
            <text:p>Ti vorrei donare questa cosa.</text:p>
          </table:table-cell>
          <table:table-cell/>
        </table:table-row>
        <table:table-row table:style-name="ro1">
          <table:table-cell office:value-type="string">
            <text:p>FirstCharacter-talk_with_first_character-52de37cc</text:p>
          </table:table-cell>
          <table:table-cell office:value-type="string">
            <text:p>Vorrei aiutarti a guardare le cose in modo diverso.</text:p>
          </table:table-cell>
          <table:table-cell/>
        </table:table-row>
        <table:table-row table:style-name="ro2">
          <table:table-cell office:value-type="string">
            <text:p>FirstCharacter-talk_with_first_character-ec137109</text:p>
          </table:table-cell>
          <table:table-cell office:value-type="string">
            <text:p>: Ama, parla prima con la mentore così ti dice cosa fare e non le prende una sincope se facciamo casini.</text:p>
          </table:table-cell>
          <table:table-cell/>
        </table:table-row>
        <table:table-row table:style-name="ro1">
          <table:table-cell office:value-type="string">
            <text:p>FirstCharacter-talk_with_first_character-a8dce339</text:p>
          </table:table-cell>
          <table:table-cell office:value-type="string">
            <text:p>Ti va di riscrivere la tua storia con me?</text:p>
          </table:table-cell>
          <table:table-cell/>
        </table:table-row>
        <table:table-row table:style-name="ro1">
          <table:table-cell office:value-type="string">
            <text:p>FirstCharacter-talk_with_first_character-04b17f94</text:p>
          </table:table-cell>
          <table:table-cell office:value-type="string">
            <text:p>Riprendiamo quella storia?</text:p>
          </table:table-cell>
          <table:table-cell/>
        </table:table-row>
        <table:table-row table:style-name="ro1">
          <table:table-cell office:value-type="string">
            <text:p>FirstCharacter-talk_with_first_character-598d0215</text:p>
          </table:table-cell>
          <table:table-cell office:value-type="string">
            <text:p>Lascio il dialogo.</text:p>
          </table:table-cell>
          <table:table-cell/>
        </table:table-row>
        <table:table-row table:style-name="ro1">
          <table:table-cell office:value-type="string">
            <text:p>FirstCharacter-knowing_first_character-82f8eac3</text:p>
          </table:table-cell>
          <table:table-cell office:value-type="string">
            <text:p>???: Hai visto passare qualcunə?</text:p>
          </table:table-cell>
          <table:table-cell/>
        </table:table-row>
        <table:table-row table:style-name="ro2">
          <table:table-cell office:value-type="string">
            <text:p>FirstCharacter-knowing_first_character-cfb15b50</text:p>
          </table:table-cell>
          <table:table-cell office:value-type="string">
            <text:p>???: Altə all’incirca una balla di fieno e che si muove come un violino.</text:p>
          </table:table-cell>
          <table:table-cell/>
        </table:table-row>
        <table:table-row table:style-name="ro1">
          <table:table-cell office:value-type="string">
            <text:p>FirstCharacter-knowing_first_character-8905d1ba</text:p>
          </table:table-cell>
          <table:table-cell office:value-type="string">
            <text:p>???: O almeno ləi si descriverebbe così.</text:p>
          </table:table-cell>
          <table:table-cell/>
        </table:table-row>
        <table:table-row table:style-name="ro1">
          <table:table-cell office:value-type="string">
            <text:p>FirstCharacter-knowing_first_character-bf51191b</text:p>
          </table:table-cell>
          <table:table-cell office:value-type="string">
            <text:p>???: Lə adoro ma è sempre un po' edgy.</text:p>
          </table:table-cell>
          <table:table-cell/>
        </table:table-row>
        <table:table-row table:style-name="ro2">
          <table:table-cell office:value-type="string">
            <text:p>FirstCharacter-knowing_first_character-89fe07c4</text:p>
          </table:table-cell>
          <table:table-cell office:value-type="string">
            <text:p>???: E comunque non posso essere arrivata qui da sola, vero? Qualsiasi cosa sia &lt;i&gt;qui&lt;/i&gt;.</text:p>
          </table:table-cell>
          <table:table-cell/>
        </table:table-row>
        <table:table-row table:style-name="ro1">
          <table:table-cell office:value-type="string">
            <text:p>FirstCharacter-knowing_first_character-8d8e2367</text:p>
          </table:table-cell>
          <table:table-cell office:value-type="string">
            <text:p>???: Come lə trovo?</text:p>
          </table:table-cell>
          <table:table-cell/>
        </table:table-row>
        <table:table-row table:style-name="ro1">
          <table:table-cell office:value-type="string">
            <text:p>FirstCharacter-knowing_first_character-c3993a63</text:p>
          </table:table-cell>
          <table:table-cell office:value-type="string">
            <text:p>Dammi dettagli più concreti.</text:p>
          </table:table-cell>
          <table:table-cell/>
        </table:table-row>
        <table:table-row table:style-name="ro1">
          <table:table-cell office:value-type="string">
            <text:p>FirstCharacter-knowing_first_character-e55d1222</text:p>
          </table:table-cell>
          <table:table-cell office:value-type="string">
            <text:p>???: Concreti?</text:p>
          </table:table-cell>
          <table:table-cell/>
        </table:table-row>
        <table:table-row table:style-name="ro1">
          <table:table-cell office:value-type="string">
            <text:p>FirstCharacter-knowing_first_character-7802f9c9</text:p>
          </table:table-cell>
          <table:table-cell office:value-type="string">
            <text:p>???: Si muove. Respira. Mangia. Saltella. Canta.</text:p>
          </table:table-cell>
          <table:table-cell/>
        </table:table-row>
        <table:table-row table:style-name="ro1">
          <table:table-cell office:value-type="string">
            <text:p>FirstCharacter-knowing_first_character-54a5bf98</text:p>
          </table:table-cell>
          <table:table-cell office:value-type="string">
            <text:p>???: A volte tutte queste cose assieme.</text:p>
          </table:table-cell>
          <table:table-cell/>
        </table:table-row>
        <table:table-row table:style-name="ro1">
          <table:table-cell office:value-type="string">
            <text:p>FirstCharacter-knowing_first_character-b6e5f441</text:p>
          </table:table-cell>
          <table:table-cell office:value-type="string">
            <text:p>???: E ha molta fantasia.</text:p>
          </table:table-cell>
          <table:table-cell/>
        </table:table-row>
        <table:table-row table:style-name="ro1">
          <table:table-cell office:value-type="string">
            <text:p>FirstCharacter-knowing_first_character-6ea247f5</text:p>
          </table:table-cell>
          <table:table-cell office:value-type="string">
            <text:p>???: Sempre che tu sappia cosa sia.</text:p>
          </table:table-cell>
          <table:table-cell/>
        </table:table-row>
        <table:table-row table:style-name="ro1">
          <table:table-cell office:value-type="string">
            <text:p>FirstCharacter-knowing_first_character-b529c76c</text:p>
          </table:table-cell>
          <table:table-cell office:value-type="string">
            <text:p>Suona il tamburo e vedrai che il violino torna!</text:p>
          </table:table-cell>
          <table:table-cell/>
        </table:table-row>
        <table:table-row table:style-name="ro1">
          <table:table-cell office:value-type="string">
            <text:p>FirstCharacter-knowing_first_character-b8526e7f</text:p>
          </table:table-cell>
          <table:table-cell office:value-type="string">
            <text:p>???: A beh, ci sta!</text:p>
          </table:table-cell>
          <table:table-cell/>
        </table:table-row>
        <table:table-row table:style-name="ro1">
          <table:table-cell office:value-type="string">
            <text:p>FirstCharacter-knowing_first_character-10f354a5</text:p>
          </table:table-cell>
          <table:table-cell office:value-type="string">
            <text:p>???: Non ci avevo pensato!</text:p>
          </table:table-cell>
          <table:table-cell/>
        </table:table-row>
        <table:table-row table:style-name="ro1">
          <table:table-cell office:value-type="string">
            <text:p>FirstCharacter-knowing_first_character-8d54ed0b</text:p>
          </table:table-cell>
          <table:table-cell office:value-type="string">
            <text:p>???: Ma il suo violino è più da pianoforte.</text:p>
          </table:table-cell>
          <table:table-cell/>
        </table:table-row>
        <table:table-row table:style-name="ro2">
          <table:table-cell office:value-type="string">
            <text:p>FirstCharacter-knowing_first_character-7db27df4</text:p>
          </table:table-cell>
          <table:table-cell office:value-type="string">
            <text:p>???: Forse potrei cercare nella serra, e trovare qualcosa da suonare.</text:p>
          </table:table-cell>
          <table:table-cell/>
        </table:table-row>
        <table:table-row table:style-name="ro1">
          <table:table-cell office:value-type="string">
            <text:p>FirstCharacter-knowing_first_character-fd1702a1</text:p>
          </table:table-cell>
          <table:table-cell office:value-type="string">
            <text:p>Seguiamo le sue tracce! Fiutiamo il suo odore.</text:p>
          </table:table-cell>
          <table:table-cell/>
        </table:table-row>
        <table:table-row table:style-name="ro1">
          <table:table-cell office:value-type="string">
            <text:p>FirstCharacter-knowing_first_character-dea044e0</text:p>
          </table:table-cell>
          <table:table-cell office:value-type="string">
            <text:p>???: Ha senso, ma Talco non è persona da azione.</text:p>
          </table:table-cell>
          <table:table-cell/>
        </table:table-row>
        <table:table-row table:style-name="ro2">
          <table:table-cell office:value-type="string">
            <text:p>FirstCharacter-knowing_first_character-12c723ee</text:p>
          </table:table-cell>
          <table:table-cell office:value-type="string">
            <text:p>???: Dice sempre che si trascina nello spazio come se fosse vento.</text:p>
          </table:table-cell>
          <table:table-cell/>
        </table:table-row>
        <table:table-row table:style-name="ro1">
          <table:table-cell office:value-type="string">
            <text:p>FirstCharacter-knowing_first_character-df3ae6c5</text:p>
          </table:table-cell>
          <table:table-cell office:value-type="string">
            <text:p>???: E lascia alle sue spalle l'odore della primavera.</text:p>
          </table:table-cell>
          <table:table-cell/>
        </table:table-row>
        <table:table-row table:style-name="ro2">
          <table:table-cell office:value-type="string">
            <text:p>FirstCharacter-knowing_first_character-32280a00</text:p>
          </table:table-cell>
          <table:table-cell office:value-type="string">
            <text:p>???: Che è un modo carino per dire che è sempre piene di fango e terriccio.</text:p>
          </table:table-cell>
          <table:table-cell/>
        </table:table-row>
        <table:table-row table:style-name="ro1">
          <table:table-cell office:value-type="string">
            <text:p>FirstCharacter-knowing_first_character-1cb17441</text:p>
          </table:table-cell>
          <table:table-cell office:value-type="string">
            <text:p>Se ti senti sola, sono qui ad ascoltarti.</text:p>
          </table:table-cell>
          <table:table-cell/>
        </table:table-row>
        <table:table-row table:style-name="ro1">
          <table:table-cell office:value-type="string">
            <text:p>FirstCharacter-knowing_first_character-206bf539</text:p>
          </table:table-cell>
          <table:table-cell office:value-type="string">
            <text:p>???: Grazie ama.</text:p>
          </table:table-cell>
          <table:table-cell/>
        </table:table-row>
        <table:table-row table:style-name="ro2">
          <table:table-cell office:value-type="string">
            <text:p>FirstCharacter-knowing_first_character-7f10f711</text:p>
          </table:table-cell>
          <table:table-cell office:value-type="string">
            <text:p>???: Ma è come chiedermi di fare un concerto con una persona sconosciuta.</text:p>
          </table:table-cell>
          <table:table-cell/>
        </table:table-row>
        <table:table-row table:style-name="ro1">
          <table:table-cell office:value-type="string">
            <text:p>FirstCharacter-knowing_first_character-1f50e0a7</text:p>
          </table:table-cell>
          <table:table-cell office:value-type="string">
            <text:p>???: Non è che ci si piglia subito, no?</text:p>
          </table:table-cell>
          <table:table-cell/>
        </table:table-row>
        <table:table-row table:style-name="ro1">
          <table:table-cell office:value-type="string">
            <text:p>FirstCharacter-knowing_first_character-f8fe52a9</text:p>
          </table:table-cell>
          <table:table-cell office:value-type="string">
            <text:p>Tu sei sempre con ləi e ləi con te.</text:p>
          </table:table-cell>
          <table:table-cell/>
        </table:table-row>
        <table:table-row table:style-name="ro1">
          <table:table-cell office:value-type="string">
            <text:p>FirstCharacter-knowing_first_character-91c8f482</text:p>
          </table:table-cell>
          <table:table-cell office:value-type="string">
            <text:p>???: Mmm, ok, credo?</text:p>
          </table:table-cell>
          <table:table-cell/>
        </table:table-row>
        <table:table-row table:style-name="ro1">
          <table:table-cell office:value-type="string">
            <text:p>FirstCharacter-knowing_first_character-68828c28</text:p>
          </table:table-cell>
          <table:table-cell office:value-type="string">
            <text:p>???: Le parole mi vanno anche bene, ma chi ti conosce.</text:p>
          </table:table-cell>
          <table:table-cell/>
        </table:table-row>
        <table:table-row table:style-name="ro1">
          <table:table-cell office:value-type="string">
            <text:p>FirstCharacter-knowing_first_character-7c1f482a</text:p>
          </table:table-cell>
          <table:table-cell office:value-type="string">
            <text:p>???: No dai, non devo essere stronza.</text:p>
          </table:table-cell>
          <table:table-cell/>
        </table:table-row>
        <table:table-row table:style-name="ro1">
          <table:table-cell office:value-type="string">
            <text:p>FirstCharacter-knowing_first_character-23cdb026</text:p>
          </table:table-cell>
          <table:table-cell office:value-type="string">
            <text:p>???: Però merda se mi manca.</text:p>
          </table:table-cell>
          <table:table-cell/>
        </table:table-row>
        <table:table-row table:style-name="ro1">
          <table:table-cell office:value-type="string">
            <text:p>FirstCharacter-knowing_first_character-9020e1ee</text:p>
          </table:table-cell>
          <table:table-cell office:value-type="string">
            <text:p>???: Non faccio mai niente senza Talco.</text:p>
          </table:table-cell>
          <table:table-cell/>
        </table:table-row>
        <table:table-row table:style-name="ro2">
          <table:table-cell office:value-type="string">
            <text:p>FirstCharacter-knowing_first_character-8341e13a</text:p>
          </table:table-cell>
          <table:table-cell office:value-type="string">
            <text:p>???: Talco è l'unica persona con cui posso permettermi di litigare.</text:p>
          </table:table-cell>
          <table:table-cell/>
        </table:table-row>
        <table:table-row table:style-name="ro2">
          <table:table-cell office:value-type="string">
            <text:p>FirstCharacter-knowing_first_character-2948a5c6</text:p>
          </table:table-cell>
          <table:table-cell office:value-type="string">
            <text:p>???: E l'unica che mi sopporta da quando ho finito il conservatorio.</text:p>
          </table:table-cell>
          <table:table-cell/>
        </table:table-row>
        <table:table-row table:style-name="ro2">
          <table:table-cell office:value-type="string">
            <text:p>FirstCharacter-knowing_first_character-f8ad1091</text:p>
          </table:table-cell>
          <table:table-cell office:value-type="string">
            <text:p>???: Ma non mi sono manco presentata: io sono {charNameOne}.</text:p>
          </table:table-cell>
          <table:table-cell/>
        </table:table-row>
        <table:table-row table:style-name="ro1">
          <table:table-cell office:value-type="string">
            <text:p>FirstCharacter-knowing_first_character-852df7ca</text:p>
          </table:table-cell>
          <table:table-cell office:value-type="string">
            <text:p>???: No, io sono &lt;b&gt;{charNameOne}&lt;/b&gt;.</text:p>
          </table:table-cell>
          <table:table-cell/>
        </table:table-row>
        <table:table-row table:style-name="ro1">
          <table:table-cell office:value-type="string">
            <text:p>FirstCharacter-knowing_first_character-99703a4a</text:p>
          </table:table-cell>
          <table:table-cell office:value-type="string">
            <text:p>: Ehi! Non è questo il mio nome.</text:p>
          </table:table-cell>
          <table:table-cell/>
        </table:table-row>
        <table:table-row table:style-name="ro1">
          <table:table-cell office:value-type="string">
            <text:p>FirstCharacter-knowing_first_character-a9a6fa37</text:p>
          </table:table-cell>
          <table:table-cell office:value-type="string">
            <text:p>: &lt;i&gt;{charNameOne}&lt;/i&gt;.</text:p>
          </table:table-cell>
          <table:table-cell office:value-type="string">
            <text:p>: &lt;i&gt;{charNameOne}&lt;/i&gt;.</text:p>
          </table:table-cell>
        </table:table-row>
        <table:table-row table:style-name="ro1">
          <table:table-cell office:value-type="string">
            <text:p>FirstCharacter-knowing_first_character-4cf78788</text:p>
          </table:table-cell>
          <table:table-cell office:value-type="string">
            <text:p>: Forse se provo a dirlo al contrario?</text:p>
          </table:table-cell>
          <table:table-cell/>
        </table:table-row>
        <table:table-row table:style-name="ro1">
          <table:table-cell office:value-type="string">
            <text:p>FirstCharacter-knowing_first_character-ad078253</text:p>
          </table:table-cell>
          <table:table-cell office:value-type="string">
            <text:p>: Arratihc.</text:p>
          </table:table-cell>
          <table:table-cell/>
        </table:table-row>
        <table:table-row table:style-name="ro1">
          <table:table-cell office:value-type="string">
            <text:p>FirstCharacter-knowing_first_character-a1719134</text:p>
          </table:table-cell>
          <table:table-cell office:value-type="string">
            <text:p>: Uh.</text:p>
          </table:table-cell>
          <table:table-cell/>
        </table:table-row>
        <table:table-row table:style-name="ro1">
          <table:table-cell office:value-type="string">
            <text:p>FirstCharacter-knowing_first_character-347496e3</text:p>
          </table:table-cell>
          <table:table-cell office:value-type="string">
            <text:p>: Prova tu. Come ti chiami?</text:p>
          </table:table-cell>
          <table:table-cell/>
        </table:table-row>
        <table:table-row table:style-name="ro1">
          <table:table-cell office:value-type="string">
            <text:p>FirstCharacter-knowing_first_character-7fe1d3b0</text:p>
          </table:table-cell>
          <table:table-cell office:value-type="string">
            <text:p>Mi chiamo {name}.</text:p>
          </table:table-cell>
          <table:table-cell/>
        </table:table-row>
        <table:table-row table:style-name="ro1">
          <table:table-cell office:value-type="string">
            <text:p>FirstCharacter-knowing_first_character-67e9009f</text:p>
          </table:table-cell>
          <table:table-cell office:value-type="string">
            <text:p>Il mio nome è...</text:p>
          </table:table-cell>
          <table:table-cell/>
        </table:table-row>
        <table:table-row table:style-name="ro1">
          <table:table-cell office:value-type="string">
            <text:p>FirstCharacter-knowing_first_character-51399618</text:p>
          </table:table-cell>
          <table:table-cell office:value-type="string">
            <text:p>: E i tuoi pronomi?</text:p>
          </table:table-cell>
          <table:table-cell/>
        </table:table-row>
        <table:table-row table:style-name="ro2">
          <table:table-cell office:value-type="string">
            <text:p>FirstCharacter-knowing_first_character-105c8c6a</text:p>
          </table:table-cell>
          <table:table-cell office:value-type="string">
            <text:p>: {pronouns has her: Anche io uso i pronomi femminili!|Invece io uso i femminili.}</text:p>
          </table:table-cell>
          <table:table-cell/>
        </table:table-row>
        <table:table-row table:style-name="ro1">
          <table:table-cell office:value-type="string">
            <text:p>FirstCharacter-knowing_first_character-12d51c7c</text:p>
          </table:table-cell>
          <table:table-cell office:value-type="string">
            <text:p>: Comunque questa cosa del nome è strana.</text:p>
          </table:table-cell>
          <table:table-cell/>
        </table:table-row>
        <table:table-row table:style-name="ro1">
          <table:table-cell office:value-type="string">
            <text:p>FirstCharacter-knowing_first_character-0c55ff5d</text:p>
          </table:table-cell>
          <table:table-cell office:value-type="string">
            <text:p>: Non so.</text:p>
          </table:table-cell>
          <table:table-cell/>
        </table:table-row>
        <table:table-row table:style-name="ro1">
          <table:table-cell office:value-type="string">
            <text:p>FirstCharacter-knowing_first_character-e87c32e8</text:p>
          </table:table-cell>
          <table:table-cell office:value-type="string">
            <text:p>: Non è male la chitarra.</text:p>
          </table:table-cell>
          <table:table-cell/>
        </table:table-row>
        <table:table-row table:style-name="ro1">
          <table:table-cell office:value-type="string">
            <text:p>FirstCharacter-knowing_first_character-29d1533d</text:p>
          </table:table-cell>
          <table:table-cell office:value-type="string">
            <text:p>: Ma per una del conservatorio è tipo rinunciare a tutto.</text:p>
          </table:table-cell>
          <table:table-cell/>
        </table:table-row>
        <table:table-row table:style-name="ro1">
          <table:table-cell office:value-type="string">
            <text:p>FirstCharacter-knowing_first_character-8bbfb102</text:p>
          </table:table-cell>
          <table:table-cell office:value-type="string">
            <text:p>: Alle ambizioni.</text:p>
          </table:table-cell>
          <table:table-cell/>
        </table:table-row>
        <table:table-row table:style-name="ro1">
          <table:table-cell office:value-type="string">
            <text:p>FirstCharacter-knowing_first_character-2d60d04c</text:p>
          </table:table-cell>
          <table:table-cell office:value-type="string">
            <text:p>: La chitarra è un po' un arrendersi, e dove vado se mi arrendo?</text:p>
          </table:table-cell>
          <table:table-cell/>
        </table:table-row>
        <table:table-row table:style-name="ro1">
          <table:table-cell office:value-type="string">
            <text:p>FirstCharacter-knowing_first_character-70a47ac9</text:p>
          </table:table-cell>
          <table:table-cell office:value-type="string">
            <text:p>: {name}, secondo te il nome di una persona è importante?</text:p>
          </table:table-cell>
          <table:table-cell/>
        </table:table-row>
        <table:table-row table:style-name="ro1">
          <table:table-cell office:value-type="string">
            <text:p>FirstCharacter-knowing_first_character-de9886e6</text:p>
          </table:table-cell>
          <table:table-cell office:value-type="string">
            <text:p>È uno strumento di controllo.</text:p>
          </table:table-cell>
          <table:table-cell/>
        </table:table-row>
        <table:table-row table:style-name="ro1">
          <table:table-cell office:value-type="string">
            <text:p>FirstCharacter-knowing_first_character-2b6da3bc</text:p>
          </table:table-cell>
          <table:table-cell office:value-type="string">
            <text:p>: Il nome è anche uno strumento d'amore.</text:p>
          </table:table-cell>
          <table:table-cell/>
        </table:table-row>
        <table:table-row table:style-name="ro1">
          <table:table-cell office:value-type="string">
            <text:p>FirstCharacter-knowing_first_character-87c59dc8</text:p>
          </table:table-cell>
          <table:table-cell office:value-type="string">
            <text:p>: Pensa a tutti i modi in cui qualcuno lo può gridare.</text:p>
          </table:table-cell>
          <table:table-cell/>
        </table:table-row>
        <table:table-row table:style-name="ro2">
          <table:table-cell office:value-type="string">
            <text:p>FirstCharacter-knowing_first_character-a2a2699c</text:p>
          </table:table-cell>
          <table:table-cell office:value-type="string">
            <text:p>: Sono sicura che te ne verranno in mente un paio molto piacevoli.</text:p>
          </table:table-cell>
          <table:table-cell/>
        </table:table-row>
        <table:table-row table:style-name="ro1">
          <table:table-cell office:value-type="string">
            <text:p>FirstCharacter-knowing_first_character-93d2157c</text:p>
          </table:table-cell>
          <table:table-cell office:value-type="string">
            <text:p>Solo se possiamo continuamente cambiarlo.</text:p>
          </table:table-cell>
          <table:table-cell/>
        </table:table-row>
        <table:table-row table:style-name="ro1">
          <table:table-cell office:value-type="string">
            <text:p>FirstCharacter-knowing_first_character-7a06dc23</text:p>
          </table:table-cell>
          <table:table-cell office:value-type="string">
            <text:p>: Adoro!</text:p>
          </table:table-cell>
          <table:table-cell/>
        </table:table-row>
        <table:table-row table:style-name="ro2">
          <table:table-cell office:value-type="string">
            <text:p>FirstCharacter-knowing_first_character-4a9e084a</text:p>
          </table:table-cell>
          <table:table-cell office:value-type="string">
            <text:p>: Passo le giornate a cambiare melodie, e non avevo mai pensato di cambiare il mio nome!</text:p>
          </table:table-cell>
          <table:table-cell/>
        </table:table-row>
        <table:table-row table:style-name="ro2">
          <table:table-cell office:value-type="string">
            <text:p>FirstCharacter-knowing_first_character-aa6b24c8</text:p>
          </table:table-cell>
          <table:table-cell office:value-type="string">
            <text:p>: Cosa normie proprio ora che ci penso, viste tutt3 l3 am3 non binari3 con cui esco.</text:p>
          </table:table-cell>
          <table:table-cell/>
        </table:table-row>
        <table:table-row table:style-name="ro1">
          <table:table-cell office:value-type="string">
            <text:p>FirstCharacter-knowing_first_character-3b41b50a</text:p>
          </table:table-cell>
          <table:table-cell office:value-type="string">
            <text:p>: Mi merito di essere una chitarra!</text:p>
          </table:table-cell>
          <table:table-cell/>
        </table:table-row>
        <table:table-row table:style-name="ro1">
          <table:table-cell office:value-type="string">
            <text:p>FirstCharacter-knowing_first_character-cdea94b2</text:p>
          </table:table-cell>
          <table:table-cell office:value-type="string">
            <text:p>Solo se sei tu a definirne il significato.</text:p>
          </table:table-cell>
          <table:table-cell/>
        </table:table-row>
        <table:table-row table:style-name="ro1">
          <table:table-cell office:value-type="string">
            <text:p>FirstCharacter-knowing_first_character-8f32fdd8</text:p>
          </table:table-cell>
          <table:table-cell office:value-type="string">
            <text:p>: Ah, ci sta!</text:p>
          </table:table-cell>
          <table:table-cell/>
        </table:table-row>
        <table:table-row table:style-name="ro1">
          <table:table-cell office:value-type="string">
            <text:p>FirstCharacter-knowing_first_character-2acf44a9</text:p>
          </table:table-cell>
          <table:table-cell office:value-type="string">
            <text:p>: Tu sì che sai guardare al cuore delle cose!</text:p>
          </table:table-cell>
          <table:table-cell/>
        </table:table-row>
        <table:table-row table:style-name="ro1">
          <table:table-cell office:value-type="string">
            <text:p>FirstCharacter-knowing_first_character-df37296e</text:p>
          </table:table-cell>
          <table:table-cell office:value-type="string">
            <text:p>: Quindi: ora mi ritrovo con un nome nuovo.</text:p>
          </table:table-cell>
          <table:table-cell/>
        </table:table-row>
        <table:table-row table:style-name="ro1">
          <table:table-cell office:value-type="string">
            <text:p>FirstCharacter-knowing_first_character-9faa6b7b</text:p>
          </table:table-cell>
          <table:table-cell office:value-type="string">
            <text:p>: E non so cosa significhi, cosa doverci fare.</text:p>
          </table:table-cell>
          <table:table-cell/>
        </table:table-row>
        <table:table-row table:style-name="ro1">
          <table:table-cell office:value-type="string">
            <text:p>FirstCharacter-knowing_first_character-2272df46</text:p>
          </table:table-cell>
          <table:table-cell office:value-type="string">
            <text:p>: Però posso farci quello che voglio, no?</text:p>
          </table:table-cell>
          <table:table-cell/>
        </table:table-row>
        <table:table-row table:style-name="ro1">
          <table:table-cell office:value-type="string">
            <text:p>FirstCharacter-knowing_first_character-dd28a483</text:p>
          </table:table-cell>
          <table:table-cell office:value-type="string">
            <text:p>È un dono della tua famiglia che resterà sempre con te.</text:p>
          </table:table-cell>
          <table:table-cell/>
        </table:table-row>
        <table:table-row table:style-name="ro1">
          <table:table-cell office:value-type="string">
            <text:p>FirstCharacter-knowing_first_character-3d29e1b4</text:p>
          </table:table-cell>
          <table:table-cell office:value-type="string">
            <text:p>: A I U T O!</text:p>
          </table:table-cell>
          <table:table-cell/>
        </table:table-row>
        <table:table-row table:style-name="ro1">
          <table:table-cell office:value-type="string">
            <text:p>FirstCharacter-knowing_first_character-9f70d6c4</text:p>
          </table:table-cell>
          <table:table-cell office:value-type="string">
            <text:p>: Non ci avevo mai pensato.</text:p>
          </table:table-cell>
          <table:table-cell/>
        </table:table-row>
        <table:table-row table:style-name="ro1">
          <table:table-cell office:value-type="string">
            <text:p>FirstCharacter-knowing_first_character-6ee7f8c9</text:p>
          </table:table-cell>
          <table:table-cell office:value-type="string">
            <text:p>: Ma non tutt3 ne sono felici.</text:p>
          </table:table-cell>
          <table:table-cell/>
        </table:table-row>
        <table:table-row table:style-name="ro1">
          <table:table-cell office:value-type="string">
            <text:p>FirstCharacter-knowing_first_character-c022486f</text:p>
          </table:table-cell>
          <table:table-cell office:value-type="string">
            <text:p>: E per alcune ame il nome è qualcosa che si sceglie.</text:p>
          </table:table-cell>
          <table:table-cell/>
        </table:table-row>
        <table:table-row table:style-name="ro1">
          <table:table-cell office:value-type="string">
            <text:p>FirstCharacter-knowing_first_character-8daa1dd3</text:p>
          </table:table-cell>
          <table:table-cell office:value-type="string">
            <text:p>: Smollare quello vecchio è una liberazione.</text:p>
          </table:table-cell>
          <table:table-cell/>
        </table:table-row>
        <table:table-row table:style-name="ro1">
          <table:table-cell office:value-type="string">
            <text:p>FirstCharacter-knowing_first_character-22ac5452</text:p>
          </table:table-cell>
          <table:table-cell office:value-type="string">
            <text:p>È utile, altrimenti come ci distinguiamo?</text:p>
          </table:table-cell>
          <table:table-cell/>
        </table:table-row>
        <table:table-row table:style-name="ro2">
          <table:table-cell office:value-type="string">
            <text:p>FirstCharacter-knowing_first_character-bc0b3a4f</text:p>
          </table:table-cell>
          <table:table-cell office:value-type="string">
            <text:p>: Capiamoci: sei sempre così {pronouns has him: rigido|{pronouns has her: rigida|rigidə}}?</text:p>
          </table:table-cell>
          <table:table-cell/>
        </table:table-row>
        <table:table-row table:style-name="ro1">
          <table:table-cell office:value-type="string">
            <text:p>FirstCharacter-knowing_first_character-561f37bd</text:p>
          </table:table-cell>
          <table:table-cell office:value-type="string">
            <text:p>: La persona più divertente della festa, vero?</text:p>
          </table:table-cell>
          <table:table-cell/>
        </table:table-row>
        <table:table-row table:style-name="ro2">
          <table:table-cell office:value-type="string">
            <text:p>FirstCharacter-knowing_first_character-8d030ed7</text:p>
          </table:table-cell>
          <table:table-cell office:value-type="string">
            <text:p>: Anche se immagino che una visione pratica abbia dei vantaggi.</text:p>
          </table:table-cell>
          <table:table-cell/>
        </table:table-row>
        <table:table-row table:style-name="ro1">
          <table:table-cell office:value-type="string">
            <text:p>FirstCharacter-knowing_first_character-eda39753</text:p>
          </table:table-cell>
          <table:table-cell office:value-type="string">
            <text:p>: Per lo meno faresti felice mio padre.</text:p>
          </table:table-cell>
          <table:table-cell/>
        </table:table-row>
        <table:table-row table:style-name="ro1">
          <table:table-cell office:value-type="string">
            <text:p>FirstCharacter-knowing_first_character-c62ab9a3</text:p>
          </table:table-cell>
          <table:table-cell office:value-type="string">
            <text:p>: Madonna, che piagnona che sono.</text:p>
          </table:table-cell>
          <table:table-cell/>
        </table:table-row>
        <table:table-row table:style-name="ro1">
          <table:table-cell office:value-type="string">
            <text:p>FirstCharacter-knowing_first_character-c1db2f23</text:p>
          </table:table-cell>
          <table:table-cell office:value-type="string">
            <text:p>: Comunque ama: il tuo nome ti si addice benissimo.</text:p>
          </table:table-cell>
          <table:table-cell/>
        </table:table-row>
        <table:table-row table:style-name="ro1">
          <table:table-cell office:value-type="string">
            <text:p>FirstCharacter-knowing_first_character-2b7d6b41</text:p>
          </table:table-cell>
          <table:table-cell office:value-type="string">
            <text:p>: Hai proprio una faccia da {name}.</text:p>
          </table:table-cell>
          <table:table-cell/>
        </table:table-row>
        <table:table-row table:style-name="ro2">
          <table:table-cell office:value-type="string">
            <text:p>FirstCharacter-knowing_first_character-290caede</text:p>
          </table:table-cell>
          <table:table-cell office:value-type="string">
            <text:p>: Ma forse la mia faccia è cambiata? Ti sembro una che può chiamarsi {charNameOne}?</text:p>
          </table:table-cell>
          <table:table-cell/>
        </table:table-row>
        <table:table-row table:style-name="ro1">
          <table:table-cell office:value-type="string">
            <text:p>FirstCharacter-knowing_first_character-652e8c5a</text:p>
          </table:table-cell>
          <table:table-cell office:value-type="string">
            <text:p>: Una che ha rinunciato ad essere un pianoforte? Una viola?</text:p>
          </table:table-cell>
          <table:table-cell/>
        </table:table-row>
        <table:table-row table:style-name="ro1">
          <table:table-cell office:value-type="string">
            <text:p>FirstCharacter-knowing_first_character-7928a848</text:p>
          </table:table-cell>
          <table:table-cell office:value-type="string">
            <text:p>: Certo {charNameOne} che sei basicona con queste domande.</text:p>
          </table:table-cell>
          <table:table-cell/>
        </table:table-row>
        <table:table-row table:style-name="ro1">
          <table:table-cell office:value-type="string">
            <text:p>FirstCharacter-knowing_first_character-22f3b969</text:p>
          </table:table-cell>
          <table:table-cell office:value-type="string">
            <text:p>Quindi per cambiare faccia basta cambiarci il nome?</text:p>
          </table:table-cell>
          <table:table-cell/>
        </table:table-row>
        <table:table-row table:style-name="ro1">
          <table:table-cell office:value-type="string">
            <text:p>FirstCharacter-knowing_first_character-ca7f0599</text:p>
          </table:table-cell>
          <table:table-cell office:value-type="string">
            <text:p>: Ama, tu e io faremo amicizia presto!</text:p>
          </table:table-cell>
          <table:table-cell/>
        </table:table-row>
        <table:table-row table:style-name="ro1">
          <table:table-cell office:value-type="string">
            <text:p>FirstCharacter-knowing_first_character-51ae60e6</text:p>
          </table:table-cell>
          <table:table-cell office:value-type="string">
            <text:p>: Cavolo, passerei le giornate a essere chiunque!</text:p>
          </table:table-cell>
          <table:table-cell/>
        </table:table-row>
        <table:table-row table:style-name="ro1">
          <table:table-cell office:value-type="string">
            <text:p>FirstCharacter-knowing_first_character-19ad3c7c</text:p>
          </table:table-cell>
          <table:table-cell office:value-type="string">
            <text:p>: E forse ora potrei essere Talco.</text:p>
          </table:table-cell>
          <table:table-cell/>
        </table:table-row>
        <table:table-row table:style-name="ro1">
          <table:table-cell office:value-type="string">
            <text:p>FirstCharacter-knowing_first_character-faa1e6f9</text:p>
          </table:table-cell>
          <table:table-cell office:value-type="string">
            <text:p>: Dove sei, Talco?</text:p>
          </table:table-cell>
          <table:table-cell/>
        </table:table-row>
        <table:table-row table:style-name="ro1">
          <table:table-cell office:value-type="string">
            <text:p>FirstCharacter-knowing_first_character-aa584883</text:p>
          </table:table-cell>
          <table:table-cell office:value-type="string">
            <text:p>No, la faccia è una cosa che hai anche se non hai un nome.</text:p>
          </table:table-cell>
          <table:table-cell/>
        </table:table-row>
        <table:table-row table:style-name="ro1">
          <table:table-cell office:value-type="string">
            <text:p>FirstCharacter-knowing_first_character-e43c75af</text:p>
          </table:table-cell>
          <table:table-cell office:value-type="string">
            <text:p>: {name}, sai che ogni tanto puoi scendere da ovviolandia, vero?</text:p>
          </table:table-cell>
          <table:table-cell/>
        </table:table-row>
        <table:table-row table:style-name="ro1">
          <table:table-cell office:value-type="string">
            <text:p>FirstCharacter-knowing_first_character-367d70a1</text:p>
          </table:table-cell>
          <table:table-cell office:value-type="string">
            <text:p>: Forse dovrei chiamarti Linea.</text:p>
          </table:table-cell>
          <table:table-cell/>
        </table:table-row>
        <table:table-row table:style-name="ro1">
          <table:table-cell office:value-type="string">
            <text:p>FirstCharacter-knowing_first_character-2a589ec6</text:p>
          </table:table-cell>
          <table:table-cell office:value-type="string">
            <text:p>: Anzi, Quadrato.</text:p>
          </table:table-cell>
          <table:table-cell/>
        </table:table-row>
        <table:table-row table:style-name="ro2">
          <table:table-cell office:value-type="string">
            <text:p>FirstCharacter-knowing_first_character-b0a6f846</text:p>
          </table:table-cell>
          <table:table-cell office:value-type="string">
            <text:p>: Perché neanche a volerlo sai rotolare lontano dalla superficie delle cose.</text:p>
          </table:table-cell>
          <table:table-cell/>
        </table:table-row>
        <table:table-row table:style-name="ro1">
          <table:table-cell office:value-type="string">
            <text:p>FirstCharacter-knowing_first_character-ee6570be</text:p>
          </table:table-cell>
          <table:table-cell office:value-type="string">
            <text:p>Rinunciare al superfluo ci avvicina alla natura delle cose.</text:p>
          </table:table-cell>
          <table:table-cell/>
        </table:table-row>
        <table:table-row table:style-name="ro1">
          <table:table-cell office:value-type="string">
            <text:p>FirstCharacter-knowing_first_character-5107d5e0</text:p>
          </table:table-cell>
          <table:table-cell office:value-type="string">
            <text:p>: {name}, continua così e ci shippo tantissimo!</text:p>
          </table:table-cell>
          <table:table-cell/>
        </table:table-row>
        <table:table-row table:style-name="ro2">
          <table:table-cell office:value-type="string">
            <text:p>FirstCharacter-knowing_first_character-71212b12</text:p>
          </table:table-cell>
          <table:table-cell office:value-type="string">
            <text:p>: Ho pensato subito che {charNameOne} avesse un valore negativo.</text:p>
          </table:table-cell>
          <table:table-cell/>
        </table:table-row>
        <table:table-row table:style-name="ro2">
          <table:table-cell office:value-type="string">
            <text:p>FirstCharacter-knowing_first_character-a06d7ca7</text:p>
          </table:table-cell>
          <table:table-cell office:value-type="string">
            <text:p>: Dimenticandomi che in ogni brano il silenzio è parte fondamentale.</text:p>
          </table:table-cell>
          <table:table-cell/>
        </table:table-row>
        <table:table-row table:style-name="ro1">
          <table:table-cell office:value-type="string">
            <text:p>FirstCharacter-knowing_first_character-1e6a8c5a</text:p>
          </table:table-cell>
          <table:table-cell office:value-type="string">
            <text:p>: Grazie ama!</text:p>
          </table:table-cell>
          <table:table-cell/>
        </table:table-row>
        <table:table-row table:style-name="ro1">
          <table:table-cell office:value-type="string">
            <text:p>FirstCharacter-knowing_first_character-8d7d62a0</text:p>
          </table:table-cell>
          <table:table-cell office:value-type="string">
            <text:p>Cosa pensi direbbe Talco di questo nome?</text:p>
          </table:table-cell>
          <table:table-cell/>
        </table:table-row>
        <table:table-row table:style-name="ro1">
          <table:table-cell office:value-type="string">
            <text:p>FirstCharacter-knowing_first_character-1056bf8b</text:p>
          </table:table-cell>
          <table:table-cell office:value-type="string">
            <text:p>: A te piace parlare di sentimenti e relazioni, vero?</text:p>
          </table:table-cell>
          <table:table-cell/>
        </table:table-row>
        <table:table-row table:style-name="ro1">
          <table:table-cell office:value-type="string">
            <text:p>FirstCharacter-knowing_first_character-02c847c2</text:p>
          </table:table-cell>
          <table:table-cell office:value-type="string">
            <text:p>: Questa è una domanda molto tenera.</text:p>
          </table:table-cell>
          <table:table-cell/>
        </table:table-row>
        <table:table-row table:style-name="ro1">
          <table:table-cell office:value-type="string">
            <text:p>FirstCharacter-knowing_first_character-44803ccd</text:p>
          </table:table-cell>
          <table:table-cell office:value-type="string">
            <text:p>: Ma Talco mi blasterebbe, sicuro.</text:p>
          </table:table-cell>
          <table:table-cell/>
        </table:table-row>
        <table:table-row table:style-name="ro2">
          <table:table-cell office:value-type="string">
            <text:p>FirstCharacter-knowing_first_character-e415b5e2</text:p>
          </table:table-cell>
          <table:table-cell office:value-type="string">
            <text:p>: Mi direbbe che sono una frignona, e di andare a suonare qualcosa.</text:p>
          </table:table-cell>
          <table:table-cell/>
        </table:table-row>
        <table:table-row table:style-name="ro1">
          <table:table-cell office:value-type="string">
            <text:p>FirstCharacter-knowing_first_character-79b13736</text:p>
          </table:table-cell>
          <table:table-cell office:value-type="string">
            <text:p>: Talco è una persona che agisce, non resta ad aspettare.</text:p>
          </table:table-cell>
          <table:table-cell/>
        </table:table-row>
        <table:table-row table:style-name="ro2">
          <table:table-cell office:value-type="string">
            <text:p>FirstCharacter-knowing_first_character-5e52bbd6</text:p>
          </table:table-cell>
          <table:table-cell office:value-type="string">
            <text:p>A te va bene essere {charNameOne}? Perché non Lotta? Azione?</text:p>
          </table:table-cell>
          <table:table-cell/>
        </table:table-row>
        <table:table-row table:style-name="ro2">
          <table:table-cell office:value-type="string">
            <text:p>FirstCharacter-knowing_first_character-6046a631</text:p>
          </table:table-cell>
          <table:table-cell office:value-type="string">
            <text:p>: Tu prendi tutto di pancia, vero? Saresti {pronouns has him: lo|{pronouns has her: la|lə}} bestie di Talco.</text:p>
          </table:table-cell>
          <table:table-cell/>
        </table:table-row>
        <table:table-row table:style-name="ro2">
          <table:table-cell office:value-type="string">
            <text:p>FirstCharacter-knowing_first_character-92ab1b85</text:p>
          </table:table-cell>
          <table:table-cell office:value-type="string">
            <text:p>: Mi merito {charNameOne} perché ultimamente ho proprio smollato tutto.</text:p>
          </table:table-cell>
          <table:table-cell/>
        </table:table-row>
        <table:table-row table:style-name="ro1">
          <table:table-cell office:value-type="string">
            <text:p>FirstCharacter-knowing_first_character-f453889b</text:p>
          </table:table-cell>
          <table:table-cell office:value-type="string">
            <text:p>: Però ama, parlare con te non è già una forma di azione?</text:p>
          </table:table-cell>
          <table:table-cell/>
        </table:table-row>
        <table:table-row table:style-name="ro1">
          <table:table-cell office:value-type="string">
            <text:p>FirstCharacter-knowing_first_character-42b7967c</text:p>
          </table:table-cell>
          <table:table-cell office:value-type="string">
            <text:p>: Come mi dovrei chiamare secondo te?</text:p>
          </table:table-cell>
          <table:table-cell/>
        </table:table-row>
        <table:table-row table:style-name="ro1">
          <table:table-cell office:value-type="string">
            <text:p>FirstCharacter-knowing_first_character-08ef6c86</text:p>
          </table:table-cell>
          <table:table-cell office:value-type="string">
            <text:p>&lt;i&gt;Qualsiasi cosa tu abbia pensato, non riesci a dirla.&lt;/i&gt;</text:p>
          </table:table-cell>
          <table:table-cell/>
        </table:table-row>
        <table:table-row table:style-name="ro1">
          <table:table-cell office:value-type="string">
            <text:p>FirstCharacter-knowing_first_character-632e3d2d</text:p>
          </table:table-cell>
          <table:table-cell office:value-type="string">
            <text:p>: Mmm.</text:p>
          </table:table-cell>
          <table:table-cell/>
        </table:table-row>
        <table:table-row table:style-name="ro1">
          <table:table-cell office:value-type="string">
            <text:p>FirstCharacter-knowing_first_character-685154f6</text:p>
          </table:table-cell>
          <table:table-cell office:value-type="string">
            <text:p>: La tua bocca si muove ma non esce nulla.</text:p>
          </table:table-cell>
          <table:table-cell/>
        </table:table-row>
        <table:table-row table:style-name="ro1">
          <table:table-cell office:value-type="string">
            <text:p>FirstCharacter-knowing_first_character-b5a3bf87</text:p>
          </table:table-cell>
          <table:table-cell office:value-type="string">
            <text:p>: Interessante.</text:p>
          </table:table-cell>
          <table:table-cell/>
        </table:table-row>
        <table:table-row table:style-name="ro1">
          <table:table-cell office:value-type="string">
            <text:p>FirstCharacter-knowing_first_character-17103ea8</text:p>
          </table:table-cell>
          <table:table-cell office:value-type="string">
            <text:p>: Forse quella tizia che gira quì può aiutarci a capire qualcosa?</text:p>
          </table:table-cell>
          <table:table-cell/>
        </table:table-row>
        <table:table-row table:style-name="ro2">
          <table:table-cell office:value-type="string">
            <text:p>FirstCharacter-knowing_first_character-a36e5fa4</text:p>
          </table:table-cell>
          <table:table-cell office:value-type="string">
            <text:p>{charNameFive}|???}: In effetti avrei un paio di informazioni utili da darti!</text:p>
          </table:table-cell>
          <table:table-cell/>
        </table:table-row>
        <table:table-row table:style-name="ro1">
          <table:table-cell office:value-type="string">
            <text:p>FirstCharacter-knowing_first_character-19c57c55</text:p>
          </table:table-cell>
          <table:table-cell office:value-type="string">
            <text:p>: L’unica cosa certa è che ho bisogno di Talco.</text:p>
          </table:table-cell>
          <table:table-cell/>
        </table:table-row>
        <table:table-row table:style-name="ro1">
          <table:table-cell office:value-type="string">
            <text:p>FirstCharacter-knowing_first_character-abcb4002</text:p>
          </table:table-cell>
          <table:table-cell office:value-type="string">
            <text:p>: Ci vediamo dopo, {name}.</text:p>
          </table:table-cell>
          <table:table-cell/>
        </table:table-row>
        <table:table-row table:style-name="ro1">
          <table:table-cell office:value-type="string">
            <text:p>FirstCharacter-knowing_first_character-9e2aee6e</text:p>
          </table:table-cell>
          <table:table-cell office:value-type="string">
            <text:p>: Non riesco a trovare Talco.</text:p>
          </table:table-cell>
          <table:table-cell/>
        </table:table-row>
        <table:table-row table:style-name="ro1">
          <table:table-cell office:value-type="string">
            <text:p>FirstCharacter-knowing_first_character-4498aeb4</text:p>
          </table:table-cell>
          <table:table-cell office:value-type="string">
            <text:p>: Forse devo fare pace col cervello e accettare che non è qui.</text:p>
          </table:table-cell>
          <table:table-cell/>
        </table:table-row>
        <table:table-row table:style-name="ro2">
          <table:table-cell office:value-type="string">
            <text:p>FirstCharacter-knowing_first_character-ae56c359</text:p>
          </table:table-cell>
          <table:table-cell office:value-type="string">
            <text:p>: Ma non ricordo quando è stata l'ultima volta che sono andata in giro senza di ləi.</text:p>
          </table:table-cell>
          <table:table-cell/>
        </table:table-row>
        <table:table-row table:style-name="ro1">
          <table:table-cell office:value-type="string">
            <text:p>FirstCharacter-knowing_first_character-31b42c76</text:p>
          </table:table-cell>
          <table:table-cell office:value-type="string">
            <text:p>: Prima mi sono pure persa nel cercarlə.</text:p>
          </table:table-cell>
          <table:table-cell/>
        </table:table-row>
        <table:table-row table:style-name="ro4">
          <table:table-cell office:value-type="string">
            <text:p>FirstCharacter-knowing_first_character-b784fdec</text:p>
          </table:table-cell>
          <table:table-cell office:value-type="string">
            <text:p>: Ok, forse mi sono distratta cercando di raggiungere uno scoiattolo perché aveva la ghianda più bella che avessi mai visto.</text:p>
          </table:table-cell>
          <table:table-cell/>
        </table:table-row>
        <table:table-row table:style-name="ro2">
          <table:table-cell office:value-type="string">
            <text:p>FirstCharacter-knowing_first_character-d7297ac6</text:p>
          </table:table-cell>
          <table:table-cell office:value-type="string">
            <text:p>: Volevo insegnargli a suonarla, e invece mi sono ritrovata tra gli alberi senza sapere dove andare.</text:p>
          </table:table-cell>
          <table:table-cell/>
        </table:table-row>
        <table:table-row table:style-name="ro1">
          <table:table-cell office:value-type="string">
            <text:p>FirstCharacter-knowing_first_character-fd623fc1</text:p>
          </table:table-cell>
          <table:table-cell office:value-type="string">
            <text:p>: E c’erano otto sentieri diversi davanti a me.</text:p>
          </table:table-cell>
          <table:table-cell/>
        </table:table-row>
        <table:table-row table:style-name="ro1">
          <table:table-cell office:value-type="string">
            <text:p>FirstCharacter-knowing_first_character-8d53e853</text:p>
          </table:table-cell>
          <table:table-cell office:value-type="string">
            <text:p>: Otto!</text:p>
          </table:table-cell>
          <table:table-cell/>
        </table:table-row>
        <table:table-row table:style-name="ro1">
          <table:table-cell office:value-type="string">
            <text:p>FirstCharacter-knowing_first_character-4b111fd8</text:p>
          </table:table-cell>
          <table:table-cell office:value-type="string">
            <text:p>: Otto sentieri per tre persone?</text:p>
          </table:table-cell>
          <table:table-cell/>
        </table:table-row>
        <table:table-row table:style-name="ro1">
          <table:table-cell office:value-type="string">
            <text:p>FirstCharacter-knowing_first_character-0331ce6a</text:p>
          </table:table-cell>
          <table:table-cell office:value-type="string">
            <text:p>O forse il sentiero è unico, ma ci sono otto te.</text:p>
          </table:table-cell>
          <table:table-cell/>
        </table:table-row>
        <table:table-row table:style-name="ro1">
          <table:table-cell office:value-type="string">
            <text:p>FirstCharacter-knowing_first_character-77ea1b04</text:p>
          </table:table-cell>
          <table:table-cell office:value-type="string">
            <text:p>: In effetti mi sento divisa, frammentata.</text:p>
          </table:table-cell>
          <table:table-cell/>
        </table:table-row>
        <table:table-row table:style-name="ro1">
          <table:table-cell office:value-type="string">
            <text:p>FirstCharacter-knowing_first_character-14fbb07c</text:p>
          </table:table-cell>
          <table:table-cell office:value-type="string">
            <text:p>: In questo periodo della mia vita ci sono troppe spinte.</text:p>
          </table:table-cell>
          <table:table-cell/>
        </table:table-row>
        <table:table-row table:style-name="ro1">
          <table:table-cell office:value-type="string">
            <text:p>FirstCharacter-knowing_first_character-fd6204f0</text:p>
          </table:table-cell>
          <table:table-cell office:value-type="string">
            <text:p>: E non so dove andare.</text:p>
          </table:table-cell>
          <table:table-cell/>
        </table:table-row>
        <table:table-row table:style-name="ro1">
          <table:table-cell office:value-type="string">
            <text:p>FirstCharacter-knowing_first_character-49da7736</text:p>
          </table:table-cell>
          <table:table-cell office:value-type="string">
            <text:p>Ok l'amicizia con Talco, ma devi essere indipendente.</text:p>
          </table:table-cell>
          <table:table-cell/>
        </table:table-row>
        <table:table-row table:style-name="ro1">
          <table:table-cell office:value-type="string">
            <text:p>FirstCharacter-knowing_first_character-53b88845</text:p>
          </table:table-cell>
          <table:table-cell office:value-type="string">
            <text:p>: Ama, prenditi meno spazi, grazie.</text:p>
          </table:table-cell>
          <table:table-cell/>
        </table:table-row>
        <table:table-row table:style-name="ro2">
          <table:table-cell office:value-type="string">
            <text:p>FirstCharacter-knowing_first_character-15ab6896</text:p>
          </table:table-cell>
          <table:table-cell office:value-type="string">
            <text:p>: Talco e io siamo due parti della stessa armonia, ma sappiamo essere indipendenti.</text:p>
          </table:table-cell>
          <table:table-cell/>
        </table:table-row>
        <table:table-row table:style-name="ro1">
          <table:table-cell office:value-type="string">
            <text:p>FirstCharacter-knowing_first_character-659c3583</text:p>
          </table:table-cell>
          <table:table-cell office:value-type="string">
            <text:p>: È che in momenti come questo so suonare solo se è con me.</text:p>
          </table:table-cell>
          <table:table-cell/>
        </table:table-row>
        <table:table-row table:style-name="ro1">
          <table:table-cell office:value-type="string">
            <text:p>FirstCharacter-knowing_first_character-e2ed9a62</text:p>
          </table:table-cell>
          <table:table-cell office:value-type="string">
            <text:p>Esiste un numero definito di sentieri per persona?</text:p>
          </table:table-cell>
          <table:table-cell/>
        </table:table-row>
        <table:table-row table:style-name="ro1">
          <table:table-cell office:value-type="string">
            <text:p>FirstCharacter-knowing_first_character-5d29ac8a</text:p>
          </table:table-cell>
          <table:table-cell office:value-type="string">
            <text:p>: Non era quello il punto, ama.</text:p>
          </table:table-cell>
          <table:table-cell/>
        </table:table-row>
        <table:table-row table:style-name="ro1">
          <table:table-cell office:value-type="string">
            <text:p>FirstCharacter-knowing_first_character-ec2a4ff1</text:p>
          </table:table-cell>
          <table:table-cell office:value-type="string">
            <text:p>: Ma credo dipenda dal tempo a disposizione.</text:p>
          </table:table-cell>
          <table:table-cell/>
        </table:table-row>
        <table:table-row table:style-name="ro1">
          <table:table-cell office:value-type="string">
            <text:p>FirstCharacter-knowing_first_character-4b343ec4</text:p>
          </table:table-cell>
          <table:table-cell office:value-type="string">
            <text:p>: Alla fine puoi suonare qualsiasi strumento, se ne hai il tempo.</text:p>
          </table:table-cell>
          <table:table-cell/>
        </table:table-row>
        <table:table-row table:style-name="ro1">
          <table:table-cell office:value-type="string">
            <text:p>FirstCharacter-knowing_first_character-e18b80a6</text:p>
          </table:table-cell>
          <table:table-cell office:value-type="string">
            <text:p>: Ma quanti mesi servono per creare otto sentieri da sola?</text:p>
          </table:table-cell>
          <table:table-cell/>
        </table:table-row>
        <table:table-row table:style-name="ro1">
          <table:table-cell office:value-type="string">
            <text:p>FirstCharacter-knowing_first_character-92fcb363</text:p>
          </table:table-cell>
          <table:table-cell office:value-type="string">
            <text:p>Vorresti suonare qualcosa per Talco?</text:p>
          </table:table-cell>
          <table:table-cell/>
        </table:table-row>
        <table:table-row table:style-name="ro1">
          <table:table-cell office:value-type="string">
            <text:p>FirstCharacter-knowing_first_character-16fcc465</text:p>
          </table:table-cell>
          <table:table-cell office:value-type="string">
            <text:p>: Adoro.</text:p>
          </table:table-cell>
          <table:table-cell/>
        </table:table-row>
        <table:table-row table:style-name="ro1">
          <table:table-cell office:value-type="string">
            <text:p>FirstCharacter-knowing_first_character-2df941d4</text:p>
          </table:table-cell>
          <table:table-cell office:value-type="string">
            <text:p>: Ma magari non ora.</text:p>
          </table:table-cell>
          <table:table-cell/>
        </table:table-row>
        <table:table-row table:style-name="ro2">
          <table:table-cell office:value-type="string">
            <text:p>FirstCharacter-knowing_first_character-1b66f552</text:p>
          </table:table-cell>
          <table:table-cell office:value-type="string">
            <text:p>: Forse prima devo capire perché ho questo nuovo nome, cosa farmene.</text:p>
          </table:table-cell>
          <table:table-cell/>
        </table:table-row>
        <table:table-row table:style-name="ro1">
          <table:table-cell office:value-type="string">
            <text:p>FirstCharacter-knowing_first_character-5f97766d</text:p>
          </table:table-cell>
          <table:table-cell office:value-type="string">
            <text:p>Non so molto di scoiattoli, ma le falene suonano i girasoli!</text:p>
          </table:table-cell>
          <table:table-cell/>
        </table:table-row>
        <table:table-row table:style-name="ro1">
          <table:table-cell office:value-type="string">
            <text:p>FirstCharacter-knowing_first_character-ede33ee1</text:p>
          </table:table-cell>
          <table:table-cell office:value-type="string">
            <text:p>: Toppissimo!</text:p>
          </table:table-cell>
          <table:table-cell/>
        </table:table-row>
        <table:table-row table:style-name="ro1">
          <table:table-cell office:value-type="string">
            <text:p>FirstCharacter-knowing_first_character-d16d74a9</text:p>
          </table:table-cell>
          <table:table-cell office:value-type="string">
            <text:p>: Scoiattoli e falene sarebbero la migliore band possibile!</text:p>
          </table:table-cell>
          <table:table-cell/>
        </table:table-row>
        <table:table-row table:style-name="ro1">
          <table:table-cell office:value-type="string">
            <text:p>FirstCharacter-knowing_first_character-ee49847e</text:p>
          </table:table-cell>
          <table:table-cell office:value-type="string">
            <text:p>: Tipo gli Stray Kids della natura.</text:p>
          </table:table-cell>
          <table:table-cell/>
        </table:table-row>
        <table:table-row table:style-name="ro2">
          <table:table-cell office:value-type="string">
            <text:p>FirstCharacter-knowing_first_character-5036a6e9</text:p>
          </table:table-cell>
          <table:table-cell office:value-type="string">
            <text:p>: E credo di aver visto una lumaca prima, potrebbe tenere il tempo!</text:p>
          </table:table-cell>
          <table:table-cell/>
        </table:table-row>
        <table:table-row table:style-name="ro2">
          <table:table-cell office:value-type="string">
            <text:p>FirstCharacter-knowing_first_character-e8e718a1</text:p>
          </table:table-cell>
          <table:table-cell office:value-type="string">
            <text:p>: Che poi a pensarci bene, non è che saranno tutti i passi di quell'altra?</text:p>
          </table:table-cell>
          <table:table-cell/>
        </table:table-row>
        <table:table-row table:style-name="ro1">
          <table:table-cell office:value-type="string">
            <text:p>FirstCharacter-knowing_first_character-827bc574</text:p>
          </table:table-cell>
          <table:table-cell office:value-type="string">
            <text:p>: Cammina così tanto, e per cosa poi?</text:p>
          </table:table-cell>
          <table:table-cell/>
        </table:table-row>
        <table:table-row table:style-name="ro2">
          <table:table-cell office:value-type="string">
            <text:p>FirstCharacter-knowing_first_character-89e91414</text:p>
          </table:table-cell>
          <table:table-cell office:value-type="string">
            <text:p>: Non hai idea di quanto lavoro ci sia da fare. Quindi sì, cammino MOLTO.</text:p>
          </table:table-cell>
          <table:table-cell/>
        </table:table-row>
        <table:table-row table:style-name="ro1">
          <table:table-cell office:value-type="string">
            <text:p>FirstCharacter-knowing_first_character-23e7e63d</text:p>
          </table:table-cell>
          <table:table-cell office:value-type="string">
            <text:p>: Ma troppe chiacchiere ora, troppe.</text:p>
          </table:table-cell>
          <table:table-cell/>
        </table:table-row>
        <table:table-row table:style-name="ro1">
          <table:table-cell office:value-type="string">
            <text:p>FirstCharacter-knowing_first_character-16d189ce</text:p>
          </table:table-cell>
          <table:table-cell office:value-type="string">
            <text:p>: Fammi chillare un attimo.</text:p>
          </table:table-cell>
          <table:table-cell/>
        </table:table-row>
        <table:table-row table:style-name="ro1">
          <table:table-cell office:value-type="string">
            <text:p>FirstCharacter-knowing_first_character-4dc43b07</text:p>
          </table:table-cell>
          <table:table-cell office:value-type="string">
            <text:p>: Stavo pensando ad Anna.</text:p>
          </table:table-cell>
          <table:table-cell/>
        </table:table-row>
        <table:table-row table:style-name="ro1">
          <table:table-cell office:value-type="string">
            <text:p>FirstCharacter-knowing_first_character-b8a4183a</text:p>
          </table:table-cell>
          <table:table-cell office:value-type="string">
            <text:p>: Anna è una mia ama del conservatorio.</text:p>
          </table:table-cell>
          <table:table-cell/>
        </table:table-row>
        <table:table-row table:style-name="ro1">
          <table:table-cell office:value-type="string">
            <text:p>FirstCharacter-knowing_first_character-5b01ea36</text:p>
          </table:table-cell>
          <table:table-cell office:value-type="string">
            <text:p>: Insiste perché mi proponga come assistente del Ghiberti.</text:p>
          </table:table-cell>
          <table:table-cell/>
        </table:table-row>
        <table:table-row table:style-name="ro2">
          <table:table-cell office:value-type="string">
            <text:p>FirstCharacter-knowing_first_character-5cff26ab</text:p>
          </table:table-cell>
          <table:table-cell office:value-type="string">
            <text:p>: Dice che lui ha stima di me e questa è la mia GRANDE occasione.</text:p>
          </table:table-cell>
          <table:table-cell/>
        </table:table-row>
        <table:table-row table:style-name="ro1">
          <table:table-cell office:value-type="string">
            <text:p>FirstCharacter-knowing_first_character-c14c8241</text:p>
          </table:table-cell>
          <table:table-cell office:value-type="string">
            <text:p>: E non per flexare, ma so che me la caverei bene.</text:p>
          </table:table-cell>
          <table:table-cell/>
        </table:table-row>
        <table:table-row table:style-name="ro2">
          <table:table-cell office:value-type="string">
            <text:p>FirstCharacter-knowing_first_character-b4a8199c</text:p>
          </table:table-cell>
          <table:table-cell office:value-type="string">
            <text:p>: Anna è così sicura di sè da quando ha lasciato l'ex tossico! Adoro.</text:p>
          </table:table-cell>
          <table:table-cell/>
        </table:table-row>
        <table:table-row table:style-name="ro2">
          <table:table-cell office:value-type="string">
            <text:p>FirstCharacter-knowing_first_character-81d12236</text:p>
          </table:table-cell>
          <table:table-cell office:value-type="string">
            <text:p>: A volte Anna e Olga discutono perché Olga pensa che io con la classica sia buttata via.</text:p>
          </table:table-cell>
          <table:table-cell/>
        </table:table-row>
        <table:table-row table:style-name="ro2">
          <table:table-cell office:value-type="string">
            <text:p>FirstCharacter-knowing_first_character-f9706a00</text:p>
          </table:table-cell>
          <table:table-cell office:value-type="string">
            <text:p>: Dice che devo mettere su una band e invadere tutti i locali della città.</text:p>
          </table:table-cell>
          <table:table-cell/>
        </table:table-row>
        <table:table-row table:style-name="ro2">
          <table:table-cell office:value-type="string">
            <text:p>FirstCharacter-knowing_first_character-0f574f3b</text:p>
          </table:table-cell>
          <table:table-cell office:value-type="string">
            <text:p>: Olga è sicura che Talco le dia ragione, ma Talco vuole che mi butti sui reality show.</text:p>
          </table:table-cell>
          <table:table-cell/>
        </table:table-row>
        <table:table-row table:style-name="ro2">
          <table:table-cell office:value-type="string">
            <text:p>FirstCharacter-knowing_first_character-bcfc26f4</text:p>
          </table:table-cell>
          <table:table-cell office:value-type="string">
            <text:p>: Dice che non importa vincere, importa fare casino così poi sui social se ne parla.</text:p>
          </table:table-cell>
          <table:table-cell/>
        </table:table-row>
        <table:table-row table:style-name="ro1">
          <table:table-cell office:value-type="string">
            <text:p>FirstCharacter-knowing_first_character-14b986c6</text:p>
          </table:table-cell>
          <table:table-cell office:value-type="string">
            <text:p>: Ha il suo senso.</text:p>
          </table:table-cell>
          <table:table-cell/>
        </table:table-row>
        <table:table-row table:style-name="ro1">
          <table:table-cell office:value-type="string">
            <text:p>FirstCharacter-knowing_first_character-0c4870ef</text:p>
          </table:table-cell>
          <table:table-cell office:value-type="string">
            <text:p>: E poi Ennio, no Ennio no.</text:p>
          </table:table-cell>
          <table:table-cell/>
        </table:table-row>
        <table:table-row table:style-name="ro1">
          <table:table-cell office:value-type="string">
            <text:p>FirstCharacter-knowing_first_character-f5ecf178</text:p>
          </table:table-cell>
          <table:table-cell office:value-type="string">
            <text:p>: Ennio dice che ho sbagliato strada.</text:p>
          </table:table-cell>
          <table:table-cell/>
        </table:table-row>
        <table:table-row table:style-name="ro1">
          <table:table-cell office:value-type="string">
            <text:p>FirstCharacter-knowing_first_character-875b2f65</text:p>
          </table:table-cell>
          <table:table-cell office:value-type="string">
            <text:p>La risposta è sempre dove c'è casino: ascolta Talco!</text:p>
          </table:table-cell>
          <table:table-cell/>
        </table:table-row>
        <table:table-row table:style-name="ro1">
          <table:table-cell office:value-type="string">
            <text:p>FirstCharacter-knowing_first_character-07e265dc</text:p>
          </table:table-cell>
          <table:table-cell office:value-type="string">
            <text:p>: Voi due diventereste bestie in due secondo, cavolo.</text:p>
          </table:table-cell>
          <table:table-cell/>
        </table:table-row>
        <table:table-row table:style-name="ro1">
          <table:table-cell office:value-type="string">
            <text:p>FirstCharacter-knowing_first_character-aad12478</text:p>
          </table:table-cell>
          <table:table-cell office:value-type="string">
            <text:p>: E potrei portarvi sul palco e fare qualcosa di assurdo.</text:p>
          </table:table-cell>
          <table:table-cell/>
        </table:table-row>
        <table:table-row table:style-name="ro1">
          <table:table-cell office:value-type="string">
            <text:p>FirstCharacter-knowing_first_character-1fb67c58</text:p>
          </table:table-cell>
          <table:table-cell office:value-type="string">
            <text:p>: Tipo creare uno xilofono di papere!</text:p>
          </table:table-cell>
          <table:table-cell/>
        </table:table-row>
        <table:table-row table:style-name="ro1">
          <table:table-cell office:value-type="string">
            <text:p>FirstCharacter-knowing_first_character-17e1a7c1</text:p>
          </table:table-cell>
          <table:table-cell office:value-type="string">
            <text:p>: Sarebbe toppissimo!</text:p>
          </table:table-cell>
          <table:table-cell/>
        </table:table-row>
        <table:table-row table:style-name="ro1">
          <table:table-cell office:value-type="string">
            <text:p>FirstCharacter-knowing_first_character-52b8277a</text:p>
          </table:table-cell>
          <table:table-cell office:value-type="string">
            <text:p>Anna ha ragione: bisogna essere pratiche nella vita.</text:p>
          </table:table-cell>
          <table:table-cell/>
        </table:table-row>
        <table:table-row table:style-name="ro1">
          <table:table-cell office:value-type="string">
            <text:p>FirstCharacter-knowing_first_character-66a0f72f</text:p>
          </table:table-cell>
          <table:table-cell office:value-type="string">
            <text:p>: La praticità non è tutto.</text:p>
          </table:table-cell>
          <table:table-cell/>
        </table:table-row>
        <table:table-row table:style-name="ro1">
          <table:table-cell office:value-type="string">
            <text:p>FirstCharacter-knowing_first_character-bca69d3e</text:p>
          </table:table-cell>
          <table:table-cell office:value-type="string">
            <text:p>: Sennò avrei dovuto iscrivermi a economia.</text:p>
          </table:table-cell>
          <table:table-cell/>
        </table:table-row>
        <table:table-row table:style-name="ro1">
          <table:table-cell office:value-type="string">
            <text:p>FirstCharacter-knowing_first_character-21d2b73b</text:p>
          </table:table-cell>
          <table:table-cell office:value-type="string">
            <text:p>: E inventare nuove supercazzole per fregare il prossimo.</text:p>
          </table:table-cell>
          <table:table-cell/>
        </table:table-row>
        <table:table-row table:style-name="ro1">
          <table:table-cell office:value-type="string">
            <text:p>FirstCharacter-knowing_first_character-4c275a97</text:p>
          </table:table-cell>
          <table:table-cell office:value-type="string">
            <text:p>: O far finta di predire il futuro scazzando più di Nostradamus.</text:p>
          </table:table-cell>
          <table:table-cell/>
        </table:table-row>
        <table:table-row table:style-name="ro1">
          <table:table-cell office:value-type="string">
            <text:p>FirstCharacter-knowing_first_character-6e6a010d</text:p>
          </table:table-cell>
          <table:table-cell office:value-type="string">
            <text:p>Tutte le strade sono sbagliate se non sai dove andare.</text:p>
          </table:table-cell>
          <table:table-cell/>
        </table:table-row>
        <table:table-row table:style-name="ro1">
          <table:table-cell office:value-type="string">
            <text:p>FirstCharacter-knowing_first_character-8a2340e9</text:p>
          </table:table-cell>
          <table:table-cell office:value-type="string">
            <text:p>: Mi ricordi il nonno.</text:p>
          </table:table-cell>
          <table:table-cell/>
        </table:table-row>
        <table:table-row table:style-name="ro2">
          <table:table-cell office:value-type="string">
            <text:p>FirstCharacter-knowing_first_character-cac5b331</text:p>
          </table:table-cell>
          <table:table-cell office:value-type="string">
            <text:p>: Ignorava i piccoli fastidi per concentrarsi sul grande insieme delle cose.</text:p>
          </table:table-cell>
          <table:table-cell/>
        </table:table-row>
        <table:table-row table:style-name="ro1">
          <table:table-cell office:value-type="string">
            <text:p>FirstCharacter-knowing_first_character-daba88a2</text:p>
          </table:table-cell>
          <table:table-cell office:value-type="string">
            <text:p>: A me non viene benissimo questa cosa però.</text:p>
          </table:table-cell>
          <table:table-cell/>
        </table:table-row>
        <table:table-row table:style-name="ro1">
          <table:table-cell office:value-type="string">
            <text:p>FirstCharacter-knowing_first_character-c87aad28</text:p>
          </table:table-cell>
          <table:table-cell office:value-type="string">
            <text:p>: Quanto son cringe.</text:p>
          </table:table-cell>
          <table:table-cell/>
        </table:table-row>
        <table:table-row table:style-name="ro1">
          <table:table-cell office:value-type="string">
            <text:p>FirstCharacter-knowing_first_character-caa81f06</text:p>
          </table:table-cell>
          <table:table-cell office:value-type="string">
            <text:p>E cosa vuole {charNameOne}?</text:p>
          </table:table-cell>
          <table:table-cell/>
        </table:table-row>
        <table:table-row table:style-name="ro1">
          <table:table-cell office:value-type="string">
            <text:p>FirstCharacter-knowing_first_character-f5e8abb5</text:p>
          </table:table-cell>
          <table:table-cell office:value-type="string">
            <text:p>: Ora?</text:p>
          </table:table-cell>
          <table:table-cell/>
        </table:table-row>
        <table:table-row table:style-name="ro1">
          <table:table-cell office:value-type="string">
            <text:p>FirstCharacter-knowing_first_character-e2505854</text:p>
          </table:table-cell>
          <table:table-cell office:value-type="string">
            <text:p>: Un letto caldo, una copertina.</text:p>
          </table:table-cell>
          <table:table-cell/>
        </table:table-row>
        <table:table-row table:style-name="ro1">
          <table:table-cell office:value-type="string">
            <text:p>FirstCharacter-knowing_first_character-0a6f411d</text:p>
          </table:table-cell>
          <table:table-cell office:value-type="string">
            <text:p>: E non doversi fare questa domanda.</text:p>
          </table:table-cell>
          <table:table-cell/>
        </table:table-row>
        <table:table-row table:style-name="ro1">
          <table:table-cell office:value-type="string">
            <text:p>FirstCharacter-knowing_first_character-04cdfc76</text:p>
          </table:table-cell>
          <table:table-cell office:value-type="string">
            <text:p>Ascolta Olga e invadi il mondo!</text:p>
          </table:table-cell>
          <table:table-cell/>
        </table:table-row>
        <table:table-row table:style-name="ro1">
          <table:table-cell office:value-type="string">
            <text:p>FirstCharacter-knowing_first_character-ce568d24</text:p>
          </table:table-cell>
          <table:table-cell office:value-type="string">
            <text:p>: Tu sei un treno, {name}. Chi ti ferma?</text:p>
          </table:table-cell>
          <table:table-cell/>
        </table:table-row>
        <table:table-row table:style-name="ro2">
          <table:table-cell office:value-type="string">
            <text:p>FirstCharacter-knowing_first_character-6634f453</text:p>
          </table:table-cell>
          <table:table-cell office:value-type="string">
            <text:p>: Ma io sono più dell'idea di ricrearlo assieme questo maledetto mondo.</text:p>
          </table:table-cell>
          <table:table-cell/>
        </table:table-row>
        <table:table-row table:style-name="ro1">
          <table:table-cell office:value-type="string">
            <text:p>FirstCharacter-knowing_first_character-f9cd1104</text:p>
          </table:table-cell>
          <table:table-cell office:value-type="string">
            <text:p>: Ascoltarci a vicenda, entrare in armonia.</text:p>
          </table:table-cell>
          <table:table-cell/>
        </table:table-row>
        <table:table-row table:style-name="ro1">
          <table:table-cell office:value-type="string">
            <text:p>FirstCharacter-knowing_first_character-e664441e</text:p>
          </table:table-cell>
          <table:table-cell office:value-type="string">
            <text:p>: E ricostruire sulle macerie che ci circondano.</text:p>
          </table:table-cell>
          <table:table-cell/>
        </table:table-row>
        <table:table-row table:style-name="ro1">
          <table:table-cell office:value-type="string">
            <text:p>FirstCharacter-knowing_first_character-7ae5acb4</text:p>
          </table:table-cell>
          <table:table-cell office:value-type="string">
            <text:p>: Ora datemi il Nobel per la pace, su!</text:p>
          </table:table-cell>
          <table:table-cell/>
        </table:table-row>
        <table:table-row table:style-name="ro2">
          <table:table-cell office:value-type="string">
            <text:p>FirstCharacter-knowing_first_character-e523e97e</text:p>
          </table:table-cell>
          <table:table-cell office:value-type="string">
            <text:p>: Comunque sembra che tutt3 abbiano le idee chiare su cosa dovrei fare.</text:p>
          </table:table-cell>
          <table:table-cell/>
        </table:table-row>
        <table:table-row table:style-name="ro2">
          <table:table-cell office:value-type="string">
            <text:p>FirstCharacter-knowing_first_character-1fd5c9df</text:p>
          </table:table-cell>
          <table:table-cell office:value-type="string">
            <text:p>: E dato che nessunə amə ha la stessa opinione delle altre, finirò per deluderne qualcunə.</text:p>
          </table:table-cell>
          <table:table-cell/>
        </table:table-row>
        <table:table-row table:style-name="ro1">
          <table:table-cell office:value-type="string">
            <text:p>FirstCharacter-knowing_first_character-6c66bc55</text:p>
          </table:table-cell>
          <table:table-cell office:value-type="string">
            <text:p>: Sono la mia famiglia, loro.</text:p>
          </table:table-cell>
          <table:table-cell/>
        </table:table-row>
        <table:table-row table:style-name="ro1">
          <table:table-cell office:value-type="string">
            <text:p>FirstCharacter-knowing_first_character-3d17bfcb</text:p>
          </table:table-cell>
          <table:table-cell office:value-type="string">
            <text:p>: E nessuna di queste scelte può accontentare tutt3.</text:p>
          </table:table-cell>
          <table:table-cell/>
        </table:table-row>
        <table:table-row table:style-name="ro1">
          <table:table-cell office:value-type="string">
            <text:p>FirstCharacter-knowing_first_character-ad3627c4</text:p>
          </table:table-cell>
          <table:table-cell office:value-type="string">
            <text:p>: Che rottura di ovaie, {name}!</text:p>
          </table:table-cell>
          <table:table-cell/>
        </table:table-row>
        <table:table-row table:style-name="ro1">
          <table:table-cell office:value-type="string">
            <text:p>FirstCharacter-knowing_first_character-60bf2bcb</text:p>
          </table:table-cell>
          <table:table-cell office:value-type="string">
            <text:p>: Questo posto è carino, ma il silenzio è pesante.</text:p>
          </table:table-cell>
          <table:table-cell/>
        </table:table-row>
        <table:table-row table:style-name="ro1">
          <table:table-cell office:value-type="string">
            <text:p>FirstCharacter-knowing_first_character-6a20c8ce</text:p>
          </table:table-cell>
          <table:table-cell office:value-type="string">
            <text:p>: Non c'è nemmeno un accenno di musica, di ritmo.</text:p>
          </table:table-cell>
          <table:table-cell/>
        </table:table-row>
        <table:table-row table:style-name="ro1">
          <table:table-cell office:value-type="string">
            <text:p>FirstCharacter-knowing_first_character-445c6019</text:p>
          </table:table-cell>
          <table:table-cell office:value-type="string">
            <text:p>: Come ci si sta in un posto del genere senza sbroccare?</text:p>
          </table:table-cell>
          <table:table-cell/>
        </table:table-row>
        <table:table-row table:style-name="ro1">
          <table:table-cell office:value-type="string">
            <text:p>FirstCharacter-knowing_first_character-55fdd2cc</text:p>
          </table:table-cell>
          <table:table-cell office:value-type="string">
            <text:p>Studiandolo, cercando di capire come funziona.</text:p>
          </table:table-cell>
          <table:table-cell/>
        </table:table-row>
        <table:table-row table:style-name="ro2">
          <table:table-cell office:value-type="string">
            <text:p>FirstCharacter-knowing_first_character-e6a05769</text:p>
          </table:table-cell>
          <table:table-cell office:value-type="string">
            <text:p>: Dovrei vivisezionare una di quelle lumacone trovate dietro alla serra?</text:p>
          </table:table-cell>
          <table:table-cell/>
        </table:table-row>
        <table:table-row table:style-name="ro1">
          <table:table-cell office:value-type="string">
            <text:p>FirstCharacter-knowing_first_character-c90e606f</text:p>
          </table:table-cell>
          <table:table-cell office:value-type="string">
            <text:p>: Testare gli arbusti della foresta?</text:p>
          </table:table-cell>
          <table:table-cell/>
        </table:table-row>
        <table:table-row table:style-name="ro1">
          <table:table-cell office:value-type="string">
            <text:p>FirstCharacter-knowing_first_character-dc035fcf</text:p>
          </table:table-cell>
          <table:table-cell office:value-type="string">
            <text:p>: Flexare a manetta e dire "Ora sono il dio di questo posto?!?"</text:p>
          </table:table-cell>
          <table:table-cell/>
        </table:table-row>
        <table:table-row table:style-name="ro1">
          <table:table-cell office:value-type="string">
            <text:p>FirstCharacter-knowing_first_character-b2323d06</text:p>
          </table:table-cell>
          <table:table-cell office:value-type="string">
            <text:p>: Thank you, next!</text:p>
          </table:table-cell>
          <table:table-cell/>
        </table:table-row>
        <table:table-row table:style-name="ro1">
          <table:table-cell office:value-type="string">
            <text:p>FirstCharacter-knowing_first_character-02ec97ed</text:p>
          </table:table-cell>
          <table:table-cell office:value-type="string">
            <text:p>Più silenzio significa più spazio per fare rumore!</text:p>
          </table:table-cell>
          <table:table-cell/>
        </table:table-row>
        <table:table-row table:style-name="ro1">
          <table:table-cell office:value-type="string">
            <text:p>FirstCharacter-knowing_first_character-d19a8556</text:p>
          </table:table-cell>
          <table:table-cell office:value-type="string">
            <text:p>: AAAAAAAAAAAAAAAAAAAAAAAAAAAA!</text:p>
          </table:table-cell>
          <table:table-cell/>
        </table:table-row>
        <table:table-row table:style-name="ro1">
          <table:table-cell office:value-type="string">
            <text:p>FirstCharacter-knowing_first_character-a6024be7</text:p>
          </table:table-cell>
          <table:table-cell office:value-type="string">
            <text:p>: Forse dovevo avvisarti.</text:p>
          </table:table-cell>
          <table:table-cell/>
        </table:table-row>
        <table:table-row table:style-name="ro1">
          <table:table-cell office:value-type="string">
            <text:p>FirstCharacter-knowing_first_character-a11b9846</text:p>
          </table:table-cell>
          <table:table-cell office:value-type="string">
            <text:p>: Ma non funziona, ama.</text:p>
          </table:table-cell>
          <table:table-cell/>
        </table:table-row>
        <table:table-row table:style-name="ro2">
          <table:table-cell office:value-type="string">
            <text:p>FirstCharacter-knowing_first_character-6cad3572</text:p>
          </table:table-cell>
          <table:table-cell office:value-type="string">
            <text:p>: È come quando fai le prove per un concerto in un'enorme sala vuota.</text:p>
          </table:table-cell>
          <table:table-cell/>
        </table:table-row>
        <table:table-row table:style-name="ro1">
          <table:table-cell office:value-type="string">
            <text:p>FirstCharacter-knowing_first_character-b694a3a7</text:p>
          </table:table-cell>
          <table:table-cell office:value-type="string">
            <text:p>: Mi fa sentire esposta, e idiota.</text:p>
          </table:table-cell>
          <table:table-cell/>
        </table:table-row>
        <table:table-row table:style-name="ro1">
          <table:table-cell office:value-type="string">
            <text:p>FirstCharacter-knowing_first_character-5aa4f54e</text:p>
          </table:table-cell>
          <table:table-cell office:value-type="string">
            <text:p>Se corri veloce il ritmo lo crei da sola.</text:p>
          </table:table-cell>
          <table:table-cell/>
        </table:table-row>
        <table:table-row table:style-name="ro1">
          <table:table-cell office:value-type="string">
            <text:p>FirstCharacter-knowing_first_character-26dd1d4a</text:p>
          </table:table-cell>
          <table:table-cell office:value-type="string">
            <text:p>: O mi parte un polmone.</text:p>
          </table:table-cell>
          <table:table-cell/>
        </table:table-row>
        <table:table-row table:style-name="ro1">
          <table:table-cell office:value-type="string">
            <text:p>FirstCharacter-knowing_first_character-6fb0b284</text:p>
          </table:table-cell>
          <table:table-cell office:value-type="string">
            <text:p>: Non sono esattamente una gymbro, ama.</text:p>
          </table:table-cell>
          <table:table-cell/>
        </table:table-row>
        <table:table-row table:style-name="ro1">
          <table:table-cell office:value-type="string">
            <text:p>FirstCharacter-knowing_first_character-95c9dcfd</text:p>
          </table:table-cell>
          <table:table-cell office:value-type="string">
            <text:p>: E poi serve qualcuno che suoni con te.</text:p>
          </table:table-cell>
          <table:table-cell/>
        </table:table-row>
        <table:table-row table:style-name="ro1">
          <table:table-cell office:value-type="string">
            <text:p>FirstCharacter-knowing_first_character-4a9cd9bf</text:p>
          </table:table-cell>
          <table:table-cell office:value-type="string">
            <text:p>: E qualcuno che canti.</text:p>
          </table:table-cell>
          <table:table-cell/>
        </table:table-row>
        <table:table-row table:style-name="ro1">
          <table:table-cell office:value-type="string">
            <text:p>FirstCharacter-knowing_first_character-2c34fd01</text:p>
          </table:table-cell>
          <table:table-cell office:value-type="string">
            <text:p>Il silenzio offre la vulnerabilità necessaria per raccontarsi.</text:p>
          </table:table-cell>
          <table:table-cell/>
        </table:table-row>
        <table:table-row table:style-name="ro1">
          <table:table-cell office:value-type="string">
            <text:p>FirstCharacter-knowing_first_character-3fe81be6</text:p>
          </table:table-cell>
          <table:table-cell office:value-type="string">
            <text:p>: Non ti sono sembrata già abbastanza needy, ama?</text:p>
          </table:table-cell>
          <table:table-cell/>
        </table:table-row>
        <table:table-row table:style-name="ro1">
          <table:table-cell office:value-type="string">
            <text:p>FirstCharacter-knowing_first_character-dd07610a</text:p>
          </table:table-cell>
          <table:table-cell office:value-type="string">
            <text:p>: E poi vorrei ricordarti che manco so perché mi chiamo così.</text:p>
          </table:table-cell>
          <table:table-cell/>
        </table:table-row>
        <table:table-row table:style-name="ro1">
          <table:table-cell office:value-type="string">
            <text:p>FirstCharacter-knowing_first_character-7896a3e0</text:p>
          </table:table-cell>
          <table:table-cell office:value-type="string">
            <text:p>: No dai, tu cerchi di essere gentile, scusa.</text:p>
          </table:table-cell>
          <table:table-cell/>
        </table:table-row>
        <table:table-row table:style-name="ro1">
          <table:table-cell office:value-type="string">
            <text:p>FirstCharacter-knowing_first_character-8acbd2e7</text:p>
          </table:table-cell>
          <table:table-cell office:value-type="string">
            <text:p>: Ma non conosco bene le parole per "raccontarmi".</text:p>
          </table:table-cell>
          <table:table-cell/>
        </table:table-row>
        <table:table-row table:style-name="ro1">
          <table:table-cell office:value-type="string">
            <text:p>FirstCharacter-knowing_first_character-1055547e</text:p>
          </table:table-cell>
          <table:table-cell office:value-type="string">
            <text:p>: L'unica cosa che so fare è suonare.</text:p>
          </table:table-cell>
          <table:table-cell/>
        </table:table-row>
        <table:table-row table:style-name="ro1">
          <table:table-cell office:value-type="string">
            <text:p>FirstCharacter-knowing_first_character-c9cd2dc3</text:p>
          </table:table-cell>
          <table:table-cell office:value-type="string">
            <text:p>Il giardino &lt;b&gt;è&lt;/b&gt; musica, si tratta solo di ascoltare.</text:p>
          </table:table-cell>
          <table:table-cell/>
        </table:table-row>
        <table:table-row table:style-name="ro1">
          <table:table-cell office:value-type="string">
            <text:p>FirstCharacter-knowing_first_character-af25fce5</text:p>
          </table:table-cell>
          <table:table-cell office:value-type="string">
            <text:p>: Tu sei un mood tutto tuo.</text:p>
          </table:table-cell>
          <table:table-cell/>
        </table:table-row>
        <table:table-row table:style-name="ro1">
          <table:table-cell office:value-type="string">
            <text:p>FirstCharacter-knowing_first_character-028fabf8</text:p>
          </table:table-cell>
          <table:table-cell office:value-type="string">
            <text:p>: Ma forse hai ragione, {name}.</text:p>
          </table:table-cell>
          <table:table-cell/>
        </table:table-row>
        <table:table-row table:style-name="ro1">
          <table:table-cell office:value-type="string">
            <text:p>FirstCharacter-knowing_first_character-4aab1bfb</text:p>
          </table:table-cell>
          <table:table-cell office:value-type="string">
            <text:p>: È che per ascoltare serve restare in silenzio.</text:p>
          </table:table-cell>
          <table:table-cell/>
        </table:table-row>
        <table:table-row table:style-name="ro2">
          <table:table-cell office:value-type="string">
            <text:p>FirstCharacter-knowing_first_character-b77abe83</text:p>
          </table:table-cell>
          <table:table-cell office:value-type="string">
            <text:p>: E a me viene solo da parlare a ruota e non pensare in questo momento.</text:p>
          </table:table-cell>
          <table:table-cell/>
        </table:table-row>
        <table:table-row table:style-name="ro1">
          <table:table-cell office:value-type="string">
            <text:p>FirstCharacter-knowing_first_character-29ad198f</text:p>
          </table:table-cell>
          <table:table-cell office:value-type="string">
            <text:p>: Idea!</text:p>
          </table:table-cell>
          <table:table-cell/>
        </table:table-row>
        <table:table-row table:style-name="ro1">
          <table:table-cell office:value-type="string">
            <text:p>FirstCharacter-knowing_first_character-af6f4487</text:p>
          </table:table-cell>
          <table:table-cell office:value-type="string">
            <text:p>: Forse la mentore è abbastanza vecchia da avere una radio?</text:p>
          </table:table-cell>
          <table:table-cell/>
        </table:table-row>
        <table:table-row table:style-name="ro1">
          <table:table-cell office:value-type="string">
            <text:p>FirstCharacter-knowing_first_character-5e290e75</text:p>
          </table:table-cell>
          <table:table-cell office:value-type="string">
            <text:p>: Non approfittare della mia gentilezza, ragazzina.</text:p>
          </table:table-cell>
          <table:table-cell/>
        </table:table-row>
        <table:table-row table:style-name="ro2">
          <table:table-cell office:value-type="string">
            <text:p>FirstCharacter-knowing_first_character-80342f8f</text:p>
          </table:table-cell>
          <table:table-cell office:value-type="string">
            <text:p>: Dai, si fa per il meme!|{charNameOne}: Devo assolutamente chiederglielo.</text:p>
          </table:table-cell>
          <table:table-cell/>
        </table:table-row>
        <table:table-row table:style-name="ro2">
          <table:table-cell office:value-type="string">
            <text:p>FirstCharacter-knowing_first_character-da7573d3</text:p>
          </table:table-cell>
          <table:table-cell office:value-type="string">
            <text:p>: Hai presente quel meme del tizio che sta a una festa in un angolo.</text:p>
          </table:table-cell>
          <table:table-cell/>
        </table:table-row>
        <table:table-row table:style-name="ro1">
          <table:table-cell office:value-type="string">
            <text:p>FirstCharacter-knowing_first_character-58750a5b</text:p>
          </table:table-cell>
          <table:table-cell office:value-type="string">
            <text:p>: E giudica tutti?</text:p>
          </table:table-cell>
          <table:table-cell/>
        </table:table-row>
        <table:table-row table:style-name="ro1">
          <table:table-cell office:value-type="string">
            <text:p>FirstCharacter-knowing_first_character-48a2e4d0</text:p>
          </table:table-cell>
          <table:table-cell office:value-type="string">
            <text:p>: Ecco: io sono quella che balla e ignora il basicone.</text:p>
          </table:table-cell>
          <table:table-cell/>
        </table:table-row>
        <table:table-row table:style-name="ro1">
          <table:table-cell office:value-type="string">
            <text:p>FirstCharacter-knowing_first_character-5fedeb38</text:p>
          </table:table-cell>
          <table:table-cell office:value-type="string">
            <text:p>: Passo le giornate circondata dall3 am3, mi vivo la festa.</text:p>
          </table:table-cell>
          <table:table-cell/>
        </table:table-row>
        <table:table-row table:style-name="ro1">
          <table:table-cell office:value-type="string">
            <text:p>FirstCharacter-knowing_first_character-8a3de720</text:p>
          </table:table-cell>
          <table:table-cell office:value-type="string">
            <text:p>: In casa siamo in cinque, sei se conti la muffa.</text:p>
          </table:table-cell>
          <table:table-cell/>
        </table:table-row>
        <table:table-row table:style-name="ro1">
          <table:table-cell office:value-type="string">
            <text:p>FirstCharacter-knowing_first_character-5e07529d</text:p>
          </table:table-cell>
          <table:table-cell office:value-type="string">
            <text:p>: E poi tutt3 l3 ospiti.</text:p>
          </table:table-cell>
          <table:table-cell/>
        </table:table-row>
        <table:table-row table:style-name="ro1">
          <table:table-cell office:value-type="string">
            <text:p>FirstCharacter-knowing_first_character-b3378a31</text:p>
          </table:table-cell>
          <table:table-cell office:value-type="string">
            <text:p>: Ovviamente la meglio ama è Talco.</text:p>
          </table:table-cell>
          <table:table-cell/>
        </table:table-row>
        <table:table-row table:style-name="ro2">
          <table:table-cell office:value-type="string">
            <text:p>FirstCharacter-knowing_first_character-e4918b9a</text:p>
          </table:table-cell>
          <table:table-cell office:value-type="string">
            <text:p>: Ti ho già detto che crea strumenti con qualsiasi cosa trova in giro?</text:p>
          </table:table-cell>
          <table:table-cell/>
        </table:table-row>
        <table:table-row table:style-name="ro1">
          <table:table-cell office:value-type="string">
            <text:p>FirstCharacter-knowing_first_character-a9736a80</text:p>
          </table:table-cell>
          <table:table-cell office:value-type="string">
            <text:p>: Mi piacerebbe conoscere Talco!</text:p>
          </table:table-cell>
          <table:table-cell/>
        </table:table-row>
        <table:table-row table:style-name="ro2">
          <table:table-cell office:value-type="string">
            <text:p>FirstCharacter-knowing_first_character-d0034ae4</text:p>
          </table:table-cell>
          <table:table-cell office:value-type="string">
            <text:p>: L'estate facciamo le feste sul tetto, cantiamo e improvvisiamo.</text:p>
          </table:table-cell>
          <table:table-cell/>
        </table:table-row>
        <table:table-row table:style-name="ro2">
          <table:table-cell office:value-type="string">
            <text:p>FirstCharacter-knowing_first_character-8935c4cb</text:p>
          </table:table-cell>
          <table:table-cell office:value-type="string">
            <text:p>: "E vento e sudore si portano via le preoccupazioni, non c’è nulla a cui pensare."</text:p>
          </table:table-cell>
          <table:table-cell/>
        </table:table-row>
        <table:table-row table:style-name="ro1">
          <table:table-cell office:value-type="string">
            <text:p>FirstCharacter-knowing_first_character-7f83f8d1</text:p>
          </table:table-cell>
          <table:table-cell office:value-type="string">
            <text:p>: "Ti senti parte di tutto, privə di confini."</text:p>
          </table:table-cell>
          <table:table-cell/>
        </table:table-row>
        <table:table-row table:style-name="ro2">
          <table:table-cell office:value-type="string">
            <text:p>FirstCharacter-knowing_first_character-0f00a28b</text:p>
          </table:table-cell>
          <table:table-cell office:value-type="string">
            <text:p>: "Sei la musica, sei l’umidità nell’aria, sei la gola del vicino che si lamenta del casino."</text:p>
          </table:table-cell>
          <table:table-cell/>
        </table:table-row>
        <table:table-row table:style-name="ro1">
          <table:table-cell office:value-type="string">
            <text:p>FirstCharacter-knowing_first_character-4d695cd7</text:p>
          </table:table-cell>
          <table:table-cell office:value-type="string">
            <text:p>: Sono parole scritte da Talco, le adoro.</text:p>
          </table:table-cell>
          <table:table-cell/>
        </table:table-row>
        <table:table-row table:style-name="ro2">
          <table:table-cell office:value-type="string">
            <text:p>FirstCharacter-knowing_first_character-d4bcb2c7</text:p>
          </table:table-cell>
          <table:table-cell office:value-type="string">
            <text:p>: Qui è tutto così calmo, posso sentire i pensieri dei miei pensieri e questa roba mi cringia così tanto che non hai idea.</text:p>
          </table:table-cell>
          <table:table-cell/>
        </table:table-row>
        <table:table-row table:style-name="ro1">
          <table:table-cell office:value-type="string">
            <text:p>FirstCharacter-knowing_first_character-8bfd2fa7</text:p>
          </table:table-cell>
          <table:table-cell office:value-type="string">
            <text:p>Allora serve fare più rumore.</text:p>
          </table:table-cell>
          <table:table-cell/>
        </table:table-row>
        <table:table-row table:style-name="ro1">
          <table:table-cell office:value-type="string">
            <text:p>FirstCharacter-knowing_first_character-d593ceee</text:p>
          </table:table-cell>
          <table:table-cell office:value-type="string">
            <text:p>: Facciamo incazzare la mentore?</text:p>
          </table:table-cell>
          <table:table-cell/>
        </table:table-row>
        <table:table-row table:style-name="ro1">
          <table:table-cell office:value-type="string">
            <text:p>FirstCharacter-knowing_first_character-c3d37cad</text:p>
          </table:table-cell>
          <table:table-cell office:value-type="string">
            <text:p>: Quindi dovrei riprendere a stordirmi di cose?</text:p>
          </table:table-cell>
          <table:table-cell/>
        </table:table-row>
        <table:table-row table:style-name="ro1">
          <table:table-cell office:value-type="string">
            <text:p>FirstCharacter-knowing_first_character-8119b305</text:p>
          </table:table-cell>
          <table:table-cell office:value-type="string">
            <text:p>: Può essere un'idea.</text:p>
          </table:table-cell>
          <table:table-cell/>
        </table:table-row>
        <table:table-row table:style-name="ro2">
          <table:table-cell office:value-type="string">
            <text:p>FirstCharacter-knowing_first_character-923a2e7e</text:p>
          </table:table-cell>
          <table:table-cell office:value-type="string">
            <text:p>: Ma non so quanto sia utile per capire perché ho questo maledetto nome.</text:p>
          </table:table-cell>
          <table:table-cell/>
        </table:table-row>
        <table:table-row table:style-name="ro1">
          <table:table-cell office:value-type="string">
            <text:p>FirstCharacter-knowing_first_character-add81589</text:p>
          </table:table-cell>
          <table:table-cell office:value-type="string">
            <text:p>Il pensiero è specchio: rompilo per distinguere reale e riflesso.</text:p>
          </table:table-cell>
          <table:table-cell/>
        </table:table-row>
        <table:table-row table:style-name="ro1">
          <table:table-cell office:value-type="string">
            <text:p>FirstCharacter-knowing_first_character-7d5e3ef2</text:p>
          </table:table-cell>
          <table:table-cell office:value-type="string">
            <text:p>: Ti shippo, ama, ma parla come mangi.</text:p>
          </table:table-cell>
          <table:table-cell/>
        </table:table-row>
        <table:table-row table:style-name="ro1">
          <table:table-cell office:value-type="string">
            <text:p>FirstCharacter-knowing_first_character-ca95d638</text:p>
          </table:table-cell>
          <table:table-cell office:value-type="string">
            <text:p>: Però forse dovrei stendermi e meditare.</text:p>
          </table:table-cell>
          <table:table-cell/>
        </table:table-row>
        <table:table-row table:style-name="ro1">
          <table:table-cell office:value-type="string">
            <text:p>FirstCharacter-knowing_first_character-1a634907</text:p>
          </table:table-cell>
          <table:table-cell office:value-type="string">
            <text:p>: Lasciare che i pensieri si spengano uno per uno.</text:p>
          </table:table-cell>
          <table:table-cell/>
        </table:table-row>
        <table:table-row table:style-name="ro1">
          <table:table-cell office:value-type="string">
            <text:p>FirstCharacter-knowing_first_character-a06506de</text:p>
          </table:table-cell>
          <table:table-cell office:value-type="string">
            <text:p>: Talco lo fa.</text:p>
          </table:table-cell>
          <table:table-cell/>
        </table:table-row>
        <table:table-row table:style-name="ro2">
          <table:table-cell office:value-type="string">
            <text:p>FirstCharacter-knowing_first_character-b98ce31e</text:p>
          </table:table-cell>
          <table:table-cell office:value-type="string">
            <text:p>: Dice spesso che devo "ignorare la paura che ho all'idea di vedere le cose come stanno".</text:p>
          </table:table-cell>
          <table:table-cell/>
        </table:table-row>
        <table:table-row table:style-name="ro1">
          <table:table-cell office:value-type="string">
            <text:p>FirstCharacter-knowing_first_character-e0a142e4</text:p>
          </table:table-cell>
          <table:table-cell office:value-type="string">
            <text:p>: Facile, proprio.</text:p>
          </table:table-cell>
          <table:table-cell/>
        </table:table-row>
        <table:table-row table:style-name="ro1">
          <table:table-cell office:value-type="string">
            <text:p>FirstCharacter-knowing_first_character-d9b18466</text:p>
          </table:table-cell>
          <table:table-cell office:value-type="string">
            <text:p>La disciplina può aiutare a spegnere i pensieri.</text:p>
          </table:table-cell>
          <table:table-cell/>
        </table:table-row>
        <table:table-row table:style-name="ro1">
          <table:table-cell office:value-type="string">
            <text:p>FirstCharacter-knowing_first_character-70db2889</text:p>
          </table:table-cell>
          <table:table-cell office:value-type="string">
            <text:p>: Ma l'alcool lo fa prima, e meglio.</text:p>
          </table:table-cell>
          <table:table-cell/>
        </table:table-row>
        <table:table-row table:style-name="ro1">
          <table:table-cell office:value-type="string">
            <text:p>FirstCharacter-knowing_first_character-78d96e96</text:p>
          </table:table-cell>
          <table:table-cell office:value-type="string">
            <text:p>: E costa meno della terapia.</text:p>
          </table:table-cell>
          <table:table-cell/>
        </table:table-row>
        <table:table-row table:style-name="ro1">
          <table:table-cell office:value-type="string">
            <text:p>FirstCharacter-knowing_first_character-500e57da</text:p>
          </table:table-cell>
          <table:table-cell office:value-type="string">
            <text:p>Forse non è la festa, ma è il senso di unione che ti manca.</text:p>
          </table:table-cell>
          <table:table-cell/>
        </table:table-row>
        <table:table-row table:style-name="ro1">
          <table:table-cell office:value-type="string">
            <text:p>FirstCharacter-knowing_first_character-bef55b8e</text:p>
          </table:table-cell>
          <table:table-cell office:value-type="string">
            <text:p>: Ma con chi, qui?</text:p>
          </table:table-cell>
          <table:table-cell/>
        </table:table-row>
        <table:table-row table:style-name="ro1">
          <table:table-cell office:value-type="string">
            <text:p>FirstCharacter-knowing_first_character-b1db4843</text:p>
          </table:table-cell>
          <table:table-cell office:value-type="string">
            <text:p>: Scusa, non per triggerarti.</text:p>
          </table:table-cell>
          <table:table-cell/>
        </table:table-row>
        <table:table-row table:style-name="ro1">
          <table:table-cell office:value-type="string">
            <text:p>FirstCharacter-knowing_first_character-8c3d38b8</text:p>
          </table:table-cell>
          <table:table-cell office:value-type="string">
            <text:p>: Sei una persona a modo, ma non siamo ancora bestie.</text:p>
          </table:table-cell>
          <table:table-cell/>
        </table:table-row>
        <table:table-row table:style-name="ro1">
          <table:table-cell office:value-type="string">
            <text:p>FirstCharacter-knowing_first_character-761e00e9</text:p>
          </table:table-cell>
          <table:table-cell office:value-type="string">
            <text:p>: Men che meno la mentore.</text:p>
          </table:table-cell>
          <table:table-cell/>
        </table:table-row>
        <table:table-row table:style-name="ro1">
          <table:table-cell office:value-type="string">
            <text:p>FirstCharacter-knowing_first_character-e80d1aba</text:p>
          </table:table-cell>
          <table:table-cell office:value-type="string">
            <text:p>La serra ha un tetto! E io so sudare!</text:p>
          </table:table-cell>
          <table:table-cell/>
        </table:table-row>
        <table:table-row table:style-name="ro1">
          <table:table-cell office:value-type="string">
            <text:p>FirstCharacter-knowing_first_character-68a5d362</text:p>
          </table:table-cell>
          <table:table-cell office:value-type="string">
            <text:p>: Questo è un piano, ama!</text:p>
          </table:table-cell>
          <table:table-cell/>
        </table:table-row>
        <table:table-row table:style-name="ro1">
          <table:table-cell office:value-type="string">
            <text:p>FirstCharacter-knowing_first_character-f5b6bb19</text:p>
          </table:table-cell>
          <table:table-cell office:value-type="string">
            <text:p>: Forse il vetro non ci reggerebbe a lungo ma che cambia?</text:p>
          </table:table-cell>
          <table:table-cell/>
        </table:table-row>
        <table:table-row table:style-name="ro1">
          <table:table-cell office:value-type="string">
            <text:p>FirstCharacter-knowing_first_character-2bcdc25f</text:p>
          </table:table-cell>
          <table:table-cell office:value-type="string">
            <text:p>: E almeno una di quelle strane piante saprà cantare!</text:p>
          </table:table-cell>
          <table:table-cell/>
        </table:table-row>
        <table:table-row table:style-name="ro1">
          <table:table-cell office:value-type="string">
            <text:p>FirstCharacter-knowing_first_character-6493db60</text:p>
          </table:table-cell>
          <table:table-cell office:value-type="string">
            <text:p>: Fammi rilassare un po' ama.</text:p>
          </table:table-cell>
          <table:table-cell/>
        </table:table-row>
        <table:table-row table:style-name="ro1">
          <table:table-cell office:value-type="string">
            <text:p>FirstCharacter-knowing_first_character-c1a55ccc</text:p>
          </table:table-cell>
          <table:table-cell office:value-type="string">
            <text:p>: E magari riposa anche tu.</text:p>
          </table:table-cell>
          <table:table-cell/>
        </table:table-row>
        <table:table-row table:style-name="ro1">
          <table:table-cell office:value-type="string">
            <text:p>FirstCharacter-knowing_first_character-04d198c6</text:p>
          </table:table-cell>
          <table:table-cell office:value-type="string">
            <text:p>: Trigger warning: pesantezza, ama.</text:p>
          </table:table-cell>
          <table:table-cell/>
        </table:table-row>
        <table:table-row table:style-name="ro1">
          <table:table-cell office:value-type="string">
            <text:p>FirstCharacter-knowing_first_character-3b58f8d2</text:p>
          </table:table-cell>
          <table:table-cell office:value-type="string">
            <text:p>: Ma questo posto mi fa pensare a troppe cose.</text:p>
          </table:table-cell>
          <table:table-cell/>
        </table:table-row>
        <table:table-row table:style-name="ro1">
          <table:table-cell office:value-type="string">
            <text:p>FirstCharacter-knowing_first_character-7372d431</text:p>
          </table:table-cell>
          <table:table-cell office:value-type="string">
            <text:p>: Conoscevo questo ragazzo, Jonah, un arpista e un genio.</text:p>
          </table:table-cell>
          <table:table-cell/>
        </table:table-row>
        <table:table-row table:style-name="ro2">
          <table:table-cell office:value-type="string">
            <text:p>FirstCharacter-knowing_first_character-c04cdc09</text:p>
          </table:table-cell>
          <table:table-cell office:value-type="string">
            <text:p>: Per due anni ha fatto da spalla a un tizio di Beijing, una rockstar della musica classica.</text:p>
          </table:table-cell>
          <table:table-cell/>
        </table:table-row>
        <table:table-row table:style-name="ro2">
          <table:table-cell office:value-type="string">
            <text:p>FirstCharacter-knowing_first_character-88b44b1c</text:p>
          </table:table-cell>
          <table:table-cell office:value-type="string">
            <text:p>: Ma poi non si sa perché ma Jonah sentiva la mancanza di casa ed è tornato per fare una carriera da solista.</text:p>
          </table:table-cell>
          <table:table-cell/>
        </table:table-row>
        <table:table-row table:style-name="ro1">
          <table:table-cell office:value-type="string">
            <text:p>FirstCharacter-knowing_first_character-931c8156</text:p>
          </table:table-cell>
          <table:table-cell office:value-type="string">
            <text:p>: Le cose gli sono andate di merda.</text:p>
          </table:table-cell>
          <table:table-cell/>
        </table:table-row>
        <table:table-row table:style-name="ro2">
          <table:table-cell office:value-type="string">
            <text:p>FirstCharacter-knowing_first_character-d3d455f7</text:p>
          </table:table-cell>
          <table:table-cell office:value-type="string">
            <text:p>: E man mano che gli studi gli sbattevano la porta in faccia, lui ha iniziato a perdere fiducia in sé e nella musica.</text:p>
          </table:table-cell>
          <table:table-cell/>
        </table:table-row>
        <table:table-row table:style-name="ro1">
          <table:table-cell office:value-type="string">
            <text:p>FirstCharacter-knowing_first_character-d8f3d02d</text:p>
          </table:table-cell>
          <table:table-cell office:value-type="string">
            <text:p>: Ora non so più dove sia, Jonah.</text:p>
          </table:table-cell>
          <table:table-cell/>
        </table:table-row>
        <table:table-row table:style-name="ro2">
          <table:table-cell office:value-type="string">
            <text:p>FirstCharacter-knowing_first_character-c6ad6183</text:p>
          </table:table-cell>
          <table:table-cell office:value-type="string">
            <text:p>: Qualche compagna del Conservatorio giura di averlo visto mendicare.</text:p>
          </table:table-cell>
          <table:table-cell/>
        </table:table-row>
        <table:table-row table:style-name="ro2">
          <table:table-cell office:value-type="string">
            <text:p>FirstCharacter-knowing_first_character-f58a6470</text:p>
          </table:table-cell>
          <table:table-cell office:value-type="string">
            <text:p>: Nella chat dei lavoretti qualcuno dice che suona sotto pseudonimo per dei ricchi di merda.</text:p>
          </table:table-cell>
          <table:table-cell/>
        </table:table-row>
        <table:table-row table:style-name="ro1">
          <table:table-cell office:value-type="string">
            <text:p>FirstCharacter-knowing_first_character-9e5f315c</text:p>
          </table:table-cell>
          <table:table-cell office:value-type="string">
            <text:p>: Una volta credo di averlo visto lavorare in un supermercato.</text:p>
          </table:table-cell>
          <table:table-cell/>
        </table:table-row>
        <table:table-row table:style-name="ro1">
          <table:table-cell office:value-type="string">
            <text:p>FirstCharacter-knowing_first_character-627b6785</text:p>
          </table:table-cell>
          <table:table-cell office:value-type="string">
            <text:p>: Scusa, ama.</text:p>
          </table:table-cell>
          <table:table-cell/>
        </table:table-row>
        <table:table-row table:style-name="ro1">
          <table:table-cell office:value-type="string">
            <text:p>FirstCharacter-knowing_first_character-2edf5fcf</text:p>
          </table:table-cell>
          <table:table-cell office:value-type="string">
            <text:p>: Che pesantezza.</text:p>
          </table:table-cell>
          <table:table-cell/>
        </table:table-row>
        <table:table-row table:style-name="ro2">
          <table:table-cell office:value-type="string">
            <text:p>FirstCharacter-knowing_first_character-fa275a48</text:p>
          </table:table-cell>
          <table:table-cell office:value-type="string">
            <text:p>: Però sono qui che mi chiedo: cosa puoi fare quando sai fare bene solo una cosa ma il mondo non ti permette di farla?</text:p>
          </table:table-cell>
          <table:table-cell/>
        </table:table-row>
        <table:table-row table:style-name="ro1">
          <table:table-cell office:value-type="string">
            <text:p>FirstCharacter-knowing_first_character-8e3049c2</text:p>
          </table:table-cell>
          <table:table-cell office:value-type="string">
            <text:p>: Accetti i compromessi o corri il rischio di morire di fame?</text:p>
          </table:table-cell>
          <table:table-cell/>
        </table:table-row>
        <table:table-row table:style-name="ro1">
          <table:table-cell office:value-type="string">
            <text:p>FirstCharacter-knowing_first_character-e3fb7c2d</text:p>
          </table:table-cell>
          <table:table-cell office:value-type="string">
            <text:p>: O aspetti fino a quando non sia il mondo a decidere per te?</text:p>
          </table:table-cell>
          <table:table-cell/>
        </table:table-row>
        <table:table-row table:style-name="ro1">
          <table:table-cell office:value-type="string">
            <text:p>FirstCharacter-knowing_first_character-8fb3a854</text:p>
          </table:table-cell>
          <table:table-cell office:value-type="string">
            <text:p>Canta e balla. Domani è una cosa lontana.</text:p>
          </table:table-cell>
          <table:table-cell/>
        </table:table-row>
        <table:table-row table:style-name="ro1">
          <table:table-cell office:value-type="string">
            <text:p>FirstCharacter-knowing_first_character-f2296c78</text:p>
          </table:table-cell>
          <table:table-cell office:value-type="string">
            <text:p>: Mi sembra di sentire Talco con queste frasi.</text:p>
          </table:table-cell>
          <table:table-cell/>
        </table:table-row>
        <table:table-row table:style-name="ro1">
          <table:table-cell office:value-type="string">
            <text:p>FirstCharacter-knowing_first_character-4ba30ba2</text:p>
          </table:table-cell>
          <table:table-cell office:value-type="string">
            <text:p>: Non che non aprezzi, ama.</text:p>
          </table:table-cell>
          <table:table-cell/>
        </table:table-row>
        <table:table-row table:style-name="ro1">
          <table:table-cell office:value-type="string">
            <text:p>FirstCharacter-knowing_first_character-d5cf3b4b</text:p>
          </table:table-cell>
          <table:table-cell office:value-type="string">
            <text:p>: Ma per me è da molto ormai che è &lt;i&gt;domani&lt;/i&gt;.</text:p>
          </table:table-cell>
          <table:table-cell/>
        </table:table-row>
        <table:table-row table:style-name="ro2">
          <table:table-cell office:value-type="string">
            <text:p>FirstCharacter-knowing_first_character-cffd1fb5</text:p>
          </table:table-cell>
          <table:table-cell office:value-type="string">
            <text:p>: Il conservatorio è finito da mesi, e io suono, ballo, ma non so ancora che cosa fare.</text:p>
          </table:table-cell>
          <table:table-cell/>
        </table:table-row>
        <table:table-row table:style-name="ro1">
          <table:table-cell office:value-type="string">
            <text:p>FirstCharacter-knowing_first_character-3089aacb</text:p>
          </table:table-cell>
          <table:table-cell office:value-type="string">
            <text:p>È imperativo sopravvivere, troviamo sempre una soluzione.</text:p>
          </table:table-cell>
          <table:table-cell/>
        </table:table-row>
        <table:table-row table:style-name="ro1">
          <table:table-cell office:value-type="string">
            <text:p>FirstCharacter-knowing_first_character-01bb4ff1</text:p>
          </table:table-cell>
          <table:table-cell office:value-type="string">
            <text:p>: "Imperativo" rimettilo nel vocabolario, ora.</text:p>
          </table:table-cell>
          <table:table-cell/>
        </table:table-row>
        <table:table-row table:style-name="ro1">
          <table:table-cell office:value-type="string">
            <text:p>FirstCharacter-knowing_first_character-802dc113</text:p>
          </table:table-cell>
          <table:table-cell office:value-type="string">
            <text:p>: E voglio qualcosa di più che sopravvivere.</text:p>
          </table:table-cell>
          <table:table-cell/>
        </table:table-row>
        <table:table-row table:style-name="ro1">
          <table:table-cell office:value-type="string">
            <text:p>FirstCharacter-knowing_first_character-abb6b584</text:p>
          </table:table-cell>
          <table:table-cell office:value-type="string">
            <text:p>: Lo voglio per tutte le persone!</text:p>
          </table:table-cell>
          <table:table-cell/>
        </table:table-row>
        <table:table-row table:style-name="ro1">
          <table:table-cell office:value-type="string">
            <text:p>FirstCharacter-knowing_first_character-6b450a73</text:p>
          </table:table-cell>
          <table:table-cell office:value-type="string">
            <text:p>Restati fedele e non ci sarà compromesso ma cambiamento.</text:p>
          </table:table-cell>
          <table:table-cell/>
        </table:table-row>
        <table:table-row table:style-name="ro2">
          <table:table-cell office:value-type="string">
            <text:p>FirstCharacter-knowing_first_character-05cf1ca9</text:p>
          </table:table-cell>
          <table:table-cell office:value-type="string">
            <text:p>: E a quel punto ogni decisione sarebbe la &lt;i&gt;mia&lt;/i&gt; decisione.</text:p>
          </table:table-cell>
          <table:table-cell/>
        </table:table-row>
        <table:table-row table:style-name="ro1">
          <table:table-cell office:value-type="string">
            <text:p>FirstCharacter-knowing_first_character-375d73b2</text:p>
          </table:table-cell>
          <table:table-cell office:value-type="string">
            <text:p>Dona la tua musica senza chiedere e tutto arriverà.</text:p>
          </table:table-cell>
          <table:table-cell/>
        </table:table-row>
        <table:table-row table:style-name="ro1">
          <table:table-cell office:value-type="string">
            <text:p>FirstCharacter-knowing_first_character-85c500a6</text:p>
          </table:table-cell>
          <table:table-cell office:value-type="string">
            <text:p>: Forse in questo posto strano funziona così.</text:p>
          </table:table-cell>
          <table:table-cell/>
        </table:table-row>
        <table:table-row table:style-name="ro1">
          <table:table-cell office:value-type="string">
            <text:p>FirstCharacter-knowing_first_character-3d2e8add</text:p>
          </table:table-cell>
          <table:table-cell office:value-type="string">
            <text:p>: Ma nel mondo reale tutto prende e non dà nulla.</text:p>
          </table:table-cell>
          <table:table-cell/>
        </table:table-row>
        <table:table-row table:style-name="ro1">
          <table:table-cell office:value-type="string">
            <text:p>FirstCharacter-knowing_first_character-890cb6c9</text:p>
          </table:table-cell>
          <table:table-cell office:value-type="string">
            <text:p>: A parte l3 am3.</text:p>
          </table:table-cell>
          <table:table-cell/>
        </table:table-row>
        <table:table-row table:style-name="ro1">
          <table:table-cell office:value-type="string">
            <text:p>FirstCharacter-knowing_first_character-95ba00c2</text:p>
          </table:table-cell>
          <table:table-cell office:value-type="string">
            <text:p>: O dici che devo darli a loro i miei doni?</text:p>
          </table:table-cell>
          <table:table-cell/>
        </table:table-row>
        <table:table-row table:style-name="ro1">
          <table:table-cell office:value-type="string">
            <text:p>FirstCharacter-knowing_first_character-4bb6c452</text:p>
          </table:table-cell>
          <table:table-cell office:value-type="string">
            <text:p>: Ci devo pensare.</text:p>
          </table:table-cell>
          <table:table-cell/>
        </table:table-row>
        <table:table-row table:style-name="ro1">
          <table:table-cell office:value-type="string">
            <text:p>FirstCharacter-knowing_first_character-87dc737f</text:p>
          </table:table-cell>
          <table:table-cell office:value-type="string">
            <text:p>Mezzo compromesso è già una completa sconfitta.</text:p>
          </table:table-cell>
          <table:table-cell/>
        </table:table-row>
        <table:table-row table:style-name="ro1">
          <table:table-cell office:value-type="string">
            <text:p>FirstCharacter-knowing_first_character-6d494ef6</text:p>
          </table:table-cell>
          <table:table-cell office:value-type="string">
            <text:p>: Top.</text:p>
          </table:table-cell>
          <table:table-cell/>
        </table:table-row>
        <table:table-row table:style-name="ro1">
          <table:table-cell office:value-type="string">
            <text:p>FirstCharacter-knowing_first_character-ec7b7596</text:p>
          </table:table-cell>
          <table:table-cell office:value-type="string">
            <text:p>: Eppure Jonah ha perso del tutto, comunque.</text:p>
          </table:table-cell>
          <table:table-cell/>
        </table:table-row>
        <table:table-row table:style-name="ro1">
          <table:table-cell office:value-type="string">
            <text:p>FirstCharacter-knowing_first_character-a27a502f</text:p>
          </table:table-cell>
          <table:table-cell office:value-type="string">
            <text:p>: Con o senza compromessi.</text:p>
          </table:table-cell>
          <table:table-cell/>
        </table:table-row>
        <table:table-row table:style-name="ro1">
          <table:table-cell office:value-type="string">
            <text:p>FirstCharacter-knowing_first_character-2fd610a8</text:p>
          </table:table-cell>
          <table:table-cell office:value-type="string">
            <text:p>: Questa è l'unica soluzione?</text:p>
          </table:table-cell>
          <table:table-cell/>
        </table:table-row>
        <table:table-row table:style-name="ro1">
          <table:table-cell office:value-type="string">
            <text:p>FirstCharacter-knowing_first_character-73a7c893</text:p>
          </table:table-cell>
          <table:table-cell office:value-type="string">
            <text:p>: A proposito di cause perse: vado a cercarmi uno spritz.</text:p>
          </table:table-cell>
          <table:table-cell/>
        </table:table-row>
        <table:table-row table:style-name="ro1">
          <table:table-cell office:value-type="string">
            <text:p>FirstCharacter-knowing_first_character-c3d2c9f6</text:p>
          </table:table-cell>
          <table:table-cell office:value-type="string">
            <text:p>: Ho proprio bisogno di staccare.</text:p>
          </table:table-cell>
          <table:table-cell/>
        </table:table-row>
        <table:table-row table:style-name="ro1">
          <table:table-cell office:value-type="string">
            <text:p>FirstCharacter-knowing_first_character-b73fa558</text:p>
          </table:table-cell>
          <table:table-cell office:value-type="string">
            <text:p>: Stavo ripensando al prof Ghiberti.</text:p>
          </table:table-cell>
          <table:table-cell/>
        </table:table-row>
        <table:table-row table:style-name="ro1">
          <table:table-cell office:value-type="string">
            <text:p>FirstCharacter-knowing_first_character-3549b8df</text:p>
          </table:table-cell>
          <table:table-cell office:value-type="string">
            <text:p>: E prometto che non è un pippone a questo giro.</text:p>
          </table:table-cell>
          <table:table-cell/>
        </table:table-row>
        <table:table-row table:style-name="ro1">
          <table:table-cell office:value-type="string">
            <text:p>FirstCharacter-knowing_first_character-4ad2cb7c</text:p>
          </table:table-cell>
          <table:table-cell office:value-type="string">
            <text:p>: Forse.</text:p>
          </table:table-cell>
          <table:table-cell/>
        </table:table-row>
        <table:table-row table:style-name="ro2">
          <table:table-cell office:value-type="string">
            <text:p>FirstCharacter-knowing_first_character-41064e41</text:p>
          </table:table-cell>
          <table:table-cell office:value-type="string">
            <text:p>: Comunque: il Ghiberti vede tutta la musica come una cosa matematica.</text:p>
          </table:table-cell>
          <table:table-cell/>
        </table:table-row>
        <table:table-row table:style-name="ro2">
          <table:table-cell office:value-type="string">
            <text:p>FirstCharacter-knowing_first_character-c2093460</text:p>
          </table:table-cell>
          <table:table-cell office:value-type="string">
            <text:p>: Non è una cosa nuova, ma di solito chi lo fa non rinuncia alla poesia.</text:p>
          </table:table-cell>
          <table:table-cell/>
        </table:table-row>
        <table:table-row table:style-name="ro2">
          <table:table-cell office:value-type="string">
            <text:p>FirstCharacter-knowing_first_character-bcb3412c</text:p>
          </table:table-cell>
          <table:table-cell office:value-type="string">
            <text:p>: Per Ghiberti invece la musica e il mondo sono solo una combinazione di numeri.</text:p>
          </table:table-cell>
          <table:table-cell/>
        </table:table-row>
        <table:table-row table:style-name="ro1">
          <table:table-cell office:value-type="string">
            <text:p>FirstCharacter-knowing_first_character-55848986</text:p>
          </table:table-cell>
          <table:table-cell office:value-type="string">
            <text:p>: Una somma che dà sempre lo stesso risultato.</text:p>
          </table:table-cell>
          <table:table-cell/>
        </table:table-row>
        <table:table-row table:style-name="ro1">
          <table:table-cell office:value-type="string">
            <text:p>FirstCharacter-knowing_first_character-8aa7530c</text:p>
          </table:table-cell>
          <table:table-cell office:value-type="string">
            <text:p>: Ma quanto sono basic quando dico queste cose?</text:p>
          </table:table-cell>
          <table:table-cell/>
        </table:table-row>
        <table:table-row table:style-name="ro2">
          <table:table-cell office:value-type="string">
            <text:p>FirstCharacter-knowing_first_character-d4d0ae54</text:p>
          </table:table-cell>
          <table:table-cell office:value-type="string">
            <text:p>: Tra l'altro una volta a vocina bassa ha giurato che il jazz è un errore.</text:p>
          </table:table-cell>
          <table:table-cell/>
        </table:table-row>
        <table:table-row table:style-name="ro1">
          <table:table-cell office:value-type="string">
            <text:p>FirstCharacter-knowing_first_character-b691ad15</text:p>
          </table:table-cell>
          <table:table-cell office:value-type="string">
            <text:p>La prevedibilità &lt;b&gt;è&lt;/b&gt; poetica. La cosa più rara al mondo.</text:p>
          </table:table-cell>
          <table:table-cell/>
        </table:table-row>
        <table:table-row table:style-name="ro1">
          <table:table-cell office:value-type="string">
            <text:p>FirstCharacter-knowing_first_character-28f54b62</text:p>
          </table:table-cell>
          <table:table-cell office:value-type="string">
            <text:p>: Allora non sono una persona poetica.</text:p>
          </table:table-cell>
          <table:table-cell/>
        </table:table-row>
        <table:table-row table:style-name="ro1">
          <table:table-cell office:value-type="string">
            <text:p>FirstCharacter-knowing_first_character-a915fb20</text:p>
          </table:table-cell>
          <table:table-cell office:value-type="string">
            <text:p>: Se non c'è caos, imprevedibilità, mi annoio.</text:p>
          </table:table-cell>
          <table:table-cell/>
        </table:table-row>
        <table:table-row table:style-name="ro1">
          <table:table-cell office:value-type="string">
            <text:p>FirstCharacter-knowing_first_character-324373bb</text:p>
          </table:table-cell>
          <table:table-cell office:value-type="string">
            <text:p>Ognuna ha il suo modo di raggiungere la verità.</text:p>
          </table:table-cell>
          <table:table-cell/>
        </table:table-row>
        <table:table-row table:style-name="ro1">
          <table:table-cell office:value-type="string">
            <text:p>FirstCharacter-knowing_first_character-d1111382</text:p>
          </table:table-cell>
          <table:table-cell office:value-type="string">
            <text:p>: Ci sta.</text:p>
          </table:table-cell>
          <table:table-cell/>
        </table:table-row>
        <table:table-row table:style-name="ro1">
          <table:table-cell office:value-type="string">
            <text:p>FirstCharacter-knowing_first_character-a195da38</text:p>
          </table:table-cell>
          <table:table-cell office:value-type="string">
            <text:p>: Ma non è troppo facile così?</text:p>
          </table:table-cell>
          <table:table-cell/>
        </table:table-row>
        <table:table-row table:style-name="ro1">
          <table:table-cell office:value-type="string">
            <text:p>FirstCharacter-knowing_first_character-703daed5</text:p>
          </table:table-cell>
          <table:table-cell office:value-type="string">
            <text:p>: Non è togliersi la responsabilità verso le altre persone?</text:p>
          </table:table-cell>
          <table:table-cell/>
        </table:table-row>
        <table:table-row table:style-name="ro1">
          <table:table-cell office:value-type="string">
            <text:p>FirstCharacter-knowing_first_character-37e58f14</text:p>
          </table:table-cell>
          <table:table-cell office:value-type="string">
            <text:p>È un errore non giocare, e il jazz è musica che gioca.</text:p>
          </table:table-cell>
          <table:table-cell/>
        </table:table-row>
        <table:table-row table:style-name="ro1">
          <table:table-cell office:value-type="string">
            <text:p>FirstCharacter-knowing_first_character-104005f9</text:p>
          </table:table-cell>
          <table:table-cell office:value-type="string">
            <text:p>: Top!</text:p>
          </table:table-cell>
          <table:table-cell/>
        </table:table-row>
        <table:table-row table:style-name="ro1">
          <table:table-cell office:value-type="string">
            <text:p>FirstCharacter-knowing_first_character-c94b56bd</text:p>
          </table:table-cell>
          <table:table-cell office:value-type="string">
            <text:p>: Anche se sicuro che ora si è preso un infarto.</text:p>
          </table:table-cell>
          <table:table-cell/>
        </table:table-row>
        <table:table-row table:style-name="ro1">
          <table:table-cell office:value-type="string">
            <text:p>FirstCharacter-knowing_first_character-656c8540</text:p>
          </table:table-cell>
          <table:table-cell office:value-type="string">
            <text:p>: Per me tutta la musica è gioco.</text:p>
          </table:table-cell>
          <table:table-cell/>
        </table:table-row>
        <table:table-row table:style-name="ro2">
          <table:table-cell office:value-type="string">
            <text:p>FirstCharacter-knowing_first_character-1f5d0c78</text:p>
          </table:table-cell>
          <table:table-cell office:value-type="string">
            <text:p>: Basta smetterla di sentirsi stocazzo e perdersi con band e pubblico.</text:p>
          </table:table-cell>
          <table:table-cell/>
        </table:table-row>
        <table:table-row table:style-name="ro1">
          <table:table-cell office:value-type="string">
            <text:p>FirstCharacter-knowing_first_character-1b49648e</text:p>
          </table:table-cell>
          <table:table-cell office:value-type="string">
            <text:p>Sembrano le parole di una persona ferita.</text:p>
          </table:table-cell>
          <table:table-cell/>
        </table:table-row>
        <table:table-row table:style-name="ro1">
          <table:table-cell office:value-type="string">
            <text:p>FirstCharacter-knowing_first_character-de5f58be</text:p>
          </table:table-cell>
          <table:table-cell office:value-type="string">
            <text:p>: Lo dice anche Talco.</text:p>
          </table:table-cell>
          <table:table-cell/>
        </table:table-row>
        <table:table-row table:style-name="ro2">
          <table:table-cell office:value-type="string">
            <text:p>FirstCharacter-knowing_first_character-5834ea3f</text:p>
          </table:table-cell>
          <table:table-cell office:value-type="string">
            <text:p>: Metti che voglio pure aiutarlo con questa ferita, cosa dovrei fare?</text:p>
          </table:table-cell>
          <table:table-cell/>
        </table:table-row>
        <table:table-row table:style-name="ro1">
          <table:table-cell office:value-type="string">
            <text:p>FirstCharacter-knowing_first_character-8a1f6e49</text:p>
          </table:table-cell>
          <table:table-cell office:value-type="string">
            <text:p>: Rispettare la sua ossessione per le regole?</text:p>
          </table:table-cell>
          <table:table-cell/>
        </table:table-row>
        <table:table-row table:style-name="ro1">
          <table:table-cell office:value-type="string">
            <text:p>FirstCharacter-knowing_first_character-b6e870fc</text:p>
          </table:table-cell>
          <table:table-cell office:value-type="string">
            <text:p>: O sorprenderlo con del caos creativo?</text:p>
          </table:table-cell>
          <table:table-cell/>
        </table:table-row>
        <table:table-row table:style-name="ro1">
          <table:table-cell office:value-type="string">
            <text:p>FirstCharacter-knowing_first_character-80dcbf4e</text:p>
          </table:table-cell>
          <table:table-cell office:value-type="string">
            <text:p>Ha paura di accogliere la potenza del disordine.</text:p>
          </table:table-cell>
          <table:table-cell/>
        </table:table-row>
        <table:table-row table:style-name="ro2">
          <table:table-cell office:value-type="string">
            <text:p>FirstCharacter-knowing_first_character-9cdb0201</text:p>
          </table:table-cell>
          <table:table-cell office:value-type="string">
            <text:p>: Anche se poi credo che il disordine sia solo una questione di prospettiva.</text:p>
          </table:table-cell>
          <table:table-cell/>
        </table:table-row>
        <table:table-row table:style-name="ro1">
          <table:table-cell office:value-type="string">
            <text:p>FirstCharacter-knowing_first_character-64fa3a52</text:p>
          </table:table-cell>
          <table:table-cell office:value-type="string">
            <text:p>: Alla lunga ci si abiuta e diventa difficile cambiare.</text:p>
          </table:table-cell>
          <table:table-cell/>
        </table:table-row>
        <table:table-row table:style-name="ro1">
          <table:table-cell office:value-type="string">
            <text:p>FirstCharacter-knowing_first_character-dad049a7</text:p>
          </table:table-cell>
          <table:table-cell office:value-type="string">
            <text:p>: Un po' come quel casino che è camera mia.</text:p>
          </table:table-cell>
          <table:table-cell/>
        </table:table-row>
        <table:table-row table:style-name="ro2">
          <table:table-cell office:value-type="string">
            <text:p>FirstCharacter-knowing_first_character-bce120d2</text:p>
          </table:table-cell>
          <table:table-cell office:value-type="string">
            <text:p>: Giuro che non shippo il Ghiberti, ma continuo a pensare a quello che ci siamo dette prima.</text:p>
          </table:table-cell>
          <table:table-cell/>
        </table:table-row>
        <table:table-row table:style-name="ro1">
          <table:table-cell office:value-type="string">
            <text:p>FirstCharacter-knowing_first_character-8eda0b44</text:p>
          </table:table-cell>
          <table:table-cell office:value-type="string">
            <text:p>: E il Ghiberti sembra un uomo felice, sorride molto.</text:p>
          </table:table-cell>
          <table:table-cell/>
        </table:table-row>
        <table:table-row table:style-name="ro1">
          <table:table-cell office:value-type="string">
            <text:p>FirstCharacter-knowing_first_character-445aca7c</text:p>
          </table:table-cell>
          <table:table-cell office:value-type="string">
            <text:p>: Ma poi se lo guardi bene sembra il sorriso di un robot.</text:p>
          </table:table-cell>
          <table:table-cell/>
        </table:table-row>
        <table:table-row table:style-name="ro1">
          <table:table-cell office:value-type="string">
            <text:p>FirstCharacter-knowing_first_character-3d4f8b2f</text:p>
          </table:table-cell>
          <table:table-cell office:value-type="string">
            <text:p>: O di uno che ha una Tesla.</text:p>
          </table:table-cell>
          <table:table-cell/>
        </table:table-row>
        <table:table-row table:style-name="ro1">
          <table:table-cell office:value-type="string">
            <text:p>FirstCharacter-knowing_first_character-7cc8bdb7</text:p>
          </table:table-cell>
          <table:table-cell office:value-type="string">
            <text:p>: A me fa venire la caga quel sorriso, quel modo di fare.</text:p>
          </table:table-cell>
          <table:table-cell/>
        </table:table-row>
        <table:table-row table:style-name="ro2">
          <table:table-cell office:value-type="string">
            <text:p>FirstCharacter-knowing_first_character-78044a0c</text:p>
          </table:table-cell>
          <table:table-cell office:value-type="string">
            <text:p>: Tutti questi numerini e fattori tolgono l’esperienza, l’errore, il senso di comunità.</text:p>
          </table:table-cell>
          <table:table-cell/>
        </table:table-row>
        <table:table-row table:style-name="ro2">
          <table:table-cell office:value-type="string">
            <text:p>FirstCharacter-knowing_first_character-a4131557</text:p>
          </table:table-cell>
          <table:table-cell office:value-type="string">
            <text:p>: Talco dice sempre che una comunità canta, ma per farlo deve sbagliare, essere imprevedibile.</text:p>
          </table:table-cell>
          <table:table-cell/>
        </table:table-row>
        <table:table-row table:style-name="ro2">
          <table:table-cell office:value-type="string">
            <text:p>FirstCharacter-knowing_first_character-ab18899d</text:p>
          </table:table-cell>
          <table:table-cell office:value-type="string">
            <text:p>: Che diavolo ci fai con una canzone fatta con la sola precisione?</text:p>
          </table:table-cell>
          <table:table-cell/>
        </table:table-row>
        <table:table-row table:style-name="ro1">
          <table:table-cell office:value-type="string">
            <text:p>FirstCharacter-knowing_first_character-51c2c9e9</text:p>
          </table:table-cell>
          <table:table-cell office:value-type="string">
            <text:p>: Tra ame sbagliamo sempre, e poi ci perdoniamo.</text:p>
          </table:table-cell>
          <table:table-cell/>
        </table:table-row>
        <table:table-row table:style-name="ro2">
          <table:table-cell office:value-type="string">
            <text:p>FirstCharacter-knowing_first_character-f110e1bd</text:p>
          </table:table-cell>
          <table:table-cell office:value-type="string">
            <text:p>: Mentre il mondo del Ghiberti sembra come quella roba con l’AI, orecchiabile, prevedibile, dimenticabile.</text:p>
          </table:table-cell>
          <table:table-cell/>
        </table:table-row>
        <table:table-row table:style-name="ro2">
          <table:table-cell office:value-type="string">
            <text:p>FirstCharacter-knowing_first_character-ebef64ac</text:p>
          </table:table-cell>
          <table:table-cell office:value-type="string">
            <text:p>: C'è una sola cosa che mi triggera le ovaie: tutte le cosine pratichine e calcolabili e precise.</text:p>
          </table:table-cell>
          <table:table-cell/>
        </table:table-row>
        <table:table-row table:style-name="ro1">
          <table:table-cell office:value-type="string">
            <text:p>FirstCharacter-knowing_first_character-7a9e8369</text:p>
          </table:table-cell>
          <table:table-cell office:value-type="string">
            <text:p>: Sono roba morta.</text:p>
          </table:table-cell>
          <table:table-cell/>
        </table:table-row>
        <table:table-row table:style-name="ro1">
          <table:table-cell office:value-type="string">
            <text:p>FirstCharacter-knowing_first_character-6d345779</text:p>
          </table:table-cell>
          <table:table-cell office:value-type="string">
            <text:p>: Essere adulti è orribile.</text:p>
          </table:table-cell>
          <table:table-cell/>
        </table:table-row>
        <table:table-row table:style-name="ro1">
          <table:table-cell office:value-type="string">
            <text:p>FirstCharacter-knowing_first_character-582ebbf8</text:p>
          </table:table-cell>
          <table:table-cell office:value-type="string">
            <text:p>Una comunità sboccia quando c'è affetto e fiducia.</text:p>
          </table:table-cell>
          <table:table-cell/>
        </table:table-row>
        <table:table-row table:style-name="ro1">
          <table:table-cell office:value-type="string">
            <text:p>FirstCharacter-knowing_first_character-2423437d</text:p>
          </table:table-cell>
          <table:table-cell office:value-type="string">
            <text:p>: Esatto!</text:p>
          </table:table-cell>
          <table:table-cell/>
        </table:table-row>
        <table:table-row table:style-name="ro1">
          <table:table-cell office:value-type="string">
            <text:p>FirstCharacter-knowing_first_character-9e60a646</text:p>
          </table:table-cell>
          <table:table-cell office:value-type="string">
            <text:p>: Una casa in campagna con l3 am3.</text:p>
          </table:table-cell>
          <table:table-cell/>
        </table:table-row>
        <table:table-row table:style-name="ro1">
          <table:table-cell office:value-type="string">
            <text:p>FirstCharacter-knowing_first_character-2d9f167e</text:p>
          </table:table-cell>
          <table:table-cell office:value-type="string">
            <text:p>: Un giardino.</text:p>
          </table:table-cell>
          <table:table-cell/>
        </table:table-row>
        <table:table-row table:style-name="ro1">
          <table:table-cell office:value-type="string">
            <text:p>FirstCharacter-knowing_first_character-621a8f30</text:p>
          </table:table-cell>
          <table:table-cell office:value-type="string">
            <text:p>: Anna dice che è come fuggire dalle responsabilità.</text:p>
          </table:table-cell>
          <table:table-cell/>
        </table:table-row>
        <table:table-row table:style-name="ro1">
          <table:table-cell office:value-type="string">
            <text:p>FirstCharacter-knowing_first_character-2701d1b5</text:p>
          </table:table-cell>
          <table:table-cell office:value-type="string">
            <text:p>: Ma non è che possiamo salvare il mondo, noi.</text:p>
          </table:table-cell>
          <table:table-cell/>
        </table:table-row>
        <table:table-row table:style-name="ro1">
          <table:table-cell office:value-type="string">
            <text:p>FirstCharacter-knowing_first_character-e7a3f783</text:p>
          </table:table-cell>
          <table:table-cell office:value-type="string">
            <text:p>Una comunità non regge senza senso pratico.</text:p>
          </table:table-cell>
          <table:table-cell/>
        </table:table-row>
        <table:table-row table:style-name="ro1">
          <table:table-cell office:value-type="string">
            <text:p>FirstCharacter-knowing_first_character-b8ff770e</text:p>
          </table:table-cell>
          <table:table-cell office:value-type="string">
            <text:p>: Giuro ama che a volte mi triggeri tantissimo.</text:p>
          </table:table-cell>
          <table:table-cell/>
        </table:table-row>
        <table:table-row table:style-name="ro1">
          <table:table-cell office:value-type="string">
            <text:p>FirstCharacter-knowing_first_character-f868b297</text:p>
          </table:table-cell>
          <table:table-cell office:value-type="string">
            <text:p>: Perché tutto è solo senso pratico per te?</text:p>
          </table:table-cell>
          <table:table-cell/>
        </table:table-row>
        <table:table-row table:style-name="ro2">
          <table:table-cell office:value-type="string">
            <text:p>FirstCharacter-knowing_first_character-02f91a46</text:p>
          </table:table-cell>
          <table:table-cell office:value-type="string">
            <text:p>: Non è comunità la roba che hai in mente, ma una roba come una fabbrica.</text:p>
          </table:table-cell>
          <table:table-cell/>
        </table:table-row>
        <table:table-row table:style-name="ro1">
          <table:table-cell office:value-type="string">
            <text:p>FirstCharacter-knowing_first_character-0b3c54c1</text:p>
          </table:table-cell>
          <table:table-cell office:value-type="string">
            <text:p>: E io non ci voglio vivere in una fabbrica.</text:p>
          </table:table-cell>
          <table:table-cell/>
        </table:table-row>
        <table:table-row table:style-name="ro1">
          <table:table-cell office:value-type="string">
            <text:p>FirstCharacter-knowing_first_character-e7dc0c01</text:p>
          </table:table-cell>
          <table:table-cell office:value-type="string">
            <text:p>Una comunità resiste se segue un obiettivo superiore.</text:p>
          </table:table-cell>
          <table:table-cell/>
        </table:table-row>
        <table:table-row table:style-name="ro1">
          <table:table-cell office:value-type="string">
            <text:p>FirstCharacter-knowing_first_character-ce2d8fb0</text:p>
          </table:table-cell>
          <table:table-cell office:value-type="string">
            <text:p>: Mood totale.</text:p>
          </table:table-cell>
          <table:table-cell/>
        </table:table-row>
        <table:table-row table:style-name="ro1">
          <table:table-cell office:value-type="string">
            <text:p>FirstCharacter-knowing_first_character-bba03f3f</text:p>
          </table:table-cell>
          <table:table-cell office:value-type="string">
            <text:p>: Una comunità unita per rendere il mondo più giusto.</text:p>
          </table:table-cell>
          <table:table-cell/>
        </table:table-row>
        <table:table-row table:style-name="ro1">
          <table:table-cell office:value-type="string">
            <text:p>FirstCharacter-knowing_first_character-8a5041a4</text:p>
          </table:table-cell>
          <table:table-cell office:value-type="string">
            <text:p>: O trasformare qualcosa di terribile in un gioco.</text:p>
          </table:table-cell>
          <table:table-cell/>
        </table:table-row>
        <table:table-row table:style-name="ro1">
          <table:table-cell office:value-type="string">
            <text:p>FirstCharacter-knowing_first_character-461c4bf3</text:p>
          </table:table-cell>
          <table:table-cell office:value-type="string">
            <text:p>: E farlo esplodere.</text:p>
          </table:table-cell>
          <table:table-cell/>
        </table:table-row>
        <table:table-row table:style-name="ro1">
          <table:table-cell office:value-type="string">
            <text:p>FirstCharacter-knowing_first_character-ae3bb39d</text:p>
          </table:table-cell>
          <table:table-cell office:value-type="string">
            <text:p>Ciò che ci tiene unite è il giocare.</text:p>
          </table:table-cell>
          <table:table-cell/>
        </table:table-row>
        <table:table-row table:style-name="ro1">
          <table:table-cell office:value-type="string">
            <text:p>FirstCharacter-knowing_first_character-344dfc56</text:p>
          </table:table-cell>
          <table:table-cell office:value-type="string">
            <text:p>: È  liberatorio ridere tutt3 assieme.</text:p>
          </table:table-cell>
          <table:table-cell/>
        </table:table-row>
        <table:table-row table:style-name="ro2">
          <table:table-cell office:value-type="string">
            <text:p>FirstCharacter-knowing_first_character-208c9ab6</text:p>
          </table:table-cell>
          <table:table-cell office:value-type="string">
            <text:p>: Forse dovrei solo far ridere il Ghiberti, e magari quel sorrisino finto si rompe.</text:p>
          </table:table-cell>
          <table:table-cell/>
        </table:table-row>
        <table:table-row table:style-name="ro1">
          <table:table-cell office:value-type="string">
            <text:p>FirstCharacter-knowing_first_character-404d3ce3</text:p>
          </table:table-cell>
          <table:table-cell office:value-type="string">
            <text:p>: Oppure mi schiatta sul posto.</text:p>
          </table:table-cell>
          <table:table-cell/>
        </table:table-row>
        <table:table-row table:style-name="ro1">
          <table:table-cell office:value-type="string">
            <text:p>FirstCharacter-knowing_first_character-52a7971d</text:p>
          </table:table-cell>
          <table:table-cell office:value-type="string">
            <text:p>Ci si accresce nel dissenso e nella discussione.</text:p>
          </table:table-cell>
          <table:table-cell/>
        </table:table-row>
        <table:table-row table:style-name="ro1">
          <table:table-cell office:value-type="string">
            <text:p>FirstCharacter-knowing_first_character-cfa0c1b2</text:p>
          </table:table-cell>
          <table:table-cell office:value-type="string">
            <text:p>: Amo noi.</text:p>
          </table:table-cell>
          <table:table-cell/>
        </table:table-row>
        <table:table-row table:style-name="ro2">
          <table:table-cell office:value-type="string">
            <text:p>FirstCharacter-knowing_first_character-908704e4</text:p>
          </table:table-cell>
          <table:table-cell office:value-type="string">
            <text:p>: Ma non è manco male sedersi assieme al sole e chillare, ogni tanto, no?</text:p>
          </table:table-cell>
          <table:table-cell/>
        </table:table-row>
        <table:table-row table:style-name="ro2">
          <table:table-cell office:value-type="string">
            <text:p>FirstCharacter-knowing_first_character-f417978d</text:p>
          </table:table-cell>
          <table:table-cell office:value-type="string">
            <text:p>: Comunque non sono di certo qui per il Ghiberti e le sue paranoie matematiche.</text:p>
          </table:table-cell>
          <table:table-cell/>
        </table:table-row>
        <table:table-row table:style-name="ro1">
          <table:table-cell office:value-type="string">
            <text:p>FirstCharacter-knowing_first_character-c6b6d6d1</text:p>
          </table:table-cell>
          <table:table-cell office:value-type="string">
            <text:p>: Ma per capire perché sono in questo posto.</text:p>
          </table:table-cell>
          <table:table-cell/>
        </table:table-row>
        <table:table-row table:style-name="ro1">
          <table:table-cell office:value-type="string">
            <text:p>FirstCharacter-knowing_first_character-98ea6d24</text:p>
          </table:table-cell>
          <table:table-cell office:value-type="string">
            <text:p>: Mi prendo un po' di tempo per me, {name}.</text:p>
          </table:table-cell>
          <table:table-cell/>
        </table:table-row>
        <table:table-row table:style-name="ro1">
          <table:table-cell office:value-type="string">
            <text:p>FirstCharacter-knowing_first_character-dbf86c14</text:p>
          </table:table-cell>
          <table:table-cell office:value-type="string">
            <text:p>: Non lo dire alla mentore, ma mi ci sto abituando a stare qui.</text:p>
          </table:table-cell>
          <table:table-cell/>
        </table:table-row>
        <table:table-row table:style-name="ro2">
          <table:table-cell office:value-type="string">
            <text:p>FirstCharacter-knowing_first_character-f838ddee</text:p>
          </table:table-cell>
          <table:table-cell office:value-type="string">
            <text:p>: Anche se non sarebbe male avere almeno un pianoforte e del vinello.</text:p>
          </table:table-cell>
          <table:table-cell/>
        </table:table-row>
        <table:table-row table:style-name="ro1">
          <table:table-cell office:value-type="string">
            <text:p>FirstCharacter-knowing_first_character-d5380245</text:p>
          </table:table-cell>
          <table:table-cell office:value-type="string">
            <text:p>: Però mi sembra che questo posto non cambia molto.</text:p>
          </table:table-cell>
          <table:table-cell/>
        </table:table-row>
        <table:table-row table:style-name="ro2">
          <table:table-cell office:value-type="string">
            <text:p>FirstCharacter-knowing_first_character-70a24f0a</text:p>
          </table:table-cell>
          <table:table-cell office:value-type="string">
            <text:p>: Sembra il momento prima del temporale, quando l'aria frizza e sai che sta per arrivare ma non sai quanto sarà forte.</text:p>
          </table:table-cell>
          <table:table-cell/>
        </table:table-row>
        <table:table-row table:style-name="ro1">
          <table:table-cell office:value-type="string">
            <text:p>FirstCharacter-knowing_first_character-cc3b6474</text:p>
          </table:table-cell>
          <table:table-cell office:value-type="string">
            <text:p>: E ti senti viva.</text:p>
          </table:table-cell>
          <table:table-cell/>
        </table:table-row>
        <table:table-row table:style-name="ro1">
          <table:table-cell office:value-type="string">
            <text:p>FirstCharacter-knowing_first_character-d7493da1</text:p>
          </table:table-cell>
          <table:table-cell office:value-type="string">
            <text:p>: Merda, faccio davvero schifo a parlare.</text:p>
          </table:table-cell>
          <table:table-cell/>
        </table:table-row>
        <table:table-row table:style-name="ro1">
          <table:table-cell office:value-type="string">
            <text:p>FirstCharacter-knowing_first_character-b49d68cc</text:p>
          </table:table-cell>
          <table:table-cell office:value-type="string">
            <text:p>È come una ninna nanna. Chissà cosa sognerai.</text:p>
          </table:table-cell>
          <table:table-cell/>
        </table:table-row>
        <table:table-row table:style-name="ro1">
          <table:table-cell office:value-type="string">
            <text:p>FirstCharacter-knowing_first_character-6fbe8d79</text:p>
          </table:table-cell>
          <table:table-cell office:value-type="string">
            <text:p>: La cosa preferita di Talco sono i pigiama party.</text:p>
          </table:table-cell>
          <table:table-cell/>
        </table:table-row>
        <table:table-row table:style-name="ro1">
          <table:table-cell office:value-type="string">
            <text:p>FirstCharacter-knowing_first_character-986ae4c6</text:p>
          </table:table-cell>
          <table:table-cell office:value-type="string">
            <text:p>: Chillare con l3 am3.</text:p>
          </table:table-cell>
          <table:table-cell/>
        </table:table-row>
        <table:table-row table:style-name="ro1">
          <table:table-cell office:value-type="string">
            <text:p>FirstCharacter-knowing_first_character-f8a14605</text:p>
          </table:table-cell>
          <table:table-cell office:value-type="string">
            <text:p>: "Un sogno condiviso, sognando sognare."</text:p>
          </table:table-cell>
          <table:table-cell/>
        </table:table-row>
        <table:table-row table:style-name="ro1">
          <table:table-cell office:value-type="string">
            <text:p>FirstCharacter-knowing_first_character-2307766a</text:p>
          </table:table-cell>
          <table:table-cell office:value-type="string">
            <text:p>Non tanto a parlare ma ad arrivare al punto.</text:p>
          </table:table-cell>
          <table:table-cell/>
        </table:table-row>
        <table:table-row table:style-name="ro1">
          <table:table-cell office:value-type="string">
            <text:p>FirstCharacter-knowing_first_character-65ba3057</text:p>
          </table:table-cell>
          <table:table-cell office:value-type="string">
            <text:p>: Ama, mi ricordi perché continuo a raccontarti queste cose?</text:p>
          </table:table-cell>
          <table:table-cell/>
        </table:table-row>
        <table:table-row table:style-name="ro1">
          <table:table-cell office:value-type="string">
            <text:p>FirstCharacter-knowing_first_character-79dff8c4</text:p>
          </table:table-cell>
          <table:table-cell office:value-type="string">
            <text:p>: Ah, sì, perché siamo solo noi.</text:p>
          </table:table-cell>
          <table:table-cell/>
        </table:table-row>
        <table:table-row table:style-name="ro1">
          <table:table-cell office:value-type="string">
            <text:p>FirstCharacter-knowing_first_character-c1cae79f</text:p>
          </table:table-cell>
          <table:table-cell office:value-type="string">
            <text:p>: E la mentore.</text:p>
          </table:table-cell>
          <table:table-cell/>
        </table:table-row>
        <table:table-row table:style-name="ro1">
          <table:table-cell office:value-type="string">
            <text:p>FirstCharacter-knowing_first_character-b19d8f25</text:p>
          </table:table-cell>
          <table:table-cell office:value-type="string">
            <text:p>: E la mia noia.</text:p>
          </table:table-cell>
          <table:table-cell/>
        </table:table-row>
        <table:table-row table:style-name="ro1">
          <table:table-cell office:value-type="string">
            <text:p>FirstCharacter-knowing_first_character-427d6e4d</text:p>
          </table:table-cell>
          <table:table-cell office:value-type="string">
            <text:p>Ogni temporale toglie a qualcuna e dà a qualcun altro.</text:p>
          </table:table-cell>
          <table:table-cell/>
        </table:table-row>
        <table:table-row table:style-name="ro1">
          <table:table-cell office:value-type="string">
            <text:p>FirstCharacter-knowing_first_character-a653d54e</text:p>
          </table:table-cell>
          <table:table-cell office:value-type="string">
            <text:p>: Come le piante nella serra.</text:p>
          </table:table-cell>
          <table:table-cell/>
        </table:table-row>
        <table:table-row table:style-name="ro1">
          <table:table-cell office:value-type="string">
            <text:p>FirstCharacter-knowing_first_character-3aa8ca52</text:p>
          </table:table-cell>
          <table:table-cell office:value-type="string">
            <text:p>: Che mi sembra crescono con la terra e le nostre paturnie.</text:p>
          </table:table-cell>
          <table:table-cell/>
        </table:table-row>
        <table:table-row table:style-name="ro1">
          <table:table-cell office:value-type="string">
            <text:p>FirstCharacter-knowing_first_character-4ec814c4</text:p>
          </table:table-cell>
          <table:table-cell office:value-type="string">
            <text:p>: Per poi darci in cambio forme assurde e idee.</text:p>
          </table:table-cell>
          <table:table-cell/>
        </table:table-row>
        <table:table-row table:style-name="ro1">
          <table:table-cell office:value-type="string">
            <text:p>FirstCharacter-knowing_first_character-ccbb4d3c</text:p>
          </table:table-cell>
          <table:table-cell office:value-type="string">
            <text:p>O come il momento prima di una battaglia.</text:p>
          </table:table-cell>
          <table:table-cell/>
        </table:table-row>
        <table:table-row table:style-name="ro1">
          <table:table-cell office:value-type="string">
            <text:p>FirstCharacter-knowing_first_character-e77d85a7</text:p>
          </table:table-cell>
          <table:table-cell office:value-type="string">
            <text:p>: A te piace menare le mani, {name}?</text:p>
          </table:table-cell>
          <table:table-cell/>
        </table:table-row>
        <table:table-row table:style-name="ro1">
          <table:table-cell office:value-type="string">
            <text:p>FirstCharacter-knowing_first_character-82b8efdf</text:p>
          </table:table-cell>
          <table:table-cell office:value-type="string">
            <text:p>: Ma non è roba mia, andare a fare battaglie.</text:p>
          </table:table-cell>
          <table:table-cell/>
        </table:table-row>
        <table:table-row table:style-name="ro1">
          <table:table-cell office:value-type="string">
            <text:p>FirstCharacter-knowing_first_character-a1edd47f</text:p>
          </table:table-cell>
          <table:table-cell office:value-type="string">
            <text:p>: Tutte le cose di guerra mi fanno solo incazzare.</text:p>
          </table:table-cell>
          <table:table-cell/>
        </table:table-row>
        <table:table-row table:style-name="ro2">
          <table:table-cell office:value-type="string">
            <text:p>FirstCharacter-knowing_first_character-63715557</text:p>
          </table:table-cell>
          <table:table-cell office:value-type="string">
            <text:p>: Mi sembra solo un modo idiota per vedere chi ce l'ha più grosso.</text:p>
          </table:table-cell>
          <table:table-cell/>
        </table:table-row>
        <table:table-row table:style-name="ro1">
          <table:table-cell office:value-type="string">
            <text:p>FirstCharacter-knowing_first_character-9f5f455f</text:p>
          </table:table-cell>
          <table:table-cell office:value-type="string">
            <text:p>: E manco tra la gente che poi muore.</text:p>
          </table:table-cell>
          <table:table-cell/>
        </table:table-row>
        <table:table-row table:style-name="ro1">
          <table:table-cell office:value-type="string">
            <text:p>FirstCharacter-knowing_first_character-43285006</text:p>
          </table:table-cell>
          <table:table-cell office:value-type="string">
            <text:p>: Cringe.</text:p>
          </table:table-cell>
          <table:table-cell/>
        </table:table-row>
        <table:table-row table:style-name="ro1">
          <table:table-cell office:value-type="string">
            <text:p>FirstCharacter-knowing_first_character-3328aa42</text:p>
          </table:table-cell>
          <table:table-cell office:value-type="string">
            <text:p>Qui l'aria sa di mare e zucchero filato!</text:p>
          </table:table-cell>
          <table:table-cell/>
        </table:table-row>
        <table:table-row table:style-name="ro2">
          <table:table-cell office:value-type="string">
            <text:p>FirstCharacter-knowing_first_character-6e574429</text:p>
          </table:table-cell>
          <table:table-cell office:value-type="string">
            <text:p>: Vero? Che è assurdo, perché non ho visto il mare da nessuna parte.</text:p>
          </table:table-cell>
          <table:table-cell/>
        </table:table-row>
        <table:table-row table:style-name="ro1">
          <table:table-cell office:value-type="string">
            <text:p>FirstCharacter-knowing_first_character-3f211010</text:p>
          </table:table-cell>
          <table:table-cell office:value-type="string">
            <text:p>: Né dello zucchero filato.</text:p>
          </table:table-cell>
          <table:table-cell/>
        </table:table-row>
        <table:table-row table:style-name="ro1">
          <table:table-cell office:value-type="string">
            <text:p>FirstCharacter-knowing_first_character-b8d83987</text:p>
          </table:table-cell>
          <table:table-cell office:value-type="string">
            <text:p>: Ma ora ho fame.</text:p>
          </table:table-cell>
          <table:table-cell/>
        </table:table-row>
        <table:table-row table:style-name="ro1">
          <table:table-cell office:value-type="string">
            <text:p>FirstCharacter-knowing_first_character-564fc031</text:p>
          </table:table-cell>
          <table:table-cell office:value-type="string">
            <text:p>: E voglia di farmi un giro sull'ottovolante.</text:p>
          </table:table-cell>
          <table:table-cell/>
        </table:table-row>
        <table:table-row table:style-name="ro1">
          <table:table-cell office:value-type="string">
            <text:p>FirstCharacter-knowing_first_character-3420e2cd</text:p>
          </table:table-cell>
          <table:table-cell office:value-type="string">
            <text:p>: Vabbè.</text:p>
          </table:table-cell>
          <table:table-cell/>
        </table:table-row>
        <table:table-row table:style-name="ro1">
          <table:table-cell office:value-type="string">
            <text:p>FirstCharacter-knowing_first_character-c6155101</text:p>
          </table:table-cell>
          <table:table-cell office:value-type="string">
            <text:p>: Credo me ne starò qui ad aspettare questo finto temporale.</text:p>
          </table:table-cell>
          <table:table-cell/>
        </table:table-row>
        <table:table-row table:style-name="ro1">
          <table:table-cell office:value-type="string">
            <text:p>FirstCharacter-knowing_first_character-61496304</text:p>
          </table:table-cell>
          <table:table-cell office:value-type="string">
            <text:p>: Comunque non è che penso solo a me stessa ama, giuro.</text:p>
          </table:table-cell>
          <table:table-cell/>
        </table:table-row>
        <table:table-row table:style-name="ro1">
          <table:table-cell office:value-type="string">
            <text:p>FirstCharacter-knowing_first_character-146d3e47</text:p>
          </table:table-cell>
          <table:table-cell office:value-type="string">
            <text:p>: L'anno scorso abbiamo occupato un parco per una settimana.</text:p>
          </table:table-cell>
          <table:table-cell/>
        </table:table-row>
        <table:table-row table:style-name="ro2">
          <table:table-cell office:value-type="string">
            <text:p>FirstCharacter-knowing_first_character-bb11961a</text:p>
          </table:table-cell>
          <table:table-cell office:value-type="string">
            <text:p>: Il comune voleva distruggere gli alberi, e volevamo fare qualcosa di decente per una buona volta.</text:p>
          </table:table-cell>
          <table:table-cell/>
        </table:table-row>
        <table:table-row table:style-name="ro1">
          <table:table-cell office:value-type="string">
            <text:p>FirstCharacter-knowing_first_character-fbbd60cb</text:p>
          </table:table-cell>
          <table:table-cell office:value-type="string">
            <text:p>: La prossima volta voglio aiutarvi!</text:p>
          </table:table-cell>
          <table:table-cell/>
        </table:table-row>
        <table:table-row table:style-name="ro1">
          <table:table-cell office:value-type="string">
            <text:p>FirstCharacter-knowing_first_character-a84c5884</text:p>
          </table:table-cell>
          <table:table-cell office:value-type="string">
            <text:p>: Sarai il primo a venire chiamato, promesso!</text:p>
          </table:table-cell>
          <table:table-cell/>
        </table:table-row>
        <table:table-row table:style-name="ro2">
          <table:table-cell office:value-type="string">
            <text:p>FirstCharacter-knowing_first_character-c61e1f22</text:p>
          </table:table-cell>
          <table:table-cell office:value-type="string">
            <text:p>: La prima notte non abbiamo manco sentito il freddo da quanto eravamo prese bene.</text:p>
          </table:table-cell>
          <table:table-cell/>
        </table:table-row>
        <table:table-row table:style-name="ro1">
          <table:table-cell office:value-type="string">
            <text:p>FirstCharacter-knowing_first_character-54eb608f</text:p>
          </table:table-cell>
          <table:table-cell office:value-type="string">
            <text:p>: Però poi il mood si è spento.</text:p>
          </table:table-cell>
          <table:table-cell/>
        </table:table-row>
        <table:table-row table:style-name="ro2">
          <table:table-cell office:value-type="string">
            <text:p>FirstCharacter-knowing_first_character-8b3b8009</text:p>
          </table:table-cell>
          <table:table-cell office:value-type="string">
            <text:p>: Diverse se ne sono andate, e chi è rimasta non aveva più la spinta. Zero.</text:p>
          </table:table-cell>
          <table:table-cell/>
        </table:table-row>
        <table:table-row table:style-name="ro1">
          <table:table-cell office:value-type="string">
            <text:p>FirstCharacter-knowing_first_character-3f0d879f</text:p>
          </table:table-cell>
          <table:table-cell office:value-type="string">
            <text:p>: L'ultima sera c'è stato un momento di totale silenzio.</text:p>
          </table:table-cell>
          <table:table-cell/>
        </table:table-row>
        <table:table-row table:style-name="ro2">
          <table:table-cell office:value-type="string">
            <text:p>FirstCharacter-knowing_first_character-dac8f64f</text:p>
          </table:table-cell>
          <table:table-cell office:value-type="string">
            <text:p>: Non si sentiva la pula, nessuna cantava, persino gli scoiattoli erano fermi.</text:p>
          </table:table-cell>
          <table:table-cell/>
        </table:table-row>
        <table:table-row table:style-name="ro1">
          <table:table-cell office:value-type="string">
            <text:p>FirstCharacter-knowing_first_character-1c8c2996</text:p>
          </table:table-cell>
          <table:table-cell office:value-type="string">
            <text:p>: E a quel punto ho sentito il canto degli alberi.</text:p>
          </table:table-cell>
          <table:table-cell/>
        </table:table-row>
        <table:table-row table:style-name="ro1">
          <table:table-cell office:value-type="string">
            <text:p>FirstCharacter-knowing_first_character-a75ce3c0</text:p>
          </table:table-cell>
          <table:table-cell office:value-type="string">
            <text:p>: Giuro, ama!</text:p>
          </table:table-cell>
          <table:table-cell/>
        </table:table-row>
        <table:table-row table:style-name="ro1">
          <table:table-cell office:value-type="string">
            <text:p>FirstCharacter-knowing_first_character-a080c692</text:p>
          </table:table-cell>
          <table:table-cell office:value-type="string">
            <text:p>: E quando ho iniziato a cantare con loro mi sono sentita viva.</text:p>
          </table:table-cell>
          <table:table-cell/>
        </table:table-row>
        <table:table-row table:style-name="ro1">
          <table:table-cell office:value-type="string">
            <text:p>FirstCharacter-knowing_first_character-684d03f2</text:p>
          </table:table-cell>
          <table:table-cell office:value-type="string">
            <text:p>Forse gli alberi qui conoscono la storia della tua lotta.</text:p>
          </table:table-cell>
          <table:table-cell/>
        </table:table-row>
        <table:table-row table:style-name="ro1">
          <table:table-cell office:value-type="string">
            <text:p>FirstCharacter-knowing_first_character-a9e2f3f0</text:p>
          </table:table-cell>
          <table:table-cell office:value-type="string">
            <text:p>: Non è per flexare, ma sarebbe bello.</text:p>
          </table:table-cell>
          <table:table-cell/>
        </table:table-row>
        <table:table-row table:style-name="ro1">
          <table:table-cell office:value-type="string">
            <text:p>FirstCharacter-knowing_first_character-9af6b043</text:p>
          </table:table-cell>
          <table:table-cell office:value-type="string">
            <text:p>: Però allora gli chiedo anche come tornare a casa.</text:p>
          </table:table-cell>
          <table:table-cell/>
        </table:table-row>
        <table:table-row table:style-name="ro1">
          <table:table-cell office:value-type="string">
            <text:p>FirstCharacter-knowing_first_character-a2ecfeb2</text:p>
          </table:table-cell>
          <table:table-cell office:value-type="string">
            <text:p>: Non so più quanto voglio restare quì.</text:p>
          </table:table-cell>
          <table:table-cell/>
        </table:table-row>
        <table:table-row table:style-name="ro1">
          <table:table-cell office:value-type="string">
            <text:p>FirstCharacter-knowing_first_character-be764dc9</text:p>
          </table:table-cell>
          <table:table-cell office:value-type="string">
            <text:p>: Senza offesa, ama.</text:p>
          </table:table-cell>
          <table:table-cell/>
        </table:table-row>
        <table:table-row table:style-name="ro1">
          <table:table-cell office:value-type="string">
            <text:p>FirstCharacter-knowing_first_character-9003bd8b</text:p>
          </table:table-cell>
          <table:table-cell office:value-type="string">
            <text:p>Hai anche danzato con gli alberi?</text:p>
          </table:table-cell>
          <table:table-cell/>
        </table:table-row>
        <table:table-row table:style-name="ro1">
          <table:table-cell office:value-type="string">
            <text:p>FirstCharacter-knowing_first_character-10b6e7d6</text:p>
          </table:table-cell>
          <table:table-cell office:value-type="string">
            <text:p>: Non avevo preso i funghetti, no.</text:p>
          </table:table-cell>
          <table:table-cell/>
        </table:table-row>
        <table:table-row table:style-name="ro1">
          <table:table-cell office:value-type="string">
            <text:p>FirstCharacter-knowing_first_character-a6aa3b26</text:p>
          </table:table-cell>
          <table:table-cell office:value-type="string">
            <text:p>: Ma avrei apprezzato molto, ama.</text:p>
          </table:table-cell>
          <table:table-cell/>
        </table:table-row>
        <table:table-row table:style-name="ro1">
          <table:table-cell office:value-type="string">
            <text:p>FirstCharacter-knowing_first_character-53d617ee</text:p>
          </table:table-cell>
          <table:table-cell office:value-type="string">
            <text:p>: Anzi no, forse non l'avrei fatto.</text:p>
          </table:table-cell>
          <table:table-cell/>
        </table:table-row>
        <table:table-row table:style-name="ro1">
          <table:table-cell office:value-type="string">
            <text:p>FirstCharacter-knowing_first_character-9192bcfd</text:p>
          </table:table-cell>
          <table:table-cell office:value-type="string">
            <text:p>: Muovermi a volte mi sembra che rompa le cose.</text:p>
          </table:table-cell>
          <table:table-cell/>
        </table:table-row>
        <table:table-row table:style-name="ro1">
          <table:table-cell office:value-type="string">
            <text:p>FirstCharacter-knowing_first_character-e148525e</text:p>
          </table:table-cell>
          <table:table-cell office:value-type="string">
            <text:p>Sei tu che hai lottato per gli alberi, o loro per te?</text:p>
          </table:table-cell>
          <table:table-cell/>
        </table:table-row>
        <table:table-row table:style-name="ro1">
          <table:table-cell office:value-type="string">
            <text:p>FirstCharacter-knowing_first_character-c3bba2c9</text:p>
          </table:table-cell>
          <table:table-cell office:value-type="string">
            <text:p>: Ti shippo totale.</text:p>
          </table:table-cell>
          <table:table-cell/>
        </table:table-row>
        <table:table-row table:style-name="ro1">
          <table:table-cell office:value-type="string">
            <text:p>FirstCharacter-knowing_first_character-ded42228</text:p>
          </table:table-cell>
          <table:table-cell office:value-type="string">
            <text:p>: Talco direbbe che ci siamo aiutate a vicenda. E non solo.</text:p>
          </table:table-cell>
          <table:table-cell/>
        </table:table-row>
        <table:table-row table:style-name="ro1">
          <table:table-cell office:value-type="string">
            <text:p>FirstCharacter-knowing_first_character-873803f8</text:p>
          </table:table-cell>
          <table:table-cell office:value-type="string">
            <text:p>: Che la separazione è solo una illusione, o roba del genere.</text:p>
          </table:table-cell>
          <table:table-cell/>
        </table:table-row>
        <table:table-row table:style-name="ro1">
          <table:table-cell office:value-type="string">
            <text:p>FirstCharacter-knowing_first_character-aac930e0</text:p>
          </table:table-cell>
          <table:table-cell office:value-type="string">
            <text:p>: Che una melodia non esiste senza tutte le sue note.</text:p>
          </table:table-cell>
          <table:table-cell/>
        </table:table-row>
        <table:table-row table:style-name="ro1">
          <table:table-cell office:value-type="string">
            <text:p>FirstCharacter-knowing_first_character-0038c864</text:p>
          </table:table-cell>
          <table:table-cell office:value-type="string">
            <text:p>Gli alberi "cantano" per allarmare altri alberi.</text:p>
          </table:table-cell>
          <table:table-cell/>
        </table:table-row>
        <table:table-row table:style-name="ro1">
          <table:table-cell office:value-type="string">
            <text:p>FirstCharacter-knowing_first_character-2dd3faac</text:p>
          </table:table-cell>
          <table:table-cell office:value-type="string">
            <text:p>: Ama, tu sai uccidere il mood come poche persone al mondo.</text:p>
          </table:table-cell>
          <table:table-cell/>
        </table:table-row>
        <table:table-row table:style-name="ro1">
          <table:table-cell office:value-type="string">
            <text:p>FirstCharacter-knowing_first_character-a604f627</text:p>
          </table:table-cell>
          <table:table-cell office:value-type="string">
            <text:p>: Quindi secondo te ero immersa in un coro di disperazione?</text:p>
          </table:table-cell>
          <table:table-cell/>
        </table:table-row>
        <table:table-row table:style-name="ro1">
          <table:table-cell office:value-type="string">
            <text:p>FirstCharacter-knowing_first_character-9d605223</text:p>
          </table:table-cell>
          <table:table-cell office:value-type="string">
            <text:p>: Ora mi metto a urlare anche io.</text:p>
          </table:table-cell>
          <table:table-cell/>
        </table:table-row>
        <table:table-row table:style-name="ro1">
          <table:table-cell office:value-type="string">
            <text:p>FirstCharacter-knowing_first_character-d3f71efd</text:p>
          </table:table-cell>
          <table:table-cell office:value-type="string">
            <text:p>Come ti sei sentita a combattere per qualcun altro?</text:p>
          </table:table-cell>
          <table:table-cell/>
        </table:table-row>
        <table:table-row table:style-name="ro1">
          <table:table-cell office:value-type="string">
            <text:p>FirstCharacter-knowing_first_character-a2bebb05</text:p>
          </table:table-cell>
          <table:table-cell office:value-type="string">
            <text:p>: Motivata.</text:p>
          </table:table-cell>
          <table:table-cell/>
        </table:table-row>
        <table:table-row table:style-name="ro1">
          <table:table-cell office:value-type="string">
            <text:p>FirstCharacter-knowing_first_character-57335799</text:p>
          </table:table-cell>
          <table:table-cell office:value-type="string">
            <text:p>: Motivata fino al cuore.</text:p>
          </table:table-cell>
          <table:table-cell/>
        </table:table-row>
        <table:table-row table:style-name="ro1">
          <table:table-cell office:value-type="string">
            <text:p>FirstCharacter-knowing_first_character-ba325cc6</text:p>
          </table:table-cell>
          <table:table-cell office:value-type="string">
            <text:p>: L'avrai notato, faccio un po' cagare a spiegare le cose.</text:p>
          </table:table-cell>
          <table:table-cell/>
        </table:table-row>
        <table:table-row table:style-name="ro2">
          <table:table-cell office:value-type="string">
            <text:p>FirstCharacter-knowing_first_character-0f7031b0</text:p>
          </table:table-cell>
          <table:table-cell office:value-type="string">
            <text:p>: Ma in quel momento sapevo che stavo facendo qualcosa che aveva un senso.</text:p>
          </table:table-cell>
          <table:table-cell/>
        </table:table-row>
        <table:table-row table:style-name="ro1">
          <table:table-cell office:value-type="string">
            <text:p>FirstCharacter-knowing_first_character-867d87d9</text:p>
          </table:table-cell>
          <table:table-cell office:value-type="string">
            <text:p>: Qualcosa di importante non solo per me.</text:p>
          </table:table-cell>
          <table:table-cell/>
        </table:table-row>
        <table:table-row table:style-name="ro1">
          <table:table-cell office:value-type="string">
            <text:p>FirstCharacter-knowing_first_character-9f19e647</text:p>
          </table:table-cell>
          <table:table-cell office:value-type="string">
            <text:p>: Comunque la storia poi è finita male, ovvio.</text:p>
          </table:table-cell>
          <table:table-cell/>
        </table:table-row>
        <table:table-row table:style-name="ro1">
          <table:table-cell office:value-type="string">
            <text:p>FirstCharacter-knowing_first_character-7fb5a161</text:p>
          </table:table-cell>
          <table:table-cell office:value-type="string">
            <text:p>: I poliziotti ci hanno trascinate e bastonate e schedate.</text:p>
          </table:table-cell>
          <table:table-cell/>
        </table:table-row>
        <table:table-row table:style-name="ro1">
          <table:table-cell office:value-type="string">
            <text:p>FirstCharacter-knowing_first_character-2a25b23d</text:p>
          </table:table-cell>
          <table:table-cell office:value-type="string">
            <text:p>: E soprattutto hanno tagliato gli alberi.</text:p>
          </table:table-cell>
          <table:table-cell/>
        </table:table-row>
        <table:table-row table:style-name="ro1">
          <table:table-cell office:value-type="string">
            <text:p>FirstCharacter-knowing_first_character-a1b59835</text:p>
          </table:table-cell>
          <table:table-cell office:value-type="string">
            <text:p>: E sono tornata a sentirmi inutile.</text:p>
          </table:table-cell>
          <table:table-cell/>
        </table:table-row>
        <table:table-row table:style-name="ro2">
          <table:table-cell office:value-type="string">
            <text:p>FirstCharacter-knowing_first_character-00f6a50d</text:p>
          </table:table-cell>
          <table:table-cell office:value-type="string">
            <text:p>: Ti racconto una cosa idiota. La passione per la musica l'ho presa da mio papà.</text:p>
          </table:table-cell>
          <table:table-cell/>
        </table:table-row>
        <table:table-row table:style-name="ro1">
          <table:table-cell office:value-type="string">
            <text:p>FirstCharacter-knowing_first_character-d3e6ffc1</text:p>
          </table:table-cell>
          <table:table-cell office:value-type="string">
            <text:p>: Lo stesso uomo che ora vorrebbe cercassi un "lavoro vero".</text:p>
          </table:table-cell>
          <table:table-cell/>
        </table:table-row>
        <table:table-row table:style-name="ro1">
          <table:table-cell office:value-type="string">
            <text:p>FirstCharacter-knowing_first_character-540b0f1e</text:p>
          </table:table-cell>
          <table:table-cell office:value-type="string">
            <text:p>: Casa è piena di vecchi strumenti che nessuno tocca da anni.</text:p>
          </table:table-cell>
          <table:table-cell/>
        </table:table-row>
        <table:table-row table:style-name="ro1">
          <table:table-cell office:value-type="string">
            <text:p>FirstCharacter-knowing_first_character-fb2418a8</text:p>
          </table:table-cell>
          <table:table-cell office:value-type="string">
            <text:p>: Sono del nonno paterno.</text:p>
          </table:table-cell>
          <table:table-cell/>
        </table:table-row>
        <table:table-row table:style-name="ro1">
          <table:table-cell office:value-type="string">
            <text:p>FirstCharacter-knowing_first_character-ca010b15</text:p>
          </table:table-cell>
          <table:table-cell office:value-type="string">
            <text:p>: Papà li tiene come se fossero delle reliquie.</text:p>
          </table:table-cell>
          <table:table-cell/>
        </table:table-row>
        <table:table-row table:style-name="ro2">
          <table:table-cell office:value-type="string">
            <text:p>FirstCharacter-knowing_first_character-e9c9361a</text:p>
          </table:table-cell>
          <table:table-cell office:value-type="string">
            <text:p>: Da piccola ogni tanto mi lasciava sentire le vecchie registrazioni, di quando nonno suonava e cantava nelle balere.</text:p>
          </table:table-cell>
          <table:table-cell/>
        </table:table-row>
        <table:table-row table:style-name="ro1">
          <table:table-cell office:value-type="string">
            <text:p>FirstCharacter-knowing_first_character-81bb4401</text:p>
          </table:table-cell>
          <table:table-cell office:value-type="string">
            <text:p>: Nonno era un chad totale.</text:p>
          </table:table-cell>
          <table:table-cell/>
        </table:table-row>
        <table:table-row table:style-name="ro1">
          <table:table-cell office:value-type="string">
            <text:p>FirstCharacter-knowing_first_character-b0d22990</text:p>
          </table:table-cell>
          <table:table-cell office:value-type="string">
            <text:p>: A volte papà ballava con me e mamma.</text:p>
          </table:table-cell>
          <table:table-cell/>
        </table:table-row>
        <table:table-row table:style-name="ro1">
          <table:table-cell office:value-type="string">
            <text:p>FirstCharacter-knowing_first_character-fb91b200</text:p>
          </table:table-cell>
          <table:table-cell office:value-type="string">
            <text:p>: E rideva un sacco.</text:p>
          </table:table-cell>
          <table:table-cell/>
        </table:table-row>
        <table:table-row table:style-name="ro1">
          <table:table-cell office:value-type="string">
            <text:p>FirstCharacter-knowing_first_character-e27774a0</text:p>
          </table:table-cell>
          <table:table-cell office:value-type="string">
            <text:p>: Non il suo sport preferito.</text:p>
          </table:table-cell>
          <table:table-cell/>
        </table:table-row>
        <table:table-row table:style-name="ro1">
          <table:table-cell office:value-type="string">
            <text:p>FirstCharacter-knowing_first_character-5b123639</text:p>
          </table:table-cell>
          <table:table-cell office:value-type="string">
            <text:p>L'inferno è uno strumento che non può suonare.</text:p>
          </table:table-cell>
          <table:table-cell/>
        </table:table-row>
        <table:table-row table:style-name="ro1">
          <table:table-cell office:value-type="string">
            <text:p>FirstCharacter-knowing_first_character-97ef5799</text:p>
          </table:table-cell>
          <table:table-cell office:value-type="string">
            <text:p>: Non avrei saputo dirlo meglio.</text:p>
          </table:table-cell>
          <table:table-cell/>
        </table:table-row>
        <table:table-row table:style-name="ro1">
          <table:table-cell office:value-type="string">
            <text:p>FirstCharacter-knowing_first_character-d238a9a8</text:p>
          </table:table-cell>
          <table:table-cell office:value-type="string">
            <text:p>: Ogni tanto li rubavo e suonavo in camera.</text:p>
          </table:table-cell>
          <table:table-cell/>
        </table:table-row>
        <table:table-row table:style-name="ro1">
          <table:table-cell office:value-type="string">
            <text:p>FirstCharacter-knowing_first_character-3c98ab26</text:p>
          </table:table-cell>
          <table:table-cell office:value-type="string">
            <text:p>: Alcuni avevano un suono storto, forse per colpa delle tarme.</text:p>
          </table:table-cell>
          <table:table-cell/>
        </table:table-row>
        <table:table-row table:style-name="ro2">
          <table:table-cell office:value-type="string">
            <text:p>FirstCharacter-knowing_first_character-04fa11a0</text:p>
          </table:table-cell>
          <table:table-cell office:value-type="string">
            <text:p>: Però ho sempre amato le cose un po' rotte perché hanno una storia tutta loro.</text:p>
          </table:table-cell>
          <table:table-cell/>
        </table:table-row>
        <table:table-row table:style-name="ro1">
          <table:table-cell office:value-type="string">
            <text:p>FirstCharacter-knowing_first_character-76f89342</text:p>
          </table:table-cell>
          <table:table-cell office:value-type="string">
            <text:p>E ora accresci l'albero della tua famiglia.</text:p>
          </table:table-cell>
          <table:table-cell/>
        </table:table-row>
        <table:table-row table:style-name="ro1">
          <table:table-cell office:value-type="string">
            <text:p>FirstCharacter-knowing_first_character-7da43929</text:p>
          </table:table-cell>
          <table:table-cell office:value-type="string">
            <text:p>: Più o meno.</text:p>
          </table:table-cell>
          <table:table-cell/>
        </table:table-row>
        <table:table-row table:style-name="ro2">
          <table:table-cell office:value-type="string">
            <text:p>FirstCharacter-knowing_first_character-fa729ccb</text:p>
          </table:table-cell>
          <table:table-cell office:value-type="string">
            <text:p>: Per nonno la musica era fatta per unire, salvare il mondo forse.</text:p>
          </table:table-cell>
          <table:table-cell/>
        </table:table-row>
        <table:table-row table:style-name="ro2">
          <table:table-cell office:value-type="string">
            <text:p>FirstCharacter-knowing_first_character-12e3b9b6</text:p>
          </table:table-cell>
          <table:table-cell office:value-type="string">
            <text:p>: Quando ci viene da ballare e cantare ci passa la voglia di litigare, no?</text:p>
          </table:table-cell>
          <table:table-cell/>
        </table:table-row>
        <table:table-row table:style-name="ro1">
          <table:table-cell office:value-type="string">
            <text:p>FirstCharacter-knowing_first_character-e8dd9394</text:p>
          </table:table-cell>
          <table:table-cell office:value-type="string">
            <text:p>Credi che tuo padre si sia arreso?</text:p>
          </table:table-cell>
          <table:table-cell/>
        </table:table-row>
        <table:table-row table:style-name="ro1">
          <table:table-cell office:value-type="string">
            <text:p>FirstCharacter-knowing_first_character-94c68d3e</text:p>
          </table:table-cell>
          <table:table-cell office:value-type="string">
            <text:p>: Merda, ci vai giù piano {name}!</text:p>
          </table:table-cell>
          <table:table-cell/>
        </table:table-row>
        <table:table-row table:style-name="ro1">
          <table:table-cell office:value-type="string">
            <text:p>FirstCharacter-knowing_first_character-82f367dc</text:p>
          </table:table-cell>
          <table:table-cell office:value-type="string">
            <text:p>: Non ci crederai, ma no, secondo me no.</text:p>
          </table:table-cell>
          <table:table-cell/>
        </table:table-row>
        <table:table-row table:style-name="ro1">
          <table:table-cell office:value-type="string">
            <text:p>FirstCharacter-knowing_first_character-724be3ca</text:p>
          </table:table-cell>
          <table:table-cell office:value-type="string">
            <text:p>: Lui è davvero felice di ciò che fa.</text:p>
          </table:table-cell>
          <table:table-cell/>
        </table:table-row>
        <table:table-row table:style-name="ro2">
          <table:table-cell office:value-type="string">
            <text:p>FirstCharacter-knowing_first_character-84b7ff1c</text:p>
          </table:table-cell>
          <table:table-cell office:value-type="string">
            <text:p>: Il problema è che pensa che visto che le cose che fa lo fanno felice, allora tutti devono essere felici facendo le cose che fa.</text:p>
          </table:table-cell>
          <table:table-cell/>
        </table:table-row>
        <table:table-row table:style-name="ro2">
          <table:table-cell office:value-type="string">
            <text:p>FirstCharacter-knowing_first_character-68e935b2</text:p>
          </table:table-cell>
          <table:table-cell office:value-type="string">
            <text:p>: Non ci avevo pensato, ma ora ho capito da dove gli vengono certe idee politiche di merda.</text:p>
          </table:table-cell>
          <table:table-cell/>
        </table:table-row>
        <table:table-row table:style-name="ro1">
          <table:table-cell office:value-type="string">
            <text:p>FirstCharacter-knowing_first_character-e32f6f82</text:p>
          </table:table-cell>
          <table:table-cell office:value-type="string">
            <text:p>Ti va di ballare con me?</text:p>
          </table:table-cell>
          <table:table-cell/>
        </table:table-row>
        <table:table-row table:style-name="ro1">
          <table:table-cell office:value-type="string">
            <text:p>FirstCharacter-knowing_first_character-79cf1487</text:p>
          </table:table-cell>
          <table:table-cell office:value-type="string">
            <text:p>: Sì ama!</text:p>
          </table:table-cell>
          <table:table-cell/>
        </table:table-row>
        <table:table-row table:style-name="ro1">
          <table:table-cell office:value-type="string">
            <text:p>FirstCharacter-knowing_first_character-2766ffbf</text:p>
          </table:table-cell>
          <table:table-cell office:value-type="string">
            <text:p>: Forse non ora però.</text:p>
          </table:table-cell>
          <table:table-cell/>
        </table:table-row>
        <table:table-row table:style-name="ro1">
          <table:table-cell office:value-type="string">
            <text:p>FirstCharacter-knowing_first_character-31eed9b3</text:p>
          </table:table-cell>
          <table:table-cell office:value-type="string">
            <text:p>: Questa cosa della chitarra inizia a pesarmi.</text:p>
          </table:table-cell>
          <table:table-cell/>
        </table:table-row>
        <table:table-row table:style-name="ro1">
          <table:table-cell office:value-type="string">
            <text:p>FirstCharacter-knowing_first_character-aeee3574</text:p>
          </table:table-cell>
          <table:table-cell office:value-type="string">
            <text:p>Esistono lavori veri e lavori non veri?</text:p>
          </table:table-cell>
          <table:table-cell/>
        </table:table-row>
        <table:table-row table:style-name="ro1">
          <table:table-cell office:value-type="string">
            <text:p>FirstCharacter-knowing_first_character-6aaea460</text:p>
          </table:table-cell>
          <table:table-cell office:value-type="string">
            <text:p>: Sei tu la persona seria, no?</text:p>
          </table:table-cell>
          <table:table-cell/>
        </table:table-row>
        <table:table-row table:style-name="ro1">
          <table:table-cell office:value-type="string">
            <text:p>FirstCharacter-knowing_first_character-af1eb11b</text:p>
          </table:table-cell>
          <table:table-cell office:value-type="string">
            <text:p>: Se la vedi come mio padre la risposta è &lt;i&gt;sì&lt;/i&gt;.</text:p>
          </table:table-cell>
          <table:table-cell/>
        </table:table-row>
        <table:table-row table:style-name="ro2">
          <table:table-cell office:value-type="string">
            <text:p>FirstCharacter-knowing_first_character-1ae4cf24</text:p>
          </table:table-cell>
          <table:table-cell office:value-type="string">
            <text:p>: E non casualmente i lavori non veri sono tutti quelli che mi piacciono.</text:p>
          </table:table-cell>
          <table:table-cell/>
        </table:table-row>
        <table:table-row table:style-name="ro1">
          <table:table-cell office:value-type="string">
            <text:p>FirstCharacter-knowing_first_character-b8d5784a</text:p>
          </table:table-cell>
          <table:table-cell office:value-type="string">
            <text:p>: Lasciamo un po' solo ora, {name}.</text:p>
          </table:table-cell>
          <table:table-cell/>
        </table:table-row>
        <table:table-row table:style-name="ro2">
          <table:table-cell office:value-type="string">
            <text:p>FirstCharacter-knowing_first_character-aa839c2c</text:p>
          </table:table-cell>
          <table:table-cell office:value-type="string">
            <text:p>: Perché sto entrando in fase lamentosa e non ho voglia di cringiarti.</text:p>
          </table:table-cell>
          <table:table-cell/>
        </table:table-row>
        <table:table-row table:style-name="ro2">
          <table:table-cell office:value-type="string">
            <text:p>FirstCharacter-knowing_first_character-1d57ebb5</text:p>
          </table:table-cell>
          <table:table-cell office:value-type="string">
            <text:p>: Comunque in merito a quello che ti dicevo prima, ama: non è che papà sia un mostro, sia chiaro.</text:p>
          </table:table-cell>
          <table:table-cell/>
        </table:table-row>
        <table:table-row table:style-name="ro1">
          <table:table-cell office:value-type="string">
            <text:p>FirstCharacter-knowing_first_character-8554a4a3</text:p>
          </table:table-cell>
          <table:table-cell office:value-type="string">
            <text:p>: Mamma è più cinica di papà.</text:p>
          </table:table-cell>
          <table:table-cell/>
        </table:table-row>
        <table:table-row table:style-name="ro2">
          <table:table-cell office:value-type="string">
            <text:p>FirstCharacter-knowing_first_character-89000011</text:p>
          </table:table-cell>
          <table:table-cell office:value-type="string">
            <text:p>: Le sono grata, quello sicuro: è lei che ha convinto papà a farmi fare il conservatorio.</text:p>
          </table:table-cell>
          <table:table-cell/>
        </table:table-row>
        <table:table-row table:style-name="ro2">
          <table:table-cell office:value-type="string">
            <text:p>FirstCharacter-knowing_first_character-7384484f</text:p>
          </table:table-cell>
          <table:table-cell office:value-type="string">
            <text:p>: Ma per farmi diventare una Lang Lang, Mitsuko Uchida, Alfred Brendel.</text:p>
          </table:table-cell>
          <table:table-cell/>
        </table:table-row>
        <table:table-row table:style-name="ro1">
          <table:table-cell office:value-type="string">
            <text:p>FirstCharacter-knowing_first_character-88a4545e</text:p>
          </table:table-cell>
          <table:table-cell office:value-type="string">
            <text:p>: Prestigio, onoreficienze e denaro.</text:p>
          </table:table-cell>
          <table:table-cell/>
        </table:table-row>
        <table:table-row table:style-name="ro1">
          <table:table-cell office:value-type="string">
            <text:p>FirstCharacter-knowing_first_character-53ab112e</text:p>
          </table:table-cell>
          <table:table-cell office:value-type="string">
            <text:p>: Lib totale lei, totale.</text:p>
          </table:table-cell>
          <table:table-cell/>
        </table:table-row>
        <table:table-row table:style-name="ro2">
          <table:table-cell office:value-type="string">
            <text:p>FirstCharacter-knowing_first_character-f3b5aee8</text:p>
          </table:table-cell>
          <table:table-cell office:value-type="string">
            <text:p>: Ma chi glielo dice che a ventitrè anni per queste cose sono già vecchia?</text:p>
          </table:table-cell>
          <table:table-cell/>
        </table:table-row>
        <table:table-row table:style-name="ro1">
          <table:table-cell office:value-type="string">
            <text:p>FirstCharacter-knowing_first_character-0e85527f</text:p>
          </table:table-cell>
          <table:table-cell office:value-type="string">
            <text:p>: Moooooolto vecchia!</text:p>
          </table:table-cell>
          <table:table-cell/>
        </table:table-row>
        <table:table-row table:style-name="ro1">
          <table:table-cell office:value-type="string">
            <text:p>FirstCharacter-knowing_first_character-c0be74f5</text:p>
          </table:table-cell>
          <table:table-cell office:value-type="string">
            <text:p>: Se quello è l'obiettivo, ho proprio preso la strada sbagliata.</text:p>
          </table:table-cell>
          <table:table-cell/>
        </table:table-row>
        <table:table-row table:style-name="ro1">
          <table:table-cell office:value-type="string">
            <text:p>FirstCharacter-knowing_first_character-cfef6886</text:p>
          </table:table-cell>
          <table:table-cell office:value-type="string">
            <text:p>Tua mamma vuole il tuo o il suo di bene?</text:p>
          </table:table-cell>
          <table:table-cell/>
        </table:table-row>
        <table:table-row table:style-name="ro1">
          <table:table-cell office:value-type="string">
            <text:p>FirstCharacter-knowing_first_character-07f6c0a3</text:p>
          </table:table-cell>
          <table:table-cell office:value-type="string">
            <text:p>: A mia madre interessa solo il nome della famiglia.</text:p>
          </table:table-cell>
          <table:table-cell/>
        </table:table-row>
        <table:table-row table:style-name="ro1">
          <table:table-cell office:value-type="string">
            <text:p>FirstCharacter-knowing_first_character-e7dcbf63</text:p>
          </table:table-cell>
          <table:table-cell office:value-type="string">
            <text:p>: Come se poi fosse prestigioso.</text:p>
          </table:table-cell>
          <table:table-cell/>
        </table:table-row>
        <table:table-row table:style-name="ro2">
          <table:table-cell office:value-type="string">
            <text:p>FirstCharacter-knowing_first_character-c3e9e72c</text:p>
          </table:table-cell>
          <table:table-cell office:value-type="string">
            <text:p>: Un po' mi spiace perché mi rendo conto che lei ci tiene proprio a sembrare una di quelle fighe.</text:p>
          </table:table-cell>
          <table:table-cell/>
        </table:table-row>
        <table:table-row table:style-name="ro4">
          <table:table-cell office:value-type="string">
            <text:p>FirstCharacter-knowing_first_character-0df7cef2</text:p>
          </table:table-cell>
          <table:table-cell office:value-type="string">
            <text:p>: Ed è l'unica a non accorgersi che può fare tutte le cose più assurde del mondo, ma tanto nessuno la considererà una al top.</text:p>
          </table:table-cell>
          <table:table-cell/>
        </table:table-row>
        <table:table-row table:style-name="ro1">
          <table:table-cell office:value-type="string">
            <text:p>FirstCharacter-knowing_first_character-f2dea5d3</text:p>
          </table:table-cell>
          <table:table-cell office:value-type="string">
            <text:p>: Povera.</text:p>
          </table:table-cell>
          <table:table-cell/>
        </table:table-row>
        <table:table-row table:style-name="ro1">
          <table:table-cell office:value-type="string">
            <text:p>FirstCharacter-knowing_first_character-fbfb408e</text:p>
          </table:table-cell>
          <table:table-cell office:value-type="string">
            <text:p>Loro hanno fatto concerti prima della maggiore età.</text:p>
          </table:table-cell>
          <table:table-cell/>
        </table:table-row>
        <table:table-row table:style-name="ro1">
          <table:table-cell office:value-type="string">
            <text:p>FirstCharacter-knowing_first_character-ae04edab</text:p>
          </table:table-cell>
          <table:table-cell office:value-type="string">
            <text:p>: Grazie per avermelo ricordato.</text:p>
          </table:table-cell>
          <table:table-cell/>
        </table:table-row>
        <table:table-row table:style-name="ro1">
          <table:table-cell office:value-type="string">
            <text:p>FirstCharacter-knowing_first_character-f9f60dc2</text:p>
          </table:table-cell>
          <table:table-cell office:value-type="string">
            <text:p>: Ne avevo davvero bisogno.</text:p>
          </table:table-cell>
          <table:table-cell/>
        </table:table-row>
        <table:table-row table:style-name="ro2">
          <table:table-cell office:value-type="string">
            <text:p>FirstCharacter-knowing_first_character-6a722be3</text:p>
          </table:table-cell>
          <table:table-cell office:value-type="string">
            <text:p>: Ora dimmi che sono fallita e così posso appendere il piano al muro.</text:p>
          </table:table-cell>
          <table:table-cell/>
        </table:table-row>
        <table:table-row table:style-name="ro2">
          <table:table-cell office:value-type="string">
            <text:p>FirstCharacter-knowing_first_character-e2f4892a</text:p>
          </table:table-cell>
          <table:table-cell office:value-type="string">
            <text:p>: E non dirmi che non si può appendere un pianoforte al muro o giuro che ti rompo i timpani urlando.</text:p>
          </table:table-cell>
          <table:table-cell/>
        </table:table-row>
        <table:table-row table:style-name="ro1">
          <table:table-cell office:value-type="string">
            <text:p>FirstCharacter-knowing_first_character-6670e94e</text:p>
          </table:table-cell>
          <table:table-cell office:value-type="string">
            <text:p>La strada sbagliata è quella con più insegnamenti.</text:p>
          </table:table-cell>
          <table:table-cell/>
        </table:table-row>
        <table:table-row table:style-name="ro1">
          <table:table-cell office:value-type="string">
            <text:p>FirstCharacter-knowing_first_character-4697877a</text:p>
          </table:table-cell>
          <table:table-cell office:value-type="string">
            <text:p>: {name}: non un nome ma un dispenser di aforismi.</text:p>
          </table:table-cell>
          <table:table-cell/>
        </table:table-row>
        <table:table-row table:style-name="ro1">
          <table:table-cell office:value-type="string">
            <text:p>FirstCharacter-knowing_first_character-ca936a67</text:p>
          </table:table-cell>
          <table:table-cell office:value-type="string">
            <text:p>: Però in qualche modo ha senso.</text:p>
          </table:table-cell>
          <table:table-cell/>
        </table:table-row>
        <table:table-row table:style-name="ro4">
          <table:table-cell office:value-type="string">
            <text:p>FirstCharacter-knowing_first_character-8c48607e</text:p>
          </table:table-cell>
          <table:table-cell office:value-type="string">
            <text:p>: Ma presto o tardi dovrò pure capire come mangiare, e a quel punto cosa me ne faccio di tutte le strade sbagliate del mondo?</text:p>
          </table:table-cell>
          <table:table-cell/>
        </table:table-row>
        <table:table-row table:style-name="ro1">
          <table:table-cell office:value-type="string">
            <text:p>FirstCharacter-knowing_first_character-773b5a66</text:p>
          </table:table-cell>
          <table:table-cell office:value-type="string">
            <text:p>Ma loro si divertono, quando suonano?</text:p>
          </table:table-cell>
          <table:table-cell/>
        </table:table-row>
        <table:table-row table:style-name="ro1">
          <table:table-cell office:value-type="string">
            <text:p>FirstCharacter-knowing_first_character-0c7eee51</text:p>
          </table:table-cell>
          <table:table-cell office:value-type="string">
            <text:p>: Tanto, ama.</text:p>
          </table:table-cell>
          <table:table-cell/>
        </table:table-row>
        <table:table-row table:style-name="ro1">
          <table:table-cell office:value-type="string">
            <text:p>FirstCharacter-knowing_first_character-5db7f321</text:p>
          </table:table-cell>
          <table:table-cell office:value-type="string">
            <text:p>: Prendi Uchida: quando suona è una gioia per gli occhi.</text:p>
          </table:table-cell>
          <table:table-cell/>
        </table:table-row>
        <table:table-row table:style-name="ro1">
          <table:table-cell office:value-type="string">
            <text:p>FirstCharacter-knowing_first_character-b35ab1c0</text:p>
          </table:table-cell>
          <table:table-cell office:value-type="string">
            <text:p>: Anche se forse non lo chiamerei proprio divertimento.</text:p>
          </table:table-cell>
          <table:table-cell/>
        </table:table-row>
        <table:table-row table:style-name="ro2">
          <table:table-cell office:value-type="string">
            <text:p>FirstCharacter-knowing_first_character-e1f8f3e8</text:p>
          </table:table-cell>
          <table:table-cell office:value-type="string">
            <text:p>: Se ne va in un altro luogo, un mondo che non ho ancora trovato.</text:p>
          </table:table-cell>
          <table:table-cell/>
        </table:table-row>
        <table:table-row table:style-name="ro1">
          <table:table-cell office:value-type="string">
            <text:p>FirstCharacter-knowing_first_character-0c9c42b8</text:p>
          </table:table-cell>
          <table:table-cell office:value-type="string">
            <text:p>: Forse è questo qui?</text:p>
          </table:table-cell>
          <table:table-cell/>
        </table:table-row>
        <table:table-row table:style-name="ro2">
          <table:table-cell office:value-type="string">
            <text:p>FirstCharacter-knowing_first_character-b5c5e9f7</text:p>
          </table:table-cell>
          <table:table-cell office:value-type="string">
            <text:p>: Sto suonando e sono così rincoglionita da non averlo realizzato?</text:p>
          </table:table-cell>
          <table:table-cell/>
        </table:table-row>
        <table:table-row table:style-name="ro1">
          <table:table-cell office:value-type="string">
            <text:p>FirstCharacter-knowing_first_character-f14bac5b</text:p>
          </table:table-cell>
          <table:table-cell office:value-type="string">
            <text:p>Cambiamo sempre, ma non diventiamo mai chi non siamo.</text:p>
          </table:table-cell>
          <table:table-cell/>
        </table:table-row>
        <table:table-row table:style-name="ro1">
          <table:table-cell office:value-type="string">
            <text:p>FirstCharacter-knowing_first_character-f1793697</text:p>
          </table:table-cell>
          <table:table-cell office:value-type="string">
            <text:p>: Un'altra frase così e mi crusho tantissimo per te.</text:p>
          </table:table-cell>
          <table:table-cell/>
        </table:table-row>
        <table:table-row table:style-name="ro1">
          <table:table-cell office:value-type="string">
            <text:p>FirstCharacter-knowing_first_character-2d3a3390</text:p>
          </table:table-cell>
          <table:table-cell office:value-type="string">
            <text:p>: Ma prima vallo a dire a mia madre.</text:p>
          </table:table-cell>
          <table:table-cell/>
        </table:table-row>
        <table:table-row table:style-name="ro2">
          <table:table-cell office:value-type="string">
            <text:p>FirstCharacter-knowing_first_character-881cf3d5</text:p>
          </table:table-cell>
          <table:table-cell office:value-type="string">
            <text:p>: Ama: mi fa male con queste cose ma non se ne rende nemmeno conto.</text:p>
          </table:table-cell>
          <table:table-cell/>
        </table:table-row>
        <table:table-row table:style-name="ro1">
          <table:table-cell office:value-type="string">
            <text:p>FirstCharacter-knowing_first_character-ddf56c4f</text:p>
          </table:table-cell>
          <table:table-cell office:value-type="string">
            <text:p>: È come se mi dicesse sempre che sono sbagliata.</text:p>
          </table:table-cell>
          <table:table-cell/>
        </table:table-row>
        <table:table-row table:style-name="ro1">
          <table:table-cell office:value-type="string">
            <text:p>FirstCharacter-knowing_first_character-930dbb7b</text:p>
          </table:table-cell>
          <table:table-cell office:value-type="string">
            <text:p>: E con questa, ho finito di sputtanare la mia famiglia.</text:p>
          </table:table-cell>
          <table:table-cell/>
        </table:table-row>
        <table:table-row table:style-name="ro1">
          <table:table-cell office:value-type="string">
            <text:p>FirstCharacter-knowing_first_character-c8ad19cf</text:p>
          </table:table-cell>
          <table:table-cell office:value-type="string">
            <text:p>: Vado a deprimermi da qualche parte.</text:p>
          </table:table-cell>
          <table:table-cell/>
        </table:table-row>
        <table:table-row table:style-name="ro1">
          <table:table-cell office:value-type="string">
            <text:p>FirstCharacter-first_story_gift-02ddf52a</text:p>
          </table:table-cell>
          <table:table-cell office:value-type="string">
            <text:p>&lt;i&gt; Stai per donare qualcosa a {charNameOne}.&lt;/i&gt;</text:p>
          </table:table-cell>
          <table:table-cell/>
        </table:table-row>
        <table:table-row table:style-name="ro1">
          <table:table-cell office:value-type="string">
            <text:p>FirstCharacter-first_story_gift-fb239e48</text:p>
          </table:table-cell>
          <table:table-cell office:value-type="string">
            <text:p>Scelgo il dono.</text:p>
          </table:table-cell>
          <table:table-cell/>
        </table:table-row>
        <table:table-row table:style-name="ro1">
          <table:table-cell office:value-type="string">
            <text:p>FirstCharacter-first_story_gift-45febbbd</text:p>
          </table:table-cell>
          <table:table-cell office:value-type="string">
            <text:p>&lt;i&gt; Il tuo inventario è vuoto.&lt;/i&gt;</text:p>
          </table:table-cell>
          <table:table-cell/>
        </table:table-row>
        <table:table-row table:style-name="ro1">
          <table:table-cell office:value-type="string">
            <text:p>FirstCharacter-first_story_gift-62c8c791</text:p>
          </table:table-cell>
          <table:table-cell office:value-type="string">
            <text:p>&lt;i&gt;Dopo il tuo dono {inkTranslator(firstCharacterInkLevel)}.</text:p>
          </table:table-cell>
          <table:table-cell/>
        </table:table-row>
        <table:table-row table:style-name="ro1">
          <table:table-cell office:value-type="string">
            <text:p>FirstCharacter-first_story_chech_trigger-4a6b1807</text:p>
          </table:table-cell>
          <table:table-cell office:value-type="string">
            <text:p>Info</text:p>
          </table:table-cell>
          <table:table-cell/>
        </table:table-row>
        <table:table-row table:style-name="ro1">
          <table:table-cell office:value-type="string">
            <text:p>FirstCharacter-first_story_chech_trigger-89cab30c</text:p>
          </table:table-cell>
          <table:table-cell office:value-type="string">
            <text:p>Voglio comunque approfondire la storia di questa personaggia.</text:p>
          </table:table-cell>
          <table:table-cell/>
        </table:table-row>
        <table:table-row table:style-name="ro1">
          <table:table-cell office:value-type="string">
            <text:p>FirstCharacter-first_story_chech_trigger-f7b322c6</text:p>
          </table:table-cell>
          <table:table-cell office:value-type="string">
            <text:p>Salto.</text:p>
          </table:table-cell>
          <table:table-cell/>
        </table:table-row>
        <table:table-row table:style-name="ro1">
          <table:table-cell office:value-type="string">
            <text:p>FirstCharacter-main_story_first_character-4a29e581</text:p>
          </table:table-cell>
          <table:table-cell office:value-type="string">
            <text:p>: Ho capito una cosa su di noi, ama.</text:p>
          </table:table-cell>
          <table:table-cell/>
        </table:table-row>
        <table:table-row table:style-name="ro1">
          <table:table-cell office:value-type="string">
            <text:p>FirstCharacter-main_story_first_character-41bc94e1</text:p>
          </table:table-cell>
          <table:table-cell office:value-type="string">
            <text:p>: Sicuro è il caso che vi lasci il vostro spazio.</text:p>
          </table:table-cell>
          <table:table-cell/>
        </table:table-row>
        <table:table-row table:style-name="ro1">
          <table:table-cell office:value-type="string">
            <text:p>FirstCharacter-main_story_first_character-5fab027b</text:p>
          </table:table-cell>
          <table:table-cell office:value-type="string">
            <text:p>: {charNameTwo}, ci lasceresti da sole per poco?</text:p>
          </table:table-cell>
          <table:table-cell/>
        </table:table-row>
        <table:table-row table:style-name="ro2">
          <table:table-cell office:value-type="string">
            <text:p>FirstCharacter-main_story_first_character-45249152</text:p>
          </table:table-cell>
          <table:table-cell office:value-type="string">
            <text:p>: Talco continua a mancarmi, ma con te mi sento come se fossimo parte da sempre della stessa band.</text:p>
          </table:table-cell>
          <table:table-cell/>
        </table:table-row>
        <table:table-row table:style-name="ro2">
          <table:table-cell office:value-type="string">
            <text:p>FirstCharacter-main_story_first_character-e849e08e</text:p>
          </table:table-cell>
          <table:table-cell office:value-type="string">
            <text:p>&lt;i&gt;{charNameOne} vede {name} come una persona amica e fidata.&lt;/i&gt;</text:p>
          </table:table-cell>
          <table:table-cell/>
        </table:table-row>
        <table:table-row table:style-name="ro2">
          <table:table-cell office:value-type="string">
            <text:p>FirstCharacter-main_story_first_character-497b7a70</text:p>
          </table:table-cell>
          <table:table-cell office:value-type="string">
            <text:p>: Non sei mica male, sai? Mi sembra che cantiamo un po' la stessa canzone.</text:p>
          </table:table-cell>
          <table:table-cell/>
        </table:table-row>
        <table:table-row table:style-name="ro1">
          <table:table-cell office:value-type="string">
            <text:p>FirstCharacter-main_story_first_character-3c0cbb2f</text:p>
          </table:table-cell>
          <table:table-cell office:value-type="string">
            <text:p>&lt;i&gt;{charNameOne} si trova bene con {name}.&lt;/i&gt;</text:p>
          </table:table-cell>
          <table:table-cell/>
        </table:table-row>
        <table:table-row table:style-name="ro2">
          <table:table-cell office:value-type="string">
            <text:p>FirstCharacter-main_story_first_character-209d3b6b</text:p>
          </table:table-cell>
          <table:table-cell office:value-type="string">
            <text:p>: Non è che ci capiamo molto noi due, sai? È come se io suonassi Chopin e tu la lambada. Una lambada noiosa.</text:p>
          </table:table-cell>
          <table:table-cell/>
        </table:table-row>
        <table:table-row table:style-name="ro1">
          <table:table-cell office:value-type="string">
            <text:p>FirstCharacter-main_story_first_character-685b49a2</text:p>
          </table:table-cell>
          <table:table-cell office:value-type="string">
            <text:p>&lt;i&gt;{charNameOne} non si è sentita capita da {name}.&lt;/i&gt;</text:p>
          </table:table-cell>
          <table:table-cell/>
        </table:table-row>
        <table:table-row table:style-name="ro2">
          <table:table-cell office:value-type="string">
            <text:p>FirstCharacter-main_story_first_character-800e91c7</text:p>
          </table:table-cell>
          <table:table-cell office:value-type="string">
            <text:p>: Siamo un po' in modalità random, vero? A volte ci avviciniamo, a volte ciaone proprio, tutta una musica diversa.</text:p>
          </table:table-cell>
          <table:table-cell/>
        </table:table-row>
        <table:table-row table:style-name="ro2">
          <table:table-cell office:value-type="string">
            <text:p>FirstCharacter-main_story_first_character-91a12b72</text:p>
          </table:table-cell>
          <table:table-cell office:value-type="string">
            <text:p>&lt;i&gt;{charNameOne} non riesce a capire che rapporto sta costruendo con {name}.&lt;/i&gt;</text:p>
          </table:table-cell>
          <table:table-cell/>
        </table:table-row>
        <table:table-row table:style-name="ro2">
          <table:table-cell office:value-type="string">
            <text:p>FirstCharacter-main_story_first_character-71bbf04a</text:p>
          </table:table-cell>
          <table:table-cell office:value-type="string">
            <text:p>: Comunque: credo di aver capito perché il mio nome qui è {charNameOne}.</text:p>
          </table:table-cell>
          <table:table-cell/>
        </table:table-row>
        <table:table-row table:style-name="ro1">
          <table:table-cell office:value-type="string">
            <text:p>FirstCharacter-main_story_first_character-a5f5ce77</text:p>
          </table:table-cell>
          <table:table-cell office:value-type="string">
            <text:p>: Penso al Ghiberti.</text:p>
          </table:table-cell>
          <table:table-cell/>
        </table:table-row>
        <table:table-row table:style-name="ro1">
          <table:table-cell office:value-type="string">
            <text:p>FirstCharacter-main_story_first_character-7cb0d872</text:p>
          </table:table-cell>
          <table:table-cell office:value-type="string">
            <text:p>: Penso all3 am3.</text:p>
          </table:table-cell>
          <table:table-cell/>
        </table:table-row>
        <table:table-row table:style-name="ro1">
          <table:table-cell office:value-type="string">
            <text:p>FirstCharacter-main_story_first_character-01a8176a</text:p>
          </table:table-cell>
          <table:table-cell office:value-type="string">
            <text:p>: Penso alla mia famiglia.</text:p>
          </table:table-cell>
          <table:table-cell/>
        </table:table-row>
        <table:table-row table:style-name="ro1">
          <table:table-cell office:value-type="string">
            <text:p>FirstCharacter-main_story_first_character-3f8ad50a</text:p>
          </table:table-cell>
          <table:table-cell office:value-type="string">
            <text:p>: Non so se l'hai visto, ma tutta questa roba mi fa pressione.</text:p>
          </table:table-cell>
          <table:table-cell/>
        </table:table-row>
        <table:table-row table:style-name="ro2">
          <table:table-cell office:value-type="string">
            <text:p>FirstCharacter-main_story_first_character-007200aa</text:p>
          </table:table-cell>
          <table:table-cell office:value-type="string">
            <text:p>: Tutte le persone che conosco mi stanno chiedendo di fare una scelta, di decidere che cosa fare da grande.</text:p>
          </table:table-cell>
          <table:table-cell/>
        </table:table-row>
        <table:table-row table:style-name="ro1">
          <table:table-cell office:value-type="string">
            <text:p>FirstCharacter-main_story_first_character-77a29a2e</text:p>
          </table:table-cell>
          <table:table-cell office:value-type="string">
            <text:p>: Ma sinceramente, {name}?</text:p>
          </table:table-cell>
          <table:table-cell/>
        </table:table-row>
        <table:table-row table:style-name="ro1">
          <table:table-cell office:value-type="string">
            <text:p>FirstCharacter-main_story_first_character-4c71de70</text:p>
          </table:table-cell>
          <table:table-cell office:value-type="string">
            <text:p>: Mi cago addosso all'idea di fare una scelta.</text:p>
          </table:table-cell>
          <table:table-cell/>
        </table:table-row>
        <table:table-row table:style-name="ro1">
          <table:table-cell office:value-type="string">
            <text:p>FirstCharacter-main_story_first_character-9ed61c5b</text:p>
          </table:table-cell>
          <table:table-cell office:value-type="string">
            <text:p>: Perché una scelta chiude strade.</text:p>
          </table:table-cell>
          <table:table-cell/>
        </table:table-row>
        <table:table-row table:style-name="ro1">
          <table:table-cell office:value-type="string">
            <text:p>FirstCharacter-main_story_first_character-287f4887</text:p>
          </table:table-cell>
          <table:table-cell office:value-type="string">
            <text:p>: Perché una scelta delude persone.</text:p>
          </table:table-cell>
          <table:table-cell/>
        </table:table-row>
        <table:table-row table:style-name="ro1">
          <table:table-cell office:value-type="string">
            <text:p>FirstCharacter-main_story_first_character-d2b6b146</text:p>
          </table:table-cell>
          <table:table-cell office:value-type="string">
            <text:p>: Perché una scelta può portarti su strade sbagliate.</text:p>
          </table:table-cell>
          <table:table-cell/>
        </table:table-row>
        <table:table-row table:style-name="ro1">
          <table:table-cell office:value-type="string">
            <text:p>FirstCharacter-main_story_first_character-43f8a2d3</text:p>
          </table:table-cell>
          <table:table-cell office:value-type="string">
            <text:p>: E a quel punto, non si può più tornare indietro.</text:p>
          </table:table-cell>
          <table:table-cell/>
        </table:table-row>
        <table:table-row table:style-name="ro1">
          <table:table-cell office:value-type="string">
            <text:p>FirstCharacter-main_story_first_character-8a5af4a2</text:p>
          </table:table-cell>
          <table:table-cell office:value-type="string">
            <text:p>: E così l'unica cosa che rimane è rinunciare.</text:p>
          </table:table-cell>
          <table:table-cell/>
        </table:table-row>
        <table:table-row table:style-name="ro1">
          <table:table-cell office:value-type="string">
            <text:p>FirstCharacter-main_story_first_character-41b3fa0f</text:p>
          </table:table-cell>
          <table:table-cell office:value-type="string">
            <text:p>: Lasciare che le altre persone scelgano per te.</text:p>
          </table:table-cell>
          <table:table-cell/>
        </table:table-row>
        <table:table-row table:style-name="ro1">
          <table:table-cell office:value-type="string">
            <text:p>FirstCharacter-main_story_first_character-940a3766</text:p>
          </table:table-cell>
          <table:table-cell office:value-type="string">
            <text:p>: O che lo faccia il mondo.</text:p>
          </table:table-cell>
          <table:table-cell/>
        </table:table-row>
        <table:table-row table:style-name="ro2">
          <table:table-cell office:value-type="string">
            <text:p>FirstCharacter-main_story_first_character-0f67fe9a</text:p>
          </table:table-cell>
          <table:table-cell office:value-type="string">
            <text:p>: Ecco perché mi chiamo {charNameOne}: perché rimango nel medio, nella cosa più ovvia e cringe.</text:p>
          </table:table-cell>
          <table:table-cell/>
        </table:table-row>
        <table:table-row table:style-name="ro1">
          <table:table-cell office:value-type="string">
            <text:p>FirstCharacter-main_story_first_character-23cf2da5</text:p>
          </table:table-cell>
          <table:table-cell office:value-type="string">
            <text:p>: E lascio che le cose accadano.</text:p>
          </table:table-cell>
          <table:table-cell/>
        </table:table-row>
        <table:table-row table:style-name="ro1">
          <table:table-cell office:value-type="string">
            <text:p>FirstCharacter-main_story_first_character-cdbc0139</text:p>
          </table:table-cell>
          <table:table-cell office:value-type="string">
            <text:p>Credo di sapere come aiutarti.</text:p>
          </table:table-cell>
          <table:table-cell/>
        </table:table-row>
        <table:table-row table:style-name="ro1">
          <table:table-cell office:value-type="string">
            <text:p>FirstCharacter-main_story_first_character-85f152c5</text:p>
          </table:table-cell>
          <table:table-cell office:value-type="string">
            <text:p>Capisco il tuo dolore, ma ho bisogno di riflettere un attimo.</text:p>
          </table:table-cell>
          <table:table-cell/>
        </table:table-row>
        <table:table-row table:style-name="ro7">
          <table:table-cell office:value-type="string">
            <text:p>FirstCharacter-main_story_first_character-1f7913af</text:p>
          </table:table-cell>
          <table:table-cell office:value-type="string">
            <text:p>&lt;i&gt;A seguito del rapporto che {name} ha creato con {charNameOn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FirstCharacter-main_story_first_character-b091ff25</text:p>
          </table:table-cell>
          <table:table-cell office:value-type="string">
            <text:p>Voglio cominciare la riscrittura.</text:p>
          </table:table-cell>
          <table:table-cell/>
        </table:table-row>
        <table:table-row table:style-name="ro1">
          <table:table-cell office:value-type="string">
            <text:p>FirstCharacter-main_story_first_character-a705f407</text:p>
          </table:table-cell>
          <table:table-cell office:value-type="string">
            <text:p>Preferisco prendermi del tempo.</text:p>
          </table:table-cell>
          <table:table-cell/>
        </table:table-row>
        <table:table-row table:style-name="ro1">
          <table:table-cell office:value-type="string">
            <text:p>FirstCharacter-main_story_first_character-f0dd1d5f</text:p>
          </table:table-cell>
          <table:table-cell office:value-type="string">
            <text:p>: Bene, è il momento che mi allontani.</text:p>
          </table:table-cell>
          <table:table-cell/>
        </table:table-row>
        <table:table-row table:style-name="ro2">
          <table:table-cell office:value-type="string">
            <text:p>FirstCharacter-main_story_first_character-abbbd40f</text:p>
          </table:table-cell>
          <table:table-cell office:value-type="string">
            <text:p>: {charNameTwo}, avremmo bisogno di privacy, puoi andare a fare due passi?</text:p>
          </table:table-cell>
          <table:table-cell/>
        </table:table-row>
        <table:table-row table:style-name="ro1">
          <table:table-cell office:value-type="string">
            <text:p>FirstCharacter-main_story_first_character-826e4811</text:p>
          </table:table-cell>
          <table:table-cell office:value-type="string">
            <text:p>: Prima hai detto che hai il terrore di fare una scelta.</text:p>
          </table:table-cell>
          <table:table-cell/>
        </table:table-row>
        <table:table-row table:style-name="ro1">
          <table:table-cell office:value-type="string">
            <text:p>FirstCharacter-main_story_first_character-e6869142</text:p>
          </table:table-cell>
          <table:table-cell office:value-type="string">
            <text:p>Qui hai accettato il tuo nuovo nome.</text:p>
          </table:table-cell>
          <table:table-cell/>
        </table:table-row>
        <table:table-row table:style-name="ro1">
          <table:table-cell office:value-type="string">
            <text:p>FirstCharacter-main_story_first_character-8e05bb82</text:p>
          </table:table-cell>
          <table:table-cell office:value-type="string">
            <text:p>: Accettare è una scelta.</text:p>
          </table:table-cell>
          <table:table-cell/>
        </table:table-row>
        <table:table-row table:style-name="ro1">
          <table:table-cell office:value-type="string">
            <text:p>FirstCharacter-main_story_first_character-86b5de4d</text:p>
          </table:table-cell>
          <table:table-cell office:value-type="string">
            <text:p>: Cercare risposte è un'altra scelta ancora.</text:p>
          </table:table-cell>
          <table:table-cell/>
        </table:table-row>
        <table:table-row table:style-name="ro1">
          <table:table-cell office:value-type="string">
            <text:p>FirstCharacter-main_story_first_character-2cfd97fe</text:p>
          </table:table-cell>
          <table:table-cell office:value-type="string">
            <text:p>: E ammettere una propria paura, una scelta enorme.</text:p>
          </table:table-cell>
          <table:table-cell/>
        </table:table-row>
        <table:table-row table:style-name="ro1">
          <table:table-cell office:value-type="string">
            <text:p>FirstCharacter-main_story_first_character-e12644a5</text:p>
          </table:table-cell>
          <table:table-cell office:value-type="string">
            <text:p> Aumento lo stato della prima personaggia, che ora è</text:p>
          </table:table-cell>
          <table:table-cell/>
        </table:table-row>
        <table:table-row table:style-name="ro1">
          <table:table-cell office:value-type="string">
            <text:p>FirstCharacter-main_story_first_character-a3cc42a0</text:p>
          </table:table-cell>
          <table:table-cell office:value-type="string">
            <text:p>Ma hai deciso di costruire una famiglia con l3 tu3 am3.</text:p>
          </table:table-cell>
          <table:table-cell/>
        </table:table-row>
        <table:table-row table:style-name="ro1">
          <table:table-cell office:value-type="string">
            <text:p>FirstCharacter-main_story_first_character-575a1fe3</text:p>
          </table:table-cell>
          <table:table-cell office:value-type="string">
            <text:p>: Hai aperto il tuo cuore, e loro ti amano.</text:p>
          </table:table-cell>
          <table:table-cell/>
        </table:table-row>
        <table:table-row table:style-name="ro2">
          <table:table-cell office:value-type="string">
            <text:p>FirstCharacter-main_story_first_character-53e1c7bb</text:p>
          </table:table-cell>
          <table:table-cell office:value-type="string">
            <text:p>: Si preoccupano per te, cercano di aiutarti a trovare la tua strada.</text:p>
          </table:table-cell>
          <table:table-cell/>
        </table:table-row>
        <table:table-row table:style-name="ro2">
          <table:table-cell office:value-type="string">
            <text:p>FirstCharacter-main_story_first_character-1f383579</text:p>
          </table:table-cell>
          <table:table-cell office:value-type="string">
            <text:p>: E questo amore è frutto di infinite piccole scelte fatte ogni giorno.</text:p>
          </table:table-cell>
          <table:table-cell/>
        </table:table-row>
        <table:table-row table:style-name="ro1">
          <table:table-cell office:value-type="string">
            <text:p>FirstCharacter-main_story_first_character-0eaf16b4</text:p>
          </table:table-cell>
          <table:table-cell office:value-type="string">
            <text:p>Dimenticando che per finire gli studi hai lottato per anni.</text:p>
          </table:table-cell>
          <table:table-cell/>
        </table:table-row>
        <table:table-row table:style-name="ro1">
          <table:table-cell office:value-type="string">
            <text:p>FirstCharacter-main_story_first_character-1081dc1e</text:p>
          </table:table-cell>
          <table:table-cell office:value-type="string">
            <text:p>: Che ogni esame che hai dato è stata una scelta.</text:p>
          </table:table-cell>
          <table:table-cell/>
        </table:table-row>
        <table:table-row table:style-name="ro1">
          <table:table-cell office:value-type="string">
            <text:p>FirstCharacter-main_story_first_character-f5c21437</text:p>
          </table:table-cell>
          <table:table-cell office:value-type="string">
            <text:p>: Che ogni lezione che hai seguito è stata una scelta.</text:p>
          </table:table-cell>
          <table:table-cell/>
        </table:table-row>
        <table:table-row table:style-name="ro1">
          <table:table-cell office:value-type="string">
            <text:p>FirstCharacter-main_story_first_character-91370718</text:p>
          </table:table-cell>
          <table:table-cell office:value-type="string">
            <text:p>: E presto o tardi, hai trovato la volontà di continuare.</text:p>
          </table:table-cell>
          <table:table-cell/>
        </table:table-row>
        <table:table-row table:style-name="ro1">
          <table:table-cell office:value-type="string">
            <text:p>FirstCharacter-main_story_first_character-6f37451d</text:p>
          </table:table-cell>
          <table:table-cell office:value-type="string">
            <text:p>Ma hai più volte accettato il rischio di suonare sul tetto.</text:p>
          </table:table-cell>
          <table:table-cell/>
        </table:table-row>
        <table:table-row table:style-name="ro1">
          <table:table-cell office:value-type="string">
            <text:p>FirstCharacter-main_story_first_character-bc5a3a24</text:p>
          </table:table-cell>
          <table:table-cell office:value-type="string">
            <text:p>: Hai accettato di essere festa in un mondo severo.</text:p>
          </table:table-cell>
          <table:table-cell/>
        </table:table-row>
        <table:table-row table:style-name="ro1">
          <table:table-cell office:value-type="string">
            <text:p>FirstCharacter-main_story_first_character-8b1446bc</text:p>
          </table:table-cell>
          <table:table-cell office:value-type="string">
            <text:p>: Hai cercato il gioco quando tutto ti dice che devi lavorare.</text:p>
          </table:table-cell>
          <table:table-cell/>
        </table:table-row>
        <table:table-row table:style-name="ro1">
          <table:table-cell office:value-type="string">
            <text:p>FirstCharacter-main_story_first_character-dc2707e9</text:p>
          </table:table-cell>
          <table:table-cell office:value-type="string">
            <text:p>: Hai accolto falene, scoiattoli e altri animali suonanti.</text:p>
          </table:table-cell>
          <table:table-cell/>
        </table:table-row>
        <table:table-row table:style-name="ro1">
          <table:table-cell office:value-type="string">
            <text:p>FirstCharacter-main_story_first_character-de0eeb5d</text:p>
          </table:table-cell>
          <table:table-cell office:value-type="string">
            <text:p>Però da che sei qui hai esplorato tutto questo luogo.</text:p>
          </table:table-cell>
          <table:table-cell/>
        </table:table-row>
        <table:table-row table:style-name="ro1">
          <table:table-cell office:value-type="string">
            <text:p>FirstCharacter-main_story_first_character-a55a3836</text:p>
          </table:table-cell>
          <table:table-cell office:value-type="string">
            <text:p>: Hai inseguito uno scoiattolo.</text:p>
          </table:table-cell>
          <table:table-cell/>
        </table:table-row>
        <table:table-row table:style-name="ro1">
          <table:table-cell office:value-type="string">
            <text:p>FirstCharacter-main_story_first_character-357d9634</text:p>
          </table:table-cell>
          <table:table-cell office:value-type="string">
            <text:p>: Hai cercato Talco.</text:p>
          </table:table-cell>
          <table:table-cell/>
        </table:table-row>
        <table:table-row table:style-name="ro1">
          <table:table-cell office:value-type="string">
            <text:p>FirstCharacter-main_story_first_character-b52ed534</text:p>
          </table:table-cell>
          <table:table-cell office:value-type="string">
            <text:p>: Non ti sei fatta spaventare dalla novità.</text:p>
          </table:table-cell>
          <table:table-cell/>
        </table:table-row>
        <table:table-row table:style-name="ro1">
          <table:table-cell office:value-type="string">
            <text:p>FirstCharacter-main_story_first_character-0c8bb85f</text:p>
          </table:table-cell>
          <table:table-cell office:value-type="string">
            <text:p> Diminuisco lo stato della prima personaggia, che ora è</text:p>
          </table:table-cell>
          <table:table-cell/>
        </table:table-row>
        <table:table-row table:style-name="ro2">
          <table:table-cell office:value-type="string">
            <text:p>FirstCharacter-main_story_first_character-1085b707</text:p>
          </table:table-cell>
          <table:table-cell office:value-type="string">
            <text:p>: Temi che le persone a cui vuoi bene si sentano tradite dalla scelta che farai.</text:p>
          </table:table-cell>
          <table:table-cell/>
        </table:table-row>
        <table:table-row table:style-name="ro1">
          <table:table-cell office:value-type="string">
            <text:p>FirstCharacter-main_story_first_character-0f546589</text:p>
          </table:table-cell>
          <table:table-cell office:value-type="string">
            <text:p>Con Talco puoi litigare, eppure siete legatissim3.</text:p>
          </table:table-cell>
          <table:table-cell/>
        </table:table-row>
        <table:table-row table:style-name="ro2">
          <table:table-cell office:value-type="string">
            <text:p>FirstCharacter-main_story_first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FirstCharacter-main_story_first_character-7cf02118</text:p>
          </table:table-cell>
          <table:table-cell office:value-type="string">
            <text:p>: Lə Talco che hai raccontato si arrabbierebbe di più se tu facessi una scelta per te pensando a ləi.</text:p>
          </table:table-cell>
          <table:table-cell/>
        </table:table-row>
        <table:table-row table:style-name="ro1">
          <table:table-cell office:value-type="string">
            <text:p>FirstCharacter-main_story_first_character-a4b472f2</text:p>
          </table:table-cell>
          <table:table-cell office:value-type="string">
            <text:p>La paura di tradire è un'altra faccia dell'ego.</text:p>
          </table:table-cell>
          <table:table-cell/>
        </table:table-row>
        <table:table-row table:style-name="ro1">
          <table:table-cell office:value-type="string">
            <text:p>FirstCharacter-main_story_first_character-ea142062</text:p>
          </table:table-cell>
          <table:table-cell office:value-type="string">
            <text:p>: È la voglia di sembrare impeccabili.</text:p>
          </table:table-cell>
          <table:table-cell/>
        </table:table-row>
        <table:table-row table:style-name="ro1">
          <table:table-cell office:value-type="string">
            <text:p>FirstCharacter-main_story_first_character-4ffea4d0</text:p>
          </table:table-cell>
          <table:table-cell office:value-type="string">
            <text:p>: Infallibili.</text:p>
          </table:table-cell>
          <table:table-cell/>
        </table:table-row>
        <table:table-row table:style-name="ro1">
          <table:table-cell office:value-type="string">
            <text:p>FirstCharacter-main_story_first_character-9935a5ae</text:p>
          </table:table-cell>
          <table:table-cell office:value-type="string">
            <text:p>: Inattaccabili.</text:p>
          </table:table-cell>
          <table:table-cell/>
        </table:table-row>
        <table:table-row table:style-name="ro2">
          <table:table-cell office:value-type="string">
            <text:p>FirstCharacter-main_story_first_character-efdab6b0</text:p>
          </table:table-cell>
          <table:table-cell office:value-type="string">
            <text:p>: Ma amore e crescita prosperano nell'errore e nella vulnerabilità.</text:p>
          </table:table-cell>
          <table:table-cell/>
        </table:table-row>
        <table:table-row table:style-name="ro1">
          <table:table-cell office:value-type="string">
            <text:p>FirstCharacter-main_story_first_character-9eeef2b5</text:p>
          </table:table-cell>
          <table:table-cell office:value-type="string">
            <text:p>Ti preoccupi molto di loro, e poco di te.</text:p>
          </table:table-cell>
          <table:table-cell/>
        </table:table-row>
        <table:table-row table:style-name="ro2">
          <table:table-cell office:value-type="string">
            <text:p>FirstCharacter-main_story_first_character-22507350</text:p>
          </table:table-cell>
          <table:table-cell office:value-type="string">
            <text:p>: Non ti sei chiesta molto dove eri, ti sei messa solo a cercare Talco.</text:p>
          </table:table-cell>
          <table:table-cell/>
        </table:table-row>
        <table:table-row table:style-name="ro1">
          <table:table-cell office:value-type="string">
            <text:p>FirstCharacter-main_story_first_character-0518dbbe</text:p>
          </table:table-cell>
          <table:table-cell office:value-type="string">
            <text:p>: Ti sei preoccupata per Jonah.</text:p>
          </table:table-cell>
          <table:table-cell/>
        </table:table-row>
        <table:table-row table:style-name="ro1">
          <table:table-cell office:value-type="string">
            <text:p>FirstCharacter-main_story_first_character-2f42f4e2</text:p>
          </table:table-cell>
          <table:table-cell office:value-type="string">
            <text:p>: Ma per te?</text:p>
          </table:table-cell>
          <table:table-cell/>
        </table:table-row>
        <table:table-row table:style-name="ro1">
          <table:table-cell office:value-type="string">
            <text:p>FirstCharacter-main_story_first_character-87e209af</text:p>
          </table:table-cell>
          <table:table-cell office:value-type="string">
            <text:p>Forse accadrà, ma non è un tuo problema.</text:p>
          </table:table-cell>
          <table:table-cell/>
        </table:table-row>
        <table:table-row table:style-name="ro1">
          <table:table-cell office:value-type="string">
            <text:p>FirstCharacter-main_story_first_character-dfcb2512</text:p>
          </table:table-cell>
          <table:table-cell office:value-type="string">
            <text:p>: Stai costruendo la tua vita, non la loro.</text:p>
          </table:table-cell>
          <table:table-cell/>
        </table:table-row>
        <table:table-row table:style-name="ro2">
          <table:table-cell office:value-type="string">
            <text:p>FirstCharacter-main_story_first_character-b133e5a9</text:p>
          </table:table-cell>
          <table:table-cell office:value-type="string">
            <text:p>: Se la pensano diversamente, non è amicizia, e ti sei salvata da qualcosa di peggiore.</text:p>
          </table:table-cell>
          <table:table-cell/>
        </table:table-row>
        <table:table-row table:style-name="ro1">
          <table:table-cell office:value-type="string">
            <text:p>FirstCharacter-main_story_first_character-9150ad6a</text:p>
          </table:table-cell>
          <table:table-cell office:value-type="string">
            <text:p>Tradiamo la fiducia se rompiamo le regole a nostro vantaggio.</text:p>
          </table:table-cell>
          <table:table-cell/>
        </table:table-row>
        <table:table-row table:style-name="ro1">
          <table:table-cell office:value-type="string">
            <text:p>FirstCharacter-main_story_first_character-16a2ab67</text:p>
          </table:table-cell>
          <table:table-cell office:value-type="string">
            <text:p>: Hai deciso di giocare con loro e lasciar loro tutto il potere?</text:p>
          </table:table-cell>
          <table:table-cell/>
        </table:table-row>
        <table:table-row table:style-name="ro2">
          <table:table-cell office:value-type="string">
            <text:p>FirstCharacter-main_story_first_character-f9d4d6a5</text:p>
          </table:table-cell>
          <table:table-cell office:value-type="string">
            <text:p>: O è una regola implicita, che non avete mai concordato ma che senti nell'aria?</text:p>
          </table:table-cell>
          <table:table-cell/>
        </table:table-row>
        <table:table-row table:style-name="ro2">
          <table:table-cell office:value-type="string">
            <text:p>FirstCharacter-main_story_first_character-1ebd2c1b</text:p>
          </table:table-cell>
          <table:table-cell office:value-type="string">
            <text:p>: E a prescindere: abbiamo sempre il diritto di revocare un accordo, una regola.</text:p>
          </table:table-cell>
          <table:table-cell/>
        </table:table-row>
        <table:table-row table:style-name="ro2">
          <table:table-cell office:value-type="string">
            <text:p>FirstCharacter-main_story_first_character-4b577060</text:p>
          </table:table-cell>
          <table:table-cell office:value-type="string">
            <text:p>: Vedi una scelta come una strada chiusa, qualcosa da cui non poter tornare indietro.</text:p>
          </table:table-cell>
          <table:table-cell/>
        </table:table-row>
        <table:table-row table:style-name="ro1">
          <table:table-cell office:value-type="string">
            <text:p>FirstCharacter-main_story_first_character-99af2997</text:p>
          </table:table-cell>
          <table:table-cell office:value-type="string">
            <text:p>Se non tiri nessun dado, non c'è storia da far avanzare.</text:p>
          </table:table-cell>
          <table:table-cell/>
        </table:table-row>
        <table:table-row table:style-name="ro2">
          <table:table-cell office:value-type="string">
            <text:p>FirstCharacter-main_story_first_character-675b1dca</text:p>
          </table:table-cell>
          <table:table-cell office:value-type="string">
            <text:p>: Quando giochi non sempre le cose vanno come vuoi, ma comunque &lt;i&gt;vanno&lt;/i&gt;.</text:p>
          </table:table-cell>
          <table:table-cell/>
        </table:table-row>
        <table:table-row table:style-name="ro2">
          <table:table-cell office:value-type="string">
            <text:p>FirstCharacter-main_story_first_character-913531f6</text:p>
          </table:table-cell>
          <table:table-cell office:value-type="string">
            <text:p>: E fintanto che le cose hanno di dove andare, c'è tempo per cambiare.</text:p>
          </table:table-cell>
          <table:table-cell/>
        </table:table-row>
        <table:table-row table:style-name="ro1">
          <table:table-cell office:value-type="string">
            <text:p>FirstCharacter-main_story_first_character-e70d7cbc</text:p>
          </table:table-cell>
          <table:table-cell office:value-type="string">
            <text:p>: E a volte anche ritirare i dadi.</text:p>
          </table:table-cell>
          <table:table-cell/>
        </table:table-row>
        <table:table-row table:style-name="ro2">
          <table:table-cell office:value-type="string">
            <text:p>FirstCharacter-main_story_first_character-94073958</text:p>
          </table:table-cell>
          <table:table-cell office:value-type="string">
            <text:p>Tutt3 hanno immaginato sorti diverse per Jonah, ma nessuna fine.</text:p>
          </table:table-cell>
          <table:table-cell/>
        </table:table-row>
        <table:table-row table:style-name="ro1">
          <table:table-cell office:value-type="string">
            <text:p>FirstCharacter-main_story_first_character-bdfe1ad7</text:p>
          </table:table-cell>
          <table:table-cell office:value-type="string">
            <text:p>: Ogni passo avanti prevede la possibilità di tornare indietro.</text:p>
          </table:table-cell>
          <table:table-cell/>
        </table:table-row>
        <table:table-row table:style-name="ro1">
          <table:table-cell office:value-type="string">
            <text:p>FirstCharacter-main_story_first_character-88cff630</text:p>
          </table:table-cell>
          <table:table-cell office:value-type="string">
            <text:p>: A volte è più difficile, a volte meno, ma è sempre possibile.</text:p>
          </table:table-cell>
          <table:table-cell/>
        </table:table-row>
        <table:table-row table:style-name="ro1">
          <table:table-cell office:value-type="string">
            <text:p>FirstCharacter-main_story_first_character-c99c81f5</text:p>
          </table:table-cell>
          <table:table-cell office:value-type="string">
            <text:p>Eppure la prima cosa che hai visto qui sono otto sentieri.</text:p>
          </table:table-cell>
          <table:table-cell/>
        </table:table-row>
        <table:table-row table:style-name="ro1">
          <table:table-cell office:value-type="string">
            <text:p>FirstCharacter-main_story_first_character-85c64c82</text:p>
          </table:table-cell>
          <table:table-cell office:value-type="string">
            <text:p>: Otto luoghi dove andare.</text:p>
          </table:table-cell>
          <table:table-cell/>
        </table:table-row>
        <table:table-row table:style-name="ro2">
          <table:table-cell office:value-type="string">
            <text:p>FirstCharacter-main_story_first_character-6f65a647</text:p>
          </table:table-cell>
          <table:table-cell office:value-type="string">
            <text:p>: E ogni sentiero ha una direzione in cui andare, e una da cui tornare.</text:p>
          </table:table-cell>
          <table:table-cell/>
        </table:table-row>
        <table:table-row table:style-name="ro1">
          <table:table-cell office:value-type="string">
            <text:p>FirstCharacter-main_story_first_character-942f148c</text:p>
          </table:table-cell>
          <table:table-cell office:value-type="string">
            <text:p>: A volte l'erba può essere cresciuta.</text:p>
          </table:table-cell>
          <table:table-cell/>
        </table:table-row>
        <table:table-row table:style-name="ro1">
          <table:table-cell office:value-type="string">
            <text:p>FirstCharacter-main_story_first_character-201db8a1</text:p>
          </table:table-cell>
          <table:table-cell office:value-type="string">
            <text:p>: A volte l'acqua può averne cancellato un pezzo.</text:p>
          </table:table-cell>
          <table:table-cell/>
        </table:table-row>
        <table:table-row table:style-name="ro1">
          <table:table-cell office:value-type="string">
            <text:p>FirstCharacter-main_story_first_character-47897133</text:p>
          </table:table-cell>
          <table:table-cell office:value-type="string">
            <text:p>: Ma il sentiero è sempre lì, ad aspettare.</text:p>
          </table:table-cell>
          <table:table-cell/>
        </table:table-row>
        <table:table-row table:style-name="ro1">
          <table:table-cell office:value-type="string">
            <text:p>FirstCharacter-main_story_first_character-9be3c73a</text:p>
          </table:table-cell>
          <table:table-cell office:value-type="string">
            <text:p>A suo modo, la storia di Jonah è un successo.</text:p>
          </table:table-cell>
          <table:table-cell/>
        </table:table-row>
        <table:table-row table:style-name="ro2">
          <table:table-cell office:value-type="string">
            <text:p>FirstCharacter-main_story_first_character-f4cdb03f</text:p>
          </table:table-cell>
          <table:table-cell office:value-type="string">
            <text:p>: Ha deciso che non gli stava più bene quello che aveva, e si è mosso per cambiarlo.</text:p>
          </table:table-cell>
          <table:table-cell/>
        </table:table-row>
        <table:table-row table:style-name="ro2">
          <table:table-cell office:value-type="string">
            <text:p>FirstCharacter-main_story_first_character-90e6afb2</text:p>
          </table:table-cell>
          <table:table-cell office:value-type="string">
            <text:p>: E il leggere negativamente le cose che forse gli sono capitate raccontano nulla di Jonah e molto di chi le racconta.</text:p>
          </table:table-cell>
          <table:table-cell/>
        </table:table-row>
        <table:table-row table:style-name="ro2">
          <table:table-cell office:value-type="string">
            <text:p>FirstCharacter-main_story_first_character-367951a9</text:p>
          </table:table-cell>
          <table:table-cell office:value-type="string">
            <text:p>: C'è orgoglio anche dietro una cassa del supermercato, non solo su palco.</text:p>
          </table:table-cell>
          <table:table-cell/>
        </table:table-row>
        <table:table-row table:style-name="ro1">
          <table:table-cell office:value-type="string">
            <text:p>FirstCharacter-main_story_first_character-d59289aa</text:p>
          </table:table-cell>
          <table:table-cell office:value-type="string">
            <text:p>Ragioni come se fossi sola se dovessi cadere.</text:p>
          </table:table-cell>
          <table:table-cell/>
        </table:table-row>
        <table:table-row table:style-name="ro1">
          <table:table-cell office:value-type="string">
            <text:p>FirstCharacter-main_story_first_character-c5a67bf9</text:p>
          </table:table-cell>
          <table:table-cell office:value-type="string">
            <text:p>: Pensi che Talco ti abbandonerebbe?</text:p>
          </table:table-cell>
          <table:table-cell/>
        </table:table-row>
        <table:table-row table:style-name="ro1">
          <table:table-cell office:value-type="string">
            <text:p>FirstCharacter-main_story_first_character-53e483fc</text:p>
          </table:table-cell>
          <table:table-cell office:value-type="string">
            <text:p>: Anna? Olga? Persino Ennio.</text:p>
          </table:table-cell>
          <table:table-cell/>
        </table:table-row>
        <table:table-row table:style-name="ro1">
          <table:table-cell office:value-type="string">
            <text:p>FirstCharacter-main_story_first_character-5e7f86d7</text:p>
          </table:table-cell>
          <table:table-cell office:value-type="string">
            <text:p>: I tuoi genitori.</text:p>
          </table:table-cell>
          <table:table-cell/>
        </table:table-row>
        <table:table-row table:style-name="ro2">
          <table:table-cell office:value-type="string">
            <text:p>FirstCharacter-main_story_first_character-11065d5f</text:p>
          </table:table-cell>
          <table:table-cell office:value-type="string">
            <text:p>: Anche se a volte i vostri cuori sono distanti, quando c'è un bisogno sappiamo sempre ritrovarci.</text:p>
          </table:table-cell>
          <table:table-cell/>
        </table:table-row>
        <table:table-row table:style-name="ro2">
          <table:table-cell office:value-type="string">
            <text:p>FirstCharacter-main_story_first_character-fcbb408f</text:p>
          </table:table-cell>
          <table:table-cell office:value-type="string">
            <text:p> Questo posto ti ha assegnato un nome, e quel nome è Chitarra. Ma tu lo vedi come una rinuncia.</text:p>
          </table:table-cell>
          <table:table-cell/>
        </table:table-row>
        <table:table-row table:style-name="ro1">
          <table:table-cell office:value-type="string">
            <text:p>FirstCharacter-main_story_first_character-2fb961f8</text:p>
          </table:table-cell>
          <table:table-cell office:value-type="string">
            <text:p>Giocare è bello perché puoi sempre rinunciare a farlo.</text:p>
          </table:table-cell>
          <table:table-cell/>
        </table:table-row>
        <table:table-row table:style-name="ro2">
          <table:table-cell office:value-type="string">
            <text:p>FirstCharacter-main_story_first_character-138cead4</text:p>
          </table:table-cell>
          <table:table-cell office:value-type="string">
            <text:p>: Quando una roba la devi fare anche quando non vuoi, quello è il lavoro.</text:p>
          </table:table-cell>
          <table:table-cell/>
        </table:table-row>
        <table:table-row table:style-name="ro1">
          <table:table-cell office:value-type="string">
            <text:p>FirstCharacter-main_story_first_character-e2badf63</text:p>
          </table:table-cell>
          <table:table-cell office:value-type="string">
            <text:p>: Per questo fa schifo.</text:p>
          </table:table-cell>
          <table:table-cell/>
        </table:table-row>
        <table:table-row table:style-name="ro1">
          <table:table-cell office:value-type="string">
            <text:p>FirstCharacter-main_story_first_character-6cc98708</text:p>
          </table:table-cell>
          <table:table-cell office:value-type="string">
            <text:p>Quando Anna ha rinunciato all'ex, è rinata.</text:p>
          </table:table-cell>
          <table:table-cell/>
        </table:table-row>
        <table:table-row table:style-name="ro1">
          <table:table-cell office:value-type="string">
            <text:p>FirstCharacter-main_story_first_character-309fccc6</text:p>
          </table:table-cell>
          <table:table-cell office:value-type="string">
            <text:p>: Rinunciare vuol dire anche prendersi cura di sé.</text:p>
          </table:table-cell>
          <table:table-cell/>
        </table:table-row>
        <table:table-row table:style-name="ro1">
          <table:table-cell office:value-type="string">
            <text:p>FirstCharacter-main_story_first_character-88a2fbc5</text:p>
          </table:table-cell>
          <table:table-cell office:value-type="string">
            <text:p>: Un atto d'amore quando qualcosa non ci fa più bene.</text:p>
          </table:table-cell>
          <table:table-cell/>
        </table:table-row>
        <table:table-row table:style-name="ro1">
          <table:table-cell office:value-type="string">
            <text:p>FirstCharacter-main_story_first_character-266094f1</text:p>
          </table:table-cell>
          <table:table-cell office:value-type="string">
            <text:p>Un infinito più piccolo resta comunque infinito.</text:p>
          </table:table-cell>
          <table:table-cell/>
        </table:table-row>
        <table:table-row table:style-name="ro1">
          <table:table-cell office:value-type="string">
            <text:p>FirstCharacter-main_story_first_character-d23d6e0e</text:p>
          </table:table-cell>
          <table:table-cell office:value-type="string">
            <text:p>: Rinuncia a una cosa e sarai comunque tutto.</text:p>
          </table:table-cell>
          <table:table-cell/>
        </table:table-row>
        <table:table-row table:style-name="ro1">
          <table:table-cell office:value-type="string">
            <text:p>FirstCharacter-main_story_first_character-a78472ed</text:p>
          </table:table-cell>
          <table:table-cell office:value-type="string">
            <text:p>: Un nome è solo un nome.</text:p>
          </table:table-cell>
          <table:table-cell/>
        </table:table-row>
        <table:table-row table:style-name="ro1">
          <table:table-cell office:value-type="string">
            <text:p>FirstCharacter-main_story_first_character-984e4bb3</text:p>
          </table:table-cell>
          <table:table-cell office:value-type="string">
            <text:p>: Una persona è un universo intero.</text:p>
          </table:table-cell>
          <table:table-cell/>
        </table:table-row>
        <table:table-row table:style-name="ro1">
          <table:table-cell office:value-type="string">
            <text:p>FirstCharacter-main_story_first_character-5a9446b3</text:p>
          </table:table-cell>
          <table:table-cell office:value-type="string">
            <text:p>Rinunciando a cercare Talco ti sei tutelata.</text:p>
          </table:table-cell>
          <table:table-cell/>
        </table:table-row>
        <table:table-row table:style-name="ro2">
          <table:table-cell office:value-type="string">
            <text:p>FirstCharacter-main_story_first_character-4e4a03d2</text:p>
          </table:table-cell>
          <table:table-cell office:value-type="string">
            <text:p>: Se una cosa non ha senso, non ha senso anche se continuiamo ad insistere nel farla.</text:p>
          </table:table-cell>
          <table:table-cell/>
        </table:table-row>
        <table:table-row table:style-name="ro1">
          <table:table-cell office:value-type="string">
            <text:p>FirstCharacter-main_story_first_character-8ee7af29</text:p>
          </table:table-cell>
          <table:table-cell office:value-type="string">
            <text:p>C'è più coraggio nella rinuncia che nel compromesso.</text:p>
          </table:table-cell>
          <table:table-cell/>
        </table:table-row>
        <table:table-row table:style-name="ro2">
          <table:table-cell office:value-type="string">
            <text:p>FirstCharacter-main_story_first_character-dc994fd7</text:p>
          </table:table-cell>
          <table:table-cell office:value-type="string">
            <text:p>: Spesso è più costosa, ma la coerenza personale non ha prezzo.</text:p>
          </table:table-cell>
          <table:table-cell/>
        </table:table-row>
        <table:table-row table:style-name="ro1">
          <table:table-cell office:value-type="string">
            <text:p>FirstCharacter-main_story_first_character-919691bd</text:p>
          </table:table-cell>
          <table:table-cell office:value-type="string">
            <text:p>Per questo ti dico:</text:p>
          </table:table-cell>
          <table:table-cell/>
        </table:table-row>
        <table:table-row table:style-name="ro1">
          <table:table-cell office:value-type="string">
            <text:p>FirstCharacter-main_story_first_character-e1c038ae</text:p>
          </table:table-cell>
          <table:table-cell office:value-type="string">
            <text:p>Prendi una strada e se non ti piace cambiala!</text:p>
          </table:table-cell>
          <table:table-cell/>
        </table:table-row>
        <table:table-row table:style-name="ro1">
          <table:table-cell office:value-type="string">
            <text:p>FirstCharacter-main_story_first_character-1935f23b</text:p>
          </table:table-cell>
          <table:table-cell office:value-type="string">
            <text:p>Dai alla tua vita uno scopo più grande.</text:p>
          </table:table-cell>
          <table:table-cell/>
        </table:table-row>
        <table:table-row table:style-name="ro1">
          <table:table-cell office:value-type="string">
            <text:p>FirstCharacter-main_story_first_character-19d3d05d</text:p>
          </table:table-cell>
          <table:table-cell office:value-type="string">
            <text:p>Ogni gioco richiede una pausa, e tu hai bisogno di ascoltarti.</text:p>
          </table:table-cell>
          <table:table-cell/>
        </table:table-row>
        <table:table-row table:style-name="ro1">
          <table:table-cell office:value-type="string">
            <text:p>FirstCharacter-main_story_first_character-debfe80e</text:p>
          </table:table-cell>
          <table:table-cell office:value-type="string">
            <text:p>Non deluderai i tuoi amici: loro saranno sempre con te.</text:p>
          </table:table-cell>
          <table:table-cell/>
        </table:table-row>
        <table:table-row table:style-name="ro1">
          <table:table-cell office:value-type="string">
            <text:p>FirstCharacter-main_story_first_character-6c44164a</text:p>
          </table:table-cell>
          <table:table-cell office:value-type="string">
            <text:p>Questa non è la tua strada. Succede. Ora puoi cambiare.</text:p>
          </table:table-cell>
          <table:table-cell/>
        </table:table-row>
        <table:table-row table:style-name="ro1">
          <table:table-cell office:value-type="string">
            <text:p>FirstCharacter-main_story_first_character-241c3702</text:p>
          </table:table-cell>
          <table:table-cell office:value-type="string">
            <text:p>: Grazie, {name}.</text:p>
          </table:table-cell>
          <table:table-cell/>
        </table:table-row>
        <table:table-row table:style-name="ro1">
          <table:table-cell office:value-type="string">
            <text:p>FirstCharacter-main_story_first_character-cd2a4414</text:p>
          </table:table-cell>
          <table:table-cell office:value-type="string">
            <text:p>: Mentre ti ascoltavo mi è nata una nuova canzone in testa.</text:p>
          </table:table-cell>
          <table:table-cell/>
        </table:table-row>
        <table:table-row table:style-name="ro1">
          <table:table-cell office:value-type="string">
            <text:p>FirstCharacter-main_story_first_character-07e40cdf</text:p>
          </table:table-cell>
          <table:table-cell office:value-type="string">
            <text:p>: La canzone del mio nome.</text:p>
          </table:table-cell>
          <table:table-cell/>
        </table:table-row>
        <table:table-row table:style-name="ro4">
          <table:table-cell office:value-type="string">
            <text:p>FirstCharacter-main_story_first_character-af0d3add</text:p>
          </table:table-cell>
          <table:table-cell office:value-type="string">
            <text:p>: Non vorrei deluderti, ma &lt;b&gt;resterà Chitarra&lt;/b&gt;, perché l'unica cosa che posso fare è non fare nulla e lasciare che le cose accadano.</text:p>
          </table:table-cell>
          <table:table-cell/>
        </table:table-row>
        <table:table-row table:style-name="ro1">
          <table:table-cell office:value-type="string">
            <text:p>FirstCharacter-main_story_first_character-00c79b53</text:p>
          </table:table-cell>
          <table:table-cell office:value-type="string">
            <text:p>: Perdonami il cringe, ma non posso fare diversamente.</text:p>
          </table:table-cell>
          <table:table-cell/>
        </table:table-row>
        <table:table-row table:style-name="ro2">
          <table:table-cell office:value-type="string">
            <text:p>FirstCharacter-main_story_first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FirstCharacter-main_story_first_character-b39421b9</text:p>
          </table:table-cell>
          <table:table-cell office:value-type="string">
            <text:p>: Mi chiamerò &lt;b&gt;Ragazza Orchestra&lt;/b&gt;: nel non saper rinunciare sono diventata l'ornitorinco della musica.</text:p>
          </table:table-cell>
          <table:table-cell/>
        </table:table-row>
        <table:table-row table:style-name="ro2">
          <table:table-cell office:value-type="string">
            <text:p>FirstCharacter-main_story_first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FirstCharacter-main_story_first_character-07f8d7d6</text:p>
          </table:table-cell>
          <table:table-cell office:value-type="string">
            <text:p>: Mi chiamerò &lt;b&gt;Ocarina&lt;/b&gt;: perché il suo suono è gioco e festa.</text:p>
          </table:table-cell>
          <table:table-cell/>
        </table:table-row>
        <table:table-row table:style-name="ro2">
          <table:table-cell office:value-type="string">
            <text:p>FirstCharacter-main_story_first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FirstCharacter-main_story_first_character-c54bc862</text:p>
          </table:table-cell>
          <table:table-cell office:value-type="string">
            <text:p>: C'è una cosa che devo dirti ama.</text:p>
          </table:table-cell>
          <table:table-cell/>
        </table:table-row>
        <table:table-row table:style-name="ro1">
          <table:table-cell office:value-type="string">
            <text:p>FirstCharacter-main_story_first_character-6f6f6ec8</text:p>
          </table:table-cell>
          <table:table-cell office:value-type="string">
            <text:p>: Riguarda {charNameFive}.</text:p>
          </table:table-cell>
          <table:table-cell/>
        </table:table-row>
        <table:table-row table:style-name="ro4">
          <table:table-cell office:value-type="string">
            <text:p>FirstCharacter-main_story_first_character-ea961ced</text:p>
          </table:table-cell>
          <table:table-cell office:value-type="string">
            <text:p>: Non voglio sembrare una snitch ma continuo a chiedermi: qual è il confine tra essere una brava persona ed essere una manipolatrice?</text:p>
          </table:table-cell>
          <table:table-cell/>
        </table:table-row>
        <table:table-row table:style-name="ro1">
          <table:table-cell office:value-type="string">
            <text:p>FirstCharacter-main_story_first_character-b2f6ae1f</text:p>
          </table:table-cell>
          <table:table-cell office:value-type="string">
            <text:p>: A me non la conta giusta quella.</text:p>
          </table:table-cell>
          <table:table-cell/>
        </table:table-row>
        <table:table-row table:style-name="ro2">
          <table:table-cell office:value-type="string">
            <text:p>FirstCharacter-main_story_first_character-3bf18efb</text:p>
          </table:table-cell>
          <table:table-cell office:value-type="string">
            <text:p>: Però tra un po' mi potrò levare di culo e non è più un mio problema.</text:p>
          </table:table-cell>
          <table:table-cell/>
        </table:table-row>
        <table:table-row table:style-name="ro2">
          <table:table-cell office:value-type="string">
            <text:p>FirstCharacter-main_story_first_character-b98d5f94</text:p>
          </table:table-cell>
          <table:table-cell office:value-type="string">
            <text:p>: Ma se hai intenzione di restare qui a lungo, forse devi chiedertelo anche tu.</text:p>
          </table:table-cell>
          <table:table-cell/>
        </table:table-row>
        <table:table-row table:style-name="ro2">
          <table:table-cell office:value-type="string">
            <text:p>FirstCharacter-main_story_first_character-ef375408</text:p>
          </table:table-cell>
          <table:table-cell office:value-type="string">
            <text:p>: E ora resterò qui a romperti le gonadi ancora per un po', in attesa del prossimo treno.</text:p>
          </table:table-cell>
          <table:table-cell/>
        </table:table-row>
        <table:table-row table:style-name="ro7">
          <table:table-cell office:value-type="string">
            <text:p>FirstCharacter-first_char_story_ended-0775b4bc</text:p>
          </table:table-cell>
          <table:table-cell office:value-type="string">
            <text:p>: {~ Quanto mi prenderà per il culo Talco, quando lə racconterò tutta questa storia?|Comunque in questo posto dovreste mettere almeno un piano bar.|Se lo dico all3 am3 del conservatorio mi fanno il culo, ma vado pazza per le k-pop night.|Ma tu l'hai vista quella strana rana nello stagno?}</text:p>
          </table:table-cell>
          <table:table-cell/>
        </table:table-row>
        <table:table-row table:style-name="ro1">
          <table:table-cell office:value-type="string">
            <text:p>FirstCharacter-first_char_story_ended-960bb40d</text:p>
          </table:table-cell>
          <table:table-cell office:value-type="string">
            <text:p>: Ama: è il momento di tornare a casa.</text:p>
          </table:table-cell>
          <table:table-cell/>
        </table:table-row>
        <table:table-row table:style-name="ro2">
          <table:table-cell office:value-type="string">
            <text:p>FirstCharacter-first_char_story_ended-d134af04</text:p>
          </table:table-cell>
          <table:table-cell office:value-type="string">
            <text:p>: Non ho idea di che cosa accadrà, sinceramente, ma almeno ora mi sento pronta.</text:p>
          </table:table-cell>
          <table:table-cell/>
        </table:table-row>
        <table:table-row table:style-name="ro2">
          <table:table-cell office:value-type="string">
            <text:p>FirstCharacter-first_char_story_ended-73584bac</text:p>
          </table:table-cell>
          <table:table-cell office:value-type="string">
            <text:p>: E non cringiare ma: grazie. Mi hai dato una mano enorme. Me lo ricorderò.</text:p>
          </table:table-cell>
          <table:table-cell/>
        </table:table-row>
        <table:table-row table:style-name="ro1">
          <table:table-cell office:value-type="string">
            <text:p>FirstCharacter-first_char_story_ended-83c2ba32</text:p>
          </table:table-cell>
          <table:table-cell office:value-type="string">
            <text:p>: Vedremo cosa mi accadrà.</text:p>
          </table:table-cell>
          <table:table-cell/>
        </table:table-row>
        <table:table-row table:style-name="ro8">
          <table:table-cell office:value-type="string">
            <text:p>FirstCharacter-first_character_opinions-230715f0</text:p>
          </table:table-cell>
          <table:table-cell office:value-type="string">
            <text:p>: {~ Talco dice sempre che bisogna sporcarsi le mani per capire il mondo.|Se proprio devo restare qui, tiro su una band con le api. Sono troppo chaddone loro.|Comunque il Ghiberti ha una moglie che è stra in gamba. Forse a volte ci si deve compensare. E visto che Talco è svegliə, io allora sono l'idiota della cumpa.|Resti tra noi, ma il Conservatorio è un posto del cazzo. C'è una competitività che non c'entra nulla con la musica.|Mi scoccia litigare con mio padre, ma io e il suo modo di fare NON. ANDIAMO. D'ACCORDO. Zero, ama. Zero.}</text:p>
          </table:table-cell>
          <table:table-cell/>
        </table:table-row>
        <table:table-row table:style-name="ro1">
          <table:table-cell office:value-type="string">
            <text:p>SecondCharacter-second_character-8b801881</text:p>
          </table:table-cell>
          <table:table-cell office:value-type="string">
            <text:p>SecondCharacter</text:p>
          </table:table-cell>
          <table:table-cell office:value-type="string">
            <text:p>SecondCharacter</text:p>
          </table:table-cell>
        </table:table-row>
        <table:table-row table:style-name="ro2">
          <table:table-cell office:value-type="string">
            <text:p>SecondCharacter-talk_with_second_character-c59235d6</text:p>
          </table:table-cell>
          <table:table-cell office:value-type="string">
            <text:p>: {~ Mi sento triste, ti spiace tornare dopo?|Scusa {name} ma voglio stare solo.|In questo momento sono giù.}</text:p>
          </table:table-cell>
          <table:table-cell/>
        </table:table-row>
        <table:table-row table:style-name="ro2">
          <table:table-cell office:value-type="string">
            <text:p>SecondCharacter-talk_with_second_character-53e901e7</text:p>
          </table:table-cell>
          <table:table-cell office:value-type="string">
            <text:p>???}: {~ Torna dopo.|Ora ho voglia di stare da solo.|Lasciami in pace.|Non ho voglia di parlare.</text:p>
          </table:table-cell>
          <table:table-cell/>
        </table:table-row>
        <table:table-row table:style-name="ro1">
          <table:table-cell office:value-type="string">
            <text:p>SecondCharacter-talk_with_second_character-04506eca</text:p>
          </table:table-cell>
          <table:table-cell office:value-type="string">
            <text:p>???}: {~ Ciao {name}!|Ciao.|...</text:p>
          </table:table-cell>
          <table:table-cell/>
        </table:table-row>
        <table:table-row table:style-name="ro1">
          <table:table-cell office:value-type="string">
            <text:p>SecondCharacter-talk_with_second_character-371d26f2</text:p>
          </table:table-cell>
          <table:table-cell office:value-type="string">
            <text:p>Ti va di raccontarmi qualcosa di te?</text:p>
          </table:table-cell>
          <table:table-cell/>
        </table:table-row>
        <table:table-row table:style-name="ro1">
          <table:table-cell office:value-type="string">
            <text:p>SecondCharacter-talk_with_second_character-7fb2fe4e</text:p>
          </table:table-cell>
          <table:table-cell office:value-type="string">
            <text:p>Voglio regalarti una cosa.</text:p>
          </table:table-cell>
          <table:table-cell/>
        </table:table-row>
        <table:table-row table:style-name="ro1">
          <table:table-cell office:value-type="string">
            <text:p>SecondCharacter-talk_with_second_character-646d39ad</text:p>
          </table:table-cell>
          <table:table-cell office:value-type="string">
            <text:p>, ti va di guardare assieme le cose in modo diverso?</text:p>
          </table:table-cell>
          <table:table-cell/>
        </table:table-row>
        <table:table-row table:style-name="ro1">
          <table:table-cell office:value-type="string">
            <text:p>SecondCharacter-talk_with_second_character-04b17f94</text:p>
          </table:table-cell>
          <table:table-cell office:value-type="string">
            <text:p>Riprendiamo quella storia?</text:p>
          </table:table-cell>
          <table:table-cell/>
        </table:table-row>
        <table:table-row table:style-name="ro1">
          <table:table-cell office:value-type="string">
            <text:p>SecondCharacter-talk_with_second_character-598d0215</text:p>
          </table:table-cell>
          <table:table-cell office:value-type="string">
            <text:p>Lascio il dialogo.</text:p>
          </table:table-cell>
          <table:table-cell/>
        </table:table-row>
        <table:table-row table:style-name="ro2">
          <table:table-cell office:value-type="string">
            <text:p>SecondCharacter-knowing_second_character-33073b3d</text:p>
          </table:table-cell>
          <table:table-cell office:value-type="string">
            <text:p>: {~ C'è una cosa che voglio dirti, ma te la dico quando non sarò allo stagno.}</text:p>
          </table:table-cell>
          <table:table-cell/>
        </table:table-row>
        <table:table-row table:style-name="ro1">
          <table:table-cell office:value-type="string">
            <text:p>SecondCharacter-knowing_second_character-5c747bf1</text:p>
          </table:table-cell>
          <table:table-cell office:value-type="string">
            <text:p>???: Perché sei qui?</text:p>
          </table:table-cell>
          <table:table-cell/>
        </table:table-row>
        <table:table-row table:style-name="ro1">
          <table:table-cell office:value-type="string">
            <text:p>SecondCharacter-knowing_second_character-3eb5b6ec</text:p>
          </table:table-cell>
          <table:table-cell office:value-type="string">
            <text:p>Questo luogo è assurdo e voglio capirlo.</text:p>
          </table:table-cell>
          <table:table-cell/>
        </table:table-row>
        <table:table-row table:style-name="ro1">
          <table:table-cell office:value-type="string">
            <text:p>SecondCharacter-knowing_second_character-ebdc9a51</text:p>
          </table:table-cell>
          <table:table-cell office:value-type="string">
            <text:p>???: Anche a me mi piace capire le cose.</text:p>
          </table:table-cell>
          <table:table-cell/>
        </table:table-row>
        <table:table-row table:style-name="ro1">
          <table:table-cell office:value-type="string">
            <text:p>SecondCharacter-knowing_second_character-31fa4692</text:p>
          </table:table-cell>
          <table:table-cell office:value-type="string">
            <text:p>???: I grandi si arrabbiano se faccio troppe domande.</text:p>
          </table:table-cell>
          <table:table-cell/>
        </table:table-row>
        <table:table-row table:style-name="ro1">
          <table:table-cell office:value-type="string">
            <text:p>SecondCharacter-knowing_second_character-f9ee3df8</text:p>
          </table:table-cell>
          <table:table-cell office:value-type="string">
            <text:p>???: Tipo: perché c'è la neve ma non fa freddo?</text:p>
          </table:table-cell>
          <table:table-cell/>
        </table:table-row>
        <table:table-row table:style-name="ro1">
          <table:table-cell office:value-type="string">
            <text:p>SecondCharacter-knowing_second_character-60cb53d7</text:p>
          </table:table-cell>
          <table:table-cell office:value-type="string">
            <text:p>???: Perché c'è una stazione ma non passa nessun treno?</text:p>
          </table:table-cell>
          <table:table-cell/>
        </table:table-row>
        <table:table-row table:style-name="ro1">
          <table:table-cell office:value-type="string">
            <text:p>SecondCharacter-knowing_second_character-05c8fd6b</text:p>
          </table:table-cell>
          <table:table-cell office:value-type="string">
            <text:p>???: Perché c'è vicino alla stazione ma non ci posso entrare?</text:p>
          </table:table-cell>
          <table:table-cell/>
        </table:table-row>
        <table:table-row table:style-name="ro1">
          <table:table-cell office:value-type="string">
            <text:p>SecondCharacter-knowing_second_character-21197c89</text:p>
          </table:table-cell>
          <table:table-cell office:value-type="string">
            <text:p>Perché è pieno di cose buffe!</text:p>
          </table:table-cell>
          <table:table-cell/>
        </table:table-row>
        <table:table-row table:style-name="ro1">
          <table:table-cell office:value-type="string">
            <text:p>SecondCharacter-knowing_second_character-7a4fad65</text:p>
          </table:table-cell>
          <table:table-cell office:value-type="string">
            <text:p>???: Uh.</text:p>
          </table:table-cell>
          <table:table-cell/>
        </table:table-row>
        <table:table-row table:style-name="ro1">
          <table:table-cell office:value-type="string">
            <text:p>SecondCharacter-knowing_second_character-ca4ccef9</text:p>
          </table:table-cell>
          <table:table-cell office:value-type="string">
            <text:p>???: Per ora ho esplorato solo la stazione.</text:p>
          </table:table-cell>
          <table:table-cell/>
        </table:table-row>
        <table:table-row table:style-name="ro1">
          <table:table-cell office:value-type="string">
            <text:p>SecondCharacter-knowing_second_character-32d1b9f7</text:p>
          </table:table-cell>
          <table:table-cell office:value-type="string">
            <text:p>???: Però il tabellone con le lettere è strano.</text:p>
          </table:table-cell>
          <table:table-cell/>
        </table:table-row>
        <table:table-row table:style-name="ro1">
          <table:table-cell office:value-type="string">
            <text:p>SecondCharacter-knowing_second_character-5e8b98c2</text:p>
          </table:table-cell>
          <table:table-cell office:value-type="string">
            <text:p>???: Le lettere non si danno al postino?</text:p>
          </table:table-cell>
          <table:table-cell/>
        </table:table-row>
        <table:table-row table:style-name="ro1">
          <table:table-cell office:value-type="string">
            <text:p>SecondCharacter-knowing_second_character-5da42227</text:p>
          </table:table-cell>
          <table:table-cell office:value-type="string">
            <text:p>???: E il postino non le porta alle persone?</text:p>
          </table:table-cell>
          <table:table-cell/>
        </table:table-row>
        <table:table-row table:style-name="ro1">
          <table:table-cell office:value-type="string">
            <text:p>SecondCharacter-knowing_second_character-e347a2bb</text:p>
          </table:table-cell>
          <table:table-cell office:value-type="string">
            <text:p>???: Mica le appende così!</text:p>
          </table:table-cell>
          <table:table-cell/>
        </table:table-row>
        <table:table-row table:style-name="ro1">
          <table:table-cell office:value-type="string">
            <text:p>SecondCharacter-knowing_second_character-69b0dea9</text:p>
          </table:table-cell>
          <table:table-cell office:value-type="string">
            <text:p>Perché &lt;b&gt;tu&lt;/b&gt; sei qui?</text:p>
          </table:table-cell>
          <table:table-cell/>
        </table:table-row>
        <table:table-row table:style-name="ro1">
          <table:table-cell office:value-type="string">
            <text:p>SecondCharacter-knowing_second_character-5d5d6ab3</text:p>
          </table:table-cell>
          <table:table-cell office:value-type="string">
            <text:p>???: Boh, che ne so?</text:p>
          </table:table-cell>
          <table:table-cell/>
        </table:table-row>
        <table:table-row table:style-name="ro1">
          <table:table-cell office:value-type="string">
            <text:p>SecondCharacter-knowing_second_character-8f8f4238</text:p>
          </table:table-cell>
          <table:table-cell office:value-type="string">
            <text:p>???: Era solo una domanda!</text:p>
          </table:table-cell>
          <table:table-cell/>
        </table:table-row>
        <table:table-row table:style-name="ro1">
          <table:table-cell office:value-type="string">
            <text:p>SecondCharacter-knowing_second_character-aa00e60f</text:p>
          </table:table-cell>
          <table:table-cell office:value-type="string">
            <text:p>Per aiutare chi è in difficoltà.</text:p>
          </table:table-cell>
          <table:table-cell/>
        </table:table-row>
        <table:table-row table:style-name="ro1">
          <table:table-cell office:value-type="string">
            <text:p>SecondCharacter-knowing_second_character-5fd7cc13</text:p>
          </table:table-cell>
          <table:table-cell office:value-type="string">
            <text:p>???: Come il veterinario?</text:p>
          </table:table-cell>
          <table:table-cell/>
        </table:table-row>
        <table:table-row table:style-name="ro1">
          <table:table-cell office:value-type="string">
            <text:p>SecondCharacter-knowing_second_character-4e61a25b</text:p>
          </table:table-cell>
          <table:table-cell office:value-type="string">
            <text:p>???: O come la maestra di ginnastica, che dice di aiutarmi.</text:p>
          </table:table-cell>
          <table:table-cell/>
        </table:table-row>
        <table:table-row table:style-name="ro1">
          <table:table-cell office:value-type="string">
            <text:p>SecondCharacter-knowing_second_character-152fd374</text:p>
          </table:table-cell>
          <table:table-cell office:value-type="string">
            <text:p>???: Ma poi mi sgrida se sbaglio?</text:p>
          </table:table-cell>
          <table:table-cell/>
        </table:table-row>
        <table:table-row table:style-name="ro1">
          <table:table-cell office:value-type="string">
            <text:p>SecondCharacter-knowing_second_character-75b71f06</text:p>
          </table:table-cell>
          <table:table-cell office:value-type="string">
            <text:p>Per capire meglio chi sono.</text:p>
          </table:table-cell>
          <table:table-cell/>
        </table:table-row>
        <table:table-row table:style-name="ro1">
          <table:table-cell office:value-type="string">
            <text:p>SecondCharacter-knowing_second_character-e01044be</text:p>
          </table:table-cell>
          <table:table-cell office:value-type="string">
            <text:p>???: Non sai chi sei?</text:p>
          </table:table-cell>
          <table:table-cell/>
        </table:table-row>
        <table:table-row table:style-name="ro1">
          <table:table-cell office:value-type="string">
            <text:p>SecondCharacter-knowing_second_character-16aaec65</text:p>
          </table:table-cell>
          <table:table-cell office:value-type="string">
            <text:p>???: A me mi piacerebbe essere un'altra persona a volte.</text:p>
          </table:table-cell>
          <table:table-cell/>
        </table:table-row>
        <table:table-row table:style-name="ro2">
          <table:table-cell office:value-type="string">
            <text:p>SecondCharacter-knowing_second_character-dbb8e47c</text:p>
          </table:table-cell>
          <table:table-cell office:value-type="string">
            <text:p>???: O un labrador, così se mi rotolo nel fango tutti ridono e non si arrabbiano.</text:p>
          </table:table-cell>
          <table:table-cell/>
        </table:table-row>
        <table:table-row table:style-name="ro2">
          <table:table-cell office:value-type="string">
            <text:p>SecondCharacter-knowing_second_character-a99a27ad</text:p>
          </table:table-cell>
          <table:table-cell office:value-type="string">
            <text:p>???: Ma non un gatto: sapevi che i gatti non sentono mica il sapore dolce?</text:p>
          </table:table-cell>
          <table:table-cell/>
        </table:table-row>
        <table:table-row table:style-name="ro1">
          <table:table-cell office:value-type="string">
            <text:p>SecondCharacter-knowing_second_character-2d89e005</text:p>
          </table:table-cell>
          <table:table-cell office:value-type="string">
            <text:p>???: Che cosa triste!</text:p>
          </table:table-cell>
          <table:table-cell/>
        </table:table-row>
        <table:table-row table:style-name="ro1">
          <table:table-cell office:value-type="string">
            <text:p>SecondCharacter-knowing_second_character-b2415556</text:p>
          </table:table-cell>
          <table:table-cell office:value-type="string">
            <text:p>???: Io sono qui perché è il mio compleanno.</text:p>
          </table:table-cell>
          <table:table-cell/>
        </table:table-row>
        <table:table-row table:style-name="ro1">
          <table:table-cell office:value-type="string">
            <text:p>SecondCharacter-knowing_second_character-f64cc2ca</text:p>
          </table:table-cell>
          <table:table-cell office:value-type="string">
            <text:p>???: Mamma mi ha promesso qualcosa di FIGHISSIMO!</text:p>
          </table:table-cell>
          <table:table-cell/>
        </table:table-row>
        <table:table-row table:style-name="ro2">
          <table:table-cell office:value-type="string">
            <text:p>SecondCharacter-knowing_second_character-fb8cb56a</text:p>
          </table:table-cell>
          <table:table-cell office:value-type="string">
            <text:p>???: L'anno scorso per Natale mi ha preso tutte le action figures dei miei videogiochi preferiti.</text:p>
          </table:table-cell>
          <table:table-cell/>
        </table:table-row>
        <table:table-row table:style-name="ro1">
          <table:table-cell office:value-type="string">
            <text:p>SecondCharacter-knowing_second_character-780344af</text:p>
          </table:table-cell>
          <table:table-cell office:value-type="string">
            <text:p>???: Ma poi papà me le ha rubate tutte.</text:p>
          </table:table-cell>
          <table:table-cell/>
        </table:table-row>
        <table:table-row table:style-name="ro1">
          <table:table-cell office:value-type="string">
            <text:p>SecondCharacter-knowing_second_character-67901ed2</text:p>
          </table:table-cell>
          <table:table-cell office:value-type="string">
            <text:p>: Povera anima!</text:p>
          </table:table-cell>
          <table:table-cell/>
        </table:table-row>
        <table:table-row table:style-name="ro1">
          <table:table-cell office:value-type="string">
            <text:p>SecondCharacter-knowing_second_character-b367cc2c</text:p>
          </table:table-cell>
          <table:table-cell office:value-type="string">
            <text:p>???: Ma lui mica ci può venire qui.</text:p>
          </table:table-cell>
          <table:table-cell/>
        </table:table-row>
        <table:table-row table:style-name="ro2">
          <table:table-cell office:value-type="string">
            <text:p>SecondCharacter-knowing_second_character-d808b668</text:p>
          </table:table-cell>
          <table:table-cell office:value-type="string">
            <text:p>???: Perché mamma ha detto che avrebbe dato solo a me qualcosa di bellissimo che papà non può rubare.</text:p>
          </table:table-cell>
          <table:table-cell/>
        </table:table-row>
        <table:table-row table:style-name="ro1">
          <table:table-cell office:value-type="string">
            <text:p>SecondCharacter-knowing_second_character-b2ed36eb</text:p>
          </table:table-cell>
          <table:table-cell office:value-type="string">
            <text:p>???: Ma dove trovo le caramelle?</text:p>
          </table:table-cell>
          <table:table-cell/>
        </table:table-row>
        <table:table-row table:style-name="ro2">
          <table:table-cell office:value-type="string">
            <text:p>SecondCharacter-knowing_second_character-6d3cb9fc</text:p>
          </table:table-cell>
          <table:table-cell office:value-type="string">
            <text:p>???: Mamma dice sempre che non c'è compleanno senza caramelle!</text:p>
          </table:table-cell>
          <table:table-cell/>
        </table:table-row>
        <table:table-row table:style-name="ro1">
          <table:table-cell office:value-type="string">
            <text:p>SecondCharacter-knowing_second_character-5820ba24</text:p>
          </table:table-cell>
          <table:table-cell office:value-type="string">
            <text:p>: O senza vinello.</text:p>
          </table:table-cell>
          <table:table-cell/>
        </table:table-row>
        <table:table-row table:style-name="ro1">
          <table:table-cell office:value-type="string">
            <text:p>SecondCharacter-knowing_second_character-61aaf426</text:p>
          </table:table-cell>
          <table:table-cell office:value-type="string">
            <text:p>Il compleanno arriva a prescindere dalle caramelle.</text:p>
          </table:table-cell>
          <table:table-cell/>
        </table:table-row>
        <table:table-row table:style-name="ro1">
          <table:table-cell office:value-type="string">
            <text:p>SecondCharacter-knowing_second_character-3cda70ab</text:p>
          </table:table-cell>
          <table:table-cell office:value-type="string">
            <text:p>???: Forse la data.</text:p>
          </table:table-cell>
          <table:table-cell/>
        </table:table-row>
        <table:table-row table:style-name="ro1">
          <table:table-cell office:value-type="string">
            <text:p>SecondCharacter-knowing_second_character-ca426b0c</text:p>
          </table:table-cell>
          <table:table-cell office:value-type="string">
            <text:p>???: Quella sì.</text:p>
          </table:table-cell>
          <table:table-cell/>
        </table:table-row>
        <table:table-row table:style-name="ro1">
          <table:table-cell office:value-type="string">
            <text:p>SecondCharacter-knowing_second_character-acfaa86f</text:p>
          </table:table-cell>
          <table:table-cell office:value-type="string">
            <text:p>???: Ma il compleanno è un'altra cosa.</text:p>
          </table:table-cell>
          <table:table-cell/>
        </table:table-row>
        <table:table-row table:style-name="ro1">
          <table:table-cell office:value-type="string">
            <text:p>SecondCharacter-knowing_second_character-2adfeac7</text:p>
          </table:table-cell>
          <table:table-cell office:value-type="string">
            <text:p>???: È un momento tutto tuo.</text:p>
          </table:table-cell>
          <table:table-cell/>
        </table:table-row>
        <table:table-row table:style-name="ro2">
          <table:table-cell office:value-type="string">
            <text:p>SecondCharacter-knowing_second_character-1422713b</text:p>
          </table:table-cell>
          <table:table-cell office:value-type="string">
            <text:p>???: E infatti lo puoi festeggiare in ritardo e comunque è il tuo compleanno!</text:p>
          </table:table-cell>
          <table:table-cell/>
        </table:table-row>
        <table:table-row table:style-name="ro1">
          <table:table-cell office:value-type="string">
            <text:p>SecondCharacter-knowing_second_character-ff16d387</text:p>
          </table:table-cell>
          <table:table-cell office:value-type="string">
            <text:p>Niente caramelle, ma c'è uno stagno dove nuotare!</text:p>
          </table:table-cell>
          <table:table-cell/>
        </table:table-row>
        <table:table-row table:style-name="ro1">
          <table:table-cell office:value-type="string">
            <text:p>SecondCharacter-knowing_second_character-8057a521</text:p>
          </table:table-cell>
          <table:table-cell office:value-type="string">
            <text:p>???: FIGO!</text:p>
          </table:table-cell>
          <table:table-cell/>
        </table:table-row>
        <table:table-row table:style-name="ro1">
          <table:table-cell office:value-type="string">
            <text:p>SecondCharacter-knowing_second_character-f4505831</text:p>
          </table:table-cell>
          <table:table-cell office:value-type="string">
            <text:p>???: Non ho mai visto uno stagno!</text:p>
          </table:table-cell>
          <table:table-cell/>
        </table:table-row>
        <table:table-row table:style-name="ro1">
          <table:table-cell office:value-type="string">
            <text:p>SecondCharacter-knowing_second_character-4197953c</text:p>
          </table:table-cell>
          <table:table-cell office:value-type="string">
            <text:p>???: Però questa estate ho visto un mare gigantesco.</text:p>
          </table:table-cell>
          <table:table-cell/>
        </table:table-row>
        <table:table-row table:style-name="ro1">
          <table:table-cell office:value-type="string">
            <text:p>SecondCharacter-knowing_second_character-882a7745</text:p>
          </table:table-cell>
          <table:table-cell office:value-type="string">
            <text:p>???: Più grande anche del cielo!</text:p>
          </table:table-cell>
          <table:table-cell/>
        </table:table-row>
        <table:table-row table:style-name="ro1">
          <table:table-cell office:value-type="string">
            <text:p>SecondCharacter-knowing_second_character-1116758b</text:p>
          </table:table-cell>
          <table:table-cell office:value-type="string">
            <text:p>???: Quello qui non c'è di sicuro!</text:p>
          </table:table-cell>
          <table:table-cell/>
        </table:table-row>
        <table:table-row table:style-name="ro1">
          <table:table-cell office:value-type="string">
            <text:p>SecondCharacter-knowing_second_character-b880e7e3</text:p>
          </table:table-cell>
          <table:table-cell office:value-type="string">
            <text:p>E come ti sei ripreso i giocattoli?</text:p>
          </table:table-cell>
          <table:table-cell/>
        </table:table-row>
        <table:table-row table:style-name="ro1">
          <table:table-cell office:value-type="string">
            <text:p>SecondCharacter-knowing_second_character-a60325fd</text:p>
          </table:table-cell>
          <table:table-cell office:value-type="string">
            <text:p>???: Non sono mica giocattoli.</text:p>
          </table:table-cell>
          <table:table-cell/>
        </table:table-row>
        <table:table-row table:style-name="ro1">
          <table:table-cell office:value-type="string">
            <text:p>SecondCharacter-knowing_second_character-fbef5731</text:p>
          </table:table-cell>
          <table:table-cell office:value-type="string">
            <text:p>???: E non me li sono ripresi.</text:p>
          </table:table-cell>
          <table:table-cell/>
        </table:table-row>
        <table:table-row table:style-name="ro1">
          <table:table-cell office:value-type="string">
            <text:p>SecondCharacter-knowing_second_character-f2334d27</text:p>
          </table:table-cell>
          <table:table-cell office:value-type="string">
            <text:p>???: Papà è buono, fino a quando non si arrabbia.</text:p>
          </table:table-cell>
          <table:table-cell/>
        </table:table-row>
        <table:table-row table:style-name="ro1">
          <table:table-cell office:value-type="string">
            <text:p>SecondCharacter-knowing_second_character-42637d8a</text:p>
          </table:table-cell>
          <table:table-cell office:value-type="string">
            <text:p>???: E non voglio farlo arrabbiare.</text:p>
          </table:table-cell>
          <table:table-cell/>
        </table:table-row>
        <table:table-row table:style-name="ro1">
          <table:table-cell office:value-type="string">
            <text:p>SecondCharacter-knowing_second_character-80f2cf93</text:p>
          </table:table-cell>
          <table:table-cell office:value-type="string">
            <text:p>Vuoi molto bene alla tua mamma?</text:p>
          </table:table-cell>
          <table:table-cell/>
        </table:table-row>
        <table:table-row table:style-name="ro1">
          <table:table-cell office:value-type="string">
            <text:p>SecondCharacter-knowing_second_character-6375ac92</text:p>
          </table:table-cell>
          <table:table-cell office:value-type="string">
            <text:p>???: Sì sì sì.</text:p>
          </table:table-cell>
          <table:table-cell/>
        </table:table-row>
        <table:table-row table:style-name="ro1">
          <table:table-cell office:value-type="string">
            <text:p>SecondCharacter-knowing_second_character-256b9f24</text:p>
          </table:table-cell>
          <table:table-cell office:value-type="string">
            <text:p>???: Lei è la mamma migliore del pianeta.</text:p>
          </table:table-cell>
          <table:table-cell/>
        </table:table-row>
        <table:table-row table:style-name="ro1">
          <table:table-cell office:value-type="string">
            <text:p>SecondCharacter-knowing_second_character-6347da20</text:p>
          </table:table-cell>
          <table:table-cell office:value-type="string">
            <text:p>???: Dell'universo.</text:p>
          </table:table-cell>
          <table:table-cell/>
        </table:table-row>
        <table:table-row table:style-name="ro1">
          <table:table-cell office:value-type="string">
            <text:p>SecondCharacter-knowing_second_character-1526fbbd</text:p>
          </table:table-cell>
          <table:table-cell office:value-type="string">
            <text:p>Quindi, rubandoti i giochi, tuo papà ti ha fatto un favore.</text:p>
          </table:table-cell>
          <table:table-cell/>
        </table:table-row>
        <table:table-row table:style-name="ro1">
          <table:table-cell office:value-type="string">
            <text:p>SecondCharacter-knowing_second_character-c55735a0</text:p>
          </table:table-cell>
          <table:table-cell office:value-type="string">
            <text:p>???: Sì no boh.</text:p>
          </table:table-cell>
          <table:table-cell/>
        </table:table-row>
        <table:table-row table:style-name="ro1">
          <table:table-cell office:value-type="string">
            <text:p>SecondCharacter-knowing_second_character-fd87a7f2</text:p>
          </table:table-cell>
          <table:table-cell office:value-type="string">
            <text:p>???: Non ha senso quello che dici.</text:p>
          </table:table-cell>
          <table:table-cell/>
        </table:table-row>
        <table:table-row table:style-name="ro1">
          <table:table-cell office:value-type="string">
            <text:p>SecondCharacter-knowing_second_character-29ea0532</text:p>
          </table:table-cell>
          <table:table-cell office:value-type="string">
            <text:p>???: Papà non mi deve prendere mica le mie cose.</text:p>
          </table:table-cell>
          <table:table-cell/>
        </table:table-row>
        <table:table-row table:style-name="ro1">
          <table:table-cell office:value-type="string">
            <text:p>SecondCharacter-knowing_second_character-bdbc6546</text:p>
          </table:table-cell>
          <table:table-cell office:value-type="string">
            <text:p>???: Detesto quando fa così.</text:p>
          </table:table-cell>
          <table:table-cell/>
        </table:table-row>
        <table:table-row table:style-name="ro1">
          <table:table-cell office:value-type="string">
            <text:p>SecondCharacter-knowing_second_character-d3b76b2d</text:p>
          </table:table-cell>
          <table:table-cell office:value-type="string">
            <text:p>???: Ma dove saranno i miei compagni di scuola?</text:p>
          </table:table-cell>
          <table:table-cell/>
        </table:table-row>
        <table:table-row table:style-name="ro1">
          <table:table-cell office:value-type="string">
            <text:p>SecondCharacter-knowing_second_character-d0efbdb5</text:p>
          </table:table-cell>
          <table:table-cell office:value-type="string">
            <text:p>???: Cercali!</text:p>
          </table:table-cell>
          <table:table-cell/>
        </table:table-row>
        <table:table-row table:style-name="ro1">
          <table:table-cell office:value-type="string">
            <text:p>SecondCharacter-knowing_second_character-480ab51f</text:p>
          </table:table-cell>
          <table:table-cell office:value-type="string">
            <text:p>???: A dopo!</text:p>
          </table:table-cell>
          <table:table-cell/>
        </table:table-row>
        <table:table-row table:style-name="ro1">
          <table:table-cell office:value-type="string">
            <text:p>SecondCharacter-knowing_second_character-6e62efd8</text:p>
          </table:table-cell>
          <table:table-cell office:value-type="string">
            <text:p>: Questo posto è PIENO di animali!</text:p>
          </table:table-cell>
          <table:table-cell/>
        </table:table-row>
        <table:table-row table:style-name="ro1">
          <table:table-cell office:value-type="string">
            <text:p>SecondCharacter-knowing_second_character-6a7014b0</text:p>
          </table:table-cell>
          <table:table-cell office:value-type="string">
            <text:p>: Ma ho lasciato a casa il tablet.</text:p>
          </table:table-cell>
          <table:table-cell/>
        </table:table-row>
        <table:table-row table:style-name="ro1">
          <table:table-cell office:value-type="string">
            <text:p>SecondCharacter-knowing_second_character-f83d9a16</text:p>
          </table:table-cell>
          <table:table-cell office:value-type="string">
            <text:p>: Come faccio a capire cosa fanno?</text:p>
          </table:table-cell>
          <table:table-cell/>
        </table:table-row>
        <table:table-row table:style-name="ro1">
          <table:table-cell office:value-type="string">
            <text:p>SecondCharacter-knowing_second_character-4ead9bdb</text:p>
          </table:table-cell>
          <table:table-cell office:value-type="string">
            <text:p>: Sapevi che gli uccelli vedono dieci colori?</text:p>
          </table:table-cell>
          <table:table-cell/>
        </table:table-row>
        <table:table-row table:style-name="ro1">
          <table:table-cell office:value-type="string">
            <text:p>SecondCharacter-knowing_second_character-ce3cc087</text:p>
          </table:table-cell>
          <table:table-cell office:value-type="string">
            <text:p>: DIECI! Mica solo tre come noi!</text:p>
          </table:table-cell>
          <table:table-cell/>
        </table:table-row>
        <table:table-row table:style-name="ro1">
          <table:table-cell office:value-type="string">
            <text:p>SecondCharacter-knowing_second_character-06c33457</text:p>
          </table:table-cell>
          <table:table-cell office:value-type="string">
            <text:p>: E che l'acso, atso, axotolot si fa ricrescere le braccia?</text:p>
          </table:table-cell>
          <table:table-cell/>
        </table:table-row>
        <table:table-row table:style-name="ro1">
          <table:table-cell office:value-type="string">
            <text:p>SecondCharacter-knowing_second_character-1227f900</text:p>
          </table:table-cell>
          <table:table-cell office:value-type="string">
            <text:p>Gli chiedo perché ha dato un calcio a {charNameFive}.</text:p>
          </table:table-cell>
          <table:table-cell/>
        </table:table-row>
        <table:table-row table:style-name="ro1">
          <table:table-cell office:value-type="string">
            <text:p>SecondCharacter-knowing_second_character-6ed5d717</text:p>
          </table:table-cell>
          <table:table-cell office:value-type="string">
            <text:p>Lo lascio continuare.</text:p>
          </table:table-cell>
          <table:table-cell/>
        </table:table-row>
        <table:table-row table:style-name="ro1">
          <table:table-cell office:value-type="string">
            <text:p>SecondCharacter-knowing_second_character-e9e27251</text:p>
          </table:table-cell>
          <table:table-cell office:value-type="string">
            <text:p>: E le capre hanno dei loro accenti!</text:p>
          </table:table-cell>
          <table:table-cell/>
        </table:table-row>
        <table:table-row table:style-name="ro1">
          <table:table-cell office:value-type="string">
            <text:p>SecondCharacter-knowing_second_character-f5e8e481</text:p>
          </table:table-cell>
          <table:table-cell office:value-type="string">
            <text:p>: Non sono mica tutti dei beeeeeeeeee uguali!</text:p>
          </table:table-cell>
          <table:table-cell/>
        </table:table-row>
        <table:table-row table:style-name="ro1">
          <table:table-cell office:value-type="string">
            <text:p>SecondCharacter-knowing_second_character-b3191de8</text:p>
          </table:table-cell>
          <table:table-cell office:value-type="string">
            <text:p>: Solo i colibrì sanno volare all'indietro!</text:p>
          </table:table-cell>
          <table:table-cell/>
        </table:table-row>
        <table:table-row table:style-name="ro1">
          <table:table-cell office:value-type="string">
            <text:p>SecondCharacter-knowing_second_character-55d0c8ff</text:p>
          </table:table-cell>
          <table:table-cell office:value-type="string">
            <text:p>: Tu sai camminare indietro? Secondo me no.</text:p>
          </table:table-cell>
          <table:table-cell/>
        </table:table-row>
        <table:table-row table:style-name="ro2">
          <table:table-cell office:value-type="string">
            <text:p>SecondCharacter-knowing_second_character-3bf3843e</text:p>
          </table:table-cell>
          <table:table-cell office:value-type="string">
            <text:p>: I nasi dei cani sotto tutti diversi, non ci sono due cani con lo stesso naso.</text:p>
          </table:table-cell>
          <table:table-cell/>
        </table:table-row>
        <table:table-row table:style-name="ro1">
          <table:table-cell office:value-type="string">
            <text:p>SecondCharacter-knowing_second_character-ffd43bea</text:p>
          </table:table-cell>
          <table:table-cell office:value-type="string">
            <text:p>: E...</text:p>
          </table:table-cell>
          <table:table-cell/>
        </table:table-row>
        <table:table-row table:style-name="ro1">
          <table:table-cell office:value-type="string">
            <text:p>SecondCharacter-knowing_second_character-c8b70e16</text:p>
          </table:table-cell>
          <table:table-cell office:value-type="string">
            <text:p>: Ma mi sa che non mi stai mica ascoltando.</text:p>
          </table:table-cell>
          <table:table-cell/>
        </table:table-row>
        <table:table-row table:style-name="ro1">
          <table:table-cell office:value-type="string">
            <text:p>SecondCharacter-knowing_second_character-56b1265e</text:p>
          </table:table-cell>
          <table:table-cell office:value-type="string">
            <text:p>: Come a scuola.</text:p>
          </table:table-cell>
          <table:table-cell/>
        </table:table-row>
        <table:table-row table:style-name="ro1">
          <table:table-cell office:value-type="string">
            <text:p>SecondCharacter-knowing_second_character-3a929ee4</text:p>
          </table:table-cell>
          <table:table-cell office:value-type="string">
            <text:p>: A scuola mi prendono in giro perché parlo solo di animali.</text:p>
          </table:table-cell>
          <table:table-cell/>
        </table:table-row>
        <table:table-row table:style-name="ro1">
          <table:table-cell office:value-type="string">
            <text:p>SecondCharacter-knowing_second_character-f02d54a2</text:p>
          </table:table-cell>
          <table:table-cell office:value-type="string">
            <text:p>: Ma sono comunque il più bravo!</text:p>
          </table:table-cell>
          <table:table-cell/>
        </table:table-row>
        <table:table-row table:style-name="ro1">
          <table:table-cell office:value-type="string">
            <text:p>SecondCharacter-knowing_second_character-9d35d004</text:p>
          </table:table-cell>
          <table:table-cell office:value-type="string">
            <text:p>: {charNameFive} dice che le hai dato un calcio.</text:p>
          </table:table-cell>
          <table:table-cell/>
        </table:table-row>
        <table:table-row table:style-name="ro1">
          <table:table-cell office:value-type="string">
            <text:p>SecondCharacter-knowing_second_character-2f1ceab9</text:p>
          </table:table-cell>
          <table:table-cell office:value-type="string">
            <text:p>Credevo tu fossi disciplinato. Che delusione.</text:p>
          </table:table-cell>
          <table:table-cell/>
        </table:table-row>
        <table:table-row table:style-name="ro1">
          <table:table-cell office:value-type="string">
            <text:p>SecondCharacter-knowing_second_character-7fe8a468</text:p>
          </table:table-cell>
          <table:table-cell office:value-type="string">
            <text:p>: Ehi! Mica mi chiedi perché lo fatto!</text:p>
          </table:table-cell>
          <table:table-cell/>
        </table:table-row>
        <table:table-row table:style-name="ro1">
          <table:table-cell office:value-type="string">
            <text:p>SecondCharacter-knowing_second_character-1e997757</text:p>
          </table:table-cell>
          <table:table-cell office:value-type="string">
            <text:p>: Vi odio.</text:p>
          </table:table-cell>
          <table:table-cell/>
        </table:table-row>
        <table:table-row table:style-name="ro1">
          <table:table-cell office:value-type="string">
            <text:p>SecondCharacter-knowing_second_character-d5f28910</text:p>
          </table:table-cell>
          <table:table-cell office:value-type="string">
            <text:p>: Tu e lei.</text:p>
          </table:table-cell>
          <table:table-cell/>
        </table:table-row>
        <table:table-row table:style-name="ro1">
          <table:table-cell office:value-type="string">
            <text:p>SecondCharacter-knowing_second_character-67580e11</text:p>
          </table:table-cell>
          <table:table-cell office:value-type="string">
            <text:p>: Mi ha tirato il braccio.</text:p>
          </table:table-cell>
          <table:table-cell/>
        </table:table-row>
        <table:table-row table:style-name="ro1">
          <table:table-cell office:value-type="string">
            <text:p>SecondCharacter-knowing_second_character-d1b78df6</text:p>
          </table:table-cell>
          <table:table-cell office:value-type="string">
            <text:p>: E continuava a dire che i bambini qui</text:p>
          </table:table-cell>
          <table:table-cell/>
        </table:table-row>
        <table:table-row table:style-name="ro1">
          <table:table-cell office:value-type="string">
            <text:p>SecondCharacter-knowing_second_character-02387e89</text:p>
          </table:table-cell>
          <table:table-cell office:value-type="string">
            <text:p>: non</text:p>
          </table:table-cell>
          <table:table-cell/>
        </table:table-row>
        <table:table-row table:style-name="ro1">
          <table:table-cell office:value-type="string">
            <text:p>SecondCharacter-knowing_second_character-d9ff4179</text:p>
          </table:table-cell>
          <table:table-cell office:value-type="string">
            <text:p>: ci</text:p>
          </table:table-cell>
          <table:table-cell/>
        </table:table-row>
        <table:table-row table:style-name="ro1">
          <table:table-cell office:value-type="string">
            <text:p>SecondCharacter-knowing_second_character-e7f458bd</text:p>
          </table:table-cell>
          <table:table-cell office:value-type="string">
            <text:p>: devono</text:p>
          </table:table-cell>
          <table:table-cell/>
        </table:table-row>
        <table:table-row table:style-name="ro1">
          <table:table-cell office:value-type="string">
            <text:p>SecondCharacter-knowing_second_character-27201fb5</text:p>
          </table:table-cell>
          <table:table-cell office:value-type="string">
            <text:p>: stare!</text:p>
          </table:table-cell>
          <table:table-cell/>
        </table:table-row>
        <table:table-row table:style-name="ro1">
          <table:table-cell office:value-type="string">
            <text:p>SecondCharacter-knowing_second_character-c07e5621</text:p>
          </table:table-cell>
          <table:table-cell office:value-type="string">
            <text:p>: Mi ha fatto arrabbiare.</text:p>
          </table:table-cell>
          <table:table-cell/>
        </table:table-row>
        <table:table-row table:style-name="ro1">
          <table:table-cell office:value-type="string">
            <text:p>SecondCharacter-knowing_second_character-b6d502df</text:p>
          </table:table-cell>
          <table:table-cell office:value-type="string">
            <text:p>Perché non le hai fatto uno scherzo?</text:p>
          </table:table-cell>
          <table:table-cell/>
        </table:table-row>
        <table:table-row table:style-name="ro1">
          <table:table-cell office:value-type="string">
            <text:p>SecondCharacter-knowing_second_character-b391931d</text:p>
          </table:table-cell>
          <table:table-cell office:value-type="string">
            <text:p>: Perché ero arrabbiato.</text:p>
          </table:table-cell>
          <table:table-cell/>
        </table:table-row>
        <table:table-row table:style-name="ro2">
          <table:table-cell office:value-type="string">
            <text:p>SecondCharacter-knowing_second_character-5eb4d34d</text:p>
          </table:table-cell>
          <table:table-cell office:value-type="string">
            <text:p>: E lei continuava a dire che i bambini qui non ci possono stare.</text:p>
          </table:table-cell>
          <table:table-cell/>
        </table:table-row>
        <table:table-row table:style-name="ro1">
          <table:table-cell office:value-type="string">
            <text:p>SecondCharacter-knowing_second_character-4e84dccd</text:p>
          </table:table-cell>
          <table:table-cell office:value-type="string">
            <text:p>: Che non potevo saltare nel fiume.</text:p>
          </table:table-cell>
          <table:table-cell/>
        </table:table-row>
        <table:table-row table:style-name="ro1">
          <table:table-cell office:value-type="string">
            <text:p>SecondCharacter-knowing_second_character-ba569cc1</text:p>
          </table:table-cell>
          <table:table-cell office:value-type="string">
            <text:p>: E mi ha messo una mano sulla spalla.</text:p>
          </table:table-cell>
          <table:table-cell/>
        </table:table-row>
        <table:table-row table:style-name="ro1">
          <table:table-cell office:value-type="string">
            <text:p>SecondCharacter-knowing_second_character-793e1dce</text:p>
          </table:table-cell>
          <table:table-cell office:value-type="string">
            <text:p>: E a me</text:p>
          </table:table-cell>
          <table:table-cell/>
        </table:table-row>
        <table:table-row table:style-name="ro1">
          <table:table-cell office:value-type="string">
            <text:p>SecondCharacter-knowing_second_character-1f78434a</text:p>
          </table:table-cell>
          <table:table-cell office:value-type="string">
            <text:p>: piace</text:p>
          </table:table-cell>
          <table:table-cell/>
        </table:table-row>
        <table:table-row table:style-name="ro1">
          <table:table-cell office:value-type="string">
            <text:p>SecondCharacter-knowing_second_character-c76f3226</text:p>
          </table:table-cell>
          <table:table-cell office:value-type="string">
            <text:p>: quando</text:p>
          </table:table-cell>
          <table:table-cell/>
        </table:table-row>
        <table:table-row table:style-name="ro1">
          <table:table-cell office:value-type="string">
            <text:p>SecondCharacter-knowing_second_character-dfc40b86</text:p>
          </table:table-cell>
          <table:table-cell office:value-type="string">
            <text:p>: i grandi</text:p>
          </table:table-cell>
          <table:table-cell/>
        </table:table-row>
        <table:table-row table:style-name="ro1">
          <table:table-cell office:value-type="string">
            <text:p>SecondCharacter-knowing_second_character-87580191</text:p>
          </table:table-cell>
          <table:table-cell office:value-type="string">
            <text:p>: mi toccano.</text:p>
          </table:table-cell>
          <table:table-cell/>
        </table:table-row>
        <table:table-row table:style-name="ro1">
          <table:table-cell office:value-type="string">
            <text:p>SecondCharacter-knowing_second_character-8eef5477</text:p>
          </table:table-cell>
          <table:table-cell office:value-type="string">
            <text:p>Picchiare una così è un po' da sfigati.</text:p>
          </table:table-cell>
          <table:table-cell/>
        </table:table-row>
        <table:table-row table:style-name="ro1">
          <table:table-cell office:value-type="string">
            <text:p>SecondCharacter-knowing_second_character-50859bbf</text:p>
          </table:table-cell>
          <table:table-cell office:value-type="string">
            <text:p>: Mi aveva preso il braccio!</text:p>
          </table:table-cell>
          <table:table-cell/>
        </table:table-row>
        <table:table-row table:style-name="ro2">
          <table:table-cell office:value-type="string">
            <text:p>SecondCharacter-knowing_second_character-2f7d8065</text:p>
          </table:table-cell>
          <table:table-cell office:value-type="string">
            <text:p>: E continuava a dire che sono un bambino e che i bambini qui non ci devono stare.</text:p>
          </table:table-cell>
          <table:table-cell/>
        </table:table-row>
        <table:table-row table:style-name="ro1">
          <table:table-cell office:value-type="string">
            <text:p>SecondCharacter-knowing_second_character-58a6a99d</text:p>
          </table:table-cell>
          <table:table-cell office:value-type="string">
            <text:p>: E che devo tornare a casa e io NON ci voglio tornare a casa.</text:p>
          </table:table-cell>
          <table:table-cell/>
        </table:table-row>
        <table:table-row table:style-name="ro1">
          <table:table-cell office:value-type="string">
            <text:p>SecondCharacter-knowing_second_character-08b266b5</text:p>
          </table:table-cell>
          <table:table-cell office:value-type="string">
            <text:p>: Non volevo picchiarla.</text:p>
          </table:table-cell>
          <table:table-cell/>
        </table:table-row>
        <table:table-row table:style-name="ro1">
          <table:table-cell office:value-type="string">
            <text:p>SecondCharacter-knowing_second_character-47b3e0fb</text:p>
          </table:table-cell>
          <table:table-cell office:value-type="string">
            <text:p>: Volevo solo spingerla via.</text:p>
          </table:table-cell>
          <table:table-cell/>
        </table:table-row>
        <table:table-row table:style-name="ro1">
          <table:table-cell office:value-type="string">
            <text:p>SecondCharacter-knowing_second_character-b60bbfea</text:p>
          </table:table-cell>
          <table:table-cell office:value-type="string">
            <text:p>: Ma mi sono arrabbiato troppo.</text:p>
          </table:table-cell>
          <table:table-cell/>
        </table:table-row>
        <table:table-row table:style-name="ro1">
          <table:table-cell office:value-type="string">
            <text:p>SecondCharacter-knowing_second_character-bcbdb8aa</text:p>
          </table:table-cell>
          <table:table-cell office:value-type="string">
            <text:p>C'è rimasta male, sai?</text:p>
          </table:table-cell>
          <table:table-cell/>
        </table:table-row>
        <table:table-row table:style-name="ro1">
          <table:table-cell office:value-type="string">
            <text:p>SecondCharacter-knowing_second_character-15713bc9</text:p>
          </table:table-cell>
          <table:table-cell office:value-type="string">
            <text:p>: E a me che mi importa?</text:p>
          </table:table-cell>
          <table:table-cell/>
        </table:table-row>
        <table:table-row table:style-name="ro1">
          <table:table-cell office:value-type="string">
            <text:p>SecondCharacter-knowing_second_character-5de529cc</text:p>
          </table:table-cell>
          <table:table-cell office:value-type="string">
            <text:p>: Mi ha sgridato perché saltavo nel fiume.</text:p>
          </table:table-cell>
          <table:table-cell/>
        </table:table-row>
        <table:table-row table:style-name="ro1">
          <table:table-cell office:value-type="string">
            <text:p>SecondCharacter-knowing_second_character-2a90f84e</text:p>
          </table:table-cell>
          <table:table-cell office:value-type="string">
            <text:p>: E poi mi ha detto che i bambini qui non ci devono stare.</text:p>
          </table:table-cell>
          <table:table-cell/>
        </table:table-row>
        <table:table-row table:style-name="ro1">
          <table:table-cell office:value-type="string">
            <text:p>SecondCharacter-knowing_second_character-e0b98705</text:p>
          </table:table-cell>
          <table:table-cell office:value-type="string">
            <text:p>: E mi ha preso per la spalla.</text:p>
          </table:table-cell>
          <table:table-cell/>
        </table:table-row>
        <table:table-row table:style-name="ro1">
          <table:table-cell office:value-type="string">
            <text:p>SecondCharacter-knowing_second_character-08b062ff</text:p>
          </table:table-cell>
          <table:table-cell office:value-type="string">
            <text:p>: Non mi piace quando mi toccano.</text:p>
          </table:table-cell>
          <table:table-cell/>
        </table:table-row>
        <table:table-row table:style-name="ro1">
          <table:table-cell office:value-type="string">
            <text:p>SecondCharacter-knowing_second_character-e1cd3646</text:p>
          </table:table-cell>
          <table:table-cell office:value-type="string">
            <text:p>Hai ottenuto quello che volevi?</text:p>
          </table:table-cell>
          <table:table-cell/>
        </table:table-row>
        <table:table-row table:style-name="ro1">
          <table:table-cell office:value-type="string">
            <text:p>SecondCharacter-knowing_second_character-47813fcf</text:p>
          </table:table-cell>
          <table:table-cell office:value-type="string">
            <text:p>: Ha smesso di dirmi che non devo stare qui.</text:p>
          </table:table-cell>
          <table:table-cell/>
        </table:table-row>
        <table:table-row table:style-name="ro1">
          <table:table-cell office:value-type="string">
            <text:p>SecondCharacter-knowing_second_character-867f2463</text:p>
          </table:table-cell>
          <table:table-cell office:value-type="string">
            <text:p>: Che devo tornare a casa.</text:p>
          </table:table-cell>
          <table:table-cell/>
        </table:table-row>
        <table:table-row table:style-name="ro1">
          <table:table-cell office:value-type="string">
            <text:p>SecondCharacter-knowing_second_character-a35af344</text:p>
          </table:table-cell>
          <table:table-cell office:value-type="string">
            <text:p>: E ha mollato la mia spalla.</text:p>
          </table:table-cell>
          <table:table-cell/>
        </table:table-row>
        <table:table-row table:style-name="ro1">
          <table:table-cell office:value-type="string">
            <text:p>SecondCharacter-knowing_second_character-dc1131e4</text:p>
          </table:table-cell>
          <table:table-cell office:value-type="string">
            <text:p>: Non le volevo fare mica male.</text:p>
          </table:table-cell>
          <table:table-cell/>
        </table:table-row>
        <table:table-row table:style-name="ro1">
          <table:table-cell office:value-type="string">
            <text:p>SecondCharacter-knowing_second_character-e1952a97</text:p>
          </table:table-cell>
          <table:table-cell office:value-type="string">
            <text:p>: Ma non mi piace quando i grandi mi toccano.</text:p>
          </table:table-cell>
          <table:table-cell/>
        </table:table-row>
        <table:table-row table:style-name="ro1">
          <table:table-cell office:value-type="string">
            <text:p>SecondCharacter-knowing_second_character-bb66cbb2</text:p>
          </table:table-cell>
          <table:table-cell office:value-type="string">
            <text:p>: Se {charNameFive} non mi lascia in pace chiamo mio fratello.</text:p>
          </table:table-cell>
          <table:table-cell/>
        </table:table-row>
        <table:table-row table:style-name="ro1">
          <table:table-cell office:value-type="string">
            <text:p>SecondCharacter-knowing_second_character-5c199ff6</text:p>
          </table:table-cell>
          <table:table-cell office:value-type="string">
            <text:p>: Lui è superforte.</text:p>
          </table:table-cell>
          <table:table-cell/>
        </table:table-row>
        <table:table-row table:style-name="ro1">
          <table:table-cell office:value-type="string">
            <text:p>SecondCharacter-knowing_second_character-f72b81c0</text:p>
          </table:table-cell>
          <table:table-cell office:value-type="string">
            <text:p>: Ora lasciami in pace.</text:p>
          </table:table-cell>
          <table:table-cell/>
        </table:table-row>
        <table:table-row table:style-name="ro1">
          <table:table-cell office:value-type="string">
            <text:p>SecondCharacter-knowing_second_character-5b5f8286</text:p>
          </table:table-cell>
          <table:table-cell office:value-type="string">
            <text:p>: Che merda essere bambini.</text:p>
          </table:table-cell>
          <table:table-cell/>
        </table:table-row>
        <table:table-row table:style-name="ro1">
          <table:table-cell office:value-type="string">
            <text:p>SecondCharacter-knowing_second_character-e8cea10c</text:p>
          </table:table-cell>
          <table:table-cell office:value-type="string">
            <text:p>: Mica mi hai detto come ti chiami.</text:p>
          </table:table-cell>
          <table:table-cell/>
        </table:table-row>
        <table:table-row table:style-name="ro1">
          <table:table-cell office:value-type="string">
            <text:p>SecondCharacter-knowing_second_character-a7ea84cb</text:p>
          </table:table-cell>
          <table:table-cell office:value-type="string">
            <text:p>Prima dimmi il tuo.</text:p>
          </table:table-cell>
          <table:table-cell/>
        </table:table-row>
        <table:table-row table:style-name="ro1">
          <table:table-cell office:value-type="string">
            <text:p>SecondCharacter-knowing_second_character-066f57e5</text:p>
          </table:table-cell>
          <table:table-cell office:value-type="string">
            <text:p>: Sì no boh.</text:p>
          </table:table-cell>
          <table:table-cell/>
        </table:table-row>
        <table:table-row table:style-name="ro1">
          <table:table-cell office:value-type="string">
            <text:p>SecondCharacter-knowing_second_character-5c4b0edc</text:p>
          </table:table-cell>
          <table:table-cell office:value-type="string">
            <text:p>: No, prima mi dici il tuo.</text:p>
          </table:table-cell>
          <table:table-cell/>
        </table:table-row>
        <table:table-row table:style-name="ro1">
          <table:table-cell office:value-type="string">
            <text:p>SecondCharacter-knowing_second_character-7fe1d3b0</text:p>
          </table:table-cell>
          <table:table-cell office:value-type="string">
            <text:p>Mi chiamo {name}.</text:p>
          </table:table-cell>
          <table:table-cell/>
        </table:table-row>
        <table:table-row table:style-name="ro1">
          <table:table-cell office:value-type="string">
            <text:p>SecondCharacter-knowing_second_character-67e9009f</text:p>
          </table:table-cell>
          <table:table-cell office:value-type="string">
            <text:p>Il mio nome è...</text:p>
          </table:table-cell>
          <table:table-cell/>
        </table:table-row>
        <table:table-row table:style-name="ro1">
          <table:table-cell office:value-type="string">
            <text:p>SecondCharacter-knowing_second_character-78cf7fba</text:p>
          </table:table-cell>
          <table:table-cell office:value-type="string">
            <text:p>: E i miei pronomi sono:</text:p>
          </table:table-cell>
          <table:table-cell/>
        </table:table-row>
        <table:table-row table:style-name="ro1">
          <table:table-cell office:value-type="string">
            <text:p>SecondCharacter-knowing_second_character-b32a9a06</text:p>
          </table:table-cell>
          <table:table-cell office:value-type="string">
            <text:p>: Sono contento che sei un maschio.</text:p>
          </table:table-cell>
          <table:table-cell/>
        </table:table-row>
        <table:table-row table:style-name="ro1">
          <table:table-cell office:value-type="string">
            <text:p>SecondCharacter-knowing_second_character-1b60b744</text:p>
          </table:table-cell>
          <table:table-cell office:value-type="string">
            <text:p>: {charNameFive} è così noiosa.</text:p>
          </table:table-cell>
          <table:table-cell/>
        </table:table-row>
        <table:table-row table:style-name="ro1">
          <table:table-cell office:value-type="string">
            <text:p>SecondCharacter-knowing_second_character-a0adab16</text:p>
          </table:table-cell>
          <table:table-cell office:value-type="string">
            <text:p>: Vuole cacciarmi.</text:p>
          </table:table-cell>
          <table:table-cell/>
        </table:table-row>
        <table:table-row table:style-name="ro1">
          <table:table-cell office:value-type="string">
            <text:p>SecondCharacter-knowing_second_character-2c9e712b</text:p>
          </table:table-cell>
          <table:table-cell office:value-type="string">
            <text:p>: Ma io sto qui.</text:p>
          </table:table-cell>
          <table:table-cell/>
        </table:table-row>
        <table:table-row table:style-name="ro1">
          <table:table-cell office:value-type="string">
            <text:p>SecondCharacter-knowing_second_character-956a2405</text:p>
          </table:table-cell>
          <table:table-cell office:value-type="string">
            <text:p>: Mamma si è dimenticata di nuovo il mio compleanno.</text:p>
          </table:table-cell>
          <table:table-cell/>
        </table:table-row>
        <table:table-row table:style-name="ro1">
          <table:table-cell office:value-type="string">
            <text:p>SecondCharacter-knowing_second_character-d56cc970</text:p>
          </table:table-cell>
          <table:table-cell office:value-type="string">
            <text:p>: E da qui non me ne vado!</text:p>
          </table:table-cell>
          <table:table-cell/>
        </table:table-row>
        <table:table-row table:style-name="ro1">
          <table:table-cell office:value-type="string">
            <text:p>SecondCharacter-knowing_second_character-d8936f59</text:p>
          </table:table-cell>
          <table:table-cell office:value-type="string">
            <text:p>: Ma a te piacciono le action figures?</text:p>
          </table:table-cell>
          <table:table-cell/>
        </table:table-row>
        <table:table-row table:style-name="ro1">
          <table:table-cell office:value-type="string">
            <text:p>SecondCharacter-knowing_second_character-e1144920</text:p>
          </table:table-cell>
          <table:table-cell office:value-type="string">
            <text:p>: Tutti i miei compagni di classe ne hanno, ma io no.</text:p>
          </table:table-cell>
          <table:table-cell/>
        </table:table-row>
        <table:table-row table:style-name="ro1">
          <table:table-cell office:value-type="string">
            <text:p>SecondCharacter-knowing_second_character-0c231fdf</text:p>
          </table:table-cell>
          <table:table-cell office:value-type="string">
            <text:p>: Mamma fa sempre storie se le chiedo di comprarmi qualcosa.</text:p>
          </table:table-cell>
          <table:table-cell/>
        </table:table-row>
        <table:table-row table:style-name="ro1">
          <table:table-cell office:value-type="string">
            <text:p>SecondCharacter-knowing_second_character-5504c8b8</text:p>
          </table:table-cell>
          <table:table-cell office:value-type="string">
            <text:p>: Ne avevo una di Kratos.</text:p>
          </table:table-cell>
          <table:table-cell/>
        </table:table-row>
        <table:table-row table:style-name="ro2">
          <table:table-cell office:value-type="string">
            <text:p>SecondCharacter-knowing_second_character-d40d0a6c</text:p>
          </table:table-cell>
          <table:table-cell office:value-type="string">
            <text:p>: Ma mamma voleva buttarla perché dice che è troppo violento per un bambino.</text:p>
          </table:table-cell>
          <table:table-cell/>
        </table:table-row>
        <table:table-row table:style-name="ro1">
          <table:table-cell office:value-type="string">
            <text:p>SecondCharacter-knowing_second_character-d2c21308</text:p>
          </table:table-cell>
          <table:table-cell office:value-type="string">
            <text:p>: E che non devo diventare violento.</text:p>
          </table:table-cell>
          <table:table-cell/>
        </table:table-row>
        <table:table-row table:style-name="ro1">
          <table:table-cell office:value-type="string">
            <text:p>SecondCharacter-knowing_second_character-cc971f76</text:p>
          </table:table-cell>
          <table:table-cell office:value-type="string">
            <text:p>: E così l'ho regalata a mio fratello.</text:p>
          </table:table-cell>
          <table:table-cell/>
        </table:table-row>
        <table:table-row table:style-name="ro1">
          <table:table-cell office:value-type="string">
            <text:p>SecondCharacter-knowing_second_character-837bfbc8</text:p>
          </table:table-cell>
          <table:table-cell office:value-type="string">
            <text:p>: E quando vado a trovarlo posso vederla.</text:p>
          </table:table-cell>
          <table:table-cell/>
        </table:table-row>
        <table:table-row table:style-name="ro1">
          <table:table-cell office:value-type="string">
            <text:p>SecondCharacter-knowing_second_character-63cb9f1c</text:p>
          </table:table-cell>
          <table:table-cell office:value-type="string">
            <text:p>: E posso giocare con la Switch.</text:p>
          </table:table-cell>
          <table:table-cell/>
        </table:table-row>
        <table:table-row table:style-name="ro1">
          <table:table-cell office:value-type="string">
            <text:p>SecondCharacter-knowing_second_character-644f3d81</text:p>
          </table:table-cell>
          <table:table-cell office:value-type="string">
            <text:p>: Ah.</text:p>
          </table:table-cell>
          <table:table-cell/>
        </table:table-row>
        <table:table-row table:style-name="ro1">
          <table:table-cell office:value-type="string">
            <text:p>SecondCharacter-knowing_second_character-3003f6c0</text:p>
          </table:table-cell>
          <table:table-cell office:value-type="string">
            <text:p>: Sei una ragazza quindi.</text:p>
          </table:table-cell>
          <table:table-cell/>
        </table:table-row>
        <table:table-row table:style-name="ro1">
          <table:table-cell office:value-type="string">
            <text:p>SecondCharacter-knowing_second_character-3d344a06</text:p>
          </table:table-cell>
          <table:table-cell office:value-type="string">
            <text:p>: Non ci parlo mica molto con le ragazze, siete strane.</text:p>
          </table:table-cell>
          <table:table-cell/>
        </table:table-row>
        <table:table-row table:style-name="ro1">
          <table:table-cell office:value-type="string">
            <text:p>SecondCharacter-knowing_second_character-7b026d9d</text:p>
          </table:table-cell>
          <table:table-cell office:value-type="string">
            <text:p>: Disse quello che passa le ore a studiarsi le caccole.</text:p>
          </table:table-cell>
          <table:table-cell/>
        </table:table-row>
        <table:table-row table:style-name="ro1">
          <table:table-cell office:value-type="string">
            <text:p>SecondCharacter-knowing_second_character-6fc4a750</text:p>
          </table:table-cell>
          <table:table-cell office:value-type="string">
            <text:p>: Devo ancora capire se sei strana anche tu.</text:p>
          </table:table-cell>
          <table:table-cell/>
        </table:table-row>
        <table:table-row table:style-name="ro1">
          <table:table-cell office:value-type="string">
            <text:p>SecondCharacter-knowing_second_character-76720ae9</text:p>
          </table:table-cell>
          <table:table-cell office:value-type="string">
            <text:p>: Anche mamma è strana.</text:p>
          </table:table-cell>
          <table:table-cell/>
        </table:table-row>
        <table:table-row table:style-name="ro1">
          <table:table-cell office:value-type="string">
            <text:p>SecondCharacter-knowing_second_character-bda20414</text:p>
          </table:table-cell>
          <table:table-cell office:value-type="string">
            <text:p>: Ma le voglio bene.</text:p>
          </table:table-cell>
          <table:table-cell/>
        </table:table-row>
        <table:table-row table:style-name="ro1">
          <table:table-cell office:value-type="string">
            <text:p>SecondCharacter-knowing_second_character-fa179211</text:p>
          </table:table-cell>
          <table:table-cell office:value-type="string">
            <text:p>: Anche se a volte si dimentica le cose.</text:p>
          </table:table-cell>
          <table:table-cell/>
        </table:table-row>
        <table:table-row table:style-name="ro1">
          <table:table-cell office:value-type="string">
            <text:p>SecondCharacter-knowing_second_character-003abc50</text:p>
          </table:table-cell>
          <table:table-cell office:value-type="string">
            <text:p>: Però se lo faccio io si arrabbia.</text:p>
          </table:table-cell>
          <table:table-cell/>
        </table:table-row>
        <table:table-row table:style-name="ro2">
          <table:table-cell office:value-type="string">
            <text:p>SecondCharacter-knowing_second_character-e4fa6925</text:p>
          </table:table-cell>
          <table:table-cell office:value-type="string">
            <text:p>: Il mese scorso mi sono dimenticato dell'anniversario suo e di papà e non mi ha parlato tutto il giorno.</text:p>
          </table:table-cell>
          <table:table-cell/>
        </table:table-row>
        <table:table-row table:style-name="ro1">
          <table:table-cell office:value-type="string">
            <text:p>SecondCharacter-knowing_second_character-9ab9f882</text:p>
          </table:table-cell>
          <table:table-cell office:value-type="string">
            <text:p>: Pensava che non le voglio bene.</text:p>
          </table:table-cell>
          <table:table-cell/>
        </table:table-row>
        <table:table-row table:style-name="ro1">
          <table:table-cell office:value-type="string">
            <text:p>SecondCharacter-knowing_second_character-cb19d7ca</text:p>
          </table:table-cell>
          <table:table-cell office:value-type="string">
            <text:p>: Ma poi lei oggi si è dimenticata il mio compleanno.</text:p>
          </table:table-cell>
          <table:table-cell/>
        </table:table-row>
        <table:table-row table:style-name="ro1">
          <table:table-cell office:value-type="string">
            <text:p>SecondCharacter-knowing_second_character-784f1db5</text:p>
          </table:table-cell>
          <table:table-cell office:value-type="string">
            <text:p>: Non so nemmeno se sa che sono qui.</text:p>
          </table:table-cell>
          <table:table-cell/>
        </table:table-row>
        <table:table-row table:style-name="ro1">
          <table:table-cell office:value-type="string">
            <text:p>SecondCharacter-knowing_second_character-632e3d2d</text:p>
          </table:table-cell>
          <table:table-cell office:value-type="string">
            <text:p>: Mmm.</text:p>
          </table:table-cell>
          <table:table-cell/>
        </table:table-row>
        <table:table-row table:style-name="ro1">
          <table:table-cell office:value-type="string">
            <text:p>SecondCharacter-knowing_second_character-1964a0ff</text:p>
          </table:table-cell>
          <table:table-cell office:value-type="string">
            <text:p>: Capito.</text:p>
          </table:table-cell>
          <table:table-cell/>
        </table:table-row>
        <table:table-row table:style-name="ro1">
          <table:table-cell office:value-type="string">
            <text:p>SecondCharacter-knowing_second_character-f4b036c1</text:p>
          </table:table-cell>
          <table:table-cell office:value-type="string">
            <text:p>: Anche io vorrei un pronome strano.</text:p>
          </table:table-cell>
          <table:table-cell/>
        </table:table-row>
        <table:table-row table:style-name="ro1">
          <table:table-cell office:value-type="string">
            <text:p>SecondCharacter-knowing_second_character-c823becc</text:p>
          </table:table-cell>
          <table:table-cell office:value-type="string">
            <text:p>: Ma poi mamma lo dice male, sicuro.</text:p>
          </table:table-cell>
          <table:table-cell/>
        </table:table-row>
        <table:table-row table:style-name="ro1">
          <table:table-cell office:value-type="string">
            <text:p>SecondCharacter-knowing_second_character-5941d98a</text:p>
          </table:table-cell>
          <table:table-cell office:value-type="string">
            <text:p>: Già oggi si è dimenticata del mio compleanno.</text:p>
          </table:table-cell>
          <table:table-cell/>
        </table:table-row>
        <table:table-row table:style-name="ro1">
          <table:table-cell office:value-type="string">
            <text:p>SecondCharacter-knowing_second_character-de662853</text:p>
          </table:table-cell>
          <table:table-cell office:value-type="string">
            <text:p>: E anche l'anno scorso.</text:p>
          </table:table-cell>
          <table:table-cell/>
        </table:table-row>
        <table:table-row table:style-name="ro1">
          <table:table-cell office:value-type="string">
            <text:p>SecondCharacter-knowing_second_character-e347e026</text:p>
          </table:table-cell>
          <table:table-cell office:value-type="string">
            <text:p>: Ma poi però mi ha regalato una action figure di Spiderman.</text:p>
          </table:table-cell>
          <table:table-cell/>
        </table:table-row>
        <table:table-row table:style-name="ro1">
          <table:table-cell office:value-type="string">
            <text:p>SecondCharacter-knowing_second_character-45e2c9ff</text:p>
          </table:table-cell>
          <table:table-cell office:value-type="string">
            <text:p>: E mi ha chiesto scusa per due giorni.</text:p>
          </table:table-cell>
          <table:table-cell/>
        </table:table-row>
        <table:table-row table:style-name="ro1">
          <table:table-cell office:value-type="string">
            <text:p>SecondCharacter-knowing_second_character-7cf9d056</text:p>
          </table:table-cell>
          <table:table-cell office:value-type="string">
            <text:p>: Ma preferisco le tartarughe ninja.</text:p>
          </table:table-cell>
          <table:table-cell/>
        </table:table-row>
        <table:table-row table:style-name="ro1">
          <table:table-cell office:value-type="string">
            <text:p>SecondCharacter-knowing_second_character-e3e472d2</text:p>
          </table:table-cell>
          <table:table-cell office:value-type="string">
            <text:p>: Così poi vedo i coccodrilli delle fogne.</text:p>
          </table:table-cell>
          <table:table-cell/>
        </table:table-row>
        <table:table-row table:style-name="ro1">
          <table:table-cell office:value-type="string">
            <text:p>SecondCharacter-knowing_second_character-86e4f9ff</text:p>
          </table:table-cell>
          <table:table-cell office:value-type="string">
            <text:p>: Non ho mai visto un coccodrillo.</text:p>
          </table:table-cell>
          <table:table-cell/>
        </table:table-row>
        <table:table-row table:style-name="ro1">
          <table:table-cell office:value-type="string">
            <text:p>SecondCharacter-knowing_second_character-71af5fc8</text:p>
          </table:table-cell>
          <table:table-cell office:value-type="string">
            <text:p>Bugia: hai detto di esser pieno di action figures.</text:p>
          </table:table-cell>
          <table:table-cell/>
        </table:table-row>
        <table:table-row table:style-name="ro1">
          <table:table-cell office:value-type="string">
            <text:p>SecondCharacter-knowing_second_character-f7b599ae</text:p>
          </table:table-cell>
          <table:table-cell office:value-type="string">
            <text:p>: "Pieno" è un modo di dire.</text:p>
          </table:table-cell>
          <table:table-cell/>
        </table:table-row>
        <table:table-row table:style-name="ro1">
          <table:table-cell office:value-type="string">
            <text:p>SecondCharacter-knowing_second_character-c111f30d</text:p>
          </table:table-cell>
          <table:table-cell office:value-type="string">
            <text:p>: Come "Furbo come una volpe".</text:p>
          </table:table-cell>
          <table:table-cell/>
        </table:table-row>
        <table:table-row table:style-name="ro1">
          <table:table-cell office:value-type="string">
            <text:p>SecondCharacter-knowing_second_character-2e8af1ea</text:p>
          </table:table-cell>
          <table:table-cell office:value-type="string">
            <text:p>: O "Simpatico come {name}".</text:p>
          </table:table-cell>
          <table:table-cell/>
        </table:table-row>
        <table:table-row table:style-name="ro1">
          <table:table-cell office:value-type="string">
            <text:p>SecondCharacter-knowing_second_character-2364a901</text:p>
          </table:table-cell>
          <table:table-cell office:value-type="string">
            <text:p>Prima hai detto che tutte le action te le ha rubate tuo padre.</text:p>
          </table:table-cell>
          <table:table-cell/>
        </table:table-row>
        <table:table-row table:style-name="ro1">
          <table:table-cell office:value-type="string">
            <text:p>SecondCharacter-knowing_second_character-3339edc4</text:p>
          </table:table-cell>
          <table:table-cell office:value-type="string">
            <text:p>: No.</text:p>
          </table:table-cell>
          <table:table-cell/>
        </table:table-row>
        <table:table-row table:style-name="ro1">
          <table:table-cell office:value-type="string">
            <text:p>SecondCharacter-knowing_second_character-084b4bab</text:p>
          </table:table-cell>
          <table:table-cell office:value-type="string">
            <text:p>: Ricordi male.</text:p>
          </table:table-cell>
          <table:table-cell/>
        </table:table-row>
        <table:table-row table:style-name="ro1">
          <table:table-cell office:value-type="string">
            <text:p>SecondCharacter-knowing_second_character-79149e8f</text:p>
          </table:table-cell>
          <table:table-cell office:value-type="string">
            <text:p>: Papà è bravo, non fa queste cose.</text:p>
          </table:table-cell>
          <table:table-cell/>
        </table:table-row>
        <table:table-row table:style-name="ro1">
          <table:table-cell office:value-type="string">
            <text:p>SecondCharacter-knowing_second_character-f9971a08</text:p>
          </table:table-cell>
          <table:table-cell office:value-type="string">
            <text:p>Tua mamma si arrabbia spesso?</text:p>
          </table:table-cell>
          <table:table-cell/>
        </table:table-row>
        <table:table-row table:style-name="ro1">
          <table:table-cell office:value-type="string">
            <text:p>SecondCharacter-knowing_second_character-a2a0fc62</text:p>
          </table:table-cell>
          <table:table-cell office:value-type="string">
            <text:p>: Un po'.</text:p>
          </table:table-cell>
          <table:table-cell/>
        </table:table-row>
        <table:table-row table:style-name="ro1">
          <table:table-cell office:value-type="string">
            <text:p>SecondCharacter-knowing_second_character-e2bf1ab6</text:p>
          </table:table-cell>
          <table:table-cell office:value-type="string">
            <text:p>: Non è cattiva, è che sono cattivo io.</text:p>
          </table:table-cell>
          <table:table-cell/>
        </table:table-row>
        <table:table-row table:style-name="ro1">
          <table:table-cell office:value-type="string">
            <text:p>SecondCharacter-knowing_second_character-f0f49a86</text:p>
          </table:table-cell>
          <table:table-cell office:value-type="string">
            <text:p>: E così perde la pazienza.</text:p>
          </table:table-cell>
          <table:table-cell/>
        </table:table-row>
        <table:table-row table:style-name="ro1">
          <table:table-cell office:value-type="string">
            <text:p>SecondCharacter-knowing_second_character-ba9552af</text:p>
          </table:table-cell>
          <table:table-cell office:value-type="string">
            <text:p>: Ma è colpa mia.</text:p>
          </table:table-cell>
          <table:table-cell/>
        </table:table-row>
        <table:table-row table:style-name="ro2">
          <table:table-cell office:value-type="string">
            <text:p>SecondCharacter-knowing_second_character-c9d75c77</text:p>
          </table:table-cell>
          <table:table-cell office:value-type="string">
            <text:p>Avevi detto che questo è il regalo di compleanno di tua mamma.</text:p>
          </table:table-cell>
          <table:table-cell/>
        </table:table-row>
        <table:table-row table:style-name="ro1">
          <table:table-cell office:value-type="string">
            <text:p>SecondCharacter-knowing_second_character-9185ef73</text:p>
          </table:table-cell>
          <table:table-cell office:value-type="string">
            <text:p>: Anche.</text:p>
          </table:table-cell>
          <table:table-cell/>
        </table:table-row>
        <table:table-row table:style-name="ro1">
          <table:table-cell office:value-type="string">
            <text:p>SecondCharacter-knowing_second_character-0e7ce2f1</text:p>
          </table:table-cell>
          <table:table-cell office:value-type="string">
            <text:p>: Uffi, che noia che fai!</text:p>
          </table:table-cell>
          <table:table-cell/>
        </table:table-row>
        <table:table-row table:style-name="ro1">
          <table:table-cell office:value-type="string">
            <text:p>SecondCharacter-knowing_second_character-584d076d</text:p>
          </table:table-cell>
          <table:table-cell office:value-type="string">
            <text:p>Ma non era il suo regalo di compleanno questo?</text:p>
          </table:table-cell>
          <table:table-cell/>
        </table:table-row>
        <table:table-row table:style-name="ro1">
          <table:table-cell office:value-type="string">
            <text:p>SecondCharacter-knowing_second_character-a9ec67d5</text:p>
          </table:table-cell>
          <table:table-cell office:value-type="string">
            <text:p>: Sì, certo che sì.</text:p>
          </table:table-cell>
          <table:table-cell/>
        </table:table-row>
        <table:table-row table:style-name="ro2">
          <table:table-cell office:value-type="string">
            <text:p>SecondCharacter-knowing_second_character-db9e14f9</text:p>
          </table:table-cell>
          <table:table-cell office:value-type="string">
            <text:p>: Si è dimenticata il compleanno, ma poi ha deciso di farmi questo.</text:p>
          </table:table-cell>
          <table:table-cell/>
        </table:table-row>
        <table:table-row table:style-name="ro1">
          <table:table-cell office:value-type="string">
            <text:p>SecondCharacter-knowing_second_character-0d9b7ea6</text:p>
          </table:table-cell>
          <table:table-cell office:value-type="string">
            <text:p>: Per scusarsi.</text:p>
          </table:table-cell>
          <table:table-cell/>
        </table:table-row>
        <table:table-row table:style-name="ro1">
          <table:table-cell office:value-type="string">
            <text:p>SecondCharacter-knowing_second_character-7318545f</text:p>
          </table:table-cell>
          <table:table-cell office:value-type="string">
            <text:p>: E poi mi prenderà un cane!</text:p>
          </table:table-cell>
          <table:table-cell/>
        </table:table-row>
        <table:table-row table:style-name="ro1">
          <table:table-cell office:value-type="string">
            <text:p>SecondCharacter-knowing_second_character-fcec006a</text:p>
          </table:table-cell>
          <table:table-cell office:value-type="string">
            <text:p>Ci stai male, quando mamma dimentica il tuo compleanno?</text:p>
          </table:table-cell>
          <table:table-cell/>
        </table:table-row>
        <table:table-row table:style-name="ro1">
          <table:table-cell office:value-type="string">
            <text:p>SecondCharacter-knowing_second_character-9e814e07</text:p>
          </table:table-cell>
          <table:table-cell office:value-type="string">
            <text:p>: Ma solo perché fa tante promesse tutto l'anno.</text:p>
          </table:table-cell>
          <table:table-cell/>
        </table:table-row>
        <table:table-row table:style-name="ro1">
          <table:table-cell office:value-type="string">
            <text:p>SecondCharacter-knowing_second_character-63a3cc46</text:p>
          </table:table-cell>
          <table:table-cell office:value-type="string">
            <text:p>: E poi non succede mai niente.</text:p>
          </table:table-cell>
          <table:table-cell/>
        </table:table-row>
        <table:table-row table:style-name="ro1">
          <table:table-cell office:value-type="string">
            <text:p>SecondCharacter-knowing_second_character-fb5a5f0d</text:p>
          </table:table-cell>
          <table:table-cell office:value-type="string">
            <text:p>: Voglio festeggiarlo con mio fratello.</text:p>
          </table:table-cell>
          <table:table-cell/>
        </table:table-row>
        <table:table-row table:style-name="ro1">
          <table:table-cell office:value-type="string">
            <text:p>SecondCharacter-knowing_second_character-139b24c1</text:p>
          </table:table-cell>
          <table:table-cell office:value-type="string">
            <text:p>: Ma poi papà si arrabbia.</text:p>
          </table:table-cell>
          <table:table-cell/>
        </table:table-row>
        <table:table-row table:style-name="ro1">
          <table:table-cell office:value-type="string">
            <text:p>SecondCharacter-knowing_second_character-7a316c64</text:p>
          </table:table-cell>
          <table:table-cell office:value-type="string">
            <text:p>: E così non facciamo mai nulla.</text:p>
          </table:table-cell>
          <table:table-cell/>
        </table:table-row>
        <table:table-row table:style-name="ro1">
          <table:table-cell office:value-type="string">
            <text:p>SecondCharacter-knowing_second_character-2355607b</text:p>
          </table:table-cell>
          <table:table-cell office:value-type="string">
            <text:p>: E allora vado a letto prestissimo e correggo tutta la giornata.</text:p>
          </table:table-cell>
          <table:table-cell/>
        </table:table-row>
        <table:table-row table:style-name="ro1">
          <table:table-cell office:value-type="string">
            <text:p>SecondCharacter-knowing_second_character-224bd1fe</text:p>
          </table:table-cell>
          <table:table-cell office:value-type="string">
            <text:p>Però non mi hai detto il tuo nome. Sei una spia?</text:p>
          </table:table-cell>
          <table:table-cell/>
        </table:table-row>
        <table:table-row table:style-name="ro1">
          <table:table-cell office:value-type="string">
            <text:p>SecondCharacter-knowing_second_character-5dcd3f5c</text:p>
          </table:table-cell>
          <table:table-cell office:value-type="string">
            <text:p>: Una spia non direbbe mai che è una spia.</text:p>
          </table:table-cell>
          <table:table-cell/>
        </table:table-row>
        <table:table-row table:style-name="ro1">
          <table:table-cell office:value-type="string">
            <text:p>SecondCharacter-knowing_second_character-40ff7f67</text:p>
          </table:table-cell>
          <table:table-cell office:value-type="string">
            <text:p>: Oppure ti confonde, così non capisci cosa è vero o cosa no.</text:p>
          </table:table-cell>
          <table:table-cell/>
        </table:table-row>
        <table:table-row table:style-name="ro1">
          <table:table-cell office:value-type="string">
            <text:p>SecondCharacter-knowing_second_character-a70d318c</text:p>
          </table:table-cell>
          <table:table-cell office:value-type="string">
            <text:p>: Però tu non puoi mica farlo!</text:p>
          </table:table-cell>
          <table:table-cell/>
        </table:table-row>
        <table:table-row table:style-name="ro1">
          <table:table-cell office:value-type="string">
            <text:p>SecondCharacter-knowing_second_character-ad79e1c5</text:p>
          </table:table-cell>
          <table:table-cell office:value-type="string">
            <text:p>Sembra che tua mamma sia piena di preoccupazioni.</text:p>
          </table:table-cell>
          <table:table-cell/>
        </table:table-row>
        <table:table-row table:style-name="ro1">
          <table:table-cell office:value-type="string">
            <text:p>SecondCharacter-knowing_second_character-ad167417</text:p>
          </table:table-cell>
          <table:table-cell office:value-type="string">
            <text:p>: Mamma è sempre preoccupata di tutto.</text:p>
          </table:table-cell>
          <table:table-cell/>
        </table:table-row>
        <table:table-row table:style-name="ro2">
          <table:table-cell office:value-type="string">
            <text:p>SecondCharacter-knowing_second_character-02c4cf3f</text:p>
          </table:table-cell>
          <table:table-cell office:value-type="string">
            <text:p>: Mio fratello prova ad aiutarla, ma a volte si arrabbia perché lei non vuole.</text:p>
          </table:table-cell>
          <table:table-cell/>
        </table:table-row>
        <table:table-row table:style-name="ro1">
          <table:table-cell office:value-type="string">
            <text:p>SecondCharacter-knowing_second_character-9f1fc3ae</text:p>
          </table:table-cell>
          <table:table-cell office:value-type="string">
            <text:p>: Dice che ce la vuole fare da sola.</text:p>
          </table:table-cell>
          <table:table-cell/>
        </table:table-row>
        <table:table-row table:style-name="ro1">
          <table:table-cell office:value-type="string">
            <text:p>SecondCharacter-knowing_second_character-fc08a6e0</text:p>
          </table:table-cell>
          <table:table-cell office:value-type="string">
            <text:p>: E anche io ci provo.</text:p>
          </table:table-cell>
          <table:table-cell/>
        </table:table-row>
        <table:table-row table:style-name="ro1">
          <table:table-cell office:value-type="string">
            <text:p>SecondCharacter-knowing_second_character-f036dc13</text:p>
          </table:table-cell>
          <table:table-cell office:value-type="string">
            <text:p>: Lei dice che farsi aiutare è barare.</text:p>
          </table:table-cell>
          <table:table-cell/>
        </table:table-row>
        <table:table-row table:style-name="ro1">
          <table:table-cell office:value-type="string">
            <text:p>SecondCharacter-knowing_second_character-7ad9cfc9</text:p>
          </table:table-cell>
          <table:table-cell office:value-type="string">
            <text:p>: Nonna dice che a volte bisogna barare per andare avanti.</text:p>
          </table:table-cell>
          <table:table-cell/>
        </table:table-row>
        <table:table-row table:style-name="ro1">
          <table:table-cell office:value-type="string">
            <text:p>SecondCharacter-knowing_second_character-26c7b367</text:p>
          </table:table-cell>
          <table:table-cell office:value-type="string">
            <text:p>: Nonna non mi tratta mai come un bambino.</text:p>
          </table:table-cell>
          <table:table-cell/>
        </table:table-row>
        <table:table-row table:style-name="ro1">
          <table:table-cell office:value-type="string">
            <text:p>SecondCharacter-knowing_second_character-f0571627</text:p>
          </table:table-cell>
          <table:table-cell office:value-type="string">
            <text:p>: Mi ha anche insegnato come barare a carte.</text:p>
          </table:table-cell>
          <table:table-cell/>
        </table:table-row>
        <table:table-row table:style-name="ro1">
          <table:table-cell office:value-type="string">
            <text:p>SecondCharacter-knowing_second_character-6f601d93</text:p>
          </table:table-cell>
          <table:table-cell office:value-type="string">
            <text:p>: E come aprire il cassetto dei dolci di mamma.</text:p>
          </table:table-cell>
          <table:table-cell/>
        </table:table-row>
        <table:table-row table:style-name="ro2">
          <table:table-cell office:value-type="string">
            <text:p>SecondCharacter-knowing_second_character-adbe9bad</text:p>
          </table:table-cell>
          <table:table-cell office:value-type="string">
            <text:p>: Quando mamma e papà ci lasciavano a casa da soli mangiavamo sempre cose buone.</text:p>
          </table:table-cell>
          <table:table-cell/>
        </table:table-row>
        <table:table-row table:style-name="ro1">
          <table:table-cell office:value-type="string">
            <text:p>SecondCharacter-knowing_second_character-346d132e</text:p>
          </table:table-cell>
          <table:table-cell office:value-type="string">
            <text:p>: E guardavamo assieme la tele.</text:p>
          </table:table-cell>
          <table:table-cell/>
        </table:table-row>
        <table:table-row table:style-name="ro1">
          <table:table-cell office:value-type="string">
            <text:p>SecondCharacter-knowing_second_character-85b9151a</text:p>
          </table:table-cell>
          <table:table-cell office:value-type="string">
            <text:p>: E potevo scegliere cosa guardare.</text:p>
          </table:table-cell>
          <table:table-cell/>
        </table:table-row>
        <table:table-row table:style-name="ro2">
          <table:table-cell office:value-type="string">
            <text:p>SecondCharacter-knowing_second_character-d64af4f3</text:p>
          </table:table-cell>
          <table:table-cell office:value-type="string">
            <text:p>: Quando papà è andato via nonna ha aiutato mamma a stare bene.</text:p>
          </table:table-cell>
          <table:table-cell/>
        </table:table-row>
        <table:table-row table:style-name="ro1">
          <table:table-cell office:value-type="string">
            <text:p>SecondCharacter-knowing_second_character-3e16a74c</text:p>
          </table:table-cell>
          <table:table-cell office:value-type="string">
            <text:p>: Anche se a mamma mica piace la nonna.</text:p>
          </table:table-cell>
          <table:table-cell/>
        </table:table-row>
        <table:table-row table:style-name="ro1">
          <table:table-cell office:value-type="string">
            <text:p>SecondCharacter-knowing_second_character-2b0e5109</text:p>
          </table:table-cell>
          <table:table-cell office:value-type="string">
            <text:p>: E quando papà è tornato ha ripreso a trattarla male.</text:p>
          </table:table-cell>
          <table:table-cell/>
        </table:table-row>
        <table:table-row table:style-name="ro1">
          <table:table-cell office:value-type="string">
            <text:p>SecondCharacter-knowing_second_character-a05f7078</text:p>
          </table:table-cell>
          <table:table-cell office:value-type="string">
            <text:p>: Che rabbia.</text:p>
          </table:table-cell>
          <table:table-cell/>
        </table:table-row>
        <table:table-row table:style-name="ro1">
          <table:table-cell office:value-type="string">
            <text:p>SecondCharacter-knowing_second_character-f2aaf3f0</text:p>
          </table:table-cell>
          <table:table-cell office:value-type="string">
            <text:p>: Ma nonna dice che succede.</text:p>
          </table:table-cell>
          <table:table-cell/>
        </table:table-row>
        <table:table-row table:style-name="ro1">
          <table:table-cell office:value-type="string">
            <text:p>SecondCharacter-knowing_second_character-49440ceb</text:p>
          </table:table-cell>
          <table:table-cell office:value-type="string">
            <text:p>: Che i grandi fanno cose cattive senza saperlo.</text:p>
          </table:table-cell>
          <table:table-cell/>
        </table:table-row>
        <table:table-row table:style-name="ro1">
          <table:table-cell office:value-type="string">
            <text:p>SecondCharacter-knowing_second_character-f5f8eece</text:p>
          </table:table-cell>
          <table:table-cell office:value-type="string">
            <text:p>: Mi spiace essere scappato di casa.</text:p>
          </table:table-cell>
          <table:table-cell/>
        </table:table-row>
        <table:table-row table:style-name="ro1">
          <table:table-cell office:value-type="string">
            <text:p>SecondCharacter-knowing_second_character-1e8e6cb6</text:p>
          </table:table-cell>
          <table:table-cell office:value-type="string">
            <text:p>: Se Talco fosse qui, ti avrebbe già adottato.</text:p>
          </table:table-cell>
          <table:table-cell/>
        </table:table-row>
        <table:table-row table:style-name="ro1">
          <table:table-cell office:value-type="string">
            <text:p>SecondCharacter-knowing_second_character-82b9bd11</text:p>
          </table:table-cell>
          <table:table-cell office:value-type="string">
            <text:p>Non parli mai di tuo nonno. Non c'è più?</text:p>
          </table:table-cell>
          <table:table-cell/>
        </table:table-row>
        <table:table-row table:style-name="ro1">
          <table:table-cell office:value-type="string">
            <text:p>SecondCharacter-knowing_second_character-bc772d96</text:p>
          </table:table-cell>
          <table:table-cell office:value-type="string">
            <text:p>: Se ne è andato quando papà era molto piccolo.</text:p>
          </table:table-cell>
          <table:table-cell/>
        </table:table-row>
        <table:table-row table:style-name="ro1">
          <table:table-cell office:value-type="string">
            <text:p>SecondCharacter-knowing_second_character-6fade310</text:p>
          </table:table-cell>
          <table:table-cell office:value-type="string">
            <text:p>: Più di me.</text:p>
          </table:table-cell>
          <table:table-cell/>
        </table:table-row>
        <table:table-row table:style-name="ro2">
          <table:table-cell office:value-type="string">
            <text:p>SecondCharacter-knowing_second_character-73f1589c</text:p>
          </table:table-cell>
          <table:table-cell office:value-type="string">
            <text:p>: Ogni tanto scriveva delle lettere che facevano arrabbiare mamma.</text:p>
          </table:table-cell>
          <table:table-cell/>
        </table:table-row>
        <table:table-row table:style-name="ro1">
          <table:table-cell office:value-type="string">
            <text:p>SecondCharacter-knowing_second_character-dbe6f0e8</text:p>
          </table:table-cell>
          <table:table-cell office:value-type="string">
            <text:p>: Poi ha smesso.</text:p>
          </table:table-cell>
          <table:table-cell/>
        </table:table-row>
        <table:table-row table:style-name="ro1">
          <table:table-cell office:value-type="string">
            <text:p>SecondCharacter-knowing_second_character-0f5cb510</text:p>
          </table:table-cell>
          <table:table-cell office:value-type="string">
            <text:p>: Mamma dice che spera sia anneggato in mare.</text:p>
          </table:table-cell>
          <table:table-cell/>
        </table:table-row>
        <table:table-row table:style-name="ro2">
          <table:table-cell office:value-type="string">
            <text:p>SecondCharacter-knowing_second_character-3bb315c7</text:p>
          </table:table-cell>
          <table:table-cell office:value-type="string">
            <text:p>: Papà invece ha ancora tutte le sue lettere nascoste nel garage.</text:p>
          </table:table-cell>
          <table:table-cell/>
        </table:table-row>
        <table:table-row table:style-name="ro1">
          <table:table-cell office:value-type="string">
            <text:p>SecondCharacter-knowing_second_character-3f54ae04</text:p>
          </table:table-cell>
          <table:table-cell office:value-type="string">
            <text:p>Insegni a barare anche a me?</text:p>
          </table:table-cell>
          <table:table-cell/>
        </table:table-row>
        <table:table-row table:style-name="ro1">
          <table:table-cell office:value-type="string">
            <text:p>SecondCharacter-knowing_second_character-03ebc192</text:p>
          </table:table-cell>
          <table:table-cell office:value-type="string">
            <text:p>: Ho una idea!</text:p>
          </table:table-cell>
          <table:table-cell/>
        </table:table-row>
        <table:table-row table:style-name="ro1">
          <table:table-cell office:value-type="string">
            <text:p>SecondCharacter-knowing_second_character-5dfc5c82</text:p>
          </table:table-cell>
          <table:table-cell office:value-type="string">
            <text:p>: Troviamo delle carte.</text:p>
          </table:table-cell>
          <table:table-cell/>
        </table:table-row>
        <table:table-row table:style-name="ro1">
          <table:table-cell office:value-type="string">
            <text:p>SecondCharacter-knowing_second_character-9ecd16a0</text:p>
          </table:table-cell>
          <table:table-cell office:value-type="string">
            <text:p>: Ti insegno come si bara.</text:p>
          </table:table-cell>
          <table:table-cell/>
        </table:table-row>
        <table:table-row table:style-name="ro1">
          <table:table-cell office:value-type="string">
            <text:p>SecondCharacter-knowing_second_character-a4647e2e</text:p>
          </table:table-cell>
          <table:table-cell office:value-type="string">
            <text:p>: E poi stracciamo {charNameFive}.</text:p>
          </table:table-cell>
          <table:table-cell/>
        </table:table-row>
        <table:table-row table:style-name="ro1">
          <table:table-cell office:value-type="string">
            <text:p>SecondCharacter-knowing_second_character-92343f92</text:p>
          </table:table-cell>
          <table:table-cell office:value-type="string">
            <text:p>: Così la smette di dirmi cosa non devo fare.</text:p>
          </table:table-cell>
          <table:table-cell/>
        </table:table-row>
        <table:table-row table:style-name="ro1">
          <table:table-cell office:value-type="string">
            <text:p>SecondCharacter-knowing_second_character-a05dc354</text:p>
          </table:table-cell>
          <table:table-cell office:value-type="string">
            <text:p>Tua nonna sembra una tipa forte!</text:p>
          </table:table-cell>
          <table:table-cell/>
        </table:table-row>
        <table:table-row table:style-name="ro1">
          <table:table-cell office:value-type="string">
            <text:p>SecondCharacter-knowing_second_character-81b0f46e</text:p>
          </table:table-cell>
          <table:table-cell office:value-type="string">
            <text:p>: "Forte"?</text:p>
          </table:table-cell>
          <table:table-cell/>
        </table:table-row>
        <table:table-row table:style-name="ro2">
          <table:table-cell office:value-type="string">
            <text:p>SecondCharacter-knowing_second_character-9f9a592d</text:p>
          </table:table-cell>
          <table:table-cell office:value-type="string">
            <text:p>: Quanto sei {pronouns has him: vecchio|{pronouns has her: vecchia|vecchiə}}?</text:p>
          </table:table-cell>
          <table:table-cell/>
        </table:table-row>
        <table:table-row table:style-name="ro1">
          <table:table-cell office:value-type="string">
            <text:p>SecondCharacter-knowing_second_character-5971ecc6</text:p>
          </table:table-cell>
          <table:table-cell office:value-type="string">
            <text:p>: Però sì, lei spacca proprio.</text:p>
          </table:table-cell>
          <table:table-cell/>
        </table:table-row>
        <table:table-row table:style-name="ro2">
          <table:table-cell office:value-type="string">
            <text:p>SecondCharacter-knowing_second_character-114ecb4d</text:p>
          </table:table-cell>
          <table:table-cell office:value-type="string">
            <text:p>: Una volta ha lanciato una ciabatta in faccia a papà perché l'ha chiamata strega.</text:p>
          </table:table-cell>
          <table:table-cell/>
        </table:table-row>
        <table:table-row table:style-name="ro1">
          <table:table-cell office:value-type="string">
            <text:p>SecondCharacter-knowing_second_character-a7c5cf17</text:p>
          </table:table-cell>
          <table:table-cell office:value-type="string">
            <text:p>: E poi gli ha sputato di nascosto nel caffé.</text:p>
          </table:table-cell>
          <table:table-cell/>
        </table:table-row>
        <table:table-row table:style-name="ro1">
          <table:table-cell office:value-type="string">
            <text:p>SecondCharacter-knowing_second_character-4419952a</text:p>
          </table:table-cell>
          <table:table-cell office:value-type="string">
            <text:p>: E lui si è arrabbiato perché io ridevo mentre lo beveva.</text:p>
          </table:table-cell>
          <table:table-cell/>
        </table:table-row>
        <table:table-row table:style-name="ro1">
          <table:table-cell office:value-type="string">
            <text:p>SecondCharacter-knowing_second_character-fee9a24e</text:p>
          </table:table-cell>
          <table:table-cell office:value-type="string">
            <text:p>: Abbiamo tantissimi segreti lei e io!</text:p>
          </table:table-cell>
          <table:table-cell/>
        </table:table-row>
        <table:table-row table:style-name="ro1">
          <table:table-cell office:value-type="string">
            <text:p>SecondCharacter-knowing_second_character-5a49c24e</text:p>
          </table:table-cell>
          <table:table-cell office:value-type="string">
            <text:p>Ti manca casa? Vorresti tornare?</text:p>
          </table:table-cell>
          <table:table-cell/>
        </table:table-row>
        <table:table-row table:style-name="ro1">
          <table:table-cell office:value-type="string">
            <text:p>SecondCharacter-knowing_second_character-4c137f6e</text:p>
          </table:table-cell>
          <table:table-cell office:value-type="string">
            <text:p>: Voglio tornare.</text:p>
          </table:table-cell>
          <table:table-cell/>
        </table:table-row>
        <table:table-row table:style-name="ro1">
          <table:table-cell office:value-type="string">
            <text:p>SecondCharacter-knowing_second_character-911e24ed</text:p>
          </table:table-cell>
          <table:table-cell office:value-type="string">
            <text:p>: Ma se poi mamma si arrabbia?</text:p>
          </table:table-cell>
          <table:table-cell/>
        </table:table-row>
        <table:table-row table:style-name="ro1">
          <table:table-cell office:value-type="string">
            <text:p>SecondCharacter-knowing_second_character-18ed01b1</text:p>
          </table:table-cell>
          <table:table-cell office:value-type="string">
            <text:p>: O papà?</text:p>
          </table:table-cell>
          <table:table-cell/>
        </table:table-row>
        <table:table-row table:style-name="ro1">
          <table:table-cell office:value-type="string">
            <text:p>SecondCharacter-knowing_second_character-77489ba6</text:p>
          </table:table-cell>
          <table:table-cell office:value-type="string">
            <text:p>: Voglio andare da mio fratello.</text:p>
          </table:table-cell>
          <table:table-cell/>
        </table:table-row>
        <table:table-row table:style-name="ro1">
          <table:table-cell office:value-type="string">
            <text:p>SecondCharacter-knowing_second_character-29438deb</text:p>
          </table:table-cell>
          <table:table-cell office:value-type="string">
            <text:p>: Lì mi piace.</text:p>
          </table:table-cell>
          <table:table-cell/>
        </table:table-row>
        <table:table-row table:style-name="ro1">
          <table:table-cell office:value-type="string">
            <text:p>SecondCharacter-knowing_second_character-cec08e43</text:p>
          </table:table-cell>
          <table:table-cell office:value-type="string">
            <text:p>: Ma non piaccio al suo amico.</text:p>
          </table:table-cell>
          <table:table-cell/>
        </table:table-row>
        <table:table-row table:style-name="ro1">
          <table:table-cell office:value-type="string">
            <text:p>SecondCharacter-knowing_second_character-bcc3bc4f</text:p>
          </table:table-cell>
          <table:table-cell office:value-type="string">
            <text:p>Quando i grandi hanno paura, fanno cose cattive.</text:p>
          </table:table-cell>
          <table:table-cell/>
        </table:table-row>
        <table:table-row table:style-name="ro1">
          <table:table-cell office:value-type="string">
            <text:p>SecondCharacter-knowing_second_character-c9e77d23</text:p>
          </table:table-cell>
          <table:table-cell office:value-type="string">
            <text:p>: Papà dice che i grandi non hanno paura.</text:p>
          </table:table-cell>
          <table:table-cell/>
        </table:table-row>
        <table:table-row table:style-name="ro1">
          <table:table-cell office:value-type="string">
            <text:p>SecondCharacter-knowing_second_character-2b64a3a1</text:p>
          </table:table-cell>
          <table:table-cell office:value-type="string">
            <text:p>: Ma non gli credo.</text:p>
          </table:table-cell>
          <table:table-cell/>
        </table:table-row>
        <table:table-row table:style-name="ro1">
          <table:table-cell office:value-type="string">
            <text:p>SecondCharacter-knowing_second_character-05ab023c</text:p>
          </table:table-cell>
          <table:table-cell office:value-type="string">
            <text:p>: Mio fratello a volte ha paura che l'amico lo lascia.</text:p>
          </table:table-cell>
          <table:table-cell/>
        </table:table-row>
        <table:table-row table:style-name="ro1">
          <table:table-cell office:value-type="string">
            <text:p>SecondCharacter-knowing_second_character-2ecf253b</text:p>
          </table:table-cell>
          <table:table-cell office:value-type="string">
            <text:p>: Mamma delle bollette.</text:p>
          </table:table-cell>
          <table:table-cell/>
        </table:table-row>
        <table:table-row table:style-name="ro1">
          <table:table-cell office:value-type="string">
            <text:p>SecondCharacter-knowing_second_character-d72ef5f3</text:p>
          </table:table-cell>
          <table:table-cell office:value-type="string">
            <text:p>: Nonna però non ha paura di nulla.</text:p>
          </table:table-cell>
          <table:table-cell/>
        </table:table-row>
        <table:table-row table:style-name="ro1">
          <table:table-cell office:value-type="string">
            <text:p>SecondCharacter-knowing_second_character-d63c2782</text:p>
          </table:table-cell>
          <table:table-cell office:value-type="string">
            <text:p>: Però si arrabbia tanto quando gioca a briscola.</text:p>
          </table:table-cell>
          <table:table-cell/>
        </table:table-row>
        <table:table-row table:style-name="ro1">
          <table:table-cell office:value-type="string">
            <text:p>SecondCharacter-knowing_second_character-f2bd3afa</text:p>
          </table:table-cell>
          <table:table-cell office:value-type="string">
            <text:p>: Mi spiace, {name}.</text:p>
          </table:table-cell>
          <table:table-cell/>
        </table:table-row>
        <table:table-row table:style-name="ro1">
          <table:table-cell office:value-type="string">
            <text:p>SecondCharacter-knowing_second_character-c155c401</text:p>
          </table:table-cell>
          <table:table-cell office:value-type="string">
            <text:p>: Prima ho detto delle bugie.</text:p>
          </table:table-cell>
          <table:table-cell/>
        </table:table-row>
        <table:table-row table:style-name="ro1">
          <table:table-cell office:value-type="string">
            <text:p>SecondCharacter-knowing_second_character-6206e30c</text:p>
          </table:table-cell>
          <table:table-cell office:value-type="string">
            <text:p>: Non è vero che mamma mi ha mandato qui.</text:p>
          </table:table-cell>
          <table:table-cell/>
        </table:table-row>
        <table:table-row table:style-name="ro1">
          <table:table-cell office:value-type="string">
            <text:p>SecondCharacter-knowing_second_character-40989141</text:p>
          </table:table-cell>
          <table:table-cell office:value-type="string">
            <text:p>: Ma volevo così tanto avere un bel compleanno.</text:p>
          </table:table-cell>
          <table:table-cell/>
        </table:table-row>
        <table:table-row table:style-name="ro1">
          <table:table-cell office:value-type="string">
            <text:p>SecondCharacter-knowing_second_character-4f269aea</text:p>
          </table:table-cell>
          <table:table-cell office:value-type="string">
            <text:p>: Questo posto è pieno di animali!</text:p>
          </table:table-cell>
          <table:table-cell/>
        </table:table-row>
        <table:table-row table:style-name="ro1">
          <table:table-cell office:value-type="string">
            <text:p>SecondCharacter-knowing_second_character-ce5dcbfe</text:p>
          </table:table-cell>
          <table:table-cell office:value-type="string">
            <text:p>: E nessuno si arrabbia con me.</text:p>
          </table:table-cell>
          <table:table-cell/>
        </table:table-row>
        <table:table-row table:style-name="ro1">
          <table:table-cell office:value-type="string">
            <text:p>SecondCharacter-knowing_second_character-ee635e44</text:p>
          </table:table-cell>
          <table:table-cell office:value-type="string">
            <text:p>: A parte {charNameFive}.</text:p>
          </table:table-cell>
          <table:table-cell/>
        </table:table-row>
        <table:table-row table:style-name="ro1">
          <table:table-cell office:value-type="string">
            <text:p>SecondCharacter-knowing_second_character-59cce536</text:p>
          </table:table-cell>
          <table:table-cell office:value-type="string">
            <text:p>: Ti prometto che non dirò più bugie.</text:p>
          </table:table-cell>
          <table:table-cell/>
        </table:table-row>
        <table:table-row table:style-name="ro1">
          <table:table-cell office:value-type="string">
            <text:p>SecondCharacter-knowing_second_character-aa31d633</text:p>
          </table:table-cell>
          <table:table-cell office:value-type="string">
            <text:p>: Ora però lasciami solo.</text:p>
          </table:table-cell>
          <table:table-cell/>
        </table:table-row>
        <table:table-row table:style-name="ro1">
          <table:table-cell office:value-type="string">
            <text:p>SecondCharacter-knowing_second_character-a594fd16</text:p>
          </table:table-cell>
          <table:table-cell office:value-type="string">
            <text:p>: Dalla serra è scomparso l'innaffiatoio.</text:p>
          </table:table-cell>
          <table:table-cell/>
        </table:table-row>
        <table:table-row table:style-name="ro1">
          <table:table-cell office:value-type="string">
            <text:p>SecondCharacter-knowing_second_character-f4657920</text:p>
          </table:table-cell>
          <table:table-cell office:value-type="string">
            <text:p>Secondo {charNameFive} sei stato tu a prenderlo.</text:p>
          </table:table-cell>
          <table:table-cell/>
        </table:table-row>
        <table:table-row table:style-name="ro1">
          <table:table-cell office:value-type="string">
            <text:p>SecondCharacter-knowing_second_character-82a77c2d</text:p>
          </table:table-cell>
          <table:table-cell office:value-type="string">
            <text:p>: Perché lei mi odia.</text:p>
          </table:table-cell>
          <table:table-cell/>
        </table:table-row>
        <table:table-row table:style-name="ro1">
          <table:table-cell office:value-type="string">
            <text:p>SecondCharacter-knowing_second_character-d2650529</text:p>
          </table:table-cell>
          <table:table-cell office:value-type="string">
            <text:p>Secondo me sei stato tu a prenderlo.</text:p>
          </table:table-cell>
          <table:table-cell/>
        </table:table-row>
        <table:table-row table:style-name="ro1">
          <table:table-cell office:value-type="string">
            <text:p>SecondCharacter-knowing_second_character-6e5f93be</text:p>
          </table:table-cell>
          <table:table-cell office:value-type="string">
            <text:p>: Ti odio!</text:p>
          </table:table-cell>
          <table:table-cell/>
        </table:table-row>
        <table:table-row table:style-name="ro1">
          <table:table-cell office:value-type="string">
            <text:p>SecondCharacter-knowing_second_character-d9627bf1</text:p>
          </table:table-cell>
          <table:table-cell office:value-type="string">
            <text:p>: Perché date tutti sempre la colpa a me?</text:p>
          </table:table-cell>
          <table:table-cell/>
        </table:table-row>
        <table:table-row table:style-name="ro1">
          <table:table-cell office:value-type="string">
            <text:p>SecondCharacter-knowing_second_character-926b4a64</text:p>
          </table:table-cell>
          <table:table-cell office:value-type="string">
            <text:p>Hai idea di dove sia?</text:p>
          </table:table-cell>
          <table:table-cell/>
        </table:table-row>
        <table:table-row table:style-name="ro1">
          <table:table-cell office:value-type="string">
            <text:p>SecondCharacter-knowing_second_character-158efcde</text:p>
          </table:table-cell>
          <table:table-cell office:value-type="string">
            <text:p>: Pensi che è colpa mia?</text:p>
          </table:table-cell>
          <table:table-cell/>
        </table:table-row>
        <table:table-row table:style-name="ro1">
          <table:table-cell office:value-type="string">
            <text:p>SecondCharacter-knowing_second_character-c1b45262</text:p>
          </table:table-cell>
          <table:table-cell office:value-type="string">
            <text:p>: Anche a scuola danno sempre la colpa a me.</text:p>
          </table:table-cell>
          <table:table-cell/>
        </table:table-row>
        <table:table-row table:style-name="ro1">
          <table:table-cell office:value-type="string">
            <text:p>SecondCharacter-knowing_second_character-43d04936</text:p>
          </table:table-cell>
          <table:table-cell office:value-type="string">
            <text:p>: Non mi piace mica tanto la scuola.</text:p>
          </table:table-cell>
          <table:table-cell/>
        </table:table-row>
        <table:table-row table:style-name="ro1">
          <table:table-cell office:value-type="string">
            <text:p>SecondCharacter-knowing_second_character-228e289a</text:p>
          </table:table-cell>
          <table:table-cell office:value-type="string">
            <text:p>: I ragazzi più grandi mi fanno male.</text:p>
          </table:table-cell>
          <table:table-cell/>
        </table:table-row>
        <table:table-row table:style-name="ro1">
          <table:table-cell office:value-type="string">
            <text:p>SecondCharacter-knowing_second_character-7ee24ddc</text:p>
          </table:table-cell>
          <table:table-cell office:value-type="string">
            <text:p>: Ma io non piango.</text:p>
          </table:table-cell>
          <table:table-cell/>
        </table:table-row>
        <table:table-row table:style-name="ro1">
          <table:table-cell office:value-type="string">
            <text:p>SecondCharacter-knowing_second_character-8a52d291</text:p>
          </table:table-cell>
          <table:table-cell office:value-type="string">
            <text:p>: Non sono una femmina.</text:p>
          </table:table-cell>
          <table:table-cell/>
        </table:table-row>
        <table:table-row table:style-name="ro1">
          <table:table-cell office:value-type="string">
            <text:p>SecondCharacter-knowing_second_character-81587391</text:p>
          </table:table-cell>
          <table:table-cell office:value-type="string">
            <text:p>: E sono più forte di loro.</text:p>
          </table:table-cell>
          <table:table-cell/>
        </table:table-row>
        <table:table-row table:style-name="ro1">
          <table:table-cell office:value-type="string">
            <text:p>SecondCharacter-knowing_second_character-ca7332b8</text:p>
          </table:table-cell>
          <table:table-cell office:value-type="string">
            <text:p>: Ma non coi pugni.</text:p>
          </table:table-cell>
          <table:table-cell/>
        </table:table-row>
        <table:table-row table:style-name="ro1">
          <table:table-cell office:value-type="string">
            <text:p>SecondCharacter-knowing_second_character-1c7aab32</text:p>
          </table:table-cell>
          <table:table-cell office:value-type="string">
            <text:p>: E le ragazze della mia età sono strane.</text:p>
          </table:table-cell>
          <table:table-cell/>
        </table:table-row>
        <table:table-row table:style-name="ro1">
          <table:table-cell office:value-type="string">
            <text:p>SecondCharacter-knowing_second_character-3628e901</text:p>
          </table:table-cell>
          <table:table-cell office:value-type="string">
            <text:p>: E mi dicono che.</text:p>
          </table:table-cell>
          <table:table-cell/>
        </table:table-row>
        <table:table-row table:style-name="ro1">
          <table:table-cell office:value-type="string">
            <text:p>SecondCharacter-knowing_second_character-f464b76f</text:p>
          </table:table-cell>
          <table:table-cell office:value-type="string">
            <text:p>: No, non te lo dico mica.</text:p>
          </table:table-cell>
          <table:table-cell/>
        </table:table-row>
        <table:table-row table:style-name="ro1">
          <table:table-cell office:value-type="string">
            <text:p>SecondCharacter-knowing_second_character-8e407eee</text:p>
          </table:table-cell>
          <table:table-cell office:value-type="string">
            <text:p>: E le maestre mi mettono sempre in castigo.</text:p>
          </table:table-cell>
          <table:table-cell/>
        </table:table-row>
        <table:table-row table:style-name="ro1">
          <table:table-cell office:value-type="string">
            <text:p>SecondCharacter-knowing_second_character-775836f9</text:p>
          </table:table-cell>
          <table:table-cell office:value-type="string">
            <text:p>: Se mi nascondo nell'armadio perché ho sonno.</text:p>
          </table:table-cell>
          <table:table-cell/>
        </table:table-row>
        <table:table-row table:style-name="ro1">
          <table:table-cell office:value-type="string">
            <text:p>SecondCharacter-knowing_second_character-5ef34518</text:p>
          </table:table-cell>
          <table:table-cell office:value-type="string">
            <text:p>: Se spingo gli altri per terra.</text:p>
          </table:table-cell>
          <table:table-cell/>
        </table:table-row>
        <table:table-row table:style-name="ro1">
          <table:table-cell office:value-type="string">
            <text:p>SecondCharacter-knowing_second_character-a916b0bb</text:p>
          </table:table-cell>
          <table:table-cell office:value-type="string">
            <text:p>: Se mi distraggo.</text:p>
          </table:table-cell>
          <table:table-cell/>
        </table:table-row>
        <table:table-row table:style-name="ro2">
          <table:table-cell office:value-type="string">
            <text:p>SecondCharacter-knowing_second_character-22c7638d</text:p>
          </table:table-cell>
          <table:table-cell office:value-type="string">
            <text:p>: Una volta nonna, quando stava bene, è venuta e ha sgridato tutte le maestre.</text:p>
          </table:table-cell>
          <table:table-cell/>
        </table:table-row>
        <table:table-row table:style-name="ro1">
          <table:table-cell office:value-type="string">
            <text:p>SecondCharacter-knowing_second_character-535507d2</text:p>
          </table:table-cell>
          <table:table-cell office:value-type="string">
            <text:p>: Ora sono un po' più gentili.</text:p>
          </table:table-cell>
          <table:table-cell/>
        </table:table-row>
        <table:table-row table:style-name="ro9">
          <table:table-cell office:value-type="string">
            <text:p>SecondCharacter-knowing_second_character-48c59abf</text:p>
          </table:table-cell>
          <table:table-cell office:value-type="string">
            <text:p>: Ma quella di matematica dice sempre che le dispiace per me.</text:p>
          </table:table-cell>
          <table:table-cell/>
        </table:table-row>
        <table:table-row table:style-name="ro1">
          <table:table-cell office:value-type="string">
            <text:p>SecondCharacter-knowing_second_character-4a0dab58</text:p>
          </table:table-cell>
          <table:table-cell office:value-type="string">
            <text:p>: E non mi piace quando fa così.</text:p>
          </table:table-cell>
          <table:table-cell/>
        </table:table-row>
        <table:table-row table:style-name="ro1">
          <table:table-cell office:value-type="string">
            <text:p>SecondCharacter-knowing_second_character-cf93fb33</text:p>
          </table:table-cell>
          <table:table-cell office:value-type="string">
            <text:p>Anche i maschi piangono, e anche gli orsi e gli elefanti.</text:p>
          </table:table-cell>
          <table:table-cell/>
        </table:table-row>
        <table:table-row table:style-name="ro1">
          <table:table-cell office:value-type="string">
            <text:p>SecondCharacter-knowing_second_character-b53f34cb</text:p>
          </table:table-cell>
          <table:table-cell office:value-type="string">
            <text:p>: Gli orsi mi piacciono.</text:p>
          </table:table-cell>
          <table:table-cell/>
        </table:table-row>
        <table:table-row table:style-name="ro1">
          <table:table-cell office:value-type="string">
            <text:p>SecondCharacter-knowing_second_character-80c0ea87</text:p>
          </table:table-cell>
          <table:table-cell office:value-type="string">
            <text:p>: Sono forti.</text:p>
          </table:table-cell>
          <table:table-cell/>
        </table:table-row>
        <table:table-row table:style-name="ro1">
          <table:table-cell office:value-type="string">
            <text:p>SecondCharacter-knowing_second_character-b7830f7b</text:p>
          </table:table-cell>
          <table:table-cell office:value-type="string">
            <text:p>: Ma comunque piangono.</text:p>
          </table:table-cell>
          <table:table-cell/>
        </table:table-row>
        <table:table-row table:style-name="ro1">
          <table:table-cell office:value-type="string">
            <text:p>SecondCharacter-knowing_second_character-73e4a631</text:p>
          </table:table-cell>
          <table:table-cell office:value-type="string">
            <text:p>: Questa è una cosa nuova.</text:p>
          </table:table-cell>
          <table:table-cell/>
        </table:table-row>
        <table:table-row table:style-name="ro1">
          <table:table-cell office:value-type="string">
            <text:p>SecondCharacter-knowing_second_character-fa31b935</text:p>
          </table:table-cell>
          <table:table-cell office:value-type="string">
            <text:p>: E mi piace.</text:p>
          </table:table-cell>
          <table:table-cell/>
        </table:table-row>
        <table:table-row table:style-name="ro1">
          <table:table-cell office:value-type="string">
            <text:p>SecondCharacter-knowing_second_character-958617c2</text:p>
          </table:table-cell>
          <table:table-cell office:value-type="string">
            <text:p>: Ma non so se mi piace piangere.</text:p>
          </table:table-cell>
          <table:table-cell/>
        </table:table-row>
        <table:table-row table:style-name="ro1">
          <table:table-cell office:value-type="string">
            <text:p>SecondCharacter-knowing_second_character-391bbc0e</text:p>
          </table:table-cell>
          <table:table-cell office:value-type="string">
            <text:p>La scuola è un posto senza fantasia!</text:p>
          </table:table-cell>
          <table:table-cell/>
        </table:table-row>
        <table:table-row table:style-name="ro1">
          <table:table-cell office:value-type="string">
            <text:p>SecondCharacter-knowing_second_character-15c7ec66</text:p>
          </table:table-cell>
          <table:table-cell office:value-type="string">
            <text:p>: A me mi piace tanto raccontare le storie.</text:p>
          </table:table-cell>
          <table:table-cell/>
        </table:table-row>
        <table:table-row table:style-name="ro1">
          <table:table-cell office:value-type="string">
            <text:p>SecondCharacter-knowing_second_character-1119a21e</text:p>
          </table:table-cell>
          <table:table-cell office:value-type="string">
            <text:p>: Inventare cose nuove.</text:p>
          </table:table-cell>
          <table:table-cell/>
        </table:table-row>
        <table:table-row table:style-name="ro1">
          <table:table-cell office:value-type="string">
            <text:p>SecondCharacter-knowing_second_character-3395cfe0</text:p>
          </table:table-cell>
          <table:table-cell office:value-type="string">
            <text:p>: Fare gli esperimenti.</text:p>
          </table:table-cell>
          <table:table-cell/>
        </table:table-row>
        <table:table-row table:style-name="ro1">
          <table:table-cell office:value-type="string">
            <text:p>SecondCharacter-knowing_second_character-88541daa</text:p>
          </table:table-cell>
          <table:table-cell office:value-type="string">
            <text:p>: Parlare di animali.</text:p>
          </table:table-cell>
          <table:table-cell/>
        </table:table-row>
        <table:table-row table:style-name="ro1">
          <table:table-cell office:value-type="string">
            <text:p>SecondCharacter-knowing_second_character-e01e47ee</text:p>
          </table:table-cell>
          <table:table-cell office:value-type="string">
            <text:p>: Ma ogni cosa che faccio fa arrabbiare qualcuno.</text:p>
          </table:table-cell>
          <table:table-cell/>
        </table:table-row>
        <table:table-row table:style-name="ro1">
          <table:table-cell office:value-type="string">
            <text:p>SecondCharacter-knowing_second_character-c4fdee27</text:p>
          </table:table-cell>
          <table:table-cell office:value-type="string">
            <text:p>: Ma se non faccio cose mi annoio.</text:p>
          </table:table-cell>
          <table:table-cell/>
        </table:table-row>
        <table:table-row table:style-name="ro1">
          <table:table-cell office:value-type="string">
            <text:p>SecondCharacter-knowing_second_character-f4be9f1e</text:p>
          </table:table-cell>
          <table:table-cell office:value-type="string">
            <text:p>: E se mi annoio comunque finisco in castigo.</text:p>
          </table:table-cell>
          <table:table-cell/>
        </table:table-row>
        <table:table-row table:style-name="ro1">
          <table:table-cell office:value-type="string">
            <text:p>SecondCharacter-knowing_second_character-948d78d7</text:p>
          </table:table-cell>
          <table:table-cell office:value-type="string">
            <text:p>Stringi i denti, lotta, diventa più forte degli altri!</text:p>
          </table:table-cell>
          <table:table-cell/>
        </table:table-row>
        <table:table-row table:style-name="ro1">
          <table:table-cell office:value-type="string">
            <text:p>SecondCharacter-knowing_second_character-18a0bb10</text:p>
          </table:table-cell>
          <table:table-cell office:value-type="string">
            <text:p>: Lo dice anche papà.</text:p>
          </table:table-cell>
          <table:table-cell/>
        </table:table-row>
        <table:table-row table:style-name="ro1">
          <table:table-cell office:value-type="string">
            <text:p>SecondCharacter-knowing_second_character-0562e5f5</text:p>
          </table:table-cell>
          <table:table-cell office:value-type="string">
            <text:p>: Ma a me non mi interessa mica tanto.</text:p>
          </table:table-cell>
          <table:table-cell/>
        </table:table-row>
        <table:table-row table:style-name="ro1">
          <table:table-cell office:value-type="string">
            <text:p>SecondCharacter-knowing_second_character-1ca03f0d</text:p>
          </table:table-cell>
          <table:table-cell office:value-type="string">
            <text:p>: Voglio solo studiare gli animali.</text:p>
          </table:table-cell>
          <table:table-cell/>
        </table:table-row>
        <table:table-row table:style-name="ro1">
          <table:table-cell office:value-type="string">
            <text:p>SecondCharacter-knowing_second_character-dfd68b7d</text:p>
          </table:table-cell>
          <table:table-cell office:value-type="string">
            <text:p>: E che mi lascino in pace.</text:p>
          </table:table-cell>
          <table:table-cell/>
        </table:table-row>
        <table:table-row table:style-name="ro1">
          <table:table-cell office:value-type="string">
            <text:p>SecondCharacter-knowing_second_character-32d14880</text:p>
          </table:table-cell>
          <table:table-cell office:value-type="string">
            <text:p>A me spiace per te, sai?</text:p>
          </table:table-cell>
          <table:table-cell/>
        </table:table-row>
        <table:table-row table:style-name="ro1">
          <table:table-cell office:value-type="string">
            <text:p>SecondCharacter-knowing_second_character-de8c3d9b</text:p>
          </table:table-cell>
          <table:table-cell office:value-type="string">
            <text:p>: Non dirlo.</text:p>
          </table:table-cell>
          <table:table-cell/>
        </table:table-row>
        <table:table-row table:style-name="ro1">
          <table:table-cell office:value-type="string">
            <text:p>SecondCharacter-knowing_second_character-0ebd0612</text:p>
          </table:table-cell>
          <table:table-cell office:value-type="string">
            <text:p>: Non so cosa provo se lo dici.</text:p>
          </table:table-cell>
          <table:table-cell/>
        </table:table-row>
        <table:table-row table:style-name="ro1">
          <table:table-cell office:value-type="string">
            <text:p>SecondCharacter-knowing_second_character-2cdc0c05</text:p>
          </table:table-cell>
          <table:table-cell office:value-type="string">
            <text:p>: Mi viene da piangere.</text:p>
          </table:table-cell>
          <table:table-cell/>
        </table:table-row>
        <table:table-row table:style-name="ro1">
          <table:table-cell office:value-type="string">
            <text:p>SecondCharacter-knowing_second_character-dec765bd</text:p>
          </table:table-cell>
          <table:table-cell office:value-type="string">
            <text:p>: Ma non voglio piangere.</text:p>
          </table:table-cell>
          <table:table-cell/>
        </table:table-row>
        <table:table-row table:style-name="ro1">
          <table:table-cell office:value-type="string">
            <text:p>SecondCharacter-knowing_second_character-f31b12de</text:p>
          </table:table-cell>
          <table:table-cell office:value-type="string">
            <text:p>: Quindi non dirlo più.</text:p>
          </table:table-cell>
          <table:table-cell/>
        </table:table-row>
        <table:table-row table:style-name="ro1">
          <table:table-cell office:value-type="string">
            <text:p>SecondCharacter-knowing_second_character-ed47f354</text:p>
          </table:table-cell>
          <table:table-cell office:value-type="string">
            <text:p>I castighi sono inutili. Hai mai imparato qualcosa dai castighi?</text:p>
          </table:table-cell>
          <table:table-cell/>
        </table:table-row>
        <table:table-row table:style-name="ro1">
          <table:table-cell office:value-type="string">
            <text:p>SecondCharacter-knowing_second_character-8e7ad324</text:p>
          </table:table-cell>
          <table:table-cell office:value-type="string">
            <text:p>: A non farmi scoprire.</text:p>
          </table:table-cell>
          <table:table-cell/>
        </table:table-row>
        <table:table-row table:style-name="ro1">
          <table:table-cell office:value-type="string">
            <text:p>SecondCharacter-knowing_second_character-bd92f3f4</text:p>
          </table:table-cell>
          <table:table-cell office:value-type="string">
            <text:p>: I castighi sono proprio brutti.</text:p>
          </table:table-cell>
          <table:table-cell/>
        </table:table-row>
        <table:table-row table:style-name="ro1">
          <table:table-cell office:value-type="string">
            <text:p>SecondCharacter-knowing_second_character-6f62133d</text:p>
          </table:table-cell>
          <table:table-cell office:value-type="string">
            <text:p>: Sentire tutti che giocano e si divertono.</text:p>
          </table:table-cell>
          <table:table-cell/>
        </table:table-row>
        <table:table-row table:style-name="ro1">
          <table:table-cell office:value-type="string">
            <text:p>SecondCharacter-knowing_second_character-5e72ad5d</text:p>
          </table:table-cell>
          <table:table-cell office:value-type="string">
            <text:p>: E tu non puoi fare nulla.</text:p>
          </table:table-cell>
          <table:table-cell/>
        </table:table-row>
        <table:table-row table:style-name="ro1">
          <table:table-cell office:value-type="string">
            <text:p>SecondCharacter-knowing_second_character-d86de448</text:p>
          </table:table-cell>
          <table:table-cell office:value-type="string">
            <text:p>: Ti viene solo più rabbia.</text:p>
          </table:table-cell>
          <table:table-cell/>
        </table:table-row>
        <table:table-row table:style-name="ro1">
          <table:table-cell office:value-type="string">
            <text:p>SecondCharacter-knowing_second_character-091f96ec</text:p>
          </table:table-cell>
          <table:table-cell office:value-type="string">
            <text:p>: Sono ingiusti.</text:p>
          </table:table-cell>
          <table:table-cell/>
        </table:table-row>
        <table:table-row table:style-name="ro1">
          <table:table-cell office:value-type="string">
            <text:p>SecondCharacter-knowing_second_character-cfb00958</text:p>
          </table:table-cell>
          <table:table-cell office:value-type="string">
            <text:p>: Comunque l'innaffiatoio non l'ho mica visto.</text:p>
          </table:table-cell>
          <table:table-cell/>
        </table:table-row>
        <table:table-row table:style-name="ro1">
          <table:table-cell office:value-type="string">
            <text:p>SecondCharacter-knowing_second_character-98d45392</text:p>
          </table:table-cell>
          <table:table-cell office:value-type="string">
            <text:p>: Ma.</text:p>
          </table:table-cell>
          <table:table-cell/>
        </table:table-row>
        <table:table-row table:style-name="ro1">
          <table:table-cell office:value-type="string">
            <text:p>SecondCharacter-knowing_second_character-4bb41050</text:p>
          </table:table-cell>
          <table:table-cell office:value-type="string">
            <text:p>: Sono sicuro che se cerchi bene lo trovi dove l'avete lasciato.</text:p>
          </table:table-cell>
          <table:table-cell/>
        </table:table-row>
        <table:table-row table:style-name="ro1">
          <table:table-cell office:value-type="string">
            <text:p>SecondCharacter-knowing_second_character-a33f670b</text:p>
          </table:table-cell>
          <table:table-cell office:value-type="string">
            <text:p>: Non ho mai visto nessun innaffiacoso.</text:p>
          </table:table-cell>
          <table:table-cell/>
        </table:table-row>
        <table:table-row table:style-name="ro1">
          <table:table-cell office:value-type="string">
            <text:p>SecondCharacter-knowing_second_character-5ae36613</text:p>
          </table:table-cell>
          <table:table-cell office:value-type="string">
            <text:p>: Non bagno mica le piante, io.</text:p>
          </table:table-cell>
          <table:table-cell/>
        </table:table-row>
        <table:table-row table:style-name="ro1">
          <table:table-cell office:value-type="string">
            <text:p>SecondCharacter-knowing_second_character-f18a3c36</text:p>
          </table:table-cell>
          <table:table-cell office:value-type="string">
            <text:p>: Cerca bene e vedi che lo trovi.</text:p>
          </table:table-cell>
          <table:table-cell/>
        </table:table-row>
        <table:table-row table:style-name="ro1">
          <table:table-cell office:value-type="string">
            <text:p>SecondCharacter-knowing_second_character-5594eb04</text:p>
          </table:table-cell>
          <table:table-cell office:value-type="string">
            <text:p>: Prima ho visto una rana allo stagno.</text:p>
          </table:table-cell>
          <table:table-cell/>
        </table:table-row>
        <table:table-row table:style-name="ro1">
          <table:table-cell office:value-type="string">
            <text:p>SecondCharacter-knowing_second_character-890a7d2b</text:p>
          </table:table-cell>
          <table:table-cell office:value-type="string">
            <text:p>: E so tutto sulle rane.</text:p>
          </table:table-cell>
          <table:table-cell/>
        </table:table-row>
        <table:table-row table:style-name="ro1">
          <table:table-cell office:value-type="string">
            <text:p>SecondCharacter-knowing_second_character-e377a54e</text:p>
          </table:table-cell>
          <table:table-cell office:value-type="string">
            <text:p>: Che mica chiudono gli occhi per dormire.</text:p>
          </table:table-cell>
          <table:table-cell/>
        </table:table-row>
        <table:table-row table:style-name="ro1">
          <table:table-cell office:value-type="string">
            <text:p>SecondCharacter-knowing_second_character-8af142fd</text:p>
          </table:table-cell>
          <table:table-cell office:value-type="string">
            <text:p>: E che alcune sono velenose.</text:p>
          </table:table-cell>
          <table:table-cell/>
        </table:table-row>
        <table:table-row table:style-name="ro1">
          <table:table-cell office:value-type="string">
            <text:p>SecondCharacter-knowing_second_character-7024fe3b</text:p>
          </table:table-cell>
          <table:table-cell office:value-type="string">
            <text:p>: E velenoso e tossico non sono la stessa cosa.</text:p>
          </table:table-cell>
          <table:table-cell/>
        </table:table-row>
        <table:table-row table:style-name="ro1">
          <table:table-cell office:value-type="string">
            <text:p>SecondCharacter-knowing_second_character-7a10e575</text:p>
          </table:table-cell>
          <table:table-cell office:value-type="string">
            <text:p>: Nonna dice che se lo lecchi e stai male, è tossico.</text:p>
          </table:table-cell>
          <table:table-cell/>
        </table:table-row>
        <table:table-row table:style-name="ro1">
          <table:table-cell office:value-type="string">
            <text:p>SecondCharacter-knowing_second_character-f1eaace2</text:p>
          </table:table-cell>
          <table:table-cell office:value-type="string">
            <text:p>: Se lo tocchi e stai male, è velenoso.</text:p>
          </table:table-cell>
          <table:table-cell/>
        </table:table-row>
        <table:table-row table:style-name="ro1">
          <table:table-cell office:value-type="string">
            <text:p>SecondCharacter-knowing_second_character-cfe9a3f4</text:p>
          </table:table-cell>
          <table:table-cell office:value-type="string">
            <text:p>: E se ti guarda e stai male, è mamma.</text:p>
          </table:table-cell>
          <table:table-cell/>
        </table:table-row>
        <table:table-row table:style-name="ro1">
          <table:table-cell office:value-type="string">
            <text:p>SecondCharacter-knowing_second_character-bc95d83a</text:p>
          </table:table-cell>
          <table:table-cell office:value-type="string">
            <text:p>: Questo shade sicuro che me lo riciclo.</text:p>
          </table:table-cell>
          <table:table-cell/>
        </table:table-row>
        <table:table-row table:style-name="ro1">
          <table:table-cell office:value-type="string">
            <text:p>SecondCharacter-knowing_second_character-05806bab</text:p>
          </table:table-cell>
          <table:table-cell office:value-type="string">
            <text:p>: E so altre cose sulle rane.</text:p>
          </table:table-cell>
          <table:table-cell/>
        </table:table-row>
        <table:table-row table:style-name="ro1">
          <table:table-cell office:value-type="string">
            <text:p>SecondCharacter-knowing_second_character-217e29d5</text:p>
          </table:table-cell>
          <table:table-cell office:value-type="string">
            <text:p>: Ma non ho mai visto una rana parlare.</text:p>
          </table:table-cell>
          <table:table-cell/>
        </table:table-row>
        <table:table-row table:style-name="ro1">
          <table:table-cell office:value-type="string">
            <text:p>SecondCharacter-knowing_second_character-83658bdc</text:p>
          </table:table-cell>
          <table:table-cell office:value-type="string">
            <text:p>: O fare dei regali.</text:p>
          </table:table-cell>
          <table:table-cell/>
        </table:table-row>
        <table:table-row table:style-name="ro1">
          <table:table-cell office:value-type="string">
            <text:p>SecondCharacter-knowing_second_character-e0f2c16b</text:p>
          </table:table-cell>
          <table:table-cell office:value-type="string">
            <text:p>: E quella dello stagno mi ha parlato.</text:p>
          </table:table-cell>
          <table:table-cell/>
        </table:table-row>
        <table:table-row table:style-name="ro1">
          <table:table-cell office:value-type="string">
            <text:p>SecondCharacter-knowing_second_character-2e834d60</text:p>
          </table:table-cell>
          <table:table-cell office:value-type="string">
            <text:p>: Ma mi ha detto che il regalo è per te invece.</text:p>
          </table:table-cell>
          <table:table-cell/>
        </table:table-row>
        <table:table-row table:style-name="ro1">
          <table:table-cell office:value-type="string">
            <text:p>SecondCharacter-knowing_second_character-1b144b35</text:p>
          </table:table-cell>
          <table:table-cell office:value-type="string">
            <text:p>Se qualcosa non è mai accaduta, non è per forza impossibile.</text:p>
          </table:table-cell>
          <table:table-cell/>
        </table:table-row>
        <table:table-row table:style-name="ro1">
          <table:table-cell office:value-type="string">
            <text:p>SecondCharacter-knowing_second_character-0b46423e</text:p>
          </table:table-cell>
          <table:table-cell office:value-type="string">
            <text:p>: Quindi mi credi?</text:p>
          </table:table-cell>
          <table:table-cell/>
        </table:table-row>
        <table:table-row table:style-name="ro1">
          <table:table-cell office:value-type="string">
            <text:p>SecondCharacter-knowing_second_character-87e5763b</text:p>
          </table:table-cell>
          <table:table-cell office:value-type="string">
            <text:p>: Quindi tutto è possibile?</text:p>
          </table:table-cell>
          <table:table-cell/>
        </table:table-row>
        <table:table-row table:style-name="ro1">
          <table:table-cell office:value-type="string">
            <text:p>SecondCharacter-knowing_second_character-ccfd91ec</text:p>
          </table:table-cell>
          <table:table-cell office:value-type="string">
            <text:p>: Anche che salto e volo?</text:p>
          </table:table-cell>
          <table:table-cell/>
        </table:table-row>
        <table:table-row table:style-name="ro1">
          <table:table-cell office:value-type="string">
            <text:p>SecondCharacter-knowing_second_character-2c4f3e2c</text:p>
          </table:table-cell>
          <table:table-cell office:value-type="string">
            <text:p>: O che la serra diventa di cioccolato?</text:p>
          </table:table-cell>
          <table:table-cell/>
        </table:table-row>
        <table:table-row table:style-name="ro1">
          <table:table-cell office:value-type="string">
            <text:p>SecondCharacter-knowing_second_character-ad71df5e</text:p>
          </table:table-cell>
          <table:table-cell office:value-type="string">
            <text:p>: O che la mentore faccia una battuta carina?</text:p>
          </table:table-cell>
          <table:table-cell/>
        </table:table-row>
        <table:table-row table:style-name="ro1">
          <table:table-cell office:value-type="string">
            <text:p>SecondCharacter-knowing_second_character-1abf1fe9</text:p>
          </table:table-cell>
          <table:table-cell office:value-type="string">
            <text:p>Speriamo sia il nuovo Super Wario!</text:p>
          </table:table-cell>
          <table:table-cell/>
        </table:table-row>
        <table:table-row table:style-name="ro1">
          <table:table-cell office:value-type="string">
            <text:p>SecondCharacter-knowing_second_character-15887a6c</text:p>
          </table:table-cell>
          <table:table-cell office:value-type="string">
            <text:p>: Posso giocarci anche io?</text:p>
          </table:table-cell>
          <table:table-cell/>
        </table:table-row>
        <table:table-row table:style-name="ro1">
          <table:table-cell office:value-type="string">
            <text:p>SecondCharacter-knowing_second_character-a6290420</text:p>
          </table:table-cell>
          <table:table-cell office:value-type="string">
            <text:p>: Ma dove lo attacchiamo?</text:p>
          </table:table-cell>
          <table:table-cell/>
        </table:table-row>
        <table:table-row table:style-name="ro1">
          <table:table-cell office:value-type="string">
            <text:p>SecondCharacter-knowing_second_character-ec41da7e</text:p>
          </table:table-cell>
          <table:table-cell office:value-type="string">
            <text:p>: Qui non ci sono TV.</text:p>
          </table:table-cell>
          <table:table-cell/>
        </table:table-row>
        <table:table-row table:style-name="ro1">
          <table:table-cell office:value-type="string">
            <text:p>SecondCharacter-knowing_second_character-689696ee</text:p>
          </table:table-cell>
          <table:table-cell office:value-type="string">
            <text:p>: Però lo stagno sbrilluccica.</text:p>
          </table:table-cell>
          <table:table-cell/>
        </table:table-row>
        <table:table-row table:style-name="ro1">
          <table:table-cell office:value-type="string">
            <text:p>SecondCharacter-knowing_second_character-d228b785</text:p>
          </table:table-cell>
          <table:table-cell office:value-type="string">
            <text:p>: Forse la rana lo trasforma in uno schermo!</text:p>
          </table:table-cell>
          <table:table-cell/>
        </table:table-row>
        <table:table-row table:style-name="ro1">
          <table:table-cell office:value-type="string">
            <text:p>SecondCharacter-knowing_second_character-babf593a</text:p>
          </table:table-cell>
          <table:table-cell office:value-type="string">
            <text:p>, se continui con le balle non mi fido più di te!</text:p>
          </table:table-cell>
          <table:table-cell/>
        </table:table-row>
        <table:table-row table:style-name="ro1">
          <table:table-cell office:value-type="string">
            <text:p>SecondCharacter-knowing_second_character-1602ce06</text:p>
          </table:table-cell>
          <table:table-cell office:value-type="string">
            <text:p>: Non sono balle!</text:p>
          </table:table-cell>
          <table:table-cell/>
        </table:table-row>
        <table:table-row table:style-name="ro1">
          <table:table-cell office:value-type="string">
            <text:p>SecondCharacter-knowing_second_character-7d07a6bb</text:p>
          </table:table-cell>
          <table:table-cell office:value-type="string">
            <text:p>: Mi piacciono gli animali.</text:p>
          </table:table-cell>
          <table:table-cell/>
        </table:table-row>
        <table:table-row table:style-name="ro2">
          <table:table-cell office:value-type="string">
            <text:p>SecondCharacter-knowing_second_character-d82d4db1</text:p>
          </table:table-cell>
          <table:table-cell office:value-type="string">
            <text:p>: Non mi serve inventare altri animali perché quelli che ci sono mi piacciono già.</text:p>
          </table:table-cell>
          <table:table-cell/>
        </table:table-row>
        <table:table-row table:style-name="ro1">
          <table:table-cell office:value-type="string">
            <text:p>SecondCharacter-knowing_second_character-0d7e06ab</text:p>
          </table:table-cell>
          <table:table-cell office:value-type="string">
            <text:p>: La rana c'è, vai a vedere!</text:p>
          </table:table-cell>
          <table:table-cell/>
        </table:table-row>
        <table:table-row table:style-name="ro1">
          <table:table-cell office:value-type="string">
            <text:p>SecondCharacter-knowing_second_character-3ba91efe</text:p>
          </table:table-cell>
          <table:table-cell office:value-type="string">
            <text:p>Sembra una rana molto gentile.</text:p>
          </table:table-cell>
          <table:table-cell/>
        </table:table-row>
        <table:table-row table:style-name="ro1">
          <table:table-cell office:value-type="string">
            <text:p>SecondCharacter-knowing_second_character-895ed488</text:p>
          </table:table-cell>
          <table:table-cell office:value-type="string">
            <text:p>: A me mi sta simpatica.</text:p>
          </table:table-cell>
          <table:table-cell/>
        </table:table-row>
        <table:table-row table:style-name="ro1">
          <table:table-cell office:value-type="string">
            <text:p>SecondCharacter-knowing_second_character-e01d1737</text:p>
          </table:table-cell>
          <table:table-cell office:value-type="string">
            <text:p>: E non credo sia tossica o velenosa.</text:p>
          </table:table-cell>
          <table:table-cell/>
        </table:table-row>
        <table:table-row table:style-name="ro1">
          <table:table-cell office:value-type="string">
            <text:p>SecondCharacter-knowing_second_character-733f30c5</text:p>
          </table:table-cell>
          <table:table-cell office:value-type="string">
            <text:p>: Però anche io vorrei un regalo.</text:p>
          </table:table-cell>
          <table:table-cell/>
        </table:table-row>
        <table:table-row table:style-name="ro1">
          <table:table-cell office:value-type="string">
            <text:p>SecondCharacter-knowing_second_character-b80b8d43</text:p>
          </table:table-cell>
          <table:table-cell office:value-type="string">
            <text:p>: Se non ti piace mi dai quello che ti dà?</text:p>
          </table:table-cell>
          <table:table-cell/>
        </table:table-row>
        <table:table-row table:style-name="ro1">
          <table:table-cell office:value-type="string">
            <text:p>SecondCharacter-knowing_second_character-0120230d</text:p>
          </table:table-cell>
          <table:table-cell office:value-type="string">
            <text:p>: Spero tanto sia un cucciolo.</text:p>
          </table:table-cell>
          <table:table-cell/>
        </table:table-row>
        <table:table-row table:style-name="ro1">
          <table:table-cell office:value-type="string">
            <text:p>SecondCharacter-knowing_second_character-53e55c89</text:p>
          </table:table-cell>
          <table:table-cell office:value-type="string">
            <text:p>: O la Play!</text:p>
          </table:table-cell>
          <table:table-cell/>
        </table:table-row>
        <table:table-row table:style-name="ro1">
          <table:table-cell office:value-type="string">
            <text:p>SecondCharacter-knowing_second_character-0f0ae667</text:p>
          </table:table-cell>
          <table:table-cell office:value-type="string">
            <text:p>E se lo senti e prudono le orecchie è una bugia.</text:p>
          </table:table-cell>
          <table:table-cell/>
        </table:table-row>
        <table:table-row table:style-name="ro1">
          <table:table-cell office:value-type="string">
            <text:p>SecondCharacter-knowing_second_character-5b67bd51</text:p>
          </table:table-cell>
          <table:table-cell office:value-type="string">
            <text:p>: Non è una bugia!</text:p>
          </table:table-cell>
          <table:table-cell/>
        </table:table-row>
        <table:table-row table:style-name="ro1">
          <table:table-cell office:value-type="string">
            <text:p>SecondCharacter-knowing_second_character-63c95431</text:p>
          </table:table-cell>
          <table:table-cell office:value-type="string">
            <text:p>: Perché non mi credi?</text:p>
          </table:table-cell>
          <table:table-cell/>
        </table:table-row>
        <table:table-row table:style-name="ro1">
          <table:table-cell office:value-type="string">
            <text:p>SecondCharacter-knowing_second_character-d681d820</text:p>
          </table:table-cell>
          <table:table-cell office:value-type="string">
            <text:p>: Non siamo amici?</text:p>
          </table:table-cell>
          <table:table-cell/>
        </table:table-row>
        <table:table-row table:style-name="ro1">
          <table:table-cell office:value-type="string">
            <text:p>SecondCharacter-knowing_second_character-9d9c22e4</text:p>
          </table:table-cell>
          <table:table-cell office:value-type="string">
            <text:p>: Ti giuro che c'è una rana nello stagno!</text:p>
          </table:table-cell>
          <table:table-cell/>
        </table:table-row>
        <table:table-row table:style-name="ro1">
          <table:table-cell office:value-type="string">
            <text:p>SecondCharacter-knowing_second_character-a3915c41</text:p>
          </table:table-cell>
          <table:table-cell office:value-type="string">
            <text:p>: La rana prima mi ha detto che tu scrivi storie.</text:p>
          </table:table-cell>
          <table:table-cell/>
        </table:table-row>
        <table:table-row table:style-name="ro1">
          <table:table-cell office:value-type="string">
            <text:p>SecondCharacter-knowing_second_character-c8405c3c</text:p>
          </table:table-cell>
          <table:table-cell office:value-type="string">
            <text:p>: A me mi piacciono le storie.</text:p>
          </table:table-cell>
          <table:table-cell/>
        </table:table-row>
        <table:table-row table:style-name="ro1">
          <table:table-cell office:value-type="string">
            <text:p>SecondCharacter-knowing_second_character-4852c7f9</text:p>
          </table:table-cell>
          <table:table-cell office:value-type="string">
            <text:p>: C'è una cosa che non dico mai a nessuno.</text:p>
          </table:table-cell>
          <table:table-cell/>
        </table:table-row>
        <table:table-row table:style-name="ro1">
          <table:table-cell office:value-type="string">
            <text:p>SecondCharacter-knowing_second_character-65015c02</text:p>
          </table:table-cell>
          <table:table-cell office:value-type="string">
            <text:p>: Mamma è felice perché vado a letto presto.</text:p>
          </table:table-cell>
          <table:table-cell/>
        </table:table-row>
        <table:table-row table:style-name="ro1">
          <table:table-cell office:value-type="string">
            <text:p>SecondCharacter-knowing_second_character-77fc5d09</text:p>
          </table:table-cell>
          <table:table-cell office:value-type="string">
            <text:p>: Ma è perché mi piace stare al buio da solo.</text:p>
          </table:table-cell>
          <table:table-cell/>
        </table:table-row>
        <table:table-row table:style-name="ro1">
          <table:table-cell office:value-type="string">
            <text:p>SecondCharacter-knowing_second_character-f52eaed5</text:p>
          </table:table-cell>
          <table:table-cell office:value-type="string">
            <text:p>: Così posso pensare alle cose che ho fatto durante il giorno.</text:p>
          </table:table-cell>
          <table:table-cell/>
        </table:table-row>
        <table:table-row table:style-name="ro1">
          <table:table-cell office:value-type="string">
            <text:p>SecondCharacter-knowing_second_character-e985a4c8</text:p>
          </table:table-cell>
          <table:table-cell office:value-type="string">
            <text:p>: E correggere quelle che non mi piacciono.</text:p>
          </table:table-cell>
          <table:table-cell/>
        </table:table-row>
        <table:table-row table:style-name="ro2">
          <table:table-cell office:value-type="string">
            <text:p>SecondCharacter-knowing_second_character-f9c82316</text:p>
          </table:table-cell>
          <table:table-cell office:value-type="string">
            <text:p>: Quando uno di quinta mi ha picchiato, la sera ho corretto tutto e l'ho picchiato io.</text:p>
          </table:table-cell>
          <table:table-cell/>
        </table:table-row>
        <table:table-row table:style-name="ro1">
          <table:table-cell office:value-type="string">
            <text:p>SecondCharacter-knowing_second_character-7671c93b</text:p>
          </table:table-cell>
          <table:table-cell office:value-type="string">
            <text:p>: E i miei compagni poi erano miei amici così.</text:p>
          </table:table-cell>
          <table:table-cell/>
        </table:table-row>
        <table:table-row table:style-name="ro2">
          <table:table-cell office:value-type="string">
            <text:p>SecondCharacter-knowing_second_character-48d01100</text:p>
          </table:table-cell>
          <table:table-cell office:value-type="string">
            <text:p>: Una volta ho preso un brutto voto e papà e mamma hanno litigato perché si davano la colpa.</text:p>
          </table:table-cell>
          <table:table-cell/>
        </table:table-row>
        <table:table-row table:style-name="ro1">
          <table:table-cell office:value-type="string">
            <text:p>SecondCharacter-knowing_second_character-92e41137</text:p>
          </table:table-cell>
          <table:table-cell office:value-type="string">
            <text:p>: Ma allora ho corretto tutto e io non prendevo un brutto voto.</text:p>
          </table:table-cell>
          <table:table-cell/>
        </table:table-row>
        <table:table-row table:style-name="ro1">
          <table:table-cell office:value-type="string">
            <text:p>SecondCharacter-knowing_second_character-50cc5e9f</text:p>
          </table:table-cell>
          <table:table-cell office:value-type="string">
            <text:p>: E andavamo a prendere un gelato.</text:p>
          </table:table-cell>
          <table:table-cell/>
        </table:table-row>
        <table:table-row table:style-name="ro1">
          <table:table-cell office:value-type="string">
            <text:p>SecondCharacter-knowing_second_character-0d52098b</text:p>
          </table:table-cell>
          <table:table-cell office:value-type="string">
            <text:p>: E la nonna non era nella casa dei vecchi.</text:p>
          </table:table-cell>
          <table:table-cell/>
        </table:table-row>
        <table:table-row table:style-name="ro2">
          <table:table-cell office:value-type="string">
            <text:p>SecondCharacter-knowing_second_character-c8e7ccc9</text:p>
          </table:table-cell>
          <table:table-cell office:value-type="string">
            <text:p>: E quando papà è tornato dopo essere andato via ed era arrabbiato, invece è tornato con un cane.</text:p>
          </table:table-cell>
          <table:table-cell/>
        </table:table-row>
        <table:table-row table:style-name="ro1">
          <table:table-cell office:value-type="string">
            <text:p>SecondCharacter-knowing_second_character-8f1d39aa</text:p>
          </table:table-cell>
          <table:table-cell office:value-type="string">
            <text:p>: Non ho mai avuto un cane.</text:p>
          </table:table-cell>
          <table:table-cell/>
        </table:table-row>
        <table:table-row table:style-name="ro1">
          <table:table-cell office:value-type="string">
            <text:p>SecondCharacter-knowing_second_character-cfa8a1fd</text:p>
          </table:table-cell>
          <table:table-cell office:value-type="string">
            <text:p>: Sai che i cani sentono suoni fino a duecento metri?</text:p>
          </table:table-cell>
          <table:table-cell/>
        </table:table-row>
        <table:table-row table:style-name="ro1">
          <table:table-cell office:value-type="string">
            <text:p>SecondCharacter-knowing_second_character-6e72fc3c</text:p>
          </table:table-cell>
          <table:table-cell office:value-type="string">
            <text:p>: Se li chiami e non vengono è perché non vogliono.</text:p>
          </table:table-cell>
          <table:table-cell/>
        </table:table-row>
        <table:table-row table:style-name="ro1">
          <table:table-cell office:value-type="string">
            <text:p>SecondCharacter-knowing_second_character-26970d17</text:p>
          </table:table-cell>
          <table:table-cell office:value-type="string">
            <text:p>: Anche io faccio così.</text:p>
          </table:table-cell>
          <table:table-cell/>
        </table:table-row>
        <table:table-row table:style-name="ro1">
          <table:table-cell office:value-type="string">
            <text:p>SecondCharacter-knowing_second_character-ed1e47f8</text:p>
          </table:table-cell>
          <table:table-cell office:value-type="string">
            <text:p>Con questa fantasia potresti fare cose più pratiche.</text:p>
          </table:table-cell>
          <table:table-cell/>
        </table:table-row>
        <table:table-row table:style-name="ro1">
          <table:table-cell office:value-type="string">
            <text:p>SecondCharacter-knowing_second_character-88105a73</text:p>
          </table:table-cell>
          <table:table-cell office:value-type="string">
            <text:p>: Ma non mi servono le cose pratiche.</text:p>
          </table:table-cell>
          <table:table-cell/>
        </table:table-row>
        <table:table-row table:style-name="ro1">
          <table:table-cell office:value-type="string">
            <text:p>SecondCharacter-knowing_second_character-2cfd06a3</text:p>
          </table:table-cell>
          <table:table-cell office:value-type="string">
            <text:p>: Mi serve immaginare cose più belle.</text:p>
          </table:table-cell>
          <table:table-cell/>
        </table:table-row>
        <table:table-row table:style-name="ro1">
          <table:table-cell office:value-type="string">
            <text:p>SecondCharacter-knowing_second_character-1e257d8d</text:p>
          </table:table-cell>
          <table:table-cell office:value-type="string">
            <text:p>: Così le giornate sono più facili.</text:p>
          </table:table-cell>
          <table:table-cell/>
        </table:table-row>
        <table:table-row table:style-name="ro1">
          <table:table-cell office:value-type="string">
            <text:p>SecondCharacter-knowing_second_character-32dafa30</text:p>
          </table:table-cell>
          <table:table-cell office:value-type="string">
            <text:p>Hai mai corretto una giornata mettendoci vampiri o zombie?</text:p>
          </table:table-cell>
          <table:table-cell/>
        </table:table-row>
        <table:table-row table:style-name="ro1">
          <table:table-cell office:value-type="string">
            <text:p>SecondCharacter-knowing_second_character-77430499</text:p>
          </table:table-cell>
          <table:table-cell office:value-type="string">
            <text:p>: Sì!</text:p>
          </table:table-cell>
          <table:table-cell/>
        </table:table-row>
        <table:table-row table:style-name="ro1">
          <table:table-cell office:value-type="string">
            <text:p>SecondCharacter-knowing_second_character-e01cb950</text:p>
          </table:table-cell>
          <table:table-cell office:value-type="string">
            <text:p>: Una volta siamo andati in gita a vedere i Camuni.</text:p>
          </table:table-cell>
          <table:table-cell/>
        </table:table-row>
        <table:table-row table:style-name="ro1">
          <table:table-cell office:value-type="string">
            <text:p>SecondCharacter-knowing_second_character-20c50da1</text:p>
          </table:table-cell>
          <table:table-cell office:value-type="string">
            <text:p>: E la guida diceva tutte queste cose noiose.</text:p>
          </table:table-cell>
          <table:table-cell/>
        </table:table-row>
        <table:table-row table:style-name="ro1">
          <table:table-cell office:value-type="string">
            <text:p>SecondCharacter-knowing_second_character-745be46d</text:p>
          </table:table-cell>
          <table:table-cell office:value-type="string">
            <text:p>: E a casa ho corretto tutto perché ero un camuno.</text:p>
          </table:table-cell>
          <table:table-cell/>
        </table:table-row>
        <table:table-row table:style-name="ro1">
          <table:table-cell office:value-type="string">
            <text:p>SecondCharacter-knowing_second_character-9134d04a</text:p>
          </table:table-cell>
          <table:table-cell office:value-type="string">
            <text:p>: E i disegni sul muro li avevo fatti io.</text:p>
          </table:table-cell>
          <table:table-cell/>
        </table:table-row>
        <table:table-row table:style-name="ro1">
          <table:table-cell office:value-type="string">
            <text:p>SecondCharacter-knowing_second_character-665e304e</text:p>
          </table:table-cell>
          <table:table-cell office:value-type="string">
            <text:p>: E lottavamo contro i cervombie.</text:p>
          </table:table-cell>
          <table:table-cell/>
        </table:table-row>
        <table:table-row table:style-name="ro1">
          <table:table-cell office:value-type="string">
            <text:p>SecondCharacter-knowing_second_character-bba8a25a</text:p>
          </table:table-cell>
          <table:table-cell office:value-type="string">
            <text:p>: Cervi zombie.</text:p>
          </table:table-cell>
          <table:table-cell/>
        </table:table-row>
        <table:table-row table:style-name="ro1">
          <table:table-cell office:value-type="string">
            <text:p>SecondCharacter-knowing_second_character-786650e0</text:p>
          </table:table-cell>
          <table:table-cell office:value-type="string">
            <text:p>: Ho riso tantissimo quella sera!</text:p>
          </table:table-cell>
          <table:table-cell/>
        </table:table-row>
        <table:table-row table:style-name="ro1">
          <table:table-cell office:value-type="string">
            <text:p>SecondCharacter-knowing_second_character-e9da23aa</text:p>
          </table:table-cell>
          <table:table-cell office:value-type="string">
            <text:p>Se i grandi ti picchiano, devi fare squadra con gli altri!</text:p>
          </table:table-cell>
          <table:table-cell/>
        </table:table-row>
        <table:table-row table:style-name="ro1">
          <table:table-cell office:value-type="string">
            <text:p>SecondCharacter-knowing_second_character-a4f2d25a</text:p>
          </table:table-cell>
          <table:table-cell office:value-type="string">
            <text:p>: Una volta ci ho provato.</text:p>
          </table:table-cell>
          <table:table-cell/>
        </table:table-row>
        <table:table-row table:style-name="ro1">
          <table:table-cell office:value-type="string">
            <text:p>SecondCharacter-knowing_second_character-2c6e0746</text:p>
          </table:table-cell>
          <table:table-cell office:value-type="string">
            <text:p>: Ma io non piaccio molto agli altri.</text:p>
          </table:table-cell>
          <table:table-cell/>
        </table:table-row>
        <table:table-row table:style-name="ro1">
          <table:table-cell office:value-type="string">
            <text:p>SecondCharacter-knowing_second_character-7c7470a9</text:p>
          </table:table-cell>
          <table:table-cell office:value-type="string">
            <text:p>: Mi dicono che sono scemo, per via degli animali.</text:p>
          </table:table-cell>
          <table:table-cell/>
        </table:table-row>
        <table:table-row table:style-name="ro1">
          <table:table-cell office:value-type="string">
            <text:p>SecondCharacter-knowing_second_character-284009a5</text:p>
          </table:table-cell>
          <table:table-cell office:value-type="string">
            <text:p>: O mi dicono che sono strano.</text:p>
          </table:table-cell>
          <table:table-cell/>
        </table:table-row>
        <table:table-row table:style-name="ro1">
          <table:table-cell office:value-type="string">
            <text:p>SecondCharacter-knowing_second_character-a4625f47</text:p>
          </table:table-cell>
          <table:table-cell office:value-type="string">
            <text:p>: E che non gli piace quando mi arrabbio.</text:p>
          </table:table-cell>
          <table:table-cell/>
        </table:table-row>
        <table:table-row table:style-name="ro1">
          <table:table-cell office:value-type="string">
            <text:p>SecondCharacter-knowing_second_character-48f4af60</text:p>
          </table:table-cell>
          <table:table-cell office:value-type="string">
            <text:p>Grazie per avermi raccontato questa cosa.</text:p>
          </table:table-cell>
          <table:table-cell/>
        </table:table-row>
        <table:table-row table:style-name="ro1">
          <table:table-cell office:value-type="string">
            <text:p>SecondCharacter-knowing_second_character-435d2e7b</text:p>
          </table:table-cell>
          <table:table-cell office:value-type="string">
            <text:p>: Non è mica una cosa così grossa comunque.</text:p>
          </table:table-cell>
          <table:table-cell/>
        </table:table-row>
        <table:table-row table:style-name="ro1">
          <table:table-cell office:value-type="string">
            <text:p>SecondCharacter-knowing_second_character-aadadb7b</text:p>
          </table:table-cell>
          <table:table-cell office:value-type="string">
            <text:p>: Però mi piace.</text:p>
          </table:table-cell>
          <table:table-cell/>
        </table:table-row>
        <table:table-row table:style-name="ro1">
          <table:table-cell office:value-type="string">
            <text:p>SecondCharacter-knowing_second_character-6276e0d5</text:p>
          </table:table-cell>
          <table:table-cell office:value-type="string">
            <text:p>: Non è poi che lo faccio proprio sempre.</text:p>
          </table:table-cell>
          <table:table-cell/>
        </table:table-row>
        <table:table-row table:style-name="ro1">
          <table:table-cell office:value-type="string">
            <text:p>SecondCharacter-knowing_second_character-f2b3f886</text:p>
          </table:table-cell>
          <table:table-cell office:value-type="string">
            <text:p>: Solo con le cose brutte.</text:p>
          </table:table-cell>
          <table:table-cell/>
        </table:table-row>
        <table:table-row table:style-name="ro1">
          <table:table-cell office:value-type="string">
            <text:p>SecondCharacter-knowing_second_character-4d952537</text:p>
          </table:table-cell>
          <table:table-cell office:value-type="string">
            <text:p>: O quando non succede niente.</text:p>
          </table:table-cell>
          <table:table-cell/>
        </table:table-row>
        <table:table-row table:style-name="ro1">
          <table:table-cell office:value-type="string">
            <text:p>SecondCharacter-knowing_second_character-34b1bc43</text:p>
          </table:table-cell>
          <table:table-cell office:value-type="string">
            <text:p>: A volte è peggio.</text:p>
          </table:table-cell>
          <table:table-cell/>
        </table:table-row>
        <table:table-row table:style-name="ro1">
          <table:table-cell office:value-type="string">
            <text:p>SecondCharacter-knowing_second_character-29e9c17b</text:p>
          </table:table-cell>
          <table:table-cell office:value-type="string">
            <text:p>: Non mi piace annoiarmi.</text:p>
          </table:table-cell>
          <table:table-cell/>
        </table:table-row>
        <table:table-row table:style-name="ro1">
          <table:table-cell office:value-type="string">
            <text:p>SecondCharacter-knowing_second_character-5c35f0b0</text:p>
          </table:table-cell>
          <table:table-cell office:value-type="string">
            <text:p>Come mai se qualcuno ti chiama non rispondi?</text:p>
          </table:table-cell>
          <table:table-cell/>
        </table:table-row>
        <table:table-row table:style-name="ro1">
          <table:table-cell office:value-type="string">
            <text:p>SecondCharacter-knowing_second_character-bfe6a278</text:p>
          </table:table-cell>
          <table:table-cell office:value-type="string">
            <text:p>: Perché se qualcuno mi chiama è arrabbiato con me.</text:p>
          </table:table-cell>
          <table:table-cell/>
        </table:table-row>
        <table:table-row table:style-name="ro1">
          <table:table-cell office:value-type="string">
            <text:p>SecondCharacter-knowing_second_character-d9915316</text:p>
          </table:table-cell>
          <table:table-cell office:value-type="string">
            <text:p>: O mi chiede di fare qualcosa.</text:p>
          </table:table-cell>
          <table:table-cell/>
        </table:table-row>
        <table:table-row table:style-name="ro1">
          <table:table-cell office:value-type="string">
            <text:p>SecondCharacter-knowing_second_character-498636c7</text:p>
          </table:table-cell>
          <table:table-cell office:value-type="string">
            <text:p>: Non succede mai che è per una bella sorpresa.</text:p>
          </table:table-cell>
          <table:table-cell/>
        </table:table-row>
        <table:table-row table:style-name="ro1">
          <table:table-cell office:value-type="string">
            <text:p>SecondCharacter-knowing_second_character-111735f9</text:p>
          </table:table-cell>
          <table:table-cell office:value-type="string">
            <text:p>: O per guardare i cartoni assieme.</text:p>
          </table:table-cell>
          <table:table-cell/>
        </table:table-row>
        <table:table-row table:style-name="ro1">
          <table:table-cell office:value-type="string">
            <text:p>SecondCharacter-knowing_second_character-2d03be7b</text:p>
          </table:table-cell>
          <table:table-cell office:value-type="string">
            <text:p>: Sai che mio fratello è campione di Karate?</text:p>
          </table:table-cell>
          <table:table-cell/>
        </table:table-row>
        <table:table-row table:style-name="ro1">
          <table:table-cell office:value-type="string">
            <text:p>SecondCharacter-knowing_second_character-1dfc289c</text:p>
          </table:table-cell>
          <table:table-cell office:value-type="string">
            <text:p>: E ha una macchina enorme gialla che fa arrabbiare papà.</text:p>
          </table:table-cell>
          <table:table-cell/>
        </table:table-row>
        <table:table-row table:style-name="ro1">
          <table:table-cell office:value-type="string">
            <text:p>SecondCharacter-knowing_second_character-078ce874</text:p>
          </table:table-cell>
          <table:table-cell office:value-type="string">
            <text:p>: E hai i muscoli che...</text:p>
          </table:table-cell>
          <table:table-cell/>
        </table:table-row>
        <table:table-row table:style-name="ro1">
          <table:table-cell office:value-type="string">
            <text:p>SecondCharacter-knowing_second_character-fe432325</text:p>
          </table:table-cell>
          <table:table-cell office:value-type="string">
            <text:p>: Bugia.</text:p>
          </table:table-cell>
          <table:table-cell/>
        </table:table-row>
        <table:table-row table:style-name="ro1">
          <table:table-cell office:value-type="string">
            <text:p>SecondCharacter-knowing_second_character-35e8dab3</text:p>
          </table:table-cell>
          <table:table-cell office:value-type="string">
            <text:p>: Scusa.</text:p>
          </table:table-cell>
          <table:table-cell/>
        </table:table-row>
        <table:table-row table:style-name="ro1">
          <table:table-cell office:value-type="string">
            <text:p>SecondCharacter-knowing_second_character-7d2055a9</text:p>
          </table:table-cell>
          <table:table-cell office:value-type="string">
            <text:p>: Non è proprio campione in realtà.</text:p>
          </table:table-cell>
          <table:table-cell/>
        </table:table-row>
        <table:table-row table:style-name="ro1">
          <table:table-cell office:value-type="string">
            <text:p>SecondCharacter-knowing_second_character-38878599</text:p>
          </table:table-cell>
          <table:table-cell office:value-type="string">
            <text:p>: Però per me è bravissimo.</text:p>
          </table:table-cell>
          <table:table-cell/>
        </table:table-row>
        <table:table-row table:style-name="ro1">
          <table:table-cell office:value-type="string">
            <text:p>SecondCharacter-knowing_second_character-131d6a1b</text:p>
          </table:table-cell>
          <table:table-cell office:value-type="string">
            <text:p>: E la macchina è di papà.</text:p>
          </table:table-cell>
          <table:table-cell/>
        </table:table-row>
        <table:table-row table:style-name="ro2">
          <table:table-cell office:value-type="string">
            <text:p>SecondCharacter-knowing_second_character-9e23e8bc</text:p>
          </table:table-cell>
          <table:table-cell office:value-type="string">
            <text:p>: Che si arrabbia perché prima era nera, e lui l'ha colorata di giallo.</text:p>
          </table:table-cell>
          <table:table-cell/>
        </table:table-row>
        <table:table-row table:style-name="ro1">
          <table:table-cell office:value-type="string">
            <text:p>SecondCharacter-knowing_second_character-d0fccdca</text:p>
          </table:table-cell>
          <table:table-cell office:value-type="string">
            <text:p>: Mio fratello è super però.</text:p>
          </table:table-cell>
          <table:table-cell/>
        </table:table-row>
        <table:table-row table:style-name="ro2">
          <table:table-cell office:value-type="string">
            <text:p>SecondCharacter-knowing_second_character-26f05de6</text:p>
          </table:table-cell>
          <table:table-cell office:value-type="string">
            <text:p>: Lavora in una officina e nel tempo libero fa delle statue col saldatore e i pezzi rotti delle macchine.</text:p>
          </table:table-cell>
          <table:table-cell/>
        </table:table-row>
        <table:table-row table:style-name="ro1">
          <table:table-cell office:value-type="string">
            <text:p>SecondCharacter-knowing_second_character-5014cd4d</text:p>
          </table:table-cell>
          <table:table-cell office:value-type="string">
            <text:p>: E vive in una casa piccola piccola assieme al suo amico.</text:p>
          </table:table-cell>
          <table:table-cell/>
        </table:table-row>
        <table:table-row table:style-name="ro1">
          <table:table-cell office:value-type="string">
            <text:p>SecondCharacter-knowing_second_character-ac0d8fb2</text:p>
          </table:table-cell>
          <table:table-cell office:value-type="string">
            <text:p>: Viene a trovarci quando non c'è papà perché non si piacciono.</text:p>
          </table:table-cell>
          <table:table-cell/>
        </table:table-row>
        <table:table-row table:style-name="ro2">
          <table:table-cell office:value-type="string">
            <text:p>SecondCharacter-knowing_second_character-f5ed9cc5</text:p>
          </table:table-cell>
          <table:table-cell office:value-type="string">
            <text:p>: Ma se papà mi fa male allora lo cerca e gli urla addosso tantissime cose.</text:p>
          </table:table-cell>
          <table:table-cell/>
        </table:table-row>
        <table:table-row table:style-name="ro1">
          <table:table-cell office:value-type="string">
            <text:p>SecondCharacter-knowing_second_character-6cb721fe</text:p>
          </table:table-cell>
          <table:table-cell office:value-type="string">
            <text:p>: Mi ha promesso che mi porta a pescare una volta.</text:p>
          </table:table-cell>
          <table:table-cell/>
        </table:table-row>
        <table:table-row table:style-name="ro2">
          <table:table-cell office:value-type="string">
            <text:p>SecondCharacter-knowing_second_character-9c04f6b7</text:p>
          </table:table-cell>
          <table:table-cell office:value-type="string">
            <text:p>: Senza dirlo a mamma perché lei ha paura perché non so nuotare.</text:p>
          </table:table-cell>
          <table:table-cell/>
        </table:table-row>
        <table:table-row table:style-name="ro1">
          <table:table-cell office:value-type="string">
            <text:p>SecondCharacter-knowing_second_character-526ad387</text:p>
          </table:table-cell>
          <table:table-cell office:value-type="string">
            <text:p>: Ma lui sa fare tutto.</text:p>
          </table:table-cell>
          <table:table-cell/>
        </table:table-row>
        <table:table-row table:style-name="ro1">
          <table:table-cell office:value-type="string">
            <text:p>SecondCharacter-knowing_second_character-e7239603</text:p>
          </table:table-cell>
          <table:table-cell office:value-type="string">
            <text:p>: E il suo amico fa dei dolci buonissimi.</text:p>
          </table:table-cell>
          <table:table-cell/>
        </table:table-row>
        <table:table-row table:style-name="ro1">
          <table:table-cell office:value-type="string">
            <text:p>SecondCharacter-knowing_second_character-1f4ebece</text:p>
          </table:table-cell>
          <table:table-cell office:value-type="string">
            <text:p>: E anche lui non sa nuotare.</text:p>
          </table:table-cell>
          <table:table-cell/>
        </table:table-row>
        <table:table-row table:style-name="ro2">
          <table:table-cell office:value-type="string">
            <text:p>SecondCharacter-knowing_second_character-2214b09a</text:p>
          </table:table-cell>
          <table:table-cell office:value-type="string">
            <text:p>: Ma non mi sembra felice quando vado da loro e quindi ci vado poco.</text:p>
          </table:table-cell>
          <table:table-cell/>
        </table:table-row>
        <table:table-row table:style-name="ro1">
          <table:table-cell office:value-type="string">
            <text:p>SecondCharacter-knowing_second_character-5e14dcc5</text:p>
          </table:table-cell>
          <table:table-cell office:value-type="string">
            <text:p>Non devi sapere nuotare per pescare.</text:p>
          </table:table-cell>
          <table:table-cell/>
        </table:table-row>
        <table:table-row table:style-name="ro1">
          <table:table-cell office:value-type="string">
            <text:p>SecondCharacter-knowing_second_character-2423437d</text:p>
          </table:table-cell>
          <table:table-cell office:value-type="string">
            <text:p>: Esatto!</text:p>
          </table:table-cell>
          <table:table-cell/>
        </table:table-row>
        <table:table-row table:style-name="ro1">
          <table:table-cell office:value-type="string">
            <text:p>SecondCharacter-knowing_second_character-81829693</text:p>
          </table:table-cell>
          <table:table-cell office:value-type="string">
            <text:p>: Ma lei non lo vuole capire.</text:p>
          </table:table-cell>
          <table:table-cell/>
        </table:table-row>
        <table:table-row table:style-name="ro1">
          <table:table-cell office:value-type="string">
            <text:p>SecondCharacter-knowing_second_character-e937719e</text:p>
          </table:table-cell>
          <table:table-cell office:value-type="string">
            <text:p>: "E se cadi in acqua?"</text:p>
          </table:table-cell>
          <table:table-cell/>
        </table:table-row>
        <table:table-row table:style-name="ro1">
          <table:table-cell office:value-type="string">
            <text:p>SecondCharacter-knowing_second_character-9391d013</text:p>
          </table:table-cell>
          <table:table-cell office:value-type="string">
            <text:p>: "E se un'onda ti investe?"</text:p>
          </table:table-cell>
          <table:table-cell/>
        </table:table-row>
        <table:table-row table:style-name="ro1">
          <table:table-cell office:value-type="string">
            <text:p>SecondCharacter-knowing_second_character-a5dd68a6</text:p>
          </table:table-cell>
          <table:table-cell office:value-type="string">
            <text:p>: "E se tuo fratello si distrae?"</text:p>
          </table:table-cell>
          <table:table-cell/>
        </table:table-row>
        <table:table-row table:style-name="ro1">
          <table:table-cell office:value-type="string">
            <text:p>SecondCharacter-knowing_second_character-f10b730c</text:p>
          </table:table-cell>
          <table:table-cell office:value-type="string">
            <text:p>: Mamma è davvero pesante.</text:p>
          </table:table-cell>
          <table:table-cell/>
        </table:table-row>
        <table:table-row table:style-name="ro1">
          <table:table-cell office:value-type="string">
            <text:p>SecondCharacter-knowing_second_character-b7338b37</text:p>
          </table:table-cell>
          <table:table-cell office:value-type="string">
            <text:p>Le statue di tuo fratello si muovono?</text:p>
          </table:table-cell>
          <table:table-cell/>
        </table:table-row>
        <table:table-row table:style-name="ro1">
          <table:table-cell office:value-type="string">
            <text:p>SecondCharacter-knowing_second_character-2f05cdf7</text:p>
          </table:table-cell>
          <table:table-cell office:value-type="string">
            <text:p>: Forse quando non ci siamo?</text:p>
          </table:table-cell>
          <table:table-cell/>
        </table:table-row>
        <table:table-row table:style-name="ro1">
          <table:table-cell office:value-type="string">
            <text:p>SecondCharacter-knowing_second_character-e3ebf3a5</text:p>
          </table:table-cell>
          <table:table-cell office:value-type="string">
            <text:p>: Mio fratello è superdisordinato.</text:p>
          </table:table-cell>
          <table:table-cell/>
        </table:table-row>
        <table:table-row table:style-name="ro1">
          <table:table-cell office:value-type="string">
            <text:p>SecondCharacter-knowing_second_character-af94be30</text:p>
          </table:table-cell>
          <table:table-cell office:value-type="string">
            <text:p>: Quindi se si spostano non è che lo capisci con facilità.</text:p>
          </table:table-cell>
          <table:table-cell/>
        </table:table-row>
        <table:table-row table:style-name="ro1">
          <table:table-cell office:value-type="string">
            <text:p>SecondCharacter-knowing_second_character-a1a0586d</text:p>
          </table:table-cell>
          <table:table-cell office:value-type="string">
            <text:p>: Però gli serve l'elettricità.</text:p>
          </table:table-cell>
          <table:table-cell/>
        </table:table-row>
        <table:table-row table:style-name="ro1">
          <table:table-cell office:value-type="string">
            <text:p>SecondCharacter-knowing_second_character-e7a21826</text:p>
          </table:table-cell>
          <table:table-cell office:value-type="string">
            <text:p>: Voglio costruirne una anche io.</text:p>
          </table:table-cell>
          <table:table-cell/>
        </table:table-row>
        <table:table-row table:style-name="ro1">
          <table:table-cell office:value-type="string">
            <text:p>SecondCharacter-knowing_second_character-68911d64</text:p>
          </table:table-cell>
          <table:table-cell office:value-type="string">
            <text:p>: Forse in biblioteca c'è una guida!</text:p>
          </table:table-cell>
          <table:table-cell/>
        </table:table-row>
        <table:table-row table:style-name="ro1">
          <table:table-cell office:value-type="string">
            <text:p>SecondCharacter-knowing_second_character-0f4aa4f5</text:p>
          </table:table-cell>
          <table:table-cell office:value-type="string">
            <text:p>, non devi sempre dare ragione agli adulti.</text:p>
          </table:table-cell>
          <table:table-cell/>
        </table:table-row>
        <table:table-row table:style-name="ro1">
          <table:table-cell office:value-type="string">
            <text:p>SecondCharacter-knowing_second_character-34351ef5</text:p>
          </table:table-cell>
          <table:table-cell office:value-type="string">
            <text:p>: Non è mica facile!</text:p>
          </table:table-cell>
          <table:table-cell/>
        </table:table-row>
        <table:table-row table:style-name="ro1">
          <table:table-cell office:value-type="string">
            <text:p>SecondCharacter-knowing_second_character-ff56df76</text:p>
          </table:table-cell>
          <table:table-cell office:value-type="string">
            <text:p>: Papà se si arrabbia mi picchia.</text:p>
          </table:table-cell>
          <table:table-cell/>
        </table:table-row>
        <table:table-row table:style-name="ro1">
          <table:table-cell office:value-type="string">
            <text:p>SecondCharacter-knowing_second_character-5d1a80e7</text:p>
          </table:table-cell>
          <table:table-cell office:value-type="string">
            <text:p>: E se invece parli dell'amico di mio fratello...</text:p>
          </table:table-cell>
          <table:table-cell/>
        </table:table-row>
        <table:table-row table:style-name="ro1">
          <table:table-cell office:value-type="string">
            <text:p>SecondCharacter-knowing_second_character-af2a5577</text:p>
          </table:table-cell>
          <table:table-cell office:value-type="string">
            <text:p>: Credo che lui sia buono.</text:p>
          </table:table-cell>
          <table:table-cell/>
        </table:table-row>
        <table:table-row table:style-name="ro1">
          <table:table-cell office:value-type="string">
            <text:p>SecondCharacter-knowing_second_character-c6677a44</text:p>
          </table:table-cell>
          <table:table-cell office:value-type="string">
            <text:p>: Ma se poi si arrabbia con me e non mi vuole più lì?</text:p>
          </table:table-cell>
          <table:table-cell/>
        </table:table-row>
        <table:table-row table:style-name="ro1">
          <table:table-cell office:value-type="string">
            <text:p>SecondCharacter-knowing_second_character-e81be994</text:p>
          </table:table-cell>
          <table:table-cell office:value-type="string">
            <text:p>: Poi non ci posso più stare con mio fratello!</text:p>
          </table:table-cell>
          <table:table-cell/>
        </table:table-row>
        <table:table-row table:style-name="ro1">
          <table:table-cell office:value-type="string">
            <text:p>SecondCharacter-knowing_second_character-eb673377</text:p>
          </table:table-cell>
          <table:table-cell office:value-type="string">
            <text:p>Hai chiesto all'amico di tuo fratello cosa pensa di te?</text:p>
          </table:table-cell>
          <table:table-cell/>
        </table:table-row>
        <table:table-row table:style-name="ro1">
          <table:table-cell office:value-type="string">
            <text:p>SecondCharacter-knowing_second_character-cdff9126</text:p>
          </table:table-cell>
          <table:table-cell office:value-type="string">
            <text:p>: Scherzi?!?</text:p>
          </table:table-cell>
          <table:table-cell/>
        </table:table-row>
        <table:table-row table:style-name="ro1">
          <table:table-cell office:value-type="string">
            <text:p>SecondCharacter-knowing_second_character-d7821637</text:p>
          </table:table-cell>
          <table:table-cell office:value-type="string">
            <text:p>: Non sono mica così strano.</text:p>
          </table:table-cell>
          <table:table-cell/>
        </table:table-row>
        <table:table-row table:style-name="ro1">
          <table:table-cell office:value-type="string">
            <text:p>SecondCharacter-knowing_second_character-1ff6b64d</text:p>
          </table:table-cell>
          <table:table-cell office:value-type="string">
            <text:p>: Però una volta l'ho chiesto a mio fratello.</text:p>
          </table:table-cell>
          <table:table-cell/>
        </table:table-row>
        <table:table-row table:style-name="ro1">
          <table:table-cell office:value-type="string">
            <text:p>SecondCharacter-knowing_second_character-e2881930</text:p>
          </table:table-cell>
          <table:table-cell office:value-type="string">
            <text:p>: E mi ha detto che gli piaccio molto.</text:p>
          </table:table-cell>
          <table:table-cell/>
        </table:table-row>
        <table:table-row table:style-name="ro1">
          <table:table-cell office:value-type="string">
            <text:p>SecondCharacter-knowing_second_character-50d544c0</text:p>
          </table:table-cell>
          <table:table-cell office:value-type="string">
            <text:p>: Ma non ci credo.</text:p>
          </table:table-cell>
          <table:table-cell/>
        </table:table-row>
        <table:table-row table:style-name="ro1">
          <table:table-cell office:value-type="string">
            <text:p>SecondCharacter-knowing_second_character-18735858</text:p>
          </table:table-cell>
          <table:table-cell office:value-type="string">
            <text:p>: Anche perché a quello non gli piacciono i bambini proprio.</text:p>
          </table:table-cell>
          <table:table-cell/>
        </table:table-row>
        <table:table-row table:style-name="ro1">
          <table:table-cell office:value-type="string">
            <text:p>SecondCharacter-knowing_second_character-7c826007</text:p>
          </table:table-cell>
          <table:table-cell office:value-type="string">
            <text:p>: Ed è una cosa che rende molto triste mio fratello.</text:p>
          </table:table-cell>
          <table:table-cell/>
        </table:table-row>
        <table:table-row table:style-name="ro1">
          <table:table-cell office:value-type="string">
            <text:p>SecondCharacter-knowing_second_character-d317bc1a</text:p>
          </table:table-cell>
          <table:table-cell office:value-type="string">
            <text:p>Grazie per aver corretto le tue bugie.</text:p>
          </table:table-cell>
          <table:table-cell/>
        </table:table-row>
        <table:table-row table:style-name="ro1">
          <table:table-cell office:value-type="string">
            <text:p>SecondCharacter-knowing_second_character-7e87c048</text:p>
          </table:table-cell>
          <table:table-cell office:value-type="string">
            <text:p>: Non so ancora se mi piaci.</text:p>
          </table:table-cell>
          <table:table-cell/>
        </table:table-row>
        <table:table-row table:style-name="ro1">
          <table:table-cell office:value-type="string">
            <text:p>SecondCharacter-knowing_second_character-0cf29063</text:p>
          </table:table-cell>
          <table:table-cell office:value-type="string">
            <text:p>: Ma sei l'unica persona qui.</text:p>
          </table:table-cell>
          <table:table-cell/>
        </table:table-row>
        <table:table-row table:style-name="ro1">
          <table:table-cell office:value-type="string">
            <text:p>SecondCharacter-knowing_second_character-1f2d11fa</text:p>
          </table:table-cell>
          <table:table-cell office:value-type="string">
            <text:p>: A parte {charNameFive}, ma lei di sicuro non mi piace mica.</text:p>
          </table:table-cell>
          <table:table-cell/>
        </table:table-row>
        <table:table-row table:style-name="ro1">
          <table:table-cell office:value-type="string">
            <text:p>SecondCharacter-knowing_second_character-eaf0248e</text:p>
          </table:table-cell>
          <table:table-cell office:value-type="string">
            <text:p>: Poi le cose qui sono belle.</text:p>
          </table:table-cell>
          <table:table-cell/>
        </table:table-row>
        <table:table-row table:style-name="ro1">
          <table:table-cell office:value-type="string">
            <text:p>SecondCharacter-knowing_second_character-3706c9ce</text:p>
          </table:table-cell>
          <table:table-cell office:value-type="string">
            <text:p>: Le bugie sono meno interessanti.</text:p>
          </table:table-cell>
          <table:table-cell/>
        </table:table-row>
        <table:table-row table:style-name="ro2">
          <table:table-cell office:value-type="string">
            <text:p>SecondCharacter-knowing_second_character-7e027539</text:p>
          </table:table-cell>
          <table:table-cell office:value-type="string">
            <text:p>: Tu hai sempre voluto fare {pronouns has him: il riscrittore|{pronouns has her: la riscrittora|lə riscrittorə}} come lavoro?</text:p>
          </table:table-cell>
          <table:table-cell/>
        </table:table-row>
        <table:table-row table:style-name="ro1">
          <table:table-cell office:value-type="string">
            <text:p>SecondCharacter-knowing_second_character-011212a1</text:p>
          </table:table-cell>
          <table:table-cell office:value-type="string">
            <text:p>Fino a poco fa nemmeno sapevo esistesse questo posto.</text:p>
          </table:table-cell>
          <table:table-cell/>
        </table:table-row>
        <table:table-row table:style-name="ro1">
          <table:table-cell office:value-type="string">
            <text:p>SecondCharacter-knowing_second_character-a4f7b87d</text:p>
          </table:table-cell>
          <table:table-cell office:value-type="string">
            <text:p>: Figo!</text:p>
          </table:table-cell>
          <table:table-cell/>
        </table:table-row>
        <table:table-row table:style-name="ro1">
          <table:table-cell office:value-type="string">
            <text:p>SecondCharacter-knowing_second_character-e7b6be42</text:p>
          </table:table-cell>
          <table:table-cell office:value-type="string">
            <text:p>: Quindi non sono l'unico.</text:p>
          </table:table-cell>
          <table:table-cell/>
        </table:table-row>
        <table:table-row table:style-name="ro1">
          <table:table-cell office:value-type="string">
            <text:p>SecondCharacter-knowing_second_character-78d1e8cc</text:p>
          </table:table-cell>
          <table:table-cell office:value-type="string">
            <text:p>: Se chiedo qualcosa a {charNameFive} mi fa sentire stupido.</text:p>
          </table:table-cell>
          <table:table-cell/>
        </table:table-row>
        <table:table-row table:style-name="ro1">
          <table:table-cell office:value-type="string">
            <text:p>SecondCharacter-knowing_second_character-1f4f0f4e</text:p>
          </table:table-cell>
          <table:table-cell office:value-type="string">
            <text:p>: "Bimbo, te le spiego lentamente le cose ora, vieni."</text:p>
          </table:table-cell>
          <table:table-cell/>
        </table:table-row>
        <table:table-row table:style-name="ro1">
          <table:table-cell office:value-type="string">
            <text:p>SecondCharacter-knowing_second_character-f4bfaa90</text:p>
          </table:table-cell>
          <table:table-cell office:value-type="string">
            <text:p>: Non mi deve spiegare lentamente le cose.</text:p>
          </table:table-cell>
          <table:table-cell/>
        </table:table-row>
        <table:table-row table:style-name="ro1">
          <table:table-cell office:value-type="string">
            <text:p>SecondCharacter-knowing_second_character-92ab5c2d</text:p>
          </table:table-cell>
          <table:table-cell office:value-type="string">
            <text:p>: Io so fare le frazioni!</text:p>
          </table:table-cell>
          <table:table-cell/>
        </table:table-row>
        <table:table-row table:style-name="ro1">
          <table:table-cell office:value-type="string">
            <text:p>SecondCharacter-knowing_second_character-b88453b6</text:p>
          </table:table-cell>
          <table:table-cell office:value-type="string">
            <text:p>Questo non è il mio lavoro. I lavori sono noiosi.</text:p>
          </table:table-cell>
          <table:table-cell/>
        </table:table-row>
        <table:table-row table:style-name="ro1">
          <table:table-cell office:value-type="string">
            <text:p>SecondCharacter-knowing_second_character-ecda6fc1</text:p>
          </table:table-cell>
          <table:table-cell office:value-type="string">
            <text:p>: Però ai grandi piace parlare di lavoro.</text:p>
          </table:table-cell>
          <table:table-cell/>
        </table:table-row>
        <table:table-row table:style-name="ro1">
          <table:table-cell office:value-type="string">
            <text:p>SecondCharacter-knowing_second_character-fe0ac5b3</text:p>
          </table:table-cell>
          <table:table-cell office:value-type="string">
            <text:p>: E le maestre parlano sempre del futuro.</text:p>
          </table:table-cell>
          <table:table-cell/>
        </table:table-row>
        <table:table-row table:style-name="ro1">
          <table:table-cell office:value-type="string">
            <text:p>SecondCharacter-knowing_second_character-fd0ce030</text:p>
          </table:table-cell>
          <table:table-cell office:value-type="string">
            <text:p>: E dicono che ci devo lavorare con le cose in cui sono bravo.</text:p>
          </table:table-cell>
          <table:table-cell/>
        </table:table-row>
        <table:table-row table:style-name="ro1">
          <table:table-cell office:value-type="string">
            <text:p>SecondCharacter-knowing_second_character-05f3be5c</text:p>
          </table:table-cell>
          <table:table-cell office:value-type="string">
            <text:p>: Ma io voglio solo imparare cose nuove!</text:p>
          </table:table-cell>
          <table:table-cell/>
        </table:table-row>
        <table:table-row table:style-name="ro1">
          <table:table-cell office:value-type="string">
            <text:p>SecondCharacter-knowing_second_character-1f413cd3</text:p>
          </table:table-cell>
          <table:table-cell office:value-type="string">
            <text:p>In realtà non l'ho scelto. Manco mi pagano.</text:p>
          </table:table-cell>
          <table:table-cell/>
        </table:table-row>
        <table:table-row table:style-name="ro1">
          <table:table-cell office:value-type="string">
            <text:p>SecondCharacter-knowing_second_character-26b36dd0</text:p>
          </table:table-cell>
          <table:table-cell office:value-type="string">
            <text:p>: Che fregatura.</text:p>
          </table:table-cell>
          <table:table-cell/>
        </table:table-row>
        <table:table-row table:style-name="ro1">
          <table:table-cell office:value-type="string">
            <text:p>SecondCharacter-knowing_second_character-a976862c</text:p>
          </table:table-cell>
          <table:table-cell office:value-type="string">
            <text:p>: Nemmeno mamma mi paga per i lavoretti a casa.</text:p>
          </table:table-cell>
          <table:table-cell/>
        </table:table-row>
        <table:table-row table:style-name="ro2">
          <table:table-cell office:value-type="string">
            <text:p>SecondCharacter-knowing_second_character-776ac232</text:p>
          </table:table-cell>
          <table:table-cell office:value-type="string">
            <text:p>: Dice che è una cosa che devono fare tutti, grandi e piccoli, maschi e femmine.</text:p>
          </table:table-cell>
          <table:table-cell/>
        </table:table-row>
        <table:table-row table:style-name="ro1">
          <table:table-cell office:value-type="string">
            <text:p>SecondCharacter-knowing_second_character-b054e373</text:p>
          </table:table-cell>
          <table:table-cell office:value-type="string">
            <text:p>: Forse {charNameFive} è come mia mamma.</text:p>
          </table:table-cell>
          <table:table-cell/>
        </table:table-row>
        <table:table-row table:style-name="ro1">
          <table:table-cell office:value-type="string">
            <text:p>SecondCharacter-knowing_second_character-6e7187b0</text:p>
          </table:table-cell>
          <table:table-cell office:value-type="string">
            <text:p>Mi è sempre piaciuto far stare bene le persone.</text:p>
          </table:table-cell>
          <table:table-cell/>
        </table:table-row>
        <table:table-row table:style-name="ro1">
          <table:table-cell office:value-type="string">
            <text:p>SecondCharacter-knowing_second_character-44103467</text:p>
          </table:table-cell>
          <table:table-cell office:value-type="string">
            <text:p>: Questa è una cosa bella.</text:p>
          </table:table-cell>
          <table:table-cell/>
        </table:table-row>
        <table:table-row table:style-name="ro1">
          <table:table-cell office:value-type="string">
            <text:p>SecondCharacter-knowing_second_character-1f45ff39</text:p>
          </table:table-cell>
          <table:table-cell office:value-type="string">
            <text:p>: Ma difficile.</text:p>
          </table:table-cell>
          <table:table-cell/>
        </table:table-row>
        <table:table-row table:style-name="ro1">
          <table:table-cell office:value-type="string">
            <text:p>SecondCharacter-knowing_second_character-2fde2523</text:p>
          </table:table-cell>
          <table:table-cell office:value-type="string">
            <text:p>: I grandi pensano sempre di sapere cosa fare.</text:p>
          </table:table-cell>
          <table:table-cell/>
        </table:table-row>
        <table:table-row table:style-name="ro1">
          <table:table-cell office:value-type="string">
            <text:p>SecondCharacter-knowing_second_character-c0d4adcb</text:p>
          </table:table-cell>
          <table:table-cell office:value-type="string">
            <text:p>: Cosa vogliono gli altri.</text:p>
          </table:table-cell>
          <table:table-cell/>
        </table:table-row>
        <table:table-row table:style-name="ro1">
          <table:table-cell office:value-type="string">
            <text:p>SecondCharacter-knowing_second_character-886f91bf</text:p>
          </table:table-cell>
          <table:table-cell office:value-type="string">
            <text:p>: Ma poi sbagliano.</text:p>
          </table:table-cell>
          <table:table-cell/>
        </table:table-row>
        <table:table-row table:style-name="ro1">
          <table:table-cell office:value-type="string">
            <text:p>SecondCharacter-knowing_second_character-fface14b</text:p>
          </table:table-cell>
          <table:table-cell office:value-type="string">
            <text:p>: E se la prendono con la persona che volevano aiutare.</text:p>
          </table:table-cell>
          <table:table-cell/>
        </table:table-row>
        <table:table-row table:style-name="ro1">
          <table:table-cell office:value-type="string">
            <text:p>SecondCharacter-knowing_second_character-93533199</text:p>
          </table:table-cell>
          <table:table-cell office:value-type="string">
            <text:p>: Per questo si fa prima a fare da soli.</text:p>
          </table:table-cell>
          <table:table-cell/>
        </table:table-row>
        <table:table-row table:style-name="ro1">
          <table:table-cell office:value-type="string">
            <text:p>SecondCharacter-knowing_second_character-a4d753f1</text:p>
          </table:table-cell>
          <table:table-cell office:value-type="string">
            <text:p>: Mica puoi litigare con te stesso, no?</text:p>
          </table:table-cell>
          <table:table-cell/>
        </table:table-row>
        <table:table-row table:style-name="ro1">
          <table:table-cell office:value-type="string">
            <text:p>SecondCharacter-knowing_second_character-31009a85</text:p>
          </table:table-cell>
          <table:table-cell office:value-type="string">
            <text:p>Voglio portare un grande cambiamento partendo dal piccolo.</text:p>
          </table:table-cell>
          <table:table-cell/>
        </table:table-row>
        <table:table-row table:style-name="ro1">
          <table:table-cell office:value-type="string">
            <text:p>SecondCharacter-knowing_second_character-0cafacc0</text:p>
          </table:table-cell>
          <table:table-cell office:value-type="string">
            <text:p>: E io sono piccolo.</text:p>
          </table:table-cell>
          <table:table-cell/>
        </table:table-row>
        <table:table-row table:style-name="ro1">
          <table:table-cell office:value-type="string">
            <text:p>SecondCharacter-knowing_second_character-dfc900db</text:p>
          </table:table-cell>
          <table:table-cell office:value-type="string">
            <text:p>: Mi sembra una cosa faticosa.</text:p>
          </table:table-cell>
          <table:table-cell/>
        </table:table-row>
        <table:table-row table:style-name="ro1">
          <table:table-cell office:value-type="string">
            <text:p>SecondCharacter-knowing_second_character-6762dfe4</text:p>
          </table:table-cell>
          <table:table-cell office:value-type="string">
            <text:p>: Però la capisco.</text:p>
          </table:table-cell>
          <table:table-cell/>
        </table:table-row>
        <table:table-row table:style-name="ro1">
          <table:table-cell office:value-type="string">
            <text:p>SecondCharacter-knowing_second_character-ad86b6c8</text:p>
          </table:table-cell>
          <table:table-cell office:value-type="string">
            <text:p>: È come l'elettricità.</text:p>
          </table:table-cell>
          <table:table-cell/>
        </table:table-row>
        <table:table-row table:style-name="ro1">
          <table:table-cell office:value-type="string">
            <text:p>SecondCharacter-knowing_second_character-32bdac77</text:p>
          </table:table-cell>
          <table:table-cell office:value-type="string">
            <text:p>: È così piccola che non la vedi.</text:p>
          </table:table-cell>
          <table:table-cell/>
        </table:table-row>
        <table:table-row table:style-name="ro1">
          <table:table-cell office:value-type="string">
            <text:p>SecondCharacter-knowing_second_character-f0655abe</text:p>
          </table:table-cell>
          <table:table-cell office:value-type="string">
            <text:p>: Ma fa muovere le cose grandi!</text:p>
          </table:table-cell>
          <table:table-cell/>
        </table:table-row>
        <table:table-row table:style-name="ro1">
          <table:table-cell office:value-type="string">
            <text:p>SecondCharacter-knowing_second_character-c535bbf7</text:p>
          </table:table-cell>
          <table:table-cell office:value-type="string">
            <text:p>: O bruciare i muri.</text:p>
          </table:table-cell>
          <table:table-cell/>
        </table:table-row>
        <table:table-row table:style-name="ro1">
          <table:table-cell office:value-type="string">
            <text:p>SecondCharacter-knowing_second_character-41a5a76f</text:p>
          </table:table-cell>
          <table:table-cell office:value-type="string">
            <text:p>: I miei compagni fanno tantissime cose.</text:p>
          </table:table-cell>
          <table:table-cell/>
        </table:table-row>
        <table:table-row table:style-name="ro1">
          <table:table-cell office:value-type="string">
            <text:p>SecondCharacter-knowing_second_character-72d95509</text:p>
          </table:table-cell>
          <table:table-cell office:value-type="string">
            <text:p>: Calcio. Basket. Pallavolo.</text:p>
          </table:table-cell>
          <table:table-cell/>
        </table:table-row>
        <table:table-row table:style-name="ro1">
          <table:table-cell office:value-type="string">
            <text:p>SecondCharacter-knowing_second_character-160c172d</text:p>
          </table:table-cell>
          <table:table-cell office:value-type="string">
            <text:p>: Suonano il pianoforte o la chitarra o la batteria.</text:p>
          </table:table-cell>
          <table:table-cell/>
        </table:table-row>
        <table:table-row table:style-name="ro1">
          <table:table-cell office:value-type="string">
            <text:p>SecondCharacter-knowing_second_character-a5c632d6</text:p>
          </table:table-cell>
          <table:table-cell office:value-type="string">
            <text:p>: Oppure imparano il cinese e l'inglese.</text:p>
          </table:table-cell>
          <table:table-cell/>
        </table:table-row>
        <table:table-row table:style-name="ro1">
          <table:table-cell office:value-type="string">
            <text:p>SecondCharacter-knowing_second_character-d17cdbda</text:p>
          </table:table-cell>
          <table:table-cell office:value-type="string">
            <text:p>: Sanno già cosa vogliono fare come lavoro.</text:p>
          </table:table-cell>
          <table:table-cell/>
        </table:table-row>
        <table:table-row table:style-name="ro1">
          <table:table-cell office:value-type="string">
            <text:p>SecondCharacter-knowing_second_character-faa18e07</text:p>
          </table:table-cell>
          <table:table-cell office:value-type="string">
            <text:p>: A me mi piacciono solo gli animali.</text:p>
          </table:table-cell>
          <table:table-cell/>
        </table:table-row>
        <table:table-row table:style-name="ro1">
          <table:table-cell office:value-type="string">
            <text:p>SecondCharacter-knowing_second_character-76c672d2</text:p>
          </table:table-cell>
          <table:table-cell office:value-type="string">
            <text:p>: Ma so anche le cose brutte degli animali.</text:p>
          </table:table-cell>
          <table:table-cell/>
        </table:table-row>
        <table:table-row table:style-name="ro1">
          <table:table-cell office:value-type="string">
            <text:p>SecondCharacter-knowing_second_character-8ce6addc</text:p>
          </table:table-cell>
          <table:table-cell office:value-type="string">
            <text:p>: Che molti stanno sparendo per colpa degli uomini.</text:p>
          </table:table-cell>
          <table:table-cell/>
        </table:table-row>
        <table:table-row table:style-name="ro1">
          <table:table-cell office:value-type="string">
            <text:p>SecondCharacter-knowing_second_character-de24bb0b</text:p>
          </table:table-cell>
          <table:table-cell office:value-type="string">
            <text:p>: Che gli oceani sono sempre più vuoti.</text:p>
          </table:table-cell>
          <table:table-cell/>
        </table:table-row>
        <table:table-row table:style-name="ro1">
          <table:table-cell office:value-type="string">
            <text:p>SecondCharacter-knowing_second_character-5ea50ffa</text:p>
          </table:table-cell>
          <table:table-cell office:value-type="string">
            <text:p>: Che gli incendi uccidono un sacco di animali ogni anno.</text:p>
          </table:table-cell>
          <table:table-cell/>
        </table:table-row>
        <table:table-row table:style-name="ro1">
          <table:table-cell office:value-type="string">
            <text:p>SecondCharacter-knowing_second_character-3bd78c87</text:p>
          </table:table-cell>
          <table:table-cell office:value-type="string">
            <text:p>: E che il futuro sarà sempre peggiore.</text:p>
          </table:table-cell>
          <table:table-cell/>
        </table:table-row>
        <table:table-row table:style-name="ro1">
          <table:table-cell office:value-type="string">
            <text:p>SecondCharacter-knowing_second_character-612034d8</text:p>
          </table:table-cell>
          <table:table-cell office:value-type="string">
            <text:p>: E quindi non so cosa fare da grande.</text:p>
          </table:table-cell>
          <table:table-cell/>
        </table:table-row>
        <table:table-row table:style-name="ro1">
          <table:table-cell office:value-type="string">
            <text:p>SecondCharacter-knowing_second_character-5457dbca</text:p>
          </table:table-cell>
          <table:table-cell office:value-type="string">
            <text:p>: Non so se ci saranno ancora gli animali quando sarò grande.</text:p>
          </table:table-cell>
          <table:table-cell/>
        </table:table-row>
        <table:table-row table:style-name="ro1">
          <table:table-cell office:value-type="string">
            <text:p>SecondCharacter-knowing_second_character-55ea96a7</text:p>
          </table:table-cell>
          <table:table-cell office:value-type="string">
            <text:p>: E questa cosa mi fa arrabbiare.</text:p>
          </table:table-cell>
          <table:table-cell/>
        </table:table-row>
        <table:table-row table:style-name="ro1">
          <table:table-cell office:value-type="string">
            <text:p>SecondCharacter-knowing_second_character-de562d63</text:p>
          </table:table-cell>
          <table:table-cell office:value-type="string">
            <text:p>: Non voglio essere un bambino per sempre.</text:p>
          </table:table-cell>
          <table:table-cell/>
        </table:table-row>
        <table:table-row table:style-name="ro1">
          <table:table-cell office:value-type="string">
            <text:p>SecondCharacter-knowing_second_character-31a7b03d</text:p>
          </table:table-cell>
          <table:table-cell office:value-type="string">
            <text:p>: Ma non voglio essere grande.</text:p>
          </table:table-cell>
          <table:table-cell/>
        </table:table-row>
        <table:table-row table:style-name="ro1">
          <table:table-cell office:value-type="string">
            <text:p>SecondCharacter-knowing_second_character-e89de0c9</text:p>
          </table:table-cell>
          <table:table-cell office:value-type="string">
            <text:p>: Bimbo, mi stai facendo sentire una piagnona egoista così.</text:p>
          </table:table-cell>
          <table:table-cell/>
        </table:table-row>
        <table:table-row table:style-name="ro1">
          <table:table-cell office:value-type="string">
            <text:p>SecondCharacter-knowing_second_character-ae2b86a5</text:p>
          </table:table-cell>
          <table:table-cell office:value-type="string">
            <text:p>Sai che crescerai anche se non lo vuoi, vero?</text:p>
          </table:table-cell>
          <table:table-cell/>
        </table:table-row>
        <table:table-row table:style-name="ro1">
          <table:table-cell office:value-type="string">
            <text:p>SecondCharacter-knowing_second_character-b90b654b</text:p>
          </table:table-cell>
          <table:table-cell office:value-type="string">
            <text:p>: Non è detto.</text:p>
          </table:table-cell>
          <table:table-cell/>
        </table:table-row>
        <table:table-row table:style-name="ro1">
          <table:table-cell office:value-type="string">
            <text:p>SecondCharacter-knowing_second_character-a1bd984d</text:p>
          </table:table-cell>
          <table:table-cell office:value-type="string">
            <text:p>: Magari resto qui e magari qui il tempo non passa mica.</text:p>
          </table:table-cell>
          <table:table-cell/>
        </table:table-row>
        <table:table-row table:style-name="ro1">
          <table:table-cell office:value-type="string">
            <text:p>SecondCharacter-knowing_second_character-319fbae6</text:p>
          </table:table-cell>
          <table:table-cell office:value-type="string">
            <text:p>: E magari riesco a fare venire qui anche mio fratello.</text:p>
          </table:table-cell>
          <table:table-cell/>
        </table:table-row>
        <table:table-row table:style-name="ro1">
          <table:table-cell office:value-type="string">
            <text:p>SecondCharacter-knowing_second_character-ce64e5c2</text:p>
          </table:table-cell>
          <table:table-cell office:value-type="string">
            <text:p>: E la nonna.</text:p>
          </table:table-cell>
          <table:table-cell/>
        </table:table-row>
        <table:table-row table:style-name="ro1">
          <table:table-cell office:value-type="string">
            <text:p>SecondCharacter-knowing_second_character-99858dc7</text:p>
          </table:table-cell>
          <table:table-cell office:value-type="string">
            <text:p>: Così siamo tutti felici.</text:p>
          </table:table-cell>
          <table:table-cell/>
        </table:table-row>
        <table:table-row table:style-name="ro1">
          <table:table-cell office:value-type="string">
            <text:p>SecondCharacter-knowing_second_character-d780bad7</text:p>
          </table:table-cell>
          <table:table-cell office:value-type="string">
            <text:p>E se invece rimanessi sia bambino che adulto?</text:p>
          </table:table-cell>
          <table:table-cell/>
        </table:table-row>
        <table:table-row table:style-name="ro1">
          <table:table-cell office:value-type="string">
            <text:p>SecondCharacter-knowing_second_character-0bb09678</text:p>
          </table:table-cell>
          <table:table-cell office:value-type="string">
            <text:p>: Nonna dice che è il problema di mamma.</text:p>
          </table:table-cell>
          <table:table-cell/>
        </table:table-row>
        <table:table-row table:style-name="ro1">
          <table:table-cell office:value-type="string">
            <text:p>SecondCharacter-knowing_second_character-61ef961d</text:p>
          </table:table-cell>
          <table:table-cell office:value-type="string">
            <text:p>: Che non si prende le sue responsabilità.</text:p>
          </table:table-cell>
          <table:table-cell/>
        </table:table-row>
        <table:table-row table:style-name="ro1">
          <table:table-cell office:value-type="string">
            <text:p>SecondCharacter-knowing_second_character-037ed6bb</text:p>
          </table:table-cell>
          <table:table-cell office:value-type="string">
            <text:p>: A me mica mi dispiacciono le responsabilità.</text:p>
          </table:table-cell>
          <table:table-cell/>
        </table:table-row>
        <table:table-row table:style-name="ro1">
          <table:table-cell office:value-type="string">
            <text:p>SecondCharacter-knowing_second_character-4c692f9f</text:p>
          </table:table-cell>
          <table:table-cell office:value-type="string">
            <text:p>: Ma tutto il resto mi spaventa.</text:p>
          </table:table-cell>
          <table:table-cell/>
        </table:table-row>
        <table:table-row table:style-name="ro1">
          <table:table-cell office:value-type="string">
            <text:p>SecondCharacter-knowing_second_character-de0dd0be</text:p>
          </table:table-cell>
          <table:table-cell office:value-type="string">
            <text:p>: Tutti i litigi.</text:p>
          </table:table-cell>
          <table:table-cell/>
        </table:table-row>
        <table:table-row table:style-name="ro1">
          <table:table-cell office:value-type="string">
            <text:p>SecondCharacter-knowing_second_character-2f676fe5</text:p>
          </table:table-cell>
          <table:table-cell office:value-type="string">
            <text:p>: La rabbia.</text:p>
          </table:table-cell>
          <table:table-cell/>
        </table:table-row>
        <table:table-row table:style-name="ro1">
          <table:table-cell office:value-type="string">
            <text:p>SecondCharacter-knowing_second_character-f1893024</text:p>
          </table:table-cell>
          <table:table-cell office:value-type="string">
            <text:p>: A me non mi piace la mia rabbia.</text:p>
          </table:table-cell>
          <table:table-cell/>
        </table:table-row>
        <table:table-row table:style-name="ro1">
          <table:table-cell office:value-type="string">
            <text:p>SecondCharacter-knowing_second_character-368923f3</text:p>
          </table:table-cell>
          <table:table-cell office:value-type="string">
            <text:p>Puoi fare il ribelle e salvare gli animali!</text:p>
          </table:table-cell>
          <table:table-cell/>
        </table:table-row>
        <table:table-row table:style-name="ro1">
          <table:table-cell office:value-type="string">
            <text:p>SecondCharacter-knowing_second_character-323cc9b1</text:p>
          </table:table-cell>
          <table:table-cell office:value-type="string">
            <text:p>: Tipo Greta!</text:p>
          </table:table-cell>
          <table:table-cell/>
        </table:table-row>
        <table:table-row table:style-name="ro1">
          <table:table-cell office:value-type="string">
            <text:p>SecondCharacter-knowing_second_character-7c53cc25</text:p>
          </table:table-cell>
          <table:table-cell office:value-type="string">
            <text:p>: A mio fratello piace tanto.</text:p>
          </table:table-cell>
          <table:table-cell/>
        </table:table-row>
        <table:table-row table:style-name="ro2">
          <table:table-cell office:value-type="string">
            <text:p>SecondCharacter-knowing_second_character-fcce7745</text:p>
          </table:table-cell>
          <table:table-cell office:value-type="string">
            <text:p>: Però mio fratello dice che bisogna picchiare "quelli". Farli fuori.</text:p>
          </table:table-cell>
          <table:table-cell/>
        </table:table-row>
        <table:table-row table:style-name="ro1">
          <table:table-cell office:value-type="string">
            <text:p>SecondCharacter-knowing_second_character-2e23bd60</text:p>
          </table:table-cell>
          <table:table-cell office:value-type="string">
            <text:p>: Non ho capito chi sono "quelli".</text:p>
          </table:table-cell>
          <table:table-cell/>
        </table:table-row>
        <table:table-row table:style-name="ro1">
          <table:table-cell office:value-type="string">
            <text:p>SecondCharacter-knowing_second_character-2255b0fe</text:p>
          </table:table-cell>
          <table:table-cell office:value-type="string">
            <text:p>: Magari posso programmare le statue di mio fratello.</text:p>
          </table:table-cell>
          <table:table-cell/>
        </table:table-row>
        <table:table-row table:style-name="ro1">
          <table:table-cell office:value-type="string">
            <text:p>SecondCharacter-knowing_second_character-6ad9336d</text:p>
          </table:table-cell>
          <table:table-cell office:value-type="string">
            <text:p>: E ci pensano loro a far fuori "quelli".</text:p>
          </table:table-cell>
          <table:table-cell/>
        </table:table-row>
        <table:table-row table:style-name="ro1">
          <table:table-cell office:value-type="string">
            <text:p>SecondCharacter-knowing_second_character-256bab65</text:p>
          </table:table-cell>
          <table:table-cell office:value-type="string">
            <text:p>: Non ho capito mica nemmeno cosa sia "fare fuori".</text:p>
          </table:table-cell>
          <table:table-cell/>
        </table:table-row>
        <table:table-row table:style-name="ro2">
          <table:table-cell office:value-type="string">
            <text:p>SecondCharacter-knowing_second_character-96bdaec6</text:p>
          </table:table-cell>
          <table:table-cell office:value-type="string">
            <text:p>Non ti preoccupare: hai moltissimo tempo per decidere che fare.</text:p>
          </table:table-cell>
          <table:table-cell/>
        </table:table-row>
        <table:table-row table:style-name="ro1">
          <table:table-cell office:value-type="string">
            <text:p>SecondCharacter-knowing_second_character-79b5db76</text:p>
          </table:table-cell>
          <table:table-cell office:value-type="string">
            <text:p>: Sarà.</text:p>
          </table:table-cell>
          <table:table-cell/>
        </table:table-row>
        <table:table-row table:style-name="ro1">
          <table:table-cell office:value-type="string">
            <text:p>SecondCharacter-knowing_second_character-da8654ce</text:p>
          </table:table-cell>
          <table:table-cell office:value-type="string">
            <text:p>: Ma Lara sa già parlare due lingue.</text:p>
          </table:table-cell>
          <table:table-cell/>
        </table:table-row>
        <table:table-row table:style-name="ro1">
          <table:table-cell office:value-type="string">
            <text:p>SecondCharacter-knowing_second_character-8c614f78</text:p>
          </table:table-cell>
          <table:table-cell office:value-type="string">
            <text:p>: E Jin è appena entrato nella giovanile della Fiorentina.</text:p>
          </table:table-cell>
          <table:table-cell/>
        </table:table-row>
        <table:table-row table:style-name="ro1">
          <table:table-cell office:value-type="string">
            <text:p>SecondCharacter-knowing_second_character-5c674a3e</text:p>
          </table:table-cell>
          <table:table-cell office:value-type="string">
            <text:p>: Tommaso legge così tanto che sicuro sicuro diventa un genio.</text:p>
          </table:table-cell>
          <table:table-cell/>
        </table:table-row>
        <table:table-row table:style-name="ro1">
          <table:table-cell office:value-type="string">
            <text:p>SecondCharacter-knowing_second_character-f2872bc3</text:p>
          </table:table-cell>
          <table:table-cell office:value-type="string">
            <text:p>: Io l'unica cosa che so fare è dire cose stupide sugli animali.</text:p>
          </table:table-cell>
          <table:table-cell/>
        </table:table-row>
        <table:table-row table:style-name="ro1">
          <table:table-cell office:value-type="string">
            <text:p>SecondCharacter-knowing_second_character-0a0bc8b1</text:p>
          </table:table-cell>
          <table:table-cell office:value-type="string">
            <text:p>: E trovare nascondigli in ogni posto.</text:p>
          </table:table-cell>
          <table:table-cell/>
        </table:table-row>
        <table:table-row table:style-name="ro1">
          <table:table-cell office:value-type="string">
            <text:p>SecondCharacter-knowing_second_character-390a1732</text:p>
          </table:table-cell>
          <table:table-cell office:value-type="string">
            <text:p>: E dire bugie.</text:p>
          </table:table-cell>
          <table:table-cell/>
        </table:table-row>
        <table:table-row table:style-name="ro1">
          <table:table-cell office:value-type="string">
            <text:p>SecondCharacter-knowing_second_character-61224f2f</text:p>
          </table:table-cell>
          <table:table-cell office:value-type="string">
            <text:p>Potresti diventare uno storico degli animali.</text:p>
          </table:table-cell>
          <table:table-cell/>
        </table:table-row>
        <table:table-row table:style-name="ro1">
          <table:table-cell office:value-type="string">
            <text:p>SecondCharacter-knowing_second_character-6ac75637</text:p>
          </table:table-cell>
          <table:table-cell office:value-type="string">
            <text:p>: Sì sì sì!</text:p>
          </table:table-cell>
          <table:table-cell/>
        </table:table-row>
        <table:table-row table:style-name="ro1">
          <table:table-cell office:value-type="string">
            <text:p>SecondCharacter-knowing_second_character-821eef1f</text:p>
          </table:table-cell>
          <table:table-cell office:value-type="string">
            <text:p>: Qualcuno che racconta le loro storie?</text:p>
          </table:table-cell>
          <table:table-cell/>
        </table:table-row>
        <table:table-row table:style-name="ro1">
          <table:table-cell office:value-type="string">
            <text:p>SecondCharacter-knowing_second_character-7b4f1fbe</text:p>
          </table:table-cell>
          <table:table-cell office:value-type="string">
            <text:p>: Come un gioco forse.</text:p>
          </table:table-cell>
          <table:table-cell/>
        </table:table-row>
        <table:table-row table:style-name="ro1">
          <table:table-cell office:value-type="string">
            <text:p>SecondCharacter-knowing_second_character-99e6f5ce</text:p>
          </table:table-cell>
          <table:table-cell office:value-type="string">
            <text:p>: E anche gli animali giocano.</text:p>
          </table:table-cell>
          <table:table-cell/>
        </table:table-row>
        <table:table-row table:style-name="ro1">
          <table:table-cell office:value-type="string">
            <text:p>SecondCharacter-knowing_second_character-dfb1f600</text:p>
          </table:table-cell>
          <table:table-cell office:value-type="string">
            <text:p>: Anche gli insetti!</text:p>
          </table:table-cell>
          <table:table-cell/>
        </table:table-row>
        <table:table-row table:style-name="ro1">
          <table:table-cell office:value-type="string">
            <text:p>SecondCharacter-knowing_second_character-8fc45f60</text:p>
          </table:table-cell>
          <table:table-cell office:value-type="string">
            <text:p>: Lo fanno perché gli va.</text:p>
          </table:table-cell>
          <table:table-cell/>
        </table:table-row>
        <table:table-row table:style-name="ro1">
          <table:table-cell office:value-type="string">
            <text:p>SecondCharacter-knowing_second_character-71a99887</text:p>
          </table:table-cell>
          <table:table-cell office:value-type="string">
            <text:p>: E io vorrei sempre fare quello che mi va.</text:p>
          </table:table-cell>
          <table:table-cell/>
        </table:table-row>
        <table:table-row table:style-name="ro1">
          <table:table-cell office:value-type="string">
            <text:p>SecondCharacter-knowing_second_character-79a66a02</text:p>
          </table:table-cell>
          <table:table-cell office:value-type="string">
            <text:p>: Il resto è una rottura.</text:p>
          </table:table-cell>
          <table:table-cell/>
        </table:table-row>
        <table:table-row table:style-name="ro1">
          <table:table-cell office:value-type="string">
            <text:p>SecondCharacter-knowing_second_character-e2427263</text:p>
          </table:table-cell>
          <table:table-cell office:value-type="string">
            <text:p>: Però mi piacerebbe fare il veterinario.</text:p>
          </table:table-cell>
          <table:table-cell/>
        </table:table-row>
        <table:table-row table:style-name="ro1">
          <table:table-cell office:value-type="string">
            <text:p>SecondCharacter-knowing_second_character-d167840e</text:p>
          </table:table-cell>
          <table:table-cell office:value-type="string">
            <text:p>: Stavo ripensando a un bambino.</text:p>
          </table:table-cell>
          <table:table-cell/>
        </table:table-row>
        <table:table-row table:style-name="ro1">
          <table:table-cell office:value-type="string">
            <text:p>SecondCharacter-knowing_second_character-22388ac9</text:p>
          </table:table-cell>
          <table:table-cell office:value-type="string">
            <text:p>: Uno di seconda.</text:p>
          </table:table-cell>
          <table:table-cell/>
        </table:table-row>
        <table:table-row table:style-name="ro1">
          <table:table-cell office:value-type="string">
            <text:p>SecondCharacter-knowing_second_character-5f92e27b</text:p>
          </table:table-cell>
          <table:table-cell office:value-type="string">
            <text:p>: L'ho picchiato perché mi andava.</text:p>
          </table:table-cell>
          <table:table-cell/>
        </table:table-row>
        <table:table-row table:style-name="ro1">
          <table:table-cell office:value-type="string">
            <text:p>SecondCharacter-knowing_second_character-ff8e91f5</text:p>
          </table:table-cell>
          <table:table-cell office:value-type="string">
            <text:p>: Ero DAVVERO arrabbiato quel giorno.</text:p>
          </table:table-cell>
          <table:table-cell/>
        </table:table-row>
        <table:table-row table:style-name="ro1">
          <table:table-cell office:value-type="string">
            <text:p>SecondCharacter-knowing_second_character-5cde3e31</text:p>
          </table:table-cell>
          <table:table-cell office:value-type="string">
            <text:p>: E lui ha pianto e mi sono arrabbiato ancora di più.</text:p>
          </table:table-cell>
          <table:table-cell/>
        </table:table-row>
        <table:table-row table:style-name="ro1">
          <table:table-cell office:value-type="string">
            <text:p>SecondCharacter-knowing_second_character-66100a76</text:p>
          </table:table-cell>
          <table:table-cell office:value-type="string">
            <text:p>: La maestra di matematica mi ha messo in castigo.</text:p>
          </table:table-cell>
          <table:table-cell/>
        </table:table-row>
        <table:table-row table:style-name="ro1">
          <table:table-cell office:value-type="string">
            <text:p>SecondCharacter-knowing_second_character-707cbcb3</text:p>
          </table:table-cell>
          <table:table-cell office:value-type="string">
            <text:p>: Ora quando vedo il bambino mi sento in colpa.</text:p>
          </table:table-cell>
          <table:table-cell/>
        </table:table-row>
        <table:table-row table:style-name="ro1">
          <table:table-cell office:value-type="string">
            <text:p>SecondCharacter-knowing_second_character-231087a2</text:p>
          </table:table-cell>
          <table:table-cell office:value-type="string">
            <text:p>: Ho provato a chiedergli scusa ma lui scappa.</text:p>
          </table:table-cell>
          <table:table-cell/>
        </table:table-row>
        <table:table-row table:style-name="ro1">
          <table:table-cell office:value-type="string">
            <text:p>SecondCharacter-knowing_second_character-2cd6327a</text:p>
          </table:table-cell>
          <table:table-cell office:value-type="string">
            <text:p>: E sua sorella una volta mi ha lanciato una scarpa in faccia.</text:p>
          </table:table-cell>
          <table:table-cell/>
        </table:table-row>
        <table:table-row table:style-name="ro1">
          <table:table-cell office:value-type="string">
            <text:p>SecondCharacter-knowing_second_character-11cac7d5</text:p>
          </table:table-cell>
          <table:table-cell office:value-type="string">
            <text:p>: Mio fratello dice che succede.</text:p>
          </table:table-cell>
          <table:table-cell/>
        </table:table-row>
        <table:table-row table:style-name="ro1">
          <table:table-cell office:value-type="string">
            <text:p>SecondCharacter-knowing_second_character-8fc7b14a</text:p>
          </table:table-cell>
          <table:table-cell office:value-type="string">
            <text:p>: Che tra bambini ci si picchia.</text:p>
          </table:table-cell>
          <table:table-cell/>
        </table:table-row>
        <table:table-row table:style-name="ro1">
          <table:table-cell office:value-type="string">
            <text:p>SecondCharacter-knowing_second_character-7feec6a2</text:p>
          </table:table-cell>
          <table:table-cell office:value-type="string">
            <text:p>: E anche tra grandi.</text:p>
          </table:table-cell>
          <table:table-cell/>
        </table:table-row>
        <table:table-row table:style-name="ro1">
          <table:table-cell office:value-type="string">
            <text:p>SecondCharacter-knowing_second_character-35af79c9</text:p>
          </table:table-cell>
          <table:table-cell office:value-type="string">
            <text:p>: Penso che i grandi facciano schifo.</text:p>
          </table:table-cell>
          <table:table-cell/>
        </table:table-row>
        <table:table-row table:style-name="ro1">
          <table:table-cell office:value-type="string">
            <text:p>SecondCharacter-knowing_second_character-79f553ad</text:p>
          </table:table-cell>
          <table:table-cell office:value-type="string">
            <text:p>: Quando papà mi picchia dice che è colpa mia.</text:p>
          </table:table-cell>
          <table:table-cell/>
        </table:table-row>
        <table:table-row table:style-name="ro1">
          <table:table-cell office:value-type="string">
            <text:p>SecondCharacter-knowing_second_character-29bde5a2</text:p>
          </table:table-cell>
          <table:table-cell office:value-type="string">
            <text:p>: Ma a me non piace farmi picchiare.</text:p>
          </table:table-cell>
          <table:table-cell/>
        </table:table-row>
        <table:table-row table:style-name="ro1">
          <table:table-cell office:value-type="string">
            <text:p>SecondCharacter-knowing_second_character-73bc320e</text:p>
          </table:table-cell>
          <table:table-cell office:value-type="string">
            <text:p>: O picchiare.</text:p>
          </table:table-cell>
          <table:table-cell/>
        </table:table-row>
        <table:table-row table:style-name="ro1">
          <table:table-cell office:value-type="string">
            <text:p>SecondCharacter-knowing_second_character-00b501e2</text:p>
          </table:table-cell>
          <table:table-cell office:value-type="string">
            <text:p>: Ma se sono arrabbiato non so cosa fare.</text:p>
          </table:table-cell>
          <table:table-cell/>
        </table:table-row>
        <table:table-row table:style-name="ro1">
          <table:table-cell office:value-type="string">
            <text:p>SecondCharacter-knowing_second_character-bfb28304</text:p>
          </table:table-cell>
          <table:table-cell office:value-type="string">
            <text:p>: Mai provato a suonare la batteria?</text:p>
          </table:table-cell>
          <table:table-cell/>
        </table:table-row>
        <table:table-row table:style-name="ro1">
          <table:table-cell office:value-type="string">
            <text:p>SecondCharacter-knowing_second_character-c1a5fd4f</text:p>
          </table:table-cell>
          <table:table-cell office:value-type="string">
            <text:p>: Poi papà ha un altro motivo per arrabbiarsi.</text:p>
          </table:table-cell>
          <table:table-cell/>
        </table:table-row>
        <table:table-row table:style-name="ro1">
          <table:table-cell office:value-type="string">
            <text:p>SecondCharacter-knowing_second_character-8ce640c6</text:p>
          </table:table-cell>
          <table:table-cell office:value-type="string">
            <text:p>Solo gli animali non sanno controllarsi.</text:p>
          </table:table-cell>
          <table:table-cell/>
        </table:table-row>
        <table:table-row table:style-name="ro1">
          <table:table-cell office:value-type="string">
            <text:p>SecondCharacter-knowing_second_character-7abcf5ef</text:p>
          </table:table-cell>
          <table:table-cell office:value-type="string">
            <text:p>: Allora sono un lupo.</text:p>
          </table:table-cell>
          <table:table-cell/>
        </table:table-row>
        <table:table-row table:style-name="ro1">
          <table:table-cell office:value-type="string">
            <text:p>SecondCharacter-knowing_second_character-0bf15e3b</text:p>
          </table:table-cell>
          <table:table-cell office:value-type="string">
            <text:p>: Una giraffa.</text:p>
          </table:table-cell>
          <table:table-cell/>
        </table:table-row>
        <table:table-row table:style-name="ro1">
          <table:table-cell office:value-type="string">
            <text:p>SecondCharacter-knowing_second_character-13e73478</text:p>
          </table:table-cell>
          <table:table-cell office:value-type="string">
            <text:p>: Un coccodrillo.</text:p>
          </table:table-cell>
          <table:table-cell/>
        </table:table-row>
        <table:table-row table:style-name="ro1">
          <table:table-cell office:value-type="string">
            <text:p>SecondCharacter-knowing_second_character-d685a92f</text:p>
          </table:table-cell>
          <table:table-cell office:value-type="string">
            <text:p>: Un serpente.</text:p>
          </table:table-cell>
          <table:table-cell/>
        </table:table-row>
        <table:table-row table:style-name="ro1">
          <table:table-cell office:value-type="string">
            <text:p>SecondCharacter-knowing_second_character-7ae51728</text:p>
          </table:table-cell>
          <table:table-cell office:value-type="string">
            <text:p>: Un riccio.</text:p>
          </table:table-cell>
          <table:table-cell/>
        </table:table-row>
        <table:table-row table:style-name="ro1">
          <table:table-cell office:value-type="string">
            <text:p>SecondCharacter-knowing_second_character-d24dd763</text:p>
          </table:table-cell>
          <table:table-cell office:value-type="string">
            <text:p>: E ora ti spino!</text:p>
          </table:table-cell>
          <table:table-cell/>
        </table:table-row>
        <table:table-row table:style-name="ro1">
          <table:table-cell office:value-type="string">
            <text:p>SecondCharacter-knowing_second_character-5151eced</text:p>
          </table:table-cell>
          <table:table-cell office:value-type="string">
            <text:p>Immagina di picchiare i mostri invece dei compagni!</text:p>
          </table:table-cell>
          <table:table-cell/>
        </table:table-row>
        <table:table-row table:style-name="ro1">
          <table:table-cell office:value-type="string">
            <text:p>SecondCharacter-knowing_second_character-6675300a</text:p>
          </table:table-cell>
          <table:table-cell office:value-type="string">
            <text:p>: I mostri mi piacciono.</text:p>
          </table:table-cell>
          <table:table-cell/>
        </table:table-row>
        <table:table-row table:style-name="ro1">
          <table:table-cell office:value-type="string">
            <text:p>SecondCharacter-knowing_second_character-90935bca</text:p>
          </table:table-cell>
          <table:table-cell office:value-type="string">
            <text:p>: Ma anche i miei compagni.</text:p>
          </table:table-cell>
          <table:table-cell/>
        </table:table-row>
        <table:table-row table:style-name="ro1">
          <table:table-cell office:value-type="string">
            <text:p>SecondCharacter-knowing_second_character-4233ade3</text:p>
          </table:table-cell>
          <table:table-cell office:value-type="string">
            <text:p>: Però non faccio male a qualcosa che non esiste, no?</text:p>
          </table:table-cell>
          <table:table-cell/>
        </table:table-row>
        <table:table-row table:style-name="ro1">
          <table:table-cell office:value-type="string">
            <text:p>SecondCharacter-knowing_second_character-fb4c9615</text:p>
          </table:table-cell>
          <table:table-cell office:value-type="string">
            <text:p>: Ma anche questo posto non doveva esistere, credo.</text:p>
          </table:table-cell>
          <table:table-cell/>
        </table:table-row>
        <table:table-row table:style-name="ro1">
          <table:table-cell office:value-type="string">
            <text:p>SecondCharacter-knowing_second_character-92928970</text:p>
          </table:table-cell>
          <table:table-cell office:value-type="string">
            <text:p>: E invece è qui.</text:p>
          </table:table-cell>
          <table:table-cell/>
        </table:table-row>
        <table:table-row table:style-name="ro1">
          <table:table-cell office:value-type="string">
            <text:p>SecondCharacter-knowing_second_character-78080c45</text:p>
          </table:table-cell>
          <table:table-cell office:value-type="string">
            <text:p>: Chi lo dice che non faccio male ai mostri?</text:p>
          </table:table-cell>
          <table:table-cell/>
        </table:table-row>
        <table:table-row table:style-name="ro1">
          <table:table-cell office:value-type="string">
            <text:p>SecondCharacter-knowing_second_character-29591f75</text:p>
          </table:table-cell>
          <table:table-cell office:value-type="string">
            <text:p>Tuo padre ti picchia, e tu hai imparato da lui a picchiare.</text:p>
          </table:table-cell>
          <table:table-cell/>
        </table:table-row>
        <table:table-row table:style-name="ro1">
          <table:table-cell office:value-type="string">
            <text:p>SecondCharacter-knowing_second_character-0010a15e</text:p>
          </table:table-cell>
          <table:table-cell office:value-type="string">
            <text:p>: NO!</text:p>
          </table:table-cell>
          <table:table-cell/>
        </table:table-row>
        <table:table-row table:style-name="ro1">
          <table:table-cell office:value-type="string">
            <text:p>SecondCharacter-knowing_second_character-87b49709</text:p>
          </table:table-cell>
          <table:table-cell office:value-type="string">
            <text:p>: Non lo so.</text:p>
          </table:table-cell>
          <table:table-cell/>
        </table:table-row>
        <table:table-row table:style-name="ro1">
          <table:table-cell office:value-type="string">
            <text:p>SecondCharacter-knowing_second_character-77af2d3c</text:p>
          </table:table-cell>
          <table:table-cell office:value-type="string">
            <text:p>: Mi sembra una cosa difficile.</text:p>
          </table:table-cell>
          <table:table-cell/>
        </table:table-row>
        <table:table-row table:style-name="ro1">
          <table:table-cell office:value-type="string">
            <text:p>SecondCharacter-knowing_second_character-ffa28144</text:p>
          </table:table-cell>
          <table:table-cell office:value-type="string">
            <text:p>: Ma voglio tanto che non mi picchi più.</text:p>
          </table:table-cell>
          <table:table-cell/>
        </table:table-row>
        <table:table-row table:style-name="ro1">
          <table:table-cell office:value-type="string">
            <text:p>SecondCharacter-knowing_second_character-903cd244</text:p>
          </table:table-cell>
          <table:table-cell office:value-type="string">
            <text:p>: Non mi piace avere paura di lui.</text:p>
          </table:table-cell>
          <table:table-cell/>
        </table:table-row>
        <table:table-row table:style-name="ro1">
          <table:table-cell office:value-type="string">
            <text:p>SecondCharacter-knowing_second_character-1c03916e</text:p>
          </table:table-cell>
          <table:table-cell office:value-type="string">
            <text:p>Nessuno merita di essere picchiato, né tu né quel bambino.</text:p>
          </table:table-cell>
          <table:table-cell/>
        </table:table-row>
        <table:table-row table:style-name="ro1">
          <table:table-cell office:value-type="string">
            <text:p>SecondCharacter-knowing_second_character-1f12151e</text:p>
          </table:table-cell>
          <table:table-cell office:value-type="string">
            <text:p>: Però se papà mi picchia c'è un motivo.</text:p>
          </table:table-cell>
          <table:table-cell/>
        </table:table-row>
        <table:table-row table:style-name="ro1">
          <table:table-cell office:value-type="string">
            <text:p>SecondCharacter-knowing_second_character-cfd5b24e</text:p>
          </table:table-cell>
          <table:table-cell office:value-type="string">
            <text:p>: Mamma dice che papà non lascia mai nulla al caso.</text:p>
          </table:table-cell>
          <table:table-cell/>
        </table:table-row>
        <table:table-row table:style-name="ro1">
          <table:table-cell office:value-type="string">
            <text:p>SecondCharacter-knowing_second_character-f3d7e53e</text:p>
          </table:table-cell>
          <table:table-cell office:value-type="string">
            <text:p>: E per questo è il più bravo a lavoro.</text:p>
          </table:table-cell>
          <table:table-cell/>
        </table:table-row>
        <table:table-row table:style-name="ro1">
          <table:table-cell office:value-type="string">
            <text:p>SecondCharacter-knowing_second_character-56629276</text:p>
          </table:table-cell>
          <table:table-cell office:value-type="string">
            <text:p>: E quel bambino è davvero fastidioso.</text:p>
          </table:table-cell>
          <table:table-cell/>
        </table:table-row>
        <table:table-row table:style-name="ro1">
          <table:table-cell office:value-type="string">
            <text:p>SecondCharacter-knowing_second_character-72e0024d</text:p>
          </table:table-cell>
          <table:table-cell office:value-type="string">
            <text:p>La rabbia della ragazzina ha protetto il fratello.</text:p>
          </table:table-cell>
          <table:table-cell/>
        </table:table-row>
        <table:table-row table:style-name="ro1">
          <table:table-cell office:value-type="string">
            <text:p>SecondCharacter-knowing_second_character-426c5d14</text:p>
          </table:table-cell>
          <table:table-cell office:value-type="string">
            <text:p>: Ma chi protegge me?</text:p>
          </table:table-cell>
          <table:table-cell/>
        </table:table-row>
        <table:table-row table:style-name="ro1">
          <table:table-cell office:value-type="string">
            <text:p>SecondCharacter-knowing_second_character-f8dbce40</text:p>
          </table:table-cell>
          <table:table-cell office:value-type="string">
            <text:p>: Uh, bugia, scusa.</text:p>
          </table:table-cell>
          <table:table-cell/>
        </table:table-row>
        <table:table-row table:style-name="ro1">
          <table:table-cell office:value-type="string">
            <text:p>SecondCharacter-knowing_second_character-6553bfd9</text:p>
          </table:table-cell>
          <table:table-cell office:value-type="string">
            <text:p>: Qui sono stato io a fare il cattivo.</text:p>
          </table:table-cell>
          <table:table-cell/>
        </table:table-row>
        <table:table-row table:style-name="ro1">
          <table:table-cell office:value-type="string">
            <text:p>SecondCharacter-knowing_second_character-fa3c8943</text:p>
          </table:table-cell>
          <table:table-cell office:value-type="string">
            <text:p>: Forse potrei chiedere a lei come fa?</text:p>
          </table:table-cell>
          <table:table-cell/>
        </table:table-row>
        <table:table-row table:style-name="ro1">
          <table:table-cell office:value-type="string">
            <text:p>SecondCharacter-knowing_second_character-6fc585df</text:p>
          </table:table-cell>
          <table:table-cell office:value-type="string">
            <text:p>: Ma sarebbe stupido.</text:p>
          </table:table-cell>
          <table:table-cell/>
        </table:table-row>
        <table:table-row table:style-name="ro2">
          <table:table-cell office:value-type="string">
            <text:p>SecondCharacter-knowing_second_character-46ef5192</text:p>
          </table:table-cell>
          <table:table-cell office:value-type="string">
            <text:p>: Quando vado da mio fratello e non c'è il suo amico, mi lascia sperimentare con le sue cose.</text:p>
          </table:table-cell>
          <table:table-cell/>
        </table:table-row>
        <table:table-row table:style-name="ro1">
          <table:table-cell office:value-type="string">
            <text:p>SecondCharacter-knowing_second_character-2418b9d1</text:p>
          </table:table-cell>
          <table:table-cell office:value-type="string">
            <text:p>: Il suo amico fa il pasticciere.</text:p>
          </table:table-cell>
          <table:table-cell/>
        </table:table-row>
        <table:table-row table:style-name="ro1">
          <table:table-cell office:value-type="string">
            <text:p>SecondCharacter-knowing_second_character-f4d75949</text:p>
          </table:table-cell>
          <table:table-cell office:value-type="string">
            <text:p>: E ha tantissime cose strane in cucina.</text:p>
          </table:table-cell>
          <table:table-cell/>
        </table:table-row>
        <table:table-row table:style-name="ro1">
          <table:table-cell office:value-type="string">
            <text:p>SecondCharacter-knowing_second_character-a6f8fc9b</text:p>
          </table:table-cell>
          <table:table-cell office:value-type="string">
            <text:p>: Mi piace provare le cose, capire.</text:p>
          </table:table-cell>
          <table:table-cell/>
        </table:table-row>
        <table:table-row table:style-name="ro1">
          <table:table-cell office:value-type="string">
            <text:p>SecondCharacter-knowing_second_character-9b7cbe74</text:p>
          </table:table-cell>
          <table:table-cell office:value-type="string">
            <text:p>: Non mi piacciono le cose che non capisco.</text:p>
          </table:table-cell>
          <table:table-cell/>
        </table:table-row>
        <table:table-row table:style-name="ro1">
          <table:table-cell office:value-type="string">
            <text:p>SecondCharacter-knowing_second_character-d482771e</text:p>
          </table:table-cell>
          <table:table-cell office:value-type="string">
            <text:p>: Ma a volte faccio dei casini.</text:p>
          </table:table-cell>
          <table:table-cell/>
        </table:table-row>
        <table:table-row table:style-name="ro2">
          <table:table-cell office:value-type="string">
            <text:p>SecondCharacter-knowing_second_character-25135626</text:p>
          </table:table-cell>
          <table:table-cell office:value-type="string">
            <text:p>: Una volta ho mischiato le cose per pulire casa e ho vomitato tutto il pomeriggio.</text:p>
          </table:table-cell>
          <table:table-cell/>
        </table:table-row>
        <table:table-row table:style-name="ro2">
          <table:table-cell office:value-type="string">
            <text:p>SecondCharacter-knowing_second_character-6de22a9a</text:p>
          </table:table-cell>
          <table:table-cell office:value-type="string">
            <text:p>: Un giorno ho riempito il letto di mamma di sabbia e si è grattata per una settimana.</text:p>
          </table:table-cell>
          <table:table-cell/>
        </table:table-row>
        <table:table-row table:style-name="ro2">
          <table:table-cell office:value-type="string">
            <text:p>SecondCharacter-knowing_second_character-72cf0411</text:p>
          </table:table-cell>
          <table:table-cell office:value-type="string">
            <text:p>: E poi ho provato ad attaccare un mio robot al frullatore dell'amico di mio fratello.</text:p>
          </table:table-cell>
          <table:table-cell/>
        </table:table-row>
        <table:table-row table:style-name="ro2">
          <table:table-cell office:value-type="string">
            <text:p>SecondCharacter-knowing_second_character-7ddaef77</text:p>
          </table:table-cell>
          <table:table-cell office:value-type="string">
            <text:p>: E ha fatto una fiammata gigante e un pezzo di muro è diventato nero.</text:p>
          </table:table-cell>
          <table:table-cell/>
        </table:table-row>
        <table:table-row table:style-name="ro1">
          <table:table-cell office:value-type="string">
            <text:p>SecondCharacter-knowing_second_character-c4644410</text:p>
          </table:table-cell>
          <table:table-cell office:value-type="string">
            <text:p>: Mio fratello si è spaventato tantissimo.</text:p>
          </table:table-cell>
          <table:table-cell/>
        </table:table-row>
        <table:table-row table:style-name="ro2">
          <table:table-cell office:value-type="string">
            <text:p>SecondCharacter-knowing_second_character-c66235dd</text:p>
          </table:table-cell>
          <table:table-cell office:value-type="string">
            <text:p>: Ma io ero contento perché non sapevo che ci sono dei fili nel muro.</text:p>
          </table:table-cell>
          <table:table-cell/>
        </table:table-row>
        <table:table-row table:style-name="ro1">
          <table:table-cell office:value-type="string">
            <text:p>SecondCharacter-knowing_second_character-46729f6a</text:p>
          </table:table-cell>
          <table:table-cell office:value-type="string">
            <text:p>: E ora so cosa è l'elettricità.</text:p>
          </table:table-cell>
          <table:table-cell/>
        </table:table-row>
        <table:table-row table:style-name="ro1">
          <table:table-cell office:value-type="string">
            <text:p>SecondCharacter-knowing_second_character-0f163d63</text:p>
          </table:table-cell>
          <table:table-cell office:value-type="string">
            <text:p>: Ma qui non c'è.</text:p>
          </table:table-cell>
          <table:table-cell/>
        </table:table-row>
        <table:table-row table:style-name="ro1">
          <table:table-cell office:value-type="string">
            <text:p>SecondCharacter-knowing_second_character-110a4528</text:p>
          </table:table-cell>
          <table:table-cell office:value-type="string">
            <text:p>: Chissà se è la rana che fa accadere le cose.</text:p>
          </table:table-cell>
          <table:table-cell/>
        </table:table-row>
        <table:table-row table:style-name="ro1">
          <table:table-cell office:value-type="string">
            <text:p>SecondCharacter-knowing_second_character-4fc612b2</text:p>
          </table:table-cell>
          <table:table-cell office:value-type="string">
            <text:p>Hai la mente da scienziato, e vuoi verificare tutto.</text:p>
          </table:table-cell>
          <table:table-cell/>
        </table:table-row>
        <table:table-row table:style-name="ro1">
          <table:table-cell office:value-type="string">
            <text:p>SecondCharacter-knowing_second_character-c2b2db29</text:p>
          </table:table-cell>
          <table:table-cell office:value-type="string">
            <text:p>: Lo dice anche mio fratello.</text:p>
          </table:table-cell>
          <table:table-cell/>
        </table:table-row>
        <table:table-row table:style-name="ro1">
          <table:table-cell office:value-type="string">
            <text:p>SecondCharacter-knowing_second_character-9d856284</text:p>
          </table:table-cell>
          <table:table-cell office:value-type="string">
            <text:p>: Per questo mi lascia fare gli esperimenti.</text:p>
          </table:table-cell>
          <table:table-cell/>
        </table:table-row>
        <table:table-row table:style-name="ro1">
          <table:table-cell office:value-type="string">
            <text:p>SecondCharacter-knowing_second_character-8e704003</text:p>
          </table:table-cell>
          <table:table-cell office:value-type="string">
            <text:p>: Ma senza elettricità, dopo l'incidente.</text:p>
          </table:table-cell>
          <table:table-cell/>
        </table:table-row>
        <table:table-row table:style-name="ro1">
          <table:table-cell office:value-type="string">
            <text:p>SecondCharacter-knowing_second_character-53249171</text:p>
          </table:table-cell>
          <table:table-cell office:value-type="string">
            <text:p>: Però posso usare le batterie.</text:p>
          </table:table-cell>
          <table:table-cell/>
        </table:table-row>
        <table:table-row table:style-name="ro1">
          <table:table-cell office:value-type="string">
            <text:p>SecondCharacter-knowing_second_character-2ca7c66d</text:p>
          </table:table-cell>
          <table:table-cell office:value-type="string">
            <text:p>: Voglio fargli un regalo con le cose della serra, sai?</text:p>
          </table:table-cell>
          <table:table-cell/>
        </table:table-row>
        <table:table-row table:style-name="ro1">
          <table:table-cell office:value-type="string">
            <text:p>SecondCharacter-knowing_second_character-50b790db</text:p>
          </table:table-cell>
          <table:table-cell office:value-type="string">
            <text:p>Proviamo con la lampada della biblioteca!</text:p>
          </table:table-cell>
          <table:table-cell/>
        </table:table-row>
        <table:table-row table:style-name="ro1">
          <table:table-cell office:value-type="string">
            <text:p>SecondCharacter-knowing_second_character-8fed8798</text:p>
          </table:table-cell>
          <table:table-cell office:value-type="string">
            <text:p>: Ci possiamo attaccare la stazione.</text:p>
          </table:table-cell>
          <table:table-cell/>
        </table:table-row>
        <table:table-row table:style-name="ro1">
          <table:table-cell office:value-type="string">
            <text:p>SecondCharacter-knowing_second_character-8b583f44</text:p>
          </table:table-cell>
          <table:table-cell office:value-type="string">
            <text:p>: Così le persone sanno come arrivare qui.</text:p>
          </table:table-cell>
          <table:table-cell/>
        </table:table-row>
        <table:table-row table:style-name="ro1">
          <table:table-cell office:value-type="string">
            <text:p>SecondCharacter-knowing_second_character-c69ca9d8</text:p>
          </table:table-cell>
          <table:table-cell office:value-type="string">
            <text:p>: Secondo me tantissime persone si perdono per venire qui.</text:p>
          </table:table-cell>
          <table:table-cell/>
        </table:table-row>
        <table:table-row table:style-name="ro1">
          <table:table-cell office:value-type="string">
            <text:p>SecondCharacter-knowing_second_character-5892db6e</text:p>
          </table:table-cell>
          <table:table-cell office:value-type="string">
            <text:p>: Oppure ci mettiamo un faro!</text:p>
          </table:table-cell>
          <table:table-cell/>
        </table:table-row>
        <table:table-row table:style-name="ro1">
          <table:table-cell office:value-type="string">
            <text:p>SecondCharacter-knowing_second_character-a0d2bed5</text:p>
          </table:table-cell>
          <table:table-cell office:value-type="string">
            <text:p>: Ma ci serve qualcosa di alto.</text:p>
          </table:table-cell>
          <table:table-cell/>
        </table:table-row>
        <table:table-row table:style-name="ro1">
          <table:table-cell office:value-type="string">
            <text:p>SecondCharacter-knowing_second_character-956581a8</text:p>
          </table:table-cell>
          <table:table-cell office:value-type="string">
            <text:p>: Forse se prendo tutti i rami del bosco...</text:p>
          </table:table-cell>
          <table:table-cell/>
        </table:table-row>
        <table:table-row table:style-name="ro1">
          <table:table-cell office:value-type="string">
            <text:p>SecondCharacter-knowing_second_character-efd75bc5</text:p>
          </table:table-cell>
          <table:table-cell office:value-type="string">
            <text:p>Sei tosto perché alla fine fai quello che ti va.</text:p>
          </table:table-cell>
          <table:table-cell/>
        </table:table-row>
        <table:table-row table:style-name="ro1">
          <table:table-cell office:value-type="string">
            <text:p>SecondCharacter-knowing_second_character-24e3228f</text:p>
          </table:table-cell>
          <table:table-cell office:value-type="string">
            <text:p>: Questa cosa agli adulti non piace molto.</text:p>
          </table:table-cell>
          <table:table-cell/>
        </table:table-row>
        <table:table-row table:style-name="ro1">
          <table:table-cell office:value-type="string">
            <text:p>SecondCharacter-knowing_second_character-1ebe5575</text:p>
          </table:table-cell>
          <table:table-cell office:value-type="string">
            <text:p>: Ma se non posso capire le cose, mi rimangono in testa.</text:p>
          </table:table-cell>
          <table:table-cell/>
        </table:table-row>
        <table:table-row table:style-name="ro1">
          <table:table-cell office:value-type="string">
            <text:p>SecondCharacter-knowing_second_character-584bacc9</text:p>
          </table:table-cell>
          <table:table-cell office:value-type="string">
            <text:p>: Mi danno davvero fastidio.</text:p>
          </table:table-cell>
          <table:table-cell/>
        </table:table-row>
        <table:table-row table:style-name="ro2">
          <table:table-cell office:value-type="string">
            <text:p>SecondCharacter-knowing_second_character-280f310d</text:p>
          </table:table-cell>
          <table:table-cell office:value-type="string">
            <text:p>: A volte mi sveglio presto e faccio tutte le cose che non dovrei fare.</text:p>
          </table:table-cell>
          <table:table-cell/>
        </table:table-row>
        <table:table-row table:style-name="ro1">
          <table:table-cell office:value-type="string">
            <text:p>SecondCharacter-knowing_second_character-278c37b3</text:p>
          </table:table-cell>
          <table:table-cell office:value-type="string">
            <text:p>: Come provare gli attrezzi di papà.</text:p>
          </table:table-cell>
          <table:table-cell/>
        </table:table-row>
        <table:table-row table:style-name="ro1">
          <table:table-cell office:value-type="string">
            <text:p>SecondCharacter-knowing_second_character-dfde58c7</text:p>
          </table:table-cell>
          <table:table-cell office:value-type="string">
            <text:p>: O il vecchio respiratore di nonna.</text:p>
          </table:table-cell>
          <table:table-cell/>
        </table:table-row>
        <table:table-row table:style-name="ro1">
          <table:table-cell office:value-type="string">
            <text:p>SecondCharacter-knowing_second_character-b4fd3519</text:p>
          </table:table-cell>
          <table:table-cell office:value-type="string">
            <text:p>: Solo per capire.</text:p>
          </table:table-cell>
          <table:table-cell/>
        </table:table-row>
        <table:table-row table:style-name="ro1">
          <table:table-cell office:value-type="string">
            <text:p>SecondCharacter-knowing_second_character-9e22df3a</text:p>
          </table:table-cell>
          <table:table-cell office:value-type="string">
            <text:p>: Poi li rimetto a posto prima che si svegliano tutti.</text:p>
          </table:table-cell>
          <table:table-cell/>
        </table:table-row>
        <table:table-row table:style-name="ro1">
          <table:table-cell office:value-type="string">
            <text:p>SecondCharacter-knowing_second_character-a8c9793f</text:p>
          </table:table-cell>
          <table:table-cell office:value-type="string">
            <text:p>Promettimi che non mangerai nulla di strano, qui.</text:p>
          </table:table-cell>
          <table:table-cell/>
        </table:table-row>
        <table:table-row table:style-name="ro1">
          <table:table-cell office:value-type="string">
            <text:p>SecondCharacter-knowing_second_character-b7bebc57</text:p>
          </table:table-cell>
          <table:table-cell office:value-type="string">
            <text:p>: Non sei mia mamma.</text:p>
          </table:table-cell>
          <table:table-cell/>
        </table:table-row>
        <table:table-row table:style-name="ro1">
          <table:table-cell office:value-type="string">
            <text:p>SecondCharacter-knowing_second_character-a5d0bcd2</text:p>
          </table:table-cell>
          <table:table-cell office:value-type="string">
            <text:p>: E poi è troppo tardi.</text:p>
          </table:table-cell>
          <table:table-cell/>
        </table:table-row>
        <table:table-row table:style-name="ro1">
          <table:table-cell office:value-type="string">
            <text:p>SecondCharacter-knowing_second_character-aba1893b</text:p>
          </table:table-cell>
          <table:table-cell office:value-type="string">
            <text:p>: Ho assaggiato un po' di cose della serra.</text:p>
          </table:table-cell>
          <table:table-cell/>
        </table:table-row>
        <table:table-row table:style-name="ro1">
          <table:table-cell office:value-type="string">
            <text:p>SecondCharacter-knowing_second_character-b96cad35</text:p>
          </table:table-cell>
          <table:table-cell office:value-type="string">
            <text:p>: Ma hanno tutte un sapore fastidioso.</text:p>
          </table:table-cell>
          <table:table-cell/>
        </table:table-row>
        <table:table-row table:style-name="ro2">
          <table:table-cell office:value-type="string">
            <text:p>SecondCharacter-knowing_second_character-0a632d1b</text:p>
          </table:table-cell>
          <table:table-cell office:value-type="string">
            <text:p>: Però per un attimo una delle piante mi ha fatto vedere le cose con colori strani.</text:p>
          </table:table-cell>
          <table:table-cell/>
        </table:table-row>
        <table:table-row table:style-name="ro1">
          <table:table-cell office:value-type="string">
            <text:p>SecondCharacter-knowing_second_character-3ca69b89</text:p>
          </table:table-cell>
          <table:table-cell office:value-type="string">
            <text:p>: Ma è durato pochissimo e poi avevo solo tanta sete.</text:p>
          </table:table-cell>
          <table:table-cell/>
        </table:table-row>
        <table:table-row table:style-name="ro1">
          <table:table-cell office:value-type="string">
            <text:p>SecondCharacter-knowing_second_character-13283992</text:p>
          </table:table-cell>
          <table:table-cell office:value-type="string">
            <text:p>Tuo fratello ti lascia essere te stesso.</text:p>
          </table:table-cell>
          <table:table-cell/>
        </table:table-row>
        <table:table-row table:style-name="ro1">
          <table:table-cell office:value-type="string">
            <text:p>SecondCharacter-knowing_second_character-b1be29e9</text:p>
          </table:table-cell>
          <table:table-cell office:value-type="string">
            <text:p>: Lui non mi sgrida mai.</text:p>
          </table:table-cell>
          <table:table-cell/>
        </table:table-row>
        <table:table-row table:style-name="ro1">
          <table:table-cell office:value-type="string">
            <text:p>SecondCharacter-knowing_second_character-39646a70</text:p>
          </table:table-cell>
          <table:table-cell office:value-type="string">
            <text:p>: E se si arrabbia con me, mi spiega il perché.</text:p>
          </table:table-cell>
          <table:table-cell/>
        </table:table-row>
        <table:table-row table:style-name="ro1">
          <table:table-cell office:value-type="string">
            <text:p>SecondCharacter-knowing_second_character-b04cc769</text:p>
          </table:table-cell>
          <table:table-cell office:value-type="string">
            <text:p>: E se non sono d'accordo e glielo dico, mi ascolta.</text:p>
          </table:table-cell>
          <table:table-cell/>
        </table:table-row>
        <table:table-row table:style-name="ro1">
          <table:table-cell office:value-type="string">
            <text:p>SecondCharacter-knowing_second_character-d48984b3</text:p>
          </table:table-cell>
          <table:table-cell office:value-type="string">
            <text:p>: Per questo mi piace stare con lui.</text:p>
          </table:table-cell>
          <table:table-cell/>
        </table:table-row>
        <table:table-row table:style-name="ro1">
          <table:table-cell office:value-type="string">
            <text:p>SecondCharacter-knowing_second_character-5dccfb88</text:p>
          </table:table-cell>
          <table:table-cell office:value-type="string">
            <text:p>: Non mi fa sentire stupido.</text:p>
          </table:table-cell>
          <table:table-cell/>
        </table:table-row>
        <table:table-row table:style-name="ro1">
          <table:table-cell office:value-type="string">
            <text:p>SecondCharacter-knowing_second_character-aa4f1ce1</text:p>
          </table:table-cell>
          <table:table-cell office:value-type="string">
            <text:p>: Mi piace la biblioteca.</text:p>
          </table:table-cell>
          <table:table-cell/>
        </table:table-row>
        <table:table-row table:style-name="ro1">
          <table:table-cell office:value-type="string">
            <text:p>SecondCharacter-knowing_second_character-59a4cd96</text:p>
          </table:table-cell>
          <table:table-cell office:value-type="string">
            <text:p>: Mi ricorda la casa della nonna.</text:p>
          </table:table-cell>
          <table:table-cell/>
        </table:table-row>
        <table:table-row table:style-name="ro1">
          <table:table-cell office:value-type="string">
            <text:p>SecondCharacter-knowing_second_character-b539a395</text:p>
          </table:table-cell>
          <table:table-cell office:value-type="string">
            <text:p>: L'altra nonna, quella che sta al mare.</text:p>
          </table:table-cell>
          <table:table-cell/>
        </table:table-row>
        <table:table-row table:style-name="ro2">
          <table:table-cell office:value-type="string">
            <text:p>SecondCharacter-knowing_second_character-c8f1f4df</text:p>
          </table:table-cell>
          <table:table-cell office:value-type="string">
            <text:p>: Ci vado d'estate e mi diverto tantissimo e ci sono tantissimi libri.</text:p>
          </table:table-cell>
          <table:table-cell/>
        </table:table-row>
        <table:table-row table:style-name="ro1">
          <table:table-cell office:value-type="string">
            <text:p>SecondCharacter-knowing_second_character-df0c7b5f</text:p>
          </table:table-cell>
          <table:table-cell office:value-type="string">
            <text:p>: Lei mi prepara tutte le cose buone.</text:p>
          </table:table-cell>
          <table:table-cell/>
        </table:table-row>
        <table:table-row table:style-name="ro1">
          <table:table-cell office:value-type="string">
            <text:p>SecondCharacter-knowing_second_character-45e31c45</text:p>
          </table:table-cell>
          <table:table-cell office:value-type="string">
            <text:p>: E io le insegno tutte le cose più strane sugli animali.</text:p>
          </table:table-cell>
          <table:table-cell/>
        </table:table-row>
        <table:table-row table:style-name="ro1">
          <table:table-cell office:value-type="string">
            <text:p>SecondCharacter-knowing_second_character-e2db4c56</text:p>
          </table:table-cell>
          <table:table-cell office:value-type="string">
            <text:p>: Mamma e papà non vengono mai.</text:p>
          </table:table-cell>
          <table:table-cell/>
        </table:table-row>
        <table:table-row table:style-name="ro1">
          <table:table-cell office:value-type="string">
            <text:p>SecondCharacter-knowing_second_character-763a648c</text:p>
          </table:table-cell>
          <table:table-cell office:value-type="string">
            <text:p>: Ma mio fratello e il suo amico sì.</text:p>
          </table:table-cell>
          <table:table-cell/>
        </table:table-row>
        <table:table-row table:style-name="ro1">
          <table:table-cell office:value-type="string">
            <text:p>SecondCharacter-knowing_second_character-6676a6af</text:p>
          </table:table-cell>
          <table:table-cell office:value-type="string">
            <text:p>: Una volta mi hanno portato a una festa sulla spiaggia.</text:p>
          </table:table-cell>
          <table:table-cell/>
        </table:table-row>
        <table:table-row table:style-name="ro1">
          <table:table-cell office:value-type="string">
            <text:p>SecondCharacter-knowing_second_character-860fe6c5</text:p>
          </table:table-cell>
          <table:table-cell office:value-type="string">
            <text:p>: E mi hanno fatto cantare nel microfono.</text:p>
          </table:table-cell>
          <table:table-cell/>
        </table:table-row>
        <table:table-row table:style-name="ro1">
          <table:table-cell office:value-type="string">
            <text:p>SecondCharacter-knowing_second_character-4803a9a3</text:p>
          </table:table-cell>
          <table:table-cell office:value-type="string">
            <text:p>: E hanno riso tutti quando ho ruttato fortissimo.</text:p>
          </table:table-cell>
          <table:table-cell/>
        </table:table-row>
        <table:table-row table:style-name="ro1">
          <table:table-cell office:value-type="string">
            <text:p>SecondCharacter-knowing_second_character-7a81c7df</text:p>
          </table:table-cell>
          <table:table-cell office:value-type="string">
            <text:p>: Da nonna mi addormento subito.</text:p>
          </table:table-cell>
          <table:table-cell/>
        </table:table-row>
        <table:table-row table:style-name="ro1">
          <table:table-cell office:value-type="string">
            <text:p>SecondCharacter-knowing_second_character-01ef3cfa</text:p>
          </table:table-cell>
          <table:table-cell office:value-type="string">
            <text:p>: Non devo correggere le giornate.</text:p>
          </table:table-cell>
          <table:table-cell/>
        </table:table-row>
        <table:table-row table:style-name="ro2">
          <table:table-cell office:value-type="string">
            <text:p>SecondCharacter-knowing_second_character-75343817</text:p>
          </table:table-cell>
          <table:table-cell office:value-type="string">
            <text:p>: Vedi tu se dovevo iniziare a provare affetto per un bimbo, mannaggia.</text:p>
          </table:table-cell>
          <table:table-cell/>
        </table:table-row>
        <table:table-row table:style-name="ro1">
          <table:table-cell office:value-type="string">
            <text:p>SecondCharacter-knowing_second_character-d96c14bc</text:p>
          </table:table-cell>
          <table:table-cell office:value-type="string">
            <text:p>: Quando finiscono le vacanze però mi sento triste.</text:p>
          </table:table-cell>
          <table:table-cell/>
        </table:table-row>
        <table:table-row table:style-name="ro1">
          <table:table-cell office:value-type="string">
            <text:p>SecondCharacter-knowing_second_character-95e11e7f</text:p>
          </table:table-cell>
          <table:table-cell office:value-type="string">
            <text:p>: E arrabbiato.</text:p>
          </table:table-cell>
          <table:table-cell/>
        </table:table-row>
        <table:table-row table:style-name="ro2">
          <table:table-cell office:value-type="string">
            <text:p>SecondCharacter-knowing_second_character-96df3dd2</text:p>
          </table:table-cell>
          <table:table-cell office:value-type="string">
            <text:p>: Ora che nonna è nella casa dei vecchi, vorrei vivere sempre con l'altra nonna.</text:p>
          </table:table-cell>
          <table:table-cell/>
        </table:table-row>
        <table:table-row table:style-name="ro1">
          <table:table-cell office:value-type="string">
            <text:p>SecondCharacter-knowing_second_character-07b15ac3</text:p>
          </table:table-cell>
          <table:table-cell office:value-type="string">
            <text:p>: Tanto so studiare da solo.</text:p>
          </table:table-cell>
          <table:table-cell/>
        </table:table-row>
        <table:table-row table:style-name="ro1">
          <table:table-cell office:value-type="string">
            <text:p>SecondCharacter-knowing_second_character-8a59f9bf</text:p>
          </table:table-cell>
          <table:table-cell office:value-type="string">
            <text:p>: Magari studio come si curano i pesci.</text:p>
          </table:table-cell>
          <table:table-cell/>
        </table:table-row>
        <table:table-row table:style-name="ro1">
          <table:table-cell office:value-type="string">
            <text:p>SecondCharacter-knowing_second_character-83850c51</text:p>
          </table:table-cell>
          <table:table-cell office:value-type="string">
            <text:p>: Anche se non ci puoi mica giocare con loro.</text:p>
          </table:table-cell>
          <table:table-cell/>
        </table:table-row>
        <table:table-row table:style-name="ro1">
          <table:table-cell office:value-type="string">
            <text:p>SecondCharacter-knowing_second_character-24817fe7</text:p>
          </table:table-cell>
          <table:table-cell office:value-type="string">
            <text:p>I libri ti insegnano tante cose.</text:p>
          </table:table-cell>
          <table:table-cell/>
        </table:table-row>
        <table:table-row table:style-name="ro1">
          <table:table-cell office:value-type="string">
            <text:p>SecondCharacter-knowing_second_character-d6f1f330</text:p>
          </table:table-cell>
          <table:table-cell office:value-type="string">
            <text:p>: Anche guardare le cose.</text:p>
          </table:table-cell>
          <table:table-cell/>
        </table:table-row>
        <table:table-row table:style-name="ro1">
          <table:table-cell office:value-type="string">
            <text:p>SecondCharacter-knowing_second_character-54e764b9</text:p>
          </table:table-cell>
          <table:table-cell office:value-type="string">
            <text:p>: E toccarle.</text:p>
          </table:table-cell>
          <table:table-cell/>
        </table:table-row>
        <table:table-row table:style-name="ro1">
          <table:table-cell office:value-type="string">
            <text:p>SecondCharacter-knowing_second_character-0c98a445</text:p>
          </table:table-cell>
          <table:table-cell office:value-type="string">
            <text:p>: Ho imparato tantissime cose da quando sono qui.</text:p>
          </table:table-cell>
          <table:table-cell/>
        </table:table-row>
        <table:table-row table:style-name="ro1">
          <table:table-cell office:value-type="string">
            <text:p>SecondCharacter-knowing_second_character-877aa0f0</text:p>
          </table:table-cell>
          <table:table-cell office:value-type="string">
            <text:p>: Senza usare un libro.</text:p>
          </table:table-cell>
          <table:table-cell/>
        </table:table-row>
        <table:table-row table:style-name="ro2">
          <table:table-cell office:value-type="string">
            <text:p>SecondCharacter-knowing_second_character-1de36f04</text:p>
          </table:table-cell>
          <table:table-cell office:value-type="string">
            <text:p>: A parte quando ne ho impilati alcuni per raggiungere i vasi alti della serra.</text:p>
          </table:table-cell>
          <table:table-cell/>
        </table:table-row>
        <table:table-row table:style-name="ro1">
          <table:table-cell office:value-type="string">
            <text:p>SecondCharacter-knowing_second_character-00e88444</text:p>
          </table:table-cell>
          <table:table-cell office:value-type="string">
            <text:p>: Non dirlo a {charNameFive}, ti prego!</text:p>
          </table:table-cell>
          <table:table-cell/>
        </table:table-row>
        <table:table-row table:style-name="ro1">
          <table:table-cell office:value-type="string">
            <text:p>SecondCharacter-knowing_second_character-77ac74b3</text:p>
          </table:table-cell>
          <table:table-cell office:value-type="string">
            <text:p>Dobbiamo capire la lingua dei pesci così ci possiamo giocare.</text:p>
          </table:table-cell>
          <table:table-cell/>
        </table:table-row>
        <table:table-row table:style-name="ro1">
          <table:table-cell office:value-type="string">
            <text:p>SecondCharacter-knowing_second_character-c697434a</text:p>
          </table:table-cell>
          <table:table-cell office:value-type="string">
            <text:p>: Magari è come con le pecore che fanno tanti "bee" diversi.</text:p>
          </table:table-cell>
          <table:table-cell/>
        </table:table-row>
        <table:table-row table:style-name="ro1">
          <table:table-cell office:value-type="string">
            <text:p>SecondCharacter-knowing_second_character-33733034</text:p>
          </table:table-cell>
          <table:table-cell office:value-type="string">
            <text:p>: Magari hanno tutti i loro dialetti.</text:p>
          </table:table-cell>
          <table:table-cell/>
        </table:table-row>
        <table:table-row table:style-name="ro1">
          <table:table-cell office:value-type="string">
            <text:p>SecondCharacter-knowing_second_character-5a386184</text:p>
          </table:table-cell>
          <table:table-cell office:value-type="string">
            <text:p>: Per me la sogliola parla come i milanesi.</text:p>
          </table:table-cell>
          <table:table-cell/>
        </table:table-row>
        <table:table-row table:style-name="ro1">
          <table:table-cell office:value-type="string">
            <text:p>SecondCharacter-knowing_second_character-7cb871ae</text:p>
          </table:table-cell>
          <table:table-cell office:value-type="string">
            <text:p>: Ma la carpa ha la faccia da toscana.</text:p>
          </table:table-cell>
          <table:table-cell/>
        </table:table-row>
        <table:table-row table:style-name="ro1">
          <table:table-cell office:value-type="string">
            <text:p>SecondCharacter-knowing_second_character-9be8e2a8</text:p>
          </table:table-cell>
          <table:table-cell office:value-type="string">
            <text:p>: E il pesce spada sicuro che è romano!</text:p>
          </table:table-cell>
          <table:table-cell/>
        </table:table-row>
        <table:table-row table:style-name="ro1">
          <table:table-cell office:value-type="string">
            <text:p>SecondCharacter-knowing_second_character-4998e137</text:p>
          </table:table-cell>
          <table:table-cell office:value-type="string">
            <text:p>: Posso creare un traduttore pescese/umano!</text:p>
          </table:table-cell>
          <table:table-cell/>
        </table:table-row>
        <table:table-row table:style-name="ro10">
          <table:table-cell office:value-type="string">
            <text:p>SecondCharacter-knowing_second_character-5af7aa70</text:p>
          </table:table-cell>
          <table:table-cell office:value-type="string">
            <text:p>Andiamo a ruttare da {charNameFive} e la facciamo arrabbiare?</text:p>
          </table:table-cell>
          <table:table-cell/>
        </table:table-row>
        <table:table-row table:style-name="ro1">
          <table:table-cell office:value-type="string">
            <text:p>SecondCharacter-knowing_second_character-5a4df3d4</text:p>
          </table:table-cell>
          <table:table-cell office:value-type="string">
            <text:p>: Ci sto!</text:p>
          </table:table-cell>
          <table:table-cell/>
        </table:table-row>
        <table:table-row table:style-name="ro2">
          <table:table-cell office:value-type="string">
            <text:p>SecondCharacter-knowing_second_character-f8cc57a6</text:p>
          </table:table-cell>
          <table:table-cell office:value-type="string">
            <text:p>: Però mi serve della roba frizzante sennò non mi vengono bene.</text:p>
          </table:table-cell>
          <table:table-cell/>
        </table:table-row>
        <table:table-row table:style-name="ro2">
          <table:table-cell office:value-type="string">
            <text:p>SecondCharacter-knowing_second_character-f0672b8e</text:p>
          </table:table-cell>
          <table:table-cell office:value-type="string">
            <text:p>: Che poi ora ho capito che {charNameFive} non ce l'ha mica con me.</text:p>
          </table:table-cell>
          <table:table-cell/>
        </table:table-row>
        <table:table-row table:style-name="ro1">
          <table:table-cell office:value-type="string">
            <text:p>SecondCharacter-knowing_second_character-c67641b8</text:p>
          </table:table-cell>
          <table:table-cell office:value-type="string">
            <text:p>: Forse mi inizia anche a piacere.</text:p>
          </table:table-cell>
          <table:table-cell/>
        </table:table-row>
        <table:table-row table:style-name="ro1">
          <table:table-cell office:value-type="string">
            <text:p>SecondCharacter-knowing_second_character-1a636554</text:p>
          </table:table-cell>
          <table:table-cell office:value-type="string">
            <text:p>: Ma sì, un rutto se lo merita.</text:p>
          </table:table-cell>
          <table:table-cell/>
        </table:table-row>
        <table:table-row table:style-name="ro1">
          <table:table-cell office:value-type="string">
            <text:p>SecondCharacter-knowing_second_character-89e5a460</text:p>
          </table:table-cell>
          <table:table-cell office:value-type="string">
            <text:p>Vorresti che venissero anche mamma e papà?</text:p>
          </table:table-cell>
          <table:table-cell/>
        </table:table-row>
        <table:table-row table:style-name="ro1">
          <table:table-cell office:value-type="string">
            <text:p>SecondCharacter-knowing_second_character-5d5de11d</text:p>
          </table:table-cell>
          <table:table-cell office:value-type="string">
            <text:p>: Sono cattivo se dico di no?</text:p>
          </table:table-cell>
          <table:table-cell/>
        </table:table-row>
        <table:table-row table:style-name="ro1">
          <table:table-cell office:value-type="string">
            <text:p>SecondCharacter-knowing_second_character-41fa2c7c</text:p>
          </table:table-cell>
          <table:table-cell office:value-type="string">
            <text:p>: Mi piace un posto dove nessuno litiga.</text:p>
          </table:table-cell>
          <table:table-cell/>
        </table:table-row>
        <table:table-row table:style-name="ro1">
          <table:table-cell office:value-type="string">
            <text:p>SecondCharacter-knowing_second_character-4cc2ff14</text:p>
          </table:table-cell>
          <table:table-cell office:value-type="string">
            <text:p>: O si arrabbia con me.</text:p>
          </table:table-cell>
          <table:table-cell/>
        </table:table-row>
        <table:table-row table:style-name="ro1">
          <table:table-cell office:value-type="string">
            <text:p>SecondCharacter-knowing_second_character-a49d297f</text:p>
          </table:table-cell>
          <table:table-cell office:value-type="string">
            <text:p>: L'altra nonna, quella del mare, non si arrabbia mai con me.</text:p>
          </table:table-cell>
          <table:table-cell/>
        </table:table-row>
        <table:table-row table:style-name="ro1">
          <table:table-cell office:value-type="string">
            <text:p>SecondCharacter-knowing_second_character-5048f785</text:p>
          </table:table-cell>
          <table:table-cell office:value-type="string">
            <text:p>: Nemmeno quando ho versato tutto il caffè sul divano.</text:p>
          </table:table-cell>
          <table:table-cell/>
        </table:table-row>
        <table:table-row table:style-name="ro1">
          <table:table-cell office:value-type="string">
            <text:p>SecondCharacter-knowing_second_character-8d5bdb8a</text:p>
          </table:table-cell>
          <table:table-cell office:value-type="string">
            <text:p>: O quando le ho rubato la grappa.</text:p>
          </table:table-cell>
          <table:table-cell/>
        </table:table-row>
        <table:table-row table:style-name="ro1">
          <table:table-cell office:value-type="string">
            <text:p>SecondCharacter-knowing_second_character-91704cb5</text:p>
          </table:table-cell>
          <table:table-cell office:value-type="string">
            <text:p>: Che brutto essere ubriaco!</text:p>
          </table:table-cell>
          <table:table-cell/>
        </table:table-row>
        <table:table-row table:style-name="ro1">
          <table:table-cell office:value-type="string">
            <text:p>SecondCharacter-knowing_second_character-721b55c3</text:p>
          </table:table-cell>
          <table:table-cell office:value-type="string">
            <text:p>Ti piace insegnare le cose all'altra nonna.</text:p>
          </table:table-cell>
          <table:table-cell/>
        </table:table-row>
        <table:table-row table:style-name="ro1">
          <table:table-cell office:value-type="string">
            <text:p>SecondCharacter-knowing_second_character-7a66e961</text:p>
          </table:table-cell>
          <table:table-cell office:value-type="string">
            <text:p>: Mi aiuta a capirle meglio.</text:p>
          </table:table-cell>
          <table:table-cell/>
        </table:table-row>
        <table:table-row table:style-name="ro2">
          <table:table-cell office:value-type="string">
            <text:p>SecondCharacter-knowing_second_character-f57fb3b2</text:p>
          </table:table-cell>
          <table:table-cell office:value-type="string">
            <text:p>: Tante cose ce le ho solo in testa e stanno assieme tutte contemporaneamente.</text:p>
          </table:table-cell>
          <table:table-cell/>
        </table:table-row>
        <table:table-row table:style-name="ro1">
          <table:table-cell office:value-type="string">
            <text:p>SecondCharacter-knowing_second_character-6547660f</text:p>
          </table:table-cell>
          <table:table-cell office:value-type="string">
            <text:p>: E per me hanno senso.</text:p>
          </table:table-cell>
          <table:table-cell/>
        </table:table-row>
        <table:table-row table:style-name="ro2">
          <table:table-cell office:value-type="string">
            <text:p>SecondCharacter-knowing_second_character-f418eb72</text:p>
          </table:table-cell>
          <table:table-cell office:value-type="string">
            <text:p>: Ma quando dico le cose ad alta voce, allora devo metterle in ordine.</text:p>
          </table:table-cell>
          <table:table-cell/>
        </table:table-row>
        <table:table-row table:style-name="ro1">
          <table:table-cell office:value-type="string">
            <text:p>SecondCharacter-knowing_second_character-894dd870</text:p>
          </table:table-cell>
          <table:table-cell office:value-type="string">
            <text:p>: Ed è difficile.</text:p>
          </table:table-cell>
          <table:table-cell/>
        </table:table-row>
        <table:table-row table:style-name="ro1">
          <table:table-cell office:value-type="string">
            <text:p>SecondCharacter-knowing_second_character-8c6ab440</text:p>
          </table:table-cell>
          <table:table-cell office:value-type="string">
            <text:p>: Anche per questo a volte dico bugie.</text:p>
          </table:table-cell>
          <table:table-cell/>
        </table:table-row>
        <table:table-row table:style-name="ro2">
          <table:table-cell office:value-type="string">
            <text:p>SecondCharacter-knowing_second_character-9fb9fdf9</text:p>
          </table:table-cell>
          <table:table-cell office:value-type="string">
            <text:p>: Perché le parole sono sbagliate, ma il contenuto è quello che so o sento.</text:p>
          </table:table-cell>
          <table:table-cell/>
        </table:table-row>
        <table:table-row table:style-name="ro1">
          <table:table-cell office:value-type="string">
            <text:p>SecondCharacter-knowing_second_character-346841bb</text:p>
          </table:table-cell>
          <table:table-cell office:value-type="string">
            <text:p>: Non so se mi sono spiegato.</text:p>
          </table:table-cell>
          <table:table-cell/>
        </table:table-row>
        <table:table-row table:style-name="ro1">
          <table:table-cell office:value-type="string">
            <text:p>SecondCharacter-knowing_second_character-12be2db2</text:p>
          </table:table-cell>
          <table:table-cell office:value-type="string">
            <text:p>???: Non ci parlo con chi parla con quella là!</text:p>
          </table:table-cell>
          <table:table-cell/>
        </table:table-row>
        <table:table-row table:style-name="ro1">
          <table:table-cell office:value-type="string">
            <text:p>SecondCharacter-knowing_second_character-884eeba1</text:p>
          </table:table-cell>
          <table:table-cell office:value-type="string">
            <text:p>???: Mi ha fatto male!</text:p>
          </table:table-cell>
          <table:table-cell/>
        </table:table-row>
        <table:table-row table:style-name="ro1">
          <table:table-cell office:value-type="string">
            <text:p>SecondCharacter-knowing_second_character-a616069f</text:p>
          </table:table-cell>
          <table:table-cell office:value-type="string">
            <text:p>: {charNameFive} ce l'ha con me!</text:p>
          </table:table-cell>
          <table:table-cell/>
        </table:table-row>
        <table:table-row table:style-name="ro1">
          <table:table-cell office:value-type="string">
            <text:p>SecondCharacter-knowing_second_character-56626476</text:p>
          </table:table-cell>
          <table:table-cell office:value-type="string">
            <text:p>: Fa qualcosa!</text:p>
          </table:table-cell>
          <table:table-cell/>
        </table:table-row>
        <table:table-row table:style-name="ro1">
          <table:table-cell office:value-type="string">
            <text:p>SecondCharacter-knowing_second_character-6812f93c</text:p>
          </table:table-cell>
          <table:table-cell office:value-type="string">
            <text:p>: Non dire altre bugie, {charNameTwo}!</text:p>
          </table:table-cell>
          <table:table-cell/>
        </table:table-row>
        <table:table-row table:style-name="ro1">
          <table:table-cell office:value-type="string">
            <text:p>SecondCharacter-second_story_gift-416dc235</text:p>
          </table:table-cell>
          <table:table-cell office:value-type="string">
            <text:p>&lt;i&gt; Stai per donare qualcosa a {charNameTwo}.&lt;/i&gt;</text:p>
          </table:table-cell>
          <table:table-cell/>
        </table:table-row>
        <table:table-row table:style-name="ro1">
          <table:table-cell office:value-type="string">
            <text:p>SecondCharacter-second_story_gift-fb239e48</text:p>
          </table:table-cell>
          <table:table-cell office:value-type="string">
            <text:p>Scelgo il dono.</text:p>
          </table:table-cell>
          <table:table-cell/>
        </table:table-row>
        <table:table-row table:style-name="ro1">
          <table:table-cell office:value-type="string">
            <text:p>SecondCharacter-second_story_gift-45febbbd</text:p>
          </table:table-cell>
          <table:table-cell office:value-type="string">
            <text:p>&lt;i&gt; Il tuo inventario è vuoto.&lt;/i&gt;</text:p>
          </table:table-cell>
          <table:table-cell/>
        </table:table-row>
        <table:table-row table:style-name="ro1">
          <table:table-cell office:value-type="string">
            <text:p>SecondCharacter-second_story_gift-e4cbc57c</text:p>
          </table:table-cell>
          <table:table-cell office:value-type="string">
            <text:p>&lt;i&gt;Dopo il tuo dono {inkTranslator(secondCharacterInkLevel)}.</text:p>
          </table:table-cell>
          <table:table-cell/>
        </table:table-row>
        <table:table-row table:style-name="ro11">
          <table:table-cell office:value-type="string">
            <text:p>SecondCharacter-second_story_chech_trigger-4a6b1807</text:p>
          </table:table-cell>
          <table:table-cell office:value-type="string">
            <text:p>Info</text:p>
          </table:table-cell>
          <table:table-cell/>
        </table:table-row>
        <table:table-row table:style-name="ro12">
          <table:table-cell office:value-type="string">
            <text:p>SecondCharacter-second_story_chech_trigger-89cab30c</text:p>
          </table:table-cell>
          <table:table-cell office:value-type="string">
            <text:p>Voglio comunque approfondire la storia di questa personaggia.</text:p>
          </table:table-cell>
          <table:table-cell/>
        </table:table-row>
        <table:table-row table:style-name="ro1">
          <table:table-cell office:value-type="string">
            <text:p>SecondCharacter-second_story_chech_trigger-f7b322c6</text:p>
          </table:table-cell>
          <table:table-cell office:value-type="string">
            <text:p>Salto.</text:p>
          </table:table-cell>
          <table:table-cell/>
        </table:table-row>
        <table:table-row table:style-name="ro1">
          <table:table-cell office:value-type="string">
            <text:p>SecondCharacter-main_story_second_character-381eb857</text:p>
          </table:table-cell>
          <table:table-cell office:value-type="string">
            <text:p>: Abbiamo parlato tantissimo.</text:p>
          </table:table-cell>
          <table:table-cell/>
        </table:table-row>
        <table:table-row table:style-name="ro1">
          <table:table-cell office:value-type="string">
            <text:p>SecondCharacter-main_story_second_character-a72eb7ec</text:p>
          </table:table-cell>
          <table:table-cell office:value-type="string">
            <text:p>: Ma davvero TANTISSSSSSIMO!</text:p>
          </table:table-cell>
          <table:table-cell/>
        </table:table-row>
        <table:table-row table:style-name="ro1">
          <table:table-cell office:value-type="string">
            <text:p>SecondCharacter-main_story_second_character-512d29f0</text:p>
          </table:table-cell>
          <table:table-cell office:value-type="string">
            <text:p>: Sai cosa penso di te?</text:p>
          </table:table-cell>
          <table:table-cell/>
        </table:table-row>
        <table:table-row table:style-name="ro2">
          <table:table-cell office:value-type="string">
            <text:p>SecondCharacter-main_story_second_character-560b764c</text:p>
          </table:table-cell>
          <table:table-cell office:value-type="string">
            <text:p>: E questo è il momento per me di levarmi da qui e lasciarvi in pace.</text:p>
          </table:table-cell>
          <table:table-cell/>
        </table:table-row>
        <table:table-row table:style-name="ro1">
          <table:table-cell office:value-type="string">
            <text:p>SecondCharacter-main_story_second_character-3735d8ce</text:p>
          </table:table-cell>
          <table:table-cell office:value-type="string">
            <text:p>: Non sei male, per essere grande.</text:p>
          </table:table-cell>
          <table:table-cell/>
        </table:table-row>
        <table:table-row table:style-name="ro1">
          <table:table-cell office:value-type="string">
            <text:p>SecondCharacter-main_story_second_character-9def078f</text:p>
          </table:table-cell>
          <table:table-cell office:value-type="string">
            <text:p>: Dici sempre le cose allo stesso modo.</text:p>
          </table:table-cell>
          <table:table-cell/>
        </table:table-row>
        <table:table-row table:style-name="ro2">
          <table:table-cell office:value-type="string">
            <text:p>SecondCharacter-main_story_second_character-ad844a43</text:p>
          </table:table-cell>
          <table:table-cell office:value-type="string">
            <text:p>: Come un cane che scodinzola se è felice ma abbaia se arrabbiato.</text:p>
          </table:table-cell>
          <table:table-cell/>
        </table:table-row>
        <table:table-row table:style-name="ro1">
          <table:table-cell office:value-type="string">
            <text:p>SecondCharacter-main_story_second_character-0127a264</text:p>
          </table:table-cell>
          <table:table-cell office:value-type="string">
            <text:p>: E questo mi fa stare al sicuro.</text:p>
          </table:table-cell>
          <table:table-cell/>
        </table:table-row>
        <table:table-row table:style-name="ro1">
          <table:table-cell office:value-type="string">
            <text:p>SecondCharacter-main_story_second_character-dba24fec</text:p>
          </table:table-cell>
          <table:table-cell office:value-type="string">
            <text:p>: C'è una cosa che devo dire a qualcuno, e voglio dirla a te.</text:p>
          </table:table-cell>
          <table:table-cell/>
        </table:table-row>
        <table:table-row table:style-name="ro2">
          <table:table-cell office:value-type="string">
            <text:p>SecondCharacter-main_story_second_character-fa8fedaf</text:p>
          </table:table-cell>
          <table:table-cell office:value-type="string">
            <text:p>&lt;i&gt;{charNameTwo} vede {name} come una persona amica e fidata.&lt;/i&gt;</text:p>
          </table:table-cell>
          <table:table-cell/>
        </table:table-row>
        <table:table-row table:style-name="ro1">
          <table:table-cell office:value-type="string">
            <text:p>SecondCharacter-main_story_second_character-a4e5c635</text:p>
          </table:table-cell>
          <table:table-cell office:value-type="string">
            <text:p>: Un po' mi fido.</text:p>
          </table:table-cell>
          <table:table-cell/>
        </table:table-row>
        <table:table-row table:style-name="ro1">
          <table:table-cell office:value-type="string">
            <text:p>SecondCharacter-main_story_second_character-76ea876c</text:p>
          </table:table-cell>
          <table:table-cell office:value-type="string">
            <text:p>: Secondo me non dici &lt;i&gt;sempre&lt;/i&gt; le cose in modo preciso.</text:p>
          </table:table-cell>
          <table:table-cell/>
        </table:table-row>
        <table:table-row table:style-name="ro1">
          <table:table-cell office:value-type="string">
            <text:p>SecondCharacter-main_story_second_character-78652512</text:p>
          </table:table-cell>
          <table:table-cell office:value-type="string">
            <text:p>: Sembri un po' un gatto.</text:p>
          </table:table-cell>
          <table:table-cell/>
        </table:table-row>
        <table:table-row table:style-name="ro1">
          <table:table-cell office:value-type="string">
            <text:p>SecondCharacter-main_story_second_character-e748ad58</text:p>
          </table:table-cell>
          <table:table-cell office:value-type="string">
            <text:p>: Ma mi fido.</text:p>
          </table:table-cell>
          <table:table-cell/>
        </table:table-row>
        <table:table-row table:style-name="ro1">
          <table:table-cell office:value-type="string">
            <text:p>SecondCharacter-main_story_second_character-abbf0545</text:p>
          </table:table-cell>
          <table:table-cell office:value-type="string">
            <text:p>&lt;i&gt;{charNameTwo} si trova bene con {name}.&lt;/i&gt;</text:p>
          </table:table-cell>
          <table:table-cell/>
        </table:table-row>
        <table:table-row table:style-name="ro1">
          <table:table-cell office:value-type="string">
            <text:p>SecondCharacter-main_story_second_character-9c6219d1</text:p>
          </table:table-cell>
          <table:table-cell office:value-type="string">
            <text:p>: Secondo me mi tratti come un bambino.</text:p>
          </table:table-cell>
          <table:table-cell/>
        </table:table-row>
        <table:table-row table:style-name="ro1">
          <table:table-cell office:value-type="string">
            <text:p>SecondCharacter-main_story_second_character-f23a7d77</text:p>
          </table:table-cell>
          <table:table-cell office:value-type="string">
            <text:p>: Tutte le cose che dici cambiano, sono disordinate.</text:p>
          </table:table-cell>
          <table:table-cell/>
        </table:table-row>
        <table:table-row table:style-name="ro2">
          <table:table-cell office:value-type="string">
            <text:p>SecondCharacter-main_story_second_character-f57cbcff</text:p>
          </table:table-cell>
          <table:table-cell office:value-type="string">
            <text:p>: Come i camaleonti che sono verdi sulle foglie e bianchi sul muro.</text:p>
          </table:table-cell>
          <table:table-cell/>
        </table:table-row>
        <table:table-row table:style-name="ro1">
          <table:table-cell office:value-type="string">
            <text:p>SecondCharacter-main_story_second_character-41b72201</text:p>
          </table:table-cell>
          <table:table-cell office:value-type="string">
            <text:p>: Non mi piace mica come cosa.</text:p>
          </table:table-cell>
          <table:table-cell/>
        </table:table-row>
        <table:table-row table:style-name="ro1">
          <table:table-cell office:value-type="string">
            <text:p>SecondCharacter-main_story_second_character-01349069</text:p>
          </table:table-cell>
          <table:table-cell office:value-type="string">
            <text:p>: C'è una cosa che devo dire a qualcuno.</text:p>
          </table:table-cell>
          <table:table-cell/>
        </table:table-row>
        <table:table-row table:style-name="ro1">
          <table:table-cell office:value-type="string">
            <text:p>SecondCharacter-main_story_second_character-b293876f</text:p>
          </table:table-cell>
          <table:table-cell office:value-type="string">
            <text:p>: E posso dirla solo a te.</text:p>
          </table:table-cell>
          <table:table-cell/>
        </table:table-row>
        <table:table-row table:style-name="ro1">
          <table:table-cell office:value-type="string">
            <text:p>SecondCharacter-main_story_second_character-b36f1e23</text:p>
          </table:table-cell>
          <table:table-cell office:value-type="string">
            <text:p>: Purtroppo.</text:p>
          </table:table-cell>
          <table:table-cell/>
        </table:table-row>
        <table:table-row table:style-name="ro1">
          <table:table-cell office:value-type="string">
            <text:p>SecondCharacter-main_story_second_character-718d7646</text:p>
          </table:table-cell>
          <table:table-cell office:value-type="string">
            <text:p>&lt;i&gt;{charNameTwo} non si è sentito capito da {name}.&lt;/i&gt;</text:p>
          </table:table-cell>
          <table:table-cell/>
        </table:table-row>
        <table:table-row table:style-name="ro2">
          <table:table-cell office:value-type="string">
            <text:p>SecondCharacter-main_story_second_character-e3ff611b</text:p>
          </table:table-cell>
          <table:table-cell office:value-type="string">
            <text:p>: Che non ho capito cosa pensi. Sei come quando guardo nel terrario e non capisco se c'è l'insetto stecco o sono solo rami.</text:p>
          </table:table-cell>
          <table:table-cell/>
        </table:table-row>
        <table:table-row table:style-name="ro2">
          <table:table-cell office:value-type="string">
            <text:p>SecondCharacter-main_story_second_character-c2f45d60</text:p>
          </table:table-cell>
          <table:table-cell office:value-type="string">
            <text:p>&lt;i&gt;{charNameTwo} non riesce a capire che rapporto sta costruendo con {name}.&lt;/i&gt;</text:p>
          </table:table-cell>
          <table:table-cell/>
        </table:table-row>
        <table:table-row table:style-name="ro1">
          <table:table-cell office:value-type="string">
            <text:p>SecondCharacter-main_story_second_character-028c3c35</text:p>
          </table:table-cell>
          <table:table-cell office:value-type="string">
            <text:p>: Da quando nonna è nella casa dei vecchi fa tutto schifo.</text:p>
          </table:table-cell>
          <table:table-cell/>
        </table:table-row>
        <table:table-row table:style-name="ro1">
          <table:table-cell office:value-type="string">
            <text:p>SecondCharacter-main_story_second_character-cb486359</text:p>
          </table:table-cell>
          <table:table-cell office:value-type="string">
            <text:p>: Papà è tornato ma litiga sempre con mamma.</text:p>
          </table:table-cell>
          <table:table-cell/>
        </table:table-row>
        <table:table-row table:style-name="ro1">
          <table:table-cell office:value-type="string">
            <text:p>SecondCharacter-main_story_second_character-a938576e</text:p>
          </table:table-cell>
          <table:table-cell office:value-type="string">
            <text:p>: E quando papà non c'è mamma si arrabbia con me.</text:p>
          </table:table-cell>
          <table:table-cell/>
        </table:table-row>
        <table:table-row table:style-name="ro2">
          <table:table-cell office:value-type="string">
            <text:p>SecondCharacter-main_story_second_character-920e87b7</text:p>
          </table:table-cell>
          <table:table-cell office:value-type="string">
            <text:p>: E l'unica cosa che mi dice è che devo smetterla di piangere e fare il grande.</text:p>
          </table:table-cell>
          <table:table-cell/>
        </table:table-row>
        <table:table-row table:style-name="ro1">
          <table:table-cell office:value-type="string">
            <text:p>SecondCharacter-main_story_second_character-739688f3</text:p>
          </table:table-cell>
          <table:table-cell office:value-type="string">
            <text:p>: Che anche se piango nonna non torna.</text:p>
          </table:table-cell>
          <table:table-cell/>
        </table:table-row>
        <table:table-row table:style-name="ro1">
          <table:table-cell office:value-type="string">
            <text:p>SecondCharacter-main_story_second_character-1f2b6cd3</text:p>
          </table:table-cell>
          <table:table-cell office:value-type="string">
            <text:p>: E a scuola le maestre sono fastidiose.</text:p>
          </table:table-cell>
          <table:table-cell/>
        </table:table-row>
        <table:table-row table:style-name="ro1">
          <table:table-cell office:value-type="string">
            <text:p>SecondCharacter-main_story_second_character-ebd6a347</text:p>
          </table:table-cell>
          <table:table-cell office:value-type="string">
            <text:p>: &lt;b&gt;Stronze&lt;/b&gt;.</text:p>
          </table:table-cell>
          <table:table-cell/>
        </table:table-row>
        <table:table-row table:style-name="ro1">
          <table:table-cell office:value-type="string">
            <text:p>SecondCharacter-main_story_second_character-35e8dab3</text:p>
          </table:table-cell>
          <table:table-cell office:value-type="string">
            <text:p>: Scusa.</text:p>
          </table:table-cell>
          <table:table-cell/>
        </table:table-row>
        <table:table-row table:style-name="ro2">
          <table:table-cell office:value-type="string">
            <text:p>SecondCharacter-main_story_second_character-05989a80</text:p>
          </table:table-cell>
          <table:table-cell office:value-type="string">
            <text:p>: Mio fratello dice che il mondo è un posto orribile e che non si può più aggiustare.</text:p>
          </table:table-cell>
          <table:table-cell/>
        </table:table-row>
        <table:table-row table:style-name="ro1">
          <table:table-cell office:value-type="string">
            <text:p>SecondCharacter-main_story_second_character-1436cc38</text:p>
          </table:table-cell>
          <table:table-cell office:value-type="string">
            <text:p>: Gli animali spariranno tutti ed è colpa nostra.</text:p>
          </table:table-cell>
          <table:table-cell/>
        </table:table-row>
        <table:table-row table:style-name="ro2">
          <table:table-cell office:value-type="string">
            <text:p>SecondCharacter-main_story_second_character-b149600f</text:p>
          </table:table-cell>
          <table:table-cell office:value-type="string">
            <text:p>: Papà dice che devo crescere, non pensare agli animali perché ora sono grande.</text:p>
          </table:table-cell>
          <table:table-cell/>
        </table:table-row>
        <table:table-row table:style-name="ro1">
          <table:table-cell office:value-type="string">
            <text:p>SecondCharacter-main_story_second_character-4e167fc9</text:p>
          </table:table-cell>
          <table:table-cell office:value-type="string">
            <text:p>: Ma i grandi fanno schifo.</text:p>
          </table:table-cell>
          <table:table-cell/>
        </table:table-row>
        <table:table-row table:style-name="ro1">
          <table:table-cell office:value-type="string">
            <text:p>SecondCharacter-main_story_second_character-f655381f</text:p>
          </table:table-cell>
          <table:table-cell office:value-type="string">
            <text:p>: E non voglio fare schifo.</text:p>
          </table:table-cell>
          <table:table-cell/>
        </table:table-row>
        <table:table-row table:style-name="ro1">
          <table:table-cell office:value-type="string">
            <text:p>SecondCharacter-main_story_second_character-61c3f63b</text:p>
          </table:table-cell>
          <table:table-cell office:value-type="string">
            <text:p>: E non voglio diventare grande.</text:p>
          </table:table-cell>
          <table:table-cell/>
        </table:table-row>
        <table:table-row table:style-name="ro1">
          <table:table-cell office:value-type="string">
            <text:p>SecondCharacter-main_story_second_character-d106140b</text:p>
          </table:table-cell>
          <table:table-cell office:value-type="string">
            <text:p>: Per questo sono venuto qui.</text:p>
          </table:table-cell>
          <table:table-cell/>
        </table:table-row>
        <table:table-row table:style-name="ro1">
          <table:table-cell office:value-type="string">
            <text:p>SecondCharacter-main_story_second_character-ecc48602</text:p>
          </table:table-cell>
          <table:table-cell office:value-type="string">
            <text:p>: Per stare con gli animali.</text:p>
          </table:table-cell>
          <table:table-cell/>
        </table:table-row>
        <table:table-row table:style-name="ro1">
          <table:table-cell office:value-type="string">
            <text:p>SecondCharacter-main_story_second_character-04888664</text:p>
          </table:table-cell>
          <table:table-cell office:value-type="string">
            <text:p>: Non è il mio compleanno.</text:p>
          </table:table-cell>
          <table:table-cell/>
        </table:table-row>
        <table:table-row table:style-name="ro1">
          <table:table-cell office:value-type="string">
            <text:p>SecondCharacter-main_story_second_character-1d2d9347</text:p>
          </table:table-cell>
          <table:table-cell office:value-type="string">
            <text:p>: Scusa per la bugia.</text:p>
          </table:table-cell>
          <table:table-cell/>
        </table:table-row>
        <table:table-row table:style-name="ro2">
          <table:table-cell office:value-type="string">
            <text:p>SecondCharacter-main_story_second_character-46f2b324</text:p>
          </table:table-cell>
          <table:table-cell office:value-type="string">
            <text:p>: Ma se non mi invento un motivo per le cose nessuno mi ascolta.</text:p>
          </table:table-cell>
          <table:table-cell/>
        </table:table-row>
        <table:table-row table:style-name="ro1">
          <table:table-cell office:value-type="string">
            <text:p>SecondCharacter-main_story_second_character-a91e9181</text:p>
          </table:table-cell>
          <table:table-cell office:value-type="string">
            <text:p>Forse so come farti vedere le cose in modo diverso.</text:p>
          </table:table-cell>
          <table:table-cell/>
        </table:table-row>
        <table:table-row table:style-name="ro1">
          <table:table-cell office:value-type="string">
            <text:p>SecondCharacter-main_story_second_character-85f152c5</text:p>
          </table:table-cell>
          <table:table-cell office:value-type="string">
            <text:p>Capisco il tuo dolore, ma ho bisogno di riflettere un attimo.</text:p>
          </table:table-cell>
          <table:table-cell/>
        </table:table-row>
        <table:table-row table:style-name="ro13">
          <table:table-cell office:value-type="string">
            <text:p>SecondCharacter-main_story_second_character-9e027fdc</text:p>
          </table:table-cell>
          <table:table-cell office:value-type="string">
            <text:p>&lt;i&gt;A seguito del rapporto che {name} ha creato con {charNameTwo} {secondPurple or secondGreen or secondRed or secondBlue or secondYellow &gt;= (secondStoryQuestCount - 1): l'inchiostro è aumentato di due unità|{secondPurple or secondGreen or secondRed or secondBlue or secondYellow &gt;= (secondStoryQuestCount - 2): l'inchiostro è aumentato di una unità|l'inchiostro non ha subito variazioni}}.&lt;/i&gt;</text:p>
          </table:table-cell>
          <table:table-cell/>
        </table:table-row>
        <table:table-row table:style-name="ro1">
          <table:table-cell office:value-type="string">
            <text:p>SecondCharacter-main_story_second_character-b091ff25</text:p>
          </table:table-cell>
          <table:table-cell office:value-type="string">
            <text:p>Voglio cominciare la riscrittura.</text:p>
          </table:table-cell>
          <table:table-cell/>
        </table:table-row>
        <table:table-row table:style-name="ro1">
          <table:table-cell office:value-type="string">
            <text:p>SecondCharacter-main_story_second_character-a705f407</text:p>
          </table:table-cell>
          <table:table-cell office:value-type="string">
            <text:p>Preferisco prendermi del tempo.</text:p>
          </table:table-cell>
          <table:table-cell/>
        </table:table-row>
        <table:table-row table:style-name="ro1">
          <table:table-cell office:value-type="string">
            <text:p>SecondCharacter-main_story_second_character-af9df77d</text:p>
          </table:table-cell>
          <table:table-cell office:value-type="string">
            <text:p>: Qui le cose si fanno serie, e io me ne vado.</text:p>
          </table:table-cell>
          <table:table-cell/>
        </table:table-row>
        <table:table-row table:style-name="ro1">
          <table:table-cell office:value-type="string">
            <text:p>SecondCharacter-main_story_second_character-6769f8e5</text:p>
          </table:table-cell>
          <table:table-cell office:value-type="string">
            <text:p>: Hai detto che i grandi fanno schifo e che non ti fidi di loro.</text:p>
          </table:table-cell>
          <table:table-cell/>
        </table:table-row>
        <table:table-row table:style-name="ro1">
          <table:table-cell office:value-type="string">
            <text:p>SecondCharacter-main_story_second_character-7deeed98</text:p>
          </table:table-cell>
          <table:table-cell office:value-type="string">
            <text:p>Però tua nonna e tuo fratello spaccano.</text:p>
          </table:table-cell>
          <table:table-cell/>
        </table:table-row>
        <table:table-row table:style-name="ro1">
          <table:table-cell office:value-type="string">
            <text:p>SecondCharacter-main_story_second_character-076f5878</text:p>
          </table:table-cell>
          <table:table-cell office:value-type="string">
            <text:p>: Tua nonna ti ha insegnato a barare!</text:p>
          </table:table-cell>
          <table:table-cell/>
        </table:table-row>
        <table:table-row table:style-name="ro1">
          <table:table-cell office:value-type="string">
            <text:p>SecondCharacter-main_story_second_character-996976f0</text:p>
          </table:table-cell>
          <table:table-cell office:value-type="string">
            <text:p>: Tuo fratello crea cose e ti protegge.</text:p>
          </table:table-cell>
          <table:table-cell/>
        </table:table-row>
        <table:table-row table:style-name="ro1">
          <table:table-cell office:value-type="string">
            <text:p>SecondCharacter-main_story_second_character-39c3a908</text:p>
          </table:table-cell>
          <table:table-cell office:value-type="string">
            <text:p>: Anche loro sono adulti.</text:p>
          </table:table-cell>
          <table:table-cell/>
        </table:table-row>
        <table:table-row table:style-name="ro1">
          <table:table-cell office:value-type="string">
            <text:p>SecondCharacter-main_story_second_character-9c283152</text:p>
          </table:table-cell>
          <table:table-cell office:value-type="string">
            <text:p>I tuoi genitori sono infelici, essere adulti è difficile.</text:p>
          </table:table-cell>
          <table:table-cell/>
        </table:table-row>
        <table:table-row table:style-name="ro1">
          <table:table-cell office:value-type="string">
            <text:p>SecondCharacter-main_story_second_character-96657acc</text:p>
          </table:table-cell>
          <table:table-cell office:value-type="string">
            <text:p>: Tutti i litigi, la fuga di tuo padre.</text:p>
          </table:table-cell>
          <table:table-cell/>
        </table:table-row>
        <table:table-row table:style-name="ro2">
          <table:table-cell office:value-type="string">
            <text:p>SecondCharacter-main_story_second_character-c74b1304</text:p>
          </table:table-cell>
          <table:table-cell office:value-type="string">
            <text:p>: Diventiamo grandi, abbiamo un sacco di doveri, e non sappiamo cosa fare.</text:p>
          </table:table-cell>
          <table:table-cell/>
        </table:table-row>
        <table:table-row table:style-name="ro1">
          <table:table-cell office:value-type="string">
            <text:p>SecondCharacter-main_story_second_character-ca55632a</text:p>
          </table:table-cell>
          <table:table-cell office:value-type="string">
            <text:p>: Per questo i grandi fanno cose brutte.</text:p>
          </table:table-cell>
          <table:table-cell/>
        </table:table-row>
        <table:table-row table:style-name="ro1">
          <table:table-cell office:value-type="string">
            <text:p>SecondCharacter-main_story_second_character-21af7f8b</text:p>
          </table:table-cell>
          <table:table-cell office:value-type="string">
            <text:p>: Ma questo non li rende schifosi.</text:p>
          </table:table-cell>
          <table:table-cell/>
        </table:table-row>
        <table:table-row table:style-name="ro1">
          <table:table-cell office:value-type="string">
            <text:p>SecondCharacter-main_story_second_character-66372388</text:p>
          </table:table-cell>
          <table:table-cell office:value-type="string">
            <text:p>Il problema è che agli adulti non è permesso giocare.</text:p>
          </table:table-cell>
          <table:table-cell/>
        </table:table-row>
        <table:table-row table:style-name="ro1">
          <table:table-cell office:value-type="string">
            <text:p>SecondCharacter-main_story_second_character-d5aeccf0</text:p>
          </table:table-cell>
          <table:table-cell office:value-type="string">
            <text:p>: Tua nonna gioca, bara, e infatti è super.</text:p>
          </table:table-cell>
          <table:table-cell/>
        </table:table-row>
        <table:table-row table:style-name="ro1">
          <table:table-cell office:value-type="string">
            <text:p>SecondCharacter-main_story_second_character-7c243869</text:p>
          </table:table-cell>
          <table:table-cell office:value-type="string">
            <text:p>: I tuoi genitori lavorano e litigano e sono infelici.</text:p>
          </table:table-cell>
          <table:table-cell/>
        </table:table-row>
        <table:table-row table:style-name="ro1">
          <table:table-cell office:value-type="string">
            <text:p>SecondCharacter-main_story_second_character-e2948756</text:p>
          </table:table-cell>
          <table:table-cell office:value-type="string">
            <text:p>: Tu puoi essere un grande che gioca.</text:p>
          </table:table-cell>
          <table:table-cell/>
        </table:table-row>
        <table:table-row table:style-name="ro1">
          <table:table-cell office:value-type="string">
            <text:p>SecondCharacter-main_story_second_character-70d1921e</text:p>
          </table:table-cell>
          <table:table-cell office:value-type="string">
            <text:p>: E che gioca con gli animali per vivere.</text:p>
          </table:table-cell>
          <table:table-cell/>
        </table:table-row>
        <table:table-row table:style-name="ro1">
          <table:table-cell office:value-type="string">
            <text:p>SecondCharacter-main_story_second_character-5cf9a95d</text:p>
          </table:table-cell>
          <table:table-cell office:value-type="string">
            <text:p>: Ed essere felice.</text:p>
          </table:table-cell>
          <table:table-cell/>
        </table:table-row>
        <table:table-row table:style-name="ro1">
          <table:table-cell office:value-type="string">
            <text:p>SecondCharacter-main_story_second_character-2ea6133c</text:p>
          </table:table-cell>
          <table:table-cell office:value-type="string">
            <text:p>Però gli adulti hanno anche scoperto le cose che ti piacciono.</text:p>
          </table:table-cell>
          <table:table-cell/>
        </table:table-row>
        <table:table-row table:style-name="ro1">
          <table:table-cell office:value-type="string">
            <text:p>SecondCharacter-main_story_second_character-3ecedbdd</text:p>
          </table:table-cell>
          <table:table-cell office:value-type="string">
            <text:p>: L'elettricità.</text:p>
          </table:table-cell>
          <table:table-cell/>
        </table:table-row>
        <table:table-row table:style-name="ro1">
          <table:table-cell office:value-type="string">
            <text:p>SecondCharacter-main_story_second_character-6bbdc31a</text:p>
          </table:table-cell>
          <table:table-cell office:value-type="string">
            <text:p>: Gli studi sugli animali.</text:p>
          </table:table-cell>
          <table:table-cell/>
        </table:table-row>
        <table:table-row table:style-name="ro1">
          <table:table-cell office:value-type="string">
            <text:p>SecondCharacter-main_story_second_character-ab6754f3</text:p>
          </table:table-cell>
          <table:table-cell office:value-type="string">
            <text:p>: Le caramelle.</text:p>
          </table:table-cell>
          <table:table-cell/>
        </table:table-row>
        <table:table-row table:style-name="ro1">
          <table:table-cell office:value-type="string">
            <text:p>SecondCharacter-main_story_second_character-1114efda</text:p>
          </table:table-cell>
          <table:table-cell office:value-type="string">
            <text:p>: Le action figures.</text:p>
          </table:table-cell>
          <table:table-cell/>
        </table:table-row>
        <table:table-row table:style-name="ro1">
          <table:table-cell office:value-type="string">
            <text:p>SecondCharacter-main_story_second_character-69bfcc62</text:p>
          </table:table-cell>
          <table:table-cell office:value-type="string">
            <text:p>Hai ragione. Ma tu puoi essere un altro tipo di adulto.</text:p>
          </table:table-cell>
          <table:table-cell/>
        </table:table-row>
        <table:table-row table:style-name="ro1">
          <table:table-cell office:value-type="string">
            <text:p>SecondCharacter-main_story_second_character-04a2971f</text:p>
          </table:table-cell>
          <table:table-cell office:value-type="string">
            <text:p>: Un adulto che sa correggere le giornate.</text:p>
          </table:table-cell>
          <table:table-cell/>
        </table:table-row>
        <table:table-row table:style-name="ro1">
          <table:table-cell office:value-type="string">
            <text:p>SecondCharacter-main_story_second_character-031224a2</text:p>
          </table:table-cell>
          <table:table-cell office:value-type="string">
            <text:p>: Anche per le altre persone.</text:p>
          </table:table-cell>
          <table:table-cell/>
        </table:table-row>
        <table:table-row table:style-name="ro1">
          <table:table-cell office:value-type="string">
            <text:p>SecondCharacter-main_story_second_character-db095f35</text:p>
          </table:table-cell>
          <table:table-cell office:value-type="string">
            <text:p>: Che può tornare a fidarsi delle altre persone.</text:p>
          </table:table-cell>
          <table:table-cell/>
        </table:table-row>
        <table:table-row table:style-name="ro2">
          <table:table-cell office:value-type="string">
            <text:p>SecondCharacter-main_story_second_character-7b40699f</text:p>
          </table:table-cell>
          <table:table-cell office:value-type="string">
            <text:p>: Hai paura che il mondo stia finendo e che spariranno tutti gli animali.</text:p>
          </table:table-cell>
          <table:table-cell/>
        </table:table-row>
        <table:table-row table:style-name="ro2">
          <table:table-cell office:value-type="string">
            <text:p>SecondCharacter-main_story_second_character-8254fbda</text:p>
          </table:table-cell>
          <table:table-cell office:value-type="string">
            <text:p>Non puoi prevedere il futuro. Goditi quello che c'è senza rimpianti.</text:p>
          </table:table-cell>
          <table:table-cell/>
        </table:table-row>
        <table:table-row table:style-name="ro1">
          <table:table-cell office:value-type="string">
            <text:p>SecondCharacter-main_story_second_character-e3a013a5</text:p>
          </table:table-cell>
          <table:table-cell office:value-type="string">
            <text:p>: Se le cose sono incerte, prenditi le certezze.</text:p>
          </table:table-cell>
          <table:table-cell/>
        </table:table-row>
        <table:table-row table:style-name="ro1">
          <table:table-cell office:value-type="string">
            <text:p>SecondCharacter-main_story_second_character-ccba3b51</text:p>
          </table:table-cell>
          <table:table-cell office:value-type="string">
            <text:p>: E la cosa certa è che gli animali ci sono ancora.</text:p>
          </table:table-cell>
          <table:table-cell/>
        </table:table-row>
        <table:table-row table:style-name="ro1">
          <table:table-cell office:value-type="string">
            <text:p>SecondCharacter-main_story_second_character-bd9d7bc1</text:p>
          </table:table-cell>
          <table:table-cell office:value-type="string">
            <text:p>: Che tuo fratello ti vuole bene.</text:p>
          </table:table-cell>
          <table:table-cell/>
        </table:table-row>
        <table:table-row table:style-name="ro1">
          <table:table-cell office:value-type="string">
            <text:p>SecondCharacter-main_story_second_character-5dec46c2</text:p>
          </table:table-cell>
          <table:table-cell office:value-type="string">
            <text:p>: E le caramelle sono buone.</text:p>
          </table:table-cell>
          <table:table-cell/>
        </table:table-row>
        <table:table-row table:style-name="ro1">
          <table:table-cell office:value-type="string">
            <text:p>SecondCharacter-main_story_second_character-7c949b61</text:p>
          </table:table-cell>
          <table:table-cell office:value-type="string">
            <text:p>Sei giovane ma sai già un sacco di cose. Studia e salvali.</text:p>
          </table:table-cell>
          <table:table-cell/>
        </table:table-row>
        <table:table-row table:style-name="ro1">
          <table:table-cell office:value-type="string">
            <text:p>SecondCharacter-main_story_second_character-81435945</text:p>
          </table:table-cell>
          <table:table-cell office:value-type="string">
            <text:p>: Si ha paura solo se non si conosce una cosa.</text:p>
          </table:table-cell>
          <table:table-cell/>
        </table:table-row>
        <table:table-row table:style-name="ro1">
          <table:table-cell office:value-type="string">
            <text:p>SecondCharacter-main_story_second_character-2b40b6ea</text:p>
          </table:table-cell>
          <table:table-cell office:value-type="string">
            <text:p>: Impara a conoscere quello di cui hai paura.</text:p>
          </table:table-cell>
          <table:table-cell/>
        </table:table-row>
        <table:table-row table:style-name="ro1">
          <table:table-cell office:value-type="string">
            <text:p>SecondCharacter-main_story_second_character-1723227c</text:p>
          </table:table-cell>
          <table:table-cell office:value-type="string">
            <text:p>: E a quel punto saprai anche come cambiare le cose.</text:p>
          </table:table-cell>
          <table:table-cell/>
        </table:table-row>
        <table:table-row table:style-name="ro1">
          <table:table-cell office:value-type="string">
            <text:p>SecondCharacter-main_story_second_character-03dd9724</text:p>
          </table:table-cell>
          <table:table-cell office:value-type="string">
            <text:p>E allora lotta. Unisciti ad altri e protesta!</text:p>
          </table:table-cell>
          <table:table-cell/>
        </table:table-row>
        <table:table-row table:style-name="ro1">
          <table:table-cell office:value-type="string">
            <text:p>SecondCharacter-main_story_second_character-697b6f32</text:p>
          </table:table-cell>
          <table:table-cell office:value-type="string">
            <text:p>: Sei abituato a stare in castigo, di cosa hai paura?</text:p>
          </table:table-cell>
          <table:table-cell/>
        </table:table-row>
        <table:table-row table:style-name="ro1">
          <table:table-cell office:value-type="string">
            <text:p>SecondCharacter-main_story_second_character-a3fc412a</text:p>
          </table:table-cell>
          <table:table-cell office:value-type="string">
            <text:p>: A scuola fai quello che vuoi.</text:p>
          </table:table-cell>
          <table:table-cell/>
        </table:table-row>
        <table:table-row table:style-name="ro1">
          <table:table-cell office:value-type="string">
            <text:p>SecondCharacter-main_story_second_character-6dc8a5dc</text:p>
          </table:table-cell>
          <table:table-cell office:value-type="string">
            <text:p>: Fallo anche fuori.</text:p>
          </table:table-cell>
          <table:table-cell/>
        </table:table-row>
        <table:table-row table:style-name="ro1">
          <table:table-cell office:value-type="string">
            <text:p>SecondCharacter-main_story_second_character-98cfc7db</text:p>
          </table:table-cell>
          <table:table-cell office:value-type="string">
            <text:p>: Per salvare il mondo.</text:p>
          </table:table-cell>
          <table:table-cell/>
        </table:table-row>
        <table:table-row table:style-name="ro2">
          <table:table-cell office:value-type="string">
            <text:p>SecondCharacter-main_story_second_character-79580ada</text:p>
          </table:table-cell>
          <table:table-cell office:value-type="string">
            <text:p>Inventa storie, bugie che creino compassione, che cambino le persone.</text:p>
          </table:table-cell>
          <table:table-cell/>
        </table:table-row>
        <table:table-row table:style-name="ro1">
          <table:table-cell office:value-type="string">
            <text:p>SecondCharacter-main_story_second_character-e65f2696</text:p>
          </table:table-cell>
          <table:table-cell office:value-type="string">
            <text:p>: Un po' come la bugia del compleanno.</text:p>
          </table:table-cell>
          <table:table-cell/>
        </table:table-row>
        <table:table-row table:style-name="ro1">
          <table:table-cell office:value-type="string">
            <text:p>SecondCharacter-main_story_second_character-8011af35</text:p>
          </table:table-cell>
          <table:table-cell office:value-type="string">
            <text:p>: Ma per far sì che ogni bosco abbia migliaia di compleanni.</text:p>
          </table:table-cell>
          <table:table-cell/>
        </table:table-row>
        <table:table-row table:style-name="ro1">
          <table:table-cell office:value-type="string">
            <text:p>SecondCharacter-main_story_second_character-898b64af</text:p>
          </table:table-cell>
          <table:table-cell office:value-type="string">
            <text:p>: Usa il tuo dono per convincere le persone a cambiare.</text:p>
          </table:table-cell>
          <table:table-cell/>
        </table:table-row>
        <table:table-row table:style-name="ro1">
          <table:table-cell office:value-type="string">
            <text:p>SecondCharacter-main_story_second_character-48988173</text:p>
          </table:table-cell>
          <table:table-cell office:value-type="string">
            <text:p>La paura blocca, la paura è una scusa comoda.</text:p>
          </table:table-cell>
          <table:table-cell/>
        </table:table-row>
        <table:table-row table:style-name="ro1">
          <table:table-cell office:value-type="string">
            <text:p>SecondCharacter-main_story_second_character-57619ec3</text:p>
          </table:table-cell>
          <table:table-cell office:value-type="string">
            <text:p>: La paura è un rifugio.</text:p>
          </table:table-cell>
          <table:table-cell/>
        </table:table-row>
        <table:table-row table:style-name="ro1">
          <table:table-cell office:value-type="string">
            <text:p>SecondCharacter-main_story_second_character-4bdb3bd4</text:p>
          </table:table-cell>
          <table:table-cell office:value-type="string">
            <text:p>: Se hai paura, non agisci.</text:p>
          </table:table-cell>
          <table:table-cell/>
        </table:table-row>
        <table:table-row table:style-name="ro1">
          <table:table-cell office:value-type="string">
            <text:p>SecondCharacter-main_story_second_character-d3355277</text:p>
          </table:table-cell>
          <table:table-cell office:value-type="string">
            <text:p>: Se agisci non cambi nulla.</text:p>
          </table:table-cell>
          <table:table-cell/>
        </table:table-row>
        <table:table-row table:style-name="ro1">
          <table:table-cell office:value-type="string">
            <text:p>SecondCharacter-main_story_second_character-6d97c9a7</text:p>
          </table:table-cell>
          <table:table-cell office:value-type="string">
            <text:p>: Davvero vuoi restare per sempre bloccato dalla paura?</text:p>
          </table:table-cell>
          <table:table-cell/>
        </table:table-row>
        <table:table-row table:style-name="ro2">
          <table:table-cell office:value-type="string">
            <text:p>SecondCharacter-main_story_second_character-9bc91484</text:p>
          </table:table-cell>
          <table:table-cell office:value-type="string">
            <text:p>: Tuo fratello dice che il mondo è orribile e che non si può più aggiustare.</text:p>
          </table:table-cell>
          <table:table-cell/>
        </table:table-row>
        <table:table-row table:style-name="ro1">
          <table:table-cell office:value-type="string">
            <text:p>SecondCharacter-main_story_second_character-7edbba75</text:p>
          </table:table-cell>
          <table:table-cell office:value-type="string">
            <text:p>Eppure crea arte.</text:p>
          </table:table-cell>
          <table:table-cell/>
        </table:table-row>
        <table:table-row table:style-name="ro1">
          <table:table-cell office:value-type="string">
            <text:p>SecondCharacter-main_story_second_character-b1f3d8af</text:p>
          </table:table-cell>
          <table:table-cell office:value-type="string">
            <text:p>: E l'arte è respiro, futuro, è cambiamento.</text:p>
          </table:table-cell>
          <table:table-cell/>
        </table:table-row>
        <table:table-row table:style-name="ro1">
          <table:table-cell office:value-type="string">
            <text:p>SecondCharacter-main_story_second_character-f356c559</text:p>
          </table:table-cell>
          <table:table-cell office:value-type="string">
            <text:p>: L'arte è credere che le cose possano migliorare.</text:p>
          </table:table-cell>
          <table:table-cell/>
        </table:table-row>
        <table:table-row table:style-name="ro1">
          <table:table-cell office:value-type="string">
            <text:p>SecondCharacter-main_story_second_character-1a1beef1</text:p>
          </table:table-cell>
          <table:table-cell office:value-type="string">
            <text:p>: Definisce un presente, per lanciarci altrove.</text:p>
          </table:table-cell>
          <table:table-cell/>
        </table:table-row>
        <table:table-row table:style-name="ro1">
          <table:table-cell office:value-type="string">
            <text:p>SecondCharacter-main_story_second_character-1c990eb6</text:p>
          </table:table-cell>
          <table:table-cell office:value-type="string">
            <text:p>: E rende il mondo un posto meno orribile.</text:p>
          </table:table-cell>
          <table:table-cell/>
        </table:table-row>
        <table:table-row table:style-name="ro1">
          <table:table-cell office:value-type="string">
            <text:p>SecondCharacter-main_story_second_character-390bbabf</text:p>
          </table:table-cell>
          <table:table-cell office:value-type="string">
            <text:p>Eppure ama il suo ragazzo.</text:p>
          </table:table-cell>
          <table:table-cell/>
        </table:table-row>
        <table:table-row table:style-name="ro1">
          <table:table-cell office:value-type="string">
            <text:p>SecondCharacter-main_story_second_character-143ce6c1</text:p>
          </table:table-cell>
          <table:table-cell office:value-type="string">
            <text:p>: E ama te.</text:p>
          </table:table-cell>
          <table:table-cell/>
        </table:table-row>
        <table:table-row table:style-name="ro1">
          <table:table-cell office:value-type="string">
            <text:p>SecondCharacter-main_story_second_character-d8fab562</text:p>
          </table:table-cell>
          <table:table-cell office:value-type="string">
            <text:p>: E fa in modo che possiate passare tanto tempo assieme.</text:p>
          </table:table-cell>
          <table:table-cell/>
        </table:table-row>
        <table:table-row table:style-name="ro1">
          <table:table-cell office:value-type="string">
            <text:p>SecondCharacter-main_story_second_character-d286f293</text:p>
          </table:table-cell>
          <table:table-cell office:value-type="string">
            <text:p>: Che tu possa avere uno spazio felice.</text:p>
          </table:table-cell>
          <table:table-cell/>
        </table:table-row>
        <table:table-row table:style-name="ro1">
          <table:table-cell office:value-type="string">
            <text:p>SecondCharacter-main_story_second_character-1a0f7dbc</text:p>
          </table:table-cell>
          <table:table-cell office:value-type="string">
            <text:p>: E così rende il mondo un po' meno orribile.</text:p>
          </table:table-cell>
          <table:table-cell/>
        </table:table-row>
        <table:table-row table:style-name="ro1">
          <table:table-cell office:value-type="string">
            <text:p>SecondCharacter-main_story_second_character-e3fbd0bd</text:p>
          </table:table-cell>
          <table:table-cell office:value-type="string">
            <text:p>Eppure lotta contro tuo padre perché tu stia meglio.</text:p>
          </table:table-cell>
          <table:table-cell/>
        </table:table-row>
        <table:table-row table:style-name="ro1">
          <table:table-cell office:value-type="string">
            <text:p>SecondCharacter-main_story_second_character-529e1c67</text:p>
          </table:table-cell>
          <table:table-cell office:value-type="string">
            <text:p>: Si è creato una nuova casa.</text:p>
          </table:table-cell>
          <table:table-cell/>
        </table:table-row>
        <table:table-row table:style-name="ro1">
          <table:table-cell office:value-type="string">
            <text:p>SecondCharacter-main_story_second_character-346dfb02</text:p>
          </table:table-cell>
          <table:table-cell office:value-type="string">
            <text:p>: Non si è fatto mettere i piedi in testa da nessuno.</text:p>
          </table:table-cell>
          <table:table-cell/>
        </table:table-row>
        <table:table-row table:style-name="ro1">
          <table:table-cell office:value-type="string">
            <text:p>SecondCharacter-main_story_second_character-00ada397</text:p>
          </table:table-cell>
          <table:table-cell office:value-type="string">
            <text:p>: E questo lo fai se pensi ci sia un futuro dove andare.</text:p>
          </table:table-cell>
          <table:table-cell/>
        </table:table-row>
        <table:table-row table:style-name="ro1">
          <table:table-cell office:value-type="string">
            <text:p>SecondCharacter-main_story_second_character-94951c3f</text:p>
          </table:table-cell>
          <table:table-cell office:value-type="string">
            <text:p>Eppure gioca con te.</text:p>
          </table:table-cell>
          <table:table-cell/>
        </table:table-row>
        <table:table-row table:style-name="ro1">
          <table:table-cell office:value-type="string">
            <text:p>SecondCharacter-main_story_second_character-e2b6550f</text:p>
          </table:table-cell>
          <table:table-cell office:value-type="string">
            <text:p>: Si diverte, lascia che le cose belle accadano.</text:p>
          </table:table-cell>
          <table:table-cell/>
        </table:table-row>
        <table:table-row table:style-name="ro1">
          <table:table-cell office:value-type="string">
            <text:p>SecondCharacter-main_story_second_character-a517a163</text:p>
          </table:table-cell>
          <table:table-cell office:value-type="string">
            <text:p>: In un mondo orribile, esisterebbe davvero il piacere?</text:p>
          </table:table-cell>
          <table:table-cell/>
        </table:table-row>
        <table:table-row table:style-name="ro1">
          <table:table-cell office:value-type="string">
            <text:p>SecondCharacter-main_story_second_character-6407d132</text:p>
          </table:table-cell>
          <table:table-cell office:value-type="string">
            <text:p>Eppure per lavoro aggiusta le cose.</text:p>
          </table:table-cell>
          <table:table-cell/>
        </table:table-row>
        <table:table-row table:style-name="ro1">
          <table:table-cell office:value-type="string">
            <text:p>SecondCharacter-main_story_second_character-79c521da</text:p>
          </table:table-cell>
          <table:table-cell office:value-type="string">
            <text:p>: Vede le cose rotte e le ripara.</text:p>
          </table:table-cell>
          <table:table-cell/>
        </table:table-row>
        <table:table-row table:style-name="ro1">
          <table:table-cell office:value-type="string">
            <text:p>SecondCharacter-main_story_second_character-c6d6247d</text:p>
          </table:table-cell>
          <table:table-cell office:value-type="string">
            <text:p>: Quindi ci sono cose che si possono aggiustare.</text:p>
          </table:table-cell>
          <table:table-cell/>
        </table:table-row>
        <table:table-row table:style-name="ro1">
          <table:table-cell office:value-type="string">
            <text:p>SecondCharacter-main_story_second_character-cce1d603</text:p>
          </table:table-cell>
          <table:table-cell office:value-type="string">
            <text:p>: Serve solo un meccanico per le cose che lo spaventano.</text:p>
          </table:table-cell>
          <table:table-cell/>
        </table:table-row>
        <table:table-row table:style-name="ro1">
          <table:table-cell office:value-type="string">
            <text:p>SecondCharacter-main_story_second_character-abf8a9d2</text:p>
          </table:table-cell>
          <table:table-cell office:value-type="string">
            <text:p>: {charNameFive} ti ha chiamato {charNameTwo}.</text:p>
          </table:table-cell>
          <table:table-cell/>
        </table:table-row>
        <table:table-row table:style-name="ro1">
          <table:table-cell office:value-type="string">
            <text:p>SecondCharacter-main_story_second_character-7fa168bb</text:p>
          </table:table-cell>
          <table:table-cell office:value-type="string">
            <text:p>Vuoi davvero dargliela vinta?</text:p>
          </table:table-cell>
          <table:table-cell/>
        </table:table-row>
        <table:table-row table:style-name="ro1">
          <table:table-cell office:value-type="string">
            <text:p>SecondCharacter-main_story_second_character-d2da589d</text:p>
          </table:table-cell>
          <table:table-cell office:value-type="string">
            <text:p>: Non ti piace da quando sei arrivato qui.</text:p>
          </table:table-cell>
          <table:table-cell/>
        </table:table-row>
        <table:table-row table:style-name="ro1">
          <table:table-cell office:value-type="string">
            <text:p>SecondCharacter-main_story_second_character-0e164832</text:p>
          </table:table-cell>
          <table:table-cell office:value-type="string">
            <text:p>: Ti ha fatto arrabbiare dal primo momento.</text:p>
          </table:table-cell>
          <table:table-cell/>
        </table:table-row>
        <table:table-row table:style-name="ro1">
          <table:table-cell office:value-type="string">
            <text:p>SecondCharacter-main_story_second_character-228d8a39</text:p>
          </table:table-cell>
          <table:table-cell office:value-type="string">
            <text:p>: Vuoi davvero che sia lei a decidere come ti chiami?</text:p>
          </table:table-cell>
          <table:table-cell/>
        </table:table-row>
        <table:table-row table:style-name="ro1">
          <table:table-cell office:value-type="string">
            <text:p>SecondCharacter-main_story_second_character-6474df20</text:p>
          </table:table-cell>
          <table:table-cell office:value-type="string">
            <text:p>I ricci resistono a tantissimi veleni.</text:p>
          </table:table-cell>
          <table:table-cell/>
        </table:table-row>
        <table:table-row table:style-name="ro2">
          <table:table-cell office:value-type="string">
            <text:p>SecondCharacter-main_story_second_character-61269159</text:p>
          </table:table-cell>
          <table:table-cell office:value-type="string">
            <text:p>: Ogni animale ha la sua dote, il suo modo di superare le paure.</text:p>
          </table:table-cell>
          <table:table-cell/>
        </table:table-row>
        <table:table-row table:style-name="ro1">
          <table:table-cell office:value-type="string">
            <text:p>SecondCharacter-main_story_second_character-3b96fe42</text:p>
          </table:table-cell>
          <table:table-cell office:value-type="string">
            <text:p>: Puoi studiare e diventare un superanimale.</text:p>
          </table:table-cell>
          <table:table-cell/>
        </table:table-row>
        <table:table-row table:style-name="ro1">
          <table:table-cell office:value-type="string">
            <text:p>SecondCharacter-main_story_second_character-ecc7742d</text:p>
          </table:table-cell>
          <table:table-cell office:value-type="string">
            <text:p>: O divertirti a cambiare quando vuoi.</text:p>
          </table:table-cell>
          <table:table-cell/>
        </table:table-row>
        <table:table-row table:style-name="ro1">
          <table:table-cell office:value-type="string">
            <text:p>SecondCharacter-main_story_second_character-3a9f5cb3</text:p>
          </table:table-cell>
          <table:table-cell office:value-type="string">
            <text:p>: E tornare riccio, quando le cose si fanno velenose.</text:p>
          </table:table-cell>
          <table:table-cell/>
        </table:table-row>
        <table:table-row table:style-name="ro1">
          <table:table-cell office:value-type="string">
            <text:p>SecondCharacter-main_story_second_character-2f524bcf</text:p>
          </table:table-cell>
          <table:table-cell office:value-type="string">
            <text:p>A volte ci raggomitoliamo per superare il peggio.</text:p>
          </table:table-cell>
          <table:table-cell/>
        </table:table-row>
        <table:table-row table:style-name="ro1">
          <table:table-cell office:value-type="string">
            <text:p>SecondCharacter-main_story_second_character-e915fa66</text:p>
          </table:table-cell>
          <table:table-cell office:value-type="string">
            <text:p>: Quello che conta è: cosa facciamo, dopo?</text:p>
          </table:table-cell>
          <table:table-cell/>
        </table:table-row>
        <table:table-row table:style-name="ro1">
          <table:table-cell office:value-type="string">
            <text:p>SecondCharacter-main_story_second_character-150b9776</text:p>
          </table:table-cell>
          <table:table-cell office:value-type="string">
            <text:p>: Quando le cose sono superate?</text:p>
          </table:table-cell>
          <table:table-cell/>
        </table:table-row>
        <table:table-row table:style-name="ro1">
          <table:table-cell office:value-type="string">
            <text:p>SecondCharacter-main_story_second_character-068c4ecb</text:p>
          </table:table-cell>
          <table:table-cell office:value-type="string">
            <text:p>: Restiamo ancora nel nostro posto sicuro?</text:p>
          </table:table-cell>
          <table:table-cell/>
        </table:table-row>
        <table:table-row table:style-name="ro2">
          <table:table-cell office:value-type="string">
            <text:p>SecondCharacter-main_story_second_character-6d27f9f9</text:p>
          </table:table-cell>
          <table:table-cell office:value-type="string">
            <text:p>: O decidiamo di guardare le cose da una prospettiva diversa, e cambiarle?</text:p>
          </table:table-cell>
          <table:table-cell/>
        </table:table-row>
        <table:table-row table:style-name="ro2">
          <table:table-cell office:value-type="string">
            <text:p>SecondCharacter-main_story_second_character-8c6ee60e</text:p>
          </table:table-cell>
          <table:table-cell office:value-type="string">
            <text:p>Anche se la schiena ha le spine, la loro pancia è tenera e gentile.</text:p>
          </table:table-cell>
          <table:table-cell/>
        </table:table-row>
        <table:table-row table:style-name="ro1">
          <table:table-cell office:value-type="string">
            <text:p>SecondCharacter-main_story_second_character-5b5bab11</text:p>
          </table:table-cell>
          <table:table-cell office:value-type="string">
            <text:p>: E tu sei stato tenero molte volte da quando sei qui.</text:p>
          </table:table-cell>
          <table:table-cell/>
        </table:table-row>
        <table:table-row table:style-name="ro1">
          <table:table-cell office:value-type="string">
            <text:p>SecondCharacter-main_story_second_character-476031a3</text:p>
          </table:table-cell>
          <table:table-cell office:value-type="string">
            <text:p>: Con me, con la rana.</text:p>
          </table:table-cell>
          <table:table-cell/>
        </table:table-row>
        <table:table-row table:style-name="ro1">
          <table:table-cell office:value-type="string">
            <text:p>SecondCharacter-main_story_second_character-f1947b85</text:p>
          </table:table-cell>
          <table:table-cell office:value-type="string">
            <text:p>: E con le cose che hai raccontato.</text:p>
          </table:table-cell>
          <table:table-cell/>
        </table:table-row>
        <table:table-row table:style-name="ro1">
          <table:table-cell office:value-type="string">
            <text:p>SecondCharacter-main_story_second_character-34458a55</text:p>
          </table:table-cell>
          <table:table-cell office:value-type="string">
            <text:p>: Ti servono ancora quelle spine?</text:p>
          </table:table-cell>
          <table:table-cell/>
        </table:table-row>
        <table:table-row table:style-name="ro2">
          <table:table-cell office:value-type="string">
            <text:p>SecondCharacter-main_story_second_character-06ae5fcc</text:p>
          </table:table-cell>
          <table:table-cell office:value-type="string">
            <text:p>I ricci hanno un olfatto super, possono trovare tutte le caramelle del mondo.</text:p>
          </table:table-cell>
          <table:table-cell/>
        </table:table-row>
        <table:table-row table:style-name="ro1">
          <table:table-cell office:value-type="string">
            <text:p>SecondCharacter-main_story_second_character-687ff3a0</text:p>
          </table:table-cell>
          <table:table-cell office:value-type="string">
            <text:p>: E dopo che hai trovato le caramelle, cambia animale.</text:p>
          </table:table-cell>
          <table:table-cell/>
        </table:table-row>
        <table:table-row table:style-name="ro1">
          <table:table-cell office:value-type="string">
            <text:p>SecondCharacter-main_story_second_character-1d3dab95</text:p>
          </table:table-cell>
          <table:table-cell office:value-type="string">
            <text:p>: Diventa qualcosa che vede fino alla luna, e insegui le stelle.</text:p>
          </table:table-cell>
          <table:table-cell/>
        </table:table-row>
        <table:table-row table:style-name="ro1">
          <table:table-cell office:value-type="string">
            <text:p>SecondCharacter-main_story_second_character-ab675b91</text:p>
          </table:table-cell>
          <table:table-cell office:value-type="string">
            <text:p>: Oppure impara a nuotare fino all'altra parte del mondo.</text:p>
          </table:table-cell>
          <table:table-cell/>
        </table:table-row>
        <table:table-row table:style-name="ro1">
          <table:table-cell office:value-type="string">
            <text:p>SecondCharacter-main_story_second_character-f7b5d3b1</text:p>
          </table:table-cell>
          <table:table-cell office:value-type="string">
            <text:p>: Continua a cambiare.</text:p>
          </table:table-cell>
          <table:table-cell/>
        </table:table-row>
        <table:table-row table:style-name="ro1">
          <table:table-cell office:value-type="string">
            <text:p>SecondCharacter-main_story_second_character-919691bd</text:p>
          </table:table-cell>
          <table:table-cell office:value-type="string">
            <text:p>Per questo ti dico:</text:p>
          </table:table-cell>
          <table:table-cell/>
        </table:table-row>
        <table:table-row table:style-name="ro1">
          <table:table-cell office:value-type="string">
            <text:p>SecondCharacter-main_story_second_character-278f0f95</text:p>
          </table:table-cell>
          <table:table-cell office:value-type="string">
            <text:p>Diventa il più forte, il più coraggioso.</text:p>
          </table:table-cell>
          <table:table-cell/>
        </table:table-row>
        <table:table-row table:style-name="ro1">
          <table:table-cell office:value-type="string">
            <text:p>SecondCharacter-main_story_second_character-fccb6e2c</text:p>
          </table:table-cell>
          <table:table-cell office:value-type="string">
            <text:p>: Sei un testardo, bugiardo, dispettoso.</text:p>
          </table:table-cell>
          <table:table-cell/>
        </table:table-row>
        <table:table-row table:style-name="ro1">
          <table:table-cell office:value-type="string">
            <text:p>SecondCharacter-main_story_second_character-6a2d21ba</text:p>
          </table:table-cell>
          <table:table-cell office:value-type="string">
            <text:p>: Queste cose unite possono renderti indistruttibile.</text:p>
          </table:table-cell>
          <table:table-cell/>
        </table:table-row>
        <table:table-row table:style-name="ro1">
          <table:table-cell office:value-type="string">
            <text:p>SecondCharacter-main_story_second_character-b48d32a1</text:p>
          </table:table-cell>
          <table:table-cell office:value-type="string">
            <text:p>: E di cosa avrà mai paura un ragazzo indistruttibile?</text:p>
          </table:table-cell>
          <table:table-cell/>
        </table:table-row>
        <table:table-row table:style-name="ro2">
          <table:table-cell office:value-type="string">
            <text:p>SecondCharacter-main_story_second_character-0daad19c</text:p>
          </table:table-cell>
          <table:table-cell office:value-type="string">
            <text:p>Tutti abbiamo paura. Condividi questa paura con le altre persone.</text:p>
          </table:table-cell>
          <table:table-cell/>
        </table:table-row>
        <table:table-row table:style-name="ro1">
          <table:table-cell office:value-type="string">
            <text:p>SecondCharacter-main_story_second_character-19b6c007</text:p>
          </table:table-cell>
          <table:table-cell office:value-type="string">
            <text:p>: Falle sentire meno sole.</text:p>
          </table:table-cell>
          <table:table-cell/>
        </table:table-row>
        <table:table-row table:style-name="ro1">
          <table:table-cell office:value-type="string">
            <text:p>SecondCharacter-main_story_second_character-d82fe83c</text:p>
          </table:table-cell>
          <table:table-cell office:value-type="string">
            <text:p>: Meno sbagliate.</text:p>
          </table:table-cell>
          <table:table-cell/>
        </table:table-row>
        <table:table-row table:style-name="ro1">
          <table:table-cell office:value-type="string">
            <text:p>SecondCharacter-main_story_second_character-6f7e15f5</text:p>
          </table:table-cell>
          <table:table-cell office:value-type="string">
            <text:p>: A quel punto saranno pronte a fare il passo.</text:p>
          </table:table-cell>
          <table:table-cell/>
        </table:table-row>
        <table:table-row table:style-name="ro1">
          <table:table-cell office:value-type="string">
            <text:p>SecondCharacter-main_story_second_character-d580bc5d</text:p>
          </table:table-cell>
          <table:table-cell office:value-type="string">
            <text:p>: A cambiare le cose a loro volta.</text:p>
          </table:table-cell>
          <table:table-cell/>
        </table:table-row>
        <table:table-row table:style-name="ro1">
          <table:table-cell office:value-type="string">
            <text:p>SecondCharacter-main_story_second_character-b27cd9f6</text:p>
          </table:table-cell>
          <table:table-cell office:value-type="string">
            <text:p>: Assieme.</text:p>
          </table:table-cell>
          <table:table-cell/>
        </table:table-row>
        <table:table-row table:style-name="ro1">
          <table:table-cell office:value-type="string">
            <text:p>SecondCharacter-main_story_second_character-9d65f5c1</text:p>
          </table:table-cell>
          <table:table-cell office:value-type="string">
            <text:p>L'opposto della paura è la curiosità.</text:p>
          </table:table-cell>
          <table:table-cell/>
        </table:table-row>
        <table:table-row table:style-name="ro1">
          <table:table-cell office:value-type="string">
            <text:p>SecondCharacter-main_story_second_character-3ae1f43d</text:p>
          </table:table-cell>
          <table:table-cell office:value-type="string">
            <text:p>: E tu sei il ritratto della curiosità.</text:p>
          </table:table-cell>
          <table:table-cell/>
        </table:table-row>
        <table:table-row table:style-name="ro2">
          <table:table-cell office:value-type="string">
            <text:p>SecondCharacter-main_story_second_character-0ec6addd</text:p>
          </table:table-cell>
          <table:table-cell office:value-type="string">
            <text:p>: Guarda le cose che arriveranno chiedendoti "Chissà se..." o "E se invece..." o "Perché accade questo?".</text:p>
          </table:table-cell>
          <table:table-cell/>
        </table:table-row>
        <table:table-row table:style-name="ro2">
          <table:table-cell office:value-type="string">
            <text:p>SecondCharacter-main_story_second_character-e082bf4a</text:p>
          </table:table-cell>
          <table:table-cell office:value-type="string">
            <text:p>: E a quel punto ogni paura diventerà solo un problema da risolvere.</text:p>
          </table:table-cell>
          <table:table-cell/>
        </table:table-row>
        <table:table-row table:style-name="ro1">
          <table:table-cell office:value-type="string">
            <text:p>SecondCharacter-main_story_second_character-1dfadd94</text:p>
          </table:table-cell>
          <table:table-cell office:value-type="string">
            <text:p>I tuoi genitori sono spaventati, aiutatevi a vicenda.</text:p>
          </table:table-cell>
          <table:table-cell/>
        </table:table-row>
        <table:table-row table:style-name="ro1">
          <table:table-cell office:value-type="string">
            <text:p>SecondCharacter-main_story_second_character-721de46d</text:p>
          </table:table-cell>
          <table:table-cell office:value-type="string">
            <text:p>: Nessuna persona può cambiare il mondo da sola.</text:p>
          </table:table-cell>
          <table:table-cell/>
        </table:table-row>
        <table:table-row table:style-name="ro2">
          <table:table-cell office:value-type="string">
            <text:p>SecondCharacter-main_story_second_character-995ba74a</text:p>
          </table:table-cell>
          <table:table-cell office:value-type="string">
            <text:p>: Ma possiamo partire dal cambiare le cose che ci circondano, un pezzo alla volta.</text:p>
          </table:table-cell>
          <table:table-cell/>
        </table:table-row>
        <table:table-row table:style-name="ro1">
          <table:table-cell office:value-type="string">
            <text:p>SecondCharacter-main_story_second_character-8f7b3d4b</text:p>
          </table:table-cell>
          <table:table-cell office:value-type="string">
            <text:p>Con la tua intelligenza puoi rendere il mondo migliore.</text:p>
          </table:table-cell>
          <table:table-cell/>
        </table:table-row>
        <table:table-row table:style-name="ro1">
          <table:table-cell office:value-type="string">
            <text:p>SecondCharacter-main_story_second_character-3000b19a</text:p>
          </table:table-cell>
          <table:table-cell office:value-type="string">
            <text:p>: Puoi aiutare gli adulti a essere meno tristi.</text:p>
          </table:table-cell>
          <table:table-cell/>
        </table:table-row>
        <table:table-row table:style-name="ro1">
          <table:table-cell office:value-type="string">
            <text:p>SecondCharacter-main_story_second_character-05e9f5cf</text:p>
          </table:table-cell>
          <table:table-cell office:value-type="string">
            <text:p>: E gli animali a non morire.</text:p>
          </table:table-cell>
          <table:table-cell/>
        </table:table-row>
        <table:table-row table:style-name="ro1">
          <table:table-cell office:value-type="string">
            <text:p>SecondCharacter-main_story_second_character-94f23dd6</text:p>
          </table:table-cell>
          <table:table-cell office:value-type="string">
            <text:p>: E tua nonna a uscire dalla casa dei vecchi.</text:p>
          </table:table-cell>
          <table:table-cell/>
        </table:table-row>
        <table:table-row table:style-name="ro1">
          <table:table-cell office:value-type="string">
            <text:p>SecondCharacter-main_story_second_character-ce9f813d</text:p>
          </table:table-cell>
          <table:table-cell office:value-type="string">
            <text:p>: Sì.</text:p>
          </table:table-cell>
          <table:table-cell/>
        </table:table-row>
        <table:table-row table:style-name="ro1">
          <table:table-cell office:value-type="string">
            <text:p>SecondCharacter-main_story_second_character-3339edc4</text:p>
          </table:table-cell>
          <table:table-cell office:value-type="string">
            <text:p>: No.</text:p>
          </table:table-cell>
          <table:table-cell/>
        </table:table-row>
        <table:table-row table:style-name="ro1">
          <table:table-cell office:value-type="string">
            <text:p>SecondCharacter-main_story_second_character-fe41a368</text:p>
          </table:table-cell>
          <table:table-cell office:value-type="string">
            <text:p>: Boh.</text:p>
          </table:table-cell>
          <table:table-cell/>
        </table:table-row>
        <table:table-row table:style-name="ro1">
          <table:table-cell office:value-type="string">
            <text:p>SecondCharacter-main_story_second_character-b7ab2fe0</text:p>
          </table:table-cell>
          <table:table-cell office:value-type="string">
            <text:p>: {name}.</text:p>
          </table:table-cell>
          <table:table-cell office:value-type="string">
            <text:p>: {name}.</text:p>
          </table:table-cell>
        </table:table-row>
        <table:table-row table:style-name="ro1">
          <table:table-cell office:value-type="string">
            <text:p>SecondCharacter-main_story_second_character-07f041a8</text:p>
          </table:table-cell>
          <table:table-cell office:value-type="string">
            <text:p>: Tu mi dici queste cose e io mi dico che c'è un animale.</text:p>
          </table:table-cell>
          <table:table-cell/>
        </table:table-row>
        <table:table-row table:style-name="ro1">
          <table:table-cell office:value-type="string">
            <text:p>SecondCharacter-main_story_second_character-99e7a5a5</text:p>
          </table:table-cell>
          <table:table-cell office:value-type="string">
            <text:p>: Un animale che mi piace.</text:p>
          </table:table-cell>
          <table:table-cell/>
        </table:table-row>
        <table:table-row table:style-name="ro1">
          <table:table-cell office:value-type="string">
            <text:p>SecondCharacter-main_story_second_character-3822c1c2</text:p>
          </table:table-cell>
          <table:table-cell office:value-type="string">
            <text:p>: Un animale che un po' è me.</text:p>
          </table:table-cell>
          <table:table-cell/>
        </table:table-row>
        <table:table-row table:style-name="ro1">
          <table:table-cell office:value-type="string">
            <text:p>SecondCharacter-main_story_second_character-0545608d</text:p>
          </table:table-cell>
          <table:table-cell office:value-type="string">
            <text:p>: E lo voglio come mio nuovo nome.</text:p>
          </table:table-cell>
          <table:table-cell/>
        </table:table-row>
        <table:table-row table:style-name="ro1">
          <table:table-cell office:value-type="string">
            <text:p>SecondCharacter-main_story_second_character-890f3c4b</text:p>
          </table:table-cell>
          <table:table-cell office:value-type="string">
            <text:p>: Quell'animale è il &lt;b&gt;Riccio&lt;/b&gt;.</text:p>
          </table:table-cell>
          <table:table-cell/>
        </table:table-row>
        <table:table-row table:style-name="ro1">
          <table:table-cell office:value-type="string">
            <text:p>SecondCharacter-main_story_second_character-cc234d9b</text:p>
          </table:table-cell>
          <table:table-cell office:value-type="string">
            <text:p>: Perché l'unico modo per sopravvivere è difendersi da tutto.</text:p>
          </table:table-cell>
          <table:table-cell/>
        </table:table-row>
        <table:table-row table:style-name="ro1">
          <table:table-cell office:value-type="string">
            <text:p>SecondCharacter-main_story_second_character-37b70779</text:p>
          </table:table-cell>
          <table:table-cell office:value-type="string">
            <text:p>: Il mio vero nome è &lt;b&gt;Grizzly&lt;/b&gt;.</text:p>
          </table:table-cell>
          <table:table-cell/>
        </table:table-row>
        <table:table-row table:style-name="ro2">
          <table:table-cell office:value-type="string">
            <text:p>SecondCharacter-main_story_second_character-bd09969d</text:p>
          </table:table-cell>
          <table:table-cell office:value-type="string">
            <text:p>: Combatterò la mia paura e diventerò il più forte di tutti, imbattibile!</text:p>
          </table:table-cell>
          <table:table-cell/>
        </table:table-row>
        <table:table-row table:style-name="ro1">
          <table:table-cell office:value-type="string">
            <text:p>SecondCharacter-main_story_second_character-4a3c0c8f</text:p>
          </table:table-cell>
          <table:table-cell office:value-type="string">
            <text:p>: Mi chiamerò &lt;b&gt;Lupo&lt;/b&gt;.</text:p>
          </table:table-cell>
          <table:table-cell/>
        </table:table-row>
        <table:table-row table:style-name="ro1">
          <table:table-cell office:value-type="string">
            <text:p>SecondCharacter-main_story_second_character-c64800d4</text:p>
          </table:table-cell>
          <table:table-cell office:value-type="string">
            <text:p>: E proteggerò il mio branco.</text:p>
          </table:table-cell>
          <table:table-cell/>
        </table:table-row>
        <table:table-row table:style-name="ro1">
          <table:table-cell office:value-type="string">
            <text:p>SecondCharacter-main_story_second_character-5de165f7</text:p>
          </table:table-cell>
          <table:table-cell office:value-type="string">
            <text:p>: Mamma, papà, nonna e mio fratello.</text:p>
          </table:table-cell>
          <table:table-cell/>
        </table:table-row>
        <table:table-row table:style-name="ro1">
          <table:table-cell office:value-type="string">
            <text:p>SecondCharacter-main_story_second_character-9baf8815</text:p>
          </table:table-cell>
          <table:table-cell office:value-type="string">
            <text:p>: Nessuna delle persone a cui voglio bene deve più stare male.</text:p>
          </table:table-cell>
          <table:table-cell/>
        </table:table-row>
        <table:table-row table:style-name="ro1">
          <table:table-cell office:value-type="string">
            <text:p>SecondCharacter-main_story_second_character-406785f1</text:p>
          </table:table-cell>
          <table:table-cell office:value-type="string">
            <text:p>: E il mio nome è &lt;b&gt;Delfino&lt;/b&gt;.</text:p>
          </table:table-cell>
          <table:table-cell/>
        </table:table-row>
        <table:table-row table:style-name="ro1">
          <table:table-cell office:value-type="string">
            <text:p>SecondCharacter-main_story_second_character-e1dd4fed</text:p>
          </table:table-cell>
          <table:table-cell office:value-type="string">
            <text:p>: Se lo guardi bene tutto è un gioco.</text:p>
          </table:table-cell>
          <table:table-cell/>
        </table:table-row>
        <table:table-row table:style-name="ro2">
          <table:table-cell office:value-type="string">
            <text:p>SecondCharacter-main_story_second_character-ec33d394</text:p>
          </table:table-cell>
          <table:table-cell office:value-type="string">
            <text:p>: La mia fantasia e le mie bugie aiuteranno le altre persone ad avere meno paura.</text:p>
          </table:table-cell>
          <table:table-cell/>
        </table:table-row>
        <table:table-row table:style-name="ro1">
          <table:table-cell office:value-type="string">
            <text:p>SecondCharacter-main_story_second_character-69dddec9</text:p>
          </table:table-cell>
          <table:table-cell office:value-type="string">
            <text:p>: Mi chiamerò &lt;b&gt;Capibara&lt;/b&gt;.</text:p>
          </table:table-cell>
          <table:table-cell/>
        </table:table-row>
        <table:table-row table:style-name="ro1">
          <table:table-cell office:value-type="string">
            <text:p>SecondCharacter-main_story_second_character-c4262c9a</text:p>
          </table:table-cell>
          <table:table-cell office:value-type="string">
            <text:p>: E imparerò ad avere tantissimi amici.</text:p>
          </table:table-cell>
          <table:table-cell/>
        </table:table-row>
        <table:table-row table:style-name="ro1">
          <table:table-cell office:value-type="string">
            <text:p>SecondCharacter-main_story_second_character-26efb1b3</text:p>
          </table:table-cell>
          <table:table-cell office:value-type="string">
            <text:p>: Ci sentiremo meno soli!</text:p>
          </table:table-cell>
          <table:table-cell/>
        </table:table-row>
        <table:table-row table:style-name="ro1">
          <table:table-cell office:value-type="string">
            <text:p>SecondCharacter-main_story_second_character-3fb34617</text:p>
          </table:table-cell>
          <table:table-cell office:value-type="string">
            <text:p>: E così avremo meno paura.</text:p>
          </table:table-cell>
          <table:table-cell/>
        </table:table-row>
        <table:table-row table:style-name="ro1">
          <table:table-cell office:value-type="string">
            <text:p>SecondCharacter-main_story_second_character-7546927e</text:p>
          </table:table-cell>
          <table:table-cell office:value-type="string">
            <text:p>: Io sono &lt;b&gt;Corvo&lt;/b&gt;.</text:p>
          </table:table-cell>
          <table:table-cell/>
        </table:table-row>
        <table:table-row table:style-name="ro1">
          <table:table-cell office:value-type="string">
            <text:p>SecondCharacter-main_story_second_character-b4f28e08</text:p>
          </table:table-cell>
          <table:table-cell office:value-type="string">
            <text:p>: Sono sveglio e posso capire ciò che mi circonda!</text:p>
          </table:table-cell>
          <table:table-cell/>
        </table:table-row>
        <table:table-row table:style-name="ro1">
          <table:table-cell office:value-type="string">
            <text:p>SecondCharacter-main_story_second_character-ea26ef74</text:p>
          </table:table-cell>
          <table:table-cell office:value-type="string">
            <text:p>: E posso cambiare le cose che mi fanno paura.</text:p>
          </table:table-cell>
          <table:table-cell/>
        </table:table-row>
        <table:table-row table:style-name="ro1">
          <table:table-cell office:value-type="string">
            <text:p>SecondCharacter-main_story_second_character-b33c29ac</text:p>
          </table:table-cell>
          <table:table-cell office:value-type="string">
            <text:p>: Aiutare gli altri.</text:p>
          </table:table-cell>
          <table:table-cell/>
        </table:table-row>
        <table:table-row table:style-name="ro1">
          <table:table-cell office:value-type="string">
            <text:p>SecondCharacter-main_story_second_character-3ced88c8</text:p>
          </table:table-cell>
          <table:table-cell office:value-type="string">
            <text:p>: Voglio dirti una cosa {name}.</text:p>
          </table:table-cell>
          <table:table-cell/>
        </table:table-row>
        <table:table-row table:style-name="ro1">
          <table:table-cell office:value-type="string">
            <text:p>SecondCharacter-main_story_second_character-141ae1f0</text:p>
          </table:table-cell>
          <table:table-cell office:value-type="string">
            <text:p>: Su {charNameFive}.</text:p>
          </table:table-cell>
          <table:table-cell/>
        </table:table-row>
        <table:table-row table:style-name="ro1">
          <table:table-cell office:value-type="string">
            <text:p>SecondCharacter-main_story_second_character-15d74d7d</text:p>
          </table:table-cell>
          <table:table-cell office:value-type="string">
            <text:p>: A me non mi sembra mica felice.</text:p>
          </table:table-cell>
          <table:table-cell/>
        </table:table-row>
        <table:table-row table:style-name="ro2">
          <table:table-cell office:value-type="string">
            <text:p>SecondCharacter-main_story_second_character-02557c52</text:p>
          </table:table-cell>
          <table:table-cell office:value-type="string">
            <text:p>: Mi ricorda mamma quando gira per casa dando consigli e dicendo cose e sorridendo.</text:p>
          </table:table-cell>
          <table:table-cell/>
        </table:table-row>
        <table:table-row table:style-name="ro1">
          <table:table-cell office:value-type="string">
            <text:p>SecondCharacter-main_story_second_character-f482fb41</text:p>
          </table:table-cell>
          <table:table-cell office:value-type="string">
            <text:p>: E poi si rinchiude in camera e resta in silenzio per ore.</text:p>
          </table:table-cell>
          <table:table-cell/>
        </table:table-row>
        <table:table-row table:style-name="ro1">
          <table:table-cell office:value-type="string">
            <text:p>SecondCharacter-main_story_second_character-861b48e1</text:p>
          </table:table-cell>
          <table:table-cell office:value-type="string">
            <text:p>: Per me non sta mica bene.</text:p>
          </table:table-cell>
          <table:table-cell/>
        </table:table-row>
        <table:table-row table:style-name="ro1">
          <table:table-cell office:value-type="string">
            <text:p>SecondCharacter-main_story_second_character-8cd6d9b5</text:p>
          </table:table-cell>
          <table:table-cell office:value-type="string">
            <text:p>: Voglio stare ancora un po' qui prima di prendere il treno.</text:p>
          </table:table-cell>
          <table:table-cell/>
        </table:table-row>
        <table:table-row table:style-name="ro1">
          <table:table-cell office:value-type="string">
            <text:p>SecondCharacter-main_story_second_character-2cbf8d52</text:p>
          </table:table-cell>
          <table:table-cell office:value-type="string">
            <text:p>: Mi mancherà la rana!</text:p>
          </table:table-cell>
          <table:table-cell/>
        </table:table-row>
        <table:table-row table:style-name="ro14">
          <table:table-cell office:value-type="string">
            <text:p>SecondCharacter-second_char_story_ended-cd70bca7</text:p>
          </table:table-cell>
          <table:table-cell office:value-type="string">
            <text:p>: {~ Stavo pensando che se divento grande posso andare via di casa.|Magari da grande posso anche portare nonna via dalla casa dei vecchi.|Quando torno a casa chiedo a mio fratello se mi prende un cane.|Mi piace l'idea di tornare a casa ora, ma non di non potere mica tornare qui.|Se vieni a trovarmi ti faccio vedere tutte le statue di mio fratello.|Sarà difficile spiegare questa cosa a papà.}</text:p>
          </table:table-cell>
          <table:table-cell/>
        </table:table-row>
        <table:table-row table:style-name="ro1">
          <table:table-cell office:value-type="string">
            <text:p>SecondCharacter-second_char_story_ended-0043f645</text:p>
          </table:table-cell>
          <table:table-cell office:value-type="string">
            <text:p>: {name}, mi sa che torno a casa.</text:p>
          </table:table-cell>
          <table:table-cell/>
        </table:table-row>
        <table:table-row table:style-name="ro1">
          <table:table-cell office:value-type="string">
            <text:p>SecondCharacter-second_char_story_ended-066f57e5</text:p>
          </table:table-cell>
          <table:table-cell office:value-type="string">
            <text:p>: Sì no boh.</text:p>
          </table:table-cell>
          <table:table-cell/>
        </table:table-row>
        <table:table-row table:style-name="ro1">
          <table:table-cell office:value-type="string">
            <text:p>SecondCharacter-second_char_story_ended-8c7b8d33</text:p>
          </table:table-cell>
          <table:table-cell office:value-type="string">
            <text:p>: Sai che mi è piaciuta alla fine tutta questa cosa?</text:p>
          </table:table-cell>
          <table:table-cell/>
        </table:table-row>
        <table:table-row table:style-name="ro1">
          <table:table-cell office:value-type="string">
            <text:p>SecondCharacter-second_char_story_ended-566a0672</text:p>
          </table:table-cell>
          <table:table-cell office:value-type="string">
            <text:p>: Mi hai regalato il migliore compleanno del mondo.</text:p>
          </table:table-cell>
          <table:table-cell/>
        </table:table-row>
        <table:table-row table:style-name="ro1">
          <table:table-cell office:value-type="string">
            <text:p>SecondCharacter-second_char_story_ended-7ff0e2ba</text:p>
          </table:table-cell>
          <table:table-cell office:value-type="string">
            <text:p>: Anche se non era mica davvero il mio compleanno.</text:p>
          </table:table-cell>
          <table:table-cell/>
        </table:table-row>
        <table:table-row table:style-name="ro1">
          <table:table-cell office:value-type="string">
            <text:p>SecondCharacter-second_char_story_ended-c5d4bb8a</text:p>
          </table:table-cell>
          <table:table-cell office:value-type="string">
            <text:p>: Vieni a trovarmi una volta.</text:p>
          </table:table-cell>
          <table:table-cell/>
        </table:table-row>
        <table:table-row table:style-name="ro1">
          <table:table-cell office:value-type="string">
            <text:p>SecondCharacter-second_char_story_ended-2c977b2a</text:p>
          </table:table-cell>
          <table:table-cell office:value-type="string">
            <text:p>: Mi mancherai.</text:p>
          </table:table-cell>
          <table:table-cell/>
        </table:table-row>
        <table:table-row table:style-name="ro1">
          <table:table-cell office:value-type="string">
            <text:p>SecondCharacter-second_char_story_ended-e68404b4</text:p>
          </table:table-cell>
          <table:table-cell office:value-type="string">
            <text:p>: Spero papà non sarà arrabbiato.</text:p>
          </table:table-cell>
          <table:table-cell/>
        </table:table-row>
        <table:table-row table:style-name="ro15">
          <table:table-cell office:value-type="string">
            <text:p>SecondCharacter-second_character_opinions-1f4fa010</text:p>
          </table:table-cell>
          <table:table-cell office:value-type="string">
            <text:p>: {~ Nonna dice che non si scappa dalla periferia. Che papà ce l'ha dentro e se l'è portata anche quando siamo andati a vivere in centro.|Non mi piacciono i cartoni per quelli della mia età. Dicono tutte cose che so già.|Se ci pensi bene dire una bugia o scrivere una storia sono la stessa cosa.|Ogni persona ha un animale dentro secondo me. Prendi{charNameFive}: sembra un gufo. Anzi anzi: un avvoltoio! No, dai. Un fagiano, quelli femmina, tutti grigi grigi.|Mio fratello dice che devo fidarmi di più degli adulti, ma secondo me lo dice perché è adulto.|Per me il veterinario è come il druido dei videogiochi, solo non deve tirare dei dadi per salvare gli animali.|Un po' mi piacerebbe dormire e basta, senza pensieri.|Forse non mi dispiace mica che sei qui.|Se vado via di qui vorrei tanto portare la rana con me.}</text:p>
          </table:table-cell>
          <table:table-cell/>
        </table:table-row>
        <table:table-row table:style-name="ro1">
          <table:table-cell office:value-type="string">
            <text:p>ThirdCharacter-third_character-6147368d</text:p>
          </table:table-cell>
          <table:table-cell office:value-type="string">
            <text:p>ThirdCharacter</text:p>
          </table:table-cell>
          <table:table-cell office:value-type="string">
            <text:p>ThirdCharacter</text:p>
          </table:table-cell>
        </table:table-row>
        <table:table-row table:style-name="ro2">
          <table:table-cell office:value-type="string">
            <text:p>ThirdCharacter-talk_with_third_character-5c74e630</text:p>
          </table:table-cell>
          <table:table-cell office:value-type="string">
            <text:p>: {~ Ho bisogno di tempo per me.|Ti spiace tornare tra un po'?|Credo di aver bisogno di silenzio, torna più tardi.}</text:p>
          </table:table-cell>
          <table:table-cell office:value-type="string">
            <text:p>: {~ Ho bisogno di tempo per me.|Ti spiace tornare tra un po'?|Credo di aver bisogno di silenzio, torna più tardi.}</text:p>
          </table:table-cell>
        </table:table-row>
        <table:table-row table:style-name="ro4">
          <table:table-cell office:value-type="string">
            <text:p>ThirdCharacter-talk_with_third_character-7a8e1bca</text:p>
          </table:table-cell>
          <table:table-cell office:value-type="string">
            <text:p>: {~ Ero sicura di aver visto una farfalla.|Non male questo posto, anche se casa mi manca.|Non son sicura di star capendo tutto di questo luogo.}</text:p>
          </table:table-cell>
          <table:table-cell office:value-type="string">
            <text:p>: {~ Ero sicura di aver visto una farfalla.|Non male questo posto, anche se casa mi manca.|Non son sicura di star capendo tutto di questo luogo.}</text:p>
          </table:table-cell>
        </table:table-row>
        <table:table-row table:style-name="ro1">
          <table:table-cell office:value-type="string">
            <text:p>ThirdCharacter-talk_with_third_character-371d26f2</text:p>
          </table:table-cell>
          <table:table-cell office:value-type="string">
            <text:p>Ti va di raccontarmi qualcosa di te?</text:p>
          </table:table-cell>
          <table:table-cell office:value-type="string">
            <text:p>Ti va di raccontarmi qualcosa di te?</text:p>
          </table:table-cell>
        </table:table-row>
        <table:table-row table:style-name="ro1">
          <table:table-cell office:value-type="string">
            <text:p>ThirdCharacter-talk_with_third_character-6b2a305a</text:p>
          </table:table-cell>
          <table:table-cell office:value-type="string">
            <text:p>Ti vorrei donare questa cosa.</text:p>
          </table:table-cell>
          <table:table-cell office:value-type="string">
            <text:p>Ti vorrei donare questa cosa.</text:p>
          </table:table-cell>
        </table:table-row>
        <table:table-row table:style-name="ro1">
          <table:table-cell office:value-type="string">
            <text:p>ThirdCharacter-talk_with_third_character-a8dce339</text:p>
          </table:table-cell>
          <table:table-cell office:value-type="string">
            <text:p>Ti va di riscrivere la tua storia con me?</text:p>
          </table:table-cell>
          <table:table-cell office:value-type="string">
            <text:p>Ti va di riscrivere la tua storia con me?</text:p>
          </table:table-cell>
        </table:table-row>
        <table:table-row table:style-name="ro1">
          <table:table-cell office:value-type="string">
            <text:p>ThirdCharacter-talk_with_third_character-04b17f94</text:p>
          </table:table-cell>
          <table:table-cell office:value-type="string">
            <text:p>Riprendiamo quella storia?</text:p>
          </table:table-cell>
          <table:table-cell office:value-type="string">
            <text:p>Riprendiamo quella storia?</text:p>
          </table:table-cell>
        </table:table-row>
        <table:table-row table:style-name="ro1">
          <table:table-cell office:value-type="string">
            <text:p>ThirdCharacter-talk_with_third_character-598d0215</text:p>
          </table:table-cell>
          <table:table-cell office:value-type="string">
            <text:p>Lascio il dialogo.</text:p>
          </table:table-cell>
          <table:table-cell office:value-type="string">
            <text:p>Lascio il dialogo.</text:p>
          </table:table-cell>
        </table:table-row>
        <table:table-row table:style-name="ro1">
          <table:table-cell office:value-type="string">
            <text:p>ThirdCharacter-knowing_third_character-3d24ac84</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1">
          <table:table-cell office:value-type="string">
            <text:p>ThirdCharacter-knowing_third_character-c3993a63</text:p>
          </table:table-cell>
          <table:table-cell office:value-type="string">
            <text:p>Dammi dettagli più concreti.</text:p>
          </table:table-cell>
          <table:table-cell office:value-type="string">
            <text:p>Dammi dettagli più concreti.</text:p>
          </table:table-cell>
        </table:table-row>
        <table:table-row table:style-name="ro1">
          <table:table-cell office:value-type="string">
            <text:p>ThirdCharacter-knowing_third_character-790fac77</text:p>
          </table:table-cell>
          <table:table-cell office:value-type="string">
            <text:p>Sicuro che il violino ha bisogno di un tamburo per tornare.</text:p>
          </table:table-cell>
          <table:table-cell office:value-type="string">
            <text:p>Sicuro che il violino ha bisogno di un tamburo per tornare.</text:p>
          </table:table-cell>
        </table:table-row>
        <table:table-row table:style-name="ro1">
          <table:table-cell office:value-type="string">
            <text:p>ThirdCharacter-knowing_third_character-fd1702a1</text:p>
          </table:table-cell>
          <table:table-cell office:value-type="string">
            <text:p>Seguiamo le sue tracce! Fiutiamo il suo odore.</text:p>
          </table:table-cell>
          <table:table-cell office:value-type="string">
            <text:p>Seguiamo le sue tracce! Fiutiamo il suo odore.</text:p>
          </table:table-cell>
        </table:table-row>
        <table:table-row table:style-name="ro1">
          <table:table-cell office:value-type="string">
            <text:p>ThirdCharacter-knowing_third_character-1cb17441</text:p>
          </table:table-cell>
          <table:table-cell office:value-type="string">
            <text:p>Se ti senti sola, sono qui ad ascoltarti.</text:p>
          </table:table-cell>
          <table:table-cell office:value-type="string">
            <text:p>Se ti senti sola, sono qui ad ascoltarti.</text:p>
          </table:table-cell>
        </table:table-row>
        <table:table-row table:style-name="ro1">
          <table:table-cell office:value-type="string">
            <text:p>ThirdCharacter-knowing_third_character-587f8883</text:p>
          </table:table-cell>
          <table:table-cell office:value-type="string">
            <text:p>Tu sei sempre con ləi, ləi è sempre con te.</text:p>
          </table:table-cell>
          <table:table-cell office:value-type="string">
            <text:p>Tu sei sempre con ləi, ləi è sempre con te.</text:p>
          </table:table-cell>
        </table:table-row>
        <table:table-row table:style-name="ro2">
          <table:table-cell office:value-type="string">
            <text:p>ThirdCharacter-knowing_third_character-01f8ca41</text:p>
          </table:table-cell>
          <table:table-cell office:value-type="string">
            <text:p>???: Ma che rinco che sono, non mi sono manco presentata: io sono {charNameThree}.</text:p>
          </table:table-cell>
          <table:table-cell office:value-type="string">
            <text:p>???: Ma che rinco che sono, non mi sono manco presentata: io sono {charNameThree}.</text:p>
          </table:table-cell>
        </table:table-row>
        <table:table-row table:style-name="ro1">
          <table:table-cell office:value-type="string">
            <text:p>ThirdCharacter-knowing_third_character-dc43e81c</text:p>
          </table:table-cell>
          <table:table-cell office:value-type="string">
            <text:p>: No, io sono &lt;b&gt;{charNameThree}&lt;/b&gt;.</text:p>
          </table:table-cell>
          <table:table-cell office:value-type="string">
            <text:p>: No, io sono &lt;b&gt;{charNameThree}&lt;/b&gt;.</text:p>
          </table:table-cell>
        </table:table-row>
        <table:table-row table:style-name="ro1">
          <table:table-cell office:value-type="string">
            <text:p>ThirdCharacter-knowing_third_character-99703a4a</text:p>
          </table:table-cell>
          <table:table-cell office:value-type="string">
            <text:p>: Ehi! Non è questo il mio nome.</text:p>
          </table:table-cell>
          <table:table-cell office:value-type="string">
            <text:p>: Ehi! Non è questo il mio nome.</text:p>
          </table:table-cell>
        </table:table-row>
        <table:table-row table:style-name="ro1">
          <table:table-cell office:value-type="string">
            <text:p>ThirdCharacter-knowing_third_character-d6fbdb83</text:p>
          </table:table-cell>
          <table:table-cell office:value-type="string">
            <text:p>: &lt;i&gt;{charNameThree}&lt;/i&gt;.</text:p>
          </table:table-cell>
          <table:table-cell office:value-type="string">
            <text:p>: &lt;i&gt;{charNameThree}&lt;/i&gt;.</text:p>
          </table:table-cell>
        </table:table-row>
        <table:table-row table:style-name="ro1">
          <table:table-cell office:value-type="string">
            <text:p>ThirdCharacter-knowing_third_character-4cf78788</text:p>
          </table:table-cell>
          <table:table-cell office:value-type="string">
            <text:p>: Forse se provo a dirlo al contrario?</text:p>
          </table:table-cell>
          <table:table-cell office:value-type="string">
            <text:p>: Forse se provo a dirlo al contrario?</text:p>
          </table:table-cell>
        </table:table-row>
        <table:table-row table:style-name="ro1">
          <table:table-cell office:value-type="string">
            <text:p>ThirdCharacter-knowing_third_character-f967b6d4</text:p>
          </table:table-cell>
          <table:table-cell office:value-type="string">
            <text:p>: Aicnunir.</text:p>
          </table:table-cell>
          <table:table-cell office:value-type="string">
            <text:p>: Aicnunir.</text:p>
          </table:table-cell>
        </table:table-row>
        <table:table-row table:style-name="ro1">
          <table:table-cell office:value-type="string">
            <text:p>ThirdCharacter-knowing_third_character-a1719134</text:p>
          </table:table-cell>
          <table:table-cell office:value-type="string">
            <text:p>: Uh.</text:p>
          </table:table-cell>
          <table:table-cell office:value-type="string">
            <text:p>: Uh.</text:p>
          </table:table-cell>
        </table:table-row>
        <table:table-row table:style-name="ro1">
          <table:table-cell office:value-type="string">
            <text:p>ThirdCharacter-knowing_third_character-347496e3</text:p>
          </table:table-cell>
          <table:table-cell office:value-type="string">
            <text:p>: Prova tu. Come ti chiami?</text:p>
          </table:table-cell>
          <table:table-cell office:value-type="string">
            <text:p>: Prova tu. Come ti chiami?</text:p>
          </table:table-cell>
        </table:table-row>
        <table:table-row table:style-name="ro1">
          <table:table-cell office:value-type="string">
            <text:p>ThirdCharacter-knowing_third_character-7fe1d3b0</text:p>
          </table:table-cell>
          <table:table-cell office:value-type="string">
            <text:p>Mi chiamo {name}.</text:p>
          </table:table-cell>
          <table:table-cell office:value-type="string">
            <text:p>Mi chiamo {name}.</text:p>
          </table:table-cell>
        </table:table-row>
        <table:table-row table:style-name="ro1">
          <table:table-cell office:value-type="string">
            <text:p>ThirdCharacter-knowing_third_character-67e9009f</text:p>
          </table:table-cell>
          <table:table-cell office:value-type="string">
            <text:p>Il mio nome è...</text:p>
          </table:table-cell>
          <table:table-cell office:value-type="string">
            <text:p>Il mio nome è...</text:p>
          </table:table-cell>
        </table:table-row>
        <table:table-row table:style-name="ro1">
          <table:table-cell office:value-type="string">
            <text:p>ThirdCharacter-knowing_third_character-1e101b70</text:p>
          </table:table-cell>
          <table:table-cell office:value-type="string">
            <text:p>: E con che pronomi vuoi che ti chiami?</text:p>
          </table:table-cell>
          <table:table-cell office:value-type="string">
            <text:p>: E con che pronomi vuoi che ti chiami?</text:p>
          </table:table-cell>
        </table:table-row>
        <table:table-row table:style-name="ro1">
          <table:table-cell office:value-type="string">
            <text:p>ThirdCharacter-knowing_third_character-f8d7c8fd</text:p>
          </table:table-cell>
          <table:table-cell office:value-type="string">
            <text:p>: Grandioso, io uso i femminili.</text:p>
          </table:table-cell>
          <table:table-cell office:value-type="string">
            <text:p>: Grandioso, io uso i femminili.</text:p>
          </table:table-cell>
        </table:table-row>
        <table:table-row table:style-name="ro1">
          <table:table-cell office:value-type="string">
            <text:p>ThirdCharacter-knowing_third_character-f316d0ee</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5">
          <table:table-cell office:value-type="string">
            <text:p>ThirdCharacter-third_character_opinions-92e3b35b</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row>
        <table:table-row table:style-name="ro1">
          <table:table-cell office:value-type="string">
            <text:p>ThirdCharacter-third_story_gift-9a3d8af2</text:p>
          </table:table-cell>
          <table:table-cell office:value-type="string">
            <text:p>&lt;i&gt; Stai per donare qualcosa a {charNameThree}.&lt;/i&gt;</text:p>
          </table:table-cell>
          <table:table-cell office:value-type="string">
            <text:p>&lt;i&gt; Stai per donare qualcosa a {charNameThree}.&lt;/i&gt;</text:p>
          </table:table-cell>
        </table:table-row>
        <table:table-row table:style-name="ro1">
          <table:table-cell office:value-type="string">
            <text:p>ThirdCharacter-third_story_gift-fb239e48</text:p>
          </table:table-cell>
          <table:table-cell office:value-type="string">
            <text:p>Scelgo il dono.</text:p>
          </table:table-cell>
          <table:table-cell office:value-type="string">
            <text:p>Scelgo il dono.</text:p>
          </table:table-cell>
        </table:table-row>
        <table:table-row table:style-name="ro1">
          <table:table-cell office:value-type="string">
            <text:p>ThirdCharacter-third_story_gift-45febbbd</text:p>
          </table:table-cell>
          <table:table-cell office:value-type="string">
            <text:p>&lt;i&gt; Il tuo inventario è vuoto.&lt;/i&gt;</text:p>
          </table:table-cell>
          <table:table-cell office:value-type="string">
            <text:p>Scelgo il dono.</text:p>
          </table:table-cell>
        </table:table-row>
        <table:table-row table:style-name="ro1">
          <table:table-cell office:value-type="string">
            <text:p>ThirdCharacter-third_story_gift-c31a0606</text:p>
          </table:table-cell>
          <table:table-cell office:value-type="string">
            <text:p>&lt;i&gt;Dopo il tuo dono {inkTranslator(thirdCharacterInkLevel)}.</text:p>
          </table:table-cell>
          <table:table-cell office:value-type="string">
            <text:p>Scelgo il dono.</text:p>
          </table:table-cell>
        </table:table-row>
        <table:table-row table:style-name="ro1">
          <table:table-cell office:value-type="string">
            <text:p>ThirdCharacter-third_story_chech_trigger-4a6b1807</text:p>
          </table:table-cell>
          <table:table-cell office:value-type="string">
            <text:p>Info</text:p>
          </table:table-cell>
          <table:table-cell office:value-type="string">
            <text:p>Scelgo il dono.</text:p>
          </table:table-cell>
        </table:table-row>
        <table:table-row table:style-name="ro16">
          <table:table-cell office:value-type="string">
            <text:p>ThirdCharacter-third_story_chech_trigger-89cab30c</text:p>
          </table:table-cell>
          <table:table-cell office:value-type="string">
            <text:p>Voglio comunque approfondire la storia di questa personaggia.</text:p>
          </table:table-cell>
          <table:table-cell office:value-type="string">
            <text:p>Scelgo il dono.</text:p>
          </table:table-cell>
        </table:table-row>
        <table:table-row table:style-name="ro1">
          <table:table-cell office:value-type="string">
            <text:p>ThirdCharacter-third_story_chech_trigger-f7b322c6</text:p>
          </table:table-cell>
          <table:table-cell office:value-type="string">
            <text:p>Salto.</text:p>
          </table:table-cell>
          <table:table-cell office:value-type="string">
            <text:p>Scelgo il dono.</text:p>
          </table:table-cell>
        </table:table-row>
        <table:table-row table:style-name="ro1">
          <table:table-cell office:value-type="string">
            <text:p>ThirdCharacter-main_story_third_character-c6fb5c17</text:p>
          </table:table-cell>
          <table:table-cell office:value-type="string">
            <text:p>: Ho realizzato una cosa, una cosa su noi due.</text:p>
          </table:table-cell>
          <table:table-cell office:value-type="string">
            <text:p>Scelgo il dono.</text:p>
          </table:table-cell>
        </table:table-row>
        <table:table-row table:style-name="ro2">
          <table:table-cell office:value-type="string">
            <text:p>ThirdCharacter-main_story_third_character-22613166</text:p>
          </table:table-cell>
          <table:table-cell office:value-type="string">
            <text:p>: Sento ancora la mancanza di Talco, ma con te mi sento come se fossimo parte da sempre della stessa band.</text:p>
          </table:table-cell>
          <table:table-cell office:value-type="string">
            <text:p>Scelgo il dono.</text:p>
          </table:table-cell>
        </table:table-row>
        <table:table-row table:style-name="ro2">
          <table:table-cell office:value-type="string">
            <text:p>ThirdCharacter-main_story_third_character-0c5c78b4</text:p>
          </table:table-cell>
          <table:table-cell office:value-type="string">
            <text:p>&lt;i&gt;{charNameThree} vede {name} come una persona amica e fidata.&lt;/i&gt;</text:p>
          </table:table-cell>
          <table:table-cell office:value-type="string">
            <text:p>Scelgo il dono.</text:p>
          </table:table-cell>
        </table:table-row>
        <table:table-row table:style-name="ro2">
          <table:table-cell office:value-type="string">
            <text:p>ThirdCharacter-main_story_third_character-98109907</text:p>
          </table:table-cell>
          <table:table-cell office:value-type="string">
            <text:p>: Ci sono momenti in cui cantiamo all'unisono, ed è bello. Mi sento ascoltata.</text:p>
          </table:table-cell>
          <table:table-cell office:value-type="string">
            <text:p>Scelgo il dono.</text:p>
          </table:table-cell>
        </table:table-row>
        <table:table-row table:style-name="ro1">
          <table:table-cell office:value-type="string">
            <text:p>ThirdCharacter-main_story_third_character-cd2dfe6a</text:p>
          </table:table-cell>
          <table:table-cell office:value-type="string">
            <text:p>&lt;i&gt;{charNameThree} si trova bene con {name}.&lt;/i&gt;</text:p>
          </table:table-cell>
          <table:table-cell office:value-type="string">
            <text:p>Scelgo il dono.</text:p>
          </table:table-cell>
        </table:table-row>
        <table:table-row table:style-name="ro2">
          <table:table-cell office:value-type="string">
            <text:p>ThirdCharacter-main_story_third_character-52ff22e6</text:p>
          </table:table-cell>
          <table:table-cell office:value-type="string">
            <text:p>: Facciamo parte di due cori diversi, vero? Non credo tu abbia preso una sola delle mie note.</text:p>
          </table:table-cell>
          <table:table-cell office:value-type="string">
            <text:p>Scelgo il dono.</text:p>
          </table:table-cell>
        </table:table-row>
        <table:table-row table:style-name="ro1">
          <table:table-cell office:value-type="string">
            <text:p>ThirdCharacter-main_story_third_character-a7214e16</text:p>
          </table:table-cell>
          <table:table-cell office:value-type="string">
            <text:p>&lt;i&gt;{charNameThree} non si è sentita capita da {name}.&lt;/i&gt;</text:p>
          </table:table-cell>
          <table:table-cell office:value-type="string">
            <text:p>Scelgo il dono.</text:p>
          </table:table-cell>
        </table:table-row>
        <table:table-row table:style-name="ro2">
          <table:table-cell office:value-type="string">
            <text:p>ThirdCharacter-main_story_third_character-e16dd1cb</text:p>
          </table:table-cell>
          <table:table-cell office:value-type="string">
            <text:p>A volte siamo sullo stesso brano, altre no. E non ho ancora capito chi tra noi stia ignorando l'altra parte.</text:p>
          </table:table-cell>
          <table:table-cell office:value-type="string">
            <text:p>Scelgo il dono.</text:p>
          </table:table-cell>
        </table:table-row>
        <table:table-row table:style-name="ro2">
          <table:table-cell office:value-type="string">
            <text:p>ThirdCharacter-main_story_third_character-e01d2baa</text:p>
          </table:table-cell>
          <table:table-cell office:value-type="string">
            <text:p>&lt;i&gt;{charNameThree} non riesce a capire che rapporto sta costruendo con {name}.&lt;/i&gt;</text:p>
          </table:table-cell>
          <table:table-cell office:value-type="string">
            <text:p>Scelgo il dono.</text:p>
          </table:table-cell>
        </table:table-row>
        <table:table-row table:style-name="ro1">
          <table:table-cell office:value-type="string">
            <text:p>ThirdCharacter-main_story_third_character-647ccc83</text:p>
          </table:table-cell>
          <table:table-cell office:value-type="string">
            <text:p>: E credo di aver capito perché il mio nome</text:p>
          </table:table-cell>
          <table:table-cell office:value-type="string">
            <text:p>Scelgo il dono.</text:p>
          </table:table-cell>
        </table:table-row>
        <table:table-row table:style-name="ro1">
          <table:table-cell office:value-type="string">
            <text:p>ThirdCharacter-main_story_third_character-cdbc0139</text:p>
          </table:table-cell>
          <table:table-cell office:value-type="string">
            <text:p>Credo di sapere come aiutarti.</text:p>
          </table:table-cell>
          <table:table-cell office:value-type="string">
            <text:p>Scelgo il dono.</text:p>
          </table:table-cell>
        </table:table-row>
        <table:table-row table:style-name="ro1">
          <table:table-cell office:value-type="string">
            <text:p>ThirdCharacter-main_story_third_character-85f152c5</text:p>
          </table:table-cell>
          <table:table-cell office:value-type="string">
            <text:p>Capisco il tuo dolore, ma ho bisogno di riflettere un attimo.</text:p>
          </table:table-cell>
          <table:table-cell office:value-type="string">
            <text:p>Scelgo il dono.</text:p>
          </table:table-cell>
        </table:table-row>
        <table:table-row table:style-name="ro7">
          <table:table-cell office:value-type="string">
            <text:p>ThirdCharacter-main_story_third_character-7a3989cc</text:p>
          </table:table-cell>
          <table:table-cell office:value-type="string">
            <text:p>&lt;i&gt;A seguito del rapporto che {name} ha creato con {charNameThree} {firstPurple &amp;&amp; firstYellow &gt; firstBlue: l'inchiostro è aumentato di due unità.|{firstPurple or firstYellow &gt; firstBlue: l'inchiostro è aumentato di una unità|l'inchiostro non ha subito variazioni}}.&lt;/i&gt;</text:p>
          </table:table-cell>
          <table:table-cell office:value-type="string">
            <text:p>Scelgo il dono.</text:p>
          </table:table-cell>
        </table:table-row>
        <table:table-row table:style-name="ro1">
          <table:table-cell office:value-type="string">
            <text:p>ThirdCharacter-main_story_third_character-b091ff25</text:p>
          </table:table-cell>
          <table:table-cell office:value-type="string">
            <text:p>Voglio cominciare la riscrittura.</text:p>
          </table:table-cell>
          <table:table-cell office:value-type="string">
            <text:p>Scelgo il dono.</text:p>
          </table:table-cell>
        </table:table-row>
        <table:table-row table:style-name="ro1">
          <table:table-cell office:value-type="string">
            <text:p>ThirdCharacter-main_story_third_character-a705f407</text:p>
          </table:table-cell>
          <table:table-cell office:value-type="string">
            <text:p>Preferisco prendermi del tempo.</text:p>
          </table:table-cell>
          <table:table-cell office:value-type="string">
            <text:p>Scelgo il dono.</text:p>
          </table:table-cell>
        </table:table-row>
        <table:table-row table:style-name="ro1">
          <table:table-cell office:value-type="string">
            <text:p>ThirdCharacter-main_story_third_character-826e4811</text:p>
          </table:table-cell>
          <table:table-cell office:value-type="string">
            <text:p>: Prima hai detto che hai il terrore di fare una scelta.</text:p>
          </table:table-cell>
          <table:table-cell office:value-type="string">
            <text:p>Scelgo il dono.</text:p>
          </table:table-cell>
        </table:table-row>
        <table:table-row table:style-name="ro1">
          <table:table-cell office:value-type="string">
            <text:p>ThirdCharacter-main_story_third_character-e6869142</text:p>
          </table:table-cell>
          <table:table-cell office:value-type="string">
            <text:p>Qui hai accettato il tuo nuovo nome.</text:p>
          </table:table-cell>
          <table:table-cell office:value-type="string">
            <text:p>Scelgo il dono.</text:p>
          </table:table-cell>
        </table:table-row>
        <table:table-row table:style-name="ro1">
          <table:table-cell office:value-type="string">
            <text:p>ThirdCharacter-main_story_third_character-2cfd97fe</text:p>
          </table:table-cell>
          <table:table-cell office:value-type="string">
            <text:p>: E ammettere una propria paura, una scelta enorme.</text:p>
          </table:table-cell>
          <table:table-cell office:value-type="string">
            <text:p>Scelgo il dono.</text:p>
          </table:table-cell>
        </table:table-row>
        <table:table-row table:style-name="ro1">
          <table:table-cell office:value-type="string">
            <text:p>ThirdCharacter-main_story_third_character-e12644a5</text:p>
          </table:table-cell>
          <table:table-cell office:value-type="string">
            <text:p> Aumento lo stato della prima personaggia, che ora è</text:p>
          </table:table-cell>
          <table:table-cell office:value-type="string">
            <text:p>Scelgo il dono.</text:p>
          </table:table-cell>
        </table:table-row>
        <table:table-row table:style-name="ro1">
          <table:table-cell office:value-type="string">
            <text:p>ThirdCharacter-main_story_third_character-b346d15a</text:p>
          </table:table-cell>
          <table:table-cell office:value-type="string">
            <text:p>Eppure hai deciso di costruire una famiglia con l3 tu3 amic3.</text:p>
          </table:table-cell>
          <table:table-cell office:value-type="string">
            <text:p>Scelgo il dono.</text:p>
          </table:table-cell>
        </table:table-row>
        <table:table-row table:style-name="ro1">
          <table:table-cell office:value-type="string">
            <text:p>ThirdCharacter-main_story_third_character-0eaf16b4</text:p>
          </table:table-cell>
          <table:table-cell office:value-type="string">
            <text:p>Dimenticando che per finire gli studi hai lottato per anni.</text:p>
          </table:table-cell>
          <table:table-cell office:value-type="string">
            <text:p>Scelgo il dono.</text:p>
          </table:table-cell>
        </table:table-row>
        <table:table-row table:style-name="ro1">
          <table:table-cell office:value-type="string">
            <text:p>ThirdCharacter-main_story_third_character-e28cf1d8</text:p>
          </table:table-cell>
          <table:table-cell office:value-type="string">
            <text:p>Ma hai più volte accettato il rischio di suonare sul</text:p>
          </table:table-cell>
          <table:table-cell office:value-type="string">
            <text:p>Scelgo il dono.</text:p>
          </table:table-cell>
        </table:table-row>
        <table:table-row table:style-name="ro1">
          <table:table-cell office:value-type="string">
            <text:p>ThirdCharacter-main_story_third_character-de0eeb5d</text:p>
          </table:table-cell>
          <table:table-cell office:value-type="string">
            <text:p>Però da che sei qui hai esplorato tutto questo luogo.</text:p>
          </table:table-cell>
          <table:table-cell office:value-type="string">
            <text:p>Scelgo il dono.</text:p>
          </table:table-cell>
        </table:table-row>
        <table:table-row table:style-name="ro1">
          <table:table-cell office:value-type="string">
            <text:p>ThirdCharacter-main_story_third_character-0c8bb85f</text:p>
          </table:table-cell>
          <table:table-cell office:value-type="string">
            <text:p> Diminuisco lo stato della prima personaggia, che ora è</text:p>
          </table:table-cell>
          <table:table-cell office:value-type="string">
            <text:p>Scelgo il dono.</text:p>
          </table:table-cell>
        </table:table-row>
        <table:table-row table:style-name="ro1">
          <table:table-cell office:value-type="string">
            <text:p>ThirdCharacter-main_story_third_character-0f546589</text:p>
          </table:table-cell>
          <table:table-cell office:value-type="string">
            <text:p>Con Talco puoi litigare, eppure siete legatissim3.</text:p>
          </table:table-cell>
          <table:table-cell office:value-type="string">
            <text:p>Scelgo il dono.</text:p>
          </table:table-cell>
        </table:table-row>
        <table:table-row table:style-name="ro2">
          <table:table-cell office:value-type="string">
            <text:p>ThirdCharacter-main_story_third_character-492a7e8b</text:p>
          </table:table-cell>
          <table:table-cell office:value-type="string">
            <text:p>: Pensi davvero che ti accuserebbe di tradimento solo perché hai deciso di decidere per te stessa?</text:p>
          </table:table-cell>
          <table:table-cell office:value-type="string">
            <text:p>Scelgo il dono.</text:p>
          </table:table-cell>
        </table:table-row>
        <table:table-row table:style-name="ro2">
          <table:table-cell office:value-type="string">
            <text:p>ThirdCharacter-main_story_third_character-8e262b34</text:p>
          </table:table-cell>
          <table:table-cell office:value-type="string">
            <text:p>: Il Talco che hai raccontato si arrabbierebbe di più se tu facessi una scelta per te pensando a ləi.</text:p>
          </table:table-cell>
          <table:table-cell office:value-type="string">
            <text:p>Scelgo il dono.</text:p>
          </table:table-cell>
        </table:table-row>
        <table:table-row table:style-name="ro1">
          <table:table-cell office:value-type="string">
            <text:p>ThirdCharacter-main_story_third_character-a4b472f2</text:p>
          </table:table-cell>
          <table:table-cell office:value-type="string">
            <text:p>La paura di tradire è un'altra faccia dell'ego.</text:p>
          </table:table-cell>
          <table:table-cell office:value-type="string">
            <text:p>Scelgo il dono.</text:p>
          </table:table-cell>
        </table:table-row>
        <table:table-row table:style-name="ro1">
          <table:table-cell office:value-type="string">
            <text:p>ThirdCharacter-main_story_third_character-0417e9de</text:p>
          </table:table-cell>
          <table:table-cell office:value-type="string">
            <text:p>Il tuo cuore si preoccupa molto di loro, e poco di te.</text:p>
          </table:table-cell>
          <table:table-cell office:value-type="string">
            <text:p>Scelgo il dono.</text:p>
          </table:table-cell>
        </table:table-row>
        <table:table-row table:style-name="ro1">
          <table:table-cell office:value-type="string">
            <text:p>ThirdCharacter-main_story_third_character-87e209af</text:p>
          </table:table-cell>
          <table:table-cell office:value-type="string">
            <text:p>Forse accadrà, ma non è un tuo problema.</text:p>
          </table:table-cell>
          <table:table-cell office:value-type="string">
            <text:p>Scelgo il dono.</text:p>
          </table:table-cell>
        </table:table-row>
        <table:table-row table:style-name="ro1">
          <table:table-cell office:value-type="string">
            <text:p>ThirdCharacter-main_story_third_character-1daa19ed</text:p>
          </table:table-cell>
          <table:table-cell office:value-type="string">
            <text:p>Tradiamo la fiducia rompendo le regole a nostro vantaggio.</text:p>
          </table:table-cell>
          <table:table-cell office:value-type="string">
            <text:p>Scelgo il dono.</text:p>
          </table:table-cell>
        </table:table-row>
        <table:table-row table:style-name="ro1">
          <table:table-cell office:value-type="string">
            <text:p>ThirdCharacter-main_story_third_character-99af2997</text:p>
          </table:table-cell>
          <table:table-cell office:value-type="string">
            <text:p>Se non tiri nessun dado, non c'è storia da far avanzare.</text:p>
          </table:table-cell>
          <table:table-cell office:value-type="string">
            <text:p>Scelgo il dono.</text:p>
          </table:table-cell>
        </table:table-row>
        <table:table-row table:style-name="ro1">
          <table:table-cell office:value-type="string">
            <text:p>ThirdCharacter-main_story_third_character-cb6a24fc</text:p>
          </table:table-cell>
          <table:table-cell office:value-type="string">
            <text:p>Ma ogni persona ha immaginato sorti diverse per Jonah.</text:p>
          </table:table-cell>
          <table:table-cell office:value-type="string">
            <text:p>Scelgo il dono.</text:p>
          </table:table-cell>
        </table:table-row>
        <table:table-row table:style-name="ro1">
          <table:table-cell office:value-type="string">
            <text:p>ThirdCharacter-main_story_third_character-c99c81f5</text:p>
          </table:table-cell>
          <table:table-cell office:value-type="string">
            <text:p>Eppure la prima cosa che hai visto qui sono otto sentieri.</text:p>
          </table:table-cell>
          <table:table-cell office:value-type="string">
            <text:p>Scelgo il dono.</text:p>
          </table:table-cell>
        </table:table-row>
        <table:table-row table:style-name="ro1">
          <table:table-cell office:value-type="string">
            <text:p>ThirdCharacter-main_story_third_character-4ece242b</text:p>
          </table:table-cell>
          <table:table-cell office:value-type="string">
            <text:p>La storia di Jonah è un successo.</text:p>
          </table:table-cell>
          <table:table-cell office:value-type="string">
            <text:p>Scelgo il dono.</text:p>
          </table:table-cell>
        </table:table-row>
        <table:table-row table:style-name="ro1">
          <table:table-cell office:value-type="string">
            <text:p>ThirdCharacter-main_story_third_character-d59289aa</text:p>
          </table:table-cell>
          <table:table-cell office:value-type="string">
            <text:p>Ragioni come se fossi sola se dovessi cadere.</text:p>
          </table:table-cell>
          <table:table-cell office:value-type="string">
            <text:p>Scelgo il dono.</text:p>
          </table:table-cell>
        </table:table-row>
        <table:table-row table:style-name="ro1">
          <table:table-cell office:value-type="string">
            <text:p>ThirdCharacter-main_story_third_character-addba81c</text:p>
          </table:table-cell>
          <table:table-cell office:value-type="string">
            <text:p>Giocare è bello perché puoi sempre Chitarrare a farlo.</text:p>
          </table:table-cell>
          <table:table-cell office:value-type="string">
            <text:p>Scelgo il dono.</text:p>
          </table:table-cell>
        </table:table-row>
        <table:table-row table:style-name="ro1">
          <table:table-cell office:value-type="string">
            <text:p>ThirdCharacter-main_story_third_character-f2660884</text:p>
          </table:table-cell>
          <table:table-cell office:value-type="string">
            <text:p>Quando Anna ha Chitarrato all'ex, ha scoperto la sicurezza.</text:p>
          </table:table-cell>
          <table:table-cell office:value-type="string">
            <text:p>Scelgo il dono.</text:p>
          </table:table-cell>
        </table:table-row>
        <table:table-row table:style-name="ro1">
          <table:table-cell office:value-type="string">
            <text:p>ThirdCharacter-main_story_third_character-266094f1</text:p>
          </table:table-cell>
          <table:table-cell office:value-type="string">
            <text:p>Un infinito più piccolo resta comunque infinito.</text:p>
          </table:table-cell>
          <table:table-cell office:value-type="string">
            <text:p>Scelgo il dono.</text:p>
          </table:table-cell>
        </table:table-row>
        <table:table-row table:style-name="ro1">
          <table:table-cell office:value-type="string">
            <text:p>ThirdCharacter-main_story_third_character-ead66a9a</text:p>
          </table:table-cell>
          <table:table-cell office:value-type="string">
            <text:p>Chitarrando a cercare Talco ti sei tutelata.</text:p>
          </table:table-cell>
          <table:table-cell office:value-type="string">
            <text:p>Scelgo il dono.</text:p>
          </table:table-cell>
        </table:table-row>
        <table:table-row table:style-name="ro1">
          <table:table-cell office:value-type="string">
            <text:p>ThirdCharacter-main_story_third_character-0f52415e</text:p>
          </table:table-cell>
          <table:table-cell office:value-type="string">
            <text:p>C'è più coraggio nella Chitarra che nel compromesso.</text:p>
          </table:table-cell>
          <table:table-cell office:value-type="string">
            <text:p>Scelgo il dono.</text:p>
          </table:table-cell>
        </table:table-row>
        <table:table-row table:style-name="ro1">
          <table:table-cell office:value-type="string">
            <text:p>ThirdCharacter-main_story_third_character-31e845c3</text:p>
          </table:table-cell>
          <table:table-cell office:value-type="string">
            <text:p>Per questo ti dico...</text:p>
          </table:table-cell>
          <table:table-cell office:value-type="string">
            <text:p>Scelgo il dono.</text:p>
          </table:table-cell>
        </table:table-row>
        <table:table-row table:style-name="ro1">
          <table:table-cell office:value-type="string">
            <text:p>ThirdCharacter-main_story_third_character-e1c038ae</text:p>
          </table:table-cell>
          <table:table-cell office:value-type="string">
            <text:p>Prendi una strada e se non ti piace cambiala!</text:p>
          </table:table-cell>
          <table:table-cell office:value-type="string">
            <text:p>Scelgo il dono.</text:p>
          </table:table-cell>
        </table:table-row>
        <table:table-row table:style-name="ro1">
          <table:table-cell office:value-type="string">
            <text:p>ThirdCharacter-main_story_third_character-1935f23b</text:p>
          </table:table-cell>
          <table:table-cell office:value-type="string">
            <text:p>Dai alla tua vita uno scopo più grande.</text:p>
          </table:table-cell>
          <table:table-cell office:value-type="string">
            <text:p>Scelgo il dono.</text:p>
          </table:table-cell>
        </table:table-row>
        <table:table-row table:style-name="ro1">
          <table:table-cell office:value-type="string">
            <text:p>ThirdCharacter-main_story_third_character-19d3d05d</text:p>
          </table:table-cell>
          <table:table-cell office:value-type="string">
            <text:p>Ogni gioco richiede una pausa, e tu hai bisogno di ascoltarti.</text:p>
          </table:table-cell>
          <table:table-cell office:value-type="string">
            <text:p>Scelgo il dono.</text:p>
          </table:table-cell>
        </table:table-row>
        <table:table-row table:style-name="ro1">
          <table:table-cell office:value-type="string">
            <text:p>ThirdCharacter-main_story_third_character-debfe80e</text:p>
          </table:table-cell>
          <table:table-cell office:value-type="string">
            <text:p>Non deluderai i tuoi amici: loro saranno sempre con te.</text:p>
          </table:table-cell>
          <table:table-cell office:value-type="string">
            <text:p>Scelgo il dono.</text:p>
          </table:table-cell>
        </table:table-row>
        <table:table-row table:style-name="ro1">
          <table:table-cell office:value-type="string">
            <text:p>ThirdCharacter-main_story_third_character-6c44164a</text:p>
          </table:table-cell>
          <table:table-cell office:value-type="string">
            <text:p>Questa non è la tua strada. Succede. Ora puoi cambiare.</text:p>
          </table:table-cell>
          <table:table-cell office:value-type="string">
            <text:p>Scelgo il dono.</text:p>
          </table:table-cell>
        </table:table-row>
        <table:table-row table:style-name="ro1">
          <table:table-cell office:value-type="string">
            <text:p>ThirdCharacter-main_story_third_character-241c3702</text:p>
          </table:table-cell>
          <table:table-cell office:value-type="string">
            <text:p>: Grazie, {name}.</text:p>
          </table:table-cell>
          <table:table-cell office:value-type="string">
            <text:p>Scelgo il dono.</text:p>
          </table:table-cell>
        </table:table-row>
        <table:table-row table:style-name="ro1">
          <table:table-cell office:value-type="string">
            <text:p>ThirdCharacter-main_story_third_character-4366328f</text:p>
          </table:table-cell>
          <table:table-cell office:value-type="string">
            <text:p>: Mentre parlavi mi è nata una nuova canzone in testa.</text:p>
          </table:table-cell>
          <table:table-cell office:value-type="string">
            <text:p>Scelgo il dono.</text:p>
          </table:table-cell>
        </table:table-row>
        <table:table-row table:style-name="ro1">
          <table:table-cell office:value-type="string">
            <text:p>ThirdCharacter-main_story_third_character-23bdc953</text:p>
          </table:table-cell>
          <table:table-cell office:value-type="string">
            <text:p>: Qualcosa di fresco, di pronto a cambiare.</text:p>
          </table:table-cell>
          <table:table-cell office:value-type="string">
            <text:p>Scelgo il dono.</text:p>
          </table:table-cell>
        </table:table-row>
        <table:table-row table:style-name="ro1">
          <table:table-cell office:value-type="string">
            <text:p>ThirdCharacter-main_story_third_character-e28de34b</text:p>
          </table:table-cell>
          <table:table-cell office:value-type="string">
            <text:p>: La canzone del mio vero nome.</text:p>
          </table:table-cell>
          <table:table-cell office:value-type="string">
            <text:p>Scelgo il dono.</text:p>
          </table:table-cell>
        </table:table-row>
        <table:table-row table:style-name="ro2">
          <table:table-cell office:value-type="string">
            <text:p>ThirdCharacter-main_story_third_character-2566741d</text:p>
          </table:table-cell>
          <table:table-cell office:value-type="string">
            <text:p>: Che &lt;b&gt;resterà Chitarra&lt;/b&gt;, perché l'unica cosa che posso fare, è far sì che altr3 scelgano per me.</text:p>
          </table:table-cell>
          <table:table-cell office:value-type="string">
            <text:p>Scelgo il dono.</text:p>
          </table:table-cell>
        </table:table-row>
        <table:table-row table:style-name="ro2">
          <table:table-cell office:value-type="string">
            <text:p>ThirdCharacter-main_story_third_character-1163d8da</text:p>
          </table:table-cell>
          <table:table-cell office:value-type="string">
            <text:p>: E il mio vero nome è &lt;b&gt;Triangolo&lt;/b&gt;, perché pensavo di essere uno strumento, e invece ho solo fallito.</text:p>
          </table:table-cell>
          <table:table-cell office:value-type="string">
            <text:p>Scelgo il dono.</text:p>
          </table:table-cell>
        </table:table-row>
        <table:table-row table:style-name="ro2">
          <table:table-cell office:value-type="string">
            <text:p>ThirdCharacter-main_story_third_character-23ca660c</text:p>
          </table:table-cell>
          <table:table-cell office:value-type="string">
            <text:p>: Mi chiamerò &lt;b&gt;Ragazza Orchestra&lt;/b&gt;: nel non saper Chitarrare sono diventata l'ornitorinco della musica.</text:p>
          </table:table-cell>
          <table:table-cell office:value-type="string">
            <text:p>Scelgo il dono.</text:p>
          </table:table-cell>
        </table:table-row>
        <table:table-row table:style-name="ro2">
          <table:table-cell office:value-type="string">
            <text:p>ThirdCharacter-main_story_third_character-daa707f3</text:p>
          </table:table-cell>
          <table:table-cell office:value-type="string">
            <text:p>: Il mio nome è &lt;b&gt;Flauto Dolce&lt;/b&gt;: perché semplice, elementare, ma apprezzata da chi ha buon cuore.</text:p>
          </table:table-cell>
          <table:table-cell office:value-type="string">
            <text:p>Scelgo il dono.</text:p>
          </table:table-cell>
        </table:table-row>
        <table:table-row table:style-name="ro2">
          <table:table-cell office:value-type="string">
            <text:p>ThirdCharacter-main_story_third_character-07f8d7d6</text:p>
          </table:table-cell>
          <table:table-cell office:value-type="string">
            <text:p>: Mi chiamerò &lt;b&gt;Ocarina&lt;/b&gt;: perché il suo suono è gioco e festa.</text:p>
          </table:table-cell>
          <table:table-cell office:value-type="string">
            <text:p>Scelgo il dono.</text:p>
          </table:table-cell>
        </table:table-row>
        <table:table-row table:style-name="ro2">
          <table:table-cell office:value-type="string">
            <text:p>ThirdCharacter-main_story_third_character-7a66001b</text:p>
          </table:table-cell>
          <table:table-cell office:value-type="string">
            <text:p>: Io sono &lt;b&gt;Violino&lt;/b&gt;: perché anche se suono bene da sola, do il meglio di me stessa suonando con e per gli altri.</text:p>
          </table:table-cell>
          <table:table-cell office:value-type="string">
            <text:p>Scelgo il dono.</text:p>
          </table:table-cell>
        </table:table-row>
        <table:table-row table:style-name="ro1">
          <table:table-cell office:value-type="string">
            <text:p>ThirdCharacter-main_story_third_character-446ec6f7</text:p>
          </table:table-cell>
          <table:table-cell office:value-type="string">
            <text:p>: C'è una cosa che vorrei dirti, {name}.</text:p>
          </table:table-cell>
          <table:table-cell office:value-type="string">
            <text:p>Scelgo il dono.</text:p>
          </table:table-cell>
        </table:table-row>
        <table:table-row table:style-name="ro1">
          <table:table-cell office:value-type="string">
            <text:p>ThirdCharacter-main_story_third_character-7718a250</text:p>
          </table:table-cell>
          <table:table-cell office:value-type="string">
            <text:p>: Riguarda Il mentore.</text:p>
          </table:table-cell>
          <table:table-cell office:value-type="string">
            <text:p>Scelgo il dono.</text:p>
          </table:table-cell>
        </table:table-row>
        <table:table-row table:style-name="ro2">
          <table:table-cell office:value-type="string">
            <text:p>ThirdCharacter-main_story_third_character-946e9aed</text:p>
          </table:table-cell>
          <table:table-cell office:value-type="string">
            <text:p>: Credo rimarrò ancora in giro per un poco, in attesa del prossimo bus.</text:p>
          </table:table-cell>
          <table:table-cell office:value-type="string">
            <text:p>Scelgo il dono.</text:p>
          </table:table-cell>
        </table:table-row>
        <table:table-row table:style-name="ro17">
          <table:table-cell office:value-type="string">
            <text:p>ThirdCharacter-third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office:value-type="string">
            <text:p>Scelgo il dono.</text:p>
          </table:table-cell>
        </table:table-row>
        <table:table-row table:style-name="ro1">
          <table:table-cell office:value-type="string">
            <text:p>ThirdCharacter-third_char_story_ended-11ee6865</text:p>
          </table:table-cell>
          <table:table-cell office:value-type="string">
            <text:p>: {name}, per me è arrivato il momento di tornare a casa.</text:p>
          </table:table-cell>
          <table:table-cell office:value-type="string">
            <text:p>Scelgo il dono.</text:p>
          </table:table-cell>
        </table:table-row>
        <table:table-row table:style-name="ro2">
          <table:table-cell office:value-type="string">
            <text:p>ThirdCharacter-third_char_story_ended-12483b6c</text:p>
          </table:table-cell>
          <table:table-cell office:value-type="string">
            <text:p>: Non so di preciso cosa mi accadrà ora, ma in un certo senso so che sono più pronta.</text:p>
          </table:table-cell>
          <table:table-cell office:value-type="string">
            <text:p>Scelgo il dono.</text:p>
          </table:table-cell>
        </table:table-row>
        <table:table-row table:style-name="ro1">
          <table:table-cell office:value-type="string">
            <text:p>ThirdCharacter-third_char_story_ended-7fad605f</text:p>
          </table:table-cell>
          <table:table-cell office:value-type="string">
            <text:p>: Grazie per quello che hai fatto, davvero.</text:p>
          </table:table-cell>
          <table:table-cell office:value-type="string">
            <text:p>Scelgo il dono.</text:p>
          </table:table-cell>
        </table:table-row>
        <table:table-row table:style-name="ro1">
          <table:table-cell office:value-type="string">
            <text:p>ThirdCharacter-third_char_story_ended-83c2ba32</text:p>
          </table:table-cell>
          <table:table-cell office:value-type="string">
            <text:p>: Vedremo cosa mi accadrà.</text:p>
          </table:table-cell>
          <table:table-cell office:value-type="string">
            <text:p>Scelgo il dono.</text:p>
          </table:table-cell>
        </table:table-row>
        <table:table-row table:style-name="ro1">
          <table:table-cell office:value-type="string">
            <text:p>FourthCharacter-personaggia_quattro-9a71f722</text:p>
          </table:table-cell>
          <table:table-cell office:value-type="string">
            <text:p>FourthCharacter</text:p>
          </table:table-cell>
          <table:table-cell office:value-type="string">
            <text:p>Scelgo il dono.</text:p>
          </table:table-cell>
        </table:table-row>
        <table:table-row table:style-name="ro1">
          <table:table-cell office:value-type="string">
            <text:p>FourthCharacter-storia_quattro-bd622a79</text:p>
          </table:table-cell>
          <table:table-cell office:value-type="string">
            <text:p>&lt;i&gt;Vuoi ascoltare la sua storia?&lt;/i&gt;</text:p>
          </table:table-cell>
          <table:table-cell office:value-type="string">
            <text:p>Scelgo il dono.</text:p>
          </table:table-cell>
        </table:table-row>
        <table:table-row table:style-name="ro1">
          <table:table-cell office:value-type="string">
            <text:p>FourthCharacter-storia_quattro-55fc3fa4</text:p>
          </table:table-cell>
          <table:table-cell office:value-type="string">
            <text:p>Sì</text:p>
          </table:table-cell>
          <table:table-cell office:value-type="string">
            <text:p>Scelgo il dono.</text:p>
          </table:table-cell>
        </table:table-row>
        <table:table-row table:style-name="ro1">
          <table:table-cell office:value-type="string">
            <text:p>FourthCharacter-storia_quattro-9384c103</text:p>
          </table:table-cell>
          <table:table-cell office:value-type="string">
            <text:p>No</text:p>
          </table:table-cell>
          <table:table-cell office:value-type="string">
            <text:p>Scelgo il dono.</text:p>
          </table:table-cell>
        </table:table-row>
        <table:table-row table:style-name="ro1">
          <table:table-cell office:value-type="string">
            <text:p>FourthCharacter-aiuto_storia_quattro-85fad765</text:p>
          </table:table-cell>
          <table:table-cell office:value-type="string">
            <text:p>Offro un dono.</text:p>
          </table:table-cell>
          <table:table-cell office:value-type="string">
            <text:p>Scelgo il dono.</text:p>
          </table:table-cell>
        </table:table-row>
        <table:table-row table:style-name="ro1">
          <table:table-cell office:value-type="string">
            <text:p>FourthCharacter-aiuto_storia_quattro-2df8a9b6</text:p>
          </table:table-cell>
          <table:table-cell office:value-type="string">
            <text:p> Non parlo senza un dono adeguato!</text:p>
          </table:table-cell>
          <table:table-cell office:value-type="string">
            <text:p>Scelgo il dono.</text:p>
          </table:table-cell>
        </table:table-row>
        <table:table-row table:style-name="ro2">
          <table:table-cell office:value-type="string">
            <text:p>FourthCharacter-aiuto_storia_quattro-1cd2d14b</text:p>
          </table:table-cell>
          <table:table-cell office:value-type="string">
            <text:p>Dopo il tuo dono, la quantità di inchiostro a disposizione è {fourthCharacterInkLevel}.</text:p>
          </table:table-cell>
          <table:table-cell office:value-type="string">
            <text:p>Scelgo il dono.</text:p>
          </table:table-cell>
        </table:table-row>
        <table:table-row table:style-name="ro2">
          <table:table-cell office:value-type="string">
            <text:p>FourthCharacter-aiuto_storia_quattro-6b0ebbe9</text:p>
          </table:table-cell>
          <table:table-cell office:value-type="string">
            <text:p>Ho risolto la quarta storia dando al quarto spettro un nuovo stato</text:p>
          </table:table-cell>
          <table:table-cell office:value-type="string">
            <text:p>Scelgo il dono.</text:p>
          </table:table-cell>
        </table:table-row>
        <table:table-row table:style-name="ro1">
          <table:table-cell office:value-type="string">
            <text:p>FourthCharacter-aiuto_storia_quattro-97b193ed</text:p>
          </table:table-cell>
          <table:table-cell office:value-type="string">
            <text:p>Non ho risolto la storia</text:p>
          </table:table-cell>
          <table:table-cell office:value-type="string">
            <text:p>Scelgo il dono.</text:p>
          </table:table-cell>
        </table:table-row>
        <table:table-row table:style-name="ro18">
          <table:table-cell office:value-type="string">
            <text:p>FourthCharacter-dialogo_personaggia_quattro-39351d4d</text:p>
          </table:table-cell>
          <table:table-cell office:value-type="string">
            <text:p>sss</text:p>
          </table:table-cell>
          <table:table-cell office:value-type="string">
            <text:p>Scelgo il dono.</text:p>
          </table:table-cell>
        </table:table-row>
        <table:table-row table:style-name="ro11">
          <table:table-cell office:value-type="string">
            <text:p>FourthCharacter-personaggia_quattro_storia_conclusa-1599e77c</text:p>
          </table:table-cell>
          <table:table-cell office:value-type="string">
            <text:p>opzione</text:p>
          </table:table-cell>
          <table:table-cell office:value-type="string">
            <text:p>Scelgo il dono.</text:p>
          </table:table-cell>
        </table:table-row>
        <table:table-row table:style-name="ro1">
          <table:table-cell office:value-type="string">
            <text:p>FifthCharacter-fifth_character-1b811b6c</text:p>
          </table:table-cell>
          <table:table-cell office:value-type="string">
            <text:p>Mentor</text:p>
          </table:table-cell>
          <table:table-cell/>
        </table:table-row>
        <table:table-row table:style-name="ro2">
          <table:table-cell office:value-type="string">
            <text:p>FifthCharacter-talk_with_mentor-b64657ef</text:p>
          </table:table-cell>
          <table:table-cell office:value-type="string">
            <text:p>: Come posso esserti utile, {pronouns has him: amico mio|{pronouns has her: amica mia|amicə miə}}?</text:p>
          </table:table-cell>
          <table:table-cell/>
        </table:table-row>
        <table:table-row table:style-name="ro1">
          <table:table-cell office:value-type="string">
            <text:p>FifthCharacter-talk_with_mentor-e7628d9d</text:p>
          </table:table-cell>
          <table:table-cell office:value-type="string">
            <text:p>Avrei bisogno di una mano.</text:p>
          </table:table-cell>
          <table:table-cell/>
        </table:table-row>
        <table:table-row table:style-name="ro1">
          <table:table-cell office:value-type="string">
            <text:p>FifthCharacter-talk_with_mentor-a0204991</text:p>
          </table:table-cell>
          <table:table-cell office:value-type="string">
            <text:p>Mi è successa una cosa strana.</text:p>
          </table:table-cell>
          <table:table-cell/>
        </table:table-row>
        <table:table-row table:style-name="ro1">
          <table:table-cell office:value-type="string">
            <text:p>FifthCharacter-talk_with_mentor-f2bf9dc8</text:p>
          </table:table-cell>
          <table:table-cell office:value-type="string">
            <text:p>Vorrei conoscerti meglio.</text:p>
          </table:table-cell>
          <table:table-cell/>
        </table:table-row>
        <table:table-row table:style-name="ro1">
          <table:table-cell office:value-type="string">
            <text:p>FifthCharacter-talk_with_mentor-15c720cf</text:p>
          </table:table-cell>
          <table:table-cell office:value-type="string">
            <text:p>Ho cambiato idea.</text:p>
          </table:table-cell>
          <table:table-cell/>
        </table:table-row>
        <table:table-row table:style-name="ro1">
          <table:table-cell office:value-type="string">
            <text:p>FifthCharacter-talk_with_fifth_character-a55ec8b4</text:p>
          </table:table-cell>
          <table:table-cell office:value-type="string">
            <text:p>&lt;i&gt;C'è qualcosa che ti frulla nella testa.&lt;/i&gt;</text:p>
          </table:table-cell>
          <table:table-cell/>
        </table:table-row>
        <table:table-row table:style-name="ro1">
          <table:table-cell office:value-type="string">
            <text:p>FifthCharacter-talk_with_fifth_character-371d26f2</text:p>
          </table:table-cell>
          <table:table-cell office:value-type="string">
            <text:p>Ti va di raccontarmi qualcosa di te?</text:p>
          </table:table-cell>
          <table:table-cell/>
        </table:table-row>
        <table:table-row table:style-name="ro1">
          <table:table-cell office:value-type="string">
            <text:p>FifthCharacter-talk_with_fifth_character-6b2a305a</text:p>
          </table:table-cell>
          <table:table-cell office:value-type="string">
            <text:p>Ti vorrei donare questa cosa.</text:p>
          </table:table-cell>
          <table:table-cell/>
        </table:table-row>
        <table:table-row table:style-name="ro1">
          <table:table-cell office:value-type="string">
            <text:p>FifthCharacter-talk_with_fifth_character-a8dce339</text:p>
          </table:table-cell>
          <table:table-cell office:value-type="string">
            <text:p>Ti va di riscrivere la tua storia con me?</text:p>
          </table:table-cell>
          <table:table-cell/>
        </table:table-row>
        <table:table-row table:style-name="ro1">
          <table:table-cell office:value-type="string">
            <text:p>FifthCharacter-talk_with_fifth_character-04b17f94</text:p>
          </table:table-cell>
          <table:table-cell office:value-type="string">
            <text:p>Riprendiamo quella storia?</text:p>
          </table:table-cell>
          <table:table-cell/>
        </table:table-row>
        <table:table-row table:style-name="ro1">
          <table:table-cell office:value-type="string">
            <text:p>FifthCharacter-talk_with_fifth_character-598d0215</text:p>
          </table:table-cell>
          <table:table-cell office:value-type="string">
            <text:p>Lascio il dialogo.</text:p>
          </table:table-cell>
          <table:table-cell/>
        </table:table-row>
        <table:table-row table:style-name="ro2">
          <table:table-cell office:value-type="string">
            <text:p>FifthCharacter-knowing_fifth_character-faec305a</text:p>
          </table:table-cell>
          <table:table-cell office:value-type="string">
            <text:p>: Non è giusto avere delle preferenze, ma la serra è il mio posto preferito.</text:p>
          </table:table-cell>
          <table:table-cell/>
        </table:table-row>
        <table:table-row table:style-name="ro2">
          <table:table-cell office:value-type="string">
            <text:p>FifthCharacter-knowing_fifth_character-a86a92cd</text:p>
          </table:table-cell>
          <table:table-cell office:value-type="string">
            <text:p>: C'è qualcosa nel vedere crescere piante, fiori, funghi che mi fa sentire appagata.</text:p>
          </table:table-cell>
          <table:table-cell/>
        </table:table-row>
        <table:table-row table:style-name="ro2">
          <table:table-cell office:value-type="string">
            <text:p>FifthCharacter-knowing_fifth_character-3052fae9</text:p>
          </table:table-cell>
          <table:table-cell office:value-type="string">
            <text:p>: Non è solo l'odore della terra, o l'umidità nell'aria nei giorni più caldi.</text:p>
          </table:table-cell>
          <table:table-cell/>
        </table:table-row>
        <table:table-row table:style-name="ro2">
          <table:table-cell office:value-type="string">
            <text:p>FifthCharacter-knowing_fifth_character-eb6b62e4</text:p>
          </table:table-cell>
          <table:table-cell office:value-type="string">
            <text:p>: Ma quella sensazione che con le tue mani puoi permettere a un altro corpo di crescere al meglio.</text:p>
          </table:table-cell>
          <table:table-cell/>
        </table:table-row>
        <table:table-row table:style-name="ro1">
          <table:table-cell office:value-type="string">
            <text:p>FifthCharacter-knowing_fifth_character-37840757</text:p>
          </table:table-cell>
          <table:table-cell office:value-type="string">
            <text:p>Preferisco la stazione dei treni, è ordinata, precisa.</text:p>
          </table:table-cell>
          <table:table-cell/>
        </table:table-row>
        <table:table-row table:style-name="ro1">
          <table:table-cell office:value-type="string">
            <text:p>FifthCharacter-knowing_fifth_character-a5e99624</text:p>
          </table:table-cell>
          <table:table-cell office:value-type="string">
            <text:p>: Sì, ne capisco il fascino.</text:p>
          </table:table-cell>
          <table:table-cell/>
        </table:table-row>
        <table:table-row table:style-name="ro1">
          <table:table-cell office:value-type="string">
            <text:p>FifthCharacter-knowing_fifth_character-08559eca</text:p>
          </table:table-cell>
          <table:table-cell office:value-type="string">
            <text:p>: A volte mi siedo lì e mi godo per qualche istante l'attesa.</text:p>
          </table:table-cell>
          <table:table-cell/>
        </table:table-row>
        <table:table-row table:style-name="ro1">
          <table:table-cell office:value-type="string">
            <text:p>FifthCharacter-knowing_fifth_character-d0def90e</text:p>
          </table:table-cell>
          <table:table-cell office:value-type="string">
            <text:p>: Il nulla che accade.</text:p>
          </table:table-cell>
          <table:table-cell/>
        </table:table-row>
        <table:table-row table:style-name="ro2">
          <table:table-cell office:value-type="string">
            <text:p>FifthCharacter-knowing_fifth_character-d76e9e4e</text:p>
          </table:table-cell>
          <table:table-cell office:value-type="string">
            <text:p>: Ma poi le mani fremono, mi supplicano di sistemare qualcosa fuori posto.</text:p>
          </table:table-cell>
          <table:table-cell/>
        </table:table-row>
        <table:table-row table:style-name="ro1">
          <table:table-cell office:value-type="string">
            <text:p>FifthCharacter-knowing_fifth_character-2a84ef6e</text:p>
          </table:table-cell>
          <table:table-cell office:value-type="string">
            <text:p>Lo stagno è divertente, succede di tutto.</text:p>
          </table:table-cell>
          <table:table-cell/>
        </table:table-row>
        <table:table-row table:style-name="ro1">
          <table:table-cell office:value-type="string">
            <text:p>FifthCharacter-knowing_fifth_character-a698b262</text:p>
          </table:table-cell>
          <table:table-cell office:value-type="string">
            <text:p>: Forse succede &lt;i&gt;di troppo&lt;/i&gt;.</text:p>
          </table:table-cell>
          <table:table-cell/>
        </table:table-row>
        <table:table-row table:style-name="ro1">
          <table:table-cell office:value-type="string">
            <text:p>FifthCharacter-knowing_fifth_character-a6a9f3b5</text:p>
          </table:table-cell>
          <table:table-cell office:value-type="string">
            <text:p>: Non sembra pensare a nulla.</text:p>
          </table:table-cell>
          <table:table-cell/>
        </table:table-row>
        <table:table-row table:style-name="ro2">
          <table:table-cell office:value-type="string">
            <text:p>FifthCharacter-knowing_fifth_character-995fccb3</text:p>
          </table:table-cell>
          <table:table-cell office:value-type="string">
            <text:p>: L'acqua è lì e lascia che tutto accada, senza pensare al domani.</text:p>
          </table:table-cell>
          <table:table-cell/>
        </table:table-row>
        <table:table-row table:style-name="ro1">
          <table:table-cell office:value-type="string">
            <text:p>FifthCharacter-knowing_fifth_character-b9b2946e</text:p>
          </table:table-cell>
          <table:table-cell office:value-type="string">
            <text:p>La foresta domina: è lotta, è potenza!</text:p>
          </table:table-cell>
          <table:table-cell/>
        </table:table-row>
        <table:table-row table:style-name="ro1">
          <table:table-cell office:value-type="string">
            <text:p>FifthCharacter-knowing_fifth_character-a73bab91</text:p>
          </table:table-cell>
          <table:table-cell office:value-type="string">
            <text:p>: E disordinata, sporca.</text:p>
          </table:table-cell>
          <table:table-cell/>
        </table:table-row>
        <table:table-row table:style-name="ro2">
          <table:table-cell office:value-type="string">
            <text:p>FifthCharacter-knowing_fifth_character-6ce5e7bd</text:p>
          </table:table-cell>
          <table:table-cell office:value-type="string">
            <text:p>: Posso capirne il fascino, ma non è un luogo dove resto con piacere.</text:p>
          </table:table-cell>
          <table:table-cell/>
        </table:table-row>
        <table:table-row table:style-name="ro2">
          <table:table-cell office:value-type="string">
            <text:p>FifthCharacter-knowing_fifth_character-9f8d4854</text:p>
          </table:table-cell>
          <table:table-cell office:value-type="string">
            <text:p>: E quel tronco al centro non vuole saperne né di crescere né di morire.</text:p>
          </table:table-cell>
          <table:table-cell/>
        </table:table-row>
        <table:table-row table:style-name="ro1">
          <table:table-cell office:value-type="string">
            <text:p>FifthCharacter-knowing_fifth_character-93bc3ba2</text:p>
          </table:table-cell>
          <table:table-cell office:value-type="string">
            <text:p>: Una cosa davvero fastidiosa.</text:p>
          </table:table-cell>
          <table:table-cell/>
        </table:table-row>
        <table:table-row table:style-name="ro1">
          <table:table-cell office:value-type="string">
            <text:p>FifthCharacter-knowing_fifth_character-54e755f7</text:p>
          </table:table-cell>
          <table:table-cell office:value-type="string">
            <text:p>Un po' come prendersi cura delle persone, qui.</text:p>
          </table:table-cell>
          <table:table-cell/>
        </table:table-row>
        <table:table-row table:style-name="ro1">
          <table:table-cell office:value-type="string">
            <text:p>FifthCharacter-knowing_fifth_character-eee857b4</text:p>
          </table:table-cell>
          <table:table-cell office:value-type="string">
            <text:p>: Sì, anche se con meno aspettative.</text:p>
          </table:table-cell>
          <table:table-cell/>
        </table:table-row>
        <table:table-row table:style-name="ro1">
          <table:table-cell office:value-type="string">
            <text:p>FifthCharacter-knowing_fifth_character-66e7521b</text:p>
          </table:table-cell>
          <table:table-cell office:value-type="string">
            <text:p>: Le persone a volte fanno cose che non ci aspettiamo.</text:p>
          </table:table-cell>
          <table:table-cell/>
        </table:table-row>
        <table:table-row table:style-name="ro2">
          <table:table-cell office:value-type="string">
            <text:p>FifthCharacter-knowing_fifth_character-d8495175</text:p>
          </table:table-cell>
          <table:table-cell office:value-type="string">
            <text:p>: Un &lt;i&gt;Lichene degli abissi&lt;/i&gt; con le giuste condizioni cresce sempre allo stesso modo.</text:p>
          </table:table-cell>
          <table:table-cell/>
        </table:table-row>
        <table:table-row table:style-name="ro1">
          <table:table-cell office:value-type="string">
            <text:p>FifthCharacter-knowing_fifth_character-950a3d65</text:p>
          </table:table-cell>
          <table:table-cell office:value-type="string">
            <text:p>Invece sono felice che crescano a prescidere da me.</text:p>
          </table:table-cell>
          <table:table-cell/>
        </table:table-row>
        <table:table-row table:style-name="ro2">
          <table:table-cell office:value-type="string">
            <text:p>FifthCharacter-knowing_fifth_character-1d1a099a</text:p>
          </table:table-cell>
          <table:table-cell office:value-type="string">
            <text:p>: Senza di te? Dobbiamo bagnare il terreno, prepararlo, seminare.</text:p>
          </table:table-cell>
          <table:table-cell/>
        </table:table-row>
        <table:table-row table:style-name="ro1">
          <table:table-cell office:value-type="string">
            <text:p>FifthCharacter-knowing_fifth_character-ebb9599a</text:p>
          </table:table-cell>
          <table:table-cell office:value-type="string">
            <text:p>: Non ci sarebbe nulla senza il nostro lavoro.</text:p>
          </table:table-cell>
          <table:table-cell/>
        </table:table-row>
        <table:table-row table:style-name="ro1">
          <table:table-cell office:value-type="string">
            <text:p>FifthCharacter-knowing_fifth_character-96c56a7d</text:p>
          </table:table-cell>
          <table:table-cell office:value-type="string">
            <text:p>: Non saprebbero resistere alle erbacce, al freddo.</text:p>
          </table:table-cell>
          <table:table-cell/>
        </table:table-row>
        <table:table-row table:style-name="ro1">
          <table:table-cell office:value-type="string">
            <text:p>FifthCharacter-knowing_fifth_character-74ef25c3</text:p>
          </table:table-cell>
          <table:table-cell office:value-type="string">
            <text:p>: No, non sono d'accordo, scusa.</text:p>
          </table:table-cell>
          <table:table-cell/>
        </table:table-row>
        <table:table-row table:style-name="ro7">
          <table:table-cell office:value-type="string">
            <text:p>FifthCharacter-knowing_fifth_character-7a076111</text:p>
          </table:table-cell>
          <table:table-cell office:value-type="string">
            <text:p>: Ma a proposito di questo posto: devo ancora capire come sgomberare quell'ammasso di mobili rotti che blocca il sentiero a ovest della foresta.|{charNameFive}: Ma a proposito di questo posto: devo ancora liberare il sentiero da quei fiori enormi vicino alla serra.</text:p>
          </table:table-cell>
          <table:table-cell/>
        </table:table-row>
        <table:table-row table:style-name="ro1">
          <table:table-cell office:value-type="string">
            <text:p>FifthCharacter-knowing_fifth_character-0c1ee8e4</text:p>
          </table:table-cell>
          <table:table-cell office:value-type="string">
            <text:p>: È arrivato il momento di capire dove possa portare.</text:p>
          </table:table-cell>
          <table:table-cell/>
        </table:table-row>
        <table:table-row table:style-name="ro1">
          <table:table-cell office:value-type="string">
            <text:p>FifthCharacter-knowing_fifth_character-984a0625</text:p>
          </table:table-cell>
          <table:table-cell office:value-type="string">
            <text:p>: Grazie per la chiacchierata, {name}.</text:p>
          </table:table-cell>
          <table:table-cell/>
        </table:table-row>
        <table:table-row table:style-name="ro1">
          <table:table-cell office:value-type="string">
            <text:p>FifthCharacter-knowing_fifth_character-9177f9e0</text:p>
          </table:table-cell>
          <table:table-cell office:value-type="string">
            <text:p>: La storia di {charNameOne} mi ha colpita.</text:p>
          </table:table-cell>
          <table:table-cell/>
        </table:table-row>
        <table:table-row table:style-name="ro2">
          <table:table-cell office:value-type="string">
            <text:p>FifthCharacter-knowing_fifth_character-350345a2</text:p>
          </table:table-cell>
          <table:table-cell office:value-type="string">
            <text:p>: E {charNameOne} di sicuro non vuole sentire le tue opinioni in merito.</text:p>
          </table:table-cell>
          <table:table-cell/>
        </table:table-row>
        <table:table-row table:style-name="ro2">
          <table:table-cell office:value-type="string">
            <text:p>FifthCharacter-knowing_fifth_character-c5410e7b</text:p>
          </table:table-cell>
          <table:table-cell office:value-type="string">
            <text:p>: Non tanto il suo blocco, quello è una cosa comune a quell'età.</text:p>
          </table:table-cell>
          <table:table-cell/>
        </table:table-row>
        <table:table-row table:style-name="ro2">
          <table:table-cell office:value-type="string">
            <text:p>FifthCharacter-knowing_fifth_character-428f7f31</text:p>
          </table:table-cell>
          <table:table-cell office:value-type="string">
            <text:p>: Quanto invece fosse consapevole delle opinioni di tutte le persone care.</text:p>
          </table:table-cell>
          <table:table-cell/>
        </table:table-row>
        <table:table-row table:style-name="ro1">
          <table:table-cell office:value-type="string">
            <text:p>FifthCharacter-knowing_fifth_character-75794f82</text:p>
          </table:table-cell>
          <table:table-cell office:value-type="string">
            <text:p>: Senza però perdere sé stessa.</text:p>
          </table:table-cell>
          <table:table-cell/>
        </table:table-row>
        <table:table-row table:style-name="ro1">
          <table:table-cell office:value-type="string">
            <text:p>FifthCharacter-knowing_fifth_character-64507cad</text:p>
          </table:table-cell>
          <table:table-cell office:value-type="string">
            <text:p>: Questa è una cosa difficile anche alla mia età.</text:p>
          </table:table-cell>
          <table:table-cell/>
        </table:table-row>
        <table:table-row table:style-name="ro1">
          <table:table-cell office:value-type="string">
            <text:p>FifthCharacter-knowing_fifth_character-1106e387</text:p>
          </table:table-cell>
          <table:table-cell office:value-type="string">
            <text:p>I numeri sono indicatori, non fatti assoluti.</text:p>
          </table:table-cell>
          <table:table-cell/>
        </table:table-row>
        <table:table-row table:style-name="ro1">
          <table:table-cell office:value-type="string">
            <text:p>FifthCharacter-knowing_fifth_character-093cd19a</text:p>
          </table:table-cell>
          <table:table-cell office:value-type="string">
            <text:p>: Su questo hai ragione, {name}.</text:p>
          </table:table-cell>
          <table:table-cell/>
        </table:table-row>
        <table:table-row table:style-name="ro4">
          <table:table-cell office:value-type="string">
            <text:p>FifthCharacter-knowing_fifth_character-151633d2</text:p>
          </table:table-cell>
          <table:table-cell office:value-type="string">
            <text:p>: Eppure posso assicurarti che i miei cinquanta e rotti anni si portano addosso anche un bel po' di fatti scricchiolanti e ricordi.</text:p>
          </table:table-cell>
          <table:table-cell/>
        </table:table-row>
        <table:table-row table:style-name="ro1">
          <table:table-cell office:value-type="string">
            <text:p>FifthCharacter-knowing_fifth_character-e6ecfd86</text:p>
          </table:table-cell>
          <table:table-cell office:value-type="string">
            <text:p> sapeva ridere, giocare, e questo l'ha resa libera.</text:p>
          </table:table-cell>
          <table:table-cell/>
        </table:table-row>
        <table:table-row table:style-name="ro1">
          <table:table-cell office:value-type="string">
            <text:p>FifthCharacter-knowing_fifth_character-87548188</text:p>
          </table:table-cell>
          <table:table-cell office:value-type="string">
            <text:p>: E la libertà può farti perdere ancora di più.</text:p>
          </table:table-cell>
          <table:table-cell/>
        </table:table-row>
        <table:table-row table:style-name="ro2">
          <table:table-cell office:value-type="string">
            <text:p>FifthCharacter-knowing_fifth_character-0b039c65</text:p>
          </table:table-cell>
          <table:table-cell office:value-type="string">
            <text:p>: A volte non c'è maggiore libertà di essere stabili e felici nel proprio ruolo.</text:p>
          </table:table-cell>
          <table:table-cell/>
        </table:table-row>
        <table:table-row table:style-name="ro1">
          <table:table-cell office:value-type="string">
            <text:p>FifthCharacter-knowing_fifth_character-13997ca8</text:p>
          </table:table-cell>
          <table:table-cell office:value-type="string">
            <text:p>Non c'è vera azione senza consapevolezza.</text:p>
          </table:table-cell>
          <table:table-cell/>
        </table:table-row>
        <table:table-row table:style-name="ro1">
          <table:table-cell office:value-type="string">
            <text:p>FifthCharacter-knowing_fifth_character-c1c92e75</text:p>
          </table:table-cell>
          <table:table-cell office:value-type="string">
            <text:p>: Allora la maggior parte di noi non agisce mai veramente.</text:p>
          </table:table-cell>
          <table:table-cell/>
        </table:table-row>
        <table:table-row table:style-name="ro1">
          <table:table-cell office:value-type="string">
            <text:p>FifthCharacter-knowing_fifth_character-571f7138</text:p>
          </table:table-cell>
          <table:table-cell office:value-type="string">
            <text:p>: Eppure riusciamo a farci del male, e a farci del bene.</text:p>
          </table:table-cell>
          <table:table-cell/>
        </table:table-row>
        <table:table-row table:style-name="ro1">
          <table:table-cell office:value-type="string">
            <text:p>FifthCharacter-knowing_fifth_character-cac701ee</text:p>
          </table:table-cell>
          <table:table-cell office:value-type="string">
            <text:p>: Qualcosa deve sempre cambiare.</text:p>
          </table:table-cell>
          <table:table-cell/>
        </table:table-row>
        <table:table-row table:style-name="ro1">
          <table:table-cell office:value-type="string">
            <text:p>FifthCharacter-knowing_fifth_character-301be593</text:p>
          </table:table-cell>
          <table:table-cell office:value-type="string">
            <text:p>E tu sei molto ricettiva verso le altre persone.</text:p>
          </table:table-cell>
          <table:table-cell/>
        </table:table-row>
        <table:table-row table:style-name="ro1">
          <table:table-cell office:value-type="string">
            <text:p>FifthCharacter-knowing_fifth_character-0e3c41b8</text:p>
          </table:table-cell>
          <table:table-cell office:value-type="string">
            <text:p>: Forse non &lt;i&gt;molto&lt;/i&gt;.</text:p>
          </table:table-cell>
          <table:table-cell/>
        </table:table-row>
        <table:table-row table:style-name="ro2">
          <table:table-cell office:value-type="string">
            <text:p>FifthCharacter-knowing_fifth_character-fff026ca</text:p>
          </table:table-cell>
          <table:table-cell office:value-type="string">
            <text:p>: Ma indubbiamente quello che hanno da dire e quello che provano, conta.</text:p>
          </table:table-cell>
          <table:table-cell/>
        </table:table-row>
        <table:table-row table:style-name="ro2">
          <table:table-cell office:value-type="string">
            <text:p>FifthCharacter-knowing_fifth_character-ea8d24b6</text:p>
          </table:table-cell>
          <table:table-cell office:value-type="string">
            <text:p>: Una mentore è una guida, ma per imparare a guidare deve capire chi ha dall'altra parte.</text:p>
          </table:table-cell>
          <table:table-cell/>
        </table:table-row>
        <table:table-row table:style-name="ro1">
          <table:table-cell office:value-type="string">
            <text:p>FifthCharacter-knowing_fifth_character-79d958be</text:p>
          </table:table-cell>
          <table:table-cell office:value-type="string">
            <text:p>: Di cosa abbia bisogno.</text:p>
          </table:table-cell>
          <table:table-cell/>
        </table:table-row>
        <table:table-row table:style-name="ro1">
          <table:table-cell office:value-type="string">
            <text:p>FifthCharacter-knowing_fifth_character-c98a930d</text:p>
          </table:table-cell>
          <table:table-cell office:value-type="string">
            <text:p>: Dove voglia andare.</text:p>
          </table:table-cell>
          <table:table-cell/>
        </table:table-row>
        <table:table-row table:style-name="ro1">
          <table:table-cell office:value-type="string">
            <text:p>FifthCharacter-knowing_fifth_character-96b21d2d</text:p>
          </table:table-cell>
          <table:table-cell office:value-type="string">
            <text:p>Ci sono momenti in cui è necessario anche perdersi.</text:p>
          </table:table-cell>
          <table:table-cell/>
        </table:table-row>
        <table:table-row table:style-name="ro2">
          <table:table-cell office:value-type="string">
            <text:p>FifthCharacter-knowing_fifth_character-800d1295</text:p>
          </table:table-cell>
          <table:table-cell office:value-type="string">
            <text:p>: E in questo luogo in fondo arrivano solo persone che si sono perse.</text:p>
          </table:table-cell>
          <table:table-cell/>
        </table:table-row>
        <table:table-row table:style-name="ro1">
          <table:table-cell office:value-type="string">
            <text:p>FifthCharacter-knowing_fifth_character-c0361034</text:p>
          </table:table-cell>
          <table:table-cell office:value-type="string">
            <text:p>: E che se ne vanno più serene.</text:p>
          </table:table-cell>
          <table:table-cell/>
        </table:table-row>
        <table:table-row table:style-name="ro2">
          <table:table-cell office:value-type="string">
            <text:p>FifthCharacter-knowing_fifth_character-c382bafe</text:p>
          </table:table-cell>
          <table:table-cell office:value-type="string">
            <text:p>: Avrebbero scoperto quella serenità, senza un po' di smarrimento?</text:p>
          </table:table-cell>
          <table:table-cell/>
        </table:table-row>
        <table:table-row table:style-name="ro1">
          <table:table-cell office:value-type="string">
            <text:p>FifthCharacter-knowing_fifth_character-91adca8c</text:p>
          </table:table-cell>
          <table:table-cell office:value-type="string">
            <text:p>: Questo luogo continua a stupirmi.</text:p>
          </table:table-cell>
          <table:table-cell/>
        </table:table-row>
        <table:table-row table:style-name="ro2">
          <table:table-cell office:value-type="string">
            <text:p>FifthCharacter-knowing_fifth_character-75b0300b</text:p>
          </table:table-cell>
          <table:table-cell office:value-type="string">
            <text:p>: Sei qui per aiutare le altre persone, e finisci per scoprire cose di te.</text:p>
          </table:table-cell>
          <table:table-cell/>
        </table:table-row>
        <table:table-row table:style-name="ro2">
          <table:table-cell office:value-type="string">
            <text:p>FifthCharacter-knowing_fifth_character-f0c6fc7e</text:p>
          </table:table-cell>
          <table:table-cell office:value-type="string">
            <text:p>: Ma ora è il momeno di svuotare lo stagno dalle sue cose più schifose.</text:p>
          </table:table-cell>
          <table:table-cell/>
        </table:table-row>
        <table:table-row table:style-name="ro1">
          <table:table-cell office:value-type="string">
            <text:p>FifthCharacter-knowing_fifth_character-27db0ecb</text:p>
          </table:table-cell>
          <table:table-cell office:value-type="string">
            <text:p>: Prega per me, {name}.</text:p>
          </table:table-cell>
          <table:table-cell/>
        </table:table-row>
        <table:table-row table:style-name="ro1">
          <table:table-cell office:value-type="string">
            <text:p>FifthCharacter-knowing_fifth_character-a8e14e06</text:p>
          </table:table-cell>
          <table:table-cell office:value-type="string">
            <text:p>: A volte un po' mi pesa, tutto questo via vai.</text:p>
          </table:table-cell>
          <table:table-cell/>
        </table:table-row>
        <table:table-row table:style-name="ro2">
          <table:table-cell office:value-type="string">
            <text:p>FifthCharacter-knowing_fifth_character-2277e57b</text:p>
          </table:table-cell>
          <table:table-cell office:value-type="string">
            <text:p>: Ci sono persone a cui mi sono affezionata, che non rivedrò più.</text:p>
          </table:table-cell>
          <table:table-cell/>
        </table:table-row>
        <table:table-row table:style-name="ro1">
          <table:table-cell office:value-type="string">
            <text:p>FifthCharacter-knowing_fifth_character-91dca23c</text:p>
          </table:table-cell>
          <table:table-cell office:value-type="string">
            <text:p>: Persone che ho aiutato e ora vorrei sentire più spesso.</text:p>
          </table:table-cell>
          <table:table-cell/>
        </table:table-row>
        <table:table-row table:style-name="ro1">
          <table:table-cell office:value-type="string">
            <text:p>FifthCharacter-knowing_fifth_character-cf0c42bd</text:p>
          </table:table-cell>
          <table:table-cell office:value-type="string">
            <text:p>: Ma poi le loro lettere non arrivano, o arrivano sempre meno.</text:p>
          </table:table-cell>
          <table:table-cell/>
        </table:table-row>
        <table:table-row table:style-name="ro1">
          <table:table-cell office:value-type="string">
            <text:p>FifthCharacter-knowing_fifth_character-226893d4</text:p>
          </table:table-cell>
          <table:table-cell office:value-type="string">
            <text:p>: E allora mi chiedo se ho sbagliato qualcosa.</text:p>
          </table:table-cell>
          <table:table-cell/>
        </table:table-row>
        <table:table-row table:style-name="ro2">
          <table:table-cell office:value-type="string">
            <text:p>FifthCharacter-knowing_fifth_character-1f3b188c</text:p>
          </table:table-cell>
          <table:table-cell office:value-type="string">
            <text:p>: Non mi fraintendere: sono felice di quello che faccio, di quello che ho fatto.</text:p>
          </table:table-cell>
          <table:table-cell/>
        </table:table-row>
        <table:table-row table:style-name="ro2">
          <table:table-cell office:value-type="string">
            <text:p>FifthCharacter-knowing_fifth_character-bed1b871</text:p>
          </table:table-cell>
          <table:table-cell office:value-type="string">
            <text:p>: E per me è una gioia tenere tutto questo in piedi, giorno per giorno.</text:p>
          </table:table-cell>
          <table:table-cell/>
        </table:table-row>
        <table:table-row table:style-name="ro1">
          <table:table-cell office:value-type="string">
            <text:p>FifthCharacter-knowing_fifth_character-e40faffa</text:p>
          </table:table-cell>
          <table:table-cell office:value-type="string">
            <text:p>Ogni lavoro ha la sua quota di sacrificio.</text:p>
          </table:table-cell>
          <table:table-cell/>
        </table:table-row>
        <table:table-row table:style-name="ro1">
          <table:table-cell office:value-type="string">
            <text:p>FifthCharacter-knowing_fifth_character-4555be2c</text:p>
          </table:table-cell>
          <table:table-cell office:value-type="string">
            <text:p>: Vero.</text:p>
          </table:table-cell>
          <table:table-cell/>
        </table:table-row>
        <table:table-row table:style-name="ro1">
          <table:table-cell office:value-type="string">
            <text:p>FifthCharacter-knowing_fifth_character-5e22d9eb</text:p>
          </table:table-cell>
          <table:table-cell office:value-type="string">
            <text:p>: Il valore di qualcosa viene da quanto ci è costata.</text:p>
          </table:table-cell>
          <table:table-cell/>
        </table:table-row>
        <table:table-row table:style-name="ro1">
          <table:table-cell office:value-type="string">
            <text:p>FifthCharacter-knowing_fifth_character-8124b249</text:p>
          </table:table-cell>
          <table:table-cell office:value-type="string">
            <text:p>: E la maggior parte delle volte non paghiamo in denaro.</text:p>
          </table:table-cell>
          <table:table-cell/>
        </table:table-row>
        <table:table-row table:style-name="ro1">
          <table:table-cell office:value-type="string">
            <text:p>FifthCharacter-knowing_fifth_character-d24234e4</text:p>
          </table:table-cell>
          <table:table-cell office:value-type="string">
            <text:p>Forse le volpi si mangiano le lettere!</text:p>
          </table:table-cell>
          <table:table-cell/>
        </table:table-row>
        <table:table-row table:style-name="ro2">
          <table:table-cell office:value-type="string">
            <text:p>FifthCharacter-knowing_fifth_character-0f3ca611</text:p>
          </table:table-cell>
          <table:table-cell office:value-type="string">
            <text:p>: La fantasia è un modo piacevole di affrontare la realtà, {name}.</text:p>
          </table:table-cell>
          <table:table-cell/>
        </table:table-row>
        <table:table-row table:style-name="ro1">
          <table:table-cell office:value-type="string">
            <text:p>FifthCharacter-knowing_fifth_character-57a826ca</text:p>
          </table:table-cell>
          <table:table-cell office:value-type="string">
            <text:p>: Ma alla lunga rende difficile capire cosa sia vero e cosa no.</text:p>
          </table:table-cell>
          <table:table-cell/>
        </table:table-row>
        <table:table-row table:style-name="ro1">
          <table:table-cell office:value-type="string">
            <text:p>FifthCharacter-knowing_fifth_character-86d494a9</text:p>
          </table:table-cell>
          <table:table-cell office:value-type="string">
            <text:p>Il mondo è pieno di ingrati.</text:p>
          </table:table-cell>
          <table:table-cell/>
        </table:table-row>
        <table:table-row table:style-name="ro1">
          <table:table-cell office:value-type="string">
            <text:p>FifthCharacter-knowing_fifth_character-3339edc4</text:p>
          </table:table-cell>
          <table:table-cell office:value-type="string">
            <text:p>: No.</text:p>
          </table:table-cell>
          <table:table-cell/>
        </table:table-row>
        <table:table-row table:style-name="ro1">
          <table:table-cell office:value-type="string">
            <text:p>FifthCharacter-knowing_fifth_character-4ba82f77</text:p>
          </table:table-cell>
          <table:table-cell office:value-type="string">
            <text:p>: Direi che il mondo è pieno di persone distratte.</text:p>
          </table:table-cell>
          <table:table-cell/>
        </table:table-row>
        <table:table-row table:style-name="ro2">
          <table:table-cell office:value-type="string">
            <text:p>FifthCharacter-knowing_fifth_character-a113e9c2</text:p>
          </table:table-cell>
          <table:table-cell office:value-type="string">
            <text:p>: Le cose da fare sono infinite, e finiamo per dimenticarci di chi non vediamo tutti i giorni.</text:p>
          </table:table-cell>
          <table:table-cell/>
        </table:table-row>
        <table:table-row table:style-name="ro1">
          <table:table-cell office:value-type="string">
            <text:p>FifthCharacter-knowing_fifth_character-9f3287f5</text:p>
          </table:table-cell>
          <table:table-cell office:value-type="string">
            <text:p>: Non è ingratitudine, è una vita che scorre troppo veloce.</text:p>
          </table:table-cell>
          <table:table-cell/>
        </table:table-row>
        <table:table-row table:style-name="ro1">
          <table:table-cell office:value-type="string">
            <text:p>FifthCharacter-knowing_fifth_character-4787f566</text:p>
          </table:table-cell>
          <table:table-cell office:value-type="string">
            <text:p>Ti prometto che ti scriverò ogni giorno.</text:p>
          </table:table-cell>
          <table:table-cell/>
        </table:table-row>
        <table:table-row table:style-name="ro2">
          <table:table-cell office:value-type="string">
            <text:p>FifthCharacter-knowing_fifth_character-2360f3d0</text:p>
          </table:table-cell>
          <table:table-cell office:value-type="string">
            <text:p>: Oh, {pronouns has him: caro|{pronouns has her: cara|carə}}, è una bella promessa.</text:p>
          </table:table-cell>
          <table:table-cell/>
        </table:table-row>
        <table:table-row table:style-name="ro1">
          <table:table-cell office:value-type="string">
            <text:p>FifthCharacter-knowing_fifth_character-f28ccb25</text:p>
          </table:table-cell>
          <table:table-cell office:value-type="string">
            <text:p>: Una promessa che ho sentito decine di volte.</text:p>
          </table:table-cell>
          <table:table-cell/>
        </table:table-row>
        <table:table-row table:style-name="ro1">
          <table:table-cell office:value-type="string">
            <text:p>FifthCharacter-knowing_fifth_character-f4d8c4ef</text:p>
          </table:table-cell>
          <table:table-cell office:value-type="string">
            <text:p>Esiste un confine tra {charNameFive} e questo luogo?</text:p>
          </table:table-cell>
          <table:table-cell/>
        </table:table-row>
        <table:table-row table:style-name="ro1">
          <table:table-cell office:value-type="string">
            <text:p>FifthCharacter-knowing_fifth_character-9adef099</text:p>
          </table:table-cell>
          <table:table-cell office:value-type="string">
            <text:p>: A volte mi sento &lt;i&gt;solo&lt;/i&gt; questo luogo.</text:p>
          </table:table-cell>
          <table:table-cell/>
        </table:table-row>
        <table:table-row table:style-name="ro1">
          <table:table-cell office:value-type="string">
            <text:p>FifthCharacter-knowing_fifth_character-7196b959</text:p>
          </table:table-cell>
          <table:table-cell office:value-type="string">
            <text:p>: Non mi chiedo spesso se andarmene o meno.</text:p>
          </table:table-cell>
          <table:table-cell/>
        </table:table-row>
        <table:table-row table:style-name="ro1">
          <table:table-cell office:value-type="string">
            <text:p>FifthCharacter-knowing_fifth_character-63e1fdce</text:p>
          </table:table-cell>
          <table:table-cell office:value-type="string">
            <text:p>: O dove.</text:p>
          </table:table-cell>
          <table:table-cell/>
        </table:table-row>
        <table:table-row table:style-name="ro1">
          <table:table-cell office:value-type="string">
            <text:p>FifthCharacter-knowing_fifth_character-41ffa503</text:p>
          </table:table-cell>
          <table:table-cell office:value-type="string">
            <text:p>: Ma basta con questo spirito malinconico!</text:p>
          </table:table-cell>
          <table:table-cell/>
        </table:table-row>
        <table:table-row table:style-name="ro2">
          <table:table-cell office:value-type="string">
            <text:p>FifthCharacter-knowing_fifth_character-aa525f37</text:p>
          </table:table-cell>
          <table:table-cell office:value-type="string">
            <text:p>: Mi sono appena ricordata che ci sono delle erbacce fastidiose sotto la poltrona della biblioteca,</text:p>
          </table:table-cell>
          <table:table-cell/>
        </table:table-row>
        <table:table-row table:style-name="ro1">
          <table:table-cell office:value-type="string">
            <text:p>FifthCharacter-knowing_fifth_character-96e0591b</text:p>
          </table:table-cell>
          <table:table-cell office:value-type="string">
            <text:p>: Devo inventarmi un modo per liberarmene!</text:p>
          </table:table-cell>
          <table:table-cell/>
        </table:table-row>
        <table:table-row table:style-name="ro2">
          <table:table-cell office:value-type="string">
            <text:p>FifthCharacter-knowing_fifth_character-673142ee</text:p>
          </table:table-cell>
          <table:table-cell office:value-type="string">
            <text:p>: Mi sto chiedendo se non sia stata troppo dura col piccolo {charNameTwo} appena arrivato qui.</text:p>
          </table:table-cell>
          <table:table-cell/>
        </table:table-row>
        <table:table-row table:style-name="ro2">
          <table:table-cell office:value-type="string">
            <text:p>FifthCharacter-knowing_fifth_character-a02f38b9</text:p>
          </table:table-cell>
          <table:table-cell office:value-type="string">
            <text:p>: Ero sinceramente spaventata, ma forse ho reagito con violenza.</text:p>
          </table:table-cell>
          <table:table-cell/>
        </table:table-row>
        <table:table-row table:style-name="ro1">
          <table:table-cell office:value-type="string">
            <text:p>FifthCharacter-knowing_fifth_character-7e7f4b13</text:p>
          </table:table-cell>
          <table:table-cell office:value-type="string">
            <text:p>: Ma questo non è un luogo per un bimbo.</text:p>
          </table:table-cell>
          <table:table-cell/>
        </table:table-row>
        <table:table-row table:style-name="ro2">
          <table:table-cell office:value-type="string">
            <text:p>FifthCharacter-knowing_fifth_character-3fcb5627</text:p>
          </table:table-cell>
          <table:table-cell office:value-type="string">
            <text:p>: Ti immagini cosa significhi essere un genitore, e renderti conto che tuo figlio, così piccolo, ha già perso la strada?</text:p>
          </table:table-cell>
          <table:table-cell/>
        </table:table-row>
        <table:table-row table:style-name="ro1">
          <table:table-cell office:value-type="string">
            <text:p>FifthCharacter-knowing_fifth_character-4b6565d8</text:p>
          </table:table-cell>
          <table:table-cell office:value-type="string">
            <text:p>: Che già non sappia più cosa fare del suo futuro?</text:p>
          </table:table-cell>
          <table:table-cell/>
        </table:table-row>
        <table:table-row table:style-name="ro1">
          <table:table-cell office:value-type="string">
            <text:p>FifthCharacter-knowing_fifth_character-c4cf4001</text:p>
          </table:table-cell>
          <table:table-cell office:value-type="string">
            <text:p>: Che cosa terribile per entrambi.</text:p>
          </table:table-cell>
          <table:table-cell/>
        </table:table-row>
        <table:table-row table:style-name="ro1">
          <table:table-cell office:value-type="string">
            <text:p>FifthCharacter-knowing_fifth_character-6704f47f</text:p>
          </table:table-cell>
          <table:table-cell office:value-type="string">
            <text:p>: E tutta quella responsabilità.</text:p>
          </table:table-cell>
          <table:table-cell/>
        </table:table-row>
        <table:table-row table:style-name="ro1">
          <table:table-cell office:value-type="string">
            <text:p>FifthCharacter-knowing_fifth_character-fe7c3c76</text:p>
          </table:table-cell>
          <table:table-cell office:value-type="string">
            <text:p>: Quella paura per il futuro e per l'ambiente.</text:p>
          </table:table-cell>
          <table:table-cell/>
        </table:table-row>
        <table:table-row table:style-name="ro2">
          <table:table-cell office:value-type="string">
            <text:p>FifthCharacter-knowing_fifth_character-01e60723</text:p>
          </table:table-cell>
          <table:table-cell office:value-type="string">
            <text:p>: Non dovrebbe pensare al pallone, a giocare con gli amici, a studiare?</text:p>
          </table:table-cell>
          <table:table-cell/>
        </table:table-row>
        <table:table-row table:style-name="ro1">
          <table:table-cell office:value-type="string">
            <text:p>FifthCharacter-knowing_fifth_character-a092990c</text:p>
          </table:table-cell>
          <table:table-cell office:value-type="string">
            <text:p> ama studiare, e infatti questo è il posto per lui.</text:p>
          </table:table-cell>
          <table:table-cell/>
        </table:table-row>
        <table:table-row table:style-name="ro1">
          <table:table-cell office:value-type="string">
            <text:p>FifthCharacter-knowing_fifth_character-1ec812ae</text:p>
          </table:table-cell>
          <table:table-cell office:value-type="string">
            <text:p>: No!</text:p>
          </table:table-cell>
          <table:table-cell/>
        </table:table-row>
        <table:table-row table:style-name="ro1">
          <table:table-cell office:value-type="string">
            <text:p>FifthCharacter-knowing_fifth_character-7dd1bd6f</text:p>
          </table:table-cell>
          <table:table-cell office:value-type="string">
            <text:p>: Questo è un posto spirituale.</text:p>
          </table:table-cell>
          <table:table-cell/>
        </table:table-row>
        <table:table-row table:style-name="ro1">
          <table:table-cell office:value-type="string">
            <text:p>FifthCharacter-knowing_fifth_character-7ddad012</text:p>
          </table:table-cell>
          <table:table-cell office:value-type="string">
            <text:p>: Di crescita, di esplorazione.</text:p>
          </table:table-cell>
          <table:table-cell/>
        </table:table-row>
        <table:table-row table:style-name="ro1">
          <table:table-cell office:value-type="string">
            <text:p>FifthCharacter-knowing_fifth_character-4e3aed3e</text:p>
          </table:table-cell>
          <table:table-cell office:value-type="string">
            <text:p>: Non un laboratorio.</text:p>
          </table:table-cell>
          <table:table-cell/>
        </table:table-row>
        <table:table-row table:style-name="ro1">
          <table:table-cell office:value-type="string">
            <text:p>FifthCharacter-knowing_fifth_character-e2f07d17</text:p>
          </table:table-cell>
          <table:table-cell office:value-type="string">
            <text:p>: Non il piccolo chimico.</text:p>
          </table:table-cell>
          <table:table-cell/>
        </table:table-row>
        <table:table-row table:style-name="ro2">
          <table:table-cell office:value-type="string">
            <text:p>FifthCharacter-knowing_fifth_character-2737d582</text:p>
          </table:table-cell>
          <table:table-cell office:value-type="string">
            <text:p>Giocare è comunque un modo per capire il mondo, {charNameFive}.</text:p>
          </table:table-cell>
          <table:table-cell/>
        </table:table-row>
        <table:table-row table:style-name="ro1">
          <table:table-cell office:value-type="string">
            <text:p>FifthCharacter-knowing_fifth_character-0d75c0ac</text:p>
          </table:table-cell>
          <table:table-cell office:value-type="string">
            <text:p>: Ma un modo controllato, adatto per i bambini.</text:p>
          </table:table-cell>
          <table:table-cell/>
        </table:table-row>
        <table:table-row table:style-name="ro1">
          <table:table-cell office:value-type="string">
            <text:p>FifthCharacter-knowing_fifth_character-5961e1ce</text:p>
          </table:table-cell>
          <table:table-cell office:value-type="string">
            <text:p>: Con meno violenza possibile.</text:p>
          </table:table-cell>
          <table:table-cell/>
        </table:table-row>
        <table:table-row table:style-name="ro1">
          <table:table-cell office:value-type="string">
            <text:p>FifthCharacter-knowing_fifth_character-695d9e56</text:p>
          </table:table-cell>
          <table:table-cell office:value-type="string">
            <text:p>: Senza le cose terribili che ci circondano.</text:p>
          </table:table-cell>
          <table:table-cell/>
        </table:table-row>
        <table:table-row table:style-name="ro2">
          <table:table-cell office:value-type="string">
            <text:p>FifthCharacter-knowing_fifth_character-86ddd39e</text:p>
          </table:table-cell>
          <table:table-cell office:value-type="string">
            <text:p>: Se non voglio vederle io a cinquant'anni, perché deve vederle un bimbo?</text:p>
          </table:table-cell>
          <table:table-cell/>
        </table:table-row>
        <table:table-row table:style-name="ro2">
          <table:table-cell office:value-type="string">
            <text:p>FifthCharacter-knowing_fifth_character-8d5c9bf0</text:p>
          </table:table-cell>
          <table:table-cell office:value-type="string">
            <text:p>Alla sua età avevo anche io idee e paure. Si è bambini, non idioti.</text:p>
          </table:table-cell>
          <table:table-cell/>
        </table:table-row>
        <table:table-row table:style-name="ro1">
          <table:table-cell office:value-type="string">
            <text:p>FifthCharacter-knowing_fifth_character-0400c079</text:p>
          </table:table-cell>
          <table:table-cell office:value-type="string">
            <text:p>: Non serve che usi quel linguaggio con me, {name}.</text:p>
          </table:table-cell>
          <table:table-cell/>
        </table:table-row>
        <table:table-row table:style-name="ro1">
          <table:table-cell office:value-type="string">
            <text:p>FifthCharacter-knowing_fifth_character-6ad04400</text:p>
          </table:table-cell>
          <table:table-cell office:value-type="string">
            <text:p>: E non sono d'accordo.</text:p>
          </table:table-cell>
          <table:table-cell/>
        </table:table-row>
        <table:table-row table:style-name="ro1">
          <table:table-cell office:value-type="string">
            <text:p>FifthCharacter-knowing_fifth_character-adf12606</text:p>
          </table:table-cell>
          <table:table-cell office:value-type="string">
            <text:p>: Nemmeno a vent'anni puoi sapere davvero cosa vuoi.</text:p>
          </table:table-cell>
          <table:table-cell/>
        </table:table-row>
        <table:table-row table:style-name="ro1">
          <table:table-cell office:value-type="string">
            <text:p>FifthCharacter-knowing_fifth_character-fc4e123e</text:p>
          </table:table-cell>
          <table:table-cell office:value-type="string">
            <text:p>: Cosa conta a questo mondo.</text:p>
          </table:table-cell>
          <table:table-cell/>
        </table:table-row>
        <table:table-row table:style-name="ro1">
          <table:table-cell office:value-type="string">
            <text:p>FifthCharacter-knowing_fifth_character-0b54a11c</text:p>
          </table:table-cell>
          <table:table-cell office:value-type="string">
            <text:p>: Per questo i genitori ci sono.</text:p>
          </table:table-cell>
          <table:table-cell/>
        </table:table-row>
        <table:table-row table:style-name="ro1">
          <table:table-cell office:value-type="string">
            <text:p>FifthCharacter-knowing_fifth_character-a06650e0</text:p>
          </table:table-cell>
          <table:table-cell office:value-type="string">
            <text:p>: Per proteggerti.</text:p>
          </table:table-cell>
          <table:table-cell/>
        </table:table-row>
        <table:table-row table:style-name="ro1">
          <table:table-cell office:value-type="string">
            <text:p>FifthCharacter-knowing_fifth_character-5c701d65</text:p>
          </table:table-cell>
          <table:table-cell office:value-type="string">
            <text:p>Mi spiace che tu ti senta in colpa.</text:p>
          </table:table-cell>
          <table:table-cell/>
        </table:table-row>
        <table:table-row table:style-name="ro1">
          <table:table-cell office:value-type="string">
            <text:p>FifthCharacter-knowing_fifth_character-2b0101d0</text:p>
          </table:table-cell>
          <table:table-cell office:value-type="string">
            <text:p>: Ma non hai detto che non ho sbagliato.</text:p>
          </table:table-cell>
          <table:table-cell/>
        </table:table-row>
        <table:table-row table:style-name="ro1">
          <table:table-cell office:value-type="string">
            <text:p>FifthCharacter-knowing_fifth_character-e0db770b</text:p>
          </table:table-cell>
          <table:table-cell office:value-type="string">
            <text:p>: Scusa, non è quello il tuo ruolo.</text:p>
          </table:table-cell>
          <table:table-cell/>
        </table:table-row>
        <table:table-row table:style-name="ro1">
          <table:table-cell office:value-type="string">
            <text:p>FifthCharacter-knowing_fifth_character-24c41300</text:p>
          </table:table-cell>
          <table:table-cell office:value-type="string">
            <text:p>: Sennò non sarei io la mentore, ma tu.</text:p>
          </table:table-cell>
          <table:table-cell/>
        </table:table-row>
        <table:table-row table:style-name="ro1">
          <table:table-cell office:value-type="string">
            <text:p>FifthCharacter-knowing_fifth_character-aa5b3313</text:p>
          </table:table-cell>
          <table:table-cell office:value-type="string">
            <text:p>: Spero che almeno lui prima o poi mi perdoni.</text:p>
          </table:table-cell>
          <table:table-cell/>
        </table:table-row>
        <table:table-row table:style-name="ro1">
          <table:table-cell office:value-type="string">
            <text:p>FifthCharacter-knowing_fifth_character-db44a2a3</text:p>
          </table:table-cell>
          <table:table-cell office:value-type="string">
            <text:p>Il genitore dovrebbe essere il lavoro di una comunità.</text:p>
          </table:table-cell>
          <table:table-cell/>
        </table:table-row>
        <table:table-row table:style-name="ro1">
          <table:table-cell office:value-type="string">
            <text:p>FifthCharacter-knowing_fifth_character-b14418a7</text:p>
          </table:table-cell>
          <table:table-cell office:value-type="string">
            <text:p>: Non dire castronerie, {name}.</text:p>
          </table:table-cell>
          <table:table-cell/>
        </table:table-row>
        <table:table-row table:style-name="ro1">
          <table:table-cell office:value-type="string">
            <text:p>FifthCharacter-knowing_fifth_character-d7037995</text:p>
          </table:table-cell>
          <table:table-cell office:value-type="string">
            <text:p>: Si fa così dai tempi dei tempi, due persone.</text:p>
          </table:table-cell>
          <table:table-cell/>
        </table:table-row>
        <table:table-row table:style-name="ro1">
          <table:table-cell office:value-type="string">
            <text:p>FifthCharacter-knowing_fifth_character-ad028e98</text:p>
          </table:table-cell>
          <table:table-cell office:value-type="string">
            <text:p>: Una se manca.</text:p>
          </table:table-cell>
          <table:table-cell/>
        </table:table-row>
        <table:table-row table:style-name="ro1">
          <table:table-cell office:value-type="string">
            <text:p>FifthCharacter-knowing_fifth_character-e176b33b</text:p>
          </table:table-cell>
          <table:table-cell office:value-type="string">
            <text:p>: Però dovrebbero avere il diritto di sbagliare.</text:p>
          </table:table-cell>
          <table:table-cell/>
        </table:table-row>
        <table:table-row table:style-name="ro1">
          <table:table-cell office:value-type="string">
            <text:p>FifthCharacter-knowing_fifth_character-732dba6e</text:p>
          </table:table-cell>
          <table:table-cell office:value-type="string">
            <text:p>: Forse mi sono concentrata sulla cosa sbagliata.</text:p>
          </table:table-cell>
          <table:table-cell/>
        </table:table-row>
        <table:table-row table:style-name="ro1">
          <table:table-cell office:value-type="string">
            <text:p>FifthCharacter-knowing_fifth_character-4e36e471</text:p>
          </table:table-cell>
          <table:table-cell office:value-type="string">
            <text:p>: Il problema non è quello che è accaduto.</text:p>
          </table:table-cell>
          <table:table-cell/>
        </table:table-row>
        <table:table-row table:style-name="ro1">
          <table:table-cell office:value-type="string">
            <text:p>FifthCharacter-knowing_fifth_character-1afb9439</text:p>
          </table:table-cell>
          <table:table-cell office:value-type="string">
            <text:p>: Il problema è che mi sono fatta coinvolgere.</text:p>
          </table:table-cell>
          <table:table-cell/>
        </table:table-row>
        <table:table-row table:style-name="ro1">
          <table:table-cell office:value-type="string">
            <text:p>FifthCharacter-knowing_fifth_character-26390eae</text:p>
          </table:table-cell>
          <table:table-cell office:value-type="string">
            <text:p>: Una mentore deve mantenere un certo distacco per guidarti.</text:p>
          </table:table-cell>
          <table:table-cell/>
        </table:table-row>
        <table:table-row table:style-name="ro1">
          <table:table-cell office:value-type="string">
            <text:p>FifthCharacter-knowing_fifth_character-a6cab7a1</text:p>
          </table:table-cell>
          <table:table-cell office:value-type="string">
            <text:p>: Non può essere emotiva.</text:p>
          </table:table-cell>
          <table:table-cell/>
        </table:table-row>
        <table:table-row table:style-name="ro1">
          <table:table-cell office:value-type="string">
            <text:p>FifthCharacter-knowing_fifth_character-b67794ee</text:p>
          </table:table-cell>
          <table:table-cell office:value-type="string">
            <text:p>: Vado a riordinare in ordine di data i libri in biblioteca.</text:p>
          </table:table-cell>
          <table:table-cell/>
        </table:table-row>
        <table:table-row table:style-name="ro1">
          <table:table-cell office:value-type="string">
            <text:p>FifthCharacter-knowing_fifth_character-814f40c4</text:p>
          </table:table-cell>
          <table:table-cell office:value-type="string">
            <text:p>: Mi sento più stanca del solito.</text:p>
          </table:table-cell>
          <table:table-cell/>
        </table:table-row>
        <table:table-row table:style-name="ro1">
          <table:table-cell office:value-type="string">
            <text:p>FifthCharacter-knowing_fifth_character-dfb89f4d</text:p>
          </table:table-cell>
          <table:table-cell office:value-type="string">
            <text:p>: E fa caldo.</text:p>
          </table:table-cell>
          <table:table-cell/>
        </table:table-row>
        <table:table-row table:style-name="ro1">
          <table:table-cell office:value-type="string">
            <text:p>FifthCharacter-knowing_fifth_character-8721ed21</text:p>
          </table:table-cell>
          <table:table-cell office:value-type="string">
            <text:p>: Ma l'idea di stendermi sotto quell'albero non mi piace.</text:p>
          </table:table-cell>
          <table:table-cell/>
        </table:table-row>
        <table:table-row table:style-name="ro1">
          <table:table-cell office:value-type="string">
            <text:p>FifthCharacter-knowing_fifth_character-20b4f052</text:p>
          </table:table-cell>
          <table:table-cell office:value-type="string">
            <text:p>: E c'è molto da fare.</text:p>
          </table:table-cell>
          <table:table-cell/>
        </table:table-row>
        <table:table-row table:style-name="ro1">
          <table:table-cell office:value-type="string">
            <text:p>FifthCharacter-knowing_fifth_character-33d1d72d</text:p>
          </table:table-cell>
          <table:table-cell office:value-type="string">
            <text:p>: Però quella panchina mi ricorda un'altra panchina, sai?</text:p>
          </table:table-cell>
          <table:table-cell/>
        </table:table-row>
        <table:table-row table:style-name="ro1">
          <table:table-cell office:value-type="string">
            <text:p>FifthCharacter-knowing_fifth_character-70433176</text:p>
          </table:table-cell>
          <table:table-cell office:value-type="string">
            <text:p>: Dove in un'altra vita ho ricevuto il mio primo bacio.</text:p>
          </table:table-cell>
          <table:table-cell/>
        </table:table-row>
        <table:table-row table:style-name="ro1">
          <table:table-cell office:value-type="string">
            <text:p>FifthCharacter-knowing_fifth_character-49acf8e0</text:p>
          </table:table-cell>
          <table:table-cell office:value-type="string">
            <text:p>: Dall'uomo che poi ho sposato.</text:p>
          </table:table-cell>
          <table:table-cell/>
        </table:table-row>
        <table:table-row table:style-name="ro1">
          <table:table-cell office:value-type="string">
            <text:p>FifthCharacter-knowing_fifth_character-a0462fc6</text:p>
          </table:table-cell>
          <table:table-cell office:value-type="string">
            <text:p>: E a cui ho dedicato il resto dei miei giorni.</text:p>
          </table:table-cell>
          <table:table-cell/>
        </table:table-row>
        <table:table-row table:style-name="ro1">
          <table:table-cell office:value-type="string">
            <text:p>FifthCharacter-knowing_fifth_character-57efb4fb</text:p>
          </table:table-cell>
          <table:table-cell office:value-type="string">
            <text:p>: Fino a quando non sono arrivata qui.</text:p>
          </table:table-cell>
          <table:table-cell/>
        </table:table-row>
        <table:table-row table:style-name="ro1">
          <table:table-cell office:value-type="string">
            <text:p>FifthCharacter-knowing_fifth_character-79987fba</text:p>
          </table:table-cell>
          <table:table-cell office:value-type="string">
            <text:p>: Già.</text:p>
          </table:table-cell>
          <table:table-cell/>
        </table:table-row>
        <table:table-row table:style-name="ro1">
          <table:table-cell office:value-type="string">
            <text:p>FifthCharacter-knowing_fifth_character-7ad2782f</text:p>
          </table:table-cell>
          <table:table-cell office:value-type="string">
            <text:p>: {name}: secondo te cosa vuol dire amare un'altra persona?</text:p>
          </table:table-cell>
          <table:table-cell/>
        </table:table-row>
        <table:table-row table:style-name="ro1">
          <table:table-cell office:value-type="string">
            <text:p>FifthCharacter-knowing_fifth_character-30880edc</text:p>
          </table:table-cell>
          <table:table-cell office:value-type="string">
            <text:p>Progettare assieme, costruire fondamenta, accrescersi.</text:p>
          </table:table-cell>
          <table:table-cell/>
        </table:table-row>
        <table:table-row table:style-name="ro1">
          <table:table-cell office:value-type="string">
            <text:p>FifthCharacter-knowing_fifth_character-baaca1b4</text:p>
          </table:table-cell>
          <table:table-cell office:value-type="string">
            <text:p>: Creare qualcosa che regga alla fine del desiderio.</text:p>
          </table:table-cell>
          <table:table-cell/>
        </table:table-row>
        <table:table-row table:style-name="ro1">
          <table:table-cell office:value-type="string">
            <text:p>FifthCharacter-knowing_fifth_character-30d14f75</text:p>
          </table:table-cell>
          <table:table-cell office:value-type="string">
            <text:p>: Quando il corpo perde il suo splendore.</text:p>
          </table:table-cell>
          <table:table-cell/>
        </table:table-row>
        <table:table-row table:style-name="ro1">
          <table:table-cell office:value-type="string">
            <text:p>FifthCharacter-knowing_fifth_character-963e51ef</text:p>
          </table:table-cell>
          <table:table-cell office:value-type="string">
            <text:p>: E il letto è il luogo della stanchezza e della malattia.</text:p>
          </table:table-cell>
          <table:table-cell/>
        </table:table-row>
        <table:table-row table:style-name="ro1">
          <table:table-cell office:value-type="string">
            <text:p>FifthCharacter-knowing_fifth_character-ebda8a00</text:p>
          </table:table-cell>
          <table:table-cell office:value-type="string">
            <text:p>: Quando invece di chiamarci "amore".</text:p>
          </table:table-cell>
          <table:table-cell/>
        </table:table-row>
        <table:table-row table:style-name="ro1">
          <table:table-cell office:value-type="string">
            <text:p>FifthCharacter-knowing_fifth_character-322fe334</text:p>
          </table:table-cell>
          <table:table-cell office:value-type="string">
            <text:p>: Ci chiediamo dove sono le chiavi della macchina.</text:p>
          </table:table-cell>
          <table:table-cell/>
        </table:table-row>
        <table:table-row table:style-name="ro1">
          <table:table-cell office:value-type="string">
            <text:p>FifthCharacter-knowing_fifth_character-84c7113a</text:p>
          </table:table-cell>
          <table:table-cell office:value-type="string">
            <text:p>Un rifugio di stupore e gioia in un mondo grigio.</text:p>
          </table:table-cell>
          <table:table-cell/>
        </table:table-row>
        <table:table-row table:style-name="ro1">
          <table:table-cell office:value-type="string">
            <text:p>FifthCharacter-knowing_fifth_character-9edbbef8</text:p>
          </table:table-cell>
          <table:table-cell office:value-type="string">
            <text:p>: Mi piace la tua ingenuità {name}.</text:p>
          </table:table-cell>
          <table:table-cell/>
        </table:table-row>
        <table:table-row table:style-name="ro1">
          <table:table-cell office:value-type="string">
            <text:p>FifthCharacter-knowing_fifth_character-cd51f2a0</text:p>
          </table:table-cell>
          <table:table-cell office:value-type="string">
            <text:p>: Con questa logica ho amato solo una cosa:</text:p>
          </table:table-cell>
          <table:table-cell/>
        </table:table-row>
        <table:table-row table:style-name="ro1">
          <table:table-cell office:value-type="string">
            <text:p>FifthCharacter-knowing_fifth_character-1b47e8a8</text:p>
          </table:table-cell>
          <table:table-cell office:value-type="string">
            <text:p>: il mio giardino.</text:p>
          </table:table-cell>
          <table:table-cell/>
        </table:table-row>
        <table:table-row table:style-name="ro1">
          <table:table-cell office:value-type="string">
            <text:p>FifthCharacter-knowing_fifth_character-8e1ba2c3</text:p>
          </table:table-cell>
          <table:table-cell office:value-type="string">
            <text:p>: Un posto sempre sorprendente, vivo.</text:p>
          </table:table-cell>
          <table:table-cell/>
        </table:table-row>
        <table:table-row table:style-name="ro1">
          <table:table-cell office:value-type="string">
            <text:p>FifthCharacter-knowing_fifth_character-adc3cdb7</text:p>
          </table:table-cell>
          <table:table-cell office:value-type="string">
            <text:p>: Pieno di musica.</text:p>
          </table:table-cell>
          <table:table-cell/>
        </table:table-row>
        <table:table-row table:style-name="ro1">
          <table:table-cell office:value-type="string">
            <text:p>FifthCharacter-knowing_fifth_character-6f7d8b9e</text:p>
          </table:table-cell>
          <table:table-cell office:value-type="string">
            <text:p>: E forse è davvero così.</text:p>
          </table:table-cell>
          <table:table-cell/>
        </table:table-row>
        <table:table-row table:style-name="ro1">
          <table:table-cell office:value-type="string">
            <text:p>FifthCharacter-knowing_fifth_character-e75170ca</text:p>
          </table:table-cell>
          <table:table-cell office:value-type="string">
            <text:p>Fondersi nella passione, a letto come in una protesta.</text:p>
          </table:table-cell>
          <table:table-cell/>
        </table:table-row>
        <table:table-row table:style-name="ro1">
          <table:table-cell office:value-type="string">
            <text:p>FifthCharacter-knowing_fifth_character-77fbfde4</text:p>
          </table:table-cell>
          <table:table-cell office:value-type="string">
            <text:p>: La passione si spegne, {name}.</text:p>
          </table:table-cell>
          <table:table-cell/>
        </table:table-row>
        <table:table-row table:style-name="ro1">
          <table:table-cell office:value-type="string">
            <text:p>FifthCharacter-knowing_fifth_character-b3c03a9c</text:p>
          </table:table-cell>
          <table:table-cell office:value-type="string">
            <text:p>: E a quel punto cosa rimane?</text:p>
          </table:table-cell>
          <table:table-cell/>
        </table:table-row>
        <table:table-row table:style-name="ro1">
          <table:table-cell office:value-type="string">
            <text:p>FifthCharacter-knowing_fifth_character-45c81cf2</text:p>
          </table:table-cell>
          <table:table-cell office:value-type="string">
            <text:p>: Noia?</text:p>
          </table:table-cell>
          <table:table-cell/>
        </table:table-row>
        <table:table-row table:style-name="ro1">
          <table:table-cell office:value-type="string">
            <text:p>FifthCharacter-knowing_fifth_character-22b78ea9</text:p>
          </table:table-cell>
          <table:table-cell office:value-type="string">
            <text:p>: Rancore?</text:p>
          </table:table-cell>
          <table:table-cell/>
        </table:table-row>
        <table:table-row table:style-name="ro1">
          <table:table-cell office:value-type="string">
            <text:p>FifthCharacter-knowing_fifth_character-aa1d6046</text:p>
          </table:table-cell>
          <table:table-cell office:value-type="string">
            <text:p>: Odio?</text:p>
          </table:table-cell>
          <table:table-cell/>
        </table:table-row>
        <table:table-row table:style-name="ro1">
          <table:table-cell office:value-type="string">
            <text:p>FifthCharacter-knowing_fifth_character-7f4860ab</text:p>
          </table:table-cell>
          <table:table-cell office:value-type="string">
            <text:p>: Passioni forti chiamano passioni ancora più forti.</text:p>
          </table:table-cell>
          <table:table-cell/>
        </table:table-row>
        <table:table-row table:style-name="ro1">
          <table:table-cell office:value-type="string">
            <text:p>FifthCharacter-knowing_fifth_character-919d62c2</text:p>
          </table:table-cell>
          <table:table-cell office:value-type="string">
            <text:p>Cura, ascolto, affetto.</text:p>
          </table:table-cell>
          <table:table-cell/>
        </table:table-row>
        <table:table-row table:style-name="ro1">
          <table:table-cell office:value-type="string">
            <text:p>FifthCharacter-knowing_fifth_character-4417013b</text:p>
          </table:table-cell>
          <table:table-cell office:value-type="string">
            <text:p>: Già, ho pensato la stessa cosa a lungo.</text:p>
          </table:table-cell>
          <table:table-cell/>
        </table:table-row>
        <table:table-row table:style-name="ro1">
          <table:table-cell office:value-type="string">
            <text:p>FifthCharacter-knowing_fifth_character-fb06ac87</text:p>
          </table:table-cell>
          <table:table-cell office:value-type="string">
            <text:p>: Ma a volte la cura diventa un lavoro.</text:p>
          </table:table-cell>
          <table:table-cell/>
        </table:table-row>
        <table:table-row table:style-name="ro1">
          <table:table-cell office:value-type="string">
            <text:p>FifthCharacter-knowing_fifth_character-43c8aa7e</text:p>
          </table:table-cell>
          <table:table-cell office:value-type="string">
            <text:p>: L'ascolto un dovere.</text:p>
          </table:table-cell>
          <table:table-cell/>
        </table:table-row>
        <table:table-row table:style-name="ro1">
          <table:table-cell office:value-type="string">
            <text:p>FifthCharacter-knowing_fifth_character-4ce682a7</text:p>
          </table:table-cell>
          <table:table-cell office:value-type="string">
            <text:p>: L'affetto un'abitudine.</text:p>
          </table:table-cell>
          <table:table-cell/>
        </table:table-row>
        <table:table-row table:style-name="ro1">
          <table:table-cell office:value-type="string">
            <text:p>FifthCharacter-knowing_fifth_character-5afccda6</text:p>
          </table:table-cell>
          <table:table-cell office:value-type="string">
            <text:p>: Eppure resti.</text:p>
          </table:table-cell>
          <table:table-cell/>
        </table:table-row>
        <table:table-row table:style-name="ro1">
          <table:table-cell office:value-type="string">
            <text:p>FifthCharacter-knowing_fifth_character-2925a6a2</text:p>
          </table:table-cell>
          <table:table-cell office:value-type="string">
            <text:p>: Vuol dire che è finito l'amore?</text:p>
          </table:table-cell>
          <table:table-cell/>
        </table:table-row>
        <table:table-row table:style-name="ro1">
          <table:table-cell office:value-type="string">
            <text:p>FifthCharacter-knowing_fifth_character-2309ff31</text:p>
          </table:table-cell>
          <table:table-cell office:value-type="string">
            <text:p>Raggiungersi l'anima a vicenda, ricercando il divino che è noi.</text:p>
          </table:table-cell>
          <table:table-cell/>
        </table:table-row>
        <table:table-row table:style-name="ro1">
          <table:table-cell office:value-type="string">
            <text:p>FifthCharacter-knowing_fifth_character-8fb3efc4</text:p>
          </table:table-cell>
          <table:table-cell office:value-type="string">
            <text:p>: Una visione mistica.</text:p>
          </table:table-cell>
          <table:table-cell/>
        </table:table-row>
        <table:table-row table:style-name="ro1">
          <table:table-cell office:value-type="string">
            <text:p>FifthCharacter-knowing_fifth_character-b4f976da</text:p>
          </table:table-cell>
          <table:table-cell office:value-type="string">
            <text:p>: Forse blasfema.</text:p>
          </table:table-cell>
          <table:table-cell/>
        </table:table-row>
        <table:table-row table:style-name="ro1">
          <table:table-cell office:value-type="string">
            <text:p>FifthCharacter-knowing_fifth_character-cfa9e5ef</text:p>
          </table:table-cell>
          <table:table-cell office:value-type="string">
            <text:p>: Qualcosa che non ho mai conosciuto, se non nei romanzi.</text:p>
          </table:table-cell>
          <table:table-cell/>
        </table:table-row>
        <table:table-row table:style-name="ro1">
          <table:table-cell office:value-type="string">
            <text:p>FifthCharacter-knowing_fifth_character-22f80de1</text:p>
          </table:table-cell>
          <table:table-cell office:value-type="string">
            <text:p>: O nell'amicizia.</text:p>
          </table:table-cell>
          <table:table-cell/>
        </table:table-row>
        <table:table-row table:style-name="ro2">
          <table:table-cell office:value-type="string">
            <text:p>FifthCharacter-knowing_fifth_character-643af74d</text:p>
          </table:table-cell>
          <table:table-cell office:value-type="string">
            <text:p>: E a volte, se resto in silenzio e ferma a lungo, in questo luogo.</text:p>
          </table:table-cell>
          <table:table-cell/>
        </table:table-row>
        <table:table-row table:style-name="ro1">
          <table:table-cell office:value-type="string">
            <text:p>FifthCharacter-knowing_fifth_character-681f2819</text:p>
          </table:table-cell>
          <table:table-cell office:value-type="string">
            <text:p>: A volte sono solo una sciocca romantica.</text:p>
          </table:table-cell>
          <table:table-cell/>
        </table:table-row>
        <table:table-row table:style-name="ro1">
          <table:table-cell office:value-type="string">
            <text:p>FifthCharacter-knowing_fifth_character-840ffdf1</text:p>
          </table:table-cell>
          <table:table-cell office:value-type="string">
            <text:p>: E mi dimentico che l'amore è ovunque.</text:p>
          </table:table-cell>
          <table:table-cell/>
        </table:table-row>
        <table:table-row table:style-name="ro1">
          <table:table-cell office:value-type="string">
            <text:p>FifthCharacter-knowing_fifth_character-a1d6da72</text:p>
          </table:table-cell>
          <table:table-cell office:value-type="string">
            <text:p>: Anche qui.</text:p>
          </table:table-cell>
          <table:table-cell/>
        </table:table-row>
        <table:table-row table:style-name="ro1">
          <table:table-cell office:value-type="string">
            <text:p>FifthCharacter-knowing_fifth_character-9017af33</text:p>
          </table:table-cell>
          <table:table-cell office:value-type="string">
            <text:p>: Soprattutto qui.</text:p>
          </table:table-cell>
          <table:table-cell/>
        </table:table-row>
        <table:table-row table:style-name="ro1">
          <table:table-cell office:value-type="string">
            <text:p>FifthCharacter-knowing_fifth_character-fa2de6c7</text:p>
          </table:table-cell>
          <table:table-cell office:value-type="string">
            <text:p>: Amore per noi.</text:p>
          </table:table-cell>
          <table:table-cell/>
        </table:table-row>
        <table:table-row table:style-name="ro1">
          <table:table-cell office:value-type="string">
            <text:p>FifthCharacter-knowing_fifth_character-9f5c0947</text:p>
          </table:table-cell>
          <table:table-cell office:value-type="string">
            <text:p>: Vado a recuperare del terriccio dal sottobosco, {name}.</text:p>
          </table:table-cell>
          <table:table-cell/>
        </table:table-row>
        <table:table-row table:style-name="ro1">
          <table:table-cell office:value-type="string">
            <text:p>FifthCharacter-knowing_fifth_character-45688a95</text:p>
          </table:table-cell>
          <table:table-cell office:value-type="string">
            <text:p>: Parleremo più tardi.</text:p>
          </table:table-cell>
          <table:table-cell/>
        </table:table-row>
        <table:table-row table:style-name="ro1">
          <table:table-cell office:value-type="string">
            <text:p>FifthCharacter-knowing_fifth_character-f316d0ee</text:p>
          </table:table-cell>
          <table:table-cell office:value-type="string">
            <text:p>: Non è che hai visto passare di qui una persona?</text:p>
          </table:table-cell>
          <table:table-cell office:value-type="string">
            <text:p>Placeholder</text:p>
          </table:table-cell>
        </table:table-row>
        <table:table-row table:style-name="ro1">
          <table:table-cell office:value-type="string">
            <text:p>FifthCharacter-knowing_fifth_character-c3993a63</text:p>
          </table:table-cell>
          <table:table-cell office:value-type="string">
            <text:p>Dammi dettagli più concreti.</text:p>
          </table:table-cell>
          <table:table-cell office:value-type="string">
            <text:p>Placeholder</text:p>
          </table:table-cell>
        </table:table-row>
        <table:table-row table:style-name="ro1">
          <table:table-cell office:value-type="string">
            <text:p>FifthCharacter-knowing_fifth_character-790fac77</text:p>
          </table:table-cell>
          <table:table-cell office:value-type="string">
            <text:p>Sicuro che il violino ha bisogno di un tamburo per tornare.</text:p>
          </table:table-cell>
          <table:table-cell office:value-type="string">
            <text:p>Placeholder</text:p>
          </table:table-cell>
        </table:table-row>
        <table:table-row table:style-name="ro1">
          <table:table-cell office:value-type="string">
            <text:p>FifthCharacter-knowing_fifth_character-fd1702a1</text:p>
          </table:table-cell>
          <table:table-cell office:value-type="string">
            <text:p>Seguiamo le sue tracce! Fiutiamo il suo odore.</text:p>
          </table:table-cell>
          <table:table-cell office:value-type="string">
            <text:p>Placeholder</text:p>
          </table:table-cell>
        </table:table-row>
        <table:table-row table:style-name="ro1">
          <table:table-cell office:value-type="string">
            <text:p>FifthCharacter-knowing_fifth_character-1cb17441</text:p>
          </table:table-cell>
          <table:table-cell office:value-type="string">
            <text:p>Se ti senti sola, sono qui ad ascoltarti.</text:p>
          </table:table-cell>
          <table:table-cell office:value-type="string">
            <text:p>Placeholder</text:p>
          </table:table-cell>
        </table:table-row>
        <table:table-row table:style-name="ro1">
          <table:table-cell office:value-type="string">
            <text:p>FifthCharacter-knowing_fifth_character-587f8883</text:p>
          </table:table-cell>
          <table:table-cell office:value-type="string">
            <text:p>Tu sei sempre con ləi, ləi è sempre con te.</text:p>
          </table:table-cell>
          <table:table-cell office:value-type="string">
            <text:p>Placeholder</text:p>
          </table:table-cell>
        </table:table-row>
        <table:table-row table:style-name="ro1">
          <table:table-cell office:value-type="string">
            <text:p>FifthCharacter-fifth_story_gift-b140b4fb</text:p>
          </table:table-cell>
          <table:table-cell office:value-type="string">
            <text:p>&lt;i&gt; Stai per donare qualcosa a {charNameFive}.&lt;/i&gt;</text:p>
          </table:table-cell>
          <table:table-cell office:value-type="string">
            <text:p>Placeholder</text:p>
          </table:table-cell>
        </table:table-row>
        <table:table-row table:style-name="ro1">
          <table:table-cell office:value-type="string">
            <text:p>FifthCharacter-fifth_story_gift-fb239e48</text:p>
          </table:table-cell>
          <table:table-cell office:value-type="string">
            <text:p>Scelgo il dono.</text:p>
          </table:table-cell>
          <table:table-cell office:value-type="string">
            <text:p>Placeholder</text:p>
          </table:table-cell>
        </table:table-row>
        <table:table-row table:style-name="ro1">
          <table:table-cell office:value-type="string">
            <text:p>FifthCharacter-fifth_story_gift-45febbbd</text:p>
          </table:table-cell>
          <table:table-cell office:value-type="string">
            <text:p>&lt;i&gt; Il tuo inventario è vuoto.&lt;/i&gt;</text:p>
          </table:table-cell>
          <table:table-cell office:value-type="string">
            <text:p>Placeholder</text:p>
          </table:table-cell>
        </table:table-row>
        <table:table-row table:style-name="ro10">
          <table:table-cell office:value-type="string">
            <text:p>FifthCharacter-fifth_story_gift-e4cbc57c</text:p>
          </table:table-cell>
          <table:table-cell office:value-type="string">
            <text:p>&lt;i&gt;Dopo il tuo dono {inkTranslator(secondCharacterInkLevel)}.</text:p>
          </table:table-cell>
          <table:table-cell office:value-type="string">
            <text:p>Placeholder</text:p>
          </table:table-cell>
        </table:table-row>
        <table:table-row table:style-name="ro10">
          <table:table-cell office:value-type="string">
            <text:p>FifthCharacter-fifth_story_chech_trigger-4a6b1807</text:p>
          </table:table-cell>
          <table:table-cell office:value-type="string">
            <text:p>Info</text:p>
          </table:table-cell>
          <table:table-cell office:value-type="string">
            <text:p>Placeholder</text:p>
          </table:table-cell>
        </table:table-row>
        <table:table-row table:style-name="ro19">
          <table:table-cell office:value-type="string">
            <text:p>FifthCharacter-fifth_story_chech_trigger-89cab30c</text:p>
          </table:table-cell>
          <table:table-cell office:value-type="string">
            <text:p>Voglio comunque approfondire la storia di questa personaggia.</text:p>
          </table:table-cell>
          <table:table-cell office:value-type="string">
            <text:p>Placeholder</text:p>
          </table:table-cell>
        </table:table-row>
        <table:table-row table:style-name="ro1">
          <table:table-cell office:value-type="string">
            <text:p>FifthCharacter-fifth_story_chech_trigger-f7b322c6</text:p>
          </table:table-cell>
          <table:table-cell office:value-type="string">
            <text:p>Salto.</text:p>
          </table:table-cell>
          <table:table-cell office:value-type="string">
            <text:p>Placeholder</text:p>
          </table:table-cell>
        </table:table-row>
        <table:table-row table:style-name="ro1">
          <table:table-cell office:value-type="string">
            <text:p>FifthCharacter-main_story_fifth_character-c6fb5c17</text:p>
          </table:table-cell>
          <table:table-cell office:value-type="string">
            <text:p>: Ho realizzato una cosa, una cosa su noi due.</text:p>
          </table:table-cell>
          <table:table-cell office:value-type="string">
            <text:p>Placeholder</text:p>
          </table:table-cell>
        </table:table-row>
        <table:table-row table:style-name="ro6">
          <table:table-cell office:value-type="string">
            <text:p>FifthCharacter-main_story_fifth_character-22613166</text:p>
          </table:table-cell>
          <table:table-cell office:value-type="string">
            <text:p>: Sento ancora la mancanza di Talco, ma con te mi sento come se fossimo parte da sempre della stessa band.</text:p>
          </table:table-cell>
          <table:table-cell office:value-type="string">
            <text:p>Placeholder</text:p>
          </table:table-cell>
        </table:table-row>
        <table:table-row table:style-name="ro6">
          <table:table-cell office:value-type="string">
            <text:p>FifthCharacter-main_story_fifth_character-ce089b4d</text:p>
          </table:table-cell>
          <table:table-cell office:value-type="string">
            <text:p>&lt;i&gt;{charNameFive} vede {name} come una persona amica e fidata.&lt;/i&gt;</text:p>
          </table:table-cell>
          <table:table-cell office:value-type="string">
            <text:p>Placeholder</text:p>
          </table:table-cell>
        </table:table-row>
        <table:table-row table:style-name="ro6">
          <table:table-cell office:value-type="string">
            <text:p>FifthCharacter-main_story_fifth_character-98109907</text:p>
          </table:table-cell>
          <table:table-cell office:value-type="string">
            <text:p>: Ci sono momenti in cui cantiamo all'unisono, ed è bello. Mi sento ascoltata.</text:p>
          </table:table-cell>
          <table:table-cell office:value-type="string">
            <text:p>Placeholder</text:p>
          </table:table-cell>
        </table:table-row>
        <table:table-row table:style-name="ro1">
          <table:table-cell office:value-type="string">
            <text:p>FifthCharacter-main_story_fifth_character-00c352b8</text:p>
          </table:table-cell>
          <table:table-cell office:value-type="string">
            <text:p>&lt;i&gt;{charNameFive} si trova bene con {name}.&lt;/i&gt;</text:p>
          </table:table-cell>
          <table:table-cell office:value-type="string">
            <text:p>Placeholder</text:p>
          </table:table-cell>
        </table:table-row>
        <table:table-row table:style-name="ro6">
          <table:table-cell office:value-type="string">
            <text:p>FifthCharacter-main_story_fifth_character-52ff22e6</text:p>
          </table:table-cell>
          <table:table-cell office:value-type="string">
            <text:p>: Facciamo parte di due cori diversi, vero? Non credo tu abbia preso una sola delle mie note.</text:p>
          </table:table-cell>
          <table:table-cell office:value-type="string">
            <text:p>Placeholder</text:p>
          </table:table-cell>
        </table:table-row>
        <table:table-row table:style-name="ro1">
          <table:table-cell office:value-type="string">
            <text:p>FifthCharacter-main_story_fifth_character-7f6fc840</text:p>
          </table:table-cell>
          <table:table-cell office:value-type="string">
            <text:p>&lt;i&gt;{charNameFive} non si è sentita capita da {name}.&lt;/i&gt;</text:p>
          </table:table-cell>
          <table:table-cell office:value-type="string">
            <text:p>Placeholder</text:p>
          </table:table-cell>
        </table:table-row>
        <table:table-row table:style-name="ro6">
          <table:table-cell office:value-type="string">
            <text:p>FifthCharacter-main_story_fifth_character-e16dd1cb</text:p>
          </table:table-cell>
          <table:table-cell office:value-type="string">
            <text:p>A volte siamo sullo stesso brano, altre no. E non ho ancora capito chi tra noi stia ignorando l'altra parte.</text:p>
          </table:table-cell>
          <table:table-cell office:value-type="string">
            <text:p>Placeholder</text:p>
          </table:table-cell>
        </table:table-row>
        <table:table-row table:style-name="ro6">
          <table:table-cell office:value-type="string">
            <text:p>FifthCharacter-main_story_fifth_character-e2555894</text:p>
          </table:table-cell>
          <table:table-cell office:value-type="string">
            <text:p>&lt;i&gt;{charNameFive} non riesce a capire che rapporto sta costruendo con {name}.&lt;/i&gt;</text:p>
          </table:table-cell>
          <table:table-cell office:value-type="string">
            <text:p>Placeholder</text:p>
          </table:table-cell>
        </table:table-row>
        <table:table-row table:style-name="ro1">
          <table:table-cell office:value-type="string">
            <text:p>FifthCharacter-main_story_fifth_character-647ccc83</text:p>
          </table:table-cell>
          <table:table-cell office:value-type="string">
            <text:p>: E credo di aver capito perché il mio nome</text:p>
          </table:table-cell>
          <table:table-cell office:value-type="string">
            <text:p>Placeholder</text:p>
          </table:table-cell>
        </table:table-row>
        <table:table-row table:style-name="ro1">
          <table:table-cell office:value-type="string">
            <text:p>FifthCharacter-main_story_fifth_character-cdbc0139</text:p>
          </table:table-cell>
          <table:table-cell office:value-type="string">
            <text:p>Credo di sapere come aiutarti.</text:p>
          </table:table-cell>
          <table:table-cell office:value-type="string">
            <text:p>Placeholder</text:p>
          </table:table-cell>
        </table:table-row>
        <table:table-row table:style-name="ro1">
          <table:table-cell office:value-type="string">
            <text:p>FifthCharacter-main_story_fifth_character-85f152c5</text:p>
          </table:table-cell>
          <table:table-cell office:value-type="string">
            <text:p>Capisco il tuo dolore, ma ho bisogno di riflettere un attimo.</text:p>
          </table:table-cell>
          <table:table-cell office:value-type="string">
            <text:p>Placeholder</text:p>
          </table:table-cell>
        </table:table-row>
        <table:table-row table:style-name="ro20">
          <table:table-cell office:value-type="string">
            <text:p>FifthCharacter-main_story_fifth_character-1befb841</text:p>
          </table:table-cell>
          <table:table-cell office:value-type="string">
            <text:p>&lt;i&gt;A seguito del rapporto che {name} ha creato con {charNameFive} {firstPurple &amp;&amp; firstYellow &gt; firstBlue: l'inchiostro è aumentato di due unità.|{firstPurple or firstYellow &gt; firstBlue: l'inchiostro è aumentato di una unità|l'inchiostro non ha subito variazioni}}.&lt;/i&gt;</text:p>
          </table:table-cell>
          <table:table-cell office:value-type="string">
            <text:p>Placeholder</text:p>
          </table:table-cell>
        </table:table-row>
        <table:table-row table:style-name="ro1">
          <table:table-cell office:value-type="string">
            <text:p>FifthCharacter-main_story_fifth_character-b091ff25</text:p>
          </table:table-cell>
          <table:table-cell office:value-type="string">
            <text:p>Voglio cominciare la riscrittura.</text:p>
          </table:table-cell>
          <table:table-cell office:value-type="string">
            <text:p>Placeholder</text:p>
          </table:table-cell>
        </table:table-row>
        <table:table-row table:style-name="ro1">
          <table:table-cell office:value-type="string">
            <text:p>FifthCharacter-main_story_fifth_character-a705f407</text:p>
          </table:table-cell>
          <table:table-cell office:value-type="string">
            <text:p>Preferisco prendermi del tempo.</text:p>
          </table:table-cell>
          <table:table-cell office:value-type="string">
            <text:p>Placeholder</text:p>
          </table:table-cell>
        </table:table-row>
        <table:table-row table:style-name="ro1">
          <table:table-cell office:value-type="string">
            <text:p>FifthCharacter-main_story_fifth_character-826e4811</text:p>
          </table:table-cell>
          <table:table-cell office:value-type="string">
            <text:p>: Prima hai detto che hai il terrore di fare una scelta.</text:p>
          </table:table-cell>
          <table:table-cell office:value-type="string">
            <text:p>Placeholder</text:p>
          </table:table-cell>
        </table:table-row>
        <table:table-row table:style-name="ro1">
          <table:table-cell office:value-type="string">
            <text:p>FifthCharacter-main_story_fifth_character-e6869142</text:p>
          </table:table-cell>
          <table:table-cell office:value-type="string">
            <text:p>Qui hai accettato il tuo nuovo nome.</text:p>
          </table:table-cell>
          <table:table-cell office:value-type="string">
            <text:p>Placeholder</text:p>
          </table:table-cell>
        </table:table-row>
        <table:table-row table:style-name="ro1">
          <table:table-cell office:value-type="string">
            <text:p>FifthCharacter-main_story_fifth_character-2cfd97fe</text:p>
          </table:table-cell>
          <table:table-cell office:value-type="string">
            <text:p>: E ammettere una propria paura, una scelta enorme.</text:p>
          </table:table-cell>
          <table:table-cell office:value-type="string">
            <text:p>Placeholder</text:p>
          </table:table-cell>
        </table:table-row>
        <table:table-row table:style-name="ro1">
          <table:table-cell office:value-type="string">
            <text:p>FifthCharacter-main_story_fifth_character-e12644a5</text:p>
          </table:table-cell>
          <table:table-cell office:value-type="string">
            <text:p> Aumento lo stato della prima personaggia, che ora è</text:p>
          </table:table-cell>
          <table:table-cell office:value-type="string">
            <text:p>Placeholder</text:p>
          </table:table-cell>
        </table:table-row>
        <table:table-row table:style-name="ro1">
          <table:table-cell office:value-type="string">
            <text:p>FifthCharacter-main_story_fifth_character-b346d15a</text:p>
          </table:table-cell>
          <table:table-cell office:value-type="string">
            <text:p>Eppure hai deciso di costruire una famiglia con l3 tu3 amic3.</text:p>
          </table:table-cell>
          <table:table-cell office:value-type="string">
            <text:p>Placeholder</text:p>
          </table:table-cell>
        </table:table-row>
        <table:table-row table:style-name="ro1">
          <table:table-cell office:value-type="string">
            <text:p>FifthCharacter-main_story_fifth_character-0eaf16b4</text:p>
          </table:table-cell>
          <table:table-cell office:value-type="string">
            <text:p>Dimenticando che per finire gli studi hai lottato per anni.</text:p>
          </table:table-cell>
          <table:table-cell office:value-type="string">
            <text:p>Placeholder</text:p>
          </table:table-cell>
        </table:table-row>
        <table:table-row table:style-name="ro1">
          <table:table-cell office:value-type="string">
            <text:p>FifthCharacter-main_story_fifth_character-e28cf1d8</text:p>
          </table:table-cell>
          <table:table-cell office:value-type="string">
            <text:p>Ma hai più volte accettato il rischio di suonare sul</text:p>
          </table:table-cell>
          <table:table-cell office:value-type="string">
            <text:p>Placeholder</text:p>
          </table:table-cell>
        </table:table-row>
        <table:table-row table:style-name="ro1">
          <table:table-cell office:value-type="string">
            <text:p>FifthCharacter-main_story_fifth_character-de0eeb5d</text:p>
          </table:table-cell>
          <table:table-cell office:value-type="string">
            <text:p>Però da che sei qui hai esplorato tutto questo luogo.</text:p>
          </table:table-cell>
          <table:table-cell office:value-type="string">
            <text:p>Placeholder</text:p>
          </table:table-cell>
        </table:table-row>
        <table:table-row table:style-name="ro1">
          <table:table-cell office:value-type="string">
            <text:p>FifthCharacter-main_story_fifth_character-0c8bb85f</text:p>
          </table:table-cell>
          <table:table-cell office:value-type="string">
            <text:p> Diminuisco lo stato della prima personaggia, che ora è</text:p>
          </table:table-cell>
          <table:table-cell office:value-type="string">
            <text:p>Placeholder</text:p>
          </table:table-cell>
        </table:table-row>
        <table:table-row table:style-name="ro1">
          <table:table-cell office:value-type="string">
            <text:p>FifthCharacter-main_story_fifth_character-0f546589</text:p>
          </table:table-cell>
          <table:table-cell office:value-type="string">
            <text:p>Con Talco puoi litigare, eppure siete legatissim3.</text:p>
          </table:table-cell>
          <table:table-cell office:value-type="string">
            <text:p>Placeholder</text:p>
          </table:table-cell>
        </table:table-row>
        <table:table-row table:style-name="ro6">
          <table:table-cell office:value-type="string">
            <text:p>FifthCharacter-main_story_fifth_character-492a7e8b</text:p>
          </table:table-cell>
          <table:table-cell office:value-type="string">
            <text:p>: Pensi davvero che ti accuserebbe di tradimento solo perché hai deciso di decidere per te stessa?</text:p>
          </table:table-cell>
          <table:table-cell office:value-type="string">
            <text:p>Placeholder</text:p>
          </table:table-cell>
        </table:table-row>
        <table:table-row table:style-name="ro6">
          <table:table-cell office:value-type="string">
            <text:p>FifthCharacter-main_story_fifth_character-8e262b34</text:p>
          </table:table-cell>
          <table:table-cell office:value-type="string">
            <text:p>: Il Talco che hai raccontato si arrabbierebbe di più se tu facessi una scelta per te pensando a ləi.</text:p>
          </table:table-cell>
          <table:table-cell office:value-type="string">
            <text:p>Placeholder</text:p>
          </table:table-cell>
        </table:table-row>
        <table:table-row table:style-name="ro1">
          <table:table-cell office:value-type="string">
            <text:p>FifthCharacter-main_story_fifth_character-a4b472f2</text:p>
          </table:table-cell>
          <table:table-cell office:value-type="string">
            <text:p>La paura di tradire è un'altra faccia dell'ego.</text:p>
          </table:table-cell>
          <table:table-cell office:value-type="string">
            <text:p>Placeholder</text:p>
          </table:table-cell>
        </table:table-row>
        <table:table-row table:style-name="ro1">
          <table:table-cell office:value-type="string">
            <text:p>FifthCharacter-main_story_fifth_character-0417e9de</text:p>
          </table:table-cell>
          <table:table-cell office:value-type="string">
            <text:p>Il tuo cuore si preoccupa molto di loro, e poco di te.</text:p>
          </table:table-cell>
          <table:table-cell office:value-type="string">
            <text:p>Placeholder</text:p>
          </table:table-cell>
        </table:table-row>
        <table:table-row table:style-name="ro1">
          <table:table-cell office:value-type="string">
            <text:p>FifthCharacter-main_story_fifth_character-87e209af</text:p>
          </table:table-cell>
          <table:table-cell office:value-type="string">
            <text:p>Forse accadrà, ma non è un tuo problema.</text:p>
          </table:table-cell>
          <table:table-cell office:value-type="string">
            <text:p>Placeholder</text:p>
          </table:table-cell>
        </table:table-row>
        <table:table-row table:style-name="ro1">
          <table:table-cell office:value-type="string">
            <text:p>FifthCharacter-main_story_fifth_character-1daa19ed</text:p>
          </table:table-cell>
          <table:table-cell office:value-type="string">
            <text:p>Tradiamo la fiducia rompendo le regole a nostro vantaggio.</text:p>
          </table:table-cell>
          <table:table-cell office:value-type="string">
            <text:p>Placeholder</text:p>
          </table:table-cell>
        </table:table-row>
        <table:table-row table:style-name="ro1">
          <table:table-cell office:value-type="string">
            <text:p>FifthCharacter-main_story_fifth_character-99af2997</text:p>
          </table:table-cell>
          <table:table-cell office:value-type="string">
            <text:p>Se non tiri nessun dado, non c'è storia da far avanzare.</text:p>
          </table:table-cell>
          <table:table-cell office:value-type="string">
            <text:p>Placeholder</text:p>
          </table:table-cell>
        </table:table-row>
        <table:table-row table:style-name="ro1">
          <table:table-cell office:value-type="string">
            <text:p>FifthCharacter-main_story_fifth_character-cb6a24fc</text:p>
          </table:table-cell>
          <table:table-cell office:value-type="string">
            <text:p>Ma ogni persona ha immaginato sorti diverse per Jonah.</text:p>
          </table:table-cell>
          <table:table-cell office:value-type="string">
            <text:p>Placeholder</text:p>
          </table:table-cell>
        </table:table-row>
        <table:table-row table:style-name="ro1">
          <table:table-cell office:value-type="string">
            <text:p>FifthCharacter-main_story_fifth_character-c99c81f5</text:p>
          </table:table-cell>
          <table:table-cell office:value-type="string">
            <text:p>Eppure la prima cosa che hai visto qui sono otto sentieri.</text:p>
          </table:table-cell>
          <table:table-cell office:value-type="string">
            <text:p>Placeholder</text:p>
          </table:table-cell>
        </table:table-row>
        <table:table-row table:style-name="ro1">
          <table:table-cell office:value-type="string">
            <text:p>FifthCharacter-main_story_fifth_character-4ece242b</text:p>
          </table:table-cell>
          <table:table-cell office:value-type="string">
            <text:p>La storia di Jonah è un successo.</text:p>
          </table:table-cell>
          <table:table-cell office:value-type="string">
            <text:p>Placeholder</text:p>
          </table:table-cell>
        </table:table-row>
        <table:table-row table:style-name="ro1">
          <table:table-cell office:value-type="string">
            <text:p>FifthCharacter-main_story_fifth_character-d59289aa</text:p>
          </table:table-cell>
          <table:table-cell office:value-type="string">
            <text:p>Ragioni come se fossi sola se dovessi cadere.</text:p>
          </table:table-cell>
          <table:table-cell office:value-type="string">
            <text:p>Placeholder</text:p>
          </table:table-cell>
        </table:table-row>
        <table:table-row table:style-name="ro1">
          <table:table-cell office:value-type="string">
            <text:p>FifthCharacter-main_story_fifth_character-addba81c</text:p>
          </table:table-cell>
          <table:table-cell office:value-type="string">
            <text:p>Giocare è bello perché puoi sempre Chitarrare a farlo.</text:p>
          </table:table-cell>
          <table:table-cell office:value-type="string">
            <text:p>Placeholder</text:p>
          </table:table-cell>
        </table:table-row>
        <table:table-row table:style-name="ro1">
          <table:table-cell office:value-type="string">
            <text:p>FifthCharacter-main_story_fifth_character-f2660884</text:p>
          </table:table-cell>
          <table:table-cell office:value-type="string">
            <text:p>Quando Anna ha Chitarrato all'ex, ha scoperto la sicurezza.</text:p>
          </table:table-cell>
          <table:table-cell office:value-type="string">
            <text:p>Placeholder</text:p>
          </table:table-cell>
        </table:table-row>
        <table:table-row table:style-name="ro1">
          <table:table-cell office:value-type="string">
            <text:p>FifthCharacter-main_story_fifth_character-266094f1</text:p>
          </table:table-cell>
          <table:table-cell office:value-type="string">
            <text:p>Un infinito più piccolo resta comunque infinito.</text:p>
          </table:table-cell>
          <table:table-cell office:value-type="string">
            <text:p>Placeholder</text:p>
          </table:table-cell>
        </table:table-row>
        <table:table-row table:style-name="ro1">
          <table:table-cell office:value-type="string">
            <text:p>FifthCharacter-main_story_fifth_character-ead66a9a</text:p>
          </table:table-cell>
          <table:table-cell office:value-type="string">
            <text:p>Chitarrando a cercare Talco ti sei tutelata.</text:p>
          </table:table-cell>
          <table:table-cell office:value-type="string">
            <text:p>Placeholder</text:p>
          </table:table-cell>
        </table:table-row>
        <table:table-row table:style-name="ro1">
          <table:table-cell office:value-type="string">
            <text:p>FifthCharacter-main_story_fifth_character-0f52415e</text:p>
          </table:table-cell>
          <table:table-cell office:value-type="string">
            <text:p>C'è più coraggio nella Chitarra che nel compromesso.</text:p>
          </table:table-cell>
          <table:table-cell office:value-type="string">
            <text:p>Placeholder</text:p>
          </table:table-cell>
        </table:table-row>
        <table:table-row table:style-name="ro1">
          <table:table-cell office:value-type="string">
            <text:p>FifthCharacter-main_story_fifth_character-31e845c3</text:p>
          </table:table-cell>
          <table:table-cell office:value-type="string">
            <text:p>Per questo ti dico...</text:p>
          </table:table-cell>
          <table:table-cell office:value-type="string">
            <text:p>Placeholder</text:p>
          </table:table-cell>
        </table:table-row>
        <table:table-row table:style-name="ro1">
          <table:table-cell office:value-type="string">
            <text:p>FifthCharacter-main_story_fifth_character-e1c038ae</text:p>
          </table:table-cell>
          <table:table-cell office:value-type="string">
            <text:p>Prendi una strada e se non ti piace cambiala!</text:p>
          </table:table-cell>
          <table:table-cell office:value-type="string">
            <text:p>Placeholder</text:p>
          </table:table-cell>
        </table:table-row>
        <table:table-row table:style-name="ro1">
          <table:table-cell office:value-type="string">
            <text:p>FifthCharacter-main_story_fifth_character-1935f23b</text:p>
          </table:table-cell>
          <table:table-cell office:value-type="string">
            <text:p>Dai alla tua vita uno scopo più grande.</text:p>
          </table:table-cell>
          <table:table-cell office:value-type="string">
            <text:p>Placeholder</text:p>
          </table:table-cell>
        </table:table-row>
        <table:table-row table:style-name="ro1">
          <table:table-cell office:value-type="string">
            <text:p>FifthCharacter-main_story_fifth_character-19d3d05d</text:p>
          </table:table-cell>
          <table:table-cell office:value-type="string">
            <text:p>Ogni gioco richiede una pausa, e tu hai bisogno di ascoltarti.</text:p>
          </table:table-cell>
          <table:table-cell office:value-type="string">
            <text:p>Placeholder</text:p>
          </table:table-cell>
        </table:table-row>
        <table:table-row table:style-name="ro1">
          <table:table-cell office:value-type="string">
            <text:p>FifthCharacter-main_story_fifth_character-debfe80e</text:p>
          </table:table-cell>
          <table:table-cell office:value-type="string">
            <text:p>Non deluderai i tuoi amici: loro saranno sempre con te.</text:p>
          </table:table-cell>
          <table:table-cell office:value-type="string">
            <text:p>Placeholder</text:p>
          </table:table-cell>
        </table:table-row>
        <table:table-row table:style-name="ro1">
          <table:table-cell office:value-type="string">
            <text:p>FifthCharacter-main_story_fifth_character-6c44164a</text:p>
          </table:table-cell>
          <table:table-cell office:value-type="string">
            <text:p>Questa non è la tua strada. Succede. Ora puoi cambiare.</text:p>
          </table:table-cell>
          <table:table-cell office:value-type="string">
            <text:p>Placeholder</text:p>
          </table:table-cell>
        </table:table-row>
        <table:table-row table:style-name="ro1">
          <table:table-cell office:value-type="string">
            <text:p>FifthCharacter-main_story_fifth_character-241c3702</text:p>
          </table:table-cell>
          <table:table-cell office:value-type="string">
            <text:p>: Grazie, {name}.</text:p>
          </table:table-cell>
          <table:table-cell office:value-type="string">
            <text:p>Placeholder</text:p>
          </table:table-cell>
        </table:table-row>
        <table:table-row table:style-name="ro1">
          <table:table-cell office:value-type="string">
            <text:p>FifthCharacter-main_story_fifth_character-4366328f</text:p>
          </table:table-cell>
          <table:table-cell office:value-type="string">
            <text:p>: Mentre parlavi mi è nata una nuova canzone in testa.</text:p>
          </table:table-cell>
          <table:table-cell office:value-type="string">
            <text:p>Placeholder</text:p>
          </table:table-cell>
        </table:table-row>
        <table:table-row table:style-name="ro1">
          <table:table-cell office:value-type="string">
            <text:p>FifthCharacter-main_story_fifth_character-23bdc953</text:p>
          </table:table-cell>
          <table:table-cell office:value-type="string">
            <text:p>: Qualcosa di fresco, di pronto a cambiare.</text:p>
          </table:table-cell>
          <table:table-cell office:value-type="string">
            <text:p>Placeholder</text:p>
          </table:table-cell>
        </table:table-row>
        <table:table-row table:style-name="ro1">
          <table:table-cell office:value-type="string">
            <text:p>FifthCharacter-main_story_fifth_character-e28de34b</text:p>
          </table:table-cell>
          <table:table-cell office:value-type="string">
            <text:p>: La canzone del mio vero nome.</text:p>
          </table:table-cell>
          <table:table-cell office:value-type="string">
            <text:p>Placeholder</text:p>
          </table:table-cell>
        </table:table-row>
        <table:table-row table:style-name="ro6">
          <table:table-cell office:value-type="string">
            <text:p>FifthCharacter-main_story_fifth_character-2566741d</text:p>
          </table:table-cell>
          <table:table-cell office:value-type="string">
            <text:p>: Che &lt;b&gt;resterà Chitarra&lt;/b&gt;, perché l'unica cosa che posso fare, è far sì che altr3 scelgano per me.</text:p>
          </table:table-cell>
          <table:table-cell office:value-type="string">
            <text:p>Placeholder</text:p>
          </table:table-cell>
        </table:table-row>
        <table:table-row table:style-name="ro6">
          <table:table-cell office:value-type="string">
            <text:p>FifthCharacter-main_story_fifth_character-1163d8da</text:p>
          </table:table-cell>
          <table:table-cell office:value-type="string">
            <text:p>: E il mio vero nome è &lt;b&gt;Triangolo&lt;/b&gt;, perché pensavo di essere uno strumento, e invece ho solo fallito.</text:p>
          </table:table-cell>
          <table:table-cell office:value-type="string">
            <text:p>Placeholder</text:p>
          </table:table-cell>
        </table:table-row>
        <table:table-row table:style-name="ro6">
          <table:table-cell office:value-type="string">
            <text:p>FifthCharacter-main_story_fifth_character-23ca660c</text:p>
          </table:table-cell>
          <table:table-cell office:value-type="string">
            <text:p>: Mi chiamerò &lt;b&gt;Ragazza Orchestra&lt;/b&gt;: nel non saper Chitarrare sono diventata l'ornitorinco della musica.</text:p>
          </table:table-cell>
          <table:table-cell office:value-type="string">
            <text:p>Placeholder</text:p>
          </table:table-cell>
        </table:table-row>
        <table:table-row table:style-name="ro6">
          <table:table-cell office:value-type="string">
            <text:p>FifthCharacter-main_story_fifth_character-daa707f3</text:p>
          </table:table-cell>
          <table:table-cell office:value-type="string">
            <text:p>: Il mio nome è &lt;b&gt;Flauto Dolce&lt;/b&gt;: perché semplice, elementare, ma apprezzata da chi ha buon cuore.</text:p>
          </table:table-cell>
          <table:table-cell office:value-type="string">
            <text:p>Placeholder</text:p>
          </table:table-cell>
        </table:table-row>
        <table:table-row table:style-name="ro6">
          <table:table-cell office:value-type="string">
            <text:p>FifthCharacter-main_story_fifth_character-07f8d7d6</text:p>
          </table:table-cell>
          <table:table-cell office:value-type="string">
            <text:p>: Mi chiamerò &lt;b&gt;Ocarina&lt;/b&gt;: perché il suo suono è gioco e festa.</text:p>
          </table:table-cell>
          <table:table-cell office:value-type="string">
            <text:p>Placeholder</text:p>
          </table:table-cell>
        </table:table-row>
        <table:table-row table:style-name="ro6">
          <table:table-cell office:value-type="string">
            <text:p>FifthCharacter-main_story_fifth_character-7a66001b</text:p>
          </table:table-cell>
          <table:table-cell office:value-type="string">
            <text:p>: Io sono &lt;b&gt;Violino&lt;/b&gt;: perché anche se suono bene da sola, do il meglio di me stessa suonando con e per gli altri.</text:p>
          </table:table-cell>
          <table:table-cell office:value-type="string">
            <text:p>Placeholder</text:p>
          </table:table-cell>
        </table:table-row>
        <table:table-row table:style-name="ro1">
          <table:table-cell office:value-type="string">
            <text:p>FifthCharacter-main_story_fifth_character-446ec6f7</text:p>
          </table:table-cell>
          <table:table-cell office:value-type="string">
            <text:p>: C'è una cosa che vorrei dirti, {name}.</text:p>
          </table:table-cell>
          <table:table-cell office:value-type="string">
            <text:p>Placeholder</text:p>
          </table:table-cell>
        </table:table-row>
        <table:table-row table:style-name="ro1">
          <table:table-cell office:value-type="string">
            <text:p>FifthCharacter-main_story_fifth_character-7718a250</text:p>
          </table:table-cell>
          <table:table-cell office:value-type="string">
            <text:p>: Riguarda Il mentore.</text:p>
          </table:table-cell>
          <table:table-cell office:value-type="string">
            <text:p>Placeholder</text:p>
          </table:table-cell>
        </table:table-row>
        <table:table-row table:style-name="ro6">
          <table:table-cell office:value-type="string">
            <text:p>FifthCharacter-main_story_fifth_character-946e9aed</text:p>
          </table:table-cell>
          <table:table-cell office:value-type="string">
            <text:p>: Credo rimarrò ancora in giro per un poco, in attesa del prossimo bus.</text:p>
          </table:table-cell>
          <table:table-cell office:value-type="string">
            <text:p>Placeholder</text:p>
          </table:table-cell>
        </table:table-row>
        <table:table-row table:style-name="ro21">
          <table:table-cell office:value-type="string">
            <text:p>FifthCharacter-fifth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office:value-type="string">
            <text:p>Placeholder</text:p>
          </table:table-cell>
        </table:table-row>
        <table:table-row table:style-name="ro1">
          <table:table-cell office:value-type="string">
            <text:p>FifthCharacter-fifth_char_story_ended-11ee6865</text:p>
          </table:table-cell>
          <table:table-cell office:value-type="string">
            <text:p>: {name}, per me è arrivato il momento di tornare a casa.</text:p>
          </table:table-cell>
          <table:table-cell office:value-type="string">
            <text:p>Placeholder</text:p>
          </table:table-cell>
        </table:table-row>
        <table:table-row table:style-name="ro6">
          <table:table-cell office:value-type="string">
            <text:p>FifthCharacter-fifth_char_story_ended-12483b6c</text:p>
          </table:table-cell>
          <table:table-cell office:value-type="string">
            <text:p>: Non so di preciso cosa mi accadrà ora, ma in un certo senso so che sono più pronta.</text:p>
          </table:table-cell>
          <table:table-cell office:value-type="string">
            <text:p>Placeholder</text:p>
          </table:table-cell>
        </table:table-row>
        <table:table-row table:style-name="ro1">
          <table:table-cell office:value-type="string">
            <text:p>FifthCharacter-fifth_char_story_ended-7fad605f</text:p>
          </table:table-cell>
          <table:table-cell office:value-type="string">
            <text:p>: Grazie per quello che hai fatto, davvero.</text:p>
          </table:table-cell>
          <table:table-cell office:value-type="string">
            <text:p>Placeholder</text:p>
          </table:table-cell>
        </table:table-row>
        <table:table-row table:style-name="ro1">
          <table:table-cell office:value-type="string">
            <text:p>FifthCharacter-fifth_char_story_ended-83c2ba32</text:p>
          </table:table-cell>
          <table:table-cell office:value-type="string">
            <text:p>: Vedremo cosa mi accadrà.</text:p>
          </table:table-cell>
          <table:table-cell office:value-type="string">
            <text:p>Placeholder</text:p>
          </table:table-cell>
        </table:table-row>
        <table:table-row table:style-name="ro22">
          <table:table-cell office:value-type="string">
            <text:p>FifthCharacter-fifth_character_opinions-21c9bdef</text:p>
          </table:table-cell>
          <table:table-cell office:value-type="string">
            <text:p>: {~ Sinceramente, non so che ne sarebbe di questo luogo senza tutta la manutenzione che devo fare.|Hai notato la bacheca alla stazione dei treni? Anche se è da molto che non arrivano lettere.|A volte vorrei che le cose in serra crescessero più velocemente, così da sapere subito se ho sbagliato qualcosa.|A ovest dello stagno c'è spesso un grande baccano, ma fiori e fieno sono troppo alti per poter vedere cosa ci sia da quelle parti.}</text:p>
          </table:table-cell>
          <table:table-cell office:value-type="string">
            <text:p>Placeholder</text:p>
          </table:table-cell>
        </table:table-row>
        <table:table-row table:style-name="ro23">
          <table:table-cell office:value-type="string">
            <text:p>FifthCharacter-fifth_character_opinions-81c90d34</text:p>
          </table:table-cell>
          <table:table-cell office:value-type="string">
            <text:p>: {~ Da piccola amavo leggere, ma dove vivevo non c'erano biblioteche, e per molto tempo avevamo a malapena i soldi per mangiare.|A volte ho questo timore: posso davvero essere una buona mentore, anche se sono poco istruita?|Sono contenta di aver aperto la biblioteca, ma quella poltrona mi invita troppo a riposare, quando invece ci sono mille cose da fare.}</text:p>
          </table:table-cell>
          <table:table-cell office:value-type="string">
            <text:p>Placeholder</text:p>
          </table:table-cell>
        </table:table-row>
        <table:table-row table:style-name="ro1">
          <table:table-cell office:value-type="string">
            <text:p>FifthCharacter-fifth_character_opinions-d92aa5cd</text:p>
          </table:table-cell>
          <table:table-cell office:value-type="string">
            <text:p>: {~ xxx|yyy}</text:p>
          </table:table-cell>
          <table:table-cell office:value-type="string">
            <text:p>Placeholder</text:p>
          </table:table-cell>
        </table:table-row>
        <table:table-row table:style-name="ro1">
          <table:table-cell office:value-type="string">
            <text:p>CommonStorylets-first_second_chit_chat-75a9989e</text:p>
          </table:table-cell>
          <table:table-cell office:value-type="string">
            <text:p>: Quindi non ricordi come sei arrivato qui?</text:p>
          </table:table-cell>
          <table:table-cell/>
        </table:table-row>
        <table:table-row table:style-name="ro1">
          <table:table-cell office:value-type="string">
            <text:p>CommonStorylets-first_second_chit_chat-35f4a383</text:p>
          </table:table-cell>
          <table:table-cell office:value-type="string">
            <text:p>{charNameTwo}|???}: Sì no boh.</text:p>
          </table:table-cell>
          <table:table-cell/>
        </table:table-row>
        <table:table-row table:style-name="ro1">
          <table:table-cell office:value-type="string">
            <text:p>CommonStorylets-first_second_chit_chat-b6f2eeef</text:p>
          </table:table-cell>
          <table:table-cell office:value-type="string">
            <text:p>{charNameTwo}|???}: No.</text:p>
          </table:table-cell>
          <table:table-cell/>
        </table:table-row>
        <table:table-row table:style-name="ro1">
          <table:table-cell office:value-type="string">
            <text:p>CommonStorylets-first_second_chit_chat-1b88cd11</text:p>
          </table:table-cell>
          <table:table-cell office:value-type="string">
            <text:p>{charNameTwo}|???}: A un certo punto ero nella stazione.</text:p>
          </table:table-cell>
          <table:table-cell/>
        </table:table-row>
        <table:table-row table:style-name="ro1">
          <table:table-cell office:value-type="string">
            <text:p>CommonStorylets-first_second_chit_chat-0083532b</text:p>
          </table:table-cell>
          <table:table-cell office:value-type="string">
            <text:p>: Pensi ci abbiano rapito?</text:p>
          </table:table-cell>
          <table:table-cell/>
        </table:table-row>
        <table:table-row table:style-name="ro1">
          <table:table-cell office:value-type="string">
            <text:p>CommonStorylets-first_second_chit_chat-c0f8988b</text:p>
          </table:table-cell>
          <table:table-cell office:value-type="string">
            <text:p>{charNameTwo}|???}: Sarebbe DIVERTENTISSIMO!</text:p>
          </table:table-cell>
          <table:table-cell/>
        </table:table-row>
        <table:table-row table:style-name="ro1">
          <table:table-cell office:value-type="string">
            <text:p>CommonStorylets-first_second_chit_chat-9921d023</text:p>
          </table:table-cell>
          <table:table-cell office:value-type="string">
            <text:p>: Bimbo, dobbiamo rivedere la tua idea di divertente!</text:p>
          </table:table-cell>
          <table:table-cell/>
        </table:table-row>
        <table:table-row table:style-name="ro1">
          <table:table-cell office:value-type="string">
            <text:p>CommonStorylets-first_second_chit_chat-949ffe8f</text:p>
          </table:table-cell>
          <table:table-cell office:value-type="string">
            <text:p>{charNameTwo}|???}: Magari è stata {charNameFive}.</text:p>
          </table:table-cell>
          <table:table-cell/>
        </table:table-row>
        <table:table-row table:style-name="ro1">
          <table:table-cell office:value-type="string">
            <text:p>CommonStorylets-first_second_chit_chat-c9b6aa49</text:p>
          </table:table-cell>
          <table:table-cell office:value-type="string">
            <text:p>: Naa, mi sembra troppo grigia.</text:p>
          </table:table-cell>
          <table:table-cell/>
        </table:table-row>
        <table:table-row table:style-name="ro1">
          <table:table-cell office:value-type="string">
            <text:p>CommonStorylets-first_second_chit_chat-a506790d</text:p>
          </table:table-cell>
          <table:table-cell office:value-type="string">
            <text:p>: E ligia ai doveri.</text:p>
          </table:table-cell>
          <table:table-cell/>
        </table:table-row>
        <table:table-row table:style-name="ro1">
          <table:table-cell office:value-type="string">
            <text:p>CommonStorylets-first_second_chit_chat-ff64cd8e</text:p>
          </table:table-cell>
          <table:table-cell office:value-type="string">
            <text:p>: Guardate che so anche divertirmi.</text:p>
          </table:table-cell>
          <table:table-cell/>
        </table:table-row>
        <table:table-row table:style-name="ro1">
          <table:table-cell office:value-type="string">
            <text:p>CommonStorylets-first_second_chit_chat-93c9d356</text:p>
          </table:table-cell>
          <table:table-cell office:value-type="string">
            <text:p>: Come? E non dirmi col giardinaggio!</text:p>
          </table:table-cell>
          <table:table-cell/>
        </table:table-row>
        <table:table-row table:style-name="ro1">
          <table:table-cell office:value-type="string">
            <text:p>CommonStorylets-first_second_chit_chat-9997b6eb</text:p>
          </table:table-cell>
          <table:table-cell office:value-type="string">
            <text:p>: Io. Ehm. Io.</text:p>
          </table:table-cell>
          <table:table-cell/>
        </table:table-row>
        <table:table-row table:style-name="ro2">
          <table:table-cell office:value-type="string">
            <text:p>CommonStorylets-first_second_chit_chat-7f2c6611</text:p>
          </table:table-cell>
          <table:table-cell office:value-type="string">
            <text:p>: Comunque se fosse davvero un rapimento, credo dormirei tutto il tempo.</text:p>
          </table:table-cell>
          <table:table-cell/>
        </table:table-row>
        <table:table-row table:style-name="ro1">
          <table:table-cell office:value-type="string">
            <text:p>CommonStorylets-first_second_chit_chat-0d6d9ec7</text:p>
          </table:table-cell>
          <table:table-cell office:value-type="string">
            <text:p>: Devo dormire!</text:p>
          </table:table-cell>
          <table:table-cell/>
        </table:table-row>
        <table:table-row table:style-name="ro1">
          <table:table-cell office:value-type="string">
            <text:p>CommonStorylets-first_second_chit_chat-8f1f74bd</text:p>
          </table:table-cell>
          <table:table-cell office:value-type="string">
            <text:p>{charNameTwo}|???}: No no no.</text:p>
          </table:table-cell>
          <table:table-cell/>
        </table:table-row>
        <table:table-row table:style-name="ro1">
          <table:table-cell office:value-type="string">
            <text:p>CommonStorylets-first_second_chit_chat-9b3e7e6a</text:p>
          </table:table-cell>
          <table:table-cell office:value-type="string">
            <text:p>{charNameTwo}|???}: Che noia.</text:p>
          </table:table-cell>
          <table:table-cell/>
        </table:table-row>
        <table:table-row table:style-name="ro2">
          <table:table-cell office:value-type="string">
            <text:p>CommonStorylets-first_second_chit_chat-81636bdb</text:p>
          </table:table-cell>
          <table:table-cell office:value-type="string">
            <text:p>{charNameTwo}|???}: Io vorrei capire TUTTO di questo posto. Tutto!</text:p>
          </table:table-cell>
          <table:table-cell/>
        </table:table-row>
        <table:table-row table:style-name="ro1">
          <table:table-cell office:value-type="string">
            <text:p>CommonStorylets-first_second_chit_chat-e699c62b</text:p>
          </table:table-cell>
          <table:table-cell office:value-type="string">
            <text:p>: E tu che faresti, {name}?</text:p>
          </table:table-cell>
          <table:table-cell/>
        </table:table-row>
        <table:table-row table:style-name="ro1">
          <table:table-cell office:value-type="string">
            <text:p>CommonStorylets-first_second_chit_chat-5560f830</text:p>
          </table:table-cell>
          <table:table-cell office:value-type="string">
            <text:p>L'idea di dormirmela per qualche giorno non mi dispiace!</text:p>
          </table:table-cell>
          <table:table-cell/>
        </table:table-row>
        <table:table-row table:style-name="ro1">
          <table:table-cell office:value-type="string">
            <text:p>CommonStorylets-first_second_chit_chat-21048537</text:p>
          </table:table-cell>
          <table:table-cell office:value-type="string">
            <text:p>{charNameTwo}|???}: Voi persone vecchie siete noiose.</text:p>
          </table:table-cell>
          <table:table-cell/>
        </table:table-row>
        <table:table-row table:style-name="ro2">
          <table:table-cell office:value-type="string">
            <text:p>CommonStorylets-first_second_chit_chat-21a3fa75</text:p>
          </table:table-cell>
          <table:table-cell office:value-type="string">
            <text:p>{charNameTwo}|???}: Nemmeno la nonna pensa così tanto a dormire!</text:p>
          </table:table-cell>
          <table:table-cell/>
        </table:table-row>
        <table:table-row table:style-name="ro2">
          <table:table-cell office:value-type="string">
            <text:p>CommonStorylets-first_second_chit_chat-4020d785</text:p>
          </table:table-cell>
          <table:table-cell office:value-type="string">
            <text:p>: Perché tua nonna è in pensione, e non deve pensare costantemente a PRODURRE!</text:p>
          </table:table-cell>
          <table:table-cell/>
        </table:table-row>
        <table:table-row table:style-name="ro1">
          <table:table-cell office:value-type="string">
            <text:p>CommonStorylets-first_second_chit_chat-00beaf09</text:p>
          </table:table-cell>
          <table:table-cell office:value-type="string">
            <text:p>Sicuramente sono team: capiamo tutto!</text:p>
          </table:table-cell>
          <table:table-cell/>
        </table:table-row>
        <table:table-row table:style-name="ro2">
          <table:table-cell office:value-type="string">
            <text:p>CommonStorylets-first_second_chit_chat-ccd8e1fe</text:p>
          </table:table-cell>
          <table:table-cell office:value-type="string">
            <text:p>{charNameTwo}|???}: Sìì! E il nostro team batte il team SIAMO NOIOSI E DORMIAMO DI {charNameOne}!</text:p>
          </table:table-cell>
          <table:table-cell/>
        </table:table-row>
        <table:table-row table:style-name="ro2">
          <table:table-cell office:value-type="string">
            <text:p>CommonStorylets-first_second_chit_chat-7221405e</text:p>
          </table:table-cell>
          <table:table-cell office:value-type="string">
            <text:p>: Sarò noiosa, ma tu arriverai ai quindici anni più ansioso di un coniglio, nanetto.</text:p>
          </table:table-cell>
          <table:table-cell/>
        </table:table-row>
        <table:table-row table:style-name="ro1">
          <table:table-cell office:value-type="string">
            <text:p>CommonStorylets-first_second_chit_chat-1ea4e650</text:p>
          </table:table-cell>
          <table:table-cell office:value-type="string">
            <text:p>Credo rimarrei a piangere terrorizzata in un angolino.</text:p>
          </table:table-cell>
          <table:table-cell/>
        </table:table-row>
        <table:table-row table:style-name="ro1">
          <table:table-cell office:value-type="string">
            <text:p>CommonStorylets-first_second_chit_chat-c863a3d3</text:p>
          </table:table-cell>
          <table:table-cell office:value-type="string">
            <text:p>{charNameTwo}|???}: Come i bambini piccoli. No no no.</text:p>
          </table:table-cell>
          <table:table-cell/>
        </table:table-row>
        <table:table-row table:style-name="ro1">
          <table:table-cell office:value-type="string">
            <text:p>CommonStorylets-first_second_chit_chat-203cc336</text:p>
          </table:table-cell>
          <table:table-cell office:value-type="string">
            <text:p>: Mi ci riconosco, totale.</text:p>
          </table:table-cell>
          <table:table-cell/>
        </table:table-row>
        <table:table-row table:style-name="ro1">
          <table:table-cell office:value-type="string">
            <text:p>CommonStorylets-first_second_chit_chat-7daeafb1</text:p>
          </table:table-cell>
          <table:table-cell office:value-type="string">
            <text:p>Spero per loro che non mi leggano nella mente.</text:p>
          </table:table-cell>
          <table:table-cell/>
        </table:table-row>
        <table:table-row table:style-name="ro1">
          <table:table-cell office:value-type="string">
            <text:p>CommonStorylets-first_second_chit_chat-f73df259</text:p>
          </table:table-cell>
          <table:table-cell office:value-type="string">
            <text:p>{charNameTwo}|???}: Ah ah ah sarebbe divertentissimo!</text:p>
          </table:table-cell>
          <table:table-cell/>
        </table:table-row>
        <table:table-row table:style-name="ro2">
          <table:table-cell office:value-type="string">
            <text:p>CommonStorylets-first_second_chit_chat-38a0e9a4</text:p>
          </table:table-cell>
          <table:table-cell office:value-type="string">
            <text:p>{charNameTwo}|???}: Ora provo a pensare tantissimo alla cacca!</text:p>
          </table:table-cell>
          <table:table-cell/>
        </table:table-row>
        <table:table-row table:style-name="ro1">
          <table:table-cell office:value-type="string">
            <text:p>CommonStorylets-first_second_chit_chat-83185f99</text:p>
          </table:table-cell>
          <table:table-cell office:value-type="string">
            <text:p>: {charNameTwo}!</text:p>
          </table:table-cell>
          <table:table-cell/>
        </table:table-row>
        <table:table-row table:style-name="ro1">
          <table:table-cell office:value-type="string">
            <text:p>CommonStorylets-first_second_chit_chat-76fcb09c</text:p>
          </table:table-cell>
          <table:table-cell office:value-type="string">
            <text:p>: La mia mente è limpida e innocente.</text:p>
          </table:table-cell>
          <table:table-cell/>
        </table:table-row>
        <table:table-row table:style-name="ro2">
          <table:table-cell office:value-type="string">
            <text:p>CommonStorylets-first_second_chit_chat-f3ea03dd</text:p>
          </table:table-cell>
          <table:table-cell office:value-type="string">
            <text:p>: Non posso certo dire come quella di un bambino, ascoltando le cose che dice {charNameTwo}.</text:p>
          </table:table-cell>
          <table:table-cell/>
        </table:table-row>
        <table:table-row table:style-name="ro1">
          <table:table-cell office:value-type="string">
            <text:p>CommonStorylets-first_second_chit_chat-6d46bfd8</text:p>
          </table:table-cell>
          <table:table-cell office:value-type="string">
            <text:p>Magari chiedo loro quale sia il senso della vita.</text:p>
          </table:table-cell>
          <table:table-cell/>
        </table:table-row>
        <table:table-row table:style-name="ro2">
          <table:table-cell office:value-type="string">
            <text:p>CommonStorylets-first_second_chit_chat-ed24a695</text:p>
          </table:table-cell>
          <table:table-cell office:value-type="string">
            <text:p>{charNameTwo}|???}: Fai sembrare {charNameFive} interessante così.</text:p>
          </table:table-cell>
          <table:table-cell/>
        </table:table-row>
        <table:table-row table:style-name="ro1">
          <table:table-cell office:value-type="string">
            <text:p>CommonStorylets-first_second_chit_chat-688458e0</text:p>
          </table:table-cell>
          <table:table-cell office:value-type="string">
            <text:p>: Il tuo obiettivo segreto è farmi arrabbiare, vero?</text:p>
          </table:table-cell>
          <table:table-cell/>
        </table:table-row>
        <table:table-row table:style-name="ro1">
          <table:table-cell office:value-type="string">
            <text:p>CommonStorylets-first_second_chit_chat-37555026</text:p>
          </table:table-cell>
          <table:table-cell office:value-type="string">
            <text:p>: A dirla tutta a me non sembra mica tanto segreto.</text:p>
          </table:table-cell>
          <table:table-cell/>
        </table:table-row>
        <table:table-row table:style-name="ro2">
          <table:table-cell office:value-type="string">
            <text:p>CommonStorylets-first_second_chit_chat-b2a7e1e1</text:p>
          </table:table-cell>
          <table:table-cell office:value-type="string">
            <text:p>: A me sarebbe una risposta che risolverebbe una marea di problemi.</text:p>
          </table:table-cell>
          <table:table-cell/>
        </table:table-row>
        <table:table-row table:style-name="ro1">
          <table:table-cell office:value-type="string">
            <text:p>CommonStorylets-first_second_chit_chat-2577af23</text:p>
          </table:table-cell>
          <table:table-cell office:value-type="string">
            <text:p>: Bene, direi che abbiamo tutte qualcosa a cui pensare.</text:p>
          </table:table-cell>
          <table:table-cell/>
        </table:table-row>
        <table:table-row table:style-name="ro1">
          <table:table-cell office:value-type="string">
            <text:p>CommonStorylets-first_second_chit_chat-5f5f6653</text:p>
          </table:table-cell>
          <table:table-cell office:value-type="string">
            <text:p>: Tipo, a dove farmi un pisolino.</text:p>
          </table:table-cell>
          <table:table-cell/>
        </table:table-row>
        <table:table-row table:style-name="ro1">
          <table:table-cell office:value-type="string">
            <text:p>Inventory-inventory_contents-570eeeff</text:p>
          </table:table-cell>
          <table:table-cell office:value-type="string">
            <text:p>Inventory</text:p>
          </table:table-cell>
          <table:table-cell/>
        </table:table-row>
        <table:table-row table:style-name="ro1">
          <table:table-cell office:value-type="string">
            <text:p>Inventory-inventory_contents-8043f600</text:p>
          </table:table-cell>
          <table:table-cell office:value-type="string">
            <text:p>&lt;i&gt;Hai con te {list_with_commas(findedGifts)}.&lt;/i&gt;</text:p>
          </table:table-cell>
          <table:table-cell/>
        </table:table-row>
        <table:table-row table:style-name="ro1">
          <table:table-cell office:value-type="string">
            <text:p>Inventory-inventory_contents-cab57647</text:p>
          </table:table-cell>
          <table:table-cell office:value-type="string">
            <text:p>&lt;i&gt;L'inventario è vuoto.&lt;/i&gt;</text:p>
          </table:table-cell>
          <table:table-cell/>
        </table:table-row>
        <table:table-row table:style-name="ro1">
          <table:table-cell office:value-type="string">
            <text:p>Inventory-inventory_management-915098f5</text:p>
          </table:table-cell>
          <table:table-cell office:value-type="string">
            <text:p> I doni trovati sono {findedGifts}.</text:p>
          </table:table-cell>
          <table:table-cell/>
        </table:table-row>
        <table:table-row table:style-name="ro1">
          <table:table-cell office:value-type="string">
            <text:p>Inventory-inventory_management-ee19e92d</text:p>
          </table:table-cell>
          <table:table-cell office:value-type="string">
            <text:p>Dono...</text:p>
          </table:table-cell>
          <table:table-cell/>
        </table:table-row>
        <table:table-row table:style-name="ro1">
          <table:table-cell office:value-type="string">
            <text:p>Inventory-inventory_management-41d795a3</text:p>
          </table:table-cell>
          <table:table-cell office:value-type="string">
            <text:p>Del muschio delle amanti.</text:p>
          </table:table-cell>
          <table:table-cell/>
        </table:table-row>
        <table:table-row table:style-name="ro2">
          <table:table-cell office:value-type="string">
            <text:p>Inventory-inventory_management-4f308789</text:p>
          </table:table-cell>
          <table:table-cell office:value-type="string">
            <text:p>&lt;i&gt;{uppercaseTranslator(firstCharacterState)} è confusa dal dono.&lt;/i&gt;</text:p>
          </table:table-cell>
          <table:table-cell/>
        </table:table-row>
        <table:table-row table:style-name="ro1">
          <table:table-cell office:value-type="string">
            <text:p>Inventory-inventory_management-46c866eb</text:p>
          </table:table-cell>
          <table:table-cell office:value-type="string">
            <text:p> ti guarda disgustato.</text:p>
          </table:table-cell>
          <table:table-cell/>
        </table:table-row>
        <table:table-row table:style-name="ro1">
          <table:table-cell office:value-type="string">
            <text:p>Inventory-inventory_management-55e2d10b</text:p>
          </table:table-cell>
          <table:table-cell office:value-type="string">
            <text:p>Una bacca della Addolorata.</text:p>
          </table:table-cell>
          <table:table-cell/>
        </table:table-row>
        <table:table-row table:style-name="ro1">
          <table:table-cell office:value-type="string">
            <text:p>Inventory-inventory_management-863d5168</text:p>
          </table:table-cell>
          <table:table-cell office:value-type="string">
            <text:p>&lt;i&gt;{uppercaseTranslator(firstCharacterState)} ti sorride.&lt;/i&gt;</text:p>
          </table:table-cell>
          <table:table-cell/>
        </table:table-row>
        <table:table-row table:style-name="ro1">
          <table:table-cell office:value-type="string">
            <text:p>Inventory-inventory_management-94f931aa</text:p>
          </table:table-cell>
          <table:table-cell office:value-type="string">
            <text:p>&lt;i&gt;Si rigira la bacca tra la mani, sembra più serena.&lt;/i&gt;</text:p>
          </table:table-cell>
          <table:table-cell/>
        </table:table-row>
        <table:table-row table:style-name="ro2">
          <table:table-cell office:value-type="string">
            <text:p>Inventory-inventory_management-e1ce43ce</text:p>
          </table:table-cell>
          <table:table-cell office:value-type="string">
            <text:p>&lt;i&gt;Hai regalato a {uppercaseTranslator(secondCharacterState)} qualcosa che proprio non gli interessa.&lt;/i&gt;</text:p>
          </table:table-cell>
          <table:table-cell/>
        </table:table-row>
        <table:table-row table:style-name="ro1">
          <table:table-cell office:value-type="string">
            <text:p>Inventory-inventory_management-1dc626d6</text:p>
          </table:table-cell>
          <table:table-cell office:value-type="string">
            <text:p>Un frammento della Spezzata.</text:p>
          </table:table-cell>
          <table:table-cell/>
        </table:table-row>
        <table:table-row table:style-name="ro2">
          <table:table-cell office:value-type="string">
            <text:p>Inventory-inventory_management-0f68fa32</text:p>
          </table:table-cell>
          <table:table-cell office:value-type="string">
            <text:p>&lt;i&gt;{uppercaseTranslator(firstCharacterState)} è infastidita dalla tensione che viene dal frammento, e se lo getta alle spalle.&lt;/i&gt;</text:p>
          </table:table-cell>
          <table:table-cell/>
        </table:table-row>
        <table:table-row table:style-name="ro4">
          <table:table-cell office:value-type="string">
            <text:p>Inventory-inventory_management-712e2f65</text:p>
          </table:table-cell>
          <table:table-cell office:value-type="string">
            <text:p>&lt;i&gt; Hai regalato a {uppercaseTranslator(secondCharacterState)} qualcosa che lo esalta.&lt;/i&gt;</text:p>
          </table:table-cell>
          <table:table-cell/>
        </table:table-row>
        <table:table-row table:style-name="ro2">
          <table:table-cell office:value-type="string">
            <text:p>Inventory-inventory_management-da7905ce</text:p>
          </table:table-cell>
          <table:table-cell office:value-type="string">
            <text:p>&lt;i&gt;Continua a rigirarsi il frammento tra le dita, pieno di gioia rabbiosa.&lt;/i&gt;</text:p>
          </table:table-cell>
          <table:table-cell/>
        </table:table-row>
        <table:table-row table:style-name="ro1">
          <table:table-cell office:value-type="string">
            <text:p>Inventory-inventory_management-c94e8415</text:p>
          </table:table-cell>
          <table:table-cell office:value-type="string">
            <text:p>Un frammento di Brina dell'Impossibile.</text:p>
          </table:table-cell>
          <table:table-cell/>
        </table:table-row>
        <table:table-row table:style-name="ro2">
          <table:table-cell office:value-type="string">
            <text:p>Inventory-inventory_management-8336afe3</text:p>
          </table:table-cell>
          <table:table-cell office:value-type="string">
            <text:p>&lt;i&gt;{uppercaseTranslator(firstCharacterState)} getta a terra il tuo dono, disgustata.&lt;/i&gt;</text:p>
          </table:table-cell>
          <table:table-cell/>
        </table:table-row>
        <table:table-row table:style-name="ro2">
          <table:table-cell office:value-type="string">
            <text:p>Inventory-inventory_management-1b3c849a</text:p>
          </table:table-cell>
          <table:table-cell office:value-type="string">
            <text:p>&lt;i&gt;Le linee della tua mano ricompaiono, i pezzi si rinsaldano.&lt;/i&gt;</text:p>
          </table:table-cell>
          <table:table-cell/>
        </table:table-row>
        <table:table-row table:style-name="ro4">
          <table:table-cell office:value-type="string">
            <text:p>Inventory-inventory_management-f452deb1</text:p>
          </table:table-cell>
          <table:table-cell office:value-type="string">
            <text:p>&lt;i&gt;Sorprendentemente {uppercaseTranslator(secondCharacterState)} inizia a tremare.&lt;/i&gt;</text:p>
          </table:table-cell>
          <table:table-cell/>
        </table:table-row>
        <table:table-row table:style-name="ro2">
          <table:table-cell office:value-type="string">
            <text:p>Inventory-inventory_management-8dbb0b5b</text:p>
          </table:table-cell>
          <table:table-cell office:value-type="string">
            <text:p>&lt;i&gt;Cerca di trattenere le lacrime, ma alcune gli scappano a fatica dagli occhi.&lt;/i&gt;</text:p>
          </table:table-cell>
          <table:table-cell/>
        </table:table-row>
        <table:table-row table:style-name="ro1">
          <table:table-cell office:value-type="string">
            <text:p>Inventory-inventory_management-135cb4ad</text:p>
          </table:table-cell>
          <table:table-cell office:value-type="string">
            <text:p>Una goccia di Canto delle Compagne.</text:p>
          </table:table-cell>
          <table:table-cell/>
        </table:table-row>
        <table:table-row table:style-name="ro2">
          <table:table-cell office:value-type="string">
            <text:p>Inventory-inventory_management-af69dfaf</text:p>
          </table:table-cell>
          <table:table-cell office:value-type="string">
            <text:p>&lt;i&gt;{uppercaseTranslator(firstCharacterState)} inizia a saltellare di gioia.&lt;/i&gt;</text:p>
          </table:table-cell>
          <table:table-cell/>
        </table:table-row>
        <table:table-row table:style-name="ro2">
          <table:table-cell office:value-type="string">
            <text:p>Inventory-inventory_management-7c536401</text:p>
          </table:table-cell>
          <table:table-cell office:value-type="string">
            <text:p>&lt;i&gt;{uppercaseTranslator(secondCharacterState)} ti guarda disgustato.&lt;/i&gt;</text:p>
          </table:table-cell>
          <table:table-cell/>
        </table:table-row>
        <table:table-row table:style-name="ro1">
          <table:table-cell office:value-type="string">
            <text:p>Inventory-inventory_management-c69d87c9</text:p>
          </table:table-cell>
          <table:table-cell office:value-type="string">
            <text:p>&lt;i&gt;Finge persino di vomitare.&lt;/i&gt;</text:p>
          </table:table-cell>
          <table:table-cell/>
        </table:table-row>
        <table:table-row table:style-name="ro1">
          <table:table-cell office:value-type="string">
            <text:p>Inventory-inventory_management-cf7b8000</text:p>
          </table:table-cell>
          <table:table-cell office:value-type="string">
            <text:p>Una traccia dell'odore del Lichene degli Abissi.</text:p>
          </table:table-cell>
          <table:table-cell/>
        </table:table-row>
        <table:table-row table:style-name="ro2">
          <table:table-cell office:value-type="string">
            <text:p>Inventory-inventory_management-05f610ce</text:p>
          </table:table-cell>
          <table:table-cell office:value-type="string">
            <text:p>&lt;i&gt;{uppercaseTranslator(firstCharacterState)} ti guarda delusa.&lt;/i&gt;</text:p>
          </table:table-cell>
          <table:table-cell/>
        </table:table-row>
        <table:table-row table:style-name="ro2">
          <table:table-cell office:value-type="string">
            <text:p>Inventory-inventory_management-53edca90</text:p>
          </table:table-cell>
          <table:table-cell office:value-type="string">
            <text:p>&lt;i&gt;{uppercaseTranslator(secondCharacterState)} sembra ferito.&lt;/i&gt;</text:p>
          </table:table-cell>
          <table:table-cell/>
        </table:table-row>
        <table:table-row table:style-name="ro1">
          <table:table-cell office:value-type="string">
            <text:p>Inventory-inventory_management-9c4e5484</text:p>
          </table:table-cell>
          <table:table-cell office:value-type="string">
            <text:p>&lt;i&gt;Ti guarda, fa per dire qualcosa, e poi si zittisce.&lt;/i&gt;</text:p>
          </table:table-cell>
          <table:table-cell/>
        </table:table-row>
        <table:table-row table:style-name="ro1">
          <table:table-cell office:value-type="string">
            <text:p>Inventory-inventory_management-8d0febd0</text:p>
          </table:table-cell>
          <table:table-cell office:value-type="string">
            <text:p>L'impronta del Non Ti Scordar di Te.</text:p>
          </table:table-cell>
          <table:table-cell/>
        </table:table-row>
        <table:table-row table:style-name="ro2">
          <table:table-cell office:value-type="string">
            <text:p>Inventory-inventory_management-31ff6c48</text:p>
          </table:table-cell>
          <table:table-cell office:value-type="string">
            <text:p>&lt;i&gt;{uppercaseTranslator(firstCharacterState)} sussurra "nonno".&lt;/i&gt;</text:p>
          </table:table-cell>
          <table:table-cell/>
        </table:table-row>
        <table:table-row table:style-name="ro1">
          <table:table-cell office:value-type="string">
            <text:p>Inventory-inventory_management-0fef1ebe</text:p>
          </table:table-cell>
          <table:table-cell office:value-type="string">
            <text:p>&lt;i&gt;Le lacrime le rigano il viso.&lt;/i&gt;</text:p>
          </table:table-cell>
          <table:table-cell/>
        </table:table-row>
        <table:table-row table:style-name="ro2">
          <table:table-cell office:value-type="string">
            <text:p>Inventory-inventory_management-941327da</text:p>
          </table:table-cell>
          <table:table-cell office:value-type="string">
            <text:p>&lt;i&gt;{uppercaseTranslator(secondCharacterState)} fa qualcosa di inaspettato: ti abbraccia.&lt;/i&gt;</text:p>
          </table:table-cell>
          <table:table-cell/>
        </table:table-row>
        <table:table-row table:style-name="ro1">
          <table:table-cell office:value-type="string">
            <text:p>Inventory-inventory_management-a3ec4623</text:p>
          </table:table-cell>
          <table:table-cell office:value-type="string">
            <text:p>&lt;i&gt;Poi si allontana imbarazzato.&lt;/i&gt;</text:p>
          </table:table-cell>
          <table:table-cell/>
        </table:table-row>
        <table:table-row table:style-name="ro1">
          <table:table-cell office:value-type="string">
            <text:p>Inventory-inventory_management-031e8a6f</text:p>
          </table:table-cell>
          <table:table-cell office:value-type="string">
            <text:p>Una coperta.</text:p>
          </table:table-cell>
          <table:table-cell/>
        </table:table-row>
        <table:table-row table:style-name="ro2">
          <table:table-cell office:value-type="string">
            <text:p>Inventory-inventory_management-52ab0877</text:p>
          </table:table-cell>
          <table:table-cell office:value-type="string">
            <text:p>&lt;i&gt;{uppercaseTranslator(firstCharacterState)} la stende a terra e si rilassa.&lt;/i&gt;</text:p>
          </table:table-cell>
          <table:table-cell/>
        </table:table-row>
        <table:table-row table:style-name="ro2">
          <table:table-cell office:value-type="string">
            <text:p>Inventory-inventory_management-1b46a492</text:p>
          </table:table-cell>
          <table:table-cell office:value-type="string">
            <text:p>&lt;i&gt;{uppercaseTranslator(secondCharacterState)} si guarda in giro, cercando qualcosa da catturare.&lt;/i&gt;</text:p>
          </table:table-cell>
          <table:table-cell/>
        </table:table-row>
        <table:table-row table:style-name="ro1">
          <table:table-cell office:value-type="string">
            <text:p>Inventory-inventory_management-0cfecba2</text:p>
          </table:table-cell>
          <table:table-cell office:value-type="string">
            <text:p>&lt;i&gt;O forse {charNameFive}.&lt;/i&gt;</text:p>
          </table:table-cell>
          <table:table-cell/>
        </table:table-row>
        <table:table-row table:style-name="ro1">
          <table:table-cell office:value-type="string">
            <text:p>Inventory-inventory_management-2142c141</text:p>
          </table:table-cell>
          <table:table-cell office:value-type="string">
            <text:p>&lt;i&gt;Speriamo non &lt;b&gt;noi&lt;/b&gt;.&lt;/i&gt;</text:p>
          </table:table-cell>
          <table:table-cell/>
        </table:table-row>
        <table:table-row table:style-name="ro1">
          <table:table-cell office:value-type="string">
            <text:p>Inventory-inventory_management-82fdf1b8</text:p>
          </table:table-cell>
          <table:table-cell office:value-type="string">
            <text:p>Un vaso vuoto.</text:p>
          </table:table-cell>
          <table:table-cell/>
        </table:table-row>
        <table:table-row table:style-name="ro2">
          <table:table-cell office:value-type="string">
            <text:p>Inventory-inventory_management-fc5f53cc</text:p>
          </table:table-cell>
          <table:table-cell office:value-type="string">
            <text:p>&lt;i&gt;{uppercaseTranslator(firstCharacterState)} ti guarda perplessa.&lt;/i&gt;</text:p>
          </table:table-cell>
          <table:table-cell/>
        </table:table-row>
        <table:table-row table:style-name="ro1">
          <table:table-cell office:value-type="string">
            <text:p>Inventory-inventory_management-a62bffb6</text:p>
          </table:table-cell>
          <table:table-cell office:value-type="string">
            <text:p>&lt;i&gt;Prova a suonarlo, ma non esce nulla di buono.&lt;/i&gt;</text:p>
          </table:table-cell>
          <table:table-cell/>
        </table:table-row>
        <table:table-row table:style-name="ro2">
          <table:table-cell office:value-type="string">
            <text:p>Inventory-inventory_management-3a09e13d</text:p>
          </table:table-cell>
          <table:table-cell office:value-type="string">
            <text:p>&lt;i&gt;Esaltato, {uppercaseTranslator(secondCharacterState)} lo lancia in terra e inizia a giocare coi frammenti.&lt;/i&gt;</text:p>
          </table:table-cell>
          <table:table-cell/>
        </table:table-row>
        <table:table-row table:style-name="ro1">
          <table:table-cell office:value-type="string">
            <text:p>Inventory-inventory_management-b5dc7be0</text:p>
          </table:table-cell>
          <table:table-cell office:value-type="string">
            <text:p>&lt;i&gt;Glieli levi prima che si faccia male.&lt;/i&gt;</text:p>
          </table:table-cell>
          <table:table-cell/>
        </table:table-row>
        <table:table-row table:style-name="ro1">
          <table:table-cell office:value-type="string">
            <text:p>Inventory-inventory_management-76119b71</text:p>
          </table:table-cell>
          <table:table-cell office:value-type="string">
            <text:p>Non ho nulla da donare.</text:p>
          </table:table-cell>
          <table:table-cell/>
        </table:table-row>
        <table:table-row table:style-name="ro1">
          <table:table-cell office:value-type="string">
            <text:p>Inventory-inventory_management-8d26aab1</text:p>
          </table:table-cell>
          <table:table-cell office:value-type="string">
            <text:p>Ho bisogno di ragionarci ancora un poco.</text:p>
          </table:table-cell>
          <table:table-cell/>
        </table:table-row>
        <table:table-row table:style-name="ro1">
          <table:table-cell office:value-type="string">
            <text:p>InventoryManagement-_list_with_commas-07e951c9</text:p>
          </table:table-cell>
          <table:table-cell office:value-type="string">
            <text:p> e |,</text:p>
          </table:table-cell>
          <table:table-cell/>
        </table:table-row>
        <table:table-row table:style-name="ro1">
          <table:table-cell office:value-type="string">
            <text:p>InventoryManagement-oggettoOggetti-fa59e0cb</text:p>
          </table:table-cell>
          <table:table-cell office:value-type="string">
            <text:p>oggetto|oggetti</text:p>
          </table:table-cell>
          <table:table-cell/>
        </table:table-row>
        <table:table-row table:style-name="ro1">
          <table:table-cell office:value-type="string">
            <text:p>InventoryManagement-traduttoreIngredienti-63259314</text:p>
          </table:table-cell>
          <table:table-cell office:value-type="string">
            <text:p>un vaso vuoto</text:p>
          </table:table-cell>
          <table:table-cell/>
        </table:table-row>
        <table:table-row table:style-name="ro1">
          <table:table-cell office:value-type="string">
            <text:p>InventoryManagement-traduttoreIngredienti-324eda0e</text:p>
          </table:table-cell>
          <table:table-cell office:value-type="string">
            <text:p>una coperta</text:p>
          </table:table-cell>
          <table:table-cell/>
        </table:table-row>
        <table:table-row table:style-name="ro1">
          <table:table-cell office:value-type="string">
            <text:p>InventoryManagement-traduttoreIngredienti-7748599e</text:p>
          </table:table-cell>
          <table:table-cell office:value-type="string">
            <text:p>un residuo della Spezzata</text:p>
          </table:table-cell>
          <table:table-cell/>
        </table:table-row>
        <table:table-row table:style-name="ro1">
          <table:table-cell office:value-type="string">
            <text:p>InventoryManagement-traduttoreIngredienti-4af923a9</text:p>
          </table:table-cell>
          <table:table-cell office:value-type="string">
            <text:p>una Bacca della Addolorata</text:p>
          </table:table-cell>
          <table:table-cell/>
        </table:table-row>
        <table:table-row table:style-name="ro1">
          <table:table-cell office:value-type="string">
            <text:p>InventoryManagement-traduttoreIngredienti-4970d58a</text:p>
          </table:table-cell>
          <table:table-cell office:value-type="string">
            <text:p>del Muschio delle Amanti</text:p>
          </table:table-cell>
          <table:table-cell/>
        </table:table-row>
        <table:table-row table:style-name="ro1">
          <table:table-cell office:value-type="string">
            <text:p>InventoryManagement-traduttoreIngredienti-b2e5b42d</text:p>
          </table:table-cell>
          <table:table-cell office:value-type="string">
            <text:p>della Brina dell'Impossibile</text:p>
          </table:table-cell>
          <table:table-cell/>
        </table:table-row>
        <table:table-row table:style-name="ro1">
          <table:table-cell office:value-type="string">
            <text:p>InventoryManagement-traduttoreIngredienti-a4310442</text:p>
          </table:table-cell>
          <table:table-cell office:value-type="string">
            <text:p>del Canto delle Compagne</text:p>
          </table:table-cell>
          <table:table-cell/>
        </table:table-row>
        <table:table-row table:style-name="ro1">
          <table:table-cell office:value-type="string">
            <text:p>InventoryManagement-traduttoreIngredienti-9d007709</text:p>
          </table:table-cell>
          <table:table-cell office:value-type="string">
            <text:p>del Lichene degli Abissi</text:p>
          </table:table-cell>
          <table:table-cell/>
        </table:table-row>
        <table:table-row table:style-name="ro1">
          <table:table-cell office:value-type="string">
            <text:p>InventoryManagement-traduttoreIngredienti-b0fa3316</text:p>
          </table:table-cell>
          <table:table-cell office:value-type="string">
            <text:p>del Non Ti Scordar di Te</text:p>
          </table:table-cell>
          <table:table-cell/>
        </table:table-row>
        <table:table-row table:style-name="ro7">
          <table:table-cell office:value-type="string">
            <text:p>BusStop-bus_stop-7e1676a2</text:p>
          </table:table-cell>
          <table:table-cell office:value-type="string">
            <text:p> &lt;i&gt;Questa è la stazione del treno.|&lt;i&gt;{~ La stazione profuma di partenze.|La panchina aspetta fremente una nuova conoscenza.|Sulle vette la luce brilla leggera.|Un vento fresco ti sospinge lungo la strada.|Le lettere ondeggiano sulla bacheca.|L'odore della foresta scalda il sentiero.}&lt;/i&gt;</text:p>
          </table:table-cell>
          <table:table-cell/>
        </table:table-row>
        <table:table-row table:style-name="ro1">
          <table:table-cell office:value-type="string">
            <text:p>BusStop-bus_stop-e4b83e48</text:p>
          </table:table-cell>
          <table:table-cell office:value-type="string">
            <text:p>Mi guardo attorno.</text:p>
          </table:table-cell>
          <table:table-cell/>
        </table:table-row>
        <table:table-row table:style-name="ro1">
          <table:table-cell office:value-type="string">
            <text:p>BusStop-starting_note-c24af8ca</text:p>
          </table:table-cell>
          <table:table-cell office:value-type="string">
            <text:p>StartingNote</text:p>
          </table:table-cell>
          <table:table-cell office:value-type="string">
            <text:p>StartingNote</text:p>
          </table:table-cell>
        </table:table-row>
        <table:table-row table:style-name="ro24">
          <table:table-cell office:value-type="string">
            <text:p>BusStop-starting_note-5d623e1f</text:p>
          </table:table-cell>
          <table:table-cell office:value-type="string">
            <text:p>???: Ti scrivo perché volevo ringraziarti per quello che hai fatto.</text:p>
          </table:table-cell>
          <table:table-cell/>
        </table:table-row>
        <table:table-row table:style-name="ro1">
          <table:table-cell office:value-type="string">
            <text:p>BusStop-starting_note-27801854</text:p>
          </table:table-cell>
          <table:table-cell office:value-type="string">
            <text:p>???: Le cose nella mia vita hanno ripreso a funzionare.</text:p>
          </table:table-cell>
          <table:table-cell/>
        </table:table-row>
        <table:table-row table:style-name="ro2">
          <table:table-cell office:value-type="string">
            <text:p>BusStop-starting_note-d3d30d16</text:p>
          </table:table-cell>
          <table:table-cell office:value-type="string">
            <text:p>???: Ci sono ancora molte giornate no, ma sempre più  più spesso anche delle giornate sni.</text:p>
          </table:table-cell>
          <table:table-cell/>
        </table:table-row>
        <table:table-row table:style-name="ro1">
          <table:table-cell office:value-type="string">
            <text:p>BusStop-starting_note-13e42c46</text:p>
          </table:table-cell>
          <table:table-cell office:value-type="string">
            <text:p>???: E persino qualche giornata YEAH!</text:p>
          </table:table-cell>
          <table:table-cell/>
        </table:table-row>
        <table:table-row table:style-name="ro2">
          <table:table-cell office:value-type="string">
            <text:p>BusStop-starting_note-efd0055a</text:p>
          </table:table-cell>
          <table:table-cell office:value-type="string">
            <text:p>???: Spero che un giorno potrai avere anche tu la tua giornata yeah.</text:p>
          </table:table-cell>
          <table:table-cell/>
        </table:table-row>
        <table:table-row table:style-name="ro1">
          <table:table-cell office:value-type="string">
            <text:p>BusStop-starting_note-b68007e9</text:p>
          </table:table-cell>
          <table:table-cell office:value-type="string">
            <text:p>???: E magari di passarla assieme.</text:p>
          </table:table-cell>
          <table:table-cell/>
        </table:table-row>
        <table:table-row table:style-name="ro1">
          <table:table-cell office:value-type="string">
            <text:p>BusStop-first_character_notes-be0f0ca6</text:p>
          </table:table-cell>
          <table:table-cell office:value-type="string">
            <text:p>FirstCharacterNotes</text:p>
          </table:table-cell>
          <table:table-cell office:value-type="string">
            <text:p>FirstCharacterNotes</text:p>
          </table:table-cell>
        </table:table-row>
        <table:table-row table:style-name="ro1">
          <table:table-cell office:value-type="string">
            <text:p>BusStop-first_character_notes-2aad2826</text:p>
          </table:table-cell>
          <table:table-cell office:value-type="string">
            <text:p>: Ciao {name}, come stai?</text:p>
          </table:table-cell>
          <table:table-cell/>
        </table:table-row>
        <table:table-row table:style-name="ro1">
          <table:table-cell office:value-type="string">
            <text:p>BusStop-first_character_notes-969aad2a</text:p>
          </table:table-cell>
          <table:table-cell office:value-type="string">
            <text:p>: Alla fine Talco è sempre statə qui, me idiota.</text:p>
          </table:table-cell>
          <table:table-cell/>
        </table:table-row>
        <table:table-row table:style-name="ro1">
          <table:table-cell office:value-type="string">
            <text:p>BusStop-first_character_notes-f6ad4433</text:p>
          </table:table-cell>
          <table:table-cell office:value-type="string">
            <text:p>: E ha creduto alla mia storia!</text:p>
          </table:table-cell>
          <table:table-cell/>
        </table:table-row>
        <table:table-row table:style-name="ro2">
          <table:table-cell office:value-type="string">
            <text:p>BusStop-first_character_notes-63656103</text:p>
          </table:table-cell>
          <table:table-cell office:value-type="string">
            <text:p>: Ora si è messə in testa di insegnare agli scoiattoli a suonare le noci.</text:p>
          </table:table-cell>
          <table:table-cell/>
        </table:table-row>
        <table:table-row table:style-name="ro2">
          <table:table-cell office:value-type="string">
            <text:p>BusStop-first_character_notes-25f4e575</text:p>
          </table:table-cell>
          <table:table-cell office:value-type="string">
            <text:p>: Io, invece, non riesco a prendere uno strumento in mano da che sono tornata.</text:p>
          </table:table-cell>
          <table:table-cell/>
        </table:table-row>
        <table:table-row table:style-name="ro2">
          <table:table-cell office:value-type="string">
            <text:p>BusStop-first_character_notes-0dbca6e2</text:p>
          </table:table-cell>
          <table:table-cell office:value-type="string">
            <text:p>: Questa piccola idiota invece (me) ha deciso di creare un piccolo esercito di suonatrici in difesa degli alberi.</text:p>
          </table:table-cell>
          <table:table-cell/>
        </table:table-row>
        <table:table-row table:style-name="ro2">
          <table:table-cell office:value-type="string">
            <text:p>BusStop-first_character_notes-4d586945</text:p>
          </table:table-cell>
          <table:table-cell office:value-type="string">
            <text:p>: Io invece per la prima volta sto provando a comporre un brano da cantare con tutte le persone a cui voglio bene.</text:p>
          </table:table-cell>
          <table:table-cell/>
        </table:table-row>
        <table:table-row table:style-name="ro2">
          <table:table-cell office:value-type="string">
            <text:p>BusStop-first_character_notes-7b3ba4f6</text:p>
          </table:table-cell>
          <table:table-cell office:value-type="string">
            <text:p>: E quando mi demoralizzo, Talco è subito lì a tirarmi su di morale.</text:p>
          </table:table-cell>
          <table:table-cell/>
        </table:table-row>
        <table:table-row table:style-name="ro1">
          <table:table-cell office:value-type="string">
            <text:p>BusStop-first_character_notes-79d36a1d</text:p>
          </table:table-cell>
          <table:table-cell office:value-type="string">
            <text:p>: Tu e quel posto mi avete reso una mollacciona.</text:p>
          </table:table-cell>
          <table:table-cell/>
        </table:table-row>
        <table:table-row table:style-name="ro1">
          <table:table-cell office:value-type="string">
            <text:p>BusStop-first_character_notes-186831ac</text:p>
          </table:table-cell>
          <table:table-cell office:value-type="string">
            <text:p>: Ma non è così male, alla fine.</text:p>
          </table:table-cell>
          <table:table-cell/>
        </table:table-row>
        <table:table-row table:style-name="ro2">
          <table:table-cell office:value-type="string">
            <text:p>BusStop-first_character_notes-5a511f0d</text:p>
          </table:table-cell>
          <table:table-cell office:value-type="string">
            <text:p>: Io invece sto addestrando due topolini per suonare lo xilofono, e se la cavano alla grande!</text:p>
          </table:table-cell>
          <table:table-cell/>
        </table:table-row>
        <table:table-row table:style-name="ro1">
          <table:table-cell office:value-type="string">
            <text:p>BusStop-first_character_notes-c33ceeca</text:p>
          </table:table-cell>
          <table:table-cell office:value-type="string">
            <text:p>: Se lo dico a mio padre mi fa ricoverare subito, ma amen.</text:p>
          </table:table-cell>
          <table:table-cell/>
        </table:table-row>
        <table:table-row table:style-name="ro1">
          <table:table-cell office:value-type="string">
            <text:p>BusStop-first_character_notes-4cf87620</text:p>
          </table:table-cell>
          <table:table-cell office:value-type="string">
            <text:p>: Sono felice ama, davvero felice.</text:p>
          </table:table-cell>
          <table:table-cell/>
        </table:table-row>
        <table:table-row table:style-name="ro2">
          <table:table-cell office:value-type="string">
            <text:p>BusStop-first_character_notes-55dd6db5</text:p>
          </table:table-cell>
          <table:table-cell office:value-type="string">
            <text:p>: Io invece mi sono resa conto che forse, con la musica, possiamo parlare con gli animali.</text:p>
          </table:table-cell>
          <table:table-cell/>
        </table:table-row>
        <table:table-row table:style-name="ro1">
          <table:table-cell office:value-type="string">
            <text:p>BusStop-first_character_notes-056c3352</text:p>
          </table:table-cell>
          <table:table-cell office:value-type="string">
            <text:p>: No, non ho esagerato col vinello.</text:p>
          </table:table-cell>
          <table:table-cell/>
        </table:table-row>
        <table:table-row table:style-name="ro2">
          <table:table-cell office:value-type="string">
            <text:p>BusStop-first_character_notes-acfd6baf</text:p>
          </table:table-cell>
          <table:table-cell office:value-type="string">
            <text:p>: Ma pensaci, ama: se così fosse, potrei dimostrare che siamo tutt3 collegat3, che potremmo parlarci e comunicare tra noi!</text:p>
          </table:table-cell>
          <table:table-cell/>
        </table:table-row>
        <table:table-row table:style-name="ro1">
          <table:table-cell office:value-type="string">
            <text:p>BusStop-first_character_notes-10f81193</text:p>
          </table:table-cell>
          <table:table-cell office:value-type="string">
            <text:p>: Spero che lì vada tutto bene.</text:p>
          </table:table-cell>
          <table:table-cell/>
        </table:table-row>
        <table:table-row table:style-name="ro1">
          <table:table-cell office:value-type="string">
            <text:p>BusStop-first_character_notes-d32924b6</text:p>
          </table:table-cell>
          <table:table-cell office:value-type="string">
            <text:p>: E che {charNameFive} non sia sempre pesantona.</text:p>
          </table:table-cell>
          <table:table-cell/>
        </table:table-row>
        <table:table-row table:style-name="ro1">
          <table:table-cell office:value-type="string">
            <text:p>BusStop-first_character_notes-4674f309</text:p>
          </table:table-cell>
          <table:table-cell office:value-type="string">
            <text:p>: Alla prossima lettera.</text:p>
          </table:table-cell>
          <table:table-cell/>
        </table:table-row>
        <table:table-row table:style-name="ro1">
          <table:table-cell office:value-type="string">
            <text:p>BusStop-first_character_notes-ddc324a2</text:p>
          </table:table-cell>
          <table:table-cell office:value-type="string">
            <text:p>: &lt;i&gt;{charNameOne}&lt;/i&gt;</text:p>
          </table:table-cell>
          <table:table-cell office:value-type="string">
            <text:p>: &lt;i&gt;{charNameOne}&lt;/i&gt;.</text:p>
          </table:table-cell>
        </table:table-row>
        <table:table-row table:style-name="ro1">
          <table:table-cell office:value-type="string">
            <text:p>BusStop-first_character_notes-06b11639</text:p>
          </table:table-cell>
          <table:table-cell office:value-type="string">
            <text:p>: Ciao {name}, qui è sempre {charNameOne} che ti scrive.</text:p>
          </table:table-cell>
          <table:table-cell/>
        </table:table-row>
        <table:table-row table:style-name="ro2">
          <table:table-cell office:value-type="string">
            <text:p>BusStop-first_character_notes-23245e87</text:p>
          </table:table-cell>
          <table:table-cell office:value-type="string">
            <text:p>: Sono passate settimane dal mio ritorno, e finalmente ho avuto il coraggio di parlare con mio padre.</text:p>
          </table:table-cell>
          <table:table-cell/>
        </table:table-row>
        <table:table-row table:style-name="ro1">
          <table:table-cell office:value-type="string">
            <text:p>BusStop-first_character_notes-ad775253</text:p>
          </table:table-cell>
          <table:table-cell office:value-type="string">
            <text:p>: Non è che avete un traduttore padre/figlia da quelle parti?</text:p>
          </table:table-cell>
          <table:table-cell/>
        </table:table-row>
        <table:table-row table:style-name="ro2">
          <table:table-cell office:value-type="string">
            <text:p>BusStop-first_character_notes-109e2450</text:p>
          </table:table-cell>
          <table:table-cell office:value-type="string">
            <text:p>: Quando gli ho detto che seguirò il suo consiglio e mi cercherò un lavoro vero, è sembrato deluso.</text:p>
          </table:table-cell>
          <table:table-cell/>
        </table:table-row>
        <table:table-row table:style-name="ro19">
          <table:table-cell office:value-type="string">
            <text:p>BusStop-first_character_notes-d2a48067</text:p>
          </table:table-cell>
          <table:table-cell office:value-type="string">
            <text:p>: Nei prossimi giorni farò un colloquio nella agenzia dove lavora.</text:p>
          </table:table-cell>
          <table:table-cell/>
        </table:table-row>
        <table:table-row table:style-name="ro25">
          <table:table-cell office:value-type="string">
            <text:p>BusStop-first_character_notes-40a889f7</text:p>
          </table:table-cell>
          <table:table-cell office:value-type="string">
            <text:p>: Forse smistare merci è un altro modo di suonare musica.</text:p>
          </table:table-cell>
          <table:table-cell/>
        </table:table-row>
        <table:table-row table:style-name="ro2">
          <table:table-cell office:value-type="string">
            <text:p>BusStop-first_character_notes-678d29eb</text:p>
          </table:table-cell>
          <table:table-cell office:value-type="string">
            <text:p>: Le cose non sono andate bene, abbiamo litigato per tutto il tempo.</text:p>
          </table:table-cell>
          <table:table-cell/>
        </table:table-row>
        <table:table-row table:style-name="ro2">
          <table:table-cell office:value-type="string">
            <text:p>BusStop-first_character_notes-33954105</text:p>
          </table:table-cell>
          <table:table-cell office:value-type="string">
            <text:p>: A volte la mia rabbia mi triggera, non è qualcosa che pensavo nemmeno di possedere.</text:p>
          </table:table-cell>
          <table:table-cell/>
        </table:table-row>
        <table:table-row table:style-name="ro2">
          <table:table-cell office:value-type="string">
            <text:p>BusStop-first_character_notes-d08b11e5</text:p>
          </table:table-cell>
          <table:table-cell office:value-type="string">
            <text:p>: Per assurdo però da quando gli ho detto che è la mia vita e ho il diritto di fare i miei errori, ci sentiamo più spesso.</text:p>
          </table:table-cell>
          <table:table-cell/>
        </table:table-row>
        <table:table-row table:style-name="ro2">
          <table:table-cell office:value-type="string">
            <text:p>BusStop-first_character_notes-5f9fb2b6</text:p>
          </table:table-cell>
          <table:table-cell office:value-type="string">
            <text:p>: Non so se voglio rivederlo subito, ma forse le cose stanno cambiando per il meglio.</text:p>
          </table:table-cell>
          <table:table-cell/>
        </table:table-row>
        <table:table-row table:style-name="ro2">
          <table:table-cell office:value-type="string">
            <text:p>BusStop-first_character_notes-d04dd438</text:p>
          </table:table-cell>
          <table:table-cell office:value-type="string">
            <text:p>: Gli ho parlato di nonno, e gli ho detto che voglio seguire le sue tracce.</text:p>
          </table:table-cell>
          <table:table-cell/>
        </table:table-row>
        <table:table-row table:style-name="ro2">
          <table:table-cell office:value-type="string">
            <text:p>BusStop-first_character_notes-df05fa1e</text:p>
          </table:table-cell>
          <table:table-cell office:value-type="string">
            <text:p>: Sul momento è rimasto interdetto, ma poi si è messo a piangere.</text:p>
          </table:table-cell>
          <table:table-cell/>
        </table:table-row>
        <table:table-row table:style-name="ro2">
          <table:table-cell office:value-type="string">
            <text:p>BusStop-first_character_notes-a30313e2</text:p>
          </table:table-cell>
          <table:table-cell office:value-type="string">
            <text:p>: Mi ha chiesto del tempo per decidere se e cosa potrebbe fare per aiutarmi.</text:p>
          </table:table-cell>
          <table:table-cell/>
        </table:table-row>
        <table:table-row table:style-name="ro1">
          <table:table-cell office:value-type="string">
            <text:p>BusStop-first_character_notes-5ba4ab55</text:p>
          </table:table-cell>
          <table:table-cell office:value-type="string">
            <text:p>: Ha passato il tempo a dirmi che non prendo nulla sul serio.</text:p>
          </table:table-cell>
          <table:table-cell/>
        </table:table-row>
        <table:table-row table:style-name="ro2">
          <table:table-cell office:value-type="string">
            <text:p>BusStop-first_character_notes-65e80089</text:p>
          </table:table-cell>
          <table:table-cell office:value-type="string">
            <text:p>: Parlargli dell'orchestra di topolini e scoiattoli non ha aiutato, ama.</text:p>
          </table:table-cell>
          <table:table-cell/>
        </table:table-row>
        <table:table-row table:style-name="ro26">
          <table:table-cell office:value-type="string">
            <text:p>BusStop-first_character_notes-368e7f70</text:p>
          </table:table-cell>
          <table:table-cell office:value-type="string">
            <text:p>: Forse cambierà idea quando avrò finito di addestrare le falene.</text:p>
          </table:table-cell>
          <table:table-cell/>
        </table:table-row>
        <table:table-row table:style-name="ro1">
          <table:table-cell office:value-type="string">
            <text:p>BusStop-first_character_notes-e302f951</text:p>
          </table:table-cell>
          <table:table-cell office:value-type="string">
            <text:p>: O più plausibilmente mi taglierà tutti i fondi.</text:p>
          </table:table-cell>
          <table:table-cell/>
        </table:table-row>
        <table:table-row table:style-name="ro1">
          <table:table-cell office:value-type="string">
            <text:p>BusStop-first_character_notes-82b59541</text:p>
          </table:table-cell>
          <table:table-cell office:value-type="string">
            <text:p>: Per la prima volta credo di averlo capito.</text:p>
          </table:table-cell>
          <table:table-cell/>
        </table:table-row>
        <table:table-row table:style-name="ro4">
          <table:table-cell office:value-type="string">
            <text:p>BusStop-first_character_notes-2161c681</text:p>
          </table:table-cell>
          <table:table-cell office:value-type="string">
            <text:p>: Non ci siamo trovate, non riesce a comprendere perché per me sia importante fare qualcosa di utile per l'umanità e blah blah blah.</text:p>
          </table:table-cell>
          <table:table-cell/>
        </table:table-row>
        <table:table-row table:style-name="ro2">
          <table:table-cell office:value-type="string">
            <text:p>BusStop-first_character_notes-c5244cac</text:p>
          </table:table-cell>
          <table:table-cell office:value-type="string">
            <text:p>: Ma ho visto nella sua preoccupazione la paura sincera che possa avere una vita difficile.</text:p>
          </table:table-cell>
          <table:table-cell/>
        </table:table-row>
        <table:table-row table:style-name="ro1">
          <table:table-cell office:value-type="string">
            <text:p>BusStop-first_character_notes-4e9e145c</text:p>
          </table:table-cell>
          <table:table-cell office:value-type="string">
            <text:p>: Mi ha fatto insieme tenerezza e dispiacere.</text:p>
          </table:table-cell>
          <table:table-cell/>
        </table:table-row>
        <table:table-row table:style-name="ro1">
          <table:table-cell office:value-type="string">
            <text:p>BusStop-first_character_notes-84b54841</text:p>
          </table:table-cell>
          <table:table-cell office:value-type="string">
            <text:p>: E lì invece? Come stanno le tue piante?</text:p>
          </table:table-cell>
          <table:table-cell/>
        </table:table-row>
        <table:table-row table:style-name="ro1">
          <table:table-cell office:value-type="string">
            <text:p>BusStop-first_character_notes-c8dcbdbd</text:p>
          </table:table-cell>
          <table:table-cell office:value-type="string">
            <text:p>: Sono arrivate nuove persone interessanti?</text:p>
          </table:table-cell>
          <table:table-cell/>
        </table:table-row>
        <table:table-row table:style-name="ro1">
          <table:table-cell office:value-type="string">
            <text:p>BusStop-first_character_notes-1e6307b0</text:p>
          </table:table-cell>
          <table:table-cell office:value-type="string">
            <text:p>: Sicuro, mai quanto me!</text:p>
          </table:table-cell>
          <table:table-cell/>
        </table:table-row>
        <table:table-row table:style-name="ro1">
          <table:table-cell office:value-type="string">
            <text:p>BusStop-first_character_notes-c1b4a753</text:p>
          </table:table-cell>
          <table:table-cell office:value-type="string">
            <text:p>: A presto, &lt;i&gt;{charNameOne}&lt;/i&gt;.</text:p>
          </table:table-cell>
          <table:table-cell/>
        </table:table-row>
        <table:table-row table:style-name="ro1">
          <table:table-cell office:value-type="string">
            <text:p>BusStop-first_character_notes-a255388e</text:p>
          </table:table-cell>
          <table:table-cell office:value-type="string">
            <text:p>: Ciao ama!</text:p>
          </table:table-cell>
          <table:table-cell/>
        </table:table-row>
        <table:table-row table:style-name="ro1">
          <table:table-cell office:value-type="string">
            <text:p>BusStop-first_character_notes-198e0d4e</text:p>
          </table:table-cell>
          <table:table-cell office:value-type="string">
            <text:p>: Indovina chi ha fatto il suo primo concerto?</text:p>
          </table:table-cell>
          <table:table-cell/>
        </table:table-row>
        <table:table-row table:style-name="ro1">
          <table:table-cell office:value-type="string">
            <text:p>BusStop-first_character_notes-7eaf0a4d</text:p>
          </table:table-cell>
          <table:table-cell office:value-type="string">
            <text:p>: Non io ovviamente.</text:p>
          </table:table-cell>
          <table:table-cell/>
        </table:table-row>
        <table:table-row table:style-name="ro1">
          <table:table-cell office:value-type="string">
            <text:p>BusStop-first_character_notes-5d33d961</text:p>
          </table:table-cell>
          <table:table-cell office:value-type="string">
            <text:p>: Il lavoro di smistamento si mangia le giornate.</text:p>
          </table:table-cell>
          <table:table-cell/>
        </table:table-row>
        <table:table-row table:style-name="ro1">
          <table:table-cell office:value-type="string">
            <text:p>BusStop-first_character_notes-0735d7e8</text:p>
          </table:table-cell>
          <table:table-cell office:value-type="string">
            <text:p>: Per Talco ha spaccato!</text:p>
          </table:table-cell>
          <table:table-cell/>
        </table:table-row>
        <table:table-row table:style-name="ro1">
          <table:table-cell office:value-type="string">
            <text:p>BusStop-first_character_notes-6b092576</text:p>
          </table:table-cell>
          <table:table-cell office:value-type="string">
            <text:p>: Quando ha finito sono scoppiata a piangere.</text:p>
          </table:table-cell>
          <table:table-cell/>
        </table:table-row>
        <table:table-row table:style-name="ro1">
          <table:table-cell office:value-type="string">
            <text:p>BusStop-first_character_notes-79970369</text:p>
          </table:table-cell>
          <table:table-cell office:value-type="string">
            <text:p>: L3 am3 pensavano fosse gioia.</text:p>
          </table:table-cell>
          <table:table-cell/>
        </table:table-row>
        <table:table-row table:style-name="ro2">
          <table:table-cell office:value-type="string">
            <text:p>BusStop-first_character_notes-ade8a006</text:p>
          </table:table-cell>
          <table:table-cell office:value-type="string">
            <text:p>: Non ho avuto il coraggio di dire loro che temo di aver fatto la scelta peggiore della mia vita.</text:p>
          </table:table-cell>
          <table:table-cell/>
        </table:table-row>
        <table:table-row table:style-name="ro1">
          <table:table-cell office:value-type="string">
            <text:p>BusStop-first_character_notes-1ccc9b12</text:p>
          </table:table-cell>
          <table:table-cell office:value-type="string">
            <text:p>: La peggiore.</text:p>
          </table:table-cell>
          <table:table-cell/>
        </table:table-row>
        <table:table-row table:style-name="ro1">
          <table:table-cell office:value-type="string">
            <text:p>BusStop-first_character_notes-09acb30d</text:p>
          </table:table-cell>
          <table:table-cell office:value-type="string">
            <text:p>: Il collettivo!</text:p>
          </table:table-cell>
          <table:table-cell/>
        </table:table-row>
        <table:table-row table:style-name="ro4">
          <table:table-cell office:value-type="string">
            <text:p>BusStop-first_character_notes-67b82018</text:p>
          </table:table-cell>
          <table:table-cell office:value-type="string">
            <text:p>: Ci chiamiamo EDERE, che è un acronimo di cui non ricordo manco più il significato ma è tipo: ci attacchiamo agli alberi e non ci leviamo più.</text:p>
          </table:table-cell>
          <table:table-cell/>
        </table:table-row>
        <table:table-row table:style-name="ro2">
          <table:table-cell office:value-type="string">
            <text:p>BusStop-first_character_notes-8c46e86f</text:p>
          </table:table-cell>
          <table:table-cell office:value-type="string">
            <text:p>: E a questo giro la pula non ci ha levate, perché c'era troppa gente ed è stato un casino assurdo.</text:p>
          </table:table-cell>
          <table:table-cell/>
        </table:table-row>
        <table:table-row table:style-name="ro2">
          <table:table-cell office:value-type="string">
            <text:p>BusStop-first_character_notes-cfeb8513</text:p>
          </table:table-cell>
          <table:table-cell office:value-type="string">
            <text:p>: Alcune compagne sono critiche perché temono che abbiamo spaventato la fauna.</text:p>
          </table:table-cell>
          <table:table-cell/>
        </table:table-row>
        <table:table-row table:style-name="ro1">
          <table:table-cell office:value-type="string">
            <text:p>BusStop-first_character_notes-bb847cc8</text:p>
          </table:table-cell>
          <table:table-cell office:value-type="string">
            <text:p>: Credo che abbiano ragione.</text:p>
          </table:table-cell>
          <table:table-cell/>
        </table:table-row>
        <table:table-row table:style-name="ro1">
          <table:table-cell office:value-type="string">
            <text:p>BusStop-first_character_notes-62c143ca</text:p>
          </table:table-cell>
          <table:table-cell office:value-type="string">
            <text:p>: Anche se questa cosa mi rompe le ovaie.</text:p>
          </table:table-cell>
          <table:table-cell/>
        </table:table-row>
        <table:table-row table:style-name="ro1">
          <table:table-cell office:value-type="string">
            <text:p>BusStop-first_character_notes-dba0a69b</text:p>
          </table:table-cell>
          <table:table-cell office:value-type="string">
            <text:p>: Ma vedremo di trovare una soluzione.</text:p>
          </table:table-cell>
          <table:table-cell/>
        </table:table-row>
        <table:table-row table:style-name="ro1">
          <table:table-cell office:value-type="string">
            <text:p>BusStop-first_character_notes-c1058daf</text:p>
          </table:table-cell>
          <table:table-cell office:value-type="string">
            <text:p>: Il nonno!</text:p>
          </table:table-cell>
          <table:table-cell/>
        </table:table-row>
        <table:table-row table:style-name="ro1">
          <table:table-cell office:value-type="string">
            <text:p>BusStop-first_character_notes-bc073431</text:p>
          </table:table-cell>
          <table:table-cell office:value-type="string">
            <text:p>: O meglio, una cover band che abbiamo tirato su con l3 am3.</text:p>
          </table:table-cell>
          <table:table-cell/>
        </table:table-row>
        <table:table-row table:style-name="ro1">
          <table:table-cell office:value-type="string">
            <text:p>BusStop-first_character_notes-7c65098f</text:p>
          </table:table-cell>
          <table:table-cell office:value-type="string">
            <text:p>: Abbiamo anche un suo cartonato che portiamo in giro.</text:p>
          </table:table-cell>
          <table:table-cell/>
        </table:table-row>
        <table:table-row table:style-name="ro1">
          <table:table-cell office:value-type="string">
            <text:p>BusStop-first_character_notes-45a1f3bb</text:p>
          </table:table-cell>
          <table:table-cell office:value-type="string">
            <text:p>: Ho incontrato vecchie che l'hanno conosciuto.</text:p>
          </table:table-cell>
          <table:table-cell/>
        </table:table-row>
        <table:table-row table:style-name="ro1">
          <table:table-cell office:value-type="string">
            <text:p>BusStop-first_character_notes-5f1ea3f7</text:p>
          </table:table-cell>
          <table:table-cell office:value-type="string">
            <text:p>: E ho scoperto cose nuove su di lui.</text:p>
          </table:table-cell>
          <table:table-cell/>
        </table:table-row>
        <table:table-row table:style-name="ro1">
          <table:table-cell office:value-type="string">
            <text:p>BusStop-first_character_notes-ac34ac25</text:p>
          </table:table-cell>
          <table:table-cell office:value-type="string">
            <text:p>: Anche cose che non avrei voluto sapere.</text:p>
          </table:table-cell>
          <table:table-cell/>
        </table:table-row>
        <table:table-row table:style-name="ro2">
          <table:table-cell office:value-type="string">
            <text:p>BusStop-first_character_notes-e3b54ff8</text:p>
          </table:table-cell>
          <table:table-cell office:value-type="string">
            <text:p>: Il nonno era un chillone totale comunque, e ora voglio imparare da lui.</text:p>
          </table:table-cell>
          <table:table-cell/>
        </table:table-row>
        <table:table-row table:style-name="ro1">
          <table:table-cell office:value-type="string">
            <text:p>BusStop-first_character_notes-51449ab8</text:p>
          </table:table-cell>
          <table:table-cell office:value-type="string">
            <text:p>: I topolini!</text:p>
          </table:table-cell>
          <table:table-cell/>
        </table:table-row>
        <table:table-row table:style-name="ro2">
          <table:table-cell office:value-type="string">
            <text:p>BusStop-first_character_notes-fe100542</text:p>
          </table:table-cell>
          <table:table-cell office:value-type="string">
            <text:p>: In teoria dovevano esserci anche gli scoiattoli, ma le luci li hanno spaventati.</text:p>
          </table:table-cell>
          <table:table-cell/>
        </table:table-row>
        <table:table-row table:style-name="ro1">
          <table:table-cell office:value-type="string">
            <text:p>BusStop-first_character_notes-82532e56</text:p>
          </table:table-cell>
          <table:table-cell office:value-type="string">
            <text:p>: O forse quei bambini del cazzo.</text:p>
          </table:table-cell>
          <table:table-cell/>
        </table:table-row>
        <table:table-row table:style-name="ro1">
          <table:table-cell office:value-type="string">
            <text:p>BusStop-first_character_notes-e2d491ae</text:p>
          </table:table-cell>
          <table:table-cell office:value-type="string">
            <text:p>: Che in teoria erano vietati.</text:p>
          </table:table-cell>
          <table:table-cell/>
        </table:table-row>
        <table:table-row table:style-name="ro1">
          <table:table-cell office:value-type="string">
            <text:p>BusStop-first_character_notes-6a1cecc8</text:p>
          </table:table-cell>
          <table:table-cell office:value-type="string">
            <text:p>: Però è stata una roba toppissima ama.</text:p>
          </table:table-cell>
          <table:table-cell/>
        </table:table-row>
        <table:table-row table:style-name="ro2">
          <table:table-cell office:value-type="string">
            <text:p>BusStop-first_character_notes-7745abbf</text:p>
          </table:table-cell>
          <table:table-cell office:value-type="string">
            <text:p>: Non so se lì prende ma nel caso cercaci su internet perché abbiamo spaccato.</text:p>
          </table:table-cell>
          <table:table-cell/>
        </table:table-row>
        <table:table-row table:style-name="ro1">
          <table:table-cell office:value-type="string">
            <text:p>BusStop-first_character_notes-5b90ff9e</text:p>
          </table:table-cell>
          <table:table-cell office:value-type="string">
            <text:p>: Madre natura!</text:p>
          </table:table-cell>
          <table:table-cell/>
        </table:table-row>
        <table:table-row table:style-name="ro1">
          <table:table-cell office:value-type="string">
            <text:p>BusStop-first_character_notes-d6122fd3</text:p>
          </table:table-cell>
          <table:table-cell office:value-type="string">
            <text:p>: No dai, non il primo.</text:p>
          </table:table-cell>
          <table:table-cell/>
        </table:table-row>
        <table:table-row table:style-name="ro1">
          <table:table-cell office:value-type="string">
            <text:p>BusStop-first_character_notes-16e0c952</text:p>
          </table:table-cell>
          <table:table-cell office:value-type="string">
            <text:p>: Il primo che abbiamo registrato.</text:p>
          </table:table-cell>
          <table:table-cell/>
        </table:table-row>
        <table:table-row table:style-name="ro1">
          <table:table-cell office:value-type="string">
            <text:p>BusStop-first_character_notes-c28617d6</text:p>
          </table:table-cell>
          <table:table-cell office:value-type="string">
            <text:p>: La prima collaborazione tra umani, funghi e piante.</text:p>
          </table:table-cell>
          <table:table-cell/>
        </table:table-row>
        <table:table-row table:style-name="ro2">
          <table:table-cell office:value-type="string">
            <text:p>BusStop-first_character_notes-08b21e88</text:p>
          </table:table-cell>
          <table:table-cell office:value-type="string">
            <text:p>: E sembra che ora parte delle nostre note stiano vibrano nel terreno.</text:p>
          </table:table-cell>
          <table:table-cell/>
        </table:table-row>
        <table:table-row table:style-name="ro2">
          <table:table-cell office:value-type="string">
            <text:p>BusStop-first_character_notes-3306faec</text:p>
          </table:table-cell>
          <table:table-cell office:value-type="string">
            <text:p>: Un gruppo di scienziati ha trovato frequenze simili alle nostre in un bosco a cento chilometri e passa di distanza!</text:p>
          </table:table-cell>
          <table:table-cell/>
        </table:table-row>
        <table:table-row table:style-name="ro1">
          <table:table-cell office:value-type="string">
            <text:p>BusStop-first_character_notes-12567060</text:p>
          </table:table-cell>
          <table:table-cell office:value-type="string">
            <text:p>: Chi l'avrebbe detto che mi sarebbero piaciuti gli scienziati?</text:p>
          </table:table-cell>
          <table:table-cell/>
        </table:table-row>
        <table:table-row table:style-name="ro1">
          <table:table-cell office:value-type="string">
            <text:p>BusStop-first_character_notes-cb991733</text:p>
          </table:table-cell>
          <table:table-cell office:value-type="string">
            <text:p>: Ora però dobbiamo anche imparare ad ascoltare.</text:p>
          </table:table-cell>
          <table:table-cell/>
        </table:table-row>
        <table:table-row table:style-name="ro1">
          <table:table-cell office:value-type="string">
            <text:p>BusStop-first_character_notes-41d0dc6b</text:p>
          </table:table-cell>
          <table:table-cell office:value-type="string">
            <text:p>: Perché facile che ci siano altre canzoni in giro da eoni.</text:p>
          </table:table-cell>
          <table:table-cell/>
        </table:table-row>
        <table:table-row table:style-name="ro1">
          <table:table-cell office:value-type="string">
            <text:p>BusStop-first_character_notes-05a096fc</text:p>
          </table:table-cell>
          <table:table-cell office:value-type="string">
            <text:p>: E questa sarà la parte difficile.</text:p>
          </table:table-cell>
          <table:table-cell/>
        </table:table-row>
        <table:table-row table:style-name="ro1">
          <table:table-cell office:value-type="string">
            <text:p>BusStop-first_character_notes-dfdd9157</text:p>
          </table:table-cell>
          <table:table-cell office:value-type="string">
            <text:p>: Non vedo l'ora!</text:p>
          </table:table-cell>
          <table:table-cell/>
        </table:table-row>
        <table:table-row table:style-name="ro2">
          <table:table-cell office:value-type="string">
            <text:p>BusStop-first_character_notes-68a37d2a</text:p>
          </table:table-cell>
          <table:table-cell office:value-type="string">
            <text:p>: Comunque un giorno mi piacerebbe che la musica, questa musica arrivasse anche dalle vostre parti.</text:p>
          </table:table-cell>
          <table:table-cell/>
        </table:table-row>
        <table:table-row table:style-name="ro1">
          <table:table-cell office:value-type="string">
            <text:p>BusStop-first_character_notes-b3de379b</text:p>
          </table:table-cell>
          <table:table-cell office:value-type="string">
            <text:p>: O che, quando te ne andrai da lì, verrai ad ascoltarla con me.</text:p>
          </table:table-cell>
          <table:table-cell/>
        </table:table-row>
        <table:table-row table:style-name="ro1">
          <table:table-cell office:value-type="string">
            <text:p>BusStop-first_character_notes-585d2448</text:p>
          </table:table-cell>
          <table:table-cell office:value-type="string">
            <text:p>: Un saluto.</text:p>
          </table:table-cell>
          <table:table-cell/>
        </table:table-row>
        <table:table-row table:style-name="ro1">
          <table:table-cell office:value-type="string">
            <text:p>BusStop-first_character_notes-4d9d0961</text:p>
          </table:table-cell>
          <table:table-cell office:value-type="string">
            <text:p>: {charNameOne}.</text:p>
          </table:table-cell>
          <table:table-cell office:value-type="string">
            <text:p>: {charNameOne}.</text:p>
          </table:table-cell>
        </table:table-row>
        <table:table-row table:style-name="ro1">
          <table:table-cell office:value-type="string">
            <text:p>BusStop-second_character_notes-7e6d9487</text:p>
          </table:table-cell>
          <table:table-cell office:value-type="string">
            <text:p>SecondCharacterNotes</text:p>
          </table:table-cell>
          <table:table-cell office:value-type="string">
            <text:p>SecondCharacterNotes</text:p>
          </table:table-cell>
        </table:table-row>
        <table:table-row table:style-name="ro2">
          <table:table-cell office:value-type="string">
            <text:p>BusStop-second_character_notes-c5bee8f0</text:p>
          </table:table-cell>
          <table:table-cell office:value-type="string">
            <text:p>: Sono a lezione e mi sto rompendo e quindi ho deciso di scrivere a {name};</text:p>
          </table:table-cell>
          <table:table-cell/>
        </table:table-row>
        <table:table-row table:style-name="ro1">
          <table:table-cell office:value-type="string">
            <text:p>BusStop-second_character_notes-81f90ea4</text:p>
          </table:table-cell>
          <table:table-cell office:value-type="string">
            <text:p>: Cioè a te.</text:p>
          </table:table-cell>
          <table:table-cell/>
        </table:table-row>
        <table:table-row table:style-name="ro1">
          <table:table-cell office:value-type="string">
            <text:p>BusStop-second_character_notes-932cd7d6</text:p>
          </table:table-cell>
          <table:table-cell office:value-type="string">
            <text:p>: Anche se non ho mica capito come te la mando la lettera.</text:p>
          </table:table-cell>
          <table:table-cell/>
        </table:table-row>
        <table:table-row table:style-name="ro1">
          <table:table-cell office:value-type="string">
            <text:p>BusStop-second_character_notes-a4a50684</text:p>
          </table:table-cell>
          <table:table-cell office:value-type="string">
            <text:p>: Ma come sta la rana?</text:p>
          </table:table-cell>
          <table:table-cell/>
        </table:table-row>
        <table:table-row table:style-name="ro1">
          <table:table-cell office:value-type="string">
            <text:p>BusStop-second_character_notes-d9b9f0bb</text:p>
          </table:table-cell>
          <table:table-cell office:value-type="string">
            <text:p>: Hai scoperto poi se è elettrica?</text:p>
          </table:table-cell>
          <table:table-cell/>
        </table:table-row>
        <table:table-row table:style-name="ro1">
          <table:table-cell office:value-type="string">
            <text:p>BusStop-second_character_notes-f67492c9</text:p>
          </table:table-cell>
          <table:table-cell office:value-type="string">
            <text:p>: Qui le cose sono strane.</text:p>
          </table:table-cell>
          <table:table-cell/>
        </table:table-row>
        <table:table-row table:style-name="ro1">
          <table:table-cell office:value-type="string">
            <text:p>BusStop-second_character_notes-760b5012</text:p>
          </table:table-cell>
          <table:table-cell office:value-type="string">
            <text:p>: Forse perché sono uguali a prima.</text:p>
          </table:table-cell>
          <table:table-cell/>
        </table:table-row>
        <table:table-row table:style-name="ro1">
          <table:table-cell office:value-type="string">
            <text:p>BusStop-second_character_notes-d9c1359a</text:p>
          </table:table-cell>
          <table:table-cell office:value-type="string">
            <text:p>: Ora passo più tempo in camera.</text:p>
          </table:table-cell>
          <table:table-cell/>
        </table:table-row>
        <table:table-row table:style-name="ro1">
          <table:table-cell office:value-type="string">
            <text:p>BusStop-second_character_notes-cf9b6afc</text:p>
          </table:table-cell>
          <table:table-cell office:value-type="string">
            <text:p>: Papà è contento perché dice che non rompo.</text:p>
          </table:table-cell>
          <table:table-cell/>
        </table:table-row>
        <table:table-row table:style-name="ro1">
          <table:table-cell office:value-type="string">
            <text:p>BusStop-second_character_notes-6f7d45cf</text:p>
          </table:table-cell>
          <table:table-cell office:value-type="string">
            <text:p>: Mamma è preoccupata perché vuole che gioco con gli altri.</text:p>
          </table:table-cell>
          <table:table-cell/>
        </table:table-row>
        <table:table-row table:style-name="ro1">
          <table:table-cell office:value-type="string">
            <text:p>BusStop-second_character_notes-8e658af1</text:p>
          </table:table-cell>
          <table:table-cell office:value-type="string">
            <text:p>: A volte guardo fuori dalla finestra e basta.</text:p>
          </table:table-cell>
          <table:table-cell/>
        </table:table-row>
        <table:table-row table:style-name="ro1">
          <table:table-cell office:value-type="string">
            <text:p>BusStop-second_character_notes-6ad4cddb</text:p>
          </table:table-cell>
          <table:table-cell office:value-type="string">
            <text:p>: E vado a letto e non correggo più nulla.</text:p>
          </table:table-cell>
          <table:table-cell/>
        </table:table-row>
        <table:table-row table:style-name="ro1">
          <table:table-cell office:value-type="string">
            <text:p>BusStop-second_character_notes-d54d67a7</text:p>
          </table:table-cell>
          <table:table-cell office:value-type="string">
            <text:p>: Mi addormento, e aspetto.</text:p>
          </table:table-cell>
          <table:table-cell/>
        </table:table-row>
        <table:table-row table:style-name="ro1">
          <table:table-cell office:value-type="string">
            <text:p>BusStop-second_character_notes-69ce8b1a</text:p>
          </table:table-cell>
          <table:table-cell office:value-type="string">
            <text:p>: A volte voglio tornare lì da voi.</text:p>
          </table:table-cell>
          <table:table-cell/>
        </table:table-row>
        <table:table-row table:style-name="ro1">
          <table:table-cell office:value-type="string">
            <text:p>BusStop-second_character_notes-5f19faf2</text:p>
          </table:table-cell>
          <table:table-cell office:value-type="string">
            <text:p>: Ma non so cosa fare.</text:p>
          </table:table-cell>
          <table:table-cell/>
        </table:table-row>
        <table:table-row table:style-name="ro1">
          <table:table-cell office:value-type="string">
            <text:p>BusStop-second_character_notes-d04d2d17</text:p>
          </table:table-cell>
          <table:table-cell office:value-type="string">
            <text:p>: La prof di matematica mi guarda male.</text:p>
          </table:table-cell>
          <table:table-cell/>
        </table:table-row>
        <table:table-row table:style-name="ro1">
          <table:table-cell office:value-type="string">
            <text:p>BusStop-second_character_notes-eea8ea6f</text:p>
          </table:table-cell>
          <table:table-cell office:value-type="string">
            <text:p>: Ci sentiamo {name}.</text:p>
          </table:table-cell>
          <table:table-cell/>
        </table:table-row>
        <table:table-row table:style-name="ro1">
          <table:table-cell office:value-type="string">
            <text:p>BusStop-second_character_notes-606345cf</text:p>
          </table:table-cell>
          <table:table-cell office:value-type="string">
            <text:p>: Oggi per la prima volta ho litigato con papà.</text:p>
          </table:table-cell>
          <table:table-cell/>
        </table:table-row>
        <table:table-row table:style-name="ro1">
          <table:table-cell office:value-type="string">
            <text:p>BusStop-second_character_notes-ba6e0647</text:p>
          </table:table-cell>
          <table:table-cell office:value-type="string">
            <text:p>: Nel senso che non è stato mica lui a cominciare ma io.</text:p>
          </table:table-cell>
          <table:table-cell/>
        </table:table-row>
        <table:table-row table:style-name="ro1">
          <table:table-cell office:value-type="string">
            <text:p>BusStop-second_character_notes-3f3c63e5</text:p>
          </table:table-cell>
          <table:table-cell office:value-type="string">
            <text:p>: Ha cercato di picchiarmi e gli ho urlato che è un bullo.</text:p>
          </table:table-cell>
          <table:table-cell/>
        </table:table-row>
        <table:table-row table:style-name="ro1">
          <table:table-cell office:value-type="string">
            <text:p>BusStop-second_character_notes-5b2a7f64</text:p>
          </table:table-cell>
          <table:table-cell office:value-type="string">
            <text:p>: E poi ho preso i miei libri e glieli ho tirati contro.</text:p>
          </table:table-cell>
          <table:table-cell/>
        </table:table-row>
        <table:table-row table:style-name="ro1">
          <table:table-cell office:value-type="string">
            <text:p>BusStop-second_character_notes-6c826527</text:p>
          </table:table-cell>
          <table:table-cell office:value-type="string">
            <text:p>: Lui si è arrabbiato così tanto, {name}!</text:p>
          </table:table-cell>
          <table:table-cell/>
        </table:table-row>
        <table:table-row table:style-name="ro1">
          <table:table-cell office:value-type="string">
            <text:p>BusStop-second_character_notes-e7812b56</text:p>
          </table:table-cell>
          <table:table-cell office:value-type="string">
            <text:p>: E allora ho urlato.</text:p>
          </table:table-cell>
          <table:table-cell/>
        </table:table-row>
        <table:table-row table:style-name="ro1">
          <table:table-cell office:value-type="string">
            <text:p>BusStop-second_character_notes-901441cf</text:p>
          </table:table-cell>
          <table:table-cell office:value-type="string">
            <text:p>: Urlato come un orso.</text:p>
          </table:table-cell>
          <table:table-cell/>
        </table:table-row>
        <table:table-row table:style-name="ro1">
          <table:table-cell office:value-type="string">
            <text:p>BusStop-second_character_notes-280cd14a</text:p>
          </table:table-cell>
          <table:table-cell office:value-type="string">
            <text:p>: Che si dice che ho bramito quindi.</text:p>
          </table:table-cell>
          <table:table-cell/>
        </table:table-row>
        <table:table-row table:style-name="ro2">
          <table:table-cell office:value-type="string">
            <text:p>BusStop-second_character_notes-7ed0e3a5</text:p>
          </table:table-cell>
          <table:table-cell office:value-type="string">
            <text:p>: E lui se ne è andato sbattendo la porta, urlando a mamma che ha tirato su un deficiente.</text:p>
          </table:table-cell>
          <table:table-cell/>
        </table:table-row>
        <table:table-row table:style-name="ro1">
          <table:table-cell office:value-type="string">
            <text:p>BusStop-second_character_notes-a07d3dbf</text:p>
          </table:table-cell>
          <table:table-cell office:value-type="string">
            <text:p>: Però sono felice perché ho meno paura ora.</text:p>
          </table:table-cell>
          <table:table-cell/>
        </table:table-row>
        <table:table-row table:style-name="ro1">
          <table:table-cell office:value-type="string">
            <text:p>BusStop-second_character_notes-0d32f255</text:p>
          </table:table-cell>
          <table:table-cell office:value-type="string">
            <text:p>: Mamma mi guarda strano.</text:p>
          </table:table-cell>
          <table:table-cell/>
        </table:table-row>
        <table:table-row table:style-name="ro1">
          <table:table-cell office:value-type="string">
            <text:p>BusStop-second_character_notes-bdf061a3</text:p>
          </table:table-cell>
          <table:table-cell office:value-type="string">
            <text:p>: Ma so che tu mica mi avresti guardato così.</text:p>
          </table:table-cell>
          <table:table-cell/>
        </table:table-row>
        <table:table-row table:style-name="ro1">
          <table:table-cell office:value-type="string">
            <text:p>BusStop-second_character_notes-c02df800</text:p>
          </table:table-cell>
          <table:table-cell office:value-type="string">
            <text:p>: Salutami la rana!</text:p>
          </table:table-cell>
          <table:table-cell/>
        </table:table-row>
        <table:table-row table:style-name="ro1">
          <table:table-cell office:value-type="string">
            <text:p>BusStop-second_character_notes-aed86a59</text:p>
          </table:table-cell>
          <table:table-cell office:value-type="string">
            <text:p>: L'altro giorno ho parlato con l'amico di mio fratello.</text:p>
          </table:table-cell>
          <table:table-cell/>
        </table:table-row>
        <table:table-row table:style-name="ro2">
          <table:table-cell office:value-type="string">
            <text:p>BusStop-second_character_notes-56138f14</text:p>
          </table:table-cell>
          <table:table-cell office:value-type="string">
            <text:p>: Gli ho detto che per me siamo un branco ma che secondo me lui mica mi ci vede in questo branco.</text:p>
          </table:table-cell>
          <table:table-cell/>
        </table:table-row>
        <table:table-row table:style-name="ro1">
          <table:table-cell office:value-type="string">
            <text:p>BusStop-second_character_notes-f51eb666</text:p>
          </table:table-cell>
          <table:table-cell office:value-type="string">
            <text:p>: E lui mi ha detto una cosa strana.</text:p>
          </table:table-cell>
          <table:table-cell/>
        </table:table-row>
        <table:table-row table:style-name="ro1">
          <table:table-cell office:value-type="string">
            <text:p>BusStop-second_character_notes-32538619</text:p>
          </table:table-cell>
          <table:table-cell office:value-type="string">
            <text:p>: Che non ce l'ha con me.</text:p>
          </table:table-cell>
          <table:table-cell/>
        </table:table-row>
        <table:table-row table:style-name="ro1">
          <table:table-cell office:value-type="string">
            <text:p>BusStop-second_character_notes-81695f4a</text:p>
          </table:table-cell>
          <table:table-cell office:value-type="string">
            <text:p>: Ma che non sa parlare coi bambini.</text:p>
          </table:table-cell>
          <table:table-cell/>
        </table:table-row>
        <table:table-row table:style-name="ro1">
          <table:table-cell office:value-type="string">
            <text:p>BusStop-second_character_notes-b2a569d2</text:p>
          </table:table-cell>
          <table:table-cell office:value-type="string">
            <text:p>: Allora gli ho detto di non parlarmi come un bambino.</text:p>
          </table:table-cell>
          <table:table-cell/>
        </table:table-row>
        <table:table-row table:style-name="ro1">
          <table:table-cell office:value-type="string">
            <text:p>BusStop-second_character_notes-2eee84a8</text:p>
          </table:table-cell>
          <table:table-cell office:value-type="string">
            <text:p>: Che so cosa sono i lupi, le frazioni, l'elettricità.</text:p>
          </table:table-cell>
          <table:table-cell/>
        </table:table-row>
        <table:table-row table:style-name="ro1">
          <table:table-cell office:value-type="string">
            <text:p>BusStop-second_character_notes-8e6b6249</text:p>
          </table:table-cell>
          <table:table-cell office:value-type="string">
            <text:p>: Lui ha riso e mi ha detto: "Ma sai creare un muffin?".</text:p>
          </table:table-cell>
          <table:table-cell/>
        </table:table-row>
        <table:table-row table:style-name="ro1">
          <table:table-cell office:value-type="string">
            <text:p>BusStop-second_character_notes-65d5f9b8</text:p>
          </table:table-cell>
          <table:table-cell office:value-type="string">
            <text:p>: E mi ha insegnato a fare i muffin.</text:p>
          </table:table-cell>
          <table:table-cell/>
        </table:table-row>
        <table:table-row table:style-name="ro1">
          <table:table-cell office:value-type="string">
            <text:p>BusStop-second_character_notes-a3b658a0</text:p>
          </table:table-cell>
          <table:table-cell office:value-type="string">
            <text:p>: Mi sono divertito tanto.</text:p>
          </table:table-cell>
          <table:table-cell/>
        </table:table-row>
        <table:table-row table:style-name="ro1">
          <table:table-cell office:value-type="string">
            <text:p>BusStop-second_character_notes-51b991ff</text:p>
          </table:table-cell>
          <table:table-cell office:value-type="string">
            <text:p>: E voglio portartene uno.</text:p>
          </table:table-cell>
          <table:table-cell/>
        </table:table-row>
        <table:table-row table:style-name="ro1">
          <table:table-cell office:value-type="string">
            <text:p>BusStop-second_character_notes-377100cc</text:p>
          </table:table-cell>
          <table:table-cell office:value-type="string">
            <text:p>: A presto!</text:p>
          </table:table-cell>
          <table:table-cell/>
        </table:table-row>
        <table:table-row table:style-name="ro1">
          <table:table-cell office:value-type="string">
            <text:p>BusStop-second_character_notes-8b18ff82</text:p>
          </table:table-cell>
          <table:table-cell office:value-type="string">
            <text:p>: A scuola sto finendo tantissimo nei guai.</text:p>
          </table:table-cell>
          <table:table-cell/>
        </table:table-row>
        <table:table-row table:style-name="ro1">
          <table:table-cell office:value-type="string">
            <text:p>BusStop-second_character_notes-0b38001d</text:p>
          </table:table-cell>
          <table:table-cell office:value-type="string">
            <text:p>: Ho iniziato a fare qualche dispetto ai bambini prepotenti.</text:p>
          </table:table-cell>
          <table:table-cell/>
        </table:table-row>
        <table:table-row table:style-name="ro2">
          <table:table-cell office:value-type="string">
            <text:p>BusStop-second_character_notes-f52ea863</text:p>
          </table:table-cell>
          <table:table-cell office:value-type="string">
            <text:p>: Secondo me hanno funzionato, ma le maestre si sono arrabbiate.</text:p>
          </table:table-cell>
          <table:table-cell/>
        </table:table-row>
        <table:table-row table:style-name="ro1">
          <table:table-cell office:value-type="string">
            <text:p>BusStop-second_character_notes-0ebde849</text:p>
          </table:table-cell>
          <table:table-cell office:value-type="string">
            <text:p>: Soprattutto per l'inchiostro sulle loro scarpe.</text:p>
          </table:table-cell>
          <table:table-cell/>
        </table:table-row>
        <table:table-row table:style-name="ro1">
          <table:table-cell office:value-type="string">
            <text:p>BusStop-second_character_notes-b242c51a</text:p>
          </table:table-cell>
          <table:table-cell office:value-type="string">
            <text:p>: Ma non è colpa mia se si sono messe in mezzo!</text:p>
          </table:table-cell>
          <table:table-cell/>
        </table:table-row>
        <table:table-row table:style-name="ro2">
          <table:table-cell office:value-type="string">
            <text:p>BusStop-second_character_notes-bd918018</text:p>
          </table:table-cell>
          <table:table-cell office:value-type="string">
            <text:p>: Però mi sono fatto due nuovi amici, e l'altro giorno abbiamo passato mezz'ora in castigo assieme.</text:p>
          </table:table-cell>
          <table:table-cell/>
        </table:table-row>
        <table:table-row table:style-name="ro4">
          <table:table-cell office:value-type="string">
            <text:p>BusStop-second_character_notes-d6bf8838</text:p>
          </table:table-cell>
          <table:table-cell office:value-type="string">
            <text:p>: Quando la maestra di matematica è tornata e ha trovato la stanza tutta legata con lo spago, ha detto una parolaccia grossa.</text:p>
          </table:table-cell>
          <table:table-cell/>
        </table:table-row>
        <table:table-row table:style-name="ro1">
          <table:table-cell office:value-type="string">
            <text:p>BusStop-second_character_notes-2c67a2ea</text:p>
          </table:table-cell>
          <table:table-cell office:value-type="string">
            <text:p>: Ma grossa grossa.</text:p>
          </table:table-cell>
          <table:table-cell/>
        </table:table-row>
        <table:table-row table:style-name="ro1">
          <table:table-cell office:value-type="string">
            <text:p>BusStop-second_character_notes-a4bb0512</text:p>
          </table:table-cell>
          <table:table-cell office:value-type="string">
            <text:p>: Quando l'ho ridetta a mio fratello è scoppiato a ridere.</text:p>
          </table:table-cell>
          <table:table-cell/>
        </table:table-row>
        <table:table-row table:style-name="ro1">
          <table:table-cell office:value-type="string">
            <text:p>BusStop-second_character_notes-b83e4c7b</text:p>
          </table:table-cell>
          <table:table-cell office:value-type="string">
            <text:p>: Ma forse qui non te la scrivo, per ora.</text:p>
          </table:table-cell>
          <table:table-cell/>
        </table:table-row>
        <table:table-row table:style-name="ro1">
          <table:table-cell office:value-type="string">
            <text:p>BusStop-second_character_notes-2596e6a1</text:p>
          </table:table-cell>
          <table:table-cell office:value-type="string">
            <text:p>: Ci vediamo!</text:p>
          </table:table-cell>
          <table:table-cell/>
        </table:table-row>
        <table:table-row table:style-name="ro1">
          <table:table-cell office:value-type="string">
            <text:p>BusStop-second_character_notes-a4f1a5d1</text:p>
          </table:table-cell>
          <table:table-cell office:value-type="string">
            <text:p>: Ieri ho avuto una conversazione da grandi con mio fratello.</text:p>
          </table:table-cell>
          <table:table-cell/>
        </table:table-row>
        <table:table-row table:style-name="ro2">
          <table:table-cell office:value-type="string">
            <text:p>BusStop-second_character_notes-6e41967e</text:p>
          </table:table-cell>
          <table:table-cell office:value-type="string">
            <text:p>: Me l'ha fatta perché ho chiamato il suo amico "frocio" quando mi ha sgridato.</text:p>
          </table:table-cell>
          <table:table-cell/>
        </table:table-row>
        <table:table-row table:style-name="ro1">
          <table:table-cell office:value-type="string">
            <text:p>BusStop-second_character_notes-a7357c60</text:p>
          </table:table-cell>
          <table:table-cell office:value-type="string">
            <text:p>: E non avevo fatto nulla di male.</text:p>
          </table:table-cell>
          <table:table-cell/>
        </table:table-row>
        <table:table-row table:style-name="ro1">
          <table:table-cell office:value-type="string">
            <text:p>BusStop-second_character_notes-d4e2c7be</text:p>
          </table:table-cell>
          <table:table-cell office:value-type="string">
            <text:p>: A parte mettere della tempera nel suo frullatore.</text:p>
          </table:table-cell>
          <table:table-cell/>
        </table:table-row>
        <table:table-row table:style-name="ro1">
          <table:table-cell office:value-type="string">
            <text:p>BusStop-second_character_notes-11f257f3</text:p>
          </table:table-cell>
          <table:table-cell office:value-type="string">
            <text:p>: Mio fratello mi ha spiegato perché fa male quella parola.</text:p>
          </table:table-cell>
          <table:table-cell/>
        </table:table-row>
        <table:table-row table:style-name="ro1">
          <table:table-cell office:value-type="string">
            <text:p>BusStop-second_character_notes-7ee99bec</text:p>
          </table:table-cell>
          <table:table-cell office:value-type="string">
            <text:p>: E perché papà la usa quando è arrabbiato.</text:p>
          </table:table-cell>
          <table:table-cell/>
        </table:table-row>
        <table:table-row table:style-name="ro2">
          <table:table-cell office:value-type="string">
            <text:p>BusStop-second_character_notes-6f4cc77b</text:p>
          </table:table-cell>
          <table:table-cell office:value-type="string">
            <text:p>: Mi ha detto che tantissime persone usano quella parola come scusa per fare del male ad altre persone.</text:p>
          </table:table-cell>
          <table:table-cell/>
        </table:table-row>
        <table:table-row table:style-name="ro1">
          <table:table-cell office:value-type="string">
            <text:p>BusStop-second_character_notes-5f2b29ba</text:p>
          </table:table-cell>
          <table:table-cell office:value-type="string">
            <text:p>: E lo fanno perché hanno paura.</text:p>
          </table:table-cell>
          <table:table-cell/>
        </table:table-row>
        <table:table-row table:style-name="ro2">
          <table:table-cell office:value-type="string">
            <text:p>BusStop-second_character_notes-005bf703</text:p>
          </table:table-cell>
          <table:table-cell office:value-type="string">
            <text:p>: E poi mi ha portato in una associazione che serve per chi è come mio fratello o il suo amico e non vuole più avere paura.</text:p>
          </table:table-cell>
          <table:table-cell/>
        </table:table-row>
        <table:table-row table:style-name="ro2">
          <table:table-cell office:value-type="string">
            <text:p>BusStop-second_character_notes-a605f219</text:p>
          </table:table-cell>
          <table:table-cell office:value-type="string">
            <text:p>: E io non avevo mai capito che si possono fare tutte queste cose assieme.</text:p>
          </table:table-cell>
          <table:table-cell/>
        </table:table-row>
        <table:table-row table:style-name="ro1">
          <table:table-cell office:value-type="string">
            <text:p>BusStop-second_character_notes-273c76c9</text:p>
          </table:table-cell>
          <table:table-cell office:value-type="string">
            <text:p>: Mi è dispiaciuto tantissimo aver fatto male al suo amico.</text:p>
          </table:table-cell>
          <table:table-cell/>
        </table:table-row>
        <table:table-row table:style-name="ro2">
          <table:table-cell office:value-type="string">
            <text:p>BusStop-second_character_notes-53d65600</text:p>
          </table:table-cell>
          <table:table-cell office:value-type="string">
            <text:p>: Però sono anche contento che mi hanno detto le cose per bene dopo tutti questi anni.</text:p>
          </table:table-cell>
          <table:table-cell/>
        </table:table-row>
        <table:table-row table:style-name="ro1">
          <table:table-cell office:value-type="string">
            <text:p>BusStop-second_character_notes-fa3e21ee</text:p>
          </table:table-cell>
          <table:table-cell office:value-type="string">
            <text:p>: E tu hai paura di alcune persone?</text:p>
          </table:table-cell>
          <table:table-cell/>
        </table:table-row>
        <table:table-row table:style-name="ro1">
          <table:table-cell office:value-type="string">
            <text:p>BusStop-second_character_notes-d9892985</text:p>
          </table:table-cell>
          <table:table-cell office:value-type="string">
            <text:p>: Ciao ciao!</text:p>
          </table:table-cell>
          <table:table-cell/>
        </table:table-row>
        <table:table-row table:style-name="ro2">
          <table:table-cell office:value-type="string">
            <text:p>BusStop-second_character_notes-aeddb1cd</text:p>
          </table:table-cell>
          <table:table-cell office:value-type="string">
            <text:p>: L'altro giorno ho detto a mamma e papà che voglio diventare un veterinario.</text:p>
          </table:table-cell>
          <table:table-cell/>
        </table:table-row>
        <table:table-row table:style-name="ro1">
          <table:table-cell office:value-type="string">
            <text:p>BusStop-second_character_notes-462fa077</text:p>
          </table:table-cell>
          <table:table-cell office:value-type="string">
            <text:p>: Per studiare e salvare gli animali.</text:p>
          </table:table-cell>
          <table:table-cell/>
        </table:table-row>
        <table:table-row table:style-name="ro2">
          <table:table-cell office:value-type="string">
            <text:p>BusStop-second_character_notes-2e6b2c7c</text:p>
          </table:table-cell>
          <table:table-cell office:value-type="string">
            <text:p>: Mamma ha detto che allora forse dovrei diventare un etologo (questo l'ho fatto scrivere a lei).</text:p>
          </table:table-cell>
          <table:table-cell/>
        </table:table-row>
        <table:table-row table:style-name="ro4">
          <table:table-cell office:value-type="string">
            <text:p>BusStop-second_character_notes-977045c1</text:p>
          </table:table-cell>
          <table:table-cell office:value-type="string">
            <text:p>: Quando poi ne ho parlato con mio fratello, mi ha detto che questa estate se voglio mi fa conoscere una persona che fa una cosa bellissima: salva gli animali dai laboratori.</text:p>
          </table:table-cell>
          <table:table-cell/>
        </table:table-row>
        <table:table-row table:style-name="ro2">
          <table:table-cell office:value-type="string">
            <text:p>BusStop-second_character_notes-0b4765c7</text:p>
          </table:table-cell>
          <table:table-cell office:value-type="string">
            <text:p>: Mio fratello dice che studiare è importante, ma che per cambiare le cose devo capire come lottare.</text:p>
          </table:table-cell>
          <table:table-cell/>
        </table:table-row>
        <table:table-row table:style-name="ro1">
          <table:table-cell office:value-type="string">
            <text:p>BusStop-second_character_notes-ef15e489</text:p>
          </table:table-cell>
          <table:table-cell office:value-type="string">
            <text:p>: Avevo capito che dovevo lasciarla via la rabbia, {name}.</text:p>
          </table:table-cell>
          <table:table-cell/>
        </table:table-row>
        <table:table-row table:style-name="ro1">
          <table:table-cell office:value-type="string">
            <text:p>BusStop-second_character_notes-9a7d76b2</text:p>
          </table:table-cell>
          <table:table-cell office:value-type="string">
            <text:p>: Ma lui mi dice che la rabbia serve.</text:p>
          </table:table-cell>
          <table:table-cell/>
        </table:table-row>
        <table:table-row table:style-name="ro1">
          <table:table-cell office:value-type="string">
            <text:p>BusStop-second_character_notes-1caf6c83</text:p>
          </table:table-cell>
          <table:table-cell office:value-type="string">
            <text:p>: Va solo mandata nella giusta direzione.</text:p>
          </table:table-cell>
          <table:table-cell/>
        </table:table-row>
        <table:table-row table:style-name="ro2">
          <table:table-cell office:value-type="string">
            <text:p>BusStop-second_character_notes-d562acf4</text:p>
          </table:table-cell>
          <table:table-cell office:value-type="string">
            <text:p>: Ti scriverò appena scopro qual è quella giusta e quale è quella sbagliata.</text:p>
          </table:table-cell>
          <table:table-cell/>
        </table:table-row>
        <table:table-row table:style-name="ro1">
          <table:table-cell office:value-type="string">
            <text:p>BusStop-second_character_notes-8bbb9df6</text:p>
          </table:table-cell>
          <table:table-cell office:value-type="string">
            <text:p>: Ciao!</text:p>
          </table:table-cell>
          <table:table-cell/>
        </table:table-row>
        <table:table-row table:style-name="ro1">
          <table:table-cell office:value-type="string">
            <text:p>BusStop-second_character_notes-bf47d8c9</text:p>
          </table:table-cell>
          <table:table-cell office:value-type="string">
            <text:p>: Che strano.</text:p>
          </table:table-cell>
          <table:table-cell/>
        </table:table-row>
        <table:table-row table:style-name="ro1">
          <table:table-cell office:value-type="string">
            <text:p>BusStop-second_character_notes-a66946ce</text:p>
          </table:table-cell>
          <table:table-cell office:value-type="string">
            <text:p>: Ho lasciato l'altra lettera sul comodino di notte.</text:p>
          </table:table-cell>
          <table:table-cell/>
        </table:table-row>
        <table:table-row table:style-name="ro1">
          <table:table-cell office:value-type="string">
            <text:p>BusStop-second_character_notes-49a0924c</text:p>
          </table:table-cell>
          <table:table-cell office:value-type="string">
            <text:p>: E poi è sparita.</text:p>
          </table:table-cell>
          <table:table-cell/>
        </table:table-row>
        <table:table-row table:style-name="ro1">
          <table:table-cell office:value-type="string">
            <text:p>BusStop-second_character_notes-c5d1ec47</text:p>
          </table:table-cell>
          <table:table-cell office:value-type="string">
            <text:p>: Non so mica se ti è arrivata.</text:p>
          </table:table-cell>
          <table:table-cell/>
        </table:table-row>
        <table:table-row table:style-name="ro1">
          <table:table-cell office:value-type="string">
            <text:p>BusStop-second_character_notes-80265456</text:p>
          </table:table-cell>
          <table:table-cell office:value-type="string">
            <text:p>: O se papà l'ha buttata.</text:p>
          </table:table-cell>
          <table:table-cell/>
        </table:table-row>
        <table:table-row table:style-name="ro1">
          <table:table-cell office:value-type="string">
            <text:p>BusStop-second_character_notes-0ce471f9</text:p>
          </table:table-cell>
          <table:table-cell office:value-type="string">
            <text:p>: Le cose a scuola vanno male.</text:p>
          </table:table-cell>
          <table:table-cell/>
        </table:table-row>
        <table:table-row table:style-name="ro2">
          <table:table-cell office:value-type="string">
            <text:p>BusStop-second_character_notes-2448d609</text:p>
          </table:table-cell>
          <table:table-cell office:value-type="string">
            <text:p>: L'altro giorno ho picchiato un bambino perché mi ha chiamato "strano".</text:p>
          </table:table-cell>
          <table:table-cell/>
        </table:table-row>
        <table:table-row table:style-name="ro1">
          <table:table-cell office:value-type="string">
            <text:p>BusStop-second_character_notes-1ef1c222</text:p>
          </table:table-cell>
          <table:table-cell office:value-type="string">
            <text:p>: E l'ho spinto dalle scale.</text:p>
          </table:table-cell>
          <table:table-cell/>
        </table:table-row>
        <table:table-row table:style-name="ro1">
          <table:table-cell office:value-type="string">
            <text:p>BusStop-second_character_notes-9d59365f</text:p>
          </table:table-cell>
          <table:table-cell office:value-type="string">
            <text:p>: Ora sono in sospensione, a casa.</text:p>
          </table:table-cell>
          <table:table-cell/>
        </table:table-row>
        <table:table-row table:style-name="ro1">
          <table:table-cell office:value-type="string">
            <text:p>BusStop-second_character_notes-81d72309</text:p>
          </table:table-cell>
          <table:table-cell office:value-type="string">
            <text:p>: Papà è sparito da due giorni.</text:p>
          </table:table-cell>
          <table:table-cell/>
        </table:table-row>
        <table:table-row table:style-name="ro1">
          <table:table-cell office:value-type="string">
            <text:p>BusStop-second_character_notes-abc2fa96</text:p>
          </table:table-cell>
          <table:table-cell office:value-type="string">
            <text:p>: Mamma piange in camera.</text:p>
          </table:table-cell>
          <table:table-cell/>
        </table:table-row>
        <table:table-row table:style-name="ro1">
          <table:table-cell office:value-type="string">
            <text:p>BusStop-second_character_notes-64f4a95e</text:p>
          </table:table-cell>
          <table:table-cell office:value-type="string">
            <text:p>: Io non so come mi sento.</text:p>
          </table:table-cell>
          <table:table-cell/>
        </table:table-row>
        <table:table-row table:style-name="ro1">
          <table:table-cell office:value-type="string">
            <text:p>BusStop-second_character_notes-6a8da168</text:p>
          </table:table-cell>
          <table:table-cell office:value-type="string">
            <text:p>: Però ho ripreso a fare esperimenti.</text:p>
          </table:table-cell>
          <table:table-cell/>
        </table:table-row>
        <table:table-row table:style-name="ro2">
          <table:table-cell office:value-type="string">
            <text:p>BusStop-second_character_notes-a0d1a3de</text:p>
          </table:table-cell>
          <table:table-cell office:value-type="string">
            <text:p>: In un vecchio libro un bambino disegnava la porta sul muro, e andava in un altro mondo.</text:p>
          </table:table-cell>
          <table:table-cell/>
        </table:table-row>
        <table:table-row table:style-name="ro1">
          <table:table-cell office:value-type="string">
            <text:p>BusStop-second_character_notes-8072b6aa</text:p>
          </table:table-cell>
          <table:table-cell office:value-type="string">
            <text:p>: Forse se trovo il modo posso tornare da voi.</text:p>
          </table:table-cell>
          <table:table-cell/>
        </table:table-row>
        <table:table-row table:style-name="ro1">
          <table:table-cell office:value-type="string">
            <text:p>BusStop-second_character_notes-b34f4423</text:p>
          </table:table-cell>
          <table:table-cell office:value-type="string">
            <text:p>: Mi mancate.</text:p>
          </table:table-cell>
          <table:table-cell/>
        </table:table-row>
        <table:table-row table:style-name="ro1">
          <table:table-cell office:value-type="string">
            <text:p>BusStop-second_character_notes-fe89898d</text:p>
          </table:table-cell>
          <table:table-cell office:value-type="string">
            <text:p>: Ciao.</text:p>
          </table:table-cell>
          <table:table-cell/>
        </table:table-row>
        <table:table-row table:style-name="ro1">
          <table:table-cell office:value-type="string">
            <text:p>BusStop-second_character_notes-09e2ef9d</text:p>
          </table:table-cell>
          <table:table-cell office:value-type="string">
            <text:p>: Se l'ha buttata urlo di nuovo, vediamo che mi dice poi.</text:p>
          </table:table-cell>
          <table:table-cell/>
        </table:table-row>
        <table:table-row table:style-name="ro1">
          <table:table-cell office:value-type="string">
            <text:p>BusStop-second_character_notes-4dd2db4b</text:p>
          </table:table-cell>
          <table:table-cell office:value-type="string">
            <text:p>: Però ti dovevo dire questa cosa: sono nella squadra di calcio.</text:p>
          </table:table-cell>
          <table:table-cell/>
        </table:table-row>
        <table:table-row table:style-name="ro1">
          <table:table-cell office:value-type="string">
            <text:p>BusStop-second_character_notes-b11a106c</text:p>
          </table:table-cell>
          <table:table-cell office:value-type="string">
            <text:p>: Non sono mica bravo, sinceramente.</text:p>
          </table:table-cell>
          <table:table-cell/>
        </table:table-row>
        <table:table-row table:style-name="ro2">
          <table:table-cell office:value-type="string">
            <text:p>BusStop-second_character_notes-5d821eb1</text:p>
          </table:table-cell>
          <table:table-cell office:value-type="string">
            <text:p>: Questa roba delle forza e della velocità non è roba mia proprio.</text:p>
          </table:table-cell>
          <table:table-cell/>
        </table:table-row>
        <table:table-row table:style-name="ro1">
          <table:table-cell office:value-type="string">
            <text:p>BusStop-second_character_notes-3727c059</text:p>
          </table:table-cell>
          <table:table-cell office:value-type="string">
            <text:p>: Però dice l'allenatore che ho strategia.</text:p>
          </table:table-cell>
          <table:table-cell/>
        </table:table-row>
        <table:table-row table:style-name="ro2">
          <table:table-cell office:value-type="string">
            <text:p>BusStop-second_character_notes-5da45002</text:p>
          </table:table-cell>
          <table:table-cell office:value-type="string">
            <text:p>: Mamma me l'ha fatto fare perché dice che devo scaricare tutta questa "rabbia da ragazzino".</text:p>
          </table:table-cell>
          <table:table-cell/>
        </table:table-row>
        <table:table-row table:style-name="ro1">
          <table:table-cell office:value-type="string">
            <text:p>BusStop-second_character_notes-8f7c0a3f</text:p>
          </table:table-cell>
          <table:table-cell office:value-type="string">
            <text:p>: E non mi chiama più bambino.</text:p>
          </table:table-cell>
          <table:table-cell/>
        </table:table-row>
        <table:table-row table:style-name="ro1">
          <table:table-cell office:value-type="string">
            <text:p>BusStop-second_character_notes-708b14d2</text:p>
          </table:table-cell>
          <table:table-cell office:value-type="string">
            <text:p>: Negli spogliatoi ci sono state delle risse.</text:p>
          </table:table-cell>
          <table:table-cell/>
        </table:table-row>
        <table:table-row table:style-name="ro1">
          <table:table-cell office:value-type="string">
            <text:p>BusStop-second_character_notes-d02e91ab</text:p>
          </table:table-cell>
          <table:table-cell office:value-type="string">
            <text:p>: Ho dato un pugno straforte a uno più grande.</text:p>
          </table:table-cell>
          <table:table-cell/>
        </table:table-row>
        <table:table-row table:style-name="ro1">
          <table:table-cell office:value-type="string">
            <text:p>BusStop-second_character_notes-9e461d86</text:p>
          </table:table-cell>
          <table:table-cell office:value-type="string">
            <text:p>: E ora a scuola non mi rompono più le scatole.</text:p>
          </table:table-cell>
          <table:table-cell/>
        </table:table-row>
        <table:table-row table:style-name="ro1">
          <table:table-cell office:value-type="string">
            <text:p>BusStop-second_character_notes-4c8a7810</text:p>
          </table:table-cell>
          <table:table-cell office:value-type="string">
            <text:p>: Se qualcuno ti rompe le scatole {name} chiamami.</text:p>
          </table:table-cell>
          <table:table-cell/>
        </table:table-row>
        <table:table-row table:style-name="ro1">
          <table:table-cell office:value-type="string">
            <text:p>BusStop-second_character_notes-dd8818f8</text:p>
          </table:table-cell>
          <table:table-cell office:value-type="string">
            <text:p>: E ti aiuto io.</text:p>
          </table:table-cell>
          <table:table-cell/>
        </table:table-row>
        <table:table-row table:style-name="ro1">
          <table:table-cell office:value-type="string">
            <text:p>BusStop-second_character_notes-a1778a7f</text:p>
          </table:table-cell>
          <table:table-cell office:value-type="string">
            <text:p>: Ma non credo: le cose negli ultimi giorni vanno meglio.</text:p>
          </table:table-cell>
          <table:table-cell/>
        </table:table-row>
        <table:table-row table:style-name="ro2">
          <table:table-cell office:value-type="string">
            <text:p>BusStop-second_character_notes-00f2aaa4</text:p>
          </table:table-cell>
          <table:table-cell office:value-type="string">
            <text:p>: Con l'amico di mio fratello ho fatto dei muffin per lui e mamma.</text:p>
          </table:table-cell>
          <table:table-cell/>
        </table:table-row>
        <table:table-row table:style-name="ro1">
          <table:table-cell office:value-type="string">
            <text:p>BusStop-second_character_notes-6a29bfc2</text:p>
          </table:table-cell>
          <table:table-cell office:value-type="string">
            <text:p>: E poi gli ho detto che mi dispiace quando litigano.</text:p>
          </table:table-cell>
          <table:table-cell/>
        </table:table-row>
        <table:table-row table:style-name="ro2">
          <table:table-cell office:value-type="string">
            <text:p>BusStop-second_character_notes-22837781</text:p>
          </table:table-cell>
          <table:table-cell office:value-type="string">
            <text:p>: E che ho capito che essere grandi fa schifo, ma che ci sono anche cose belle.</text:p>
          </table:table-cell>
          <table:table-cell/>
        </table:table-row>
        <table:table-row table:style-name="ro1">
          <table:table-cell office:value-type="string">
            <text:p>BusStop-second_character_notes-2961b4ba</text:p>
          </table:table-cell>
          <table:table-cell office:value-type="string">
            <text:p>: Come andare al mare.</text:p>
          </table:table-cell>
          <table:table-cell/>
        </table:table-row>
        <table:table-row table:style-name="ro1">
          <table:table-cell office:value-type="string">
            <text:p>BusStop-second_character_notes-9d383f53</text:p>
          </table:table-cell>
          <table:table-cell office:value-type="string">
            <text:p>: Mamma si è messa a piangere.</text:p>
          </table:table-cell>
          <table:table-cell/>
        </table:table-row>
        <table:table-row table:style-name="ro1">
          <table:table-cell office:value-type="string">
            <text:p>BusStop-second_character_notes-8862cc83</text:p>
          </table:table-cell>
          <table:table-cell office:value-type="string">
            <text:p>: Papà è stato in silenzio tantissimo.</text:p>
          </table:table-cell>
          <table:table-cell/>
        </table:table-row>
        <table:table-row table:style-name="ro1">
          <table:table-cell office:value-type="string">
            <text:p>BusStop-second_character_notes-28517927</text:p>
          </table:table-cell>
          <table:table-cell office:value-type="string">
            <text:p>: E ho iniziato a pensare che mi avrebbe picchiato.</text:p>
          </table:table-cell>
          <table:table-cell/>
        </table:table-row>
        <table:table-row table:style-name="ro2">
          <table:table-cell office:value-type="string">
            <text:p>BusStop-second_character_notes-0f8fc5af</text:p>
          </table:table-cell>
          <table:table-cell office:value-type="string">
            <text:p>: Invece ha detto: domani si fa vacanza e si va a nuotare tutti assieme.</text:p>
          </table:table-cell>
          <table:table-cell/>
        </table:table-row>
        <table:table-row table:style-name="ro1">
          <table:table-cell office:value-type="string">
            <text:p>BusStop-second_character_notes-02e3c20a</text:p>
          </table:table-cell>
          <table:table-cell office:value-type="string">
            <text:p>: Mamma l'ha abbracciato, e si è mangiata un intero muffin.</text:p>
          </table:table-cell>
          <table:table-cell/>
        </table:table-row>
        <table:table-row table:style-name="ro1">
          <table:table-cell office:value-type="string">
            <text:p>BusStop-second_character_notes-c375fac7</text:p>
          </table:table-cell>
          <table:table-cell office:value-type="string">
            <text:p>: Ti dico poi come è andata!</text:p>
          </table:table-cell>
          <table:table-cell/>
        </table:table-row>
        <table:table-row table:style-name="ro1">
          <table:table-cell office:value-type="string">
            <text:p>BusStop-second_character_notes-dfb3bb33</text:p>
          </table:table-cell>
          <table:table-cell office:value-type="string">
            <text:p>: A presto.</text:p>
          </table:table-cell>
          <table:table-cell/>
        </table:table-row>
        <table:table-row table:style-name="ro1">
          <table:table-cell office:value-type="string">
            <text:p>BusStop-second_character_notes-1f7f4439</text:p>
          </table:table-cell>
          <table:table-cell office:value-type="string">
            <text:p>: In questi giorni ho ripreso a dire delle bugie.</text:p>
          </table:table-cell>
          <table:table-cell/>
        </table:table-row>
        <table:table-row table:style-name="ro1">
          <table:table-cell office:value-type="string">
            <text:p>BusStop-second_character_notes-91c40cb2</text:p>
          </table:table-cell>
          <table:table-cell office:value-type="string">
            <text:p>: Ma invece di dirle piccole, le sto dicendo grandissime.</text:p>
          </table:table-cell>
          <table:table-cell/>
        </table:table-row>
        <table:table-row table:style-name="ro1">
          <table:table-cell office:value-type="string">
            <text:p>BusStop-second_character_notes-a9749d96</text:p>
          </table:table-cell>
          <table:table-cell office:value-type="string">
            <text:p>: E questa cosa fa divertire i miei nuovi amici.</text:p>
          </table:table-cell>
          <table:table-cell/>
        </table:table-row>
        <table:table-row table:style-name="ro1">
          <table:table-cell office:value-type="string">
            <text:p>BusStop-second_character_notes-1af5d708</text:p>
          </table:table-cell>
          <table:table-cell office:value-type="string">
            <text:p>: E anche qualche maestra.</text:p>
          </table:table-cell>
          <table:table-cell/>
        </table:table-row>
        <table:table-row table:style-name="ro1">
          <table:table-cell office:value-type="string">
            <text:p>BusStop-second_character_notes-b74d16ab</text:p>
          </table:table-cell>
          <table:table-cell office:value-type="string">
            <text:p>: Mamma dice che da grande devo fare il comico.</text:p>
          </table:table-cell>
          <table:table-cell/>
        </table:table-row>
        <table:table-row table:style-name="ro1">
          <table:table-cell office:value-type="string">
            <text:p>BusStop-second_character_notes-574af4e5</text:p>
          </table:table-cell>
          <table:table-cell office:value-type="string">
            <text:p>: Papà è banale e dice che devo fare il politico.</text:p>
          </table:table-cell>
          <table:table-cell/>
        </table:table-row>
        <table:table-row table:style-name="ro2">
          <table:table-cell office:value-type="string">
            <text:p>BusStop-second_character_notes-4bf50040</text:p>
          </table:table-cell>
          <table:table-cell office:value-type="string">
            <text:p>: Mio fratello è preoccupato, perché teme che mi metto nei pasticci.</text:p>
          </table:table-cell>
          <table:table-cell/>
        </table:table-row>
        <table:table-row table:style-name="ro1">
          <table:table-cell office:value-type="string">
            <text:p>BusStop-second_character_notes-a5d8ea85</text:p>
          </table:table-cell>
          <table:table-cell office:value-type="string">
            <text:p>: Gioco: una di queste cose che ho detto non è vera.</text:p>
          </table:table-cell>
          <table:table-cell/>
        </table:table-row>
        <table:table-row table:style-name="ro1">
          <table:table-cell office:value-type="string">
            <text:p>BusStop-second_character_notes-1fda2979</text:p>
          </table:table-cell>
          <table:table-cell office:value-type="string">
            <text:p>: Tu lo capisci quale?</text:p>
          </table:table-cell>
          <table:table-cell/>
        </table:table-row>
        <table:table-row table:style-name="ro1">
          <table:table-cell office:value-type="string">
            <text:p>BusStop-second_character_notes-764d92eb</text:p>
          </table:table-cell>
          <table:table-cell office:value-type="string">
            <text:p>: {charNameTwo}.</text:p>
          </table:table-cell>
          <table:table-cell/>
        </table:table-row>
        <table:table-row table:style-name="ro2">
          <table:table-cell office:value-type="string">
            <text:p>BusStop-second_character_notes-1e37a15e</text:p>
          </table:table-cell>
          <table:table-cell office:value-type="string">
            <text:p>: Dopo che gli ho detto che lui usa quella parola con mio fratello perché ha paura, non mi parla più.</text:p>
          </table:table-cell>
          <table:table-cell/>
        </table:table-row>
        <table:table-row table:style-name="ro2">
          <table:table-cell office:value-type="string">
            <text:p>BusStop-second_character_notes-4d4b4c91</text:p>
          </table:table-cell>
          <table:table-cell office:value-type="string">
            <text:p>: Mamma dice che lui ha paura di tutte le cose, ma non lo sa dire.</text:p>
          </table:table-cell>
          <table:table-cell/>
        </table:table-row>
        <table:table-row table:style-name="ro1">
          <table:table-cell office:value-type="string">
            <text:p>BusStop-second_character_notes-cc0db381</text:p>
          </table:table-cell>
          <table:table-cell office:value-type="string">
            <text:p>: Le ho detto che ci sono delle associazioni.</text:p>
          </table:table-cell>
          <table:table-cell/>
        </table:table-row>
        <table:table-row table:style-name="ro2">
          <table:table-cell office:value-type="string">
            <text:p>BusStop-second_character_notes-9c34edc0</text:p>
          </table:table-cell>
          <table:table-cell office:value-type="string">
            <text:p>: Lei ha sorriso e mi ha detto che sto davvero diventando grande.</text:p>
          </table:table-cell>
          <table:table-cell/>
        </table:table-row>
        <table:table-row table:style-name="ro1">
          <table:table-cell office:value-type="string">
            <text:p>BusStop-second_character_notes-dacf66ba</text:p>
          </table:table-cell>
          <table:table-cell office:value-type="string">
            <text:p>: Però continuo a pensarci a questa cosa delle associazioni.</text:p>
          </table:table-cell>
          <table:table-cell/>
        </table:table-row>
        <table:table-row table:style-name="ro1">
          <table:table-cell office:value-type="string">
            <text:p>BusStop-second_character_notes-0b2d3c71</text:p>
          </table:table-cell>
          <table:table-cell office:value-type="string">
            <text:p>: Tu lo sai che io ho paura per gli animali.</text:p>
          </table:table-cell>
          <table:table-cell/>
        </table:table-row>
        <table:table-row table:style-name="ro1">
          <table:table-cell office:value-type="string">
            <text:p>BusStop-second_character_notes-371ac373</text:p>
          </table:table-cell>
          <table:table-cell office:value-type="string">
            <text:p>: E mi hai insegnato che le cose si affrontano con gli amici.</text:p>
          </table:table-cell>
          <table:table-cell/>
        </table:table-row>
        <table:table-row table:style-name="ro2">
          <table:table-cell office:value-type="string">
            <text:p>BusStop-second_character_notes-c6ebb86f</text:p>
          </table:table-cell>
          <table:table-cell office:value-type="string">
            <text:p>: Magari non sono bravo a farmi degli amici, ma sono bravo a parlare degli animali.</text:p>
          </table:table-cell>
          <table:table-cell/>
        </table:table-row>
        <table:table-row table:style-name="ro2">
          <table:table-cell office:value-type="string">
            <text:p>BusStop-second_character_notes-a2c39201</text:p>
          </table:table-cell>
          <table:table-cell office:value-type="string">
            <text:p>: E forse ci riesco a fare qualcosa così, come mio fratello fa per i suoi amici.</text:p>
          </table:table-cell>
          <table:table-cell/>
        </table:table-row>
        <table:table-row table:style-name="ro1">
          <table:table-cell office:value-type="string">
            <text:p>BusStop-second_character_notes-a4bb8eff</text:p>
          </table:table-cell>
          <table:table-cell office:value-type="string">
            <text:p>: Devo solo capire cosa.</text:p>
          </table:table-cell>
          <table:table-cell/>
        </table:table-row>
        <table:table-row table:style-name="ro1">
          <table:table-cell office:value-type="string">
            <text:p>BusStop-second_character_notes-3be86ced</text:p>
          </table:table-cell>
          <table:table-cell office:value-type="string">
            <text:p>: Vorrei tanto chiederlo alla rana.</text:p>
          </table:table-cell>
          <table:table-cell/>
        </table:table-row>
        <table:table-row table:style-name="ro1">
          <table:table-cell office:value-type="string">
            <text:p>BusStop-second_character_notes-24d3eb12</text:p>
          </table:table-cell>
          <table:table-cell office:value-type="string">
            <text:p>: Salutamela!</text:p>
          </table:table-cell>
          <table:table-cell/>
        </table:table-row>
        <table:table-row table:style-name="ro1">
          <table:table-cell office:value-type="string">
            <text:p>BusStop-second_character_notes-cd0da01a</text:p>
          </table:table-cell>
          <table:table-cell office:value-type="string">
            <text:p>: Ultimamente parliamo di più.</text:p>
          </table:table-cell>
          <table:table-cell/>
        </table:table-row>
        <table:table-row table:style-name="ro1">
          <table:table-cell office:value-type="string">
            <text:p>BusStop-second_character_notes-d94a8326</text:p>
          </table:table-cell>
          <table:table-cell office:value-type="string">
            <text:p>: Gli piace parlare di politica.</text:p>
          </table:table-cell>
          <table:table-cell/>
        </table:table-row>
        <table:table-row table:style-name="ro2">
          <table:table-cell office:value-type="string">
            <text:p>BusStop-second_character_notes-d53af00c</text:p>
          </table:table-cell>
          <table:table-cell office:value-type="string">
            <text:p>: Secondo me dice cose stupide, ma forse nelle sue cose stupide c'è lui, le sue paure.</text:p>
          </table:table-cell>
          <table:table-cell/>
        </table:table-row>
        <table:table-row table:style-name="ro1">
          <table:table-cell office:value-type="string">
            <text:p>BusStop-second_character_notes-b3e93832</text:p>
          </table:table-cell>
          <table:table-cell office:value-type="string">
            <text:p>: Almeno così dice l'amico di mio fratello.</text:p>
          </table:table-cell>
          <table:table-cell/>
        </table:table-row>
        <table:table-row table:style-name="ro1">
          <table:table-cell office:value-type="string">
            <text:p>BusStop-second_character_notes-7141cc63</text:p>
          </table:table-cell>
          <table:table-cell office:value-type="string">
            <text:p>: Oggi siamo stati da nonna.</text:p>
          </table:table-cell>
          <table:table-cell/>
        </table:table-row>
        <table:table-row table:style-name="ro2">
          <table:table-cell office:value-type="string">
            <text:p>BusStop-second_character_notes-8b583a5e</text:p>
          </table:table-cell>
          <table:table-cell office:value-type="string">
            <text:p>: Ho dovuto insistere perché avevano paura che ci rimanevo male.</text:p>
          </table:table-cell>
          <table:table-cell/>
        </table:table-row>
        <table:table-row table:style-name="ro1">
          <table:table-cell office:value-type="string">
            <text:p>BusStop-second_character_notes-1699122c</text:p>
          </table:table-cell>
          <table:table-cell office:value-type="string">
            <text:p>: Si no boh.</text:p>
          </table:table-cell>
          <table:table-cell/>
        </table:table-row>
        <table:table-row table:style-name="ro1">
          <table:table-cell office:value-type="string">
            <text:p>BusStop-second_character_notes-245e1d43</text:p>
          </table:table-cell>
          <table:table-cell office:value-type="string">
            <text:p>: Mi è spiaciuto quando non mi ha riconosciuto.</text:p>
          </table:table-cell>
          <table:table-cell/>
        </table:table-row>
        <table:table-row table:style-name="ro1">
          <table:table-cell office:value-type="string">
            <text:p>BusStop-second_character_notes-0a2fc5e9</text:p>
          </table:table-cell>
          <table:table-cell office:value-type="string">
            <text:p>: Però è sempre la nonna.</text:p>
          </table:table-cell>
          <table:table-cell/>
        </table:table-row>
        <table:table-row table:style-name="ro2">
          <table:table-cell office:value-type="string">
            <text:p>BusStop-second_character_notes-7d375ac7</text:p>
          </table:table-cell>
          <table:table-cell office:value-type="string">
            <text:p>: Quando mamma ha parlato con l'infermiera ho preso un mazzo di carte.</text:p>
          </table:table-cell>
          <table:table-cell/>
        </table:table-row>
        <table:table-row table:style-name="ro1">
          <table:table-cell office:value-type="string">
            <text:p>BusStop-second_character_notes-cd8153ee</text:p>
          </table:table-cell>
          <table:table-cell office:value-type="string">
            <text:p>: Era sporco e mancava l'asso di picche.</text:p>
          </table:table-cell>
          <table:table-cell/>
        </table:table-row>
        <table:table-row table:style-name="ro1">
          <table:table-cell office:value-type="string">
            <text:p>BusStop-second_character_notes-383142cb</text:p>
          </table:table-cell>
          <table:table-cell office:value-type="string">
            <text:p>: Ma nonna ha ricordato tutti i trucchi e mi ha stracciato.</text:p>
          </table:table-cell>
          <table:table-cell/>
        </table:table-row>
        <table:table-row table:style-name="ro1">
          <table:table-cell office:value-type="string">
            <text:p>BusStop-second_character_notes-cabab143</text:p>
          </table:table-cell>
          <table:table-cell office:value-type="string">
            <text:p>: Stammi bene!</text:p>
          </table:table-cell>
          <table:table-cell/>
        </table:table-row>
        <table:table-row table:style-name="ro1">
          <table:table-cell office:value-type="string">
            <text:p>BusStop-second_character_notes-acf7e6af</text:p>
          </table:table-cell>
          <table:table-cell office:value-type="string">
            <text:p>: Ciao {name}.</text:p>
          </table:table-cell>
          <table:table-cell/>
        </table:table-row>
        <table:table-row table:style-name="ro1">
          <table:table-cell office:value-type="string">
            <text:p>BusStop-second_character_notes-57f65086</text:p>
          </table:table-cell>
          <table:table-cell office:value-type="string">
            <text:p>: Ti scrivo da casa di mio fratello.</text:p>
          </table:table-cell>
          <table:table-cell/>
        </table:table-row>
        <table:table-row table:style-name="ro1">
          <table:table-cell office:value-type="string">
            <text:p>BusStop-second_character_notes-31c74fb6</text:p>
          </table:table-cell>
          <table:table-cell office:value-type="string">
            <text:p>: Novità: ora vivo qui!</text:p>
          </table:table-cell>
          <table:table-cell/>
        </table:table-row>
        <table:table-row table:style-name="ro2">
          <table:table-cell office:value-type="string">
            <text:p>BusStop-second_character_notes-7fba0eee</text:p>
          </table:table-cell>
          <table:table-cell office:value-type="string">
            <text:p>: All'inizio il suo amico non era contento, ma ora mi insegna anche a fare i dolci!</text:p>
          </table:table-cell>
          <table:table-cell/>
        </table:table-row>
        <table:table-row table:style-name="ro1">
          <table:table-cell office:value-type="string">
            <text:p>BusStop-second_character_notes-636971a9</text:p>
          </table:table-cell>
          <table:table-cell office:value-type="string">
            <text:p>: Fa anche delle caramelle superbuone.</text:p>
          </table:table-cell>
          <table:table-cell/>
        </table:table-row>
        <table:table-row table:style-name="ro1">
          <table:table-cell office:value-type="string">
            <text:p>BusStop-second_character_notes-7e0e296c</text:p>
          </table:table-cell>
          <table:table-cell office:value-type="string">
            <text:p>: Papà non è più tornato.</text:p>
          </table:table-cell>
          <table:table-cell/>
        </table:table-row>
        <table:table-row table:style-name="ro2">
          <table:table-cell office:value-type="string">
            <text:p>BusStop-second_character_notes-57aaf593</text:p>
          </table:table-cell>
          <table:table-cell office:value-type="string">
            <text:p>: Mamma non ha nemmeno fatto storie quando me ne sono andato.</text:p>
          </table:table-cell>
          <table:table-cell/>
        </table:table-row>
        <table:table-row table:style-name="ro1">
          <table:table-cell office:value-type="string">
            <text:p>BusStop-second_character_notes-ab74cd50</text:p>
          </table:table-cell>
          <table:table-cell office:value-type="string">
            <text:p>: Non mi sento mica felice.</text:p>
          </table:table-cell>
          <table:table-cell/>
        </table:table-row>
        <table:table-row table:style-name="ro1">
          <table:table-cell office:value-type="string">
            <text:p>BusStop-second_character_notes-066f57e5</text:p>
          </table:table-cell>
          <table:table-cell office:value-type="string">
            <text:p>: Sì no boh.</text:p>
          </table:table-cell>
          <table:table-cell/>
        </table:table-row>
        <table:table-row table:style-name="ro1">
          <table:table-cell office:value-type="string">
            <text:p>BusStop-second_character_notes-a045e5be</text:p>
          </table:table-cell>
          <table:table-cell office:value-type="string">
            <text:p>: Che cosa strana da scrivere.</text:p>
          </table:table-cell>
          <table:table-cell/>
        </table:table-row>
        <table:table-row table:style-name="ro1">
          <table:table-cell office:value-type="string">
            <text:p>BusStop-second_character_notes-0e6e616d</text:p>
          </table:table-cell>
          <table:table-cell office:value-type="string">
            <text:p>: Però le cose sono diverse.</text:p>
          </table:table-cell>
          <table:table-cell/>
        </table:table-row>
        <table:table-row table:style-name="ro1">
          <table:table-cell office:value-type="string">
            <text:p>BusStop-second_character_notes-c5c7fcdc</text:p>
          </table:table-cell>
          <table:table-cell office:value-type="string">
            <text:p>: A volte abbasso le spine.</text:p>
          </table:table-cell>
          <table:table-cell/>
        </table:table-row>
        <table:table-row table:style-name="ro2">
          <table:table-cell office:value-type="string">
            <text:p>BusStop-second_character_notes-d97527d9</text:p>
          </table:table-cell>
          <table:table-cell office:value-type="string">
            <text:p>: A volte mi addormento sul divano mentre guardo i telefilm con mio fratello.</text:p>
          </table:table-cell>
          <table:table-cell/>
        </table:table-row>
        <table:table-row table:style-name="ro1">
          <table:table-cell office:value-type="string">
            <text:p>BusStop-second_character_notes-1eabbd67</text:p>
          </table:table-cell>
          <table:table-cell office:value-type="string">
            <text:p>: E non ho mica paura.</text:p>
          </table:table-cell>
          <table:table-cell/>
        </table:table-row>
        <table:table-row table:style-name="ro1">
          <table:table-cell office:value-type="string">
            <text:p>BusStop-second_character_notes-08483cde</text:p>
          </table:table-cell>
          <table:table-cell office:value-type="string">
            <text:p>: Spero che tu non abbia paura.</text:p>
          </table:table-cell>
          <table:table-cell/>
        </table:table-row>
        <table:table-row table:style-name="ro1">
          <table:table-cell office:value-type="string">
            <text:p>BusStop-second_character_notes-29b05917</text:p>
          </table:table-cell>
          <table:table-cell office:value-type="string">
            <text:p>: Salutami {charNameFive}.</text:p>
          </table:table-cell>
          <table:table-cell/>
        </table:table-row>
        <table:table-row table:style-name="ro1">
          <table:table-cell office:value-type="string">
            <text:p>BusStop-second_character_notes-63bd88e2</text:p>
          </table:table-cell>
          <table:table-cell office:value-type="string">
            <text:p>: Ti voglio bene.</text:p>
          </table:table-cell>
          <table:table-cell/>
        </table:table-row>
        <table:table-row table:style-name="ro1">
          <table:table-cell office:value-type="string">
            <text:p>BusStop-second_character_notes-4867eb03</text:p>
          </table:table-cell>
          <table:table-cell office:value-type="string">
            <text:p>: Sono SUPER ARRABBIATO.</text:p>
          </table:table-cell>
          <table:table-cell/>
        </table:table-row>
        <table:table-row table:style-name="ro1">
          <table:table-cell office:value-type="string">
            <text:p>BusStop-second_character_notes-f1106b43</text:p>
          </table:table-cell>
          <table:table-cell office:value-type="string">
            <text:p>: CON MIO FRATELLO.</text:p>
          </table:table-cell>
          <table:table-cell/>
        </table:table-row>
        <table:table-row table:style-name="ro1">
          <table:table-cell office:value-type="string">
            <text:p>BusStop-second_character_notes-9f12e9f8</text:p>
          </table:table-cell>
          <table:table-cell office:value-type="string">
            <text:p>: Non avevamo mai litigato, mai.</text:p>
          </table:table-cell>
          <table:table-cell/>
        </table:table-row>
        <table:table-row table:style-name="ro2">
          <table:table-cell office:value-type="string">
            <text:p>BusStop-second_character_notes-a3a2fbd9</text:p>
          </table:table-cell>
          <table:table-cell office:value-type="string">
            <text:p>: Ma l'altro giorno è venuto a casa e mi ha detto che sto diventando come papà.</text:p>
          </table:table-cell>
          <table:table-cell/>
        </table:table-row>
        <table:table-row table:style-name="ro1">
          <table:table-cell office:value-type="string">
            <text:p>BusStop-second_character_notes-2d4165c9</text:p>
          </table:table-cell>
          <table:table-cell office:value-type="string">
            <text:p>: Papà si è incazzato con lui e mi ha difeso.</text:p>
          </table:table-cell>
          <table:table-cell/>
        </table:table-row>
        <table:table-row table:style-name="ro1">
          <table:table-cell office:value-type="string">
            <text:p>BusStop-second_character_notes-2c23a7b8</text:p>
          </table:table-cell>
          <table:table-cell office:value-type="string">
            <text:p>: Mio fratello dice che sto diventando un bullo.</text:p>
          </table:table-cell>
          <table:table-cell/>
        </table:table-row>
        <table:table-row table:style-name="ro2">
          <table:table-cell office:value-type="string">
            <text:p>BusStop-second_character_notes-828c9e57</text:p>
          </table:table-cell>
          <table:table-cell office:value-type="string">
            <text:p>: Che un suo amico maestro a scuola gli ha detto che me la prendo coi più piccoli.</text:p>
          </table:table-cell>
          <table:table-cell/>
        </table:table-row>
        <table:table-row table:style-name="ro1">
          <table:table-cell office:value-type="string">
            <text:p>BusStop-second_character_notes-3c4580ed</text:p>
          </table:table-cell>
          <table:table-cell office:value-type="string">
            <text:p>: Papà gli ha detto che mi faccio rispettare.</text:p>
          </table:table-cell>
          <table:table-cell/>
        </table:table-row>
        <table:table-row table:style-name="ro1">
          <table:table-cell office:value-type="string">
            <text:p>BusStop-second_character_notes-a56e98f4</text:p>
          </table:table-cell>
          <table:table-cell office:value-type="string">
            <text:p>: E che non sono una checca come lui.</text:p>
          </table:table-cell>
          <table:table-cell/>
        </table:table-row>
        <table:table-row table:style-name="ro1">
          <table:table-cell office:value-type="string">
            <text:p>BusStop-second_character_notes-ca99260d</text:p>
          </table:table-cell>
          <table:table-cell office:value-type="string">
            <text:p>: Lui mio fratello.</text:p>
          </table:table-cell>
          <table:table-cell/>
        </table:table-row>
        <table:table-row table:style-name="ro1">
          <table:table-cell office:value-type="string">
            <text:p>BusStop-second_character_notes-4e0bf710</text:p>
          </table:table-cell>
          <table:table-cell office:value-type="string">
            <text:p>: Non sono mica abituato a mio padre così.</text:p>
          </table:table-cell>
          <table:table-cell/>
        </table:table-row>
        <table:table-row table:style-name="ro1">
          <table:table-cell office:value-type="string">
            <text:p>BusStop-second_character_notes-6abebe0e</text:p>
          </table:table-cell>
          <table:table-cell office:value-type="string">
            <text:p>: Ma poi in camera mi è preso male tutto.</text:p>
          </table:table-cell>
          <table:table-cell/>
        </table:table-row>
        <table:table-row table:style-name="ro1">
          <table:table-cell office:value-type="string">
            <text:p>BusStop-second_character_notes-b7876d7f</text:p>
          </table:table-cell>
          <table:table-cell office:value-type="string">
            <text:p>: Mi manca mio fratello.</text:p>
          </table:table-cell>
          <table:table-cell/>
        </table:table-row>
        <table:table-row table:style-name="ro1">
          <table:table-cell office:value-type="string">
            <text:p>BusStop-second_character_notes-b42bdc5c</text:p>
          </table:table-cell>
          <table:table-cell office:value-type="string">
            <text:p>: Mi mancate voi.</text:p>
          </table:table-cell>
          <table:table-cell/>
        </table:table-row>
        <table:table-row table:style-name="ro1">
          <table:table-cell office:value-type="string">
            <text:p>BusStop-second_character_notes-71236cd2</text:p>
          </table:table-cell>
          <table:table-cell office:value-type="string">
            <text:p>: Vorrei sapere cosa fare.</text:p>
          </table:table-cell>
          <table:table-cell/>
        </table:table-row>
        <table:table-row table:style-name="ro1">
          <table:table-cell office:value-type="string">
            <text:p>BusStop-second_character_notes-80f0ddf0</text:p>
          </table:table-cell>
          <table:table-cell office:value-type="string">
            <text:p>: Oggi sono triste, e non so perché.</text:p>
          </table:table-cell>
          <table:table-cell/>
        </table:table-row>
        <table:table-row table:style-name="ro2">
          <table:table-cell office:value-type="string">
            <text:p>BusStop-second_character_notes-92ed9188</text:p>
          </table:table-cell>
          <table:table-cell office:value-type="string">
            <text:p>: Ho dato un pugno a un ragazzo delle medie, ma non mi è mica piaciuto.</text:p>
          </table:table-cell>
          <table:table-cell/>
        </table:table-row>
        <table:table-row table:style-name="ro1">
          <table:table-cell office:value-type="string">
            <text:p>BusStop-second_character_notes-9c33a660</text:p>
          </table:table-cell>
          <table:table-cell office:value-type="string">
            <text:p>: A casa le cose vanno bene, ma.</text:p>
          </table:table-cell>
          <table:table-cell/>
        </table:table-row>
        <table:table-row table:style-name="ro1">
          <table:table-cell office:value-type="string">
            <text:p>BusStop-second_character_notes-b8fe7a18</text:p>
          </table:table-cell>
          <table:table-cell office:value-type="string">
            <text:p>: Mica pensavo che è così faticoso.</text:p>
          </table:table-cell>
          <table:table-cell/>
        </table:table-row>
        <table:table-row table:style-name="ro1">
          <table:table-cell office:value-type="string">
            <text:p>BusStop-second_character_notes-9024874f</text:p>
          </table:table-cell>
          <table:table-cell office:value-type="string">
            <text:p>: Mamma e papà sono tranquilli solo se siamo assieme.</text:p>
          </table:table-cell>
          <table:table-cell/>
        </table:table-row>
        <table:table-row table:style-name="ro1">
          <table:table-cell office:value-type="string">
            <text:p>BusStop-second_character_notes-243dd926</text:p>
          </table:table-cell>
          <table:table-cell office:value-type="string">
            <text:p>: Mi sembra un lavoro.</text:p>
          </table:table-cell>
          <table:table-cell/>
        </table:table-row>
        <table:table-row table:style-name="ro1">
          <table:table-cell office:value-type="string">
            <text:p>BusStop-second_character_notes-0d17bf9c</text:p>
          </table:table-cell>
          <table:table-cell office:value-type="string">
            <text:p>: E se sono giù si preoccupano tantissimo.</text:p>
          </table:table-cell>
          <table:table-cell/>
        </table:table-row>
        <table:table-row table:style-name="ro1">
          <table:table-cell office:value-type="string">
            <text:p>BusStop-second_character_notes-dfc5bc1e</text:p>
          </table:table-cell>
          <table:table-cell office:value-type="string">
            <text:p>: E se si preoccupano tornano a litigare.</text:p>
          </table:table-cell>
          <table:table-cell/>
        </table:table-row>
        <table:table-row table:style-name="ro1">
          <table:table-cell office:value-type="string">
            <text:p>BusStop-second_character_notes-94b1393a</text:p>
          </table:table-cell>
          <table:table-cell office:value-type="string">
            <text:p>: Non so mica cosa fare.</text:p>
          </table:table-cell>
          <table:table-cell/>
        </table:table-row>
        <table:table-row table:style-name="ro1">
          <table:table-cell office:value-type="string">
            <text:p>BusStop-second_character_notes-6ef6ec2f</text:p>
          </table:table-cell>
          <table:table-cell office:value-type="string">
            <text:p>: Forse {charNameFive} li può aiutare?</text:p>
          </table:table-cell>
          <table:table-cell/>
        </table:table-row>
        <table:table-row table:style-name="ro2">
          <table:table-cell office:value-type="string">
            <text:p>BusStop-second_character_notes-1b85a2f4</text:p>
          </table:table-cell>
          <table:table-cell office:value-type="string">
            <text:p>: Se non l'hai capito nell'ultima lettera solo l'ultima frase non era vera: tutte le altre lo erano.</text:p>
          </table:table-cell>
          <table:table-cell/>
        </table:table-row>
        <table:table-row table:style-name="ro1">
          <table:table-cell office:value-type="string">
            <text:p>BusStop-second_character_notes-1c568e0c</text:p>
          </table:table-cell>
          <table:table-cell office:value-type="string">
            <text:p>: Però è successa una cosa divertente, {name}!</text:p>
          </table:table-cell>
          <table:table-cell/>
        </table:table-row>
        <table:table-row table:style-name="ro2">
          <table:table-cell office:value-type="string">
            <text:p>BusStop-second_character_notes-e4e36444</text:p>
          </table:table-cell>
          <table:table-cell office:value-type="string">
            <text:p>: La prof di matematica mi ha detto che le mie bugie sono storie.</text:p>
          </table:table-cell>
          <table:table-cell/>
        </table:table-row>
        <table:table-row table:style-name="ro1">
          <table:table-cell office:value-type="string">
            <text:p>BusStop-second_character_notes-591fd2fe</text:p>
          </table:table-cell>
          <table:table-cell office:value-type="string">
            <text:p>: E che le storie sono da conservare.</text:p>
          </table:table-cell>
          <table:table-cell/>
        </table:table-row>
        <table:table-row table:style-name="ro2">
          <table:table-cell office:value-type="string">
            <text:p>BusStop-second_character_notes-cf2b6acf</text:p>
          </table:table-cell>
          <table:table-cell office:value-type="string">
            <text:p>: E quindi abbiamo aperto assieme a altri bambini un giornale della scuola.</text:p>
          </table:table-cell>
          <table:table-cell/>
        </table:table-row>
        <table:table-row table:style-name="ro2">
          <table:table-cell office:value-type="string">
            <text:p>BusStop-second_character_notes-ca89eec1</text:p>
          </table:table-cell>
          <table:table-cell office:value-type="string">
            <text:p>: Faremo uscire per tutto il resto dell'anno i nostri racconti e le notizie.</text:p>
          </table:table-cell>
          <table:table-cell/>
        </table:table-row>
        <table:table-row table:style-name="ro2">
          <table:table-cell office:value-type="string">
            <text:p>BusStop-second_character_notes-c83ce54f</text:p>
          </table:table-cell>
          <table:table-cell office:value-type="string">
            <text:p>: Mi ha solo chiesto di non scrivere più quella parolaccia che lei ha detto.</text:p>
          </table:table-cell>
          <table:table-cell/>
        </table:table-row>
        <table:table-row table:style-name="ro1">
          <table:table-cell office:value-type="string">
            <text:p>BusStop-second_character_notes-85074d38</text:p>
          </table:table-cell>
          <table:table-cell office:value-type="string">
            <text:p>: E di non dire niente sulla preside o si arrabbia.</text:p>
          </table:table-cell>
          <table:table-cell/>
        </table:table-row>
        <table:table-row table:style-name="ro2">
          <table:table-cell office:value-type="string">
            <text:p>BusStop-second_character_notes-4202eca0</text:p>
          </table:table-cell>
          <table:table-cell office:value-type="string">
            <text:p>: E allora ti saluto dicendoti quella parolaccia, perché poi non la potrò più scrivere.</text:p>
          </table:table-cell>
          <table:table-cell/>
        </table:table-row>
        <table:table-row table:style-name="ro1">
          <table:table-cell office:value-type="string">
            <text:p>BusStop-second_character_notes-3337e06a</text:p>
          </table:table-cell>
          <table:table-cell office:value-type="string">
            <text:p>: "Per il catarro del cammello!"</text:p>
          </table:table-cell>
          <table:table-cell/>
        </table:table-row>
        <table:table-row table:style-name="ro1">
          <table:table-cell office:value-type="string">
            <text:p>BusStop-second_character_notes-2cd87eab</text:p>
          </table:table-cell>
          <table:table-cell office:value-type="string">
            <text:p>: Che schifo, {name}.</text:p>
          </table:table-cell>
          <table:table-cell/>
        </table:table-row>
        <table:table-row table:style-name="ro1">
          <table:table-cell office:value-type="string">
            <text:p>BusStop-second_character_notes-8cc76e42</text:p>
          </table:table-cell>
          <table:table-cell office:value-type="string">
            <text:p>: Ma lì ci sono i cammelli?</text:p>
          </table:table-cell>
          <table:table-cell/>
        </table:table-row>
        <table:table-row table:style-name="ro1">
          <table:table-cell office:value-type="string">
            <text:p>BusStop-second_character_notes-585d2448</text:p>
          </table:table-cell>
          <table:table-cell office:value-type="string">
            <text:p>: Un saluto.</text:p>
          </table:table-cell>
          <table:table-cell/>
        </table:table-row>
        <table:table-row table:style-name="ro1">
          <table:table-cell office:value-type="string">
            <text:p>BusStop-second_character_notes-14c818bf</text:p>
          </table:table-cell>
          <table:table-cell office:value-type="string">
            <text:p>: Questo cervellino (il mio cervellino) ha trovato una soluzione.</text:p>
          </table:table-cell>
          <table:table-cell/>
        </table:table-row>
        <table:table-row table:style-name="ro2">
          <table:table-cell office:value-type="string">
            <text:p>BusStop-second_character_notes-da23da9b</text:p>
          </table:table-cell>
          <table:table-cell office:value-type="string">
            <text:p>: Ho parlato con la prof di matematica, e le ho detto delle mie paure.</text:p>
          </table:table-cell>
          <table:table-cell/>
        </table:table-row>
        <table:table-row table:style-name="ro1">
          <table:table-cell office:value-type="string">
            <text:p>BusStop-second_character_notes-90c37b32</text:p>
          </table:table-cell>
          <table:table-cell office:value-type="string">
            <text:p>: Degli animali che spariscono, dei boschi che bruciano.</text:p>
          </table:table-cell>
          <table:table-cell/>
        </table:table-row>
        <table:table-row table:style-name="ro1">
          <table:table-cell office:value-type="string">
            <text:p>BusStop-second_character_notes-92c7214b</text:p>
          </table:table-cell>
          <table:table-cell office:value-type="string">
            <text:p>: Dei ghiacciai.</text:p>
          </table:table-cell>
          <table:table-cell/>
        </table:table-row>
        <table:table-row table:style-name="ro2">
          <table:table-cell office:value-type="string">
            <text:p>BusStop-second_character_notes-c2a5213d</text:p>
          </table:table-cell>
          <table:table-cell office:value-type="string">
            <text:p>: Lei mi ha detto che possiamo raccogliere dei soldi ma sì no boh.</text:p>
          </table:table-cell>
          <table:table-cell/>
        </table:table-row>
        <table:table-row table:style-name="ro2">
          <table:table-cell office:value-type="string">
            <text:p>BusStop-second_character_notes-bacfc30c</text:p>
          </table:table-cell>
          <table:table-cell office:value-type="string">
            <text:p>: Io pensavo all'associazione di mio fratello e del suo fidanzato, e loro insegnano a non avere paura non a spendere soldi.</text:p>
          </table:table-cell>
          <table:table-cell/>
        </table:table-row>
        <table:table-row table:style-name="ro1">
          <table:table-cell office:value-type="string">
            <text:p>BusStop-second_character_notes-159e2b22</text:p>
          </table:table-cell>
          <table:table-cell office:value-type="string">
            <text:p>: Allora mi ha fatto fare una lezione in classe su queste cose.</text:p>
          </table:table-cell>
          <table:table-cell/>
        </table:table-row>
        <table:table-row table:style-name="ro1">
          <table:table-cell office:value-type="string">
            <text:p>BusStop-second_character_notes-0407d6ef</text:p>
          </table:table-cell>
          <table:table-cell office:value-type="string">
            <text:p>: Ho spiegato le paure.</text:p>
          </table:table-cell>
          <table:table-cell/>
        </table:table-row>
        <table:table-row table:style-name="ro2">
          <table:table-cell office:value-type="string">
            <text:p>BusStop-second_character_notes-52da0661</text:p>
          </table:table-cell>
          <table:table-cell office:value-type="string">
            <text:p>: E poi ho detto che se ci mettiamo assieme ci sono anche le soluzioni.</text:p>
          </table:table-cell>
          <table:table-cell/>
        </table:table-row>
        <table:table-row table:style-name="ro2">
          <table:table-cell office:value-type="string">
            <text:p>BusStop-second_character_notes-2b3ed635</text:p>
          </table:table-cell>
          <table:table-cell office:value-type="string">
            <text:p>: Alcuni compagni hanno detto che ci possiamo trovare nel campetto il pomeriggio.</text:p>
          </table:table-cell>
          <table:table-cell/>
        </table:table-row>
        <table:table-row table:style-name="ro1">
          <table:table-cell office:value-type="string">
            <text:p>BusStop-second_character_notes-100447b1</text:p>
          </table:table-cell>
          <table:table-cell office:value-type="string">
            <text:p>: E quindi forse qualcosa sta iniziando, {name}.</text:p>
          </table:table-cell>
          <table:table-cell/>
        </table:table-row>
        <table:table-row table:style-name="ro1">
          <table:table-cell office:value-type="string">
            <text:p>BusStop-second_character_notes-9adb3d6c</text:p>
          </table:table-cell>
          <table:table-cell office:value-type="string">
            <text:p>: Non so cosa faremo, però è bello non farlo da solo.</text:p>
          </table:table-cell>
          <table:table-cell/>
        </table:table-row>
        <table:table-row table:style-name="ro1">
          <table:table-cell office:value-type="string">
            <text:p>BusStop-second_character_notes-37d64e96</text:p>
          </table:table-cell>
          <table:table-cell office:value-type="string">
            <text:p>: E vorrei tanto tu fossi qui con me, ora.</text:p>
          </table:table-cell>
          <table:table-cell/>
        </table:table-row>
        <table:table-row table:style-name="ro1">
          <table:table-cell office:value-type="string">
            <text:p>BusStop-second_character_notes-1a98177a</text:p>
          </table:table-cell>
          <table:table-cell office:value-type="string">
            <text:p>: Secondo me ci diresti tantissime cose sagge.</text:p>
          </table:table-cell>
          <table:table-cell/>
        </table:table-row>
        <table:table-row table:style-name="ro1">
          <table:table-cell office:value-type="string">
            <text:p>BusStop-second_character_notes-4c2d6094</text:p>
          </table:table-cell>
          <table:table-cell office:value-type="string">
            <text:p>: Salutami la rana.</text:p>
          </table:table-cell>
          <table:table-cell/>
        </table:table-row>
        <table:table-row table:style-name="ro1">
          <table:table-cell office:value-type="string">
            <text:p>BusStop-second_character_notes-0a721c0f</text:p>
          </table:table-cell>
          <table:table-cell office:value-type="string">
            <text:p>: Ieri è successa una cosa fighissima.</text:p>
          </table:table-cell>
          <table:table-cell/>
        </table:table-row>
        <table:table-row table:style-name="ro2">
          <table:table-cell office:value-type="string">
            <text:p>BusStop-second_character_notes-9513294c</text:p>
          </table:table-cell>
          <table:table-cell office:value-type="string">
            <text:p>: Ti ricordi quell'amica di mio fratello, che dovevo conoscere al mare?</text:p>
          </table:table-cell>
          <table:table-cell/>
        </table:table-row>
        <table:table-row table:style-name="ro2">
          <table:table-cell office:value-type="string">
            <text:p>BusStop-second_character_notes-322822fd</text:p>
          </table:table-cell>
          <table:table-cell office:value-type="string">
            <text:p>: Sta da tre giorni da lui perché dice che è stata buttata fuori di casa.</text:p>
          </table:table-cell>
          <table:table-cell/>
        </table:table-row>
        <table:table-row table:style-name="ro1">
          <table:table-cell office:value-type="string">
            <text:p>BusStop-second_character_notes-ab20e06d</text:p>
          </table:table-cell>
          <table:table-cell office:value-type="string">
            <text:p>: E mi ha raccontato tante cose che mica sapevo.</text:p>
          </table:table-cell>
          <table:table-cell/>
        </table:table-row>
        <table:table-row table:style-name="ro1">
          <table:table-cell office:value-type="string">
            <text:p>BusStop-second_character_notes-700de49e</text:p>
          </table:table-cell>
          <table:table-cell office:value-type="string">
            <text:p>: Cose brutte che vengono fatte agli animali.</text:p>
          </table:table-cell>
          <table:table-cell/>
        </table:table-row>
        <table:table-row table:style-name="ro1">
          <table:table-cell office:value-type="string">
            <text:p>BusStop-second_character_notes-0fee69d4</text:p>
          </table:table-cell>
          <table:table-cell office:value-type="string">
            <text:p>: Ma, {name}: non aveva paura.</text:p>
          </table:table-cell>
          <table:table-cell/>
        </table:table-row>
        <table:table-row table:style-name="ro2">
          <table:table-cell office:value-type="string">
            <text:p>BusStop-second_character_notes-06fa03b7</text:p>
          </table:table-cell>
          <table:table-cell office:value-type="string">
            <text:p>: Lei dice che sono sveglio, e che per questo non devo avere paura perché posso capire tutto.</text:p>
          </table:table-cell>
          <table:table-cell/>
        </table:table-row>
        <table:table-row table:style-name="ro1">
          <table:table-cell office:value-type="string">
            <text:p>BusStop-second_character_notes-d6b52bb6</text:p>
          </table:table-cell>
          <table:table-cell office:value-type="string">
            <text:p>: E che magari un giorno trovo un modo per salvare gli animali.</text:p>
          </table:table-cell>
          <table:table-cell/>
        </table:table-row>
        <table:table-row table:style-name="ro2">
          <table:table-cell office:value-type="string">
            <text:p>BusStop-second_character_notes-11304eb5</text:p>
          </table:table-cell>
          <table:table-cell office:value-type="string">
            <text:p>: Mi ha regalato un romanzo di Ursula LeGuin (ho dovuto guardare la copertina, è un nome difficile).</text:p>
          </table:table-cell>
          <table:table-cell/>
        </table:table-row>
        <table:table-row table:style-name="ro1">
          <table:table-cell office:value-type="string">
            <text:p>BusStop-second_character_notes-6f10413c</text:p>
          </table:table-cell>
          <table:table-cell office:value-type="string">
            <text:p>: Non sapevo di potere imparare cose dai romanzi.</text:p>
          </table:table-cell>
          <table:table-cell/>
        </table:table-row>
        <table:table-row table:style-name="ro2">
          <table:table-cell office:value-type="string">
            <text:p>BusStop-second_character_notes-45d13d7d</text:p>
          </table:table-cell>
          <table:table-cell office:value-type="string">
            <text:p>: Oggi ho chiesto alla maestra di matematica di darmi dei libri sull'ambiente.</text:p>
          </table:table-cell>
          <table:table-cell/>
        </table:table-row>
        <table:table-row table:style-name="ro1">
          <table:table-cell office:value-type="string">
            <text:p>BusStop-second_character_notes-2cf61588</text:p>
          </table:table-cell>
          <table:table-cell office:value-type="string">
            <text:p>: Ci sono così tante cose da imparare, {name}, così tante!</text:p>
          </table:table-cell>
          <table:table-cell/>
        </table:table-row>
        <table:table-row table:style-name="ro1">
          <table:table-cell office:value-type="string">
            <text:p>BusStop-second_character_notes-10064caa</text:p>
          </table:table-cell>
          <table:table-cell office:value-type="string">
            <text:p>: Spero ci vedremo presto.</text:p>
          </table:table-cell>
          <table:table-cell/>
        </table:table-row>
        <table:table-row table:style-name="ro1">
          <table:table-cell office:value-type="string">
            <text:p>BusStop-third_character_notes-03850107</text:p>
          </table:table-cell>
          <table:table-cell office:value-type="string">
            <text:p>ThirdCharacterNotes</text:p>
          </table:table-cell>
          <table:table-cell office:value-type="string">
            <text:p>ThirdCharacterNotes</text:p>
          </table:table-cell>
        </table:table-row>
        <table:table-row table:style-name="ro1">
          <table:table-cell office:value-type="string">
            <text:p>BusStop-third_character_notes-cd548b3f</text:p>
          </table:table-cell>
          <table:table-cell office:value-type="string">
            <text:p>: Lettere random note da parte della personaggia</text:p>
          </table:table-cell>
          <table:table-cell office:value-type="string">
            <text:p>ThirdCharacterNotes</text:p>
          </table:table-cell>
        </table:table-row>
        <table:table-row table:style-name="ro1">
          <table:table-cell office:value-type="string">
            <text:p>BusStop-third_character_notes-f2ed289a</text:p>
          </table:table-cell>
          <table:table-cell office:value-type="string">
            <text:p>: seconda lettera</text:p>
          </table:table-cell>
          <table:table-cell office:value-type="string">
            <text:p>ThirdCharacterNotes</text:p>
          </table:table-cell>
        </table:table-row>
        <table:table-row table:style-name="ro1">
          <table:table-cell office:value-type="string">
            <text:p>BusStop-third_character_notes-066d6e23</text:p>
          </table:table-cell>
          <table:table-cell office:value-type="string">
            <text:p>: terza lettera</text:p>
          </table:table-cell>
          <table:table-cell office:value-type="string">
            <text:p>ThirdCharacterNotes</text:p>
          </table:table-cell>
        </table:table-row>
        <table:table-row table:style-name="ro1">
          <table:table-cell office:value-type="string">
            <text:p>BusStop-fourth_character_notes-492bdfaf</text:p>
          </table:table-cell>
          <table:table-cell office:value-type="string">
            <text:p>FourthCharacterNotes</text:p>
          </table:table-cell>
          <table:table-cell office:value-type="string">
            <text:p>FourthCharacterNotes</text:p>
          </table:table-cell>
        </table:table-row>
        <table:table-row table:style-name="ro1">
          <table:table-cell office:value-type="string">
            <text:p>BusStop-fourth_character_notes-1b77287b</text:p>
          </table:table-cell>
          <table:table-cell office:value-type="string">
            <text:p>Lettere random note da parte della personaggia</text:p>
          </table:table-cell>
          <table:table-cell office:value-type="string">
            <text:p>FourthCharacterNotes</text:p>
          </table:table-cell>
        </table:table-row>
        <table:table-row table:style-name="ro1">
          <table:table-cell office:value-type="string">
            <text:p>BusStop-fifth_character_notes-0ccb7b1f</text:p>
          </table:table-cell>
          <table:table-cell office:value-type="string">
            <text:p>FifthCharacterNotes</text:p>
          </table:table-cell>
          <table:table-cell office:value-type="string">
            <text:p>FifthCharacterNotes</text:p>
          </table:table-cell>
        </table:table-row>
        <table:table-row table:style-name="ro1">
          <table:table-cell office:value-type="string">
            <text:p>BusStop-fifth_character_notes-1b77287b</text:p>
          </table:table-cell>
          <table:table-cell office:value-type="string">
            <text:p>Lettere random note da parte della personaggia</text:p>
          </table:table-cell>
          <table:table-cell office:value-type="string">
            <text:p>FifthCharacterNotes</text:p>
          </table:table-cell>
        </table:table-row>
        <table:table-row table:style-name="ro7">
          <table:table-cell office:value-type="string">
            <text:p>Forest-forest-c74c7c23</text:p>
          </table:table-cell>
          <table:table-cell office:value-type="string">
            <text:p>&lt;i&gt;La foresta ti accoglie con le sue ombre.&lt;/i&gt;|&lt;i&gt;{~La foresta è una distesa di fresca ombra.|La foresta è canto sospeso.|La foresta cresce lentamente.|La resina raccoglie il tempo.|I rami si scaldano al vento.|Il sottobosco condivide pettegolezzi.|Sulla panchina scivolano ricordi.}&lt;/i&gt;</text:p>
          </table:table-cell>
          <table:table-cell/>
        </table:table-row>
        <table:table-row table:style-name="ro1">
          <table:table-cell office:value-type="string">
            <text:p>Forest-forest-11d7e47e</text:p>
          </table:table-cell>
          <table:table-cell office:value-type="string">
            <text:p>&lt;i&gt;C'è un vaso vuoto.&lt;/i&gt;</text:p>
          </table:table-cell>
          <table:table-cell/>
        </table:table-row>
        <table:table-row table:style-name="ro2">
          <table:table-cell office:value-type="string">
            <text:p>Forest-forest-c0f4aabe</text:p>
          </table:table-cell>
          <table:table-cell office:value-type="string">
            <text:p>&lt;i&gt;In questo luogo anche la cosa più insolita può essere un tesoro.&lt;/i&gt;</text:p>
          </table:table-cell>
          <table:table-cell/>
        </table:table-row>
        <table:table-row table:style-name="ro1">
          <table:table-cell office:value-type="string">
            <text:p>Forest-forest-a2b80d13</text:p>
          </table:table-cell>
          <table:table-cell office:value-type="string">
            <text:p>&lt;i&gt;Hai ottenuto: &lt;b&gt;vaso vuoto&lt;/b&gt;.&lt;/i&gt;</text:p>
          </table:table-cell>
          <table:table-cell/>
        </table:table-row>
        <table:table-row table:style-name="ro1">
          <table:table-cell office:value-type="string">
            <text:p>Forest-forest-e4b83e48</text:p>
          </table:table-cell>
          <table:table-cell office:value-type="string">
            <text:p>Mi guardo attorno.</text:p>
          </table:table-cell>
          <table:table-cell/>
        </table:table-row>
        <table:table-row table:style-name="ro1">
          <table:table-cell office:value-type="string">
            <text:p>Forest-bench-145cc762</text:p>
          </table:table-cell>
          <table:table-cell office:value-type="string">
            <text:p>Bench</text:p>
          </table:table-cell>
          <table:table-cell office:value-type="string">
            <text:p>Bench</text:p>
          </table:table-cell>
        </table:table-row>
        <table:table-row table:style-name="ro1">
          <table:table-cell office:value-type="string">
            <text:p>Forest-bench-2a436ff1</text:p>
          </table:table-cell>
          <table:table-cell office:value-type="string">
            <text:p>&lt;i&gt;La panchina vibra, attendendo la sua ricostruzione.&lt;/i&gt;</text:p>
          </table:table-cell>
          <table:table-cell/>
        </table:table-row>
        <table:table-row table:style-name="ro1">
          <table:table-cell office:value-type="string">
            <text:p>Forest-bench-54eb0cde</text:p>
          </table:table-cell>
          <table:table-cell office:value-type="string">
            <text:p>&lt;i&gt;C'è una coperta abbandonata sulla panchina.&lt;/i&gt;</text:p>
          </table:table-cell>
          <table:table-cell/>
        </table:table-row>
        <table:table-row table:style-name="ro1">
          <table:table-cell office:value-type="string">
            <text:p>Forest-bench-e37a2feb</text:p>
          </table:table-cell>
          <table:table-cell office:value-type="string">
            <text:p>&lt;i&gt;Portala con te: qualcunə potrebbe avere freddo.&lt;/i&gt;</text:p>
          </table:table-cell>
          <table:table-cell/>
        </table:table-row>
        <table:table-row table:style-name="ro1">
          <table:table-cell office:value-type="string">
            <text:p>Forest-bench-7779932d</text:p>
          </table:table-cell>
          <table:table-cell office:value-type="string">
            <text:p>&lt;i&gt;Hai ottenuto: &lt;b&gt;coperta&lt;/b&gt;.&lt;/i&gt;</text:p>
          </table:table-cell>
          <table:table-cell/>
        </table:table-row>
        <table:table-row table:style-name="ro1">
          <table:table-cell office:value-type="string">
            <text:p>Fungus-the_fungus-88e2fec0</text:p>
          </table:table-cell>
          <table:table-cell office:value-type="string">
            <text:p>TheFungus</text:p>
          </table:table-cell>
          <table:table-cell office:value-type="string">
            <text:p>TheFungus</text:p>
          </table:table-cell>
        </table:table-row>
        <table:table-row table:style-name="ro2">
          <table:table-cell office:value-type="string">
            <text:p>Fungus-talking_fungus-cba54c41</text:p>
          </table:table-cell>
          <table:table-cell office:value-type="string">
            <text:p>&lt;i&gt;Le nuove radici ci mettono in contatto con la terra che ci circonda.&lt;/i&gt;</text:p>
          </table:table-cell>
          <table:table-cell/>
        </table:table-row>
        <table:table-row table:style-name="ro1">
          <table:table-cell office:value-type="string">
            <text:p>Fungus-talking_fungus-3a4dc56b</text:p>
          </table:table-cell>
          <table:table-cell office:value-type="string">
            <text:p>&lt;i&gt;&lt;b&gt;Ci.&lt;/b&gt;&lt;/i&gt;</text:p>
          </table:table-cell>
          <table:table-cell/>
        </table:table-row>
        <table:table-row table:style-name="ro1">
          <table:table-cell office:value-type="string">
            <text:p>Fungus-talking_fungus-70568e04</text:p>
          </table:table-cell>
          <table:table-cell office:value-type="string">
            <text:p>&lt;i&gt;La cicatrice rimane, ma da essa esplode la vita.&lt;/i&gt;</text:p>
          </table:table-cell>
          <table:table-cell/>
        </table:table-row>
        <table:table-row table:style-name="ro1">
          <table:table-cell office:value-type="string">
            <text:p>Fungus-talking_fungus-2497d379</text:p>
          </table:table-cell>
          <table:table-cell office:value-type="string">
            <text:p>&lt;i&gt;Torniamo a percepirci, questa è gioia.&lt;/i&gt;</text:p>
          </table:table-cell>
          <table:table-cell/>
        </table:table-row>
        <table:table-row table:style-name="ro1">
          <table:table-cell office:value-type="string">
            <text:p>Fungus-talking_fungus-b6e1d3ab</text:p>
          </table:table-cell>
          <table:table-cell office:value-type="string">
            <text:p>&lt;i&gt;E {name} ci ha portato questa gioia.&lt;/i&gt;</text:p>
          </table:table-cell>
          <table:table-cell/>
        </table:table-row>
        <table:table-row table:style-name="ro1">
          <table:table-cell office:value-type="string">
            <text:p>Fungus-talking_fungus-a5965073</text:p>
          </table:table-cell>
          <table:table-cell office:value-type="string">
            <text:p>Posso sfiorarti?</text:p>
          </table:table-cell>
          <table:table-cell/>
        </table:table-row>
        <table:table-row table:style-name="ro1">
          <table:table-cell office:value-type="string">
            <text:p>Fungus-talking_fungus-a1da3536</text:p>
          </table:table-cell>
          <table:table-cell office:value-type="string">
            <text:p>&lt;i&gt;Sfioraci.&lt;/i&gt;</text:p>
          </table:table-cell>
          <table:table-cell/>
        </table:table-row>
        <table:table-row table:style-name="ro1">
          <table:table-cell office:value-type="string">
            <text:p>Fungus-talking_fungus-dbd5576d</text:p>
          </table:table-cell>
          <table:table-cell office:value-type="string">
            <text:p>&lt;i&gt;{name} sente la voce del Canto delle Compagne.&lt;/i&gt;</text:p>
          </table:table-cell>
          <table:table-cell/>
        </table:table-row>
        <table:table-row table:style-name="ro1">
          <table:table-cell office:value-type="string">
            <text:p>Fungus-talking_fungus-f524dc2d</text:p>
          </table:table-cell>
          <table:table-cell office:value-type="string">
            <text:p>&lt;i&gt;{name} realizza che è collegata a {charNameOne}.&lt;/i&gt;</text:p>
          </table:table-cell>
          <table:table-cell/>
        </table:table-row>
        <table:table-row table:style-name="ro2">
          <table:table-cell office:value-type="string">
            <text:p>Fungus-talking_fungus-c4192b64</text:p>
          </table:table-cell>
          <table:table-cell office:value-type="string">
            <text:p>&lt;i&gt;Che tutto riporta a pochi istanti fa, quando ha sfiorato il suo stesso viso, e ha portato un ricordo.&lt;/i&gt;</text:p>
          </table:table-cell>
          <table:table-cell/>
        </table:table-row>
        <table:table-row table:style-name="ro1">
          <table:table-cell office:value-type="string">
            <text:p>Fungus-talking_fungus-5f6e62d6</text:p>
          </table:table-cell>
          <table:table-cell office:value-type="string">
            <text:p>&lt;i&gt;E quel ricordo, {name}, è ora che ci stai sfiorando.&lt;/i&gt;</text:p>
          </table:table-cell>
          <table:table-cell/>
        </table:table-row>
        <table:table-row table:style-name="ro1">
          <table:table-cell office:value-type="string">
            <text:p>Fungus-talking_fungus-e7412e4a</text:p>
          </table:table-cell>
          <table:table-cell office:value-type="string">
            <text:p>Esci dalla mia testa!</text:p>
          </table:table-cell>
          <table:table-cell/>
        </table:table-row>
        <table:table-row table:style-name="ro1">
          <table:table-cell office:value-type="string">
            <text:p>Fungus-talking_fungus-b8c68310</text:p>
          </table:table-cell>
          <table:table-cell office:value-type="string">
            <text:p>&lt;i&gt;Non siamo nella tua testa.&lt;/i&gt;</text:p>
          </table:table-cell>
          <table:table-cell/>
        </table:table-row>
        <table:table-row table:style-name="ro1">
          <table:table-cell office:value-type="string">
            <text:p>Fungus-talking_fungus-b65bdd29</text:p>
          </table:table-cell>
          <table:table-cell office:value-type="string">
            <text:p>&lt;i&gt;Non più di quanto tu sia nella tua testa.&lt;/i&gt;</text:p>
          </table:table-cell>
          <table:table-cell/>
        </table:table-row>
        <table:table-row table:style-name="ro1">
          <table:table-cell office:value-type="string">
            <text:p>Fungus-talking_fungus-bcbe75ad</text:p>
          </table:table-cell>
          <table:table-cell office:value-type="string">
            <text:p>&lt;i&gt;Non meno di quanto tu sei in noi.&lt;/i&gt;</text:p>
          </table:table-cell>
          <table:table-cell/>
        </table:table-row>
        <table:table-row table:style-name="ro1">
          <table:table-cell office:value-type="string">
            <text:p>Fungus-talking_fungus-93c0741b</text:p>
          </table:table-cell>
          <table:table-cell office:value-type="string">
            <text:p>&lt;i&gt;È come se ci chiedessi di non essere.&lt;/i&gt;</text:p>
          </table:table-cell>
          <table:table-cell/>
        </table:table-row>
        <table:table-row table:style-name="ro1">
          <table:table-cell office:value-type="string">
            <text:p>Fungus-talking_fungus-9d33ad53</text:p>
          </table:table-cell>
          <table:table-cell office:value-type="string">
            <text:p>&lt;i&gt;E questa è una cosa che è ma non sarà.&lt;/i&gt;</text:p>
          </table:table-cell>
          <table:table-cell/>
        </table:table-row>
        <table:table-row table:style-name="ro1">
          <table:table-cell office:value-type="string">
            <text:p>Fungus-talking_fungus-e3ee9a08</text:p>
          </table:table-cell>
          <table:table-cell office:value-type="string">
            <text:p>Le piante non dovrebbero parlare.</text:p>
          </table:table-cell>
          <table:table-cell/>
        </table:table-row>
        <table:table-row table:style-name="ro1">
          <table:table-cell office:value-type="string">
            <text:p>Fungus-talking_fungus-2e5aab2c</text:p>
          </table:table-cell>
          <table:table-cell office:value-type="string">
            <text:p>&lt;i&gt;Non siamo una pianta.&lt;/i&gt;</text:p>
          </table:table-cell>
          <table:table-cell/>
        </table:table-row>
        <table:table-row table:style-name="ro1">
          <table:table-cell office:value-type="string">
            <text:p>Fungus-talking_fungus-d819ad15</text:p>
          </table:table-cell>
          <table:table-cell office:value-type="string">
            <text:p>&lt;i&gt;Non una soltanto.&lt;/i&gt;</text:p>
          </table:table-cell>
          <table:table-cell/>
        </table:table-row>
        <table:table-row table:style-name="ro1">
          <table:table-cell office:value-type="string">
            <text:p>Fungus-talking_fungus-012443d8</text:p>
          </table:table-cell>
          <table:table-cell office:value-type="string">
            <text:p>&lt;i&gt;E non parliamo.&lt;/i&gt;</text:p>
          </table:table-cell>
          <table:table-cell/>
        </table:table-row>
        <table:table-row table:style-name="ro1">
          <table:table-cell office:value-type="string">
            <text:p>Fungus-talking_fungus-018566c9</text:p>
          </table:table-cell>
          <table:table-cell office:value-type="string">
            <text:p>&lt;i&gt;Ascoltiamo.&lt;/i&gt;</text:p>
          </table:table-cell>
          <table:table-cell/>
        </table:table-row>
        <table:table-row table:style-name="ro1">
          <table:table-cell office:value-type="string">
            <text:p>Fungus-talking_fungus-9d3cd2a4</text:p>
          </table:table-cell>
          <table:table-cell office:value-type="string">
            <text:p>&lt;i&gt;Elaboriamo.&lt;/i&gt;</text:p>
          </table:table-cell>
          <table:table-cell/>
        </table:table-row>
        <table:table-row table:style-name="ro1">
          <table:table-cell office:value-type="string">
            <text:p>Fungus-talking_fungus-551395b5</text:p>
          </table:table-cell>
          <table:table-cell office:value-type="string">
            <text:p>&lt;i&gt;Trasmettiamo.&lt;/i&gt;</text:p>
          </table:table-cell>
          <table:table-cell/>
        </table:table-row>
        <table:table-row table:style-name="ro1">
          <table:table-cell office:value-type="string">
            <text:p>Fungus-talking_fungus-604977bd</text:p>
          </table:table-cell>
          <table:table-cell office:value-type="string">
            <text:p>&lt;i&gt;Assieme a te.&lt;/i&gt;</text:p>
          </table:table-cell>
          <table:table-cell/>
        </table:table-row>
        <table:table-row table:style-name="ro1">
          <table:table-cell office:value-type="string">
            <text:p>Fungus-talking_fungus-babe5999</text:p>
          </table:table-cell>
          <table:table-cell office:value-type="string">
            <text:p>Ci piace la gioia!</text:p>
          </table:table-cell>
          <table:table-cell/>
        </table:table-row>
        <table:table-row table:style-name="ro1">
          <table:table-cell office:value-type="string">
            <text:p>Fungus-talking_fungus-cf2a6626</text:p>
          </table:table-cell>
          <table:table-cell office:value-type="string">
            <text:p>&lt;i&gt;E a noi piace {name}.&lt;/i&gt;</text:p>
          </table:table-cell>
          <table:table-cell/>
        </table:table-row>
        <table:table-row table:style-name="ro2">
          <table:table-cell office:value-type="string">
            <text:p>Fungus-talking_fungus-8c5335ba</text:p>
          </table:table-cell>
          <table:table-cell office:value-type="string">
            <text:p>&lt;i&gt;E tutte le emozioni che si spostano in questo terreno e nell'aria.&lt;/i&gt;</text:p>
          </table:table-cell>
          <table:table-cell/>
        </table:table-row>
        <table:table-row table:style-name="ro1">
          <table:table-cell office:value-type="string">
            <text:p>Fungus-talking_fungus-d694c4b8</text:p>
          </table:table-cell>
          <table:table-cell office:value-type="string">
            <text:p>&lt;i&gt;E tutti i tempi che {name} vive, ha vissuto e vivrà.&lt;/i&gt;</text:p>
          </table:table-cell>
          <table:table-cell/>
        </table:table-row>
        <table:table-row table:style-name="ro1">
          <table:table-cell office:value-type="string">
            <text:p>Fungus-talking_fungus-be31f647</text:p>
          </table:table-cell>
          <table:table-cell office:value-type="string">
            <text:p>La tua voce mi guida dal mio arrivo.</text:p>
          </table:table-cell>
          <table:table-cell/>
        </table:table-row>
        <table:table-row table:style-name="ro1">
          <table:table-cell office:value-type="string">
            <text:p>Fungus-talking_fungus-8c80c404</text:p>
          </table:table-cell>
          <table:table-cell office:value-type="string">
            <text:p>&lt;i&gt;E la tua guida noi, {name}.&lt;/i&gt;</text:p>
          </table:table-cell>
          <table:table-cell/>
        </table:table-row>
        <table:table-row table:style-name="ro1">
          <table:table-cell office:value-type="string">
            <text:p>Fungus-talking_fungus-65710909</text:p>
          </table:table-cell>
          <table:table-cell office:value-type="string">
            <text:p>&lt;i&gt;La separazione è una illusione.&lt;/i&gt;</text:p>
          </table:table-cell>
          <table:table-cell/>
        </table:table-row>
        <table:table-row table:style-name="ro1">
          <table:table-cell office:value-type="string">
            <text:p>Fungus-talking_fungus-66d0ab32</text:p>
          </table:table-cell>
          <table:table-cell office:value-type="string">
            <text:p>&lt;i&gt;{name} è noi, noi siamo {charNameOne}.&lt;/i&gt;</text:p>
          </table:table-cell>
          <table:table-cell/>
        </table:table-row>
        <table:table-row table:style-name="ro1">
          <table:table-cell office:value-type="string">
            <text:p>Fungus-talking_fungus-fa8938de</text:p>
          </table:table-cell>
          <table:table-cell office:value-type="string">
            <text:p>&lt;i&gt;{charNameOne} è {charNameFive}.&lt;/i&gt;</text:p>
          </table:table-cell>
          <table:table-cell/>
        </table:table-row>
        <table:table-row table:style-name="ro1">
          <table:table-cell office:value-type="string">
            <text:p>Fungus-talking_fungus-20da52ee</text:p>
          </table:table-cell>
          <table:table-cell office:value-type="string">
            <text:p>&lt;i&gt;E {charNameFive} è {name}.&lt;/i&gt;</text:p>
          </table:table-cell>
          <table:table-cell/>
        </table:table-row>
        <table:table-row table:style-name="ro1">
          <table:table-cell office:value-type="string">
            <text:p>Fungus-talking_fungus-5b634b79</text:p>
          </table:table-cell>
          <table:table-cell office:value-type="string">
            <text:p>&lt;i&gt;Le nostre radici cercano di imparare le voci del terreno.&lt;/i&gt;</text:p>
          </table:table-cell>
          <table:table-cell/>
        </table:table-row>
        <table:table-row table:style-name="ro2">
          <table:table-cell office:value-type="string">
            <text:p>Fungus-talking_fungus-45835654</text:p>
          </table:table-cell>
          <table:table-cell office:value-type="string">
            <text:p>&lt;i&gt;Il terreno ci racconta che {name} ha appena compiuto qualcosa di importante.&lt;/i&gt;</text:p>
          </table:table-cell>
          <table:table-cell/>
        </table:table-row>
        <table:table-row table:style-name="ro2">
          <table:table-cell office:value-type="string">
            <text:p>Fungus-talking_fungus-245035fe</text:p>
          </table:table-cell>
          <table:table-cell office:value-type="string">
            <text:p>&lt;i&gt;Osserviamo {name} e ci chiediamo cosa provi dopo aver aiutato {charNameOne}.&lt;/i&gt;</text:p>
          </table:table-cell>
          <table:table-cell/>
        </table:table-row>
        <table:table-row table:style-name="ro1">
          <table:table-cell office:value-type="string">
            <text:p>Fungus-talking_fungus-1cbf77b4</text:p>
          </table:table-cell>
          <table:table-cell office:value-type="string">
            <text:p>Mi chiedo se sono all'altezza di tutto questo.</text:p>
          </table:table-cell>
          <table:table-cell/>
        </table:table-row>
        <table:table-row table:style-name="ro1">
          <table:table-cell office:value-type="string">
            <text:p>Fungus-talking_fungus-d5afc407</text:p>
          </table:table-cell>
          <table:table-cell office:value-type="string">
            <text:p>&lt;i&gt;All'altezza per {charNameOne}?&lt;/i&gt;</text:p>
          </table:table-cell>
          <table:table-cell/>
        </table:table-row>
        <table:table-row table:style-name="ro1">
          <table:table-cell office:value-type="string">
            <text:p>Fungus-talking_fungus-14841525</text:p>
          </table:table-cell>
          <table:table-cell office:value-type="string">
            <text:p>&lt;i&gt;All'altezza per {name}?&lt;/i&gt;</text:p>
          </table:table-cell>
          <table:table-cell/>
        </table:table-row>
        <table:table-row table:style-name="ro1">
          <table:table-cell office:value-type="string">
            <text:p>Fungus-talking_fungus-bc0156ba</text:p>
          </table:table-cell>
          <table:table-cell office:value-type="string">
            <text:p>&lt;i&gt;O all'altezza per soddisfare {charNameFive}?&lt;/i&gt;</text:p>
          </table:table-cell>
          <table:table-cell/>
        </table:table-row>
        <table:table-row table:style-name="ro2">
          <table:table-cell office:value-type="string">
            <text:p>Fungus-talking_fungus-c85f69fe</text:p>
          </table:table-cell>
          <table:table-cell office:value-type="string">
            <text:p>&lt;i&gt;La serra è tiepida, la biblioteca brilla di vita, e le nubi dicono che {name} è dove deve essere.&lt;/i&gt;</text:p>
          </table:table-cell>
          <table:table-cell/>
        </table:table-row>
        <table:table-row table:style-name="ro1">
          <table:table-cell office:value-type="string">
            <text:p>Fungus-talking_fungus-7ca8b012</text:p>
          </table:table-cell>
          <table:table-cell office:value-type="string">
            <text:p>Sono felice per lei, ma il mondo non dovrebbe fare così paura.</text:p>
          </table:table-cell>
          <table:table-cell/>
        </table:table-row>
        <table:table-row table:style-name="ro1">
          <table:table-cell office:value-type="string">
            <text:p>Fungus-talking_fungus-5274be67</text:p>
          </table:table-cell>
          <table:table-cell office:value-type="string">
            <text:p>&lt;i&gt;Non è il mondo a fare paura.&lt;/i&gt;</text:p>
          </table:table-cell>
          <table:table-cell/>
        </table:table-row>
        <table:table-row table:style-name="ro1">
          <table:table-cell office:value-type="string">
            <text:p>Fungus-talking_fungus-b075b531</text:p>
          </table:table-cell>
          <table:table-cell office:value-type="string">
            <text:p>&lt;i&gt;Il mondo gira e muta e muore e rinasce.&lt;/i&gt;</text:p>
          </table:table-cell>
          <table:table-cell/>
        </table:table-row>
        <table:table-row table:style-name="ro1">
          <table:table-cell office:value-type="string">
            <text:p>Fungus-talking_fungus-2e20296e</text:p>
          </table:table-cell>
          <table:table-cell office:value-type="string">
            <text:p>&lt;i&gt;Sono le regole degli uomini a generare la paura.&lt;/i&gt;</text:p>
          </table:table-cell>
          <table:table-cell/>
        </table:table-row>
        <table:table-row table:style-name="ro4">
          <table:table-cell office:value-type="string">
            <text:p>Fungus-talking_fungus-82a96b8a</text:p>
          </table:table-cell>
          <table:table-cell office:value-type="string">
            <text:p>&lt;i&gt;Ma così come l'acqua cancella anche la pietra più dura, {name} e {charNameOne} possono piegare le regole più severe.&lt;/i&gt;</text:p>
          </table:table-cell>
          <table:table-cell/>
        </table:table-row>
        <table:table-row table:style-name="ro1">
          <table:table-cell office:value-type="string">
            <text:p>Fungus-talking_fungus-80d8056a</text:p>
          </table:table-cell>
          <table:table-cell office:value-type="string">
            <text:p>&lt;i&gt;Con l'aiuto di altre goccie.&lt;/i&gt;</text:p>
          </table:table-cell>
          <table:table-cell/>
        </table:table-row>
        <table:table-row table:style-name="ro1">
          <table:table-cell office:value-type="string">
            <text:p>Fungus-talking_fungus-ee5695d8</text:p>
          </table:table-cell>
          <table:table-cell office:value-type="string">
            <text:p>Non ho apprezzato la sua mancanza di senso pratico.</text:p>
          </table:table-cell>
          <table:table-cell/>
        </table:table-row>
        <table:table-row table:style-name="ro1">
          <table:table-cell office:value-type="string">
            <text:p>Fungus-talking_fungus-fb06d117</text:p>
          </table:table-cell>
          <table:table-cell office:value-type="string">
            <text:p>&lt;i&gt;{charNameOne} possiede un forte senso pratico.&lt;/i&gt;</text:p>
          </table:table-cell>
          <table:table-cell/>
        </table:table-row>
        <table:table-row table:style-name="ro1">
          <table:table-cell office:value-type="string">
            <text:p>Fungus-talking_fungus-5efb894a</text:p>
          </table:table-cell>
          <table:table-cell office:value-type="string">
            <text:p>&lt;i&gt;Soltanto, è diverso da quello di {name}.&lt;/i&gt;</text:p>
          </table:table-cell>
          <table:table-cell/>
        </table:table-row>
        <table:table-row table:style-name="ro1">
          <table:table-cell office:value-type="string">
            <text:p>Fungus-talking_fungus-4c5bbcc4</text:p>
          </table:table-cell>
          <table:table-cell office:value-type="string">
            <text:p>&lt;i&gt;O di {charNameFive}.&lt;/i&gt;</text:p>
          </table:table-cell>
          <table:table-cell/>
        </table:table-row>
        <table:table-row table:style-name="ro1">
          <table:table-cell office:value-type="string">
            <text:p>Fungus-talking_fungus-0555aedc</text:p>
          </table:table-cell>
          <table:table-cell office:value-type="string">
            <text:p>&lt;i&gt;Il senso pratico del falco va verso l'alto.&lt;/i&gt;</text:p>
          </table:table-cell>
          <table:table-cell/>
        </table:table-row>
        <table:table-row table:style-name="ro1">
          <table:table-cell office:value-type="string">
            <text:p>Fungus-talking_fungus-23076a20</text:p>
          </table:table-cell>
          <table:table-cell office:value-type="string">
            <text:p>&lt;i&gt;Quello della talpa verso il basso.&lt;/i&gt;</text:p>
          </table:table-cell>
          <table:table-cell/>
        </table:table-row>
        <table:table-row table:style-name="ro1">
          <table:table-cell office:value-type="string">
            <text:p>Fungus-talking_fungus-0f356769</text:p>
          </table:table-cell>
          <table:table-cell office:value-type="string">
            <text:p>&lt;i&gt;E {charNameOne} segue ora la sua direzione.&lt;/i&gt;</text:p>
          </table:table-cell>
          <table:table-cell/>
        </table:table-row>
        <table:table-row table:style-name="ro1">
          <table:table-cell office:value-type="string">
            <text:p>Fungus-talking_fungus-f3735103</text:p>
          </table:table-cell>
          <table:table-cell office:value-type="string">
            <text:p>Pensavo sarebbe stato più divertente.</text:p>
          </table:table-cell>
          <table:table-cell/>
        </table:table-row>
        <table:table-row table:style-name="ro1">
          <table:table-cell office:value-type="string">
            <text:p>Fungus-talking_fungus-3ba660f3</text:p>
          </table:table-cell>
          <table:table-cell office:value-type="string">
            <text:p>&lt;i&gt;Quando il leone salta su un altro leone, trova la rissa.&lt;/i&gt;</text:p>
          </table:table-cell>
          <table:table-cell/>
        </table:table-row>
        <table:table-row table:style-name="ro2">
          <table:table-cell office:value-type="string">
            <text:p>Fungus-talking_fungus-484acb25</text:p>
          </table:table-cell>
          <table:table-cell office:value-type="string">
            <text:p>&lt;i&gt;Ma quando un leoncino salta su un altro leoncino, trova ruzzoloni e corse.&lt;/i&gt;</text:p>
          </table:table-cell>
          <table:table-cell/>
        </table:table-row>
        <table:table-row table:style-name="ro1">
          <table:table-cell office:value-type="string">
            <text:p>Fungus-talking_fungus-0b8c4682</text:p>
          </table:table-cell>
          <table:table-cell office:value-type="string">
            <text:p>&lt;i&gt;Il gioco non è nell'azione, ma nell'attitudine.&lt;/i&gt;</text:p>
          </table:table-cell>
          <table:table-cell/>
        </table:table-row>
        <table:table-row table:style-name="ro1">
          <table:table-cell office:value-type="string">
            <text:p>Fungus-talking_fungus-da9de3bf</text:p>
          </table:table-cell>
          <table:table-cell office:value-type="string">
            <text:p>&lt;i&gt;Quale attitudine è radicata nelle azioni di {name}?&lt;/i&gt;</text:p>
          </table:table-cell>
          <table:table-cell/>
        </table:table-row>
        <table:table-row table:style-name="ro2">
          <table:table-cell office:value-type="string">
            <text:p>Fungus-talking_fungus-915f8ce2</text:p>
          </table:table-cell>
          <table:table-cell office:value-type="string">
            <text:p>Spero che {charNameOne} sia capace di portare il suo cambiamento nel mondo.</text:p>
          </table:table-cell>
          <table:table-cell/>
        </table:table-row>
        <table:table-row table:style-name="ro1">
          <table:table-cell office:value-type="string">
            <text:p>Fungus-talking_fungus-2b8a2b95</text:p>
          </table:table-cell>
          <table:table-cell office:value-type="string">
            <text:p>&lt;i&gt;La luna immobile sposta oceani.&lt;/i&gt;</text:p>
          </table:table-cell>
          <table:table-cell/>
        </table:table-row>
        <table:table-row table:style-name="ro1">
          <table:table-cell office:value-type="string">
            <text:p>Fungus-talking_fungus-1da7f086</text:p>
          </table:table-cell>
          <table:table-cell office:value-type="string">
            <text:p>&lt;i&gt;Il vento invisibile sradica alberi.&lt;/i&gt;</text:p>
          </table:table-cell>
          <table:table-cell/>
        </table:table-row>
        <table:table-row table:style-name="ro2">
          <table:table-cell office:value-type="string">
            <text:p>Fungus-talking_fungus-7275caf8</text:p>
          </table:table-cell>
          <table:table-cell office:value-type="string">
            <text:p>&lt;i&gt;{charNameOne} respira e il mondo ruota un po' più rapido.&lt;/i&gt;</text:p>
          </table:table-cell>
          <table:table-cell/>
        </table:table-row>
        <table:table-row table:style-name="ro1">
          <table:table-cell office:value-type="string">
            <text:p>Fungus-talking_fungus-31e39f53</text:p>
          </table:table-cell>
          <table:table-cell office:value-type="string">
            <text:p>&lt;i&gt;E {name} decide di osservare le cose nell'interezza.&lt;/i&gt;</text:p>
          </table:table-cell>
          <table:table-cell/>
        </table:table-row>
        <table:table-row table:style-name="ro2">
          <table:table-cell office:value-type="string">
            <text:p>Fungus-talking_fungus-0e540b4d</text:p>
          </table:table-cell>
          <table:table-cell office:value-type="string">
            <text:p>&lt;i&gt;L'acqua nel terreno ci racconta che {charNameFive} ha molto aiutato {name} in questo viaggio.&lt;/i&gt;</text:p>
          </table:table-cell>
          <table:table-cell/>
        </table:table-row>
        <table:table-row table:style-name="ro2">
          <table:table-cell office:value-type="string">
            <text:p>Fungus-talking_fungus-9512f2c7</text:p>
          </table:table-cell>
          <table:table-cell office:value-type="string">
            <text:p>&lt;i&gt;Anche noi vogliamo aiutare {name}, e per questo condividiamo una cosa.&lt;/i&gt;</text:p>
          </table:table-cell>
          <table:table-cell/>
        </table:table-row>
        <table:table-row table:style-name="ro4">
          <table:table-cell office:value-type="string">
            <text:p>Fungus-talking_fungus-bf99be39</text:p>
          </table:table-cell>
          <table:table-cell office:value-type="string">
            <text:p>&lt;i&gt;{name} può seguire la voce di {charNameFive} e scegliere di studiare la persona che ha davanti come un uomo studia la vita attraverso un libro.&lt;/i&gt;</text:p>
          </table:table-cell>
          <table:table-cell/>
        </table:table-row>
        <table:table-row table:style-name="ro4">
          <table:table-cell office:value-type="string">
            <text:p>Fungus-talking_fungus-928eebcc</text:p>
          </table:table-cell>
          <table:table-cell office:value-type="string">
            <text:p>&lt;i&gt;Oppure {name} può decidere di essere sé {pronouns has him: stesso|{pronouns has her: stessa|stessə}}, anche se questo può creare attrito con l'altra persona.&lt;/i&gt;</text:p>
          </table:table-cell>
          <table:table-cell/>
        </table:table-row>
        <table:table-row table:style-name="ro2">
          <table:table-cell office:value-type="string">
            <text:p>Fungus-talking_fungus-9f52224d</text:p>
          </table:table-cell>
          <table:table-cell office:value-type="string">
            <text:p>&lt;i&gt;E scoprire che alcune persone hanno bisogno di venire contraddette.&lt;/i&gt;</text:p>
          </table:table-cell>
          <table:table-cell/>
        </table:table-row>
        <table:table-row table:style-name="ro1">
          <table:table-cell office:value-type="string">
            <text:p>Fungus-talking_fungus-7e76f622</text:p>
          </table:table-cell>
          <table:table-cell office:value-type="string">
            <text:p>&lt;i&gt;A volte l'attrito genera fastidio, o volte genera fuoco.&lt;/i&gt;</text:p>
          </table:table-cell>
          <table:table-cell/>
        </table:table-row>
        <table:table-row table:style-name="ro2">
          <table:table-cell office:value-type="string">
            <text:p>Fungus-talking_fungus-864f797c</text:p>
          </table:table-cell>
          <table:table-cell office:value-type="string">
            <text:p>&lt;i&gt;A volte brucia il vecchio, permettendo al nuovo di crescere.&lt;/i&gt;</text:p>
          </table:table-cell>
          <table:table-cell/>
        </table:table-row>
        <table:table-row table:style-name="ro2">
          <table:table-cell office:value-type="string">
            <text:p>Fungus-talking_fungus-c8b261bc</text:p>
          </table:table-cell>
          <table:table-cell office:value-type="string">
            <text:p>&lt;i&gt;Nessuna persona è uguale, nessuna persona vuole lo stesso trattamento.&lt;/i&gt;</text:p>
          </table:table-cell>
          <table:table-cell/>
        </table:table-row>
        <table:table-row table:style-name="ro2">
          <table:table-cell office:value-type="string">
            <text:p>Fungus-talking_fungus-07068179</text:p>
          </table:table-cell>
          <table:table-cell office:value-type="string">
            <text:p>&lt;i&gt;Ma altri funghi solleticano e distraggono le nostre nuove radici.&lt;/i&gt;</text:p>
          </table:table-cell>
          <table:table-cell/>
        </table:table-row>
        <table:table-row table:style-name="ro1">
          <table:table-cell office:value-type="string">
            <text:p>Fungus-talking_fungus-8e5367d3</text:p>
          </table:table-cell>
          <table:table-cell office:value-type="string">
            <text:p>&lt;i&gt;Ringraziandoti ancora {name} per ora ti congediamo.&lt;/i&gt;</text:p>
          </table:table-cell>
          <table:table-cell/>
        </table:table-row>
        <table:table-row table:style-name="ro2">
          <table:table-cell office:value-type="string">
            <text:p>Fungus-talking_fungus-994e9929</text:p>
          </table:table-cell>
          <table:table-cell office:value-type="string">
            <text:p>&lt;i&gt;Ma anche dall'altra parte del mondo sai già che non saremo mai lontani.&lt;/i&gt;</text:p>
          </table:table-cell>
          <table:table-cell/>
        </table:table-row>
        <table:table-row table:style-name="ro1">
          <table:table-cell office:value-type="string">
            <text:p>Fungus-talking_fungus-d2a0d6d7</text:p>
          </table:table-cell>
          <table:table-cell office:value-type="string">
            <text:p>&lt;i&gt;I nostri rami saggiano il cielo.&lt;/i&gt;</text:p>
          </table:table-cell>
          <table:table-cell/>
        </table:table-row>
        <table:table-row table:style-name="ro1">
          <table:table-cell office:value-type="string">
            <text:p>Fungus-talking_fungus-48d047ee</text:p>
          </table:table-cell>
          <table:table-cell office:value-type="string">
            <text:p>&lt;i&gt;L'aria finalmente ci rinfresca.&lt;/i&gt;</text:p>
          </table:table-cell>
          <table:table-cell/>
        </table:table-row>
        <table:table-row table:style-name="ro1">
          <table:table-cell office:value-type="string">
            <text:p>Fungus-talking_fungus-565c39a9</text:p>
          </table:table-cell>
          <table:table-cell office:value-type="string">
            <text:p>&lt;i&gt;E gli uccelli ci raccontano cose su {name}.&lt;/i&gt;</text:p>
          </table:table-cell>
          <table:table-cell/>
        </table:table-row>
        <table:table-row table:style-name="ro1">
          <table:table-cell office:value-type="string">
            <text:p>Fungus-talking_fungus-33a57f51</text:p>
          </table:table-cell>
          <table:table-cell office:value-type="string">
            <text:p>&lt;i&gt;E su quello che ha fatto per {charNameTwo}.&lt;/i&gt;</text:p>
          </table:table-cell>
          <table:table-cell/>
        </table:table-row>
        <table:table-row table:style-name="ro2">
          <table:table-cell office:value-type="string">
            <text:p>Fungus-talking_fungus-12aff987</text:p>
          </table:table-cell>
          <table:table-cell office:value-type="string">
            <text:p>&lt;i&gt;E noi ci chiediamo: come sta {name} ora che {charNameTwo} è libero?&lt;/i&gt;</text:p>
          </table:table-cell>
          <table:table-cell/>
        </table:table-row>
        <table:table-row table:style-name="ro1">
          <table:table-cell office:value-type="string">
            <text:p>Fungus-talking_fungus-7c2102ae</text:p>
          </table:table-cell>
          <table:table-cell office:value-type="string">
            <text:p>Mi chiedo chi sarei ora, con una famiglia diversa alle spalle.</text:p>
          </table:table-cell>
          <table:table-cell/>
        </table:table-row>
        <table:table-row table:style-name="ro1">
          <table:table-cell office:value-type="string">
            <text:p>Fungus-talking_fungus-81bb26b6</text:p>
          </table:table-cell>
          <table:table-cell office:value-type="string">
            <text:p>&lt;i&gt;La gemma sul ramo ignora il tronco, eppure cresce.&lt;/i&gt;</text:p>
          </table:table-cell>
          <table:table-cell/>
        </table:table-row>
        <table:table-row table:style-name="ro1">
          <table:table-cell office:value-type="string">
            <text:p>Fungus-talking_fungus-9f8a69c8</text:p>
          </table:table-cell>
          <table:table-cell office:value-type="string">
            <text:p>&lt;i&gt;Il girino nuota, non importa la dimensione dello stagno.&lt;/i&gt;</text:p>
          </table:table-cell>
          <table:table-cell/>
        </table:table-row>
        <table:table-row table:style-name="ro2">
          <table:table-cell office:value-type="string">
            <text:p>Fungus-talking_fungus-f3994adb</text:p>
          </table:table-cell>
          <table:table-cell office:value-type="string">
            <text:p>&lt;i&gt;{name} prova a riscrivere il passato: non si ama per ciò che è in questo presente?&lt;/i&gt;</text:p>
          </table:table-cell>
          <table:table-cell/>
        </table:table-row>
        <table:table-row table:style-name="ro1">
          <table:table-cell office:value-type="string">
            <text:p>Fungus-talking_fungus-14d74705</text:p>
          </table:table-cell>
          <table:table-cell office:value-type="string">
            <text:p>Secondo te serve uno scopo più grande per vivere davvero?</text:p>
          </table:table-cell>
          <table:table-cell/>
        </table:table-row>
        <table:table-row table:style-name="ro1">
          <table:table-cell office:value-type="string">
            <text:p>Fungus-talking_fungus-85e7a1a3</text:p>
          </table:table-cell>
          <table:table-cell office:value-type="string">
            <text:p>&lt;i&gt;La rondine crea un nido di paglia.&lt;/i&gt;</text:p>
          </table:table-cell>
          <table:table-cell/>
        </table:table-row>
        <table:table-row table:style-name="ro1">
          <table:table-cell office:value-type="string">
            <text:p>Fungus-talking_fungus-94299338</text:p>
          </table:table-cell>
          <table:table-cell office:value-type="string">
            <text:p>&lt;i&gt;E quando l'inverno arriva il nido cade sul terreno.&lt;/i&gt;</text:p>
          </table:table-cell>
          <table:table-cell/>
        </table:table-row>
        <table:table-row table:style-name="ro1">
          <table:table-cell office:value-type="string">
            <text:p>Fungus-talking_fungus-4feae02f</text:p>
          </table:table-cell>
          <table:table-cell office:value-type="string">
            <text:p>&lt;i&gt;Formiche e funghi lo trasformano in cibo.&lt;/i&gt;</text:p>
          </table:table-cell>
          <table:table-cell/>
        </table:table-row>
        <table:table-row table:style-name="ro1">
          <table:table-cell office:value-type="string">
            <text:p>Fungus-talking_fungus-3c6cb64e</text:p>
          </table:table-cell>
          <table:table-cell office:value-type="string">
            <text:p>&lt;i&gt;Arricchiscono il terreno.&lt;/i&gt;</text:p>
          </table:table-cell>
          <table:table-cell/>
        </table:table-row>
        <table:table-row table:style-name="ro1">
          <table:table-cell office:value-type="string">
            <text:p>Fungus-talking_fungus-9511724f</text:p>
          </table:table-cell>
          <table:table-cell office:value-type="string">
            <text:p>&lt;i&gt;In primavera l'erba ricresce, col caldo si secca.&lt;/i&gt;</text:p>
          </table:table-cell>
          <table:table-cell/>
        </table:table-row>
        <table:table-row table:style-name="ro1">
          <table:table-cell office:value-type="string">
            <text:p>Fungus-talking_fungus-9c67319d</text:p>
          </table:table-cell>
          <table:table-cell office:value-type="string">
            <text:p>&lt;i&gt;E la rondine ha paglia a sufficienza per un nuovo nido.&lt;/i&gt;</text:p>
          </table:table-cell>
          <table:table-cell/>
        </table:table-row>
        <table:table-row table:style-name="ro1">
          <table:table-cell office:value-type="string">
            <text:p>Fungus-talking_fungus-9876fef9</text:p>
          </table:table-cell>
          <table:table-cell office:value-type="string">
            <text:p>Nonostante tutto, mi ha fatto rivalutare la forza della rabbia.</text:p>
          </table:table-cell>
          <table:table-cell/>
        </table:table-row>
        <table:table-row table:style-name="ro1">
          <table:table-cell office:value-type="string">
            <text:p>Fungus-talking_fungus-bb17d39f</text:p>
          </table:table-cell>
          <table:table-cell office:value-type="string">
            <text:p>&lt;i&gt;La lava scorre e brucia.&lt;/i&gt;</text:p>
          </table:table-cell>
          <table:table-cell/>
        </table:table-row>
        <table:table-row table:style-name="ro1">
          <table:table-cell office:value-type="string">
            <text:p>Fungus-talking_fungus-8a1e31d6</text:p>
          </table:table-cell>
          <table:table-cell office:value-type="string">
            <text:p>&lt;i&gt;Ma col tempo rende il terreno fertile.&lt;/i&gt;</text:p>
          </table:table-cell>
          <table:table-cell/>
        </table:table-row>
        <table:table-row table:style-name="ro2">
          <table:table-cell office:value-type="string">
            <text:p>Fungus-talking_fungus-541d2398</text:p>
          </table:table-cell>
          <table:table-cell office:value-type="string">
            <text:p>&lt;i&gt;E dove prima cresceva solo erba, ora c'è un'intera foresta.&lt;/i&gt;</text:p>
          </table:table-cell>
          <table:table-cell/>
        </table:table-row>
        <table:table-row table:style-name="ro1">
          <table:table-cell office:value-type="string">
            <text:p>Fungus-talking_fungus-a3cb160b</text:p>
          </table:table-cell>
          <table:table-cell office:value-type="string">
            <text:p>Avevo dimenticato quanto conforto possa dare il sapere.</text:p>
          </table:table-cell>
          <table:table-cell/>
        </table:table-row>
        <table:table-row table:style-name="ro1">
          <table:table-cell office:value-type="string">
            <text:p>Fungus-talking_fungus-f0e82d39</text:p>
          </table:table-cell>
          <table:table-cell office:value-type="string">
            <text:p>&lt;i&gt;Il sapere è una luce.&lt;/i&gt;</text:p>
          </table:table-cell>
          <table:table-cell/>
        </table:table-row>
        <table:table-row table:style-name="ro1">
          <table:table-cell office:value-type="string">
            <text:p>Fungus-talking_fungus-a0dbf070</text:p>
          </table:table-cell>
          <table:table-cell office:value-type="string">
            <text:p>&lt;i&gt;Il sapere è un rifugio.&lt;/i&gt;</text:p>
          </table:table-cell>
          <table:table-cell/>
        </table:table-row>
        <table:table-row table:style-name="ro1">
          <table:table-cell office:value-type="string">
            <text:p>Fungus-talking_fungus-b7b5350f</text:p>
          </table:table-cell>
          <table:table-cell office:value-type="string">
            <text:p>&lt;i&gt;Una luce troppo forte confonde strada e burrone.&lt;/i&gt;</text:p>
          </table:table-cell>
          <table:table-cell/>
        </table:table-row>
        <table:table-row table:style-name="ro1">
          <table:table-cell office:value-type="string">
            <text:p>Fungus-talking_fungus-458ee7d2</text:p>
          </table:table-cell>
          <table:table-cell office:value-type="string">
            <text:p>&lt;i&gt;Un rifugio col tempo può diventare prigione.&lt;/i&gt;</text:p>
          </table:table-cell>
          <table:table-cell/>
        </table:table-row>
        <table:table-row table:style-name="ro1">
          <table:table-cell office:value-type="string">
            <text:p>Fungus-talking_fungus-cd189d49</text:p>
          </table:table-cell>
          <table:table-cell office:value-type="string">
            <text:p>Dovrei reimparare a giocare, a prendere le cose alla leggera.</text:p>
          </table:table-cell>
          <table:table-cell/>
        </table:table-row>
        <table:table-row table:style-name="ro1">
          <table:table-cell office:value-type="string">
            <text:p>Fungus-talking_fungus-06eab9e3</text:p>
          </table:table-cell>
          <table:table-cell office:value-type="string">
            <text:p>&lt;i&gt;Le radici ridono quando l'erba fa solletico.&lt;/i&gt;</text:p>
          </table:table-cell>
          <table:table-cell/>
        </table:table-row>
        <table:table-row table:style-name="ro1">
          <table:table-cell office:value-type="string">
            <text:p>Fungus-talking_fungus-a889581b</text:p>
          </table:table-cell>
          <table:table-cell office:value-type="string">
            <text:p>&lt;i&gt;Le foglie ridono quando il vento le sfiora.&lt;/i&gt;</text:p>
          </table:table-cell>
          <table:table-cell/>
        </table:table-row>
        <table:table-row table:style-name="ro2">
          <table:table-cell office:value-type="string">
            <text:p>Fungus-talking_fungus-930d3350</text:p>
          </table:table-cell>
          <table:table-cell office:value-type="string">
            <text:p>&lt;i&gt;{name} forse ride quando non è {pronouns has him: solo|{pronouns has her: sola|solə}}.&lt;/i&gt;</text:p>
          </table:table-cell>
          <table:table-cell/>
        </table:table-row>
        <table:table-row table:style-name="ro1">
          <table:table-cell office:value-type="string">
            <text:p>Fungus-talking_fungus-4666f612</text:p>
          </table:table-cell>
          <table:table-cell office:value-type="string">
            <text:p>&lt;i&gt;L'acqua ci ha portato le lacrime di {charNameFive}.&lt;/i&gt;</text:p>
          </table:table-cell>
          <table:table-cell/>
        </table:table-row>
        <table:table-row table:style-name="ro1">
          <table:table-cell office:value-type="string">
            <text:p>Fungus-talking_fungus-990ae456</text:p>
          </table:table-cell>
          <table:table-cell office:value-type="string">
            <text:p>&lt;i&gt;Questa storia per lei è stata faticosa.&lt;/i&gt;</text:p>
          </table:table-cell>
          <table:table-cell/>
        </table:table-row>
        <table:table-row table:style-name="ro2">
          <table:table-cell office:value-type="string">
            <text:p>Fungus-talking_fungus-78007e13</text:p>
          </table:table-cell>
          <table:table-cell office:value-type="string">
            <text:p>&lt;i&gt;Le sue radici sembrano solide, ma il tronco ondeggia al primo accenno di burrasca.&lt;/i&gt;</text:p>
          </table:table-cell>
          <table:table-cell/>
        </table:table-row>
        <table:table-row table:style-name="ro1">
          <table:table-cell office:value-type="string">
            <text:p>Fungus-talking_fungus-78a4cf2c</text:p>
          </table:table-cell>
          <table:table-cell office:value-type="string">
            <text:p>&lt;i&gt;Forse {name} può essere il suo sostegno.&lt;/i&gt;</text:p>
          </table:table-cell>
          <table:table-cell/>
        </table:table-row>
        <table:table-row table:style-name="ro1">
          <table:table-cell office:value-type="string">
            <text:p>Fungus-talking_fungus-7ae9b892</text:p>
          </table:table-cell>
          <table:table-cell office:value-type="string">
            <text:p>&lt;i&gt;O forse {name} può lasciarla cadere, e ricominciare.&lt;/i&gt;</text:p>
          </table:table-cell>
          <table:table-cell/>
        </table:table-row>
        <table:table-row table:style-name="ro1">
          <table:table-cell office:value-type="string">
            <text:p>Fungus-talking_fungus-7385142d</text:p>
          </table:table-cell>
          <table:table-cell office:value-type="string">
            <text:p>&lt;i&gt;Ora noi ci godiamo la brezza e il sole.&lt;/i&gt;</text:p>
          </table:table-cell>
          <table:table-cell/>
        </table:table-row>
        <table:table-row table:style-name="ro1">
          <table:table-cell office:value-type="string">
            <text:p>Fungus-talking_fungus-2305ce00</text:p>
          </table:table-cell>
          <table:table-cell office:value-type="string">
            <text:p>&lt;i&gt;Ma più tardi tornaci a trovare.&lt;/i&gt;</text:p>
          </table:table-cell>
          <table:table-cell/>
        </table:table-row>
        <table:table-row table:style-name="ro4">
          <table:table-cell office:value-type="string">
            <text:p>Fungus-descriptions-3827f820</text:p>
          </table:table-cell>
          <table:table-cell office:value-type="string">
            <text:p>&lt;i&gt;{~ Il tronco persevera nella memoria.|La corteccia tenace resiste alla dimenticanza.|Formiche inquiete si nascondono nelle scalanature della corteccia.}&lt;/i&gt;</text:p>
          </table:table-cell>
          <table:table-cell/>
        </table:table-row>
        <table:table-row table:style-name="ro4">
          <table:table-cell office:value-type="string">
            <text:p>Fungus-descriptions-f9283d07</text:p>
          </table:table-cell>
          <table:table-cell office:value-type="string">
            <text:p>&lt;i&gt;{~ Le radici hanno trovato vecchi tesori.|I bruchi solleticano le giovani radici.|Porcellini di terra si riparano tra le nostre radici.}&lt;/i&gt;</text:p>
          </table:table-cell>
          <table:table-cell/>
        </table:table-row>
        <table:table-row table:style-name="ro4">
          <table:table-cell office:value-type="string">
            <text:p>Fungus-descriptions-aa88f74e</text:p>
          </table:table-cell>
          <table:table-cell office:value-type="string">
            <text:p>&lt;i&gt;{~ I rami sono spine verso il cielo.|Non si vedono radici.|Il tronco si torce inquieto.|L'erba osserva lontana dalla base della pianta.}&lt;/i&gt;</text:p>
          </table:table-cell>
          <table:table-cell/>
        </table:table-row>
        <table:table-row table:style-name="ro5">
          <table:table-cell office:value-type="string">
            <text:p>Greenhouse-greenhouse-bd0e0e43</text:p>
          </table:table-cell>
          <table:table-cell office:value-type="string">
            <text:p>&lt;i&gt;Eccoti nella serra.&lt;/i&gt;|{~ &lt;i&gt;La serra pulsa nell'aria tiepida.|&lt;i&gt;C'è odore di terra e tranquillità.|&lt;i&gt;I vasi chiedono di essere ascoltati.|&lt;i&gt;Le ragnatele raccolgono risposte.|&lt;i&gt;Le venature del legno propongono domande.}&lt;/i&gt;</text:p>
          </table:table-cell>
          <table:table-cell/>
        </table:table-row>
        <table:table-row table:style-name="ro1">
          <table:table-cell office:value-type="string">
            <text:p>Greenhouse-greenhouse-9ade3018</text:p>
          </table:table-cell>
          <table:table-cell office:value-type="string">
            <text:p>&lt;i&gt;Al momento non è possibile coltivare nulla&lt;/i&gt;.</text:p>
          </table:table-cell>
          <table:table-cell/>
        </table:table-row>
        <table:table-row table:style-name="ro2">
          <table:table-cell office:value-type="string">
            <text:p>Greenhouse-pre_test-1ff13a23</text:p>
          </table:table-cell>
          <table:table-cell office:value-type="string">
            <text:p>&lt;i&gt;{~ In questo momento non c'è nulla in crescita.|La serra attende le tue visioni.}&lt;/i&gt;</text:p>
          </table:table-cell>
          <table:table-cell/>
        </table:table-row>
        <table:table-row table:style-name="ro1">
          <table:table-cell office:value-type="string">
            <text:p>Greenhouse-pre_test-e4b83e48</text:p>
          </table:table-cell>
          <table:table-cell office:value-type="string">
            <text:p>Mi guardo attorno.</text:p>
          </table:table-cell>
          <table:table-cell/>
        </table:table-row>
        <table:table-row table:style-name="ro1">
          <table:table-cell office:value-type="string">
            <text:p>Greenhouse-call_test-7a513bd8</text:p>
          </table:table-cell>
          <table:table-cell office:value-type="string">
            <text:p>WateringCan</text:p>
          </table:table-cell>
          <table:table-cell office:value-type="string">
            <text:p>WateringCan</text:p>
          </table:table-cell>
        </table:table-row>
        <table:table-row table:style-name="ro1">
          <table:table-cell office:value-type="string">
            <text:p>Greenhouse-call_test-d7af4d25</text:p>
          </table:table-cell>
          <table:table-cell office:value-type="string">
            <text:p>&lt;i&gt;Al momento non è possibile coltivare nulla.&lt;/i&gt;</text:p>
          </table:table-cell>
          <table:table-cell/>
        </table:table-row>
        <table:table-row table:style-name="ro2">
          <table:table-cell office:value-type="string">
            <text:p>Greenhouse-stolen_watering_can-fb45b327</text:p>
          </table:table-cell>
          <table:table-cell office:value-type="string">
            <text:p>&lt;i&gt;La serra è smarrita, non si trova più il suo innaffiatoio, e ora non sa più cosa cantare.&lt;/i&gt;</text:p>
          </table:table-cell>
          <table:table-cell/>
        </table:table-row>
        <table:table-row table:style-name="ro1">
          <table:table-cell office:value-type="string">
            <text:p>Cultivable-lichene_degli_abissi-e70fc708</text:p>
          </table:table-cell>
          <table:table-cell office:value-type="string">
            <text:p>&lt;i&gt;Qualcosa vortica sopra al vaso.&lt;/i&gt;</text:p>
          </table:table-cell>
          <table:table-cell/>
        </table:table-row>
        <table:table-row table:style-name="ro2">
          <table:table-cell office:value-type="string">
            <text:p>Cultivable-lichene_degli_abissi-ef671b11</text:p>
          </table:table-cell>
          <table:table-cell office:value-type="string">
            <text:p>&lt;i&gt;La terra si accumla ai lati, lasciando un incavo nel terreno.&lt;/i&gt;</text:p>
          </table:table-cell>
          <table:table-cell/>
        </table:table-row>
        <table:table-row table:style-name="ro1">
          <table:table-cell office:value-type="string">
            <text:p>Cultivable-lichene_degli_abissi-bc64fdfc</text:p>
          </table:table-cell>
          <table:table-cell office:value-type="string">
            <text:p>&lt;i&gt;Un odore salmastro si diffonde per la serra.&lt;/i&gt;</text:p>
          </table:table-cell>
          <table:table-cell/>
        </table:table-row>
        <table:table-row table:style-name="ro1">
          <table:table-cell office:value-type="string">
            <text:p>Cultivable-lichene_degli_abissi-b770405c</text:p>
          </table:table-cell>
          <table:table-cell office:value-type="string">
            <text:p>&lt;i&gt;Una punticina azzurrina emerge dal terreno.&lt;/i&gt;</text:p>
          </table:table-cell>
          <table:table-cell/>
        </table:table-row>
        <table:table-row table:style-name="ro2">
          <table:table-cell office:value-type="string">
            <text:p>Cultivable-lichene_degli_abissi-0de0a904</text:p>
          </table:table-cell>
          <table:table-cell office:value-type="string">
            <text:p>&lt;i&gt;Le punte sono aumentate, e roteano nell'aria a incredibile velocità, senza alcun rumore.&lt;/i&gt;</text:p>
          </table:table-cell>
          <table:table-cell/>
        </table:table-row>
        <table:table-row table:style-name="ro1">
          <table:table-cell office:value-type="string">
            <text:p>Cultivable-lichene_degli_abissi-06b07e97</text:p>
          </table:table-cell>
          <table:table-cell office:value-type="string">
            <text:p>&lt;i&gt;L'odore è così forte da farti lacrimare gli occhi.&lt;/i&gt;</text:p>
          </table:table-cell>
          <table:table-cell/>
        </table:table-row>
        <table:table-row table:style-name="ro1">
          <table:table-cell office:value-type="string">
            <text:p>Cultivable-lichene_degli_abissi-efe4149f</text:p>
          </table:table-cell>
          <table:table-cell office:value-type="string">
            <text:p>&lt;i&gt;Davanti a te vortica un &lt;b&gt;Lichene degli abissi&lt;/b&gt;&lt;/i&gt;</text:p>
          </table:table-cell>
          <table:table-cell/>
        </table:table-row>
        <table:table-row table:style-name="ro2">
          <table:table-cell office:value-type="string">
            <text:p>Cultivable-lichene_degli_abissi-3f8f29c8</text:p>
          </table:table-cell>
          <table:table-cell office:value-type="string">
            <text:p>&lt;i&gt;Il lichene degli abissi è una danza, un roteare incessante di fungo e alga.&lt;/i&gt;</text:p>
          </table:table-cell>
          <table:table-cell/>
        </table:table-row>
        <table:table-row table:style-name="ro2">
          <table:table-cell office:value-type="string">
            <text:p>Cultivable-lichene_degli_abissi-69065676</text:p>
          </table:table-cell>
          <table:table-cell office:value-type="string">
            <text:p>&lt;i&gt;Si inseguono nel piacere, si inseguono nel dolore, senza mai afferrarsi.&lt;/i&gt;</text:p>
          </table:table-cell>
          <table:table-cell/>
        </table:table-row>
        <table:table-row table:style-name="ro1">
          <table:table-cell office:value-type="string">
            <text:p>Cultivable-lichene_degli_abissi-6aa8779e</text:p>
          </table:table-cell>
          <table:table-cell office:value-type="string">
            <text:p>&lt;i&gt;Forti nella loro distruzione, estremamente fragili.&lt;/i&gt;</text:p>
          </table:table-cell>
          <table:table-cell/>
        </table:table-row>
        <table:table-row table:style-name="ro1">
          <table:table-cell office:value-type="string">
            <text:p>Cultivable-lichene_degli_abissi-03cada35</text:p>
          </table:table-cell>
          <table:table-cell office:value-type="string">
            <text:p>Fermo il lichene.</text:p>
          </table:table-cell>
          <table:table-cell/>
        </table:table-row>
        <table:table-row table:style-name="ro1">
          <table:table-cell office:value-type="string">
            <text:p>Cultivable-lichene_degli_abissi-64b83a95</text:p>
          </table:table-cell>
          <table:table-cell office:value-type="string">
            <text:p>&lt;i&gt;Un piccolo sbuffo, rimane solo un foro.&lt;/i&gt;</text:p>
          </table:table-cell>
          <table:table-cell/>
        </table:table-row>
        <table:table-row table:style-name="ro1">
          <table:table-cell office:value-type="string">
            <text:p>Cultivable-lichene_degli_abissi-d3aef188</text:p>
          </table:table-cell>
          <table:table-cell office:value-type="string">
            <text:p>&lt;i&gt;Le tue dita sanno di ricordo, sanno di mare.&lt;/i&gt;</text:p>
          </table:table-cell>
          <table:table-cell/>
        </table:table-row>
        <table:table-row table:style-name="ro1">
          <table:table-cell office:value-type="string">
            <text:p>Cultivable-lichene_degli_abissi-7a3607a8</text:p>
          </table:table-cell>
          <table:table-cell office:value-type="string">
            <text:p>&lt;i&gt;Pensi a qualcuno.&lt;/i&gt;</text:p>
          </table:table-cell>
          <table:table-cell/>
        </table:table-row>
        <table:table-row table:style-name="ro1">
          <table:table-cell office:value-type="string">
            <text:p>Cultivable-lichene_degli_abissi-50e72ec2</text:p>
          </table:table-cell>
          <table:table-cell office:value-type="string">
            <text:p>&lt;i&gt;A volte c'è pace solo nell'allontanare.&lt;/i&gt;</text:p>
          </table:table-cell>
          <table:table-cell/>
        </table:table-row>
        <table:table-row table:style-name="ro1">
          <table:table-cell office:value-type="string">
            <text:p>Cultivable-lichene_degli_abissi-b9e96077</text:p>
          </table:table-cell>
          <table:table-cell office:value-type="string">
            <text:p>&lt;i&gt;Hai ottenuto: &lt;b&gt;Lichene degli Abissi.&lt;/b&gt;&lt;/i&gt;</text:p>
          </table:table-cell>
          <table:table-cell/>
        </table:table-row>
        <table:table-row table:style-name="ro1">
          <table:table-cell office:value-type="string">
            <text:p>Cultivable-lichene_degli_abissi-9e0018d4</text:p>
          </table:table-cell>
          <table:table-cell office:value-type="string">
            <text:p>Voglio coltivare qualcosa di nuovo.</text:p>
          </table:table-cell>
          <table:table-cell/>
        </table:table-row>
        <table:table-row table:style-name="ro1">
          <table:table-cell office:value-type="string">
            <text:p>Cultivable-lichene_degli_abissi-30058d7b</text:p>
          </table:table-cell>
          <table:table-cell office:value-type="string">
            <text:p>Mi aggiro per la serra.</text:p>
          </table:table-cell>
          <table:table-cell/>
        </table:table-row>
        <table:table-row table:style-name="ro1">
          <table:table-cell office:value-type="string">
            <text:p>Cultivable-lichene_degli_abissi-d66ddd64</text:p>
          </table:table-cell>
          <table:table-cell office:value-type="string">
            <text:p>Lo lascio dov'è.</text:p>
          </table:table-cell>
          <table:table-cell/>
        </table:table-row>
        <table:table-row table:style-name="ro2">
          <table:table-cell office:value-type="string">
            <text:p>Cultivable-edera_delle_amanti-5ae3a84d</text:p>
          </table:table-cell>
          <table:table-cell office:value-type="string">
            <text:p>&lt;i&gt;È solo una tua impressione, o il vaso ha iniziato a brillare?&lt;/i&gt;</text:p>
          </table:table-cell>
          <table:table-cell/>
        </table:table-row>
        <table:table-row table:style-name="ro2">
          <table:table-cell office:value-type="string">
            <text:p>Cultivable-edera_delle_amanti-f11c6dd3</text:p>
          </table:table-cell>
          <table:table-cell office:value-type="string">
            <text:p>&lt;i&gt;Nettare color rame sale lungo le corde che reggono il vaso.&lt;/i&gt;</text:p>
          </table:table-cell>
          <table:table-cell/>
        </table:table-row>
        <table:table-row table:style-name="ro2">
          <table:table-cell office:value-type="string">
            <text:p>Cultivable-edera_delle_amanti-94c7b73e</text:p>
          </table:table-cell>
          <table:table-cell office:value-type="string">
            <text:p>&lt;i&gt;Il nettare si è intrecciato, arrotolato, cerca le venature del legno della serra.&lt;/i&gt;</text:p>
          </table:table-cell>
          <table:table-cell/>
        </table:table-row>
        <table:table-row table:style-name="ro1">
          <table:table-cell office:value-type="string">
            <text:p>Cultivable-edera_delle_amanti-19eaa52f</text:p>
          </table:table-cell>
          <table:table-cell office:value-type="string">
            <text:p>&lt;i&gt;Lo saggia, si mischia, lo penetra.&lt;/i&gt;</text:p>
          </table:table-cell>
          <table:table-cell/>
        </table:table-row>
        <table:table-row table:style-name="ro1">
          <table:table-cell office:value-type="string">
            <text:p>Cultivable-edera_delle_amanti-059ff7b4</text:p>
          </table:table-cell>
          <table:table-cell office:value-type="string">
            <text:p>&lt;i&gt;Foglie rosastre nascono da questa unione.&lt;/i&gt;</text:p>
          </table:table-cell>
          <table:table-cell/>
        </table:table-row>
        <table:table-row table:style-name="ro1">
          <table:table-cell office:value-type="string">
            <text:p>Cultivable-edera_delle_amanti-03c9f796</text:p>
          </table:table-cell>
          <table:table-cell office:value-type="string">
            <text:p>&lt;i&gt;Calore nel ventre.&lt;/i&gt;</text:p>
          </table:table-cell>
          <table:table-cell/>
        </table:table-row>
        <table:table-row table:style-name="ro2">
          <table:table-cell office:value-type="string">
            <text:p>Cultivable-edera_delle_amanti-277ccc87</text:p>
          </table:table-cell>
          <table:table-cell office:value-type="string">
            <text:p>&lt;i&gt;Un pezzo di serra è ora coperto da un fitto tappeto del color dell'alba.&lt;/i&gt;</text:p>
          </table:table-cell>
          <table:table-cell/>
        </table:table-row>
        <table:table-row table:style-name="ro2">
          <table:table-cell office:value-type="string">
            <text:p>Cultivable-edera_delle_amanti-af5c1579</text:p>
          </table:table-cell>
          <table:table-cell office:value-type="string">
            <text:p>&lt;i&gt;Sembra la cosa più gustosa che tu abbia mai incontrato.&lt;/i&gt;</text:p>
          </table:table-cell>
          <table:table-cell/>
        </table:table-row>
        <table:table-row table:style-name="ro1">
          <table:table-cell office:value-type="string">
            <text:p>Cultivable-edera_delle_amanti-65734e7a</text:p>
          </table:table-cell>
          <table:table-cell office:value-type="string">
            <text:p>Provo a leccarlo.</text:p>
          </table:table-cell>
          <table:table-cell/>
        </table:table-row>
        <table:table-row table:style-name="ro1">
          <table:table-cell office:value-type="string">
            <text:p>Cultivable-edera_delle_amanti-dc588ff0</text:p>
          </table:table-cell>
          <table:table-cell office:value-type="string">
            <text:p>&lt;i&gt;Per un attimo perdi i tuoi confini.&lt;/i&gt;</text:p>
          </table:table-cell>
          <table:table-cell/>
        </table:table-row>
        <table:table-row table:style-name="ro1">
          <table:table-cell office:value-type="string">
            <text:p>Cultivable-edera_delle_amanti-3e00d087</text:p>
          </table:table-cell>
          <table:table-cell office:value-type="string">
            <text:p>&lt;i&gt;Sei un bacio nella notte, dita desiderate tra le coscie.&lt;/i&gt;</text:p>
          </table:table-cell>
          <table:table-cell/>
        </table:table-row>
        <table:table-row table:style-name="ro1">
          <table:table-cell office:value-type="string">
            <text:p>Cultivable-edera_delle_amanti-8eddeb8a</text:p>
          </table:table-cell>
          <table:table-cell office:value-type="string">
            <text:p>&lt;i&gt;Sei acqua sulle labbra, pelle nuda sulla terra umida.&lt;/i&gt;</text:p>
          </table:table-cell>
          <table:table-cell/>
        </table:table-row>
        <table:table-row table:style-name="ro2">
          <table:table-cell office:value-type="string">
            <text:p>Cultivable-edera_delle_amanti-3ae8ffe6</text:p>
          </table:table-cell>
          <table:table-cell office:value-type="string">
            <text:p>&lt;i&gt;Pienezza ti riempie, la forza dell'&lt;b&gt;Edera delle amanti&lt;/b&gt;&lt;/i&gt;.</text:p>
          </table:table-cell>
          <table:table-cell/>
        </table:table-row>
        <table:table-row table:style-name="ro1">
          <table:table-cell office:value-type="string">
            <text:p>Cultivable-edera_delle_amanti-c88f84e7</text:p>
          </table:table-cell>
          <table:table-cell office:value-type="string">
            <text:p>&lt;i&gt;Il tuo corpo ha fame di piacere.&lt;/i&gt;</text:p>
          </table:table-cell>
          <table:table-cell/>
        </table:table-row>
        <table:table-row table:style-name="ro1">
          <table:table-cell office:value-type="string">
            <text:p>Cultivable-edera_delle_amanti-d8cf8090</text:p>
          </table:table-cell>
          <table:table-cell office:value-type="string">
            <text:p>&lt;i&gt;Perditi nel desiderio.&lt;/i&gt;</text:p>
          </table:table-cell>
          <table:table-cell/>
        </table:table-row>
        <table:table-row table:style-name="ro1">
          <table:table-cell office:value-type="string">
            <text:p>Cultivable-edera_delle_amanti-9208fcbb</text:p>
          </table:table-cell>
          <table:table-cell office:value-type="string">
            <text:p>&lt;i&gt;Hai ottenuto: &lt;b&gt;Edera delle Amanti.&lt;/b&gt;&lt;/i&gt;</text:p>
          </table:table-cell>
          <table:table-cell/>
        </table:table-row>
        <table:table-row table:style-name="ro1">
          <table:table-cell office:value-type="string">
            <text:p>Cultivable-edera_delle_amanti-9e0018d4</text:p>
          </table:table-cell>
          <table:table-cell office:value-type="string">
            <text:p>Voglio coltivare qualcosa di nuovo.</text:p>
          </table:table-cell>
          <table:table-cell/>
        </table:table-row>
        <table:table-row table:style-name="ro1">
          <table:table-cell office:value-type="string">
            <text:p>Cultivable-edera_delle_amanti-30058d7b</text:p>
          </table:table-cell>
          <table:table-cell office:value-type="string">
            <text:p>Mi aggiro per la serra.</text:p>
          </table:table-cell>
          <table:table-cell/>
        </table:table-row>
        <table:table-row table:style-name="ro1">
          <table:table-cell office:value-type="string">
            <text:p>Cultivable-edera_delle_amanti-60012c1e</text:p>
          </table:table-cell>
          <table:table-cell office:value-type="string">
            <text:p>Ora non me la sento.</text:p>
          </table:table-cell>
          <table:table-cell/>
        </table:table-row>
        <table:table-row table:style-name="ro1">
          <table:table-cell office:value-type="string">
            <text:p>Cultivable-canto_delle_compagne-7148a347</text:p>
          </table:table-cell>
          <table:table-cell office:value-type="string">
            <text:p>&lt;i&gt;Qualcosa vibra e ti sveglia le gambe.&lt;i&gt;</text:p>
          </table:table-cell>
          <table:table-cell/>
        </table:table-row>
        <table:table-row table:style-name="ro1">
          <table:table-cell office:value-type="string">
            <text:p>Cultivable-canto_delle_compagne-f906f74f</text:p>
          </table:table-cell>
          <table:table-cell office:value-type="string">
            <text:p>&lt;i&gt;Hai voglia di danzare.&lt;/i&gt;</text:p>
          </table:table-cell>
          <table:table-cell/>
        </table:table-row>
        <table:table-row table:style-name="ro1">
          <table:table-cell office:value-type="string">
            <text:p>Cultivable-canto_delle_compagne-22187a16</text:p>
          </table:table-cell>
          <table:table-cell office:value-type="string">
            <text:p>&lt;i&gt;Il vaso è caldo al tocco.&lt;/i&gt;</text:p>
          </table:table-cell>
          <table:table-cell/>
        </table:table-row>
        <table:table-row table:style-name="ro2">
          <table:table-cell office:value-type="string">
            <text:p>Cultivable-canto_delle_compagne-a5361be3</text:p>
          </table:table-cell>
          <table:table-cell office:value-type="string">
            <text:p>&lt;i&gt;L'umidità del terreno evapora creando una nebbiolina rossastra.&lt;/i&gt;</text:p>
          </table:table-cell>
          <table:table-cell/>
        </table:table-row>
        <table:table-row table:style-name="ro2">
          <table:table-cell office:value-type="string">
            <text:p>Cultivable-canto_delle_compagne-952ead07</text:p>
          </table:table-cell>
          <table:table-cell office:value-type="string">
            <text:p>&lt;i&gt;La nebbia si è fatta ora goccia, goccie rosse che vibrano.&lt;/i&gt;</text:p>
          </table:table-cell>
          <table:table-cell/>
        </table:table-row>
        <table:table-row table:style-name="ro1">
          <table:table-cell office:value-type="string">
            <text:p>Cultivable-canto_delle_compagne-2df6da90</text:p>
          </table:table-cell>
          <table:table-cell office:value-type="string">
            <text:p>&lt;i&gt;Che si rincorrono e si tuffano nel vaso.&lt;/i&gt;</text:p>
          </table:table-cell>
          <table:table-cell/>
        </table:table-row>
        <table:table-row table:style-name="ro2">
          <table:table-cell office:value-type="string">
            <text:p>Cultivable-canto_delle_compagne-3773ed52</text:p>
          </table:table-cell>
          <table:table-cell office:value-type="string">
            <text:p>&lt;i&gt;E quando si scontrano, la serra riecheggia di una festosa risata.&lt;/i&gt;</text:p>
          </table:table-cell>
          <table:table-cell/>
        </table:table-row>
        <table:table-row table:style-name="ro2">
          <table:table-cell office:value-type="string">
            <text:p>Cultivable-canto_delle_compagne-e892b166</text:p>
          </table:table-cell>
          <table:table-cell office:value-type="string">
            <text:p>&lt;i&gt;La serra vibra e si scuote, persino le travi sembrano voler danzare.&lt;/i&gt;</text:p>
          </table:table-cell>
          <table:table-cell/>
        </table:table-row>
        <table:table-row table:style-name="ro2">
          <table:table-cell office:value-type="string">
            <text:p>Cultivable-canto_delle_compagne-3e1c822f</text:p>
          </table:table-cell>
          <table:table-cell office:value-type="string">
            <text:p>&lt;i&gt;Ilare, &lt;b&gt;Canto delle compagne&lt;/b&gt; turbina e gioca sospesa sul vaso.&lt;/i&gt;</text:p>
          </table:table-cell>
          <table:table-cell/>
        </table:table-row>
        <table:table-row table:style-name="ro2">
          <table:table-cell office:value-type="string">
            <text:p>Cultivable-canto_delle_compagne-17f373ff</text:p>
          </table:table-cell>
          <table:table-cell office:value-type="string">
            <text:p>&lt;i&gt;In un altro tempo questo fungo veniva chiamato "Canto delle streghe".&lt;/i&gt;</text:p>
          </table:table-cell>
          <table:table-cell/>
        </table:table-row>
        <table:table-row table:style-name="ro4">
          <table:table-cell office:value-type="string">
            <text:p>Cultivable-canto_delle_compagne-a04d895a</text:p>
          </table:table-cell>
          <table:table-cell office:value-type="string">
            <text:p>&lt;i&gt;L'euforia ti riempie i polmoni, senti la gioia di sapere che non sei mai stata davvero {pronouns has him: solo|{pronouns has her: sola|solə}}.&lt;/i&gt;</text:p>
          </table:table-cell>
          <table:table-cell/>
        </table:table-row>
        <table:table-row table:style-name="ro1">
          <table:table-cell office:value-type="string">
            <text:p>Cultivable-canto_delle_compagne-613664a8</text:p>
          </table:table-cell>
          <table:table-cell office:value-type="string">
            <text:p>È il momento di festeggiare.</text:p>
          </table:table-cell>
          <table:table-cell/>
        </table:table-row>
        <table:table-row table:style-name="ro1">
          <table:table-cell office:value-type="string">
            <text:p>Cultivable-canto_delle_compagne-5e8bbc73</text:p>
          </table:table-cell>
          <table:table-cell office:value-type="string">
            <text:p>&lt;i&gt;Il canto ti invita alla danza.&lt;/i&gt;</text:p>
          </table:table-cell>
          <table:table-cell/>
        </table:table-row>
        <table:table-row table:style-name="ro1">
          <table:table-cell office:value-type="string">
            <text:p>Cultivable-canto_delle_compagne-f7a83ee5</text:p>
          </table:table-cell>
          <table:table-cell office:value-type="string">
            <text:p>&lt;i&gt;Spinge le tue gambe nella stanza.&lt;/i&gt;</text:p>
          </table:table-cell>
          <table:table-cell/>
        </table:table-row>
        <table:table-row table:style-name="ro1">
          <table:table-cell office:value-type="string">
            <text:p>Cultivable-canto_delle_compagne-b013ae38</text:p>
          </table:table-cell>
          <table:table-cell office:value-type="string">
            <text:p>&lt;i&gt;O ad alzare la voce, cantare, e chiamare le compagne.&lt;/i&gt;</text:p>
          </table:table-cell>
          <table:table-cell/>
        </table:table-row>
        <table:table-row table:style-name="ro2">
          <table:table-cell office:value-type="string">
            <text:p>Cultivable-canto_delle_compagne-e06e110f</text:p>
          </table:table-cell>
          <table:table-cell office:value-type="string">
            <text:p>&lt;i&gt;Lasciando che la musica vi unisca, rendendo il mondo intero il vostro palcoscenico.&lt;/i&gt;</text:p>
          </table:table-cell>
          <table:table-cell/>
        </table:table-row>
        <table:table-row table:style-name="ro2">
          <table:table-cell office:value-type="string">
            <text:p>Cultivable-canto_delle_compagne-0a907440</text:p>
          </table:table-cell>
          <table:table-cell office:value-type="string">
            <text:p>&lt;i&gt;Se qualcuno avrà paura, è solo perché non sa più come ballare.&lt;/i&gt;</text:p>
          </table:table-cell>
          <table:table-cell/>
        </table:table-row>
        <table:table-row table:style-name="ro1">
          <table:table-cell office:value-type="string">
            <text:p>Cultivable-canto_delle_compagne-e28d8a46</text:p>
          </table:table-cell>
          <table:table-cell office:value-type="string">
            <text:p>&lt;i&gt;Hai ottenuto: &lt;b&gt;Canto delle Compagne.&lt;/b&gt;&lt;/i&gt;</text:p>
          </table:table-cell>
          <table:table-cell/>
        </table:table-row>
        <table:table-row table:style-name="ro1">
          <table:table-cell office:value-type="string">
            <text:p>Cultivable-canto_delle_compagne-9e0018d4</text:p>
          </table:table-cell>
          <table:table-cell office:value-type="string">
            <text:p>Voglio coltivare qualcosa di nuovo.</text:p>
          </table:table-cell>
          <table:table-cell/>
        </table:table-row>
        <table:table-row table:style-name="ro1">
          <table:table-cell office:value-type="string">
            <text:p>Cultivable-canto_delle_compagne-30058d7b</text:p>
          </table:table-cell>
          <table:table-cell office:value-type="string">
            <text:p>Mi aggiro per la serra.</text:p>
          </table:table-cell>
          <table:table-cell/>
        </table:table-row>
        <table:table-row table:style-name="ro1">
          <table:table-cell office:value-type="string">
            <text:p>Cultivable-canto_delle_compagne-e4f73afa</text:p>
          </table:table-cell>
          <table:table-cell office:value-type="string">
            <text:p>No, non ora.</text:p>
          </table:table-cell>
          <table:table-cell/>
        </table:table-row>
        <table:table-row table:style-name="ro1">
          <table:table-cell office:value-type="string">
            <text:p>Cultivable-la_spazzata-99e71ddc</text:p>
          </table:table-cell>
          <table:table-cell office:value-type="string">
            <text:p>&lt;i&gt;Niente sembra cambiare.&lt;/i&gt;</text:p>
          </table:table-cell>
          <table:table-cell/>
        </table:table-row>
        <table:table-row table:style-name="ro1">
          <table:table-cell office:value-type="string">
            <text:p>Cultivable-la_spazzata-db380c7f</text:p>
          </table:table-cell>
          <table:table-cell office:value-type="string">
            <text:p>&lt;i&gt;Eppure l'aria sembra più pesante.&lt;/i&gt;</text:p>
          </table:table-cell>
          <table:table-cell/>
        </table:table-row>
        <table:table-row table:style-name="ro2">
          <table:table-cell office:value-type="string">
            <text:p>Cultivable-la_spazzata-861c4018</text:p>
          </table:table-cell>
          <table:table-cell office:value-type="string">
            <text:p>&lt;i&gt;Qualcosa sembra osservarti dagli angoli più scuri della serra.&lt;/i&gt;</text:p>
          </table:table-cell>
          <table:table-cell/>
        </table:table-row>
        <table:table-row table:style-name="ro1">
          <table:table-cell office:value-type="string">
            <text:p>Cultivable-la_spazzata-6d82af5b</text:p>
          </table:table-cell>
          <table:table-cell office:value-type="string">
            <text:p>&lt;i&gt;L'aria ti manca, hai voglia di gridare.&lt;/i&gt;</text:p>
          </table:table-cell>
          <table:table-cell/>
        </table:table-row>
        <table:table-row table:style-name="ro1">
          <table:table-cell office:value-type="string">
            <text:p>Cultivable-la_spazzata-56c9458a</text:p>
          </table:table-cell>
          <table:table-cell office:value-type="string">
            <text:p>&lt;i&gt;C'è un forte vibrare.&lt;/i&gt;</text:p>
          </table:table-cell>
          <table:table-cell/>
        </table:table-row>
        <table:table-row table:style-name="ro1">
          <table:table-cell office:value-type="string">
            <text:p>Cultivable-la_spazzata-7dd51690</text:p>
          </table:table-cell>
          <table:table-cell office:value-type="string">
            <text:p>&lt;i&gt;Cose sottili riempiono i tuoi occhi di fastidio.&lt;/i&gt;</text:p>
          </table:table-cell>
          <table:table-cell/>
        </table:table-row>
        <table:table-row table:style-name="ro1">
          <table:table-cell office:value-type="string">
            <text:p>Cultivable-la_spazzata-bc1cd84a</text:p>
          </table:table-cell>
          <table:table-cell office:value-type="string">
            <text:p>&lt;i&gt;Della voglia di stringere, percuotere, sbattere qualcosa.&lt;/i&gt;</text:p>
          </table:table-cell>
          <table:table-cell/>
        </table:table-row>
        <table:table-row table:style-name="ro2">
          <table:table-cell office:value-type="string">
            <text:p>Cultivable-la_spazzata-16814b96</text:p>
          </table:table-cell>
          <table:table-cell office:value-type="string">
            <text:p>&lt;i&gt;Il tetto della serra scricchiola, le sue travi sembrano gemere dal dolore.&lt;/i&gt;</text:p>
          </table:table-cell>
          <table:table-cell/>
        </table:table-row>
        <table:table-row table:style-name="ro1">
          <table:table-cell office:value-type="string">
            <text:p>Cultivable-la_spazzata-67e355ad</text:p>
          </table:table-cell>
          <table:table-cell office:value-type="string">
            <text:p>&lt;i&gt;La tua testa sembra pronta ad esplodere.&lt;/i&gt;</text:p>
          </table:table-cell>
          <table:table-cell/>
        </table:table-row>
        <table:table-row table:style-name="ro2">
          <table:table-cell office:value-type="string">
            <text:p>Cultivable-la_spazzata-363b1081</text:p>
          </table:table-cell>
          <table:table-cell office:value-type="string">
            <text:p>&lt;i&gt;Sopra di te pulsa e si contrae nervosa una grossa, esplosiva &lt;b&gt;Spazzata&lt;/b&gt;&lt;/i&gt;.</text:p>
          </table:table-cell>
          <table:table-cell/>
        </table:table-row>
        <table:table-row table:style-name="ro1">
          <table:table-cell office:value-type="string">
            <text:p>Cultivable-la_spazzata-8d33c0bd</text:p>
          </table:table-cell>
          <table:table-cell office:value-type="string">
            <text:p>&lt;i&gt;La Spazzata è e non è.&lt;/i&gt;</text:p>
          </table:table-cell>
          <table:table-cell/>
        </table:table-row>
        <table:table-row table:style-name="ro1">
          <table:table-cell office:value-type="string">
            <text:p>Cultivable-la_spazzata-4f3a7d88</text:p>
          </table:table-cell>
          <table:table-cell office:value-type="string">
            <text:p>&lt;i&gt;Si abbuffa delle cose non dette.&lt;/i&gt;</text:p>
          </table:table-cell>
          <table:table-cell/>
        </table:table-row>
        <table:table-row table:style-name="ro1">
          <table:table-cell office:value-type="string">
            <text:p>Cultivable-la_spazzata-25907683</text:p>
          </table:table-cell>
          <table:table-cell office:value-type="string">
            <text:p>&lt;i&gt;E quando non ce la fa più, travolge ogni cosa.&lt;/i&gt;</text:p>
          </table:table-cell>
          <table:table-cell/>
        </table:table-row>
        <table:table-row table:style-name="ro1">
          <table:table-cell office:value-type="string">
            <text:p>Cultivable-la_spazzata-d6a0fad5</text:p>
          </table:table-cell>
          <table:table-cell office:value-type="string">
            <text:p>Sfioro i suoi rami.</text:p>
          </table:table-cell>
          <table:table-cell/>
        </table:table-row>
        <table:table-row table:style-name="ro1">
          <table:table-cell office:value-type="string">
            <text:p>Cultivable-la_spazzata-05a9a50f</text:p>
          </table:table-cell>
          <table:table-cell office:value-type="string">
            <text:p>&lt;i&gt;Una forte contrazione.&lt;/i&gt;</text:p>
          </table:table-cell>
          <table:table-cell/>
        </table:table-row>
        <table:table-row table:style-name="ro1">
          <table:table-cell office:value-type="string">
            <text:p>Cultivable-la_spazzata-6d95d718</text:p>
          </table:table-cell>
          <table:table-cell office:value-type="string">
            <text:p>&lt;i&gt;E poi si ferma, immagine di ciò che un tempo era.&lt;/i&gt;</text:p>
          </table:table-cell>
          <table:table-cell/>
        </table:table-row>
        <table:table-row table:style-name="ro1">
          <table:table-cell office:value-type="string">
            <text:p>Cultivable-la_spazzata-0aaf5e98</text:p>
          </table:table-cell>
          <table:table-cell office:value-type="string">
            <text:p>&lt;i&gt;Ti lascia in pancia un senso di vuoto.&lt;/i&gt;</text:p>
          </table:table-cell>
          <table:table-cell/>
        </table:table-row>
        <table:table-row table:style-name="ro2">
          <table:table-cell office:value-type="string">
            <text:p>Cultivable-la_spazzata-d4ad5f87</text:p>
          </table:table-cell>
          <table:table-cell office:value-type="string">
            <text:p>&lt;i&gt;La sensazione di quando hai condiviso qualcosa che ritenevi terribile.&lt;/i&gt;</text:p>
          </table:table-cell>
          <table:table-cell/>
        </table:table-row>
        <table:table-row table:style-name="ro2">
          <table:table-cell office:value-type="string">
            <text:p>Cultivable-la_spazzata-9c72c336</text:p>
          </table:table-cell>
          <table:table-cell office:value-type="string">
            <text:p>&lt;i&gt;Per poi scoprire che il mondo non è finito quella volta, e non finirà oggi.&lt;/i&gt;</text:p>
          </table:table-cell>
          <table:table-cell/>
        </table:table-row>
        <table:table-row table:style-name="ro1">
          <table:table-cell office:value-type="string">
            <text:p>Cultivable-la_spazzata-9f323654</text:p>
          </table:table-cell>
          <table:table-cell office:value-type="string">
            <text:p>&lt;i&gt;Ci sono conversazioni in sospeso che vuoi affrontare.&lt;/i&gt;</text:p>
          </table:table-cell>
          <table:table-cell/>
        </table:table-row>
        <table:table-row table:style-name="ro1">
          <table:table-cell office:value-type="string">
            <text:p>Cultivable-la_spazzata-923f99f0</text:p>
          </table:table-cell>
          <table:table-cell office:value-type="string">
            <text:p>&lt;i&gt;Hai ottenuto: &lt;b&gt;La Spazzata.&lt;/b&gt;&lt;/i&gt;</text:p>
          </table:table-cell>
          <table:table-cell/>
        </table:table-row>
        <table:table-row table:style-name="ro1">
          <table:table-cell office:value-type="string">
            <text:p>Cultivable-la_spazzata-9e0018d4</text:p>
          </table:table-cell>
          <table:table-cell office:value-type="string">
            <text:p>Voglio coltivare qualcosa di nuovo.</text:p>
          </table:table-cell>
          <table:table-cell/>
        </table:table-row>
        <table:table-row table:style-name="ro1">
          <table:table-cell office:value-type="string">
            <text:p>Cultivable-la_spazzata-30058d7b</text:p>
          </table:table-cell>
          <table:table-cell office:value-type="string">
            <text:p>Mi aggiro per la serra.</text:p>
          </table:table-cell>
          <table:table-cell/>
        </table:table-row>
        <table:table-row table:style-name="ro1">
          <table:table-cell office:value-type="string">
            <text:p>Cultivable-la_spazzata-00e8e4f7</text:p>
          </table:table-cell>
          <table:table-cell office:value-type="string">
            <text:p>Non ora.</text:p>
          </table:table-cell>
          <table:table-cell/>
        </table:table-row>
        <table:table-row table:style-name="ro1">
          <table:table-cell office:value-type="string">
            <text:p>Cultivable-bacca_della_addolorata-4b2779fe</text:p>
          </table:table-cell>
          <table:table-cell office:value-type="string">
            <text:p>&lt;i&gt;Cinque punte scure emergono dal vaso.&lt;/i&gt;</text:p>
          </table:table-cell>
          <table:table-cell/>
        </table:table-row>
        <table:table-row table:style-name="ro1">
          <table:table-cell office:value-type="string">
            <text:p>Cultivable-bacca_della_addolorata-71e500e1</text:p>
          </table:table-cell>
          <table:table-cell office:value-type="string">
            <text:p>&lt;i&gt;Rami come dita rattrappite sembrano artigliare l'aria.&lt;/i&gt;</text:p>
          </table:table-cell>
          <table:table-cell/>
        </table:table-row>
        <table:table-row table:style-name="ro1">
          <table:table-cell office:value-type="string">
            <text:p>Cultivable-bacca_della_addolorata-a60c25ea</text:p>
          </table:table-cell>
          <table:table-cell office:value-type="string">
            <text:p>&lt;i&gt;Le dita ora sono sollevate in una mano nervosa.&lt;/i&gt;</text:p>
          </table:table-cell>
          <table:table-cell/>
        </table:table-row>
        <table:table-row table:style-name="ro2">
          <table:table-cell office:value-type="string">
            <text:p>Cultivable-bacca_della_addolorata-22d92be3</text:p>
          </table:table-cell>
          <table:table-cell office:value-type="string">
            <text:p>&lt;i&gt;La mano, ora tesa verso il cielo, sembra squarciata da una resina rossastra.&lt;i&gt;</text:p>
          </table:table-cell>
          <table:table-cell/>
        </table:table-row>
        <table:table-row table:style-name="ro1">
          <table:table-cell office:value-type="string">
            <text:p>Cultivable-bacca_della_addolorata-881e69fc</text:p>
          </table:table-cell>
          <table:table-cell office:value-type="string">
            <text:p>&lt;i&gt;Hai trovato una &lt;b&gt;Bacca dell'addolorata&lt;/b&gt;.&lt;/i&gt;</text:p>
          </table:table-cell>
          <table:table-cell/>
        </table:table-row>
        <table:table-row table:style-name="ro2">
          <table:table-cell office:value-type="string">
            <text:p>Cultivable-bacca_della_addolorata-6b71b261</text:p>
          </table:table-cell>
          <table:table-cell office:value-type="string">
            <text:p>&lt;i&gt;Una pianta cara a chi ha finalmente trovato la sua strada, ma non riesce ancora ad avanzare.&lt;/i&gt;</text:p>
          </table:table-cell>
          <table:table-cell/>
        </table:table-row>
        <table:table-row table:style-name="ro1">
          <table:table-cell office:value-type="string">
            <text:p>Cultivable-bacca_della_addolorata-03ecce3d</text:p>
          </table:table-cell>
          <table:table-cell office:value-type="string">
            <text:p>Afferro la bacca.</text:p>
          </table:table-cell>
          <table:table-cell/>
        </table:table-row>
        <table:table-row table:style-name="ro2">
          <table:table-cell office:value-type="string">
            <text:p>Cultivable-bacca_della_addolorata-8d2870b6</text:p>
          </table:table-cell>
          <table:table-cell office:value-type="string">
            <text:p>&lt;i&gt;La mano molla la sua presa, rivelandosi per quel che era sin dall'inizio: solo un insieme tenace di radici.&lt;/i&gt;</text:p>
          </table:table-cell>
          <table:table-cell/>
        </table:table-row>
        <table:table-row table:style-name="ro1">
          <table:table-cell office:value-type="string">
            <text:p>Cultivable-bacca_della_addolorata-d77d3a44</text:p>
          </table:table-cell>
          <table:table-cell office:value-type="string">
            <text:p>&lt;i&gt;Senti le tue spalle sciogliersi, l'incertezza scivolare via.&lt;/i&gt;</text:p>
          </table:table-cell>
          <table:table-cell/>
        </table:table-row>
        <table:table-row table:style-name="ro2">
          <table:table-cell office:value-type="string">
            <text:p>Cultivable-bacca_della_addolorata-a8da77db</text:p>
          </table:table-cell>
          <table:table-cell office:value-type="string">
            <text:p>&lt;i&gt;Il cambiamento fa paura, ma ora ricordi come camminare.&lt;/i&gt;</text:p>
          </table:table-cell>
          <table:table-cell/>
        </table:table-row>
        <table:table-row table:style-name="ro1">
          <table:table-cell office:value-type="string">
            <text:p>Cultivable-bacca_della_addolorata-6f85a93c</text:p>
          </table:table-cell>
          <table:table-cell office:value-type="string">
            <text:p>&lt;i&gt;Hai ottenuto: &lt;b&gt;Bacca della Addolorata&lt;/b&gt;&lt;/i&gt;</text:p>
          </table:table-cell>
          <table:table-cell/>
        </table:table-row>
        <table:table-row table:style-name="ro1">
          <table:table-cell office:value-type="string">
            <text:p>Cultivable-bacca_della_addolorata-9e0018d4</text:p>
          </table:table-cell>
          <table:table-cell office:value-type="string">
            <text:p>Voglio coltivare qualcosa di nuovo.</text:p>
          </table:table-cell>
          <table:table-cell/>
        </table:table-row>
        <table:table-row table:style-name="ro1">
          <table:table-cell office:value-type="string">
            <text:p>Cultivable-bacca_della_addolorata-30058d7b</text:p>
          </table:table-cell>
          <table:table-cell office:value-type="string">
            <text:p>Mi aggiro per la serra.</text:p>
          </table:table-cell>
          <table:table-cell/>
        </table:table-row>
        <table:table-row table:style-name="ro1">
          <table:table-cell office:value-type="string">
            <text:p>Cultivable-bacca_della_addolorata-84723ad3</text:p>
          </table:table-cell>
          <table:table-cell office:value-type="string">
            <text:p>Non è il momento.</text:p>
          </table:table-cell>
          <table:table-cell/>
        </table:table-row>
        <table:table-row table:style-name="ro2">
          <table:table-cell office:value-type="string">
            <text:p>Cultivable-non_ti_scordar_di_te-95a27475</text:p>
          </table:table-cell>
          <table:table-cell office:value-type="string">
            <text:p>&lt;i&gt;Su uno vecchio ramo è comparsa una sostanza gelatinosa, una gomma che sembra un asparago.&lt;/i&gt;</text:p>
          </table:table-cell>
          <table:table-cell/>
        </table:table-row>
        <table:table-row table:style-name="ro1">
          <table:table-cell office:value-type="string">
            <text:p>Cultivable-non_ti_scordar_di_te-0a56b80f</text:p>
          </table:table-cell>
          <table:table-cell office:value-type="string">
            <text:p>&lt;i&gt;Il ramo sembra più leggero, vitreo.&lt;/i&gt;</text:p>
          </table:table-cell>
          <table:table-cell/>
        </table:table-row>
        <table:table-row table:style-name="ro2">
          <table:table-cell office:value-type="string">
            <text:p>Cultivable-non_ti_scordar_di_te-9beb1407</text:p>
          </table:table-cell>
          <table:table-cell office:value-type="string">
            <text:p>&lt;i&gt;La gelatina non è invitante al tatto, ma l'aria ha un profumo sa di, di cosa? Sigaro, tabacco forse?&lt;/i&gt;</text:p>
          </table:table-cell>
          <table:table-cell/>
        </table:table-row>
        <table:table-row table:style-name="ro1">
          <table:table-cell office:value-type="string">
            <text:p>Cultivable-non_ti_scordar_di_te-319af34b</text:p>
          </table:table-cell>
          <table:table-cell office:value-type="string">
            <text:p>&lt;i&gt;O è canfora? O addirittura torta, o rabarbaro, o caffè.</text:p>
          </table:table-cell>
          <table:table-cell/>
        </table:table-row>
        <table:table-row table:style-name="ro1">
          <table:table-cell office:value-type="string">
            <text:p>Cultivable-non_ti_scordar_di_te-1da55390</text:p>
          </table:table-cell>
          <table:table-cell office:value-type="string">
            <text:p>&lt;i&gt;L'odore di un vecchio e fidato maglione.&lt;/i&gt;</text:p>
          </table:table-cell>
          <table:table-cell/>
        </table:table-row>
        <table:table-row table:style-name="ro1">
          <table:table-cell office:value-type="string">
            <text:p>Cultivable-non_ti_scordar_di_te-22c5dfc7</text:p>
          </table:table-cell>
          <table:table-cell office:value-type="string">
            <text:p>&lt;i&gt;Il ramo sembra sparire nella luce della serra.&lt;/i&gt;</text:p>
          </table:table-cell>
          <table:table-cell/>
        </table:table-row>
        <table:table-row table:style-name="ro1">
          <table:table-cell office:value-type="string">
            <text:p>Cultivable-non_ti_scordar_di_te-0d48267f</text:p>
          </table:table-cell>
          <table:table-cell office:value-type="string">
            <text:p>&lt;i&gt;No, non sparire: è trasparente.&lt;/i&gt;</text:p>
          </table:table-cell>
          <table:table-cell/>
        </table:table-row>
        <table:table-row table:style-name="ro1">
          <table:table-cell office:value-type="string">
            <text:p>Cultivable-non_ti_scordar_di_te-a8c99f3d</text:p>
          </table:table-cell>
          <table:table-cell office:value-type="string">
            <text:p>&lt;i&gt;Gioca con la luce, la rende calda e accogliente.&lt;/i&gt;</text:p>
          </table:table-cell>
          <table:table-cell/>
        </table:table-row>
        <table:table-row table:style-name="ro2">
          <table:table-cell office:value-type="string">
            <text:p>Cultivable-non_ti_scordar_di_te-bef23197</text:p>
          </table:table-cell>
          <table:table-cell office:value-type="string">
            <text:p>&lt;i&gt;Ramo e sostanza sono una cosa sola: un fungo di vetro, dita che si sfiorano e intrecciano lanciate verso il cielo.&lt;/i&gt;</text:p>
          </table:table-cell>
          <table:table-cell/>
        </table:table-row>
        <table:table-row table:style-name="ro1">
          <table:table-cell office:value-type="string">
            <text:p>Cultivable-non_ti_scordar_di_te-5c713241</text:p>
          </table:table-cell>
          <table:table-cell office:value-type="string">
            <text:p>&lt;i&gt;Hai trovato un &lt;b&gt;Non ti scordar di te&lt;/b&gt;.&lt;/i&gt;</text:p>
          </table:table-cell>
          <table:table-cell/>
        </table:table-row>
        <table:table-row table:style-name="ro2">
          <table:table-cell office:value-type="string">
            <text:p>Cultivable-non_ti_scordar_di_te-bfe5191d</text:p>
          </table:table-cell>
          <table:table-cell office:value-type="string">
            <text:p>&lt;i&gt;Trasforma ciò che è passato, che non c'è più, per renderlo vita nuova.&lt;/i&gt;</text:p>
          </table:table-cell>
          <table:table-cell/>
        </table:table-row>
        <table:table-row table:style-name="ro1">
          <table:table-cell office:value-type="string">
            <text:p>Cultivable-non_ti_scordar_di_te-594822eb</text:p>
          </table:table-cell>
          <table:table-cell office:value-type="string">
            <text:p>&lt;i&gt;Il nuovo nell'antico, il noi nel nostro passato.&lt;/i&gt;</text:p>
          </table:table-cell>
          <table:table-cell/>
        </table:table-row>
        <table:table-row table:style-name="ro1">
          <table:table-cell office:value-type="string">
            <text:p>Cultivable-non_ti_scordar_di_te-a0b13549</text:p>
          </table:table-cell>
          <table:table-cell office:value-type="string">
            <text:p>Intreccio le mie dita alle sue.</text:p>
          </table:table-cell>
          <table:table-cell/>
        </table:table-row>
        <table:table-row table:style-name="ro1">
          <table:table-cell office:value-type="string">
            <text:p>Cultivable-non_ti_scordar_di_te-45b7349f</text:p>
          </table:table-cell>
          <table:table-cell office:value-type="string">
            <text:p>&lt;i&gt;Ti metti a piangere.&lt;/i&gt;</text:p>
          </table:table-cell>
          <table:table-cell/>
        </table:table-row>
        <table:table-row table:style-name="ro1">
          <table:table-cell office:value-type="string">
            <text:p>Cultivable-non_ti_scordar_di_te-1985a19b</text:p>
          </table:table-cell>
          <table:table-cell office:value-type="string">
            <text:p>&lt;i&gt;Sorridi e piangi.&lt;/i&gt;</text:p>
          </table:table-cell>
          <table:table-cell/>
        </table:table-row>
        <table:table-row table:style-name="ro1">
          <table:table-cell office:value-type="string">
            <text:p>Cultivable-non_ti_scordar_di_te-9c026493</text:p>
          </table:table-cell>
          <table:table-cell office:value-type="string">
            <text:p>&lt;i&gt;L'aria è riscaldata da un profumo familiare.&lt;/i&gt;</text:p>
          </table:table-cell>
          <table:table-cell/>
        </table:table-row>
        <table:table-row table:style-name="ro2">
          <table:table-cell office:value-type="string">
            <text:p>Cultivable-non_ti_scordar_di_te-efdc36c0</text:p>
          </table:table-cell>
          <table:table-cell office:value-type="string">
            <text:p>&lt;i&gt;Una carezza sul viso: un saluto di chi non c'è più, ma vive in te.&lt;/i&gt;</text:p>
          </table:table-cell>
          <table:table-cell/>
        </table:table-row>
        <table:table-row table:style-name="ro1">
          <table:table-cell office:value-type="string">
            <text:p>Cultivable-non_ti_scordar_di_te-ddcb3785</text:p>
          </table:table-cell>
          <table:table-cell office:value-type="string">
            <text:p>&lt;i&gt;Siete parte della stessa storia.&lt;/i&gt;</text:p>
          </table:table-cell>
          <table:table-cell/>
        </table:table-row>
        <table:table-row table:style-name="ro1">
          <table:table-cell office:value-type="string">
            <text:p>Cultivable-non_ti_scordar_di_te-f9dfe748</text:p>
          </table:table-cell>
          <table:table-cell office:value-type="string">
            <text:p>&lt;i&gt;Hai ottenuto: &lt;b&gt;Non Ti Scordar di Te.&lt;/b&gt;&lt;/i&gt;</text:p>
          </table:table-cell>
          <table:table-cell/>
        </table:table-row>
        <table:table-row table:style-name="ro1">
          <table:table-cell office:value-type="string">
            <text:p>Cultivable-non_ti_scordar_di_te-9e0018d4</text:p>
          </table:table-cell>
          <table:table-cell office:value-type="string">
            <text:p>Voglio coltivare qualcosa di nuovo.</text:p>
          </table:table-cell>
          <table:table-cell/>
        </table:table-row>
        <table:table-row table:style-name="ro1">
          <table:table-cell office:value-type="string">
            <text:p>Cultivable-non_ti_scordar_di_te-30058d7b</text:p>
          </table:table-cell>
          <table:table-cell office:value-type="string">
            <text:p>Mi aggiro per la serra.</text:p>
          </table:table-cell>
          <table:table-cell/>
        </table:table-row>
        <table:table-row table:style-name="ro1">
          <table:table-cell office:value-type="string">
            <text:p>Cultivable-non_ti_scordar_di_te-00e8e4f7</text:p>
          </table:table-cell>
          <table:table-cell office:value-type="string">
            <text:p>Non ora.</text:p>
          </table:table-cell>
          <table:table-cell/>
        </table:table-row>
        <table:table-row table:style-name="ro1">
          <table:table-cell office:value-type="string">
            <text:p>Cultivable-brina_dell_impossibile-1fa766f1</text:p>
          </table:table-cell>
          <table:table-cell office:value-type="string">
            <text:p>&lt;i&gt;Qualcosa ha rotto un vetro della serra?&lt;/i&gt;</text:p>
          </table:table-cell>
          <table:table-cell/>
        </table:table-row>
        <table:table-row table:style-name="ro2">
          <table:table-cell office:value-type="string">
            <text:p>Cultivable-brina_dell_impossibile-4bc35bcf</text:p>
          </table:table-cell>
          <table:table-cell office:value-type="string">
            <text:p>&lt;i&gt;Le crepe si sono fatte ora più fitte, investendo anche il vaso.&lt;/i&gt;</text:p>
          </table:table-cell>
          <table:table-cell/>
        </table:table-row>
        <table:table-row table:style-name="ro2">
          <table:table-cell office:value-type="string">
            <text:p>Cultivable-brina_dell_impossibile-70b1b044</text:p>
          </table:table-cell>
          <table:table-cell office:value-type="string">
            <text:p>&lt;i&gt;Vaso, vetro e mobile: linee nette mostrano il cielo fuori dalla serra.&lt;/i&gt;</text:p>
          </table:table-cell>
          <table:table-cell/>
        </table:table-row>
        <table:table-row table:style-name="ro2">
          <table:table-cell office:value-type="string">
            <text:p>Cultivable-brina_dell_impossibile-f5fd6311</text:p>
          </table:table-cell>
          <table:table-cell office:value-type="string">
            <text:p>&lt;i&gt;Eppure non sembrano cadere, non sembrano tentennare.&lt;/i&gt;</text:p>
          </table:table-cell>
          <table:table-cell/>
        </table:table-row>
        <table:table-row table:style-name="ro1">
          <table:table-cell office:value-type="string">
            <text:p>Cultivable-brina_dell_impossibile-a691b741</text:p>
          </table:table-cell>
          <table:table-cell office:value-type="string">
            <text:p>&lt;i&gt;Isole di vetro, terracotta e legno galleggiano nell'aria.&lt;/i&gt;</text:p>
          </table:table-cell>
          <table:table-cell/>
        </table:table-row>
        <table:table-row table:style-name="ro1">
          <table:table-cell office:value-type="string">
            <text:p>Cultivable-brina_dell_impossibile-a9da210d</text:p>
          </table:table-cell>
          <table:table-cell office:value-type="string">
            <text:p>&lt;i&gt;Le spingi ma non si spostano.&lt;/i&gt;</text:p>
          </table:table-cell>
          <table:table-cell/>
        </table:table-row>
        <table:table-row table:style-name="ro2">
          <table:table-cell office:value-type="string">
            <text:p>Cultivable-brina_dell_impossibile-2319852c</text:p>
          </table:table-cell>
          <table:table-cell office:value-type="string">
            <text:p>&lt;i&gt;Api e petali attraversano le ferite, il cielo bluastro le riempie.&lt;/i&gt;</text:p>
          </table:table-cell>
          <table:table-cell/>
        </table:table-row>
        <table:table-row table:style-name="ro1">
          <table:table-cell office:value-type="string">
            <text:p>Cultivable-brina_dell_impossibile-923e0bd2</text:p>
          </table:table-cell>
          <table:table-cell office:value-type="string">
            <text:p>Infilo la mano tra gli spazi vuoti.</text:p>
          </table:table-cell>
          <table:table-cell/>
        </table:table-row>
        <table:table-row table:style-name="ro1">
          <table:table-cell office:value-type="string">
            <text:p>Cultivable-brina_dell_impossibile-2ae0926c</text:p>
          </table:table-cell>
          <table:table-cell office:value-type="string">
            <text:p>&lt;i&gt;Il vetro si rinsalda, spingendo via la tua mano.&lt;/i&gt;</text:p>
          </table:table-cell>
          <table:table-cell/>
        </table:table-row>
        <table:table-row table:style-name="ro2">
          <table:table-cell office:value-type="string">
            <text:p>Cultivable-brina_dell_impossibile-1831e107</text:p>
          </table:table-cell>
          <table:table-cell office:value-type="string">
            <text:p>&lt;i&gt;Le linee del tuo palmo si fanno trasparenti, inconsistenti. Eppure puoi muovere le dita, e non provi alcun dolore.&lt;/i&gt;</text:p>
          </table:table-cell>
          <table:table-cell/>
        </table:table-row>
        <table:table-row table:style-name="ro2">
          <table:table-cell office:value-type="string">
            <text:p>Cultivable-brina_dell_impossibile-bd4cfa9c</text:p>
          </table:table-cell>
          <table:table-cell office:value-type="string">
            <text:p>&lt;i&gt;La &lt;b&gt;Brina dell'Impossibile&lt;/b&gt; si raccoglie nel luogo di un trauma.&lt;/i&gt;</text:p>
          </table:table-cell>
          <table:table-cell/>
        </table:table-row>
        <table:table-row table:style-name="ro1">
          <table:table-cell office:value-type="string">
            <text:p>Cultivable-brina_dell_impossibile-51ccb970</text:p>
          </table:table-cell>
          <table:table-cell office:value-type="string">
            <text:p>&lt;i&gt;Riempie le ferite per permetterti di vederle, ascoltarle.&lt;/i&gt;</text:p>
          </table:table-cell>
          <table:table-cell/>
        </table:table-row>
        <table:table-row table:style-name="ro2">
          <table:table-cell office:value-type="string">
            <text:p>Cultivable-brina_dell_impossibile-77ae97e8</text:p>
          </table:table-cell>
          <table:table-cell office:value-type="string">
            <text:p>&lt;i&gt;Ti ricorda che non serve dimenticare per poter riprendere a vivere.&lt;/i&gt;</text:p>
          </table:table-cell>
          <table:table-cell/>
        </table:table-row>
        <table:table-row table:style-name="ro1">
          <table:table-cell office:value-type="string">
            <text:p>Cultivable-brina_dell_impossibile-188d452d</text:p>
          </table:table-cell>
          <table:table-cell office:value-type="string">
            <text:p>&lt;i&gt; Hai ottenuto: &lt;b&gt;Brina dell'Impossibile&lt;/b&gt;&lt;/i&gt;</text:p>
          </table:table-cell>
          <table:table-cell/>
        </table:table-row>
        <table:table-row table:style-name="ro1">
          <table:table-cell office:value-type="string">
            <text:p>Cultivable-brina_dell_impossibile-9e0018d4</text:p>
          </table:table-cell>
          <table:table-cell office:value-type="string">
            <text:p>Voglio coltivare qualcosa di nuovo.</text:p>
          </table:table-cell>
          <table:table-cell/>
        </table:table-row>
        <table:table-row table:style-name="ro1">
          <table:table-cell office:value-type="string">
            <text:p>Cultivable-brina_dell_impossibile-30058d7b</text:p>
          </table:table-cell>
          <table:table-cell office:value-type="string">
            <text:p>Mi aggiro per la serra.</text:p>
          </table:table-cell>
          <table:table-cell/>
        </table:table-row>
        <table:table-row table:style-name="ro1">
          <table:table-cell office:value-type="string">
            <text:p>Cultivable-brina_dell_impossibile-60012c1e</text:p>
          </table:table-cell>
          <table:table-cell office:value-type="string">
            <text:p>Ora non me la sento.</text:p>
          </table:table-cell>
          <table:table-cell/>
        </table:table-row>
        <table:table-row table:style-name="ro1">
          <table:table-cell office:value-type="string">
            <text:p>CultivableManagement-cultivable_test-ae612229</text:p>
          </table:table-cell>
          <table:table-cell office:value-type="string">
            <text:p>&lt;i&gt;La serra ha qualcosa da svelarti.</text:p>
          </table:table-cell>
          <table:table-cell/>
        </table:table-row>
        <table:table-row table:style-name="ro1">
          <table:table-cell office:value-type="string">
            <text:p>CultivableManagement-cultivable_test-b6176892</text:p>
          </table:table-cell>
          <table:table-cell office:value-type="string">
            <text:p>&lt;i&gt;Sussurri serpeggiano tra i vasi, ponendoti domande.</text:p>
          </table:table-cell>
          <table:table-cell/>
        </table:table-row>
        <table:table-row table:style-name="ro9">
          <table:table-cell office:value-type="string">
            <text:p>CultivableManagement-test-e1c5fd08</text:p>
          </table:table-cell>
          <table:table-cell office:value-type="string">
            <text:p> &lt;i&gt;Sono passato da &lt;i&gt;test.</text:p>
          </table:table-cell>
          <table:table-cell office:value-type="string">
            <text:p>&lt;i&gt;Sono passato da &lt;i&gt;test.</text:p>
          </table:table-cell>
        </table:table-row>
        <table:table-row table:style-name="ro25">
          <table:table-cell office:value-type="string">
            <text:p>CultivableManagement-test-04a12df5</text:p>
          </table:table-cell>
          <table:table-cell office:value-type="string">
            <text:p> &lt;i&gt;Gli elementi ancora coltivabili sono: {backupCultivable}.&lt;i&gt;</text:p>
          </table:table-cell>
          <table:table-cell office:value-type="string">
            <text:p>&lt;i&gt;Gli elementi ancora coltivabili sono: {backupCultivable}.&lt;i&gt;</text:p>
          </table:table-cell>
        </table:table-row>
        <table:table-row table:style-name="ro25">
          <table:table-cell office:value-type="string">
            <text:p>CultivableManagement-test-ac408f86</text:p>
          </table:table-cell>
          <table:table-cell office:value-type="string">
            <text:p> &lt;i&gt;Counter ha valore {counter} e per questo vado a Random.</text:p>
          </table:table-cell>
          <table:table-cell office:value-type="string">
            <text:p>&lt;i&gt;Counter ha valore {counter} e per questo vado a Random.</text:p>
          </table:table-cell>
        </table:table-row>
        <table:table-row table:style-name="ro1">
          <table:table-cell office:value-type="string">
            <text:p>CultivableManagement-test-88c3ac0e</text:p>
          </table:table-cell>
          <table:table-cell office:value-type="string">
            <text:p> &lt;i&gt;Counter ha valore {counter} e per questo vado a Results.</text:p>
          </table:table-cell>
          <table:table-cell office:value-type="string">
            <text:p>&lt;i&gt;Counter ha valore {counter} e per questo vado a Results.</text:p>
          </table:table-cell>
        </table:table-row>
        <table:table-row table:style-name="ro1">
          <table:table-cell office:value-type="string">
            <text:p>CultivableManagement-test-cb64c5e5</text:p>
          </table:table-cell>
          <table:table-cell office:value-type="string">
            <text:p> &lt;i&gt;Il dado ha valore: {dice}.</text:p>
          </table:table-cell>
          <table:table-cell office:value-type="string">
            <text:p>&lt;i&gt;Il dado ha valore: {dice}.</text:p>
          </table:table-cell>
        </table:table-row>
        <table:table-row table:style-name="ro2">
          <table:table-cell office:value-type="string">
            <text:p>CultivableManagement-test-7448f3d1</text:p>
          </table:table-cell>
          <table:table-cell office:value-type="string">
            <text:p> &lt;i&gt;randomCounter {randomCounter} ha raggiunto il livello massimo {maxRandomCounter}.</text:p>
          </table:table-cell>
          <table:table-cell office:value-type="string">
            <text:p>&lt;i&gt;randomCounter {randomCounter} ha raggiunto il livello massimo {maxRandomCounter}.</text:p>
          </table:table-cell>
        </table:table-row>
        <table:table-row table:style-name="ro2">
          <table:table-cell office:value-type="string">
            <text:p>CultivableManagement-test-a54ec3f2</text:p>
          </table:table-cell>
          <table:table-cell office:value-type="string">
            <text:p> &lt;i&gt;Erano presenti ancora coltivabili in backupCultivable e ho estratto {chosenCultivable}.</text:p>
          </table:table-cell>
          <table:table-cell office:value-type="string">
            <text:p>&lt;i&gt;Erano presenti ancora coltivabili in backupCultivable e ho estratto {chosenCultivable}.</text:p>
          </table:table-cell>
        </table:table-row>
        <table:table-row table:style-name="ro1">
          <table:table-cell office:value-type="string">
            <text:p>CultivableManagement-test-2152bac1</text:p>
          </table:table-cell>
          <table:table-cell office:value-type="string">
            <text:p>&lt;i&gt;In questo momento non è possibile coltivare altro.</text:p>
          </table:table-cell>
          <table:table-cell/>
        </table:table-row>
        <table:table-row table:style-name="ro4">
          <table:table-cell office:value-type="string">
            <text:p>CultivableManagement-test-652cc6a6</text:p>
          </table:table-cell>
          <table:table-cell office:value-type="string">
            <text:p> &lt;i&gt;Il valore di firstQuest è {firstQuest}. Piante Collaborazione contiene: {pianteCollaborazione}. Piante Indipendenza contiene: {pianteIndipendenza}.</text:p>
          </table:table-cell>
          <table:table-cell office:value-type="string">
            <text:p>&lt;i&gt;Il valore di firstQuest è {firstQuest}. Piante Collaborazione contiene: {pianteCollaborazione}. Piante Indipendenza contiene: {pianteIndipendenza}.</text:p>
          </table:table-cell>
        </table:table-row>
        <table:table-row table:style-name="ro27">
          <table:table-cell office:value-type="string">
            <text:p>CultivableManagement-test-4b62a24a</text:p>
          </table:table-cell>
          <table:table-cell office:value-type="string">
            <text:p> &lt;i&gt;Questa è la prima domanda (firstAnswerTracker uguale a {firstAnswerTracker} e quindi vado direttamente alla domanda.</text:p>
          </table:table-cell>
          <table:table-cell office:value-type="string">
            <text:p>&lt;i&gt;Questa è la prima domanda (firstAnswerTracker uguale a {firstAnswerTracker} e quindi vado direttamente alla domanda.</text:p>
          </table:table-cell>
        </table:table-row>
        <table:table-row table:style-name="ro28">
          <table:table-cell office:value-type="string">
            <text:p>CultivableManagement-test-302e8dde</text:p>
          </table:table-cell>
          <table:table-cell office:value-type="string">
            <text:p> &lt;i&gt;Questa è la seconda domanda (firstAnswerTracker uguale a {firstAnswerTracker} e quindi procedo con le verifiche.</text:p>
          </table:table-cell>
          <table:table-cell office:value-type="string">
            <text:p>&lt;i&gt;Questa è la seconda domanda (firstAnswerTracker uguale a {firstAnswerTracker} e quindi procedo con le verifiche.</text:p>
          </table:table-cell>
        </table:table-row>
        <table:table-row table:style-name="ro4">
          <table:table-cell office:value-type="string">
            <text:p>CultivableManagement-test-ab8d905f</text:p>
          </table:table-cell>
          <table:table-cell office:value-type="string">
            <text:p> &lt;i&gt;L'intersezione tra prima scelta e piantecollaborazione produce {pianteCollaborazione^firstAnswerTracker}, quella tra prima scelta e piante Indipendenza produce</text:p>
          </table:table-cell>
          <table:table-cell office:value-type="string">
            <text:p>&lt;i&gt;L'intersezione tra prima scelta e piantecollaborazione produce {pianteCollaborazione^firstAnswerTracker}, quella tra prima scelta e piante Indipendenza produce</text:p>
          </table:table-cell>
        </table:table-row>
        <table:table-row table:style-name="ro4">
          <table:table-cell office:value-type="string">
            <text:p>CultivableManagement-test-66c79f78</text:p>
          </table:table-cell>
          <table:table-cell office:value-type="string">
            <text:p> &lt;i&gt;Ci sono elementi di intersezione tra il gruppo scelto nella prima domanda e gli altri due di questa, per cui procedo con la domanda.</text:p>
          </table:table-cell>
          <table:table-cell office:value-type="string">
            <text:p>&lt;i&gt;Ci sono elementi di intersezione tra il gruppo scelto nella prima domanda e gli altri due di questa, per cui procedo con la domanda.</text:p>
          </table:table-cell>
        </table:table-row>
        <table:table-row table:style-name="ro4">
          <table:table-cell office:value-type="string">
            <text:p>CultivableManagement-test-f1f6fcde</text:p>
          </table:table-cell>
          <table:table-cell office:value-type="string">
            <text:p> &lt;i&gt;Non ci sono elementi di intersezione tra il gruppo scelto nella prima domanda e entrambi gli altri due di questa, per cui provo a randomizzare di nuovo.</text:p>
          </table:table-cell>
          <table:table-cell office:value-type="string">
            <text:p>&lt;i&gt;Non ci sono elementi di intersezione tra il gruppo scelto nella prima domanda e entrambi gli altri due di questa, per cui provo a randomizzare di nuovo.</text:p>
          </table:table-cell>
        </table:table-row>
        <table:table-row table:style-name="ro2">
          <table:table-cell office:value-type="string">
            <text:p>CultivableManagement-test-a122a6e2</text:p>
          </table:table-cell>
          <table:table-cell office:value-type="string">
            <text:p> &lt;i&gt;Il valore di firstQuest è {firstQuest} e per questo torno a random.</text:p>
          </table:table-cell>
          <table:table-cell office:value-type="string">
            <text:p>&lt;i&gt;Il valore di firstQuest è {firstQuest} e per questo torno a random.</text:p>
          </table:table-cell>
        </table:table-row>
        <table:table-row table:style-name="ro4">
          <table:table-cell office:value-type="string">
            <text:p>CultivableManagement-test-1366d37d</text:p>
          </table:table-cell>
          <table:table-cell office:value-type="string">
            <text:p> &lt;i&gt;Il valore di secondQuest è {secondQuest}. Piante Ciclicità contiene: {pianteCiclicità}. Piante Novità contiene: {pianteNovità} e per questo vado alla domanda.</text:p>
          </table:table-cell>
          <table:table-cell office:value-type="string">
            <text:p>&lt;i&gt;Il valore di secondQuest è {secondQuest}. Piante Ciclicità contiene: {pianteCiclicità}. Piante Novità contiene: {pianteNovità} e per questo vado alla domanda.</text:p>
          </table:table-cell>
        </table:table-row>
        <table:table-row table:style-name="ro4">
          <table:table-cell office:value-type="string">
            <text:p>CultivableManagement-test-9296c0cf</text:p>
          </table:table-cell>
          <table:table-cell office:value-type="string">
            <text:p> &lt;i&gt;L'intersezione tra prima scelta e piante ciclicità produce {pianteCiclicità^firstAnswerTracker}, quella tra prima scelta e piante novità produce {pianteNovità^firstAnswerTracker}.</text:p>
          </table:table-cell>
          <table:table-cell office:value-type="string">
            <text:p>&lt;i&gt;L'intersezione tra prima scelta e piante ciclicità produce {pianteCiclicità^firstAnswerTracker}, quella tra prima scelta e piante novità produce {pianteNovità^firstAnswerTracker}.</text:p>
          </table:table-cell>
        </table:table-row>
        <table:table-row table:style-name="ro2">
          <table:table-cell office:value-type="string">
            <text:p>CultivableManagement-test-642fddb0</text:p>
          </table:table-cell>
          <table:table-cell office:value-type="string">
            <text:p> &lt;i&gt;Il valore di secondQuest è {secondQuest} e per questo torno a random.</text:p>
          </table:table-cell>
          <table:table-cell office:value-type="string">
            <text:p>&lt;i&gt;Il valore di secondQuest è {secondQuest} e per questo torno a random.</text:p>
          </table:table-cell>
        </table:table-row>
        <table:table-row table:style-name="ro4">
          <table:table-cell office:value-type="string">
            <text:p>CultivableManagement-test-e45d154b</text:p>
          </table:table-cell>
          <table:table-cell office:value-type="string">
            <text:p> &lt;i&gt;Il valore di thirdQuest è {thirdQuest}. Piante Ricordo contiene: {pianteRicordo}. Piante Cancellazione contiene: {pianteCancellazione} e per questo vado alla domanda.</text:p>
          </table:table-cell>
          <table:table-cell office:value-type="string">
            <text:p>&lt;i&gt;Il valore di thirdQuest è {thirdQuest}. Piante Ricordo contiene: {pianteRicordo}. Piante Cancellazione contiene: {pianteCancellazione} e per questo vado alla domanda.</text:p>
          </table:table-cell>
        </table:table-row>
        <table:table-row table:style-name="ro5">
          <table:table-cell office:value-type="string">
            <text:p>CultivableManagement-test-d238f463</text:p>
          </table:table-cell>
          <table:table-cell office:value-type="string">
            <text:p> &lt;i&gt;L'intersezione tra prima scelta e piante ricordo produce {pianteRicordo^firstAnswerTracker}, quella tra prima scelta e piante cancellazione produce {pianteCancellazione^firstAnswerTracker}.</text:p>
          </table:table-cell>
          <table:table-cell office:value-type="string">
            <text:p>&lt;i&gt;L'intersezione tra prima scelta e piante ricordo produce {pianteRicordo^firstAnswerTracker}, quella tra prima scelta e piante cancellazione produce {pianteCancellazione^firstAnswerTracker}.</text:p>
          </table:table-cell>
        </table:table-row>
        <table:table-row table:style-name="ro5">
          <table:table-cell office:value-type="string">
            <text:p>CultivableManagement-test-8ae00f2c</text:p>
          </table:table-cell>
          <table:table-cell office:value-type="string">
            <text:p> &lt;i&gt;L'intersezione tra prima scelta e piante cancellazione produce {pianteRicordo^firstAnswerTracker}, quella tra prima scelta e piante novità produce {pianteCancellazione^firstAnswerTracker}.</text:p>
          </table:table-cell>
          <table:table-cell office:value-type="string">
            <text:p>&lt;i&gt;L'intersezione tra prima scelta e piante cancellazione produce {pianteRicordo^firstAnswerTracker}, quella tra prima scelta e piante novità produce {pianteCancellazione^firstAnswerTracker}.</text:p>
          </table:table-cell>
        </table:table-row>
        <table:table-row table:style-name="ro2">
          <table:table-cell office:value-type="string">
            <text:p>CultivableManagement-test-6668a840</text:p>
          </table:table-cell>
          <table:table-cell office:value-type="string">
            <text:p> &lt;i&gt;Il valore di thirdQuest è {thirdQuest} e per questo torno a random.</text:p>
          </table:table-cell>
          <table:table-cell office:value-type="string">
            <text:p>&lt;i&gt;Il valore di thirdQuest è {thirdQuest} e per questo torno a random.</text:p>
          </table:table-cell>
        </table:table-row>
        <table:table-row table:style-name="ro5">
          <table:table-cell office:value-type="string">
            <text:p>CultivableManagement-test-c029ff08</text:p>
          </table:table-cell>
          <table:table-cell office:value-type="string">
            <text:p> &lt;i&gt;L'intersezione tra prima scelta e piante ricordo produce {pianteCiclicità^firstAnswerTracker}, quella tra prima scelta e piante cancellazione produce {pianteRicordo^firstAnswerTracker}.</text:p>
          </table:table-cell>
          <table:table-cell office:value-type="string">
            <text:p>&lt;i&gt;L'intersezione tra prima scelta e piante ricordo produce {pianteCiclicità^firstAnswerTracker}, quella tra prima scelta e piante cancellazione produce {pianteRicordo^firstAnswerTracker}.</text:p>
          </table:table-cell>
        </table:table-row>
        <table:table-row table:style-name="ro2">
          <table:table-cell office:value-type="string">
            <text:p>CultivableManagement-test-019f22aa</text:p>
          </table:table-cell>
          <table:table-cell office:value-type="string">
            <text:p> &lt;i&gt;Il dado ha valore {dice} e non ci sono condizioni valide per proporre una delle domande e per questo ritiro.</text:p>
          </table:table-cell>
          <table:table-cell office:value-type="string">
            <text:p>&lt;i&gt;Il dado ha valore {dice} e non ci sono condizioni valide per proporre una delle domande e per questo ritiro.</text:p>
          </table:table-cell>
        </table:table-row>
        <table:table-row table:style-name="ro2">
          <table:table-cell office:value-type="string">
            <text:p>CultivableManagement-test-a9456247</text:p>
          </table:table-cell>
          <table:table-cell office:value-type="string">
            <text:p> &lt;i&gt;Entro in first_question. {firstQuest: firstQuest ora = true|firstQuest = false}</text:p>
          </table:table-cell>
          <table:table-cell office:value-type="string">
            <text:p>&lt;i&gt;Entro in first_question. {firstQuest: firstQuest ora = true|firstQuest = false}</text:p>
          </table:table-cell>
        </table:table-row>
        <table:table-row table:style-name="ro1">
          <table:table-cell office:value-type="string">
            <text:p>CultivableManagement-test-971811fd</text:p>
          </table:table-cell>
          <table:table-cell office:value-type="string">
            <text:p>&lt;i&gt;Le foglie...</text:p>
          </table:table-cell>
          <table:table-cell/>
        </table:table-row>
        <table:table-row table:style-name="ro2">
          <table:table-cell office:value-type="string">
            <text:p>CultivableManagement-test-12e33ad7</text:p>
          </table:table-cell>
          <table:table-cell office:value-type="string">
            <text:p>&lt;i&gt;{~ Si sfiorano|Si mescolano|Si proteggono le une con le altre}.</text:p>
          </table:table-cell>
          <table:table-cell/>
        </table:table-row>
        <table:table-row table:style-name="ro1">
          <table:table-cell office:value-type="string">
            <text:p>CultivableManagement-test-01edd493</text:p>
          </table:table-cell>
          <table:table-cell office:value-type="string">
            <text:p> &lt;i&gt;cropsType contiene ora {cropsType}.</text:p>
          </table:table-cell>
          <table:table-cell office:value-type="string">
            <text:p>&lt;i&gt;cropsType contiene ora {cropsType}.</text:p>
          </table:table-cell>
        </table:table-row>
        <table:table-row table:style-name="ro2">
          <table:table-cell office:value-type="string">
            <text:p>CultivableManagement-test-23d7f95b</text:p>
          </table:table-cell>
          <table:table-cell office:value-type="string">
            <text:p>&lt;i&gt;{~ Si accumulano sulla soglia|Si dispongono in ordine attorno ai vasi|Resistono al vento}.</text:p>
          </table:table-cell>
          <table:table-cell/>
        </table:table-row>
        <table:table-row table:style-name="ro2">
          <table:table-cell office:value-type="string">
            <text:p>CultivableManagement-test-eb9ef703</text:p>
          </table:table-cell>
          <table:table-cell office:value-type="string">
            <text:p> &lt;i&gt;Entro in second_question. {secondQuest: SecondQuest ora = true|SecondQuest = false}</text:p>
          </table:table-cell>
          <table:table-cell office:value-type="string">
            <text:p>&lt;i&gt;Entro in second_question. {secondQuest: SecondQuest ora = true|SecondQuest = false}</text:p>
          </table:table-cell>
        </table:table-row>
        <table:table-row table:style-name="ro1">
          <table:table-cell office:value-type="string">
            <text:p>CultivableManagement-test-441ba4e3</text:p>
          </table:table-cell>
          <table:table-cell office:value-type="string">
            <text:p>&lt;i&gt;L'aria...</text:p>
          </table:table-cell>
          <table:table-cell/>
        </table:table-row>
        <table:table-row table:style-name="ro2">
          <table:table-cell office:value-type="string">
            <text:p>CultivableManagement-test-af0ef6d3</text:p>
          </table:table-cell>
          <table:table-cell office:value-type="string">
            <text:p>&lt;i&gt;{~ Insegue sé stessa|Crea mulinelli di foglie|Ruota e ruzzola portando odori inaspettati}.</text:p>
          </table:table-cell>
          <table:table-cell/>
        </table:table-row>
        <table:table-row table:style-name="ro2">
          <table:table-cell office:value-type="string">
            <text:p>CultivableManagement-test-1c062d0b</text:p>
          </table:table-cell>
          <table:table-cell office:value-type="string">
            <text:p>&lt;i&gt;{~ È scoppiettante|Freme, carica di elettricità|Corre in avanti, sempre}.</text:p>
          </table:table-cell>
          <table:table-cell/>
        </table:table-row>
        <table:table-row table:style-name="ro2">
          <table:table-cell office:value-type="string">
            <text:p>CultivableManagement-test-bd890237</text:p>
          </table:table-cell>
          <table:table-cell office:value-type="string">
            <text:p>&lt;i&gt;Entro in third_question. {thirdQuest: thirdQuest ora = true|thirdQuest = false}.</text:p>
          </table:table-cell>
          <table:table-cell office:value-type="string">
            <text:p>&lt;i&gt;Entro in third_question. {thirdQuest: thirdQuest ora = true|thirdQuest = false}.</text:p>
          </table:table-cell>
        </table:table-row>
        <table:table-row table:style-name="ro1">
          <table:table-cell office:value-type="string">
            <text:p>CultivableManagement-test-c11d5706</text:p>
          </table:table-cell>
          <table:table-cell office:value-type="string">
            <text:p>&lt;i&gt;L'acqua...</text:p>
          </table:table-cell>
          <table:table-cell/>
        </table:table-row>
        <table:table-row table:style-name="ro2">
          <table:table-cell office:value-type="string">
            <text:p>CultivableManagement-test-d0d5944b</text:p>
          </table:table-cell>
          <table:table-cell office:value-type="string">
            <text:p>&lt;i&gt;{~ È mossa solo sulla superficie|È torbida|È piena di foglie e petali}.</text:p>
          </table:table-cell>
          <table:table-cell/>
        </table:table-row>
        <table:table-row table:style-name="ro2">
          <table:table-cell office:value-type="string">
            <text:p>CultivableManagement-test-c6d4610c</text:p>
          </table:table-cell>
          <table:table-cell office:value-type="string">
            <text:p>&lt;i&gt;{~ Scava, portando con sé ogni cosa|Schiaccia foglie e sassi|Rimbomba tra i vasi}.</text:p>
          </table:table-cell>
          <table:table-cell/>
        </table:table-row>
        <table:table-row table:style-name="ro2">
          <table:table-cell office:value-type="string">
            <text:p>CultivableManagement-test-ad99b670</text:p>
          </table:table-cell>
          <table:table-cell office:value-type="string">
            <text:p> &lt;i&gt;Entro in fourthQuest. {fourthQuest: fourthQuest ora = true|fourthQuest = false}.</text:p>
          </table:table-cell>
          <table:table-cell office:value-type="string">
            <text:p>&lt;i&gt;Entro in fourthQuest. {fourthQuest: fourthQuest ora = true|fourthQuest = false}.</text:p>
          </table:table-cell>
        </table:table-row>
        <table:table-row table:style-name="ro1">
          <table:table-cell office:value-type="string">
            <text:p>CultivableManagement-test-873f3c15</text:p>
          </table:table-cell>
          <table:table-cell office:value-type="string">
            <text:p>&lt;i&gt;Le api...</text:p>
          </table:table-cell>
          <table:table-cell/>
        </table:table-row>
        <table:table-row table:style-name="ro2">
          <table:table-cell office:value-type="string">
            <text:p>CultivableManagement-test-64962f76</text:p>
          </table:table-cell>
          <table:table-cell office:value-type="string">
            <text:p>&lt;i&gt;{~Proteggono la regina|Si scambiano direzioni|Si puliscono a vicenda}.</text:p>
          </table:table-cell>
          <table:table-cell/>
        </table:table-row>
        <table:table-row table:style-name="ro2">
          <table:table-cell office:value-type="string">
            <text:p>CultivableManagement-test-ec6b53a0</text:p>
          </table:table-cell>
          <table:table-cell office:value-type="string">
            <text:p>&lt;i&gt;{~Danzano in sintonia|Cercano il sole|Spargono polline tra i fiori}.</text:p>
          </table:table-cell>
          <table:table-cell/>
        </table:table-row>
        <table:table-row table:style-name="ro2">
          <table:table-cell office:value-type="string">
            <text:p>CultivableManagement-test-1e3891bb</text:p>
          </table:table-cell>
          <table:table-cell office:value-type="string">
            <text:p> &lt;i&gt;Entro in fifthQuest. {fifthQuest: fifthQuest ora = true|fifthQuest = false}.</text:p>
          </table:table-cell>
          <table:table-cell office:value-type="string">
            <text:p>&lt;i&gt;Entro in fifthQuest. {fifthQuest: fifthQuest ora = true|fifthQuest = false}.</text:p>
          </table:table-cell>
        </table:table-row>
        <table:table-row table:style-name="ro1">
          <table:table-cell office:value-type="string">
            <text:p>CultivableManagement-test-3faaa30c</text:p>
          </table:table-cell>
          <table:table-cell office:value-type="string">
            <text:p>&lt;i&gt;Le formiche...</text:p>
          </table:table-cell>
          <table:table-cell/>
        </table:table-row>
        <table:table-row table:style-name="ro2">
          <table:table-cell office:value-type="string">
            <text:p>CultivableManagement-test-2899c392</text:p>
          </table:table-cell>
          <table:table-cell office:value-type="string">
            <text:p>&lt;i&gt;{~Lasciano tracce per le compagne|Accumulano cibo per l'inverno|Creano ponti di foglie}.</text:p>
          </table:table-cell>
          <table:table-cell/>
        </table:table-row>
        <table:table-row table:style-name="ro2">
          <table:table-cell office:value-type="string">
            <text:p>CultivableManagement-test-0d9503e8</text:p>
          </table:table-cell>
          <table:table-cell office:value-type="string">
            <text:p>&lt;i&gt;{~Pensano alle amiche perse|Ricordano ciò che non sono più|Si aggrappano ai sogni}.</text:p>
          </table:table-cell>
          <table:table-cell/>
        </table:table-row>
        <table:table-row table:style-name="ro2">
          <table:table-cell office:value-type="string">
            <text:p>CultivableManagement-test-40cae06c</text:p>
          </table:table-cell>
          <table:table-cell office:value-type="string">
            <text:p> Entro in sixfthQuest. {sixthQuest: &lt;i&gt;sixfthQuest ora = true|sixfthQuest = false}.</text:p>
          </table:table-cell>
          <table:table-cell office:value-type="string">
            <text:p>Entro in sixfthQuest. {sixthQuest: &lt;i&gt;sixfthQuest ora = true|sixfthQuest = false}.</text:p>
          </table:table-cell>
        </table:table-row>
        <table:table-row table:style-name="ro1">
          <table:table-cell office:value-type="string">
            <text:p>CultivableManagement-test-04c7fee0</text:p>
          </table:table-cell>
          <table:table-cell office:value-type="string">
            <text:p>&lt;i&gt;I sassi...</text:p>
          </table:table-cell>
          <table:table-cell/>
        </table:table-row>
        <table:table-row table:style-name="ro2">
          <table:table-cell office:value-type="string">
            <text:p>CultivableManagement-test-23e68d52</text:p>
          </table:table-cell>
          <table:table-cell office:value-type="string">
            <text:p>&lt;i&gt;{~Creano scale verso il cielo|Si fanno mura, protezione|Si scaldano fregandosi lentamente l'un l'altro}.</text:p>
          </table:table-cell>
          <table:table-cell/>
        </table:table-row>
        <table:table-row table:style-name="ro2">
          <table:table-cell office:value-type="string">
            <text:p>CultivableManagement-test-cfba821a</text:p>
          </table:table-cell>
          <table:table-cell office:value-type="string">
            <text:p>&lt;i&gt;{~Lasciano pezzi di sè sul terreno|Si lanciano contro porte serrate|Schiacciano noci per gli scoiattoli}.</text:p>
          </table:table-cell>
          <table:table-cell/>
        </table:table-row>
        <table:table-row table:style-name="ro2">
          <table:table-cell office:value-type="string">
            <text:p>CultivableManagement-test-de178eff</text:p>
          </table:table-cell>
          <table:table-cell office:value-type="string">
            <text:p> &lt;i&gt;Entro in seventhQuest. {seventhQuest: seventhQuest ora = true|seventhQuest = false}.</text:p>
          </table:table-cell>
          <table:table-cell office:value-type="string">
            <text:p>&lt;i&gt;Entro in seventhQuest. {seventhQuest: seventhQuest ora = true|seventhQuest = false}.</text:p>
          </table:table-cell>
        </table:table-row>
        <table:table-row table:style-name="ro1">
          <table:table-cell office:value-type="string">
            <text:p>CultivableManagement-test-c5aa6401</text:p>
          </table:table-cell>
          <table:table-cell office:value-type="string">
            <text:p>&lt;i&gt;La terra..</text:p>
          </table:table-cell>
          <table:table-cell/>
        </table:table-row>
        <table:table-row table:style-name="ro2">
          <table:table-cell office:value-type="string">
            <text:p>CultivableManagement-test-7a1e0a5e</text:p>
          </table:table-cell>
          <table:table-cell office:value-type="string">
            <text:p>&lt;i&gt;{~Avanza massaggiando le radici nodose delle quercie|Scivola, trascinando con sé i rospi|Asciutta, rotola a valle}.</text:p>
          </table:table-cell>
          <table:table-cell/>
        </table:table-row>
        <table:table-row table:style-name="ro2">
          <table:table-cell office:value-type="string">
            <text:p>CultivableManagement-test-224cc63f</text:p>
          </table:table-cell>
          <table:table-cell office:value-type="string">
            <text:p>&lt;i&gt;{~Tentenna sulla cima della collina|Si accumula inquieta lungo la strada|Si solleva dall'acqua, facendosi diga}.</text:p>
          </table:table-cell>
          <table:table-cell/>
        </table:table-row>
        <table:table-row table:style-name="ro2">
          <table:table-cell office:value-type="string">
            <text:p>CultivableManagement-test-a6545137</text:p>
          </table:table-cell>
          <table:table-cell office:value-type="string">
            <text:p> &lt;i&gt;Entro in eighthQuest. {eighthQuest: eighthQuest ora = true|eighthQuest = false}.</text:p>
          </table:table-cell>
          <table:table-cell office:value-type="string">
            <text:p>&lt;i&gt;Entro in eighthQuest. {eighthQuest: eighthQuest ora = true|eighthQuest = false}.</text:p>
          </table:table-cell>
        </table:table-row>
        <table:table-row table:style-name="ro1">
          <table:table-cell office:value-type="string">
            <text:p>CultivableManagement-test-68b4419b</text:p>
          </table:table-cell>
          <table:table-cell office:value-type="string">
            <text:p>&lt;i&gt;I cardellini...</text:p>
          </table:table-cell>
          <table:table-cell/>
        </table:table-row>
        <table:table-row table:style-name="ro2">
          <table:table-cell office:value-type="string">
            <text:p>CultivableManagement-test-b39bcfb2</text:p>
          </table:table-cell>
          <table:table-cell office:value-type="string">
            <text:p>&lt;i&gt;{~Svolazzano in stormi sopra alla foresta|Saltellano tra i rami del salice}.</text:p>
          </table:table-cell>
          <table:table-cell/>
        </table:table-row>
        <table:table-row table:style-name="ro2">
          <table:table-cell office:value-type="string">
            <text:p>CultivableManagement-test-646aca14</text:p>
          </table:table-cell>
          <table:table-cell office:value-type="string">
            <text:p>&lt;i&gt;{~Cantano i nomi dei compagni persi|Ricostruiscono i nidi di chi non c'è più|Controllano le vecchie scorte dell'inverno}.</text:p>
          </table:table-cell>
          <table:table-cell/>
        </table:table-row>
        <table:table-row table:style-name="ro2">
          <table:table-cell office:value-type="string">
            <text:p>CultivableManagement-test-31afb485</text:p>
          </table:table-cell>
          <table:table-cell office:value-type="string">
            <text:p> &lt;i&gt;Entro in ninthQuest. {ninthQuest: ninthQuest ora = true|ninthQuest = false}.</text:p>
          </table:table-cell>
          <table:table-cell office:value-type="string">
            <text:p>&lt;i&gt;Entro in ninthQuest. {ninthQuest: ninthQuest ora = true|ninthQuest = false}.</text:p>
          </table:table-cell>
        </table:table-row>
        <table:table-row table:style-name="ro1">
          <table:table-cell office:value-type="string">
            <text:p>CultivableManagement-test-172461e1</text:p>
          </table:table-cell>
          <table:table-cell office:value-type="string">
            <text:p>&lt;i&gt;Il cervo volante...</text:p>
          </table:table-cell>
          <table:table-cell/>
        </table:table-row>
        <table:table-row table:style-name="ro2">
          <table:table-cell office:value-type="string">
            <text:p>CultivableManagement-test-d7d71770</text:p>
          </table:table-cell>
          <table:table-cell office:value-type="string">
            <text:p>&lt;i&gt;{~Insegue l'odore di frutta matura|Scava nel legno lunghe gallerie|Trascina pensieri dimenticati}.</text:p>
          </table:table-cell>
          <table:table-cell/>
        </table:table-row>
        <table:table-row table:style-name="ro2">
          <table:table-cell office:value-type="string">
            <text:p>CultivableManagement-test-26a3b694</text:p>
          </table:table-cell>
          <table:table-cell office:value-type="string">
            <text:p>&lt;i&gt;{~Lotta temibile e inquieto|Spacca la crisalide, asciugandosi al vento}.</text:p>
          </table:table-cell>
          <table:table-cell/>
        </table:table-row>
        <table:table-row table:style-name="ro2">
          <table:table-cell office:value-type="string">
            <text:p>CultivableManagement-test-d5e809c6</text:p>
          </table:table-cell>
          <table:table-cell office:value-type="string">
            <text:p> &lt;i&gt;Entro in tenthQuest. {tenthQuest: tenthQuest ora = true|tenthQuest = false}.</text:p>
          </table:table-cell>
          <table:table-cell office:value-type="string">
            <text:p>&lt;i&gt;Entro in tenthQuest. {tenthQuest: tenthQuest ora = true|tenthQuest = false}.</text:p>
          </table:table-cell>
        </table:table-row>
        <table:table-row table:style-name="ro1">
          <table:table-cell office:value-type="string">
            <text:p>CultivableManagement-test-00f836ba</text:p>
          </table:table-cell>
          <table:table-cell office:value-type="string">
            <text:p>&lt;i&gt;Il sole...</text:p>
          </table:table-cell>
          <table:table-cell/>
        </table:table-row>
        <table:table-row table:style-name="ro2">
          <table:table-cell office:value-type="string">
            <text:p>CultivableManagement-test-f5273a67</text:p>
          </table:table-cell>
          <table:table-cell office:value-type="string">
            <text:p>&lt;i&gt;{~Mostra il cammino|Offre coraggio alle lucertole|Solleva goccie dalla palude silente}.</text:p>
          </table:table-cell>
          <table:table-cell/>
        </table:table-row>
        <table:table-row table:style-name="ro2">
          <table:table-cell office:value-type="string">
            <text:p>CultivableManagement-test-0b3d1d86</text:p>
          </table:table-cell>
          <table:table-cell office:value-type="string">
            <text:p>&lt;i&gt;{~Accresce gli steli delle lenticchie selvatiche|Scalda le uova del fagiano|Carezza le foglie verdi di primavera}.</text:p>
          </table:table-cell>
          <table:table-cell/>
        </table:table-row>
        <table:table-row table:style-name="ro2">
          <table:table-cell office:value-type="string">
            <text:p>CultivableManagement-test-f14419a3</text:p>
          </table:table-cell>
          <table:table-cell office:value-type="string">
            <text:p> &lt;i&gt;Entro in eleventhQuest. {eleventhQuest: eleventhQuest ora = true|eleventhQuest = false}.</text:p>
          </table:table-cell>
          <table:table-cell office:value-type="string">
            <text:p>&lt;i&gt;Entro in eleventhQuest. {eleventhQuest: eleventhQuest ora = true|eleventhQuest = false}.</text:p>
          </table:table-cell>
        </table:table-row>
        <table:table-row table:style-name="ro1">
          <table:table-cell office:value-type="string">
            <text:p>CultivableManagement-test-c14b8759</text:p>
          </table:table-cell>
          <table:table-cell office:value-type="string">
            <text:p>&lt;i&gt;La notte...</text:p>
          </table:table-cell>
          <table:table-cell/>
        </table:table-row>
        <table:table-row table:style-name="ro2">
          <table:table-cell office:value-type="string">
            <text:p>CultivableManagement-test-b35c25cb</text:p>
          </table:table-cell>
          <table:table-cell office:value-type="string">
            <text:p>&lt;i&gt;{~Nasconde i sotterfugi delle falene|Raccoglie i baci delle amanti|Accompagna i ghiri nello spazio del sogno}.</text:p>
          </table:table-cell>
          <table:table-cell/>
        </table:table-row>
        <table:table-row table:style-name="ro2">
          <table:table-cell office:value-type="string">
            <text:p>CultivableManagement-test-34fd8932</text:p>
          </table:table-cell>
          <table:table-cell office:value-type="string">
            <text:p>&lt;i&gt;{~Nasconde nomi amati tra le nuvole|Riempie di ricordi i sogni della lepre|Asciuga le lacrime tristi del riccio}.</text:p>
          </table:table-cell>
          <table:table-cell/>
        </table:table-row>
        <table:table-row table:style-name="ro2">
          <table:table-cell office:value-type="string">
            <text:p>CultivableManagement-test-1acf23e4</text:p>
          </table:table-cell>
          <table:table-cell office:value-type="string">
            <text:p> &lt;i&gt;Entro in twelfthQuest. {twelfthQuest: twelfthQuest ora = true|twelfthQuest = false}.</text:p>
          </table:table-cell>
          <table:table-cell office:value-type="string">
            <text:p>&lt;i&gt;Entro in twelfthQuest. {twelfthQuest: twelfthQuest ora = true|twelfthQuest = false}.</text:p>
          </table:table-cell>
        </table:table-row>
        <table:table-row table:style-name="ro1">
          <table:table-cell office:value-type="string">
            <text:p>CultivableManagement-test-99276bf3</text:p>
          </table:table-cell>
          <table:table-cell office:value-type="string">
            <text:p>&lt;i&gt;La neve...</text:p>
          </table:table-cell>
          <table:table-cell/>
        </table:table-row>
        <table:table-row table:style-name="ro2">
          <table:table-cell office:value-type="string">
            <text:p>CultivableManagement-test-ac24efb8</text:p>
          </table:table-cell>
          <table:table-cell office:value-type="string">
            <text:p>&lt;i&gt;{~Nasconde allo stambecco il burrone|Spinge ai confini del parco|Piega le punte degli abeti più alti}.</text:p>
          </table:table-cell>
          <table:table-cell/>
        </table:table-row>
        <table:table-row table:style-name="ro1">
          <table:table-cell office:value-type="string">
            <text:p>CultivableManagement-test-d0231b42</text:p>
          </table:table-cell>
          <table:table-cell office:value-type="string">
            <text:p>&lt;i&gt;{~Schiaccia i nidi delle tortore|Tradisce il passo della volpe}.</text:p>
          </table:table-cell>
          <table:table-cell/>
        </table:table-row>
        <table:table-row table:style-name="ro2">
          <table:table-cell office:value-type="string">
            <text:p>CultivableManagement-test-8de5be62</text:p>
          </table:table-cell>
          <table:table-cell office:value-type="string">
            <text:p> &lt;i&gt;Entro in thirteenthQuest. {thirteenthQuest: thirteenthQuest ora = true|thirteenthQuest = false}.</text:p>
          </table:table-cell>
          <table:table-cell office:value-type="string">
            <text:p>&lt;i&gt;Entro in thirteenthQuest. {thirteenthQuest: thirteenthQuest ora = true|thirteenthQuest = false}.</text:p>
          </table:table-cell>
        </table:table-row>
        <table:table-row table:style-name="ro2">
          <table:table-cell office:value-type="string">
            <text:p>CultivableManagement-test-903a4be4</text:p>
          </table:table-cell>
          <table:table-cell office:value-type="string">
            <text:p> &lt;i&gt;Il riscrittore...|{pronouns has her:&lt;i&gt;La riscrittora...|&lt;i&gt;Lə riscrittorə...}</text:p>
          </table:table-cell>
          <table:table-cell/>
        </table:table-row>
        <table:table-row table:style-name="ro4">
          <table:table-cell office:value-type="string">
            <text:p>CultivableManagement-test-742e14a3</text:p>
          </table:table-cell>
          <table:table-cell office:value-type="string">
            <text:p>&lt;i&gt;{~Assapora sulla lingua il sapore del cambiamento|Sente sulle mani un accesso di futuro|Freme nel lanciarsi verso ciò che arriverà}.</text:p>
          </table:table-cell>
          <table:table-cell/>
        </table:table-row>
        <table:table-row table:style-name="ro2">
          <table:table-cell office:value-type="string">
            <text:p>CultivableManagement-test-df440f79</text:p>
          </table:table-cell>
          <table:table-cell office:value-type="string">
            <text:p>&lt;i&gt;{~Indugia su ciò che è stato|Trova conforto nel ricordo di ciò che era|Si chiede dove sia casa}.</text:p>
          </table:table-cell>
          <table:table-cell/>
        </table:table-row>
        <table:table-row table:style-name="ro2">
          <table:table-cell office:value-type="string">
            <text:p>CultivableManagement-test-62fe231c</text:p>
          </table:table-cell>
          <table:table-cell office:value-type="string">
            <text:p> &lt;i&gt;Entro in fourteenthQuest. {fourteenthQuest: fourteenthQuest ora = true|fourteenthQuest = false}.</text:p>
          </table:table-cell>
          <table:table-cell office:value-type="string">
            <text:p>&lt;i&gt;Entro in fourteenthQuest. {fourteenthQuest: fourteenthQuest ora = true|fourteenthQuest = false}.</text:p>
          </table:table-cell>
        </table:table-row>
        <table:table-row table:style-name="ro1">
          <table:table-cell office:value-type="string">
            <text:p>CultivableManagement-test-c3c0e949</text:p>
          </table:table-cell>
          <table:table-cell office:value-type="string">
            <text:p>&lt;i&gt;La serra...</text:p>
          </table:table-cell>
          <table:table-cell/>
        </table:table-row>
        <table:table-row table:style-name="ro4">
          <table:table-cell office:value-type="string">
            <text:p>CultivableManagement-test-96a67b16</text:p>
          </table:table-cell>
          <table:table-cell office:value-type="string">
            <text:p>&lt;i&gt;{~Brama la crescita di una nuova pianta|Gioisce per l'erbetta che cresce tra le travi|Spalanca le sue porte a nuove sementi}.</text:p>
          </table:table-cell>
          <table:table-cell/>
        </table:table-row>
        <table:table-row table:style-name="ro1">
          <table:table-cell office:value-type="string">
            <text:p>CultivableManagement-test-12b27f70</text:p>
          </table:table-cell>
          <table:table-cell office:value-type="string">
            <text:p>&lt;i&gt;{~Scaccia cimici e cavallette|Acceca il corvo ingordo}.</text:p>
          </table:table-cell>
          <table:table-cell/>
        </table:table-row>
        <table:table-row table:style-name="ro1">
          <table:table-cell office:value-type="string">
            <text:p>CultivableManagement-results-9949b6b9</text:p>
          </table:table-cell>
          <table:table-cell office:value-type="string">
            <text:p> &lt;i&gt;Entro in results.</text:p>
          </table:table-cell>
          <table:table-cell office:value-type="string">
            <text:p>&lt;i&gt;Entro in results.</text:p>
          </table:table-cell>
        </table:table-row>
        <table:table-row table:style-name="ro1">
          <table:table-cell office:value-type="string">
            <text:p>CultivableManagement-results-b2789583</text:p>
          </table:table-cell>
          <table:table-cell office:value-type="string">
            <text:p> &lt;i&gt;Il valore di cropsType è {cropsType}.</text:p>
          </table:table-cell>
          <table:table-cell office:value-type="string">
            <text:p>&lt;i&gt;Il valore di cropsType è {cropsType}.</text:p>
          </table:table-cell>
        </table:table-row>
        <table:table-row table:style-name="ro2">
          <table:table-cell office:value-type="string">
            <text:p>CultivableManagement-results-db07eb06</text:p>
          </table:table-cell>
          <table:table-cell office:value-type="string">
            <text:p> &lt;i&gt;Non ci sono elementi in comune tra le liste o una delle liste è vuota, e quindi pesco il coltivabile dal backup.</text:p>
          </table:table-cell>
          <table:table-cell office:value-type="string">
            <text:p>&lt;i&gt;Non ci sono elementi in comune tra le liste o una delle liste è vuota, e quindi pesco il coltivabile dal backup.</text:p>
          </table:table-cell>
        </table:table-row>
        <table:table-row table:style-name="ro1">
          <table:table-cell office:value-type="string">
            <text:p>CultivableManagement-results-f4100f0d</text:p>
          </table:table-cell>
          <table:table-cell office:value-type="string">
            <text:p> &lt;i&gt;Il fungo proposto è {chosenCultivable}.</text:p>
          </table:table-cell>
          <table:table-cell office:value-type="string">
            <text:p>&lt;i&gt;Il fungo proposto è {chosenCultivable}.</text:p>
          </table:table-cell>
        </table:table-row>
        <table:table-row table:style-name="ro2">
          <table:table-cell office:value-type="string">
            <text:p>CultivableManagement-results-5c9a4a5e</text:p>
          </table:table-cell>
          <table:table-cell office:value-type="string">
            <text:p> &lt;i&gt;Le due liste hanno ancora elementi coltivabili, e per questo pesco dalla loro intersezione.</text:p>
          </table:table-cell>
          <table:table-cell office:value-type="string">
            <text:p>&lt;i&gt;Le due liste hanno ancora elementi coltivabili, e per questo pesco dalla loro intersezione.</text:p>
          </table:table-cell>
        </table:table-row>
        <table:table-row table:style-name="ro2">
          <table:table-cell office:value-type="string">
            <text:p>CultivableManagement-results-9ea9e4ab</text:p>
          </table:table-cell>
          <table:table-cell office:value-type="string">
            <text:p> &lt;i&gt;backupCultivable contiene {chosenCultivable} e per questo lo rimuovo</text:p>
          </table:table-cell>
          <table:table-cell office:value-type="string">
            <text:p>&lt;i&gt;backupCultivable contiene {chosenCultivable} e per questo lo rimuovo</text:p>
          </table:table-cell>
        </table:table-row>
        <table:table-row table:style-name="ro2">
          <table:table-cell office:value-type="string">
            <text:p>CultivableManagement-results-1704cfab</text:p>
          </table:table-cell>
          <table:table-cell office:value-type="string">
            <text:p> &lt;i&gt;backupCultivable non contiene {chosenCultivable} e per questo rilancio "results".</text:p>
          </table:table-cell>
          <table:table-cell office:value-type="string">
            <text:p>&lt;i&gt;backupCultivable non contiene {chosenCultivable} e per questo rilancio "results".</text:p>
          </table:table-cell>
        </table:table-row>
        <table:table-row table:style-name="ro1">
          <table:table-cell office:value-type="string">
            <text:p>CultivableManagement-results-f946d216</text:p>
          </table:table-cell>
          <table:table-cell office:value-type="string">
            <text:p> &lt;i&gt; Il fungo proposto è {chosenCultivable}.</text:p>
          </table:table-cell>
          <table:table-cell office:value-type="string">
            <text:p>&lt;i&gt; Il fungo proposto è {chosenCultivable}.</text:p>
          </table:table-cell>
        </table:table-row>
        <table:table-row table:style-name="ro2">
          <table:table-cell office:value-type="string">
            <text:p>CultivableManagement-results-fbe853da</text:p>
          </table:table-cell>
          <table:table-cell office:value-type="string">
            <text:p> &lt;i&gt; backupCultivable non contiene {chosenCultivable} e per questo rilancio "results".</text:p>
          </table:table-cell>
          <table:table-cell office:value-type="string">
            <text:p>&lt;i&gt; backupCultivable non contiene {chosenCultivable} e per questo rilancio "results".</text:p>
          </table:table-cell>
        </table:table-row>
        <table:table-row table:style-name="ro2">
          <table:table-cell office:value-type="string">
            <text:p>CultivableManagement-results-4d48b705</text:p>
          </table:table-cell>
          <table:table-cell office:value-type="string">
            <text:p> &lt;i&gt; backupCultivable contiene {chosenCultivable} e per questo lo rimuovo</text:p>
          </table:table-cell>
          <table:table-cell office:value-type="string">
            <text:p>&lt;i&gt; backupCultivable contiene {chosenCultivable} e per questo lo rimuovo</text:p>
          </table:table-cell>
        </table:table-row>
        <table:table-row table:style-name="ro2">
          <table:table-cell office:value-type="string">
            <text:p>CultivableManagement-results-b24d71c8</text:p>
          </table:table-cell>
          <table:table-cell office:value-type="string">
            <text:p>&lt;i&gt;backupCultivable non contiene {chosenCultivable} e per questo rilancio "results".</text:p>
          </table:table-cell>
          <table:table-cell office:value-type="string">
            <text:p>&lt;i&gt;backupCultivable non contiene {chosenCultivable} e per questo rilancio "results".</text:p>
          </table:table-cell>
        </table:table-row>
        <table:table-row table:style-name="ro2">
          <table:table-cell office:value-type="string">
            <text:p>CultivableManagement-results-89eef81f</text:p>
          </table:table-cell>
          <table:table-cell office:value-type="string">
            <text:p> &lt;i&gt; Le due liste hanno ancora elementi coltivabili, e per questo pesco dalla loro intersezione.</text:p>
          </table:table-cell>
          <table:table-cell office:value-type="string">
            <text:p>&lt;i&gt; Le due liste hanno ancora elementi coltivabili, e per questo pesco dalla loro intersezione.</text:p>
          </table:table-cell>
        </table:table-row>
        <table:table-row table:style-name="ro2">
          <table:table-cell office:value-type="string">
            <text:p>CultivableManagement-results-2e7569d3</text:p>
          </table:table-cell>
          <table:table-cell office:value-type="string">
            <text:p>&lt;i&gt;Le due liste hanno ancora elementi coltivabili, e per questo pesco dalla loro intersezione.</text:p>
          </table:table-cell>
          <table:table-cell office:value-type="string">
            <text:p>&lt;i&gt;Le due liste hanno ancora elementi coltivabili, e per questo pesco dalla loro intersezione.</text:p>
          </table:table-cell>
        </table:table-row>
        <table:table-row table:style-name="ro2">
          <table:table-cell office:value-type="string">
            <text:p>CultivableManagement-results-59a86145</text:p>
          </table:table-cell>
          <table:table-cell office:value-type="string">
            <text:p>&lt;i&gt;Non ci sono elementi in comune tra le liste o una delle liste è vuota, e quindi pesco il coltivabile dal backup.</text:p>
          </table:table-cell>
          <table:table-cell office:value-type="string">
            <text:p>&lt;i&gt;Non ci sono elementi in comune tra le liste o una delle liste è vuota, e quindi pesco il coltivabile dal backup.</text:p>
          </table:table-cell>
        </table:table-row>
        <table:table-row table:style-name="ro1">
          <table:table-cell office:value-type="string">
            <text:p>CultivableManagement-results-a39e128a</text:p>
          </table:table-cell>
          <table:table-cell office:value-type="string">
            <text:p> &lt;i&gt;il fungo proposto è {chosenCultivable}.</text:p>
          </table:table-cell>
          <table:table-cell office:value-type="string">
            <text:p>&lt;i&gt;il fungo proposto è {chosenCultivable}.</text:p>
          </table:table-cell>
        </table:table-row>
        <table:table-row table:style-name="ro2">
          <table:table-cell office:value-type="string">
            <text:p>CultivableManagement-results-ef7981ba</text:p>
          </table:table-cell>
          <table:table-cell office:value-type="string">
            <text:p> &lt;i&gt;Passo da else nella lista cropsType perché non c'è un fungo adatto.</text:p>
          </table:table-cell>
          <table:table-cell office:value-type="string">
            <text:p>&lt;i&gt;Passo da else nella lista cropsType perché non c'è un fungo adatto.</text:p>
          </table:table-cell>
        </table:table-row>
        <table:table-row table:style-name="ro1">
          <table:table-cell office:value-type="string">
            <text:p>CultivableManagement-results-5331f853</text:p>
          </table:table-cell>
          <table:table-cell office:value-type="string">
            <text:p> Il fungo proposto è {chosenCultivable}.</text:p>
          </table:table-cell>
          <table:table-cell office:value-type="string">
            <text:p>Il fungo proposto è {chosenCultivable}.</text:p>
          </table:table-cell>
        </table:table-row>
        <table:table-row table:style-name="ro5">
          <table:table-cell office:value-type="string">
            <text:p>CultivableManagement-da_lista_a_coltivazioni-8104701f</text:p>
          </table:table-cell>
          <table:table-cell office:value-type="string">
            <text:p> &lt;i&gt;Entro in da_lista_a_coltivazioni. Il valore di counter è {counter}, il valore di growing è {growing}. firstQuest è {firstQuest}, secondQuest è {secondQuest}, thirdQuest è {thirdQuest}.</text:p>
          </table:table-cell>
          <table:table-cell office:value-type="string">
            <text:p>&lt;i&gt;Entro in da_lista_a_coltivazioni. Il valore di counter è {counter}, il valore di growing è {growing}. firstQuest è {firstQuest}, secondQuest è {secondQuest}, thirdQuest è {thirdQuest}.</text:p>
          </table:table-cell>
        </table:table-row>
        <table:table-row table:style-name="ro1">
          <table:table-cell office:value-type="string">
            <text:p>CultivableManagement-da_lista_a_coltivazioni-4e944148</text:p>
          </table:table-cell>
          <table:table-cell office:value-type="string">
            <text:p> &lt;i&gt;Gli elementi ancora coltivabili sono: {backupCultivable}.</text:p>
          </table:table-cell>
          <table:table-cell office:value-type="string">
            <text:p>&lt;i&gt;Gli elementi ancora coltivabili sono: {backupCultivable}.&lt;i&gt;</text:p>
          </table:table-cell>
        </table:table-row>
        <table:table-row table:style-name="ro2">
          <table:table-cell office:value-type="string">
            <text:p>CultivableManagement-da_lista_a_coltivazioni-805650c5</text:p>
          </table:table-cell>
          <table:table-cell office:value-type="string">
            <text:p> &lt;i&gt;Svuoto lista tipo Coltivazioni. Il contenuto di tipo Coltivazioni ora è {cropsType}.</text:p>
          </table:table-cell>
          <table:table-cell office:value-type="string">
            <text:p>&lt;i&gt;Svuoto lista tipo Coltivazioni. Il contenuto di tipo Coltivazioni ora è {cropsType}.</text:p>
          </table:table-cell>
        </table:table-row>
        <table:table-row table:style-name="ro2">
          <table:table-cell office:value-type="string">
            <text:p>CultivableManagement-da_lista_a_coltivazioni-bbb01094</text:p>
          </table:table-cell>
          <table:table-cell office:value-type="string">
            <text:p> &lt;i&gt;Svuoto lista firstAnswerTracker. Il contenuto di tipo firstAnswerTracker ora è {firstAnswerTracker==(): vuota|piena}.</text:p>
          </table:table-cell>
          <table:table-cell office:value-type="string">
            <text:p>&lt;i&gt;Svuoto lista firstAnswerTracker. Il contenuto di tipo firstAnswerTracker ora è {firstAnswerTracker==(): vuota|piena}.</text:p>
          </table:table-cell>
        </table:table-row>
        <table:table-row table:style-name="ro2">
          <table:table-cell office:value-type="string">
            <text:p>CultivableManagement-remove_fungo_proposto-d3411f26</text:p>
          </table:table-cell>
          <table:table-cell office:value-type="string">
            <text:p> &lt;i&gt;Passo dalla funzione remove_fungo_proposto e rimuovo {chosenCultivable} da:</text:p>
          </table:table-cell>
          <table:table-cell office:value-type="string">
            <text:p>&lt;i&gt;Passo dalla funzione remove_fungo_proposto e rimuovo {chosenCultivable} da:</text:p>
          </table:table-cell>
        </table:table-row>
        <table:table-row table:style-name="ro1">
          <table:table-cell office:value-type="string">
            <text:p>CultivableManagement-remove_fungo_proposto-70858788</text:p>
          </table:table-cell>
          <table:table-cell office:value-type="string">
            <text:p> &lt;i&gt;piante ricordo.</text:p>
          </table:table-cell>
          <table:table-cell office:value-type="string">
            <text:p>&lt;i&gt;piante ricordo.</text:p>
          </table:table-cell>
        </table:table-row>
        <table:table-row table:style-name="ro1">
          <table:table-cell office:value-type="string">
            <text:p>CultivableManagement-remove_fungo_proposto-c7150e86</text:p>
          </table:table-cell>
          <table:table-cell office:value-type="string">
            <text:p> &lt;i&gt;piante novità.</text:p>
          </table:table-cell>
          <table:table-cell office:value-type="string">
            <text:p>&lt;i&gt;piante novità.</text:p>
          </table:table-cell>
        </table:table-row>
        <table:table-row table:style-name="ro1">
          <table:table-cell office:value-type="string">
            <text:p>CultivableManagement-remove_fungo_proposto-33e4b10a</text:p>
          </table:table-cell>
          <table:table-cell office:value-type="string">
            <text:p> &lt;i&gt;piante collaborazione.</text:p>
          </table:table-cell>
          <table:table-cell office:value-type="string">
            <text:p>&lt;i&gt;piante collaborazione.</text:p>
          </table:table-cell>
        </table:table-row>
        <table:table-row table:style-name="ro1">
          <table:table-cell office:value-type="string">
            <text:p>CultivableManagement-remove_fungo_proposto-4063207c</text:p>
          </table:table-cell>
          <table:table-cell office:value-type="string">
            <text:p> &lt;i&gt;piante ciclicità.</text:p>
          </table:table-cell>
          <table:table-cell office:value-type="string">
            <text:p>&lt;i&gt;piante ciclicità.</text:p>
          </table:table-cell>
        </table:table-row>
        <table:table-row table:style-name="ro1">
          <table:table-cell office:value-type="string">
            <text:p>CultivableManagement-remove_fungo_proposto-63a15170</text:p>
          </table:table-cell>
          <table:table-cell office:value-type="string">
            <text:p> &lt;i&gt;piante indipendenza.</text:p>
          </table:table-cell>
          <table:table-cell office:value-type="string">
            <text:p>&lt;i&gt;piante indipendenza.</text:p>
          </table:table-cell>
        </table:table-row>
        <table:table-row table:style-name="ro1">
          <table:table-cell office:value-type="string">
            <text:p>CultivableManagement-remove_fungo_proposto-d5351193</text:p>
          </table:table-cell>
          <table:table-cell office:value-type="string">
            <text:p> &lt;i&gt;piante cancellazione.</text:p>
          </table:table-cell>
          <table:table-cell office:value-type="string">
            <text:p>&lt;i&gt;piante cancellazione.</text:p>
          </table:table-cell>
        </table:table-row>
        <table:table-row table:style-name="ro1">
          <table:table-cell office:value-type="string">
            <text:p>CultivableManagement-remove_fungo_proposto-a82d6f2c</text:p>
          </table:table-cell>
          <table:table-cell office:value-type="string">
            <text:p> &lt;i&gt;backup Coltivabili.</text:p>
          </table:table-cell>
          <table:table-cell office:value-type="string">
            <text:p>&lt;i&gt;backup Coltivabili.</text:p>
          </table:table-cell>
        </table:table-row>
        <table:table-row table:style-name="ro5">
          <table:table-cell office:value-type="string">
            <text:p>GreenhouseMiddlePath-greenhouse_middle_path-fc530717</text:p>
          </table:table-cell>
          <table:table-cell office:value-type="string">
            <text:p>{greenhouse_middle_path== 1: &lt;i&gt;Spazi aperti, insetti, e ninfee galleggianti&lt;/i&gt;|&lt;i&gt;{~Il cammino è ricco dell'odore dei funghi|Il cammino è luce|Lontana, la serra si rinfresca all'ombra dei monti|Lo stagno brulica di vita}&lt;/i&gt;}.</text:p>
          </table:table-cell>
          <table:table-cell/>
        </table:table-row>
        <table:table-row table:style-name="ro1">
          <table:table-cell office:value-type="string">
            <text:p>GreenhouseMiddlePath-greenhouse_middle_path-e4b83e48</text:p>
          </table:table-cell>
          <table:table-cell office:value-type="string">
            <text:p>Mi guardo attorno.</text:p>
          </table:table-cell>
          <table:table-cell/>
        </table:table-row>
        <table:table-row table:style-name="ro1">
          <table:table-cell office:value-type="string">
            <text:p>GreenhouseMiddlePath-the_frog-685e1160</text:p>
          </table:table-cell>
          <table:table-cell office:value-type="string">
            <text:p>TheFrog</text:p>
          </table:table-cell>
          <table:table-cell office:value-type="string">
            <text:p>TheFrog</text:p>
          </table:table-cell>
        </table:table-row>
        <table:table-row table:style-name="ro1">
          <table:table-cell office:value-type="string">
            <text:p>GreenhouseMiddlePath-the_frog-6b400e4a</text:p>
          </table:table-cell>
          <table:table-cell office:value-type="string">
            <text:p>&lt;i&gt;Una rana bluastra ti osserva incuriosita.&lt;/i&gt;</text:p>
          </table:table-cell>
          <table:table-cell/>
        </table:table-row>
        <table:table-row table:style-name="ro1">
          <table:table-cell office:value-type="string">
            <text:p>GreenhouseMiddlePath-the_frog-ff2b35c8</text:p>
          </table:table-cell>
          <table:table-cell office:value-type="string">
            <text:p>La Rana Parlante: Cra Cra</text:p>
          </table:table-cell>
          <table:table-cell/>
        </table:table-row>
        <table:table-row table:style-name="ro1">
          <table:table-cell office:value-type="string">
            <text:p>GreenhouseMiddlePath-the_frog-9fb67d06</text:p>
          </table:table-cell>
          <table:table-cell office:value-type="string">
            <text:p>La Rana Parlante: Cra</text:p>
          </table:table-cell>
          <table:table-cell/>
        </table:table-row>
        <table:table-row table:style-name="ro1">
          <table:table-cell office:value-type="string">
            <text:p>GreenhouseMiddlePath-the_frog-5a482c72</text:p>
          </table:table-cell>
          <table:table-cell office:value-type="string">
            <text:p>La Rana Parlante: Cra?</text:p>
          </table:table-cell>
          <table:table-cell/>
        </table:table-row>
        <table:table-row table:style-name="ro1">
          <table:table-cell office:value-type="string">
            <text:p>GreenhouseMiddlePath-the_frog-2d38c407</text:p>
          </table:table-cell>
          <table:table-cell office:value-type="string">
            <text:p> dice che hai un regalo per me.</text:p>
          </table:table-cell>
          <table:table-cell/>
        </table:table-row>
        <table:table-row table:style-name="ro1">
          <table:table-cell office:value-type="string">
            <text:p>GreenhouseMiddlePath-the_frog-47145a70</text:p>
          </table:table-cell>
          <table:table-cell office:value-type="string">
            <text:p>&lt;i&gt;La rana si silenza per un istante.&lt;/i&gt;</text:p>
          </table:table-cell>
          <table:table-cell/>
        </table:table-row>
        <table:table-row table:style-name="ro1">
          <table:table-cell office:value-type="string">
            <text:p>GreenhouseMiddlePath-the_frog-9f7b66ee</text:p>
          </table:table-cell>
          <table:table-cell office:value-type="string">
            <text:p>La Rana Parlante: Cra Cra Cra!</text:p>
          </table:table-cell>
          <table:table-cell/>
        </table:table-row>
        <table:table-row table:style-name="ro1">
          <table:table-cell office:value-type="string">
            <text:p>GreenhouseMiddlePath-the_frog-01756072</text:p>
          </table:table-cell>
          <table:table-cell office:value-type="string">
            <text:p>La Rana Parlante: Crrrrrrrrrrra!</text:p>
          </table:table-cell>
          <table:table-cell/>
        </table:table-row>
        <table:table-row table:style-name="ro2">
          <table:table-cell office:value-type="string">
            <text:p>GreenhouseMiddlePath-the_frog-05c2354e</text:p>
          </table:table-cell>
          <table:table-cell office:value-type="string">
            <text:p>&lt;i&gt;La rana sta dicendo che spesso il ragazzino viene sulle sponde dello stagno e chiacchiera.&lt;/i&gt;</text:p>
          </table:table-cell>
          <table:table-cell/>
        </table:table-row>
        <table:table-row table:style-name="ro1">
          <table:table-cell office:value-type="string">
            <text:p>GreenhouseMiddlePath-the_frog-37a9596e</text:p>
          </table:table-cell>
          <table:table-cell office:value-type="string">
            <text:p>&lt;i&gt;E mentre chiacchiera si lamenta degli adulti.&lt;/i&gt;</text:p>
          </table:table-cell>
          <table:table-cell/>
        </table:table-row>
        <table:table-row table:style-name="ro1">
          <table:table-cell office:value-type="string">
            <text:p>GreenhouseMiddlePath-the_frog-761c81ff</text:p>
          </table:table-cell>
          <table:table-cell office:value-type="string">
            <text:p>La Rana Parlante: Craac!</text:p>
          </table:table-cell>
          <table:table-cell/>
        </table:table-row>
        <table:table-row table:style-name="ro1">
          <table:table-cell office:value-type="string">
            <text:p>GreenhouseMiddlePath-the_frog-27bfb9b8</text:p>
          </table:table-cell>
          <table:table-cell office:value-type="string">
            <text:p>&lt;i&gt;Tranne della nonna e del fratello.&lt;/i&gt;</text:p>
          </table:table-cell>
          <table:table-cell/>
        </table:table-row>
        <table:table-row table:style-name="ro1">
          <table:table-cell office:value-type="string">
            <text:p>GreenhouseMiddlePath-the_frog-282993f7</text:p>
          </table:table-cell>
          <table:table-cell office:value-type="string">
            <text:p>La Rana Parlante: Cra!</text:p>
          </table:table-cell>
          <table:table-cell/>
        </table:table-row>
        <table:table-row table:style-name="ro2">
          <table:table-cell office:value-type="string">
            <text:p>GreenhouseMiddlePath-the_frog-9ce50f99</text:p>
          </table:table-cell>
          <table:table-cell office:value-type="string">
            <text:p>&lt;i&gt;Al bambino non piacciono gli adulti perché non sono coerenti.&lt;/i&gt;</text:p>
          </table:table-cell>
          <table:table-cell/>
        </table:table-row>
        <table:table-row table:style-name="ro4">
          <table:table-cell office:value-type="string">
            <text:p>GreenhouseMiddlePath-the_frog-c0abd05e</text:p>
          </table:table-cell>
          <table:table-cell office:value-type="string">
            <text:p>&lt;i&gt;Secondo la rana il modo migliore per conquistarlo non è per forza dargli ragione: è avere una direzione nelle cose che gli dici.&lt;/i&gt;</text:p>
          </table:table-cell>
          <table:table-cell/>
        </table:table-row>
        <table:table-row table:style-name="ro1">
          <table:table-cell office:value-type="string">
            <text:p>GreenhouseMiddlePath-the_frog-0c29beec</text:p>
          </table:table-cell>
          <table:table-cell office:value-type="string">
            <text:p>La Rana Parlante: Cracak Craac Cra.</text:p>
          </table:table-cell>
          <table:table-cell/>
        </table:table-row>
        <table:table-row table:style-name="ro1">
          <table:table-cell office:value-type="string">
            <text:p>GreenhouseMiddlePath-the_frog-e46e1d31</text:p>
          </table:table-cell>
          <table:table-cell office:value-type="string">
            <text:p>&lt;i&gt;Ma che sta anche a te decidere che fare alla fine.&lt;/i&gt;</text:p>
          </table:table-cell>
          <table:table-cell/>
        </table:table-row>
        <table:table-row table:style-name="ro1">
          <table:table-cell office:value-type="string">
            <text:p>GreenhouseMiddlePath-the_frog-85926e07</text:p>
          </table:table-cell>
          <table:table-cell office:value-type="string">
            <text:p>&lt;i&gt;E che se serve può aiutarti ancora, in futuro.&lt;/i&gt;</text:p>
          </table:table-cell>
          <table:table-cell/>
        </table:table-row>
        <table:table-row table:style-name="ro1">
          <table:table-cell office:value-type="string">
            <text:p>GreenhouseMiddlePath-the_frog-011f4d83</text:p>
          </table:table-cell>
          <table:table-cell office:value-type="string">
            <text:p>&lt;i&gt;Ma ora ha fame.&lt;/i&gt;</text:p>
          </table:table-cell>
          <table:table-cell/>
        </table:table-row>
        <table:table-row table:style-name="ro1">
          <table:table-cell office:value-type="string">
            <text:p>GreenhouseMiddlePath-the_frog-c20197b6</text:p>
          </table:table-cell>
          <table:table-cell office:value-type="string">
            <text:p>La Rana Parlante: Crac!</text:p>
          </table:table-cell>
          <table:table-cell/>
        </table:table-row>
        <table:table-row table:style-name="ro1">
          <table:table-cell office:value-type="string">
            <text:p>GreenhouseMiddlePath-the_frog-b13dcef4</text:p>
          </table:table-cell>
          <table:table-cell office:value-type="string">
            <text:p>Puoi aiutarmi anche per {charNameOne}?</text:p>
          </table:table-cell>
          <table:table-cell/>
        </table:table-row>
        <table:table-row table:style-name="ro1">
          <table:table-cell office:value-type="string">
            <text:p>GreenhouseMiddlePath-the_frog-6caf5188</text:p>
          </table:table-cell>
          <table:table-cell office:value-type="string">
            <text:p>&lt;i&gt;La rana sembra rifletterci.&lt;/i&gt;</text:p>
          </table:table-cell>
          <table:table-cell/>
        </table:table-row>
        <table:table-row table:style-name="ro1">
          <table:table-cell office:value-type="string">
            <text:p>GreenhouseMiddlePath-the_frog-c60614c4</text:p>
          </table:table-cell>
          <table:table-cell office:value-type="string">
            <text:p>La Rana Parlante: Cra.</text:p>
          </table:table-cell>
          <table:table-cell/>
        </table:table-row>
        <table:table-row table:style-name="ro2">
          <table:table-cell office:value-type="string">
            <text:p>GreenhouseMiddlePath-the_frog-277a8463</text:p>
          </table:table-cell>
          <table:table-cell office:value-type="string">
            <text:p>&lt;i&gt;La rana accetta, ma non promette di essere così disponibile in futuro.&lt;/i&gt;</text:p>
          </table:table-cell>
          <table:table-cell/>
        </table:table-row>
        <table:table-row table:style-name="ro1">
          <table:table-cell office:value-type="string">
            <text:p>GreenhouseMiddlePath-the_frog-78d88e0c</text:p>
          </table:table-cell>
          <table:table-cell office:value-type="string">
            <text:p>La Rana Parlante: CRRRRRRACC. Crac. Cra?</text:p>
          </table:table-cell>
          <table:table-cell/>
        </table:table-row>
        <table:table-row table:style-name="ro2">
          <table:table-cell office:value-type="string">
            <text:p>GreenhouseMiddlePath-the_frog-455a6504</text:p>
          </table:table-cell>
          <table:table-cell office:value-type="string">
            <text:p>&lt;i&gt;L'unica cosa certa è che {charNameOne} DETESTA le persone troppo razionali.&lt;/i&gt;</text:p>
          </table:table-cell>
          <table:table-cell/>
        </table:table-row>
        <table:table-row table:style-name="ro2">
          <table:table-cell office:value-type="string">
            <text:p>GreenhouseMiddlePath-the_frog-98960c80</text:p>
          </table:table-cell>
          <table:table-cell office:value-type="string">
            <text:p>&lt;i&gt;Non ce l'ha con la scienza in sé, quanto con l'idea che tutto possa essere ridotto a calcolo e numero.&lt;/i&gt;</text:p>
          </table:table-cell>
          <table:table-cell/>
        </table:table-row>
        <table:table-row table:style-name="ro1">
          <table:table-cell office:value-type="string">
            <text:p>GreenhouseMiddlePath-the_frog-b172d00d</text:p>
          </table:table-cell>
          <table:table-cell office:value-type="string">
            <text:p>La Rana Parlante: Craaaaaac. Cra cra. Cra cra.</text:p>
          </table:table-cell>
          <table:table-cell/>
        </table:table-row>
        <table:table-row table:style-name="ro1">
          <table:table-cell office:value-type="string">
            <text:p>GreenhouseMiddlePath-the_frog-7189a22f</text:p>
          </table:table-cell>
          <table:table-cell office:value-type="string">
            <text:p>La Rana Parlate: Cra.</text:p>
          </table:table-cell>
          <table:table-cell/>
        </table:table-row>
        <table:table-row table:style-name="ro2">
          <table:table-cell office:value-type="string">
            <text:p>GreenhouseMiddlePath-the_frog-7fb9b6e7</text:p>
          </table:table-cell>
          <table:table-cell office:value-type="string">
            <text:p>&lt;i&gt;E che quando si siede qui sullo stagno, parla molto di spiritualità.&lt;/i&gt;</text:p>
          </table:table-cell>
          <table:table-cell/>
        </table:table-row>
        <table:table-row table:style-name="ro1">
          <table:table-cell office:value-type="string">
            <text:p>GreenhouseMiddlePath-the_frog-0f347a67</text:p>
          </table:table-cell>
          <table:table-cell office:value-type="string">
            <text:p>La Rana Parlante: Crac crac crac Craac crac cracccc.</text:p>
          </table:table-cell>
          <table:table-cell/>
        </table:table-row>
        <table:table-row table:style-name="ro2">
          <table:table-cell office:value-type="string">
            <text:p>GreenhouseMiddlePath-the_frog-0bfc6a2e</text:p>
          </table:table-cell>
          <table:table-cell office:value-type="string">
            <text:p>&lt;i&gt;E chiede se la prossima volta le porti uno stuzzichino, perché ha molta fame.&lt;/i&gt;</text:p>
          </table:table-cell>
          <table:table-cell/>
        </table:table-row>
        <table:table-row table:style-name="ro1">
          <table:table-cell office:value-type="string">
            <text:p>Nest-nest-7c1bd406</text:p>
          </table:table-cell>
          <table:table-cell office:value-type="string">
            <text:p>&lt;i&gt;Sei dalle falene&lt;/i&gt;</text:p>
          </table:table-cell>
          <table:table-cell office:value-type="string">
            <text:p>&lt;i&gt;Sei dalle falene&lt;/i&gt;</text:p>
          </table:table-cell>
        </table:table-row>
        <table:table-row table:style-name="ro1">
          <table:table-cell office:value-type="string">
            <text:p>Nest-nest-9803e782</text:p>
          </table:table-cell>
          <table:table-cell office:value-type="string">
            <text:p>Coccoli le falene</text:p>
          </table:table-cell>
          <table:table-cell office:value-type="string">
            <text:p>Coccoli le falene</text:p>
          </table:table-cell>
        </table:table-row>
        <table:table-row table:style-name="ro1">
          <table:table-cell office:value-type="string">
            <text:p>Nest-nest-10f5f96f</text:p>
          </table:table-cell>
          <table:table-cell office:value-type="string">
            <text:p>Mi guardo attorno</text:p>
          </table:table-cell>
          <table:table-cell office:value-type="string">
            <text:p>Mi guardo attorno</text:p>
          </table:table-cell>
        </table:table-row>
        <table:table-row table:style-name="ro1">
          <table:table-cell office:value-type="string">
            <text:p>Laboratory-laboratory-fb5edec8</text:p>
          </table:table-cell>
          <table:table-cell office:value-type="string">
            <text:p>&lt;i&gt;Ecco: è il momento di una bella tisana&lt;/i&gt;</text:p>
          </table:table-cell>
          <table:table-cell office:value-type="string">
            <text:p>&lt;i&gt;Ecco: è il momento di una bella tisana&lt;/i&gt;</text:p>
          </table:table-cell>
        </table:table-row>
        <table:table-row table:style-name="ro1">
          <table:table-cell office:value-type="string">
            <text:p>Laboratory-laboratory-1cc26d90</text:p>
          </table:table-cell>
          <table:table-cell office:value-type="string">
            <text:p>Inizio a preparare una tisana</text:p>
          </table:table-cell>
          <table:table-cell office:value-type="string">
            <text:p>Inizio a preparare una tisana</text:p>
          </table:table-cell>
        </table:table-row>
        <table:table-row table:style-name="ro7">
          <table:table-cell office:value-type="string">
            <text:p>Library-library-e69c8dc8</text:p>
          </table:table-cell>
          <table:table-cell office:value-type="string">
            <text:p>&lt;i&gt;La biblioteca ti accoglie fremente.&lt;/i&gt;|&lt;i&gt;{~ Storie non lette cercano occhi accoglienti.|La poltrona raccoglie i pensieri di infinit3 Riscrittor3.|Le vecchie mensole si raccontano antiche rivoluzioni.|Le ragnatele cantano le proprie rabbie.|La lampada illumina l'inaspettato.}&lt;/i&gt;</text:p>
          </table:table-cell>
          <table:table-cell/>
        </table:table-row>
        <table:table-row table:style-name="ro1">
          <table:table-cell office:value-type="string">
            <text:p>Library-library-10f5f96f</text:p>
          </table:table-cell>
          <table:table-cell office:value-type="string">
            <text:p>Mi guardo attorno</text:p>
          </table:table-cell>
          <table:table-cell/>
        </table:table-row>
        <table:table-row table:style-name="ro1">
          <table:table-cell office:value-type="string">
            <text:p>Library-reading_place-3e0d0e9a</text:p>
          </table:table-cell>
          <table:table-cell office:value-type="string">
            <text:p>ReadingPlace</text:p>
          </table:table-cell>
          <table:table-cell/>
        </table:table-row>
        <table:table-row table:style-name="ro1">
          <table:table-cell office:value-type="string">
            <text:p>FirstStory-adri_allora-e990f146</text:p>
          </table:table-cell>
          <table:table-cell office:value-type="string">
            <text:p>&lt;i&gt;Il mio bellissimo gatto&lt;/i&gt; di Adri Allora (ləi).</text:p>
          </table:table-cell>
          <table:table-cell/>
        </table:table-row>
        <table:table-row table:style-name="ro1">
          <table:table-cell office:value-type="string">
            <text:p>FirstStory-adri_allora-4b3f6f23</text:p>
          </table:table-cell>
          <table:table-cell office:value-type="string">
            <text:p>Mi chiama.</text:p>
          </table:table-cell>
          <table:table-cell/>
        </table:table-row>
        <table:table-row table:style-name="ro4">
          <table:table-cell office:value-type="string">
            <text:p>FirstStory-adri_allora-b1aa568a</text:p>
          </table:table-cell>
          <table:table-cell office:value-type="string">
            <text:p>La mia rabbia è un gatto che insiste per essere nutrito in continuazione, mi chiama, mi chiama con quell'insistenza che ha costretto sir Isaac Newton a inventare la porticina per i gatti.</text:p>
          </table:table-cell>
          <table:table-cell/>
        </table:table-row>
        <table:table-row table:style-name="ro5">
          <table:table-cell office:value-type="string">
            <text:p>FirstStory-adri_allora-75167fb1</text:p>
          </table:table-cell>
          <table:table-cell office:value-type="string">
            <text:p>Ma il mio mi chiama, mi chiama, mi chiama e poi mi ricorda che condivide il novantacinque virgola sei percento del suo DNA con le tigri sopraffacendomi: bevo, disegno, mi drogo, scrivo, mi picchio, dipingo, spacco cose.</text:p>
          </table:table-cell>
          <table:table-cell/>
        </table:table-row>
        <table:table-row table:style-name="ro14">
          <table:table-cell office:value-type="string">
            <text:p>FirstStory-adri_allora-8bbc29d9</text:p>
          </table:table-cell>
          <table:table-cell office:value-type="string">
            <text:p>Poi mi ritrovo però a dover spiegare che cosa stessi facendo ieri sera visto che non rispondevo al telefono o perché non provo piacere guardando gli acquerelli e il disegno sul muro o come mai ho lo zigomo gonfio (vorrei avere il coraggio di rispondere che la prima regola è non parlarne, invece sono porte goffaggine spigoli e maldestrezza) o perché quella sedia si è rotta.</text:p>
          </table:table-cell>
          <table:table-cell/>
        </table:table-row>
        <table:table-row table:style-name="ro1">
          <table:table-cell office:value-type="string">
            <text:p>FirstStory-adri_allora-7db399b9</text:p>
          </table:table-cell>
          <table:table-cell office:value-type="string">
            <text:p>È faticosa come il dolore, la rabbia.</text:p>
          </table:table-cell>
          <table:table-cell/>
        </table:table-row>
        <table:table-row table:style-name="ro4">
          <table:table-cell office:value-type="string">
            <text:p>FirstStory-adri_allora-a7cd6b3d</text:p>
          </table:table-cell>
          <table:table-cell office:value-type="string">
            <text:p>In realtà il nostro è un lavoro di squadra: se non andassi a sgattare in incognito nei social della mia ex, il mio gatto rimarrebbe fuori dalla portata del suo tagliente miagolìo.</text:p>
          </table:table-cell>
          <table:table-cell/>
        </table:table-row>
        <table:table-row table:style-name="ro1">
          <table:table-cell office:value-type="string">
            <text:p>FirstStory-adri_allora-66fb88b2</text:p>
          </table:table-cell>
          <table:table-cell office:value-type="string">
            <text:p>Se non controllassi insistentemente il lavoro degli altri in ufficio.</text:p>
          </table:table-cell>
          <table:table-cell/>
        </table:table-row>
        <table:table-row table:style-name="ro1">
          <table:table-cell office:value-type="string">
            <text:p>FirstStory-adri_allora-488d144b</text:p>
          </table:table-cell>
          <table:table-cell office:value-type="string">
            <text:p>Se non m'impuntassi sul tono svogliato o scocciato.</text:p>
          </table:table-cell>
          <table:table-cell/>
        </table:table-row>
        <table:table-row table:style-name="ro1">
          <table:table-cell office:value-type="string">
            <text:p>FirstStory-adri_allora-c7cfa1c0</text:p>
          </table:table-cell>
          <table:table-cell office:value-type="string">
            <text:p>Se non.</text:p>
          </table:table-cell>
          <table:table-cell/>
        </table:table-row>
        <table:table-row table:style-name="ro1">
          <table:table-cell office:value-type="string">
            <text:p>FirstStory-adri_allora-716e2325</text:p>
          </table:table-cell>
          <table:table-cell office:value-type="string">
            <text:p>E invece miagola, miagola, miagola, miagola.</text:p>
          </table:table-cell>
          <table:table-cell/>
        </table:table-row>
        <table:table-row table:style-name="ro7">
          <table:table-cell office:value-type="string">
            <text:p>FirstStory-adri_allora-722ce1ba</text:p>
          </table:table-cell>
          <table:table-cell office:value-type="string">
            <text:p>E io a dargli corda, a ingrandire il disegno sul muro, a improvvisare un'altra storia a fumetti con gli acquerelli, a spaccare un'altra antina del mobile della cucina, a bere fino a sfinire la mia coscienza (ma poi che male risvegliarsi il mattino dopo sul pavimento del bagno: non ho più l'età per certe cose).</text:p>
          </table:table-cell>
          <table:table-cell/>
        </table:table-row>
        <table:table-row table:style-name="ro2">
          <table:table-cell office:value-type="string">
            <text:p>FirstStory-adri_allora-5f62f89f</text:p>
          </table:table-cell>
          <table:table-cell office:value-type="string">
            <text:p>Faccio cose brutte in preda al gatto e poi il gatto mi deride per la bruttezza delle cose che ho fatto e m'infuria.</text:p>
          </table:table-cell>
          <table:table-cell/>
        </table:table-row>
        <table:table-row table:style-name="ro4">
          <table:table-cell office:value-type="string">
            <text:p>FirstStory-adri_allora-6b462a9f</text:p>
          </table:table-cell>
          <table:table-cell office:value-type="string">
            <text:p>Un giorno, mentre pranzavo di fronte al portatile, ho aperto i social dei miei vecchi colleghi per capire come se la stavano passando dopo che mi ero licenziatə</text:p>
          </table:table-cell>
          <table:table-cell/>
        </table:table-row>
        <table:table-row table:style-name="ro1">
          <table:table-cell office:value-type="string">
            <text:p>FirstStory-adri_allora-828a0a4e</text:p>
          </table:table-cell>
          <table:table-cell office:value-type="string">
            <text:p>e se la passavano splendidamente,</text:p>
          </table:table-cell>
          <table:table-cell/>
        </table:table-row>
        <table:table-row table:style-name="ro4">
          <table:table-cell office:value-type="string">
            <text:p>FirstStory-adri_allora-339f4fc9</text:p>
          </table:table-cell>
          <table:table-cell office:value-type="string">
            <text:p>come se fosse stata colpa mia tutta l'acredine attraverso la quale bisognava cercare gli altri in ufficio negli ultimi tempi, gli scazzi, le battute passivo-aggressive</text:p>
          </table:table-cell>
          <table:table-cell/>
        </table:table-row>
        <table:table-row table:style-name="ro1">
          <table:table-cell office:value-type="string">
            <text:p>FirstStory-adri_allora-f3570f95</text:p>
          </table:table-cell>
          <table:table-cell office:value-type="string">
            <text:p>e il gatto</text:p>
          </table:table-cell>
          <table:table-cell/>
        </table:table-row>
        <table:table-row table:style-name="ro1">
          <table:table-cell office:value-type="string">
            <text:p>FirstStory-adri_allora-a872133d</text:p>
          </table:table-cell>
          <table:table-cell office:value-type="string">
            <text:p>ha iniziato</text:p>
          </table:table-cell>
          <table:table-cell/>
        </table:table-row>
        <table:table-row table:style-name="ro1">
          <table:table-cell office:value-type="string">
            <text:p>FirstStory-adri_allora-22036398</text:p>
          </table:table-cell>
          <table:table-cell office:value-type="string">
            <text:p>a miagolare</text:p>
          </table:table-cell>
          <table:table-cell/>
        </table:table-row>
        <table:table-row table:style-name="ro7">
          <table:table-cell office:value-type="string">
            <text:p>FirstStory-adri_allora-1d5de358</text:p>
          </table:table-cell>
          <table:table-cell office:value-type="string">
            <text:p>e ho stretto la forchetta fortissimo mentre faticavo a ingoiare il boccone e miagola e il pugno mi tremava e miagola e sentivo il sudore freddo e miagola le tempie che pulsano e miagola non riesco a chiudere gli occhi e miagola inizio a ripetermi in testa le cose e</text:p>
          </table:table-cell>
          <table:table-cell/>
        </table:table-row>
        <table:table-row table:style-name="ro1">
          <table:table-cell office:value-type="string">
            <text:p>FirstStory-adri_allora-674f4a17</text:p>
          </table:table-cell>
          <table:table-cell office:value-type="string">
            <text:p>poi non so cos'è successo.</text:p>
          </table:table-cell>
          <table:table-cell/>
        </table:table-row>
        <table:table-row table:style-name="ro1">
          <table:table-cell office:value-type="string">
            <text:p>FirstStory-adri_allora-5f3054d9</text:p>
          </table:table-cell>
          <table:table-cell office:value-type="string">
            <text:p>Ho respirato.</text:p>
          </table:table-cell>
          <table:table-cell/>
        </table:table-row>
        <table:table-row table:style-name="ro1">
          <table:table-cell office:value-type="string">
            <text:p>FirstStory-adri_allora-453d1d96</text:p>
          </table:table-cell>
          <table:table-cell office:value-type="string">
            <text:p>Mi son presə il gatto sulle ginocchia.</text:p>
          </table:table-cell>
          <table:table-cell/>
        </table:table-row>
        <table:table-row table:style-name="ro1">
          <table:table-cell office:value-type="string">
            <text:p>FirstStory-adri_allora-cfae86f4</text:p>
          </table:table-cell>
          <table:table-cell office:value-type="string">
            <text:p>Ho iniziato ad accarezzarlo.</text:p>
          </table:table-cell>
          <table:table-cell/>
        </table:table-row>
        <table:table-row table:style-name="ro1">
          <table:table-cell office:value-type="string">
            <text:p>FirstStory-adri_allora-9a4bc7dc</text:p>
          </table:table-cell>
          <table:table-cell office:value-type="string">
            <text:p>Cos'è che vuoi da me, rabbia?</text:p>
          </table:table-cell>
          <table:table-cell/>
        </table:table-row>
        <table:table-row table:style-name="ro1">
          <table:table-cell office:value-type="string">
            <text:p>FirstStory-adri_allora-b65fe14d</text:p>
          </table:table-cell>
          <table:table-cell office:value-type="string">
            <text:p>Mi ha rivolto uno sguardo dorato, ha fatto le fusa.</text:p>
          </table:table-cell>
          <table:table-cell/>
        </table:table-row>
        <table:table-row table:style-name="ro2">
          <table:table-cell office:value-type="string">
            <text:p>FirstStory-adri_allora-0fc589a6</text:p>
          </table:table-cell>
          <table:table-cell office:value-type="string">
            <text:p>E niente: mi ha lasciato quattro buchi sulla coscia con i suoi artigli, 'sta scena m'ha ricordato Frankenstein Junior.</text:p>
          </table:table-cell>
          <table:table-cell/>
        </table:table-row>
        <table:table-row table:style-name="ro1">
          <table:table-cell office:value-type="string">
            <text:p>FirstStory-adri_allora-a3b3e0ec</text:p>
          </table:table-cell>
          <table:table-cell office:value-type="string">
            <text:p>Vorrei leggere ancora.</text:p>
          </table:table-cell>
          <table:table-cell/>
        </table:table-row>
        <table:table-row table:style-name="ro1">
          <table:table-cell office:value-type="string">
            <text:p>FirstStory-adri_allora-9e237221</text:p>
          </table:table-cell>
          <table:table-cell office:value-type="string">
            <text:p>Me ne vado.</text:p>
          </table:table-cell>
          <table:table-cell/>
        </table:table-row>
        <table:table-row table:style-name="ro1">
          <table:table-cell office:value-type="string">
            <text:p>FirstStory-aza-1051614b</text:p>
          </table:table-cell>
          <table:table-cell office:value-type="string">
            <text:p>&lt;i&gt;Luna vergine&lt;/i&gt; di Aza (any).</text:p>
          </table:table-cell>
          <table:table-cell/>
        </table:table-row>
        <table:table-row table:style-name="ro5">
          <table:table-cell office:value-type="string">
            <text:p>FirstStory-aza-7abd54bb</text:p>
          </table:table-cell>
          <table:table-cell office:value-type="string">
            <text:p>Le caviglie tentennano quando provo a sedermi nella hall dell'hotel, ma in piedi continuerei a fare avanti e indietro col ticchettio dei tacchi che rimbomba, non voglio attirare ulteriormente l'attenzione degli ospiti.</text:p>
          </table:table-cell>
          <table:table-cell/>
        </table:table-row>
        <table:table-row table:style-name="ro5">
          <table:table-cell office:value-type="string">
            <text:p>FirstStory-aza-fbed80d5</text:p>
          </table:table-cell>
          <table:table-cell office:value-type="string">
            <text:p>La brezza di mare si scaglia dalla porta girevole fino agli ascensori, anche di notte non cede. Un vento medio, di quelli che alza la sabbia ma non gli aquiloni, così da 4 giorni, da quando sono arrivata.</text:p>
          </table:table-cell>
          <table:table-cell/>
        </table:table-row>
        <table:table-row table:style-name="ro5">
          <table:table-cell office:value-type="string">
            <text:p>FirstStory-aza-1e06e54d</text:p>
          </table:table-cell>
          <table:table-cell office:value-type="string">
            <text:p>Il piano è semplice, ho capito la sua routine, gli ho chiesto se avesse da accendere e abbiamo fatto due chiacchiere, non si è sicuramente accorto di chi sono, non si ricorda di me, la trasformazione ha avuto successo.</text:p>
          </table:table-cell>
          <table:table-cell/>
        </table:table-row>
        <table:table-row table:style-name="ro2">
          <table:table-cell office:value-type="string">
            <text:p>FirstStory-aza-da482066</text:p>
          </table:table-cell>
          <table:table-cell office:value-type="string">
            <text:p>Quindi è oggi la notte in cui succede. Allora facciamolo succedere.</text:p>
          </table:table-cell>
          <table:table-cell/>
        </table:table-row>
        <table:table-row table:style-name="ro4">
          <table:table-cell office:value-type="string">
            <text:p>FirstStory-aza-24c6e4ad</text:p>
          </table:table-cell>
          <table:table-cell office:value-type="string">
            <text:p>Faccio un respiro profondo e mi incammino verso il lounge bar, la musica jazz-techno l'ho sempre odiata ma sono contenta di avere un ritmo sul quale sbattere l'ansia con le dita.</text:p>
          </table:table-cell>
          <table:table-cell/>
        </table:table-row>
        <table:table-row table:style-name="ro1">
          <table:table-cell office:value-type="string">
            <text:p>FirstStory-aza-668dc856</text:p>
          </table:table-cell>
          <table:table-cell office:value-type="string">
            <text:p>Ordino un drink, annuso la stanza, sta arrivando.</text:p>
          </table:table-cell>
          <table:table-cell/>
        </table:table-row>
        <table:table-row table:style-name="ro2">
          <table:table-cell office:value-type="string">
            <text:p>FirstStory-aza-8c54aae0</text:p>
          </table:table-cell>
          <table:table-cell office:value-type="string">
            <text:p>"Hey cappello volante!" eccolo. "Ancora sola? Non è mai arrivato a farti compagnia?"</text:p>
          </table:table-cell>
          <table:table-cell/>
        </table:table-row>
        <table:table-row table:style-name="ro4">
          <table:table-cell office:value-type="string">
            <text:p>FirstStory-aza-0f066c3f</text:p>
          </table:table-cell>
          <table:table-cell office:value-type="string">
            <text:p>Ho inventato una storia strappalacrime, un fantomatico zio molto ricco che doveva venire in villeggiatura con me, non è mai arrivato perché non è mai esistito.</text:p>
          </table:table-cell>
          <table:table-cell/>
        </table:table-row>
        <table:table-row table:style-name="ro2">
          <table:table-cell office:value-type="string">
            <text:p>FirstStory-aza-34788548</text:p>
          </table:table-cell>
          <table:table-cell office:value-type="string">
            <text:p>Sono 23 anni che lavoro a questo piano e risparmio soldi per fingermi ricca.</text:p>
          </table:table-cell>
          <table:table-cell/>
        </table:table-row>
        <table:table-row table:style-name="ro2">
          <table:table-cell office:value-type="string">
            <text:p>FirstStory-aza-a2c0e467</text:p>
          </table:table-cell>
          <table:table-cell office:value-type="string">
            <text:p>Rispondo con tono malinconico "Ancora sola, morirò sola" lo faccio ridere sguaiatamente.</text:p>
          </table:table-cell>
          <table:table-cell/>
        </table:table-row>
        <table:table-row table:style-name="ro4">
          <table:table-cell office:value-type="string">
            <text:p>FirstStory-aza-a519d841</text:p>
          </table:table-cell>
          <table:table-cell office:value-type="string">
            <text:p>"Una donna così bella non può morire sola, lascialo stare sarà stato impegnato col suo business, sai come sono i clienti" ah sì so benissimo come sono i ricchi.</text:p>
          </table:table-cell>
          <table:table-cell/>
        </table:table-row>
        <table:table-row table:style-name="ro4">
          <table:table-cell office:value-type="string">
            <text:p>FirstStory-aza-5c93f427</text:p>
          </table:table-cell>
          <table:table-cell office:value-type="string">
            <text:p>"Lo capisco… Avrei voluto soltanto che il vento si calmasse e mio zio arrivasse per l'ultima sera, per lo spettacolo pirotecnico" figurati se non abbocca.</text:p>
          </table:table-cell>
          <table:table-cell/>
        </table:table-row>
        <table:table-row table:style-name="ro17">
          <table:table-cell office:value-type="string">
            <text:p>FirstStory-aza-b1f61239</text:p>
          </table:table-cell>
          <table:table-cell office:value-type="string">
            <text:p>"Ma zucchero è impossibile restare sole in una notte del genere, posso accompagnarti io, anche Irene sarà entusiasta". Per un attimo mi sento in pena per la moglie di questo viscido uomo, incredibile come lui si offra di fare una cosa e dia per scontato che la sua appendice femminile agirà di conseguenza. "Se c'è anche Irene allora va bene…"</text:p>
          </table:table-cell>
          <table:table-cell/>
        </table:table-row>
        <table:table-row table:style-name="ro4">
          <table:table-cell office:value-type="string">
            <text:p>FirstStory-aza-664d34fd</text:p>
          </table:table-cell>
          <table:table-cell office:value-type="string">
            <text:p>Torniamo alla hall, la sua donna si aggrega, chiacchieriamo del nulla solo io e lui, provo a tenermi indietro, con calma inizio a studiare il suo corpo irregolare.</text:p>
          </table:table-cell>
          <table:table-cell/>
        </table:table-row>
        <table:table-row table:style-name="ro2">
          <table:table-cell office:value-type="string">
            <text:p>FirstStory-aza-836373f0</text:p>
          </table:table-cell>
          <table:table-cell office:value-type="string">
            <text:p>Ci sediamo in un tavolo lontano dalla spiaggia, oggi la luna piena è in vergine, ironico.</text:p>
          </table:table-cell>
          <table:table-cell/>
        </table:table-row>
        <table:table-row table:style-name="ro7">
          <table:table-cell office:value-type="string">
            <text:p>FirstStory-aza-e42f66a1</text:p>
          </table:table-cell>
          <table:table-cell office:value-type="string">
            <text:p>Ormai Irene non soffre più quando il suo verme da compagnia dedica tutte le sue attenzioni a un'altra donna, ci ignora completamente e ammira lo spettacolo di luci nel cielo. Io e lui chiacchieriamo, di soldi, di lavoro, di figli, di amanti, di sesso e di morte.</text:p>
          </table:table-cell>
          <table:table-cell/>
        </table:table-row>
        <table:table-row table:style-name="ro1">
          <table:table-cell office:value-type="string">
            <text:p>FirstStory-aza-018cfc12</text:p>
          </table:table-cell>
          <table:table-cell office:value-type="string">
            <text:p>"Vado in bagno" e Irene scompare, è il momento.</text:p>
          </table:table-cell>
          <table:table-cell/>
        </table:table-row>
        <table:table-row table:style-name="ro17">
          <table:table-cell office:value-type="string">
            <text:p>FirstStory-aza-220c7a61</text:p>
          </table:table-cell>
          <table:table-cell office:value-type="string">
            <text:p>"Sai Jacopo devo confessarti una cosa… Son molto invidiosa di Ire-" si allunga verso il mio viso e appiccica le labbra contro le mie, lo avevo già calcolato, questo è il momento più difficile di oggi, l'apice della fatica, mai stato così impossibile esistere dentro questo corpo, una seconda volta, ma questa volta devo resistere, questa volta è completamente diversa.</text:p>
          </table:table-cell>
          <table:table-cell/>
        </table:table-row>
        <table:table-row table:style-name="ro5">
          <table:table-cell office:value-type="string">
            <text:p>FirstStory-aza-b84b2115</text:p>
          </table:table-cell>
          <table:table-cell office:value-type="string">
            <text:p>Sto al bacio, se "bacio" possiamo chiamarlo, stringo gli occhi e apro la bocca, la sua lingua disgustosa invade la mia con un sapore di limone e menta, fingo di non essere me, ma Irene in una normale serata d'estate.</text:p>
          </table:table-cell>
          <table:table-cell/>
        </table:table-row>
        <table:table-row table:style-name="ro1">
          <table:table-cell office:value-type="string">
            <text:p>FirstStory-aza-ca22b665</text:p>
          </table:table-cell>
          <table:table-cell office:value-type="string">
            <text:p>"Andiamocene" mormoro, "si certo" ansima.</text:p>
          </table:table-cell>
          <table:table-cell/>
        </table:table-row>
        <table:table-row table:style-name="ro5">
          <table:table-cell office:value-type="string">
            <text:p>FirstStory-aza-f1c762b5</text:p>
          </table:table-cell>
          <table:table-cell office:value-type="string">
            <text:p>Ci defiliamo in uno dei piccoli nascondigli in spiaggia, due lettini che lui unisce sbattendoci contro i piedi, i paravento e l'ammasso di fiori freschi ci isola dal resto del mondo, solo le ombre e le luci mi fanno compagnia.</text:p>
          </table:table-cell>
          <table:table-cell/>
        </table:table-row>
        <table:table-row table:style-name="ro5">
          <table:table-cell office:value-type="string">
            <text:p>FirstStory-aza-154f3592</text:p>
          </table:table-cell>
          <table:table-cell office:value-type="string">
            <text:p>Si toglie la maglietta e prova a togliere la mia, credo che nei palpeggiamenti non consensuali abbia sfiorato tante cose che non doveva sfiorare del mio corpo, tipo il coltello che sfilo dalla schiena.</text:p>
          </table:table-cell>
          <table:table-cell/>
        </table:table-row>
        <table:table-row table:style-name="ro5">
          <table:table-cell office:value-type="string">
            <text:p>FirstStory-aza-d95a77c7</text:p>
          </table:table-cell>
          <table:table-cell office:value-type="string">
            <text:p>Mentre tolgo gli stivali impugno per bene il fazzoletto pregno di fenobarbital, lo agito nell'aria come se fosse l'oggetto più seducente del mondo, lui mi guarda con la faccia di uno che mi sta implorando di essere ammazzato. Mi sento quasi felice.</text:p>
          </table:table-cell>
          <table:table-cell/>
        </table:table-row>
        <table:table-row table:style-name="ro4">
          <table:table-cell office:value-type="string">
            <text:p>FirstStory-aza-67b2ec70</text:p>
          </table:table-cell>
          <table:table-cell office:value-type="string">
            <text:p>Mi lancio sul suo corpo, voglio entrargli dentro e farlo esplodere, gli tengo il fazzoletto sulla bocca e dopo qualche secondo le sue membra si placano.</text:p>
          </table:table-cell>
          <table:table-cell/>
        </table:table-row>
        <table:table-row table:style-name="ro17">
          <table:table-cell office:value-type="string">
            <text:p>FirstStory-aza-66947c1f</text:p>
          </table:table-cell>
          <table:table-cell office:value-type="string">
            <text:p>Il mio respiro si fa grande e minaccioso, inizio a inspirare frettolosamente come per indurre un attacco di iperventilazione, e poi esco dal nascondiglio e fisso la luna, lascio che mi entri negli occhi e nel cuore. Le vene si fanno bollenti, mentre mi sento diventare gigante finisco di spogliarmi, inizia la trasformazione.</text:p>
          </table:table-cell>
          <table:table-cell/>
        </table:table-row>
        <table:table-row table:style-name="ro7">
          <table:table-cell office:value-type="string">
            <text:p>FirstStory-aza-abbcdbdb</text:p>
          </table:table-cell>
          <table:table-cell office:value-type="string">
            <text:p>Sento la pelle delle punta delle dita farsi sottile e le unghie allungarsi. Non mi ero mai trasformata in mannara con così tanta manicure e con vestiti così costosi, inizio a perdere lucidità, era questo l'obiettivo, ci siamo entrambe dentro questo corpo.</text:p>
          </table:table-cell>
          <table:table-cell/>
        </table:table-row>
        <table:table-row table:style-name="ro2">
          <table:table-cell office:value-type="string">
            <text:p>FirstStory-aza-2bdbab65</text:p>
          </table:table-cell>
          <table:table-cell office:value-type="string">
            <text:p>23 Anni di studio freddo e preciso che culminano nella furia totale, l’ira mi pervade.</text:p>
          </table:table-cell>
          <table:table-cell/>
        </table:table-row>
        <table:table-row table:style-name="ro4">
          <table:table-cell office:value-type="string">
            <text:p>FirstStory-aza-7cde0144</text:p>
          </table:table-cell>
          <table:table-cell office:value-type="string">
            <text:p>L'ultima cosa che ricordo è la sensazione di sabbia fredda fra le dita dei piedi, i botti dei fuochi d'artificio e il suo ansimare sofferente, non saprò mai se mi ha riconosciuta o meno.</text:p>
          </table:table-cell>
          <table:table-cell/>
        </table:table-row>
        <table:table-row table:style-name="ro1">
          <table:table-cell office:value-type="string">
            <text:p>FirstStory-aza-a3b3e0ec</text:p>
          </table:table-cell>
          <table:table-cell office:value-type="string">
            <text:p>Vorrei leggere ancora.</text:p>
          </table:table-cell>
          <table:table-cell/>
        </table:table-row>
        <table:table-row table:style-name="ro1">
          <table:table-cell office:value-type="string">
            <text:p>FirstStory-aza-9e237221</text:p>
          </table:table-cell>
          <table:table-cell office:value-type="string">
            <text:p>Me ne vado.</text:p>
          </table:table-cell>
          <table:table-cell/>
        </table:table-row>
        <table:table-row table:style-name="ro2">
          <table:table-cell office:value-type="string">
            <text:p>FirstStory-steno_artico-8498986c</text:p>
          </table:table-cell>
          <table:table-cell office:value-type="string">
            <text:p>&lt;i&gt; This anger, which has been stolen from me&lt;/i&gt; by StenoArtico (he/him, none).</text:p>
          </table:table-cell>
          <table:table-cell office:value-type="string">
            <text:p>&lt;i&gt; This anger, which has been stolen from me&lt;/i&gt; by StenoArtico (he/him, none).</text:p>
          </table:table-cell>
        </table:table-row>
        <table:table-row table:style-name="ro1">
          <table:table-cell office:value-type="string">
            <text:p>FirstStory-steno_artico-6d928c45</text:p>
          </table:table-cell>
          <table:table-cell office:value-type="string">
            <text:p>It always comes</text:p>
          </table:table-cell>
          <table:table-cell office:value-type="string">
            <text:p>It always comes</text:p>
          </table:table-cell>
        </table:table-row>
        <table:table-row table:style-name="ro1">
          <table:table-cell office:value-type="string">
            <text:p>FirstStory-steno_artico-ea16dc86</text:p>
          </table:table-cell>
          <table:table-cell office:value-type="string">
            <text:p>to kick me in the stomach</text:p>
          </table:table-cell>
          <table:table-cell office:value-type="string">
            <text:p>to kick me in the stomach</text:p>
          </table:table-cell>
        </table:table-row>
        <table:table-row table:style-name="ro1">
          <table:table-cell office:value-type="string">
            <text:p>FirstStory-steno_artico-ce73405e</text:p>
          </table:table-cell>
          <table:table-cell office:value-type="string">
            <text:p>when I’m already on the ground.</text:p>
          </table:table-cell>
          <table:table-cell office:value-type="string">
            <text:p>when I’m already on the ground.</text:p>
          </table:table-cell>
        </table:table-row>
        <table:table-row table:style-name="ro1">
          <table:table-cell office:value-type="string">
            <text:p>FirstStory-steno_artico-f12358d4</text:p>
          </table:table-cell>
          <table:table-cell office:value-type="string">
            <text:p>That angry voice</text:p>
          </table:table-cell>
          <table:table-cell office:value-type="string">
            <text:p>That angry voice</text:p>
          </table:table-cell>
        </table:table-row>
        <table:table-row table:style-name="ro1">
          <table:table-cell office:value-type="string">
            <text:p>FirstStory-steno_artico-fee41250</text:p>
          </table:table-cell>
          <table:table-cell office:value-type="string">
            <text:p>calls me, defines me, condemns me</text:p>
          </table:table-cell>
          <table:table-cell office:value-type="string">
            <text:p>calls me, defines me, condemns me</text:p>
          </table:table-cell>
        </table:table-row>
        <table:table-row table:style-name="ro1">
          <table:table-cell office:value-type="string">
            <text:p>FirstStory-steno_artico-4f6cafe8</text:p>
          </table:table-cell>
          <table:table-cell office:value-type="string">
            <text:p>the worst person possible</text:p>
          </table:table-cell>
          <table:table-cell office:value-type="string">
            <text:p>the worst person possible</text:p>
          </table:table-cell>
        </table:table-row>
        <table:table-row table:style-name="ro1">
          <table:table-cell office:value-type="string">
            <text:p>FirstStory-steno_artico-5104576a</text:p>
          </table:table-cell>
          <table:table-cell office:value-type="string">
            <text:p>worthless</text:p>
          </table:table-cell>
          <table:table-cell office:value-type="string">
            <text:p>worthless</text:p>
          </table:table-cell>
        </table:table-row>
        <table:table-row table:style-name="ro1">
          <table:table-cell office:value-type="string">
            <text:p>FirstStory-steno_artico-00f67f6e</text:p>
          </table:table-cell>
          <table:table-cell office:value-type="string">
            <text:p>disgusting.</text:p>
          </table:table-cell>
          <table:table-cell office:value-type="string">
            <text:p>disgusting.</text:p>
          </table:table-cell>
        </table:table-row>
        <table:table-row table:style-name="ro1">
          <table:table-cell office:value-type="string">
            <text:p>FirstStory-steno_artico-9d23a3ff</text:p>
          </table:table-cell>
          <table:table-cell office:value-type="string">
            <text:p>Why is it dead set against me?</text:p>
          </table:table-cell>
          <table:table-cell office:value-type="string">
            <text:p>Why is it dead set against me?</text:p>
          </table:table-cell>
        </table:table-row>
        <table:table-row table:style-name="ro1">
          <table:table-cell office:value-type="string">
            <text:p>FirstStory-steno_artico-244d76cb</text:p>
          </table:table-cell>
          <table:table-cell office:value-type="string">
            <text:p>We are like a rabbit that mauls its own paw</text:p>
          </table:table-cell>
          <table:table-cell office:value-type="string">
            <text:p>We are like a rabbit that mauls its own paw</text:p>
          </table:table-cell>
        </table:table-row>
        <table:table-row table:style-name="ro1">
          <table:table-cell office:value-type="string">
            <text:p>FirstStory-steno_artico-715bdc74</text:p>
          </table:table-cell>
          <table:table-cell office:value-type="string">
            <text:p>to escape a bear trap.</text:p>
          </table:table-cell>
          <table:table-cell office:value-type="string">
            <text:p>to escape a bear trap.</text:p>
          </table:table-cell>
        </table:table-row>
        <table:table-row table:style-name="ro1">
          <table:table-cell office:value-type="string">
            <text:p>FirstStory-steno_artico-68bbbef8</text:p>
          </table:table-cell>
          <table:table-cell office:value-type="string">
            <text:p>But why does nobody maul the hunter?</text:p>
          </table:table-cell>
          <table:table-cell office:value-type="string">
            <text:p>But why does nobody maul the hunter?</text:p>
          </table:table-cell>
        </table:table-row>
        <table:table-row table:style-name="ro1">
          <table:table-cell office:value-type="string">
            <text:p>FirstStory-steno_artico-1e69d14d</text:p>
          </table:table-cell>
          <table:table-cell office:value-type="string">
            <text:p>Where does it come from?</text:p>
          </table:table-cell>
          <table:table-cell office:value-type="string">
            <text:p>Where does it come from?</text:p>
          </table:table-cell>
        </table:table-row>
        <table:table-row table:style-name="ro2">
          <table:table-cell office:value-type="string">
            <text:p>FirstStory-steno_artico-74846a7a</text:p>
          </table:table-cell>
          <table:table-cell office:value-type="string">
            <text:p>Is it an echo of childhood? The offhand comment of an offended uncle</text:p>
          </table:table-cell>
          <table:table-cell office:value-type="string">
            <text:p>Is it an echo of childhood? The offhand comment of an offended uncle</text:p>
          </table:table-cell>
        </table:table-row>
        <table:table-row table:style-name="ro1">
          <table:table-cell office:value-type="string">
            <text:p>FirstStory-steno_artico-2704f6bd</text:p>
          </table:table-cell>
          <table:table-cell office:value-type="string">
            <text:p>now forever burned in my brain?</text:p>
          </table:table-cell>
          <table:table-cell office:value-type="string">
            <text:p>now forever burned in my brain?</text:p>
          </table:table-cell>
        </table:table-row>
        <table:table-row table:style-name="ro1">
          <table:table-cell office:value-type="string">
            <text:p>FirstStory-steno_artico-526f1c53</text:p>
          </table:table-cell>
          <table:table-cell office:value-type="string">
            <text:p>Maybe this is a misplaced question.</text:p>
          </table:table-cell>
          <table:table-cell office:value-type="string">
            <text:p>Maybe this is a misplaced question.</text:p>
          </table:table-cell>
        </table:table-row>
        <table:table-row table:style-name="ro1">
          <table:table-cell office:value-type="string">
            <text:p>FirstStory-steno_artico-ffd46169</text:p>
          </table:table-cell>
          <table:table-cell office:value-type="string">
            <text:p>It has no origin,</text:p>
          </table:table-cell>
          <table:table-cell office:value-type="string">
            <text:p>It has no origin,</text:p>
          </table:table-cell>
        </table:table-row>
        <table:table-row table:style-name="ro1">
          <table:table-cell office:value-type="string">
            <text:p>FirstStory-steno_artico-030cbf6d</text:p>
          </table:table-cell>
          <table:table-cell office:value-type="string">
            <text:p>it is the origin: action and reaction,</text:p>
          </table:table-cell>
          <table:table-cell office:value-type="string">
            <text:p>it is the origin: action and reaction,</text:p>
          </table:table-cell>
        </table:table-row>
        <table:table-row table:style-name="ro1">
          <table:table-cell office:value-type="string">
            <text:p>FirstStory-steno_artico-0b35c361</text:p>
          </table:table-cell>
          <table:table-cell office:value-type="string">
            <text:p>eternal energy which touches,</text:p>
          </table:table-cell>
          <table:table-cell office:value-type="string">
            <text:p>eternal energy which touches,</text:p>
          </table:table-cell>
        </table:table-row>
        <table:table-row table:style-name="ro1">
          <table:table-cell office:value-type="string">
            <text:p>FirstStory-steno_artico-2f8fe455</text:p>
          </table:table-cell>
          <table:table-cell office:value-type="string">
            <text:p>bounces, transforms.</text:p>
          </table:table-cell>
          <table:table-cell office:value-type="string">
            <text:p>bounces, transforms.</text:p>
          </table:table-cell>
        </table:table-row>
        <table:table-row table:style-name="ro1">
          <table:table-cell office:value-type="string">
            <text:p>FirstStory-steno_artico-284c4991</text:p>
          </table:table-cell>
          <table:table-cell office:value-type="string">
            <text:p>After all, everything was born out of a bang,</text:p>
          </table:table-cell>
          <table:table-cell office:value-type="string">
            <text:p>After all, everything was born out of a bang,</text:p>
          </table:table-cell>
        </table:table-row>
        <table:table-row table:style-name="ro1">
          <table:table-cell office:value-type="string">
            <text:p>FirstStory-steno_artico-6a40d4c7</text:p>
          </table:table-cell>
          <table:table-cell office:value-type="string">
            <text:p>not out of a shy raised hand.</text:p>
          </table:table-cell>
          <table:table-cell office:value-type="string">
            <text:p>not out of a shy raised hand.</text:p>
          </table:table-cell>
        </table:table-row>
        <table:table-row table:style-name="ro1">
          <table:table-cell office:value-type="string">
            <text:p>FirstStory-steno_artico-689f4470</text:p>
          </table:table-cell>
          <table:table-cell office:value-type="string">
            <text:p>This anger, which has been stolen from me,</text:p>
          </table:table-cell>
          <table:table-cell office:value-type="string">
            <text:p>This anger, which has been stolen from me,</text:p>
          </table:table-cell>
        </table:table-row>
        <table:table-row table:style-name="ro1">
          <table:table-cell office:value-type="string">
            <text:p>FirstStory-steno_artico-fde098a4</text:p>
          </table:table-cell>
          <table:table-cell office:value-type="string">
            <text:p>I want to try to embrace it.</text:p>
          </table:table-cell>
          <table:table-cell office:value-type="string">
            <text:p>I want to try to embrace it.</text:p>
          </table:table-cell>
        </table:table-row>
        <table:table-row table:style-name="ro1">
          <table:table-cell office:value-type="string">
            <text:p>FirstStory-steno_artico-2d9c600c</text:p>
          </table:table-cell>
          <table:table-cell office:value-type="string">
            <text:p>I want to catch its lightning bolt with bare hands.</text:p>
          </table:table-cell>
          <table:table-cell office:value-type="string">
            <text:p>I want to catch its lightning bolt with bare hands.</text:p>
          </table:table-cell>
        </table:table-row>
        <table:table-row table:style-name="ro1">
          <table:table-cell office:value-type="string">
            <text:p>FirstStory-steno_artico-8d269900</text:p>
          </table:table-cell>
          <table:table-cell office:value-type="string">
            <text:p>It will hurt, but it’s fine.</text:p>
          </table:table-cell>
          <table:table-cell office:value-type="string">
            <text:p>It will hurt, but it’s fine.</text:p>
          </table:table-cell>
        </table:table-row>
        <table:table-row table:style-name="ro1">
          <table:table-cell office:value-type="string">
            <text:p>FirstStory-steno_artico-5ffb078d</text:p>
          </table:table-cell>
          <table:table-cell office:value-type="string">
            <text:p>I want to smash the mirror maze</text:p>
          </table:table-cell>
          <table:table-cell office:value-type="string">
            <text:p>I want to smash the mirror maze</text:p>
          </table:table-cell>
        </table:table-row>
        <table:table-row table:style-name="ro1">
          <table:table-cell office:value-type="string">
            <text:p>FirstStory-steno_artico-efd7dba9</text:p>
          </table:table-cell>
          <table:table-cell office:value-type="string">
            <text:p>and turn it into windows.</text:p>
          </table:table-cell>
          <table:table-cell office:value-type="string">
            <text:p>and turn it into windows.</text:p>
          </table:table-cell>
        </table:table-row>
        <table:table-row table:style-name="ro1">
          <table:table-cell office:value-type="string">
            <text:p>FirstStory-steno_artico-ec1cbbec</text:p>
          </table:table-cell>
          <table:table-cell office:value-type="string">
            <text:p>I want to aim this new hurricane far away,</text:p>
          </table:table-cell>
          <table:table-cell office:value-type="string">
            <text:p>I want to aim this new hurricane far away,</text:p>
          </table:table-cell>
        </table:table-row>
        <table:table-row table:style-name="ro1">
          <table:table-cell office:value-type="string">
            <text:p>FirstStory-steno_artico-cbaab0f9</text:p>
          </table:table-cell>
          <table:table-cell office:value-type="string">
            <text:p>towards the mountains of my mind,</text:p>
          </table:table-cell>
          <table:table-cell office:value-type="string">
            <text:p>towards the mountains of my mind,</text:p>
          </table:table-cell>
        </table:table-row>
        <table:table-row table:style-name="ro1">
          <table:table-cell office:value-type="string">
            <text:p>FirstStory-steno_artico-0385ea24</text:p>
          </table:table-cell>
          <table:table-cell office:value-type="string">
            <text:p>then transform their wind turbines in propellers</text:p>
          </table:table-cell>
          <table:table-cell office:value-type="string">
            <text:p>then transform their wind turbines in propellers</text:p>
          </table:table-cell>
        </table:table-row>
        <table:table-row table:style-name="ro1">
          <table:table-cell office:value-type="string">
            <text:p>FirstStory-steno_artico-1c95be68</text:p>
          </table:table-cell>
          <table:table-cell office:value-type="string">
            <text:p>and take it off.</text:p>
          </table:table-cell>
          <table:table-cell office:value-type="string">
            <text:p>and take it off.</text:p>
          </table:table-cell>
        </table:table-row>
        <table:table-row table:style-name="ro1">
          <table:table-cell office:value-type="string">
            <text:p>FirstStory-steno_artico-b47e2dd6</text:p>
          </table:table-cell>
          <table:table-cell office:value-type="string">
            <text:p>Which way, I don’t know yet.</text:p>
          </table:table-cell>
          <table:table-cell office:value-type="string">
            <text:p>Which way, I don’t know yet.</text:p>
          </table:table-cell>
        </table:table-row>
        <table:table-row table:style-name="ro1">
          <table:table-cell office:value-type="string">
            <text:p>FirstStory-steno_artico-4bd60049</text:p>
          </table:table-cell>
          <table:table-cell office:value-type="string">
            <text:p>And I like it.</text:p>
          </table:table-cell>
          <table:table-cell office:value-type="string">
            <text:p>And I like it.</text:p>
          </table:table-cell>
        </table:table-row>
        <table:table-row table:style-name="ro1">
          <table:table-cell office:value-type="string">
            <text:p>FirstStory-steno_artico-a3b3e0ec</text:p>
          </table:table-cell>
          <table:table-cell office:value-type="string">
            <text:p>Vorrei leggere ancora.</text:p>
          </table:table-cell>
          <table:table-cell/>
        </table:table-row>
        <table:table-row table:style-name="ro1">
          <table:table-cell office:value-type="string">
            <text:p>FirstStory-steno_artico-9e237221</text:p>
          </table:table-cell>
          <table:table-cell office:value-type="string">
            <text:p>Me ne vado.</text:p>
          </table:table-cell>
          <table:table-cell/>
        </table:table-row>
        <table:table-row table:style-name="ro1">
          <table:table-cell office:value-type="string">
            <text:p>FirstStory-b-d5831795</text:p>
          </table:table-cell>
          <table:table-cell office:value-type="string">
            <text:p>&lt;i&gt;The touch of anger&lt;/i&gt; di K.(she/her).</text:p>
          </table:table-cell>
          <table:table-cell office:value-type="string">
            <text:p>&lt;i&gt;The touch of anger&lt;/i&gt; by K.(she/her).</text:p>
          </table:table-cell>
        </table:table-row>
        <table:table-row table:style-name="ro2">
          <table:table-cell office:value-type="string">
            <text:p>FirstStory-b-67e0eb6a</text:p>
          </table:table-cell>
          <table:table-cell office:value-type="string">
            <text:p>I still remember vividly how anger was an emotion I deeply feared.</text:p>
          </table:table-cell>
          <table:table-cell office:value-type="string">
            <text:p>I still remember vividly how anger was an emotion I deeply feared.</text:p>
          </table:table-cell>
        </table:table-row>
        <table:table-row table:style-name="ro4">
          <table:table-cell office:value-type="string">
            <text:p>FirstStory-b-71fbdf9c</text:p>
          </table:table-cell>
          <table:table-cell office:value-type="string">
            <text:p>As a child, I grew up suffering from my father’s sudden outbursts of rage, an expression of a generational trauma he never had the chance to overcome.</text:p>
          </table:table-cell>
          <table:table-cell office:value-type="string">
            <text:p>As a child, I grew up suffering from my father’s sudden outbursts of rage, an expression of a generational trauma he never had the chance to overcome.</text:p>
          </table:table-cell>
        </table:table-row>
        <table:table-row table:style-name="ro2">
          <table:table-cell office:value-type="string">
            <text:p>FirstStory-b-ead9f917</text:p>
          </table:table-cell>
          <table:table-cell office:value-type="string">
            <text:p>Naturally, anger became something I feared, and I shaped my life to avoid being its target.</text:p>
          </table:table-cell>
          <table:table-cell office:value-type="string">
            <text:p>Naturally, anger became something I feared, and I shaped my life to avoid being its target.</text:p>
          </table:table-cell>
        </table:table-row>
        <table:table-row table:style-name="ro4">
          <table:table-cell office:value-type="string">
            <text:p>FirstStory-b-492177fc</text:p>
          </table:table-cell>
          <table:table-cell office:value-type="string">
            <text:p>People were pleased with me because I was a docile girl who listened to teachers and adults and who never made her parents worry.</text:p>
          </table:table-cell>
          <table:table-cell office:value-type="string">
            <text:p>People were pleased with me because I was a docile girl who listened to teachers and adults and who never made her parents worry.</text:p>
          </table:table-cell>
        </table:table-row>
        <table:table-row table:style-name="ro2">
          <table:table-cell office:value-type="string">
            <text:p>FirstStory-b-7bb11612</text:p>
          </table:table-cell>
          <table:table-cell office:value-type="string">
            <text:p>Sometimes, I still find myself thinking how much of my true self I hid because of my coping mechanisms.</text:p>
          </table:table-cell>
          <table:table-cell office:value-type="string">
            <text:p>Sometimes, I still find myself thinking how much of my true self I hid because of my coping mechanisms.</text:p>
          </table:table-cell>
        </table:table-row>
        <table:table-row table:style-name="ro2">
          <table:table-cell office:value-type="string">
            <text:p>FirstStory-b-5dce123e</text:p>
          </table:table-cell>
          <table:table-cell office:value-type="string">
            <text:p>My childhood left me with no tools to control this emotion during my turbulent teenage years.</text:p>
          </table:table-cell>
          <table:table-cell office:value-type="string">
            <text:p>My childhood left me with no tools to control this emotion during my turbulent teenage years.</text:p>
          </table:table-cell>
        </table:table-row>
        <table:table-row table:style-name="ro4">
          <table:table-cell office:value-type="string">
            <text:p>FirstStory-b-8f2601ee</text:p>
          </table:table-cell>
          <table:table-cell office:value-type="string">
            <text:p>When I felt anger swelling up within myself, it would soon become frustration, which found its way outside as tears trickling down my cheeks.</text:p>
          </table:table-cell>
          <table:table-cell office:value-type="string">
            <text:p>When I felt anger swelling up within myself, it would soon become frustration, which found its way outside as tears trickling down my cheeks.</text:p>
          </table:table-cell>
        </table:table-row>
        <table:table-row table:style-name="ro4">
          <table:table-cell office:value-type="string">
            <text:p>FirstStory-b-01e33b93</text:p>
          </table:table-cell>
          <table:table-cell office:value-type="string">
            <text:p>And when I became a target of insults, anger and bullying, I couldn’t count on this important emotion to fight against the injustice I was suffering from.</text:p>
          </table:table-cell>
          <table:table-cell office:value-type="string">
            <text:p>And when I became a target of insults, anger and bullying, I couldn’t count on this important emotion to fight against the injustice I was suffering from.</text:p>
          </table:table-cell>
        </table:table-row>
        <table:table-row table:style-name="ro2">
          <table:table-cell office:value-type="string">
            <text:p>FirstStory-b-462249c2</text:p>
          </table:table-cell>
          <table:table-cell office:value-type="string">
            <text:p>I often felt powerless and robbed of something important, if not fundamental.</text:p>
          </table:table-cell>
          <table:table-cell office:value-type="string">
            <text:p>I often felt powerless and robbed of something important, if not fundamental.</text:p>
          </table:table-cell>
        </table:table-row>
        <table:table-row table:style-name="ro2">
          <table:table-cell office:value-type="string">
            <text:p>FirstStory-b-9cba2a82</text:p>
          </table:table-cell>
          <table:table-cell office:value-type="string">
            <text:p>When I recall these moments, I often feel tears prickling my eyes because I see how helpless I was.</text:p>
          </table:table-cell>
          <table:table-cell office:value-type="string">
            <text:p>When I recall these moments, I often feel tears prickling my eyes because I see how helpless I was.</text:p>
          </table:table-cell>
        </table:table-row>
        <table:table-row table:style-name="ro1">
          <table:table-cell office:value-type="string">
            <text:p>FirstStory-b-076d846f</text:p>
          </table:table-cell>
          <table:table-cell office:value-type="string">
            <text:p>Now I know how important anger is.</text:p>
          </table:table-cell>
          <table:table-cell office:value-type="string">
            <text:p>Now I know how important anger is.</text:p>
          </table:table-cell>
        </table:table-row>
        <table:table-row table:style-name="ro4">
          <table:table-cell office:value-type="string">
            <text:p>FirstStory-b-8ef1d66a</text:p>
          </table:table-cell>
          <table:table-cell office:value-type="string">
            <text:p>This transformative emotion has the power to break the chains tying us down, to protect our loved ones and to stand our ground in the face of injustice.</text:p>
          </table:table-cell>
          <table:table-cell office:value-type="string">
            <text:p>This transformative emotion has the power to break the chains tying us down, to protect our loved ones and to stand our ground in the face of injustice.</text:p>
          </table:table-cell>
        </table:table-row>
        <table:table-row table:style-name="ro4">
          <table:table-cell office:value-type="string">
            <text:p>FirstStory-b-bd019e00</text:p>
          </table:table-cell>
          <table:table-cell office:value-type="string">
            <text:p>It is a strong wave that comes crashing down on what makes you suffer and washes it away, leaving room to grow something new.</text:p>
          </table:table-cell>
          <table:table-cell office:value-type="string">
            <text:p>It is a strong wave that comes crashing down on what makes you suffer and washes it away, leaving room to grow something new.</text:p>
          </table:table-cell>
        </table:table-row>
        <table:table-row table:style-name="ro4">
          <table:table-cell office:value-type="string">
            <text:p>FirstStory-b-a4872773</text:p>
          </table:table-cell>
          <table:table-cell office:value-type="string">
            <text:p>Learning to wield my anger for a good cause was one of the most rewarding achievements in my life as a person and as a woman.</text:p>
          </table:table-cell>
          <table:table-cell office:value-type="string">
            <text:p>Learning to wield my anger for a good cause was one of the most rewarding achievements in my life as a person and as a woman.</text:p>
          </table:table-cell>
        </table:table-row>
        <table:table-row table:style-name="ro4">
          <table:table-cell office:value-type="string">
            <text:p>FirstStory-b-b70879b5</text:p>
          </table:table-cell>
          <table:table-cell office:value-type="string">
            <text:p>And I hope that every person out there is also living their life to their fullest, knowing how precious each emotion we feel is… anger too.</text:p>
          </table:table-cell>
          <table:table-cell office:value-type="string">
            <text:p>And I hope that every person out there is also living their life to their fullest, knowing how precious each emotion we feel is… anger too.</text:p>
          </table:table-cell>
        </table:table-row>
        <table:table-row table:style-name="ro1">
          <table:table-cell office:value-type="string">
            <text:p>FirstStory-b-a3b3e0ec</text:p>
          </table:table-cell>
          <table:table-cell office:value-type="string">
            <text:p>Vorrei leggere ancora.</text:p>
          </table:table-cell>
          <table:table-cell/>
        </table:table-row>
        <table:table-row table:style-name="ro1">
          <table:table-cell office:value-type="string">
            <text:p>FirstStory-b-9e237221</text:p>
          </table:table-cell>
          <table:table-cell office:value-type="string">
            <text:p>Me ne vado.</text:p>
          </table:table-cell>
          <table:table-cell/>
        </table:table-row>
        <table:table-row table:style-name="ro1">
          <table:table-cell office:value-type="string">
            <text:p>FirstStory-beatrice-4566a310</text:p>
          </table:table-cell>
          <table:table-cell office:value-type="string">
            <text:p>&lt;i&gt;La rete non esiste&lt;/i&gt; di Beatrice(she/her).</text:p>
          </table:table-cell>
          <table:table-cell/>
        </table:table-row>
        <table:table-row table:style-name="ro1">
          <table:table-cell office:value-type="string">
            <text:p>FirstStory-beatrice-d378fca7</text:p>
          </table:table-cell>
          <table:table-cell office:value-type="string">
            <text:p>Ciao.</text:p>
          </table:table-cell>
          <table:table-cell/>
        </table:table-row>
        <table:table-row table:style-name="ro2">
          <table:table-cell office:value-type="string">
            <text:p>FirstStory-beatrice-e1d09273</text:p>
          </table:table-cell>
          <table:table-cell office:value-type="string">
            <text:p>Ho molte cose che mi frullano dentro ed è molto faticoso mettere ordine.</text:p>
          </table:table-cell>
          <table:table-cell/>
        </table:table-row>
        <table:table-row table:style-name="ro1">
          <table:table-cell office:value-type="string">
            <text:p>FirstStory-beatrice-d98d5d00</text:p>
          </table:table-cell>
          <table:table-cell office:value-type="string">
            <text:p>Ma vorrei raccontarti alcune cose che vorrei che tu sapessi.</text:p>
          </table:table-cell>
          <table:table-cell/>
        </table:table-row>
        <table:table-row table:style-name="ro1">
          <table:table-cell office:value-type="string">
            <text:p>FirstStory-beatrice-c865695f</text:p>
          </table:table-cell>
          <table:table-cell office:value-type="string">
            <text:p>&lt;b&gt;Capitolo primo: Da dove arrivo.&lt;/b&gt;</text:p>
          </table:table-cell>
          <table:table-cell/>
        </table:table-row>
        <table:table-row table:style-name="ro2">
          <table:table-cell office:value-type="string">
            <text:p>FirstStory-beatrice-c43c31c0</text:p>
          </table:table-cell>
          <table:table-cell office:value-type="string">
            <text:p>Sono la più piccola di quattro sorelle, di una famiglia molto cattolica.</text:p>
          </table:table-cell>
          <table:table-cell/>
        </table:table-row>
        <table:table-row table:style-name="ro4">
          <table:table-cell office:value-type="string">
            <text:p>FirstStory-beatrice-a799eb6b</text:p>
          </table:table-cell>
          <table:table-cell office:value-type="string">
            <text:p>Da bambina, osservando il mondo che mi circondava, ho imparato che i due dogmi per essere una "buona persona" sono: devi essere d'aiuto; non devi disturbare.</text:p>
          </table:table-cell>
          <table:table-cell/>
        </table:table-row>
        <table:table-row table:style-name="ro7">
          <table:table-cell office:value-type="string">
            <text:p>FirstStory-beatrice-60bf9d6e</text:p>
          </table:table-cell>
          <table:table-cell office:value-type="string">
            <text:p>Non li ho messi in pratica sempre, ma con il tempo mi sono adattata, e ho scoperto che i due concetti, messi insieme, sono potentissimi. Ti senti davvero "buona" ad ascoltare gli altri, a sforzarti di comprenderne il punto di vista e a cercare di risolvere problemi, di esserci sempre.</text:p>
          </table:table-cell>
          <table:table-cell/>
        </table:table-row>
        <table:table-row table:style-name="ro2">
          <table:table-cell office:value-type="string">
            <text:p>FirstStory-beatrice-7ee12971</text:p>
          </table:table-cell>
          <table:table-cell office:value-type="string">
            <text:p>Non so se qualcuno ha vissuto un'esperienza simile alla mia, io però, muovendomi con questi due dogmi, ho scoperto che:</text:p>
          </table:table-cell>
          <table:table-cell/>
        </table:table-row>
        <table:table-row table:style-name="ro2">
          <table:table-cell office:value-type="string">
            <text:p>FirstStory-beatrice-0b5bf05e</text:p>
          </table:table-cell>
          <table:table-cell office:value-type="string">
            <text:p>ogni persona ha tragedie personali che non possiamo immaginare e motivi concreti e reali per fare quello che fa;</text:p>
          </table:table-cell>
          <table:table-cell/>
        </table:table-row>
        <table:table-row table:style-name="ro4">
          <table:table-cell office:value-type="string">
            <text:p>FirstStory-beatrice-bbe6cd2f</text:p>
          </table:table-cell>
          <table:table-cell office:value-type="string">
            <text:p>non essere di disturbo e ascoltare gli altri e basta, semplicemente, non funziona. Le tue personali esigenze salteranno fuori, e urleranno forte.</text:p>
          </table:table-cell>
          <table:table-cell/>
        </table:table-row>
        <table:table-row table:style-name="ro2">
          <table:table-cell office:value-type="string">
            <text:p>FirstStory-beatrice-3eb305f9</text:p>
          </table:table-cell>
          <table:table-cell office:value-type="string">
            <text:p>Ora mi sta succedendo questo. Le mie esigenze urlano forte e a volte non riesco a capire che direzione prendono.</text:p>
          </table:table-cell>
          <table:table-cell/>
        </table:table-row>
        <table:table-row table:style-name="ro2">
          <table:table-cell office:value-type="string">
            <text:p>FirstStory-beatrice-16467f5d</text:p>
          </table:table-cell>
          <table:table-cell office:value-type="string">
            <text:p>In terapia mi è tornato a galla un ricordo che non sapevo di avere.</text:p>
          </table:table-cell>
          <table:table-cell/>
        </table:table-row>
        <table:table-row table:style-name="ro4">
          <table:table-cell office:value-type="string">
            <text:p>FirstStory-beatrice-2156a3a1</text:p>
          </table:table-cell>
          <table:table-cell office:value-type="string">
            <text:p>E scopro che ho un bisogno grande di parlare e di essere ascoltata, anche se darò fastidio, anche se verrò giudicata, anche se non verrò capita.</text:p>
          </table:table-cell>
          <table:table-cell/>
        </table:table-row>
        <table:table-row table:style-name="ro1">
          <table:table-cell office:value-type="string">
            <text:p>FirstStory-beatrice-741803fe</text:p>
          </table:table-cell>
          <table:table-cell office:value-type="string">
            <text:p>&lt;b&gt;Capitolo secondo: Ricordi che ritornano.&lt;/b&gt;</text:p>
          </table:table-cell>
          <table:table-cell/>
        </table:table-row>
        <table:table-row table:style-name="ro17">
          <table:table-cell office:value-type="string">
            <text:p>FirstStory-beatrice-0219cce4</text:p>
          </table:table-cell>
          <table:table-cell office:value-type="string">
            <text:p>Quando ero bambina, una ragazza, di poco più grande di me e figlia di amici di famiglia, mi ha toccata, nel senso che mi ha messo le mani nelle mutande per un tempo che non riesco a quantificare, ma che è stato per me lunghissimo. Mi ha poi spogliata e ha continuato, senza che io riuscissi a capire cosa stava succedendo e come reagire.</text:p>
          </table:table-cell>
          <table:table-cell/>
        </table:table-row>
        <table:table-row table:style-name="ro4">
          <table:table-cell office:value-type="string">
            <text:p>FirstStory-beatrice-4670b43b</text:p>
          </table:table-cell>
          <table:table-cell office:value-type="string">
            <text:p>Non sono sicura di quanti anni avessi, io credevo tra gli otto e i nove, ma ricostruendo probabilmente era prima delle elementari.</text:p>
          </table:table-cell>
          <table:table-cell/>
        </table:table-row>
        <table:table-row table:style-name="ro2">
          <table:table-cell office:value-type="string">
            <text:p>FirstStory-beatrice-ec81dd85</text:p>
          </table:table-cell>
          <table:table-cell office:value-type="string">
            <text:p>Questa ragazza era orfana di padre e ricordo che la sensazione che avevo era di non poterne parlare.</text:p>
          </table:table-cell>
          <table:table-cell/>
        </table:table-row>
        <table:table-row table:style-name="ro1">
          <table:table-cell office:value-type="string">
            <text:p>FirstStory-beatrice-3644e9ce</text:p>
          </table:table-cell>
          <table:table-cell office:value-type="string">
            <text:p>Era ingiusto parlarne: chi soffre fa cose di cui non si accorge.</text:p>
          </table:table-cell>
          <table:table-cell/>
        </table:table-row>
        <table:table-row table:style-name="ro1">
          <table:table-cell office:value-type="string">
            <text:p>FirstStory-beatrice-a73448c0</text:p>
          </table:table-cell>
          <table:table-cell office:value-type="string">
            <text:p>Poi era giovane.</text:p>
          </table:table-cell>
          <table:table-cell/>
        </table:table-row>
        <table:table-row table:style-name="ro1">
          <table:table-cell office:value-type="string">
            <text:p>FirstStory-beatrice-2bf6c8f6</text:p>
          </table:table-cell>
          <table:table-cell office:value-type="string">
            <text:p>Poi era sesso.</text:p>
          </table:table-cell>
          <table:table-cell/>
        </table:table-row>
        <table:table-row table:style-name="ro1">
          <table:table-cell office:value-type="string">
            <text:p>FirstStory-beatrice-cfad7be4</text:p>
          </table:table-cell>
          <table:table-cell office:value-type="string">
            <text:p>E nella mia famiglia di sesso non si parla.</text:p>
          </table:table-cell>
          <table:table-cell/>
        </table:table-row>
        <table:table-row table:style-name="ro1">
          <table:table-cell office:value-type="string">
            <text:p>FirstStory-beatrice-c63d8bd5</text:p>
          </table:table-cell>
          <table:table-cell office:value-type="string">
            <text:p>Mai.</text:p>
          </table:table-cell>
          <table:table-cell/>
        </table:table-row>
        <table:table-row table:style-name="ro4">
          <table:table-cell office:value-type="string">
            <text:p>FirstStory-beatrice-3305ada0</text:p>
          </table:table-cell>
          <table:table-cell office:value-type="string">
            <text:p>Credo che, se all'epoca non fossi stata una bambina di famiglia cattolica, in un piccolo paese cattolico, sarebbe stato liberatorio e utile parlarne. Ma non era così.</text:p>
          </table:table-cell>
          <table:table-cell/>
        </table:table-row>
        <table:table-row table:style-name="ro1">
          <table:table-cell office:value-type="string">
            <text:p>FirstStory-beatrice-b6b65930</text:p>
          </table:table-cell>
          <table:table-cell office:value-type="string">
            <text:p>Mi sono sentita molto sola.</text:p>
          </table:table-cell>
          <table:table-cell/>
        </table:table-row>
        <table:table-row table:style-name="ro2">
          <table:table-cell office:value-type="string">
            <text:p>FirstStory-beatrice-d67904e1</text:p>
          </table:table-cell>
          <table:table-cell office:value-type="string">
            <text:p>Ci ho messo anni (quasi 27) per poterne parlare con qualcuno che non fosse la mia terapeuta.</text:p>
          </table:table-cell>
          <table:table-cell/>
        </table:table-row>
        <table:table-row table:style-name="ro2">
          <table:table-cell office:value-type="string">
            <text:p>FirstStory-beatrice-93431d3d</text:p>
          </table:table-cell>
          <table:table-cell office:value-type="string">
            <text:p>La prima volta che l'ho fatto, con il mio attuale partner, via mail, ho letteralmente vomitato.</text:p>
          </table:table-cell>
          <table:table-cell/>
        </table:table-row>
        <table:table-row table:style-name="ro2">
          <table:table-cell office:value-type="string">
            <text:p>FirstStory-beatrice-fbca4090</text:p>
          </table:table-cell>
          <table:table-cell office:value-type="string">
            <text:p>Ho iniziato a parlarne non perchè mi andava, ma perché il mondo mi si stava sgretolando addosso.</text:p>
          </table:table-cell>
          <table:table-cell/>
        </table:table-row>
        <table:table-row table:style-name="ro5">
          <table:table-cell office:value-type="string">
            <text:p>FirstStory-beatrice-aff12cb3</text:p>
          </table:table-cell>
          <table:table-cell office:value-type="string">
            <text:p>Stavo male per tutto ciò che riguardava sesso e affettività, evitavo tutti i tipi di contatto, e avevo iniziato ad avere problemi di memoria riguardo a ciò che mi accadeva legato a quella sfera.</text:p>
          </table:table-cell>
          <table:table-cell/>
        </table:table-row>
        <table:table-row table:style-name="ro7">
          <table:table-cell office:value-type="string">
            <text:p>FirstStory-beatrice-b8121dfa</text:p>
          </table:table-cell>
          <table:table-cell office:value-type="string">
            <text:p>Un ragazzo con cui collaboravo, un tipo gentile, simpatico, di cui avevo stima, aveva provato a baciarmi e io ho rimosso la cosa per anni, che se mi avesse chiesto "perché ti sei scansata dal bacio?" avrei potuto rispondere solo "quale bacio?".</text:p>
          </table:table-cell>
          <table:table-cell/>
        </table:table-row>
        <table:table-row table:style-name="ro1">
          <table:table-cell office:value-type="string">
            <text:p>FirstStory-beatrice-80a5cc5c</text:p>
          </table:table-cell>
          <table:table-cell office:value-type="string">
            <text:p>Ho recuperato il ricordo solo aggiustando gli altri pezzi.</text:p>
          </table:table-cell>
          <table:table-cell/>
        </table:table-row>
        <table:table-row table:style-name="ro2">
          <table:table-cell office:value-type="string">
            <text:p>FirstStory-beatrice-b093d4ec</text:p>
          </table:table-cell>
          <table:table-cell office:value-type="string">
            <text:p>Con il tempo ho sanato un po’ la ferita e ne ho parlato con la mia famiglia, un componente alla volta.</text:p>
          </table:table-cell>
          <table:table-cell/>
        </table:table-row>
        <table:table-row table:style-name="ro1">
          <table:table-cell office:value-type="string">
            <text:p>FirstStory-beatrice-9cddeede</text:p>
          </table:table-cell>
          <table:table-cell office:value-type="string">
            <text:p>Non è andata bene.</text:p>
          </table:table-cell>
          <table:table-cell/>
        </table:table-row>
        <table:table-row table:style-name="ro2">
          <table:table-cell office:value-type="string">
            <text:p>FirstStory-beatrice-d1de7800</text:p>
          </table:table-cell>
          <table:table-cell office:value-type="string">
            <text:p>Ho aperto una porta da cui escono cose inaspettate, in momenti inaspettati.</text:p>
          </table:table-cell>
          <table:table-cell/>
        </table:table-row>
        <table:table-row table:style-name="ro1">
          <table:table-cell office:value-type="string">
            <text:p>FirstStory-beatrice-8de23492</text:p>
          </table:table-cell>
          <table:table-cell office:value-type="string">
            <text:p>E alcune fanno incredibilmente male.</text:p>
          </table:table-cell>
          <table:table-cell/>
        </table:table-row>
        <table:table-row table:style-name="ro1">
          <table:table-cell office:value-type="string">
            <text:p>FirstStory-beatrice-1f4a6774</text:p>
          </table:table-cell>
          <table:table-cell office:value-type="string">
            <text:p>&lt;b&gt;Capitolo terzo: La rete a cui non credo.&lt;/b&gt;</text:p>
          </table:table-cell>
          <table:table-cell/>
        </table:table-row>
        <table:table-row table:style-name="ro2">
          <table:table-cell office:value-type="string">
            <text:p>FirstStory-beatrice-5dc2e3ea</text:p>
          </table:table-cell>
          <table:table-cell office:value-type="string">
            <text:p>Da qualche anno abito in una grande città e vengo a contatto con modi di pensare, politiche, termini che non conosco.</text:p>
          </table:table-cell>
          <table:table-cell/>
        </table:table-row>
        <table:table-row table:style-name="ro1">
          <table:table-cell office:value-type="string">
            <text:p>FirstStory-beatrice-e6764040</text:p>
          </table:table-cell>
          <table:table-cell office:value-type="string">
            <text:p>Nella grande città ho sentito spesso parlare di rete di supporto.</text:p>
          </table:table-cell>
          <table:table-cell/>
        </table:table-row>
        <table:table-row table:style-name="ro4">
          <table:table-cell office:value-type="string">
            <text:p>FirstStory-beatrice-9de40b41</text:p>
          </table:table-cell>
          <table:table-cell office:value-type="string">
            <text:p>Ogni volta che la sentivo nominare pensavo “io a questa rete non credo, non so cos’è, non la vedo. Sono da sola davanti ad un burrone gigantesco”.</text:p>
          </table:table-cell>
          <table:table-cell/>
        </table:table-row>
        <table:table-row table:style-name="ro4">
          <table:table-cell office:value-type="string">
            <text:p>FirstStory-beatrice-4efc8535</text:p>
          </table:table-cell>
          <table:table-cell office:value-type="string">
            <text:p>Parlare dell’abuso che ho vissuto da bambina mi ha portata ad allontanarmi da molti rapporti, vecchi e nuovi, perché ho ricevuto risposte molto dolorose.</text:p>
          </table:table-cell>
          <table:table-cell/>
        </table:table-row>
        <table:table-row table:style-name="ro2">
          <table:table-cell office:value-type="string">
            <text:p>FirstStory-beatrice-c3592569</text:p>
          </table:table-cell>
          <table:table-cell office:value-type="string">
            <text:p>Anche nei rapporti nuovi mi accorgo di mantenere un distacco voluto, perchè faccio fatica a fidarmi e a sentirmi al sicuro.</text:p>
          </table:table-cell>
          <table:table-cell/>
        </table:table-row>
        <table:table-row table:style-name="ro1">
          <table:table-cell office:value-type="string">
            <text:p>FirstStory-beatrice-1cefc379</text:p>
          </table:table-cell>
          <table:table-cell office:value-type="string">
            <text:p>Ad un certo punti però è arrivato D.</text:p>
          </table:table-cell>
          <table:table-cell/>
        </table:table-row>
        <table:table-row table:style-name="ro1">
          <table:table-cell office:value-type="string">
            <text:p>FirstStory-beatrice-68bf9110</text:p>
          </table:table-cell>
          <table:table-cell office:value-type="string">
            <text:p>D. parla spesso di politica, abusi, minoranze.</text:p>
          </table:table-cell>
          <table:table-cell/>
        </table:table-row>
        <table:table-row table:style-name="ro4">
          <table:table-cell office:value-type="string">
            <text:p>FirstStory-beatrice-447935a5</text:p>
          </table:table-cell>
          <table:table-cell office:value-type="string">
            <text:p>Lo ascolto con la tazza di tè calda tra le mani, nel salotto del bilocale in cui vivo con il mio ragazzo, affascinata dalle idee che propone.</text:p>
          </table:table-cell>
          <table:table-cell/>
        </table:table-row>
        <table:table-row table:style-name="ro2">
          <table:table-cell office:value-type="string">
            <text:p>FirstStory-beatrice-88237929</text:p>
          </table:table-cell>
          <table:table-cell office:value-type="string">
            <text:p>È una persona trans, parla delle difficoltà che ha vissuto e che vive, di problemi economici e famiglia.</text:p>
          </table:table-cell>
          <table:table-cell/>
        </table:table-row>
        <table:table-row table:style-name="ro1">
          <table:table-cell office:value-type="string">
            <text:p>FirstStory-beatrice-e0b7d422</text:p>
          </table:table-cell>
          <table:table-cell office:value-type="string">
            <text:p>Parla di rabbia politica, di transfemminismo.</text:p>
          </table:table-cell>
          <table:table-cell/>
        </table:table-row>
        <table:table-row table:style-name="ro1">
          <table:table-cell office:value-type="string">
            <text:p>FirstStory-beatrice-8c1495cc</text:p>
          </table:table-cell>
          <table:table-cell office:value-type="string">
            <text:p>Parla di fare rete.</text:p>
          </table:table-cell>
          <table:table-cell/>
        </table:table-row>
        <table:table-row table:style-name="ro4">
          <table:table-cell office:value-type="string">
            <text:p>FirstStory-beatrice-5125bb7e</text:p>
          </table:table-cell>
          <table:table-cell office:value-type="string">
            <text:p>Siamo in pieno lockdown, è un giorno di confronto particolarmente tosto con la mia famiglia. Mi viene da piangere e racconto il perché.</text:p>
          </table:table-cell>
          <table:table-cell/>
        </table:table-row>
        <table:table-row table:style-name="ro1">
          <table:table-cell office:value-type="string">
            <text:p>FirstStory-beatrice-44f3df10</text:p>
          </table:table-cell>
          <table:table-cell office:value-type="string">
            <text:p>Racconto tutto.</text:p>
          </table:table-cell>
          <table:table-cell/>
        </table:table-row>
        <table:table-row table:style-name="ro2">
          <table:table-cell office:value-type="string">
            <text:p>FirstStory-beatrice-d5369586</text:p>
          </table:table-cell>
          <table:table-cell office:value-type="string">
            <text:p>È la terza volta in vita mia che racconto con la voce quello che mi è successo da bambina.</text:p>
          </table:table-cell>
          <table:table-cell/>
        </table:table-row>
        <table:table-row table:style-name="ro1">
          <table:table-cell office:value-type="string">
            <text:p>FirstStory-beatrice-70158ff2</text:p>
          </table:table-cell>
          <table:table-cell office:value-type="string">
            <text:p>Lui ascolta e dice “mi dispiace tanto”.</text:p>
          </table:table-cell>
          <table:table-cell/>
        </table:table-row>
        <table:table-row table:style-name="ro1">
          <table:table-cell office:value-type="string">
            <text:p>FirstStory-beatrice-c5bcaac1</text:p>
          </table:table-cell>
          <table:table-cell office:value-type="string">
            <text:p>Inizio a pensare che la rete può esistere.</text:p>
          </table:table-cell>
          <table:table-cell/>
        </table:table-row>
        <table:table-row table:style-name="ro2">
          <table:table-cell office:value-type="string">
            <text:p>FirstStory-beatrice-789fecf4</text:p>
          </table:table-cell>
          <table:table-cell office:value-type="string">
            <text:p>A quel pensiero faccio quello che ho fatto per tutta la vita: mi impegno per essere d’aiuto.</text:p>
          </table:table-cell>
          <table:table-cell/>
        </table:table-row>
        <table:table-row table:style-name="ro5">
          <table:table-cell office:value-type="string">
            <text:p>FirstStory-beatrice-1920985f</text:p>
          </table:table-cell>
          <table:table-cell office:value-type="string">
            <text:p>Lo aiuto con il trasloco, lo aiuto con il lavoro, lo aiuto trovando un avvocato per lui, gli trovo due clienti, lo aiuto con sua mamma, gli dò un posto di rilevanza in una community digitale che ho riavviato e in cui so che vorrebbe stare.</text:p>
          </table:table-cell>
          <table:table-cell/>
        </table:table-row>
        <table:table-row table:style-name="ro4">
          <table:table-cell office:value-type="string">
            <text:p>FirstStory-beatrice-0dede738</text:p>
          </table:table-cell>
          <table:table-cell office:value-type="string">
            <text:p>Ci sono sempre, non ho soldi e gli dico “se hai problemi di soldi io ci sono”. Faccio anche un prestito se serve, non mi frega.</text:p>
          </table:table-cell>
          <table:table-cell/>
        </table:table-row>
        <table:table-row table:style-name="ro1">
          <table:table-cell office:value-type="string">
            <text:p>FirstStory-beatrice-a17cc7d3</text:p>
          </table:table-cell>
          <table:table-cell office:value-type="string">
            <text:p>Io ci sono. Faccio rete.</text:p>
          </table:table-cell>
          <table:table-cell/>
        </table:table-row>
        <table:table-row table:style-name="ro1">
          <table:table-cell office:value-type="string">
            <text:p>FirstStory-beatrice-5836924a</text:p>
          </table:table-cell>
          <table:table-cell office:value-type="string">
            <text:p>&lt;b&gt;Capitolo quarto: Non ti fidare.&lt;/b&gt;</text:p>
          </table:table-cell>
          <table:table-cell/>
        </table:table-row>
        <table:table-row table:style-name="ro1">
          <table:table-cell office:value-type="string">
            <text:p>FirstStory-beatrice-2f77d337</text:p>
          </table:table-cell>
          <table:table-cell office:value-type="string">
            <text:p>D: “Mi uccide che in tutto questo io non ho fatto nulla.</text:p>
          </table:table-cell>
          <table:table-cell/>
        </table:table-row>
        <table:table-row table:style-name="ro1">
          <table:table-cell office:value-type="string">
            <text:p>FirstStory-beatrice-c1ecfff4</text:p>
          </table:table-cell>
          <table:table-cell office:value-type="string">
            <text:p>Io non sono l'aggressore, e non accetto di esserlo.”</text:p>
          </table:table-cell>
          <table:table-cell/>
        </table:table-row>
        <table:table-row table:style-name="ro4">
          <table:table-cell office:value-type="string">
            <text:p>FirstStory-beatrice-48d9b3d0</text:p>
          </table:table-cell>
          <table:table-cell office:value-type="string">
            <text:p>D: “Ti ho scritto così a caso per sentirti e tu mi hai risposto in un modo che mi fa pensare che tu stia bene in generale ma male tra di noi, questo crea un bias su cosa dico o non dico.”</text:p>
          </table:table-cell>
          <table:table-cell/>
        </table:table-row>
        <table:table-row table:style-name="ro2">
          <table:table-cell office:value-type="string">
            <text:p>FirstStory-beatrice-04e864ba</text:p>
          </table:table-cell>
          <table:table-cell office:value-type="string">
            <text:p>D. “Un po' ammetto avrei preferito tu fossi per il "tutto bene tra di noi", e andare avanti :)”</text:p>
          </table:table-cell>
          <table:table-cell/>
        </table:table-row>
        <table:table-row table:style-name="ro7">
          <table:table-cell office:value-type="string">
            <text:p>FirstStory-beatrice-14876cc2</text:p>
          </table:table-cell>
          <table:table-cell office:value-type="string">
            <text:p>D: “Mi spiace per il tuo background e capisco che ti porti a vedere la società come fatta in un certo modo. Vorrei aggiungere però che questo non è l'unico modo di vedere le cose e che sono validi anche altri modi di pensarla. E io sono all'opposto su questo.”</text:p>
          </table:table-cell>
          <table:table-cell/>
        </table:table-row>
        <table:table-row table:style-name="ro5">
          <table:table-cell office:value-type="string">
            <text:p>FirstStory-beatrice-819f08da</text:p>
          </table:table-cell>
          <table:table-cell office:value-type="string">
            <text:p>Mi è già successo di sentirmi ed essere usata. Mi è successo di vedere miei giochi diffusi senza il mio nome tra i credits, o di assistere all’elogio di persone che si prendono il merito del mio lavoro o delle mie idee.</text:p>
          </table:table-cell>
          <table:table-cell/>
        </table:table-row>
        <table:table-row table:style-name="ro4">
          <table:table-cell office:value-type="string">
            <text:p>FirstStory-beatrice-a554f606</text:p>
          </table:table-cell>
          <table:table-cell office:value-type="string">
            <text:p>Mi è già successo che mi escludessero da progetti che avevo avviato io, mi è già successo che mi accusassero di essere io il problema senza il minimo dialogo.</text:p>
          </table:table-cell>
          <table:table-cell/>
        </table:table-row>
        <table:table-row table:style-name="ro2">
          <table:table-cell office:value-type="string">
            <text:p>FirstStory-beatrice-94671be8</text:p>
          </table:table-cell>
          <table:table-cell office:value-type="string">
            <text:p>Mi è già successo che a fare tutte queste cose fossero persone amiche.</text:p>
          </table:table-cell>
          <table:table-cell/>
        </table:table-row>
        <table:table-row table:style-name="ro2">
          <table:table-cell office:value-type="string">
            <text:p>FirstStory-beatrice-5cc7155d</text:p>
          </table:table-cell>
          <table:table-cell office:value-type="string">
            <text:p>Non mi era mai successo però con una persona amica che faceva discorsi politici affini.</text:p>
          </table:table-cell>
          <table:table-cell/>
        </table:table-row>
        <table:table-row table:style-name="ro1">
          <table:table-cell office:value-type="string">
            <text:p>FirstStory-beatrice-6bb29f8f</text:p>
          </table:table-cell>
          <table:table-cell office:value-type="string">
            <text:p>E quando mi è successo con D. ho avuto una grande certezza:</text:p>
          </table:table-cell>
          <table:table-cell/>
        </table:table-row>
        <table:table-row table:style-name="ro1">
          <table:table-cell office:value-type="string">
            <text:p>FirstStory-beatrice-41e1463a</text:p>
          </table:table-cell>
          <table:table-cell office:value-type="string">
            <text:p>avevo ragione, la rete non esiste.</text:p>
          </table:table-cell>
          <table:table-cell/>
        </table:table-row>
        <table:table-row table:style-name="ro1">
          <table:table-cell office:value-type="string">
            <text:p>FirstStory-beatrice-f6635de0</text:p>
          </table:table-cell>
          <table:table-cell office:value-type="string">
            <text:p>&lt;b&gt;Capitolo quarto: Ti odio e ti mordo.&lt;/b&gt;</text:p>
          </table:table-cell>
          <table:table-cell/>
        </table:table-row>
        <table:table-row table:style-name="ro1">
          <table:table-cell office:value-type="string">
            <text:p>FirstStory-beatrice-bf08eecf</text:p>
          </table:table-cell>
          <table:table-cell office:value-type="string">
            <text:p>La rete non esiste.</text:p>
          </table:table-cell>
          <table:table-cell/>
        </table:table-row>
        <table:table-row table:style-name="ro2">
          <table:table-cell office:value-type="string">
            <text:p>FirstStory-beatrice-6addb74e</text:p>
          </table:table-cell>
          <table:table-cell office:value-type="string">
            <text:p>Ora che ne sono certa faccio qualcosa che non ho mai fatto prima: mi permetto di odiare.</text:p>
          </table:table-cell>
          <table:table-cell/>
        </table:table-row>
        <table:table-row table:style-name="ro2">
          <table:table-cell office:value-type="string">
            <text:p>FirstStory-beatrice-1a2573d7</text:p>
          </table:table-cell>
          <table:table-cell office:value-type="string">
            <text:p>Decido che non ha senso farmi remore, non c’è nessuno da proteggere qui.</text:p>
          </table:table-cell>
          <table:table-cell/>
        </table:table-row>
        <table:table-row table:style-name="ro1">
          <table:table-cell office:value-type="string">
            <text:p>FirstStory-beatrice-e51e3eab</text:p>
          </table:table-cell>
          <table:table-cell office:value-type="string">
            <text:p>E allora parlo e scrivo.</text:p>
          </table:table-cell>
          <table:table-cell/>
        </table:table-row>
        <table:table-row table:style-name="ro4">
          <table:table-cell office:value-type="string">
            <text:p>FirstStory-beatrice-7a173dee</text:p>
          </table:table-cell>
          <table:table-cell office:value-type="string">
            <text:p>Scrivo alle persone di cui vorrei fidarmi e racconto quello che è successo, senza la preoccupazione di dover essere buona, educata, comprensiva.</text:p>
          </table:table-cell>
          <table:table-cell/>
        </table:table-row>
        <table:table-row table:style-name="ro1">
          <table:table-cell office:value-type="string">
            <text:p>FirstStory-beatrice-b76edf2e</text:p>
          </table:table-cell>
          <table:table-cell office:value-type="string">
            <text:p>Parlo senza cercare di tutelare chi mi ha fatto male.</text:p>
          </table:table-cell>
          <table:table-cell/>
        </table:table-row>
        <table:table-row table:style-name="ro2">
          <table:table-cell office:value-type="string">
            <text:p>FirstStory-beatrice-410f9634</text:p>
          </table:table-cell>
          <table:table-cell office:value-type="string">
            <text:p>Scopro che queste persone mi ascoltano, che dicono “È terribile”, “Cosa posso fare per te?”, “È molto ingiusto”.</text:p>
          </table:table-cell>
          <table:table-cell/>
        </table:table-row>
        <table:table-row table:style-name="ro2">
          <table:table-cell office:value-type="string">
            <text:p>FirstStory-beatrice-778bd638</text:p>
          </table:table-cell>
          <table:table-cell office:value-type="string">
            <text:p>Scopro anche un’altra cosa: nessuna di queste persone può fare qualcosa per farmi stare bene del tutto.</text:p>
          </table:table-cell>
          <table:table-cell/>
        </table:table-row>
        <table:table-row table:style-name="ro1">
          <table:table-cell office:value-type="string">
            <text:p>FirstStory-beatrice-10c3b3e4</text:p>
          </table:table-cell>
          <table:table-cell office:value-type="string">
            <text:p>Ma ognuna fa un pezzetto.</text:p>
          </table:table-cell>
          <table:table-cell/>
        </table:table-row>
        <table:table-row table:style-name="ro2">
          <table:table-cell office:value-type="string">
            <text:p>FirstStory-beatrice-464dd18f</text:p>
          </table:table-cell>
          <table:table-cell office:value-type="string">
            <text:p>E questi pezzetti, anche se piccoli, mi aiutano a non sentirmi più da sola.</text:p>
          </table:table-cell>
          <table:table-cell/>
        </table:table-row>
        <table:table-row table:style-name="ro2">
          <table:table-cell office:value-type="string">
            <text:p>FirstStory-beatrice-7df982e8</text:p>
          </table:table-cell>
          <table:table-cell office:value-type="string">
            <text:p>Mi permetto di occupare spazio, fare brutta figura, di rischiare di essere vista come pazza, egoista, o vittimista.</text:p>
          </table:table-cell>
          <table:table-cell/>
        </table:table-row>
        <table:table-row table:style-name="ro2">
          <table:table-cell office:value-type="string">
            <text:p>FirstStory-beatrice-18556771</text:p>
          </table:table-cell>
          <table:table-cell office:value-type="string">
            <text:p>Mi permetto di parlare di quello che è successo, di scriverci un pezzo dentro ad un videogioco amico.</text:p>
          </table:table-cell>
          <table:table-cell/>
        </table:table-row>
        <table:table-row table:style-name="ro2">
          <table:table-cell office:value-type="string">
            <text:p>FirstStory-beatrice-12a8cee8</text:p>
          </table:table-cell>
          <table:table-cell office:value-type="string">
            <text:p>Mi permetto di chiedere aiuto, di alzare la voce, di pretendere che il mio dolore sia riconosciuto.</text:p>
          </table:table-cell>
          <table:table-cell/>
        </table:table-row>
        <table:table-row table:style-name="ro2">
          <table:table-cell office:value-type="string">
            <text:p>FirstStory-beatrice-4d56a930</text:p>
          </table:table-cell>
          <table:table-cell office:value-type="string">
            <text:p>Mi permetto di odiarti se non mi rispetti, anche se so che hai una vita difficile anche tu.</text:p>
          </table:table-cell>
          <table:table-cell/>
        </table:table-row>
        <table:table-row table:style-name="ro2">
          <table:table-cell office:value-type="string">
            <text:p>FirstStory-beatrice-ac0d6ef7</text:p>
          </table:table-cell>
          <table:table-cell office:value-type="string">
            <text:p>Anzi, per citare l’amore della mia vita: non è che perché stai male puoi cagarmi in faccia.</text:p>
          </table:table-cell>
          <table:table-cell/>
        </table:table-row>
        <table:table-row table:style-name="ro2">
          <table:table-cell office:value-type="string">
            <text:p>FirstStory-beatrice-ae23b306</text:p>
          </table:table-cell>
          <table:table-cell office:value-type="string">
            <text:p>Sono libera di mordere e di morderti se mi fai male, sono libera di odiarti, sono libera di raccontare la mia storia.</text:p>
          </table:table-cell>
          <table:table-cell/>
        </table:table-row>
        <table:table-row table:style-name="ro1">
          <table:table-cell office:value-type="string">
            <text:p>FirstStory-beatrice-91b578aa</text:p>
          </table:table-cell>
          <table:table-cell office:value-type="string">
            <text:p>E lo sono anche grazie a voi che mi avete ascoltato.</text:p>
          </table:table-cell>
          <table:table-cell/>
        </table:table-row>
        <table:table-row table:style-name="ro2">
          <table:table-cell office:value-type="string">
            <text:p>FirstStory-beatrice-713a887e</text:p>
          </table:table-cell>
          <table:table-cell office:value-type="string">
            <text:p>Ma è ora che ce lo diciamo e che lo sappiamo: la rete come ce la raccontiamo non esiste.</text:p>
          </table:table-cell>
          <table:table-cell/>
        </table:table-row>
        <table:table-row table:style-name="ro4">
          <table:table-cell office:value-type="string">
            <text:p>FirstStory-beatrice-bbe3707a</text:p>
          </table:table-cell>
          <table:table-cell office:value-type="string">
            <text:p>Se senti che qualcuno ti dice “lì sarai al sicuro” o “questo modo di pensare è più inclusivo di quest’altro” metti di fianco a queste frasi un grande punto di domanda.</text:p>
          </table:table-cell>
          <table:table-cell/>
        </table:table-row>
        <table:table-row table:style-name="ro2">
          <table:table-cell office:value-type="string">
            <text:p>FirstStory-beatrice-fcfe624c</text:p>
          </table:table-cell>
          <table:table-cell office:value-type="string">
            <text:p>Se esiste una rete è quella il cui collante sei tu, fatta di singole persone che tu scegli e che ti scelgono.</text:p>
          </table:table-cell>
          <table:table-cell/>
        </table:table-row>
        <table:table-row table:style-name="ro1">
          <table:table-cell office:value-type="string">
            <text:p>FirstStory-beatrice-d96f4f47</text:p>
          </table:table-cell>
          <table:table-cell office:value-type="string">
            <text:p>E se qualcuno ti fa del male, semplicemente non ne fa parte.</text:p>
          </table:table-cell>
          <table:table-cell/>
        </table:table-row>
        <table:table-row table:style-name="ro1">
          <table:table-cell office:value-type="string">
            <text:p>FirstStory-beatrice-a3b3e0ec</text:p>
          </table:table-cell>
          <table:table-cell office:value-type="string">
            <text:p>Vorrei leggere ancora.</text:p>
          </table:table-cell>
          <table:table-cell/>
        </table:table-row>
        <table:table-row table:style-name="ro1">
          <table:table-cell office:value-type="string">
            <text:p>FirstStory-beatrice-9e237221</text:p>
          </table:table-cell>
          <table:table-cell office:value-type="string">
            <text:p>Me ne vado.</text:p>
          </table:table-cell>
          <table:table-cell/>
        </table:table-row>
        <table:table-row table:style-name="ro1">
          <table:table-cell office:value-type="string">
            <text:p>FirstStory-beatrice_y_bottura-f7e598f1</text:p>
          </table:table-cell>
          <table:table-cell office:value-type="string">
            <text:p>&lt;i&gt;Artigli Rosso Ruggine&lt;/i&gt; di Beatrice Y. Bottura (she/it).</text:p>
          </table:table-cell>
          <table:table-cell/>
        </table:table-row>
        <table:table-row table:style-name="ro2">
          <table:table-cell office:value-type="string">
            <text:p>FirstStory-beatrice_y_bottura-d07438f9</text:p>
          </table:table-cell>
          <table:table-cell office:value-type="string">
            <text:p>Da qualche parte esiste un pozzo artificiale profondo centinaia di metri, una scala a spirale in metallo porta alle sue interiora.</text:p>
          </table:table-cell>
          <table:table-cell/>
        </table:table-row>
        <table:table-row table:style-name="ro2">
          <table:table-cell office:value-type="string">
            <text:p>FirstStory-beatrice_y_bottura-c62b2f34</text:p>
          </table:table-cell>
          <table:table-cell office:value-type="string">
            <text:p>Sul suo buio fondo si trova un’enorme gabbia, sterile e opprimente.</text:p>
          </table:table-cell>
          <table:table-cell/>
        </table:table-row>
        <table:table-row table:style-name="ro4">
          <table:table-cell office:value-type="string">
            <text:p>FirstStory-beatrice_y_bottura-8175874a</text:p>
          </table:table-cell>
          <table:table-cell office:value-type="string">
            <text:p>La gabbia è costruita coi materiali più resistenti conosciuti all’uomo: leghe in metalli esotici, violentemente piegate su se stesse infinite volte per creare strati su strati di resistenza.</text:p>
          </table:table-cell>
          <table:table-cell/>
        </table:table-row>
        <table:table-row table:style-name="ro2">
          <table:table-cell office:value-type="string">
            <text:p>FirstStory-beatrice_y_bottura-59a4ed67</text:p>
          </table:table-cell>
          <table:table-cell office:value-type="string">
            <text:p>Questa gabbia è costruita per custodire la più terrificante, più feroce di tutte le bestie.</text:p>
          </table:table-cell>
          <table:table-cell/>
        </table:table-row>
        <table:table-row table:style-name="ro4">
          <table:table-cell office:value-type="string">
            <text:p>FirstStory-beatrice_y_bottura-90623fbc</text:p>
          </table:table-cell>
          <table:table-cell office:value-type="string">
            <text:p>Poco più grande di un essere umano, ma abbastanza imponente da sembrare un grattacielo, la bestia giace al centro della sua gabbia, sempre sveglia, sempre affamata.</text:p>
          </table:table-cell>
          <table:table-cell/>
        </table:table-row>
        <table:table-row table:style-name="ro2">
          <table:table-cell office:value-type="string">
            <text:p>FirstStory-beatrice_y_bottura-f0d153fd</text:p>
          </table:table-cell>
          <table:table-cell office:value-type="string">
            <text:p>Il suo pelo, un tempo cremisi e dorato, è ormai completamente incolore, ricoperto di sangue secco e sporcizia.</text:p>
          </table:table-cell>
          <table:table-cell/>
        </table:table-row>
        <table:table-row table:style-name="ro2">
          <table:table-cell office:value-type="string">
            <text:p>FirstStory-beatrice_y_bottura-7f1c36b7</text:p>
          </table:table-cell>
          <table:table-cell office:value-type="string">
            <text:p>La possente creatura non ricorda da quanto tempo giace sul fondo di questo inferno assemblato dall’uomo.</text:p>
          </table:table-cell>
          <table:table-cell/>
        </table:table-row>
        <table:table-row table:style-name="ro2">
          <table:table-cell office:value-type="string">
            <text:p>FirstStory-beatrice_y_bottura-0cd2890c</text:p>
          </table:table-cell>
          <table:table-cell office:value-type="string">
            <text:p>Le persone che discendono fino al centro del buco ogni giorno non hanno più timore della bestia.</text:p>
          </table:table-cell>
          <table:table-cell/>
        </table:table-row>
        <table:table-row table:style-name="ro4">
          <table:table-cell office:value-type="string">
            <text:p>FirstStory-beatrice_y_bottura-033b6fe3</text:p>
          </table:table-cell>
          <table:table-cell office:value-type="string">
            <text:p>Dopotutto, furono i nonni dei loro nonni a imprigionarla, gli uomini d’oggi non hanno modo di ricordare le paure primordiali che l’animale risvegliò nell’umanità quando fu scoperta.</text:p>
          </table:table-cell>
          <table:table-cell/>
        </table:table-row>
        <table:table-row table:style-name="ro2">
          <table:table-cell office:value-type="string">
            <text:p>FirstStory-beatrice_y_bottura-14f0c961</text:p>
          </table:table-cell>
          <table:table-cell office:value-type="string">
            <text:p>Quindi la tagliano, la pungono, la osservano con interesse e con sadismo ma mai con terrore.</text:p>
          </table:table-cell>
          <table:table-cell/>
        </table:table-row>
        <table:table-row table:style-name="ro4">
          <table:table-cell office:value-type="string">
            <text:p>FirstStory-beatrice_y_bottura-7e01b5e3</text:p>
          </table:table-cell>
          <table:table-cell office:value-type="string">
            <text:p>Nonostante sia sempre circondata da uomini, la bestia rimane sola nella sua gabbia. Passa le giornate a pensare alle sue simili, probabilmente decedute da decenni.</text:p>
          </table:table-cell>
          <table:table-cell/>
        </table:table-row>
        <table:table-row table:style-name="ro1">
          <table:table-cell office:value-type="string">
            <text:p>FirstStory-beatrice_y_bottura-1d600874</text:p>
          </table:table-cell>
          <table:table-cell office:value-type="string">
            <text:p>Non mangia, non dorme, non beve, ormai nemmeno gioca…</text:p>
          </table:table-cell>
          <table:table-cell/>
        </table:table-row>
        <table:table-row table:style-name="ro2">
          <table:table-cell office:value-type="string">
            <text:p>FirstStory-beatrice_y_bottura-9f717b2d</text:p>
          </table:table-cell>
          <table:table-cell office:value-type="string">
            <text:p>Finché un giorno, la bestia guarda dentro di sé per l’ennesima volta, cercando un sollievo che sa fin troppo bene non esiste.</text:p>
          </table:table-cell>
          <table:table-cell/>
        </table:table-row>
        <table:table-row table:style-name="ro2">
          <table:table-cell office:value-type="string">
            <text:p>FirstStory-beatrice_y_bottura-8ddbce7e</text:p>
          </table:table-cell>
          <table:table-cell office:value-type="string">
            <text:p>Invece si rende conto che non riesce più a ricordare i volti del suo branco.</text:p>
          </table:table-cell>
          <table:table-cell/>
        </table:table-row>
        <table:table-row table:style-name="ro2">
          <table:table-cell office:value-type="string">
            <text:p>FirstStory-beatrice_y_bottura-37cd81e8</text:p>
          </table:table-cell>
          <table:table-cell office:value-type="string">
            <text:p>Disperata, la sua mente animale va in crisi, cerca ogni angolo di se stessa per trovare la forma dei suoi amati.</text:p>
          </table:table-cell>
          <table:table-cell/>
        </table:table-row>
        <table:table-row table:style-name="ro2">
          <table:table-cell office:value-type="string">
            <text:p>FirstStory-beatrice_y_bottura-a66e972d</text:p>
          </table:table-cell>
          <table:table-cell office:value-type="string">
            <text:p>Ma la bestia trova solo il tocco della compagna di viaggio che è riuscita a tenerla in vita fino a quel momento:</text:p>
          </table:table-cell>
          <table:table-cell/>
        </table:table-row>
        <table:table-row table:style-name="ro1">
          <table:table-cell office:value-type="string">
            <text:p>FirstStory-beatrice_y_bottura-8fdf6143</text:p>
          </table:table-cell>
          <table:table-cell office:value-type="string">
            <text:p>Rabbia.</text:p>
          </table:table-cell>
          <table:table-cell/>
        </table:table-row>
        <table:table-row table:style-name="ro1">
          <table:table-cell office:value-type="string">
            <text:p>FirstStory-beatrice_y_bottura-57c95baa</text:p>
          </table:table-cell>
          <table:table-cell office:value-type="string">
            <text:p>Rabbia dedita a riprendersi la vita che ha perso.</text:p>
          </table:table-cell>
          <table:table-cell/>
        </table:table-row>
        <table:table-row table:style-name="ro2">
          <table:table-cell office:value-type="string">
            <text:p>FirstStory-beatrice_y_bottura-33c5a2a7</text:p>
          </table:table-cell>
          <table:table-cell office:value-type="string">
            <text:p>Rabbia che a breve scagionerà in un abbagliante performance di denti e artigli.</text:p>
          </table:table-cell>
          <table:table-cell/>
        </table:table-row>
        <table:table-row table:style-name="ro1">
          <table:table-cell office:value-type="string">
            <text:p>FirstStory-beatrice_y_bottura-6ede6038</text:p>
          </table:table-cell>
          <table:table-cell office:value-type="string">
            <text:p>Rabbia che porterà fine all’umanità che l’ha imprigionata.</text:p>
          </table:table-cell>
          <table:table-cell/>
        </table:table-row>
        <table:table-row table:style-name="ro1">
          <table:table-cell office:value-type="string">
            <text:p>FirstStory-beatrice_y_bottura-a0a4f990</text:p>
          </table:table-cell>
          <table:table-cell office:value-type="string">
            <text:p>Un ululato affilato come un coltello attraversa il pozzo.</text:p>
          </table:table-cell>
          <table:table-cell/>
        </table:table-row>
        <table:table-row table:style-name="ro5">
          <table:table-cell office:value-type="string">
            <text:p>FirstStory-beatrice_y_bottura-416b2397</text:p>
          </table:table-cell>
          <table:table-cell office:value-type="string">
            <text:p>La paura smarrita dagli uomini torna in loro mentre vedono la gabbia che li teneva al sicuro distrutta dall’interno. Le urla riempiono la stanza e il loro prezioso intelletto umano viene tagliato come burro.</text:p>
          </table:table-cell>
          <table:table-cell/>
        </table:table-row>
        <table:table-row table:style-name="ro1">
          <table:table-cell office:value-type="string">
            <text:p>FirstStory-beatrice_y_bottura-a3b3e0ec</text:p>
          </table:table-cell>
          <table:table-cell office:value-type="string">
            <text:p>Vorrei leggere ancora.</text:p>
          </table:table-cell>
          <table:table-cell/>
        </table:table-row>
        <table:table-row table:style-name="ro1">
          <table:table-cell office:value-type="string">
            <text:p>FirstStory-beatrice_y_bottura-9e237221</text:p>
          </table:table-cell>
          <table:table-cell office:value-type="string">
            <text:p>Me ne vado.</text:p>
          </table:table-cell>
          <table:table-cell/>
        </table:table-row>
        <table:table-row table:style-name="ro1">
          <table:table-cell office:value-type="string">
            <text:p>SecondStory-cecilia_formicola-7f8ae540</text:p>
          </table:table-cell>
          <table:table-cell office:value-type="string">
            <text:p>&lt;i&gt;Getting warm&lt;/i&gt; di Cecilia Formicola (she/her).</text:p>
          </table:table-cell>
          <table:table-cell office:value-type="string">
            <text:p>&lt;i&gt;Getting warm&lt;/i&gt; by Cecilia Formicola (she/her).</text:p>
          </table:table-cell>
        </table:table-row>
        <table:table-row table:style-name="ro1">
          <table:table-cell office:value-type="string">
            <text:p>SecondStory-cecilia_formicola-4536b599</text:p>
          </table:table-cell>
          <table:table-cell office:value-type="string">
            <text:p>"I hate them."</text:p>
          </table:table-cell>
          <table:table-cell office:value-type="string">
            <text:p>"I hate them."</text:p>
          </table:table-cell>
        </table:table-row>
        <table:table-row table:style-name="ro1">
          <table:table-cell office:value-type="string">
            <text:p>SecondStory-cecilia_formicola-b5c30079</text:p>
          </table:table-cell>
          <table:table-cell office:value-type="string">
            <text:p>"Who doesn't, Alchemilla."</text:p>
          </table:table-cell>
          <table:table-cell office:value-type="string">
            <text:p>"Who doesn't, Alchemilla."</text:p>
          </table:table-cell>
        </table:table-row>
        <table:table-row table:style-name="ro1">
          <table:table-cell office:value-type="string">
            <text:p>SecondStory-cecilia_formicola-e34e7bb0</text:p>
          </table:table-cell>
          <table:table-cell office:value-type="string">
            <text:p>"I can't stand them. I want to see them suffer, agonise, burn...."</text:p>
          </table:table-cell>
          <table:table-cell office:value-type="string">
            <text:p>"I can't stand them. I want to see them suffer, agonise, burn...."</text:p>
          </table:table-cell>
        </table:table-row>
        <table:table-row table:style-name="ro2">
          <table:table-cell office:value-type="string">
            <text:p>SecondStory-cecilia_formicola-dd42e7c3</text:p>
          </table:table-cell>
          <table:table-cell office:value-type="string">
            <text:p>An overbearing tongue of fire rose to lap the pewter pot that simmered briskly, dangling over the bonfire.</text:p>
          </table:table-cell>
          <table:table-cell office:value-type="string">
            <text:p>An overbearing tongue of fire rose to lap the pewter pot that simmered briskly, dangling over the bonfire.</text:p>
          </table:table-cell>
        </table:table-row>
        <table:table-row table:style-name="ro2">
          <table:table-cell office:value-type="string">
            <text:p>SecondStory-cecilia_formicola-f5cc2a8e</text:p>
          </table:table-cell>
          <table:table-cell office:value-type="string">
            <text:p>"If I could, Alchemilla" muttered Bergamot, "I would skewer them myself."</text:p>
          </table:table-cell>
          <table:table-cell office:value-type="string">
            <text:p>"If I could, Alchemilla" muttered Bergamot, "I would skewer them myself."</text:p>
          </table:table-cell>
        </table:table-row>
        <table:table-row table:style-name="ro4">
          <table:table-cell office:value-type="string">
            <text:p>SecondStory-cecilia_formicola-8b2396a3</text:p>
          </table:table-cell>
          <table:table-cell office:value-type="string">
            <text:p>The embers smouldered, glowing in dark red, for just an instant. Forsythia diligently stirred them. "Let go, girls" she urged them. "We need more fire.</text:p>
          </table:table-cell>
          <table:table-cell office:value-type="string">
            <text:p>The embers smouldered, glowing in dark red, for just an instant. Forsythia diligently stirred them. "Let go, girls" she urged them. "We need more fire.</text:p>
          </table:table-cell>
        </table:table-row>
        <table:table-row table:style-name="ro1">
          <table:table-cell office:value-type="string">
            <text:p>SecondStory-cecilia_formicola-7d5c5cc2</text:p>
          </table:table-cell>
          <table:table-cell office:value-type="string">
            <text:p>"Louts, bullies..."</text:p>
          </table:table-cell>
          <table:table-cell office:value-type="string">
            <text:p>"Louts, bullies..."</text:p>
          </table:table-cell>
        </table:table-row>
        <table:table-row table:style-name="ro1">
          <table:table-cell office:value-type="string">
            <text:p>SecondStory-cecilia_formicola-0e17e8c6</text:p>
          </table:table-cell>
          <table:table-cell office:value-type="string">
            <text:p>"Damn cowards" reproached Bergamot."</text:p>
          </table:table-cell>
          <table:table-cell office:value-type="string">
            <text:p>"Damn cowards" reproached Bergamot."</text:p>
          </table:table-cell>
        </table:table-row>
        <table:table-row table:style-name="ro1">
          <table:table-cell office:value-type="string">
            <text:p>SecondStory-cecilia_formicola-f01f58bd</text:p>
          </table:table-cell>
          <table:table-cell office:value-type="string">
            <text:p>"Dirty, filthy..."</text:p>
          </table:table-cell>
          <table:table-cell office:value-type="string">
            <text:p>"Dirty, filthy..."</text:p>
          </table:table-cell>
        </table:table-row>
        <table:table-row table:style-name="ro4">
          <table:table-cell office:value-type="string">
            <text:p>SecondStory-cecilia_formicola-9e9414ba</text:p>
          </table:table-cell>
          <table:table-cell office:value-type="string">
            <text:p>"Is it true they don't wash? Will someone explain to me why they don't wash?" wondered Mimosa. The fire crackled softly in reply.</text:p>
          </table:table-cell>
          <table:table-cell office:value-type="string">
            <text:p>"Is it true they don't wash? Will someone explain to me why they don't wash?" wondered Mimosa. The fire crackled softly in reply.</text:p>
          </table:table-cell>
        </table:table-row>
        <table:table-row table:style-name="ro1">
          <table:table-cell office:value-type="string">
            <text:p>SecondStory-cecilia_formicola-e31ba405</text:p>
          </table:table-cell>
          <table:table-cell office:value-type="string">
            <text:p>"Ridiculous, scoundrels..."</text:p>
          </table:table-cell>
          <table:table-cell office:value-type="string">
            <text:p>"Ridiculous, scoundrels..."</text:p>
          </table:table-cell>
        </table:table-row>
        <table:table-row table:style-name="ro2">
          <table:table-cell office:value-type="string">
            <text:p>SecondStory-cecilia_formicola-e51aad24</text:p>
          </table:table-cell>
          <table:table-cell office:value-type="string">
            <text:p>"Alchemilla, don't hold back, please" said Forsythia, lifting the lid to check the contents of the pot. "We need much more fire."</text:p>
          </table:table-cell>
          <table:table-cell office:value-type="string">
            <text:p>"Alchemilla, don't hold back, please" said Forsythia, lifting the lid to check the contents of the pot. "We need much more fire."</text:p>
          </table:table-cell>
        </table:table-row>
        <table:table-row table:style-name="ro2">
          <table:table-cell office:value-type="string">
            <text:p>SecondStory-cecilia_formicola-2f80504e</text:p>
          </table:table-cell>
          <table:table-cell office:value-type="string">
            <text:p>"All right!" blurted out Alchemilla. "Bastards! Ass"licking pieces of shit, lousy fascists...."</text:p>
          </table:table-cell>
          <table:table-cell office:value-type="string">
            <text:p>"All right!" blurted out Alchemilla. "Bastards! Ass"licking pieces of shit, lousy fascists...."</text:p>
          </table:table-cell>
        </table:table-row>
        <table:table-row table:style-name="ro2">
          <table:table-cell office:value-type="string">
            <text:p>SecondStory-cecilia_formicola-77e8c371</text:p>
          </table:table-cell>
          <table:table-cell office:value-type="string">
            <text:p>"Men! " shouted Bergamot. "There is not one that won't let you down. Make me change my mind!". The flames rose brighter."</text:p>
          </table:table-cell>
          <table:table-cell office:value-type="string">
            <text:p>"Men! " shouted Bergamot. "There is not one that won't let you down. Make me change my mind!". The flames rose brighter."</text:p>
          </table:table-cell>
        </table:table-row>
        <table:table-row table:style-name="ro7">
          <table:table-cell office:value-type="string">
            <text:p>SecondStory-cecilia_formicola-dbc0d3c7</text:p>
          </table:table-cell>
          <table:table-cell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cell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row>
        <table:table-row table:style-name="ro2">
          <table:table-cell office:value-type="string">
            <text:p>SecondStory-cecilia_formicola-69ccb064</text:p>
          </table:table-cell>
          <table:table-cell office:value-type="string">
            <text:p>"But why do they still exist" sobbed Alchemilla. "We should have killed them all before."</text:p>
          </table:table-cell>
          <table:table-cell office:value-type="string">
            <text:p>"But why do they still exist" sobbed Alchemilla. "We should have killed them all before."</text:p>
          </table:table-cell>
        </table:table-row>
        <table:table-row table:style-name="ro1">
          <table:table-cell office:value-type="string">
            <text:p>SecondStory-cecilia_formicola-3367ccbc</text:p>
          </table:table-cell>
          <table:table-cell office:value-type="string">
            <text:p>"We can still make up for it…" Bergamot reminded her.</text:p>
          </table:table-cell>
          <table:table-cell office:value-type="string">
            <text:p>"We can still make up for it…" Bergamot reminded her.</text:p>
          </table:table-cell>
        </table:table-row>
        <table:table-row table:style-name="ro2">
          <table:table-cell office:value-type="string">
            <text:p>SecondStory-cecilia_formicola-1f40eea1</text:p>
          </table:table-cell>
          <table:table-cell office:value-type="string">
            <text:p>Mimosa sneered at the idea. "Forsythia, how much can we indulge in torture dreams?"</text:p>
          </table:table-cell>
          <table:table-cell office:value-type="string">
            <text:p>Mimosa sneered at the idea. "Forsythia, how much can we indulge in torture dreams?"</text:p>
          </table:table-cell>
        </table:table-row>
        <table:table-row table:style-name="ro2">
          <table:table-cell office:value-type="string">
            <text:p>SecondStory-cecilia_formicola-099e78e4</text:p>
          </table:table-cell>
          <table:table-cell office:value-type="string">
            <text:p>"No need" answered Forsythia cheerfully, giving the pot a stir. "It's ready. Unless, of course, you still want to...."</text:p>
          </table:table-cell>
          <table:table-cell office:value-type="string">
            <text:p>"No need" answered Forsythia cheerfully, giving the pot a stir. "It's ready. Unless, of course, you still want to...."</text:p>
          </table:table-cell>
        </table:table-row>
        <table:table-row table:style-name="ro2">
          <table:table-cell office:value-type="string">
            <text:p>SecondStory-cecilia_formicola-618de979</text:p>
          </table:table-cell>
          <table:table-cell office:value-type="string">
            <text:p>"No, thank you" replied Alchemilla huffing. "You know how hard it is for me to let the anger out."</text:p>
          </table:table-cell>
          <table:table-cell office:value-type="string">
            <text:p>"No, thank you" replied Alchemilla huffing. "You know how hard it is for me to let the anger out."</text:p>
          </table:table-cell>
        </table:table-row>
        <table:table-row table:style-name="ro2">
          <table:table-cell office:value-type="string">
            <text:p>SecondStory-cecilia_formicola-62f82974</text:p>
          </table:table-cell>
          <table:table-cell office:value-type="string">
            <text:p>"You're a marvel when you do, though" Mimosa smiled at her. Alchemilla lowered her eyes, delighted.</text:p>
          </table:table-cell>
          <table:table-cell office:value-type="string">
            <text:p>"You're a marvel when you do, though" Mimosa smiled at her. Alchemilla lowered her eyes, delighted.</text:p>
          </table:table-cell>
        </table:table-row>
        <table:table-row table:style-name="ro7">
          <table:table-cell office:value-type="string">
            <text:p>SecondStory-cecilia_formicola-2e78d748</text:p>
          </table:table-cell>
          <table:table-cell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cell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row>
        <table:table-row table:style-name="ro2">
          <table:table-cell office:value-type="string">
            <text:p>SecondStory-cecilia_formicola-dbe93ff9</text:p>
          </table:table-cell>
          <table:table-cell office:value-type="string">
            <text:p>"What have you prepared today?" Alchemilla asked her, still a bit excited.</text:p>
          </table:table-cell>
          <table:table-cell office:value-type="string">
            <text:p>"What have you prepared today?" Alchemilla asked her, still a bit excited.</text:p>
          </table:table-cell>
        </table:table-row>
        <table:table-row table:style-name="ro1">
          <table:table-cell office:value-type="string">
            <text:p>SecondStory-cecilia_formicola-3a437526</text:p>
          </table:table-cell>
          <table:table-cell office:value-type="string">
            <text:p>"Potato soup" answered Forsythia, taking a generous spoonful.</text:p>
          </table:table-cell>
          <table:table-cell office:value-type="string">
            <text:p>"Potato soup" answered Forsythia, taking a generous spoonful.</text:p>
          </table:table-cell>
        </table:table-row>
        <table:table-row table:style-name="ro2">
          <table:table-cell office:value-type="string">
            <text:p>SecondStory-cecilia_formicola-fd8f4f01</text:p>
          </table:table-cell>
          <table:table-cell office:value-type="string">
            <text:p>"My favourite!" sighed Bergamot happily, also taking a seat around the fire.</text:p>
          </table:table-cell>
          <table:table-cell office:value-type="string">
            <text:p>"My favourite!" sighed Bergamot happily, also taking a seat around the fire.</text:p>
          </table:table-cell>
        </table:table-row>
        <table:table-row table:style-name="ro2">
          <table:table-cell office:value-type="string">
            <text:p>SecondStory-cecilia_formicola-e137840b</text:p>
          </table:table-cell>
          <table:table-cell office:value-type="string">
            <text:p>"I put a secret ingredient in it this time. Let's see if you can guess."</text:p>
          </table:table-cell>
          <table:table-cell office:value-type="string">
            <text:p>"I put a secret ingredient in it this time. Let's see if you can guess."</text:p>
          </table:table-cell>
        </table:table-row>
        <table:table-row table:style-name="ro1">
          <table:table-cell office:value-type="string">
            <text:p>SecondStory-cecilia_formicola-a579efac</text:p>
          </table:table-cell>
          <table:table-cell office:value-type="string">
            <text:p>"Mmm... what is it, sweet paprika?" asked Alchemilla, tasting.</text:p>
          </table:table-cell>
          <table:table-cell office:value-type="string">
            <text:p>"Mmm... what is it, sweet paprika?" asked Alchemilla, tasting.</text:p>
          </table:table-cell>
        </table:table-row>
        <table:table-row table:style-name="ro1">
          <table:table-cell office:value-type="string">
            <text:p>SecondStory-cecilia_formicola-2f6d15cb</text:p>
          </table:table-cell>
          <table:table-cell office:value-type="string">
            <text:p>"No, I think it's berbere" said Mimosa.</text:p>
          </table:table-cell>
          <table:table-cell office:value-type="string">
            <text:p>"No, I think it's berbere" said Mimosa.</text:p>
          </table:table-cell>
        </table:table-row>
        <table:table-row table:style-name="ro1">
          <table:table-cell office:value-type="string">
            <text:p>SecondStory-cecilia_formicola-61209654</text:p>
          </table:table-cell>
          <table:table-cell office:value-type="string">
            <text:p>"Getting warm" answered Forsythia, giggling.</text:p>
          </table:table-cell>
          <table:table-cell office:value-type="string">
            <text:p>"Getting warm" answered Forsythia, giggling.</text:p>
          </table:table-cell>
        </table:table-row>
        <table:table-row table:style-name="ro4">
          <table:table-cell office:value-type="string">
            <text:p>SecondStory-cecilia_formicola-50da754d</text:p>
          </table:table-cell>
          <table:table-cell office:value-type="string">
            <text:p>The fire, which just before was roaring high and glowing, gently lapped at the wooden logs, warm and enveloping, illuminating them all with a sweet, enchanting golden light.</text:p>
          </table:table-cell>
          <table:table-cell office:value-type="string">
            <text:p>The fire, which just before was roaring high and glowing, gently lapped at the wooden logs, warm and enveloping, illuminating them all with a sweet, enchanting golden light.</text:p>
          </table:table-cell>
        </table:table-row>
        <table:table-row table:style-name="ro1">
          <table:table-cell office:value-type="string">
            <text:p>SecondStory-cecilia_formicola-a3b3e0ec</text:p>
          </table:table-cell>
          <table:table-cell office:value-type="string">
            <text:p>Vorrei leggere ancora.</text:p>
          </table:table-cell>
          <table:table-cell/>
        </table:table-row>
        <table:table-row table:style-name="ro1">
          <table:table-cell office:value-type="string">
            <text:p>SecondStory-cecilia_formicola-9e237221</text:p>
          </table:table-cell>
          <table:table-cell office:value-type="string">
            <text:p>Me ne vado.</text:p>
          </table:table-cell>
          <table:table-cell/>
        </table:table-row>
        <table:table-row table:style-name="ro1">
          <table:table-cell office:value-type="string">
            <text:p>ThirdStory-lamia-9aafae01</text:p>
          </table:table-cell>
          <table:table-cell office:value-type="string">
            <text:p>&lt;i&gt;Il sassolino&lt;/i&gt; di Lamia (she/they).</text:p>
          </table:table-cell>
          <table:table-cell/>
        </table:table-row>
        <table:table-row table:style-name="ro1">
          <table:table-cell office:value-type="string">
            <text:p>ThirdStory-lamia-fa517fc4</text:p>
          </table:table-cell>
          <table:table-cell office:value-type="string">
            <text:p>È iniziato tutto in una giornata mediocre.</text:p>
          </table:table-cell>
          <table:table-cell/>
        </table:table-row>
        <table:table-row table:style-name="ro2">
          <table:table-cell office:value-type="string">
            <text:p>ThirdStory-lamia-406c7c7c</text:p>
          </table:table-cell>
          <table:table-cell office:value-type="string">
            <text:p>Il sole era coperto da nuvole scialbe, e nell’aria ancora si sentiva l’olezzo dei campi fertilizzati di fresco.</text:p>
          </table:table-cell>
          <table:table-cell/>
        </table:table-row>
        <table:table-row table:style-name="ro4">
          <table:table-cell office:value-type="string">
            <text:p>ThirdStory-lamia-37d87d5a</text:p>
          </table:table-cell>
          <table:table-cell office:value-type="string">
            <text:p>Tutto è iniziato in una giornata così, anzi, tutto è iniziato nella vasca delle aragoste del ristorante Da Sallustio, in Porta Genova, in una giornata così.</text:p>
          </table:table-cell>
          <table:table-cell/>
        </table:table-row>
        <table:table-row table:style-name="ro2">
          <table:table-cell office:value-type="string">
            <text:p>ThirdStory-lamia-536be5c7</text:p>
          </table:table-cell>
          <table:table-cell office:value-type="string">
            <text:p>Di colpo, uno dei sassolini del fondo dell’acquario ha iniziato a saltare.</text:p>
          </table:table-cell>
          <table:table-cell/>
        </table:table-row>
        <table:table-row table:style-name="ro7">
          <table:table-cell office:value-type="string">
            <text:p>ThirdStory-lamia-1c6e58c4</text:p>
          </table:table-cell>
          <table:table-cell office:value-type="string">
            <text:p>All’inizio se ne era accorta solo Agata, la cameriera del turno pranzo del mercoledì, e non ci aveva nemmeno dato troppa importanza – dopotutto era assolutamente convinta che quelle aragoste sapessero più di quanto millantavano – ma poco a poco anche i clienti avevano iniziato a notarlo.</text:p>
          </table:table-cell>
          <table:table-cell/>
        </table:table-row>
        <table:table-row table:style-name="ro5">
          <table:table-cell office:value-type="string">
            <text:p>ThirdStory-lamia-67a9b91f</text:p>
          </table:table-cell>
          <table:table-cell office:value-type="string">
            <text:p>Un insignificante, minuscolo, delicato sassolino, era riuscito a darsi abbastanza spinta da saltare fuori – forse aiutato dalle correnti del depuratore, dicono alcuni – e a uscire indisturbato dalla porta del locale.</text:p>
          </table:table-cell>
          <table:table-cell/>
        </table:table-row>
        <table:table-row table:style-name="ro1">
          <table:table-cell office:value-type="string">
            <text:p>ThirdStory-lamia-d4f3e2c2</text:p>
          </table:table-cell>
          <table:table-cell office:value-type="string">
            <text:p>Saltellando.</text:p>
          </table:table-cell>
          <table:table-cell/>
        </table:table-row>
        <table:table-row table:style-name="ro5">
          <table:table-cell office:value-type="string">
            <text:p>ThirdStory-lamia-3455cfce</text:p>
          </table:table-cell>
          <table:table-cell office:value-type="string">
            <text:p>Tutto sarebbe stato dimenticato in fretta, se non fosse che, due giorni dopo, la signora Dorotea giurò di aver visto un sassolino uguale saltare contro il muretto che separava le sue mangrovie dai ciliegi dei Beschi, facendone crollare un angolo.</text:p>
          </table:table-cell>
          <table:table-cell/>
        </table:table-row>
        <table:table-row table:style-name="ro2">
          <table:table-cell office:value-type="string">
            <text:p>ThirdStory-lamia-89d58ca6</text:p>
          </table:table-cell>
          <table:table-cell office:value-type="string">
            <text:p>Poi – continuando a giurare – un sassolino alla volta, se ne erano andati via.</text:p>
          </table:table-cell>
          <table:table-cell/>
        </table:table-row>
        <table:table-row table:style-name="ro2">
          <table:table-cell office:value-type="string">
            <text:p>ThirdStory-lamia-e4c19016</text:p>
          </table:table-cell>
          <table:table-cell office:value-type="string">
            <text:p>In Sindaco, allarmato da questo sconvolgimento dell’ordine naturale delle cose – “I sassolini a terra!</text:p>
          </table:table-cell>
          <table:table-cell/>
        </table:table-row>
        <table:table-row table:style-name="ro17">
          <table:table-cell office:value-type="string">
            <text:p>ThirdStory-lamia-27b322a7</text:p>
          </table:table-cell>
          <table:table-cell office:value-type="string">
            <text:p>Sono fondamenta, non pin-up!” gridò sulla gazzetta -, aveva indetto un consiglio d’urgenza con il capo delle forze dell’Ordine, il Commissario Giracollo, l’ingegnere e autoproclamato consigliere all’ordine estetico Ing. Stoppa, il direttore del circolo di bocce “Età d’argento” prof. Severo Giunta, il geologo Malacarta, e il parroco monsignor Levi.</text:p>
          </table:table-cell>
          <table:table-cell/>
        </table:table-row>
        <table:table-row table:style-name="ro2">
          <table:table-cell office:value-type="string">
            <text:p>ThirdStory-lamia-704d7e29</text:p>
          </table:table-cell>
          <table:table-cell office:value-type="string">
            <text:p>«Si tratta di un chiaro attacco all’organo di ordine estetico. Oggi crolla un muretto, domani qui si torna al comunismo!»</text:p>
          </table:table-cell>
          <table:table-cell/>
        </table:table-row>
        <table:table-row table:style-name="ro2">
          <table:table-cell office:value-type="string">
            <text:p>ThirdStory-lamia-9c480474</text:p>
          </table:table-cell>
          <table:table-cell office:value-type="string">
            <text:p>«Stoppa non si agiti, dopotutto è solo un sassolino. Insomma, basta ignoralo e svanirà da sé.»</text:p>
          </table:table-cell>
          <table:table-cell/>
        </table:table-row>
        <table:table-row table:style-name="ro17">
          <table:table-cell office:value-type="string">
            <text:p>ThirdStory-lamia-8e113691</text:p>
          </table:table-cell>
          <table:table-cell office:value-type="string">
            <text:p>«Giunta, intanto si sta parlando di un aggregato calcareo-biogenico con segni di erosione meccanica artificiale e una patina superficiale dovuta a interazioni con composti ammoniacali presenti nei reflui delle aragoste e modifiche dovute alla sinteticità del mangime. Analizziamolo con dovuta cura!»</text:p>
          </table:table-cell>
          <table:table-cell/>
        </table:table-row>
        <table:table-row table:style-name="ro4">
          <table:table-cell office:value-type="string">
            <text:p>ThirdStory-lamia-f56ff925</text:p>
          </table:table-cell>
          <table:table-cell office:value-type="string">
            <text:p>«Basta! Ho bisogno di capire come poterci muovere. Non voglio che sotto il mio mandato scoppi una rivoluzione. Giracollo, te che dici?»</text:p>
          </table:table-cell>
          <table:table-cell/>
        </table:table-row>
        <table:table-row table:style-name="ro5">
          <table:table-cell office:value-type="string">
            <text:p>ThirdStory-lamia-36dc43db</text:p>
          </table:table-cell>
          <table:table-cell office:value-type="string">
            <text:p>«Sindaco, l’unica opzione qui è incollarli a terra. Tutti. Ogni muretto, ogni sasso del viale, ogni minuscola briciola di calcestruzzo che esce dalle fughe delle piastrelle di ogni cucina.»</text:p>
          </table:table-cell>
          <table:table-cell/>
        </table:table-row>
        <table:table-row table:style-name="ro5">
          <table:table-cell office:value-type="string">
            <text:p>ThirdStory-lamia-5e831c30</text:p>
          </table:table-cell>
          <table:table-cell office:value-type="string">
            <text:p>«Inutile incollare qualcosa di demoniaco! Qui, sindaco, propongo di torchiare quelle aragoste, capire come hanno fatto a mettere certe idee strane in mente a quel sasso! Via la testa, il corpo cade.»</text:p>
          </table:table-cell>
          <table:table-cell/>
        </table:table-row>
        <table:table-row table:style-name="ro5">
          <table:table-cell office:value-type="string">
            <text:p>ThirdStory-lamia-bd68f5d3</text:p>
          </table:table-cell>
          <table:table-cell office:value-type="string">
            <text:p>Mentre discutevano sulle tipologie di colla vinilica in commercio, e vagliavano la possibilità di gambizzare qualcosa che non possiede arti, un rumore attirò la loro attenzione: toc, toc.</text:p>
          </table:table-cell>
          <table:table-cell/>
        </table:table-row>
        <table:table-row table:style-name="ro1">
          <table:table-cell office:value-type="string">
            <text:p>ThirdStory-lamia-2aea8832</text:p>
          </table:table-cell>
          <table:table-cell office:value-type="string">
            <text:p>Dei sassolini avevano iniziato a colpire la finestra.</text:p>
          </table:table-cell>
          <table:table-cell/>
        </table:table-row>
        <table:table-row table:style-name="ro1">
          <table:table-cell office:value-type="string">
            <text:p>ThirdStory-lamia-a3b3e0ec</text:p>
          </table:table-cell>
          <table:table-cell office:value-type="string">
            <text:p>Vorrei leggere ancora.</text:p>
          </table:table-cell>
          <table:table-cell/>
        </table:table-row>
        <table:table-row table:style-name="ro1">
          <table:table-cell office:value-type="string">
            <text:p>ThirdStory-lamia-9e237221</text:p>
          </table:table-cell>
          <table:table-cell office:value-type="string">
            <text:p>Me ne vado.</text:p>
          </table:table-cell>
          <table:table-cell/>
        </table:table-row>
        <table:table-row table:style-name="ro1">
          <table:table-cell office:value-type="string">
            <text:p>ThirdStory-val_fausto_lattanzio-145baf9b</text:p>
          </table:table-cell>
          <table:table-cell office:value-type="string">
            <text:p>&lt;i&gt;Home&lt;/i&gt;, di Val Fausto Lattanzio (he/they).</text:p>
          </table:table-cell>
          <table:table-cell office:value-type="string">
            <text:p>&lt;i&gt;Home&lt;/i&gt;, by Val Fausto Lattanzio (he/they).</text:p>
          </table:table-cell>
        </table:table-row>
        <table:table-row table:style-name="ro2">
          <table:table-cell office:value-type="string">
            <text:p>ThirdStory-val_fausto_lattanzio-f7fd6b35</text:p>
          </table:table-cell>
          <table:table-cell office:value-type="string">
            <text:p>I have lived in this house forever, even though I never chose it—it's the house my mother chose for me.</text:p>
          </table:table-cell>
          <table:table-cell office:value-type="string">
            <text:p>I have lived in this house forever, even though I never chose it—it's the house my mother chose for me.</text:p>
          </table:table-cell>
        </table:table-row>
        <table:table-row table:style-name="ro2">
          <table:table-cell office:value-type="string">
            <text:p>ThirdStory-val_fausto_lattanzio-46e00e84</text:p>
          </table:table-cell>
          <table:table-cell office:value-type="string">
            <text:p>The pink walls of my room have witnessed my childhood, then my adolescence, all the way to this moment.</text:p>
          </table:table-cell>
          <table:table-cell office:value-type="string">
            <text:p>The pink walls of my room have witnessed my childhood, then my adolescence, all the way to this moment.</text:p>
          </table:table-cell>
        </table:table-row>
        <table:table-row table:style-name="ro5">
          <table:table-cell office:value-type="string">
            <text:p>ThirdStory-val_fausto_lattanzio-6aee752b</text:p>
          </table:table-cell>
          <table:table-cell office:value-type="string">
            <text:p>This is the right house for you, my mother says, and I lie down on the bed and stare at the ceiling while the man who says he loves me enters my body, pressing onto me dozens of blog posts and newspaper articles:</text:p>
          </table:table-cell>
          <table:table-cell office:value-type="string">
            <text:p>This is the right house for you, my mother says, and I lie down on the bed and stare at the ceiling while the man who says he loves me enters my body, pressing onto me dozens of blog posts and newspaper articles:</text:p>
          </table:table-cell>
        </table:table-row>
        <table:table-row table:style-name="ro1">
          <table:table-cell office:value-type="string">
            <text:p>ThirdStory-val_fausto_lattanzio-2136d6c2</text:p>
          </table:table-cell>
          <table:table-cell office:value-type="string">
            <text:p>How to Put a Woman in Her Place,</text:p>
          </table:table-cell>
          <table:table-cell office:value-type="string">
            <text:p>How to Put a Woman in Her Place,</text:p>
          </table:table-cell>
        </table:table-row>
        <table:table-row table:style-name="ro1">
          <table:table-cell office:value-type="string">
            <text:p>ThirdStory-val_fausto_lattanzio-61c7ead4</text:p>
          </table:table-cell>
          <table:table-cell office:value-type="string">
            <text:p>Ten Steps to Drive Her Crazy,</text:p>
          </table:table-cell>
          <table:table-cell office:value-type="string">
            <text:p>Ten Steps to Drive Her Crazy,</text:p>
          </table:table-cell>
        </table:table-row>
        <table:table-row table:style-name="ro4">
          <table:table-cell office:value-type="string">
            <text:p>ThirdStory-val_fausto_lattanzio-6ca4546c</text:p>
          </table:table-cell>
          <table:table-cell office:value-type="string">
            <text:p>Why Men Are Good at Dominating —because that’s what men who love women do, they get on top, and they push, and they pant into their faces.</text:p>
          </table:table-cell>
          <table:table-cell office:value-type="string">
            <text:p>Why Men Are Good at Dominating —because that’s what men who love women do, they get on top, and they push, and they pant into their faces.</text:p>
          </table:table-cell>
        </table:table-row>
        <table:table-row table:style-name="ro5">
          <table:table-cell office:value-type="string">
            <text:p>ThirdStory-val_fausto_lattanzio-1cf81676</text:p>
          </table:table-cell>
          <table:table-cell office:value-type="string">
            <text:p>And so he enters me and asks if I like it, and my obedient voice answers Yes, yes, I like it, even though my body feels nothing, even though the rabid dog inside me thrashes, even though</text:p>
          </table:table-cell>
          <table:table-cell office:value-type="string">
            <text:p>And so he enters me and asks if I like it, and my obedient voice answers Yes, yes, I like it, even though my body feels nothing, even though the rabid dog inside me thrashes, even though</text:p>
          </table:table-cell>
        </table:table-row>
        <table:table-row table:style-name="ro1">
          <table:table-cell office:value-type="string">
            <text:p>ThirdStory-val_fausto_lattanzio-c10b675d</text:p>
          </table:table-cell>
          <table:table-cell office:value-type="string">
            <text:p>I</text:p>
          </table:table-cell>
          <table:table-cell office:value-type="string">
            <text:p>I</text:p>
          </table:table-cell>
        </table:table-row>
        <table:table-row table:style-name="ro1">
          <table:table-cell office:value-type="string">
            <text:p>ThirdStory-val_fausto_lattanzio-1b277eca</text:p>
          </table:table-cell>
          <table:table-cell office:value-type="string">
            <text:p>want</text:p>
          </table:table-cell>
          <table:table-cell office:value-type="string">
            <text:p>want</text:p>
          </table:table-cell>
        </table:table-row>
        <table:table-row table:style-name="ro1">
          <table:table-cell office:value-type="string">
            <text:p>ThirdStory-val_fausto_lattanzio-474d16de</text:p>
          </table:table-cell>
          <table:table-cell office:value-type="string">
            <text:p>to</text:p>
          </table:table-cell>
          <table:table-cell office:value-type="string">
            <text:p>to</text:p>
          </table:table-cell>
        </table:table-row>
        <table:table-row table:style-name="ro1">
          <table:table-cell office:value-type="string">
            <text:p>ThirdStory-val_fausto_lattanzio-b25dcbb0</text:p>
          </table:table-cell>
          <table:table-cell office:value-type="string">
            <text:p>tear</text:p>
          </table:table-cell>
          <table:table-cell office:value-type="string">
            <text:p>tear</text:p>
          </table:table-cell>
        </table:table-row>
        <table:table-row table:style-name="ro1">
          <table:table-cell office:value-type="string">
            <text:p>ThirdStory-val_fausto_lattanzio-0b650cae</text:p>
          </table:table-cell>
          <table:table-cell office:value-type="string">
            <text:p>this</text:p>
          </table:table-cell>
          <table:table-cell office:value-type="string">
            <text:p>this</text:p>
          </table:table-cell>
        </table:table-row>
        <table:table-row table:style-name="ro1">
          <table:table-cell office:value-type="string">
            <text:p>ThirdStory-val_fausto_lattanzio-f3ea14c5</text:p>
          </table:table-cell>
          <table:table-cell office:value-type="string">
            <text:p>man</text:p>
          </table:table-cell>
          <table:table-cell office:value-type="string">
            <text:p>man</text:p>
          </table:table-cell>
        </table:table-row>
        <table:table-row table:style-name="ro1">
          <table:table-cell office:value-type="string">
            <text:p>ThirdStory-val_fausto_lattanzio-f759d5c2</text:p>
          </table:table-cell>
          <table:table-cell office:value-type="string">
            <text:p>open</text:p>
          </table:table-cell>
          <table:table-cell office:value-type="string">
            <text:p>open</text:p>
          </table:table-cell>
        </table:table-row>
        <table:table-row table:style-name="ro5">
          <table:table-cell office:value-type="string">
            <text:p>ThirdStory-val_fausto_lattanzio-6f461e44</text:p>
          </table:table-cell>
          <table:table-cell office:value-type="string">
            <text:p>with spider legs, even though I want to slam my head against the wall until I no longer recognize it, even though I can only come when I lie on my bed and touch myself, without penetration, without him—now that,</text:p>
          </table:table-cell>
          <table:table-cell office:value-type="string">
            <text:p>with spider legs, even though I want to slam my head against the wall until I no longer recognize it, even though I can only come when I lie on my bed and touch myself, without penetration, without him—now that,</text:p>
          </table:table-cell>
        </table:table-row>
        <table:table-row table:style-name="ro1">
          <table:table-cell office:value-type="string">
            <text:p>ThirdStory-val_fausto_lattanzio-190e8a19</text:p>
          </table:table-cell>
          <table:table-cell office:value-type="string">
            <text:p>finally,</text:p>
          </table:table-cell>
          <table:table-cell office:value-type="string">
            <text:p>finally,</text:p>
          </table:table-cell>
        </table:table-row>
        <table:table-row table:style-name="ro7">
          <table:table-cell office:value-type="string">
            <text:p>ThirdStory-val_fausto_lattanzio-ea4faea2</text:p>
          </table:table-cell>
          <table:table-cell office:value-type="string">
            <text:p>testosterone is secretly coursing through me, and I imagine myself on top, penetrating, claiming, doing what my body wants, and my rage erupts, and the dog’s chain snaps, and my body shiny with T-gel is the meltdown of the universe—the entire universe kicks and screams and thrashes with me.</text:p>
          </table:table-cell>
          <table:table-cell office:value-type="string">
            <text:p>testosterone is secretly coursing through me, and I imagine myself on top, penetrating, claiming, doing what my body wants, and my rage erupts, and the dog’s chain snaps, and my body shiny with T-gel is the meltdown of the universe—the entire universe kicks and screams and thrashes with me.</text:p>
          </table:table-cell>
        </table:table-row>
        <table:table-row table:style-name="ro1">
          <table:table-cell office:value-type="string">
            <text:p>ThirdStory-val_fausto_lattanzio-eaa58bf1</text:p>
          </table:table-cell>
          <table:table-cell office:value-type="string">
            <text:p>And my house is quiet now.</text:p>
          </table:table-cell>
          <table:table-cell office:value-type="string">
            <text:p>And my house is quiet now.</text:p>
          </table:table-cell>
        </table:table-row>
        <table:table-row table:style-name="ro2">
          <table:table-cell office:value-type="string">
            <text:p>ThirdStory-val_fausto_lattanzio-7b7416e3</text:p>
          </table:table-cell>
          <table:table-cell office:value-type="string">
            <text:p>Its walls are drenched in colors I have never seen before, flung in strokes.</text:p>
          </table:table-cell>
          <table:table-cell office:value-type="string">
            <text:p>Its walls are drenched in colors I have never seen before, flung in strokes.</text:p>
          </table:table-cell>
        </table:table-row>
        <table:table-row table:style-name="ro1">
          <table:table-cell office:value-type="string">
            <text:p>ThirdStory-val_fausto_lattanzio-0c4eef89</text:p>
          </table:table-cell>
          <table:table-cell office:value-type="string">
            <text:p>My body is the home I have chosen for myself.</text:p>
          </table:table-cell>
          <table:table-cell office:value-type="string">
            <text:p>My body is the home I have chosen for myself.</text:p>
          </table:table-cell>
        </table:table-row>
        <table:table-row table:style-name="ro1">
          <table:table-cell office:value-type="string">
            <text:p>ThirdStory-val_fausto_lattanzio-a3b3e0ec</text:p>
          </table:table-cell>
          <table:table-cell office:value-type="string">
            <text:p>Vorrei leggere ancora.</text:p>
          </table:table-cell>
          <table:table-cell/>
        </table:table-row>
        <table:table-row table:style-name="ro1">
          <table:table-cell office:value-type="string">
            <text:p>ThirdStory-val_fausto_lattanzio-9e237221</text:p>
          </table:table-cell>
          <table:table-cell office:value-type="string">
            <text:p>Me ne vado.</text:p>
          </table:table-cell>
          <table:table-cell/>
        </table:table-row>
        <table:table-row table:style-name="ro2">
          <table:table-cell office:value-type="string">
            <text:p>ThirdStory-romi-c74e0704</text:p>
          </table:table-cell>
          <table:table-cell office:value-type="string">
            <text:p>&lt;i&gt;Il principe sbagliato&lt;/i&gt; di Sofia Abatangelo alias Romi alias Romi Sofia Abatangelo(any).</text:p>
          </table:table-cell>
          <table:table-cell/>
        </table:table-row>
        <table:table-row table:style-name="ro1">
          <table:table-cell office:value-type="string">
            <text:p>ThirdStory-romi-f4a7bf7b</text:p>
          </table:table-cell>
          <table:table-cell office:value-type="string">
            <text:p>C’era una volta un principe che non ne faceva mai un giusta.</text:p>
          </table:table-cell>
          <table:table-cell/>
        </table:table-row>
        <table:table-row table:style-name="ro2">
          <table:table-cell office:value-type="string">
            <text:p>ThirdStory-romi-8b456c2b</text:p>
          </table:table-cell>
          <table:table-cell office:value-type="string">
            <text:p>Il suo modo di muoversi era sbagliato, il suo modo di vestirsi era sbagliato, il suo modo di parlare era sbagliato.</text:p>
          </table:table-cell>
          <table:table-cell/>
        </table:table-row>
        <table:table-row table:style-name="ro1">
          <table:table-cell office:value-type="string">
            <text:p>ThirdStory-romi-2543388a</text:p>
          </table:table-cell>
          <table:table-cell office:value-type="string">
            <text:p>Anche il suo modo di pensare era completamente sbagliato.</text:p>
          </table:table-cell>
          <table:table-cell/>
        </table:table-row>
        <table:table-row table:style-name="ro1">
          <table:table-cell office:value-type="string">
            <text:p>ThirdStory-romi-be3d6238</text:p>
          </table:table-cell>
          <table:table-cell office:value-type="string">
            <text:p>Ma la cosa più sbagliata del principe erano le sue emozioni.</text:p>
          </table:table-cell>
          <table:table-cell/>
        </table:table-row>
        <table:table-row table:style-name="ro4">
          <table:table-cell office:value-type="string">
            <text:p>ThirdStory-romi-30d0f63e</text:p>
          </table:table-cell>
          <table:table-cell office:value-type="string">
            <text:p>A volte rideva, piangeva o si arrabbiava per un nonnulla, mentre altre volte il suo volto rimaneva impassibile quando invece avrebbe dovuto animarsi.</text:p>
          </table:table-cell>
          <table:table-cell/>
        </table:table-row>
        <table:table-row table:style-name="ro7">
          <table:table-cell office:value-type="string">
            <text:p>ThirdStory-romi-f19e9ab6</text:p>
          </table:table-cell>
          <table:table-cell office:value-type="string">
            <text:p>Così, anche se era un principe, ogni persona della sua corte - dal consigliere allo stalliere, dalla regina alla sguattera di cucina - non faceva che dirgli come muoversi, come vestirsi, come camminare, come parlare, e perfino quello che avrebbe dovuto sentire e pensare.</text:p>
          </table:table-cell>
          <table:table-cell/>
        </table:table-row>
        <table:table-row table:style-name="ro4">
          <table:table-cell office:value-type="string">
            <text:p>ThirdStory-romi-c3d35d3c</text:p>
          </table:table-cell>
          <table:table-cell office:value-type="string">
            <text:p>Il principe cercava in tutti i modi di seguire i consigli che gli venivano dati, ma per quanto ci provasse finiva sempre per sbagliare tutto lo stesso.</text:p>
          </table:table-cell>
          <table:table-cell/>
        </table:table-row>
        <table:table-row table:style-name="ro1">
          <table:table-cell office:value-type="string">
            <text:p>ThirdStory-romi-d252ebe5</text:p>
          </table:table-cell>
          <table:table-cell office:value-type="string">
            <text:p>Così gli anni passarono e il principe non divenne mai re.</text:p>
          </table:table-cell>
          <table:table-cell/>
        </table:table-row>
        <table:table-row table:style-name="ro2">
          <table:table-cell office:value-type="string">
            <text:p>ThirdStory-romi-2e5ef423</text:p>
          </table:table-cell>
          <table:table-cell office:value-type="string">
            <text:p>Si era circondato di consiglieri che potessero insegnargli a comportarsi come un principe.</text:p>
          </table:table-cell>
          <table:table-cell/>
        </table:table-row>
        <table:table-row table:style-name="ro5">
          <table:table-cell office:value-type="string">
            <text:p>ThirdStory-romi-7fc39f8e</text:p>
          </table:table-cell>
          <table:table-cell office:value-type="string">
            <text:p>Ma questi o si seccavano quando lui non capiva e finivano per abbandonarlo, oppure, con la scusa che era sbagliato, gli davano ordini come se fosse un domestico, punendolo quando non riusciva ad eseguirli.</text:p>
          </table:table-cell>
          <table:table-cell/>
        </table:table-row>
        <table:table-row table:style-name="ro2">
          <table:table-cell office:value-type="string">
            <text:p>ThirdStory-romi-c048a929</text:p>
          </table:table-cell>
          <table:table-cell office:value-type="string">
            <text:p>E fu così che il principe venne scacciato dal suo stesso castello e si trovò rinchiuso nelle segrete.</text:p>
          </table:table-cell>
          <table:table-cell/>
        </table:table-row>
        <table:table-row table:style-name="ro5">
          <table:table-cell office:value-type="string">
            <text:p>ThirdStory-romi-69062850</text:p>
          </table:table-cell>
          <table:table-cell office:value-type="string">
            <text:p>I giorni passarono, i mesi passarono, gli anni passarono, e il principe se ne stava buono buono nella sua cella, cercando di non farsi vedere né sentire, finendo per convincersi di non meritare altro che quella vita da recluso</text:p>
          </table:table-cell>
          <table:table-cell/>
        </table:table-row>
        <table:table-row table:style-name="ro4">
          <table:table-cell office:value-type="string">
            <text:p>ThirdStory-romi-a62969ed</text:p>
          </table:table-cell>
          <table:table-cell office:value-type="string">
            <text:p>Finché un giorno ci fu un terremoto che aprì uno squarcio nel muro, verso una zona delle segrete che non aveva mai esplorato prima.</text:p>
          </table:table-cell>
          <table:table-cell/>
        </table:table-row>
        <table:table-row table:style-name="ro5">
          <table:table-cell office:value-type="string">
            <text:p>ThirdStory-romi-9f5e4611</text:p>
          </table:table-cell>
          <table:table-cell office:value-type="string">
            <text:p>Il principe vagò a lungo, cercando una via di uscita da quello che sembrava diventato un labirinto, senza riuscire ad andare nè avanti nè indietro, finché un giorno non si trovò davanti a una grossa porta di ferro battuto dipinta di rosso.</text:p>
          </table:table-cell>
          <table:table-cell/>
        </table:table-row>
        <table:table-row table:style-name="ro4">
          <table:table-cell office:value-type="string">
            <text:p>ThirdStory-romi-6b19dc7a</text:p>
          </table:table-cell>
          <table:table-cell office:value-type="string">
            <text:p>A quella vista il cuore del principe si riempì di coraggio e la porta, pur pesantissima, si mosse facilmente al tocco delicato del principe, come se lo stesse aspettando.</text:p>
          </table:table-cell>
          <table:table-cell/>
        </table:table-row>
        <table:table-row table:style-name="ro5">
          <table:table-cell office:value-type="string">
            <text:p>ThirdStory-romi-1fb47a1e</text:p>
          </table:table-cell>
          <table:table-cell office:value-type="string">
            <text:p>Il principe si trovò nell’armeria del castello, dove erano custodite tutte le armi che gli erano destinate per diritto di nascita ma che, siccome era sbagliato, nessuno gli aveva mai permesso di toccare.</text:p>
          </table:table-cell>
          <table:table-cell/>
        </table:table-row>
        <table:table-row table:style-name="ro2">
          <table:table-cell office:value-type="string">
            <text:p>ThirdStory-romi-0e77bfb9</text:p>
          </table:table-cell>
          <table:table-cell office:value-type="string">
            <text:p>La sua attenzione venne catturata da una lunga spada dorata, brillante come il sole.</text:p>
          </table:table-cell>
          <table:table-cell/>
        </table:table-row>
        <table:table-row table:style-name="ro4">
          <table:table-cell office:value-type="string">
            <text:p>ThirdStory-romi-0dee7ad3</text:p>
          </table:table-cell>
          <table:table-cell office:value-type="string">
            <text:p>Il principe la prese, finalmente senza che nessuno potesse impedirgli di farlo, e quando la impugnò fu come se un fuoco gli si fosse acceso dentro.</text:p>
          </table:table-cell>
          <table:table-cell/>
        </table:table-row>
        <table:table-row table:style-name="ro2">
          <table:table-cell office:value-type="string">
            <text:p>ThirdStory-romi-25a0fa06</text:p>
          </table:table-cell>
          <table:table-cell office:value-type="string">
            <text:p>Così,con la spada in pugno, il principe uscì dall’armeria e vide davanti a sé una scala che lo portò fuori dalle segrete poi</text:p>
          </table:table-cell>
          <table:table-cell/>
        </table:table-row>
        <table:table-row table:style-name="ro1">
          <table:table-cell office:value-type="string">
            <text:p>ThirdStory-romi-95b9c10f</text:p>
          </table:table-cell>
          <table:table-cell office:value-type="string">
            <text:p>sempre più su,</text:p>
          </table:table-cell>
          <table:table-cell/>
        </table:table-row>
        <table:table-row table:style-name="ro4">
          <table:table-cell office:value-type="string">
            <text:p>ThirdStory-romi-b9ee109d</text:p>
          </table:table-cell>
          <table:table-cell office:value-type="string">
            <text:p>nelle cucine del castello dove il cuoco gli aveva detto di smettere di fare i capricci e mangiare senza fare tante storie, nella biblioteca dove i precettori gli dicevano che</text:p>
          </table:table-cell>
          <table:table-cell/>
        </table:table-row>
        <table:table-row table:style-name="ro1">
          <table:table-cell office:value-type="string">
            <text:p>ThirdStory-romi-2c9499b7</text:p>
          </table:table-cell>
          <table:table-cell office:value-type="string">
            <text:p>pensava troppo</text:p>
          </table:table-cell>
          <table:table-cell/>
        </table:table-row>
        <table:table-row table:style-name="ro1">
          <table:table-cell office:value-type="string">
            <text:p>ThirdStory-romi-ccba127f</text:p>
          </table:table-cell>
          <table:table-cell office:value-type="string">
            <text:p>e</text:p>
          </table:table-cell>
          <table:table-cell/>
        </table:table-row>
        <table:table-row table:style-name="ro2">
          <table:table-cell office:value-type="string">
            <text:p>ThirdStory-romi-bc01de27</text:p>
          </table:table-cell>
          <table:table-cell office:value-type="string">
            <text:p>ubbidiva poco, fino alle stanze reali, dove aveva sentito il Re dire alla Regina che si vergognava di lui.</text:p>
          </table:table-cell>
          <table:table-cell/>
        </table:table-row>
        <table:table-row table:style-name="ro2">
          <table:table-cell office:value-type="string">
            <text:p>ThirdStory-romi-f2d7cb1c</text:p>
          </table:table-cell>
          <table:table-cell office:value-type="string">
            <text:p>E con la spada in mano si riprese tutto ciò che gli apparteneva di diritto.</text:p>
          </table:table-cell>
          <table:table-cell/>
        </table:table-row>
        <table:table-row table:style-name="ro1">
          <table:table-cell office:value-type="string">
            <text:p>ThirdStory-romi-a3b3e0ec</text:p>
          </table:table-cell>
          <table:table-cell office:value-type="string">
            <text:p>Vorrei leggere ancora.</text:p>
          </table:table-cell>
          <table:table-cell/>
        </table:table-row>
        <table:table-row table:style-name="ro1">
          <table:table-cell office:value-type="string">
            <text:p>ThirdStory-romi-9e237221</text:p>
          </table:table-cell>
          <table:table-cell office:value-type="string">
            <text:p>Me ne vado.</text:p>
          </table:table-cell>
          <table:table-cell/>
        </table:table-row>
        <table:table-row table:style-name="ro1">
          <table:table-cell office:value-type="string">
            <text:p>FourthStory-salvo-1ca29612</text:p>
          </table:table-cell>
          <table:table-cell office:value-type="string">
            <text:p>&lt;i&gt;Il cancello&lt;/i&gt; di Salvo (he/him).</text:p>
          </table:table-cell>
          <table:table-cell/>
        </table:table-row>
        <table:table-row table:style-name="ro2">
          <table:table-cell office:value-type="string">
            <text:p>FourthStory-salvo-eb1f59de</text:p>
          </table:table-cell>
          <table:table-cell office:value-type="string">
            <text:p>Il sole stava tramontando ad occidente e illuminava con i suoi raggi obliqui le chiome degli ulivi.</text:p>
          </table:table-cell>
          <table:table-cell/>
        </table:table-row>
        <table:table-row table:style-name="ro2">
          <table:table-cell office:value-type="string">
            <text:p>FourthStory-salvo-d719486f</text:p>
          </table:table-cell>
          <table:table-cell office:value-type="string">
            <text:p>Liliana osservava il viale, dritto, che separava la casa dal cancello; al di là la strada era deserta.</text:p>
          </table:table-cell>
          <table:table-cell/>
        </table:table-row>
        <table:table-row table:style-name="ro1">
          <table:table-cell office:value-type="string">
            <text:p>FourthStory-salvo-256e783b</text:p>
          </table:table-cell>
          <table:table-cell office:value-type="string">
            <text:p>Silenziosa, come casa sua.</text:p>
          </table:table-cell>
          <table:table-cell/>
        </table:table-row>
        <table:table-row table:style-name="ro5">
          <table:table-cell office:value-type="string">
            <text:p>FourthStory-salvo-ce61b056</text:p>
          </table:table-cell>
          <table:table-cell office:value-type="string">
            <text:p>Ogni tanto Artù e Marcella miagolavano, cercando la sua attenzione, mentre lei osservava il mondo fuori: era felice quando richiamavano il suo sguardo, era come tornare a respirare.</text:p>
          </table:table-cell>
          <table:table-cell/>
        </table:table-row>
        <table:table-row table:style-name="ro1">
          <table:table-cell office:value-type="string">
            <text:p>FourthStory-salvo-fd618dd7</text:p>
          </table:table-cell>
          <table:table-cell office:value-type="string">
            <text:p>La notte non dormiva più.</text:p>
          </table:table-cell>
          <table:table-cell/>
        </table:table-row>
        <table:table-row table:style-name="ro2">
          <table:table-cell office:value-type="string">
            <text:p>FourthStory-salvo-ccfb7fb7</text:p>
          </table:table-cell>
          <table:table-cell office:value-type="string">
            <text:p>Era arrabbiata, le mani le tremavano sul telefono, i pensieri non smettevano mai di tormentarla.</text:p>
          </table:table-cell>
          <table:table-cell/>
        </table:table-row>
        <table:table-row table:style-name="ro1">
          <table:table-cell office:value-type="string">
            <text:p>FourthStory-salvo-7798ba90</text:p>
          </table:table-cell>
          <table:table-cell office:value-type="string">
            <text:p>Era arrabbiata con la vita, con Dio.</text:p>
          </table:table-cell>
          <table:table-cell/>
        </table:table-row>
        <table:table-row table:style-name="ro1">
          <table:table-cell office:value-type="string">
            <text:p>FourthStory-salvo-9c3a8a0b</text:p>
          </table:table-cell>
          <table:table-cell office:value-type="string">
            <text:p>Aveva paura.</text:p>
          </table:table-cell>
          <table:table-cell/>
        </table:table-row>
        <table:table-row table:style-name="ro17">
          <table:table-cell office:value-type="string">
            <text:p>FourthStory-salvo-b82d0bbf</text:p>
          </table:table-cell>
          <table:table-cell office:value-type="string">
            <text:p>Era da sola e tutti, tutti lo sapevano e se ne approfittavano: suo fratello, che era stato presente solo nei giorni subito dopo la morte di Alfredo e che poi era tornato alla sua vita di piaceri; suo zio, che aveva blaterato e blaterato di quanto fosse speciale Alfredo e poi aveva cercato di fregarla falciando l’erba e potando gli ulivi facendosi pagare almeno il doppio.</text:p>
          </table:table-cell>
          <table:table-cell/>
        </table:table-row>
        <table:table-row table:style-name="ro1">
          <table:table-cell office:value-type="string">
            <text:p>FourthStory-salvo-e481b1a0</text:p>
          </table:table-cell>
          <table:table-cell office:value-type="string">
            <text:p>Chi te lo può fare sennò?</text:p>
          </table:table-cell>
          <table:table-cell/>
        </table:table-row>
        <table:table-row table:style-name="ro2">
          <table:table-cell office:value-type="string">
            <text:p>FourthStory-salvo-504e296b</text:p>
          </table:table-cell>
          <table:table-cell office:value-type="string">
            <text:p>Aveva sputato e lei aveva ingoiato quella verità ed era rimasta in silenzio.</text:p>
          </table:table-cell>
          <table:table-cell/>
        </table:table-row>
        <table:table-row table:style-name="ro5">
          <table:table-cell office:value-type="string">
            <text:p>FourthStory-salvo-0363dfc3</text:p>
          </table:table-cell>
          <table:table-cell office:value-type="string">
            <text:p>Era settembre e la notte non riusciva a interrompere i ricordi dell’ultimo anno con Alfredo, morto a gennaio: la malattia, il suo volto pallido, che avvizziva come una mela al sole, la paura di rimanere da sola, del futuro.</text:p>
          </table:table-cell>
          <table:table-cell/>
        </table:table-row>
        <table:table-row table:style-name="ro2">
          <table:table-cell office:value-type="string">
            <text:p>FourthStory-salvo-a986f330</text:p>
          </table:table-cell>
          <table:table-cell office:value-type="string">
            <text:p>Di nuovo, dopo mesi, era comparso al cancello suo zio, le mani appoggiate alle barre di metallo.</text:p>
          </table:table-cell>
          <table:table-cell/>
        </table:table-row>
        <table:table-row table:style-name="ro1">
          <table:table-cell office:value-type="string">
            <text:p>FourthStory-salvo-17963492</text:p>
          </table:table-cell>
          <table:table-cell office:value-type="string">
            <text:p>Di suo fratello nemmeno l’ombra.</text:p>
          </table:table-cell>
          <table:table-cell/>
        </table:table-row>
        <table:table-row table:style-name="ro5">
          <table:table-cell office:value-type="string">
            <text:p>FourthStory-salvo-19f6e7d0</text:p>
          </table:table-cell>
          <table:table-cell office:value-type="string">
            <text:p>L’erba doveva essere falciata di nuovo e Liliana avrebbe voluto rispondere di no, ma lo lasciò fare e di nuovo pagò troppo. Ne aveva parlato con sua zia, la sorella di lui: è un porco, le aveva detto, dovresti chiudergli il cancello in faccia.</text:p>
          </table:table-cell>
          <table:table-cell/>
        </table:table-row>
        <table:table-row table:style-name="ro2">
          <table:table-cell office:value-type="string">
            <text:p>FourthStory-salvo-ab5398db</text:p>
          </table:table-cell>
          <table:table-cell office:value-type="string">
            <text:p>Cosa avrebbe dovuto fare? Facile a dirsi, pensava, mentre la notte rimuginava.</text:p>
          </table:table-cell>
          <table:table-cell/>
        </table:table-row>
        <table:table-row table:style-name="ro4">
          <table:table-cell office:value-type="string">
            <text:p>FourthStory-salvo-17dbbb3f</text:p>
          </table:table-cell>
          <table:table-cell office:value-type="string">
            <text:p>Era sempre più stanca, sempre più arrabbiata e la rabbia sembrava attaccarsi alle pareti di casa, come la luce del sole e le ombre degli ulivi.</text:p>
          </table:table-cell>
          <table:table-cell/>
        </table:table-row>
        <table:table-row table:style-name="ro2">
          <table:table-cell office:value-type="string">
            <text:p>FourthStory-salvo-fb51cbd3</text:p>
          </table:table-cell>
          <table:table-cell office:value-type="string">
            <text:p>Aveva iniziato ad uscire e, lontano da casa, le sembrava come di vivere piccole parentesi di tranquillità, si sentiva leggera.</text:p>
          </table:table-cell>
          <table:table-cell/>
        </table:table-row>
        <table:table-row table:style-name="ro2">
          <table:table-cell office:value-type="string">
            <text:p>FourthStory-salvo-baeb1eb1</text:p>
          </table:table-cell>
          <table:table-cell office:value-type="string">
            <text:p>Il cimitero dove era sepolto Alfredo e la sua vita di prima erano un orizzonte non esplorato.</text:p>
          </table:table-cell>
          <table:table-cell/>
        </table:table-row>
        <table:table-row table:style-name="ro1">
          <table:table-cell office:value-type="string">
            <text:p>FourthStory-salvo-b1904ea7</text:p>
          </table:table-cell>
          <table:table-cell office:value-type="string">
            <text:p>Era da sola.</text:p>
          </table:table-cell>
          <table:table-cell/>
        </table:table-row>
        <table:table-row table:style-name="ro1">
          <table:table-cell office:value-type="string">
            <text:p>FourthStory-salvo-52535181</text:p>
          </table:table-cell>
          <table:table-cell office:value-type="string">
            <text:p>A volte non più sola.</text:p>
          </table:table-cell>
          <table:table-cell/>
        </table:table-row>
        <table:table-row table:style-name="ro1">
          <table:table-cell office:value-type="string">
            <text:p>FourthStory-salvo-afadd19f</text:p>
          </table:table-cell>
          <table:table-cell office:value-type="string">
            <text:p>Durante i mesi invernali suo zio non venne: meglio così.</text:p>
          </table:table-cell>
          <table:table-cell/>
        </table:table-row>
        <table:table-row table:style-name="ro5">
          <table:table-cell office:value-type="string">
            <text:p>FourthStory-salvo-514fbd5a</text:p>
          </table:table-cell>
          <table:table-cell office:value-type="string">
            <text:p>Vennero l’idraulico però e l’elettricista e lei si sentiva presa in giro, una donna sola incapace di fare ciò che voleva, un peso le si chiudeva sul petto. Perché non riusciva ad essere indipendente?</text:p>
          </table:table-cell>
          <table:table-cell/>
        </table:table-row>
        <table:table-row table:style-name="ro1">
          <table:table-cell office:value-type="string">
            <text:p>FourthStory-salvo-874875ff</text:p>
          </table:table-cell>
          <table:table-cell office:value-type="string">
            <text:p>Un giorno suo zio tornò.</text:p>
          </table:table-cell>
          <table:table-cell/>
        </table:table-row>
        <table:table-row table:style-name="ro2">
          <table:table-cell office:value-type="string">
            <text:p>FourthStory-salvo-7e75e12b</text:p>
          </table:table-cell>
          <table:table-cell office:value-type="string">
            <text:p>Lei ne aveva parlato con le sue amiche – le nuove, le vecchie -, ne aveva parlato con la casa.</text:p>
          </table:table-cell>
          <table:table-cell/>
        </table:table-row>
        <table:table-row table:style-name="ro1">
          <table:table-cell office:value-type="string">
            <text:p>FourthStory-salvo-eab8d8ea</text:p>
          </table:table-cell>
          <table:table-cell office:value-type="string">
            <text:p>Avrebbe fatto da sola.</text:p>
          </table:table-cell>
          <table:table-cell/>
        </table:table-row>
        <table:table-row table:style-name="ro2">
          <table:table-cell office:value-type="string">
            <text:p>FourthStory-salvo-0e86721a</text:p>
          </table:table-cell>
          <table:table-cell office:value-type="string">
            <text:p>Avrebbe detto di no, “No”, disse a suo zio quel giorno, “farò da sola, troverò qualcun altro”.</text:p>
          </table:table-cell>
          <table:table-cell/>
        </table:table-row>
        <table:table-row table:style-name="ro2">
          <table:table-cell office:value-type="string">
            <text:p>FourthStory-salvo-5a84bfe1</text:p>
          </table:table-cell>
          <table:table-cell office:value-type="string">
            <text:p>Gli occhi di suo zio divennero due fessure, “Chi ti aiuterebbe?” ringhiò “Non c’è nessuno qua!”.</text:p>
          </table:table-cell>
          <table:table-cell/>
        </table:table-row>
        <table:table-row table:style-name="ro2">
          <table:table-cell office:value-type="string">
            <text:p>FourthStory-salvo-028b152c</text:p>
          </table:table-cell>
          <table:table-cell office:value-type="string">
            <text:p>Ma Liliana non voleva cedere: No, ripeteva, No, scelgo io da sola.</text:p>
          </table:table-cell>
          <table:table-cell/>
        </table:table-row>
        <table:table-row table:style-name="ro1">
          <table:table-cell office:value-type="string">
            <text:p>FourthStory-salvo-382d720c</text:p>
          </table:table-cell>
          <table:table-cell office:value-type="string">
            <text:p>Lo zio stava per aprire il cancello.</text:p>
          </table:table-cell>
          <table:table-cell/>
        </table:table-row>
        <table:table-row table:style-name="ro2">
          <table:table-cell office:value-type="string">
            <text:p>FourthStory-salvo-9652cfa2</text:p>
          </table:table-cell>
          <table:table-cell office:value-type="string">
            <text:p>Liliana tremava: storie di famiglia raccontavano del passato violento di quell’uomo.</text:p>
          </table:table-cell>
          <table:table-cell/>
        </table:table-row>
        <table:table-row table:style-name="ro4">
          <table:table-cell office:value-type="string">
            <text:p>FourthStory-salvo-de6988fd</text:p>
          </table:table-cell>
          <table:table-cell office:value-type="string">
            <text:p>Liliana era stanca, tremava di rabbia, urlo di nuovo e più forte “NO” mentre lui apriva il cancello che di scatto si chiuse, tranciando di netto le mani dello zio.</text:p>
          </table:table-cell>
          <table:table-cell/>
        </table:table-row>
        <table:table-row table:style-name="ro4">
          <table:table-cell office:value-type="string">
            <text:p>FourthStory-salvo-7940c8f9</text:p>
          </table:table-cell>
          <table:table-cell office:value-type="string">
            <text:p>Qualche giorno dopo Liliana andò al cimitero. Era una giornata di sole: in lontananza la casa sua e di Alfredo brillava sulle chiome degli ulivi.</text:p>
          </table:table-cell>
          <table:table-cell/>
        </table:table-row>
        <table:table-row table:style-name="ro1">
          <table:table-cell office:value-type="string">
            <text:p>FourthStory-salvo-a3b3e0ec</text:p>
          </table:table-cell>
          <table:table-cell office:value-type="string">
            <text:p>Vorrei leggere ancora.</text:p>
          </table:table-cell>
          <table:table-cell/>
        </table:table-row>
        <table:table-row table:style-name="ro1">
          <table:table-cell office:value-type="string">
            <text:p>FourthStory-salvo-9e237221</text:p>
          </table:table-cell>
          <table:table-cell office:value-type="string">
            <text:p>Me ne vado.</text:p>
          </table:table-cell>
          <table:table-cell/>
        </table:table-row>
        <table:table-row table:style-name="ro1">
          <table:table-cell office:value-type="string">
            <text:p>FourthStory-maura-a42f7a3f</text:p>
          </table:table-cell>
          <table:table-cell office:value-type="string">
            <text:p>Rileggo &lt;i&gt;Polvere&lt;/i&gt; di Maura (she/they).</text:p>
          </table:table-cell>
          <table:table-cell/>
        </table:table-row>
        <table:table-row table:style-name="ro2">
          <table:table-cell office:value-type="string">
            <text:p>FourthStory-maura-2d90fb11</text:p>
          </table:table-cell>
          <table:table-cell office:value-type="string">
            <text:p>Me lo chiede per l'ennesima volta, dopo i miei già innumerevoli no.</text:p>
          </table:table-cell>
          <table:table-cell/>
        </table:table-row>
        <table:table-row table:style-name="ro2">
          <table:table-cell office:value-type="string">
            <text:p>FourthStory-maura-23f1ebe0</text:p>
          </table:table-cell>
          <table:table-cell office:value-type="string">
            <text:p>A questo punto faccio uscire tutta la mia rabbia urlando fino a perdere il respiro.</text:p>
          </table:table-cell>
          <table:table-cell/>
        </table:table-row>
        <table:table-row table:style-name="ro1">
          <table:table-cell office:value-type="string">
            <text:p>FourthStory-maura-ba2e9a5f</text:p>
          </table:table-cell>
          <table:table-cell office:value-type="string">
            <text:p>Tirando fuori tutte le cose che mi ero tenuta dentro.</text:p>
          </table:table-cell>
          <table:table-cell/>
        </table:table-row>
        <table:table-row table:style-name="ro2">
          <table:table-cell office:value-type="string">
            <text:p>FourthStory-maura-301775ea</text:p>
          </table:table-cell>
          <table:table-cell office:value-type="string">
            <text:p>E come tutte le volte che provo ad alzare la voce e a farmi sentire lui mi guarda come se fossi pazza.</text:p>
          </table:table-cell>
          <table:table-cell/>
        </table:table-row>
        <table:table-row table:style-name="ro1">
          <table:table-cell office:value-type="string">
            <text:p>FourthStory-maura-cad2c081</text:p>
          </table:table-cell>
          <table:table-cell office:value-type="string">
            <text:p>E sì, lo sono.</text:p>
          </table:table-cell>
          <table:table-cell/>
        </table:table-row>
        <table:table-row table:style-name="ro1">
          <table:table-cell office:value-type="string">
            <text:p>FourthStory-maura-81bc5252</text:p>
          </table:table-cell>
          <table:table-cell office:value-type="string">
            <text:p>Sono pazza.</text:p>
          </table:table-cell>
          <table:table-cell/>
        </table:table-row>
        <table:table-row table:style-name="ro1">
          <table:table-cell office:value-type="string">
            <text:p>FourthStory-maura-5a902d9c</text:p>
          </table:table-cell>
          <table:table-cell office:value-type="string">
            <text:p>Quella pazzia che quando fuoriesce non puoi più controllare.</text:p>
          </table:table-cell>
          <table:table-cell/>
        </table:table-row>
        <table:table-row table:style-name="ro4">
          <table:table-cell office:value-type="string">
            <text:p>FourthStory-maura-2019bf17</text:p>
          </table:table-cell>
          <table:table-cell office:value-type="string">
            <text:p>Tutte le frasi che avevo cercato di dire con calma, a mezza bocca in quegli anni passati, adesso mi fanno bruciare i polmoni, mi rompono la voce.</text:p>
          </table:table-cell>
          <table:table-cell/>
        </table:table-row>
        <table:table-row table:style-name="ro2">
          <table:table-cell office:value-type="string">
            <text:p>FourthStory-maura-18319bf9</text:p>
          </table:table-cell>
          <table:table-cell office:value-type="string">
            <text:p>Pur non avendo più fiato continuo a urlare cercando di prendere il respiro per non morire di asfissia.</text:p>
          </table:table-cell>
          <table:table-cell/>
        </table:table-row>
        <table:table-row table:style-name="ro2">
          <table:table-cell office:value-type="string">
            <text:p>FourthStory-maura-47201afa</text:p>
          </table:table-cell>
          <table:table-cell office:value-type="string">
            <text:p>Ad ogni urlo divento sempre più grande mentre lui si rimpicciolisce.</text:p>
          </table:table-cell>
          <table:table-cell/>
        </table:table-row>
        <table:table-row table:style-name="ro2">
          <table:table-cell office:value-type="string">
            <text:p>FourthStory-maura-d7e0cbcd</text:p>
          </table:table-cell>
          <table:table-cell office:value-type="string">
            <text:p>Sono enorme mentre lui è diventato piccolo, così piccolo che posso stringerlo nel palmo della mia mano.</text:p>
          </table:table-cell>
          <table:table-cell/>
        </table:table-row>
        <table:table-row table:style-name="ro1">
          <table:table-cell office:value-type="string">
            <text:p>FourthStory-maura-df96c8c3</text:p>
          </table:table-cell>
          <table:table-cell office:value-type="string">
            <text:p>Sento che ha paura della mia pazzia.</text:p>
          </table:table-cell>
          <table:table-cell/>
        </table:table-row>
        <table:table-row table:style-name="ro1">
          <table:table-cell office:value-type="string">
            <text:p>FourthStory-maura-ea7f3ee1</text:p>
          </table:table-cell>
          <table:table-cell office:value-type="string">
            <text:p>E fa bene.</text:p>
          </table:table-cell>
          <table:table-cell/>
        </table:table-row>
        <table:table-row table:style-name="ro4">
          <table:table-cell office:value-type="string">
            <text:p>FourthStory-maura-a0efb39a</text:p>
          </table:table-cell>
          <table:table-cell office:value-type="string">
            <text:p>La mia mano comincia a stringersi attorno a lui, facendo attenzione a non coprirgli la faccia perché non voglio perdermi neanche un secondo della sua sofferenza.</text:p>
          </table:table-cell>
          <table:table-cell/>
        </table:table-row>
        <table:table-row table:style-name="ro1">
          <table:table-cell office:value-type="string">
            <text:p>FourthStory-maura-db4ab055</text:p>
          </table:table-cell>
          <table:table-cell office:value-type="string">
            <text:p>Prova a parlare, a chiedermi pietà, e io rido.</text:p>
          </table:table-cell>
          <table:table-cell/>
        </table:table-row>
        <table:table-row table:style-name="ro2">
          <table:table-cell office:value-type="string">
            <text:p>FourthStory-maura-a40e5287</text:p>
          </table:table-cell>
          <table:table-cell office:value-type="string">
            <text:p>La malvagità stampata sul mio volto - Perché non provi a chiedermelo di nuovo? -.</text:p>
          </table:table-cell>
          <table:table-cell/>
        </table:table-row>
        <table:table-row table:style-name="ro1">
          <table:table-cell office:value-type="string">
            <text:p>FourthStory-maura-1aa9bac4</text:p>
          </table:table-cell>
          <table:table-cell office:value-type="string">
            <text:p>Lui apre la bocca.</text:p>
          </table:table-cell>
          <table:table-cell/>
        </table:table-row>
        <table:table-row table:style-name="ro1">
          <table:table-cell office:value-type="string">
            <text:p>FourthStory-maura-a009f81f</text:p>
          </table:table-cell>
          <table:table-cell office:value-type="string">
            <text:p>Urlo più forte - CHIEDIMELO ANCORA! -</text:p>
          </table:table-cell>
          <table:table-cell/>
        </table:table-row>
        <table:table-row table:style-name="ro2">
          <table:table-cell office:value-type="string">
            <text:p>FourthStory-maura-bb649d36</text:p>
          </table:table-cell>
          <table:table-cell office:value-type="string">
            <text:p>Nel momento in cui prova di nuovo a prendere fiato lo stringo con entrambe le mani e lo faccio diventare polvere.</text:p>
          </table:table-cell>
          <table:table-cell/>
        </table:table-row>
        <table:table-row table:style-name="ro2">
          <table:table-cell office:value-type="string">
            <text:p>FourthStory-maura-2440bb42</text:p>
          </table:table-cell>
          <table:table-cell office:value-type="string">
            <text:p>Raccolgo il cumulo rimasto nella conca della mia mano e lo soffio al vento.</text:p>
          </table:table-cell>
          <table:table-cell/>
        </table:table-row>
        <table:table-row table:style-name="ro2">
          <table:table-cell office:value-type="string">
            <text:p>FourthStory-maura-cfdac0b2</text:p>
          </table:table-cell>
          <table:table-cell office:value-type="string">
            <text:p>Lo guardo volare via con il sorriso sul volto mentre ritorno alle mie dimensioni normali.</text:p>
          </table:table-cell>
          <table:table-cell/>
        </table:table-row>
        <table:table-row table:style-name="ro1">
          <table:table-cell office:value-type="string">
            <text:p>FourthStory-maura-3977d27d</text:p>
          </table:table-cell>
          <table:table-cell office:value-type="string">
            <text:p>Mi accorgo che anche la mia pazzia sta volando via.</text:p>
          </table:table-cell>
          <table:table-cell/>
        </table:table-row>
        <table:table-row table:style-name="ro1">
          <table:table-cell office:value-type="string">
            <text:p>FourthStory-maura-f90c3d70</text:p>
          </table:table-cell>
          <table:table-cell office:value-type="string">
            <text:p>La riacciuffo immediatamente “Tu resti qua con me.</text:p>
          </table:table-cell>
          <table:table-cell/>
        </table:table-row>
        <table:table-row table:style-name="ro1">
          <table:table-cell office:value-type="string">
            <text:p>FourthStory-maura-a3b3e0ec</text:p>
          </table:table-cell>
          <table:table-cell office:value-type="string">
            <text:p>Vorrei leggere ancora.</text:p>
          </table:table-cell>
          <table:table-cell/>
        </table:table-row>
        <table:table-row table:style-name="ro1">
          <table:table-cell office:value-type="string">
            <text:p>FourthStory-maura-9e237221</text:p>
          </table:table-cell>
          <table:table-cell office:value-type="string">
            <text:p>Me ne vado.</text:p>
          </table:table-cell>
          <table:table-cell/>
        </table:table-row>
        <table:table-row table:style-name="ro1">
          <table:table-cell office:value-type="string">
            <text:p>FourthStory-letizia_vaccarella-1a565c41</text:p>
          </table:table-cell>
          <table:table-cell office:value-type="string">
            <text:p>&lt;i&gt;Dodici stelle&lt;/i&gt; di Letizia Vaccarella (she/her).</text:p>
          </table:table-cell>
          <table:table-cell/>
        </table:table-row>
        <table:table-row table:style-name="ro2">
          <table:table-cell office:value-type="string">
            <text:p>FourthStory-letizia_vaccarella-37bb850e</text:p>
          </table:table-cell>
          <table:table-cell office:value-type="string">
            <text:p>Jodorowsky diceva che qualsiasi guarigione richiede la disobbedienza perché alla base di ogni malattia c'è un divieto.</text:p>
          </table:table-cell>
          <table:table-cell/>
        </table:table-row>
        <table:table-row table:style-name="ro5">
          <table:table-cell office:value-type="string">
            <text:p>FourthStory-letizia_vaccarella-5c5d1758</text:p>
          </table:table-cell>
          <table:table-cell office:value-type="string">
            <text:p>E se da un lato mi dico ma che cazzo ne sa Jodorowsky, lui leggeva i tarocchi di Marsiglia, io sono da Rider-Waite anzi da Waite-Smith; dall'altra, mentre conto le stelle disegnate sulla corona dell'imperatrice, inizio a pensare alla mia malattia.</text:p>
          </table:table-cell>
          <table:table-cell/>
        </table:table-row>
        <table:table-row table:style-name="ro2">
          <table:table-cell office:value-type="string">
            <text:p>FourthStory-letizia_vaccarella-2df7c389</text:p>
          </table:table-cell>
          <table:table-cell office:value-type="string">
            <text:p>Credo di averla da sempre, o comunque non mi ricordo di non averla avuta.</text:p>
          </table:table-cell>
          <table:table-cell/>
        </table:table-row>
        <table:table-row table:style-name="ro2">
          <table:table-cell office:value-type="string">
            <text:p>FourthStory-letizia_vaccarella-e831faf0</text:p>
          </table:table-cell>
          <table:table-cell office:value-type="string">
            <text:p>Di solito i sintomi sono blandi e facili da tenere sotto controllo, per questo guardandomi non diresti mai che sono malata.</text:p>
          </table:table-cell>
          <table:table-cell/>
        </table:table-row>
        <table:table-row table:style-name="ro1">
          <table:table-cell office:value-type="string">
            <text:p>FourthStory-letizia_vaccarella-855129f4</text:p>
          </table:table-cell>
          <table:table-cell office:value-type="string">
            <text:p>Ma lei c’è, è sempre lì.</text:p>
          </table:table-cell>
          <table:table-cell/>
        </table:table-row>
        <table:table-row table:style-name="ro4">
          <table:table-cell office:value-type="string">
            <text:p>FourthStory-letizia_vaccarella-d06889d4</text:p>
          </table:table-cell>
          <table:table-cell office:value-type="string">
            <text:p>Sottopelle, come un fiume nero che scorre in profondità, nascosto agli occhi del mondo, anche a quelli che provano a vedermi per davvero anzi, sopratutto a quelli.</text:p>
          </table:table-cell>
          <table:table-cell/>
        </table:table-row>
        <table:table-row table:style-name="ro2">
          <table:table-cell office:value-type="string">
            <text:p>FourthStory-letizia_vaccarella-7c32303b</text:p>
          </table:table-cell>
          <table:table-cell office:value-type="string">
            <text:p>A volte si manifesta con un peso nel petto, altre con un tremore nelle mani, ma il sintomo più frequente è il silenzio.</text:p>
          </table:table-cell>
          <table:table-cell/>
        </table:table-row>
        <table:table-row table:style-name="ro4">
          <table:table-cell office:value-type="string">
            <text:p>FourthStory-letizia_vaccarella-93d3bf0f</text:p>
          </table:table-cell>
          <table:table-cell office:value-type="string">
            <text:p>Il silenzio che mi avvolge e mi soffoca, che mi impone di abbassare lo sguardo, di sorridere quando non voglio, di accettare tutto con pacata rassegnazione.</text:p>
          </table:table-cell>
          <table:table-cell/>
        </table:table-row>
        <table:table-row table:style-name="ro1">
          <table:table-cell office:value-type="string">
            <text:p>FourthStory-letizia_vaccarella-51412587</text:p>
          </table:table-cell>
          <table:table-cell office:value-type="string">
            <text:p>Osservo la carta tra le dita.</text:p>
          </table:table-cell>
          <table:table-cell/>
        </table:table-row>
        <table:table-row table:style-name="ro2">
          <table:table-cell office:value-type="string">
            <text:p>FourthStory-letizia_vaccarella-9328442f</text:p>
          </table:table-cell>
          <table:table-cell office:value-type="string">
            <text:p>L’Imperatrice mi fissa con il suo volto sereno, la corona di stelle che le adorna il capo.</text:p>
          </table:table-cell>
          <table:table-cell/>
        </table:table-row>
        <table:table-row table:style-name="ro1">
          <table:table-cell office:value-type="string">
            <text:p>FourthStory-letizia_vaccarella-f34f8441</text:p>
          </table:table-cell>
          <table:table-cell office:value-type="string">
            <text:p>Conta le stelle, mi dico.</text:p>
          </table:table-cell>
          <table:table-cell/>
        </table:table-row>
        <table:table-row table:style-name="ro1">
          <table:table-cell office:value-type="string">
            <text:p>FourthStory-letizia_vaccarella-770907c2</text:p>
          </table:table-cell>
          <table:table-cell office:value-type="string">
            <text:p>Una, due, tre… Dodici.</text:p>
          </table:table-cell>
          <table:table-cell/>
        </table:table-row>
        <table:table-row table:style-name="ro2">
          <table:table-cell office:value-type="string">
            <text:p>FourthStory-letizia_vaccarella-9fc14d80</text:p>
          </table:table-cell>
          <table:table-cell office:value-type="string">
            <text:p>Come i mesi dell’anno, come le ore di un orologio che segna l’eterno sospeso che è la mia vita.</text:p>
          </table:table-cell>
          <table:table-cell/>
        </table:table-row>
        <table:table-row table:style-name="ro1">
          <table:table-cell office:value-type="string">
            <text:p>FourthStory-letizia_vaccarella-513eb520</text:p>
          </table:table-cell>
          <table:table-cell office:value-type="string">
            <text:p>Lei è la creatrice, la Demetra risolta, la dea feconda.</text:p>
          </table:table-cell>
          <table:table-cell/>
        </table:table-row>
        <table:table-row table:style-name="ro2">
          <table:table-cell office:value-type="string">
            <text:p>FourthStory-letizia_vaccarella-835c028d</text:p>
          </table:table-cell>
          <table:table-cell office:value-type="string">
            <text:p>Ma io? Io mi sento sterile di parole, di possibilità, soffocata da una prigione senza sbarre.</text:p>
          </table:table-cell>
          <table:table-cell/>
        </table:table-row>
        <table:table-row table:style-name="ro1">
          <table:table-cell office:value-type="string">
            <text:p>FourthStory-letizia_vaccarella-dd7685b4</text:p>
          </table:table-cell>
          <table:table-cell office:value-type="string">
            <text:p>Di nuovo da un medico che non sa dirmi cosa ho.</text:p>
          </table:table-cell>
          <table:table-cell/>
        </table:table-row>
        <table:table-row table:style-name="ro2">
          <table:table-cell office:value-type="string">
            <text:p>FourthStory-letizia_vaccarella-779a0a34</text:p>
          </table:table-cell>
          <table:table-cell office:value-type="string">
            <text:p>“È stress,” dice. “Forse ansia, forse un problema psicosomatico. Ha provato a perdere qualche chilo?”.</text:p>
          </table:table-cell>
          <table:table-cell/>
        </table:table-row>
        <table:table-row table:style-name="ro4">
          <table:table-cell office:value-type="string">
            <text:p>FourthStory-letizia_vaccarella-94eefafe</text:p>
          </table:table-cell>
          <table:table-cell office:value-type="string">
            <text:p>Non può vedere il veleno che mi scorre dentro, che si accumula in ogni “sì” detto quando volevo dire “no”, in ogni “va tutto bene”, mi ripeto che dovrei andare da una medica.</text:p>
          </table:table-cell>
          <table:table-cell/>
        </table:table-row>
        <table:table-row table:style-name="ro4">
          <table:table-cell office:value-type="string">
            <text:p>FourthStory-letizia_vaccarella-baa0e5f9</text:p>
          </table:table-cell>
          <table:table-cell office:value-type="string">
            <text:p>Torno a casa dai tarocchi, Waite-Smith naturalmente, mescolo le carte 7 volte, le divido per 3 volte in 3 mazzi e per tre volte ne rifaccio un mazzo unico.</text:p>
          </table:table-cell>
          <table:table-cell/>
        </table:table-row>
        <table:table-row table:style-name="ro4">
          <table:table-cell office:value-type="string">
            <text:p>FourthStory-letizia_vaccarella-197bdfa3</text:p>
          </table:table-cell>
          <table:table-cell office:value-type="string">
            <text:p>Chiudo gli occhi, faccio scorrere il mazzo sotto le dita, il pollice accarezza ogni singola lama, cercando di leggere ogni fibra della carta.</text:p>
          </table:table-cell>
          <table:table-cell/>
        </table:table-row>
        <table:table-row table:style-name="ro2">
          <table:table-cell office:value-type="string">
            <text:p>FourthStory-letizia_vaccarella-e4e1bd50</text:p>
          </table:table-cell>
          <table:table-cell office:value-type="string">
            <text:p>Non ho una domanda precisa in testa, solo un vago sentire ma so che ormai io e loro ci capiamo anche senza parlare.</text:p>
          </table:table-cell>
          <table:table-cell/>
        </table:table-row>
        <table:table-row table:style-name="ro2">
          <table:table-cell office:value-type="string">
            <text:p>FourthStory-letizia_vaccarella-a640c22d</text:p>
          </table:table-cell>
          <table:table-cell office:value-type="string">
            <text:p>Lo sento, quel brivido leggero e quel tremore nella pancia, le dita si bloccano su una carta, la giro, la Forza.</text:p>
          </table:table-cell>
          <table:table-cell/>
        </table:table-row>
        <table:table-row table:style-name="ro2">
          <table:table-cell office:value-type="string">
            <text:p>FourthStory-letizia_vaccarella-34e38eaa</text:p>
          </table:table-cell>
          <table:table-cell office:value-type="string">
            <text:p>La donna accarezza il leone, la sua mano sfiora le fauci aperte, ma non c’è paura nel suo volto.</text:p>
          </table:table-cell>
          <table:table-cell/>
        </table:table-row>
        <table:table-row table:style-name="ro2">
          <table:table-cell office:value-type="string">
            <text:p>FourthStory-letizia_vaccarella-e1a4700f</text:p>
          </table:table-cell>
          <table:table-cell office:value-type="string">
            <text:p>Mi domando se anche lei abbia trattenuto la rabbia, per quanto tempo? Avrà dovuto imparare a domarla?</text:p>
          </table:table-cell>
          <table:table-cell/>
        </table:table-row>
        <table:table-row table:style-name="ro2">
          <table:table-cell office:value-type="string">
            <text:p>FourthStory-letizia_vaccarella-20eba0ec</text:p>
          </table:table-cell>
          <table:table-cell office:value-type="string">
            <text:p>Giro una carta, il Diavolo, la lancio via. Non voglio più domarla. Voglio lasciarla uscire.</text:p>
          </table:table-cell>
          <table:table-cell/>
        </table:table-row>
        <table:table-row table:style-name="ro1">
          <table:table-cell office:value-type="string">
            <text:p>FourthStory-letizia_vaccarella-35d3c1fa</text:p>
          </table:table-cell>
          <table:table-cell office:value-type="string">
            <text:p>Un’altra carta, la Morte.</text:p>
          </table:table-cell>
          <table:table-cell/>
        </table:table-row>
        <table:table-row table:style-name="ro2">
          <table:table-cell office:value-type="string">
            <text:p>FourthStory-letizia_vaccarella-5a212f43</text:p>
          </table:table-cell>
          <table:table-cell office:value-type="string">
            <text:p>Inizio a sperimentare un nuovo sintomo: il calore. Un fuoco che mi cresce dentro, che mi riempie il petto e le mani.</text:p>
          </table:table-cell>
          <table:table-cell/>
        </table:table-row>
        <table:table-row table:style-name="ro1">
          <table:table-cell office:value-type="string">
            <text:p>FourthStory-letizia_vaccarella-43186cde</text:p>
          </table:table-cell>
          <table:table-cell office:value-type="string">
            <text:p>Non è febbre, non è dolore.</text:p>
          </table:table-cell>
          <table:table-cell/>
        </table:table-row>
        <table:table-row table:style-name="ro1">
          <table:table-cell office:value-type="string">
            <text:p>FourthStory-letizia_vaccarella-c845f3ce</text:p>
          </table:table-cell>
          <table:table-cell office:value-type="string">
            <text:p>È qualcosa di diverso, qualcosa che non ho mai sentito prima.</text:p>
          </table:table-cell>
          <table:table-cell/>
        </table:table-row>
        <table:table-row table:style-name="ro1">
          <table:table-cell office:value-type="string">
            <text:p>FourthStory-letizia_vaccarella-5a8ba7df</text:p>
          </table:table-cell>
          <table:table-cell office:value-type="string">
            <text:p>E allora faccio qualcosa che non ho mai fatto: urlo.</text:p>
          </table:table-cell>
          <table:table-cell/>
        </table:table-row>
        <table:table-row table:style-name="ro1">
          <table:table-cell office:value-type="string">
            <text:p>FourthStory-letizia_vaccarella-adc6a709</text:p>
          </table:table-cell>
          <table:table-cell office:value-type="string">
            <text:p>Non un grido di paura, non un lamento, ma un urlo vero.</text:p>
          </table:table-cell>
          <table:table-cell/>
        </table:table-row>
        <table:table-row table:style-name="ro2">
          <table:table-cell office:value-type="string">
            <text:p>FourthStory-letizia_vaccarella-3e136307</text:p>
          </table:table-cell>
          <table:table-cell office:value-type="string">
            <text:p>Forte, vibrante, un’onda che rompe il silenzio e spazza via anni di obbedienza.</text:p>
          </table:table-cell>
          <table:table-cell/>
        </table:table-row>
        <table:table-row table:style-name="ro1">
          <table:table-cell office:value-type="string">
            <text:p>FourthStory-letizia_vaccarella-783b7be5</text:p>
          </table:table-cell>
          <table:table-cell office:value-type="string">
            <text:p>E mentre urlo, sento che qualcosa dentro di me cambia.</text:p>
          </table:table-cell>
          <table:table-cell/>
        </table:table-row>
        <table:table-row table:style-name="ro2">
          <table:table-cell office:value-type="string">
            <text:p>FourthStory-letizia_vaccarella-f5fdaeda</text:p>
          </table:table-cell>
          <table:table-cell office:value-type="string">
            <text:p>Il fiume nero smette di scorrere in segreto e si trasforma in un incendio che mi brucia, ma non mi distrugge. Mi purifica.</text:p>
          </table:table-cell>
          <table:table-cell/>
        </table:table-row>
        <table:table-row table:style-name="ro1">
          <table:table-cell office:value-type="string">
            <text:p>FourthStory-letizia_vaccarella-dfb0bfc0</text:p>
          </table:table-cell>
          <table:table-cell office:value-type="string">
            <text:p>Giro il mazzo, l’ultima carta, il Matto.</text:p>
          </table:table-cell>
          <table:table-cell/>
        </table:table-row>
        <table:table-row table:style-name="ro2">
          <table:table-cell office:value-type="string">
            <text:p>FourthStory-letizia_vaccarella-76141721</text:p>
          </table:table-cell>
          <table:table-cell office:value-type="string">
            <text:p>Il viaggiatore con il fagotto sulla spalla, il piede sospeso sull’orlo del precipizio.</text:p>
          </table:table-cell>
          <table:table-cell/>
        </table:table-row>
        <table:table-row table:style-name="ro1">
          <table:table-cell office:value-type="string">
            <text:p>FourthStory-letizia_vaccarella-28e1a67a</text:p>
          </table:table-cell>
          <table:table-cell office:value-type="string">
            <text:p>Un salto nel vuoto, un atto di fede.</text:p>
          </table:table-cell>
          <table:table-cell/>
        </table:table-row>
        <table:table-row table:style-name="ro2">
          <table:table-cell office:value-type="string">
            <text:p>FourthStory-letizia_vaccarella-de4e586d</text:p>
          </table:table-cell>
          <table:table-cell office:value-type="string">
            <text:p>Lo guardo e sorrido, per la prima volta da mesi, da anni o forse da sempre, è un sorriso che è tutto mio ed è solo per me.</text:p>
          </table:table-cell>
          <table:table-cell/>
        </table:table-row>
        <table:table-row table:style-name="ro1">
          <table:table-cell office:value-type="string">
            <text:p>FourthStory-letizia_vaccarella-a3b3e0ec</text:p>
          </table:table-cell>
          <table:table-cell office:value-type="string">
            <text:p>Vorrei leggere ancora.</text:p>
          </table:table-cell>
          <table:table-cell/>
        </table:table-row>
        <table:table-row table:style-name="ro1">
          <table:table-cell office:value-type="string">
            <text:p>FourthStory-letizia_vaccarella-9e237221</text:p>
          </table:table-cell>
          <table:table-cell office:value-type="string">
            <text:p>Me ne vado.</text:p>
          </table:table-cell>
          <table:table-cell/>
        </table:table-row>
        <table:table-row table:style-name="ro1">
          <table:table-cell office:value-type="string">
            <text:p>FourthStory-queerginia_wolf-2cd4f3f9</text:p>
          </table:table-cell>
          <table:table-cell office:value-type="string">
            <text:p>&lt;i&gt;Giallo&lt;/i&gt; di Queerginia Wolf/Marco Spelgatti (she/he/they).</text:p>
          </table:table-cell>
          <table:table-cell/>
        </table:table-row>
        <table:table-row table:style-name="ro1">
          <table:table-cell office:value-type="string">
            <text:p>FourthStory-queerginia_wolf-5dae772c</text:p>
          </table:table-cell>
          <table:table-cell office:value-type="string">
            <text:p>Non hai fatto nulla di male.</text:p>
          </table:table-cell>
          <table:table-cell/>
        </table:table-row>
        <table:table-row table:style-name="ro2">
          <table:table-cell office:value-type="string">
            <text:p>FourthStory-queerginia_wolf-29dc21dc</text:p>
          </table:table-cell>
          <table:table-cell office:value-type="string">
            <text:p>Lanciavi i tuoi fiori nell'aria, il polline rendeva il sentiero giallo per settimane.</text:p>
          </table:table-cell>
          <table:table-cell/>
        </table:table-row>
        <table:table-row table:style-name="ro2">
          <table:table-cell office:value-type="string">
            <text:p>FourthStory-queerginia_wolf-fce327c1</text:p>
          </table:table-cell>
          <table:table-cell office:value-type="string">
            <text:p>Accoglievi gli uccelli, offrivi i tuoi vecchi rami ai cani felici che correvano sopra le tue radici.</text:p>
          </table:table-cell>
          <table:table-cell/>
        </table:table-row>
        <table:table-row table:style-name="ro1">
          <table:table-cell office:value-type="string">
            <text:p>FourthStory-queerginia_wolf-c941c215</text:p>
          </table:table-cell>
          <table:table-cell office:value-type="string">
            <text:p>Tenevi ferma la terra, assorbivi l'acqua.</text:p>
          </table:table-cell>
          <table:table-cell/>
        </table:table-row>
        <table:table-row table:style-name="ro1">
          <table:table-cell office:value-type="string">
            <text:p>FourthStory-queerginia_wolf-1046b906</text:p>
          </table:table-cell>
          <table:table-cell office:value-type="string">
            <text:p>Trasformavi il sole in ombra, in aria.</text:p>
          </table:table-cell>
          <table:table-cell/>
        </table:table-row>
        <table:table-row table:style-name="ro1">
          <table:table-cell office:value-type="string">
            <text:p>FourthStory-queerginia_wolf-e149dfef</text:p>
          </table:table-cell>
          <table:table-cell office:value-type="string">
            <text:p>Stamani sono passata e ti hanno tagliato.</text:p>
          </table:table-cell>
          <table:table-cell/>
        </table:table-row>
        <table:table-row table:style-name="ro2">
          <table:table-cell office:value-type="string">
            <text:p>FourthStory-queerginia_wolf-c7df8785</text:p>
          </table:table-cell>
          <table:table-cell office:value-type="string">
            <text:p>Ci hanno messo tre ore e due minuti a cancellare i tuoi decenni.</text:p>
          </table:table-cell>
          <table:table-cell/>
        </table:table-row>
        <table:table-row table:style-name="ro2">
          <table:table-cell office:value-type="string">
            <text:p>FourthStory-queerginia_wolf-fe036352</text:p>
          </table:table-cell>
          <table:table-cell office:value-type="string">
            <text:p>A segare i tuoi rami fioriti, il tuo tronco su cui le formiche scendevano e salivano.</text:p>
          </table:table-cell>
          <table:table-cell/>
        </table:table-row>
        <table:table-row table:style-name="ro2">
          <table:table-cell office:value-type="string">
            <text:p>FourthStory-queerginia_wolf-50232a3c</text:p>
          </table:table-cell>
          <table:table-cell office:value-type="string">
            <text:p>Nel parco è rimasto un vuoto più ampio dello spazio che hai mai occupato.</text:p>
          </table:table-cell>
          <table:table-cell/>
        </table:table-row>
        <table:table-row table:style-name="ro1">
          <table:table-cell office:value-type="string">
            <text:p>FourthStory-queerginia_wolf-ba67aef0</text:p>
          </table:table-cell>
          <table:table-cell office:value-type="string">
            <text:p>L'ho fatto senza pensarci: ho posato la mano a terra.</text:p>
          </table:table-cell>
          <table:table-cell/>
        </table:table-row>
        <table:table-row table:style-name="ro1">
          <table:table-cell office:value-type="string">
            <text:p>FourthStory-queerginia_wolf-78177fbf</text:p>
          </table:table-cell>
          <table:table-cell office:value-type="string">
            <text:p>Ho pregato.</text:p>
          </table:table-cell>
          <table:table-cell/>
        </table:table-row>
        <table:table-row table:style-name="ro1">
          <table:table-cell office:value-type="string">
            <text:p>FourthStory-queerginia_wolf-c0120751</text:p>
          </table:table-cell>
          <table:table-cell office:value-type="string">
            <text:p>E tutto quello che vedevo ha bruciato.</text:p>
          </table:table-cell>
          <table:table-cell/>
        </table:table-row>
        <table:table-row table:style-name="ro1">
          <table:table-cell office:value-type="string">
            <text:p>FourthStory-queerginia_wolf-c97c806b</text:p>
          </table:table-cell>
          <table:table-cell office:value-type="string">
            <text:p>Ma.</text:p>
          </table:table-cell>
          <table:table-cell/>
        </table:table-row>
        <table:table-row table:style-name="ro1">
          <table:table-cell office:value-type="string">
            <text:p>FourthStory-queerginia_wolf-e5a66ff9</text:p>
          </table:table-cell>
          <table:table-cell office:value-type="string">
            <text:p>Stasera, tornando niente fuoco, niente fuliggine.</text:p>
          </table:table-cell>
          <table:table-cell/>
        </table:table-row>
        <table:table-row table:style-name="ro2">
          <table:table-cell office:value-type="string">
            <text:p>FourthStory-queerginia_wolf-b299d99f</text:p>
          </table:table-cell>
          <table:table-cell office:value-type="string">
            <text:p>Ma vicino alla tua carcassa il cane e io abbiamo notato un pollone.</text:p>
          </table:table-cell>
          <table:table-cell/>
        </table:table-row>
        <table:table-row table:style-name="ro2">
          <table:table-cell office:value-type="string">
            <text:p>FourthStory-queerginia_wolf-1170207f</text:p>
          </table:table-cell>
          <table:table-cell office:value-type="string">
            <text:p>Tenace e piccolino teso verso l'alto, i rami ancora gemme, la corteccia morbida e rigata.</text:p>
          </table:table-cell>
          <table:table-cell/>
        </table:table-row>
        <table:table-row table:style-name="ro1">
          <table:table-cell office:value-type="string">
            <text:p>FourthStory-queerginia_wolf-a59629ed</text:p>
          </table:table-cell>
          <table:table-cell office:value-type="string">
            <text:p>Le macchine che ti hanno tagliato moriranno.</text:p>
          </table:table-cell>
          <table:table-cell/>
        </table:table-row>
        <table:table-row table:style-name="ro1">
          <table:table-cell office:value-type="string">
            <text:p>FourthStory-queerginia_wolf-f36b6da4</text:p>
          </table:table-cell>
          <table:table-cell office:value-type="string">
            <text:p>Spariranno gli uomini che le hanno comandate.</text:p>
          </table:table-cell>
          <table:table-cell/>
        </table:table-row>
        <table:table-row table:style-name="ro2">
          <table:table-cell office:value-type="string">
            <text:p>FourthStory-queerginia_wolf-e1ebaf39</text:p>
          </table:table-cell>
          <table:table-cell office:value-type="string">
            <text:p>Ma tu, di notte in notte, riprenderai a lanciare i tuoi fiori nell'aria.</text:p>
          </table:table-cell>
          <table:table-cell/>
        </table:table-row>
        <table:table-row table:style-name="ro1">
          <table:table-cell office:value-type="string">
            <text:p>FourthStory-queerginia_wolf-5a2dbf60</text:p>
          </table:table-cell>
          <table:table-cell office:value-type="string">
            <text:p>A rendere gialla la strada verso casa.</text:p>
          </table:table-cell>
          <table:table-cell/>
        </table:table-row>
        <table:table-row table:style-name="ro1">
          <table:table-cell office:value-type="string">
            <text:p>FourthStory-queerginia_wolf-a3b3e0ec</text:p>
          </table:table-cell>
          <table:table-cell office:value-type="string">
            <text:p>Vorrei leggere ancora.</text:p>
          </table:table-cell>
          <table:table-cell/>
        </table:table-row>
        <table:table-row table:style-name="ro1">
          <table:table-cell office:value-type="string">
            <text:p>FourthStory-queerginia_wolf-9e237221</text:p>
          </table:table-cell>
          <table:table-cell office:value-type="string">
            <text:p>Me ne vado.</text:p>
          </table:table-cell>
          <table:table-cell/>
        </table:table-row>
        <table:table-row table:style-name="ro2">
          <table:table-cell office:value-type="string">
            <text:p>LibaryManagement-book_test_intro-0a95de43</text:p>
          </table:table-cell>
          <table:table-cell office:value-type="string">
            <text:p>&lt;i&gt;La biblioteca freme all'idea di offrirti una storia da leggere.&lt;/i&gt;</text:p>
          </table:table-cell>
          <table:table-cell/>
        </table:table-row>
        <table:table-row table:style-name="ro1">
          <table:table-cell office:value-type="string">
            <text:p>LibaryManagement-book_test_intro-2d9576bc</text:p>
          </table:table-cell>
          <table:table-cell office:value-type="string">
            <text:p>Voglio rileggere qualcosa.</text:p>
          </table:table-cell>
          <table:table-cell/>
        </table:table-row>
        <table:table-row table:style-name="ro2">
          <table:table-cell office:value-type="string">
            <text:p>LibaryManagement-book_test_intro-d6c7aff4</text:p>
          </table:table-cell>
          <table:table-cell office:value-type="string">
            <text:p>&lt;i&gt;La tua libreria contiene {number_translator(readStories)} {libro_libri(readStories)}.&lt;/i&gt;</text:p>
          </table:table-cell>
          <table:table-cell/>
        </table:table-row>
        <table:table-row table:style-name="ro1">
          <table:table-cell office:value-type="string">
            <text:p>LibaryManagement-book_test_intro-8ce83d49</text:p>
          </table:table-cell>
          <table:table-cell office:value-type="string">
            <text:p>Vorrei una nuova storia casuale.</text:p>
          </table:table-cell>
          <table:table-cell/>
        </table:table-row>
        <table:table-row table:style-name="ro1">
          <table:table-cell office:value-type="string">
            <text:p>LibaryManagement-book_test_intro-a44b7714</text:p>
          </table:table-cell>
          <table:table-cell office:value-type="string">
            <text:p>Voglio scegliere la mia storia.</text:p>
          </table:table-cell>
          <table:table-cell/>
        </table:table-row>
        <table:table-row table:style-name="ro1">
          <table:table-cell office:value-type="string">
            <text:p>LibaryManagement-book_test_intro-15c720cf</text:p>
          </table:table-cell>
          <table:table-cell office:value-type="string">
            <text:p>Ho cambiato idea.</text:p>
          </table:table-cell>
          <table:table-cell/>
        </table:table-row>
        <table:table-row table:style-name="ro1">
          <table:table-cell office:value-type="string">
            <text:p>LibaryManagement-storyQuestions-fe8015f6</text:p>
          </table:table-cell>
          <table:table-cell office:value-type="string">
            <text:p>Qualcosa di brevissimo (max 1500 battute).</text:p>
          </table:table-cell>
          <table:table-cell/>
        </table:table-row>
        <table:table-row table:style-name="ro1">
          <table:table-cell office:value-type="string">
            <text:p>LibaryManagement-storyQuestions-62674ae5</text:p>
          </table:table-cell>
          <table:table-cell office:value-type="string">
            <text:p>Una storia veloce (max 3000 battute).</text:p>
          </table:table-cell>
          <table:table-cell/>
        </table:table-row>
        <table:table-row table:style-name="ro1">
          <table:table-cell office:value-type="string">
            <text:p>LibaryManagement-storyQuestions-3b8dba87</text:p>
          </table:table-cell>
          <table:table-cell office:value-type="string">
            <text:p>Un racconto più lungo (max 8000 battute).</text:p>
          </table:table-cell>
          <table:table-cell/>
        </table:table-row>
        <table:table-row table:style-name="ro1">
          <table:table-cell office:value-type="string">
            <text:p>LibaryManagement-storyQuestions-2b61d47b</text:p>
          </table:table-cell>
          <table:table-cell office:value-type="string">
            <text:p>&lt;i&gt;La biblioteca ti offre una storia...&lt;/i&gt;</text:p>
          </table:table-cell>
          <table:table-cell/>
        </table:table-row>
        <table:table-row table:style-name="ro1">
          <table:table-cell office:value-type="string">
            <text:p>LibaryManagement-storyQuestions-74f8e6ca</text:p>
          </table:table-cell>
          <table:table-cell office:value-type="string">
            <text:p>Che racconta di qualcosa che si &lt;b&gt;trasforma&lt;/b&gt;.</text:p>
          </table:table-cell>
          <table:table-cell/>
        </table:table-row>
        <table:table-row table:style-name="ro1">
          <table:table-cell office:value-type="string">
            <text:p>LibaryManagement-storyQuestions-4e3f5614</text:p>
          </table:table-cell>
          <table:table-cell office:value-type="string">
            <text:p>No, vorrei un altro tema.</text:p>
          </table:table-cell>
          <table:table-cell/>
        </table:table-row>
        <table:table-row table:style-name="ro1">
          <table:table-cell office:value-type="string">
            <text:p>LibaryManagement-storyQuestions-09549fb0</text:p>
          </table:table-cell>
          <table:table-cell office:value-type="string">
            <text:p>Non ho più voglia di leggere.</text:p>
          </table:table-cell>
          <table:table-cell/>
        </table:table-row>
        <table:table-row table:style-name="ro1">
          <table:table-cell office:value-type="string">
            <text:p>LibaryManagement-storyQuestions-1ee11e41</text:p>
          </table:table-cell>
          <table:table-cell office:value-type="string">
            <text:p>Che parla di chi &lt;b&gt;si pone domande&lt;/b&gt;.</text:p>
          </table:table-cell>
          <table:table-cell/>
        </table:table-row>
        <table:table-row table:style-name="ro2">
          <table:table-cell office:value-type="string">
            <text:p>LibaryManagement-storyQuestions-e88d999e</text:p>
          </table:table-cell>
          <table:table-cell office:value-type="string">
            <text:p>Che mi colga&lt;b&gt;{pronouns has him: impreparato|{pronouns has her: impreparata|impreparatə}}&lt;/b&gt;</text:p>
          </table:table-cell>
          <table:table-cell/>
        </table:table-row>
        <table:table-row table:style-name="ro1">
          <table:table-cell office:value-type="string">
            <text:p>LibaryManagement-storyQuestions-f3b905d0</text:p>
          </table:table-cell>
          <table:table-cell office:value-type="string">
            <text:p>Che parla di &lt;b&gt;cose mostruose&lt;/b&gt;.</text:p>
          </table:table-cell>
          <table:table-cell/>
        </table:table-row>
        <table:table-row table:style-name="ro1">
          <table:table-cell office:value-type="string">
            <text:p>LibaryManagement-storyQuestions-62e5eabd</text:p>
          </table:table-cell>
          <table:table-cell office:value-type="string">
            <text:p>Che racconta di &lt;b&gt;cose che bruciano&lt;/b&gt;.</text:p>
          </table:table-cell>
          <table:table-cell/>
        </table:table-row>
        <table:table-row table:style-name="ro1">
          <table:table-cell office:value-type="string">
            <text:p>LibaryManagement-storyQuestions-788338e0</text:p>
          </table:table-cell>
          <table:table-cell office:value-type="string">
            <text:p>Che urla di &lt;b&gt;sogni e ribellioni&lt;/b&gt;.</text:p>
          </table:table-cell>
          <table:table-cell/>
        </table:table-row>
        <table:table-row table:style-name="ro1">
          <table:table-cell office:value-type="string">
            <text:p>LibaryManagement-from_list_to_books-2a4f15ca</text:p>
          </table:table-cell>
          <table:table-cell office:value-type="string">
            <text:p>&lt;i&gt;Non abbiamo trovato un racconto adatto, ci spiace.&lt;/i&gt;</text:p>
          </table:table-cell>
          <table:table-cell/>
        </table:table-row>
        <table:table-row table:style-name="ro1">
          <table:table-cell office:value-type="string">
            <text:p>LibaryManagement-reread-ec659fbf</text:p>
          </table:table-cell>
          <table:table-cell office:value-type="string">
            <text:p>&lt;i&gt;La biblioteca si chiede cosa tu voglia rileggere.&lt;/i&gt;</text:p>
          </table:table-cell>
          <table:table-cell/>
        </table:table-row>
        <table:table-row table:style-name="ro1">
          <table:table-cell office:value-type="string">
            <text:p>LibaryManagement-reread-e7e294e0</text:p>
          </table:table-cell>
          <table:table-cell office:value-type="string">
            <text:p>Rileggo &lt;i&gt;Il mio bellissimo gatto&lt;/i&gt;di Adri Allora(ləi).</text:p>
          </table:table-cell>
          <table:table-cell/>
        </table:table-row>
        <table:table-row table:style-name="ro1">
          <table:table-cell office:value-type="string">
            <text:p>LibaryManagement-reread-a2bb6f7c</text:p>
          </table:table-cell>
          <table:table-cell office:value-type="string">
            <text:p>Vorrei rileggere qualcosa di diverso.</text:p>
          </table:table-cell>
          <table:table-cell/>
        </table:table-row>
        <table:table-row table:style-name="ro1">
          <table:table-cell office:value-type="string">
            <text:p>LibaryManagement-reread-6550327f</text:p>
          </table:table-cell>
          <table:table-cell office:value-type="string">
            <text:p>Ho cambiato idea, voglio una storia nuova.</text:p>
          </table:table-cell>
          <table:table-cell/>
        </table:table-row>
        <table:table-row table:style-name="ro1">
          <table:table-cell office:value-type="string">
            <text:p>LibaryManagement-reread-470c4501</text:p>
          </table:table-cell>
          <table:table-cell office:value-type="string">
            <text:p>Rileggo &lt;i&gt;Luna vergine&lt;/i&gt; di Aza (any).</text:p>
          </table:table-cell>
          <table:table-cell/>
        </table:table-row>
        <table:table-row table:style-name="ro1">
          <table:table-cell office:value-type="string">
            <text:p>LibaryManagement-reread-2179bf6f</text:p>
          </table:table-cell>
          <table:table-cell office:value-type="string">
            <text:p>Rileggo &lt;i&gt; This anger&lt;/i&gt; by StenoArtico (he/him, none).</text:p>
          </table:table-cell>
          <table:table-cell/>
        </table:table-row>
        <table:table-row table:style-name="ro1">
          <table:table-cell office:value-type="string">
            <text:p>LibaryManagement-reread-f40cd9cd</text:p>
          </table:table-cell>
          <table:table-cell office:value-type="string">
            <text:p>Rileggo &lt;i&gt;The touch of anger&lt;/i&gt; di K.(she/her).</text:p>
          </table:table-cell>
          <table:table-cell/>
        </table:table-row>
        <table:table-row table:style-name="ro1">
          <table:table-cell office:value-type="string">
            <text:p>LibaryManagement-reread-eb929098</text:p>
          </table:table-cell>
          <table:table-cell office:value-type="string">
            <text:p>Rileggo &lt;i&gt;La rete non esiste&lt;/i&gt; di Beatrice(she/her).</text:p>
          </table:table-cell>
          <table:table-cell/>
        </table:table-row>
        <table:table-row table:style-name="ro2">
          <table:table-cell office:value-type="string">
            <text:p>LibaryManagement-reread-4252d262</text:p>
          </table:table-cell>
          <table:table-cell office:value-type="string">
            <text:p>Rileggo &lt;i&gt;Artigli Rosso Ruggine&lt;/i&gt; di Beatrice Y. Bottura (she/it).</text:p>
          </table:table-cell>
          <table:table-cell/>
        </table:table-row>
        <table:table-row table:style-name="ro1">
          <table:table-cell office:value-type="string">
            <text:p>LibaryManagement-reread-d2fb0791</text:p>
          </table:table-cell>
          <table:table-cell office:value-type="string">
            <text:p>Rileggo &lt;i&gt;Getting warm&lt;/i&gt; di Cecilia Formicola (she/her).</text:p>
          </table:table-cell>
          <table:table-cell/>
        </table:table-row>
        <table:table-row table:style-name="ro1">
          <table:table-cell office:value-type="string">
            <text:p>LibaryManagement-reread-bbb540c9</text:p>
          </table:table-cell>
          <table:table-cell office:value-type="string">
            <text:p>Rileggo &lt;i&gt;Il sassolino&lt;/i&gt; di Lamia (she/they).</text:p>
          </table:table-cell>
          <table:table-cell/>
        </table:table-row>
        <table:table-row table:style-name="ro1">
          <table:table-cell office:value-type="string">
            <text:p>LibaryManagement-reread-a6b17359</text:p>
          </table:table-cell>
          <table:table-cell office:value-type="string">
            <text:p>Rileggo &lt;i&gt;Home&lt;/i&gt; di Val Fausto Lattanzio (he/they).</text:p>
          </table:table-cell>
          <table:table-cell/>
        </table:table-row>
        <table:table-row table:style-name="ro1">
          <table:table-cell office:value-type="string">
            <text:p>LibaryManagement-reread-09952d7a</text:p>
          </table:table-cell>
          <table:table-cell office:value-type="string">
            <text:p>Rileggo &lt;i&gt;Il principe sbagliato&lt;/i&gt; di Romi (any).</text:p>
          </table:table-cell>
          <table:table-cell/>
        </table:table-row>
        <table:table-row table:style-name="ro1">
          <table:table-cell office:value-type="string">
            <text:p>LibaryManagement-reread-2464e212</text:p>
          </table:table-cell>
          <table:table-cell office:value-type="string">
            <text:p>Rileggo &lt;i&gt;Il cancello&lt;/i&gt; di Salvo (he/him).</text:p>
          </table:table-cell>
          <table:table-cell/>
        </table:table-row>
        <table:table-row table:style-name="ro1">
          <table:table-cell office:value-type="string">
            <text:p>LibaryManagement-reread-a42f7a3f</text:p>
          </table:table-cell>
          <table:table-cell office:value-type="string">
            <text:p>Rileggo &lt;i&gt;Polvere&lt;/i&gt; di Maura (she/they).</text:p>
          </table:table-cell>
          <table:table-cell/>
        </table:table-row>
        <table:table-row table:style-name="ro1">
          <table:table-cell office:value-type="string">
            <text:p>LibaryManagement-reread-ddf2c6ce</text:p>
          </table:table-cell>
          <table:table-cell office:value-type="string">
            <text:p>Rileggo &lt;i&gt;Dodici Stelle&lt;/i&gt; di Letizia Vaccarella (she/her).</text:p>
          </table:table-cell>
          <table:table-cell/>
        </table:table-row>
        <table:table-row table:style-name="ro2">
          <table:table-cell office:value-type="string">
            <text:p>LibaryManagement-reread-8192e0cd</text:p>
          </table:table-cell>
          <table:table-cell office:value-type="string">
            <text:p>Rileggo &lt;i&gt;Giallo&lt;/i&gt; di Queerginia Wolf/Marco Spelgatti (she/he/they).</text:p>
          </table:table-cell>
          <table:table-cell/>
        </table:table-row>
        <table:table-row table:style-name="ro1">
          <table:table-cell office:value-type="string">
            <text:p>LibaryManagement-number_translator-280d9a89</text:p>
          </table:table-cell>
          <table:table-cell office:value-type="string">
            <text:p>zero</text:p>
          </table:table-cell>
          <table:table-cell office:value-type="string">
            <text:p>zero</text:p>
          </table:table-cell>
        </table:table-row>
        <table:table-row table:style-name="ro1">
          <table:table-cell office:value-type="string">
            <text:p>LibaryManagement-number_translator-c107bf6c</text:p>
          </table:table-cell>
          <table:table-cell office:value-type="string">
            <text:p>un</text:p>
          </table:table-cell>
          <table:table-cell office:value-type="string">
            <text:p>one</text:p>
          </table:table-cell>
        </table:table-row>
        <table:table-row table:style-name="ro1">
          <table:table-cell office:value-type="string">
            <text:p>LibaryManagement-number_translator-baa7d346</text:p>
          </table:table-cell>
          <table:table-cell office:value-type="string">
            <text:p>due</text:p>
          </table:table-cell>
          <table:table-cell office:value-type="string">
            <text:p>two</text:p>
          </table:table-cell>
        </table:table-row>
        <table:table-row table:style-name="ro1">
          <table:table-cell office:value-type="string">
            <text:p>LibaryManagement-number_translator-c6310419</text:p>
          </table:table-cell>
          <table:table-cell office:value-type="string">
            <text:p>tre</text:p>
          </table:table-cell>
          <table:table-cell office:value-type="string">
            <text:p>three</text:p>
          </table:table-cell>
        </table:table-row>
        <table:table-row table:style-name="ro1">
          <table:table-cell office:value-type="string">
            <text:p>LibaryManagement-number_translator-8479d70f</text:p>
          </table:table-cell>
          <table:table-cell office:value-type="string">
            <text:p>quattro</text:p>
          </table:table-cell>
          <table:table-cell office:value-type="string">
            <text:p>four</text:p>
          </table:table-cell>
        </table:table-row>
        <table:table-row table:style-name="ro1">
          <table:table-cell office:value-type="string">
            <text:p>LibaryManagement-number_translator-9d453bc7</text:p>
          </table:table-cell>
          <table:table-cell office:value-type="string">
            <text:p>cinque</text:p>
          </table:table-cell>
          <table:table-cell office:value-type="string">
            <text:p>five</text:p>
          </table:table-cell>
        </table:table-row>
        <table:table-row table:style-name="ro1">
          <table:table-cell office:value-type="string">
            <text:p>LibaryManagement-number_translator-4e1520f0</text:p>
          </table:table-cell>
          <table:table-cell office:value-type="string">
            <text:p>sei</text:p>
          </table:table-cell>
          <table:table-cell office:value-type="string">
            <text:p>six</text:p>
          </table:table-cell>
        </table:table-row>
        <table:table-row table:style-name="ro1">
          <table:table-cell office:value-type="string">
            <text:p>LibaryManagement-number_translator-6324774e</text:p>
          </table:table-cell>
          <table:table-cell office:value-type="string">
            <text:p>sette</text:p>
          </table:table-cell>
          <table:table-cell office:value-type="string">
            <text:p>seven</text:p>
          </table:table-cell>
        </table:table-row>
        <table:table-row table:style-name="ro1">
          <table:table-cell office:value-type="string">
            <text:p>LibaryManagement-libro_libri-c280e863</text:p>
          </table:table-cell>
          <table:table-cell office:value-type="string">
            <text:p>racconto|racconti</text:p>
          </table:table-cell>
          <table:table-cell office:value-type="string">
            <text:p>story|stories</text:p>
          </table:table-cell>
        </table:table-row>
        <table:table-row table:style-name="ro1">
          <table:table-cell office:value-type="string">
            <text:p>StartingRoomAndSaveButtons-bedroom-63d65bed</text:p>
          </table:table-cell>
          <table:table-cell office:value-type="string">
            <text:p>&lt;i&gt;A presto!&lt;/i&gt;</text:p>
          </table:table-cell>
          <table:table-cell/>
        </table:table-row>
        <table:table-row table:style-name="ro1">
          <table:table-cell office:value-type="string">
            <text:p>StartingRoomAndSaveButtons-bedroom-d8813898</text:p>
          </table:table-cell>
          <table:table-cell office:value-type="string">
            <text:p>chiudi</text:p>
          </table:table-cell>
          <table:table-cell/>
        </table:table-row>
      </table:table>
      <table:table table:name="Statistics" table:style-name="ta1">
        <table:table-column table:style-name="co5" table:default-cell-style-name="ce5"/>
        <table:table-column table:style-name="co6" table:default-cell-style-name="ce7"/>
        <table:table-row table:style-name="ro1">
          <table:table-cell office:value-type="string">
            <text:p>Total Sources: </text:p>
          </table:table-cell>
          <table:table-cell table:formula="of:=COUNTA([$Translations.B#RIF!]#rif!#rif!:b)-1" office:value-type="string" office:string-value="Err:508">
            <text:p>Err:508</text:p>
          </table:table-cell>
        </table:table-row>
        <table:table-row table:style-name="ro1">
          <table:table-cell office:value-type="string">
            <text:p>Translations present: </text:p>
          </table:table-cell>
          <table:table-cell table:formula="of:=COUNTA([$Translations.C#RIF!]#rif!#rif!:c)-1" office:value-type="string" office:string-value="Err:508">
            <text:p>Err:508</text:p>
          </table:table-cell>
        </table:table-row>
        <table:table-row table:style-name="ro1">
          <table:table-cell table:style-name="ce6" office:value-type="string">
            <text:p>Missing translations: </text:p>
          </table:table-cell>
          <table:table-cell table:style-name="ce8" table:formula="of:=[.B1]-[.B2]" office:value-type="float" office:value="0">
            <text:p>Err:508</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53cm solid #000000" fo:padding="0.018cm" fo:background-color="#c0c0c0">
          <style:background-image/>
        </style:header-footer-properties>
      </style:header-style>
      <style:footer-style>
        <style:header-footer-properties fo:min-height="0.75cm" fo:margin-left="0cm" fo:margin-right="0cm" fo:margin-top="0.25cm" fo:border="0.053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1">11/04/2025</text:date>, <text:time>16.57.25</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14:10:22.169000000</meta:creation-date>
    <dc:date>2025-04-11T16:57:25.96</dc:date>
    <meta:editing-duration>PT2H59M58S</meta:editing-duration>
    <meta:editing-cycles>29</meta:editing-cycles>
    <meta:generator>OpenOffice/4.1.15$Win32 OpenOffice.org_project/4115m2$Build-9813</meta:generator>
    <dc:creator>Marco Spelgatti</dc:creator>
    <meta:document-statistic meta:table-count="2" meta:cell-count="8644" meta:object-count="0"/>
  </office:meta>
</office:document-meta>
</file>